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6000003760CE1DFDC1C42193F.png" manifest:media-type="image/png"/>
  <manifest:file-entry manifest:full-path="Pictures/100000010000036600000376B5358359BDC6CB01.png" manifest:media-type="image/png"/>
  <manifest:file-entry manifest:full-path="Pictures/10000001000003660000037636AD18E79AE7C364.png" manifest:media-type="image/png"/>
  <manifest:file-entry manifest:full-path="Pictures/1000000100000366000003762238BF6710671F7A.png" manifest:media-type="image/png"/>
  <manifest:file-entry manifest:full-path="Pictures/100000010000036600000376FF7B3E788E21494E.png" manifest:media-type="image/png"/>
  <manifest:file-entry manifest:full-path="Pictures/100000010000036600000376E254247083E2B7AA.png" manifest:media-type="image/png"/>
  <manifest:file-entry manifest:full-path="Pictures/1000000100000366000003767F9965CEA99F6A72.png" manifest:media-type="image/png"/>
  <manifest:file-entry manifest:full-path="Pictures/1000000100000366000003765C3F12220513FBDF.png" manifest:media-type="image/png"/>
  <manifest:file-entry manifest:full-path="Pictures/1000000100000366000003761039DC3417C4AAF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IDFont+F1" svg:font-family="CIDFont+F1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標準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adornments="標準" style:font-family-generic="swiss" style:font-pitch="variable"/>
    <style:font-face style:name="Tahoma1" svg:font-family="Tahoma" style:font-family-generic="system" style:font-pitch="variable"/>
    <style:font-face style:name="游ゴシック" svg:font-family="游ゴシック" style:font-adornments="標準" style:font-family-generic="modern" style:font-pitch="variable"/>
    <style:font-face style:name="游ゴシック1" svg:font-family="游ゴシック" style:font-family-generic="system" style:font-pitch="variable"/>
    <style:font-face style:name="游明朝" svg:font-family="游明朝" style:font-adornments="標準" style:font-family-generic="roman" style:font-pitch="variable"/>
    <style:font-face style:name="游明朝1" svg:font-family="游明朝" style:font-family-generic="system" style:font-pitch="variable"/>
    <style:font-face style:name="ＭＳ ゴシック" svg:font-family="'ＭＳ ゴシック'" style:font-adornments="標準" style:font-family-generic="modern" style:font-pitch="fixed"/>
  </office:font-face-decls>
  <office:automatic-styles>
    <style:style style:name="dp1" style:family="drawing-page"/>
    <style:style style:name="gr1" style:family="graphic" style:parent-style-name="standard">
      <style:graphic-properties svg:stroke-color="#00cdff" draw:fill-color="#4effb9" draw:opacity="5%" draw:textarea-horizontal-align="justify" draw:textarea-vertical-align="top" draw:auto-grow-height="false" fo:min-height="10.75cm" fo:min-width="10.5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9cm" svg:stroke-color="#0000ff" draw:stroke-linejoin="round" svg:stroke-linecap="round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solid" svg:stroke-width="0.029cm" svg:stroke-color="#0000ff" draw:stroke-linejoin="round" svg:stroke-linecap="round" draw:fill="solid" draw:fill-color="#0000ff" fo:padding-top="0.014cm" fo:padding-bottom="0.014cm" fo:padding-left="0.014cm" fo:padding-right="0.014cm"/>
    </style:style>
    <style:style style:name="gr5" style:family="graphic" style:parent-style-name="standard">
      <style:graphic-properties draw:stroke="solid" svg:stroke-width="0.029cm" svg:stroke-color="#000000" draw:stroke-linejoin="round" svg:stroke-linecap="round" draw:fill="none" fo:padding-top="0.014cm" fo:padding-bottom="0.014cm" fo:padding-left="0.014cm" fo:padding-right="0.014cm"/>
    </style:style>
    <style:style style:name="gr6" style:family="graphic" style:parent-style-name="standard">
      <style:graphic-properties draw:stroke="solid" svg:stroke-width="0.071cm" svg:stroke-color="#000000" draw:stroke-linejoin="round" svg:stroke-linecap="round" draw:fill="none" fo:padding-top="0.035cm" fo:padding-bottom="0.035cm" fo:padding-left="0.035cm" fo:padding-right="0.035cm"/>
    </style:style>
    <style:style style:name="gr7" style:family="graphic" style:parent-style-name="standard">
      <style:graphic-properties draw:stroke="solid" svg:stroke-width="0.029cm" svg:stroke-color="#ff8000" draw:stroke-linejoin="round" svg:stroke-linecap="round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solid" svg:stroke-width="0.013cm" svg:stroke-color="#ff8000" draw:stroke-linejoin="round" svg:stroke-linecap="round" draw:fill="solid" draw:fill-color="#ff8000" fo:padding-top="0.006cm" fo:padding-bottom="0.006cm" fo:padding-left="0.006cm" fo:padding-right="0.006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0.39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.029cm" svg:stroke-color="#ff0000" draw:stroke-linejoin="round" svg:stroke-linecap="round" draw:fill="none" fo:padding-top="0.014cm" fo:padding-bottom="0.014cm" fo:padding-left="0.014cm" fo:padding-right="0.014cm"/>
    </style:style>
    <style:style style:name="P1" style:family="paragraph">
      <style:paragraph-properties fo:text-align="end"/>
      <style:text-properties fo:color="#000000" loext:opacity="100%" fo:font-weight="normal"/>
    </style:style>
    <style:style style:name="P2" style:family="paragraph">
      <loext:graphic-properties draw:fill-color="#4effb9" draw:opacity="5%"/>
      <style:paragraph-properties fo:text-align="end"/>
      <style:text-properties fo:color="#000000" loext:opacity="100%" fo:font-weight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ff"/>
    </style:style>
    <style:style style:name="P6" style:family="paragraph">
      <loext:graphic-properties draw:fill="solid" draw:fill-color="#ff8000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9" style:family="paragraph">
      <loext:graphic-properties draw:fill="none"/>
      <style:text-properties fo:color="#00cdff" loext:opacity="100%" fo:font-weight="normal"/>
    </style:style>
    <style:style style:name="P10" style:family="paragraph">
      <loext:graphic-properties draw:fill="solid" draw:fill-color="#0000ff"/>
      <style:text-properties fo:color="#00cdff" loext:opacity="100%" fo:font-weight="normal"/>
    </style:style>
    <style:style style:name="P11" style:family="paragraph">
      <loext:graphic-properties draw:fill="solid" draw:fill-color="#ff8000"/>
      <style:text-properties fo:color="#00cdff" loext:opacity="100%" fo:font-weight="normal"/>
    </style:style>
    <style:style style:name="P12" style:family="paragraph">
      <style:paragraph-properties fo:text-align="start" style:writing-mode="lr-tb"/>
      <style:text-properties fo:color="#00cdff" loext:opacity="100%" fo:font-weight="normal"/>
    </style:style>
    <style:style style:name="P13" style:family="paragraph">
      <loext:graphic-properties draw:fill="none"/>
      <style:paragraph-properties fo:text-align="start" style:writing-mode="lr-tb"/>
      <style:text-properties fo:color="#00cdff" loext:opacity="100%" fo:font-size="11.3000001907349pt" fo:font-weight="normal" style:font-size-asian="11.3000001907349pt" style:font-size-complex="11.3000001907349pt"/>
    </style:style>
    <style:style style:name="T1" style:family="text">
      <style:text-properties fo:font-size="93.0999984741211pt" style:font-size-asian="93.0999984741211pt" style:font-size-complex="93.0999984741211pt"/>
    </style:style>
    <style:style style:name="T2" style:family="text">
      <style:text-properties fo:color="#ffffff" loext:opacity="100%" style:font-name="CIDFont+F1" fo:font-size="11.3000001907349pt" style:font-size-asian="11.3000001907349pt" style:font-name-complex="CIDFont+F1" style:font-size-complex="11.3000001907349pt"/>
    </style:style>
    <style:style style:name="T3" style:family="text">
      <style:text-properties fo:color="#0000ff" loext:opacity="100%" style:font-name="CIDFont+F1" fo:font-size="11.3000001907349pt" style:font-size-asian="11.3000001907349pt" style:font-name-complex="CIDFont+F1" style:font-size-complex="11.3000001907349pt"/>
    </style:style>
    <style:style style:name="T4" style:family="text">
      <style:text-properties fo:color="#ffffff" loext:opacity="100%" style:text-outline="true" style:font-name="CIDFont+F1" fo:font-size="11.3000001907349pt" style:font-size-asian="11.3000001907349pt" style:font-name-complex="CIDFont+F1" style:font-size-complex="11.3000001907349pt"/>
    </style:style>
    <style:style style:name="T5" style:family="text">
      <style:text-properties fo:color="#0000ff" loext:opacity="100%" style:text-outline="true" style:font-name="CIDFont+F1" fo:font-size="11.3000001907349pt" style:font-size-asian="11.3000001907349pt" style:font-name-complex="CIDFont+F1" style:font-size-complex="11.300000190734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記号" svg:width="11cm" svg:height="11cm" svg:x="-6cm" svg:y="9.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518cm" svg:height="5.619cm" svg:x="8.382cm" svg:y="6.5cm">
          <draw:image xlink:href="Pictures/1000000100000366000003760CE1DFDC1C42193F.png" xlink:type="simple" xlink:show="embed" xlink:actuate="onLoad" draw:mime-type="image/png">
            <text:p/>
          </draw:image>
        </draw:frame>
        <draw:frame draw:style-name="gr2" draw:text-style-name="P3" draw:layer="layout" svg:width="5.446cm" svg:height="5.547cm" svg:x="8.554cm" svg:y="18.853cm">
          <draw:image xlink:href="Pictures/10000001000003660000037636AD18E79AE7C364.png" xlink:type="simple" xlink:show="embed" xlink:actuate="onLoad" draw:mime-type="image/png">
            <text:p/>
          </draw:image>
        </draw:frame>
        <draw:frame draw:style-name="gr2" draw:text-style-name="P3" draw:layer="layout" svg:width="5.5cm" svg:height="5.601cm" svg:x="14cm" svg:y="6.399cm">
          <draw:image xlink:href="Pictures/100000010000036600000376B5358359BDC6CB01.png" xlink:type="simple" xlink:show="embed" xlink:actuate="onLoad" draw:mime-type="image/png">
            <text:p/>
          </draw:image>
        </draw:frame>
        <draw:frame draw:style-name="gr2" draw:text-style-name="P3" draw:layer="layout" svg:width="4.909cm" svg:height="5cm" svg:x="14.146cm" svg:y="19.1cm">
          <draw:image xlink:href="Pictures/1000000100000366000003762238BF6710671F7A.png" xlink:type="simple" xlink:show="embed" xlink:actuate="onLoad" draw:mime-type="image/png">
            <text:p/>
          </draw:image>
        </draw:frame>
        <draw:frame draw:style-name="gr2" draw:text-style-name="P3" draw:layer="layout" svg:width="5.4cm" svg:height="5.5cm" svg:x="14cm" svg:y="12.5cm">
          <draw:image xlink:href="Pictures/100000010000036600000376E254247083E2B7AA.png" xlink:type="simple" xlink:show="embed" xlink:actuate="onLoad" draw:mime-type="image/png">
            <text:p/>
          </draw:image>
        </draw:frame>
        <draw:frame draw:style-name="gr2" draw:text-style-name="P3" draw:layer="layout" svg:width="5.91cm" svg:height="6.019cm" svg:x="2.128cm" svg:y="6.4cm">
          <draw:image xlink:href="Pictures/1000000100000366000003765C3F12220513FBDF.png" xlink:type="simple" xlink:show="embed" xlink:actuate="onLoad" draw:mime-type="image/png">
            <text:p/>
          </draw:image>
        </draw:frame>
        <draw:frame draw:style-name="gr2" draw:text-style-name="P3" draw:layer="layout" svg:width="5.473cm" svg:height="5.574cm" svg:x="8.427cm" svg:y="12.5cm">
          <draw:image xlink:href="Pictures/100000010000036600000376FF7B3E788E21494E.png" xlink:type="simple" xlink:show="embed" xlink:actuate="onLoad" draw:mime-type="image/png">
            <text:p/>
          </draw:image>
        </draw:frame>
        <draw:frame draw:style-name="gr2" draw:text-style-name="P3" draw:layer="layout" svg:width="5.872cm" svg:height="5.981cm" svg:x="2.128cm" svg:y="12.219cm">
          <draw:image xlink:href="Pictures/1000000100000366000003767F9965CEA99F6A72.png" xlink:type="simple" xlink:show="embed" xlink:actuate="onLoad" draw:mime-type="image/png">
            <text:p/>
          </draw:image>
        </draw:frame>
        <draw:frame draw:style-name="gr2" draw:text-style-name="P3" draw:layer="layout" svg:width="5.891cm" svg:height="6cm" svg:x="2.41cm" svg:y="18.8cm">
          <draw:image xlink:href="Pictures/1000000100000366000003761039DC3417C4AAF8.png" xlink:type="simple" xlink:show="embed" xlink:actuate="onLoad" draw:mime-type="image/png">
            <text:p/>
          </draw:image>
        </draw:frame>
        <draw:line draw:style-name="gr3" draw:text-style-name="P4" draw:layer="layout" svg:x1="10.481cm" svg:y1="12.863cm" svg:x2="10.481cm" svg:y2="10.865cm">
          <text:p/>
        </draw:line>
        <draw:polygon draw:style-name="gr4" draw:text-style-name="P5" draw:layer="layout" svg:width="0.152cm" svg:height="0.288cm" svg:x="10.405cm" svg:y="10.865cm" svg:viewBox="0 0 153 289" draw:points="76,0 153,289 0,289">
          <text:p/>
        </draw:polygon>
        <draw:line draw:style-name="gr5" draw:text-style-name="P4" draw:layer="layout" svg:x1="8.983cm" svg:y1="15.86cm" svg:x2="9.385cm" svg:y2="15.86cm">
          <text:p/>
        </draw:line>
        <draw:line draw:style-name="gr5" draw:text-style-name="P4" draw:layer="layout" svg:x1="9.448cm" svg:y1="15.86cm" svg:x2="9.512cm" svg:y2="15.86cm">
          <text:p/>
        </draw:line>
        <draw:line draw:style-name="gr5" draw:text-style-name="P4" draw:layer="layout" svg:x1="9.575cm" svg:y1="15.86cm" svg:x2="10.384cm" svg:y2="15.86cm">
          <text:p/>
        </draw:line>
        <draw:line draw:style-name="gr5" draw:text-style-name="P4" draw:layer="layout" svg:x1="10.447cm" svg:y1="15.86cm" svg:x2="10.511cm" svg:y2="15.86cm">
          <text:p/>
        </draw:line>
        <draw:line draw:style-name="gr5" draw:text-style-name="P4" draw:layer="layout" svg:x1="10.574cm" svg:y1="15.86cm" svg:x2="11.383cm" svg:y2="15.86cm">
          <text:p/>
        </draw:line>
        <draw:line draw:style-name="gr5" draw:text-style-name="P4" draw:layer="layout" svg:x1="11.446cm" svg:y1="15.86cm" svg:x2="11.51cm" svg:y2="15.86cm">
          <text:p/>
        </draw:line>
        <draw:line draw:style-name="gr5" draw:text-style-name="P4" draw:layer="layout" svg:x1="11.573cm" svg:y1="15.86cm" svg:x2="11.98cm" svg:y2="15.86cm">
          <text:p/>
        </draw:line>
        <draw:polyline draw:style-name="gr5" draw:text-style-name="P4" draw:layer="layout" svg:width="0cm" svg:height="0cm" svg:x="11.98cm" svg:y="15.86cm" svg:viewBox="0 0 0 0" draw:points="0,0">
          <text:p/>
        </draw:polyline>
        <draw:line draw:style-name="gr5" draw:text-style-name="P4" draw:layer="layout" svg:x1="10.481cm" svg:y1="18.108cm" svg:x2="10.481cm" svg:y2="17.655cm">
          <text:p/>
        </draw:line>
        <draw:line draw:style-name="gr5" draw:text-style-name="P4" draw:layer="layout" svg:x1="10.481cm" svg:y1="17.583cm" svg:x2="10.481cm" svg:y2="17.511cm">
          <text:p/>
        </draw:line>
        <draw:line draw:style-name="gr5" draw:text-style-name="P4" draw:layer="layout" svg:x1="10.481cm" svg:y1="17.443cm" svg:x2="10.481cm" svg:y2="16.529cm">
          <text:p/>
        </draw:line>
        <draw:line draw:style-name="gr5" draw:text-style-name="P4" draw:layer="layout" svg:x1="10.481cm" svg:y1="16.461cm" svg:x2="10.481cm" svg:y2="16.389cm">
          <text:p/>
        </draw:line>
        <draw:line draw:style-name="gr5" draw:text-style-name="P4" draw:layer="layout" svg:x1="10.481cm" svg:y1="16.317cm" svg:x2="10.481cm" svg:y2="15.407cm">
          <text:p/>
        </draw:line>
        <draw:line draw:style-name="gr5" draw:text-style-name="P4" draw:layer="layout" svg:x1="10.481cm" svg:y1="15.335cm" svg:x2="10.481cm" svg:y2="15.263cm">
          <text:p/>
        </draw:line>
        <draw:line draw:style-name="gr5" draw:text-style-name="P4" draw:layer="layout" svg:x1="10.481cm" svg:y1="15.195cm" svg:x2="10.481cm" svg:y2="14.281cm">
          <text:p/>
        </draw:line>
        <draw:line draw:style-name="gr5" draw:text-style-name="P4" draw:layer="layout" svg:x1="10.481cm" svg:y1="14.213cm" svg:x2="10.481cm" svg:y2="14.141cm">
          <text:p/>
        </draw:line>
        <draw:line draw:style-name="gr5" draw:text-style-name="P4" draw:layer="layout" svg:x1="10.481cm" svg:y1="14.069cm" svg:x2="10.481cm" svg:y2="13.612cm">
          <text:p/>
        </draw:line>
        <draw:polyline draw:style-name="gr5" draw:text-style-name="P4" draw:layer="layout" svg:width="0cm" svg:height="0cm" svg:x="10.481cm" svg:y="13.612cm" svg:viewBox="0 0 0 0" draw:points="0,0">
          <text:p/>
        </draw:polyline>
        <draw:line draw:style-name="gr6" draw:text-style-name="P4" draw:layer="layout" svg:x1="8.983cm" svg:y1="13.612cm" svg:x2="11.98cm" svg:y2="13.612cm">
          <text:p/>
        </draw:line>
        <draw:line draw:style-name="gr6" draw:text-style-name="P4" draw:layer="layout" svg:x1="11.98cm" svg:y1="18.108cm" svg:x2="11.98cm" svg:y2="13.612cm">
          <text:p/>
        </draw:line>
        <draw:line draw:style-name="gr6" draw:text-style-name="P4" draw:layer="layout" svg:x1="8.983cm" svg:y1="18.108cm" svg:x2="11.98cm" svg:y2="18.108cm">
          <text:p/>
        </draw:line>
        <draw:line draw:style-name="gr6" draw:text-style-name="P4" draw:layer="layout" svg:x1="8.983cm" svg:y1="18.108cm" svg:x2="8.983cm" svg:y2="13.612cm">
          <text:p/>
        </draw:line>
        <draw:line draw:style-name="gr7" draw:text-style-name="P4" draw:layer="layout" svg:x1="9.084cm" svg:y1="17.109cm" svg:x2="9.482cm" svg:y2="17.109cm">
          <text:p/>
        </draw:line>
        <draw:line draw:style-name="gr7" draw:text-style-name="P4" draw:layer="layout" svg:x1="9.084cm" svg:y1="18.011cm" svg:x2="9.084cm" svg:y2="17.109cm">
          <text:p/>
        </draw:line>
        <draw:line draw:style-name="gr7" draw:text-style-name="P4" draw:layer="layout" svg:x1="9.084cm" svg:y1="18.011cm" svg:x2="9.482cm" svg:y2="18.011cm">
          <text:p/>
        </draw:line>
        <draw:line draw:style-name="gr7" draw:text-style-name="P4" draw:layer="layout" svg:x1="9.482cm" svg:y1="18.011cm" svg:x2="9.482cm" svg:y2="17.109cm">
          <text:p/>
        </draw:line>
        <draw:line draw:style-name="gr7" draw:text-style-name="P4" draw:layer="layout" svg:x1="11.48cm" svg:y1="17.109cm" svg:x2="11.878cm" svg:y2="17.109cm">
          <text:p/>
        </draw:line>
        <draw:line draw:style-name="gr7" draw:text-style-name="P4" draw:layer="layout" svg:x1="11.878cm" svg:y1="18.011cm" svg:x2="11.878cm" svg:y2="17.109cm">
          <text:p/>
        </draw:line>
        <draw:line draw:style-name="gr7" draw:text-style-name="P4" draw:layer="layout" svg:x1="11.48cm" svg:y1="18.011cm" svg:x2="11.878cm" svg:y2="18.011cm">
          <text:p/>
        </draw:line>
        <draw:line draw:style-name="gr7" draw:text-style-name="P4" draw:layer="layout" svg:x1="11.48cm" svg:y1="18.011cm" svg:x2="11.48cm" svg:y2="17.109cm">
          <text:p/>
        </draw:line>
        <draw:line draw:style-name="gr7" draw:text-style-name="P4" draw:layer="layout" svg:x1="11.48cm" svg:y1="17.109cm" svg:x2="11.878cm" svg:y2="17.109cm">
          <text:p/>
        </draw:line>
        <draw:line draw:style-name="gr7" draw:text-style-name="P4" draw:layer="layout" svg:x1="9.084cm" svg:y1="15.06cm" svg:x2="9.482cm" svg:y2="15.06cm">
          <text:p/>
        </draw:line>
        <draw:line draw:style-name="gr7" draw:text-style-name="P4" draw:layer="layout" svg:x1="9.084cm" svg:y1="15.06cm" svg:x2="9.084cm" svg:y2="14.163cm">
          <text:p/>
        </draw:line>
        <draw:line draw:style-name="gr7" draw:text-style-name="P4" draw:layer="layout" svg:x1="9.084cm" svg:y1="14.163cm" svg:x2="9.482cm" svg:y2="14.163cm">
          <text:p/>
        </draw:line>
        <draw:line draw:style-name="gr7" draw:text-style-name="P4" draw:layer="layout" svg:x1="9.482cm" svg:y1="15.06cm" svg:x2="9.482cm" svg:y2="14.163cm">
          <text:p/>
        </draw:line>
        <draw:line draw:style-name="gr7" draw:text-style-name="P4" draw:layer="layout" svg:x1="11.48cm" svg:y1="15.022cm" svg:x2="11.878cm" svg:y2="15.022cm">
          <text:p/>
        </draw:line>
        <draw:line draw:style-name="gr7" draw:text-style-name="P4" draw:layer="layout" svg:x1="11.878cm" svg:y1="15.022cm" svg:x2="11.878cm" svg:y2="14.124cm">
          <text:p/>
        </draw:line>
        <draw:line draw:style-name="gr7" draw:text-style-name="P4" draw:layer="layout" svg:x1="11.48cm" svg:y1="14.124cm" svg:x2="11.878cm" svg:y2="14.124cm">
          <text:p/>
        </draw:line>
        <draw:line draw:style-name="gr7" draw:text-style-name="P4" draw:layer="layout" svg:x1="11.48cm" svg:y1="15.022cm" svg:x2="11.48cm" svg:y2="14.124cm">
          <text:p/>
        </draw:line>
        <draw:polygon draw:style-name="gr8" draw:text-style-name="P6" draw:layer="layout" svg:width="0.398cm" svg:height="0.902cm" svg:x="9.084cm" svg:y="17.109cm" svg:viewBox="0 0 399 903" draw:points="399,903 399,0 0,0 0,903">
          <text:p/>
        </draw:polygon>
        <draw:polygon draw:style-name="gr8" draw:text-style-name="P6" draw:layer="layout" svg:width="0.398cm" svg:height="0.902cm" svg:x="11.48cm" svg:y="17.109cm" svg:viewBox="0 0 399 903" draw:points="0,903 0,0 399,0 399,903">
          <text:p/>
        </draw:polygon>
        <draw:polygon draw:style-name="gr8" draw:text-style-name="P6" draw:layer="layout" svg:width="0.398cm" svg:height="0.897cm" svg:x="9.084cm" svg:y="14.163cm" svg:viewBox="0 0 399 898" draw:points="399,0 399,898 0,898 0,0">
          <text:p/>
        </draw:polygon>
        <draw:polygon draw:style-name="gr8" draw:text-style-name="P6" draw:layer="layout" svg:width="0.398cm" svg:height="0.898cm" svg:x="11.48cm" svg:y="14.124cm" svg:viewBox="0 0 399 899" draw:points="0,0 0,899 399,899 399,0">
          <text:p/>
        </draw:polygon>
        <draw:line draw:style-name="gr5" draw:text-style-name="P4" draw:layer="layout" svg:x1="9.745cm" svg:y1="13.866cm" svg:x2="9.745cm" svg:y2="13.862cm">
          <text:p/>
        </draw:line>
        <draw:line draw:style-name="gr5" draw:text-style-name="P4" draw:layer="layout" svg:x1="9.745cm" svg:y1="13.862cm" svg:x2="9.745cm" svg:y2="13.858cm">
          <text:p/>
        </draw:line>
        <draw:line draw:style-name="gr5" draw:text-style-name="P4" draw:layer="layout" svg:x1="9.745cm" svg:y1="13.858cm" svg:x2="9.745cm" svg:y2="13.854cm">
          <text:p/>
        </draw:line>
        <draw:line draw:style-name="gr5" draw:text-style-name="P4" draw:layer="layout" svg:x1="9.745cm" svg:y1="13.854cm" svg:x2="9.745cm" svg:y2="13.849cm">
          <text:p/>
        </draw:line>
        <draw:polyline draw:style-name="gr5" draw:text-style-name="P4" draw:layer="layout" svg:width="0cm" svg:height="0cm" svg:x="9.745cm" svg:y="13.849cm" svg:viewBox="0 0 0 0" draw:points="0,0">
          <text:p/>
        </draw:polyline>
        <draw:line draw:style-name="gr5" draw:text-style-name="P4" draw:layer="layout" svg:x1="9.747cm" svg:y1="13.85cm" svg:x2="9.74cm" svg:y2="13.845cm">
          <text:p/>
        </draw:line>
        <draw:line draw:style-name="gr5" draw:text-style-name="P4" draw:layer="layout" svg:x1="9.74cm" svg:y1="13.845cm" svg:x2="9.74cm" svg:y2="13.841cm">
          <text:p/>
        </draw:line>
        <draw:line draw:style-name="gr5" draw:text-style-name="P4" draw:layer="layout" svg:x1="9.74cm" svg:y1="13.841cm" svg:x2="9.74cm" svg:y2="13.837cm">
          <text:p/>
        </draw:line>
        <draw:polyline draw:style-name="gr5" draw:text-style-name="P4" draw:layer="layout" svg:width="0cm" svg:height="0cm" svg:x="9.74cm" svg:y="13.837cm" svg:viewBox="0 0 0 0" draw:points="0,0">
          <text:p/>
        </draw:polyline>
        <draw:line draw:style-name="gr5" draw:text-style-name="P4" draw:layer="layout" svg:x1="9.741cm" svg:y1="13.839cm" svg:x2="9.736cm" svg:y2="13.832cm">
          <text:p/>
        </draw:line>
        <draw:line draw:style-name="gr5" draw:text-style-name="P4" draw:layer="layout" svg:x1="9.736cm" svg:y1="13.832cm" svg:x2="9.736cm" svg:y2="13.828cm">
          <text:p/>
        </draw:line>
        <draw:line draw:style-name="gr5" draw:text-style-name="P4" draw:layer="layout" svg:x1="9.737cm" svg:y1="13.829cm" svg:x2="9.732cm" svg:y2="13.824cm">
          <text:p/>
        </draw:line>
        <draw:polyline draw:style-name="gr5" draw:text-style-name="P4" draw:layer="layout" svg:width="0cm" svg:height="0cm" svg:x="9.732cm" svg:y="13.824cm" svg:viewBox="0 0 0 0" draw:points="0,0">
          <text:p/>
        </draw:polyline>
        <draw:line draw:style-name="gr5" draw:text-style-name="P4" draw:layer="layout" svg:x1="9.733cm" svg:y1="13.825cm" svg:x2="9.728cm" svg:y2="13.82cm">
          <text:p/>
        </draw:line>
        <draw:line draw:style-name="gr5" draw:text-style-name="P4" draw:layer="layout" svg:x1="9.728cm" svg:y1="13.82cm" svg:x2="9.728cm" svg:y2="13.815cm">
          <text:p/>
        </draw:line>
        <draw:line draw:style-name="gr5" draw:text-style-name="P4" draw:layer="layout" svg:x1="9.728cm" svg:y1="13.815cm" svg:x2="9.723cm" svg:y2="13.815cm">
          <text:p/>
        </draw:line>
        <draw:line draw:style-name="gr5" draw:text-style-name="P4" draw:layer="layout" svg:x1="9.723cm" svg:y1="13.815cm" svg:x2="9.723cm" svg:y2="13.811cm">
          <text:p/>
        </draw:line>
        <draw:line draw:style-name="gr5" draw:text-style-name="P4" draw:layer="layout" svg:x1="9.724cm" svg:y1="13.812cm" svg:x2="9.719cm" svg:y2="13.807cm">
          <text:p/>
        </draw:line>
        <draw:line draw:style-name="gr5" draw:text-style-name="P4" draw:layer="layout" svg:x1="9.72cm" svg:y1="13.808cm" svg:x2="9.715cm" svg:y2="13.803cm">
          <text:p/>
        </draw:line>
        <draw:polyline draw:style-name="gr5" draw:text-style-name="P4" draw:layer="layout" svg:width="0cm" svg:height="0cm" svg:x="9.715cm" svg:y="13.803cm" svg:viewBox="0 0 0 0" draw:points="0,0">
          <text:p/>
        </draw:polyline>
        <draw:line draw:style-name="gr5" draw:text-style-name="P4" draw:layer="layout" svg:x1="9.716cm" svg:y1="13.804cm" svg:x2="9.711cm" svg:y2="13.798cm">
          <text:p/>
        </draw:line>
        <draw:line draw:style-name="gr5" draw:text-style-name="P4" draw:layer="layout" svg:x1="9.712cm" svg:y1="13.799cm" svg:x2="9.706cm" svg:y2="13.794cm">
          <text:p/>
        </draw:line>
        <draw:line draw:style-name="gr5" draw:text-style-name="P4" draw:layer="layout" svg:x1="9.706cm" svg:y1="13.794cm" svg:x2="9.702cm" svg:y2="13.794cm">
          <text:p/>
        </draw:line>
        <draw:line draw:style-name="gr5" draw:text-style-name="P4" draw:layer="layout" svg:x1="9.702cm" svg:y1="13.794cm" svg:x2="9.702cm" svg:y2="13.79cm">
          <text:p/>
        </draw:line>
        <draw:line draw:style-name="gr5" draw:text-style-name="P4" draw:layer="layout" svg:x1="9.703cm" svg:y1="13.791cm" svg:x2="9.698cm" svg:y2="13.786cm">
          <text:p/>
        </draw:line>
        <draw:line draw:style-name="gr5" draw:text-style-name="P4" draw:layer="layout" svg:x1="9.698cm" svg:y1="13.786cm" svg:x2="9.694cm" svg:y2="13.786cm">
          <text:p/>
        </draw:line>
        <draw:line draw:style-name="gr5" draw:text-style-name="P4" draw:layer="layout" svg:x1="9.695cm" svg:y1="13.787cm" svg:x2="9.69cm" svg:y2="13.782cm">
          <text:p/>
        </draw:line>
        <draw:line draw:style-name="gr5" draw:text-style-name="P4" draw:layer="layout" svg:x1="9.69cm" svg:y1="13.782cm" svg:x2="9.685cm" svg:y2="13.782cm">
          <text:p/>
        </draw:line>
        <draw:line draw:style-name="gr5" draw:text-style-name="P4" draw:layer="layout" svg:x1="9.686cm" svg:y1="13.783cm" svg:x2="9.681cm" svg:y2="13.777cm">
          <text:p/>
        </draw:line>
        <draw:line draw:style-name="gr5" draw:text-style-name="P4" draw:layer="layout" svg:x1="9.682cm" svg:y1="13.778cm" svg:x2="9.677cm" svg:y2="13.773cm">
          <text:p/>
        </draw:line>
        <draw:line draw:style-name="gr5" draw:text-style-name="P4" draw:layer="layout" svg:x1="9.677cm" svg:y1="13.773cm" svg:x2="9.673cm" svg:y2="13.773cm">
          <text:p/>
        </draw:line>
        <draw:line draw:style-name="gr5" draw:text-style-name="P4" draw:layer="layout" svg:x1="9.675cm" svg:y1="13.774cm" svg:x2="9.668cm" svg:y2="13.769cm">
          <text:p/>
        </draw:line>
        <draw:line draw:style-name="gr5" draw:text-style-name="P4" draw:layer="layout" svg:x1="9.668cm" svg:y1="13.769cm" svg:x2="9.664cm" svg:y2="13.769cm">
          <text:p/>
        </draw:line>
        <draw:line draw:style-name="gr5" draw:text-style-name="P4" draw:layer="layout" svg:x1="9.665cm" svg:y1="13.77cm" svg:x2="9.656cm" svg:y2="13.765cm">
          <text:p/>
        </draw:line>
        <draw:line draw:style-name="gr5" draw:text-style-name="P4" draw:layer="layout" svg:x1="9.656cm" svg:y1="13.765cm" svg:x2="9.651cm" svg:y2="13.765cm">
          <text:p/>
        </draw:line>
        <draw:line draw:style-name="gr5" draw:text-style-name="P4" draw:layer="layout" svg:x1="9.652cm" svg:y1="13.767cm" svg:x2="9.647cm" svg:y2="13.76cm">
          <text:p/>
        </draw:line>
        <draw:line draw:style-name="gr5" draw:text-style-name="P4" draw:layer="layout" svg:x1="9.647cm" svg:y1="13.76cm" svg:x2="9.643cm" svg:y2="13.76cm">
          <text:p/>
        </draw:line>
        <draw:line draw:style-name="gr5" draw:text-style-name="P4" draw:layer="layout" svg:x1="9.644cm" svg:y1="13.761cm" svg:x2="9.639cm" svg:y2="13.756cm">
          <text:p/>
        </draw:line>
        <draw:line draw:style-name="gr5" draw:text-style-name="P4" draw:layer="layout" svg:x1="9.639cm" svg:y1="13.756cm" svg:x2="9.63cm" svg:y2="13.756cm">
          <text:p/>
        </draw:line>
        <draw:line draw:style-name="gr5" draw:text-style-name="P4" draw:layer="layout" svg:x1="9.631cm" svg:y1="13.757cm" svg:x2="9.626cm" svg:y2="13.752cm">
          <text:p/>
        </draw:line>
        <draw:line draw:style-name="gr5" draw:text-style-name="P4" draw:layer="layout" svg:x1="9.626cm" svg:y1="13.752cm" svg:x2="9.622cm" svg:y2="13.752cm">
          <text:p/>
        </draw:line>
        <draw:line draw:style-name="gr5" draw:text-style-name="P4" draw:layer="layout" svg:x1="9.622cm" svg:y1="13.752cm" svg:x2="9.618cm" svg:y2="13.752cm">
          <text:p/>
        </draw:line>
        <draw:line draw:style-name="gr5" draw:text-style-name="P4" draw:layer="layout" svg:x1="9.619cm" svg:y1="13.753cm" svg:x2="9.609cm" svg:y2="13.748cm">
          <text:p/>
        </draw:line>
        <draw:line draw:style-name="gr5" draw:text-style-name="P4" draw:layer="layout" svg:x1="9.609cm" svg:y1="13.748cm" svg:x2="9.605cm" svg:y2="13.748cm">
          <text:p/>
        </draw:line>
        <draw:line draw:style-name="gr5" draw:text-style-name="P4" draw:layer="layout" svg:x1="9.605cm" svg:y1="13.748cm" svg:x2="9.596cm" svg:y2="13.748cm">
          <text:p/>
        </draw:line>
        <draw:line draw:style-name="gr5" draw:text-style-name="P4" draw:layer="layout" svg:x1="9.597cm" svg:y1="13.749cm" svg:x2="9.592cm" svg:y2="13.743cm">
          <text:p/>
        </draw:line>
        <draw:line draw:style-name="gr5" draw:text-style-name="P4" draw:layer="layout" svg:x1="9.592cm" svg:y1="13.743cm" svg:x2="9.588cm" svg:y2="13.743cm">
          <text:p/>
        </draw:line>
        <draw:line draw:style-name="gr5" draw:text-style-name="P4" draw:layer="layout" svg:x1="9.588cm" svg:y1="13.743cm" svg:x2="9.579cm" svg:y2="13.743cm">
          <text:p/>
        </draw:line>
        <draw:line draw:style-name="gr5" draw:text-style-name="P4" draw:layer="layout" svg:x1="9.58cm" svg:y1="13.744cm" svg:x2="9.575cm" svg:y2="13.739cm">
          <text:p/>
        </draw:line>
        <draw:line draw:style-name="gr5" draw:text-style-name="P4" draw:layer="layout" svg:x1="9.575cm" svg:y1="13.739cm" svg:x2="9.567cm" svg:y2="13.739cm">
          <text:p/>
        </draw:line>
        <draw:line draw:style-name="gr5" draw:text-style-name="P4" draw:layer="layout" svg:x1="9.567cm" svg:y1="13.739cm" svg:x2="9.563cm" svg:y2="13.739cm">
          <text:p/>
        </draw:line>
        <draw:line draw:style-name="gr5" draw:text-style-name="P4" draw:layer="layout" svg:x1="9.563cm" svg:y1="13.739cm" svg:x2="9.554cm" svg:y2="13.739cm">
          <text:p/>
        </draw:line>
        <draw:line draw:style-name="gr5" draw:text-style-name="P4" draw:layer="layout" svg:x1="9.555cm" svg:y1="13.74cm" svg:x2="9.55cm" svg:y2="13.735cm">
          <text:p/>
        </draw:line>
        <draw:line draw:style-name="gr5" draw:text-style-name="P4" draw:layer="layout" svg:x1="9.55cm" svg:y1="13.735cm" svg:x2="9.541cm" svg:y2="13.735cm">
          <text:p/>
        </draw:line>
        <draw:line draw:style-name="gr5" draw:text-style-name="P4" draw:layer="layout" svg:x1="9.541cm" svg:y1="13.735cm" svg:x2="9.537cm" svg:y2="13.735cm">
          <text:p/>
        </draw:line>
        <draw:line draw:style-name="gr5" draw:text-style-name="P4" draw:layer="layout" svg:x1="9.537cm" svg:y1="13.735cm" svg:x2="9.529cm" svg:y2="13.735cm">
          <text:p/>
        </draw:line>
        <draw:line draw:style-name="gr5" draw:text-style-name="P4" draw:layer="layout" svg:x1="9.529cm" svg:y1="13.735cm" svg:x2="9.524cm" svg:y2="13.735cm">
          <text:p/>
        </draw:line>
        <draw:line draw:style-name="gr5" draw:text-style-name="P4" draw:layer="layout" svg:x1="9.524cm" svg:y1="13.735cm" svg:x2="9.516cm" svg:y2="13.735cm">
          <text:p/>
        </draw:line>
        <draw:line draw:style-name="gr5" draw:text-style-name="P4" draw:layer="layout" svg:x1="9.516cm" svg:y1="13.735cm" svg:x2="9.512cm" svg:y2="13.735cm">
          <text:p/>
        </draw:line>
        <draw:line draw:style-name="gr5" draw:text-style-name="P4" draw:layer="layout" svg:x1="9.513cm" svg:y1="13.736cm" svg:x2="9.503cm" svg:y2="13.731cm">
          <text:p/>
        </draw:line>
        <draw:line draw:style-name="gr5" draw:text-style-name="P4" draw:layer="layout" svg:x1="9.503cm" svg:y1="13.731cm" svg:x2="9.499cm" svg:y2="13.731cm">
          <text:p/>
        </draw:line>
        <draw:line draw:style-name="gr5" draw:text-style-name="P4" draw:layer="layout" svg:x1="9.499cm" svg:y1="13.731cm" svg:x2="9.491cm" svg:y2="13.731cm">
          <text:p/>
        </draw:line>
        <draw:line draw:style-name="gr5" draw:text-style-name="P4" draw:layer="layout" svg:x1="9.491cm" svg:y1="13.731cm" svg:x2="9.486cm" svg:y2="13.731cm">
          <text:p/>
        </draw:line>
        <draw:line draw:style-name="gr5" draw:text-style-name="P4" draw:layer="layout" svg:x1="9.486cm" svg:y1="13.731cm" svg:x2="9.478cm" svg:y2="13.731cm">
          <text:p/>
        </draw:line>
        <draw:line draw:style-name="gr5" draw:text-style-name="P4" draw:layer="layout" svg:x1="9.478cm" svg:y1="13.731cm" svg:x2="9.474cm" svg:y2="13.731cm">
          <text:p/>
        </draw:line>
        <draw:line draw:style-name="gr5" draw:text-style-name="P4" draw:layer="layout" svg:x1="9.474cm" svg:y1="13.731cm" svg:x2="9.465cm" svg:y2="13.731cm">
          <text:p/>
        </draw:line>
        <draw:line draw:style-name="gr5" draw:text-style-name="P4" draw:layer="layout" svg:x1="9.466cm" svg:y1="13.731cm" svg:x2="9.457cm" svg:y2="13.736cm">
          <text:p/>
        </draw:line>
        <draw:line draw:style-name="gr5" draw:text-style-name="P4" draw:layer="layout" svg:x1="9.457cm" svg:y1="13.735cm" svg:x2="9.452cm" svg:y2="13.735cm">
          <text:p/>
        </draw:line>
        <draw:line draw:style-name="gr5" draw:text-style-name="P4" draw:layer="layout" svg:x1="9.452cm" svg:y1="13.735cm" svg:x2="9.444cm" svg:y2="13.735cm">
          <text:p/>
        </draw:line>
        <draw:line draw:style-name="gr5" draw:text-style-name="P4" draw:layer="layout" svg:x1="9.444cm" svg:y1="13.735cm" svg:x2="9.44cm" svg:y2="13.735cm">
          <text:p/>
        </draw:line>
        <draw:line draw:style-name="gr5" draw:text-style-name="P4" draw:layer="layout" svg:x1="9.44cm" svg:y1="13.735cm" svg:x2="9.431cm" svg:y2="13.735cm">
          <text:p/>
        </draw:line>
        <draw:line draw:style-name="gr5" draw:text-style-name="P4" draw:layer="layout" svg:x1="9.431cm" svg:y1="13.735cm" svg:x2="9.427cm" svg:y2="13.735cm">
          <text:p/>
        </draw:line>
        <draw:line draw:style-name="gr5" draw:text-style-name="P4" draw:layer="layout" svg:x1="9.427cm" svg:y1="13.735cm" svg:x2="9.419cm" svg:y2="13.735cm">
          <text:p/>
        </draw:line>
        <draw:line draw:style-name="gr5" draw:text-style-name="P4" draw:layer="layout" svg:x1="9.42cm" svg:y1="13.735cm" svg:x2="9.414cm" svg:y2="13.74cm">
          <text:p/>
        </draw:line>
        <draw:line draw:style-name="gr5" draw:text-style-name="P4" draw:layer="layout" svg:x1="9.414cm" svg:y1="13.739cm" svg:x2="9.406cm" svg:y2="13.739cm">
          <text:p/>
        </draw:line>
        <draw:line draw:style-name="gr5" draw:text-style-name="P4" draw:layer="layout" svg:x1="9.406cm" svg:y1="13.739cm" svg:x2="9.402cm" svg:y2="13.739cm">
          <text:p/>
        </draw:line>
        <draw:line draw:style-name="gr5" draw:text-style-name="P4" draw:layer="layout" svg:x1="9.402cm" svg:y1="13.739cm" svg:x2="9.393cm" svg:y2="13.739cm">
          <text:p/>
        </draw:line>
        <draw:line draw:style-name="gr5" draw:text-style-name="P4" draw:layer="layout" svg:x1="9.393cm" svg:y1="13.739cm" svg:x2="9.389cm" svg:y2="13.739cm">
          <text:p/>
        </draw:line>
        <draw:line draw:style-name="gr5" draw:text-style-name="P4" draw:layer="layout" svg:x1="9.39cm" svg:y1="13.739cm" svg:x2="9.385cm" svg:y2="13.744cm">
          <text:p/>
        </draw:line>
        <draw:line draw:style-name="gr5" draw:text-style-name="P4" draw:layer="layout" svg:x1="9.385cm" svg:y1="13.743cm" svg:x2="9.376cm" svg:y2="13.743cm">
          <text:p/>
        </draw:line>
        <draw:line draw:style-name="gr5" draw:text-style-name="P4" draw:layer="layout" svg:x1="9.376cm" svg:y1="13.743cm" svg:x2="9.372cm" svg:y2="13.743cm">
          <text:p/>
        </draw:line>
        <draw:line draw:style-name="gr5" draw:text-style-name="P4" draw:layer="layout" svg:x1="9.373cm" svg:y1="13.743cm" svg:x2="9.364cm" svg:y2="13.749cm">
          <text:p/>
        </draw:line>
        <draw:line draw:style-name="gr5" draw:text-style-name="P4" draw:layer="layout" svg:x1="9.364cm" svg:y1="13.748cm" svg:x2="9.359cm" svg:y2="13.748cm">
          <text:p/>
        </draw:line>
        <draw:line draw:style-name="gr5" draw:text-style-name="P4" draw:layer="layout" svg:x1="9.359cm" svg:y1="13.748cm" svg:x2="9.355cm" svg:y2="13.748cm">
          <text:p/>
        </draw:line>
        <draw:line draw:style-name="gr5" draw:text-style-name="P4" draw:layer="layout" svg:x1="9.356cm" svg:y1="13.748cm" svg:x2="9.347cm" svg:y2="13.753cm">
          <text:p/>
        </draw:line>
        <draw:line draw:style-name="gr5" draw:text-style-name="P4" draw:layer="layout" svg:x1="9.347cm" svg:y1="13.752cm" svg:x2="9.342cm" svg:y2="13.752cm">
          <text:p/>
        </draw:line>
        <draw:line draw:style-name="gr5" draw:text-style-name="P4" draw:layer="layout" svg:x1="9.343cm" svg:y1="13.752cm" svg:x2="9.338cm" svg:y2="13.757cm">
          <text:p/>
        </draw:line>
        <draw:line draw:style-name="gr5" draw:text-style-name="P4" draw:layer="layout" svg:x1="9.338cm" svg:y1="13.756cm" svg:x2="9.33cm" svg:y2="13.756cm">
          <text:p/>
        </draw:line>
        <draw:line draw:style-name="gr5" draw:text-style-name="P4" draw:layer="layout" svg:x1="9.331cm" svg:y1="13.756cm" svg:x2="9.325cm" svg:y2="13.761cm">
          <text:p/>
        </draw:line>
        <draw:line draw:style-name="gr5" draw:text-style-name="P4" draw:layer="layout" svg:x1="9.325cm" svg:y1="13.76cm" svg:x2="9.321cm" svg:y2="13.76cm">
          <text:p/>
        </draw:line>
        <draw:line draw:style-name="gr5" draw:text-style-name="P4" draw:layer="layout" svg:x1="9.322cm" svg:y1="13.76cm" svg:x2="9.317cm" svg:y2="13.767cm">
          <text:p/>
        </draw:line>
        <draw:line draw:style-name="gr5" draw:text-style-name="P4" draw:layer="layout" svg:x1="9.317cm" svg:y1="13.765cm" svg:x2="9.313cm" svg:y2="13.765cm">
          <text:p/>
        </draw:line>
        <draw:line draw:style-name="gr5" draw:text-style-name="P4" draw:layer="layout" svg:x1="9.314cm" svg:y1="13.765cm" svg:x2="9.304cm" svg:y2="13.77cm">
          <text:p/>
        </draw:line>
        <draw:line draw:style-name="gr5" draw:text-style-name="P4" draw:layer="layout" svg:x1="9.304cm" svg:y1="13.769cm" svg:x2="9.3cm" svg:y2="13.769cm">
          <text:p/>
        </draw:line>
        <draw:line draw:style-name="gr5" draw:text-style-name="P4" draw:layer="layout" svg:x1="9.301cm" svg:y1="13.769cm" svg:x2="9.296cm" svg:y2="13.774cm">
          <text:p/>
        </draw:line>
        <draw:line draw:style-name="gr5" draw:text-style-name="P4" draw:layer="layout" svg:x1="9.296cm" svg:y1="13.773cm" svg:x2="9.292cm" svg:y2="13.773cm">
          <text:p/>
        </draw:line>
        <draw:line draw:style-name="gr5" draw:text-style-name="P4" draw:layer="layout" svg:x1="9.293cm" svg:y1="13.773cm" svg:x2="9.287cm" svg:y2="13.778cm">
          <text:p/>
        </draw:line>
        <draw:line draw:style-name="gr5" draw:text-style-name="P4" draw:layer="layout" svg:x1="9.287cm" svg:y1="13.777cm" svg:x2="9.283cm" svg:y2="13.777cm">
          <text:p/>
        </draw:line>
        <draw:line draw:style-name="gr5" draw:text-style-name="P4" draw:layer="layout" svg:x1="9.284cm" svg:y1="13.777cm" svg:x2="9.279cm" svg:y2="13.783cm">
          <text:p/>
        </draw:line>
        <draw:line draw:style-name="gr5" draw:text-style-name="P4" draw:layer="layout" svg:x1="9.28cm" svg:y1="13.782cm" svg:x2="9.275cm" svg:y2="13.787cm">
          <text:p/>
        </draw:line>
        <draw:line draw:style-name="gr5" draw:text-style-name="P4" draw:layer="layout" svg:x1="9.275cm" svg:y1="13.786cm" svg:x2="9.27cm" svg:y2="13.786cm">
          <text:p/>
        </draw:line>
        <draw:line draw:style-name="gr5" draw:text-style-name="P4" draw:layer="layout" svg:x1="9.271cm" svg:y1="13.786cm" svg:x2="9.266cm" svg:y2="13.791cm">
          <text:p/>
        </draw:line>
        <draw:line draw:style-name="gr5" draw:text-style-name="P4" draw:layer="layout" svg:x1="9.266cm" svg:y1="13.79cm" svg:x2="9.262cm" svg:y2="13.79cm">
          <text:p/>
        </draw:line>
        <draw:line draw:style-name="gr5" draw:text-style-name="P4" draw:layer="layout" svg:x1="9.262cm" svg:y1="13.79cm" svg:x2="9.262cm" svg:y2="13.794cm">
          <text:p/>
        </draw:line>
        <draw:line draw:style-name="gr5" draw:text-style-name="P4" draw:layer="layout" svg:x1="9.263cm" svg:y1="13.794cm" svg:x2="9.258cm" svg:y2="13.799cm">
          <text:p/>
        </draw:line>
        <draw:line draw:style-name="gr5" draw:text-style-name="P4" draw:layer="layout" svg:x1="9.258cm" svg:y1="13.798cm" svg:x2="9.253cm" svg:y2="13.798cm">
          <text:p/>
        </draw:line>
        <draw:line draw:style-name="gr5" draw:text-style-name="P4" draw:layer="layout" svg:x1="9.254cm" svg:y1="13.798cm" svg:x2="9.249cm" svg:y2="13.804cm">
          <text:p/>
        </draw:line>
        <draw:line draw:style-name="gr5" draw:text-style-name="P4" draw:layer="layout" svg:x1="9.249cm" svg:y1="13.803cm" svg:x2="9.249cm" svg:y2="13.807cm">
          <text:p/>
        </draw:line>
        <draw:line draw:style-name="gr5" draw:text-style-name="P4" draw:layer="layout" svg:x1="9.249cm" svg:y1="13.807cm" svg:x2="9.245cm" svg:y2="13.807cm">
          <text:p/>
        </draw:line>
        <draw:line draw:style-name="gr5" draw:text-style-name="P4" draw:layer="layout" svg:x1="9.246cm" svg:y1="13.807cm" svg:x2="9.241cm" svg:y2="13.812cm">
          <text:p/>
        </draw:line>
        <draw:line draw:style-name="gr5" draw:text-style-name="P4" draw:layer="layout" svg:x1="9.241cm" svg:y1="13.811cm" svg:x2="9.241cm" svg:y2="13.815cm">
          <text:p/>
        </draw:line>
        <draw:line draw:style-name="gr5" draw:text-style-name="P4" draw:layer="layout" svg:x1="9.242cm" svg:y1="13.815cm" svg:x2="9.237cm" svg:y2="13.821cm">
          <text:p/>
        </draw:line>
        <draw:polyline draw:style-name="gr5" draw:text-style-name="P4" draw:layer="layout" svg:width="0cm" svg:height="0cm" svg:x="9.237cm" svg:y="13.82cm" svg:viewBox="0 0 0 0" draw:points="0,0">
          <text:p/>
        </draw:polyline>
        <draw:line draw:style-name="gr5" draw:text-style-name="P4" draw:layer="layout" svg:x1="9.239cm" svg:y1="13.82cm" svg:x2="9.232cm" svg:y2="13.825cm">
          <text:p/>
        </draw:line>
        <draw:line draw:style-name="gr5" draw:text-style-name="P4" draw:layer="layout" svg:x1="9.232cm" svg:y1="13.824cm" svg:x2="9.232cm" svg:y2="13.828cm">
          <text:p/>
        </draw:line>
        <draw:line draw:style-name="gr5" draw:text-style-name="P4" draw:layer="layout" svg:x1="9.233cm" svg:y1="13.828cm" svg:x2="9.228cm" svg:y2="13.833cm">
          <text:p/>
        </draw:line>
        <draw:polyline draw:style-name="gr5" draw:text-style-name="P4" draw:layer="layout" svg:width="0cm" svg:height="0cm" svg:x="9.228cm" svg:y="13.832cm" svg:viewBox="0 0 0 0" draw:points="0,0">
          <text:p/>
        </draw:polyline>
        <draw:line draw:style-name="gr5" draw:text-style-name="P4" draw:layer="layout" svg:x1="9.228cm" svg:y1="13.832cm" svg:x2="9.228cm" svg:y2="13.837cm">
          <text:p/>
        </draw:line>
        <draw:line draw:style-name="gr5" draw:text-style-name="P4" draw:layer="layout" svg:x1="9.229cm" svg:y1="13.837cm" svg:x2="9.224cm" svg:y2="13.842cm">
          <text:p/>
        </draw:line>
        <draw:line draw:style-name="gr5" draw:text-style-name="P4" draw:layer="layout" svg:x1="9.224cm" svg:y1="13.841cm" svg:x2="9.224cm" svg:y2="13.845cm">
          <text:p/>
        </draw:line>
        <draw:polyline draw:style-name="gr5" draw:text-style-name="P4" draw:layer="layout" svg:width="0cm" svg:height="0cm" svg:x="9.224cm" svg:y="13.845cm" svg:viewBox="0 0 0 0" draw:points="0,0">
          <text:p/>
        </draw:polyline>
        <draw:line draw:style-name="gr5" draw:text-style-name="P4" draw:layer="layout" svg:x1="9.224cm" svg:y1="13.845cm" svg:x2="9.224cm" svg:y2="13.849cm">
          <text:p/>
        </draw:line>
        <draw:line draw:style-name="gr5" draw:text-style-name="P4" draw:layer="layout" svg:x1="9.224cm" svg:y1="13.849cm" svg:x2="9.224cm" svg:y2="13.854cm">
          <text:p/>
        </draw:line>
        <draw:line draw:style-name="gr5" draw:text-style-name="P4" draw:layer="layout" svg:x1="9.224cm" svg:y1="13.854cm" svg:x2="9.224cm" svg:y2="13.858cm">
          <text:p/>
        </draw:line>
        <draw:polyline draw:style-name="gr5" draw:text-style-name="P4" draw:layer="layout" svg:width="0cm" svg:height="0cm" svg:x="9.224cm" svg:y="13.858cm" svg:viewBox="0 0 0 0" draw:points="0,0">
          <text:p/>
        </draw:polyline>
        <draw:line draw:style-name="gr5" draw:text-style-name="P4" draw:layer="layout" svg:x1="9.224cm" svg:y1="13.858cm" svg:x2="9.224cm" svg:y2="13.862cm">
          <text:p/>
        </draw:line>
        <draw:line draw:style-name="gr5" draw:text-style-name="P4" draw:layer="layout" svg:x1="9.224cm" svg:y1="13.862cm" svg:x2="9.224cm" svg:y2="13.866cm">
          <text:p/>
        </draw:line>
        <draw:line draw:style-name="gr5" draw:text-style-name="P4" draw:layer="layout" svg:x1="9.224cm" svg:y1="13.866cm" svg:x2="9.224cm" svg:y2="13.87cm">
          <text:p/>
        </draw:line>
        <draw:line draw:style-name="gr5" draw:text-style-name="P4" draw:layer="layout" svg:x1="9.224cm" svg:y1="13.87cm" svg:x2="9.224cm" svg:y2="13.875cm">
          <text:p/>
        </draw:line>
        <draw:polyline draw:style-name="gr5" draw:text-style-name="P4" draw:layer="layout" svg:width="0cm" svg:height="0cm" svg:x="9.224cm" svg:y="13.875cm" svg:viewBox="0 0 0 0" draw:points="0,0">
          <text:p/>
        </draw:polyline>
        <draw:line draw:style-name="gr5" draw:text-style-name="P4" draw:layer="layout" svg:x1="9.224cm" svg:y1="13.875cm" svg:x2="9.224cm" svg:y2="13.879cm">
          <text:p/>
        </draw:line>
        <draw:line draw:style-name="gr5" draw:text-style-name="P4" draw:layer="layout" svg:x1="9.224cm" svg:y1="13.879cm" svg:x2="9.224cm" svg:y2="13.883cm">
          <text:p/>
        </draw:line>
        <draw:line draw:style-name="gr5" draw:text-style-name="P4" draw:layer="layout" svg:x1="9.224cm" svg:y1="13.883cm" svg:x2="9.224cm" svg:y2="13.887cm">
          <text:p/>
        </draw:line>
        <draw:line draw:style-name="gr5" draw:text-style-name="P4" draw:layer="layout" svg:x1="9.224cm" svg:y1="13.887cm" svg:x2="9.228cm" svg:y2="13.887cm">
          <text:p/>
        </draw:line>
        <draw:line draw:style-name="gr5" draw:text-style-name="P4" draw:layer="layout" svg:x1="9.228cm" svg:y1="13.887cm" svg:x2="9.228cm" svg:y2="13.892cm">
          <text:p/>
        </draw:line>
        <draw:line draw:style-name="gr5" draw:text-style-name="P4" draw:layer="layout" svg:x1="9.228cm" svg:y1="13.892cm" svg:x2="9.228cm" svg:y2="13.896cm">
          <text:p/>
        </draw:line>
        <draw:line draw:style-name="gr5" draw:text-style-name="P4" draw:layer="layout" svg:x1="9.228cm" svg:y1="13.896cm" svg:x2="9.233cm" svg:y2="13.901cm">
          <text:p/>
        </draw:line>
        <draw:polyline draw:style-name="gr5" draw:text-style-name="P4" draw:layer="layout" svg:width="0cm" svg:height="0cm" svg:x="9.232cm" svg:y="13.9cm" svg:viewBox="0 0 0 0" draw:points="0,0">
          <text:p/>
        </draw:polyline>
        <draw:line draw:style-name="gr5" draw:text-style-name="P4" draw:layer="layout" svg:x1="9.232cm" svg:y1="13.9cm" svg:x2="9.239cm" svg:y2="13.905cm">
          <text:p/>
        </draw:line>
        <draw:line draw:style-name="gr5" draw:text-style-name="P4" draw:layer="layout" svg:x1="9.237cm" svg:y1="13.904cm" svg:x2="9.237cm" svg:y2="13.909cm">
          <text:p/>
        </draw:line>
        <draw:line draw:style-name="gr5" draw:text-style-name="P4" draw:layer="layout" svg:x1="9.237cm" svg:y1="13.909cm" svg:x2="9.242cm" svg:y2="13.914cm">
          <text:p/>
        </draw:line>
        <draw:polyline draw:style-name="gr5" draw:text-style-name="P4" draw:layer="layout" svg:width="0cm" svg:height="0cm" svg:x="9.241cm" svg:y="13.913cm" svg:viewBox="0 0 0 0" draw:points="0,0">
          <text:p/>
        </draw:polyline>
        <draw:line draw:style-name="gr5" draw:text-style-name="P4" draw:layer="layout" svg:x1="9.241cm" svg:y1="13.913cm" svg:x2="9.246cm" svg:y2="13.918cm">
          <text:p/>
        </draw:line>
        <draw:line draw:style-name="gr5" draw:text-style-name="P4" draw:layer="layout" svg:x1="9.245cm" svg:y1="13.917cm" svg:x2="9.25cm" svg:y2="13.922cm">
          <text:p/>
        </draw:line>
        <draw:polyline draw:style-name="gr5" draw:text-style-name="P4" draw:layer="layout" svg:width="0cm" svg:height="0cm" svg:x="9.249cm" svg:y="13.921cm" svg:viewBox="0 0 0 0" draw:points="0,0">
          <text:p/>
        </draw:polyline>
        <draw:line draw:style-name="gr5" draw:text-style-name="P4" draw:layer="layout" svg:x1="9.249cm" svg:y1="13.921cm" svg:x2="9.254cm" svg:y2="13.926cm">
          <text:p/>
        </draw:line>
        <draw:line draw:style-name="gr5" draw:text-style-name="P4" draw:layer="layout" svg:x1="9.253cm" svg:y1="13.925cm" svg:x2="9.259cm" svg:y2="13.931cm">
          <text:p/>
        </draw:line>
        <draw:line draw:style-name="gr5" draw:text-style-name="P4" draw:layer="layout" svg:x1="9.258cm" svg:y1="13.93cm" svg:x2="9.262cm" svg:y2="13.93cm">
          <text:p/>
        </draw:line>
        <draw:line draw:style-name="gr5" draw:text-style-name="P4" draw:layer="layout" svg:x1="9.262cm" svg:y1="13.93cm" svg:x2="9.262cm" svg:y2="13.934cm">
          <text:p/>
        </draw:line>
        <draw:line draw:style-name="gr5" draw:text-style-name="P4" draw:layer="layout" svg:x1="9.262cm" svg:y1="13.934cm" svg:x2="9.267cm" svg:y2="13.939cm">
          <text:p/>
        </draw:line>
        <draw:line draw:style-name="gr5" draw:text-style-name="P4" draw:layer="layout" svg:x1="9.266cm" svg:y1="13.938cm" svg:x2="9.27cm" svg:y2="13.938cm">
          <text:p/>
        </draw:line>
        <draw:line draw:style-name="gr5" draw:text-style-name="P4" draw:layer="layout" svg:x1="9.27cm" svg:y1="13.938cm" svg:x2="9.276cm" svg:y2="13.943cm">
          <text:p/>
        </draw:line>
        <draw:line draw:style-name="gr5" draw:text-style-name="P4" draw:layer="layout" svg:x1="9.275cm" svg:y1="13.942cm" svg:x2="9.28cm" svg:y2="13.948cm">
          <text:p/>
        </draw:line>
        <draw:line draw:style-name="gr5" draw:text-style-name="P4" draw:layer="layout" svg:x1="9.279cm" svg:y1="13.947cm" svg:x2="9.283cm" svg:y2="13.947cm">
          <text:p/>
        </draw:line>
        <draw:line draw:style-name="gr5" draw:text-style-name="P4" draw:layer="layout" svg:x1="9.283cm" svg:y1="13.947cm" svg:x2="9.288cm" svg:y2="13.952cm">
          <text:p/>
        </draw:line>
        <draw:line draw:style-name="gr5" draw:text-style-name="P4" draw:layer="layout" svg:x1="9.287cm" svg:y1="13.951cm" svg:x2="9.292cm" svg:y2="13.951cm">
          <text:p/>
        </draw:line>
        <draw:line draw:style-name="gr5" draw:text-style-name="P4" draw:layer="layout" svg:x1="9.292cm" svg:y1="13.951cm" svg:x2="9.297cm" svg:y2="13.956cm">
          <text:p/>
        </draw:line>
        <draw:line draw:style-name="gr5" draw:text-style-name="P4" draw:layer="layout" svg:x1="9.296cm" svg:y1="13.955cm" svg:x2="9.3cm" svg:y2="13.955cm">
          <text:p/>
        </draw:line>
        <draw:line draw:style-name="gr5" draw:text-style-name="P4" draw:layer="layout" svg:x1="9.3cm" svg:y1="13.955cm" svg:x2="9.305cm" svg:y2="13.96cm">
          <text:p/>
        </draw:line>
        <draw:line draw:style-name="gr5" draw:text-style-name="P4" draw:layer="layout" svg:x1="9.304cm" svg:y1="13.959cm" svg:x2="9.309cm" svg:y2="13.959cm">
          <text:p/>
        </draw:line>
        <draw:line draw:style-name="gr5" draw:text-style-name="P4" draw:layer="layout" svg:x1="9.309cm" svg:y1="13.959cm" svg:x2="9.318cm" svg:y2="13.965cm">
          <text:p/>
        </draw:line>
        <draw:line draw:style-name="gr5" draw:text-style-name="P4" draw:layer="layout" svg:x1="9.317cm" svg:y1="13.964cm" svg:x2="9.321cm" svg:y2="13.964cm">
          <text:p/>
        </draw:line>
        <draw:line draw:style-name="gr5" draw:text-style-name="P4" draw:layer="layout" svg:x1="9.321cm" svg:y1="13.964cm" svg:x2="9.326cm" svg:y2="13.969cm">
          <text:p/>
        </draw:line>
        <draw:line draw:style-name="gr5" draw:text-style-name="P4" draw:layer="layout" svg:x1="9.325cm" svg:y1="13.968cm" svg:x2="9.33cm" svg:y2="13.968cm">
          <text:p/>
        </draw:line>
        <draw:line draw:style-name="gr5" draw:text-style-name="P4" draw:layer="layout" svg:x1="9.33cm" svg:y1="13.968cm" svg:x2="9.339cm" svg:y2="13.973cm">
          <text:p/>
        </draw:line>
        <draw:line draw:style-name="gr5" draw:text-style-name="P4" draw:layer="layout" svg:x1="9.338cm" svg:y1="13.972cm" svg:x2="9.342cm" svg:y2="13.972cm">
          <text:p/>
        </draw:line>
        <draw:line draw:style-name="gr5" draw:text-style-name="P4" draw:layer="layout" svg:x1="9.342cm" svg:y1="13.972cm" svg:x2="9.348cm" svg:y2="13.977cm">
          <text:p/>
        </draw:line>
        <draw:line draw:style-name="gr5" draw:text-style-name="P4" draw:layer="layout" svg:x1="9.347cm" svg:y1="13.976cm" svg:x2="9.351cm" svg:y2="13.976cm">
          <text:p/>
        </draw:line>
        <draw:line draw:style-name="gr5" draw:text-style-name="P4" draw:layer="layout" svg:x1="9.351cm" svg:y1="13.976cm" svg:x2="9.359cm" svg:y2="13.976cm">
          <text:p/>
        </draw:line>
        <draw:line draw:style-name="gr5" draw:text-style-name="P4" draw:layer="layout" svg:x1="9.359cm" svg:y1="13.976cm" svg:x2="9.365cm" svg:y2="13.981cm">
          <text:p/>
        </draw:line>
        <draw:line draw:style-name="gr5" draw:text-style-name="P4" draw:layer="layout" svg:x1="9.364cm" svg:y1="13.98cm" svg:x2="9.372cm" svg:y2="13.98cm">
          <text:p/>
        </draw:line>
        <draw:line draw:style-name="gr5" draw:text-style-name="P4" draw:layer="layout" svg:x1="9.372cm" svg:y1="13.98cm" svg:x2="9.376cm" svg:y2="13.98cm">
          <text:p/>
        </draw:line>
        <draw:line draw:style-name="gr5" draw:text-style-name="P4" draw:layer="layout" svg:x1="9.376cm" svg:y1="13.98cm" svg:x2="9.383cm" svg:y2="13.987cm">
          <text:p/>
        </draw:line>
        <draw:line draw:style-name="gr5" draw:text-style-name="P4" draw:layer="layout" svg:x1="9.381cm" svg:y1="13.985cm" svg:x2="9.389cm" svg:y2="13.985cm">
          <text:p/>
        </draw:line>
        <draw:line draw:style-name="gr5" draw:text-style-name="P4" draw:layer="layout" svg:x1="9.389cm" svg:y1="13.985cm" svg:x2="9.393cm" svg:y2="13.985cm">
          <text:p/>
        </draw:line>
        <draw:line draw:style-name="gr5" draw:text-style-name="P4" draw:layer="layout" svg:x1="9.393cm" svg:y1="13.985cm" svg:x2="9.403cm" svg:y2="13.99cm">
          <text:p/>
        </draw:line>
        <draw:line draw:style-name="gr5" draw:text-style-name="P4" draw:layer="layout" svg:x1="9.402cm" svg:y1="13.989cm" svg:x2="9.406cm" svg:y2="13.989cm">
          <text:p/>
        </draw:line>
        <draw:line draw:style-name="gr5" draw:text-style-name="P4" draw:layer="layout" svg:x1="9.406cm" svg:y1="13.989cm" svg:x2="9.414cm" svg:y2="13.989cm">
          <text:p/>
        </draw:line>
        <draw:line draw:style-name="gr5" draw:text-style-name="P4" draw:layer="layout" svg:x1="9.414cm" svg:y1="13.989cm" svg:x2="9.419cm" svg:y2="13.989cm">
          <text:p/>
        </draw:line>
        <draw:line draw:style-name="gr5" draw:text-style-name="P4" draw:layer="layout" svg:x1="9.419cm" svg:y1="13.989cm" svg:x2="9.427cm" svg:y2="13.989cm">
          <text:p/>
        </draw:line>
        <draw:line draw:style-name="gr5" draw:text-style-name="P4" draw:layer="layout" svg:x1="9.427cm" svg:y1="13.989cm" svg:x2="9.432cm" svg:y2="13.994cm">
          <text:p/>
        </draw:line>
        <draw:line draw:style-name="gr5" draw:text-style-name="P4" draw:layer="layout" svg:x1="9.431cm" svg:y1="13.993cm" svg:x2="9.44cm" svg:y2="13.993cm">
          <text:p/>
        </draw:line>
        <draw:line draw:style-name="gr5" draw:text-style-name="P4" draw:layer="layout" svg:x1="9.44cm" svg:y1="13.993cm" svg:x2="9.444cm" svg:y2="13.993cm">
          <text:p/>
        </draw:line>
        <draw:line draw:style-name="gr5" draw:text-style-name="P4" draw:layer="layout" svg:x1="9.444cm" svg:y1="13.993cm" svg:x2="9.452cm" svg:y2="13.993cm">
          <text:p/>
        </draw:line>
        <draw:line draw:style-name="gr5" draw:text-style-name="P4" draw:layer="layout" svg:x1="9.452cm" svg:y1="13.993cm" svg:x2="9.457cm" svg:y2="13.993cm">
          <text:p/>
        </draw:line>
        <draw:line draw:style-name="gr5" draw:text-style-name="P4" draw:layer="layout" svg:x1="9.457cm" svg:y1="13.993cm" svg:x2="9.465cm" svg:y2="13.993cm">
          <text:p/>
        </draw:line>
        <draw:line draw:style-name="gr5" draw:text-style-name="P4" draw:layer="layout" svg:x1="9.465cm" svg:y1="13.993cm" svg:x2="9.469cm" svg:y2="13.993cm">
          <text:p/>
        </draw:line>
        <draw:line draw:style-name="gr5" draw:text-style-name="P4" draw:layer="layout" svg:x1="9.469cm" svg:y1="13.993cm" svg:x2="9.478cm" svg:y2="13.993cm">
          <text:p/>
        </draw:line>
        <draw:line draw:style-name="gr5" draw:text-style-name="P4" draw:layer="layout" svg:x1="9.478cm" svg:y1="13.993cm" svg:x2="9.482cm" svg:y2="13.993cm">
          <text:p/>
        </draw:line>
        <draw:line draw:style-name="gr5" draw:text-style-name="P4" draw:layer="layout" svg:x1="9.482cm" svg:y1="13.993cm" svg:x2="9.491cm" svg:y2="13.993cm">
          <text:p/>
        </draw:line>
        <draw:line draw:style-name="gr5" draw:text-style-name="P4" draw:layer="layout" svg:x1="9.491cm" svg:y1="13.993cm" svg:x2="9.499cm" svg:y2="13.993cm">
          <text:p/>
        </draw:line>
        <draw:line draw:style-name="gr5" draw:text-style-name="P4" draw:layer="layout" svg:x1="9.499cm" svg:y1="13.993cm" svg:x2="9.503cm" svg:y2="13.993cm">
          <text:p/>
        </draw:line>
        <draw:line draw:style-name="gr5" draw:text-style-name="P4" draw:layer="layout" svg:x1="9.503cm" svg:y1="13.993cm" svg:x2="9.512cm" svg:y2="13.993cm">
          <text:p/>
        </draw:line>
        <draw:line draw:style-name="gr5" draw:text-style-name="P4" draw:layer="layout" svg:x1="9.512cm" svg:y1="13.993cm" svg:x2="9.516cm" svg:y2="13.993cm">
          <text:p/>
        </draw:line>
        <draw:line draw:style-name="gr5" draw:text-style-name="P4" draw:layer="layout" svg:x1="9.516cm" svg:y1="13.993cm" svg:x2="9.524cm" svg:y2="13.993cm">
          <text:p/>
        </draw:line>
        <draw:line draw:style-name="gr5" draw:text-style-name="P4" draw:layer="layout" svg:x1="9.524cm" svg:y1="13.993cm" svg:x2="9.529cm" svg:y2="13.993cm">
          <text:p/>
        </draw:line>
        <draw:line draw:style-name="gr5" draw:text-style-name="P4" draw:layer="layout" svg:x1="9.529cm" svg:y1="13.994cm" svg:x2="9.538cm" svg:y2="13.989cm">
          <text:p/>
        </draw:line>
        <draw:line draw:style-name="gr5" draw:text-style-name="P4" draw:layer="layout" svg:x1="9.537cm" svg:y1="13.989cm" svg:x2="9.541cm" svg:y2="13.989cm">
          <text:p/>
        </draw:line>
        <draw:line draw:style-name="gr5" draw:text-style-name="P4" draw:layer="layout" svg:x1="9.541cm" svg:y1="13.989cm" svg:x2="9.55cm" svg:y2="13.989cm">
          <text:p/>
        </draw:line>
        <draw:line draw:style-name="gr5" draw:text-style-name="P4" draw:layer="layout" svg:x1="9.55cm" svg:y1="13.989cm" svg:x2="9.554cm" svg:y2="13.989cm">
          <text:p/>
        </draw:line>
        <draw:line draw:style-name="gr5" draw:text-style-name="P4" draw:layer="layout" svg:x1="9.554cm" svg:y1="13.989cm" svg:x2="9.563cm" svg:y2="13.989cm">
          <text:p/>
        </draw:line>
        <draw:line draw:style-name="gr5" draw:text-style-name="P4" draw:layer="layout" svg:x1="9.563cm" svg:y1="13.99cm" svg:x2="9.568cm" svg:y2="13.985cm">
          <text:p/>
        </draw:line>
        <draw:line draw:style-name="gr5" draw:text-style-name="P4" draw:layer="layout" svg:x1="9.567cm" svg:y1="13.985cm" svg:x2="9.575cm" svg:y2="13.985cm">
          <text:p/>
        </draw:line>
        <draw:line draw:style-name="gr5" draw:text-style-name="P4" draw:layer="layout" svg:x1="9.575cm" svg:y1="13.985cm" svg:x2="9.579cm" svg:y2="13.985cm">
          <text:p/>
        </draw:line>
        <draw:line draw:style-name="gr5" draw:text-style-name="P4" draw:layer="layout" svg:x1="9.579cm" svg:y1="13.985cm" svg:x2="9.584cm" svg:y2="13.985cm">
          <text:p/>
        </draw:line>
        <draw:line draw:style-name="gr5" draw:text-style-name="P4" draw:layer="layout" svg:x1="9.584cm" svg:y1="13.987cm" svg:x2="9.593cm" svg:y2="13.98cm">
          <text:p/>
        </draw:line>
        <draw:line draw:style-name="gr5" draw:text-style-name="P4" draw:layer="layout" svg:x1="9.592cm" svg:y1="13.98cm" svg:x2="9.596cm" svg:y2="13.98cm">
          <text:p/>
        </draw:line>
        <draw:line draw:style-name="gr5" draw:text-style-name="P4" draw:layer="layout" svg:x1="9.596cm" svg:y1="13.98cm" svg:x2="9.605cm" svg:y2="13.98cm">
          <text:p/>
        </draw:line>
        <draw:line draw:style-name="gr5" draw:text-style-name="P4" draw:layer="layout" svg:x1="9.605cm" svg:y1="13.981cm" svg:x2="9.61cm" svg:y2="13.976cm">
          <text:p/>
        </draw:line>
        <draw:line draw:style-name="gr5" draw:text-style-name="P4" draw:layer="layout" svg:x1="9.609cm" svg:y1="13.976cm" svg:x2="9.613cm" svg:y2="13.976cm">
          <text:p/>
        </draw:line>
        <draw:line draw:style-name="gr5" draw:text-style-name="P4" draw:layer="layout" svg:x1="9.613cm" svg:y1="13.976cm" svg:x2="9.622cm" svg:y2="13.976cm">
          <text:p/>
        </draw:line>
        <draw:line draw:style-name="gr5" draw:text-style-name="P4" draw:layer="layout" svg:x1="9.622cm" svg:y1="13.977cm" svg:x2="9.627cm" svg:y2="13.972cm">
          <text:p/>
        </draw:line>
        <draw:line draw:style-name="gr5" draw:text-style-name="P4" draw:layer="layout" svg:x1="9.626cm" svg:y1="13.972cm" svg:x2="9.63cm" svg:y2="13.972cm">
          <text:p/>
        </draw:line>
        <draw:line draw:style-name="gr5" draw:text-style-name="P4" draw:layer="layout" svg:x1="9.63cm" svg:y1="13.973cm" svg:x2="9.64cm" svg:y2="13.968cm">
          <text:p/>
        </draw:line>
        <draw:line draw:style-name="gr5" draw:text-style-name="P4" draw:layer="layout" svg:x1="9.639cm" svg:y1="13.968cm" svg:x2="9.643cm" svg:y2="13.968cm">
          <text:p/>
        </draw:line>
        <draw:line draw:style-name="gr5" draw:text-style-name="P4" draw:layer="layout" svg:x1="9.643cm" svg:y1="13.969cm" svg:x2="9.648cm" svg:y2="13.964cm">
          <text:p/>
        </draw:line>
        <draw:line draw:style-name="gr5" draw:text-style-name="P4" draw:layer="layout" svg:x1="9.647cm" svg:y1="13.964cm" svg:x2="9.651cm" svg:y2="13.964cm">
          <text:p/>
        </draw:line>
        <draw:line draw:style-name="gr5" draw:text-style-name="P4" draw:layer="layout" svg:x1="9.651cm" svg:y1="13.965cm" svg:x2="9.657cm" svg:y2="13.959cm">
          <text:p/>
        </draw:line>
        <draw:line draw:style-name="gr5" draw:text-style-name="P4" draw:layer="layout" svg:x1="9.656cm" svg:y1="13.959cm" svg:x2="9.66cm" svg:y2="13.959cm">
          <text:p/>
        </draw:line>
        <draw:line draw:style-name="gr5" draw:text-style-name="P4" draw:layer="layout" svg:x1="9.66cm" svg:y1="13.96cm" svg:x2="9.669cm" svg:y2="13.955cm">
          <text:p/>
        </draw:line>
        <draw:line draw:style-name="gr5" draw:text-style-name="P4" draw:layer="layout" svg:x1="9.668cm" svg:y1="13.955cm" svg:x2="9.673cm" svg:y2="13.955cm">
          <text:p/>
        </draw:line>
        <draw:line draw:style-name="gr5" draw:text-style-name="P4" draw:layer="layout" svg:x1="9.673cm" svg:y1="13.956cm" svg:x2="9.678cm" svg:y2="13.951cm">
          <text:p/>
        </draw:line>
        <draw:line draw:style-name="gr5" draw:text-style-name="P4" draw:layer="layout" svg:x1="9.677cm" svg:y1="13.951cm" svg:x2="9.681cm" svg:y2="13.951cm">
          <text:p/>
        </draw:line>
        <draw:line draw:style-name="gr5" draw:text-style-name="P4" draw:layer="layout" svg:x1="9.681cm" svg:y1="13.952cm" svg:x2="9.686cm" svg:y2="13.947cm">
          <text:p/>
        </draw:line>
        <draw:line draw:style-name="gr5" draw:text-style-name="P4" draw:layer="layout" svg:x1="9.685cm" svg:y1="13.948cm" svg:x2="9.691cm" svg:y2="13.942cm">
          <text:p/>
        </draw:line>
        <draw:line draw:style-name="gr5" draw:text-style-name="P4" draw:layer="layout" svg:x1="9.69cm" svg:y1="13.942cm" svg:x2="9.694cm" svg:y2="13.942cm">
          <text:p/>
        </draw:line>
        <draw:line draw:style-name="gr5" draw:text-style-name="P4" draw:layer="layout" svg:x1="9.694cm" svg:y1="13.943cm" svg:x2="9.699cm" svg:y2="13.938cm">
          <text:p/>
        </draw:line>
        <draw:polyline draw:style-name="gr5" draw:text-style-name="P4" draw:layer="layout" svg:width="0cm" svg:height="0cm" svg:x="9.698cm" svg:y="13.938cm" svg:viewBox="0 0 0 0" draw:points="0,0">
          <text:p/>
        </draw:polyline>
        <draw:line draw:style-name="gr5" draw:text-style-name="P4" draw:layer="layout" svg:x1="9.698cm" svg:y1="13.939cm" svg:x2="9.703cm" svg:y2="13.934cm">
          <text:p/>
        </draw:line>
        <draw:line draw:style-name="gr5" draw:text-style-name="P4" draw:layer="layout" svg:x1="9.702cm" svg:y1="13.935cm" svg:x2="9.707cm" svg:y2="13.93cm">
          <text:p/>
        </draw:line>
        <draw:line draw:style-name="gr5" draw:text-style-name="P4" draw:layer="layout" svg:x1="9.706cm" svg:y1="13.93cm" svg:x2="9.711cm" svg:y2="13.93cm">
          <text:p/>
        </draw:line>
        <draw:line draw:style-name="gr5" draw:text-style-name="P4" draw:layer="layout" svg:x1="9.711cm" svg:y1="13.931cm" svg:x2="9.716cm" svg:y2="13.925cm">
          <text:p/>
        </draw:line>
        <draw:line draw:style-name="gr5" draw:text-style-name="P4" draw:layer="layout" svg:x1="9.715cm" svg:y1="13.925cm" svg:x2="9.715cm" svg:y2="13.921cm">
          <text:p/>
        </draw:line>
        <draw:line draw:style-name="gr5" draw:text-style-name="P4" draw:layer="layout" svg:x1="9.715cm" svg:y1="13.922cm" svg:x2="9.72cm" svg:y2="13.917cm">
          <text:p/>
        </draw:line>
        <draw:line draw:style-name="gr5" draw:text-style-name="P4" draw:layer="layout" svg:x1="9.719cm" svg:y1="13.917cm" svg:x2="9.723cm" svg:y2="13.917cm">
          <text:p/>
        </draw:line>
        <draw:line draw:style-name="gr5" draw:text-style-name="P4" draw:layer="layout" svg:x1="9.723cm" svg:y1="13.917cm" svg:x2="9.723cm" svg:y2="13.913cm">
          <text:p/>
        </draw:line>
        <draw:line draw:style-name="gr5" draw:text-style-name="P4" draw:layer="layout" svg:x1="9.723cm" svg:y1="13.914cm" svg:x2="9.729cm" svg:y2="13.909cm">
          <text:p/>
        </draw:line>
        <draw:polyline draw:style-name="gr5" draw:text-style-name="P4" draw:layer="layout" svg:width="0cm" svg:height="0cm" svg:x="9.728cm" svg:y="13.909cm" svg:viewBox="0 0 0 0" draw:points="0,0">
          <text:p/>
        </draw:polyline>
        <draw:line draw:style-name="gr5" draw:text-style-name="P4" draw:layer="layout" svg:x1="9.728cm" svg:y1="13.911cm" svg:x2="9.733cm" svg:y2="13.904cm">
          <text:p/>
        </draw:line>
        <draw:line draw:style-name="gr5" draw:text-style-name="P4" draw:layer="layout" svg:x1="9.732cm" svg:y1="13.904cm" svg:x2="9.732cm" svg:y2="13.9cm">
          <text:p/>
        </draw:line>
        <draw:line draw:style-name="gr5" draw:text-style-name="P4" draw:layer="layout" svg:x1="9.732cm" svg:y1="13.901cm" svg:x2="9.737cm" svg:y2="13.896cm">
          <text:p/>
        </draw:line>
        <draw:polyline draw:style-name="gr5" draw:text-style-name="P4" draw:layer="layout" svg:width="0cm" svg:height="0cm" svg:x="9.736cm" svg:y="13.896cm" svg:viewBox="0 0 0 0" draw:points="0,0">
          <text:p/>
        </draw:polyline>
        <draw:line draw:style-name="gr5" draw:text-style-name="P4" draw:layer="layout" svg:x1="9.736cm" svg:y1="13.897cm" svg:x2="9.741cm" svg:y2="13.892cm">
          <text:p/>
        </draw:line>
        <draw:line draw:style-name="gr5" draw:text-style-name="P4" draw:layer="layout" svg:x1="9.74cm" svg:y1="13.892cm" svg:x2="9.74cm" svg:y2="13.887cm">
          <text:p/>
        </draw:line>
        <draw:line draw:style-name="gr5" draw:text-style-name="P4" draw:layer="layout" svg:x1="9.74cm" svg:y1="13.887cm" svg:x2="9.74cm" svg:y2="13.883cm">
          <text:p/>
        </draw:line>
        <draw:polyline draw:style-name="gr5" draw:text-style-name="P4" draw:layer="layout" svg:width="0cm" svg:height="0cm" svg:x="9.74cm" svg:y="13.883cm" svg:viewBox="0 0 0 0" draw:points="0,0">
          <text:p/>
        </draw:polyline>
        <draw:line draw:style-name="gr5" draw:text-style-name="P4" draw:layer="layout" svg:x1="9.74cm" svg:y1="13.884cm" svg:x2="9.747cm" svg:y2="13.879cm">
          <text:p/>
        </draw:line>
        <draw:line draw:style-name="gr5" draw:text-style-name="P4" draw:layer="layout" svg:x1="9.745cm" svg:y1="13.879cm" svg:x2="9.745cm" svg:y2="13.875cm">
          <text:p/>
        </draw:line>
        <draw:line draw:style-name="gr5" draw:text-style-name="P4" draw:layer="layout" svg:x1="9.745cm" svg:y1="13.875cm" svg:x2="9.745cm" svg:y2="13.87cm">
          <text:p/>
        </draw:line>
        <draw:polyline draw:style-name="gr5" draw:text-style-name="P4" draw:layer="layout" svg:width="0cm" svg:height="0cm" svg:x="9.745cm" svg:y="13.87cm" svg:viewBox="0 0 0 0" draw:points="0,0">
          <text:p/>
        </draw:polyline>
        <draw:line draw:style-name="gr5" draw:text-style-name="P4" draw:layer="layout" svg:x1="9.745cm" svg:y1="13.87cm" svg:x2="9.745cm" svg:y2="13.866cm">
          <text:p/>
        </draw:line>
        <draw:polyline draw:style-name="gr5" draw:text-style-name="P4" draw:layer="layout" svg:width="0cm" svg:height="0cm" svg:x="9.745cm" svg:y="13.866cm" svg:viewBox="0 0 0 0" draw:points="0,0">
          <text:p/>
        </draw:polyline>
        <draw:polyline draw:style-name="gr5" draw:text-style-name="P4" draw:layer="layout" svg:width="0cm" svg:height="0cm" svg:x="9.745cm" svg:y="13.866cm" svg:viewBox="0 0 0 0" draw:points="0,0">
          <text:p/>
        </draw:polyline>
        <draw:polyline draw:style-name="gr5" draw:text-style-name="P4" draw:layer="layout" svg:width="0cm" svg:height="0cm" svg:x="11.218cm" svg:y="13.866cm" svg:viewBox="0 0 0 0" draw:points="0,0">
          <text:p/>
        </draw:polyline>
        <draw:line draw:style-name="gr5" draw:text-style-name="P4" draw:layer="layout" svg:x1="11.218cm" svg:y1="13.866cm" svg:x2="11.218cm" svg:y2="13.87cm">
          <text:p/>
        </draw:line>
        <draw:line draw:style-name="gr5" draw:text-style-name="P4" draw:layer="layout" svg:x1="11.218cm" svg:y1="13.87cm" svg:x2="11.218cm" svg:y2="13.875cm">
          <text:p/>
        </draw:line>
        <draw:line draw:style-name="gr5" draw:text-style-name="P4" draw:layer="layout" svg:x1="11.218cm" svg:y1="13.875cm" svg:x2="11.218cm" svg:y2="13.879cm">
          <text:p/>
        </draw:line>
        <draw:line draw:style-name="gr5" draw:text-style-name="P4" draw:layer="layout" svg:x1="11.218cm" svg:y1="13.879cm" svg:x2="11.222cm" svg:y2="13.879cm">
          <text:p/>
        </draw:line>
        <draw:line draw:style-name="gr5" draw:text-style-name="P4" draw:layer="layout" svg:x1="11.222cm" svg:y1="13.879cm" svg:x2="11.222cm" svg:y2="13.883cm">
          <text:p/>
        </draw:line>
        <draw:line draw:style-name="gr5" draw:text-style-name="P4" draw:layer="layout" svg:x1="11.222cm" svg:y1="13.883cm" svg:x2="11.222cm" svg:y2="13.887cm">
          <text:p/>
        </draw:line>
        <draw:line draw:style-name="gr5" draw:text-style-name="P4" draw:layer="layout" svg:x1="11.222cm" svg:y1="13.887cm" svg:x2="11.222cm" svg:y2="13.892cm">
          <text:p/>
        </draw:line>
        <draw:line draw:style-name="gr5" draw:text-style-name="P4" draw:layer="layout" svg:x1="11.222cm" svg:y1="13.892cm" svg:x2="11.226cm" svg:y2="13.892cm">
          <text:p/>
        </draw:line>
        <draw:line draw:style-name="gr5" draw:text-style-name="P4" draw:layer="layout" svg:x1="11.226cm" svg:y1="13.892cm" svg:x2="11.226cm" svg:y2="13.896cm">
          <text:p/>
        </draw:line>
        <draw:line draw:style-name="gr5" draw:text-style-name="P4" draw:layer="layout" svg:x1="11.226cm" svg:y1="13.896cm" svg:x2="11.226cm" svg:y2="13.9cm">
          <text:p/>
        </draw:line>
        <draw:line draw:style-name="gr5" draw:text-style-name="P4" draw:layer="layout" svg:x1="11.226cm" svg:y1="13.9cm" svg:x2="11.231cm" svg:y2="13.905cm">
          <text:p/>
        </draw:line>
        <draw:polyline draw:style-name="gr5" draw:text-style-name="P4" draw:layer="layout" svg:width="0cm" svg:height="0cm" svg:x="11.23cm" svg:y="13.904cm" svg:viewBox="0 0 0 0" draw:points="0,0">
          <text:p/>
        </draw:polyline>
        <draw:line draw:style-name="gr5" draw:text-style-name="P4" draw:layer="layout" svg:x1="11.23cm" svg:y1="13.904cm" svg:x2="11.236cm" svg:y2="13.911cm">
          <text:p/>
        </draw:line>
        <draw:line draw:style-name="gr5" draw:text-style-name="P4" draw:layer="layout" svg:x1="11.235cm" svg:y1="13.909cm" svg:x2="11.24cm" svg:y2="13.914cm">
          <text:p/>
        </draw:line>
        <draw:line draw:style-name="gr5" draw:text-style-name="P4" draw:layer="layout" svg:x1="11.239cm" svg:y1="13.913cm" svg:x2="11.239cm" svg:y2="13.917cm">
          <text:p/>
        </draw:line>
        <draw:line draw:style-name="gr5" draw:text-style-name="P4" draw:layer="layout" svg:x1="11.239cm" svg:y1="13.917cm" svg:x2="11.243cm" svg:y2="13.917cm">
          <text:p/>
        </draw:line>
        <draw:line draw:style-name="gr5" draw:text-style-name="P4" draw:layer="layout" svg:x1="11.243cm" svg:y1="13.917cm" svg:x2="11.243cm" svg:y2="13.921cm">
          <text:p/>
        </draw:line>
        <draw:line draw:style-name="gr5" draw:text-style-name="P4" draw:layer="layout" svg:x1="11.243cm" svg:y1="13.921cm" svg:x2="11.248cm" svg:y2="13.926cm">
          <text:p/>
        </draw:line>
        <draw:line draw:style-name="gr5" draw:text-style-name="P4" draw:layer="layout" svg:x1="11.247cm" svg:y1="13.925cm" svg:x2="11.252cm" svg:y2="13.925cm">
          <text:p/>
        </draw:line>
        <draw:line draw:style-name="gr5" draw:text-style-name="P4" draw:layer="layout" svg:x1="11.252cm" svg:y1="13.925cm" svg:x2="11.257cm" svg:y2="13.931cm">
          <text:p/>
        </draw:line>
        <draw:line draw:style-name="gr5" draw:text-style-name="P4" draw:layer="layout" svg:x1="11.256cm" svg:y1="13.93cm" svg:x2="11.256cm" svg:y2="13.934cm">
          <text:p/>
        </draw:line>
        <draw:line draw:style-name="gr5" draw:text-style-name="P4" draw:layer="layout" svg:x1="11.256cm" svg:y1="13.934cm" svg:x2="11.26cm" svg:y2="13.934cm">
          <text:p/>
        </draw:line>
        <draw:line draw:style-name="gr5" draw:text-style-name="P4" draw:layer="layout" svg:x1="11.26cm" svg:y1="13.934cm" svg:x2="11.265cm" svg:y2="13.939cm">
          <text:p/>
        </draw:line>
        <draw:line draw:style-name="gr5" draw:text-style-name="P4" draw:layer="layout" svg:x1="11.264cm" svg:y1="13.938cm" svg:x2="11.271cm" svg:y2="13.943cm">
          <text:p/>
        </draw:line>
        <draw:line draw:style-name="gr5" draw:text-style-name="P4" draw:layer="layout" svg:x1="11.269cm" svg:y1="13.942cm" svg:x2="11.273cm" svg:y2="13.942cm">
          <text:p/>
        </draw:line>
        <draw:line draw:style-name="gr5" draw:text-style-name="P4" draw:layer="layout" svg:x1="11.273cm" svg:y1="13.942cm" svg:x2="11.278cm" svg:y2="13.948cm">
          <text:p/>
        </draw:line>
        <draw:line draw:style-name="gr5" draw:text-style-name="P4" draw:layer="layout" svg:x1="11.277cm" svg:y1="13.947cm" svg:x2="11.281cm" svg:y2="13.947cm">
          <text:p/>
        </draw:line>
        <draw:line draw:style-name="gr5" draw:text-style-name="P4" draw:layer="layout" svg:x1="11.281cm" svg:y1="13.947cm" svg:x2="11.287cm" svg:y2="13.952cm">
          <text:p/>
        </draw:line>
        <draw:line draw:style-name="gr5" draw:text-style-name="P4" draw:layer="layout" svg:x1="11.286cm" svg:y1="13.951cm" svg:x2="11.291cm" svg:y2="13.956cm">
          <text:p/>
        </draw:line>
        <draw:line draw:style-name="gr5" draw:text-style-name="P4" draw:layer="layout" svg:x1="11.29cm" svg:y1="13.955cm" svg:x2="11.294cm" svg:y2="13.955cm">
          <text:p/>
        </draw:line>
        <draw:line draw:style-name="gr5" draw:text-style-name="P4" draw:layer="layout" svg:x1="11.294cm" svg:y1="13.955cm" svg:x2="11.299cm" svg:y2="13.96cm">
          <text:p/>
        </draw:line>
        <draw:line draw:style-name="gr5" draw:text-style-name="P4" draw:layer="layout" svg:x1="11.298cm" svg:y1="13.959cm" svg:x2="11.302cm" svg:y2="13.959cm">
          <text:p/>
        </draw:line>
        <draw:line draw:style-name="gr5" draw:text-style-name="P4" draw:layer="layout" svg:x1="11.302cm" svg:y1="13.959cm" svg:x2="11.308cm" svg:y2="13.965cm">
          <text:p/>
        </draw:line>
        <draw:line draw:style-name="gr5" draw:text-style-name="P4" draw:layer="layout" svg:x1="11.307cm" svg:y1="13.964cm" svg:x2="11.315cm" svg:y2="13.964cm">
          <text:p/>
        </draw:line>
        <draw:line draw:style-name="gr5" draw:text-style-name="P4" draw:layer="layout" svg:x1="11.315cm" svg:y1="13.964cm" svg:x2="11.32cm" svg:y2="13.969cm">
          <text:p/>
        </draw:line>
        <draw:line draw:style-name="gr5" draw:text-style-name="P4" draw:layer="layout" svg:x1="11.319cm" svg:y1="13.968cm" svg:x2="11.324cm" svg:y2="13.968cm">
          <text:p/>
        </draw:line>
        <draw:line draw:style-name="gr5" draw:text-style-name="P4" draw:layer="layout" svg:x1="11.324cm" svg:y1="13.968cm" svg:x2="11.329cm" svg:y2="13.973cm">
          <text:p/>
        </draw:line>
        <draw:line draw:style-name="gr5" draw:text-style-name="P4" draw:layer="layout" svg:x1="11.328cm" svg:y1="13.972cm" svg:x2="11.336cm" svg:y2="13.972cm">
          <text:p/>
        </draw:line>
        <draw:line draw:style-name="gr5" draw:text-style-name="P4" draw:layer="layout" svg:x1="11.336cm" svg:y1="13.972cm" svg:x2="11.341cm" svg:y2="13.972cm">
          <text:p/>
        </draw:line>
        <draw:line draw:style-name="gr5" draw:text-style-name="P4" draw:layer="layout" svg:x1="11.341cm" svg:y1="13.972cm" svg:x2="11.346cm" svg:y2="13.977cm">
          <text:p/>
        </draw:line>
        <draw:line draw:style-name="gr5" draw:text-style-name="P4" draw:layer="layout" svg:x1="11.345cm" svg:y1="13.976cm" svg:x2="11.353cm" svg:y2="13.976cm">
          <text:p/>
        </draw:line>
        <draw:line draw:style-name="gr5" draw:text-style-name="P4" draw:layer="layout" svg:x1="11.353cm" svg:y1="13.976cm" svg:x2="11.358cm" svg:y2="13.981cm">
          <text:p/>
        </draw:line>
        <draw:line draw:style-name="gr5" draw:text-style-name="P4" draw:layer="layout" svg:x1="11.357cm" svg:y1="13.98cm" svg:x2="11.362cm" svg:y2="13.98cm">
          <text:p/>
        </draw:line>
        <draw:line draw:style-name="gr5" draw:text-style-name="P4" draw:layer="layout" svg:x1="11.362cm" svg:y1="13.98cm" svg:x2="11.37cm" svg:y2="13.98cm">
          <text:p/>
        </draw:line>
        <draw:line draw:style-name="gr5" draw:text-style-name="P4" draw:layer="layout" svg:x1="11.37cm" svg:y1="13.98cm" svg:x2="11.375cm" svg:y2="13.987cm">
          <text:p/>
        </draw:line>
        <draw:line draw:style-name="gr5" draw:text-style-name="P4" draw:layer="layout" svg:x1="11.374cm" svg:y1="13.985cm" svg:x2="11.379cm" svg:y2="13.985cm">
          <text:p/>
        </draw:line>
        <draw:line draw:style-name="gr5" draw:text-style-name="P4" draw:layer="layout" svg:x1="11.379cm" svg:y1="13.985cm" svg:x2="11.387cm" svg:y2="13.985cm">
          <text:p/>
        </draw:line>
        <draw:line draw:style-name="gr5" draw:text-style-name="P4" draw:layer="layout" svg:x1="11.387cm" svg:y1="13.985cm" svg:x2="11.391cm" svg:y2="13.985cm">
          <text:p/>
        </draw:line>
        <draw:line draw:style-name="gr5" draw:text-style-name="P4" draw:layer="layout" svg:x1="11.391cm" svg:y1="13.985cm" svg:x2="11.401cm" svg:y2="13.99cm">
          <text:p/>
        </draw:line>
        <draw:line draw:style-name="gr5" draw:text-style-name="P4" draw:layer="layout" svg:x1="11.4cm" svg:y1="13.989cm" svg:x2="11.404cm" svg:y2="13.989cm">
          <text:p/>
        </draw:line>
        <draw:line draw:style-name="gr5" draw:text-style-name="P4" draw:layer="layout" svg:x1="11.404cm" svg:y1="13.989cm" svg:x2="11.413cm" svg:y2="13.989cm">
          <text:p/>
        </draw:line>
        <draw:line draw:style-name="gr5" draw:text-style-name="P4" draw:layer="layout" svg:x1="11.413cm" svg:y1="13.989cm" svg:x2="11.417cm" svg:y2="13.989cm">
          <text:p/>
        </draw:line>
        <draw:line draw:style-name="gr5" draw:text-style-name="P4" draw:layer="layout" svg:x1="11.417cm" svg:y1="13.989cm" svg:x2="11.425cm" svg:y2="13.989cm">
          <text:p/>
        </draw:line>
        <draw:line draw:style-name="gr5" draw:text-style-name="P4" draw:layer="layout" svg:x1="11.425cm" svg:y1="13.989cm" svg:x2="11.43cm" svg:y2="13.994cm">
          <text:p/>
        </draw:line>
        <draw:line draw:style-name="gr5" draw:text-style-name="P4" draw:layer="layout" svg:x1="11.429cm" svg:y1="13.993cm" svg:x2="11.438cm" svg:y2="13.993cm">
          <text:p/>
        </draw:line>
        <draw:line draw:style-name="gr5" draw:text-style-name="P4" draw:layer="layout" svg:x1="11.438cm" svg:y1="13.993cm" svg:x2="11.442cm" svg:y2="13.993cm">
          <text:p/>
        </draw:line>
        <draw:line draw:style-name="gr5" draw:text-style-name="P4" draw:layer="layout" svg:x1="11.442cm" svg:y1="13.993cm" svg:x2="11.451cm" svg:y2="13.993cm">
          <text:p/>
        </draw:line>
        <draw:line draw:style-name="gr5" draw:text-style-name="P4" draw:layer="layout" svg:x1="11.451cm" svg:y1="13.993cm" svg:x2="11.455cm" svg:y2="13.993cm">
          <text:p/>
        </draw:line>
        <draw:line draw:style-name="gr5" draw:text-style-name="P4" draw:layer="layout" svg:x1="11.455cm" svg:y1="13.993cm" svg:x2="11.463cm" svg:y2="13.993cm">
          <text:p/>
        </draw:line>
        <draw:line draw:style-name="gr5" draw:text-style-name="P4" draw:layer="layout" svg:x1="11.463cm" svg:y1="13.993cm" svg:x2="11.472cm" svg:y2="13.993cm">
          <text:p/>
        </draw:line>
        <draw:line draw:style-name="gr5" draw:text-style-name="P4" draw:layer="layout" svg:x1="11.472cm" svg:y1="13.993cm" svg:x2="11.476cm" svg:y2="13.993cm">
          <text:p/>
        </draw:line>
        <draw:line draw:style-name="gr5" draw:text-style-name="P4" draw:layer="layout" svg:x1="11.476cm" svg:y1="13.993cm" svg:x2="11.484cm" svg:y2="13.993cm">
          <text:p/>
        </draw:line>
        <draw:line draw:style-name="gr5" draw:text-style-name="P4" draw:layer="layout" svg:x1="11.484cm" svg:y1="13.993cm" svg:x2="11.489cm" svg:y2="13.993cm">
          <text:p/>
        </draw:line>
        <draw:line draw:style-name="gr5" draw:text-style-name="P4" draw:layer="layout" svg:x1="11.489cm" svg:y1="13.993cm" svg:x2="11.497cm" svg:y2="13.993cm">
          <text:p/>
        </draw:line>
        <draw:line draw:style-name="gr5" draw:text-style-name="P4" draw:layer="layout" svg:x1="11.497cm" svg:y1="13.993cm" svg:x2="11.501cm" svg:y2="13.993cm">
          <text:p/>
        </draw:line>
        <draw:line draw:style-name="gr5" draw:text-style-name="P4" draw:layer="layout" svg:x1="11.501cm" svg:y1="13.993cm" svg:x2="11.51cm" svg:y2="13.993cm">
          <text:p/>
        </draw:line>
        <draw:line draw:style-name="gr5" draw:text-style-name="P4" draw:layer="layout" svg:x1="11.51cm" svg:y1="13.993cm" svg:x2="11.514cm" svg:y2="13.993cm">
          <text:p/>
        </draw:line>
        <draw:line draw:style-name="gr5" draw:text-style-name="P4" draw:layer="layout" svg:x1="11.514cm" svg:y1="13.993cm" svg:x2="11.523cm" svg:y2="13.993cm">
          <text:p/>
        </draw:line>
        <draw:line draw:style-name="gr5" draw:text-style-name="P4" draw:layer="layout" svg:x1="11.523cm" svg:y1="13.993cm" svg:x2="11.527cm" svg:y2="13.993cm">
          <text:p/>
        </draw:line>
        <draw:line draw:style-name="gr5" draw:text-style-name="P4" draw:layer="layout" svg:x1="11.527cm" svg:y1="13.994cm" svg:x2="11.536cm" svg:y2="13.989cm">
          <text:p/>
        </draw:line>
        <draw:line draw:style-name="gr5" draw:text-style-name="P4" draw:layer="layout" svg:x1="11.535cm" svg:y1="13.989cm" svg:x2="11.539cm" svg:y2="13.989cm">
          <text:p/>
        </draw:line>
        <draw:line draw:style-name="gr5" draw:text-style-name="P4" draw:layer="layout" svg:x1="11.539cm" svg:y1="13.989cm" svg:x2="11.548cm" svg:y2="13.989cm">
          <text:p/>
        </draw:line>
        <draw:line draw:style-name="gr5" draw:text-style-name="P4" draw:layer="layout" svg:x1="11.548cm" svg:y1="13.989cm" svg:x2="11.552cm" svg:y2="13.989cm">
          <text:p/>
        </draw:line>
        <draw:line draw:style-name="gr5" draw:text-style-name="P4" draw:layer="layout" svg:x1="11.552cm" svg:y1="13.989cm" svg:x2="11.561cm" svg:y2="13.989cm">
          <text:p/>
        </draw:line>
        <draw:line draw:style-name="gr5" draw:text-style-name="P4" draw:layer="layout" svg:x1="11.561cm" svg:y1="13.99cm" svg:x2="11.566cm" svg:y2="13.985cm">
          <text:p/>
        </draw:line>
        <draw:line draw:style-name="gr5" draw:text-style-name="P4" draw:layer="layout" svg:x1="11.565cm" svg:y1="13.985cm" svg:x2="11.573cm" svg:y2="13.985cm">
          <text:p/>
        </draw:line>
        <draw:line draw:style-name="gr5" draw:text-style-name="P4" draw:layer="layout" svg:x1="11.573cm" svg:y1="13.985cm" svg:x2="11.578cm" svg:y2="13.985cm">
          <text:p/>
        </draw:line>
        <draw:line draw:style-name="gr5" draw:text-style-name="P4" draw:layer="layout" svg:x1="11.578cm" svg:y1="13.985cm" svg:x2="11.586cm" svg:y2="13.985cm">
          <text:p/>
        </draw:line>
        <draw:line draw:style-name="gr5" draw:text-style-name="P4" draw:layer="layout" svg:x1="11.586cm" svg:y1="13.987cm" svg:x2="11.591cm" svg:y2="13.98cm">
          <text:p/>
        </draw:line>
        <draw:line draw:style-name="gr5" draw:text-style-name="P4" draw:layer="layout" svg:x1="11.59cm" svg:y1="13.98cm" svg:x2="11.595cm" svg:y2="13.98cm">
          <text:p/>
        </draw:line>
        <draw:line draw:style-name="gr5" draw:text-style-name="P4" draw:layer="layout" svg:x1="11.595cm" svg:y1="13.98cm" svg:x2="11.603cm" svg:y2="13.98cm">
          <text:p/>
        </draw:line>
        <draw:line draw:style-name="gr5" draw:text-style-name="P4" draw:layer="layout" svg:x1="11.603cm" svg:y1="13.981cm" svg:x2="11.608cm" svg:y2="13.976cm">
          <text:p/>
        </draw:line>
        <draw:line draw:style-name="gr5" draw:text-style-name="P4" draw:layer="layout" svg:x1="11.607cm" svg:y1="13.976cm" svg:x2="11.611cm" svg:y2="13.976cm">
          <text:p/>
        </draw:line>
        <draw:line draw:style-name="gr5" draw:text-style-name="P4" draw:layer="layout" svg:x1="11.611cm" svg:y1="13.977cm" svg:x2="11.621cm" svg:y2="13.972cm">
          <text:p/>
        </draw:line>
        <draw:line draw:style-name="gr5" draw:text-style-name="P4" draw:layer="layout" svg:x1="11.62cm" svg:y1="13.972cm" svg:x2="11.624cm" svg:y2="13.972cm">
          <text:p/>
        </draw:line>
        <draw:line draw:style-name="gr5" draw:text-style-name="P4" draw:layer="layout" svg:x1="11.624cm" svg:y1="13.973cm" svg:x2="11.629cm" svg:y2="13.968cm">
          <text:p/>
        </draw:line>
        <draw:line draw:style-name="gr5" draw:text-style-name="P4" draw:layer="layout" svg:x1="11.628cm" svg:y1="13.968cm" svg:x2="11.637cm" svg:y2="13.968cm">
          <text:p/>
        </draw:line>
        <draw:line draw:style-name="gr5" draw:text-style-name="P4" draw:layer="layout" svg:x1="11.637cm" svg:y1="13.968cm" svg:x2="11.641cm" svg:y2="13.968cm">
          <text:p/>
        </draw:line>
        <draw:line draw:style-name="gr5" draw:text-style-name="P4" draw:layer="layout" svg:x1="11.641cm" svg:y1="13.969cm" svg:x2="11.646cm" svg:y2="13.964cm">
          <text:p/>
        </draw:line>
        <draw:line draw:style-name="gr5" draw:text-style-name="P4" draw:layer="layout" svg:x1="11.645cm" svg:y1="13.964cm" svg:x2="11.65cm" svg:y2="13.964cm">
          <text:p/>
        </draw:line>
        <draw:line draw:style-name="gr5" draw:text-style-name="P4" draw:layer="layout" svg:x1="11.65cm" svg:y1="13.965cm" svg:x2="11.655cm" svg:y2="13.959cm">
          <text:p/>
        </draw:line>
        <draw:line draw:style-name="gr5" draw:text-style-name="P4" draw:layer="layout" svg:x1="11.654cm" svg:y1="13.959cm" svg:x2="11.658cm" svg:y2="13.959cm">
          <text:p/>
        </draw:line>
        <draw:line draw:style-name="gr5" draw:text-style-name="P4" draw:layer="layout" svg:x1="11.658cm" svg:y1="13.96cm" svg:x2="11.669cm" svg:y2="13.955cm">
          <text:p/>
        </draw:line>
        <draw:line draw:style-name="gr5" draw:text-style-name="P4" draw:layer="layout" svg:x1="11.667cm" svg:y1="13.956cm" svg:x2="11.672cm" svg:y2="13.951cm">
          <text:p/>
        </draw:line>
        <draw:line draw:style-name="gr5" draw:text-style-name="P4" draw:layer="layout" svg:x1="11.671cm" svg:y1="13.951cm" svg:x2="11.675cm" svg:y2="13.951cm">
          <text:p/>
        </draw:line>
        <draw:line draw:style-name="gr5" draw:text-style-name="P4" draw:layer="layout" svg:x1="11.675cm" svg:y1="13.952cm" svg:x2="11.68cm" svg:y2="13.947cm">
          <text:p/>
        </draw:line>
        <draw:line draw:style-name="gr5" draw:text-style-name="P4" draw:layer="layout" svg:x1="11.679cm" svg:y1="13.947cm" svg:x2="11.683cm" svg:y2="13.947cm">
          <text:p/>
        </draw:line>
        <draw:line draw:style-name="gr5" draw:text-style-name="P4" draw:layer="layout" svg:x1="11.683cm" svg:y1="13.948cm" svg:x2="11.689cm" svg:y2="13.942cm">
          <text:p/>
        </draw:line>
        <draw:line draw:style-name="gr5" draw:text-style-name="P4" draw:layer="layout" svg:x1="11.688cm" svg:y1="13.943cm" svg:x2="11.693cm" svg:y2="13.938cm">
          <text:p/>
        </draw:line>
        <draw:polyline draw:style-name="gr5" draw:text-style-name="P4" draw:layer="layout" svg:width="0cm" svg:height="0cm" svg:x="11.692cm" svg:y="13.938cm" svg:viewBox="0 0 0 0" draw:points="0,0">
          <text:p/>
        </draw:polyline>
        <draw:line draw:style-name="gr5" draw:text-style-name="P4" draw:layer="layout" svg:x1="11.692cm" svg:y1="13.939cm" svg:x2="11.697cm" svg:y2="13.934cm">
          <text:p/>
        </draw:line>
        <draw:line draw:style-name="gr5" draw:text-style-name="P4" draw:layer="layout" svg:x1="11.696cm" svg:y1="13.934cm" svg:x2="11.7cm" svg:y2="13.934cm">
          <text:p/>
        </draw:line>
        <draw:line draw:style-name="gr5" draw:text-style-name="P4" draw:layer="layout" svg:x1="11.7cm" svg:y1="13.935cm" svg:x2="11.707cm" svg:y2="13.93cm">
          <text:p/>
        </draw:line>
        <draw:line draw:style-name="gr5" draw:text-style-name="P4" draw:layer="layout" svg:x1="11.705cm" svg:y1="13.931cm" svg:x2="11.71cm" svg:y2="13.925cm">
          <text:p/>
        </draw:line>
        <draw:polyline draw:style-name="gr5" draw:text-style-name="P4" draw:layer="layout" svg:width="0cm" svg:height="0cm" svg:x="11.709cm" svg:y="13.925cm" svg:viewBox="0 0 0 0" draw:points="0,0">
          <text:p/>
        </draw:polyline>
        <draw:line draw:style-name="gr5" draw:text-style-name="P4" draw:layer="layout" svg:x1="11.709cm" svg:y1="13.926cm" svg:x2="11.714cm" svg:y2="13.921cm">
          <text:p/>
        </draw:line>
        <draw:line draw:style-name="gr5" draw:text-style-name="P4" draw:layer="layout" svg:x1="11.713cm" svg:y1="13.922cm" svg:x2="11.718cm" svg:y2="13.917cm">
          <text:p/>
        </draw:line>
        <draw:line draw:style-name="gr5" draw:text-style-name="P4" draw:layer="layout" svg:x1="11.717cm" svg:y1="13.917cm" svg:x2="11.717cm" svg:y2="13.913cm">
          <text:p/>
        </draw:line>
        <draw:line draw:style-name="gr5" draw:text-style-name="P4" draw:layer="layout" svg:x1="11.717cm" svg:y1="13.913cm" svg:x2="11.722cm" svg:y2="13.913cm">
          <text:p/>
        </draw:line>
        <draw:line draw:style-name="gr5" draw:text-style-name="P4" draw:layer="layout" svg:x1="11.722cm" svg:y1="13.914cm" svg:x2="11.727cm" svg:y2="13.909cm">
          <text:p/>
        </draw:line>
        <draw:line draw:style-name="gr5" draw:text-style-name="P4" draw:layer="layout" svg:x1="11.726cm" svg:y1="13.909cm" svg:x2="11.726cm" svg:y2="13.904cm">
          <text:p/>
        </draw:line>
        <draw:line draw:style-name="gr5" draw:text-style-name="P4" draw:layer="layout" svg:x1="11.726cm" svg:y1="13.904cm" svg:x2="11.73cm" svg:y2="13.904cm">
          <text:p/>
        </draw:line>
        <draw:line draw:style-name="gr5" draw:text-style-name="P4" draw:layer="layout" svg:x1="11.73cm" svg:y1="13.904cm" svg:x2="11.73cm" svg:y2="13.9cm">
          <text:p/>
        </draw:line>
        <draw:line draw:style-name="gr5" draw:text-style-name="P4" draw:layer="layout" svg:x1="11.73cm" svg:y1="13.9cm" svg:x2="11.73cm" svg:y2="13.896cm">
          <text:p/>
        </draw:line>
        <draw:line draw:style-name="gr5" draw:text-style-name="P4" draw:layer="layout" svg:x1="11.73cm" svg:y1="13.897cm" svg:x2="11.735cm" svg:y2="13.892cm">
          <text:p/>
        </draw:line>
        <draw:polyline draw:style-name="gr5" draw:text-style-name="P4" draw:layer="layout" svg:width="0cm" svg:height="0cm" svg:x="11.734cm" svg:y="13.892cm" svg:viewBox="0 0 0 0" draw:points="0,0">
          <text:p/>
        </draw:polyline>
        <draw:line draw:style-name="gr5" draw:text-style-name="P4" draw:layer="layout" svg:x1="11.734cm" svg:y1="13.892cm" svg:x2="11.734cm" svg:y2="13.887cm">
          <text:p/>
        </draw:line>
        <draw:line draw:style-name="gr5" draw:text-style-name="P4" draw:layer="layout" svg:x1="11.734cm" svg:y1="13.888cm" svg:x2="11.739cm" svg:y2="13.883cm">
          <text:p/>
        </draw:line>
        <draw:line draw:style-name="gr5" draw:text-style-name="P4" draw:layer="layout" svg:x1="11.738cm" svg:y1="13.883cm" svg:x2="11.738cm" svg:y2="13.879cm">
          <text:p/>
        </draw:line>
        <draw:polyline draw:style-name="gr5" draw:text-style-name="P4" draw:layer="layout" svg:width="0cm" svg:height="0cm" svg:x="11.738cm" svg:y="13.879cm" svg:viewBox="0 0 0 0" draw:points="0,0">
          <text:p/>
        </draw:polyline>
        <draw:line draw:style-name="gr5" draw:text-style-name="P4" draw:layer="layout" svg:x1="11.738cm" svg:y1="13.879cm" svg:x2="11.738cm" svg:y2="13.875cm">
          <text:p/>
        </draw:line>
        <draw:line draw:style-name="gr5" draw:text-style-name="P4" draw:layer="layout" svg:x1="11.738cm" svg:y1="13.875cm" svg:x2="11.738cm" svg:y2="13.87cm">
          <text:p/>
        </draw:line>
        <draw:line draw:style-name="gr5" draw:text-style-name="P4" draw:layer="layout" svg:x1="11.738cm" svg:y1="13.87cm" svg:x2="11.738cm" svg:y2="13.866cm">
          <text:p/>
        </draw:line>
        <draw:line draw:style-name="gr5" draw:text-style-name="P4" draw:layer="layout" svg:x1="11.738cm" svg:y1="13.866cm" svg:x2="11.738cm" svg:y2="13.862cm">
          <text:p/>
        </draw:line>
        <draw:polyline draw:style-name="gr5" draw:text-style-name="P4" draw:layer="layout" svg:width="0cm" svg:height="0cm" svg:x="11.738cm" svg:y="13.862cm" svg:viewBox="0 0 0 0" draw:points="0,0">
          <text:p/>
        </draw:polyline>
        <draw:line draw:style-name="gr5" draw:text-style-name="P4" draw:layer="layout" svg:x1="11.738cm" svg:y1="13.862cm" svg:x2="11.738cm" svg:y2="13.858cm">
          <text:p/>
        </draw:line>
        <draw:line draw:style-name="gr5" draw:text-style-name="P4" draw:layer="layout" svg:x1="11.738cm" svg:y1="13.858cm" svg:x2="11.738cm" svg:y2="13.854cm">
          <text:p/>
        </draw:line>
        <draw:line draw:style-name="gr5" draw:text-style-name="P4" draw:layer="layout" svg:x1="11.738cm" svg:y1="13.854cm" svg:x2="11.738cm" svg:y2="13.849cm">
          <text:p/>
        </draw:line>
        <draw:polyline draw:style-name="gr5" draw:text-style-name="P4" draw:layer="layout" svg:width="0cm" svg:height="0cm" svg:x="11.738cm" svg:y="13.849cm" svg:viewBox="0 0 0 0" draw:points="0,0">
          <text:p/>
        </draw:polyline>
        <draw:line draw:style-name="gr5" draw:text-style-name="P4" draw:layer="layout" svg:x1="11.738cm" svg:y1="13.849cm" svg:x2="11.738cm" svg:y2="13.845cm">
          <text:p/>
        </draw:line>
        <draw:line draw:style-name="gr5" draw:text-style-name="P4" draw:layer="layout" svg:x1="11.738cm" svg:y1="13.845cm" svg:x2="11.738cm" svg:y2="13.841cm">
          <text:p/>
        </draw:line>
        <draw:line draw:style-name="gr5" draw:text-style-name="P4" draw:layer="layout" svg:x1="11.739cm" svg:y1="13.842cm" svg:x2="11.734cm" svg:y2="13.837cm">
          <text:p/>
        </draw:line>
        <draw:polyline draw:style-name="gr5" draw:text-style-name="P4" draw:layer="layout" svg:width="0cm" svg:height="0cm" svg:x="11.734cm" svg:y="13.837cm" svg:viewBox="0 0 0 0" draw:points="0,0">
          <text:p/>
        </draw:polyline>
        <draw:line draw:style-name="gr5" draw:text-style-name="P4" draw:layer="layout" svg:x1="11.734cm" svg:y1="13.837cm" svg:x2="11.734cm" svg:y2="13.832cm">
          <text:p/>
        </draw:line>
        <draw:line draw:style-name="gr5" draw:text-style-name="P4" draw:layer="layout" svg:x1="11.735cm" svg:y1="13.833cm" svg:x2="11.73cm" svg:y2="13.828cm">
          <text:p/>
        </draw:line>
        <draw:line draw:style-name="gr5" draw:text-style-name="P4" draw:layer="layout" svg:x1="11.73cm" svg:y1="13.828cm" svg:x2="11.73cm" svg:y2="13.824cm">
          <text:p/>
        </draw:line>
        <draw:line draw:style-name="gr5" draw:text-style-name="P4" draw:layer="layout" svg:x1="11.73cm" svg:y1="13.824cm" svg:x2="11.726cm" svg:y2="13.824cm">
          <text:p/>
        </draw:line>
        <draw:line draw:style-name="gr5" draw:text-style-name="P4" draw:layer="layout" svg:x1="11.726cm" svg:y1="13.824cm" svg:x2="11.726cm" svg:y2="13.82cm">
          <text:p/>
        </draw:line>
        <draw:line draw:style-name="gr5" draw:text-style-name="P4" draw:layer="layout" svg:x1="11.727cm" svg:y1="13.821cm" svg:x2="11.722cm" svg:y2="13.815cm">
          <text:p/>
        </draw:line>
        <draw:line draw:style-name="gr5" draw:text-style-name="P4" draw:layer="layout" svg:x1="11.722cm" svg:y1="13.815cm" svg:x2="11.722cm" svg:y2="13.811cm">
          <text:p/>
        </draw:line>
        <draw:line draw:style-name="gr5" draw:text-style-name="P4" draw:layer="layout" svg:x1="11.722cm" svg:y1="13.811cm" svg:x2="11.717cm" svg:y2="13.811cm">
          <text:p/>
        </draw:line>
        <draw:line draw:style-name="gr5" draw:text-style-name="P4" draw:layer="layout" svg:x1="11.717cm" svg:y1="13.811cm" svg:x2="11.717cm" svg:y2="13.807cm">
          <text:p/>
        </draw:line>
        <draw:line draw:style-name="gr5" draw:text-style-name="P4" draw:layer="layout" svg:x1="11.718cm" svg:y1="13.808cm" svg:x2="11.713cm" svg:y2="13.803cm">
          <text:p/>
        </draw:line>
        <draw:line draw:style-name="gr5" draw:text-style-name="P4" draw:layer="layout" svg:x1="11.713cm" svg:y1="13.803cm" svg:x2="11.709cm" svg:y2="13.803cm">
          <text:p/>
        </draw:line>
        <draw:line draw:style-name="gr5" draw:text-style-name="P4" draw:layer="layout" svg:x1="11.71cm" svg:y1="13.804cm" svg:x2="11.705cm" svg:y2="13.798cm">
          <text:p/>
        </draw:line>
        <draw:line draw:style-name="gr5" draw:text-style-name="P4" draw:layer="layout" svg:x1="11.705cm" svg:y1="13.798cm" svg:x2="11.705cm" svg:y2="13.794cm">
          <text:p/>
        </draw:line>
        <draw:line draw:style-name="gr5" draw:text-style-name="P4" draw:layer="layout" svg:x1="11.705cm" svg:y1="13.794cm" svg:x2="11.7cm" svg:y2="13.794cm">
          <text:p/>
        </draw:line>
        <draw:line draw:style-name="gr5" draw:text-style-name="P4" draw:layer="layout" svg:x1="11.701cm" svg:y1="13.795cm" svg:x2="11.696cm" svg:y2="13.79cm">
          <text:p/>
        </draw:line>
        <draw:line draw:style-name="gr5" draw:text-style-name="P4" draw:layer="layout" svg:x1="11.697cm" svg:y1="13.791cm" svg:x2="11.692cm" svg:y2="13.786cm">
          <text:p/>
        </draw:line>
        <draw:line draw:style-name="gr5" draw:text-style-name="P4" draw:layer="layout" svg:x1="11.692cm" svg:y1="13.786cm" svg:x2="11.688cm" svg:y2="13.786cm">
          <text:p/>
        </draw:line>
        <draw:line draw:style-name="gr5" draw:text-style-name="P4" draw:layer="layout" svg:x1="11.689cm" svg:y1="13.787cm" svg:x2="11.683cm" svg:y2="13.782cm">
          <text:p/>
        </draw:line>
        <draw:line draw:style-name="gr5" draw:text-style-name="P4" draw:layer="layout" svg:x1="11.683cm" svg:y1="13.782cm" svg:x2="11.679cm" svg:y2="13.782cm">
          <text:p/>
        </draw:line>
        <draw:line draw:style-name="gr5" draw:text-style-name="P4" draw:layer="layout" svg:x1="11.68cm" svg:y1="13.783cm" svg:x2="11.675cm" svg:y2="13.777cm">
          <text:p/>
        </draw:line>
        <draw:line draw:style-name="gr5" draw:text-style-name="P4" draw:layer="layout" svg:x1="11.676cm" svg:y1="13.778cm" svg:x2="11.671cm" svg:y2="13.773cm">
          <text:p/>
        </draw:line>
        <draw:line draw:style-name="gr5" draw:text-style-name="P4" draw:layer="layout" svg:x1="11.671cm" svg:y1="13.773cm" svg:x2="11.667cm" svg:y2="13.773cm">
          <text:p/>
        </draw:line>
        <draw:line draw:style-name="gr5" draw:text-style-name="P4" draw:layer="layout" svg:x1="11.668cm" svg:y1="13.774cm" svg:x2="11.662cm" svg:y2="13.769cm">
          <text:p/>
        </draw:line>
        <draw:line draw:style-name="gr5" draw:text-style-name="P4" draw:layer="layout" svg:x1="11.662cm" svg:y1="13.769cm" svg:x2="11.658cm" svg:y2="13.769cm">
          <text:p/>
        </draw:line>
        <draw:line draw:style-name="gr5" draw:text-style-name="P4" draw:layer="layout" svg:x1="11.659cm" svg:y1="13.77cm" svg:x2="11.654cm" svg:y2="13.765cm">
          <text:p/>
        </draw:line>
        <draw:line draw:style-name="gr5" draw:text-style-name="P4" draw:layer="layout" svg:x1="11.654cm" svg:y1="13.765cm" svg:x2="11.65cm" svg:y2="13.765cm">
          <text:p/>
        </draw:line>
        <draw:line draw:style-name="gr5" draw:text-style-name="P4" draw:layer="layout" svg:x1="11.651cm" svg:y1="13.767cm" svg:x2="11.641cm" svg:y2="13.76cm">
          <text:p/>
        </draw:line>
        <draw:line draw:style-name="gr5" draw:text-style-name="P4" draw:layer="layout" svg:x1="11.641cm" svg:y1="13.76cm" svg:x2="11.637cm" svg:y2="13.76cm">
          <text:p/>
        </draw:line>
        <draw:line draw:style-name="gr5" draw:text-style-name="P4" draw:layer="layout" svg:x1="11.638cm" svg:y1="13.761cm" svg:x2="11.633cm" svg:y2="13.756cm">
          <text:p/>
        </draw:line>
        <draw:line draw:style-name="gr5" draw:text-style-name="P4" draw:layer="layout" svg:x1="11.633cm" svg:y1="13.756cm" svg:x2="11.628cm" svg:y2="13.756cm">
          <text:p/>
        </draw:line>
        <draw:line draw:style-name="gr5" draw:text-style-name="P4" draw:layer="layout" svg:x1="11.629cm" svg:y1="13.757cm" svg:x2="11.62cm" svg:y2="13.752cm">
          <text:p/>
        </draw:line>
        <draw:line draw:style-name="gr5" draw:text-style-name="P4" draw:layer="layout" svg:x1="11.62cm" svg:y1="13.752cm" svg:x2="11.616cm" svg:y2="13.752cm">
          <text:p/>
        </draw:line>
        <draw:line draw:style-name="gr5" draw:text-style-name="P4" draw:layer="layout" svg:x1="11.616cm" svg:y1="13.752cm" svg:x2="11.611cm" svg:y2="13.752cm">
          <text:p/>
        </draw:line>
        <draw:line draw:style-name="gr5" draw:text-style-name="P4" draw:layer="layout" svg:x1="11.612cm" svg:y1="13.753cm" svg:x2="11.603cm" svg:y2="13.748cm">
          <text:p/>
        </draw:line>
        <draw:line draw:style-name="gr5" draw:text-style-name="P4" draw:layer="layout" svg:x1="11.603cm" svg:y1="13.748cm" svg:x2="11.599cm" svg:y2="13.748cm">
          <text:p/>
        </draw:line>
        <draw:line draw:style-name="gr5" draw:text-style-name="P4" draw:layer="layout" svg:x1="11.599cm" svg:y1="13.748cm" svg:x2="11.595cm" svg:y2="13.748cm">
          <text:p/>
        </draw:line>
        <draw:line draw:style-name="gr5" draw:text-style-name="P4" draw:layer="layout" svg:x1="11.597cm" svg:y1="13.749cm" svg:x2="11.586cm" svg:y2="13.743cm">
          <text:p/>
        </draw:line>
        <draw:line draw:style-name="gr5" draw:text-style-name="P4" draw:layer="layout" svg:x1="11.586cm" svg:y1="13.743cm" svg:x2="11.582cm" svg:y2="13.743cm">
          <text:p/>
        </draw:line>
        <draw:line draw:style-name="gr5" draw:text-style-name="P4" draw:layer="layout" svg:x1="11.582cm" svg:y1="13.743cm" svg:x2="11.578cm" svg:y2="13.743cm">
          <text:p/>
        </draw:line>
        <draw:line draw:style-name="gr5" draw:text-style-name="P4" draw:layer="layout" svg:x1="11.579cm" svg:y1="13.744cm" svg:x2="11.569cm" svg:y2="13.739cm">
          <text:p/>
        </draw:line>
        <draw:line draw:style-name="gr5" draw:text-style-name="P4" draw:layer="layout" svg:x1="11.569cm" svg:y1="13.739cm" svg:x2="11.565cm" svg:y2="13.739cm">
          <text:p/>
        </draw:line>
        <draw:line draw:style-name="gr5" draw:text-style-name="P4" draw:layer="layout" svg:x1="11.565cm" svg:y1="13.739cm" svg:x2="11.556cm" svg:y2="13.739cm">
          <text:p/>
        </draw:line>
        <draw:line draw:style-name="gr5" draw:text-style-name="P4" draw:layer="layout" svg:x1="11.556cm" svg:y1="13.739cm" svg:x2="11.552cm" svg:y2="13.739cm">
          <text:p/>
        </draw:line>
        <draw:line draw:style-name="gr5" draw:text-style-name="P4" draw:layer="layout" svg:x1="11.553cm" svg:y1="13.74cm" svg:x2="11.544cm" svg:y2="13.735cm">
          <text:p/>
        </draw:line>
        <draw:line draw:style-name="gr5" draw:text-style-name="P4" draw:layer="layout" svg:x1="11.544cm" svg:y1="13.735cm" svg:x2="11.539cm" svg:y2="13.735cm">
          <text:p/>
        </draw:line>
        <draw:line draw:style-name="gr5" draw:text-style-name="P4" draw:layer="layout" svg:x1="11.539cm" svg:y1="13.735cm" svg:x2="11.531cm" svg:y2="13.735cm">
          <text:p/>
        </draw:line>
        <draw:line draw:style-name="gr5" draw:text-style-name="P4" draw:layer="layout" svg:x1="11.531cm" svg:y1="13.735cm" svg:x2="11.527cm" svg:y2="13.735cm">
          <text:p/>
        </draw:line>
        <draw:line draw:style-name="gr5" draw:text-style-name="P4" draw:layer="layout" svg:x1="11.527cm" svg:y1="13.735cm" svg:x2="11.518cm" svg:y2="13.735cm">
          <text:p/>
        </draw:line>
        <draw:line draw:style-name="gr5" draw:text-style-name="P4" draw:layer="layout" svg:x1="11.518cm" svg:y1="13.735cm" svg:x2="11.514cm" svg:y2="13.735cm">
          <text:p/>
        </draw:line>
        <draw:line draw:style-name="gr5" draw:text-style-name="P4" draw:layer="layout" svg:x1="11.514cm" svg:y1="13.735cm" svg:x2="11.506cm" svg:y2="13.735cm">
          <text:p/>
        </draw:line>
        <draw:line draw:style-name="gr5" draw:text-style-name="P4" draw:layer="layout" svg:x1="11.507cm" svg:y1="13.736cm" svg:x2="11.501cm" svg:y2="13.731cm">
          <text:p/>
        </draw:line>
        <draw:line draw:style-name="gr5" draw:text-style-name="P4" draw:layer="layout" svg:x1="11.501cm" svg:y1="13.731cm" svg:x2="11.493cm" svg:y2="13.731cm">
          <text:p/>
        </draw:line>
        <draw:line draw:style-name="gr5" draw:text-style-name="P4" draw:layer="layout" svg:x1="11.493cm" svg:y1="13.731cm" svg:x2="11.484cm" svg:y2="13.731cm">
          <text:p/>
        </draw:line>
        <draw:line draw:style-name="gr5" draw:text-style-name="P4" draw:layer="layout" svg:x1="11.484cm" svg:y1="13.731cm" svg:x2="11.48cm" svg:y2="13.731cm">
          <text:p/>
        </draw:line>
        <draw:line draw:style-name="gr5" draw:text-style-name="P4" draw:layer="layout" svg:x1="11.48cm" svg:y1="13.731cm" svg:x2="11.472cm" svg:y2="13.731cm">
          <text:p/>
        </draw:line>
        <draw:line draw:style-name="gr5" draw:text-style-name="P4" draw:layer="layout" svg:x1="11.472cm" svg:y1="13.731cm" svg:x2="11.468cm" svg:y2="13.731cm">
          <text:p/>
        </draw:line>
        <draw:line draw:style-name="gr5" draw:text-style-name="P4" draw:layer="layout" svg:x1="11.468cm" svg:y1="13.731cm" svg:x2="11.459cm" svg:y2="13.731cm">
          <text:p/>
        </draw:line>
        <draw:line draw:style-name="gr5" draw:text-style-name="P4" draw:layer="layout" svg:x1="11.46cm" svg:y1="13.731cm" svg:x2="11.455cm" svg:y2="13.736cm">
          <text:p/>
        </draw:line>
        <draw:line draw:style-name="gr5" draw:text-style-name="P4" draw:layer="layout" svg:x1="11.455cm" svg:y1="13.735cm" svg:x2="11.446cm" svg:y2="13.735cm">
          <text:p/>
        </draw:line>
        <draw:line draw:style-name="gr5" draw:text-style-name="P4" draw:layer="layout" svg:x1="11.446cm" svg:y1="13.735cm" svg:x2="11.442cm" svg:y2="13.735cm">
          <text:p/>
        </draw:line>
        <draw:line draw:style-name="gr5" draw:text-style-name="P4" draw:layer="layout" svg:x1="11.442cm" svg:y1="13.735cm" svg:x2="11.434cm" svg:y2="13.735cm">
          <text:p/>
        </draw:line>
        <draw:line draw:style-name="gr5" draw:text-style-name="P4" draw:layer="layout" svg:x1="11.434cm" svg:y1="13.735cm" svg:x2="11.429cm" svg:y2="13.735cm">
          <text:p/>
        </draw:line>
        <draw:line draw:style-name="gr5" draw:text-style-name="P4" draw:layer="layout" svg:x1="11.429cm" svg:y1="13.735cm" svg:x2="11.421cm" svg:y2="13.735cm">
          <text:p/>
        </draw:line>
        <draw:line draw:style-name="gr5" draw:text-style-name="P4" draw:layer="layout" svg:x1="11.421cm" svg:y1="13.735cm" svg:x2="11.417cm" svg:y2="13.735cm">
          <text:p/>
        </draw:line>
        <draw:line draw:style-name="gr5" draw:text-style-name="P4" draw:layer="layout" svg:x1="11.418cm" svg:y1="13.735cm" svg:x2="11.408cm" svg:y2="13.74cm">
          <text:p/>
        </draw:line>
        <draw:line draw:style-name="gr5" draw:text-style-name="P4" draw:layer="layout" svg:x1="11.408cm" svg:y1="13.739cm" svg:x2="11.404cm" svg:y2="13.739cm">
          <text:p/>
        </draw:line>
        <draw:line draw:style-name="gr5" draw:text-style-name="P4" draw:layer="layout" svg:x1="11.404cm" svg:y1="13.739cm" svg:x2="11.396cm" svg:y2="13.739cm">
          <text:p/>
        </draw:line>
        <draw:line draw:style-name="gr5" draw:text-style-name="P4" draw:layer="layout" svg:x1="11.396cm" svg:y1="13.739cm" svg:x2="11.391cm" svg:y2="13.739cm">
          <text:p/>
        </draw:line>
        <draw:line draw:style-name="gr5" draw:text-style-name="P4" draw:layer="layout" svg:x1="11.392cm" svg:y1="13.739cm" svg:x2="11.383cm" svg:y2="13.744cm">
          <text:p/>
        </draw:line>
        <draw:line draw:style-name="gr5" draw:text-style-name="P4" draw:layer="layout" svg:x1="11.383cm" svg:y1="13.743cm" svg:x2="11.379cm" svg:y2="13.743cm">
          <text:p/>
        </draw:line>
        <draw:line draw:style-name="gr5" draw:text-style-name="P4" draw:layer="layout" svg:x1="11.379cm" svg:y1="13.743cm" svg:x2="11.37cm" svg:y2="13.743cm">
          <text:p/>
        </draw:line>
        <draw:line draw:style-name="gr5" draw:text-style-name="P4" draw:layer="layout" svg:x1="11.37cm" svg:y1="13.743cm" svg:x2="11.366cm" svg:y2="13.743cm">
          <text:p/>
        </draw:line>
        <draw:line draw:style-name="gr5" draw:text-style-name="P4" draw:layer="layout" svg:x1="11.367cm" svg:y1="13.743cm" svg:x2="11.362cm" svg:y2="13.749cm">
          <text:p/>
        </draw:line>
        <draw:line draw:style-name="gr5" draw:text-style-name="P4" draw:layer="layout" svg:x1="11.362cm" svg:y1="13.748cm" svg:x2="11.353cm" svg:y2="13.748cm">
          <text:p/>
        </draw:line>
        <draw:line draw:style-name="gr5" draw:text-style-name="P4" draw:layer="layout" svg:x1="11.354cm" svg:y1="13.748cm" svg:x2="11.349cm" svg:y2="13.753cm">
          <text:p/>
        </draw:line>
        <draw:line draw:style-name="gr5" draw:text-style-name="P4" draw:layer="layout" svg:x1="11.349cm" svg:y1="13.752cm" svg:x2="11.345cm" svg:y2="13.752cm">
          <text:p/>
        </draw:line>
        <draw:line draw:style-name="gr5" draw:text-style-name="P4" draw:layer="layout" svg:x1="11.345cm" svg:y1="13.752cm" svg:x2="11.336cm" svg:y2="13.752cm">
          <text:p/>
        </draw:line>
        <draw:line draw:style-name="gr5" draw:text-style-name="P4" draw:layer="layout" svg:x1="11.337cm" svg:y1="13.752cm" svg:x2="11.332cm" svg:y2="13.757cm">
          <text:p/>
        </draw:line>
        <draw:line draw:style-name="gr5" draw:text-style-name="P4" draw:layer="layout" svg:x1="11.332cm" svg:y1="13.756cm" svg:x2="11.328cm" svg:y2="13.756cm">
          <text:p/>
        </draw:line>
        <draw:line draw:style-name="gr5" draw:text-style-name="P4" draw:layer="layout" svg:x1="11.329cm" svg:y1="13.756cm" svg:x2="11.324cm" svg:y2="13.761cm">
          <text:p/>
        </draw:line>
        <draw:line draw:style-name="gr5" draw:text-style-name="P4" draw:layer="layout" svg:x1="11.324cm" svg:y1="13.76cm" svg:x2="11.315cm" svg:y2="13.76cm">
          <text:p/>
        </draw:line>
        <draw:line draw:style-name="gr5" draw:text-style-name="P4" draw:layer="layout" svg:x1="11.316cm" svg:y1="13.76cm" svg:x2="11.311cm" svg:y2="13.767cm">
          <text:p/>
        </draw:line>
        <draw:line draw:style-name="gr5" draw:text-style-name="P4" draw:layer="layout" svg:x1="11.311cm" svg:y1="13.765cm" svg:x2="11.307cm" svg:y2="13.765cm">
          <text:p/>
        </draw:line>
        <draw:line draw:style-name="gr5" draw:text-style-name="P4" draw:layer="layout" svg:x1="11.308cm" svg:y1="13.765cm" svg:x2="11.302cm" svg:y2="13.77cm">
          <text:p/>
        </draw:line>
        <draw:line draw:style-name="gr5" draw:text-style-name="P4" draw:layer="layout" svg:x1="11.302cm" svg:y1="13.769cm" svg:x2="11.298cm" svg:y2="13.769cm">
          <text:p/>
        </draw:line>
        <draw:line draw:style-name="gr5" draw:text-style-name="P4" draw:layer="layout" svg:x1="11.299cm" svg:y1="13.769cm" svg:x2="11.294cm" svg:y2="13.774cm">
          <text:p/>
        </draw:line>
        <draw:line draw:style-name="gr5" draw:text-style-name="P4" draw:layer="layout" svg:x1="11.294cm" svg:y1="13.773cm" svg:x2="11.286cm" svg:y2="13.773cm">
          <text:p/>
        </draw:line>
        <draw:line draw:style-name="gr5" draw:text-style-name="P4" draw:layer="layout" svg:x1="11.287cm" svg:y1="13.773cm" svg:x2="11.281cm" svg:y2="13.778cm">
          <text:p/>
        </draw:line>
        <draw:line draw:style-name="gr5" draw:text-style-name="P4" draw:layer="layout" svg:x1="11.281cm" svg:y1="13.777cm" svg:x2="11.277cm" svg:y2="13.777cm">
          <text:p/>
        </draw:line>
        <draw:line draw:style-name="gr5" draw:text-style-name="P4" draw:layer="layout" svg:x1="11.278cm" svg:y1="13.777cm" svg:x2="11.273cm" svg:y2="13.783cm">
          <text:p/>
        </draw:line>
        <draw:line draw:style-name="gr5" draw:text-style-name="P4" draw:layer="layout" svg:x1="11.273cm" svg:y1="13.782cm" svg:x2="11.273cm" svg:y2="13.786cm">
          <text:p/>
        </draw:line>
        <draw:line draw:style-name="gr5" draw:text-style-name="P4" draw:layer="layout" svg:x1="11.273cm" svg:y1="13.786cm" svg:x2="11.269cm" svg:y2="13.786cm">
          <text:p/>
        </draw:line>
        <draw:line draw:style-name="gr5" draw:text-style-name="P4" draw:layer="layout" svg:x1="11.271cm" svg:y1="13.786cm" svg:x2="11.264cm" svg:y2="13.791cm">
          <text:p/>
        </draw:line>
        <draw:line draw:style-name="gr5" draw:text-style-name="P4" draw:layer="layout" svg:x1="11.265cm" svg:y1="13.79cm" svg:x2="11.26cm" svg:y2="13.795cm">
          <text:p/>
        </draw:line>
        <draw:line draw:style-name="gr5" draw:text-style-name="P4" draw:layer="layout" svg:x1="11.26cm" svg:y1="13.794cm" svg:x2="11.256cm" svg:y2="13.794cm">
          <text:p/>
        </draw:line>
        <draw:line draw:style-name="gr5" draw:text-style-name="P4" draw:layer="layout" svg:x1="11.257cm" svg:y1="13.794cm" svg:x2="11.252cm" svg:y2="13.799cm">
          <text:p/>
        </draw:line>
        <draw:line draw:style-name="gr5" draw:text-style-name="P4" draw:layer="layout" svg:x1="11.252cm" svg:y1="13.798cm" svg:x2="11.252cm" svg:y2="13.803cm">
          <text:p/>
        </draw:line>
        <draw:line draw:style-name="gr5" draw:text-style-name="P4" draw:layer="layout" svg:x1="11.252cm" svg:y1="13.803cm" svg:x2="11.247cm" svg:y2="13.803cm">
          <text:p/>
        </draw:line>
        <draw:line draw:style-name="gr5" draw:text-style-name="P4" draw:layer="layout" svg:x1="11.248cm" svg:y1="13.803cm" svg:x2="11.243cm" svg:y2="13.808cm">
          <text:p/>
        </draw:line>
        <draw:line draw:style-name="gr5" draw:text-style-name="P4" draw:layer="layout" svg:x1="11.244cm" svg:y1="13.807cm" svg:x2="11.239cm" svg:y2="13.812cm">
          <text:p/>
        </draw:line>
        <draw:polyline draw:style-name="gr5" draw:text-style-name="P4" draw:layer="layout" svg:width="0cm" svg:height="0cm" svg:x="11.239cm" svg:y="13.811cm" svg:viewBox="0 0 0 0" draw:points="0,0">
          <text:p/>
        </draw:polyline>
        <draw:line draw:style-name="gr5" draw:text-style-name="P4" draw:layer="layout" svg:x1="11.24cm" svg:y1="13.811cm" svg:x2="11.235cm" svg:y2="13.816cm">
          <text:p/>
        </draw:line>
        <draw:line draw:style-name="gr5" draw:text-style-name="P4" draw:layer="layout" svg:x1="11.235cm" svg:y1="13.815cm" svg:x2="11.235cm" svg:y2="13.82cm">
          <text:p/>
        </draw:line>
        <draw:line draw:style-name="gr5" draw:text-style-name="P4" draw:layer="layout" svg:x1="11.235cm" svg:y1="13.82cm" svg:x2="11.23cm" svg:y2="13.82cm">
          <text:p/>
        </draw:line>
        <draw:line draw:style-name="gr5" draw:text-style-name="P4" draw:layer="layout" svg:x1="11.23cm" svg:y1="13.82cm" svg:x2="11.23cm" svg:y2="13.824cm">
          <text:p/>
        </draw:line>
        <draw:line draw:style-name="gr5" draw:text-style-name="P4" draw:layer="layout" svg:x1="11.231cm" svg:y1="13.824cm" svg:x2="11.226cm" svg:y2="13.829cm">
          <text:p/>
        </draw:line>
        <draw:line draw:style-name="gr5" draw:text-style-name="P4" draw:layer="layout" svg:x1="11.226cm" svg:y1="13.828cm" svg:x2="11.226cm" svg:y2="13.832cm">
          <text:p/>
        </draw:line>
        <draw:polyline draw:style-name="gr5" draw:text-style-name="P4" draw:layer="layout" svg:width="0cm" svg:height="0cm" svg:x="11.226cm" svg:y="13.832cm" svg:viewBox="0 0 0 0" draw:points="0,0">
          <text:p/>
        </draw:polyline>
        <draw:line draw:style-name="gr5" draw:text-style-name="P4" draw:layer="layout" svg:x1="11.227cm" svg:y1="13.832cm" svg:x2="11.222cm" svg:y2="13.839cm">
          <text:p/>
        </draw:line>
        <draw:line draw:style-name="gr5" draw:text-style-name="P4" draw:layer="layout" svg:x1="11.222cm" svg:y1="13.837cm" svg:x2="11.222cm" svg:y2="13.841cm">
          <text:p/>
        </draw:line>
        <draw:line draw:style-name="gr5" draw:text-style-name="P4" draw:layer="layout" svg:x1="11.222cm" svg:y1="13.841cm" svg:x2="11.222cm" svg:y2="13.845cm">
          <text:p/>
        </draw:line>
        <draw:line draw:style-name="gr5" draw:text-style-name="P4" draw:layer="layout" svg:x1="11.222cm" svg:y1="13.845cm" svg:x2="11.218cm" svg:y2="13.845cm">
          <text:p/>
        </draw:line>
        <draw:line draw:style-name="gr5" draw:text-style-name="P4" draw:layer="layout" svg:x1="11.218cm" svg:y1="13.845cm" svg:x2="11.218cm" svg:y2="13.849cm">
          <text:p/>
        </draw:line>
        <draw:line draw:style-name="gr5" draw:text-style-name="P4" draw:layer="layout" svg:x1="11.218cm" svg:y1="13.849cm" svg:x2="11.218cm" svg:y2="13.854cm">
          <text:p/>
        </draw:line>
        <draw:line draw:style-name="gr5" draw:text-style-name="P4" draw:layer="layout" svg:x1="11.218cm" svg:y1="13.854cm" svg:x2="11.218cm" svg:y2="13.858cm">
          <text:p/>
        </draw:line>
        <draw:line draw:style-name="gr5" draw:text-style-name="P4" draw:layer="layout" svg:x1="11.218cm" svg:y1="13.858cm" svg:x2="11.218cm" svg:y2="13.862cm">
          <text:p/>
        </draw:line>
        <draw:polyline draw:style-name="gr5" draw:text-style-name="P4" draw:layer="layout" svg:width="0cm" svg:height="0cm" svg:x="11.218cm" svg:y="13.862cm" svg:viewBox="0 0 0 0" draw:points="0,0">
          <text:p/>
        </draw:polyline>
        <draw:line draw:style-name="gr5" draw:text-style-name="P4" draw:layer="layout" svg:x1="11.218cm" svg:y1="13.862cm" svg:x2="11.218cm" svg:y2="13.866cm">
          <text:p/>
        </draw:line>
        <draw:polyline draw:style-name="gr5" draw:text-style-name="P4" draw:layer="layout" svg:width="0cm" svg:height="0cm" svg:x="11.218cm" svg:y="13.866cm" svg:viewBox="0 0 0 0" draw:points="0,0">
          <text:p/>
        </draw:polyline>
        <draw:frame draw:style-name="gr9" draw:text-style-name="P8" draw:layer="layout" svg:width="1.204cm" svg:height="0.462cm" svg:x="12.518cm" svg:y="15.733cm">
          <draw:text-box>
            <text:p text:style-name="P7"><text:span text:style-name="T2">A:</text:span><text:span text:style-name="T2">前進</text:span></text:p>
          </draw:text-box>
        </draw:frame>
        <draw:frame draw:style-name="gr9" draw:text-style-name="P8" draw:layer="layout" svg:width="1.204cm" svg:height="0.462cm" svg:x="12.484cm" svg:y="15.716cm">
          <draw:text-box>
            <text:p text:style-name="P7"><text:span text:style-name="T2">A:</text:span><text:span text:style-name="T2">前進</text:span></text:p>
          </draw:text-box>
        </draw:frame>
        <draw:frame draw:style-name="gr9" draw:text-style-name="P8" draw:layer="layout" svg:width="1.204cm" svg:height="0.462cm" svg:x="12.518cm" svg:y="15.741cm">
          <draw:text-box>
            <text:p text:style-name="P7"><text:span text:style-name="T2">A:</text:span><text:span text:style-name="T2">前進</text:span></text:p>
          </draw:text-box>
        </draw:frame>
        <draw:frame draw:style-name="gr9" draw:text-style-name="P8" draw:layer="layout" svg:width="1.204cm" svg:height="0.462cm" svg:x="12.484cm" svg:y="15.741cm">
          <draw:text-box>
            <text:p text:style-name="P7"><text:span text:style-name="T2">A:</text:span><text:span text:style-name="T2">前進</text:span></text:p>
          </draw:text-box>
        </draw:frame>
        <draw:frame draw:style-name="gr9" draw:text-style-name="P8" draw:layer="layout" svg:width="1.204cm" svg:height="0.462cm" svg:x="12.518cm" svg:y="15.707cm">
          <draw:text-box>
            <text:p text:style-name="P7"><text:span text:style-name="T2">A:</text:span><text:span text:style-name="T2">前進</text:span></text:p>
          </draw:text-box>
        </draw:frame>
        <draw:frame draw:style-name="gr9" draw:text-style-name="P8" draw:layer="layout" svg:width="1.204cm" svg:height="0.462cm" svg:x="12.484cm" svg:y="15.707cm">
          <draw:text-box>
            <text:p text:style-name="P7"><text:span text:style-name="T2">A:</text:span><text:span text:style-name="T2">前進</text:span></text:p>
          </draw:text-box>
        </draw:frame>
        <draw:frame draw:style-name="gr9" draw:text-style-name="P8" draw:layer="layout" svg:width="1.204cm" svg:height="0.462cm" svg:x="12.501cm" svg:y="15.724cm">
          <draw:text-box>
            <text:p text:style-name="P7"><text:span text:style-name="T3">A:</text:span><text:span text:style-name="T3">前進</text:span></text:p>
          </draw:text-box>
        </draw:frame>
        <draw:line draw:style-name="gr3" draw:text-style-name="P4" draw:layer="layout" svg:x1="10.481cm" svg:y1="12.863cm" svg:x2="10.481cm" svg:y2="10.865cm">
          <text:p/>
        </draw:line>
        <draw:polygon draw:style-name="gr4" draw:text-style-name="P5" draw:layer="layout" svg:width="0.152cm" svg:height="0.288cm" svg:x="10.405cm" svg:y="10.865cm" svg:viewBox="0 0 153 289" draw:points="76,0 153,289 0,289">
          <text:p/>
        </draw:polygon>
        <draw:line draw:style-name="gr5" draw:text-style-name="P4" draw:layer="layout" svg:x1="8.983cm" svg:y1="15.86cm" svg:x2="9.385cm" svg:y2="15.86cm">
          <text:p/>
        </draw:line>
        <draw:line draw:style-name="gr5" draw:text-style-name="P4" draw:layer="layout" svg:x1="9.448cm" svg:y1="15.86cm" svg:x2="9.512cm" svg:y2="15.86cm">
          <text:p/>
        </draw:line>
        <draw:line draw:style-name="gr5" draw:text-style-name="P4" draw:layer="layout" svg:x1="9.575cm" svg:y1="15.86cm" svg:x2="10.384cm" svg:y2="15.86cm">
          <text:p/>
        </draw:line>
        <draw:line draw:style-name="gr5" draw:text-style-name="P4" draw:layer="layout" svg:x1="10.447cm" svg:y1="15.86cm" svg:x2="10.511cm" svg:y2="15.86cm">
          <text:p/>
        </draw:line>
        <draw:line draw:style-name="gr5" draw:text-style-name="P4" draw:layer="layout" svg:x1="10.574cm" svg:y1="15.86cm" svg:x2="11.383cm" svg:y2="15.86cm">
          <text:p/>
        </draw:line>
        <draw:line draw:style-name="gr5" draw:text-style-name="P4" draw:layer="layout" svg:x1="11.446cm" svg:y1="15.86cm" svg:x2="11.51cm" svg:y2="15.86cm">
          <text:p/>
        </draw:line>
        <draw:line draw:style-name="gr5" draw:text-style-name="P4" draw:layer="layout" svg:x1="11.573cm" svg:y1="15.86cm" svg:x2="11.98cm" svg:y2="15.86cm">
          <text:p/>
        </draw:line>
        <draw:polyline draw:style-name="gr5" draw:text-style-name="P4" draw:layer="layout" svg:width="0cm" svg:height="0cm" svg:x="11.98cm" svg:y="15.86cm" svg:viewBox="0 0 0 0" draw:points="0,0">
          <text:p/>
        </draw:polyline>
        <draw:line draw:style-name="gr5" draw:text-style-name="P4" draw:layer="layout" svg:x1="10.481cm" svg:y1="18.108cm" svg:x2="10.481cm" svg:y2="17.655cm">
          <text:p/>
        </draw:line>
        <draw:line draw:style-name="gr5" draw:text-style-name="P4" draw:layer="layout" svg:x1="10.481cm" svg:y1="17.583cm" svg:x2="10.481cm" svg:y2="17.511cm">
          <text:p/>
        </draw:line>
        <draw:line draw:style-name="gr5" draw:text-style-name="P4" draw:layer="layout" svg:x1="10.481cm" svg:y1="17.443cm" svg:x2="10.481cm" svg:y2="16.529cm">
          <text:p/>
        </draw:line>
        <draw:line draw:style-name="gr5" draw:text-style-name="P4" draw:layer="layout" svg:x1="10.481cm" svg:y1="16.461cm" svg:x2="10.481cm" svg:y2="16.389cm">
          <text:p/>
        </draw:line>
        <draw:line draw:style-name="gr5" draw:text-style-name="P4" draw:layer="layout" svg:x1="10.481cm" svg:y1="16.317cm" svg:x2="10.481cm" svg:y2="15.407cm">
          <text:p/>
        </draw:line>
        <draw:line draw:style-name="gr5" draw:text-style-name="P4" draw:layer="layout" svg:x1="10.481cm" svg:y1="15.335cm" svg:x2="10.481cm" svg:y2="15.263cm">
          <text:p/>
        </draw:line>
        <draw:line draw:style-name="gr5" draw:text-style-name="P4" draw:layer="layout" svg:x1="10.481cm" svg:y1="15.195cm" svg:x2="10.481cm" svg:y2="14.281cm">
          <text:p/>
        </draw:line>
        <draw:line draw:style-name="gr5" draw:text-style-name="P4" draw:layer="layout" svg:x1="10.481cm" svg:y1="14.213cm" svg:x2="10.481cm" svg:y2="14.141cm">
          <text:p/>
        </draw:line>
        <draw:line draw:style-name="gr5" draw:text-style-name="P4" draw:layer="layout" svg:x1="10.481cm" svg:y1="14.069cm" svg:x2="10.481cm" svg:y2="13.612cm">
          <text:p/>
        </draw:line>
        <draw:polyline draw:style-name="gr5" draw:text-style-name="P4" draw:layer="layout" svg:width="0cm" svg:height="0cm" svg:x="10.481cm" svg:y="13.612cm" svg:viewBox="0 0 0 0" draw:points="0,0">
          <text:p/>
        </draw:polyline>
        <draw:line draw:style-name="gr6" draw:text-style-name="P4" draw:layer="layout" svg:x1="8.983cm" svg:y1="13.612cm" svg:x2="11.98cm" svg:y2="13.612cm">
          <text:p/>
        </draw:line>
        <draw:line draw:style-name="gr6" draw:text-style-name="P4" draw:layer="layout" svg:x1="11.98cm" svg:y1="18.108cm" svg:x2="11.98cm" svg:y2="13.612cm">
          <text:p/>
        </draw:line>
        <draw:line draw:style-name="gr6" draw:text-style-name="P4" draw:layer="layout" svg:x1="8.983cm" svg:y1="18.108cm" svg:x2="11.98cm" svg:y2="18.108cm">
          <text:p/>
        </draw:line>
        <draw:line draw:style-name="gr6" draw:text-style-name="P4" draw:layer="layout" svg:x1="8.983cm" svg:y1="18.108cm" svg:x2="8.983cm" svg:y2="13.612cm">
          <text:p/>
        </draw:line>
        <draw:line draw:style-name="gr7" draw:text-style-name="P4" draw:layer="layout" svg:x1="9.084cm" svg:y1="17.109cm" svg:x2="9.482cm" svg:y2="17.109cm">
          <text:p/>
        </draw:line>
        <draw:line draw:style-name="gr7" draw:text-style-name="P4" draw:layer="layout" svg:x1="9.084cm" svg:y1="18.011cm" svg:x2="9.084cm" svg:y2="17.109cm">
          <text:p/>
        </draw:line>
        <draw:line draw:style-name="gr7" draw:text-style-name="P4" draw:layer="layout" svg:x1="9.084cm" svg:y1="18.011cm" svg:x2="9.482cm" svg:y2="18.011cm">
          <text:p/>
        </draw:line>
        <draw:line draw:style-name="gr7" draw:text-style-name="P4" draw:layer="layout" svg:x1="9.482cm" svg:y1="18.011cm" svg:x2="9.482cm" svg:y2="17.109cm">
          <text:p/>
        </draw:line>
        <draw:line draw:style-name="gr7" draw:text-style-name="P4" draw:layer="layout" svg:x1="11.48cm" svg:y1="17.109cm" svg:x2="11.878cm" svg:y2="17.109cm">
          <text:p/>
        </draw:line>
        <draw:line draw:style-name="gr7" draw:text-style-name="P4" draw:layer="layout" svg:x1="11.878cm" svg:y1="18.011cm" svg:x2="11.878cm" svg:y2="17.109cm">
          <text:p/>
        </draw:line>
        <draw:line draw:style-name="gr7" draw:text-style-name="P4" draw:layer="layout" svg:x1="11.48cm" svg:y1="18.011cm" svg:x2="11.878cm" svg:y2="18.011cm">
          <text:p/>
        </draw:line>
        <draw:line draw:style-name="gr7" draw:text-style-name="P4" draw:layer="layout" svg:x1="11.48cm" svg:y1="18.011cm" svg:x2="11.48cm" svg:y2="17.109cm">
          <text:p/>
        </draw:line>
        <draw:line draw:style-name="gr7" draw:text-style-name="P4" draw:layer="layout" svg:x1="11.48cm" svg:y1="17.109cm" svg:x2="11.878cm" svg:y2="17.109cm">
          <text:p/>
        </draw:line>
        <draw:line draw:style-name="gr7" draw:text-style-name="P4" draw:layer="layout" svg:x1="9.084cm" svg:y1="15.06cm" svg:x2="9.482cm" svg:y2="15.06cm">
          <text:p/>
        </draw:line>
        <draw:line draw:style-name="gr7" draw:text-style-name="P4" draw:layer="layout" svg:x1="9.084cm" svg:y1="15.06cm" svg:x2="9.084cm" svg:y2="14.163cm">
          <text:p/>
        </draw:line>
        <draw:line draw:style-name="gr7" draw:text-style-name="P4" draw:layer="layout" svg:x1="9.084cm" svg:y1="14.163cm" svg:x2="9.482cm" svg:y2="14.163cm">
          <text:p/>
        </draw:line>
        <draw:line draw:style-name="gr7" draw:text-style-name="P4" draw:layer="layout" svg:x1="9.482cm" svg:y1="15.06cm" svg:x2="9.482cm" svg:y2="14.163cm">
          <text:p/>
        </draw:line>
        <draw:line draw:style-name="gr7" draw:text-style-name="P4" draw:layer="layout" svg:x1="11.48cm" svg:y1="15.022cm" svg:x2="11.878cm" svg:y2="15.022cm">
          <text:p/>
        </draw:line>
        <draw:line draw:style-name="gr7" draw:text-style-name="P4" draw:layer="layout" svg:x1="11.878cm" svg:y1="15.022cm" svg:x2="11.878cm" svg:y2="14.124cm">
          <text:p/>
        </draw:line>
        <draw:line draw:style-name="gr7" draw:text-style-name="P4" draw:layer="layout" svg:x1="11.48cm" svg:y1="14.124cm" svg:x2="11.878cm" svg:y2="14.124cm">
          <text:p/>
        </draw:line>
        <draw:line draw:style-name="gr7" draw:text-style-name="P4" draw:layer="layout" svg:x1="11.48cm" svg:y1="15.022cm" svg:x2="11.48cm" svg:y2="14.124cm">
          <text:p/>
        </draw:line>
        <draw:polygon draw:style-name="gr8" draw:text-style-name="P6" draw:layer="layout" svg:width="0.398cm" svg:height="0.902cm" svg:x="9.084cm" svg:y="17.109cm" svg:viewBox="0 0 399 903" draw:points="399,903 399,0 0,0 0,903">
          <text:p/>
        </draw:polygon>
        <draw:polygon draw:style-name="gr8" draw:text-style-name="P6" draw:layer="layout" svg:width="0.398cm" svg:height="0.902cm" svg:x="11.48cm" svg:y="17.109cm" svg:viewBox="0 0 399 903" draw:points="0,903 0,0 399,0 399,903">
          <text:p/>
        </draw:polygon>
        <draw:polygon draw:style-name="gr8" draw:text-style-name="P6" draw:layer="layout" svg:width="0.398cm" svg:height="0.897cm" svg:x="9.084cm" svg:y="14.163cm" svg:viewBox="0 0 399 898" draw:points="399,0 399,898 0,898 0,0">
          <text:p/>
        </draw:polygon>
        <draw:polygon draw:style-name="gr8" draw:text-style-name="P6" draw:layer="layout" svg:width="0.398cm" svg:height="0.898cm" svg:x="11.48cm" svg:y="14.124cm" svg:viewBox="0 0 399 899" draw:points="0,0 0,899 399,899 399,0">
          <text:p/>
        </draw:polygon>
        <draw:line draw:style-name="gr5" draw:text-style-name="P4" draw:layer="layout" svg:x1="9.745cm" svg:y1="13.866cm" svg:x2="9.745cm" svg:y2="13.862cm">
          <text:p/>
        </draw:line>
        <draw:line draw:style-name="gr5" draw:text-style-name="P4" draw:layer="layout" svg:x1="9.745cm" svg:y1="13.862cm" svg:x2="9.745cm" svg:y2="13.858cm">
          <text:p/>
        </draw:line>
        <draw:line draw:style-name="gr5" draw:text-style-name="P4" draw:layer="layout" svg:x1="9.745cm" svg:y1="13.858cm" svg:x2="9.745cm" svg:y2="13.854cm">
          <text:p/>
        </draw:line>
        <draw:line draw:style-name="gr5" draw:text-style-name="P4" draw:layer="layout" svg:x1="9.745cm" svg:y1="13.854cm" svg:x2="9.745cm" svg:y2="13.849cm">
          <text:p/>
        </draw:line>
        <draw:polyline draw:style-name="gr5" draw:text-style-name="P4" draw:layer="layout" svg:width="0cm" svg:height="0cm" svg:x="9.745cm" svg:y="13.849cm" svg:viewBox="0 0 0 0" draw:points="0,0">
          <text:p/>
        </draw:polyline>
        <draw:line draw:style-name="gr5" draw:text-style-name="P4" draw:layer="layout" svg:x1="9.747cm" svg:y1="13.85cm" svg:x2="9.74cm" svg:y2="13.845cm">
          <text:p/>
        </draw:line>
        <draw:line draw:style-name="gr5" draw:text-style-name="P4" draw:layer="layout" svg:x1="9.74cm" svg:y1="13.845cm" svg:x2="9.74cm" svg:y2="13.841cm">
          <text:p/>
        </draw:line>
        <draw:line draw:style-name="gr5" draw:text-style-name="P4" draw:layer="layout" svg:x1="9.74cm" svg:y1="13.841cm" svg:x2="9.74cm" svg:y2="13.837cm">
          <text:p/>
        </draw:line>
        <draw:polyline draw:style-name="gr5" draw:text-style-name="P4" draw:layer="layout" svg:width="0cm" svg:height="0cm" svg:x="9.74cm" svg:y="13.837cm" svg:viewBox="0 0 0 0" draw:points="0,0">
          <text:p/>
        </draw:polyline>
        <draw:line draw:style-name="gr5" draw:text-style-name="P4" draw:layer="layout" svg:x1="9.741cm" svg:y1="13.839cm" svg:x2="9.736cm" svg:y2="13.832cm">
          <text:p/>
        </draw:line>
        <draw:line draw:style-name="gr5" draw:text-style-name="P4" draw:layer="layout" svg:x1="9.736cm" svg:y1="13.832cm" svg:x2="9.736cm" svg:y2="13.828cm">
          <text:p/>
        </draw:line>
        <draw:line draw:style-name="gr5" draw:text-style-name="P4" draw:layer="layout" svg:x1="9.737cm" svg:y1="13.829cm" svg:x2="9.732cm" svg:y2="13.824cm">
          <text:p/>
        </draw:line>
        <draw:polyline draw:style-name="gr5" draw:text-style-name="P4" draw:layer="layout" svg:width="0cm" svg:height="0cm" svg:x="9.732cm" svg:y="13.824cm" svg:viewBox="0 0 0 0" draw:points="0,0">
          <text:p/>
        </draw:polyline>
        <draw:line draw:style-name="gr5" draw:text-style-name="P4" draw:layer="layout" svg:x1="9.733cm" svg:y1="13.825cm" svg:x2="9.728cm" svg:y2="13.82cm">
          <text:p/>
        </draw:line>
        <draw:line draw:style-name="gr5" draw:text-style-name="P4" draw:layer="layout" svg:x1="9.728cm" svg:y1="13.82cm" svg:x2="9.728cm" svg:y2="13.815cm">
          <text:p/>
        </draw:line>
        <draw:line draw:style-name="gr5" draw:text-style-name="P4" draw:layer="layout" svg:x1="9.728cm" svg:y1="13.815cm" svg:x2="9.723cm" svg:y2="13.815cm">
          <text:p/>
        </draw:line>
        <draw:line draw:style-name="gr5" draw:text-style-name="P4" draw:layer="layout" svg:x1="9.723cm" svg:y1="13.815cm" svg:x2="9.723cm" svg:y2="13.811cm">
          <text:p/>
        </draw:line>
        <draw:line draw:style-name="gr5" draw:text-style-name="P4" draw:layer="layout" svg:x1="9.724cm" svg:y1="13.812cm" svg:x2="9.719cm" svg:y2="13.807cm">
          <text:p/>
        </draw:line>
        <draw:line draw:style-name="gr5" draw:text-style-name="P4" draw:layer="layout" svg:x1="9.72cm" svg:y1="13.808cm" svg:x2="9.715cm" svg:y2="13.803cm">
          <text:p/>
        </draw:line>
        <draw:polyline draw:style-name="gr5" draw:text-style-name="P4" draw:layer="layout" svg:width="0cm" svg:height="0cm" svg:x="9.715cm" svg:y="13.803cm" svg:viewBox="0 0 0 0" draw:points="0,0">
          <text:p/>
        </draw:polyline>
        <draw:line draw:style-name="gr5" draw:text-style-name="P4" draw:layer="layout" svg:x1="9.716cm" svg:y1="13.804cm" svg:x2="9.711cm" svg:y2="13.798cm">
          <text:p/>
        </draw:line>
        <draw:line draw:style-name="gr5" draw:text-style-name="P4" draw:layer="layout" svg:x1="9.712cm" svg:y1="13.799cm" svg:x2="9.706cm" svg:y2="13.794cm">
          <text:p/>
        </draw:line>
        <draw:line draw:style-name="gr5" draw:text-style-name="P4" draw:layer="layout" svg:x1="9.706cm" svg:y1="13.794cm" svg:x2="9.702cm" svg:y2="13.794cm">
          <text:p/>
        </draw:line>
        <draw:line draw:style-name="gr5" draw:text-style-name="P4" draw:layer="layout" svg:x1="9.702cm" svg:y1="13.794cm" svg:x2="9.702cm" svg:y2="13.79cm">
          <text:p/>
        </draw:line>
        <draw:line draw:style-name="gr5" draw:text-style-name="P4" draw:layer="layout" svg:x1="9.703cm" svg:y1="13.791cm" svg:x2="9.698cm" svg:y2="13.786cm">
          <text:p/>
        </draw:line>
        <draw:line draw:style-name="gr5" draw:text-style-name="P4" draw:layer="layout" svg:x1="9.698cm" svg:y1="13.786cm" svg:x2="9.694cm" svg:y2="13.786cm">
          <text:p/>
        </draw:line>
        <draw:line draw:style-name="gr5" draw:text-style-name="P4" draw:layer="layout" svg:x1="9.695cm" svg:y1="13.787cm" svg:x2="9.69cm" svg:y2="13.782cm">
          <text:p/>
        </draw:line>
        <draw:line draw:style-name="gr5" draw:text-style-name="P4" draw:layer="layout" svg:x1="9.69cm" svg:y1="13.782cm" svg:x2="9.685cm" svg:y2="13.782cm">
          <text:p/>
        </draw:line>
        <draw:line draw:style-name="gr5" draw:text-style-name="P4" draw:layer="layout" svg:x1="9.686cm" svg:y1="13.783cm" svg:x2="9.681cm" svg:y2="13.777cm">
          <text:p/>
        </draw:line>
        <draw:line draw:style-name="gr5" draw:text-style-name="P4" draw:layer="layout" svg:x1="9.682cm" svg:y1="13.778cm" svg:x2="9.677cm" svg:y2="13.773cm">
          <text:p/>
        </draw:line>
        <draw:line draw:style-name="gr5" draw:text-style-name="P4" draw:layer="layout" svg:x1="9.677cm" svg:y1="13.773cm" svg:x2="9.673cm" svg:y2="13.773cm">
          <text:p/>
        </draw:line>
        <draw:line draw:style-name="gr5" draw:text-style-name="P4" draw:layer="layout" svg:x1="9.675cm" svg:y1="13.774cm" svg:x2="9.668cm" svg:y2="13.769cm">
          <text:p/>
        </draw:line>
        <draw:line draw:style-name="gr5" draw:text-style-name="P4" draw:layer="layout" svg:x1="9.668cm" svg:y1="13.769cm" svg:x2="9.664cm" svg:y2="13.769cm">
          <text:p/>
        </draw:line>
        <draw:line draw:style-name="gr5" draw:text-style-name="P4" draw:layer="layout" svg:x1="9.665cm" svg:y1="13.77cm" svg:x2="9.656cm" svg:y2="13.765cm">
          <text:p/>
        </draw:line>
        <draw:line draw:style-name="gr5" draw:text-style-name="P4" draw:layer="layout" svg:x1="9.656cm" svg:y1="13.765cm" svg:x2="9.651cm" svg:y2="13.765cm">
          <text:p/>
        </draw:line>
        <draw:line draw:style-name="gr5" draw:text-style-name="P4" draw:layer="layout" svg:x1="9.652cm" svg:y1="13.767cm" svg:x2="9.647cm" svg:y2="13.76cm">
          <text:p/>
        </draw:line>
        <draw:line draw:style-name="gr5" draw:text-style-name="P4" draw:layer="layout" svg:x1="9.647cm" svg:y1="13.76cm" svg:x2="9.643cm" svg:y2="13.76cm">
          <text:p/>
        </draw:line>
        <draw:line draw:style-name="gr5" draw:text-style-name="P4" draw:layer="layout" svg:x1="9.644cm" svg:y1="13.761cm" svg:x2="9.639cm" svg:y2="13.756cm">
          <text:p/>
        </draw:line>
        <draw:line draw:style-name="gr5" draw:text-style-name="P4" draw:layer="layout" svg:x1="9.639cm" svg:y1="13.756cm" svg:x2="9.63cm" svg:y2="13.756cm">
          <text:p/>
        </draw:line>
        <draw:line draw:style-name="gr5" draw:text-style-name="P4" draw:layer="layout" svg:x1="9.631cm" svg:y1="13.757cm" svg:x2="9.626cm" svg:y2="13.752cm">
          <text:p/>
        </draw:line>
        <draw:line draw:style-name="gr5" draw:text-style-name="P4" draw:layer="layout" svg:x1="9.626cm" svg:y1="13.752cm" svg:x2="9.622cm" svg:y2="13.752cm">
          <text:p/>
        </draw:line>
        <draw:line draw:style-name="gr5" draw:text-style-name="P4" draw:layer="layout" svg:x1="9.622cm" svg:y1="13.752cm" svg:x2="9.618cm" svg:y2="13.752cm">
          <text:p/>
        </draw:line>
        <draw:line draw:style-name="gr5" draw:text-style-name="P4" draw:layer="layout" svg:x1="9.619cm" svg:y1="13.753cm" svg:x2="9.609cm" svg:y2="13.748cm">
          <text:p/>
        </draw:line>
        <draw:line draw:style-name="gr5" draw:text-style-name="P4" draw:layer="layout" svg:x1="9.609cm" svg:y1="13.748cm" svg:x2="9.605cm" svg:y2="13.748cm">
          <text:p/>
        </draw:line>
        <draw:line draw:style-name="gr5" draw:text-style-name="P4" draw:layer="layout" svg:x1="9.605cm" svg:y1="13.748cm" svg:x2="9.596cm" svg:y2="13.748cm">
          <text:p/>
        </draw:line>
        <draw:line draw:style-name="gr5" draw:text-style-name="P4" draw:layer="layout" svg:x1="9.597cm" svg:y1="13.749cm" svg:x2="9.592cm" svg:y2="13.743cm">
          <text:p/>
        </draw:line>
        <draw:line draw:style-name="gr5" draw:text-style-name="P4" draw:layer="layout" svg:x1="9.592cm" svg:y1="13.743cm" svg:x2="9.588cm" svg:y2="13.743cm">
          <text:p/>
        </draw:line>
        <draw:line draw:style-name="gr5" draw:text-style-name="P4" draw:layer="layout" svg:x1="9.588cm" svg:y1="13.743cm" svg:x2="9.579cm" svg:y2="13.743cm">
          <text:p/>
        </draw:line>
        <draw:line draw:style-name="gr5" draw:text-style-name="P4" draw:layer="layout" svg:x1="9.58cm" svg:y1="13.744cm" svg:x2="9.575cm" svg:y2="13.739cm">
          <text:p/>
        </draw:line>
        <draw:line draw:style-name="gr5" draw:text-style-name="P4" draw:layer="layout" svg:x1="9.575cm" svg:y1="13.739cm" svg:x2="9.567cm" svg:y2="13.739cm">
          <text:p/>
        </draw:line>
        <draw:line draw:style-name="gr5" draw:text-style-name="P4" draw:layer="layout" svg:x1="9.567cm" svg:y1="13.739cm" svg:x2="9.563cm" svg:y2="13.739cm">
          <text:p/>
        </draw:line>
        <draw:line draw:style-name="gr5" draw:text-style-name="P4" draw:layer="layout" svg:x1="9.563cm" svg:y1="13.739cm" svg:x2="9.554cm" svg:y2="13.739cm">
          <text:p/>
        </draw:line>
        <draw:line draw:style-name="gr5" draw:text-style-name="P4" draw:layer="layout" svg:x1="9.555cm" svg:y1="13.74cm" svg:x2="9.55cm" svg:y2="13.735cm">
          <text:p/>
        </draw:line>
        <draw:line draw:style-name="gr5" draw:text-style-name="P4" draw:layer="layout" svg:x1="9.55cm" svg:y1="13.735cm" svg:x2="9.541cm" svg:y2="13.735cm">
          <text:p/>
        </draw:line>
        <draw:line draw:style-name="gr5" draw:text-style-name="P4" draw:layer="layout" svg:x1="9.541cm" svg:y1="13.735cm" svg:x2="9.537cm" svg:y2="13.735cm">
          <text:p/>
        </draw:line>
        <draw:line draw:style-name="gr5" draw:text-style-name="P4" draw:layer="layout" svg:x1="9.537cm" svg:y1="13.735cm" svg:x2="9.529cm" svg:y2="13.735cm">
          <text:p/>
        </draw:line>
        <draw:line draw:style-name="gr5" draw:text-style-name="P4" draw:layer="layout" svg:x1="9.529cm" svg:y1="13.735cm" svg:x2="9.524cm" svg:y2="13.735cm">
          <text:p/>
        </draw:line>
        <draw:line draw:style-name="gr5" draw:text-style-name="P4" draw:layer="layout" svg:x1="9.524cm" svg:y1="13.735cm" svg:x2="9.516cm" svg:y2="13.735cm">
          <text:p/>
        </draw:line>
        <draw:line draw:style-name="gr5" draw:text-style-name="P4" draw:layer="layout" svg:x1="9.516cm" svg:y1="13.735cm" svg:x2="9.512cm" svg:y2="13.735cm">
          <text:p/>
        </draw:line>
        <draw:line draw:style-name="gr5" draw:text-style-name="P4" draw:layer="layout" svg:x1="9.513cm" svg:y1="13.736cm" svg:x2="9.503cm" svg:y2="13.731cm">
          <text:p/>
        </draw:line>
        <draw:line draw:style-name="gr5" draw:text-style-name="P4" draw:layer="layout" svg:x1="9.503cm" svg:y1="13.731cm" svg:x2="9.499cm" svg:y2="13.731cm">
          <text:p/>
        </draw:line>
        <draw:line draw:style-name="gr5" draw:text-style-name="P4" draw:layer="layout" svg:x1="9.499cm" svg:y1="13.731cm" svg:x2="9.491cm" svg:y2="13.731cm">
          <text:p/>
        </draw:line>
        <draw:line draw:style-name="gr5" draw:text-style-name="P4" draw:layer="layout" svg:x1="9.491cm" svg:y1="13.731cm" svg:x2="9.486cm" svg:y2="13.731cm">
          <text:p/>
        </draw:line>
        <draw:line draw:style-name="gr5" draw:text-style-name="P4" draw:layer="layout" svg:x1="9.486cm" svg:y1="13.731cm" svg:x2="9.478cm" svg:y2="13.731cm">
          <text:p/>
        </draw:line>
        <draw:line draw:style-name="gr5" draw:text-style-name="P4" draw:layer="layout" svg:x1="9.478cm" svg:y1="13.731cm" svg:x2="9.474cm" svg:y2="13.731cm">
          <text:p/>
        </draw:line>
        <draw:line draw:style-name="gr5" draw:text-style-name="P4" draw:layer="layout" svg:x1="9.474cm" svg:y1="13.731cm" svg:x2="9.465cm" svg:y2="13.731cm">
          <text:p/>
        </draw:line>
        <draw:line draw:style-name="gr5" draw:text-style-name="P4" draw:layer="layout" svg:x1="9.466cm" svg:y1="13.731cm" svg:x2="9.457cm" svg:y2="13.736cm">
          <text:p/>
        </draw:line>
        <draw:line draw:style-name="gr5" draw:text-style-name="P4" draw:layer="layout" svg:x1="9.457cm" svg:y1="13.735cm" svg:x2="9.452cm" svg:y2="13.735cm">
          <text:p/>
        </draw:line>
        <draw:line draw:style-name="gr5" draw:text-style-name="P4" draw:layer="layout" svg:x1="9.452cm" svg:y1="13.735cm" svg:x2="9.444cm" svg:y2="13.735cm">
          <text:p/>
        </draw:line>
        <draw:line draw:style-name="gr5" draw:text-style-name="P4" draw:layer="layout" svg:x1="9.444cm" svg:y1="13.735cm" svg:x2="9.44cm" svg:y2="13.735cm">
          <text:p/>
        </draw:line>
        <draw:line draw:style-name="gr5" draw:text-style-name="P4" draw:layer="layout" svg:x1="9.44cm" svg:y1="13.735cm" svg:x2="9.431cm" svg:y2="13.735cm">
          <text:p/>
        </draw:line>
        <draw:line draw:style-name="gr5" draw:text-style-name="P4" draw:layer="layout" svg:x1="9.431cm" svg:y1="13.735cm" svg:x2="9.427cm" svg:y2="13.735cm">
          <text:p/>
        </draw:line>
        <draw:line draw:style-name="gr5" draw:text-style-name="P4" draw:layer="layout" svg:x1="9.427cm" svg:y1="13.735cm" svg:x2="9.419cm" svg:y2="13.735cm">
          <text:p/>
        </draw:line>
        <draw:line draw:style-name="gr5" draw:text-style-name="P4" draw:layer="layout" svg:x1="9.42cm" svg:y1="13.735cm" svg:x2="9.414cm" svg:y2="13.74cm">
          <text:p/>
        </draw:line>
        <draw:line draw:style-name="gr5" draw:text-style-name="P4" draw:layer="layout" svg:x1="9.414cm" svg:y1="13.739cm" svg:x2="9.406cm" svg:y2="13.739cm">
          <text:p/>
        </draw:line>
        <draw:line draw:style-name="gr5" draw:text-style-name="P4" draw:layer="layout" svg:x1="9.406cm" svg:y1="13.739cm" svg:x2="9.402cm" svg:y2="13.739cm">
          <text:p/>
        </draw:line>
        <draw:line draw:style-name="gr5" draw:text-style-name="P4" draw:layer="layout" svg:x1="9.402cm" svg:y1="13.739cm" svg:x2="9.393cm" svg:y2="13.739cm">
          <text:p/>
        </draw:line>
        <draw:line draw:style-name="gr5" draw:text-style-name="P4" draw:layer="layout" svg:x1="9.393cm" svg:y1="13.739cm" svg:x2="9.389cm" svg:y2="13.739cm">
          <text:p/>
        </draw:line>
        <draw:line draw:style-name="gr5" draw:text-style-name="P4" draw:layer="layout" svg:x1="9.39cm" svg:y1="13.739cm" svg:x2="9.385cm" svg:y2="13.744cm">
          <text:p/>
        </draw:line>
        <draw:line draw:style-name="gr5" draw:text-style-name="P4" draw:layer="layout" svg:x1="9.385cm" svg:y1="13.743cm" svg:x2="9.376cm" svg:y2="13.743cm">
          <text:p/>
        </draw:line>
        <draw:line draw:style-name="gr5" draw:text-style-name="P4" draw:layer="layout" svg:x1="9.376cm" svg:y1="13.743cm" svg:x2="9.372cm" svg:y2="13.743cm">
          <text:p/>
        </draw:line>
        <draw:line draw:style-name="gr5" draw:text-style-name="P4" draw:layer="layout" svg:x1="9.373cm" svg:y1="13.743cm" svg:x2="9.364cm" svg:y2="13.749cm">
          <text:p/>
        </draw:line>
        <draw:line draw:style-name="gr5" draw:text-style-name="P4" draw:layer="layout" svg:x1="9.364cm" svg:y1="13.748cm" svg:x2="9.359cm" svg:y2="13.748cm">
          <text:p/>
        </draw:line>
        <draw:line draw:style-name="gr5" draw:text-style-name="P4" draw:layer="layout" svg:x1="9.359cm" svg:y1="13.748cm" svg:x2="9.355cm" svg:y2="13.748cm">
          <text:p/>
        </draw:line>
        <draw:line draw:style-name="gr5" draw:text-style-name="P4" draw:layer="layout" svg:x1="9.356cm" svg:y1="13.748cm" svg:x2="9.347cm" svg:y2="13.753cm">
          <text:p/>
        </draw:line>
        <draw:line draw:style-name="gr5" draw:text-style-name="P4" draw:layer="layout" svg:x1="9.347cm" svg:y1="13.752cm" svg:x2="9.342cm" svg:y2="13.752cm">
          <text:p/>
        </draw:line>
        <draw:line draw:style-name="gr5" draw:text-style-name="P4" draw:layer="layout" svg:x1="9.343cm" svg:y1="13.752cm" svg:x2="9.338cm" svg:y2="13.757cm">
          <text:p/>
        </draw:line>
        <draw:line draw:style-name="gr5" draw:text-style-name="P4" draw:layer="layout" svg:x1="9.338cm" svg:y1="13.756cm" svg:x2="9.33cm" svg:y2="13.756cm">
          <text:p/>
        </draw:line>
        <draw:line draw:style-name="gr5" draw:text-style-name="P4" draw:layer="layout" svg:x1="9.331cm" svg:y1="13.756cm" svg:x2="9.325cm" svg:y2="13.761cm">
          <text:p/>
        </draw:line>
        <draw:line draw:style-name="gr5" draw:text-style-name="P4" draw:layer="layout" svg:x1="9.325cm" svg:y1="13.76cm" svg:x2="9.321cm" svg:y2="13.76cm">
          <text:p/>
        </draw:line>
        <draw:line draw:style-name="gr5" draw:text-style-name="P4" draw:layer="layout" svg:x1="9.322cm" svg:y1="13.76cm" svg:x2="9.317cm" svg:y2="13.767cm">
          <text:p/>
        </draw:line>
        <draw:line draw:style-name="gr5" draw:text-style-name="P4" draw:layer="layout" svg:x1="9.317cm" svg:y1="13.765cm" svg:x2="9.313cm" svg:y2="13.765cm">
          <text:p/>
        </draw:line>
        <draw:line draw:style-name="gr5" draw:text-style-name="P4" draw:layer="layout" svg:x1="9.314cm" svg:y1="13.765cm" svg:x2="9.304cm" svg:y2="13.77cm">
          <text:p/>
        </draw:line>
        <draw:line draw:style-name="gr5" draw:text-style-name="P4" draw:layer="layout" svg:x1="9.304cm" svg:y1="13.769cm" svg:x2="9.3cm" svg:y2="13.769cm">
          <text:p/>
        </draw:line>
        <draw:line draw:style-name="gr5" draw:text-style-name="P4" draw:layer="layout" svg:x1="9.301cm" svg:y1="13.769cm" svg:x2="9.296cm" svg:y2="13.774cm">
          <text:p/>
        </draw:line>
        <draw:line draw:style-name="gr5" draw:text-style-name="P4" draw:layer="layout" svg:x1="9.296cm" svg:y1="13.773cm" svg:x2="9.292cm" svg:y2="13.773cm">
          <text:p/>
        </draw:line>
        <draw:line draw:style-name="gr5" draw:text-style-name="P4" draw:layer="layout" svg:x1="9.293cm" svg:y1="13.773cm" svg:x2="9.287cm" svg:y2="13.778cm">
          <text:p/>
        </draw:line>
        <draw:line draw:style-name="gr5" draw:text-style-name="P4" draw:layer="layout" svg:x1="9.287cm" svg:y1="13.777cm" svg:x2="9.283cm" svg:y2="13.777cm">
          <text:p/>
        </draw:line>
        <draw:line draw:style-name="gr5" draw:text-style-name="P4" draw:layer="layout" svg:x1="9.284cm" svg:y1="13.777cm" svg:x2="9.279cm" svg:y2="13.783cm">
          <text:p/>
        </draw:line>
        <draw:line draw:style-name="gr5" draw:text-style-name="P4" draw:layer="layout" svg:x1="9.28cm" svg:y1="13.782cm" svg:x2="9.275cm" svg:y2="13.787cm">
          <text:p/>
        </draw:line>
        <draw:line draw:style-name="gr5" draw:text-style-name="P4" draw:layer="layout" svg:x1="9.275cm" svg:y1="13.786cm" svg:x2="9.27cm" svg:y2="13.786cm">
          <text:p/>
        </draw:line>
        <draw:line draw:style-name="gr5" draw:text-style-name="P4" draw:layer="layout" svg:x1="9.271cm" svg:y1="13.786cm" svg:x2="9.266cm" svg:y2="13.791cm">
          <text:p/>
        </draw:line>
        <draw:line draw:style-name="gr5" draw:text-style-name="P4" draw:layer="layout" svg:x1="9.266cm" svg:y1="13.79cm" svg:x2="9.262cm" svg:y2="13.79cm">
          <text:p/>
        </draw:line>
        <draw:line draw:style-name="gr5" draw:text-style-name="P4" draw:layer="layout" svg:x1="9.262cm" svg:y1="13.79cm" svg:x2="9.262cm" svg:y2="13.794cm">
          <text:p/>
        </draw:line>
        <draw:line draw:style-name="gr5" draw:text-style-name="P4" draw:layer="layout" svg:x1="9.263cm" svg:y1="13.794cm" svg:x2="9.258cm" svg:y2="13.799cm">
          <text:p/>
        </draw:line>
        <draw:line draw:style-name="gr5" draw:text-style-name="P4" draw:layer="layout" svg:x1="9.258cm" svg:y1="13.798cm" svg:x2="9.253cm" svg:y2="13.798cm">
          <text:p/>
        </draw:line>
        <draw:line draw:style-name="gr5" draw:text-style-name="P4" draw:layer="layout" svg:x1="9.254cm" svg:y1="13.798cm" svg:x2="9.249cm" svg:y2="13.804cm">
          <text:p/>
        </draw:line>
        <draw:line draw:style-name="gr5" draw:text-style-name="P4" draw:layer="layout" svg:x1="9.249cm" svg:y1="13.803cm" svg:x2="9.249cm" svg:y2="13.807cm">
          <text:p/>
        </draw:line>
        <draw:line draw:style-name="gr5" draw:text-style-name="P4" draw:layer="layout" svg:x1="9.249cm" svg:y1="13.807cm" svg:x2="9.245cm" svg:y2="13.807cm">
          <text:p/>
        </draw:line>
        <draw:line draw:style-name="gr5" draw:text-style-name="P4" draw:layer="layout" svg:x1="9.246cm" svg:y1="13.807cm" svg:x2="9.241cm" svg:y2="13.812cm">
          <text:p/>
        </draw:line>
        <draw:line draw:style-name="gr5" draw:text-style-name="P4" draw:layer="layout" svg:x1="9.241cm" svg:y1="13.811cm" svg:x2="9.241cm" svg:y2="13.815cm">
          <text:p/>
        </draw:line>
        <draw:line draw:style-name="gr5" draw:text-style-name="P4" draw:layer="layout" svg:x1="9.242cm" svg:y1="13.815cm" svg:x2="9.237cm" svg:y2="13.821cm">
          <text:p/>
        </draw:line>
        <draw:polyline draw:style-name="gr5" draw:text-style-name="P4" draw:layer="layout" svg:width="0cm" svg:height="0cm" svg:x="9.237cm" svg:y="13.82cm" svg:viewBox="0 0 0 0" draw:points="0,0">
          <text:p/>
        </draw:polyline>
        <draw:line draw:style-name="gr5" draw:text-style-name="P4" draw:layer="layout" svg:x1="9.239cm" svg:y1="13.82cm" svg:x2="9.232cm" svg:y2="13.825cm">
          <text:p/>
        </draw:line>
        <draw:line draw:style-name="gr5" draw:text-style-name="P4" draw:layer="layout" svg:x1="9.232cm" svg:y1="13.824cm" svg:x2="9.232cm" svg:y2="13.828cm">
          <text:p/>
        </draw:line>
        <draw:line draw:style-name="gr5" draw:text-style-name="P4" draw:layer="layout" svg:x1="9.233cm" svg:y1="13.828cm" svg:x2="9.228cm" svg:y2="13.833cm">
          <text:p/>
        </draw:line>
        <draw:polyline draw:style-name="gr5" draw:text-style-name="P4" draw:layer="layout" svg:width="0cm" svg:height="0cm" svg:x="9.228cm" svg:y="13.832cm" svg:viewBox="0 0 0 0" draw:points="0,0">
          <text:p/>
        </draw:polyline>
        <draw:line draw:style-name="gr5" draw:text-style-name="P4" draw:layer="layout" svg:x1="9.228cm" svg:y1="13.832cm" svg:x2="9.228cm" svg:y2="13.837cm">
          <text:p/>
        </draw:line>
        <draw:line draw:style-name="gr5" draw:text-style-name="P4" draw:layer="layout" svg:x1="9.229cm" svg:y1="13.837cm" svg:x2="9.224cm" svg:y2="13.842cm">
          <text:p/>
        </draw:line>
        <draw:line draw:style-name="gr5" draw:text-style-name="P4" draw:layer="layout" svg:x1="9.224cm" svg:y1="13.841cm" svg:x2="9.224cm" svg:y2="13.845cm">
          <text:p/>
        </draw:line>
        <draw:polyline draw:style-name="gr5" draw:text-style-name="P4" draw:layer="layout" svg:width="0cm" svg:height="0cm" svg:x="9.224cm" svg:y="13.845cm" svg:viewBox="0 0 0 0" draw:points="0,0">
          <text:p/>
        </draw:polyline>
        <draw:line draw:style-name="gr5" draw:text-style-name="P4" draw:layer="layout" svg:x1="9.224cm" svg:y1="13.845cm" svg:x2="9.224cm" svg:y2="13.849cm">
          <text:p/>
        </draw:line>
        <draw:line draw:style-name="gr5" draw:text-style-name="P4" draw:layer="layout" svg:x1="9.224cm" svg:y1="13.849cm" svg:x2="9.224cm" svg:y2="13.854cm">
          <text:p/>
        </draw:line>
        <draw:line draw:style-name="gr5" draw:text-style-name="P4" draw:layer="layout" svg:x1="9.224cm" svg:y1="13.854cm" svg:x2="9.224cm" svg:y2="13.858cm">
          <text:p/>
        </draw:line>
        <draw:polyline draw:style-name="gr5" draw:text-style-name="P4" draw:layer="layout" svg:width="0cm" svg:height="0cm" svg:x="9.224cm" svg:y="13.858cm" svg:viewBox="0 0 0 0" draw:points="0,0">
          <text:p/>
        </draw:polyline>
        <draw:line draw:style-name="gr5" draw:text-style-name="P4" draw:layer="layout" svg:x1="9.224cm" svg:y1="13.858cm" svg:x2="9.224cm" svg:y2="13.862cm">
          <text:p/>
        </draw:line>
        <draw:line draw:style-name="gr5" draw:text-style-name="P4" draw:layer="layout" svg:x1="9.224cm" svg:y1="13.862cm" svg:x2="9.224cm" svg:y2="13.866cm">
          <text:p/>
        </draw:line>
        <draw:line draw:style-name="gr5" draw:text-style-name="P4" draw:layer="layout" svg:x1="9.224cm" svg:y1="13.866cm" svg:x2="9.224cm" svg:y2="13.87cm">
          <text:p/>
        </draw:line>
        <draw:line draw:style-name="gr5" draw:text-style-name="P4" draw:layer="layout" svg:x1="9.224cm" svg:y1="13.87cm" svg:x2="9.224cm" svg:y2="13.875cm">
          <text:p/>
        </draw:line>
        <draw:polyline draw:style-name="gr5" draw:text-style-name="P4" draw:layer="layout" svg:width="0cm" svg:height="0cm" svg:x="9.224cm" svg:y="13.875cm" svg:viewBox="0 0 0 0" draw:points="0,0">
          <text:p/>
        </draw:polyline>
        <draw:line draw:style-name="gr5" draw:text-style-name="P4" draw:layer="layout" svg:x1="9.224cm" svg:y1="13.875cm" svg:x2="9.224cm" svg:y2="13.879cm">
          <text:p/>
        </draw:line>
        <draw:line draw:style-name="gr5" draw:text-style-name="P4" draw:layer="layout" svg:x1="9.224cm" svg:y1="13.879cm" svg:x2="9.224cm" svg:y2="13.883cm">
          <text:p/>
        </draw:line>
        <draw:line draw:style-name="gr5" draw:text-style-name="P4" draw:layer="layout" svg:x1="9.224cm" svg:y1="13.883cm" svg:x2="9.224cm" svg:y2="13.887cm">
          <text:p/>
        </draw:line>
        <draw:line draw:style-name="gr5" draw:text-style-name="P4" draw:layer="layout" svg:x1="9.224cm" svg:y1="13.887cm" svg:x2="9.228cm" svg:y2="13.887cm">
          <text:p/>
        </draw:line>
        <draw:line draw:style-name="gr5" draw:text-style-name="P4" draw:layer="layout" svg:x1="9.228cm" svg:y1="13.887cm" svg:x2="9.228cm" svg:y2="13.892cm">
          <text:p/>
        </draw:line>
        <draw:line draw:style-name="gr5" draw:text-style-name="P4" draw:layer="layout" svg:x1="9.228cm" svg:y1="13.892cm" svg:x2="9.228cm" svg:y2="13.896cm">
          <text:p/>
        </draw:line>
        <draw:line draw:style-name="gr5" draw:text-style-name="P4" draw:layer="layout" svg:x1="9.228cm" svg:y1="13.896cm" svg:x2="9.233cm" svg:y2="13.901cm">
          <text:p/>
        </draw:line>
        <draw:polyline draw:style-name="gr5" draw:text-style-name="P4" draw:layer="layout" svg:width="0cm" svg:height="0cm" svg:x="9.232cm" svg:y="13.9cm" svg:viewBox="0 0 0 0" draw:points="0,0">
          <text:p/>
        </draw:polyline>
        <draw:line draw:style-name="gr5" draw:text-style-name="P4" draw:layer="layout" svg:x1="9.232cm" svg:y1="13.9cm" svg:x2="9.239cm" svg:y2="13.905cm">
          <text:p/>
        </draw:line>
        <draw:line draw:style-name="gr5" draw:text-style-name="P4" draw:layer="layout" svg:x1="9.237cm" svg:y1="13.904cm" svg:x2="9.237cm" svg:y2="13.909cm">
          <text:p/>
        </draw:line>
        <draw:line draw:style-name="gr5" draw:text-style-name="P4" draw:layer="layout" svg:x1="9.237cm" svg:y1="13.909cm" svg:x2="9.242cm" svg:y2="13.914cm">
          <text:p/>
        </draw:line>
        <draw:polyline draw:style-name="gr5" draw:text-style-name="P4" draw:layer="layout" svg:width="0cm" svg:height="0cm" svg:x="9.241cm" svg:y="13.913cm" svg:viewBox="0 0 0 0" draw:points="0,0">
          <text:p/>
        </draw:polyline>
        <draw:line draw:style-name="gr5" draw:text-style-name="P4" draw:layer="layout" svg:x1="9.241cm" svg:y1="13.913cm" svg:x2="9.246cm" svg:y2="13.918cm">
          <text:p/>
        </draw:line>
        <draw:line draw:style-name="gr5" draw:text-style-name="P4" draw:layer="layout" svg:x1="9.245cm" svg:y1="13.917cm" svg:x2="9.25cm" svg:y2="13.922cm">
          <text:p/>
        </draw:line>
        <draw:polyline draw:style-name="gr5" draw:text-style-name="P4" draw:layer="layout" svg:width="0cm" svg:height="0cm" svg:x="9.249cm" svg:y="13.921cm" svg:viewBox="0 0 0 0" draw:points="0,0">
          <text:p/>
        </draw:polyline>
        <draw:line draw:style-name="gr5" draw:text-style-name="P4" draw:layer="layout" svg:x1="9.249cm" svg:y1="13.921cm" svg:x2="9.254cm" svg:y2="13.926cm">
          <text:p/>
        </draw:line>
        <draw:line draw:style-name="gr5" draw:text-style-name="P4" draw:layer="layout" svg:x1="9.253cm" svg:y1="13.925cm" svg:x2="9.259cm" svg:y2="13.931cm">
          <text:p/>
        </draw:line>
        <draw:line draw:style-name="gr5" draw:text-style-name="P4" draw:layer="layout" svg:x1="9.258cm" svg:y1="13.93cm" svg:x2="9.262cm" svg:y2="13.93cm">
          <text:p/>
        </draw:line>
        <draw:line draw:style-name="gr5" draw:text-style-name="P4" draw:layer="layout" svg:x1="9.262cm" svg:y1="13.93cm" svg:x2="9.262cm" svg:y2="13.934cm">
          <text:p/>
        </draw:line>
        <draw:line draw:style-name="gr5" draw:text-style-name="P4" draw:layer="layout" svg:x1="9.262cm" svg:y1="13.934cm" svg:x2="9.267cm" svg:y2="13.939cm">
          <text:p/>
        </draw:line>
        <draw:line draw:style-name="gr5" draw:text-style-name="P4" draw:layer="layout" svg:x1="9.266cm" svg:y1="13.938cm" svg:x2="9.27cm" svg:y2="13.938cm">
          <text:p/>
        </draw:line>
        <draw:line draw:style-name="gr5" draw:text-style-name="P4" draw:layer="layout" svg:x1="9.27cm" svg:y1="13.938cm" svg:x2="9.276cm" svg:y2="13.943cm">
          <text:p/>
        </draw:line>
        <draw:line draw:style-name="gr5" draw:text-style-name="P4" draw:layer="layout" svg:x1="9.275cm" svg:y1="13.942cm" svg:x2="9.28cm" svg:y2="13.948cm">
          <text:p/>
        </draw:line>
        <draw:line draw:style-name="gr5" draw:text-style-name="P4" draw:layer="layout" svg:x1="9.279cm" svg:y1="13.947cm" svg:x2="9.283cm" svg:y2="13.947cm">
          <text:p/>
        </draw:line>
        <draw:line draw:style-name="gr5" draw:text-style-name="P4" draw:layer="layout" svg:x1="9.283cm" svg:y1="13.947cm" svg:x2="9.288cm" svg:y2="13.952cm">
          <text:p/>
        </draw:line>
        <draw:line draw:style-name="gr5" draw:text-style-name="P4" draw:layer="layout" svg:x1="9.287cm" svg:y1="13.951cm" svg:x2="9.292cm" svg:y2="13.951cm">
          <text:p/>
        </draw:line>
        <draw:line draw:style-name="gr5" draw:text-style-name="P4" draw:layer="layout" svg:x1="9.292cm" svg:y1="13.951cm" svg:x2="9.297cm" svg:y2="13.956cm">
          <text:p/>
        </draw:line>
        <draw:line draw:style-name="gr5" draw:text-style-name="P4" draw:layer="layout" svg:x1="9.296cm" svg:y1="13.955cm" svg:x2="9.3cm" svg:y2="13.955cm">
          <text:p/>
        </draw:line>
        <draw:line draw:style-name="gr5" draw:text-style-name="P4" draw:layer="layout" svg:x1="9.3cm" svg:y1="13.955cm" svg:x2="9.305cm" svg:y2="13.96cm">
          <text:p/>
        </draw:line>
        <draw:line draw:style-name="gr5" draw:text-style-name="P4" draw:layer="layout" svg:x1="9.304cm" svg:y1="13.959cm" svg:x2="9.309cm" svg:y2="13.959cm">
          <text:p/>
        </draw:line>
        <draw:line draw:style-name="gr5" draw:text-style-name="P4" draw:layer="layout" svg:x1="9.309cm" svg:y1="13.959cm" svg:x2="9.318cm" svg:y2="13.965cm">
          <text:p/>
        </draw:line>
        <draw:line draw:style-name="gr5" draw:text-style-name="P4" draw:layer="layout" svg:x1="9.317cm" svg:y1="13.964cm" svg:x2="9.321cm" svg:y2="13.964cm">
          <text:p/>
        </draw:line>
        <draw:line draw:style-name="gr5" draw:text-style-name="P4" draw:layer="layout" svg:x1="9.321cm" svg:y1="13.964cm" svg:x2="9.326cm" svg:y2="13.969cm">
          <text:p/>
        </draw:line>
        <draw:line draw:style-name="gr5" draw:text-style-name="P4" draw:layer="layout" svg:x1="9.325cm" svg:y1="13.968cm" svg:x2="9.33cm" svg:y2="13.968cm">
          <text:p/>
        </draw:line>
        <draw:line draw:style-name="gr5" draw:text-style-name="P4" draw:layer="layout" svg:x1="9.33cm" svg:y1="13.968cm" svg:x2="9.339cm" svg:y2="13.973cm">
          <text:p/>
        </draw:line>
        <draw:line draw:style-name="gr5" draw:text-style-name="P4" draw:layer="layout" svg:x1="9.338cm" svg:y1="13.972cm" svg:x2="9.342cm" svg:y2="13.972cm">
          <text:p/>
        </draw:line>
        <draw:line draw:style-name="gr5" draw:text-style-name="P4" draw:layer="layout" svg:x1="9.342cm" svg:y1="13.972cm" svg:x2="9.348cm" svg:y2="13.977cm">
          <text:p/>
        </draw:line>
        <draw:line draw:style-name="gr5" draw:text-style-name="P4" draw:layer="layout" svg:x1="9.347cm" svg:y1="13.976cm" svg:x2="9.351cm" svg:y2="13.976cm">
          <text:p/>
        </draw:line>
        <draw:line draw:style-name="gr5" draw:text-style-name="P4" draw:layer="layout" svg:x1="9.351cm" svg:y1="13.976cm" svg:x2="9.359cm" svg:y2="13.976cm">
          <text:p/>
        </draw:line>
        <draw:line draw:style-name="gr5" draw:text-style-name="P4" draw:layer="layout" svg:x1="9.359cm" svg:y1="13.976cm" svg:x2="9.365cm" svg:y2="13.981cm">
          <text:p/>
        </draw:line>
        <draw:line draw:style-name="gr5" draw:text-style-name="P4" draw:layer="layout" svg:x1="9.364cm" svg:y1="13.98cm" svg:x2="9.372cm" svg:y2="13.98cm">
          <text:p/>
        </draw:line>
        <draw:line draw:style-name="gr5" draw:text-style-name="P4" draw:layer="layout" svg:x1="9.372cm" svg:y1="13.98cm" svg:x2="9.376cm" svg:y2="13.98cm">
          <text:p/>
        </draw:line>
        <draw:line draw:style-name="gr5" draw:text-style-name="P4" draw:layer="layout" svg:x1="9.376cm" svg:y1="13.98cm" svg:x2="9.383cm" svg:y2="13.987cm">
          <text:p/>
        </draw:line>
        <draw:line draw:style-name="gr5" draw:text-style-name="P4" draw:layer="layout" svg:x1="9.381cm" svg:y1="13.985cm" svg:x2="9.389cm" svg:y2="13.985cm">
          <text:p/>
        </draw:line>
        <draw:line draw:style-name="gr5" draw:text-style-name="P4" draw:layer="layout" svg:x1="9.389cm" svg:y1="13.985cm" svg:x2="9.393cm" svg:y2="13.985cm">
          <text:p/>
        </draw:line>
        <draw:line draw:style-name="gr5" draw:text-style-name="P4" draw:layer="layout" svg:x1="9.393cm" svg:y1="13.985cm" svg:x2="9.403cm" svg:y2="13.99cm">
          <text:p/>
        </draw:line>
        <draw:line draw:style-name="gr5" draw:text-style-name="P4" draw:layer="layout" svg:x1="9.402cm" svg:y1="13.989cm" svg:x2="9.406cm" svg:y2="13.989cm">
          <text:p/>
        </draw:line>
        <draw:line draw:style-name="gr5" draw:text-style-name="P4" draw:layer="layout" svg:x1="9.406cm" svg:y1="13.989cm" svg:x2="9.414cm" svg:y2="13.989cm">
          <text:p/>
        </draw:line>
        <draw:line draw:style-name="gr5" draw:text-style-name="P4" draw:layer="layout" svg:x1="9.414cm" svg:y1="13.989cm" svg:x2="9.419cm" svg:y2="13.989cm">
          <text:p/>
        </draw:line>
        <draw:line draw:style-name="gr5" draw:text-style-name="P4" draw:layer="layout" svg:x1="9.419cm" svg:y1="13.989cm" svg:x2="9.427cm" svg:y2="13.989cm">
          <text:p/>
        </draw:line>
        <draw:line draw:style-name="gr5" draw:text-style-name="P4" draw:layer="layout" svg:x1="9.427cm" svg:y1="13.989cm" svg:x2="9.432cm" svg:y2="13.994cm">
          <text:p/>
        </draw:line>
        <draw:line draw:style-name="gr5" draw:text-style-name="P4" draw:layer="layout" svg:x1="9.431cm" svg:y1="13.993cm" svg:x2="9.44cm" svg:y2="13.993cm">
          <text:p/>
        </draw:line>
        <draw:line draw:style-name="gr5" draw:text-style-name="P4" draw:layer="layout" svg:x1="9.44cm" svg:y1="13.993cm" svg:x2="9.444cm" svg:y2="13.993cm">
          <text:p/>
        </draw:line>
        <draw:line draw:style-name="gr5" draw:text-style-name="P4" draw:layer="layout" svg:x1="9.444cm" svg:y1="13.993cm" svg:x2="9.452cm" svg:y2="13.993cm">
          <text:p/>
        </draw:line>
        <draw:line draw:style-name="gr5" draw:text-style-name="P4" draw:layer="layout" svg:x1="9.452cm" svg:y1="13.993cm" svg:x2="9.457cm" svg:y2="13.993cm">
          <text:p/>
        </draw:line>
        <draw:line draw:style-name="gr5" draw:text-style-name="P4" draw:layer="layout" svg:x1="9.457cm" svg:y1="13.993cm" svg:x2="9.465cm" svg:y2="13.993cm">
          <text:p/>
        </draw:line>
        <draw:line draw:style-name="gr5" draw:text-style-name="P4" draw:layer="layout" svg:x1="9.465cm" svg:y1="13.993cm" svg:x2="9.469cm" svg:y2="13.993cm">
          <text:p/>
        </draw:line>
        <draw:line draw:style-name="gr5" draw:text-style-name="P4" draw:layer="layout" svg:x1="9.469cm" svg:y1="13.993cm" svg:x2="9.478cm" svg:y2="13.993cm">
          <text:p/>
        </draw:line>
        <draw:line draw:style-name="gr5" draw:text-style-name="P4" draw:layer="layout" svg:x1="9.478cm" svg:y1="13.993cm" svg:x2="9.482cm" svg:y2="13.993cm">
          <text:p/>
        </draw:line>
        <draw:line draw:style-name="gr5" draw:text-style-name="P4" draw:layer="layout" svg:x1="9.482cm" svg:y1="13.993cm" svg:x2="9.491cm" svg:y2="13.993cm">
          <text:p/>
        </draw:line>
        <draw:line draw:style-name="gr5" draw:text-style-name="P4" draw:layer="layout" svg:x1="9.491cm" svg:y1="13.993cm" svg:x2="9.499cm" svg:y2="13.993cm">
          <text:p/>
        </draw:line>
        <draw:line draw:style-name="gr5" draw:text-style-name="P4" draw:layer="layout" svg:x1="9.499cm" svg:y1="13.993cm" svg:x2="9.503cm" svg:y2="13.993cm">
          <text:p/>
        </draw:line>
        <draw:line draw:style-name="gr5" draw:text-style-name="P4" draw:layer="layout" svg:x1="9.503cm" svg:y1="13.993cm" svg:x2="9.512cm" svg:y2="13.993cm">
          <text:p/>
        </draw:line>
        <draw:line draw:style-name="gr5" draw:text-style-name="P4" draw:layer="layout" svg:x1="9.512cm" svg:y1="13.993cm" svg:x2="9.516cm" svg:y2="13.993cm">
          <text:p/>
        </draw:line>
        <draw:line draw:style-name="gr5" draw:text-style-name="P4" draw:layer="layout" svg:x1="9.516cm" svg:y1="13.993cm" svg:x2="9.524cm" svg:y2="13.993cm">
          <text:p/>
        </draw:line>
        <draw:line draw:style-name="gr5" draw:text-style-name="P4" draw:layer="layout" svg:x1="9.524cm" svg:y1="13.993cm" svg:x2="9.529cm" svg:y2="13.993cm">
          <text:p/>
        </draw:line>
        <draw:line draw:style-name="gr5" draw:text-style-name="P4" draw:layer="layout" svg:x1="9.529cm" svg:y1="13.994cm" svg:x2="9.538cm" svg:y2="13.989cm">
          <text:p/>
        </draw:line>
        <draw:line draw:style-name="gr5" draw:text-style-name="P4" draw:layer="layout" svg:x1="9.537cm" svg:y1="13.989cm" svg:x2="9.541cm" svg:y2="13.989cm">
          <text:p/>
        </draw:line>
        <draw:line draw:style-name="gr5" draw:text-style-name="P4" draw:layer="layout" svg:x1="9.541cm" svg:y1="13.989cm" svg:x2="9.55cm" svg:y2="13.989cm">
          <text:p/>
        </draw:line>
        <draw:line draw:style-name="gr5" draw:text-style-name="P4" draw:layer="layout" svg:x1="9.55cm" svg:y1="13.989cm" svg:x2="9.554cm" svg:y2="13.989cm">
          <text:p/>
        </draw:line>
        <draw:line draw:style-name="gr5" draw:text-style-name="P4" draw:layer="layout" svg:x1="9.554cm" svg:y1="13.989cm" svg:x2="9.563cm" svg:y2="13.989cm">
          <text:p/>
        </draw:line>
        <draw:line draw:style-name="gr5" draw:text-style-name="P4" draw:layer="layout" svg:x1="9.563cm" svg:y1="13.99cm" svg:x2="9.568cm" svg:y2="13.985cm">
          <text:p/>
        </draw:line>
        <draw:line draw:style-name="gr5" draw:text-style-name="P4" draw:layer="layout" svg:x1="9.567cm" svg:y1="13.985cm" svg:x2="9.575cm" svg:y2="13.985cm">
          <text:p/>
        </draw:line>
        <draw:line draw:style-name="gr5" draw:text-style-name="P4" draw:layer="layout" svg:x1="9.575cm" svg:y1="13.985cm" svg:x2="9.579cm" svg:y2="13.985cm">
          <text:p/>
        </draw:line>
        <draw:line draw:style-name="gr5" draw:text-style-name="P4" draw:layer="layout" svg:x1="9.579cm" svg:y1="13.985cm" svg:x2="9.584cm" svg:y2="13.985cm">
          <text:p/>
        </draw:line>
        <draw:line draw:style-name="gr5" draw:text-style-name="P4" draw:layer="layout" svg:x1="9.584cm" svg:y1="13.987cm" svg:x2="9.593cm" svg:y2="13.98cm">
          <text:p/>
        </draw:line>
        <draw:line draw:style-name="gr5" draw:text-style-name="P4" draw:layer="layout" svg:x1="9.592cm" svg:y1="13.98cm" svg:x2="9.596cm" svg:y2="13.98cm">
          <text:p/>
        </draw:line>
        <draw:line draw:style-name="gr5" draw:text-style-name="P4" draw:layer="layout" svg:x1="9.596cm" svg:y1="13.98cm" svg:x2="9.605cm" svg:y2="13.98cm">
          <text:p/>
        </draw:line>
        <draw:line draw:style-name="gr5" draw:text-style-name="P4" draw:layer="layout" svg:x1="9.605cm" svg:y1="13.981cm" svg:x2="9.61cm" svg:y2="13.976cm">
          <text:p/>
        </draw:line>
        <draw:line draw:style-name="gr5" draw:text-style-name="P4" draw:layer="layout" svg:x1="9.609cm" svg:y1="13.976cm" svg:x2="9.613cm" svg:y2="13.976cm">
          <text:p/>
        </draw:line>
        <draw:line draw:style-name="gr5" draw:text-style-name="P4" draw:layer="layout" svg:x1="9.613cm" svg:y1="13.976cm" svg:x2="9.622cm" svg:y2="13.976cm">
          <text:p/>
        </draw:line>
        <draw:line draw:style-name="gr5" draw:text-style-name="P4" draw:layer="layout" svg:x1="9.622cm" svg:y1="13.977cm" svg:x2="9.627cm" svg:y2="13.972cm">
          <text:p/>
        </draw:line>
        <draw:line draw:style-name="gr5" draw:text-style-name="P4" draw:layer="layout" svg:x1="9.626cm" svg:y1="13.972cm" svg:x2="9.63cm" svg:y2="13.972cm">
          <text:p/>
        </draw:line>
        <draw:line draw:style-name="gr5" draw:text-style-name="P4" draw:layer="layout" svg:x1="9.63cm" svg:y1="13.973cm" svg:x2="9.64cm" svg:y2="13.968cm">
          <text:p/>
        </draw:line>
        <draw:line draw:style-name="gr5" draw:text-style-name="P4" draw:layer="layout" svg:x1="9.639cm" svg:y1="13.968cm" svg:x2="9.643cm" svg:y2="13.968cm">
          <text:p/>
        </draw:line>
        <draw:line draw:style-name="gr5" draw:text-style-name="P4" draw:layer="layout" svg:x1="9.643cm" svg:y1="13.969cm" svg:x2="9.648cm" svg:y2="13.964cm">
          <text:p/>
        </draw:line>
        <draw:line draw:style-name="gr5" draw:text-style-name="P4" draw:layer="layout" svg:x1="9.647cm" svg:y1="13.964cm" svg:x2="9.651cm" svg:y2="13.964cm">
          <text:p/>
        </draw:line>
        <draw:line draw:style-name="gr5" draw:text-style-name="P4" draw:layer="layout" svg:x1="9.651cm" svg:y1="13.965cm" svg:x2="9.657cm" svg:y2="13.959cm">
          <text:p/>
        </draw:line>
        <draw:line draw:style-name="gr5" draw:text-style-name="P4" draw:layer="layout" svg:x1="9.656cm" svg:y1="13.959cm" svg:x2="9.66cm" svg:y2="13.959cm">
          <text:p/>
        </draw:line>
        <draw:line draw:style-name="gr5" draw:text-style-name="P4" draw:layer="layout" svg:x1="9.66cm" svg:y1="13.96cm" svg:x2="9.669cm" svg:y2="13.955cm">
          <text:p/>
        </draw:line>
        <draw:line draw:style-name="gr5" draw:text-style-name="P4" draw:layer="layout" svg:x1="9.668cm" svg:y1="13.955cm" svg:x2="9.673cm" svg:y2="13.955cm">
          <text:p/>
        </draw:line>
        <draw:line draw:style-name="gr5" draw:text-style-name="P4" draw:layer="layout" svg:x1="9.673cm" svg:y1="13.956cm" svg:x2="9.678cm" svg:y2="13.951cm">
          <text:p/>
        </draw:line>
        <draw:line draw:style-name="gr5" draw:text-style-name="P4" draw:layer="layout" svg:x1="9.677cm" svg:y1="13.951cm" svg:x2="9.681cm" svg:y2="13.951cm">
          <text:p/>
        </draw:line>
        <draw:line draw:style-name="gr5" draw:text-style-name="P4" draw:layer="layout" svg:x1="9.681cm" svg:y1="13.952cm" svg:x2="9.686cm" svg:y2="13.947cm">
          <text:p/>
        </draw:line>
        <draw:line draw:style-name="gr5" draw:text-style-name="P4" draw:layer="layout" svg:x1="9.685cm" svg:y1="13.948cm" svg:x2="9.691cm" svg:y2="13.942cm">
          <text:p/>
        </draw:line>
        <draw:line draw:style-name="gr5" draw:text-style-name="P4" draw:layer="layout" svg:x1="9.69cm" svg:y1="13.942cm" svg:x2="9.694cm" svg:y2="13.942cm">
          <text:p/>
        </draw:line>
        <draw:line draw:style-name="gr5" draw:text-style-name="P4" draw:layer="layout" svg:x1="9.694cm" svg:y1="13.943cm" svg:x2="9.699cm" svg:y2="13.938cm">
          <text:p/>
        </draw:line>
        <draw:polyline draw:style-name="gr5" draw:text-style-name="P4" draw:layer="layout" svg:width="0cm" svg:height="0cm" svg:x="9.698cm" svg:y="13.938cm" svg:viewBox="0 0 0 0" draw:points="0,0">
          <text:p/>
        </draw:polyline>
        <draw:line draw:style-name="gr5" draw:text-style-name="P4" draw:layer="layout" svg:x1="9.698cm" svg:y1="13.939cm" svg:x2="9.703cm" svg:y2="13.934cm">
          <text:p/>
        </draw:line>
        <draw:line draw:style-name="gr5" draw:text-style-name="P4" draw:layer="layout" svg:x1="9.702cm" svg:y1="13.935cm" svg:x2="9.707cm" svg:y2="13.93cm">
          <text:p/>
        </draw:line>
        <draw:line draw:style-name="gr5" draw:text-style-name="P4" draw:layer="layout" svg:x1="9.706cm" svg:y1="13.93cm" svg:x2="9.711cm" svg:y2="13.93cm">
          <text:p/>
        </draw:line>
        <draw:line draw:style-name="gr5" draw:text-style-name="P4" draw:layer="layout" svg:x1="9.711cm" svg:y1="13.931cm" svg:x2="9.716cm" svg:y2="13.925cm">
          <text:p/>
        </draw:line>
        <draw:line draw:style-name="gr5" draw:text-style-name="P4" draw:layer="layout" svg:x1="9.715cm" svg:y1="13.925cm" svg:x2="9.715cm" svg:y2="13.921cm">
          <text:p/>
        </draw:line>
        <draw:line draw:style-name="gr5" draw:text-style-name="P4" draw:layer="layout" svg:x1="9.715cm" svg:y1="13.922cm" svg:x2="9.72cm" svg:y2="13.917cm">
          <text:p/>
        </draw:line>
        <draw:line draw:style-name="gr5" draw:text-style-name="P4" draw:layer="layout" svg:x1="9.719cm" svg:y1="13.917cm" svg:x2="9.723cm" svg:y2="13.917cm">
          <text:p/>
        </draw:line>
        <draw:line draw:style-name="gr5" draw:text-style-name="P4" draw:layer="layout" svg:x1="9.723cm" svg:y1="13.917cm" svg:x2="9.723cm" svg:y2="13.913cm">
          <text:p/>
        </draw:line>
        <draw:line draw:style-name="gr5" draw:text-style-name="P4" draw:layer="layout" svg:x1="9.723cm" svg:y1="13.914cm" svg:x2="9.729cm" svg:y2="13.909cm">
          <text:p/>
        </draw:line>
        <draw:polyline draw:style-name="gr5" draw:text-style-name="P4" draw:layer="layout" svg:width="0cm" svg:height="0cm" svg:x="9.728cm" svg:y="13.909cm" svg:viewBox="0 0 0 0" draw:points="0,0">
          <text:p/>
        </draw:polyline>
        <draw:line draw:style-name="gr5" draw:text-style-name="P4" draw:layer="layout" svg:x1="9.728cm" svg:y1="13.911cm" svg:x2="9.733cm" svg:y2="13.904cm">
          <text:p/>
        </draw:line>
        <draw:line draw:style-name="gr5" draw:text-style-name="P4" draw:layer="layout" svg:x1="9.732cm" svg:y1="13.904cm" svg:x2="9.732cm" svg:y2="13.9cm">
          <text:p/>
        </draw:line>
        <draw:line draw:style-name="gr5" draw:text-style-name="P4" draw:layer="layout" svg:x1="9.732cm" svg:y1="13.901cm" svg:x2="9.737cm" svg:y2="13.896cm">
          <text:p/>
        </draw:line>
        <draw:polyline draw:style-name="gr5" draw:text-style-name="P4" draw:layer="layout" svg:width="0cm" svg:height="0cm" svg:x="9.736cm" svg:y="13.896cm" svg:viewBox="0 0 0 0" draw:points="0,0">
          <text:p/>
        </draw:polyline>
        <draw:line draw:style-name="gr5" draw:text-style-name="P4" draw:layer="layout" svg:x1="9.736cm" svg:y1="13.897cm" svg:x2="9.741cm" svg:y2="13.892cm">
          <text:p/>
        </draw:line>
        <draw:line draw:style-name="gr5" draw:text-style-name="P4" draw:layer="layout" svg:x1="9.74cm" svg:y1="13.892cm" svg:x2="9.74cm" svg:y2="13.887cm">
          <text:p/>
        </draw:line>
        <draw:line draw:style-name="gr5" draw:text-style-name="P4" draw:layer="layout" svg:x1="9.74cm" svg:y1="13.887cm" svg:x2="9.74cm" svg:y2="13.883cm">
          <text:p/>
        </draw:line>
        <draw:polyline draw:style-name="gr5" draw:text-style-name="P4" draw:layer="layout" svg:width="0cm" svg:height="0cm" svg:x="9.74cm" svg:y="13.883cm" svg:viewBox="0 0 0 0" draw:points="0,0">
          <text:p/>
        </draw:polyline>
        <draw:line draw:style-name="gr5" draw:text-style-name="P4" draw:layer="layout" svg:x1="9.74cm" svg:y1="13.884cm" svg:x2="9.747cm" svg:y2="13.879cm">
          <text:p/>
        </draw:line>
        <draw:line draw:style-name="gr5" draw:text-style-name="P4" draw:layer="layout" svg:x1="9.745cm" svg:y1="13.879cm" svg:x2="9.745cm" svg:y2="13.875cm">
          <text:p/>
        </draw:line>
        <draw:line draw:style-name="gr5" draw:text-style-name="P4" draw:layer="layout" svg:x1="9.745cm" svg:y1="13.875cm" svg:x2="9.745cm" svg:y2="13.87cm">
          <text:p/>
        </draw:line>
        <draw:polyline draw:style-name="gr5" draw:text-style-name="P4" draw:layer="layout" svg:width="0cm" svg:height="0cm" svg:x="9.745cm" svg:y="13.87cm" svg:viewBox="0 0 0 0" draw:points="0,0">
          <text:p/>
        </draw:polyline>
        <draw:line draw:style-name="gr5" draw:text-style-name="P4" draw:layer="layout" svg:x1="9.745cm" svg:y1="13.87cm" svg:x2="9.745cm" svg:y2="13.866cm">
          <text:p/>
        </draw:line>
        <draw:polyline draw:style-name="gr5" draw:text-style-name="P4" draw:layer="layout" svg:width="0cm" svg:height="0cm" svg:x="9.745cm" svg:y="13.866cm" svg:viewBox="0 0 0 0" draw:points="0,0">
          <text:p/>
        </draw:polyline>
        <draw:polyline draw:style-name="gr5" draw:text-style-name="P4" draw:layer="layout" svg:width="0cm" svg:height="0cm" svg:x="9.745cm" svg:y="13.866cm" svg:viewBox="0 0 0 0" draw:points="0,0">
          <text:p/>
        </draw:polyline>
        <draw:polyline draw:style-name="gr5" draw:text-style-name="P4" draw:layer="layout" svg:width="0cm" svg:height="0cm" svg:x="11.218cm" svg:y="13.866cm" svg:viewBox="0 0 0 0" draw:points="0,0">
          <text:p/>
        </draw:polyline>
        <draw:line draw:style-name="gr5" draw:text-style-name="P4" draw:layer="layout" svg:x1="11.218cm" svg:y1="13.866cm" svg:x2="11.218cm" svg:y2="13.87cm">
          <text:p/>
        </draw:line>
        <draw:line draw:style-name="gr5" draw:text-style-name="P4" draw:layer="layout" svg:x1="11.218cm" svg:y1="13.87cm" svg:x2="11.218cm" svg:y2="13.875cm">
          <text:p/>
        </draw:line>
        <draw:line draw:style-name="gr5" draw:text-style-name="P4" draw:layer="layout" svg:x1="11.218cm" svg:y1="13.875cm" svg:x2="11.218cm" svg:y2="13.879cm">
          <text:p/>
        </draw:line>
        <draw:line draw:style-name="gr5" draw:text-style-name="P4" draw:layer="layout" svg:x1="11.218cm" svg:y1="13.879cm" svg:x2="11.222cm" svg:y2="13.879cm">
          <text:p/>
        </draw:line>
        <draw:line draw:style-name="gr5" draw:text-style-name="P4" draw:layer="layout" svg:x1="11.222cm" svg:y1="13.879cm" svg:x2="11.222cm" svg:y2="13.883cm">
          <text:p/>
        </draw:line>
        <draw:line draw:style-name="gr5" draw:text-style-name="P4" draw:layer="layout" svg:x1="11.222cm" svg:y1="13.883cm" svg:x2="11.222cm" svg:y2="13.887cm">
          <text:p/>
        </draw:line>
        <draw:line draw:style-name="gr5" draw:text-style-name="P4" draw:layer="layout" svg:x1="11.222cm" svg:y1="13.887cm" svg:x2="11.222cm" svg:y2="13.892cm">
          <text:p/>
        </draw:line>
        <draw:line draw:style-name="gr5" draw:text-style-name="P4" draw:layer="layout" svg:x1="11.222cm" svg:y1="13.892cm" svg:x2="11.226cm" svg:y2="13.892cm">
          <text:p/>
        </draw:line>
        <draw:line draw:style-name="gr5" draw:text-style-name="P4" draw:layer="layout" svg:x1="11.226cm" svg:y1="13.892cm" svg:x2="11.226cm" svg:y2="13.896cm">
          <text:p/>
        </draw:line>
        <draw:line draw:style-name="gr5" draw:text-style-name="P4" draw:layer="layout" svg:x1="11.226cm" svg:y1="13.896cm" svg:x2="11.226cm" svg:y2="13.9cm">
          <text:p/>
        </draw:line>
        <draw:line draw:style-name="gr5" draw:text-style-name="P4" draw:layer="layout" svg:x1="11.226cm" svg:y1="13.9cm" svg:x2="11.231cm" svg:y2="13.905cm">
          <text:p/>
        </draw:line>
        <draw:polyline draw:style-name="gr5" draw:text-style-name="P4" draw:layer="layout" svg:width="0cm" svg:height="0cm" svg:x="11.23cm" svg:y="13.904cm" svg:viewBox="0 0 0 0" draw:points="0,0">
          <text:p/>
        </draw:polyline>
        <draw:line draw:style-name="gr5" draw:text-style-name="P4" draw:layer="layout" svg:x1="11.23cm" svg:y1="13.904cm" svg:x2="11.236cm" svg:y2="13.911cm">
          <text:p/>
        </draw:line>
        <draw:line draw:style-name="gr5" draw:text-style-name="P4" draw:layer="layout" svg:x1="11.235cm" svg:y1="13.909cm" svg:x2="11.24cm" svg:y2="13.914cm">
          <text:p/>
        </draw:line>
        <draw:line draw:style-name="gr5" draw:text-style-name="P4" draw:layer="layout" svg:x1="11.239cm" svg:y1="13.913cm" svg:x2="11.239cm" svg:y2="13.917cm">
          <text:p/>
        </draw:line>
        <draw:line draw:style-name="gr5" draw:text-style-name="P4" draw:layer="layout" svg:x1="11.239cm" svg:y1="13.917cm" svg:x2="11.243cm" svg:y2="13.917cm">
          <text:p/>
        </draw:line>
        <draw:line draw:style-name="gr5" draw:text-style-name="P4" draw:layer="layout" svg:x1="11.243cm" svg:y1="13.917cm" svg:x2="11.243cm" svg:y2="13.921cm">
          <text:p/>
        </draw:line>
        <draw:line draw:style-name="gr5" draw:text-style-name="P4" draw:layer="layout" svg:x1="11.243cm" svg:y1="13.921cm" svg:x2="11.248cm" svg:y2="13.926cm">
          <text:p/>
        </draw:line>
        <draw:line draw:style-name="gr5" draw:text-style-name="P4" draw:layer="layout" svg:x1="11.247cm" svg:y1="13.925cm" svg:x2="11.252cm" svg:y2="13.925cm">
          <text:p/>
        </draw:line>
        <draw:line draw:style-name="gr5" draw:text-style-name="P4" draw:layer="layout" svg:x1="11.252cm" svg:y1="13.925cm" svg:x2="11.257cm" svg:y2="13.931cm">
          <text:p/>
        </draw:line>
        <draw:line draw:style-name="gr5" draw:text-style-name="P4" draw:layer="layout" svg:x1="11.256cm" svg:y1="13.93cm" svg:x2="11.256cm" svg:y2="13.934cm">
          <text:p/>
        </draw:line>
        <draw:line draw:style-name="gr5" draw:text-style-name="P4" draw:layer="layout" svg:x1="11.256cm" svg:y1="13.934cm" svg:x2="11.26cm" svg:y2="13.934cm">
          <text:p/>
        </draw:line>
        <draw:line draw:style-name="gr5" draw:text-style-name="P4" draw:layer="layout" svg:x1="11.26cm" svg:y1="13.934cm" svg:x2="11.265cm" svg:y2="13.939cm">
          <text:p/>
        </draw:line>
        <draw:line draw:style-name="gr5" draw:text-style-name="P4" draw:layer="layout" svg:x1="11.264cm" svg:y1="13.938cm" svg:x2="11.271cm" svg:y2="13.943cm">
          <text:p/>
        </draw:line>
        <draw:line draw:style-name="gr5" draw:text-style-name="P4" draw:layer="layout" svg:x1="11.269cm" svg:y1="13.942cm" svg:x2="11.273cm" svg:y2="13.942cm">
          <text:p/>
        </draw:line>
        <draw:line draw:style-name="gr5" draw:text-style-name="P4" draw:layer="layout" svg:x1="11.273cm" svg:y1="13.942cm" svg:x2="11.278cm" svg:y2="13.948cm">
          <text:p/>
        </draw:line>
        <draw:line draw:style-name="gr5" draw:text-style-name="P4" draw:layer="layout" svg:x1="11.277cm" svg:y1="13.947cm" svg:x2="11.281cm" svg:y2="13.947cm">
          <text:p/>
        </draw:line>
        <draw:line draw:style-name="gr5" draw:text-style-name="P4" draw:layer="layout" svg:x1="11.281cm" svg:y1="13.947cm" svg:x2="11.287cm" svg:y2="13.952cm">
          <text:p/>
        </draw:line>
        <draw:line draw:style-name="gr5" draw:text-style-name="P4" draw:layer="layout" svg:x1="11.286cm" svg:y1="13.951cm" svg:x2="11.291cm" svg:y2="13.956cm">
          <text:p/>
        </draw:line>
        <draw:line draw:style-name="gr5" draw:text-style-name="P4" draw:layer="layout" svg:x1="11.29cm" svg:y1="13.955cm" svg:x2="11.294cm" svg:y2="13.955cm">
          <text:p/>
        </draw:line>
        <draw:line draw:style-name="gr5" draw:text-style-name="P4" draw:layer="layout" svg:x1="11.294cm" svg:y1="13.955cm" svg:x2="11.299cm" svg:y2="13.96cm">
          <text:p/>
        </draw:line>
        <draw:line draw:style-name="gr5" draw:text-style-name="P4" draw:layer="layout" svg:x1="11.298cm" svg:y1="13.959cm" svg:x2="11.302cm" svg:y2="13.959cm">
          <text:p/>
        </draw:line>
        <draw:line draw:style-name="gr5" draw:text-style-name="P4" draw:layer="layout" svg:x1="11.302cm" svg:y1="13.959cm" svg:x2="11.308cm" svg:y2="13.965cm">
          <text:p/>
        </draw:line>
        <draw:line draw:style-name="gr5" draw:text-style-name="P4" draw:layer="layout" svg:x1="11.307cm" svg:y1="13.964cm" svg:x2="11.315cm" svg:y2="13.964cm">
          <text:p/>
        </draw:line>
        <draw:line draw:style-name="gr5" draw:text-style-name="P4" draw:layer="layout" svg:x1="11.315cm" svg:y1="13.964cm" svg:x2="11.32cm" svg:y2="13.969cm">
          <text:p/>
        </draw:line>
        <draw:line draw:style-name="gr5" draw:text-style-name="P4" draw:layer="layout" svg:x1="11.319cm" svg:y1="13.968cm" svg:x2="11.324cm" svg:y2="13.968cm">
          <text:p/>
        </draw:line>
        <draw:line draw:style-name="gr5" draw:text-style-name="P4" draw:layer="layout" svg:x1="11.324cm" svg:y1="13.968cm" svg:x2="11.329cm" svg:y2="13.973cm">
          <text:p/>
        </draw:line>
        <draw:line draw:style-name="gr5" draw:text-style-name="P4" draw:layer="layout" svg:x1="11.328cm" svg:y1="13.972cm" svg:x2="11.336cm" svg:y2="13.972cm">
          <text:p/>
        </draw:line>
        <draw:line draw:style-name="gr5" draw:text-style-name="P4" draw:layer="layout" svg:x1="11.336cm" svg:y1="13.972cm" svg:x2="11.341cm" svg:y2="13.972cm">
          <text:p/>
        </draw:line>
        <draw:line draw:style-name="gr5" draw:text-style-name="P4" draw:layer="layout" svg:x1="11.341cm" svg:y1="13.972cm" svg:x2="11.346cm" svg:y2="13.977cm">
          <text:p/>
        </draw:line>
        <draw:line draw:style-name="gr5" draw:text-style-name="P4" draw:layer="layout" svg:x1="11.345cm" svg:y1="13.976cm" svg:x2="11.353cm" svg:y2="13.976cm">
          <text:p/>
        </draw:line>
        <draw:line draw:style-name="gr5" draw:text-style-name="P4" draw:layer="layout" svg:x1="11.353cm" svg:y1="13.976cm" svg:x2="11.358cm" svg:y2="13.981cm">
          <text:p/>
        </draw:line>
        <draw:line draw:style-name="gr5" draw:text-style-name="P4" draw:layer="layout" svg:x1="11.357cm" svg:y1="13.98cm" svg:x2="11.362cm" svg:y2="13.98cm">
          <text:p/>
        </draw:line>
        <draw:line draw:style-name="gr5" draw:text-style-name="P4" draw:layer="layout" svg:x1="11.362cm" svg:y1="13.98cm" svg:x2="11.37cm" svg:y2="13.98cm">
          <text:p/>
        </draw:line>
        <draw:line draw:style-name="gr5" draw:text-style-name="P4" draw:layer="layout" svg:x1="11.37cm" svg:y1="13.98cm" svg:x2="11.375cm" svg:y2="13.987cm">
          <text:p/>
        </draw:line>
        <draw:line draw:style-name="gr5" draw:text-style-name="P4" draw:layer="layout" svg:x1="11.374cm" svg:y1="13.985cm" svg:x2="11.379cm" svg:y2="13.985cm">
          <text:p/>
        </draw:line>
        <draw:line draw:style-name="gr5" draw:text-style-name="P4" draw:layer="layout" svg:x1="11.379cm" svg:y1="13.985cm" svg:x2="11.387cm" svg:y2="13.985cm">
          <text:p/>
        </draw:line>
        <draw:line draw:style-name="gr5" draw:text-style-name="P4" draw:layer="layout" svg:x1="11.387cm" svg:y1="13.985cm" svg:x2="11.391cm" svg:y2="13.985cm">
          <text:p/>
        </draw:line>
        <draw:line draw:style-name="gr5" draw:text-style-name="P4" draw:layer="layout" svg:x1="11.391cm" svg:y1="13.985cm" svg:x2="11.401cm" svg:y2="13.99cm">
          <text:p/>
        </draw:line>
        <draw:line draw:style-name="gr5" draw:text-style-name="P4" draw:layer="layout" svg:x1="11.4cm" svg:y1="13.989cm" svg:x2="11.404cm" svg:y2="13.989cm">
          <text:p/>
        </draw:line>
        <draw:line draw:style-name="gr5" draw:text-style-name="P4" draw:layer="layout" svg:x1="11.404cm" svg:y1="13.989cm" svg:x2="11.413cm" svg:y2="13.989cm">
          <text:p/>
        </draw:line>
        <draw:line draw:style-name="gr5" draw:text-style-name="P4" draw:layer="layout" svg:x1="11.413cm" svg:y1="13.989cm" svg:x2="11.417cm" svg:y2="13.989cm">
          <text:p/>
        </draw:line>
        <draw:line draw:style-name="gr5" draw:text-style-name="P4" draw:layer="layout" svg:x1="11.417cm" svg:y1="13.989cm" svg:x2="11.425cm" svg:y2="13.989cm">
          <text:p/>
        </draw:line>
        <draw:line draw:style-name="gr5" draw:text-style-name="P4" draw:layer="layout" svg:x1="11.425cm" svg:y1="13.989cm" svg:x2="11.43cm" svg:y2="13.994cm">
          <text:p/>
        </draw:line>
        <draw:line draw:style-name="gr5" draw:text-style-name="P4" draw:layer="layout" svg:x1="11.429cm" svg:y1="13.993cm" svg:x2="11.438cm" svg:y2="13.993cm">
          <text:p/>
        </draw:line>
        <draw:line draw:style-name="gr5" draw:text-style-name="P4" draw:layer="layout" svg:x1="11.438cm" svg:y1="13.993cm" svg:x2="11.442cm" svg:y2="13.993cm">
          <text:p/>
        </draw:line>
        <draw:line draw:style-name="gr5" draw:text-style-name="P4" draw:layer="layout" svg:x1="11.442cm" svg:y1="13.993cm" svg:x2="11.451cm" svg:y2="13.993cm">
          <text:p/>
        </draw:line>
        <draw:line draw:style-name="gr5" draw:text-style-name="P4" draw:layer="layout" svg:x1="11.451cm" svg:y1="13.993cm" svg:x2="11.455cm" svg:y2="13.993cm">
          <text:p/>
        </draw:line>
        <draw:line draw:style-name="gr5" draw:text-style-name="P4" draw:layer="layout" svg:x1="11.455cm" svg:y1="13.993cm" svg:x2="11.463cm" svg:y2="13.993cm">
          <text:p/>
        </draw:line>
        <draw:line draw:style-name="gr5" draw:text-style-name="P4" draw:layer="layout" svg:x1="11.463cm" svg:y1="13.993cm" svg:x2="11.472cm" svg:y2="13.993cm">
          <text:p/>
        </draw:line>
        <draw:line draw:style-name="gr5" draw:text-style-name="P4" draw:layer="layout" svg:x1="11.472cm" svg:y1="13.993cm" svg:x2="11.476cm" svg:y2="13.993cm">
          <text:p/>
        </draw:line>
        <draw:line draw:style-name="gr5" draw:text-style-name="P4" draw:layer="layout" svg:x1="11.476cm" svg:y1="13.993cm" svg:x2="11.484cm" svg:y2="13.993cm">
          <text:p/>
        </draw:line>
        <draw:line draw:style-name="gr5" draw:text-style-name="P4" draw:layer="layout" svg:x1="11.484cm" svg:y1="13.993cm" svg:x2="11.489cm" svg:y2="13.993cm">
          <text:p/>
        </draw:line>
        <draw:line draw:style-name="gr5" draw:text-style-name="P4" draw:layer="layout" svg:x1="11.489cm" svg:y1="13.993cm" svg:x2="11.497cm" svg:y2="13.993cm">
          <text:p/>
        </draw:line>
        <draw:line draw:style-name="gr5" draw:text-style-name="P4" draw:layer="layout" svg:x1="11.497cm" svg:y1="13.993cm" svg:x2="11.501cm" svg:y2="13.993cm">
          <text:p/>
        </draw:line>
        <draw:line draw:style-name="gr5" draw:text-style-name="P4" draw:layer="layout" svg:x1="11.501cm" svg:y1="13.993cm" svg:x2="11.51cm" svg:y2="13.993cm">
          <text:p/>
        </draw:line>
        <draw:line draw:style-name="gr5" draw:text-style-name="P4" draw:layer="layout" svg:x1="11.51cm" svg:y1="13.993cm" svg:x2="11.514cm" svg:y2="13.993cm">
          <text:p/>
        </draw:line>
        <draw:line draw:style-name="gr5" draw:text-style-name="P4" draw:layer="layout" svg:x1="11.514cm" svg:y1="13.993cm" svg:x2="11.523cm" svg:y2="13.993cm">
          <text:p/>
        </draw:line>
        <draw:line draw:style-name="gr5" draw:text-style-name="P4" draw:layer="layout" svg:x1="11.523cm" svg:y1="13.993cm" svg:x2="11.527cm" svg:y2="13.993cm">
          <text:p/>
        </draw:line>
        <draw:line draw:style-name="gr5" draw:text-style-name="P4" draw:layer="layout" svg:x1="11.527cm" svg:y1="13.994cm" svg:x2="11.536cm" svg:y2="13.989cm">
          <text:p/>
        </draw:line>
        <draw:line draw:style-name="gr5" draw:text-style-name="P4" draw:layer="layout" svg:x1="11.535cm" svg:y1="13.989cm" svg:x2="11.539cm" svg:y2="13.989cm">
          <text:p/>
        </draw:line>
        <draw:line draw:style-name="gr5" draw:text-style-name="P4" draw:layer="layout" svg:x1="11.539cm" svg:y1="13.989cm" svg:x2="11.548cm" svg:y2="13.989cm">
          <text:p/>
        </draw:line>
        <draw:line draw:style-name="gr5" draw:text-style-name="P4" draw:layer="layout" svg:x1="11.548cm" svg:y1="13.989cm" svg:x2="11.552cm" svg:y2="13.989cm">
          <text:p/>
        </draw:line>
        <draw:line draw:style-name="gr5" draw:text-style-name="P4" draw:layer="layout" svg:x1="11.552cm" svg:y1="13.989cm" svg:x2="11.561cm" svg:y2="13.989cm">
          <text:p/>
        </draw:line>
        <draw:line draw:style-name="gr5" draw:text-style-name="P4" draw:layer="layout" svg:x1="11.561cm" svg:y1="13.99cm" svg:x2="11.566cm" svg:y2="13.985cm">
          <text:p/>
        </draw:line>
        <draw:line draw:style-name="gr5" draw:text-style-name="P4" draw:layer="layout" svg:x1="11.565cm" svg:y1="13.985cm" svg:x2="11.573cm" svg:y2="13.985cm">
          <text:p/>
        </draw:line>
        <draw:line draw:style-name="gr5" draw:text-style-name="P4" draw:layer="layout" svg:x1="11.573cm" svg:y1="13.985cm" svg:x2="11.578cm" svg:y2="13.985cm">
          <text:p/>
        </draw:line>
        <draw:line draw:style-name="gr5" draw:text-style-name="P4" draw:layer="layout" svg:x1="11.578cm" svg:y1="13.985cm" svg:x2="11.586cm" svg:y2="13.985cm">
          <text:p/>
        </draw:line>
        <draw:line draw:style-name="gr5" draw:text-style-name="P4" draw:layer="layout" svg:x1="11.586cm" svg:y1="13.987cm" svg:x2="11.591cm" svg:y2="13.98cm">
          <text:p/>
        </draw:line>
        <draw:line draw:style-name="gr5" draw:text-style-name="P4" draw:layer="layout" svg:x1="11.59cm" svg:y1="13.98cm" svg:x2="11.595cm" svg:y2="13.98cm">
          <text:p/>
        </draw:line>
        <draw:line draw:style-name="gr5" draw:text-style-name="P4" draw:layer="layout" svg:x1="11.595cm" svg:y1="13.98cm" svg:x2="11.603cm" svg:y2="13.98cm">
          <text:p/>
        </draw:line>
        <draw:line draw:style-name="gr5" draw:text-style-name="P4" draw:layer="layout" svg:x1="11.603cm" svg:y1="13.981cm" svg:x2="11.608cm" svg:y2="13.976cm">
          <text:p/>
        </draw:line>
        <draw:line draw:style-name="gr5" draw:text-style-name="P4" draw:layer="layout" svg:x1="11.607cm" svg:y1="13.976cm" svg:x2="11.611cm" svg:y2="13.976cm">
          <text:p/>
        </draw:line>
        <draw:line draw:style-name="gr5" draw:text-style-name="P4" draw:layer="layout" svg:x1="11.611cm" svg:y1="13.977cm" svg:x2="11.621cm" svg:y2="13.972cm">
          <text:p/>
        </draw:line>
        <draw:line draw:style-name="gr5" draw:text-style-name="P4" draw:layer="layout" svg:x1="11.62cm" svg:y1="13.972cm" svg:x2="11.624cm" svg:y2="13.972cm">
          <text:p/>
        </draw:line>
        <draw:line draw:style-name="gr5" draw:text-style-name="P4" draw:layer="layout" svg:x1="11.624cm" svg:y1="13.973cm" svg:x2="11.629cm" svg:y2="13.968cm">
          <text:p/>
        </draw:line>
        <draw:line draw:style-name="gr5" draw:text-style-name="P4" draw:layer="layout" svg:x1="11.628cm" svg:y1="13.968cm" svg:x2="11.637cm" svg:y2="13.968cm">
          <text:p/>
        </draw:line>
        <draw:line draw:style-name="gr5" draw:text-style-name="P4" draw:layer="layout" svg:x1="11.637cm" svg:y1="13.968cm" svg:x2="11.641cm" svg:y2="13.968cm">
          <text:p/>
        </draw:line>
        <draw:line draw:style-name="gr5" draw:text-style-name="P4" draw:layer="layout" svg:x1="11.641cm" svg:y1="13.969cm" svg:x2="11.646cm" svg:y2="13.964cm">
          <text:p/>
        </draw:line>
        <draw:line draw:style-name="gr5" draw:text-style-name="P4" draw:layer="layout" svg:x1="11.645cm" svg:y1="13.964cm" svg:x2="11.65cm" svg:y2="13.964cm">
          <text:p/>
        </draw:line>
        <draw:line draw:style-name="gr5" draw:text-style-name="P4" draw:layer="layout" svg:x1="11.65cm" svg:y1="13.965cm" svg:x2="11.655cm" svg:y2="13.959cm">
          <text:p/>
        </draw:line>
        <draw:line draw:style-name="gr5" draw:text-style-name="P4" draw:layer="layout" svg:x1="11.654cm" svg:y1="13.959cm" svg:x2="11.658cm" svg:y2="13.959cm">
          <text:p/>
        </draw:line>
        <draw:line draw:style-name="gr5" draw:text-style-name="P4" draw:layer="layout" svg:x1="11.658cm" svg:y1="13.96cm" svg:x2="11.669cm" svg:y2="13.955cm">
          <text:p/>
        </draw:line>
        <draw:line draw:style-name="gr5" draw:text-style-name="P4" draw:layer="layout" svg:x1="11.667cm" svg:y1="13.956cm" svg:x2="11.672cm" svg:y2="13.951cm">
          <text:p/>
        </draw:line>
        <draw:line draw:style-name="gr5" draw:text-style-name="P4" draw:layer="layout" svg:x1="11.671cm" svg:y1="13.951cm" svg:x2="11.675cm" svg:y2="13.951cm">
          <text:p/>
        </draw:line>
        <draw:line draw:style-name="gr5" draw:text-style-name="P4" draw:layer="layout" svg:x1="11.675cm" svg:y1="13.952cm" svg:x2="11.68cm" svg:y2="13.947cm">
          <text:p/>
        </draw:line>
        <draw:line draw:style-name="gr5" draw:text-style-name="P4" draw:layer="layout" svg:x1="11.679cm" svg:y1="13.947cm" svg:x2="11.683cm" svg:y2="13.947cm">
          <text:p/>
        </draw:line>
        <draw:line draw:style-name="gr5" draw:text-style-name="P4" draw:layer="layout" svg:x1="11.683cm" svg:y1="13.948cm" svg:x2="11.689cm" svg:y2="13.942cm">
          <text:p/>
        </draw:line>
        <draw:line draw:style-name="gr5" draw:text-style-name="P4" draw:layer="layout" svg:x1="11.688cm" svg:y1="13.943cm" svg:x2="11.693cm" svg:y2="13.938cm">
          <text:p/>
        </draw:line>
        <draw:polyline draw:style-name="gr5" draw:text-style-name="P4" draw:layer="layout" svg:width="0cm" svg:height="0cm" svg:x="11.692cm" svg:y="13.938cm" svg:viewBox="0 0 0 0" draw:points="0,0">
          <text:p/>
        </draw:polyline>
        <draw:line draw:style-name="gr5" draw:text-style-name="P4" draw:layer="layout" svg:x1="11.692cm" svg:y1="13.939cm" svg:x2="11.697cm" svg:y2="13.934cm">
          <text:p/>
        </draw:line>
        <draw:line draw:style-name="gr5" draw:text-style-name="P4" draw:layer="layout" svg:x1="11.696cm" svg:y1="13.934cm" svg:x2="11.7cm" svg:y2="13.934cm">
          <text:p/>
        </draw:line>
        <draw:line draw:style-name="gr5" draw:text-style-name="P4" draw:layer="layout" svg:x1="11.7cm" svg:y1="13.935cm" svg:x2="11.707cm" svg:y2="13.93cm">
          <text:p/>
        </draw:line>
        <draw:line draw:style-name="gr5" draw:text-style-name="P4" draw:layer="layout" svg:x1="11.705cm" svg:y1="13.931cm" svg:x2="11.71cm" svg:y2="13.925cm">
          <text:p/>
        </draw:line>
        <draw:polyline draw:style-name="gr5" draw:text-style-name="P4" draw:layer="layout" svg:width="0cm" svg:height="0cm" svg:x="11.709cm" svg:y="13.925cm" svg:viewBox="0 0 0 0" draw:points="0,0">
          <text:p/>
        </draw:polyline>
        <draw:line draw:style-name="gr5" draw:text-style-name="P4" draw:layer="layout" svg:x1="11.709cm" svg:y1="13.926cm" svg:x2="11.714cm" svg:y2="13.921cm">
          <text:p/>
        </draw:line>
        <draw:line draw:style-name="gr5" draw:text-style-name="P4" draw:layer="layout" svg:x1="11.713cm" svg:y1="13.922cm" svg:x2="11.718cm" svg:y2="13.917cm">
          <text:p/>
        </draw:line>
        <draw:line draw:style-name="gr5" draw:text-style-name="P4" draw:layer="layout" svg:x1="11.717cm" svg:y1="13.917cm" svg:x2="11.717cm" svg:y2="13.913cm">
          <text:p/>
        </draw:line>
        <draw:line draw:style-name="gr5" draw:text-style-name="P4" draw:layer="layout" svg:x1="11.717cm" svg:y1="13.913cm" svg:x2="11.722cm" svg:y2="13.913cm">
          <text:p/>
        </draw:line>
        <draw:line draw:style-name="gr5" draw:text-style-name="P4" draw:layer="layout" svg:x1="11.722cm" svg:y1="13.914cm" svg:x2="11.727cm" svg:y2="13.909cm">
          <text:p/>
        </draw:line>
        <draw:line draw:style-name="gr5" draw:text-style-name="P4" draw:layer="layout" svg:x1="11.726cm" svg:y1="13.909cm" svg:x2="11.726cm" svg:y2="13.904cm">
          <text:p/>
        </draw:line>
        <draw:line draw:style-name="gr5" draw:text-style-name="P4" draw:layer="layout" svg:x1="11.726cm" svg:y1="13.904cm" svg:x2="11.73cm" svg:y2="13.904cm">
          <text:p/>
        </draw:line>
        <draw:line draw:style-name="gr5" draw:text-style-name="P4" draw:layer="layout" svg:x1="11.73cm" svg:y1="13.904cm" svg:x2="11.73cm" svg:y2="13.9cm">
          <text:p/>
        </draw:line>
        <draw:line draw:style-name="gr5" draw:text-style-name="P4" draw:layer="layout" svg:x1="11.73cm" svg:y1="13.9cm" svg:x2="11.73cm" svg:y2="13.896cm">
          <text:p/>
        </draw:line>
        <draw:line draw:style-name="gr5" draw:text-style-name="P4" draw:layer="layout" svg:x1="11.73cm" svg:y1="13.897cm" svg:x2="11.735cm" svg:y2="13.892cm">
          <text:p/>
        </draw:line>
        <draw:polyline draw:style-name="gr5" draw:text-style-name="P4" draw:layer="layout" svg:width="0cm" svg:height="0cm" svg:x="11.734cm" svg:y="13.892cm" svg:viewBox="0 0 0 0" draw:points="0,0">
          <text:p/>
        </draw:polyline>
        <draw:line draw:style-name="gr5" draw:text-style-name="P4" draw:layer="layout" svg:x1="11.734cm" svg:y1="13.892cm" svg:x2="11.734cm" svg:y2="13.887cm">
          <text:p/>
        </draw:line>
        <draw:line draw:style-name="gr5" draw:text-style-name="P4" draw:layer="layout" svg:x1="11.734cm" svg:y1="13.888cm" svg:x2="11.739cm" svg:y2="13.883cm">
          <text:p/>
        </draw:line>
        <draw:line draw:style-name="gr5" draw:text-style-name="P4" draw:layer="layout" svg:x1="11.738cm" svg:y1="13.883cm" svg:x2="11.738cm" svg:y2="13.879cm">
          <text:p/>
        </draw:line>
        <draw:polyline draw:style-name="gr5" draw:text-style-name="P4" draw:layer="layout" svg:width="0cm" svg:height="0cm" svg:x="11.738cm" svg:y="13.879cm" svg:viewBox="0 0 0 0" draw:points="0,0">
          <text:p/>
        </draw:polyline>
        <draw:line draw:style-name="gr5" draw:text-style-name="P4" draw:layer="layout" svg:x1="11.738cm" svg:y1="13.879cm" svg:x2="11.738cm" svg:y2="13.875cm">
          <text:p/>
        </draw:line>
        <draw:line draw:style-name="gr5" draw:text-style-name="P4" draw:layer="layout" svg:x1="11.738cm" svg:y1="13.875cm" svg:x2="11.738cm" svg:y2="13.87cm">
          <text:p/>
        </draw:line>
        <draw:line draw:style-name="gr5" draw:text-style-name="P4" draw:layer="layout" svg:x1="11.738cm" svg:y1="13.87cm" svg:x2="11.738cm" svg:y2="13.866cm">
          <text:p/>
        </draw:line>
        <draw:line draw:style-name="gr5" draw:text-style-name="P4" draw:layer="layout" svg:x1="11.738cm" svg:y1="13.866cm" svg:x2="11.738cm" svg:y2="13.862cm">
          <text:p/>
        </draw:line>
        <draw:polyline draw:style-name="gr5" draw:text-style-name="P4" draw:layer="layout" svg:width="0cm" svg:height="0cm" svg:x="11.738cm" svg:y="13.862cm" svg:viewBox="0 0 0 0" draw:points="0,0">
          <text:p/>
        </draw:polyline>
        <draw:line draw:style-name="gr5" draw:text-style-name="P4" draw:layer="layout" svg:x1="11.738cm" svg:y1="13.862cm" svg:x2="11.738cm" svg:y2="13.858cm">
          <text:p/>
        </draw:line>
        <draw:line draw:style-name="gr5" draw:text-style-name="P4" draw:layer="layout" svg:x1="11.738cm" svg:y1="13.858cm" svg:x2="11.738cm" svg:y2="13.854cm">
          <text:p/>
        </draw:line>
        <draw:line draw:style-name="gr5" draw:text-style-name="P4" draw:layer="layout" svg:x1="11.738cm" svg:y1="13.854cm" svg:x2="11.738cm" svg:y2="13.849cm">
          <text:p/>
        </draw:line>
        <draw:polyline draw:style-name="gr5" draw:text-style-name="P4" draw:layer="layout" svg:width="0cm" svg:height="0cm" svg:x="11.738cm" svg:y="13.849cm" svg:viewBox="0 0 0 0" draw:points="0,0">
          <text:p/>
        </draw:polyline>
        <draw:line draw:style-name="gr5" draw:text-style-name="P4" draw:layer="layout" svg:x1="11.738cm" svg:y1="13.849cm" svg:x2="11.738cm" svg:y2="13.845cm">
          <text:p/>
        </draw:line>
        <draw:line draw:style-name="gr5" draw:text-style-name="P4" draw:layer="layout" svg:x1="11.738cm" svg:y1="13.845cm" svg:x2="11.738cm" svg:y2="13.841cm">
          <text:p/>
        </draw:line>
        <draw:line draw:style-name="gr5" draw:text-style-name="P4" draw:layer="layout" svg:x1="11.739cm" svg:y1="13.842cm" svg:x2="11.734cm" svg:y2="13.837cm">
          <text:p/>
        </draw:line>
        <draw:polyline draw:style-name="gr5" draw:text-style-name="P4" draw:layer="layout" svg:width="0cm" svg:height="0cm" svg:x="11.734cm" svg:y="13.837cm" svg:viewBox="0 0 0 0" draw:points="0,0">
          <text:p/>
        </draw:polyline>
        <draw:line draw:style-name="gr5" draw:text-style-name="P4" draw:layer="layout" svg:x1="11.734cm" svg:y1="13.837cm" svg:x2="11.734cm" svg:y2="13.832cm">
          <text:p/>
        </draw:line>
        <draw:line draw:style-name="gr5" draw:text-style-name="P4" draw:layer="layout" svg:x1="11.735cm" svg:y1="13.833cm" svg:x2="11.73cm" svg:y2="13.828cm">
          <text:p/>
        </draw:line>
        <draw:line draw:style-name="gr5" draw:text-style-name="P4" draw:layer="layout" svg:x1="11.73cm" svg:y1="13.828cm" svg:x2="11.73cm" svg:y2="13.824cm">
          <text:p/>
        </draw:line>
        <draw:line draw:style-name="gr5" draw:text-style-name="P4" draw:layer="layout" svg:x1="11.73cm" svg:y1="13.824cm" svg:x2="11.726cm" svg:y2="13.824cm">
          <text:p/>
        </draw:line>
        <draw:line draw:style-name="gr5" draw:text-style-name="P4" draw:layer="layout" svg:x1="11.726cm" svg:y1="13.824cm" svg:x2="11.726cm" svg:y2="13.82cm">
          <text:p/>
        </draw:line>
        <draw:line draw:style-name="gr5" draw:text-style-name="P4" draw:layer="layout" svg:x1="11.727cm" svg:y1="13.821cm" svg:x2="11.722cm" svg:y2="13.815cm">
          <text:p/>
        </draw:line>
        <draw:line draw:style-name="gr5" draw:text-style-name="P4" draw:layer="layout" svg:x1="11.722cm" svg:y1="13.815cm" svg:x2="11.722cm" svg:y2="13.811cm">
          <text:p/>
        </draw:line>
        <draw:line draw:style-name="gr5" draw:text-style-name="P4" draw:layer="layout" svg:x1="11.722cm" svg:y1="13.811cm" svg:x2="11.717cm" svg:y2="13.811cm">
          <text:p/>
        </draw:line>
        <draw:line draw:style-name="gr5" draw:text-style-name="P4" draw:layer="layout" svg:x1="11.717cm" svg:y1="13.811cm" svg:x2="11.717cm" svg:y2="13.807cm">
          <text:p/>
        </draw:line>
        <draw:line draw:style-name="gr5" draw:text-style-name="P4" draw:layer="layout" svg:x1="11.718cm" svg:y1="13.808cm" svg:x2="11.713cm" svg:y2="13.803cm">
          <text:p/>
        </draw:line>
        <draw:line draw:style-name="gr5" draw:text-style-name="P4" draw:layer="layout" svg:x1="11.713cm" svg:y1="13.803cm" svg:x2="11.709cm" svg:y2="13.803cm">
          <text:p/>
        </draw:line>
        <draw:line draw:style-name="gr5" draw:text-style-name="P4" draw:layer="layout" svg:x1="11.71cm" svg:y1="13.804cm" svg:x2="11.705cm" svg:y2="13.798cm">
          <text:p/>
        </draw:line>
        <draw:line draw:style-name="gr5" draw:text-style-name="P4" draw:layer="layout" svg:x1="11.705cm" svg:y1="13.798cm" svg:x2="11.705cm" svg:y2="13.794cm">
          <text:p/>
        </draw:line>
        <draw:line draw:style-name="gr5" draw:text-style-name="P4" draw:layer="layout" svg:x1="11.705cm" svg:y1="13.794cm" svg:x2="11.7cm" svg:y2="13.794cm">
          <text:p/>
        </draw:line>
        <draw:line draw:style-name="gr5" draw:text-style-name="P4" draw:layer="layout" svg:x1="11.701cm" svg:y1="13.795cm" svg:x2="11.696cm" svg:y2="13.79cm">
          <text:p/>
        </draw:line>
        <draw:line draw:style-name="gr5" draw:text-style-name="P4" draw:layer="layout" svg:x1="11.697cm" svg:y1="13.791cm" svg:x2="11.692cm" svg:y2="13.786cm">
          <text:p/>
        </draw:line>
        <draw:line draw:style-name="gr5" draw:text-style-name="P4" draw:layer="layout" svg:x1="11.692cm" svg:y1="13.786cm" svg:x2="11.688cm" svg:y2="13.786cm">
          <text:p/>
        </draw:line>
        <draw:line draw:style-name="gr5" draw:text-style-name="P4" draw:layer="layout" svg:x1="11.689cm" svg:y1="13.787cm" svg:x2="11.683cm" svg:y2="13.782cm">
          <text:p/>
        </draw:line>
        <draw:line draw:style-name="gr5" draw:text-style-name="P4" draw:layer="layout" svg:x1="11.683cm" svg:y1="13.782cm" svg:x2="11.679cm" svg:y2="13.782cm">
          <text:p/>
        </draw:line>
        <draw:line draw:style-name="gr5" draw:text-style-name="P4" draw:layer="layout" svg:x1="11.68cm" svg:y1="13.783cm" svg:x2="11.675cm" svg:y2="13.777cm">
          <text:p/>
        </draw:line>
        <draw:line draw:style-name="gr5" draw:text-style-name="P4" draw:layer="layout" svg:x1="11.676cm" svg:y1="13.778cm" svg:x2="11.671cm" svg:y2="13.773cm">
          <text:p/>
        </draw:line>
        <draw:line draw:style-name="gr5" draw:text-style-name="P4" draw:layer="layout" svg:x1="11.671cm" svg:y1="13.773cm" svg:x2="11.667cm" svg:y2="13.773cm">
          <text:p/>
        </draw:line>
        <draw:line draw:style-name="gr5" draw:text-style-name="P4" draw:layer="layout" svg:x1="11.668cm" svg:y1="13.774cm" svg:x2="11.662cm" svg:y2="13.769cm">
          <text:p/>
        </draw:line>
        <draw:line draw:style-name="gr5" draw:text-style-name="P4" draw:layer="layout" svg:x1="11.662cm" svg:y1="13.769cm" svg:x2="11.658cm" svg:y2="13.769cm">
          <text:p/>
        </draw:line>
        <draw:line draw:style-name="gr5" draw:text-style-name="P4" draw:layer="layout" svg:x1="11.659cm" svg:y1="13.77cm" svg:x2="11.654cm" svg:y2="13.765cm">
          <text:p/>
        </draw:line>
        <draw:line draw:style-name="gr5" draw:text-style-name="P4" draw:layer="layout" svg:x1="11.654cm" svg:y1="13.765cm" svg:x2="11.65cm" svg:y2="13.765cm">
          <text:p/>
        </draw:line>
        <draw:line draw:style-name="gr5" draw:text-style-name="P4" draw:layer="layout" svg:x1="11.651cm" svg:y1="13.767cm" svg:x2="11.641cm" svg:y2="13.76cm">
          <text:p/>
        </draw:line>
        <draw:line draw:style-name="gr5" draw:text-style-name="P4" draw:layer="layout" svg:x1="11.641cm" svg:y1="13.76cm" svg:x2="11.637cm" svg:y2="13.76cm">
          <text:p/>
        </draw:line>
        <draw:line draw:style-name="gr5" draw:text-style-name="P4" draw:layer="layout" svg:x1="11.638cm" svg:y1="13.761cm" svg:x2="11.633cm" svg:y2="13.756cm">
          <text:p/>
        </draw:line>
        <draw:line draw:style-name="gr5" draw:text-style-name="P4" draw:layer="layout" svg:x1="11.633cm" svg:y1="13.756cm" svg:x2="11.628cm" svg:y2="13.756cm">
          <text:p/>
        </draw:line>
        <draw:line draw:style-name="gr5" draw:text-style-name="P4" draw:layer="layout" svg:x1="11.629cm" svg:y1="13.757cm" svg:x2="11.62cm" svg:y2="13.752cm">
          <text:p/>
        </draw:line>
        <draw:line draw:style-name="gr5" draw:text-style-name="P4" draw:layer="layout" svg:x1="11.62cm" svg:y1="13.752cm" svg:x2="11.616cm" svg:y2="13.752cm">
          <text:p/>
        </draw:line>
        <draw:line draw:style-name="gr5" draw:text-style-name="P4" draw:layer="layout" svg:x1="11.616cm" svg:y1="13.752cm" svg:x2="11.611cm" svg:y2="13.752cm">
          <text:p/>
        </draw:line>
        <draw:line draw:style-name="gr5" draw:text-style-name="P4" draw:layer="layout" svg:x1="11.612cm" svg:y1="13.753cm" svg:x2="11.603cm" svg:y2="13.748cm">
          <text:p/>
        </draw:line>
        <draw:line draw:style-name="gr5" draw:text-style-name="P4" draw:layer="layout" svg:x1="11.603cm" svg:y1="13.748cm" svg:x2="11.599cm" svg:y2="13.748cm">
          <text:p/>
        </draw:line>
        <draw:line draw:style-name="gr5" draw:text-style-name="P4" draw:layer="layout" svg:x1="11.599cm" svg:y1="13.748cm" svg:x2="11.595cm" svg:y2="13.748cm">
          <text:p/>
        </draw:line>
        <draw:line draw:style-name="gr5" draw:text-style-name="P4" draw:layer="layout" svg:x1="11.597cm" svg:y1="13.749cm" svg:x2="11.586cm" svg:y2="13.743cm">
          <text:p/>
        </draw:line>
        <draw:line draw:style-name="gr5" draw:text-style-name="P4" draw:layer="layout" svg:x1="11.586cm" svg:y1="13.743cm" svg:x2="11.582cm" svg:y2="13.743cm">
          <text:p/>
        </draw:line>
        <draw:line draw:style-name="gr5" draw:text-style-name="P4" draw:layer="layout" svg:x1="11.582cm" svg:y1="13.743cm" svg:x2="11.578cm" svg:y2="13.743cm">
          <text:p/>
        </draw:line>
        <draw:line draw:style-name="gr5" draw:text-style-name="P4" draw:layer="layout" svg:x1="11.579cm" svg:y1="13.744cm" svg:x2="11.569cm" svg:y2="13.739cm">
          <text:p/>
        </draw:line>
        <draw:line draw:style-name="gr5" draw:text-style-name="P4" draw:layer="layout" svg:x1="11.569cm" svg:y1="13.739cm" svg:x2="11.565cm" svg:y2="13.739cm">
          <text:p/>
        </draw:line>
        <draw:line draw:style-name="gr5" draw:text-style-name="P4" draw:layer="layout" svg:x1="11.565cm" svg:y1="13.739cm" svg:x2="11.556cm" svg:y2="13.739cm">
          <text:p/>
        </draw:line>
        <draw:line draw:style-name="gr5" draw:text-style-name="P4" draw:layer="layout" svg:x1="11.556cm" svg:y1="13.739cm" svg:x2="11.552cm" svg:y2="13.739cm">
          <text:p/>
        </draw:line>
        <draw:line draw:style-name="gr5" draw:text-style-name="P4" draw:layer="layout" svg:x1="11.553cm" svg:y1="13.74cm" svg:x2="11.544cm" svg:y2="13.735cm">
          <text:p/>
        </draw:line>
        <draw:line draw:style-name="gr5" draw:text-style-name="P4" draw:layer="layout" svg:x1="11.544cm" svg:y1="13.735cm" svg:x2="11.539cm" svg:y2="13.735cm">
          <text:p/>
        </draw:line>
        <draw:line draw:style-name="gr5" draw:text-style-name="P4" draw:layer="layout" svg:x1="11.539cm" svg:y1="13.735cm" svg:x2="11.531cm" svg:y2="13.735cm">
          <text:p/>
        </draw:line>
        <draw:line draw:style-name="gr5" draw:text-style-name="P4" draw:layer="layout" svg:x1="11.531cm" svg:y1="13.735cm" svg:x2="11.527cm" svg:y2="13.735cm">
          <text:p/>
        </draw:line>
        <draw:line draw:style-name="gr5" draw:text-style-name="P4" draw:layer="layout" svg:x1="11.527cm" svg:y1="13.735cm" svg:x2="11.518cm" svg:y2="13.735cm">
          <text:p/>
        </draw:line>
        <draw:line draw:style-name="gr5" draw:text-style-name="P4" draw:layer="layout" svg:x1="11.518cm" svg:y1="13.735cm" svg:x2="11.514cm" svg:y2="13.735cm">
          <text:p/>
        </draw:line>
        <draw:line draw:style-name="gr5" draw:text-style-name="P4" draw:layer="layout" svg:x1="11.514cm" svg:y1="13.735cm" svg:x2="11.506cm" svg:y2="13.735cm">
          <text:p/>
        </draw:line>
        <draw:line draw:style-name="gr5" draw:text-style-name="P4" draw:layer="layout" svg:x1="11.507cm" svg:y1="13.736cm" svg:x2="11.501cm" svg:y2="13.731cm">
          <text:p/>
        </draw:line>
        <draw:line draw:style-name="gr5" draw:text-style-name="P4" draw:layer="layout" svg:x1="11.501cm" svg:y1="13.731cm" svg:x2="11.493cm" svg:y2="13.731cm">
          <text:p/>
        </draw:line>
        <draw:line draw:style-name="gr5" draw:text-style-name="P4" draw:layer="layout" svg:x1="11.493cm" svg:y1="13.731cm" svg:x2="11.484cm" svg:y2="13.731cm">
          <text:p/>
        </draw:line>
        <draw:line draw:style-name="gr5" draw:text-style-name="P4" draw:layer="layout" svg:x1="11.484cm" svg:y1="13.731cm" svg:x2="11.48cm" svg:y2="13.731cm">
          <text:p/>
        </draw:line>
        <draw:line draw:style-name="gr5" draw:text-style-name="P4" draw:layer="layout" svg:x1="11.48cm" svg:y1="13.731cm" svg:x2="11.472cm" svg:y2="13.731cm">
          <text:p/>
        </draw:line>
        <draw:line draw:style-name="gr5" draw:text-style-name="P4" draw:layer="layout" svg:x1="11.472cm" svg:y1="13.731cm" svg:x2="11.468cm" svg:y2="13.731cm">
          <text:p/>
        </draw:line>
        <draw:line draw:style-name="gr5" draw:text-style-name="P4" draw:layer="layout" svg:x1="11.468cm" svg:y1="13.731cm" svg:x2="11.459cm" svg:y2="13.731cm">
          <text:p/>
        </draw:line>
        <draw:line draw:style-name="gr5" draw:text-style-name="P4" draw:layer="layout" svg:x1="11.46cm" svg:y1="13.731cm" svg:x2="11.455cm" svg:y2="13.736cm">
          <text:p/>
        </draw:line>
        <draw:line draw:style-name="gr5" draw:text-style-name="P4" draw:layer="layout" svg:x1="11.455cm" svg:y1="13.735cm" svg:x2="11.446cm" svg:y2="13.735cm">
          <text:p/>
        </draw:line>
        <draw:line draw:style-name="gr5" draw:text-style-name="P4" draw:layer="layout" svg:x1="11.446cm" svg:y1="13.735cm" svg:x2="11.442cm" svg:y2="13.735cm">
          <text:p/>
        </draw:line>
        <draw:line draw:style-name="gr5" draw:text-style-name="P4" draw:layer="layout" svg:x1="11.442cm" svg:y1="13.735cm" svg:x2="11.434cm" svg:y2="13.735cm">
          <text:p/>
        </draw:line>
        <draw:line draw:style-name="gr5" draw:text-style-name="P4" draw:layer="layout" svg:x1="11.434cm" svg:y1="13.735cm" svg:x2="11.429cm" svg:y2="13.735cm">
          <text:p/>
        </draw:line>
        <draw:line draw:style-name="gr5" draw:text-style-name="P4" draw:layer="layout" svg:x1="11.429cm" svg:y1="13.735cm" svg:x2="11.421cm" svg:y2="13.735cm">
          <text:p/>
        </draw:line>
        <draw:line draw:style-name="gr5" draw:text-style-name="P4" draw:layer="layout" svg:x1="11.421cm" svg:y1="13.735cm" svg:x2="11.417cm" svg:y2="13.735cm">
          <text:p/>
        </draw:line>
        <draw:line draw:style-name="gr5" draw:text-style-name="P4" draw:layer="layout" svg:x1="11.418cm" svg:y1="13.735cm" svg:x2="11.408cm" svg:y2="13.74cm">
          <text:p/>
        </draw:line>
        <draw:line draw:style-name="gr5" draw:text-style-name="P4" draw:layer="layout" svg:x1="11.408cm" svg:y1="13.739cm" svg:x2="11.404cm" svg:y2="13.739cm">
          <text:p/>
        </draw:line>
        <draw:line draw:style-name="gr5" draw:text-style-name="P4" draw:layer="layout" svg:x1="11.404cm" svg:y1="13.739cm" svg:x2="11.396cm" svg:y2="13.739cm">
          <text:p/>
        </draw:line>
        <draw:line draw:style-name="gr5" draw:text-style-name="P4" draw:layer="layout" svg:x1="11.396cm" svg:y1="13.739cm" svg:x2="11.391cm" svg:y2="13.739cm">
          <text:p/>
        </draw:line>
        <draw:line draw:style-name="gr5" draw:text-style-name="P4" draw:layer="layout" svg:x1="11.392cm" svg:y1="13.739cm" svg:x2="11.383cm" svg:y2="13.744cm">
          <text:p/>
        </draw:line>
        <draw:line draw:style-name="gr5" draw:text-style-name="P4" draw:layer="layout" svg:x1="11.383cm" svg:y1="13.743cm" svg:x2="11.379cm" svg:y2="13.743cm">
          <text:p/>
        </draw:line>
        <draw:line draw:style-name="gr5" draw:text-style-name="P4" draw:layer="layout" svg:x1="11.379cm" svg:y1="13.743cm" svg:x2="11.37cm" svg:y2="13.743cm">
          <text:p/>
        </draw:line>
        <draw:line draw:style-name="gr5" draw:text-style-name="P4" draw:layer="layout" svg:x1="11.37cm" svg:y1="13.743cm" svg:x2="11.366cm" svg:y2="13.743cm">
          <text:p/>
        </draw:line>
        <draw:line draw:style-name="gr5" draw:text-style-name="P4" draw:layer="layout" svg:x1="11.367cm" svg:y1="13.743cm" svg:x2="11.362cm" svg:y2="13.749cm">
          <text:p/>
        </draw:line>
        <draw:line draw:style-name="gr5" draw:text-style-name="P4" draw:layer="layout" svg:x1="11.362cm" svg:y1="13.748cm" svg:x2="11.353cm" svg:y2="13.748cm">
          <text:p/>
        </draw:line>
        <draw:line draw:style-name="gr5" draw:text-style-name="P4" draw:layer="layout" svg:x1="11.354cm" svg:y1="13.748cm" svg:x2="11.349cm" svg:y2="13.753cm">
          <text:p/>
        </draw:line>
        <draw:line draw:style-name="gr5" draw:text-style-name="P4" draw:layer="layout" svg:x1="11.349cm" svg:y1="13.752cm" svg:x2="11.345cm" svg:y2="13.752cm">
          <text:p/>
        </draw:line>
        <draw:line draw:style-name="gr5" draw:text-style-name="P4" draw:layer="layout" svg:x1="11.345cm" svg:y1="13.752cm" svg:x2="11.336cm" svg:y2="13.752cm">
          <text:p/>
        </draw:line>
        <draw:line draw:style-name="gr5" draw:text-style-name="P4" draw:layer="layout" svg:x1="11.337cm" svg:y1="13.752cm" svg:x2="11.332cm" svg:y2="13.757cm">
          <text:p/>
        </draw:line>
        <draw:line draw:style-name="gr5" draw:text-style-name="P4" draw:layer="layout" svg:x1="11.332cm" svg:y1="13.756cm" svg:x2="11.328cm" svg:y2="13.756cm">
          <text:p/>
        </draw:line>
        <draw:line draw:style-name="gr5" draw:text-style-name="P4" draw:layer="layout" svg:x1="11.329cm" svg:y1="13.756cm" svg:x2="11.324cm" svg:y2="13.761cm">
          <text:p/>
        </draw:line>
        <draw:line draw:style-name="gr5" draw:text-style-name="P4" draw:layer="layout" svg:x1="11.324cm" svg:y1="13.76cm" svg:x2="11.315cm" svg:y2="13.76cm">
          <text:p/>
        </draw:line>
        <draw:line draw:style-name="gr5" draw:text-style-name="P4" draw:layer="layout" svg:x1="11.316cm" svg:y1="13.76cm" svg:x2="11.311cm" svg:y2="13.767cm">
          <text:p/>
        </draw:line>
        <draw:line draw:style-name="gr5" draw:text-style-name="P4" draw:layer="layout" svg:x1="11.311cm" svg:y1="13.765cm" svg:x2="11.307cm" svg:y2="13.765cm">
          <text:p/>
        </draw:line>
        <draw:line draw:style-name="gr5" draw:text-style-name="P4" draw:layer="layout" svg:x1="11.308cm" svg:y1="13.765cm" svg:x2="11.302cm" svg:y2="13.77cm">
          <text:p/>
        </draw:line>
        <draw:line draw:style-name="gr5" draw:text-style-name="P4" draw:layer="layout" svg:x1="11.302cm" svg:y1="13.769cm" svg:x2="11.298cm" svg:y2="13.769cm">
          <text:p/>
        </draw:line>
        <draw:line draw:style-name="gr5" draw:text-style-name="P4" draw:layer="layout" svg:x1="11.299cm" svg:y1="13.769cm" svg:x2="11.294cm" svg:y2="13.774cm">
          <text:p/>
        </draw:line>
        <draw:line draw:style-name="gr5" draw:text-style-name="P4" draw:layer="layout" svg:x1="11.294cm" svg:y1="13.773cm" svg:x2="11.286cm" svg:y2="13.773cm">
          <text:p/>
        </draw:line>
        <draw:line draw:style-name="gr5" draw:text-style-name="P4" draw:layer="layout" svg:x1="11.287cm" svg:y1="13.773cm" svg:x2="11.281cm" svg:y2="13.778cm">
          <text:p/>
        </draw:line>
        <draw:line draw:style-name="gr5" draw:text-style-name="P4" draw:layer="layout" svg:x1="11.281cm" svg:y1="13.777cm" svg:x2="11.277cm" svg:y2="13.777cm">
          <text:p/>
        </draw:line>
        <draw:line draw:style-name="gr5" draw:text-style-name="P4" draw:layer="layout" svg:x1="11.278cm" svg:y1="13.777cm" svg:x2="11.273cm" svg:y2="13.783cm">
          <text:p/>
        </draw:line>
        <draw:line draw:style-name="gr5" draw:text-style-name="P4" draw:layer="layout" svg:x1="11.273cm" svg:y1="13.782cm" svg:x2="11.273cm" svg:y2="13.786cm">
          <text:p/>
        </draw:line>
        <draw:line draw:style-name="gr5" draw:text-style-name="P4" draw:layer="layout" svg:x1="11.273cm" svg:y1="13.786cm" svg:x2="11.269cm" svg:y2="13.786cm">
          <text:p/>
        </draw:line>
        <draw:line draw:style-name="gr5" draw:text-style-name="P4" draw:layer="layout" svg:x1="11.271cm" svg:y1="13.786cm" svg:x2="11.264cm" svg:y2="13.791cm">
          <text:p/>
        </draw:line>
        <draw:line draw:style-name="gr5" draw:text-style-name="P4" draw:layer="layout" svg:x1="11.265cm" svg:y1="13.79cm" svg:x2="11.26cm" svg:y2="13.795cm">
          <text:p/>
        </draw:line>
        <draw:line draw:style-name="gr5" draw:text-style-name="P4" draw:layer="layout" svg:x1="11.26cm" svg:y1="13.794cm" svg:x2="11.256cm" svg:y2="13.794cm">
          <text:p/>
        </draw:line>
        <draw:line draw:style-name="gr5" draw:text-style-name="P4" draw:layer="layout" svg:x1="11.257cm" svg:y1="13.794cm" svg:x2="11.252cm" svg:y2="13.799cm">
          <text:p/>
        </draw:line>
        <draw:line draw:style-name="gr5" draw:text-style-name="P4" draw:layer="layout" svg:x1="11.252cm" svg:y1="13.798cm" svg:x2="11.252cm" svg:y2="13.803cm">
          <text:p/>
        </draw:line>
        <draw:line draw:style-name="gr5" draw:text-style-name="P4" draw:layer="layout" svg:x1="11.252cm" svg:y1="13.803cm" svg:x2="11.247cm" svg:y2="13.803cm">
          <text:p/>
        </draw:line>
        <draw:line draw:style-name="gr5" draw:text-style-name="P4" draw:layer="layout" svg:x1="11.248cm" svg:y1="13.803cm" svg:x2="11.243cm" svg:y2="13.808cm">
          <text:p/>
        </draw:line>
        <draw:line draw:style-name="gr5" draw:text-style-name="P4" draw:layer="layout" svg:x1="11.244cm" svg:y1="13.807cm" svg:x2="11.239cm" svg:y2="13.812cm">
          <text:p/>
        </draw:line>
        <draw:polyline draw:style-name="gr5" draw:text-style-name="P4" draw:layer="layout" svg:width="0cm" svg:height="0cm" svg:x="11.239cm" svg:y="13.811cm" svg:viewBox="0 0 0 0" draw:points="0,0">
          <text:p/>
        </draw:polyline>
        <draw:line draw:style-name="gr5" draw:text-style-name="P4" draw:layer="layout" svg:x1="11.24cm" svg:y1="13.811cm" svg:x2="11.235cm" svg:y2="13.816cm">
          <text:p/>
        </draw:line>
        <draw:line draw:style-name="gr5" draw:text-style-name="P4" draw:layer="layout" svg:x1="11.235cm" svg:y1="13.815cm" svg:x2="11.235cm" svg:y2="13.82cm">
          <text:p/>
        </draw:line>
        <draw:line draw:style-name="gr5" draw:text-style-name="P4" draw:layer="layout" svg:x1="11.235cm" svg:y1="13.82cm" svg:x2="11.23cm" svg:y2="13.82cm">
          <text:p/>
        </draw:line>
        <draw:line draw:style-name="gr5" draw:text-style-name="P4" draw:layer="layout" svg:x1="11.23cm" svg:y1="13.82cm" svg:x2="11.23cm" svg:y2="13.824cm">
          <text:p/>
        </draw:line>
        <draw:line draw:style-name="gr5" draw:text-style-name="P4" draw:layer="layout" svg:x1="11.231cm" svg:y1="13.824cm" svg:x2="11.226cm" svg:y2="13.829cm">
          <text:p/>
        </draw:line>
        <draw:line draw:style-name="gr5" draw:text-style-name="P4" draw:layer="layout" svg:x1="11.226cm" svg:y1="13.828cm" svg:x2="11.226cm" svg:y2="13.832cm">
          <text:p/>
        </draw:line>
        <draw:polyline draw:style-name="gr5" draw:text-style-name="P4" draw:layer="layout" svg:width="0cm" svg:height="0cm" svg:x="11.226cm" svg:y="13.832cm" svg:viewBox="0 0 0 0" draw:points="0,0">
          <text:p/>
        </draw:polyline>
        <draw:line draw:style-name="gr5" draw:text-style-name="P4" draw:layer="layout" svg:x1="11.227cm" svg:y1="13.832cm" svg:x2="11.222cm" svg:y2="13.839cm">
          <text:p/>
        </draw:line>
        <draw:line draw:style-name="gr5" draw:text-style-name="P4" draw:layer="layout" svg:x1="11.222cm" svg:y1="13.837cm" svg:x2="11.222cm" svg:y2="13.841cm">
          <text:p/>
        </draw:line>
        <draw:line draw:style-name="gr5" draw:text-style-name="P4" draw:layer="layout" svg:x1="11.222cm" svg:y1="13.841cm" svg:x2="11.222cm" svg:y2="13.845cm">
          <text:p/>
        </draw:line>
        <draw:line draw:style-name="gr5" draw:text-style-name="P4" draw:layer="layout" svg:x1="11.222cm" svg:y1="13.845cm" svg:x2="11.218cm" svg:y2="13.845cm">
          <text:p/>
        </draw:line>
        <draw:line draw:style-name="gr5" draw:text-style-name="P4" draw:layer="layout" svg:x1="11.218cm" svg:y1="13.845cm" svg:x2="11.218cm" svg:y2="13.849cm">
          <text:p/>
        </draw:line>
        <draw:line draw:style-name="gr5" draw:text-style-name="P4" draw:layer="layout" svg:x1="11.218cm" svg:y1="13.849cm" svg:x2="11.218cm" svg:y2="13.854cm">
          <text:p/>
        </draw:line>
        <draw:line draw:style-name="gr5" draw:text-style-name="P4" draw:layer="layout" svg:x1="11.218cm" svg:y1="13.854cm" svg:x2="11.218cm" svg:y2="13.858cm">
          <text:p/>
        </draw:line>
        <draw:line draw:style-name="gr5" draw:text-style-name="P4" draw:layer="layout" svg:x1="11.218cm" svg:y1="13.858cm" svg:x2="11.218cm" svg:y2="13.862cm">
          <text:p/>
        </draw:line>
        <draw:polyline draw:style-name="gr5" draw:text-style-name="P4" draw:layer="layout" svg:width="0cm" svg:height="0cm" svg:x="11.218cm" svg:y="13.862cm" svg:viewBox="0 0 0 0" draw:points="0,0">
          <text:p/>
        </draw:polyline>
        <draw:line draw:style-name="gr5" draw:text-style-name="P4" draw:layer="layout" svg:x1="11.218cm" svg:y1="13.862cm" svg:x2="11.218cm" svg:y2="13.866cm">
          <text:p/>
        </draw:line>
        <draw:polyline draw:style-name="gr5" draw:text-style-name="P4" draw:layer="layout" svg:width="0cm" svg:height="0cm" svg:x="11.218cm" svg:y="13.866cm" svg:viewBox="0 0 0 0" draw:points="0,0">
          <text:p/>
        </draw:polyline>
        <draw:frame draw:style-name="gr9" draw:text-style-name="P8" draw:layer="layout" svg:width="1.204cm" svg:height="0.462cm" svg:x="12.518cm" svg:y="15.733cm">
          <draw:text-box>
            <text:p text:style-name="P7"><text:span text:style-name="T2">A:</text:span><text:span text:style-name="T2">前進</text:span></text:p>
          </draw:text-box>
        </draw:frame>
        <draw:frame draw:style-name="gr9" draw:text-style-name="P8" draw:layer="layout" svg:width="1.204cm" svg:height="0.462cm" svg:x="12.484cm" svg:y="15.716cm">
          <draw:text-box>
            <text:p text:style-name="P7"><text:span text:style-name="T2">A:</text:span><text:span text:style-name="T2">前進</text:span></text:p>
          </draw:text-box>
        </draw:frame>
        <draw:frame draw:style-name="gr9" draw:text-style-name="P8" draw:layer="layout" svg:width="1.204cm" svg:height="0.462cm" svg:x="12.518cm" svg:y="15.741cm">
          <draw:text-box>
            <text:p text:style-name="P7"><text:span text:style-name="T2">A:</text:span><text:span text:style-name="T2">前進</text:span></text:p>
          </draw:text-box>
        </draw:frame>
        <draw:frame draw:style-name="gr9" draw:text-style-name="P8" draw:layer="layout" svg:width="1.204cm" svg:height="0.462cm" svg:x="12.484cm" svg:y="15.741cm">
          <draw:text-box>
            <text:p text:style-name="P7"><text:span text:style-name="T2">A:</text:span><text:span text:style-name="T2">前進</text:span></text:p>
          </draw:text-box>
        </draw:frame>
        <draw:frame draw:style-name="gr9" draw:text-style-name="P8" draw:layer="layout" svg:width="1.204cm" svg:height="0.462cm" svg:x="12.518cm" svg:y="15.707cm">
          <draw:text-box>
            <text:p text:style-name="P7"><text:span text:style-name="T2">A:</text:span><text:span text:style-name="T2">前進</text:span></text:p>
          </draw:text-box>
        </draw:frame>
        <draw:frame draw:style-name="gr9" draw:text-style-name="P8" draw:layer="layout" svg:width="1.204cm" svg:height="0.462cm" svg:x="12.484cm" svg:y="15.707cm">
          <draw:text-box>
            <text:p text:style-name="P7"><text:span text:style-name="T2">A:</text:span><text:span text:style-name="T2">前進</text:span></text:p>
          </draw:text-box>
        </draw:frame>
        <draw:frame draw:style-name="gr9" draw:text-style-name="P8" draw:layer="layout" svg:width="1.204cm" svg:height="0.462cm" svg:x="12.501cm" svg:y="15.724cm">
          <draw:text-box>
            <text:p text:style-name="P7"><text:span text:style-name="T3">A:</text:span><text:span text:style-name="T3">前進</text:span></text:p>
          </draw:text-box>
        </draw:frame>
        <draw:g>
          <draw:line draw:style-name="gr3" draw:text-style-name="P9" draw:layer="svg" svg:x1="8.481cm" svg:y1="1.74cm" svg:x2="8.481cm" svg:y2="-0.258cm">
            <text:p/>
          </draw:line>
          <draw:polygon draw:style-name="gr4" draw:text-style-name="P10" draw:layer="svg" svg:width="0.152cm" svg:height="0.288cm" svg:x="8.405cm" svg:y="-0.258cm" svg:viewBox="0 0 153 289" draw:points="76,0 153,289 0,289">
            <text:p/>
          </draw:polygon>
          <draw:line draw:style-name="gr5" draw:text-style-name="P9" draw:layer="svg" svg:x1="6.983cm" svg:y1="4.737cm" svg:x2="7.385cm" svg:y2="4.737cm">
            <text:p/>
          </draw:line>
          <draw:line draw:style-name="gr5" draw:text-style-name="P9" draw:layer="svg" svg:x1="7.448cm" svg:y1="4.737cm" svg:x2="7.512cm" svg:y2="4.737cm">
            <text:p/>
          </draw:line>
          <draw:line draw:style-name="gr5" draw:text-style-name="P9" draw:layer="svg" svg:x1="7.575cm" svg:y1="4.737cm" svg:x2="8.384cm" svg:y2="4.737cm">
            <text:p/>
          </draw:line>
          <draw:line draw:style-name="gr5" draw:text-style-name="P9" draw:layer="svg" svg:x1="8.447cm" svg:y1="4.737cm" svg:x2="8.511cm" svg:y2="4.737cm">
            <text:p/>
          </draw:line>
          <draw:line draw:style-name="gr5" draw:text-style-name="P9" draw:layer="svg" svg:x1="8.574cm" svg:y1="4.737cm" svg:x2="9.383cm" svg:y2="4.737cm">
            <text:p/>
          </draw:line>
          <draw:line draw:style-name="gr5" draw:text-style-name="P9" draw:layer="svg" svg:x1="9.446cm" svg:y1="4.737cm" svg:x2="9.51cm" svg:y2="4.737cm">
            <text:p/>
          </draw:line>
          <draw:line draw:style-name="gr5" draw:text-style-name="P9" draw:layer="svg" svg:x1="9.573cm" svg:y1="4.737cm" svg:x2="9.98cm" svg:y2="4.737cm">
            <text:p/>
          </draw:line>
          <draw:polyline draw:style-name="gr5" draw:text-style-name="P9" draw:layer="svg" svg:width="0cm" svg:height="0cm" svg:x="9.98cm" svg:y="4.737cm" svg:viewBox="0 0 0 0" draw:points="0,0">
            <text:p/>
          </draw:polyline>
          <draw:line draw:style-name="gr5" draw:text-style-name="P9" draw:layer="svg" svg:x1="8.481cm" svg:y1="6.985cm" svg:x2="8.481cm" svg:y2="6.532cm">
            <text:p/>
          </draw:line>
          <draw:line draw:style-name="gr5" draw:text-style-name="P9" draw:layer="svg" svg:x1="8.481cm" svg:y1="6.46cm" svg:x2="8.481cm" svg:y2="6.388cm">
            <text:p/>
          </draw:line>
          <draw:line draw:style-name="gr5" draw:text-style-name="P9" draw:layer="svg" svg:x1="8.481cm" svg:y1="6.32cm" svg:x2="8.481cm" svg:y2="5.406cm">
            <text:p/>
          </draw:line>
          <draw:line draw:style-name="gr5" draw:text-style-name="P9" draw:layer="svg" svg:x1="8.481cm" svg:y1="5.338cm" svg:x2="8.481cm" svg:y2="5.266cm">
            <text:p/>
          </draw:line>
          <draw:line draw:style-name="gr5" draw:text-style-name="P9" draw:layer="svg" svg:x1="8.481cm" svg:y1="5.194cm" svg:x2="8.481cm" svg:y2="4.284cm">
            <text:p/>
          </draw:line>
          <draw:line draw:style-name="gr5" draw:text-style-name="P9" draw:layer="svg" svg:x1="8.481cm" svg:y1="4.212cm" svg:x2="8.481cm" svg:y2="4.14cm">
            <text:p/>
          </draw:line>
          <draw:line draw:style-name="gr5" draw:text-style-name="P9" draw:layer="svg" svg:x1="8.481cm" svg:y1="4.072cm" svg:x2="8.481cm" svg:y2="3.158cm">
            <text:p/>
          </draw:line>
          <draw:line draw:style-name="gr5" draw:text-style-name="P9" draw:layer="svg" svg:x1="8.481cm" svg:y1="3.09cm" svg:x2="8.481cm" svg:y2="3.018cm">
            <text:p/>
          </draw:line>
          <draw:line draw:style-name="gr5" draw:text-style-name="P9" draw:layer="svg" svg:x1="8.481cm" svg:y1="2.946cm" svg:x2="8.481cm" svg:y2="2.489cm">
            <text:p/>
          </draw:line>
          <draw:polyline draw:style-name="gr5" draw:text-style-name="P9" draw:layer="svg" svg:width="0cm" svg:height="0cm" svg:x="8.481cm" svg:y="2.489cm" svg:viewBox="0 0 0 0" draw:points="0,0">
            <text:p/>
          </draw:polyline>
          <draw:line draw:style-name="gr6" draw:text-style-name="P9" draw:layer="svg" svg:x1="6.983cm" svg:y1="2.489cm" svg:x2="9.98cm" svg:y2="2.489cm">
            <text:p/>
          </draw:line>
          <draw:line draw:style-name="gr6" draw:text-style-name="P9" draw:layer="svg" svg:x1="9.98cm" svg:y1="6.985cm" svg:x2="9.98cm" svg:y2="2.489cm">
            <text:p/>
          </draw:line>
          <draw:line draw:style-name="gr6" draw:text-style-name="P9" draw:layer="svg" svg:x1="6.983cm" svg:y1="6.985cm" svg:x2="9.98cm" svg:y2="6.985cm">
            <text:p/>
          </draw:line>
          <draw:line draw:style-name="gr6" draw:text-style-name="P9" draw:layer="svg" svg:x1="6.983cm" svg:y1="6.985cm" svg:x2="6.983cm" svg:y2="2.489cm">
            <text:p/>
          </draw:line>
          <draw:line draw:style-name="gr7" draw:text-style-name="P9" draw:layer="svg" svg:x1="7.084cm" svg:y1="5.986cm" svg:x2="7.482cm" svg:y2="5.986cm">
            <text:p/>
          </draw:line>
          <draw:line draw:style-name="gr7" draw:text-style-name="P9" draw:layer="svg" svg:x1="7.084cm" svg:y1="6.888cm" svg:x2="7.084cm" svg:y2="5.986cm">
            <text:p/>
          </draw:line>
          <draw:line draw:style-name="gr7" draw:text-style-name="P9" draw:layer="svg" svg:x1="7.084cm" svg:y1="6.888cm" svg:x2="7.482cm" svg:y2="6.888cm">
            <text:p/>
          </draw:line>
          <draw:line draw:style-name="gr7" draw:text-style-name="P9" draw:layer="svg" svg:x1="7.482cm" svg:y1="6.888cm" svg:x2="7.482cm" svg:y2="5.986cm">
            <text:p/>
          </draw:line>
          <draw:line draw:style-name="gr7" draw:text-style-name="P9" draw:layer="svg" svg:x1="9.48cm" svg:y1="5.986cm" svg:x2="9.878cm" svg:y2="5.986cm">
            <text:p/>
          </draw:line>
          <draw:line draw:style-name="gr7" draw:text-style-name="P9" draw:layer="svg" svg:x1="9.878cm" svg:y1="6.888cm" svg:x2="9.878cm" svg:y2="5.986cm">
            <text:p/>
          </draw:line>
          <draw:line draw:style-name="gr7" draw:text-style-name="P9" draw:layer="svg" svg:x1="9.48cm" svg:y1="6.888cm" svg:x2="9.878cm" svg:y2="6.888cm">
            <text:p/>
          </draw:line>
          <draw:line draw:style-name="gr7" draw:text-style-name="P9" draw:layer="svg" svg:x1="9.48cm" svg:y1="6.888cm" svg:x2="9.48cm" svg:y2="5.986cm">
            <text:p/>
          </draw:line>
          <draw:line draw:style-name="gr7" draw:text-style-name="P9" draw:layer="svg" svg:x1="9.48cm" svg:y1="5.986cm" svg:x2="9.878cm" svg:y2="5.986cm">
            <text:p/>
          </draw:line>
          <draw:line draw:style-name="gr7" draw:text-style-name="P9" draw:layer="svg" svg:x1="7.084cm" svg:y1="3.937cm" svg:x2="7.482cm" svg:y2="3.937cm">
            <text:p/>
          </draw:line>
          <draw:line draw:style-name="gr7" draw:text-style-name="P9" draw:layer="svg" svg:x1="7.084cm" svg:y1="3.937cm" svg:x2="7.084cm" svg:y2="3.04cm">
            <text:p/>
          </draw:line>
          <draw:line draw:style-name="gr7" draw:text-style-name="P9" draw:layer="svg" svg:x1="7.084cm" svg:y1="3.04cm" svg:x2="7.482cm" svg:y2="3.04cm">
            <text:p/>
          </draw:line>
          <draw:line draw:style-name="gr7" draw:text-style-name="P9" draw:layer="svg" svg:x1="7.482cm" svg:y1="3.937cm" svg:x2="7.482cm" svg:y2="3.04cm">
            <text:p/>
          </draw:line>
          <draw:line draw:style-name="gr7" draw:text-style-name="P9" draw:layer="svg" svg:x1="9.48cm" svg:y1="3.899cm" svg:x2="9.878cm" svg:y2="3.899cm">
            <text:p/>
          </draw:line>
          <draw:line draw:style-name="gr7" draw:text-style-name="P9" draw:layer="svg" svg:x1="9.878cm" svg:y1="3.899cm" svg:x2="9.878cm" svg:y2="3.001cm">
            <text:p/>
          </draw:line>
          <draw:line draw:style-name="gr7" draw:text-style-name="P9" draw:layer="svg" svg:x1="9.48cm" svg:y1="3.001cm" svg:x2="9.878cm" svg:y2="3.001cm">
            <text:p/>
          </draw:line>
          <draw:line draw:style-name="gr7" draw:text-style-name="P9" draw:layer="svg" svg:x1="9.48cm" svg:y1="3.899cm" svg:x2="9.48cm" svg:y2="3.001cm">
            <text:p/>
          </draw:line>
          <draw:polygon draw:style-name="gr8" draw:text-style-name="P11" draw:layer="svg" svg:width="0.398cm" svg:height="0.902cm" svg:x="7.084cm" svg:y="5.986cm" svg:viewBox="0 0 399 903" draw:points="399,903 399,0 0,0 0,903">
            <text:p/>
          </draw:polygon>
          <draw:polygon draw:style-name="gr8" draw:text-style-name="P11" draw:layer="svg" svg:width="0.398cm" svg:height="0.902cm" svg:x="9.48cm" svg:y="5.986cm" svg:viewBox="0 0 399 903" draw:points="0,903 0,0 399,0 399,903">
            <text:p/>
          </draw:polygon>
          <draw:polygon draw:style-name="gr8" draw:text-style-name="P11" draw:layer="svg" svg:width="0.398cm" svg:height="0.897cm" svg:x="7.084cm" svg:y="3.04cm" svg:viewBox="0 0 399 898" draw:points="399,0 399,898 0,898 0,0">
            <text:p/>
          </draw:polygon>
          <draw:polygon draw:style-name="gr8" draw:text-style-name="P11" draw:layer="svg" svg:width="0.398cm" svg:height="0.898cm" svg:x="9.48cm" svg:y="3.001cm" svg:viewBox="0 0 399 899" draw:points="0,0 0,899 399,899 399,0">
            <text:p/>
          </draw:polygon>
          <draw:line draw:style-name="gr5" draw:text-style-name="P9" draw:layer="svg" svg:x1="7.745cm" svg:y1="2.743cm" svg:x2="7.745cm" svg:y2="2.739cm">
            <text:p/>
          </draw:line>
          <draw:line draw:style-name="gr5" draw:text-style-name="P9" draw:layer="svg" svg:x1="7.745cm" svg:y1="2.739cm" svg:x2="7.745cm" svg:y2="2.735cm">
            <text:p/>
          </draw:line>
          <draw:line draw:style-name="gr5" draw:text-style-name="P9" draw:layer="svg" svg:x1="7.745cm" svg:y1="2.735cm" svg:x2="7.745cm" svg:y2="2.731cm">
            <text:p/>
          </draw:line>
          <draw:line draw:style-name="gr5" draw:text-style-name="P9" draw:layer="svg" svg:x1="7.745cm" svg:y1="2.731cm" svg:x2="7.745cm" svg:y2="2.726cm">
            <text:p/>
          </draw:line>
          <draw:polyline draw:style-name="gr5" draw:text-style-name="P9" draw:layer="svg" svg:width="0cm" svg:height="0cm" svg:x="7.745cm" svg:y="2.726cm" svg:viewBox="0 0 0 0" draw:points="0,0">
            <text:p/>
          </draw:polyline>
          <draw:line draw:style-name="gr5" draw:text-style-name="P9" draw:layer="svg" svg:x1="7.747cm" svg:y1="2.727cm" svg:x2="7.74cm" svg:y2="2.722cm">
            <text:p/>
          </draw:line>
          <draw:line draw:style-name="gr5" draw:text-style-name="P9" draw:layer="svg" svg:x1="7.74cm" svg:y1="2.722cm" svg:x2="7.74cm" svg:y2="2.718cm">
            <text:p/>
          </draw:line>
          <draw:line draw:style-name="gr5" draw:text-style-name="P9" draw:layer="svg" svg:x1="7.74cm" svg:y1="2.718cm" svg:x2="7.74cm" svg:y2="2.714cm">
            <text:p/>
          </draw:line>
          <draw:polyline draw:style-name="gr5" draw:text-style-name="P9" draw:layer="svg" svg:width="0cm" svg:height="0cm" svg:x="7.74cm" svg:y="2.714cm" svg:viewBox="0 0 0 0" draw:points="0,0">
            <text:p/>
          </draw:polyline>
          <draw:line draw:style-name="gr5" draw:text-style-name="P9" draw:layer="svg" svg:x1="7.741cm" svg:y1="2.716cm" svg:x2="7.736cm" svg:y2="2.709cm">
            <text:p/>
          </draw:line>
          <draw:line draw:style-name="gr5" draw:text-style-name="P9" draw:layer="svg" svg:x1="7.736cm" svg:y1="2.709cm" svg:x2="7.736cm" svg:y2="2.705cm">
            <text:p/>
          </draw:line>
          <draw:line draw:style-name="gr5" draw:text-style-name="P9" draw:layer="svg" svg:x1="7.737cm" svg:y1="2.706cm" svg:x2="7.732cm" svg:y2="2.701cm">
            <text:p/>
          </draw:line>
          <draw:polyline draw:style-name="gr5" draw:text-style-name="P9" draw:layer="svg" svg:width="0cm" svg:height="0cm" svg:x="7.732cm" svg:y="2.701cm" svg:viewBox="0 0 0 0" draw:points="0,0">
            <text:p/>
          </draw:polyline>
          <draw:line draw:style-name="gr5" draw:text-style-name="P9" draw:layer="svg" svg:x1="7.733cm" svg:y1="2.702cm" svg:x2="7.728cm" svg:y2="2.697cm">
            <text:p/>
          </draw:line>
          <draw:line draw:style-name="gr5" draw:text-style-name="P9" draw:layer="svg" svg:x1="7.728cm" svg:y1="2.697cm" svg:x2="7.728cm" svg:y2="2.692cm">
            <text:p/>
          </draw:line>
          <draw:line draw:style-name="gr5" draw:text-style-name="P9" draw:layer="svg" svg:x1="7.728cm" svg:y1="2.692cm" svg:x2="7.723cm" svg:y2="2.692cm">
            <text:p/>
          </draw:line>
          <draw:line draw:style-name="gr5" draw:text-style-name="P9" draw:layer="svg" svg:x1="7.723cm" svg:y1="2.692cm" svg:x2="7.723cm" svg:y2="2.688cm">
            <text:p/>
          </draw:line>
          <draw:line draw:style-name="gr5" draw:text-style-name="P9" draw:layer="svg" svg:x1="7.724cm" svg:y1="2.689cm" svg:x2="7.719cm" svg:y2="2.684cm">
            <text:p/>
          </draw:line>
          <draw:line draw:style-name="gr5" draw:text-style-name="P9" draw:layer="svg" svg:x1="7.72cm" svg:y1="2.685cm" svg:x2="7.715cm" svg:y2="2.68cm">
            <text:p/>
          </draw:line>
          <draw:polyline draw:style-name="gr5" draw:text-style-name="P9" draw:layer="svg" svg:width="0cm" svg:height="0cm" svg:x="7.715cm" svg:y="2.68cm" svg:viewBox="0 0 0 0" draw:points="0,0">
            <text:p/>
          </draw:polyline>
          <draw:line draw:style-name="gr5" draw:text-style-name="P9" draw:layer="svg" svg:x1="7.716cm" svg:y1="2.681cm" svg:x2="7.711cm" svg:y2="2.675cm">
            <text:p/>
          </draw:line>
          <draw:line draw:style-name="gr5" draw:text-style-name="P9" draw:layer="svg" svg:x1="7.712cm" svg:y1="2.676cm" svg:x2="7.706cm" svg:y2="2.671cm">
            <text:p/>
          </draw:line>
          <draw:line draw:style-name="gr5" draw:text-style-name="P9" draw:layer="svg" svg:x1="7.706cm" svg:y1="2.671cm" svg:x2="7.702cm" svg:y2="2.671cm">
            <text:p/>
          </draw:line>
          <draw:line draw:style-name="gr5" draw:text-style-name="P9" draw:layer="svg" svg:x1="7.702cm" svg:y1="2.671cm" svg:x2="7.702cm" svg:y2="2.667cm">
            <text:p/>
          </draw:line>
          <draw:line draw:style-name="gr5" draw:text-style-name="P9" draw:layer="svg" svg:x1="7.703cm" svg:y1="2.668cm" svg:x2="7.698cm" svg:y2="2.663cm">
            <text:p/>
          </draw:line>
          <draw:line draw:style-name="gr5" draw:text-style-name="P9" draw:layer="svg" svg:x1="7.698cm" svg:y1="2.663cm" svg:x2="7.694cm" svg:y2="2.663cm">
            <text:p/>
          </draw:line>
          <draw:line draw:style-name="gr5" draw:text-style-name="P9" draw:layer="svg" svg:x1="7.695cm" svg:y1="2.664cm" svg:x2="7.69cm" svg:y2="2.659cm">
            <text:p/>
          </draw:line>
          <draw:line draw:style-name="gr5" draw:text-style-name="P9" draw:layer="svg" svg:x1="7.69cm" svg:y1="2.659cm" svg:x2="7.685cm" svg:y2="2.659cm">
            <text:p/>
          </draw:line>
          <draw:line draw:style-name="gr5" draw:text-style-name="P9" draw:layer="svg" svg:x1="7.686cm" svg:y1="2.66cm" svg:x2="7.681cm" svg:y2="2.654cm">
            <text:p/>
          </draw:line>
          <draw:line draw:style-name="gr5" draw:text-style-name="P9" draw:layer="svg" svg:x1="7.682cm" svg:y1="2.655cm" svg:x2="7.677cm" svg:y2="2.65cm">
            <text:p/>
          </draw:line>
          <draw:line draw:style-name="gr5" draw:text-style-name="P9" draw:layer="svg" svg:x1="7.677cm" svg:y1="2.65cm" svg:x2="7.673cm" svg:y2="2.65cm">
            <text:p/>
          </draw:line>
          <draw:line draw:style-name="gr5" draw:text-style-name="P9" draw:layer="svg" svg:x1="7.675cm" svg:y1="2.651cm" svg:x2="7.668cm" svg:y2="2.646cm">
            <text:p/>
          </draw:line>
          <draw:line draw:style-name="gr5" draw:text-style-name="P9" draw:layer="svg" svg:x1="7.668cm" svg:y1="2.646cm" svg:x2="7.664cm" svg:y2="2.646cm">
            <text:p/>
          </draw:line>
          <draw:line draw:style-name="gr5" draw:text-style-name="P9" draw:layer="svg" svg:x1="7.665cm" svg:y1="2.647cm" svg:x2="7.656cm" svg:y2="2.642cm">
            <text:p/>
          </draw:line>
          <draw:line draw:style-name="gr5" draw:text-style-name="P9" draw:layer="svg" svg:x1="7.656cm" svg:y1="2.642cm" svg:x2="7.651cm" svg:y2="2.642cm">
            <text:p/>
          </draw:line>
          <draw:line draw:style-name="gr5" draw:text-style-name="P9" draw:layer="svg" svg:x1="7.652cm" svg:y1="2.644cm" svg:x2="7.647cm" svg:y2="2.637cm">
            <text:p/>
          </draw:line>
          <draw:line draw:style-name="gr5" draw:text-style-name="P9" draw:layer="svg" svg:x1="7.647cm" svg:y1="2.637cm" svg:x2="7.643cm" svg:y2="2.637cm">
            <text:p/>
          </draw:line>
          <draw:line draw:style-name="gr5" draw:text-style-name="P9" draw:layer="svg" svg:x1="7.644cm" svg:y1="2.638cm" svg:x2="7.639cm" svg:y2="2.633cm">
            <text:p/>
          </draw:line>
          <draw:line draw:style-name="gr5" draw:text-style-name="P9" draw:layer="svg" svg:x1="7.639cm" svg:y1="2.633cm" svg:x2="7.63cm" svg:y2="2.633cm">
            <text:p/>
          </draw:line>
          <draw:line draw:style-name="gr5" draw:text-style-name="P9" draw:layer="svg" svg:x1="7.631cm" svg:y1="2.634cm" svg:x2="7.626cm" svg:y2="2.629cm">
            <text:p/>
          </draw:line>
          <draw:line draw:style-name="gr5" draw:text-style-name="P9" draw:layer="svg" svg:x1="7.626cm" svg:y1="2.629cm" svg:x2="7.622cm" svg:y2="2.629cm">
            <text:p/>
          </draw:line>
          <draw:line draw:style-name="gr5" draw:text-style-name="P9" draw:layer="svg" svg:x1="7.622cm" svg:y1="2.629cm" svg:x2="7.618cm" svg:y2="2.629cm">
            <text:p/>
          </draw:line>
          <draw:line draw:style-name="gr5" draw:text-style-name="P9" draw:layer="svg" svg:x1="7.619cm" svg:y1="2.63cm" svg:x2="7.609cm" svg:y2="2.625cm">
            <text:p/>
          </draw:line>
          <draw:line draw:style-name="gr5" draw:text-style-name="P9" draw:layer="svg" svg:x1="7.609cm" svg:y1="2.625cm" svg:x2="7.605cm" svg:y2="2.625cm">
            <text:p/>
          </draw:line>
          <draw:line draw:style-name="gr5" draw:text-style-name="P9" draw:layer="svg" svg:x1="7.605cm" svg:y1="2.625cm" svg:x2="7.596cm" svg:y2="2.625cm">
            <text:p/>
          </draw:line>
          <draw:line draw:style-name="gr5" draw:text-style-name="P9" draw:layer="svg" svg:x1="7.597cm" svg:y1="2.626cm" svg:x2="7.592cm" svg:y2="2.62cm">
            <text:p/>
          </draw:line>
          <draw:line draw:style-name="gr5" draw:text-style-name="P9" draw:layer="svg" svg:x1="7.592cm" svg:y1="2.62cm" svg:x2="7.588cm" svg:y2="2.62cm">
            <text:p/>
          </draw:line>
          <draw:line draw:style-name="gr5" draw:text-style-name="P9" draw:layer="svg" svg:x1="7.588cm" svg:y1="2.62cm" svg:x2="7.579cm" svg:y2="2.62cm">
            <text:p/>
          </draw:line>
          <draw:line draw:style-name="gr5" draw:text-style-name="P9" draw:layer="svg" svg:x1="7.58cm" svg:y1="2.621cm" svg:x2="7.575cm" svg:y2="2.616cm">
            <text:p/>
          </draw:line>
          <draw:line draw:style-name="gr5" draw:text-style-name="P9" draw:layer="svg" svg:x1="7.575cm" svg:y1="2.616cm" svg:x2="7.567cm" svg:y2="2.616cm">
            <text:p/>
          </draw:line>
          <draw:line draw:style-name="gr5" draw:text-style-name="P9" draw:layer="svg" svg:x1="7.567cm" svg:y1="2.616cm" svg:x2="7.563cm" svg:y2="2.616cm">
            <text:p/>
          </draw:line>
          <draw:line draw:style-name="gr5" draw:text-style-name="P9" draw:layer="svg" svg:x1="7.563cm" svg:y1="2.616cm" svg:x2="7.554cm" svg:y2="2.616cm">
            <text:p/>
          </draw:line>
          <draw:line draw:style-name="gr5" draw:text-style-name="P9" draw:layer="svg" svg:x1="7.555cm" svg:y1="2.617cm" svg:x2="7.55cm" svg:y2="2.612cm">
            <text:p/>
          </draw:line>
          <draw:line draw:style-name="gr5" draw:text-style-name="P9" draw:layer="svg" svg:x1="7.55cm" svg:y1="2.612cm" svg:x2="7.541cm" svg:y2="2.612cm">
            <text:p/>
          </draw:line>
          <draw:line draw:style-name="gr5" draw:text-style-name="P9" draw:layer="svg" svg:x1="7.541cm" svg:y1="2.612cm" svg:x2="7.537cm" svg:y2="2.612cm">
            <text:p/>
          </draw:line>
          <draw:line draw:style-name="gr5" draw:text-style-name="P9" draw:layer="svg" svg:x1="7.537cm" svg:y1="2.612cm" svg:x2="7.529cm" svg:y2="2.612cm">
            <text:p/>
          </draw:line>
          <draw:line draw:style-name="gr5" draw:text-style-name="P9" draw:layer="svg" svg:x1="7.529cm" svg:y1="2.612cm" svg:x2="7.524cm" svg:y2="2.612cm">
            <text:p/>
          </draw:line>
          <draw:line draw:style-name="gr5" draw:text-style-name="P9" draw:layer="svg" svg:x1="7.524cm" svg:y1="2.612cm" svg:x2="7.516cm" svg:y2="2.612cm">
            <text:p/>
          </draw:line>
          <draw:line draw:style-name="gr5" draw:text-style-name="P9" draw:layer="svg" svg:x1="7.516cm" svg:y1="2.612cm" svg:x2="7.512cm" svg:y2="2.612cm">
            <text:p/>
          </draw:line>
          <draw:line draw:style-name="gr5" draw:text-style-name="P9" draw:layer="svg" svg:x1="7.513cm" svg:y1="2.613cm" svg:x2="7.503cm" svg:y2="2.608cm">
            <text:p/>
          </draw:line>
          <draw:line draw:style-name="gr5" draw:text-style-name="P9" draw:layer="svg" svg:x1="7.503cm" svg:y1="2.608cm" svg:x2="7.499cm" svg:y2="2.608cm">
            <text:p/>
          </draw:line>
          <draw:line draw:style-name="gr5" draw:text-style-name="P9" draw:layer="svg" svg:x1="7.499cm" svg:y1="2.608cm" svg:x2="7.491cm" svg:y2="2.608cm">
            <text:p/>
          </draw:line>
          <draw:line draw:style-name="gr5" draw:text-style-name="P9" draw:layer="svg" svg:x1="7.491cm" svg:y1="2.608cm" svg:x2="7.486cm" svg:y2="2.608cm">
            <text:p/>
          </draw:line>
          <draw:line draw:style-name="gr5" draw:text-style-name="P9" draw:layer="svg" svg:x1="7.486cm" svg:y1="2.608cm" svg:x2="7.478cm" svg:y2="2.608cm">
            <text:p/>
          </draw:line>
          <draw:line draw:style-name="gr5" draw:text-style-name="P9" draw:layer="svg" svg:x1="7.478cm" svg:y1="2.608cm" svg:x2="7.474cm" svg:y2="2.608cm">
            <text:p/>
          </draw:line>
          <draw:line draw:style-name="gr5" draw:text-style-name="P9" draw:layer="svg" svg:x1="7.474cm" svg:y1="2.608cm" svg:x2="7.465cm" svg:y2="2.608cm">
            <text:p/>
          </draw:line>
          <draw:line draw:style-name="gr5" draw:text-style-name="P9" draw:layer="svg" svg:x1="7.466cm" svg:y1="2.608cm" svg:x2="7.457cm" svg:y2="2.613cm">
            <text:p/>
          </draw:line>
          <draw:line draw:style-name="gr5" draw:text-style-name="P9" draw:layer="svg" svg:x1="7.457cm" svg:y1="2.612cm" svg:x2="7.452cm" svg:y2="2.612cm">
            <text:p/>
          </draw:line>
          <draw:line draw:style-name="gr5" draw:text-style-name="P9" draw:layer="svg" svg:x1="7.452cm" svg:y1="2.612cm" svg:x2="7.444cm" svg:y2="2.612cm">
            <text:p/>
          </draw:line>
          <draw:line draw:style-name="gr5" draw:text-style-name="P9" draw:layer="svg" svg:x1="7.444cm" svg:y1="2.612cm" svg:x2="7.44cm" svg:y2="2.612cm">
            <text:p/>
          </draw:line>
          <draw:line draw:style-name="gr5" draw:text-style-name="P9" draw:layer="svg" svg:x1="7.44cm" svg:y1="2.612cm" svg:x2="7.431cm" svg:y2="2.612cm">
            <text:p/>
          </draw:line>
          <draw:line draw:style-name="gr5" draw:text-style-name="P9" draw:layer="svg" svg:x1="7.431cm" svg:y1="2.612cm" svg:x2="7.427cm" svg:y2="2.612cm">
            <text:p/>
          </draw:line>
          <draw:line draw:style-name="gr5" draw:text-style-name="P9" draw:layer="svg" svg:x1="7.427cm" svg:y1="2.612cm" svg:x2="7.419cm" svg:y2="2.612cm">
            <text:p/>
          </draw:line>
          <draw:line draw:style-name="gr5" draw:text-style-name="P9" draw:layer="svg" svg:x1="7.42cm" svg:y1="2.612cm" svg:x2="7.414cm" svg:y2="2.617cm">
            <text:p/>
          </draw:line>
          <draw:line draw:style-name="gr5" draw:text-style-name="P9" draw:layer="svg" svg:x1="7.414cm" svg:y1="2.616cm" svg:x2="7.406cm" svg:y2="2.616cm">
            <text:p/>
          </draw:line>
          <draw:line draw:style-name="gr5" draw:text-style-name="P9" draw:layer="svg" svg:x1="7.406cm" svg:y1="2.616cm" svg:x2="7.402cm" svg:y2="2.616cm">
            <text:p/>
          </draw:line>
          <draw:line draw:style-name="gr5" draw:text-style-name="P9" draw:layer="svg" svg:x1="7.402cm" svg:y1="2.616cm" svg:x2="7.393cm" svg:y2="2.616cm">
            <text:p/>
          </draw:line>
          <draw:line draw:style-name="gr5" draw:text-style-name="P9" draw:layer="svg" svg:x1="7.393cm" svg:y1="2.616cm" svg:x2="7.389cm" svg:y2="2.616cm">
            <text:p/>
          </draw:line>
          <draw:line draw:style-name="gr5" draw:text-style-name="P9" draw:layer="svg" svg:x1="7.39cm" svg:y1="2.616cm" svg:x2="7.385cm" svg:y2="2.621cm">
            <text:p/>
          </draw:line>
          <draw:line draw:style-name="gr5" draw:text-style-name="P9" draw:layer="svg" svg:x1="7.385cm" svg:y1="2.62cm" svg:x2="7.376cm" svg:y2="2.62cm">
            <text:p/>
          </draw:line>
          <draw:line draw:style-name="gr5" draw:text-style-name="P9" draw:layer="svg" svg:x1="7.376cm" svg:y1="2.62cm" svg:x2="7.372cm" svg:y2="2.62cm">
            <text:p/>
          </draw:line>
          <draw:line draw:style-name="gr5" draw:text-style-name="P9" draw:layer="svg" svg:x1="7.373cm" svg:y1="2.62cm" svg:x2="7.364cm" svg:y2="2.626cm">
            <text:p/>
          </draw:line>
          <draw:line draw:style-name="gr5" draw:text-style-name="P9" draw:layer="svg" svg:x1="7.364cm" svg:y1="2.625cm" svg:x2="7.359cm" svg:y2="2.625cm">
            <text:p/>
          </draw:line>
          <draw:line draw:style-name="gr5" draw:text-style-name="P9" draw:layer="svg" svg:x1="7.359cm" svg:y1="2.625cm" svg:x2="7.355cm" svg:y2="2.625cm">
            <text:p/>
          </draw:line>
          <draw:line draw:style-name="gr5" draw:text-style-name="P9" draw:layer="svg" svg:x1="7.356cm" svg:y1="2.625cm" svg:x2="7.347cm" svg:y2="2.63cm">
            <text:p/>
          </draw:line>
          <draw:line draw:style-name="gr5" draw:text-style-name="P9" draw:layer="svg" svg:x1="7.347cm" svg:y1="2.629cm" svg:x2="7.342cm" svg:y2="2.629cm">
            <text:p/>
          </draw:line>
          <draw:line draw:style-name="gr5" draw:text-style-name="P9" draw:layer="svg" svg:x1="7.343cm" svg:y1="2.629cm" svg:x2="7.338cm" svg:y2="2.634cm">
            <text:p/>
          </draw:line>
          <draw:line draw:style-name="gr5" draw:text-style-name="P9" draw:layer="svg" svg:x1="7.338cm" svg:y1="2.633cm" svg:x2="7.33cm" svg:y2="2.633cm">
            <text:p/>
          </draw:line>
          <draw:line draw:style-name="gr5" draw:text-style-name="P9" draw:layer="svg" svg:x1="7.331cm" svg:y1="2.633cm" svg:x2="7.325cm" svg:y2="2.638cm">
            <text:p/>
          </draw:line>
          <draw:line draw:style-name="gr5" draw:text-style-name="P9" draw:layer="svg" svg:x1="7.325cm" svg:y1="2.637cm" svg:x2="7.321cm" svg:y2="2.637cm">
            <text:p/>
          </draw:line>
          <draw:line draw:style-name="gr5" draw:text-style-name="P9" draw:layer="svg" svg:x1="7.322cm" svg:y1="2.637cm" svg:x2="7.317cm" svg:y2="2.644cm">
            <text:p/>
          </draw:line>
          <draw:line draw:style-name="gr5" draw:text-style-name="P9" draw:layer="svg" svg:x1="7.317cm" svg:y1="2.642cm" svg:x2="7.313cm" svg:y2="2.642cm">
            <text:p/>
          </draw:line>
          <draw:line draw:style-name="gr5" draw:text-style-name="P9" draw:layer="svg" svg:x1="7.314cm" svg:y1="2.642cm" svg:x2="7.304cm" svg:y2="2.647cm">
            <text:p/>
          </draw:line>
          <draw:line draw:style-name="gr5" draw:text-style-name="P9" draw:layer="svg" svg:x1="7.304cm" svg:y1="2.646cm" svg:x2="7.3cm" svg:y2="2.646cm">
            <text:p/>
          </draw:line>
          <draw:line draw:style-name="gr5" draw:text-style-name="P9" draw:layer="svg" svg:x1="7.301cm" svg:y1="2.646cm" svg:x2="7.296cm" svg:y2="2.651cm">
            <text:p/>
          </draw:line>
          <draw:line draw:style-name="gr5" draw:text-style-name="P9" draw:layer="svg" svg:x1="7.296cm" svg:y1="2.65cm" svg:x2="7.292cm" svg:y2="2.65cm">
            <text:p/>
          </draw:line>
          <draw:line draw:style-name="gr5" draw:text-style-name="P9" draw:layer="svg" svg:x1="7.293cm" svg:y1="2.65cm" svg:x2="7.287cm" svg:y2="2.655cm">
            <text:p/>
          </draw:line>
          <draw:line draw:style-name="gr5" draw:text-style-name="P9" draw:layer="svg" svg:x1="7.287cm" svg:y1="2.654cm" svg:x2="7.283cm" svg:y2="2.654cm">
            <text:p/>
          </draw:line>
          <draw:line draw:style-name="gr5" draw:text-style-name="P9" draw:layer="svg" svg:x1="7.284cm" svg:y1="2.654cm" svg:x2="7.279cm" svg:y2="2.66cm">
            <text:p/>
          </draw:line>
          <draw:line draw:style-name="gr5" draw:text-style-name="P9" draw:layer="svg" svg:x1="7.28cm" svg:y1="2.659cm" svg:x2="7.275cm" svg:y2="2.664cm">
            <text:p/>
          </draw:line>
          <draw:line draw:style-name="gr5" draw:text-style-name="P9" draw:layer="svg" svg:x1="7.275cm" svg:y1="2.663cm" svg:x2="7.27cm" svg:y2="2.663cm">
            <text:p/>
          </draw:line>
          <draw:line draw:style-name="gr5" draw:text-style-name="P9" draw:layer="svg" svg:x1="7.271cm" svg:y1="2.663cm" svg:x2="7.266cm" svg:y2="2.668cm">
            <text:p/>
          </draw:line>
          <draw:line draw:style-name="gr5" draw:text-style-name="P9" draw:layer="svg" svg:x1="7.266cm" svg:y1="2.667cm" svg:x2="7.262cm" svg:y2="2.667cm">
            <text:p/>
          </draw:line>
          <draw:line draw:style-name="gr5" draw:text-style-name="P9" draw:layer="svg" svg:x1="7.262cm" svg:y1="2.667cm" svg:x2="7.262cm" svg:y2="2.671cm">
            <text:p/>
          </draw:line>
          <draw:line draw:style-name="gr5" draw:text-style-name="P9" draw:layer="svg" svg:x1="7.263cm" svg:y1="2.671cm" svg:x2="7.258cm" svg:y2="2.676cm">
            <text:p/>
          </draw:line>
          <draw:line draw:style-name="gr5" draw:text-style-name="P9" draw:layer="svg" svg:x1="7.258cm" svg:y1="2.675cm" svg:x2="7.253cm" svg:y2="2.675cm">
            <text:p/>
          </draw:line>
          <draw:line draw:style-name="gr5" draw:text-style-name="P9" draw:layer="svg" svg:x1="7.254cm" svg:y1="2.675cm" svg:x2="7.249cm" svg:y2="2.681cm">
            <text:p/>
          </draw:line>
          <draw:line draw:style-name="gr5" draw:text-style-name="P9" draw:layer="svg" svg:x1="7.249cm" svg:y1="2.68cm" svg:x2="7.249cm" svg:y2="2.684cm">
            <text:p/>
          </draw:line>
          <draw:line draw:style-name="gr5" draw:text-style-name="P9" draw:layer="svg" svg:x1="7.249cm" svg:y1="2.684cm" svg:x2="7.245cm" svg:y2="2.684cm">
            <text:p/>
          </draw:line>
          <draw:line draw:style-name="gr5" draw:text-style-name="P9" draw:layer="svg" svg:x1="7.246cm" svg:y1="2.684cm" svg:x2="7.241cm" svg:y2="2.689cm">
            <text:p/>
          </draw:line>
          <draw:line draw:style-name="gr5" draw:text-style-name="P9" draw:layer="svg" svg:x1="7.241cm" svg:y1="2.688cm" svg:x2="7.241cm" svg:y2="2.692cm">
            <text:p/>
          </draw:line>
          <draw:line draw:style-name="gr5" draw:text-style-name="P9" draw:layer="svg" svg:x1="7.242cm" svg:y1="2.692cm" svg:x2="7.237cm" svg:y2="2.698cm">
            <text:p/>
          </draw:line>
          <draw:polyline draw:style-name="gr5" draw:text-style-name="P9" draw:layer="svg" svg:width="0cm" svg:height="0cm" svg:x="7.237cm" svg:y="2.697cm" svg:viewBox="0 0 0 0" draw:points="0,0">
            <text:p/>
          </draw:polyline>
          <draw:line draw:style-name="gr5" draw:text-style-name="P9" draw:layer="svg" svg:x1="7.239cm" svg:y1="2.697cm" svg:x2="7.232cm" svg:y2="2.702cm">
            <text:p/>
          </draw:line>
          <draw:line draw:style-name="gr5" draw:text-style-name="P9" draw:layer="svg" svg:x1="7.232cm" svg:y1="2.701cm" svg:x2="7.232cm" svg:y2="2.705cm">
            <text:p/>
          </draw:line>
          <draw:line draw:style-name="gr5" draw:text-style-name="P9" draw:layer="svg" svg:x1="7.233cm" svg:y1="2.705cm" svg:x2="7.228cm" svg:y2="2.71cm">
            <text:p/>
          </draw:line>
          <draw:polyline draw:style-name="gr5" draw:text-style-name="P9" draw:layer="svg" svg:width="0cm" svg:height="0cm" svg:x="7.228cm" svg:y="2.709cm" svg:viewBox="0 0 0 0" draw:points="0,0">
            <text:p/>
          </draw:polyline>
          <draw:line draw:style-name="gr5" draw:text-style-name="P9" draw:layer="svg" svg:x1="7.228cm" svg:y1="2.709cm" svg:x2="7.228cm" svg:y2="2.714cm">
            <text:p/>
          </draw:line>
          <draw:line draw:style-name="gr5" draw:text-style-name="P9" draw:layer="svg" svg:x1="7.229cm" svg:y1="2.714cm" svg:x2="7.224cm" svg:y2="2.719cm">
            <text:p/>
          </draw:line>
          <draw:line draw:style-name="gr5" draw:text-style-name="P9" draw:layer="svg" svg:x1="7.224cm" svg:y1="2.718cm" svg:x2="7.224cm" svg:y2="2.722cm">
            <text:p/>
          </draw:line>
          <draw:polyline draw:style-name="gr5" draw:text-style-name="P9" draw:layer="svg" svg:width="0cm" svg:height="0cm" svg:x="7.224cm" svg:y="2.722cm" svg:viewBox="0 0 0 0" draw:points="0,0">
            <text:p/>
          </draw:polyline>
          <draw:line draw:style-name="gr5" draw:text-style-name="P9" draw:layer="svg" svg:x1="7.224cm" svg:y1="2.722cm" svg:x2="7.224cm" svg:y2="2.726cm">
            <text:p/>
          </draw:line>
          <draw:line draw:style-name="gr5" draw:text-style-name="P9" draw:layer="svg" svg:x1="7.224cm" svg:y1="2.726cm" svg:x2="7.224cm" svg:y2="2.731cm">
            <text:p/>
          </draw:line>
          <draw:line draw:style-name="gr5" draw:text-style-name="P9" draw:layer="svg" svg:x1="7.224cm" svg:y1="2.731cm" svg:x2="7.224cm" svg:y2="2.735cm">
            <text:p/>
          </draw:line>
          <draw:polyline draw:style-name="gr5" draw:text-style-name="P9" draw:layer="svg" svg:width="0cm" svg:height="0cm" svg:x="7.224cm" svg:y="2.735cm" svg:viewBox="0 0 0 0" draw:points="0,0">
            <text:p/>
          </draw:polyline>
          <draw:line draw:style-name="gr5" draw:text-style-name="P9" draw:layer="svg" svg:x1="7.224cm" svg:y1="2.735cm" svg:x2="7.224cm" svg:y2="2.739cm">
            <text:p/>
          </draw:line>
          <draw:line draw:style-name="gr5" draw:text-style-name="P9" draw:layer="svg" svg:x1="7.224cm" svg:y1="2.739cm" svg:x2="7.224cm" svg:y2="2.743cm">
            <text:p/>
          </draw:line>
          <draw:line draw:style-name="gr5" draw:text-style-name="P9" draw:layer="svg" svg:x1="7.224cm" svg:y1="2.743cm" svg:x2="7.224cm" svg:y2="2.747cm">
            <text:p/>
          </draw:line>
          <draw:line draw:style-name="gr5" draw:text-style-name="P9" draw:layer="svg" svg:x1="7.224cm" svg:y1="2.747cm" svg:x2="7.224cm" svg:y2="2.752cm">
            <text:p/>
          </draw:line>
          <draw:polyline draw:style-name="gr5" draw:text-style-name="P9" draw:layer="svg" svg:width="0cm" svg:height="0cm" svg:x="7.224cm" svg:y="2.752cm" svg:viewBox="0 0 0 0" draw:points="0,0">
            <text:p/>
          </draw:polyline>
          <draw:line draw:style-name="gr5" draw:text-style-name="P9" draw:layer="svg" svg:x1="7.224cm" svg:y1="2.752cm" svg:x2="7.224cm" svg:y2="2.756cm">
            <text:p/>
          </draw:line>
          <draw:line draw:style-name="gr5" draw:text-style-name="P9" draw:layer="svg" svg:x1="7.224cm" svg:y1="2.756cm" svg:x2="7.224cm" svg:y2="2.76cm">
            <text:p/>
          </draw:line>
          <draw:line draw:style-name="gr5" draw:text-style-name="P9" draw:layer="svg" svg:x1="7.224cm" svg:y1="2.76cm" svg:x2="7.224cm" svg:y2="2.764cm">
            <text:p/>
          </draw:line>
          <draw:line draw:style-name="gr5" draw:text-style-name="P9" draw:layer="svg" svg:x1="7.224cm" svg:y1="2.764cm" svg:x2="7.228cm" svg:y2="2.764cm">
            <text:p/>
          </draw:line>
          <draw:line draw:style-name="gr5" draw:text-style-name="P9" draw:layer="svg" svg:x1="7.228cm" svg:y1="2.764cm" svg:x2="7.228cm" svg:y2="2.769cm">
            <text:p/>
          </draw:line>
          <draw:line draw:style-name="gr5" draw:text-style-name="P9" draw:layer="svg" svg:x1="7.228cm" svg:y1="2.769cm" svg:x2="7.228cm" svg:y2="2.773cm">
            <text:p/>
          </draw:line>
          <draw:line draw:style-name="gr5" draw:text-style-name="P9" draw:layer="svg" svg:x1="7.228cm" svg:y1="2.773cm" svg:x2="7.233cm" svg:y2="2.778cm">
            <text:p/>
          </draw:line>
          <draw:polyline draw:style-name="gr5" draw:text-style-name="P9" draw:layer="svg" svg:width="0cm" svg:height="0cm" svg:x="7.232cm" svg:y="2.777cm" svg:viewBox="0 0 0 0" draw:points="0,0">
            <text:p/>
          </draw:polyline>
          <draw:line draw:style-name="gr5" draw:text-style-name="P9" draw:layer="svg" svg:x1="7.232cm" svg:y1="2.777cm" svg:x2="7.239cm" svg:y2="2.782cm">
            <text:p/>
          </draw:line>
          <draw:line draw:style-name="gr5" draw:text-style-name="P9" draw:layer="svg" svg:x1="7.237cm" svg:y1="2.781cm" svg:x2="7.237cm" svg:y2="2.786cm">
            <text:p/>
          </draw:line>
          <draw:line draw:style-name="gr5" draw:text-style-name="P9" draw:layer="svg" svg:x1="7.237cm" svg:y1="2.786cm" svg:x2="7.242cm" svg:y2="2.791cm">
            <text:p/>
          </draw:line>
          <draw:polyline draw:style-name="gr5" draw:text-style-name="P9" draw:layer="svg" svg:width="0cm" svg:height="0cm" svg:x="7.241cm" svg:y="2.79cm" svg:viewBox="0 0 0 0" draw:points="0,0">
            <text:p/>
          </draw:polyline>
          <draw:line draw:style-name="gr5" draw:text-style-name="P9" draw:layer="svg" svg:x1="7.241cm" svg:y1="2.79cm" svg:x2="7.246cm" svg:y2="2.795cm">
            <text:p/>
          </draw:line>
          <draw:line draw:style-name="gr5" draw:text-style-name="P9" draw:layer="svg" svg:x1="7.245cm" svg:y1="2.794cm" svg:x2="7.25cm" svg:y2="2.799cm">
            <text:p/>
          </draw:line>
          <draw:polyline draw:style-name="gr5" draw:text-style-name="P9" draw:layer="svg" svg:width="0cm" svg:height="0cm" svg:x="7.249cm" svg:y="2.798cm" svg:viewBox="0 0 0 0" draw:points="0,0">
            <text:p/>
          </draw:polyline>
          <draw:line draw:style-name="gr5" draw:text-style-name="P9" draw:layer="svg" svg:x1="7.249cm" svg:y1="2.798cm" svg:x2="7.254cm" svg:y2="2.803cm">
            <text:p/>
          </draw:line>
          <draw:line draw:style-name="gr5" draw:text-style-name="P9" draw:layer="svg" svg:x1="7.253cm" svg:y1="2.802cm" svg:x2="7.259cm" svg:y2="2.808cm">
            <text:p/>
          </draw:line>
          <draw:line draw:style-name="gr5" draw:text-style-name="P9" draw:layer="svg" svg:x1="7.258cm" svg:y1="2.807cm" svg:x2="7.262cm" svg:y2="2.807cm">
            <text:p/>
          </draw:line>
          <draw:line draw:style-name="gr5" draw:text-style-name="P9" draw:layer="svg" svg:x1="7.262cm" svg:y1="2.807cm" svg:x2="7.262cm" svg:y2="2.811cm">
            <text:p/>
          </draw:line>
          <draw:line draw:style-name="gr5" draw:text-style-name="P9" draw:layer="svg" svg:x1="7.262cm" svg:y1="2.811cm" svg:x2="7.267cm" svg:y2="2.816cm">
            <text:p/>
          </draw:line>
          <draw:line draw:style-name="gr5" draw:text-style-name="P9" draw:layer="svg" svg:x1="7.266cm" svg:y1="2.815cm" svg:x2="7.27cm" svg:y2="2.815cm">
            <text:p/>
          </draw:line>
          <draw:line draw:style-name="gr5" draw:text-style-name="P9" draw:layer="svg" svg:x1="7.27cm" svg:y1="2.815cm" svg:x2="7.276cm" svg:y2="2.82cm">
            <text:p/>
          </draw:line>
          <draw:line draw:style-name="gr5" draw:text-style-name="P9" draw:layer="svg" svg:x1="7.275cm" svg:y1="2.819cm" svg:x2="7.28cm" svg:y2="2.825cm">
            <text:p/>
          </draw:line>
          <draw:line draw:style-name="gr5" draw:text-style-name="P9" draw:layer="svg" svg:x1="7.279cm" svg:y1="2.824cm" svg:x2="7.283cm" svg:y2="2.824cm">
            <text:p/>
          </draw:line>
          <draw:line draw:style-name="gr5" draw:text-style-name="P9" draw:layer="svg" svg:x1="7.283cm" svg:y1="2.824cm" svg:x2="7.288cm" svg:y2="2.829cm">
            <text:p/>
          </draw:line>
          <draw:line draw:style-name="gr5" draw:text-style-name="P9" draw:layer="svg" svg:x1="7.287cm" svg:y1="2.828cm" svg:x2="7.292cm" svg:y2="2.828cm">
            <text:p/>
          </draw:line>
          <draw:line draw:style-name="gr5" draw:text-style-name="P9" draw:layer="svg" svg:x1="7.292cm" svg:y1="2.828cm" svg:x2="7.297cm" svg:y2="2.833cm">
            <text:p/>
          </draw:line>
          <draw:line draw:style-name="gr5" draw:text-style-name="P9" draw:layer="svg" svg:x1="7.296cm" svg:y1="2.832cm" svg:x2="7.3cm" svg:y2="2.832cm">
            <text:p/>
          </draw:line>
          <draw:line draw:style-name="gr5" draw:text-style-name="P9" draw:layer="svg" svg:x1="7.3cm" svg:y1="2.832cm" svg:x2="7.305cm" svg:y2="2.837cm">
            <text:p/>
          </draw:line>
          <draw:line draw:style-name="gr5" draw:text-style-name="P9" draw:layer="svg" svg:x1="7.304cm" svg:y1="2.836cm" svg:x2="7.309cm" svg:y2="2.836cm">
            <text:p/>
          </draw:line>
          <draw:line draw:style-name="gr5" draw:text-style-name="P9" draw:layer="svg" svg:x1="7.309cm" svg:y1="2.836cm" svg:x2="7.318cm" svg:y2="2.842cm">
            <text:p/>
          </draw:line>
          <draw:line draw:style-name="gr5" draw:text-style-name="P9" draw:layer="svg" svg:x1="7.317cm" svg:y1="2.841cm" svg:x2="7.321cm" svg:y2="2.841cm">
            <text:p/>
          </draw:line>
          <draw:line draw:style-name="gr5" draw:text-style-name="P9" draw:layer="svg" svg:x1="7.321cm" svg:y1="2.841cm" svg:x2="7.326cm" svg:y2="2.846cm">
            <text:p/>
          </draw:line>
          <draw:line draw:style-name="gr5" draw:text-style-name="P9" draw:layer="svg" svg:x1="7.325cm" svg:y1="2.845cm" svg:x2="7.33cm" svg:y2="2.845cm">
            <text:p/>
          </draw:line>
          <draw:line draw:style-name="gr5" draw:text-style-name="P9" draw:layer="svg" svg:x1="7.33cm" svg:y1="2.845cm" svg:x2="7.339cm" svg:y2="2.85cm">
            <text:p/>
          </draw:line>
          <draw:line draw:style-name="gr5" draw:text-style-name="P9" draw:layer="svg" svg:x1="7.338cm" svg:y1="2.849cm" svg:x2="7.342cm" svg:y2="2.849cm">
            <text:p/>
          </draw:line>
          <draw:line draw:style-name="gr5" draw:text-style-name="P9" draw:layer="svg" svg:x1="7.342cm" svg:y1="2.849cm" svg:x2="7.348cm" svg:y2="2.854cm">
            <text:p/>
          </draw:line>
          <draw:line draw:style-name="gr5" draw:text-style-name="P9" draw:layer="svg" svg:x1="7.347cm" svg:y1="2.853cm" svg:x2="7.351cm" svg:y2="2.853cm">
            <text:p/>
          </draw:line>
          <draw:line draw:style-name="gr5" draw:text-style-name="P9" draw:layer="svg" svg:x1="7.351cm" svg:y1="2.853cm" svg:x2="7.359cm" svg:y2="2.853cm">
            <text:p/>
          </draw:line>
          <draw:line draw:style-name="gr5" draw:text-style-name="P9" draw:layer="svg" svg:x1="7.359cm" svg:y1="2.853cm" svg:x2="7.365cm" svg:y2="2.858cm">
            <text:p/>
          </draw:line>
          <draw:line draw:style-name="gr5" draw:text-style-name="P9" draw:layer="svg" svg:x1="7.364cm" svg:y1="2.857cm" svg:x2="7.372cm" svg:y2="2.857cm">
            <text:p/>
          </draw:line>
          <draw:line draw:style-name="gr5" draw:text-style-name="P9" draw:layer="svg" svg:x1="7.372cm" svg:y1="2.857cm" svg:x2="7.376cm" svg:y2="2.857cm">
            <text:p/>
          </draw:line>
          <draw:line draw:style-name="gr5" draw:text-style-name="P9" draw:layer="svg" svg:x1="7.376cm" svg:y1="2.857cm" svg:x2="7.383cm" svg:y2="2.864cm">
            <text:p/>
          </draw:line>
          <draw:line draw:style-name="gr5" draw:text-style-name="P9" draw:layer="svg" svg:x1="7.381cm" svg:y1="2.862cm" svg:x2="7.389cm" svg:y2="2.862cm">
            <text:p/>
          </draw:line>
          <draw:line draw:style-name="gr5" draw:text-style-name="P9" draw:layer="svg" svg:x1="7.389cm" svg:y1="2.862cm" svg:x2="7.393cm" svg:y2="2.862cm">
            <text:p/>
          </draw:line>
          <draw:line draw:style-name="gr5" draw:text-style-name="P9" draw:layer="svg" svg:x1="7.393cm" svg:y1="2.862cm" svg:x2="7.403cm" svg:y2="2.867cm">
            <text:p/>
          </draw:line>
          <draw:line draw:style-name="gr5" draw:text-style-name="P9" draw:layer="svg" svg:x1="7.402cm" svg:y1="2.866cm" svg:x2="7.406cm" svg:y2="2.866cm">
            <text:p/>
          </draw:line>
          <draw:line draw:style-name="gr5" draw:text-style-name="P9" draw:layer="svg" svg:x1="7.406cm" svg:y1="2.866cm" svg:x2="7.414cm" svg:y2="2.866cm">
            <text:p/>
          </draw:line>
          <draw:line draw:style-name="gr5" draw:text-style-name="P9" draw:layer="svg" svg:x1="7.414cm" svg:y1="2.866cm" svg:x2="7.419cm" svg:y2="2.866cm">
            <text:p/>
          </draw:line>
          <draw:line draw:style-name="gr5" draw:text-style-name="P9" draw:layer="svg" svg:x1="7.419cm" svg:y1="2.866cm" svg:x2="7.427cm" svg:y2="2.866cm">
            <text:p/>
          </draw:line>
          <draw:line draw:style-name="gr5" draw:text-style-name="P9" draw:layer="svg" svg:x1="7.427cm" svg:y1="2.866cm" svg:x2="7.432cm" svg:y2="2.871cm">
            <text:p/>
          </draw:line>
          <draw:line draw:style-name="gr5" draw:text-style-name="P9" draw:layer="svg" svg:x1="7.431cm" svg:y1="2.87cm" svg:x2="7.44cm" svg:y2="2.87cm">
            <text:p/>
          </draw:line>
          <draw:line draw:style-name="gr5" draw:text-style-name="P9" draw:layer="svg" svg:x1="7.44cm" svg:y1="2.87cm" svg:x2="7.444cm" svg:y2="2.87cm">
            <text:p/>
          </draw:line>
          <draw:line draw:style-name="gr5" draw:text-style-name="P9" draw:layer="svg" svg:x1="7.444cm" svg:y1="2.87cm" svg:x2="7.452cm" svg:y2="2.87cm">
            <text:p/>
          </draw:line>
          <draw:line draw:style-name="gr5" draw:text-style-name="P9" draw:layer="svg" svg:x1="7.452cm" svg:y1="2.87cm" svg:x2="7.457cm" svg:y2="2.87cm">
            <text:p/>
          </draw:line>
          <draw:line draw:style-name="gr5" draw:text-style-name="P9" draw:layer="svg" svg:x1="7.457cm" svg:y1="2.87cm" svg:x2="7.465cm" svg:y2="2.87cm">
            <text:p/>
          </draw:line>
          <draw:line draw:style-name="gr5" draw:text-style-name="P9" draw:layer="svg" svg:x1="7.465cm" svg:y1="2.87cm" svg:x2="7.469cm" svg:y2="2.87cm">
            <text:p/>
          </draw:line>
          <draw:line draw:style-name="gr5" draw:text-style-name="P9" draw:layer="svg" svg:x1="7.469cm" svg:y1="2.87cm" svg:x2="7.478cm" svg:y2="2.87cm">
            <text:p/>
          </draw:line>
          <draw:line draw:style-name="gr5" draw:text-style-name="P9" draw:layer="svg" svg:x1="7.478cm" svg:y1="2.87cm" svg:x2="7.482cm" svg:y2="2.87cm">
            <text:p/>
          </draw:line>
          <draw:line draw:style-name="gr5" draw:text-style-name="P9" draw:layer="svg" svg:x1="7.482cm" svg:y1="2.87cm" svg:x2="7.491cm" svg:y2="2.87cm">
            <text:p/>
          </draw:line>
          <draw:line draw:style-name="gr5" draw:text-style-name="P9" draw:layer="svg" svg:x1="7.491cm" svg:y1="2.87cm" svg:x2="7.499cm" svg:y2="2.87cm">
            <text:p/>
          </draw:line>
          <draw:line draw:style-name="gr5" draw:text-style-name="P9" draw:layer="svg" svg:x1="7.499cm" svg:y1="2.87cm" svg:x2="7.503cm" svg:y2="2.87cm">
            <text:p/>
          </draw:line>
          <draw:line draw:style-name="gr5" draw:text-style-name="P9" draw:layer="svg" svg:x1="7.503cm" svg:y1="2.87cm" svg:x2="7.512cm" svg:y2="2.87cm">
            <text:p/>
          </draw:line>
          <draw:line draw:style-name="gr5" draw:text-style-name="P9" draw:layer="svg" svg:x1="7.512cm" svg:y1="2.87cm" svg:x2="7.516cm" svg:y2="2.87cm">
            <text:p/>
          </draw:line>
          <draw:line draw:style-name="gr5" draw:text-style-name="P9" draw:layer="svg" svg:x1="7.516cm" svg:y1="2.87cm" svg:x2="7.524cm" svg:y2="2.87cm">
            <text:p/>
          </draw:line>
          <draw:line draw:style-name="gr5" draw:text-style-name="P9" draw:layer="svg" svg:x1="7.524cm" svg:y1="2.87cm" svg:x2="7.529cm" svg:y2="2.87cm">
            <text:p/>
          </draw:line>
          <draw:line draw:style-name="gr5" draw:text-style-name="P9" draw:layer="svg" svg:x1="7.529cm" svg:y1="2.871cm" svg:x2="7.538cm" svg:y2="2.866cm">
            <text:p/>
          </draw:line>
          <draw:line draw:style-name="gr5" draw:text-style-name="P9" draw:layer="svg" svg:x1="7.537cm" svg:y1="2.866cm" svg:x2="7.541cm" svg:y2="2.866cm">
            <text:p/>
          </draw:line>
          <draw:line draw:style-name="gr5" draw:text-style-name="P9" draw:layer="svg" svg:x1="7.541cm" svg:y1="2.866cm" svg:x2="7.55cm" svg:y2="2.866cm">
            <text:p/>
          </draw:line>
          <draw:line draw:style-name="gr5" draw:text-style-name="P9" draw:layer="svg" svg:x1="7.55cm" svg:y1="2.866cm" svg:x2="7.554cm" svg:y2="2.866cm">
            <text:p/>
          </draw:line>
          <draw:line draw:style-name="gr5" draw:text-style-name="P9" draw:layer="svg" svg:x1="7.554cm" svg:y1="2.866cm" svg:x2="7.563cm" svg:y2="2.866cm">
            <text:p/>
          </draw:line>
          <draw:line draw:style-name="gr5" draw:text-style-name="P9" draw:layer="svg" svg:x1="7.563cm" svg:y1="2.867cm" svg:x2="7.568cm" svg:y2="2.862cm">
            <text:p/>
          </draw:line>
          <draw:line draw:style-name="gr5" draw:text-style-name="P9" draw:layer="svg" svg:x1="7.567cm" svg:y1="2.862cm" svg:x2="7.575cm" svg:y2="2.862cm">
            <text:p/>
          </draw:line>
          <draw:line draw:style-name="gr5" draw:text-style-name="P9" draw:layer="svg" svg:x1="7.575cm" svg:y1="2.862cm" svg:x2="7.579cm" svg:y2="2.862cm">
            <text:p/>
          </draw:line>
          <draw:line draw:style-name="gr5" draw:text-style-name="P9" draw:layer="svg" svg:x1="7.579cm" svg:y1="2.862cm" svg:x2="7.584cm" svg:y2="2.862cm">
            <text:p/>
          </draw:line>
          <draw:line draw:style-name="gr5" draw:text-style-name="P9" draw:layer="svg" svg:x1="7.584cm" svg:y1="2.864cm" svg:x2="7.593cm" svg:y2="2.857cm">
            <text:p/>
          </draw:line>
          <draw:line draw:style-name="gr5" draw:text-style-name="P9" draw:layer="svg" svg:x1="7.592cm" svg:y1="2.857cm" svg:x2="7.596cm" svg:y2="2.857cm">
            <text:p/>
          </draw:line>
          <draw:line draw:style-name="gr5" draw:text-style-name="P9" draw:layer="svg" svg:x1="7.596cm" svg:y1="2.857cm" svg:x2="7.605cm" svg:y2="2.857cm">
            <text:p/>
          </draw:line>
          <draw:line draw:style-name="gr5" draw:text-style-name="P9" draw:layer="svg" svg:x1="7.605cm" svg:y1="2.858cm" svg:x2="7.61cm" svg:y2="2.853cm">
            <text:p/>
          </draw:line>
          <draw:line draw:style-name="gr5" draw:text-style-name="P9" draw:layer="svg" svg:x1="7.609cm" svg:y1="2.853cm" svg:x2="7.613cm" svg:y2="2.853cm">
            <text:p/>
          </draw:line>
          <draw:line draw:style-name="gr5" draw:text-style-name="P9" draw:layer="svg" svg:x1="7.613cm" svg:y1="2.853cm" svg:x2="7.622cm" svg:y2="2.853cm">
            <text:p/>
          </draw:line>
          <draw:line draw:style-name="gr5" draw:text-style-name="P9" draw:layer="svg" svg:x1="7.622cm" svg:y1="2.854cm" svg:x2="7.627cm" svg:y2="2.849cm">
            <text:p/>
          </draw:line>
          <draw:line draw:style-name="gr5" draw:text-style-name="P9" draw:layer="svg" svg:x1="7.626cm" svg:y1="2.849cm" svg:x2="7.63cm" svg:y2="2.849cm">
            <text:p/>
          </draw:line>
          <draw:line draw:style-name="gr5" draw:text-style-name="P9" draw:layer="svg" svg:x1="7.63cm" svg:y1="2.85cm" svg:x2="7.64cm" svg:y2="2.845cm">
            <text:p/>
          </draw:line>
          <draw:line draw:style-name="gr5" draw:text-style-name="P9" draw:layer="svg" svg:x1="7.639cm" svg:y1="2.845cm" svg:x2="7.643cm" svg:y2="2.845cm">
            <text:p/>
          </draw:line>
          <draw:line draw:style-name="gr5" draw:text-style-name="P9" draw:layer="svg" svg:x1="7.643cm" svg:y1="2.846cm" svg:x2="7.648cm" svg:y2="2.841cm">
            <text:p/>
          </draw:line>
          <draw:line draw:style-name="gr5" draw:text-style-name="P9" draw:layer="svg" svg:x1="7.647cm" svg:y1="2.841cm" svg:x2="7.651cm" svg:y2="2.841cm">
            <text:p/>
          </draw:line>
          <draw:line draw:style-name="gr5" draw:text-style-name="P9" draw:layer="svg" svg:x1="7.651cm" svg:y1="2.842cm" svg:x2="7.657cm" svg:y2="2.836cm">
            <text:p/>
          </draw:line>
          <draw:line draw:style-name="gr5" draw:text-style-name="P9" draw:layer="svg" svg:x1="7.656cm" svg:y1="2.836cm" svg:x2="7.66cm" svg:y2="2.836cm">
            <text:p/>
          </draw:line>
          <draw:line draw:style-name="gr5" draw:text-style-name="P9" draw:layer="svg" svg:x1="7.66cm" svg:y1="2.837cm" svg:x2="7.669cm" svg:y2="2.832cm">
            <text:p/>
          </draw:line>
          <draw:line draw:style-name="gr5" draw:text-style-name="P9" draw:layer="svg" svg:x1="7.668cm" svg:y1="2.832cm" svg:x2="7.673cm" svg:y2="2.832cm">
            <text:p/>
          </draw:line>
          <draw:line draw:style-name="gr5" draw:text-style-name="P9" draw:layer="svg" svg:x1="7.673cm" svg:y1="2.833cm" svg:x2="7.678cm" svg:y2="2.828cm">
            <text:p/>
          </draw:line>
          <draw:line draw:style-name="gr5" draw:text-style-name="P9" draw:layer="svg" svg:x1="7.677cm" svg:y1="2.828cm" svg:x2="7.681cm" svg:y2="2.828cm">
            <text:p/>
          </draw:line>
          <draw:line draw:style-name="gr5" draw:text-style-name="P9" draw:layer="svg" svg:x1="7.681cm" svg:y1="2.829cm" svg:x2="7.686cm" svg:y2="2.824cm">
            <text:p/>
          </draw:line>
          <draw:line draw:style-name="gr5" draw:text-style-name="P9" draw:layer="svg" svg:x1="7.685cm" svg:y1="2.825cm" svg:x2="7.691cm" svg:y2="2.819cm">
            <text:p/>
          </draw:line>
          <draw:line draw:style-name="gr5" draw:text-style-name="P9" draw:layer="svg" svg:x1="7.69cm" svg:y1="2.819cm" svg:x2="7.694cm" svg:y2="2.819cm">
            <text:p/>
          </draw:line>
          <draw:line draw:style-name="gr5" draw:text-style-name="P9" draw:layer="svg" svg:x1="7.694cm" svg:y1="2.82cm" svg:x2="7.699cm" svg:y2="2.815cm">
            <text:p/>
          </draw:line>
          <draw:polyline draw:style-name="gr5" draw:text-style-name="P9" draw:layer="svg" svg:width="0cm" svg:height="0cm" svg:x="7.698cm" svg:y="2.815cm" svg:viewBox="0 0 0 0" draw:points="0,0">
            <text:p/>
          </draw:polyline>
          <draw:line draw:style-name="gr5" draw:text-style-name="P9" draw:layer="svg" svg:x1="7.698cm" svg:y1="2.816cm" svg:x2="7.703cm" svg:y2="2.811cm">
            <text:p/>
          </draw:line>
          <draw:line draw:style-name="gr5" draw:text-style-name="P9" draw:layer="svg" svg:x1="7.702cm" svg:y1="2.812cm" svg:x2="7.707cm" svg:y2="2.807cm">
            <text:p/>
          </draw:line>
          <draw:line draw:style-name="gr5" draw:text-style-name="P9" draw:layer="svg" svg:x1="7.706cm" svg:y1="2.807cm" svg:x2="7.711cm" svg:y2="2.807cm">
            <text:p/>
          </draw:line>
          <draw:line draw:style-name="gr5" draw:text-style-name="P9" draw:layer="svg" svg:x1="7.711cm" svg:y1="2.808cm" svg:x2="7.716cm" svg:y2="2.802cm">
            <text:p/>
          </draw:line>
          <draw:line draw:style-name="gr5" draw:text-style-name="P9" draw:layer="svg" svg:x1="7.715cm" svg:y1="2.802cm" svg:x2="7.715cm" svg:y2="2.798cm">
            <text:p/>
          </draw:line>
          <draw:line draw:style-name="gr5" draw:text-style-name="P9" draw:layer="svg" svg:x1="7.715cm" svg:y1="2.799cm" svg:x2="7.72cm" svg:y2="2.794cm">
            <text:p/>
          </draw:line>
          <draw:line draw:style-name="gr5" draw:text-style-name="P9" draw:layer="svg" svg:x1="7.719cm" svg:y1="2.794cm" svg:x2="7.723cm" svg:y2="2.794cm">
            <text:p/>
          </draw:line>
          <draw:line draw:style-name="gr5" draw:text-style-name="P9" draw:layer="svg" svg:x1="7.723cm" svg:y1="2.794cm" svg:x2="7.723cm" svg:y2="2.79cm">
            <text:p/>
          </draw:line>
          <draw:line draw:style-name="gr5" draw:text-style-name="P9" draw:layer="svg" svg:x1="7.723cm" svg:y1="2.791cm" svg:x2="7.729cm" svg:y2="2.786cm">
            <text:p/>
          </draw:line>
          <draw:polyline draw:style-name="gr5" draw:text-style-name="P9" draw:layer="svg" svg:width="0cm" svg:height="0cm" svg:x="7.728cm" svg:y="2.786cm" svg:viewBox="0 0 0 0" draw:points="0,0">
            <text:p/>
          </draw:polyline>
          <draw:line draw:style-name="gr5" draw:text-style-name="P9" draw:layer="svg" svg:x1="7.728cm" svg:y1="2.788cm" svg:x2="7.733cm" svg:y2="2.781cm">
            <text:p/>
          </draw:line>
          <draw:line draw:style-name="gr5" draw:text-style-name="P9" draw:layer="svg" svg:x1="7.732cm" svg:y1="2.781cm" svg:x2="7.732cm" svg:y2="2.777cm">
            <text:p/>
          </draw:line>
          <draw:line draw:style-name="gr5" draw:text-style-name="P9" draw:layer="svg" svg:x1="7.732cm" svg:y1="2.778cm" svg:x2="7.737cm" svg:y2="2.773cm">
            <text:p/>
          </draw:line>
          <draw:polyline draw:style-name="gr5" draw:text-style-name="P9" draw:layer="svg" svg:width="0cm" svg:height="0cm" svg:x="7.736cm" svg:y="2.773cm" svg:viewBox="0 0 0 0" draw:points="0,0">
            <text:p/>
          </draw:polyline>
          <draw:line draw:style-name="gr5" draw:text-style-name="P9" draw:layer="svg" svg:x1="7.736cm" svg:y1="2.774cm" svg:x2="7.741cm" svg:y2="2.769cm">
            <text:p/>
          </draw:line>
          <draw:line draw:style-name="gr5" draw:text-style-name="P9" draw:layer="svg" svg:x1="7.74cm" svg:y1="2.769cm" svg:x2="7.74cm" svg:y2="2.764cm">
            <text:p/>
          </draw:line>
          <draw:line draw:style-name="gr5" draw:text-style-name="P9" draw:layer="svg" svg:x1="7.74cm" svg:y1="2.764cm" svg:x2="7.74cm" svg:y2="2.76cm">
            <text:p/>
          </draw:line>
          <draw:polyline draw:style-name="gr5" draw:text-style-name="P9" draw:layer="svg" svg:width="0cm" svg:height="0cm" svg:x="7.74cm" svg:y="2.76cm" svg:viewBox="0 0 0 0" draw:points="0,0">
            <text:p/>
          </draw:polyline>
          <draw:line draw:style-name="gr5" draw:text-style-name="P9" draw:layer="svg" svg:x1="7.74cm" svg:y1="2.761cm" svg:x2="7.747cm" svg:y2="2.756cm">
            <text:p/>
          </draw:line>
          <draw:line draw:style-name="gr5" draw:text-style-name="P9" draw:layer="svg" svg:x1="7.745cm" svg:y1="2.756cm" svg:x2="7.745cm" svg:y2="2.752cm">
            <text:p/>
          </draw:line>
          <draw:line draw:style-name="gr5" draw:text-style-name="P9" draw:layer="svg" svg:x1="7.745cm" svg:y1="2.752cm" svg:x2="7.745cm" svg:y2="2.747cm">
            <text:p/>
          </draw:line>
          <draw:polyline draw:style-name="gr5" draw:text-style-name="P9" draw:layer="svg" svg:width="0cm" svg:height="0cm" svg:x="7.745cm" svg:y="2.747cm" svg:viewBox="0 0 0 0" draw:points="0,0">
            <text:p/>
          </draw:polyline>
          <draw:line draw:style-name="gr5" draw:text-style-name="P9" draw:layer="svg" svg:x1="7.745cm" svg:y1="2.747cm" svg:x2="7.745cm" svg:y2="2.743cm">
            <text:p/>
          </draw:line>
          <draw:polyline draw:style-name="gr5" draw:text-style-name="P9" draw:layer="svg" svg:width="0cm" svg:height="0cm" svg:x="7.745cm" svg:y="2.743cm" svg:viewBox="0 0 0 0" draw:points="0,0">
            <text:p/>
          </draw:polyline>
          <draw:polyline draw:style-name="gr5" draw:text-style-name="P9" draw:layer="svg" svg:width="0cm" svg:height="0cm" svg:x="7.745cm" svg:y="2.743cm" svg:viewBox="0 0 0 0" draw:points="0,0">
            <text:p/>
          </draw:polyline>
          <draw:polyline draw:style-name="gr5" draw:text-style-name="P9" draw:layer="svg" svg:width="0cm" svg:height="0cm" svg:x="9.218cm" svg:y="2.743cm" svg:viewBox="0 0 0 0" draw:points="0,0">
            <text:p/>
          </draw:polyline>
          <draw:line draw:style-name="gr5" draw:text-style-name="P9" draw:layer="svg" svg:x1="9.218cm" svg:y1="2.743cm" svg:x2="9.218cm" svg:y2="2.747cm">
            <text:p/>
          </draw:line>
          <draw:line draw:style-name="gr5" draw:text-style-name="P9" draw:layer="svg" svg:x1="9.218cm" svg:y1="2.747cm" svg:x2="9.218cm" svg:y2="2.752cm">
            <text:p/>
          </draw:line>
          <draw:line draw:style-name="gr5" draw:text-style-name="P9" draw:layer="svg" svg:x1="9.218cm" svg:y1="2.752cm" svg:x2="9.218cm" svg:y2="2.756cm">
            <text:p/>
          </draw:line>
          <draw:line draw:style-name="gr5" draw:text-style-name="P9" draw:layer="svg" svg:x1="9.218cm" svg:y1="2.756cm" svg:x2="9.222cm" svg:y2="2.756cm">
            <text:p/>
          </draw:line>
          <draw:line draw:style-name="gr5" draw:text-style-name="P9" draw:layer="svg" svg:x1="9.222cm" svg:y1="2.756cm" svg:x2="9.222cm" svg:y2="2.76cm">
            <text:p/>
          </draw:line>
          <draw:line draw:style-name="gr5" draw:text-style-name="P9" draw:layer="svg" svg:x1="9.222cm" svg:y1="2.76cm" svg:x2="9.222cm" svg:y2="2.764cm">
            <text:p/>
          </draw:line>
          <draw:line draw:style-name="gr5" draw:text-style-name="P9" draw:layer="svg" svg:x1="9.222cm" svg:y1="2.764cm" svg:x2="9.222cm" svg:y2="2.769cm">
            <text:p/>
          </draw:line>
          <draw:line draw:style-name="gr5" draw:text-style-name="P9" draw:layer="svg" svg:x1="9.222cm" svg:y1="2.769cm" svg:x2="9.226cm" svg:y2="2.769cm">
            <text:p/>
          </draw:line>
          <draw:line draw:style-name="gr5" draw:text-style-name="P9" draw:layer="svg" svg:x1="9.226cm" svg:y1="2.769cm" svg:x2="9.226cm" svg:y2="2.773cm">
            <text:p/>
          </draw:line>
          <draw:line draw:style-name="gr5" draw:text-style-name="P9" draw:layer="svg" svg:x1="9.226cm" svg:y1="2.773cm" svg:x2="9.226cm" svg:y2="2.777cm">
            <text:p/>
          </draw:line>
          <draw:line draw:style-name="gr5" draw:text-style-name="P9" draw:layer="svg" svg:x1="9.226cm" svg:y1="2.777cm" svg:x2="9.231cm" svg:y2="2.782cm">
            <text:p/>
          </draw:line>
          <draw:polyline draw:style-name="gr5" draw:text-style-name="P9" draw:layer="svg" svg:width="0cm" svg:height="0cm" svg:x="9.23cm" svg:y="2.781cm" svg:viewBox="0 0 0 0" draw:points="0,0">
            <text:p/>
          </draw:polyline>
          <draw:line draw:style-name="gr5" draw:text-style-name="P9" draw:layer="svg" svg:x1="9.23cm" svg:y1="2.781cm" svg:x2="9.236cm" svg:y2="2.788cm">
            <text:p/>
          </draw:line>
          <draw:line draw:style-name="gr5" draw:text-style-name="P9" draw:layer="svg" svg:x1="9.235cm" svg:y1="2.786cm" svg:x2="9.24cm" svg:y2="2.791cm">
            <text:p/>
          </draw:line>
          <draw:line draw:style-name="gr5" draw:text-style-name="P9" draw:layer="svg" svg:x1="9.239cm" svg:y1="2.79cm" svg:x2="9.239cm" svg:y2="2.794cm">
            <text:p/>
          </draw:line>
          <draw:line draw:style-name="gr5" draw:text-style-name="P9" draw:layer="svg" svg:x1="9.239cm" svg:y1="2.794cm" svg:x2="9.243cm" svg:y2="2.794cm">
            <text:p/>
          </draw:line>
          <draw:line draw:style-name="gr5" draw:text-style-name="P9" draw:layer="svg" svg:x1="9.243cm" svg:y1="2.794cm" svg:x2="9.243cm" svg:y2="2.798cm">
            <text:p/>
          </draw:line>
          <draw:line draw:style-name="gr5" draw:text-style-name="P9" draw:layer="svg" svg:x1="9.243cm" svg:y1="2.798cm" svg:x2="9.248cm" svg:y2="2.803cm">
            <text:p/>
          </draw:line>
          <draw:line draw:style-name="gr5" draw:text-style-name="P9" draw:layer="svg" svg:x1="9.247cm" svg:y1="2.802cm" svg:x2="9.252cm" svg:y2="2.802cm">
            <text:p/>
          </draw:line>
          <draw:line draw:style-name="gr5" draw:text-style-name="P9" draw:layer="svg" svg:x1="9.252cm" svg:y1="2.802cm" svg:x2="9.257cm" svg:y2="2.808cm">
            <text:p/>
          </draw:line>
          <draw:line draw:style-name="gr5" draw:text-style-name="P9" draw:layer="svg" svg:x1="9.256cm" svg:y1="2.807cm" svg:x2="9.256cm" svg:y2="2.811cm">
            <text:p/>
          </draw:line>
          <draw:line draw:style-name="gr5" draw:text-style-name="P9" draw:layer="svg" svg:x1="9.256cm" svg:y1="2.811cm" svg:x2="9.26cm" svg:y2="2.811cm">
            <text:p/>
          </draw:line>
          <draw:line draw:style-name="gr5" draw:text-style-name="P9" draw:layer="svg" svg:x1="9.26cm" svg:y1="2.811cm" svg:x2="9.265cm" svg:y2="2.816cm">
            <text:p/>
          </draw:line>
          <draw:line draw:style-name="gr5" draw:text-style-name="P9" draw:layer="svg" svg:x1="9.264cm" svg:y1="2.815cm" svg:x2="9.271cm" svg:y2="2.82cm">
            <text:p/>
          </draw:line>
          <draw:line draw:style-name="gr5" draw:text-style-name="P9" draw:layer="svg" svg:x1="9.269cm" svg:y1="2.819cm" svg:x2="9.273cm" svg:y2="2.819cm">
            <text:p/>
          </draw:line>
          <draw:line draw:style-name="gr5" draw:text-style-name="P9" draw:layer="svg" svg:x1="9.273cm" svg:y1="2.819cm" svg:x2="9.278cm" svg:y2="2.825cm">
            <text:p/>
          </draw:line>
          <draw:line draw:style-name="gr5" draw:text-style-name="P9" draw:layer="svg" svg:x1="9.277cm" svg:y1="2.824cm" svg:x2="9.281cm" svg:y2="2.824cm">
            <text:p/>
          </draw:line>
          <draw:line draw:style-name="gr5" draw:text-style-name="P9" draw:layer="svg" svg:x1="9.281cm" svg:y1="2.824cm" svg:x2="9.287cm" svg:y2="2.829cm">
            <text:p/>
          </draw:line>
          <draw:line draw:style-name="gr5" draw:text-style-name="P9" draw:layer="svg" svg:x1="9.286cm" svg:y1="2.828cm" svg:x2="9.291cm" svg:y2="2.833cm">
            <text:p/>
          </draw:line>
          <draw:line draw:style-name="gr5" draw:text-style-name="P9" draw:layer="svg" svg:x1="9.29cm" svg:y1="2.832cm" svg:x2="9.294cm" svg:y2="2.832cm">
            <text:p/>
          </draw:line>
          <draw:line draw:style-name="gr5" draw:text-style-name="P9" draw:layer="svg" svg:x1="9.294cm" svg:y1="2.832cm" svg:x2="9.299cm" svg:y2="2.837cm">
            <text:p/>
          </draw:line>
          <draw:line draw:style-name="gr5" draw:text-style-name="P9" draw:layer="svg" svg:x1="9.298cm" svg:y1="2.836cm" svg:x2="9.302cm" svg:y2="2.836cm">
            <text:p/>
          </draw:line>
          <draw:line draw:style-name="gr5" draw:text-style-name="P9" draw:layer="svg" svg:x1="9.302cm" svg:y1="2.836cm" svg:x2="9.308cm" svg:y2="2.842cm">
            <text:p/>
          </draw:line>
          <draw:line draw:style-name="gr5" draw:text-style-name="P9" draw:layer="svg" svg:x1="9.307cm" svg:y1="2.841cm" svg:x2="9.315cm" svg:y2="2.841cm">
            <text:p/>
          </draw:line>
          <draw:line draw:style-name="gr5" draw:text-style-name="P9" draw:layer="svg" svg:x1="9.315cm" svg:y1="2.841cm" svg:x2="9.32cm" svg:y2="2.846cm">
            <text:p/>
          </draw:line>
          <draw:line draw:style-name="gr5" draw:text-style-name="P9" draw:layer="svg" svg:x1="9.319cm" svg:y1="2.845cm" svg:x2="9.324cm" svg:y2="2.845cm">
            <text:p/>
          </draw:line>
          <draw:line draw:style-name="gr5" draw:text-style-name="P9" draw:layer="svg" svg:x1="9.324cm" svg:y1="2.845cm" svg:x2="9.329cm" svg:y2="2.85cm">
            <text:p/>
          </draw:line>
          <draw:line draw:style-name="gr5" draw:text-style-name="P9" draw:layer="svg" svg:x1="9.328cm" svg:y1="2.849cm" svg:x2="9.336cm" svg:y2="2.849cm">
            <text:p/>
          </draw:line>
          <draw:line draw:style-name="gr5" draw:text-style-name="P9" draw:layer="svg" svg:x1="9.336cm" svg:y1="2.849cm" svg:x2="9.341cm" svg:y2="2.849cm">
            <text:p/>
          </draw:line>
          <draw:line draw:style-name="gr5" draw:text-style-name="P9" draw:layer="svg" svg:x1="9.341cm" svg:y1="2.849cm" svg:x2="9.346cm" svg:y2="2.854cm">
            <text:p/>
          </draw:line>
          <draw:line draw:style-name="gr5" draw:text-style-name="P9" draw:layer="svg" svg:x1="9.345cm" svg:y1="2.853cm" svg:x2="9.353cm" svg:y2="2.853cm">
            <text:p/>
          </draw:line>
          <draw:line draw:style-name="gr5" draw:text-style-name="P9" draw:layer="svg" svg:x1="9.353cm" svg:y1="2.853cm" svg:x2="9.358cm" svg:y2="2.858cm">
            <text:p/>
          </draw:line>
          <draw:line draw:style-name="gr5" draw:text-style-name="P9" draw:layer="svg" svg:x1="9.357cm" svg:y1="2.857cm" svg:x2="9.362cm" svg:y2="2.857cm">
            <text:p/>
          </draw:line>
          <draw:line draw:style-name="gr5" draw:text-style-name="P9" draw:layer="svg" svg:x1="9.362cm" svg:y1="2.857cm" svg:x2="9.37cm" svg:y2="2.857cm">
            <text:p/>
          </draw:line>
          <draw:line draw:style-name="gr5" draw:text-style-name="P9" draw:layer="svg" svg:x1="9.37cm" svg:y1="2.857cm" svg:x2="9.375cm" svg:y2="2.864cm">
            <text:p/>
          </draw:line>
          <draw:line draw:style-name="gr5" draw:text-style-name="P9" draw:layer="svg" svg:x1="9.374cm" svg:y1="2.862cm" svg:x2="9.379cm" svg:y2="2.862cm">
            <text:p/>
          </draw:line>
          <draw:line draw:style-name="gr5" draw:text-style-name="P9" draw:layer="svg" svg:x1="9.379cm" svg:y1="2.862cm" svg:x2="9.387cm" svg:y2="2.862cm">
            <text:p/>
          </draw:line>
          <draw:line draw:style-name="gr5" draw:text-style-name="P9" draw:layer="svg" svg:x1="9.387cm" svg:y1="2.862cm" svg:x2="9.391cm" svg:y2="2.862cm">
            <text:p/>
          </draw:line>
          <draw:line draw:style-name="gr5" draw:text-style-name="P9" draw:layer="svg" svg:x1="9.391cm" svg:y1="2.862cm" svg:x2="9.401cm" svg:y2="2.867cm">
            <text:p/>
          </draw:line>
          <draw:line draw:style-name="gr5" draw:text-style-name="P9" draw:layer="svg" svg:x1="9.4cm" svg:y1="2.866cm" svg:x2="9.404cm" svg:y2="2.866cm">
            <text:p/>
          </draw:line>
          <draw:line draw:style-name="gr5" draw:text-style-name="P9" draw:layer="svg" svg:x1="9.404cm" svg:y1="2.866cm" svg:x2="9.413cm" svg:y2="2.866cm">
            <text:p/>
          </draw:line>
          <draw:line draw:style-name="gr5" draw:text-style-name="P9" draw:layer="svg" svg:x1="9.413cm" svg:y1="2.866cm" svg:x2="9.417cm" svg:y2="2.866cm">
            <text:p/>
          </draw:line>
          <draw:line draw:style-name="gr5" draw:text-style-name="P9" draw:layer="svg" svg:x1="9.417cm" svg:y1="2.866cm" svg:x2="9.425cm" svg:y2="2.866cm">
            <text:p/>
          </draw:line>
          <draw:line draw:style-name="gr5" draw:text-style-name="P9" draw:layer="svg" svg:x1="9.425cm" svg:y1="2.866cm" svg:x2="9.43cm" svg:y2="2.871cm">
            <text:p/>
          </draw:line>
          <draw:line draw:style-name="gr5" draw:text-style-name="P9" draw:layer="svg" svg:x1="9.429cm" svg:y1="2.87cm" svg:x2="9.438cm" svg:y2="2.87cm">
            <text:p/>
          </draw:line>
          <draw:line draw:style-name="gr5" draw:text-style-name="P9" draw:layer="svg" svg:x1="9.438cm" svg:y1="2.87cm" svg:x2="9.442cm" svg:y2="2.87cm">
            <text:p/>
          </draw:line>
          <draw:line draw:style-name="gr5" draw:text-style-name="P9" draw:layer="svg" svg:x1="9.442cm" svg:y1="2.87cm" svg:x2="9.451cm" svg:y2="2.87cm">
            <text:p/>
          </draw:line>
          <draw:line draw:style-name="gr5" draw:text-style-name="P9" draw:layer="svg" svg:x1="9.451cm" svg:y1="2.87cm" svg:x2="9.455cm" svg:y2="2.87cm">
            <text:p/>
          </draw:line>
          <draw:line draw:style-name="gr5" draw:text-style-name="P9" draw:layer="svg" svg:x1="9.455cm" svg:y1="2.87cm" svg:x2="9.463cm" svg:y2="2.87cm">
            <text:p/>
          </draw:line>
          <draw:line draw:style-name="gr5" draw:text-style-name="P9" draw:layer="svg" svg:x1="9.463cm" svg:y1="2.87cm" svg:x2="9.472cm" svg:y2="2.87cm">
            <text:p/>
          </draw:line>
          <draw:line draw:style-name="gr5" draw:text-style-name="P9" draw:layer="svg" svg:x1="9.472cm" svg:y1="2.87cm" svg:x2="9.476cm" svg:y2="2.87cm">
            <text:p/>
          </draw:line>
          <draw:line draw:style-name="gr5" draw:text-style-name="P9" draw:layer="svg" svg:x1="9.476cm" svg:y1="2.87cm" svg:x2="9.484cm" svg:y2="2.87cm">
            <text:p/>
          </draw:line>
          <draw:line draw:style-name="gr5" draw:text-style-name="P9" draw:layer="svg" svg:x1="9.484cm" svg:y1="2.87cm" svg:x2="9.489cm" svg:y2="2.87cm">
            <text:p/>
          </draw:line>
          <draw:line draw:style-name="gr5" draw:text-style-name="P9" draw:layer="svg" svg:x1="9.489cm" svg:y1="2.87cm" svg:x2="9.497cm" svg:y2="2.87cm">
            <text:p/>
          </draw:line>
          <draw:line draw:style-name="gr5" draw:text-style-name="P9" draw:layer="svg" svg:x1="9.497cm" svg:y1="2.87cm" svg:x2="9.501cm" svg:y2="2.87cm">
            <text:p/>
          </draw:line>
          <draw:line draw:style-name="gr5" draw:text-style-name="P9" draw:layer="svg" svg:x1="9.501cm" svg:y1="2.87cm" svg:x2="9.51cm" svg:y2="2.87cm">
            <text:p/>
          </draw:line>
          <draw:line draw:style-name="gr5" draw:text-style-name="P9" draw:layer="svg" svg:x1="9.51cm" svg:y1="2.87cm" svg:x2="9.514cm" svg:y2="2.87cm">
            <text:p/>
          </draw:line>
          <draw:line draw:style-name="gr5" draw:text-style-name="P9" draw:layer="svg" svg:x1="9.514cm" svg:y1="2.87cm" svg:x2="9.523cm" svg:y2="2.87cm">
            <text:p/>
          </draw:line>
          <draw:line draw:style-name="gr5" draw:text-style-name="P9" draw:layer="svg" svg:x1="9.523cm" svg:y1="2.87cm" svg:x2="9.527cm" svg:y2="2.87cm">
            <text:p/>
          </draw:line>
          <draw:line draw:style-name="gr5" draw:text-style-name="P9" draw:layer="svg" svg:x1="9.527cm" svg:y1="2.871cm" svg:x2="9.536cm" svg:y2="2.866cm">
            <text:p/>
          </draw:line>
          <draw:line draw:style-name="gr5" draw:text-style-name="P9" draw:layer="svg" svg:x1="9.535cm" svg:y1="2.866cm" svg:x2="9.539cm" svg:y2="2.866cm">
            <text:p/>
          </draw:line>
          <draw:line draw:style-name="gr5" draw:text-style-name="P9" draw:layer="svg" svg:x1="9.539cm" svg:y1="2.866cm" svg:x2="9.548cm" svg:y2="2.866cm">
            <text:p/>
          </draw:line>
          <draw:line draw:style-name="gr5" draw:text-style-name="P9" draw:layer="svg" svg:x1="9.548cm" svg:y1="2.866cm" svg:x2="9.552cm" svg:y2="2.866cm">
            <text:p/>
          </draw:line>
          <draw:line draw:style-name="gr5" draw:text-style-name="P9" draw:layer="svg" svg:x1="9.552cm" svg:y1="2.866cm" svg:x2="9.561cm" svg:y2="2.866cm">
            <text:p/>
          </draw:line>
          <draw:line draw:style-name="gr5" draw:text-style-name="P9" draw:layer="svg" svg:x1="9.561cm" svg:y1="2.867cm" svg:x2="9.566cm" svg:y2="2.862cm">
            <text:p/>
          </draw:line>
          <draw:line draw:style-name="gr5" draw:text-style-name="P9" draw:layer="svg" svg:x1="9.565cm" svg:y1="2.862cm" svg:x2="9.573cm" svg:y2="2.862cm">
            <text:p/>
          </draw:line>
          <draw:line draw:style-name="gr5" draw:text-style-name="P9" draw:layer="svg" svg:x1="9.573cm" svg:y1="2.862cm" svg:x2="9.578cm" svg:y2="2.862cm">
            <text:p/>
          </draw:line>
          <draw:line draw:style-name="gr5" draw:text-style-name="P9" draw:layer="svg" svg:x1="9.578cm" svg:y1="2.862cm" svg:x2="9.586cm" svg:y2="2.862cm">
            <text:p/>
          </draw:line>
          <draw:line draw:style-name="gr5" draw:text-style-name="P9" draw:layer="svg" svg:x1="9.586cm" svg:y1="2.864cm" svg:x2="9.591cm" svg:y2="2.857cm">
            <text:p/>
          </draw:line>
          <draw:line draw:style-name="gr5" draw:text-style-name="P9" draw:layer="svg" svg:x1="9.59cm" svg:y1="2.857cm" svg:x2="9.595cm" svg:y2="2.857cm">
            <text:p/>
          </draw:line>
          <draw:line draw:style-name="gr5" draw:text-style-name="P9" draw:layer="svg" svg:x1="9.595cm" svg:y1="2.857cm" svg:x2="9.603cm" svg:y2="2.857cm">
            <text:p/>
          </draw:line>
          <draw:line draw:style-name="gr5" draw:text-style-name="P9" draw:layer="svg" svg:x1="9.603cm" svg:y1="2.858cm" svg:x2="9.608cm" svg:y2="2.853cm">
            <text:p/>
          </draw:line>
          <draw:line draw:style-name="gr5" draw:text-style-name="P9" draw:layer="svg" svg:x1="9.607cm" svg:y1="2.853cm" svg:x2="9.611cm" svg:y2="2.853cm">
            <text:p/>
          </draw:line>
          <draw:line draw:style-name="gr5" draw:text-style-name="P9" draw:layer="svg" svg:x1="9.611cm" svg:y1="2.854cm" svg:x2="9.621cm" svg:y2="2.849cm">
            <text:p/>
          </draw:line>
          <draw:line draw:style-name="gr5" draw:text-style-name="P9" draw:layer="svg" svg:x1="9.62cm" svg:y1="2.849cm" svg:x2="9.624cm" svg:y2="2.849cm">
            <text:p/>
          </draw:line>
          <draw:line draw:style-name="gr5" draw:text-style-name="P9" draw:layer="svg" svg:x1="9.624cm" svg:y1="2.85cm" svg:x2="9.629cm" svg:y2="2.845cm">
            <text:p/>
          </draw:line>
          <draw:line draw:style-name="gr5" draw:text-style-name="P9" draw:layer="svg" svg:x1="9.628cm" svg:y1="2.845cm" svg:x2="9.637cm" svg:y2="2.845cm">
            <text:p/>
          </draw:line>
          <draw:line draw:style-name="gr5" draw:text-style-name="P9" draw:layer="svg" svg:x1="9.637cm" svg:y1="2.845cm" svg:x2="9.641cm" svg:y2="2.845cm">
            <text:p/>
          </draw:line>
          <draw:line draw:style-name="gr5" draw:text-style-name="P9" draw:layer="svg" svg:x1="9.641cm" svg:y1="2.846cm" svg:x2="9.646cm" svg:y2="2.841cm">
            <text:p/>
          </draw:line>
          <draw:line draw:style-name="gr5" draw:text-style-name="P9" draw:layer="svg" svg:x1="9.645cm" svg:y1="2.841cm" svg:x2="9.65cm" svg:y2="2.841cm">
            <text:p/>
          </draw:line>
          <draw:line draw:style-name="gr5" draw:text-style-name="P9" draw:layer="svg" svg:x1="9.65cm" svg:y1="2.842cm" svg:x2="9.655cm" svg:y2="2.836cm">
            <text:p/>
          </draw:line>
          <draw:line draw:style-name="gr5" draw:text-style-name="P9" draw:layer="svg" svg:x1="9.654cm" svg:y1="2.836cm" svg:x2="9.658cm" svg:y2="2.836cm">
            <text:p/>
          </draw:line>
          <draw:line draw:style-name="gr5" draw:text-style-name="P9" draw:layer="svg" svg:x1="9.658cm" svg:y1="2.837cm" svg:x2="9.669cm" svg:y2="2.832cm">
            <text:p/>
          </draw:line>
          <draw:line draw:style-name="gr5" draw:text-style-name="P9" draw:layer="svg" svg:x1="9.667cm" svg:y1="2.833cm" svg:x2="9.672cm" svg:y2="2.828cm">
            <text:p/>
          </draw:line>
          <draw:line draw:style-name="gr5" draw:text-style-name="P9" draw:layer="svg" svg:x1="9.671cm" svg:y1="2.828cm" svg:x2="9.675cm" svg:y2="2.828cm">
            <text:p/>
          </draw:line>
          <draw:line draw:style-name="gr5" draw:text-style-name="P9" draw:layer="svg" svg:x1="9.675cm" svg:y1="2.829cm" svg:x2="9.68cm" svg:y2="2.824cm">
            <text:p/>
          </draw:line>
          <draw:line draw:style-name="gr5" draw:text-style-name="P9" draw:layer="svg" svg:x1="9.679cm" svg:y1="2.824cm" svg:x2="9.683cm" svg:y2="2.824cm">
            <text:p/>
          </draw:line>
          <draw:line draw:style-name="gr5" draw:text-style-name="P9" draw:layer="svg" svg:x1="9.683cm" svg:y1="2.825cm" svg:x2="9.689cm" svg:y2="2.819cm">
            <text:p/>
          </draw:line>
          <draw:line draw:style-name="gr5" draw:text-style-name="P9" draw:layer="svg" svg:x1="9.688cm" svg:y1="2.82cm" svg:x2="9.693cm" svg:y2="2.815cm">
            <text:p/>
          </draw:line>
          <draw:polyline draw:style-name="gr5" draw:text-style-name="P9" draw:layer="svg" svg:width="0cm" svg:height="0cm" svg:x="9.692cm" svg:y="2.815cm" svg:viewBox="0 0 0 0" draw:points="0,0">
            <text:p/>
          </draw:polyline>
          <draw:line draw:style-name="gr5" draw:text-style-name="P9" draw:layer="svg" svg:x1="9.692cm" svg:y1="2.816cm" svg:x2="9.697cm" svg:y2="2.811cm">
            <text:p/>
          </draw:line>
          <draw:line draw:style-name="gr5" draw:text-style-name="P9" draw:layer="svg" svg:x1="9.696cm" svg:y1="2.811cm" svg:x2="9.7cm" svg:y2="2.811cm">
            <text:p/>
          </draw:line>
          <draw:line draw:style-name="gr5" draw:text-style-name="P9" draw:layer="svg" svg:x1="9.7cm" svg:y1="2.812cm" svg:x2="9.707cm" svg:y2="2.807cm">
            <text:p/>
          </draw:line>
          <draw:line draw:style-name="gr5" draw:text-style-name="P9" draw:layer="svg" svg:x1="9.705cm" svg:y1="2.808cm" svg:x2="9.71cm" svg:y2="2.802cm">
            <text:p/>
          </draw:line>
          <draw:polyline draw:style-name="gr5" draw:text-style-name="P9" draw:layer="svg" svg:width="0cm" svg:height="0cm" svg:x="9.709cm" svg:y="2.802cm" svg:viewBox="0 0 0 0" draw:points="0,0">
            <text:p/>
          </draw:polyline>
          <draw:line draw:style-name="gr5" draw:text-style-name="P9" draw:layer="svg" svg:x1="9.709cm" svg:y1="2.803cm" svg:x2="9.714cm" svg:y2="2.798cm">
            <text:p/>
          </draw:line>
          <draw:line draw:style-name="gr5" draw:text-style-name="P9" draw:layer="svg" svg:x1="9.713cm" svg:y1="2.799cm" svg:x2="9.718cm" svg:y2="2.794cm">
            <text:p/>
          </draw:line>
          <draw:line draw:style-name="gr5" draw:text-style-name="P9" draw:layer="svg" svg:x1="9.717cm" svg:y1="2.794cm" svg:x2="9.717cm" svg:y2="2.79cm">
            <text:p/>
          </draw:line>
          <draw:line draw:style-name="gr5" draw:text-style-name="P9" draw:layer="svg" svg:x1="9.717cm" svg:y1="2.79cm" svg:x2="9.722cm" svg:y2="2.79cm">
            <text:p/>
          </draw:line>
          <draw:line draw:style-name="gr5" draw:text-style-name="P9" draw:layer="svg" svg:x1="9.722cm" svg:y1="2.791cm" svg:x2="9.727cm" svg:y2="2.786cm">
            <text:p/>
          </draw:line>
          <draw:line draw:style-name="gr5" draw:text-style-name="P9" draw:layer="svg" svg:x1="9.726cm" svg:y1="2.786cm" svg:x2="9.726cm" svg:y2="2.781cm">
            <text:p/>
          </draw:line>
          <draw:line draw:style-name="gr5" draw:text-style-name="P9" draw:layer="svg" svg:x1="9.726cm" svg:y1="2.781cm" svg:x2="9.73cm" svg:y2="2.781cm">
            <text:p/>
          </draw:line>
          <draw:line draw:style-name="gr5" draw:text-style-name="P9" draw:layer="svg" svg:x1="9.73cm" svg:y1="2.781cm" svg:x2="9.73cm" svg:y2="2.777cm">
            <text:p/>
          </draw:line>
          <draw:line draw:style-name="gr5" draw:text-style-name="P9" draw:layer="svg" svg:x1="9.73cm" svg:y1="2.777cm" svg:x2="9.73cm" svg:y2="2.773cm">
            <text:p/>
          </draw:line>
          <draw:line draw:style-name="gr5" draw:text-style-name="P9" draw:layer="svg" svg:x1="9.73cm" svg:y1="2.774cm" svg:x2="9.735cm" svg:y2="2.769cm">
            <text:p/>
          </draw:line>
          <draw:polyline draw:style-name="gr5" draw:text-style-name="P9" draw:layer="svg" svg:width="0cm" svg:height="0cm" svg:x="9.734cm" svg:y="2.769cm" svg:viewBox="0 0 0 0" draw:points="0,0">
            <text:p/>
          </draw:polyline>
          <draw:line draw:style-name="gr5" draw:text-style-name="P9" draw:layer="svg" svg:x1="9.734cm" svg:y1="2.769cm" svg:x2="9.734cm" svg:y2="2.764cm">
            <text:p/>
          </draw:line>
          <draw:line draw:style-name="gr5" draw:text-style-name="P9" draw:layer="svg" svg:x1="9.734cm" svg:y1="2.765cm" svg:x2="9.739cm" svg:y2="2.76cm">
            <text:p/>
          </draw:line>
          <draw:line draw:style-name="gr5" draw:text-style-name="P9" draw:layer="svg" svg:x1="9.738cm" svg:y1="2.76cm" svg:x2="9.738cm" svg:y2="2.756cm">
            <text:p/>
          </draw:line>
          <draw:polyline draw:style-name="gr5" draw:text-style-name="P9" draw:layer="svg" svg:width="0cm" svg:height="0cm" svg:x="9.738cm" svg:y="2.756cm" svg:viewBox="0 0 0 0" draw:points="0,0">
            <text:p/>
          </draw:polyline>
          <draw:line draw:style-name="gr5" draw:text-style-name="P9" draw:layer="svg" svg:x1="9.738cm" svg:y1="2.756cm" svg:x2="9.738cm" svg:y2="2.752cm">
            <text:p/>
          </draw:line>
          <draw:line draw:style-name="gr5" draw:text-style-name="P9" draw:layer="svg" svg:x1="9.738cm" svg:y1="2.752cm" svg:x2="9.738cm" svg:y2="2.747cm">
            <text:p/>
          </draw:line>
          <draw:line draw:style-name="gr5" draw:text-style-name="P9" draw:layer="svg" svg:x1="9.738cm" svg:y1="2.747cm" svg:x2="9.738cm" svg:y2="2.743cm">
            <text:p/>
          </draw:line>
          <draw:line draw:style-name="gr5" draw:text-style-name="P9" draw:layer="svg" svg:x1="9.738cm" svg:y1="2.743cm" svg:x2="9.738cm" svg:y2="2.739cm">
            <text:p/>
          </draw:line>
          <draw:polyline draw:style-name="gr5" draw:text-style-name="P9" draw:layer="svg" svg:width="0cm" svg:height="0cm" svg:x="9.738cm" svg:y="2.739cm" svg:viewBox="0 0 0 0" draw:points="0,0">
            <text:p/>
          </draw:polyline>
          <draw:line draw:style-name="gr5" draw:text-style-name="P9" draw:layer="svg" svg:x1="9.738cm" svg:y1="2.739cm" svg:x2="9.738cm" svg:y2="2.735cm">
            <text:p/>
          </draw:line>
          <draw:line draw:style-name="gr5" draw:text-style-name="P9" draw:layer="svg" svg:x1="9.738cm" svg:y1="2.735cm" svg:x2="9.738cm" svg:y2="2.731cm">
            <text:p/>
          </draw:line>
          <draw:line draw:style-name="gr5" draw:text-style-name="P9" draw:layer="svg" svg:x1="9.738cm" svg:y1="2.731cm" svg:x2="9.738cm" svg:y2="2.726cm">
            <text:p/>
          </draw:line>
          <draw:polyline draw:style-name="gr5" draw:text-style-name="P9" draw:layer="svg" svg:width="0cm" svg:height="0cm" svg:x="9.738cm" svg:y="2.726cm" svg:viewBox="0 0 0 0" draw:points="0,0">
            <text:p/>
          </draw:polyline>
          <draw:line draw:style-name="gr5" draw:text-style-name="P9" draw:layer="svg" svg:x1="9.738cm" svg:y1="2.726cm" svg:x2="9.738cm" svg:y2="2.722cm">
            <text:p/>
          </draw:line>
          <draw:line draw:style-name="gr5" draw:text-style-name="P9" draw:layer="svg" svg:x1="9.738cm" svg:y1="2.722cm" svg:x2="9.738cm" svg:y2="2.718cm">
            <text:p/>
          </draw:line>
          <draw:line draw:style-name="gr5" draw:text-style-name="P9" draw:layer="svg" svg:x1="9.739cm" svg:y1="2.719cm" svg:x2="9.734cm" svg:y2="2.714cm">
            <text:p/>
          </draw:line>
          <draw:polyline draw:style-name="gr5" draw:text-style-name="P9" draw:layer="svg" svg:width="0cm" svg:height="0cm" svg:x="9.734cm" svg:y="2.714cm" svg:viewBox="0 0 0 0" draw:points="0,0">
            <text:p/>
          </draw:polyline>
          <draw:line draw:style-name="gr5" draw:text-style-name="P9" draw:layer="svg" svg:x1="9.734cm" svg:y1="2.714cm" svg:x2="9.734cm" svg:y2="2.709cm">
            <text:p/>
          </draw:line>
          <draw:line draw:style-name="gr5" draw:text-style-name="P9" draw:layer="svg" svg:x1="9.735cm" svg:y1="2.71cm" svg:x2="9.73cm" svg:y2="2.705cm">
            <text:p/>
          </draw:line>
          <draw:line draw:style-name="gr5" draw:text-style-name="P9" draw:layer="svg" svg:x1="9.73cm" svg:y1="2.705cm" svg:x2="9.73cm" svg:y2="2.701cm">
            <text:p/>
          </draw:line>
          <draw:line draw:style-name="gr5" draw:text-style-name="P9" draw:layer="svg" svg:x1="9.73cm" svg:y1="2.701cm" svg:x2="9.726cm" svg:y2="2.701cm">
            <text:p/>
          </draw:line>
          <draw:line draw:style-name="gr5" draw:text-style-name="P9" draw:layer="svg" svg:x1="9.726cm" svg:y1="2.701cm" svg:x2="9.726cm" svg:y2="2.697cm">
            <text:p/>
          </draw:line>
          <draw:line draw:style-name="gr5" draw:text-style-name="P9" draw:layer="svg" svg:x1="9.727cm" svg:y1="2.698cm" svg:x2="9.722cm" svg:y2="2.692cm">
            <text:p/>
          </draw:line>
          <draw:line draw:style-name="gr5" draw:text-style-name="P9" draw:layer="svg" svg:x1="9.722cm" svg:y1="2.692cm" svg:x2="9.722cm" svg:y2="2.688cm">
            <text:p/>
          </draw:line>
          <draw:line draw:style-name="gr5" draw:text-style-name="P9" draw:layer="svg" svg:x1="9.722cm" svg:y1="2.688cm" svg:x2="9.717cm" svg:y2="2.688cm">
            <text:p/>
          </draw:line>
          <draw:line draw:style-name="gr5" draw:text-style-name="P9" draw:layer="svg" svg:x1="9.717cm" svg:y1="2.688cm" svg:x2="9.717cm" svg:y2="2.684cm">
            <text:p/>
          </draw:line>
          <draw:line draw:style-name="gr5" draw:text-style-name="P9" draw:layer="svg" svg:x1="9.718cm" svg:y1="2.685cm" svg:x2="9.713cm" svg:y2="2.68cm">
            <text:p/>
          </draw:line>
          <draw:line draw:style-name="gr5" draw:text-style-name="P9" draw:layer="svg" svg:x1="9.713cm" svg:y1="2.68cm" svg:x2="9.709cm" svg:y2="2.68cm">
            <text:p/>
          </draw:line>
          <draw:line draw:style-name="gr5" draw:text-style-name="P9" draw:layer="svg" svg:x1="9.71cm" svg:y1="2.681cm" svg:x2="9.705cm" svg:y2="2.675cm">
            <text:p/>
          </draw:line>
          <draw:line draw:style-name="gr5" draw:text-style-name="P9" draw:layer="svg" svg:x1="9.705cm" svg:y1="2.675cm" svg:x2="9.705cm" svg:y2="2.671cm">
            <text:p/>
          </draw:line>
          <draw:line draw:style-name="gr5" draw:text-style-name="P9" draw:layer="svg" svg:x1="9.705cm" svg:y1="2.671cm" svg:x2="9.7cm" svg:y2="2.671cm">
            <text:p/>
          </draw:line>
          <draw:line draw:style-name="gr5" draw:text-style-name="P9" draw:layer="svg" svg:x1="9.701cm" svg:y1="2.672cm" svg:x2="9.696cm" svg:y2="2.667cm">
            <text:p/>
          </draw:line>
          <draw:line draw:style-name="gr5" draw:text-style-name="P9" draw:layer="svg" svg:x1="9.697cm" svg:y1="2.668cm" svg:x2="9.692cm" svg:y2="2.663cm">
            <text:p/>
          </draw:line>
          <draw:line draw:style-name="gr5" draw:text-style-name="P9" draw:layer="svg" svg:x1="9.692cm" svg:y1="2.663cm" svg:x2="9.688cm" svg:y2="2.663cm">
            <text:p/>
          </draw:line>
          <draw:line draw:style-name="gr5" draw:text-style-name="P9" draw:layer="svg" svg:x1="9.689cm" svg:y1="2.664cm" svg:x2="9.683cm" svg:y2="2.659cm">
            <text:p/>
          </draw:line>
          <draw:line draw:style-name="gr5" draw:text-style-name="P9" draw:layer="svg" svg:x1="9.683cm" svg:y1="2.659cm" svg:x2="9.679cm" svg:y2="2.659cm">
            <text:p/>
          </draw:line>
          <draw:line draw:style-name="gr5" draw:text-style-name="P9" draw:layer="svg" svg:x1="9.68cm" svg:y1="2.66cm" svg:x2="9.675cm" svg:y2="2.654cm">
            <text:p/>
          </draw:line>
          <draw:line draw:style-name="gr5" draw:text-style-name="P9" draw:layer="svg" svg:x1="9.676cm" svg:y1="2.655cm" svg:x2="9.671cm" svg:y2="2.65cm">
            <text:p/>
          </draw:line>
          <draw:line draw:style-name="gr5" draw:text-style-name="P9" draw:layer="svg" svg:x1="9.671cm" svg:y1="2.65cm" svg:x2="9.667cm" svg:y2="2.65cm">
            <text:p/>
          </draw:line>
          <draw:line draw:style-name="gr5" draw:text-style-name="P9" draw:layer="svg" svg:x1="9.668cm" svg:y1="2.651cm" svg:x2="9.662cm" svg:y2="2.646cm">
            <text:p/>
          </draw:line>
          <draw:line draw:style-name="gr5" draw:text-style-name="P9" draw:layer="svg" svg:x1="9.662cm" svg:y1="2.646cm" svg:x2="9.658cm" svg:y2="2.646cm">
            <text:p/>
          </draw:line>
          <draw:line draw:style-name="gr5" draw:text-style-name="P9" draw:layer="svg" svg:x1="9.659cm" svg:y1="2.647cm" svg:x2="9.654cm" svg:y2="2.642cm">
            <text:p/>
          </draw:line>
          <draw:line draw:style-name="gr5" draw:text-style-name="P9" draw:layer="svg" svg:x1="9.654cm" svg:y1="2.642cm" svg:x2="9.65cm" svg:y2="2.642cm">
            <text:p/>
          </draw:line>
          <draw:line draw:style-name="gr5" draw:text-style-name="P9" draw:layer="svg" svg:x1="9.651cm" svg:y1="2.644cm" svg:x2="9.641cm" svg:y2="2.637cm">
            <text:p/>
          </draw:line>
          <draw:line draw:style-name="gr5" draw:text-style-name="P9" draw:layer="svg" svg:x1="9.641cm" svg:y1="2.637cm" svg:x2="9.637cm" svg:y2="2.637cm">
            <text:p/>
          </draw:line>
          <draw:line draw:style-name="gr5" draw:text-style-name="P9" draw:layer="svg" svg:x1="9.638cm" svg:y1="2.638cm" svg:x2="9.633cm" svg:y2="2.633cm">
            <text:p/>
          </draw:line>
          <draw:line draw:style-name="gr5" draw:text-style-name="P9" draw:layer="svg" svg:x1="9.633cm" svg:y1="2.633cm" svg:x2="9.628cm" svg:y2="2.633cm">
            <text:p/>
          </draw:line>
          <draw:line draw:style-name="gr5" draw:text-style-name="P9" draw:layer="svg" svg:x1="9.629cm" svg:y1="2.634cm" svg:x2="9.62cm" svg:y2="2.629cm">
            <text:p/>
          </draw:line>
          <draw:line draw:style-name="gr5" draw:text-style-name="P9" draw:layer="svg" svg:x1="9.62cm" svg:y1="2.629cm" svg:x2="9.616cm" svg:y2="2.629cm">
            <text:p/>
          </draw:line>
          <draw:line draw:style-name="gr5" draw:text-style-name="P9" draw:layer="svg" svg:x1="9.616cm" svg:y1="2.629cm" svg:x2="9.611cm" svg:y2="2.629cm">
            <text:p/>
          </draw:line>
          <draw:line draw:style-name="gr5" draw:text-style-name="P9" draw:layer="svg" svg:x1="9.612cm" svg:y1="2.63cm" svg:x2="9.603cm" svg:y2="2.625cm">
            <text:p/>
          </draw:line>
          <draw:line draw:style-name="gr5" draw:text-style-name="P9" draw:layer="svg" svg:x1="9.603cm" svg:y1="2.625cm" svg:x2="9.599cm" svg:y2="2.625cm">
            <text:p/>
          </draw:line>
          <draw:line draw:style-name="gr5" draw:text-style-name="P9" draw:layer="svg" svg:x1="9.599cm" svg:y1="2.625cm" svg:x2="9.595cm" svg:y2="2.625cm">
            <text:p/>
          </draw:line>
          <draw:line draw:style-name="gr5" draw:text-style-name="P9" draw:layer="svg" svg:x1="9.597cm" svg:y1="2.626cm" svg:x2="9.586cm" svg:y2="2.62cm">
            <text:p/>
          </draw:line>
          <draw:line draw:style-name="gr5" draw:text-style-name="P9" draw:layer="svg" svg:x1="9.586cm" svg:y1="2.62cm" svg:x2="9.582cm" svg:y2="2.62cm">
            <text:p/>
          </draw:line>
          <draw:line draw:style-name="gr5" draw:text-style-name="P9" draw:layer="svg" svg:x1="9.582cm" svg:y1="2.62cm" svg:x2="9.578cm" svg:y2="2.62cm">
            <text:p/>
          </draw:line>
          <draw:line draw:style-name="gr5" draw:text-style-name="P9" draw:layer="svg" svg:x1="9.579cm" svg:y1="2.621cm" svg:x2="9.569cm" svg:y2="2.616cm">
            <text:p/>
          </draw:line>
          <draw:line draw:style-name="gr5" draw:text-style-name="P9" draw:layer="svg" svg:x1="9.569cm" svg:y1="2.616cm" svg:x2="9.565cm" svg:y2="2.616cm">
            <text:p/>
          </draw:line>
          <draw:line draw:style-name="gr5" draw:text-style-name="P9" draw:layer="svg" svg:x1="9.565cm" svg:y1="2.616cm" svg:x2="9.556cm" svg:y2="2.616cm">
            <text:p/>
          </draw:line>
          <draw:line draw:style-name="gr5" draw:text-style-name="P9" draw:layer="svg" svg:x1="9.556cm" svg:y1="2.616cm" svg:x2="9.552cm" svg:y2="2.616cm">
            <text:p/>
          </draw:line>
          <draw:line draw:style-name="gr5" draw:text-style-name="P9" draw:layer="svg" svg:x1="9.553cm" svg:y1="2.617cm" svg:x2="9.544cm" svg:y2="2.612cm">
            <text:p/>
          </draw:line>
          <draw:line draw:style-name="gr5" draw:text-style-name="P9" draw:layer="svg" svg:x1="9.544cm" svg:y1="2.612cm" svg:x2="9.539cm" svg:y2="2.612cm">
            <text:p/>
          </draw:line>
          <draw:line draw:style-name="gr5" draw:text-style-name="P9" draw:layer="svg" svg:x1="9.539cm" svg:y1="2.612cm" svg:x2="9.531cm" svg:y2="2.612cm">
            <text:p/>
          </draw:line>
          <draw:line draw:style-name="gr5" draw:text-style-name="P9" draw:layer="svg" svg:x1="9.531cm" svg:y1="2.612cm" svg:x2="9.527cm" svg:y2="2.612cm">
            <text:p/>
          </draw:line>
          <draw:line draw:style-name="gr5" draw:text-style-name="P9" draw:layer="svg" svg:x1="9.527cm" svg:y1="2.612cm" svg:x2="9.518cm" svg:y2="2.612cm">
            <text:p/>
          </draw:line>
          <draw:line draw:style-name="gr5" draw:text-style-name="P9" draw:layer="svg" svg:x1="9.518cm" svg:y1="2.612cm" svg:x2="9.514cm" svg:y2="2.612cm">
            <text:p/>
          </draw:line>
          <draw:line draw:style-name="gr5" draw:text-style-name="P9" draw:layer="svg" svg:x1="9.514cm" svg:y1="2.612cm" svg:x2="9.506cm" svg:y2="2.612cm">
            <text:p/>
          </draw:line>
          <draw:line draw:style-name="gr5" draw:text-style-name="P9" draw:layer="svg" svg:x1="9.507cm" svg:y1="2.613cm" svg:x2="9.501cm" svg:y2="2.608cm">
            <text:p/>
          </draw:line>
          <draw:line draw:style-name="gr5" draw:text-style-name="P9" draw:layer="svg" svg:x1="9.501cm" svg:y1="2.608cm" svg:x2="9.493cm" svg:y2="2.608cm">
            <text:p/>
          </draw:line>
          <draw:line draw:style-name="gr5" draw:text-style-name="P9" draw:layer="svg" svg:x1="9.493cm" svg:y1="2.608cm" svg:x2="9.484cm" svg:y2="2.608cm">
            <text:p/>
          </draw:line>
          <draw:line draw:style-name="gr5" draw:text-style-name="P9" draw:layer="svg" svg:x1="9.484cm" svg:y1="2.608cm" svg:x2="9.48cm" svg:y2="2.608cm">
            <text:p/>
          </draw:line>
          <draw:line draw:style-name="gr5" draw:text-style-name="P9" draw:layer="svg" svg:x1="9.48cm" svg:y1="2.608cm" svg:x2="9.472cm" svg:y2="2.608cm">
            <text:p/>
          </draw:line>
          <draw:line draw:style-name="gr5" draw:text-style-name="P9" draw:layer="svg" svg:x1="9.472cm" svg:y1="2.608cm" svg:x2="9.468cm" svg:y2="2.608cm">
            <text:p/>
          </draw:line>
          <draw:line draw:style-name="gr5" draw:text-style-name="P9" draw:layer="svg" svg:x1="9.468cm" svg:y1="2.608cm" svg:x2="9.459cm" svg:y2="2.608cm">
            <text:p/>
          </draw:line>
          <draw:line draw:style-name="gr5" draw:text-style-name="P9" draw:layer="svg" svg:x1="9.46cm" svg:y1="2.608cm" svg:x2="9.455cm" svg:y2="2.613cm">
            <text:p/>
          </draw:line>
          <draw:line draw:style-name="gr5" draw:text-style-name="P9" draw:layer="svg" svg:x1="9.455cm" svg:y1="2.612cm" svg:x2="9.446cm" svg:y2="2.612cm">
            <text:p/>
          </draw:line>
          <draw:line draw:style-name="gr5" draw:text-style-name="P9" draw:layer="svg" svg:x1="9.446cm" svg:y1="2.612cm" svg:x2="9.442cm" svg:y2="2.612cm">
            <text:p/>
          </draw:line>
          <draw:line draw:style-name="gr5" draw:text-style-name="P9" draw:layer="svg" svg:x1="9.442cm" svg:y1="2.612cm" svg:x2="9.434cm" svg:y2="2.612cm">
            <text:p/>
          </draw:line>
          <draw:line draw:style-name="gr5" draw:text-style-name="P9" draw:layer="svg" svg:x1="9.434cm" svg:y1="2.612cm" svg:x2="9.429cm" svg:y2="2.612cm">
            <text:p/>
          </draw:line>
          <draw:line draw:style-name="gr5" draw:text-style-name="P9" draw:layer="svg" svg:x1="9.429cm" svg:y1="2.612cm" svg:x2="9.421cm" svg:y2="2.612cm">
            <text:p/>
          </draw:line>
          <draw:line draw:style-name="gr5" draw:text-style-name="P9" draw:layer="svg" svg:x1="9.421cm" svg:y1="2.612cm" svg:x2="9.417cm" svg:y2="2.612cm">
            <text:p/>
          </draw:line>
          <draw:line draw:style-name="gr5" draw:text-style-name="P9" draw:layer="svg" svg:x1="9.418cm" svg:y1="2.612cm" svg:x2="9.408cm" svg:y2="2.617cm">
            <text:p/>
          </draw:line>
          <draw:line draw:style-name="gr5" draw:text-style-name="P9" draw:layer="svg" svg:x1="9.408cm" svg:y1="2.616cm" svg:x2="9.404cm" svg:y2="2.616cm">
            <text:p/>
          </draw:line>
          <draw:line draw:style-name="gr5" draw:text-style-name="P9" draw:layer="svg" svg:x1="9.404cm" svg:y1="2.616cm" svg:x2="9.396cm" svg:y2="2.616cm">
            <text:p/>
          </draw:line>
          <draw:line draw:style-name="gr5" draw:text-style-name="P9" draw:layer="svg" svg:x1="9.396cm" svg:y1="2.616cm" svg:x2="9.391cm" svg:y2="2.616cm">
            <text:p/>
          </draw:line>
          <draw:line draw:style-name="gr5" draw:text-style-name="P9" draw:layer="svg" svg:x1="9.392cm" svg:y1="2.616cm" svg:x2="9.383cm" svg:y2="2.621cm">
            <text:p/>
          </draw:line>
          <draw:line draw:style-name="gr5" draw:text-style-name="P9" draw:layer="svg" svg:x1="9.383cm" svg:y1="2.62cm" svg:x2="9.379cm" svg:y2="2.62cm">
            <text:p/>
          </draw:line>
          <draw:line draw:style-name="gr5" draw:text-style-name="P9" draw:layer="svg" svg:x1="9.379cm" svg:y1="2.62cm" svg:x2="9.37cm" svg:y2="2.62cm">
            <text:p/>
          </draw:line>
          <draw:line draw:style-name="gr5" draw:text-style-name="P9" draw:layer="svg" svg:x1="9.37cm" svg:y1="2.62cm" svg:x2="9.366cm" svg:y2="2.62cm">
            <text:p/>
          </draw:line>
          <draw:line draw:style-name="gr5" draw:text-style-name="P9" draw:layer="svg" svg:x1="9.367cm" svg:y1="2.62cm" svg:x2="9.362cm" svg:y2="2.626cm">
            <text:p/>
          </draw:line>
          <draw:line draw:style-name="gr5" draw:text-style-name="P9" draw:layer="svg" svg:x1="9.362cm" svg:y1="2.625cm" svg:x2="9.353cm" svg:y2="2.625cm">
            <text:p/>
          </draw:line>
          <draw:line draw:style-name="gr5" draw:text-style-name="P9" draw:layer="svg" svg:x1="9.354cm" svg:y1="2.625cm" svg:x2="9.349cm" svg:y2="2.63cm">
            <text:p/>
          </draw:line>
          <draw:line draw:style-name="gr5" draw:text-style-name="P9" draw:layer="svg" svg:x1="9.349cm" svg:y1="2.629cm" svg:x2="9.345cm" svg:y2="2.629cm">
            <text:p/>
          </draw:line>
          <draw:line draw:style-name="gr5" draw:text-style-name="P9" draw:layer="svg" svg:x1="9.345cm" svg:y1="2.629cm" svg:x2="9.336cm" svg:y2="2.629cm">
            <text:p/>
          </draw:line>
          <draw:line draw:style-name="gr5" draw:text-style-name="P9" draw:layer="svg" svg:x1="9.337cm" svg:y1="2.629cm" svg:x2="9.332cm" svg:y2="2.634cm">
            <text:p/>
          </draw:line>
          <draw:line draw:style-name="gr5" draw:text-style-name="P9" draw:layer="svg" svg:x1="9.332cm" svg:y1="2.633cm" svg:x2="9.328cm" svg:y2="2.633cm">
            <text:p/>
          </draw:line>
          <draw:line draw:style-name="gr5" draw:text-style-name="P9" draw:layer="svg" svg:x1="9.329cm" svg:y1="2.633cm" svg:x2="9.324cm" svg:y2="2.638cm">
            <text:p/>
          </draw:line>
          <draw:line draw:style-name="gr5" draw:text-style-name="P9" draw:layer="svg" svg:x1="9.324cm" svg:y1="2.637cm" svg:x2="9.315cm" svg:y2="2.637cm">
            <text:p/>
          </draw:line>
          <draw:line draw:style-name="gr5" draw:text-style-name="P9" draw:layer="svg" svg:x1="9.316cm" svg:y1="2.637cm" svg:x2="9.311cm" svg:y2="2.644cm">
            <text:p/>
          </draw:line>
          <draw:line draw:style-name="gr5" draw:text-style-name="P9" draw:layer="svg" svg:x1="9.311cm" svg:y1="2.642cm" svg:x2="9.307cm" svg:y2="2.642cm">
            <text:p/>
          </draw:line>
          <draw:line draw:style-name="gr5" draw:text-style-name="P9" draw:layer="svg" svg:x1="9.308cm" svg:y1="2.642cm" svg:x2="9.302cm" svg:y2="2.647cm">
            <text:p/>
          </draw:line>
          <draw:line draw:style-name="gr5" draw:text-style-name="P9" draw:layer="svg" svg:x1="9.302cm" svg:y1="2.646cm" svg:x2="9.298cm" svg:y2="2.646cm">
            <text:p/>
          </draw:line>
          <draw:line draw:style-name="gr5" draw:text-style-name="P9" draw:layer="svg" svg:x1="9.299cm" svg:y1="2.646cm" svg:x2="9.294cm" svg:y2="2.651cm">
            <text:p/>
          </draw:line>
          <draw:line draw:style-name="gr5" draw:text-style-name="P9" draw:layer="svg" svg:x1="9.294cm" svg:y1="2.65cm" svg:x2="9.286cm" svg:y2="2.65cm">
            <text:p/>
          </draw:line>
          <draw:line draw:style-name="gr5" draw:text-style-name="P9" draw:layer="svg" svg:x1="9.287cm" svg:y1="2.65cm" svg:x2="9.281cm" svg:y2="2.655cm">
            <text:p/>
          </draw:line>
          <draw:line draw:style-name="gr5" draw:text-style-name="P9" draw:layer="svg" svg:x1="9.281cm" svg:y1="2.654cm" svg:x2="9.277cm" svg:y2="2.654cm">
            <text:p/>
          </draw:line>
          <draw:line draw:style-name="gr5" draw:text-style-name="P9" draw:layer="svg" svg:x1="9.278cm" svg:y1="2.654cm" svg:x2="9.273cm" svg:y2="2.66cm">
            <text:p/>
          </draw:line>
          <draw:line draw:style-name="gr5" draw:text-style-name="P9" draw:layer="svg" svg:x1="9.273cm" svg:y1="2.659cm" svg:x2="9.273cm" svg:y2="2.663cm">
            <text:p/>
          </draw:line>
          <draw:line draw:style-name="gr5" draw:text-style-name="P9" draw:layer="svg" svg:x1="9.273cm" svg:y1="2.663cm" svg:x2="9.269cm" svg:y2="2.663cm">
            <text:p/>
          </draw:line>
          <draw:line draw:style-name="gr5" draw:text-style-name="P9" draw:layer="svg" svg:x1="9.271cm" svg:y1="2.663cm" svg:x2="9.264cm" svg:y2="2.668cm">
            <text:p/>
          </draw:line>
          <draw:line draw:style-name="gr5" draw:text-style-name="P9" draw:layer="svg" svg:x1="9.265cm" svg:y1="2.667cm" svg:x2="9.26cm" svg:y2="2.672cm">
            <text:p/>
          </draw:line>
          <draw:line draw:style-name="gr5" draw:text-style-name="P9" draw:layer="svg" svg:x1="9.26cm" svg:y1="2.671cm" svg:x2="9.256cm" svg:y2="2.671cm">
            <text:p/>
          </draw:line>
          <draw:line draw:style-name="gr5" draw:text-style-name="P9" draw:layer="svg" svg:x1="9.257cm" svg:y1="2.671cm" svg:x2="9.252cm" svg:y2="2.676cm">
            <text:p/>
          </draw:line>
          <draw:line draw:style-name="gr5" draw:text-style-name="P9" draw:layer="svg" svg:x1="9.252cm" svg:y1="2.675cm" svg:x2="9.252cm" svg:y2="2.68cm">
            <text:p/>
          </draw:line>
          <draw:line draw:style-name="gr5" draw:text-style-name="P9" draw:layer="svg" svg:x1="9.252cm" svg:y1="2.68cm" svg:x2="9.247cm" svg:y2="2.68cm">
            <text:p/>
          </draw:line>
          <draw:line draw:style-name="gr5" draw:text-style-name="P9" draw:layer="svg" svg:x1="9.248cm" svg:y1="2.68cm" svg:x2="9.243cm" svg:y2="2.685cm">
            <text:p/>
          </draw:line>
          <draw:line draw:style-name="gr5" draw:text-style-name="P9" draw:layer="svg" svg:x1="9.244cm" svg:y1="2.684cm" svg:x2="9.239cm" svg:y2="2.689cm">
            <text:p/>
          </draw:line>
          <draw:polyline draw:style-name="gr5" draw:text-style-name="P9" draw:layer="svg" svg:width="0cm" svg:height="0cm" svg:x="9.239cm" svg:y="2.688cm" svg:viewBox="0 0 0 0" draw:points="0,0">
            <text:p/>
          </draw:polyline>
          <draw:line draw:style-name="gr5" draw:text-style-name="P9" draw:layer="svg" svg:x1="9.24cm" svg:y1="2.688cm" svg:x2="9.235cm" svg:y2="2.693cm">
            <text:p/>
          </draw:line>
          <draw:line draw:style-name="gr5" draw:text-style-name="P9" draw:layer="svg" svg:x1="9.235cm" svg:y1="2.692cm" svg:x2="9.235cm" svg:y2="2.697cm">
            <text:p/>
          </draw:line>
          <draw:line draw:style-name="gr5" draw:text-style-name="P9" draw:layer="svg" svg:x1="9.235cm" svg:y1="2.697cm" svg:x2="9.23cm" svg:y2="2.697cm">
            <text:p/>
          </draw:line>
          <draw:line draw:style-name="gr5" draw:text-style-name="P9" draw:layer="svg" svg:x1="9.23cm" svg:y1="2.697cm" svg:x2="9.23cm" svg:y2="2.701cm">
            <text:p/>
          </draw:line>
          <draw:line draw:style-name="gr5" draw:text-style-name="P9" draw:layer="svg" svg:x1="9.231cm" svg:y1="2.701cm" svg:x2="9.226cm" svg:y2="2.706cm">
            <text:p/>
          </draw:line>
          <draw:line draw:style-name="gr5" draw:text-style-name="P9" draw:layer="svg" svg:x1="9.226cm" svg:y1="2.705cm" svg:x2="9.226cm" svg:y2="2.709cm">
            <text:p/>
          </draw:line>
          <draw:polyline draw:style-name="gr5" draw:text-style-name="P9" draw:layer="svg" svg:width="0cm" svg:height="0cm" svg:x="9.226cm" svg:y="2.709cm" svg:viewBox="0 0 0 0" draw:points="0,0">
            <text:p/>
          </draw:polyline>
          <draw:line draw:style-name="gr5" draw:text-style-name="P9" draw:layer="svg" svg:x1="9.227cm" svg:y1="2.709cm" svg:x2="9.222cm" svg:y2="2.716cm">
            <text:p/>
          </draw:line>
          <draw:line draw:style-name="gr5" draw:text-style-name="P9" draw:layer="svg" svg:x1="9.222cm" svg:y1="2.714cm" svg:x2="9.222cm" svg:y2="2.718cm">
            <text:p/>
          </draw:line>
          <draw:line draw:style-name="gr5" draw:text-style-name="P9" draw:layer="svg" svg:x1="9.222cm" svg:y1="2.718cm" svg:x2="9.222cm" svg:y2="2.722cm">
            <text:p/>
          </draw:line>
          <draw:line draw:style-name="gr5" draw:text-style-name="P9" draw:layer="svg" svg:x1="9.222cm" svg:y1="2.722cm" svg:x2="9.218cm" svg:y2="2.722cm">
            <text:p/>
          </draw:line>
          <draw:line draw:style-name="gr5" draw:text-style-name="P9" draw:layer="svg" svg:x1="9.218cm" svg:y1="2.722cm" svg:x2="9.218cm" svg:y2="2.726cm">
            <text:p/>
          </draw:line>
          <draw:line draw:style-name="gr5" draw:text-style-name="P9" draw:layer="svg" svg:x1="9.218cm" svg:y1="2.726cm" svg:x2="9.218cm" svg:y2="2.731cm">
            <text:p/>
          </draw:line>
          <draw:line draw:style-name="gr5" draw:text-style-name="P9" draw:layer="svg" svg:x1="9.218cm" svg:y1="2.731cm" svg:x2="9.218cm" svg:y2="2.735cm">
            <text:p/>
          </draw:line>
          <draw:line draw:style-name="gr5" draw:text-style-name="P9" draw:layer="svg" svg:x1="9.218cm" svg:y1="2.735cm" svg:x2="9.218cm" svg:y2="2.739cm">
            <text:p/>
          </draw:line>
          <draw:polyline draw:style-name="gr5" draw:text-style-name="P9" draw:layer="svg" svg:width="0cm" svg:height="0cm" svg:x="9.218cm" svg:y="2.739cm" svg:viewBox="0 0 0 0" draw:points="0,0">
            <text:p/>
          </draw:polyline>
          <draw:line draw:style-name="gr5" draw:text-style-name="P9" draw:layer="svg" svg:x1="9.218cm" svg:y1="2.739cm" svg:x2="9.218cm" svg:y2="2.743cm">
            <text:p/>
          </draw:line>
          <draw:polyline draw:style-name="gr5" draw:text-style-name="P9" draw:layer="svg" svg:width="0cm" svg:height="0cm" svg:x="9.218cm" svg:y="2.743cm" svg:viewBox="0 0 0 0" draw:points="0,0">
            <text:p/>
          </draw:polyline>
          <draw:frame draw:style-name="gr9" draw:text-style-name="P13" draw:layer="svg" svg:width="1.2cm" svg:height="0.462cm" svg:x="10.518cm" svg:y="4.61cm">
            <draw:text-box>
              <text:p text:style-name="P12"><text:span text:style-name="T2">A:</text:span><text:span text:style-name="T2">前進</text:span></text:p>
            </draw:text-box>
          </draw:frame>
          <draw:frame draw:style-name="gr9" draw:text-style-name="P13" draw:layer="svg" svg:width="1.2cm" svg:height="0.462cm" svg:x="10.484cm" svg:y="4.593cm">
            <draw:text-box>
              <text:p text:style-name="P12"><text:span text:style-name="T2">A:</text:span><text:span text:style-name="T2">前進</text:span></text:p>
            </draw:text-box>
          </draw:frame>
          <draw:frame draw:style-name="gr9" draw:text-style-name="P13" draw:layer="svg" svg:width="1.2cm" svg:height="0.462cm" svg:x="10.518cm" svg:y="4.618cm">
            <draw:text-box>
              <text:p text:style-name="P12"><text:span text:style-name="T2">A:</text:span><text:span text:style-name="T2">前進</text:span></text:p>
            </draw:text-box>
          </draw:frame>
          <draw:frame draw:style-name="gr9" draw:text-style-name="P13" draw:layer="svg" svg:width="1.2cm" svg:height="0.462cm" svg:x="10.484cm" svg:y="4.618cm">
            <draw:text-box>
              <text:p text:style-name="P12"><text:span text:style-name="T2">A:</text:span><text:span text:style-name="T2">前進</text:span></text:p>
            </draw:text-box>
          </draw:frame>
          <draw:frame draw:style-name="gr9" draw:text-style-name="P13" draw:layer="svg" svg:width="1.2cm" svg:height="0.462cm" svg:x="10.518cm" svg:y="4.584cm">
            <draw:text-box>
              <text:p text:style-name="P12"><text:span text:style-name="T2">A:</text:span><text:span text:style-name="T2">前進</text:span></text:p>
            </draw:text-box>
          </draw:frame>
          <draw:frame draw:style-name="gr9" draw:text-style-name="P13" draw:layer="svg" svg:width="1.2cm" svg:height="0.462cm" svg:x="10.484cm" svg:y="4.584cm">
            <draw:text-box>
              <text:p text:style-name="P12"><text:span text:style-name="T2">A:</text:span><text:span text:style-name="T2">前進</text:span></text:p>
            </draw:text-box>
          </draw:frame>
          <draw:frame draw:style-name="gr9" draw:text-style-name="P13" draw:layer="svg" svg:width="1.2cm" svg:height="0.462cm" svg:x="10.501cm" svg:y="4.601cm">
            <draw:text-box>
              <text:p text:style-name="P12"><text:span text:style-name="T3">A:</text:span><text:span text:style-name="T3">前進</text:span></text:p>
            </draw:text-box>
          </draw:frame>
        </draw:g>
        <draw:g>
          <draw:line draw:style-name="gr3" draw:text-style-name="P9" draw:layer="svg" svg:x1="8.481cm" svg:y1="29.739cm" svg:x2="8.481cm" svg:y2="27.736cm">
            <text:p/>
          </draw:line>
          <draw:polygon draw:style-name="gr4" draw:text-style-name="P10" draw:layer="svg" svg:width="0.152cm" svg:height="0.292cm" svg:x="8.405cm" svg:y="29.447cm" svg:viewBox="0 0 153 293" draw:points="76,293 153,0 0,0">
            <text:p/>
          </draw:polygon>
          <draw:line draw:style-name="gr5" draw:text-style-name="P9" draw:layer="svg" svg:x1="6.983cm" svg:y1="24.739cm" svg:x2="7.385cm" svg:y2="24.739cm">
            <text:p/>
          </draw:line>
          <draw:line draw:style-name="gr5" draw:text-style-name="P9" draw:layer="svg" svg:x1="7.448cm" svg:y1="24.739cm" svg:x2="7.512cm" svg:y2="24.739cm">
            <text:p/>
          </draw:line>
          <draw:line draw:style-name="gr5" draw:text-style-name="P9" draw:layer="svg" svg:x1="7.575cm" svg:y1="24.739cm" svg:x2="8.384cm" svg:y2="24.739cm">
            <text:p/>
          </draw:line>
          <draw:line draw:style-name="gr5" draw:text-style-name="P9" draw:layer="svg" svg:x1="8.447cm" svg:y1="24.739cm" svg:x2="8.511cm" svg:y2="24.739cm">
            <text:p/>
          </draw:line>
          <draw:line draw:style-name="gr5" draw:text-style-name="P9" draw:layer="svg" svg:x1="8.574cm" svg:y1="24.739cm" svg:x2="9.383cm" svg:y2="24.739cm">
            <text:p/>
          </draw:line>
          <draw:line draw:style-name="gr5" draw:text-style-name="P9" draw:layer="svg" svg:x1="9.446cm" svg:y1="24.739cm" svg:x2="9.51cm" svg:y2="24.739cm">
            <text:p/>
          </draw:line>
          <draw:line draw:style-name="gr5" draw:text-style-name="P9" draw:layer="svg" svg:x1="9.573cm" svg:y1="24.739cm" svg:x2="9.98cm" svg:y2="24.739cm">
            <text:p/>
          </draw:line>
          <draw:polyline draw:style-name="gr5" draw:text-style-name="P9" draw:layer="svg" svg:width="0cm" svg:height="0cm" svg:x="9.98cm" svg:y="24.739cm" svg:viewBox="0 0 0 0" draw:points="0,0">
            <text:p/>
          </draw:polyline>
          <draw:line draw:style-name="gr5" draw:text-style-name="P9" draw:layer="svg" svg:x1="8.481cm" svg:y1="26.987cm" svg:x2="8.481cm" svg:y2="26.534cm">
            <text:p/>
          </draw:line>
          <draw:line draw:style-name="gr5" draw:text-style-name="P9" draw:layer="svg" svg:x1="8.481cm" svg:y1="26.462cm" svg:x2="8.481cm" svg:y2="26.39cm">
            <text:p/>
          </draw:line>
          <draw:line draw:style-name="gr5" draw:text-style-name="P9" draw:layer="svg" svg:x1="8.481cm" svg:y1="26.322cm" svg:x2="8.481cm" svg:y2="25.408cm">
            <text:p/>
          </draw:line>
          <draw:line draw:style-name="gr5" draw:text-style-name="P9" draw:layer="svg" svg:x1="8.481cm" svg:y1="25.34cm" svg:x2="8.481cm" svg:y2="25.268cm">
            <text:p/>
          </draw:line>
          <draw:line draw:style-name="gr5" draw:text-style-name="P9" draw:layer="svg" svg:x1="8.481cm" svg:y1="25.196cm" svg:x2="8.481cm" svg:y2="24.286cm">
            <text:p/>
          </draw:line>
          <draw:line draw:style-name="gr5" draw:text-style-name="P9" draw:layer="svg" svg:x1="8.481cm" svg:y1="24.214cm" svg:x2="8.481cm" svg:y2="24.142cm">
            <text:p/>
          </draw:line>
          <draw:line draw:style-name="gr5" draw:text-style-name="P9" draw:layer="svg" svg:x1="8.481cm" svg:y1="24.074cm" svg:x2="8.481cm" svg:y2="23.16cm">
            <text:p/>
          </draw:line>
          <draw:line draw:style-name="gr5" draw:text-style-name="P9" draw:layer="svg" svg:x1="8.481cm" svg:y1="23.092cm" svg:x2="8.481cm" svg:y2="23.02cm">
            <text:p/>
          </draw:line>
          <draw:line draw:style-name="gr5" draw:text-style-name="P9" draw:layer="svg" svg:x1="8.481cm" svg:y1="22.948cm" svg:x2="8.481cm" svg:y2="22.491cm">
            <text:p/>
          </draw:line>
          <draw:polyline draw:style-name="gr5" draw:text-style-name="P9" draw:layer="svg" svg:width="0cm" svg:height="0cm" svg:x="8.481cm" svg:y="22.491cm" svg:viewBox="0 0 0 0" draw:points="0,0">
            <text:p/>
          </draw:polyline>
          <draw:line draw:style-name="gr6" draw:text-style-name="P9" draw:layer="svg" svg:x1="6.983cm" svg:y1="22.491cm" svg:x2="9.98cm" svg:y2="22.491cm">
            <text:p/>
          </draw:line>
          <draw:line draw:style-name="gr6" draw:text-style-name="P9" draw:layer="svg" svg:x1="9.98cm" svg:y1="26.987cm" svg:x2="9.98cm" svg:y2="22.491cm">
            <text:p/>
          </draw:line>
          <draw:line draw:style-name="gr6" draw:text-style-name="P9" draw:layer="svg" svg:x1="6.983cm" svg:y1="26.987cm" svg:x2="9.98cm" svg:y2="26.987cm">
            <text:p/>
          </draw:line>
          <draw:line draw:style-name="gr6" draw:text-style-name="P9" draw:layer="svg" svg:x1="6.983cm" svg:y1="26.987cm" svg:x2="6.983cm" svg:y2="22.491cm">
            <text:p/>
          </draw:line>
          <draw:line draw:style-name="gr7" draw:text-style-name="P9" draw:layer="svg" svg:x1="7.084cm" svg:y1="25.988cm" svg:x2="7.482cm" svg:y2="25.988cm">
            <text:p/>
          </draw:line>
          <draw:line draw:style-name="gr7" draw:text-style-name="P9" draw:layer="svg" svg:x1="7.084cm" svg:y1="26.89cm" svg:x2="7.084cm" svg:y2="25.988cm">
            <text:p/>
          </draw:line>
          <draw:line draw:style-name="gr7" draw:text-style-name="P9" draw:layer="svg" svg:x1="7.084cm" svg:y1="26.89cm" svg:x2="7.482cm" svg:y2="26.89cm">
            <text:p/>
          </draw:line>
          <draw:line draw:style-name="gr7" draw:text-style-name="P9" draw:layer="svg" svg:x1="7.482cm" svg:y1="26.89cm" svg:x2="7.482cm" svg:y2="25.988cm">
            <text:p/>
          </draw:line>
          <draw:line draw:style-name="gr7" draw:text-style-name="P9" draw:layer="svg" svg:x1="9.48cm" svg:y1="25.988cm" svg:x2="9.878cm" svg:y2="25.988cm">
            <text:p/>
          </draw:line>
          <draw:line draw:style-name="gr7" draw:text-style-name="P9" draw:layer="svg" svg:x1="9.878cm" svg:y1="26.89cm" svg:x2="9.878cm" svg:y2="25.988cm">
            <text:p/>
          </draw:line>
          <draw:line draw:style-name="gr7" draw:text-style-name="P9" draw:layer="svg" svg:x1="9.48cm" svg:y1="26.89cm" svg:x2="9.878cm" svg:y2="26.89cm">
            <text:p/>
          </draw:line>
          <draw:line draw:style-name="gr7" draw:text-style-name="P9" draw:layer="svg" svg:x1="9.48cm" svg:y1="26.89cm" svg:x2="9.48cm" svg:y2="25.988cm">
            <text:p/>
          </draw:line>
          <draw:line draw:style-name="gr7" draw:text-style-name="P9" draw:layer="svg" svg:x1="9.48cm" svg:y1="25.988cm" svg:x2="9.878cm" svg:y2="25.988cm">
            <text:p/>
          </draw:line>
          <draw:line draw:style-name="gr7" draw:text-style-name="P9" draw:layer="svg" svg:x1="7.084cm" svg:y1="23.939cm" svg:x2="7.482cm" svg:y2="23.939cm">
            <text:p/>
          </draw:line>
          <draw:line draw:style-name="gr7" draw:text-style-name="P9" draw:layer="svg" svg:x1="7.084cm" svg:y1="23.939cm" svg:x2="7.084cm" svg:y2="23.042cm">
            <text:p/>
          </draw:line>
          <draw:line draw:style-name="gr7" draw:text-style-name="P9" draw:layer="svg" svg:x1="7.084cm" svg:y1="23.042cm" svg:x2="7.482cm" svg:y2="23.042cm">
            <text:p/>
          </draw:line>
          <draw:line draw:style-name="gr7" draw:text-style-name="P9" draw:layer="svg" svg:x1="7.482cm" svg:y1="23.939cm" svg:x2="7.482cm" svg:y2="23.042cm">
            <text:p/>
          </draw:line>
          <draw:line draw:style-name="gr7" draw:text-style-name="P9" draw:layer="svg" svg:x1="9.48cm" svg:y1="23.901cm" svg:x2="9.878cm" svg:y2="23.901cm">
            <text:p/>
          </draw:line>
          <draw:line draw:style-name="gr7" draw:text-style-name="P9" draw:layer="svg" svg:x1="9.878cm" svg:y1="23.901cm" svg:x2="9.878cm" svg:y2="23.003cm">
            <text:p/>
          </draw:line>
          <draw:line draw:style-name="gr7" draw:text-style-name="P9" draw:layer="svg" svg:x1="9.48cm" svg:y1="23.003cm" svg:x2="9.878cm" svg:y2="23.003cm">
            <text:p/>
          </draw:line>
          <draw:line draw:style-name="gr7" draw:text-style-name="P9" draw:layer="svg" svg:x1="9.48cm" svg:y1="23.901cm" svg:x2="9.48cm" svg:y2="23.003cm">
            <text:p/>
          </draw:line>
          <draw:polygon draw:style-name="gr8" draw:text-style-name="P11" draw:layer="svg" svg:width="0.398cm" svg:height="0.902cm" svg:x="7.084cm" svg:y="25.988cm" svg:viewBox="0 0 399 903" draw:points="399,903 399,0 0,0 0,903">
            <text:p/>
          </draw:polygon>
          <draw:polygon draw:style-name="gr8" draw:text-style-name="P11" draw:layer="svg" svg:width="0.398cm" svg:height="0.902cm" svg:x="9.48cm" svg:y="25.988cm" svg:viewBox="0 0 399 903" draw:points="0,903 0,0 399,0 399,903">
            <text:p/>
          </draw:polygon>
          <draw:polygon draw:style-name="gr8" draw:text-style-name="P11" draw:layer="svg" svg:width="0.398cm" svg:height="0.897cm" svg:x="7.084cm" svg:y="23.042cm" svg:viewBox="0 0 399 898" draw:points="399,0 399,898 0,898 0,0">
            <text:p/>
          </draw:polygon>
          <draw:polygon draw:style-name="gr8" draw:text-style-name="P11" draw:layer="svg" svg:width="0.398cm" svg:height="0.898cm" svg:x="9.48cm" svg:y="23.003cm" svg:viewBox="0 0 399 899" draw:points="0,0 0,899 399,899 399,0">
            <text:p/>
          </draw:polygon>
          <draw:line draw:style-name="gr5" draw:text-style-name="P9" draw:layer="svg" svg:x1="7.745cm" svg:y1="22.745cm" svg:x2="7.745cm" svg:y2="22.741cm">
            <text:p/>
          </draw:line>
          <draw:line draw:style-name="gr5" draw:text-style-name="P9" draw:layer="svg" svg:x1="7.745cm" svg:y1="22.741cm" svg:x2="7.745cm" svg:y2="22.737cm">
            <text:p/>
          </draw:line>
          <draw:line draw:style-name="gr5" draw:text-style-name="P9" draw:layer="svg" svg:x1="7.745cm" svg:y1="22.737cm" svg:x2="7.745cm" svg:y2="22.733cm">
            <text:p/>
          </draw:line>
          <draw:line draw:style-name="gr5" draw:text-style-name="P9" draw:layer="svg" svg:x1="7.745cm" svg:y1="22.733cm" svg:x2="7.745cm" svg:y2="22.728cm">
            <text:p/>
          </draw:line>
          <draw:polyline draw:style-name="gr5" draw:text-style-name="P9" draw:layer="svg" svg:width="0cm" svg:height="0cm" svg:x="7.745cm" svg:y="22.728cm" svg:viewBox="0 0 0 0" draw:points="0,0">
            <text:p/>
          </draw:polyline>
          <draw:line draw:style-name="gr5" draw:text-style-name="P9" draw:layer="svg" svg:x1="7.747cm" svg:y1="22.729cm" svg:x2="7.74cm" svg:y2="22.724cm">
            <text:p/>
          </draw:line>
          <draw:line draw:style-name="gr5" draw:text-style-name="P9" draw:layer="svg" svg:x1="7.74cm" svg:y1="22.724cm" svg:x2="7.74cm" svg:y2="22.72cm">
            <text:p/>
          </draw:line>
          <draw:line draw:style-name="gr5" draw:text-style-name="P9" draw:layer="svg" svg:x1="7.74cm" svg:y1="22.72cm" svg:x2="7.74cm" svg:y2="22.716cm">
            <text:p/>
          </draw:line>
          <draw:polyline draw:style-name="gr5" draw:text-style-name="P9" draw:layer="svg" svg:width="0cm" svg:height="0cm" svg:x="7.74cm" svg:y="22.716cm" svg:viewBox="0 0 0 0" draw:points="0,0">
            <text:p/>
          </draw:polyline>
          <draw:line draw:style-name="gr5" draw:text-style-name="P9" draw:layer="svg" svg:x1="7.741cm" svg:y1="22.718cm" svg:x2="7.736cm" svg:y2="22.711cm">
            <text:p/>
          </draw:line>
          <draw:line draw:style-name="gr5" draw:text-style-name="P9" draw:layer="svg" svg:x1="7.736cm" svg:y1="22.711cm" svg:x2="7.736cm" svg:y2="22.707cm">
            <text:p/>
          </draw:line>
          <draw:line draw:style-name="gr5" draw:text-style-name="P9" draw:layer="svg" svg:x1="7.737cm" svg:y1="22.708cm" svg:x2="7.732cm" svg:y2="22.703cm">
            <text:p/>
          </draw:line>
          <draw:polyline draw:style-name="gr5" draw:text-style-name="P9" draw:layer="svg" svg:width="0cm" svg:height="0cm" svg:x="7.732cm" svg:y="22.703cm" svg:viewBox="0 0 0 0" draw:points="0,0">
            <text:p/>
          </draw:polyline>
          <draw:line draw:style-name="gr5" draw:text-style-name="P9" draw:layer="svg" svg:x1="7.733cm" svg:y1="22.704cm" svg:x2="7.728cm" svg:y2="22.699cm">
            <text:p/>
          </draw:line>
          <draw:line draw:style-name="gr5" draw:text-style-name="P9" draw:layer="svg" svg:x1="7.728cm" svg:y1="22.699cm" svg:x2="7.728cm" svg:y2="22.694cm">
            <text:p/>
          </draw:line>
          <draw:line draw:style-name="gr5" draw:text-style-name="P9" draw:layer="svg" svg:x1="7.728cm" svg:y1="22.694cm" svg:x2="7.723cm" svg:y2="22.694cm">
            <text:p/>
          </draw:line>
          <draw:line draw:style-name="gr5" draw:text-style-name="P9" draw:layer="svg" svg:x1="7.723cm" svg:y1="22.694cm" svg:x2="7.723cm" svg:y2="22.69cm">
            <text:p/>
          </draw:line>
          <draw:line draw:style-name="gr5" draw:text-style-name="P9" draw:layer="svg" svg:x1="7.724cm" svg:y1="22.691cm" svg:x2="7.719cm" svg:y2="22.686cm">
            <text:p/>
          </draw:line>
          <draw:line draw:style-name="gr5" draw:text-style-name="P9" draw:layer="svg" svg:x1="7.72cm" svg:y1="22.687cm" svg:x2="7.715cm" svg:y2="22.682cm">
            <text:p/>
          </draw:line>
          <draw:polyline draw:style-name="gr5" draw:text-style-name="P9" draw:layer="svg" svg:width="0cm" svg:height="0cm" svg:x="7.715cm" svg:y="22.682cm" svg:viewBox="0 0 0 0" draw:points="0,0">
            <text:p/>
          </draw:polyline>
          <draw:line draw:style-name="gr5" draw:text-style-name="P9" draw:layer="svg" svg:x1="7.716cm" svg:y1="22.683cm" svg:x2="7.711cm" svg:y2="22.677cm">
            <text:p/>
          </draw:line>
          <draw:line draw:style-name="gr5" draw:text-style-name="P9" draw:layer="svg" svg:x1="7.712cm" svg:y1="22.678cm" svg:x2="7.706cm" svg:y2="22.673cm">
            <text:p/>
          </draw:line>
          <draw:line draw:style-name="gr5" draw:text-style-name="P9" draw:layer="svg" svg:x1="7.706cm" svg:y1="22.673cm" svg:x2="7.702cm" svg:y2="22.673cm">
            <text:p/>
          </draw:line>
          <draw:line draw:style-name="gr5" draw:text-style-name="P9" draw:layer="svg" svg:x1="7.702cm" svg:y1="22.673cm" svg:x2="7.702cm" svg:y2="22.669cm">
            <text:p/>
          </draw:line>
          <draw:line draw:style-name="gr5" draw:text-style-name="P9" draw:layer="svg" svg:x1="7.703cm" svg:y1="22.67cm" svg:x2="7.698cm" svg:y2="22.665cm">
            <text:p/>
          </draw:line>
          <draw:line draw:style-name="gr5" draw:text-style-name="P9" draw:layer="svg" svg:x1="7.698cm" svg:y1="22.665cm" svg:x2="7.694cm" svg:y2="22.665cm">
            <text:p/>
          </draw:line>
          <draw:line draw:style-name="gr5" draw:text-style-name="P9" draw:layer="svg" svg:x1="7.695cm" svg:y1="22.666cm" svg:x2="7.69cm" svg:y2="22.661cm">
            <text:p/>
          </draw:line>
          <draw:line draw:style-name="gr5" draw:text-style-name="P9" draw:layer="svg" svg:x1="7.69cm" svg:y1="22.661cm" svg:x2="7.685cm" svg:y2="22.661cm">
            <text:p/>
          </draw:line>
          <draw:line draw:style-name="gr5" draw:text-style-name="P9" draw:layer="svg" svg:x1="7.686cm" svg:y1="22.662cm" svg:x2="7.681cm" svg:y2="22.656cm">
            <text:p/>
          </draw:line>
          <draw:line draw:style-name="gr5" draw:text-style-name="P9" draw:layer="svg" svg:x1="7.682cm" svg:y1="22.657cm" svg:x2="7.677cm" svg:y2="22.652cm">
            <text:p/>
          </draw:line>
          <draw:line draw:style-name="gr5" draw:text-style-name="P9" draw:layer="svg" svg:x1="7.677cm" svg:y1="22.652cm" svg:x2="7.673cm" svg:y2="22.652cm">
            <text:p/>
          </draw:line>
          <draw:line draw:style-name="gr5" draw:text-style-name="P9" draw:layer="svg" svg:x1="7.675cm" svg:y1="22.653cm" svg:x2="7.668cm" svg:y2="22.648cm">
            <text:p/>
          </draw:line>
          <draw:line draw:style-name="gr5" draw:text-style-name="P9" draw:layer="svg" svg:x1="7.668cm" svg:y1="22.648cm" svg:x2="7.664cm" svg:y2="22.648cm">
            <text:p/>
          </draw:line>
          <draw:line draw:style-name="gr5" draw:text-style-name="P9" draw:layer="svg" svg:x1="7.665cm" svg:y1="22.649cm" svg:x2="7.656cm" svg:y2="22.644cm">
            <text:p/>
          </draw:line>
          <draw:line draw:style-name="gr5" draw:text-style-name="P9" draw:layer="svg" svg:x1="7.656cm" svg:y1="22.644cm" svg:x2="7.651cm" svg:y2="22.644cm">
            <text:p/>
          </draw:line>
          <draw:line draw:style-name="gr5" draw:text-style-name="P9" draw:layer="svg" svg:x1="7.652cm" svg:y1="22.646cm" svg:x2="7.647cm" svg:y2="22.639cm">
            <text:p/>
          </draw:line>
          <draw:line draw:style-name="gr5" draw:text-style-name="P9" draw:layer="svg" svg:x1="7.647cm" svg:y1="22.639cm" svg:x2="7.643cm" svg:y2="22.639cm">
            <text:p/>
          </draw:line>
          <draw:line draw:style-name="gr5" draw:text-style-name="P9" draw:layer="svg" svg:x1="7.644cm" svg:y1="22.64cm" svg:x2="7.639cm" svg:y2="22.635cm">
            <text:p/>
          </draw:line>
          <draw:line draw:style-name="gr5" draw:text-style-name="P9" draw:layer="svg" svg:x1="7.639cm" svg:y1="22.635cm" svg:x2="7.63cm" svg:y2="22.635cm">
            <text:p/>
          </draw:line>
          <draw:line draw:style-name="gr5" draw:text-style-name="P9" draw:layer="svg" svg:x1="7.631cm" svg:y1="22.636cm" svg:x2="7.626cm" svg:y2="22.631cm">
            <text:p/>
          </draw:line>
          <draw:line draw:style-name="gr5" draw:text-style-name="P9" draw:layer="svg" svg:x1="7.626cm" svg:y1="22.631cm" svg:x2="7.622cm" svg:y2="22.631cm">
            <text:p/>
          </draw:line>
          <draw:line draw:style-name="gr5" draw:text-style-name="P9" draw:layer="svg" svg:x1="7.622cm" svg:y1="22.631cm" svg:x2="7.618cm" svg:y2="22.631cm">
            <text:p/>
          </draw:line>
          <draw:line draw:style-name="gr5" draw:text-style-name="P9" draw:layer="svg" svg:x1="7.619cm" svg:y1="22.632cm" svg:x2="7.609cm" svg:y2="22.627cm">
            <text:p/>
          </draw:line>
          <draw:line draw:style-name="gr5" draw:text-style-name="P9" draw:layer="svg" svg:x1="7.609cm" svg:y1="22.627cm" svg:x2="7.605cm" svg:y2="22.627cm">
            <text:p/>
          </draw:line>
          <draw:line draw:style-name="gr5" draw:text-style-name="P9" draw:layer="svg" svg:x1="7.605cm" svg:y1="22.627cm" svg:x2="7.596cm" svg:y2="22.627cm">
            <text:p/>
          </draw:line>
          <draw:line draw:style-name="gr5" draw:text-style-name="P9" draw:layer="svg" svg:x1="7.597cm" svg:y1="22.628cm" svg:x2="7.592cm" svg:y2="22.622cm">
            <text:p/>
          </draw:line>
          <draw:line draw:style-name="gr5" draw:text-style-name="P9" draw:layer="svg" svg:x1="7.592cm" svg:y1="22.622cm" svg:x2="7.588cm" svg:y2="22.622cm">
            <text:p/>
          </draw:line>
          <draw:line draw:style-name="gr5" draw:text-style-name="P9" draw:layer="svg" svg:x1="7.588cm" svg:y1="22.622cm" svg:x2="7.579cm" svg:y2="22.622cm">
            <text:p/>
          </draw:line>
          <draw:line draw:style-name="gr5" draw:text-style-name="P9" draw:layer="svg" svg:x1="7.58cm" svg:y1="22.623cm" svg:x2="7.575cm" svg:y2="22.618cm">
            <text:p/>
          </draw:line>
          <draw:line draw:style-name="gr5" draw:text-style-name="P9" draw:layer="svg" svg:x1="7.575cm" svg:y1="22.618cm" svg:x2="7.567cm" svg:y2="22.618cm">
            <text:p/>
          </draw:line>
          <draw:line draw:style-name="gr5" draw:text-style-name="P9" draw:layer="svg" svg:x1="7.567cm" svg:y1="22.618cm" svg:x2="7.563cm" svg:y2="22.618cm">
            <text:p/>
          </draw:line>
          <draw:line draw:style-name="gr5" draw:text-style-name="P9" draw:layer="svg" svg:x1="7.563cm" svg:y1="22.618cm" svg:x2="7.554cm" svg:y2="22.618cm">
            <text:p/>
          </draw:line>
          <draw:line draw:style-name="gr5" draw:text-style-name="P9" draw:layer="svg" svg:x1="7.555cm" svg:y1="22.619cm" svg:x2="7.55cm" svg:y2="22.614cm">
            <text:p/>
          </draw:line>
          <draw:line draw:style-name="gr5" draw:text-style-name="P9" draw:layer="svg" svg:x1="7.55cm" svg:y1="22.614cm" svg:x2="7.541cm" svg:y2="22.614cm">
            <text:p/>
          </draw:line>
          <draw:line draw:style-name="gr5" draw:text-style-name="P9" draw:layer="svg" svg:x1="7.541cm" svg:y1="22.614cm" svg:x2="7.537cm" svg:y2="22.614cm">
            <text:p/>
          </draw:line>
          <draw:line draw:style-name="gr5" draw:text-style-name="P9" draw:layer="svg" svg:x1="7.537cm" svg:y1="22.614cm" svg:x2="7.529cm" svg:y2="22.614cm">
            <text:p/>
          </draw:line>
          <draw:line draw:style-name="gr5" draw:text-style-name="P9" draw:layer="svg" svg:x1="7.529cm" svg:y1="22.614cm" svg:x2="7.524cm" svg:y2="22.614cm">
            <text:p/>
          </draw:line>
          <draw:line draw:style-name="gr5" draw:text-style-name="P9" draw:layer="svg" svg:x1="7.524cm" svg:y1="22.614cm" svg:x2="7.516cm" svg:y2="22.614cm">
            <text:p/>
          </draw:line>
          <draw:line draw:style-name="gr5" draw:text-style-name="P9" draw:layer="svg" svg:x1="7.516cm" svg:y1="22.614cm" svg:x2="7.512cm" svg:y2="22.614cm">
            <text:p/>
          </draw:line>
          <draw:line draw:style-name="gr5" draw:text-style-name="P9" draw:layer="svg" svg:x1="7.513cm" svg:y1="22.615cm" svg:x2="7.503cm" svg:y2="22.61cm">
            <text:p/>
          </draw:line>
          <draw:line draw:style-name="gr5" draw:text-style-name="P9" draw:layer="svg" svg:x1="7.503cm" svg:y1="22.61cm" svg:x2="7.499cm" svg:y2="22.61cm">
            <text:p/>
          </draw:line>
          <draw:line draw:style-name="gr5" draw:text-style-name="P9" draw:layer="svg" svg:x1="7.499cm" svg:y1="22.61cm" svg:x2="7.491cm" svg:y2="22.61cm">
            <text:p/>
          </draw:line>
          <draw:line draw:style-name="gr5" draw:text-style-name="P9" draw:layer="svg" svg:x1="7.491cm" svg:y1="22.61cm" svg:x2="7.486cm" svg:y2="22.61cm">
            <text:p/>
          </draw:line>
          <draw:line draw:style-name="gr5" draw:text-style-name="P9" draw:layer="svg" svg:x1="7.486cm" svg:y1="22.61cm" svg:x2="7.478cm" svg:y2="22.61cm">
            <text:p/>
          </draw:line>
          <draw:line draw:style-name="gr5" draw:text-style-name="P9" draw:layer="svg" svg:x1="7.478cm" svg:y1="22.61cm" svg:x2="7.474cm" svg:y2="22.61cm">
            <text:p/>
          </draw:line>
          <draw:line draw:style-name="gr5" draw:text-style-name="P9" draw:layer="svg" svg:x1="7.474cm" svg:y1="22.61cm" svg:x2="7.465cm" svg:y2="22.61cm">
            <text:p/>
          </draw:line>
          <draw:line draw:style-name="gr5" draw:text-style-name="P9" draw:layer="svg" svg:x1="7.466cm" svg:y1="22.61cm" svg:x2="7.457cm" svg:y2="22.615cm">
            <text:p/>
          </draw:line>
          <draw:line draw:style-name="gr5" draw:text-style-name="P9" draw:layer="svg" svg:x1="7.457cm" svg:y1="22.614cm" svg:x2="7.452cm" svg:y2="22.614cm">
            <text:p/>
          </draw:line>
          <draw:line draw:style-name="gr5" draw:text-style-name="P9" draw:layer="svg" svg:x1="7.452cm" svg:y1="22.614cm" svg:x2="7.444cm" svg:y2="22.614cm">
            <text:p/>
          </draw:line>
          <draw:line draw:style-name="gr5" draw:text-style-name="P9" draw:layer="svg" svg:x1="7.444cm" svg:y1="22.614cm" svg:x2="7.44cm" svg:y2="22.614cm">
            <text:p/>
          </draw:line>
          <draw:line draw:style-name="gr5" draw:text-style-name="P9" draw:layer="svg" svg:x1="7.44cm" svg:y1="22.614cm" svg:x2="7.431cm" svg:y2="22.614cm">
            <text:p/>
          </draw:line>
          <draw:line draw:style-name="gr5" draw:text-style-name="P9" draw:layer="svg" svg:x1="7.431cm" svg:y1="22.614cm" svg:x2="7.427cm" svg:y2="22.614cm">
            <text:p/>
          </draw:line>
          <draw:line draw:style-name="gr5" draw:text-style-name="P9" draw:layer="svg" svg:x1="7.427cm" svg:y1="22.614cm" svg:x2="7.419cm" svg:y2="22.614cm">
            <text:p/>
          </draw:line>
          <draw:line draw:style-name="gr5" draw:text-style-name="P9" draw:layer="svg" svg:x1="7.42cm" svg:y1="22.614cm" svg:x2="7.414cm" svg:y2="22.619cm">
            <text:p/>
          </draw:line>
          <draw:line draw:style-name="gr5" draw:text-style-name="P9" draw:layer="svg" svg:x1="7.414cm" svg:y1="22.618cm" svg:x2="7.406cm" svg:y2="22.618cm">
            <text:p/>
          </draw:line>
          <draw:line draw:style-name="gr5" draw:text-style-name="P9" draw:layer="svg" svg:x1="7.406cm" svg:y1="22.618cm" svg:x2="7.402cm" svg:y2="22.618cm">
            <text:p/>
          </draw:line>
          <draw:line draw:style-name="gr5" draw:text-style-name="P9" draw:layer="svg" svg:x1="7.402cm" svg:y1="22.618cm" svg:x2="7.393cm" svg:y2="22.618cm">
            <text:p/>
          </draw:line>
          <draw:line draw:style-name="gr5" draw:text-style-name="P9" draw:layer="svg" svg:x1="7.393cm" svg:y1="22.618cm" svg:x2="7.389cm" svg:y2="22.618cm">
            <text:p/>
          </draw:line>
          <draw:line draw:style-name="gr5" draw:text-style-name="P9" draw:layer="svg" svg:x1="7.39cm" svg:y1="22.618cm" svg:x2="7.385cm" svg:y2="22.623cm">
            <text:p/>
          </draw:line>
          <draw:line draw:style-name="gr5" draw:text-style-name="P9" draw:layer="svg" svg:x1="7.385cm" svg:y1="22.622cm" svg:x2="7.376cm" svg:y2="22.622cm">
            <text:p/>
          </draw:line>
          <draw:line draw:style-name="gr5" draw:text-style-name="P9" draw:layer="svg" svg:x1="7.376cm" svg:y1="22.622cm" svg:x2="7.372cm" svg:y2="22.622cm">
            <text:p/>
          </draw:line>
          <draw:line draw:style-name="gr5" draw:text-style-name="P9" draw:layer="svg" svg:x1="7.373cm" svg:y1="22.622cm" svg:x2="7.364cm" svg:y2="22.628cm">
            <text:p/>
          </draw:line>
          <draw:line draw:style-name="gr5" draw:text-style-name="P9" draw:layer="svg" svg:x1="7.364cm" svg:y1="22.627cm" svg:x2="7.359cm" svg:y2="22.627cm">
            <text:p/>
          </draw:line>
          <draw:line draw:style-name="gr5" draw:text-style-name="P9" draw:layer="svg" svg:x1="7.359cm" svg:y1="22.627cm" svg:x2="7.355cm" svg:y2="22.627cm">
            <text:p/>
          </draw:line>
          <draw:line draw:style-name="gr5" draw:text-style-name="P9" draw:layer="svg" svg:x1="7.356cm" svg:y1="22.627cm" svg:x2="7.347cm" svg:y2="22.632cm">
            <text:p/>
          </draw:line>
          <draw:line draw:style-name="gr5" draw:text-style-name="P9" draw:layer="svg" svg:x1="7.347cm" svg:y1="22.631cm" svg:x2="7.342cm" svg:y2="22.631cm">
            <text:p/>
          </draw:line>
          <draw:line draw:style-name="gr5" draw:text-style-name="P9" draw:layer="svg" svg:x1="7.343cm" svg:y1="22.631cm" svg:x2="7.338cm" svg:y2="22.636cm">
            <text:p/>
          </draw:line>
          <draw:line draw:style-name="gr5" draw:text-style-name="P9" draw:layer="svg" svg:x1="7.338cm" svg:y1="22.635cm" svg:x2="7.33cm" svg:y2="22.635cm">
            <text:p/>
          </draw:line>
          <draw:line draw:style-name="gr5" draw:text-style-name="P9" draw:layer="svg" svg:x1="7.331cm" svg:y1="22.635cm" svg:x2="7.325cm" svg:y2="22.64cm">
            <text:p/>
          </draw:line>
          <draw:line draw:style-name="gr5" draw:text-style-name="P9" draw:layer="svg" svg:x1="7.325cm" svg:y1="22.639cm" svg:x2="7.321cm" svg:y2="22.639cm">
            <text:p/>
          </draw:line>
          <draw:line draw:style-name="gr5" draw:text-style-name="P9" draw:layer="svg" svg:x1="7.322cm" svg:y1="22.639cm" svg:x2="7.317cm" svg:y2="22.646cm">
            <text:p/>
          </draw:line>
          <draw:line draw:style-name="gr5" draw:text-style-name="P9" draw:layer="svg" svg:x1="7.317cm" svg:y1="22.644cm" svg:x2="7.313cm" svg:y2="22.644cm">
            <text:p/>
          </draw:line>
          <draw:line draw:style-name="gr5" draw:text-style-name="P9" draw:layer="svg" svg:x1="7.314cm" svg:y1="22.644cm" svg:x2="7.304cm" svg:y2="22.649cm">
            <text:p/>
          </draw:line>
          <draw:line draw:style-name="gr5" draw:text-style-name="P9" draw:layer="svg" svg:x1="7.304cm" svg:y1="22.648cm" svg:x2="7.3cm" svg:y2="22.648cm">
            <text:p/>
          </draw:line>
          <draw:line draw:style-name="gr5" draw:text-style-name="P9" draw:layer="svg" svg:x1="7.301cm" svg:y1="22.648cm" svg:x2="7.296cm" svg:y2="22.653cm">
            <text:p/>
          </draw:line>
          <draw:line draw:style-name="gr5" draw:text-style-name="P9" draw:layer="svg" svg:x1="7.296cm" svg:y1="22.652cm" svg:x2="7.292cm" svg:y2="22.652cm">
            <text:p/>
          </draw:line>
          <draw:line draw:style-name="gr5" draw:text-style-name="P9" draw:layer="svg" svg:x1="7.293cm" svg:y1="22.652cm" svg:x2="7.287cm" svg:y2="22.657cm">
            <text:p/>
          </draw:line>
          <draw:line draw:style-name="gr5" draw:text-style-name="P9" draw:layer="svg" svg:x1="7.287cm" svg:y1="22.656cm" svg:x2="7.283cm" svg:y2="22.656cm">
            <text:p/>
          </draw:line>
          <draw:line draw:style-name="gr5" draw:text-style-name="P9" draw:layer="svg" svg:x1="7.284cm" svg:y1="22.656cm" svg:x2="7.279cm" svg:y2="22.662cm">
            <text:p/>
          </draw:line>
          <draw:line draw:style-name="gr5" draw:text-style-name="P9" draw:layer="svg" svg:x1="7.28cm" svg:y1="22.661cm" svg:x2="7.275cm" svg:y2="22.666cm">
            <text:p/>
          </draw:line>
          <draw:line draw:style-name="gr5" draw:text-style-name="P9" draw:layer="svg" svg:x1="7.275cm" svg:y1="22.665cm" svg:x2="7.27cm" svg:y2="22.665cm">
            <text:p/>
          </draw:line>
          <draw:line draw:style-name="gr5" draw:text-style-name="P9" draw:layer="svg" svg:x1="7.271cm" svg:y1="22.665cm" svg:x2="7.266cm" svg:y2="22.67cm">
            <text:p/>
          </draw:line>
          <draw:line draw:style-name="gr5" draw:text-style-name="P9" draw:layer="svg" svg:x1="7.266cm" svg:y1="22.669cm" svg:x2="7.262cm" svg:y2="22.669cm">
            <text:p/>
          </draw:line>
          <draw:line draw:style-name="gr5" draw:text-style-name="P9" draw:layer="svg" svg:x1="7.262cm" svg:y1="22.669cm" svg:x2="7.262cm" svg:y2="22.673cm">
            <text:p/>
          </draw:line>
          <draw:line draw:style-name="gr5" draw:text-style-name="P9" draw:layer="svg" svg:x1="7.263cm" svg:y1="22.673cm" svg:x2="7.258cm" svg:y2="22.678cm">
            <text:p/>
          </draw:line>
          <draw:line draw:style-name="gr5" draw:text-style-name="P9" draw:layer="svg" svg:x1="7.258cm" svg:y1="22.677cm" svg:x2="7.253cm" svg:y2="22.677cm">
            <text:p/>
          </draw:line>
          <draw:line draw:style-name="gr5" draw:text-style-name="P9" draw:layer="svg" svg:x1="7.254cm" svg:y1="22.677cm" svg:x2="7.249cm" svg:y2="22.683cm">
            <text:p/>
          </draw:line>
          <draw:line draw:style-name="gr5" draw:text-style-name="P9" draw:layer="svg" svg:x1="7.249cm" svg:y1="22.682cm" svg:x2="7.249cm" svg:y2="22.686cm">
            <text:p/>
          </draw:line>
          <draw:line draw:style-name="gr5" draw:text-style-name="P9" draw:layer="svg" svg:x1="7.249cm" svg:y1="22.686cm" svg:x2="7.245cm" svg:y2="22.686cm">
            <text:p/>
          </draw:line>
          <draw:line draw:style-name="gr5" draw:text-style-name="P9" draw:layer="svg" svg:x1="7.246cm" svg:y1="22.686cm" svg:x2="7.241cm" svg:y2="22.691cm">
            <text:p/>
          </draw:line>
          <draw:line draw:style-name="gr5" draw:text-style-name="P9" draw:layer="svg" svg:x1="7.241cm" svg:y1="22.69cm" svg:x2="7.241cm" svg:y2="22.694cm">
            <text:p/>
          </draw:line>
          <draw:line draw:style-name="gr5" draw:text-style-name="P9" draw:layer="svg" svg:x1="7.242cm" svg:y1="22.694cm" svg:x2="7.237cm" svg:y2="22.7cm">
            <text:p/>
          </draw:line>
          <draw:polyline draw:style-name="gr5" draw:text-style-name="P9" draw:layer="svg" svg:width="0cm" svg:height="0cm" svg:x="7.237cm" svg:y="22.699cm" svg:viewBox="0 0 0 0" draw:points="0,0">
            <text:p/>
          </draw:polyline>
          <draw:line draw:style-name="gr5" draw:text-style-name="P9" draw:layer="svg" svg:x1="7.239cm" svg:y1="22.699cm" svg:x2="7.232cm" svg:y2="22.704cm">
            <text:p/>
          </draw:line>
          <draw:line draw:style-name="gr5" draw:text-style-name="P9" draw:layer="svg" svg:x1="7.232cm" svg:y1="22.703cm" svg:x2="7.232cm" svg:y2="22.707cm">
            <text:p/>
          </draw:line>
          <draw:line draw:style-name="gr5" draw:text-style-name="P9" draw:layer="svg" svg:x1="7.233cm" svg:y1="22.707cm" svg:x2="7.228cm" svg:y2="22.712cm">
            <text:p/>
          </draw:line>
          <draw:polyline draw:style-name="gr5" draw:text-style-name="P9" draw:layer="svg" svg:width="0cm" svg:height="0cm" svg:x="7.228cm" svg:y="22.711cm" svg:viewBox="0 0 0 0" draw:points="0,0">
            <text:p/>
          </draw:polyline>
          <draw:line draw:style-name="gr5" draw:text-style-name="P9" draw:layer="svg" svg:x1="7.228cm" svg:y1="22.711cm" svg:x2="7.228cm" svg:y2="22.716cm">
            <text:p/>
          </draw:line>
          <draw:line draw:style-name="gr5" draw:text-style-name="P9" draw:layer="svg" svg:x1="7.229cm" svg:y1="22.716cm" svg:x2="7.224cm" svg:y2="22.721cm">
            <text:p/>
          </draw:line>
          <draw:line draw:style-name="gr5" draw:text-style-name="P9" draw:layer="svg" svg:x1="7.224cm" svg:y1="22.72cm" svg:x2="7.224cm" svg:y2="22.724cm">
            <text:p/>
          </draw:line>
          <draw:polyline draw:style-name="gr5" draw:text-style-name="P9" draw:layer="svg" svg:width="0cm" svg:height="0cm" svg:x="7.224cm" svg:y="22.724cm" svg:viewBox="0 0 0 0" draw:points="0,0">
            <text:p/>
          </draw:polyline>
          <draw:line draw:style-name="gr5" draw:text-style-name="P9" draw:layer="svg" svg:x1="7.224cm" svg:y1="22.724cm" svg:x2="7.224cm" svg:y2="22.728cm">
            <text:p/>
          </draw:line>
          <draw:line draw:style-name="gr5" draw:text-style-name="P9" draw:layer="svg" svg:x1="7.224cm" svg:y1="22.728cm" svg:x2="7.224cm" svg:y2="22.733cm">
            <text:p/>
          </draw:line>
          <draw:line draw:style-name="gr5" draw:text-style-name="P9" draw:layer="svg" svg:x1="7.224cm" svg:y1="22.733cm" svg:x2="7.224cm" svg:y2="22.737cm">
            <text:p/>
          </draw:line>
          <draw:polyline draw:style-name="gr5" draw:text-style-name="P9" draw:layer="svg" svg:width="0cm" svg:height="0cm" svg:x="7.224cm" svg:y="22.737cm" svg:viewBox="0 0 0 0" draw:points="0,0">
            <text:p/>
          </draw:polyline>
          <draw:line draw:style-name="gr5" draw:text-style-name="P9" draw:layer="svg" svg:x1="7.224cm" svg:y1="22.737cm" svg:x2="7.224cm" svg:y2="22.741cm">
            <text:p/>
          </draw:line>
          <draw:line draw:style-name="gr5" draw:text-style-name="P9" draw:layer="svg" svg:x1="7.224cm" svg:y1="22.741cm" svg:x2="7.224cm" svg:y2="22.745cm">
            <text:p/>
          </draw:line>
          <draw:line draw:style-name="gr5" draw:text-style-name="P9" draw:layer="svg" svg:x1="7.224cm" svg:y1="22.745cm" svg:x2="7.224cm" svg:y2="22.749cm">
            <text:p/>
          </draw:line>
          <draw:line draw:style-name="gr5" draw:text-style-name="P9" draw:layer="svg" svg:x1="7.224cm" svg:y1="22.749cm" svg:x2="7.224cm" svg:y2="22.754cm">
            <text:p/>
          </draw:line>
          <draw:polyline draw:style-name="gr5" draw:text-style-name="P9" draw:layer="svg" svg:width="0cm" svg:height="0cm" svg:x="7.224cm" svg:y="22.754cm" svg:viewBox="0 0 0 0" draw:points="0,0">
            <text:p/>
          </draw:polyline>
          <draw:line draw:style-name="gr5" draw:text-style-name="P9" draw:layer="svg" svg:x1="7.224cm" svg:y1="22.754cm" svg:x2="7.224cm" svg:y2="22.758cm">
            <text:p/>
          </draw:line>
          <draw:line draw:style-name="gr5" draw:text-style-name="P9" draw:layer="svg" svg:x1="7.224cm" svg:y1="22.758cm" svg:x2="7.224cm" svg:y2="22.762cm">
            <text:p/>
          </draw:line>
          <draw:line draw:style-name="gr5" draw:text-style-name="P9" draw:layer="svg" svg:x1="7.224cm" svg:y1="22.762cm" svg:x2="7.224cm" svg:y2="22.766cm">
            <text:p/>
          </draw:line>
          <draw:line draw:style-name="gr5" draw:text-style-name="P9" draw:layer="svg" svg:x1="7.224cm" svg:y1="22.766cm" svg:x2="7.228cm" svg:y2="22.766cm">
            <text:p/>
          </draw:line>
          <draw:line draw:style-name="gr5" draw:text-style-name="P9" draw:layer="svg" svg:x1="7.228cm" svg:y1="22.766cm" svg:x2="7.228cm" svg:y2="22.771cm">
            <text:p/>
          </draw:line>
          <draw:line draw:style-name="gr5" draw:text-style-name="P9" draw:layer="svg" svg:x1="7.228cm" svg:y1="22.771cm" svg:x2="7.228cm" svg:y2="22.775cm">
            <text:p/>
          </draw:line>
          <draw:line draw:style-name="gr5" draw:text-style-name="P9" draw:layer="svg" svg:x1="7.228cm" svg:y1="22.775cm" svg:x2="7.233cm" svg:y2="22.78cm">
            <text:p/>
          </draw:line>
          <draw:polyline draw:style-name="gr5" draw:text-style-name="P9" draw:layer="svg" svg:width="0cm" svg:height="0cm" svg:x="7.232cm" svg:y="22.779cm" svg:viewBox="0 0 0 0" draw:points="0,0">
            <text:p/>
          </draw:polyline>
          <draw:line draw:style-name="gr5" draw:text-style-name="P9" draw:layer="svg" svg:x1="7.232cm" svg:y1="22.779cm" svg:x2="7.239cm" svg:y2="22.784cm">
            <text:p/>
          </draw:line>
          <draw:line draw:style-name="gr5" draw:text-style-name="P9" draw:layer="svg" svg:x1="7.237cm" svg:y1="22.783cm" svg:x2="7.237cm" svg:y2="22.788cm">
            <text:p/>
          </draw:line>
          <draw:line draw:style-name="gr5" draw:text-style-name="P9" draw:layer="svg" svg:x1="7.237cm" svg:y1="22.788cm" svg:x2="7.242cm" svg:y2="22.793cm">
            <text:p/>
          </draw:line>
          <draw:polyline draw:style-name="gr5" draw:text-style-name="P9" draw:layer="svg" svg:width="0cm" svg:height="0cm" svg:x="7.241cm" svg:y="22.792cm" svg:viewBox="0 0 0 0" draw:points="0,0">
            <text:p/>
          </draw:polyline>
          <draw:line draw:style-name="gr5" draw:text-style-name="P9" draw:layer="svg" svg:x1="7.241cm" svg:y1="22.792cm" svg:x2="7.246cm" svg:y2="22.797cm">
            <text:p/>
          </draw:line>
          <draw:line draw:style-name="gr5" draw:text-style-name="P9" draw:layer="svg" svg:x1="7.245cm" svg:y1="22.796cm" svg:x2="7.25cm" svg:y2="22.801cm">
            <text:p/>
          </draw:line>
          <draw:polyline draw:style-name="gr5" draw:text-style-name="P9" draw:layer="svg" svg:width="0cm" svg:height="0cm" svg:x="7.249cm" svg:y="22.8cm" svg:viewBox="0 0 0 0" draw:points="0,0">
            <text:p/>
          </draw:polyline>
          <draw:line draw:style-name="gr5" draw:text-style-name="P9" draw:layer="svg" svg:x1="7.249cm" svg:y1="22.8cm" svg:x2="7.254cm" svg:y2="22.805cm">
            <text:p/>
          </draw:line>
          <draw:line draw:style-name="gr5" draw:text-style-name="P9" draw:layer="svg" svg:x1="7.253cm" svg:y1="22.804cm" svg:x2="7.259cm" svg:y2="22.81cm">
            <text:p/>
          </draw:line>
          <draw:line draw:style-name="gr5" draw:text-style-name="P9" draw:layer="svg" svg:x1="7.258cm" svg:y1="22.809cm" svg:x2="7.262cm" svg:y2="22.809cm">
            <text:p/>
          </draw:line>
          <draw:line draw:style-name="gr5" draw:text-style-name="P9" draw:layer="svg" svg:x1="7.262cm" svg:y1="22.809cm" svg:x2="7.262cm" svg:y2="22.813cm">
            <text:p/>
          </draw:line>
          <draw:line draw:style-name="gr5" draw:text-style-name="P9" draw:layer="svg" svg:x1="7.262cm" svg:y1="22.813cm" svg:x2="7.267cm" svg:y2="22.818cm">
            <text:p/>
          </draw:line>
          <draw:line draw:style-name="gr5" draw:text-style-name="P9" draw:layer="svg" svg:x1="7.266cm" svg:y1="22.817cm" svg:x2="7.27cm" svg:y2="22.817cm">
            <text:p/>
          </draw:line>
          <draw:line draw:style-name="gr5" draw:text-style-name="P9" draw:layer="svg" svg:x1="7.27cm" svg:y1="22.817cm" svg:x2="7.276cm" svg:y2="22.822cm">
            <text:p/>
          </draw:line>
          <draw:line draw:style-name="gr5" draw:text-style-name="P9" draw:layer="svg" svg:x1="7.275cm" svg:y1="22.821cm" svg:x2="7.28cm" svg:y2="22.827cm">
            <text:p/>
          </draw:line>
          <draw:line draw:style-name="gr5" draw:text-style-name="P9" draw:layer="svg" svg:x1="7.279cm" svg:y1="22.826cm" svg:x2="7.283cm" svg:y2="22.826cm">
            <text:p/>
          </draw:line>
          <draw:line draw:style-name="gr5" draw:text-style-name="P9" draw:layer="svg" svg:x1="7.283cm" svg:y1="22.826cm" svg:x2="7.288cm" svg:y2="22.831cm">
            <text:p/>
          </draw:line>
          <draw:line draw:style-name="gr5" draw:text-style-name="P9" draw:layer="svg" svg:x1="7.287cm" svg:y1="22.83cm" svg:x2="7.292cm" svg:y2="22.83cm">
            <text:p/>
          </draw:line>
          <draw:line draw:style-name="gr5" draw:text-style-name="P9" draw:layer="svg" svg:x1="7.292cm" svg:y1="22.83cm" svg:x2="7.297cm" svg:y2="22.835cm">
            <text:p/>
          </draw:line>
          <draw:line draw:style-name="gr5" draw:text-style-name="P9" draw:layer="svg" svg:x1="7.296cm" svg:y1="22.834cm" svg:x2="7.3cm" svg:y2="22.834cm">
            <text:p/>
          </draw:line>
          <draw:line draw:style-name="gr5" draw:text-style-name="P9" draw:layer="svg" svg:x1="7.3cm" svg:y1="22.834cm" svg:x2="7.305cm" svg:y2="22.839cm">
            <text:p/>
          </draw:line>
          <draw:line draw:style-name="gr5" draw:text-style-name="P9" draw:layer="svg" svg:x1="7.304cm" svg:y1="22.838cm" svg:x2="7.309cm" svg:y2="22.838cm">
            <text:p/>
          </draw:line>
          <draw:line draw:style-name="gr5" draw:text-style-name="P9" draw:layer="svg" svg:x1="7.309cm" svg:y1="22.838cm" svg:x2="7.318cm" svg:y2="22.844cm">
            <text:p/>
          </draw:line>
          <draw:line draw:style-name="gr5" draw:text-style-name="P9" draw:layer="svg" svg:x1="7.317cm" svg:y1="22.843cm" svg:x2="7.321cm" svg:y2="22.843cm">
            <text:p/>
          </draw:line>
          <draw:line draw:style-name="gr5" draw:text-style-name="P9" draw:layer="svg" svg:x1="7.321cm" svg:y1="22.843cm" svg:x2="7.326cm" svg:y2="22.848cm">
            <text:p/>
          </draw:line>
          <draw:line draw:style-name="gr5" draw:text-style-name="P9" draw:layer="svg" svg:x1="7.325cm" svg:y1="22.847cm" svg:x2="7.33cm" svg:y2="22.847cm">
            <text:p/>
          </draw:line>
          <draw:line draw:style-name="gr5" draw:text-style-name="P9" draw:layer="svg" svg:x1="7.33cm" svg:y1="22.847cm" svg:x2="7.339cm" svg:y2="22.852cm">
            <text:p/>
          </draw:line>
          <draw:line draw:style-name="gr5" draw:text-style-name="P9" draw:layer="svg" svg:x1="7.338cm" svg:y1="22.851cm" svg:x2="7.342cm" svg:y2="22.851cm">
            <text:p/>
          </draw:line>
          <draw:line draw:style-name="gr5" draw:text-style-name="P9" draw:layer="svg" svg:x1="7.342cm" svg:y1="22.851cm" svg:x2="7.348cm" svg:y2="22.856cm">
            <text:p/>
          </draw:line>
          <draw:line draw:style-name="gr5" draw:text-style-name="P9" draw:layer="svg" svg:x1="7.347cm" svg:y1="22.855cm" svg:x2="7.351cm" svg:y2="22.855cm">
            <text:p/>
          </draw:line>
          <draw:line draw:style-name="gr5" draw:text-style-name="P9" draw:layer="svg" svg:x1="7.351cm" svg:y1="22.855cm" svg:x2="7.359cm" svg:y2="22.855cm">
            <text:p/>
          </draw:line>
          <draw:line draw:style-name="gr5" draw:text-style-name="P9" draw:layer="svg" svg:x1="7.359cm" svg:y1="22.855cm" svg:x2="7.365cm" svg:y2="22.86cm">
            <text:p/>
          </draw:line>
          <draw:line draw:style-name="gr5" draw:text-style-name="P9" draw:layer="svg" svg:x1="7.364cm" svg:y1="22.859cm" svg:x2="7.372cm" svg:y2="22.859cm">
            <text:p/>
          </draw:line>
          <draw:line draw:style-name="gr5" draw:text-style-name="P9" draw:layer="svg" svg:x1="7.372cm" svg:y1="22.859cm" svg:x2="7.376cm" svg:y2="22.859cm">
            <text:p/>
          </draw:line>
          <draw:line draw:style-name="gr5" draw:text-style-name="P9" draw:layer="svg" svg:x1="7.376cm" svg:y1="22.859cm" svg:x2="7.383cm" svg:y2="22.866cm">
            <text:p/>
          </draw:line>
          <draw:line draw:style-name="gr5" draw:text-style-name="P9" draw:layer="svg" svg:x1="7.381cm" svg:y1="22.864cm" svg:x2="7.389cm" svg:y2="22.864cm">
            <text:p/>
          </draw:line>
          <draw:line draw:style-name="gr5" draw:text-style-name="P9" draw:layer="svg" svg:x1="7.389cm" svg:y1="22.864cm" svg:x2="7.393cm" svg:y2="22.864cm">
            <text:p/>
          </draw:line>
          <draw:line draw:style-name="gr5" draw:text-style-name="P9" draw:layer="svg" svg:x1="7.393cm" svg:y1="22.864cm" svg:x2="7.403cm" svg:y2="22.869cm">
            <text:p/>
          </draw:line>
          <draw:line draw:style-name="gr5" draw:text-style-name="P9" draw:layer="svg" svg:x1="7.402cm" svg:y1="22.868cm" svg:x2="7.406cm" svg:y2="22.868cm">
            <text:p/>
          </draw:line>
          <draw:line draw:style-name="gr5" draw:text-style-name="P9" draw:layer="svg" svg:x1="7.406cm" svg:y1="22.868cm" svg:x2="7.414cm" svg:y2="22.868cm">
            <text:p/>
          </draw:line>
          <draw:line draw:style-name="gr5" draw:text-style-name="P9" draw:layer="svg" svg:x1="7.414cm" svg:y1="22.868cm" svg:x2="7.419cm" svg:y2="22.868cm">
            <text:p/>
          </draw:line>
          <draw:line draw:style-name="gr5" draw:text-style-name="P9" draw:layer="svg" svg:x1="7.419cm" svg:y1="22.868cm" svg:x2="7.427cm" svg:y2="22.868cm">
            <text:p/>
          </draw:line>
          <draw:line draw:style-name="gr5" draw:text-style-name="P9" draw:layer="svg" svg:x1="7.427cm" svg:y1="22.868cm" svg:x2="7.432cm" svg:y2="22.873cm">
            <text:p/>
          </draw:line>
          <draw:line draw:style-name="gr5" draw:text-style-name="P9" draw:layer="svg" svg:x1="7.431cm" svg:y1="22.872cm" svg:x2="7.44cm" svg:y2="22.872cm">
            <text:p/>
          </draw:line>
          <draw:line draw:style-name="gr5" draw:text-style-name="P9" draw:layer="svg" svg:x1="7.44cm" svg:y1="22.872cm" svg:x2="7.444cm" svg:y2="22.872cm">
            <text:p/>
          </draw:line>
          <draw:line draw:style-name="gr5" draw:text-style-name="P9" draw:layer="svg" svg:x1="7.444cm" svg:y1="22.872cm" svg:x2="7.452cm" svg:y2="22.872cm">
            <text:p/>
          </draw:line>
          <draw:line draw:style-name="gr5" draw:text-style-name="P9" draw:layer="svg" svg:x1="7.452cm" svg:y1="22.872cm" svg:x2="7.457cm" svg:y2="22.872cm">
            <text:p/>
          </draw:line>
          <draw:line draw:style-name="gr5" draw:text-style-name="P9" draw:layer="svg" svg:x1="7.457cm" svg:y1="22.872cm" svg:x2="7.465cm" svg:y2="22.872cm">
            <text:p/>
          </draw:line>
          <draw:line draw:style-name="gr5" draw:text-style-name="P9" draw:layer="svg" svg:x1="7.465cm" svg:y1="22.872cm" svg:x2="7.469cm" svg:y2="22.872cm">
            <text:p/>
          </draw:line>
          <draw:line draw:style-name="gr5" draw:text-style-name="P9" draw:layer="svg" svg:x1="7.469cm" svg:y1="22.872cm" svg:x2="7.478cm" svg:y2="22.872cm">
            <text:p/>
          </draw:line>
          <draw:line draw:style-name="gr5" draw:text-style-name="P9" draw:layer="svg" svg:x1="7.478cm" svg:y1="22.872cm" svg:x2="7.482cm" svg:y2="22.872cm">
            <text:p/>
          </draw:line>
          <draw:line draw:style-name="gr5" draw:text-style-name="P9" draw:layer="svg" svg:x1="7.482cm" svg:y1="22.872cm" svg:x2="7.491cm" svg:y2="22.872cm">
            <text:p/>
          </draw:line>
          <draw:line draw:style-name="gr5" draw:text-style-name="P9" draw:layer="svg" svg:x1="7.491cm" svg:y1="22.872cm" svg:x2="7.499cm" svg:y2="22.872cm">
            <text:p/>
          </draw:line>
          <draw:line draw:style-name="gr5" draw:text-style-name="P9" draw:layer="svg" svg:x1="7.499cm" svg:y1="22.872cm" svg:x2="7.503cm" svg:y2="22.872cm">
            <text:p/>
          </draw:line>
          <draw:line draw:style-name="gr5" draw:text-style-name="P9" draw:layer="svg" svg:x1="7.503cm" svg:y1="22.872cm" svg:x2="7.512cm" svg:y2="22.872cm">
            <text:p/>
          </draw:line>
          <draw:line draw:style-name="gr5" draw:text-style-name="P9" draw:layer="svg" svg:x1="7.512cm" svg:y1="22.872cm" svg:x2="7.516cm" svg:y2="22.872cm">
            <text:p/>
          </draw:line>
          <draw:line draw:style-name="gr5" draw:text-style-name="P9" draw:layer="svg" svg:x1="7.516cm" svg:y1="22.872cm" svg:x2="7.524cm" svg:y2="22.872cm">
            <text:p/>
          </draw:line>
          <draw:line draw:style-name="gr5" draw:text-style-name="P9" draw:layer="svg" svg:x1="7.524cm" svg:y1="22.872cm" svg:x2="7.529cm" svg:y2="22.872cm">
            <text:p/>
          </draw:line>
          <draw:line draw:style-name="gr5" draw:text-style-name="P9" draw:layer="svg" svg:x1="7.529cm" svg:y1="22.873cm" svg:x2="7.538cm" svg:y2="22.868cm">
            <text:p/>
          </draw:line>
          <draw:line draw:style-name="gr5" draw:text-style-name="P9" draw:layer="svg" svg:x1="7.537cm" svg:y1="22.868cm" svg:x2="7.541cm" svg:y2="22.868cm">
            <text:p/>
          </draw:line>
          <draw:line draw:style-name="gr5" draw:text-style-name="P9" draw:layer="svg" svg:x1="7.541cm" svg:y1="22.868cm" svg:x2="7.55cm" svg:y2="22.868cm">
            <text:p/>
          </draw:line>
          <draw:line draw:style-name="gr5" draw:text-style-name="P9" draw:layer="svg" svg:x1="7.55cm" svg:y1="22.868cm" svg:x2="7.554cm" svg:y2="22.868cm">
            <text:p/>
          </draw:line>
          <draw:line draw:style-name="gr5" draw:text-style-name="P9" draw:layer="svg" svg:x1="7.554cm" svg:y1="22.868cm" svg:x2="7.563cm" svg:y2="22.868cm">
            <text:p/>
          </draw:line>
          <draw:line draw:style-name="gr5" draw:text-style-name="P9" draw:layer="svg" svg:x1="7.563cm" svg:y1="22.869cm" svg:x2="7.568cm" svg:y2="22.864cm">
            <text:p/>
          </draw:line>
          <draw:line draw:style-name="gr5" draw:text-style-name="P9" draw:layer="svg" svg:x1="7.567cm" svg:y1="22.864cm" svg:x2="7.575cm" svg:y2="22.864cm">
            <text:p/>
          </draw:line>
          <draw:line draw:style-name="gr5" draw:text-style-name="P9" draw:layer="svg" svg:x1="7.575cm" svg:y1="22.864cm" svg:x2="7.579cm" svg:y2="22.864cm">
            <text:p/>
          </draw:line>
          <draw:line draw:style-name="gr5" draw:text-style-name="P9" draw:layer="svg" svg:x1="7.579cm" svg:y1="22.864cm" svg:x2="7.584cm" svg:y2="22.864cm">
            <text:p/>
          </draw:line>
          <draw:line draw:style-name="gr5" draw:text-style-name="P9" draw:layer="svg" svg:x1="7.584cm" svg:y1="22.866cm" svg:x2="7.593cm" svg:y2="22.859cm">
            <text:p/>
          </draw:line>
          <draw:line draw:style-name="gr5" draw:text-style-name="P9" draw:layer="svg" svg:x1="7.592cm" svg:y1="22.859cm" svg:x2="7.596cm" svg:y2="22.859cm">
            <text:p/>
          </draw:line>
          <draw:line draw:style-name="gr5" draw:text-style-name="P9" draw:layer="svg" svg:x1="7.596cm" svg:y1="22.859cm" svg:x2="7.605cm" svg:y2="22.859cm">
            <text:p/>
          </draw:line>
          <draw:line draw:style-name="gr5" draw:text-style-name="P9" draw:layer="svg" svg:x1="7.605cm" svg:y1="22.86cm" svg:x2="7.61cm" svg:y2="22.855cm">
            <text:p/>
          </draw:line>
          <draw:line draw:style-name="gr5" draw:text-style-name="P9" draw:layer="svg" svg:x1="7.609cm" svg:y1="22.855cm" svg:x2="7.613cm" svg:y2="22.855cm">
            <text:p/>
          </draw:line>
          <draw:line draw:style-name="gr5" draw:text-style-name="P9" draw:layer="svg" svg:x1="7.613cm" svg:y1="22.855cm" svg:x2="7.622cm" svg:y2="22.855cm">
            <text:p/>
          </draw:line>
          <draw:line draw:style-name="gr5" draw:text-style-name="P9" draw:layer="svg" svg:x1="7.622cm" svg:y1="22.856cm" svg:x2="7.627cm" svg:y2="22.851cm">
            <text:p/>
          </draw:line>
          <draw:line draw:style-name="gr5" draw:text-style-name="P9" draw:layer="svg" svg:x1="7.626cm" svg:y1="22.851cm" svg:x2="7.63cm" svg:y2="22.851cm">
            <text:p/>
          </draw:line>
          <draw:line draw:style-name="gr5" draw:text-style-name="P9" draw:layer="svg" svg:x1="7.63cm" svg:y1="22.852cm" svg:x2="7.64cm" svg:y2="22.847cm">
            <text:p/>
          </draw:line>
          <draw:line draw:style-name="gr5" draw:text-style-name="P9" draw:layer="svg" svg:x1="7.639cm" svg:y1="22.847cm" svg:x2="7.643cm" svg:y2="22.847cm">
            <text:p/>
          </draw:line>
          <draw:line draw:style-name="gr5" draw:text-style-name="P9" draw:layer="svg" svg:x1="7.643cm" svg:y1="22.848cm" svg:x2="7.648cm" svg:y2="22.843cm">
            <text:p/>
          </draw:line>
          <draw:line draw:style-name="gr5" draw:text-style-name="P9" draw:layer="svg" svg:x1="7.647cm" svg:y1="22.843cm" svg:x2="7.651cm" svg:y2="22.843cm">
            <text:p/>
          </draw:line>
          <draw:line draw:style-name="gr5" draw:text-style-name="P9" draw:layer="svg" svg:x1="7.651cm" svg:y1="22.844cm" svg:x2="7.657cm" svg:y2="22.838cm">
            <text:p/>
          </draw:line>
          <draw:line draw:style-name="gr5" draw:text-style-name="P9" draw:layer="svg" svg:x1="7.656cm" svg:y1="22.838cm" svg:x2="7.66cm" svg:y2="22.838cm">
            <text:p/>
          </draw:line>
          <draw:line draw:style-name="gr5" draw:text-style-name="P9" draw:layer="svg" svg:x1="7.66cm" svg:y1="22.839cm" svg:x2="7.669cm" svg:y2="22.834cm">
            <text:p/>
          </draw:line>
          <draw:line draw:style-name="gr5" draw:text-style-name="P9" draw:layer="svg" svg:x1="7.668cm" svg:y1="22.834cm" svg:x2="7.673cm" svg:y2="22.834cm">
            <text:p/>
          </draw:line>
          <draw:line draw:style-name="gr5" draw:text-style-name="P9" draw:layer="svg" svg:x1="7.673cm" svg:y1="22.835cm" svg:x2="7.678cm" svg:y2="22.83cm">
            <text:p/>
          </draw:line>
          <draw:line draw:style-name="gr5" draw:text-style-name="P9" draw:layer="svg" svg:x1="7.677cm" svg:y1="22.83cm" svg:x2="7.681cm" svg:y2="22.83cm">
            <text:p/>
          </draw:line>
          <draw:line draw:style-name="gr5" draw:text-style-name="P9" draw:layer="svg" svg:x1="7.681cm" svg:y1="22.831cm" svg:x2="7.686cm" svg:y2="22.826cm">
            <text:p/>
          </draw:line>
          <draw:line draw:style-name="gr5" draw:text-style-name="P9" draw:layer="svg" svg:x1="7.685cm" svg:y1="22.827cm" svg:x2="7.691cm" svg:y2="22.821cm">
            <text:p/>
          </draw:line>
          <draw:line draw:style-name="gr5" draw:text-style-name="P9" draw:layer="svg" svg:x1="7.69cm" svg:y1="22.821cm" svg:x2="7.694cm" svg:y2="22.821cm">
            <text:p/>
          </draw:line>
          <draw:line draw:style-name="gr5" draw:text-style-name="P9" draw:layer="svg" svg:x1="7.694cm" svg:y1="22.822cm" svg:x2="7.699cm" svg:y2="22.817cm">
            <text:p/>
          </draw:line>
          <draw:polyline draw:style-name="gr5" draw:text-style-name="P9" draw:layer="svg" svg:width="0cm" svg:height="0cm" svg:x="7.698cm" svg:y="22.817cm" svg:viewBox="0 0 0 0" draw:points="0,0">
            <text:p/>
          </draw:polyline>
          <draw:line draw:style-name="gr5" draw:text-style-name="P9" draw:layer="svg" svg:x1="7.698cm" svg:y1="22.818cm" svg:x2="7.703cm" svg:y2="22.813cm">
            <text:p/>
          </draw:line>
          <draw:line draw:style-name="gr5" draw:text-style-name="P9" draw:layer="svg" svg:x1="7.702cm" svg:y1="22.814cm" svg:x2="7.707cm" svg:y2="22.809cm">
            <text:p/>
          </draw:line>
          <draw:line draw:style-name="gr5" draw:text-style-name="P9" draw:layer="svg" svg:x1="7.706cm" svg:y1="22.809cm" svg:x2="7.711cm" svg:y2="22.809cm">
            <text:p/>
          </draw:line>
          <draw:line draw:style-name="gr5" draw:text-style-name="P9" draw:layer="svg" svg:x1="7.711cm" svg:y1="22.81cm" svg:x2="7.716cm" svg:y2="22.804cm">
            <text:p/>
          </draw:line>
          <draw:line draw:style-name="gr5" draw:text-style-name="P9" draw:layer="svg" svg:x1="7.715cm" svg:y1="22.804cm" svg:x2="7.715cm" svg:y2="22.8cm">
            <text:p/>
          </draw:line>
          <draw:line draw:style-name="gr5" draw:text-style-name="P9" draw:layer="svg" svg:x1="7.715cm" svg:y1="22.801cm" svg:x2="7.72cm" svg:y2="22.796cm">
            <text:p/>
          </draw:line>
          <draw:line draw:style-name="gr5" draw:text-style-name="P9" draw:layer="svg" svg:x1="7.719cm" svg:y1="22.796cm" svg:x2="7.723cm" svg:y2="22.796cm">
            <text:p/>
          </draw:line>
          <draw:line draw:style-name="gr5" draw:text-style-name="P9" draw:layer="svg" svg:x1="7.723cm" svg:y1="22.796cm" svg:x2="7.723cm" svg:y2="22.792cm">
            <text:p/>
          </draw:line>
          <draw:line draw:style-name="gr5" draw:text-style-name="P9" draw:layer="svg" svg:x1="7.723cm" svg:y1="22.793cm" svg:x2="7.729cm" svg:y2="22.788cm">
            <text:p/>
          </draw:line>
          <draw:polyline draw:style-name="gr5" draw:text-style-name="P9" draw:layer="svg" svg:width="0cm" svg:height="0cm" svg:x="7.728cm" svg:y="22.788cm" svg:viewBox="0 0 0 0" draw:points="0,0">
            <text:p/>
          </draw:polyline>
          <draw:line draw:style-name="gr5" draw:text-style-name="P9" draw:layer="svg" svg:x1="7.728cm" svg:y1="22.79cm" svg:x2="7.733cm" svg:y2="22.783cm">
            <text:p/>
          </draw:line>
          <draw:line draw:style-name="gr5" draw:text-style-name="P9" draw:layer="svg" svg:x1="7.732cm" svg:y1="22.783cm" svg:x2="7.732cm" svg:y2="22.779cm">
            <text:p/>
          </draw:line>
          <draw:line draw:style-name="gr5" draw:text-style-name="P9" draw:layer="svg" svg:x1="7.732cm" svg:y1="22.78cm" svg:x2="7.737cm" svg:y2="22.775cm">
            <text:p/>
          </draw:line>
          <draw:polyline draw:style-name="gr5" draw:text-style-name="P9" draw:layer="svg" svg:width="0cm" svg:height="0cm" svg:x="7.736cm" svg:y="22.775cm" svg:viewBox="0 0 0 0" draw:points="0,0">
            <text:p/>
          </draw:polyline>
          <draw:line draw:style-name="gr5" draw:text-style-name="P9" draw:layer="svg" svg:x1="7.736cm" svg:y1="22.776cm" svg:x2="7.741cm" svg:y2="22.771cm">
            <text:p/>
          </draw:line>
          <draw:line draw:style-name="gr5" draw:text-style-name="P9" draw:layer="svg" svg:x1="7.74cm" svg:y1="22.771cm" svg:x2="7.74cm" svg:y2="22.766cm">
            <text:p/>
          </draw:line>
          <draw:line draw:style-name="gr5" draw:text-style-name="P9" draw:layer="svg" svg:x1="7.74cm" svg:y1="22.766cm" svg:x2="7.74cm" svg:y2="22.762cm">
            <text:p/>
          </draw:line>
          <draw:polyline draw:style-name="gr5" draw:text-style-name="P9" draw:layer="svg" svg:width="0cm" svg:height="0cm" svg:x="7.74cm" svg:y="22.762cm" svg:viewBox="0 0 0 0" draw:points="0,0">
            <text:p/>
          </draw:polyline>
          <draw:line draw:style-name="gr5" draw:text-style-name="P9" draw:layer="svg" svg:x1="7.74cm" svg:y1="22.763cm" svg:x2="7.747cm" svg:y2="22.758cm">
            <text:p/>
          </draw:line>
          <draw:line draw:style-name="gr5" draw:text-style-name="P9" draw:layer="svg" svg:x1="7.745cm" svg:y1="22.758cm" svg:x2="7.745cm" svg:y2="22.754cm">
            <text:p/>
          </draw:line>
          <draw:line draw:style-name="gr5" draw:text-style-name="P9" draw:layer="svg" svg:x1="7.745cm" svg:y1="22.754cm" svg:x2="7.745cm" svg:y2="22.749cm">
            <text:p/>
          </draw:line>
          <draw:polyline draw:style-name="gr5" draw:text-style-name="P9" draw:layer="svg" svg:width="0cm" svg:height="0cm" svg:x="7.745cm" svg:y="22.749cm" svg:viewBox="0 0 0 0" draw:points="0,0">
            <text:p/>
          </draw:polyline>
          <draw:line draw:style-name="gr5" draw:text-style-name="P9" draw:layer="svg" svg:x1="7.745cm" svg:y1="22.749cm" svg:x2="7.745cm" svg:y2="22.745cm">
            <text:p/>
          </draw:line>
          <draw:polyline draw:style-name="gr5" draw:text-style-name="P9" draw:layer="svg" svg:width="0cm" svg:height="0cm" svg:x="7.745cm" svg:y="22.745cm" svg:viewBox="0 0 0 0" draw:points="0,0">
            <text:p/>
          </draw:polyline>
          <draw:polyline draw:style-name="gr5" draw:text-style-name="P9" draw:layer="svg" svg:width="0cm" svg:height="0cm" svg:x="7.745cm" svg:y="22.745cm" svg:viewBox="0 0 0 0" draw:points="0,0">
            <text:p/>
          </draw:polyline>
          <draw:polyline draw:style-name="gr5" draw:text-style-name="P9" draw:layer="svg" svg:width="0cm" svg:height="0cm" svg:x="9.218cm" svg:y="22.745cm" svg:viewBox="0 0 0 0" draw:points="0,0">
            <text:p/>
          </draw:polyline>
          <draw:line draw:style-name="gr5" draw:text-style-name="P9" draw:layer="svg" svg:x1="9.218cm" svg:y1="22.745cm" svg:x2="9.218cm" svg:y2="22.749cm">
            <text:p/>
          </draw:line>
          <draw:line draw:style-name="gr5" draw:text-style-name="P9" draw:layer="svg" svg:x1="9.218cm" svg:y1="22.749cm" svg:x2="9.218cm" svg:y2="22.754cm">
            <text:p/>
          </draw:line>
          <draw:line draw:style-name="gr5" draw:text-style-name="P9" draw:layer="svg" svg:x1="9.218cm" svg:y1="22.754cm" svg:x2="9.218cm" svg:y2="22.758cm">
            <text:p/>
          </draw:line>
          <draw:line draw:style-name="gr5" draw:text-style-name="P9" draw:layer="svg" svg:x1="9.218cm" svg:y1="22.758cm" svg:x2="9.222cm" svg:y2="22.758cm">
            <text:p/>
          </draw:line>
          <draw:line draw:style-name="gr5" draw:text-style-name="P9" draw:layer="svg" svg:x1="9.222cm" svg:y1="22.758cm" svg:x2="9.222cm" svg:y2="22.762cm">
            <text:p/>
          </draw:line>
          <draw:line draw:style-name="gr5" draw:text-style-name="P9" draw:layer="svg" svg:x1="9.222cm" svg:y1="22.762cm" svg:x2="9.222cm" svg:y2="22.766cm">
            <text:p/>
          </draw:line>
          <draw:line draw:style-name="gr5" draw:text-style-name="P9" draw:layer="svg" svg:x1="9.222cm" svg:y1="22.766cm" svg:x2="9.222cm" svg:y2="22.771cm">
            <text:p/>
          </draw:line>
          <draw:line draw:style-name="gr5" draw:text-style-name="P9" draw:layer="svg" svg:x1="9.222cm" svg:y1="22.771cm" svg:x2="9.226cm" svg:y2="22.771cm">
            <text:p/>
          </draw:line>
          <draw:line draw:style-name="gr5" draw:text-style-name="P9" draw:layer="svg" svg:x1="9.226cm" svg:y1="22.771cm" svg:x2="9.226cm" svg:y2="22.775cm">
            <text:p/>
          </draw:line>
          <draw:line draw:style-name="gr5" draw:text-style-name="P9" draw:layer="svg" svg:x1="9.226cm" svg:y1="22.775cm" svg:x2="9.226cm" svg:y2="22.779cm">
            <text:p/>
          </draw:line>
          <draw:line draw:style-name="gr5" draw:text-style-name="P9" draw:layer="svg" svg:x1="9.226cm" svg:y1="22.779cm" svg:x2="9.231cm" svg:y2="22.784cm">
            <text:p/>
          </draw:line>
          <draw:polyline draw:style-name="gr5" draw:text-style-name="P9" draw:layer="svg" svg:width="0cm" svg:height="0cm" svg:x="9.23cm" svg:y="22.783cm" svg:viewBox="0 0 0 0" draw:points="0,0">
            <text:p/>
          </draw:polyline>
          <draw:line draw:style-name="gr5" draw:text-style-name="P9" draw:layer="svg" svg:x1="9.23cm" svg:y1="22.783cm" svg:x2="9.236cm" svg:y2="22.79cm">
            <text:p/>
          </draw:line>
          <draw:line draw:style-name="gr5" draw:text-style-name="P9" draw:layer="svg" svg:x1="9.235cm" svg:y1="22.788cm" svg:x2="9.24cm" svg:y2="22.793cm">
            <text:p/>
          </draw:line>
          <draw:line draw:style-name="gr5" draw:text-style-name="P9" draw:layer="svg" svg:x1="9.239cm" svg:y1="22.792cm" svg:x2="9.239cm" svg:y2="22.796cm">
            <text:p/>
          </draw:line>
          <draw:line draw:style-name="gr5" draw:text-style-name="P9" draw:layer="svg" svg:x1="9.239cm" svg:y1="22.796cm" svg:x2="9.243cm" svg:y2="22.796cm">
            <text:p/>
          </draw:line>
          <draw:line draw:style-name="gr5" draw:text-style-name="P9" draw:layer="svg" svg:x1="9.243cm" svg:y1="22.796cm" svg:x2="9.243cm" svg:y2="22.8cm">
            <text:p/>
          </draw:line>
          <draw:line draw:style-name="gr5" draw:text-style-name="P9" draw:layer="svg" svg:x1="9.243cm" svg:y1="22.8cm" svg:x2="9.248cm" svg:y2="22.805cm">
            <text:p/>
          </draw:line>
          <draw:line draw:style-name="gr5" draw:text-style-name="P9" draw:layer="svg" svg:x1="9.247cm" svg:y1="22.804cm" svg:x2="9.252cm" svg:y2="22.804cm">
            <text:p/>
          </draw:line>
          <draw:line draw:style-name="gr5" draw:text-style-name="P9" draw:layer="svg" svg:x1="9.252cm" svg:y1="22.804cm" svg:x2="9.257cm" svg:y2="22.81cm">
            <text:p/>
          </draw:line>
          <draw:line draw:style-name="gr5" draw:text-style-name="P9" draw:layer="svg" svg:x1="9.256cm" svg:y1="22.809cm" svg:x2="9.256cm" svg:y2="22.813cm">
            <text:p/>
          </draw:line>
          <draw:line draw:style-name="gr5" draw:text-style-name="P9" draw:layer="svg" svg:x1="9.256cm" svg:y1="22.813cm" svg:x2="9.26cm" svg:y2="22.813cm">
            <text:p/>
          </draw:line>
          <draw:line draw:style-name="gr5" draw:text-style-name="P9" draw:layer="svg" svg:x1="9.26cm" svg:y1="22.813cm" svg:x2="9.265cm" svg:y2="22.818cm">
            <text:p/>
          </draw:line>
          <draw:line draw:style-name="gr5" draw:text-style-name="P9" draw:layer="svg" svg:x1="9.264cm" svg:y1="22.817cm" svg:x2="9.271cm" svg:y2="22.822cm">
            <text:p/>
          </draw:line>
          <draw:line draw:style-name="gr5" draw:text-style-name="P9" draw:layer="svg" svg:x1="9.269cm" svg:y1="22.821cm" svg:x2="9.273cm" svg:y2="22.821cm">
            <text:p/>
          </draw:line>
          <draw:line draw:style-name="gr5" draw:text-style-name="P9" draw:layer="svg" svg:x1="9.273cm" svg:y1="22.821cm" svg:x2="9.278cm" svg:y2="22.827cm">
            <text:p/>
          </draw:line>
          <draw:line draw:style-name="gr5" draw:text-style-name="P9" draw:layer="svg" svg:x1="9.277cm" svg:y1="22.826cm" svg:x2="9.281cm" svg:y2="22.826cm">
            <text:p/>
          </draw:line>
          <draw:line draw:style-name="gr5" draw:text-style-name="P9" draw:layer="svg" svg:x1="9.281cm" svg:y1="22.826cm" svg:x2="9.287cm" svg:y2="22.831cm">
            <text:p/>
          </draw:line>
          <draw:line draw:style-name="gr5" draw:text-style-name="P9" draw:layer="svg" svg:x1="9.286cm" svg:y1="22.83cm" svg:x2="9.291cm" svg:y2="22.835cm">
            <text:p/>
          </draw:line>
          <draw:line draw:style-name="gr5" draw:text-style-name="P9" draw:layer="svg" svg:x1="9.29cm" svg:y1="22.834cm" svg:x2="9.294cm" svg:y2="22.834cm">
            <text:p/>
          </draw:line>
          <draw:line draw:style-name="gr5" draw:text-style-name="P9" draw:layer="svg" svg:x1="9.294cm" svg:y1="22.834cm" svg:x2="9.299cm" svg:y2="22.839cm">
            <text:p/>
          </draw:line>
          <draw:line draw:style-name="gr5" draw:text-style-name="P9" draw:layer="svg" svg:x1="9.298cm" svg:y1="22.838cm" svg:x2="9.302cm" svg:y2="22.838cm">
            <text:p/>
          </draw:line>
          <draw:line draw:style-name="gr5" draw:text-style-name="P9" draw:layer="svg" svg:x1="9.302cm" svg:y1="22.838cm" svg:x2="9.308cm" svg:y2="22.844cm">
            <text:p/>
          </draw:line>
          <draw:line draw:style-name="gr5" draw:text-style-name="P9" draw:layer="svg" svg:x1="9.307cm" svg:y1="22.843cm" svg:x2="9.315cm" svg:y2="22.843cm">
            <text:p/>
          </draw:line>
          <draw:line draw:style-name="gr5" draw:text-style-name="P9" draw:layer="svg" svg:x1="9.315cm" svg:y1="22.843cm" svg:x2="9.32cm" svg:y2="22.848cm">
            <text:p/>
          </draw:line>
          <draw:line draw:style-name="gr5" draw:text-style-name="P9" draw:layer="svg" svg:x1="9.319cm" svg:y1="22.847cm" svg:x2="9.324cm" svg:y2="22.847cm">
            <text:p/>
          </draw:line>
          <draw:line draw:style-name="gr5" draw:text-style-name="P9" draw:layer="svg" svg:x1="9.324cm" svg:y1="22.847cm" svg:x2="9.329cm" svg:y2="22.852cm">
            <text:p/>
          </draw:line>
          <draw:line draw:style-name="gr5" draw:text-style-name="P9" draw:layer="svg" svg:x1="9.328cm" svg:y1="22.851cm" svg:x2="9.336cm" svg:y2="22.851cm">
            <text:p/>
          </draw:line>
          <draw:line draw:style-name="gr5" draw:text-style-name="P9" draw:layer="svg" svg:x1="9.336cm" svg:y1="22.851cm" svg:x2="9.341cm" svg:y2="22.851cm">
            <text:p/>
          </draw:line>
          <draw:line draw:style-name="gr5" draw:text-style-name="P9" draw:layer="svg" svg:x1="9.341cm" svg:y1="22.851cm" svg:x2="9.346cm" svg:y2="22.856cm">
            <text:p/>
          </draw:line>
          <draw:line draw:style-name="gr5" draw:text-style-name="P9" draw:layer="svg" svg:x1="9.345cm" svg:y1="22.855cm" svg:x2="9.353cm" svg:y2="22.855cm">
            <text:p/>
          </draw:line>
          <draw:line draw:style-name="gr5" draw:text-style-name="P9" draw:layer="svg" svg:x1="9.353cm" svg:y1="22.855cm" svg:x2="9.358cm" svg:y2="22.86cm">
            <text:p/>
          </draw:line>
          <draw:line draw:style-name="gr5" draw:text-style-name="P9" draw:layer="svg" svg:x1="9.357cm" svg:y1="22.859cm" svg:x2="9.362cm" svg:y2="22.859cm">
            <text:p/>
          </draw:line>
          <draw:line draw:style-name="gr5" draw:text-style-name="P9" draw:layer="svg" svg:x1="9.362cm" svg:y1="22.859cm" svg:x2="9.37cm" svg:y2="22.859cm">
            <text:p/>
          </draw:line>
          <draw:line draw:style-name="gr5" draw:text-style-name="P9" draw:layer="svg" svg:x1="9.37cm" svg:y1="22.859cm" svg:x2="9.375cm" svg:y2="22.866cm">
            <text:p/>
          </draw:line>
          <draw:line draw:style-name="gr5" draw:text-style-name="P9" draw:layer="svg" svg:x1="9.374cm" svg:y1="22.864cm" svg:x2="9.379cm" svg:y2="22.864cm">
            <text:p/>
          </draw:line>
          <draw:line draw:style-name="gr5" draw:text-style-name="P9" draw:layer="svg" svg:x1="9.379cm" svg:y1="22.864cm" svg:x2="9.387cm" svg:y2="22.864cm">
            <text:p/>
          </draw:line>
          <draw:line draw:style-name="gr5" draw:text-style-name="P9" draw:layer="svg" svg:x1="9.387cm" svg:y1="22.864cm" svg:x2="9.391cm" svg:y2="22.864cm">
            <text:p/>
          </draw:line>
          <draw:line draw:style-name="gr5" draw:text-style-name="P9" draw:layer="svg" svg:x1="9.391cm" svg:y1="22.864cm" svg:x2="9.401cm" svg:y2="22.869cm">
            <text:p/>
          </draw:line>
          <draw:line draw:style-name="gr5" draw:text-style-name="P9" draw:layer="svg" svg:x1="9.4cm" svg:y1="22.868cm" svg:x2="9.404cm" svg:y2="22.868cm">
            <text:p/>
          </draw:line>
          <draw:line draw:style-name="gr5" draw:text-style-name="P9" draw:layer="svg" svg:x1="9.404cm" svg:y1="22.868cm" svg:x2="9.413cm" svg:y2="22.868cm">
            <text:p/>
          </draw:line>
          <draw:line draw:style-name="gr5" draw:text-style-name="P9" draw:layer="svg" svg:x1="9.413cm" svg:y1="22.868cm" svg:x2="9.417cm" svg:y2="22.868cm">
            <text:p/>
          </draw:line>
          <draw:line draw:style-name="gr5" draw:text-style-name="P9" draw:layer="svg" svg:x1="9.417cm" svg:y1="22.868cm" svg:x2="9.425cm" svg:y2="22.868cm">
            <text:p/>
          </draw:line>
          <draw:line draw:style-name="gr5" draw:text-style-name="P9" draw:layer="svg" svg:x1="9.425cm" svg:y1="22.868cm" svg:x2="9.43cm" svg:y2="22.873cm">
            <text:p/>
          </draw:line>
          <draw:line draw:style-name="gr5" draw:text-style-name="P9" draw:layer="svg" svg:x1="9.429cm" svg:y1="22.872cm" svg:x2="9.438cm" svg:y2="22.872cm">
            <text:p/>
          </draw:line>
          <draw:line draw:style-name="gr5" draw:text-style-name="P9" draw:layer="svg" svg:x1="9.438cm" svg:y1="22.872cm" svg:x2="9.442cm" svg:y2="22.872cm">
            <text:p/>
          </draw:line>
          <draw:line draw:style-name="gr5" draw:text-style-name="P9" draw:layer="svg" svg:x1="9.442cm" svg:y1="22.872cm" svg:x2="9.451cm" svg:y2="22.872cm">
            <text:p/>
          </draw:line>
          <draw:line draw:style-name="gr5" draw:text-style-name="P9" draw:layer="svg" svg:x1="9.451cm" svg:y1="22.872cm" svg:x2="9.455cm" svg:y2="22.872cm">
            <text:p/>
          </draw:line>
          <draw:line draw:style-name="gr5" draw:text-style-name="P9" draw:layer="svg" svg:x1="9.455cm" svg:y1="22.872cm" svg:x2="9.463cm" svg:y2="22.872cm">
            <text:p/>
          </draw:line>
          <draw:line draw:style-name="gr5" draw:text-style-name="P9" draw:layer="svg" svg:x1="9.463cm" svg:y1="22.872cm" svg:x2="9.472cm" svg:y2="22.872cm">
            <text:p/>
          </draw:line>
          <draw:line draw:style-name="gr5" draw:text-style-name="P9" draw:layer="svg" svg:x1="9.472cm" svg:y1="22.872cm" svg:x2="9.476cm" svg:y2="22.872cm">
            <text:p/>
          </draw:line>
          <draw:line draw:style-name="gr5" draw:text-style-name="P9" draw:layer="svg" svg:x1="9.476cm" svg:y1="22.872cm" svg:x2="9.484cm" svg:y2="22.872cm">
            <text:p/>
          </draw:line>
          <draw:line draw:style-name="gr5" draw:text-style-name="P9" draw:layer="svg" svg:x1="9.484cm" svg:y1="22.872cm" svg:x2="9.489cm" svg:y2="22.872cm">
            <text:p/>
          </draw:line>
          <draw:line draw:style-name="gr5" draw:text-style-name="P9" draw:layer="svg" svg:x1="9.489cm" svg:y1="22.872cm" svg:x2="9.497cm" svg:y2="22.872cm">
            <text:p/>
          </draw:line>
          <draw:line draw:style-name="gr5" draw:text-style-name="P9" draw:layer="svg" svg:x1="9.497cm" svg:y1="22.872cm" svg:x2="9.501cm" svg:y2="22.872cm">
            <text:p/>
          </draw:line>
          <draw:line draw:style-name="gr5" draw:text-style-name="P9" draw:layer="svg" svg:x1="9.501cm" svg:y1="22.872cm" svg:x2="9.51cm" svg:y2="22.872cm">
            <text:p/>
          </draw:line>
          <draw:line draw:style-name="gr5" draw:text-style-name="P9" draw:layer="svg" svg:x1="9.51cm" svg:y1="22.872cm" svg:x2="9.514cm" svg:y2="22.872cm">
            <text:p/>
          </draw:line>
          <draw:line draw:style-name="gr5" draw:text-style-name="P9" draw:layer="svg" svg:x1="9.514cm" svg:y1="22.872cm" svg:x2="9.523cm" svg:y2="22.872cm">
            <text:p/>
          </draw:line>
          <draw:line draw:style-name="gr5" draw:text-style-name="P9" draw:layer="svg" svg:x1="9.523cm" svg:y1="22.872cm" svg:x2="9.527cm" svg:y2="22.872cm">
            <text:p/>
          </draw:line>
          <draw:line draw:style-name="gr5" draw:text-style-name="P9" draw:layer="svg" svg:x1="9.527cm" svg:y1="22.873cm" svg:x2="9.536cm" svg:y2="22.868cm">
            <text:p/>
          </draw:line>
          <draw:line draw:style-name="gr5" draw:text-style-name="P9" draw:layer="svg" svg:x1="9.535cm" svg:y1="22.868cm" svg:x2="9.539cm" svg:y2="22.868cm">
            <text:p/>
          </draw:line>
          <draw:line draw:style-name="gr5" draw:text-style-name="P9" draw:layer="svg" svg:x1="9.539cm" svg:y1="22.868cm" svg:x2="9.548cm" svg:y2="22.868cm">
            <text:p/>
          </draw:line>
          <draw:line draw:style-name="gr5" draw:text-style-name="P9" draw:layer="svg" svg:x1="9.548cm" svg:y1="22.868cm" svg:x2="9.552cm" svg:y2="22.868cm">
            <text:p/>
          </draw:line>
          <draw:line draw:style-name="gr5" draw:text-style-name="P9" draw:layer="svg" svg:x1="9.552cm" svg:y1="22.868cm" svg:x2="9.561cm" svg:y2="22.868cm">
            <text:p/>
          </draw:line>
          <draw:line draw:style-name="gr5" draw:text-style-name="P9" draw:layer="svg" svg:x1="9.561cm" svg:y1="22.869cm" svg:x2="9.566cm" svg:y2="22.864cm">
            <text:p/>
          </draw:line>
          <draw:line draw:style-name="gr5" draw:text-style-name="P9" draw:layer="svg" svg:x1="9.565cm" svg:y1="22.864cm" svg:x2="9.573cm" svg:y2="22.864cm">
            <text:p/>
          </draw:line>
          <draw:line draw:style-name="gr5" draw:text-style-name="P9" draw:layer="svg" svg:x1="9.573cm" svg:y1="22.864cm" svg:x2="9.578cm" svg:y2="22.864cm">
            <text:p/>
          </draw:line>
          <draw:line draw:style-name="gr5" draw:text-style-name="P9" draw:layer="svg" svg:x1="9.578cm" svg:y1="22.864cm" svg:x2="9.586cm" svg:y2="22.864cm">
            <text:p/>
          </draw:line>
          <draw:line draw:style-name="gr5" draw:text-style-name="P9" draw:layer="svg" svg:x1="9.586cm" svg:y1="22.866cm" svg:x2="9.591cm" svg:y2="22.859cm">
            <text:p/>
          </draw:line>
          <draw:line draw:style-name="gr5" draw:text-style-name="P9" draw:layer="svg" svg:x1="9.59cm" svg:y1="22.859cm" svg:x2="9.595cm" svg:y2="22.859cm">
            <text:p/>
          </draw:line>
          <draw:line draw:style-name="gr5" draw:text-style-name="P9" draw:layer="svg" svg:x1="9.595cm" svg:y1="22.859cm" svg:x2="9.603cm" svg:y2="22.859cm">
            <text:p/>
          </draw:line>
          <draw:line draw:style-name="gr5" draw:text-style-name="P9" draw:layer="svg" svg:x1="9.603cm" svg:y1="22.86cm" svg:x2="9.608cm" svg:y2="22.855cm">
            <text:p/>
          </draw:line>
          <draw:line draw:style-name="gr5" draw:text-style-name="P9" draw:layer="svg" svg:x1="9.607cm" svg:y1="22.855cm" svg:x2="9.611cm" svg:y2="22.855cm">
            <text:p/>
          </draw:line>
          <draw:line draw:style-name="gr5" draw:text-style-name="P9" draw:layer="svg" svg:x1="9.611cm" svg:y1="22.856cm" svg:x2="9.621cm" svg:y2="22.851cm">
            <text:p/>
          </draw:line>
          <draw:line draw:style-name="gr5" draw:text-style-name="P9" draw:layer="svg" svg:x1="9.62cm" svg:y1="22.851cm" svg:x2="9.624cm" svg:y2="22.851cm">
            <text:p/>
          </draw:line>
          <draw:line draw:style-name="gr5" draw:text-style-name="P9" draw:layer="svg" svg:x1="9.624cm" svg:y1="22.852cm" svg:x2="9.629cm" svg:y2="22.847cm">
            <text:p/>
          </draw:line>
          <draw:line draw:style-name="gr5" draw:text-style-name="P9" draw:layer="svg" svg:x1="9.628cm" svg:y1="22.847cm" svg:x2="9.637cm" svg:y2="22.847cm">
            <text:p/>
          </draw:line>
          <draw:line draw:style-name="gr5" draw:text-style-name="P9" draw:layer="svg" svg:x1="9.637cm" svg:y1="22.847cm" svg:x2="9.641cm" svg:y2="22.847cm">
            <text:p/>
          </draw:line>
          <draw:line draw:style-name="gr5" draw:text-style-name="P9" draw:layer="svg" svg:x1="9.641cm" svg:y1="22.848cm" svg:x2="9.646cm" svg:y2="22.843cm">
            <text:p/>
          </draw:line>
          <draw:line draw:style-name="gr5" draw:text-style-name="P9" draw:layer="svg" svg:x1="9.645cm" svg:y1="22.843cm" svg:x2="9.65cm" svg:y2="22.843cm">
            <text:p/>
          </draw:line>
          <draw:line draw:style-name="gr5" draw:text-style-name="P9" draw:layer="svg" svg:x1="9.65cm" svg:y1="22.844cm" svg:x2="9.655cm" svg:y2="22.838cm">
            <text:p/>
          </draw:line>
          <draw:line draw:style-name="gr5" draw:text-style-name="P9" draw:layer="svg" svg:x1="9.654cm" svg:y1="22.838cm" svg:x2="9.658cm" svg:y2="22.838cm">
            <text:p/>
          </draw:line>
          <draw:line draw:style-name="gr5" draw:text-style-name="P9" draw:layer="svg" svg:x1="9.658cm" svg:y1="22.839cm" svg:x2="9.669cm" svg:y2="22.834cm">
            <text:p/>
          </draw:line>
          <draw:line draw:style-name="gr5" draw:text-style-name="P9" draw:layer="svg" svg:x1="9.667cm" svg:y1="22.835cm" svg:x2="9.672cm" svg:y2="22.83cm">
            <text:p/>
          </draw:line>
          <draw:line draw:style-name="gr5" draw:text-style-name="P9" draw:layer="svg" svg:x1="9.671cm" svg:y1="22.83cm" svg:x2="9.675cm" svg:y2="22.83cm">
            <text:p/>
          </draw:line>
          <draw:line draw:style-name="gr5" draw:text-style-name="P9" draw:layer="svg" svg:x1="9.675cm" svg:y1="22.831cm" svg:x2="9.68cm" svg:y2="22.826cm">
            <text:p/>
          </draw:line>
          <draw:line draw:style-name="gr5" draw:text-style-name="P9" draw:layer="svg" svg:x1="9.679cm" svg:y1="22.826cm" svg:x2="9.683cm" svg:y2="22.826cm">
            <text:p/>
          </draw:line>
          <draw:line draw:style-name="gr5" draw:text-style-name="P9" draw:layer="svg" svg:x1="9.683cm" svg:y1="22.827cm" svg:x2="9.689cm" svg:y2="22.821cm">
            <text:p/>
          </draw:line>
          <draw:line draw:style-name="gr5" draw:text-style-name="P9" draw:layer="svg" svg:x1="9.688cm" svg:y1="22.822cm" svg:x2="9.693cm" svg:y2="22.817cm">
            <text:p/>
          </draw:line>
          <draw:polyline draw:style-name="gr5" draw:text-style-name="P9" draw:layer="svg" svg:width="0cm" svg:height="0cm" svg:x="9.692cm" svg:y="22.817cm" svg:viewBox="0 0 0 0" draw:points="0,0">
            <text:p/>
          </draw:polyline>
          <draw:line draw:style-name="gr5" draw:text-style-name="P9" draw:layer="svg" svg:x1="9.692cm" svg:y1="22.818cm" svg:x2="9.697cm" svg:y2="22.813cm">
            <text:p/>
          </draw:line>
          <draw:line draw:style-name="gr5" draw:text-style-name="P9" draw:layer="svg" svg:x1="9.696cm" svg:y1="22.813cm" svg:x2="9.7cm" svg:y2="22.813cm">
            <text:p/>
          </draw:line>
          <draw:line draw:style-name="gr5" draw:text-style-name="P9" draw:layer="svg" svg:x1="9.7cm" svg:y1="22.814cm" svg:x2="9.707cm" svg:y2="22.809cm">
            <text:p/>
          </draw:line>
          <draw:line draw:style-name="gr5" draw:text-style-name="P9" draw:layer="svg" svg:x1="9.705cm" svg:y1="22.81cm" svg:x2="9.71cm" svg:y2="22.804cm">
            <text:p/>
          </draw:line>
          <draw:polyline draw:style-name="gr5" draw:text-style-name="P9" draw:layer="svg" svg:width="0cm" svg:height="0cm" svg:x="9.709cm" svg:y="22.804cm" svg:viewBox="0 0 0 0" draw:points="0,0">
            <text:p/>
          </draw:polyline>
          <draw:line draw:style-name="gr5" draw:text-style-name="P9" draw:layer="svg" svg:x1="9.709cm" svg:y1="22.805cm" svg:x2="9.714cm" svg:y2="22.8cm">
            <text:p/>
          </draw:line>
          <draw:line draw:style-name="gr5" draw:text-style-name="P9" draw:layer="svg" svg:x1="9.713cm" svg:y1="22.801cm" svg:x2="9.718cm" svg:y2="22.796cm">
            <text:p/>
          </draw:line>
          <draw:line draw:style-name="gr5" draw:text-style-name="P9" draw:layer="svg" svg:x1="9.717cm" svg:y1="22.796cm" svg:x2="9.717cm" svg:y2="22.792cm">
            <text:p/>
          </draw:line>
          <draw:line draw:style-name="gr5" draw:text-style-name="P9" draw:layer="svg" svg:x1="9.717cm" svg:y1="22.792cm" svg:x2="9.722cm" svg:y2="22.792cm">
            <text:p/>
          </draw:line>
          <draw:line draw:style-name="gr5" draw:text-style-name="P9" draw:layer="svg" svg:x1="9.722cm" svg:y1="22.793cm" svg:x2="9.727cm" svg:y2="22.788cm">
            <text:p/>
          </draw:line>
          <draw:line draw:style-name="gr5" draw:text-style-name="P9" draw:layer="svg" svg:x1="9.726cm" svg:y1="22.788cm" svg:x2="9.726cm" svg:y2="22.783cm">
            <text:p/>
          </draw:line>
          <draw:line draw:style-name="gr5" draw:text-style-name="P9" draw:layer="svg" svg:x1="9.726cm" svg:y1="22.783cm" svg:x2="9.73cm" svg:y2="22.783cm">
            <text:p/>
          </draw:line>
          <draw:line draw:style-name="gr5" draw:text-style-name="P9" draw:layer="svg" svg:x1="9.73cm" svg:y1="22.783cm" svg:x2="9.73cm" svg:y2="22.779cm">
            <text:p/>
          </draw:line>
          <draw:line draw:style-name="gr5" draw:text-style-name="P9" draw:layer="svg" svg:x1="9.73cm" svg:y1="22.779cm" svg:x2="9.73cm" svg:y2="22.775cm">
            <text:p/>
          </draw:line>
          <draw:line draw:style-name="gr5" draw:text-style-name="P9" draw:layer="svg" svg:x1="9.73cm" svg:y1="22.776cm" svg:x2="9.735cm" svg:y2="22.771cm">
            <text:p/>
          </draw:line>
          <draw:polyline draw:style-name="gr5" draw:text-style-name="P9" draw:layer="svg" svg:width="0cm" svg:height="0cm" svg:x="9.734cm" svg:y="22.771cm" svg:viewBox="0 0 0 0" draw:points="0,0">
            <text:p/>
          </draw:polyline>
          <draw:line draw:style-name="gr5" draw:text-style-name="P9" draw:layer="svg" svg:x1="9.734cm" svg:y1="22.771cm" svg:x2="9.734cm" svg:y2="22.766cm">
            <text:p/>
          </draw:line>
          <draw:line draw:style-name="gr5" draw:text-style-name="P9" draw:layer="svg" svg:x1="9.734cm" svg:y1="22.767cm" svg:x2="9.739cm" svg:y2="22.762cm">
            <text:p/>
          </draw:line>
          <draw:line draw:style-name="gr5" draw:text-style-name="P9" draw:layer="svg" svg:x1="9.738cm" svg:y1="22.762cm" svg:x2="9.738cm" svg:y2="22.758cm">
            <text:p/>
          </draw:line>
          <draw:polyline draw:style-name="gr5" draw:text-style-name="P9" draw:layer="svg" svg:width="0cm" svg:height="0cm" svg:x="9.738cm" svg:y="22.758cm" svg:viewBox="0 0 0 0" draw:points="0,0">
            <text:p/>
          </draw:polyline>
          <draw:line draw:style-name="gr5" draw:text-style-name="P9" draw:layer="svg" svg:x1="9.738cm" svg:y1="22.758cm" svg:x2="9.738cm" svg:y2="22.754cm">
            <text:p/>
          </draw:line>
          <draw:line draw:style-name="gr5" draw:text-style-name="P9" draw:layer="svg" svg:x1="9.738cm" svg:y1="22.754cm" svg:x2="9.738cm" svg:y2="22.749cm">
            <text:p/>
          </draw:line>
          <draw:line draw:style-name="gr5" draw:text-style-name="P9" draw:layer="svg" svg:x1="9.738cm" svg:y1="22.749cm" svg:x2="9.738cm" svg:y2="22.745cm">
            <text:p/>
          </draw:line>
          <draw:line draw:style-name="gr5" draw:text-style-name="P9" draw:layer="svg" svg:x1="9.738cm" svg:y1="22.745cm" svg:x2="9.738cm" svg:y2="22.741cm">
            <text:p/>
          </draw:line>
          <draw:polyline draw:style-name="gr5" draw:text-style-name="P9" draw:layer="svg" svg:width="0cm" svg:height="0cm" svg:x="9.738cm" svg:y="22.741cm" svg:viewBox="0 0 0 0" draw:points="0,0">
            <text:p/>
          </draw:polyline>
          <draw:line draw:style-name="gr5" draw:text-style-name="P9" draw:layer="svg" svg:x1="9.738cm" svg:y1="22.741cm" svg:x2="9.738cm" svg:y2="22.737cm">
            <text:p/>
          </draw:line>
          <draw:line draw:style-name="gr5" draw:text-style-name="P9" draw:layer="svg" svg:x1="9.738cm" svg:y1="22.737cm" svg:x2="9.738cm" svg:y2="22.733cm">
            <text:p/>
          </draw:line>
          <draw:line draw:style-name="gr5" draw:text-style-name="P9" draw:layer="svg" svg:x1="9.738cm" svg:y1="22.733cm" svg:x2="9.738cm" svg:y2="22.728cm">
            <text:p/>
          </draw:line>
          <draw:polyline draw:style-name="gr5" draw:text-style-name="P9" draw:layer="svg" svg:width="0cm" svg:height="0cm" svg:x="9.738cm" svg:y="22.728cm" svg:viewBox="0 0 0 0" draw:points="0,0">
            <text:p/>
          </draw:polyline>
          <draw:line draw:style-name="gr5" draw:text-style-name="P9" draw:layer="svg" svg:x1="9.738cm" svg:y1="22.728cm" svg:x2="9.738cm" svg:y2="22.724cm">
            <text:p/>
          </draw:line>
          <draw:line draw:style-name="gr5" draw:text-style-name="P9" draw:layer="svg" svg:x1="9.738cm" svg:y1="22.724cm" svg:x2="9.738cm" svg:y2="22.72cm">
            <text:p/>
          </draw:line>
          <draw:line draw:style-name="gr5" draw:text-style-name="P9" draw:layer="svg" svg:x1="9.739cm" svg:y1="22.721cm" svg:x2="9.734cm" svg:y2="22.716cm">
            <text:p/>
          </draw:line>
          <draw:polyline draw:style-name="gr5" draw:text-style-name="P9" draw:layer="svg" svg:width="0cm" svg:height="0cm" svg:x="9.734cm" svg:y="22.716cm" svg:viewBox="0 0 0 0" draw:points="0,0">
            <text:p/>
          </draw:polyline>
          <draw:line draw:style-name="gr5" draw:text-style-name="P9" draw:layer="svg" svg:x1="9.734cm" svg:y1="22.716cm" svg:x2="9.734cm" svg:y2="22.711cm">
            <text:p/>
          </draw:line>
          <draw:line draw:style-name="gr5" draw:text-style-name="P9" draw:layer="svg" svg:x1="9.735cm" svg:y1="22.712cm" svg:x2="9.73cm" svg:y2="22.707cm">
            <text:p/>
          </draw:line>
          <draw:line draw:style-name="gr5" draw:text-style-name="P9" draw:layer="svg" svg:x1="9.73cm" svg:y1="22.707cm" svg:x2="9.73cm" svg:y2="22.703cm">
            <text:p/>
          </draw:line>
          <draw:line draw:style-name="gr5" draw:text-style-name="P9" draw:layer="svg" svg:x1="9.73cm" svg:y1="22.703cm" svg:x2="9.726cm" svg:y2="22.703cm">
            <text:p/>
          </draw:line>
          <draw:line draw:style-name="gr5" draw:text-style-name="P9" draw:layer="svg" svg:x1="9.726cm" svg:y1="22.703cm" svg:x2="9.726cm" svg:y2="22.699cm">
            <text:p/>
          </draw:line>
          <draw:line draw:style-name="gr5" draw:text-style-name="P9" draw:layer="svg" svg:x1="9.727cm" svg:y1="22.7cm" svg:x2="9.722cm" svg:y2="22.694cm">
            <text:p/>
          </draw:line>
          <draw:line draw:style-name="gr5" draw:text-style-name="P9" draw:layer="svg" svg:x1="9.722cm" svg:y1="22.694cm" svg:x2="9.722cm" svg:y2="22.69cm">
            <text:p/>
          </draw:line>
          <draw:line draw:style-name="gr5" draw:text-style-name="P9" draw:layer="svg" svg:x1="9.722cm" svg:y1="22.69cm" svg:x2="9.717cm" svg:y2="22.69cm">
            <text:p/>
          </draw:line>
          <draw:line draw:style-name="gr5" draw:text-style-name="P9" draw:layer="svg" svg:x1="9.717cm" svg:y1="22.69cm" svg:x2="9.717cm" svg:y2="22.686cm">
            <text:p/>
          </draw:line>
          <draw:line draw:style-name="gr5" draw:text-style-name="P9" draw:layer="svg" svg:x1="9.718cm" svg:y1="22.687cm" svg:x2="9.713cm" svg:y2="22.682cm">
            <text:p/>
          </draw:line>
          <draw:line draw:style-name="gr5" draw:text-style-name="P9" draw:layer="svg" svg:x1="9.713cm" svg:y1="22.682cm" svg:x2="9.709cm" svg:y2="22.682cm">
            <text:p/>
          </draw:line>
          <draw:line draw:style-name="gr5" draw:text-style-name="P9" draw:layer="svg" svg:x1="9.71cm" svg:y1="22.683cm" svg:x2="9.705cm" svg:y2="22.677cm">
            <text:p/>
          </draw:line>
          <draw:line draw:style-name="gr5" draw:text-style-name="P9" draw:layer="svg" svg:x1="9.705cm" svg:y1="22.677cm" svg:x2="9.705cm" svg:y2="22.673cm">
            <text:p/>
          </draw:line>
          <draw:line draw:style-name="gr5" draw:text-style-name="P9" draw:layer="svg" svg:x1="9.705cm" svg:y1="22.673cm" svg:x2="9.7cm" svg:y2="22.673cm">
            <text:p/>
          </draw:line>
          <draw:line draw:style-name="gr5" draw:text-style-name="P9" draw:layer="svg" svg:x1="9.701cm" svg:y1="22.674cm" svg:x2="9.696cm" svg:y2="22.669cm">
            <text:p/>
          </draw:line>
          <draw:line draw:style-name="gr5" draw:text-style-name="P9" draw:layer="svg" svg:x1="9.697cm" svg:y1="22.67cm" svg:x2="9.692cm" svg:y2="22.665cm">
            <text:p/>
          </draw:line>
          <draw:line draw:style-name="gr5" draw:text-style-name="P9" draw:layer="svg" svg:x1="9.692cm" svg:y1="22.665cm" svg:x2="9.688cm" svg:y2="22.665cm">
            <text:p/>
          </draw:line>
          <draw:line draw:style-name="gr5" draw:text-style-name="P9" draw:layer="svg" svg:x1="9.689cm" svg:y1="22.666cm" svg:x2="9.683cm" svg:y2="22.661cm">
            <text:p/>
          </draw:line>
          <draw:line draw:style-name="gr5" draw:text-style-name="P9" draw:layer="svg" svg:x1="9.683cm" svg:y1="22.661cm" svg:x2="9.679cm" svg:y2="22.661cm">
            <text:p/>
          </draw:line>
          <draw:line draw:style-name="gr5" draw:text-style-name="P9" draw:layer="svg" svg:x1="9.68cm" svg:y1="22.662cm" svg:x2="9.675cm" svg:y2="22.656cm">
            <text:p/>
          </draw:line>
          <draw:line draw:style-name="gr5" draw:text-style-name="P9" draw:layer="svg" svg:x1="9.676cm" svg:y1="22.657cm" svg:x2="9.671cm" svg:y2="22.652cm">
            <text:p/>
          </draw:line>
          <draw:line draw:style-name="gr5" draw:text-style-name="P9" draw:layer="svg" svg:x1="9.671cm" svg:y1="22.652cm" svg:x2="9.667cm" svg:y2="22.652cm">
            <text:p/>
          </draw:line>
          <draw:line draw:style-name="gr5" draw:text-style-name="P9" draw:layer="svg" svg:x1="9.668cm" svg:y1="22.653cm" svg:x2="9.662cm" svg:y2="22.648cm">
            <text:p/>
          </draw:line>
          <draw:line draw:style-name="gr5" draw:text-style-name="P9" draw:layer="svg" svg:x1="9.662cm" svg:y1="22.648cm" svg:x2="9.658cm" svg:y2="22.648cm">
            <text:p/>
          </draw:line>
          <draw:line draw:style-name="gr5" draw:text-style-name="P9" draw:layer="svg" svg:x1="9.659cm" svg:y1="22.649cm" svg:x2="9.654cm" svg:y2="22.644cm">
            <text:p/>
          </draw:line>
          <draw:line draw:style-name="gr5" draw:text-style-name="P9" draw:layer="svg" svg:x1="9.654cm" svg:y1="22.644cm" svg:x2="9.65cm" svg:y2="22.644cm">
            <text:p/>
          </draw:line>
          <draw:line draw:style-name="gr5" draw:text-style-name="P9" draw:layer="svg" svg:x1="9.651cm" svg:y1="22.646cm" svg:x2="9.641cm" svg:y2="22.639cm">
            <text:p/>
          </draw:line>
          <draw:line draw:style-name="gr5" draw:text-style-name="P9" draw:layer="svg" svg:x1="9.641cm" svg:y1="22.639cm" svg:x2="9.637cm" svg:y2="22.639cm">
            <text:p/>
          </draw:line>
          <draw:line draw:style-name="gr5" draw:text-style-name="P9" draw:layer="svg" svg:x1="9.638cm" svg:y1="22.64cm" svg:x2="9.633cm" svg:y2="22.635cm">
            <text:p/>
          </draw:line>
          <draw:line draw:style-name="gr5" draw:text-style-name="P9" draw:layer="svg" svg:x1="9.633cm" svg:y1="22.635cm" svg:x2="9.628cm" svg:y2="22.635cm">
            <text:p/>
          </draw:line>
          <draw:line draw:style-name="gr5" draw:text-style-name="P9" draw:layer="svg" svg:x1="9.629cm" svg:y1="22.636cm" svg:x2="9.62cm" svg:y2="22.631cm">
            <text:p/>
          </draw:line>
          <draw:line draw:style-name="gr5" draw:text-style-name="P9" draw:layer="svg" svg:x1="9.62cm" svg:y1="22.631cm" svg:x2="9.616cm" svg:y2="22.631cm">
            <text:p/>
          </draw:line>
          <draw:line draw:style-name="gr5" draw:text-style-name="P9" draw:layer="svg" svg:x1="9.616cm" svg:y1="22.631cm" svg:x2="9.611cm" svg:y2="22.631cm">
            <text:p/>
          </draw:line>
          <draw:line draw:style-name="gr5" draw:text-style-name="P9" draw:layer="svg" svg:x1="9.612cm" svg:y1="22.632cm" svg:x2="9.603cm" svg:y2="22.627cm">
            <text:p/>
          </draw:line>
          <draw:line draw:style-name="gr5" draw:text-style-name="P9" draw:layer="svg" svg:x1="9.603cm" svg:y1="22.627cm" svg:x2="9.599cm" svg:y2="22.627cm">
            <text:p/>
          </draw:line>
          <draw:line draw:style-name="gr5" draw:text-style-name="P9" draw:layer="svg" svg:x1="9.599cm" svg:y1="22.627cm" svg:x2="9.595cm" svg:y2="22.627cm">
            <text:p/>
          </draw:line>
          <draw:line draw:style-name="gr5" draw:text-style-name="P9" draw:layer="svg" svg:x1="9.597cm" svg:y1="22.628cm" svg:x2="9.586cm" svg:y2="22.622cm">
            <text:p/>
          </draw:line>
          <draw:line draw:style-name="gr5" draw:text-style-name="P9" draw:layer="svg" svg:x1="9.586cm" svg:y1="22.622cm" svg:x2="9.582cm" svg:y2="22.622cm">
            <text:p/>
          </draw:line>
          <draw:line draw:style-name="gr5" draw:text-style-name="P9" draw:layer="svg" svg:x1="9.582cm" svg:y1="22.622cm" svg:x2="9.578cm" svg:y2="22.622cm">
            <text:p/>
          </draw:line>
          <draw:line draw:style-name="gr5" draw:text-style-name="P9" draw:layer="svg" svg:x1="9.579cm" svg:y1="22.623cm" svg:x2="9.569cm" svg:y2="22.618cm">
            <text:p/>
          </draw:line>
          <draw:line draw:style-name="gr5" draw:text-style-name="P9" draw:layer="svg" svg:x1="9.569cm" svg:y1="22.618cm" svg:x2="9.565cm" svg:y2="22.618cm">
            <text:p/>
          </draw:line>
          <draw:line draw:style-name="gr5" draw:text-style-name="P9" draw:layer="svg" svg:x1="9.565cm" svg:y1="22.618cm" svg:x2="9.556cm" svg:y2="22.618cm">
            <text:p/>
          </draw:line>
          <draw:line draw:style-name="gr5" draw:text-style-name="P9" draw:layer="svg" svg:x1="9.556cm" svg:y1="22.618cm" svg:x2="9.552cm" svg:y2="22.618cm">
            <text:p/>
          </draw:line>
          <draw:line draw:style-name="gr5" draw:text-style-name="P9" draw:layer="svg" svg:x1="9.553cm" svg:y1="22.619cm" svg:x2="9.544cm" svg:y2="22.614cm">
            <text:p/>
          </draw:line>
          <draw:line draw:style-name="gr5" draw:text-style-name="P9" draw:layer="svg" svg:x1="9.544cm" svg:y1="22.614cm" svg:x2="9.539cm" svg:y2="22.614cm">
            <text:p/>
          </draw:line>
          <draw:line draw:style-name="gr5" draw:text-style-name="P9" draw:layer="svg" svg:x1="9.539cm" svg:y1="22.614cm" svg:x2="9.531cm" svg:y2="22.614cm">
            <text:p/>
          </draw:line>
          <draw:line draw:style-name="gr5" draw:text-style-name="P9" draw:layer="svg" svg:x1="9.531cm" svg:y1="22.614cm" svg:x2="9.527cm" svg:y2="22.614cm">
            <text:p/>
          </draw:line>
          <draw:line draw:style-name="gr5" draw:text-style-name="P9" draw:layer="svg" svg:x1="9.527cm" svg:y1="22.614cm" svg:x2="9.518cm" svg:y2="22.614cm">
            <text:p/>
          </draw:line>
          <draw:line draw:style-name="gr5" draw:text-style-name="P9" draw:layer="svg" svg:x1="9.518cm" svg:y1="22.614cm" svg:x2="9.514cm" svg:y2="22.614cm">
            <text:p/>
          </draw:line>
          <draw:line draw:style-name="gr5" draw:text-style-name="P9" draw:layer="svg" svg:x1="9.514cm" svg:y1="22.614cm" svg:x2="9.506cm" svg:y2="22.614cm">
            <text:p/>
          </draw:line>
          <draw:line draw:style-name="gr5" draw:text-style-name="P9" draw:layer="svg" svg:x1="9.507cm" svg:y1="22.615cm" svg:x2="9.501cm" svg:y2="22.61cm">
            <text:p/>
          </draw:line>
          <draw:line draw:style-name="gr5" draw:text-style-name="P9" draw:layer="svg" svg:x1="9.501cm" svg:y1="22.61cm" svg:x2="9.493cm" svg:y2="22.61cm">
            <text:p/>
          </draw:line>
          <draw:line draw:style-name="gr5" draw:text-style-name="P9" draw:layer="svg" svg:x1="9.493cm" svg:y1="22.61cm" svg:x2="9.484cm" svg:y2="22.61cm">
            <text:p/>
          </draw:line>
          <draw:line draw:style-name="gr5" draw:text-style-name="P9" draw:layer="svg" svg:x1="9.484cm" svg:y1="22.61cm" svg:x2="9.48cm" svg:y2="22.61cm">
            <text:p/>
          </draw:line>
          <draw:line draw:style-name="gr5" draw:text-style-name="P9" draw:layer="svg" svg:x1="9.48cm" svg:y1="22.61cm" svg:x2="9.472cm" svg:y2="22.61cm">
            <text:p/>
          </draw:line>
          <draw:line draw:style-name="gr5" draw:text-style-name="P9" draw:layer="svg" svg:x1="9.472cm" svg:y1="22.61cm" svg:x2="9.468cm" svg:y2="22.61cm">
            <text:p/>
          </draw:line>
          <draw:line draw:style-name="gr5" draw:text-style-name="P9" draw:layer="svg" svg:x1="9.468cm" svg:y1="22.61cm" svg:x2="9.459cm" svg:y2="22.61cm">
            <text:p/>
          </draw:line>
          <draw:line draw:style-name="gr5" draw:text-style-name="P9" draw:layer="svg" svg:x1="9.46cm" svg:y1="22.61cm" svg:x2="9.455cm" svg:y2="22.615cm">
            <text:p/>
          </draw:line>
          <draw:line draw:style-name="gr5" draw:text-style-name="P9" draw:layer="svg" svg:x1="9.455cm" svg:y1="22.614cm" svg:x2="9.446cm" svg:y2="22.614cm">
            <text:p/>
          </draw:line>
          <draw:line draw:style-name="gr5" draw:text-style-name="P9" draw:layer="svg" svg:x1="9.446cm" svg:y1="22.614cm" svg:x2="9.442cm" svg:y2="22.614cm">
            <text:p/>
          </draw:line>
          <draw:line draw:style-name="gr5" draw:text-style-name="P9" draw:layer="svg" svg:x1="9.442cm" svg:y1="22.614cm" svg:x2="9.434cm" svg:y2="22.614cm">
            <text:p/>
          </draw:line>
          <draw:line draw:style-name="gr5" draw:text-style-name="P9" draw:layer="svg" svg:x1="9.434cm" svg:y1="22.614cm" svg:x2="9.429cm" svg:y2="22.614cm">
            <text:p/>
          </draw:line>
          <draw:line draw:style-name="gr5" draw:text-style-name="P9" draw:layer="svg" svg:x1="9.429cm" svg:y1="22.614cm" svg:x2="9.421cm" svg:y2="22.614cm">
            <text:p/>
          </draw:line>
          <draw:line draw:style-name="gr5" draw:text-style-name="P9" draw:layer="svg" svg:x1="9.421cm" svg:y1="22.614cm" svg:x2="9.417cm" svg:y2="22.614cm">
            <text:p/>
          </draw:line>
          <draw:line draw:style-name="gr5" draw:text-style-name="P9" draw:layer="svg" svg:x1="9.418cm" svg:y1="22.614cm" svg:x2="9.408cm" svg:y2="22.619cm">
            <text:p/>
          </draw:line>
          <draw:line draw:style-name="gr5" draw:text-style-name="P9" draw:layer="svg" svg:x1="9.408cm" svg:y1="22.618cm" svg:x2="9.404cm" svg:y2="22.618cm">
            <text:p/>
          </draw:line>
          <draw:line draw:style-name="gr5" draw:text-style-name="P9" draw:layer="svg" svg:x1="9.404cm" svg:y1="22.618cm" svg:x2="9.396cm" svg:y2="22.618cm">
            <text:p/>
          </draw:line>
          <draw:line draw:style-name="gr5" draw:text-style-name="P9" draw:layer="svg" svg:x1="9.396cm" svg:y1="22.618cm" svg:x2="9.391cm" svg:y2="22.618cm">
            <text:p/>
          </draw:line>
          <draw:line draw:style-name="gr5" draw:text-style-name="P9" draw:layer="svg" svg:x1="9.392cm" svg:y1="22.618cm" svg:x2="9.383cm" svg:y2="22.623cm">
            <text:p/>
          </draw:line>
          <draw:line draw:style-name="gr5" draw:text-style-name="P9" draw:layer="svg" svg:x1="9.383cm" svg:y1="22.622cm" svg:x2="9.379cm" svg:y2="22.622cm">
            <text:p/>
          </draw:line>
          <draw:line draw:style-name="gr5" draw:text-style-name="P9" draw:layer="svg" svg:x1="9.379cm" svg:y1="22.622cm" svg:x2="9.37cm" svg:y2="22.622cm">
            <text:p/>
          </draw:line>
          <draw:line draw:style-name="gr5" draw:text-style-name="P9" draw:layer="svg" svg:x1="9.37cm" svg:y1="22.622cm" svg:x2="9.366cm" svg:y2="22.622cm">
            <text:p/>
          </draw:line>
          <draw:line draw:style-name="gr5" draw:text-style-name="P9" draw:layer="svg" svg:x1="9.367cm" svg:y1="22.622cm" svg:x2="9.362cm" svg:y2="22.628cm">
            <text:p/>
          </draw:line>
          <draw:line draw:style-name="gr5" draw:text-style-name="P9" draw:layer="svg" svg:x1="9.362cm" svg:y1="22.627cm" svg:x2="9.353cm" svg:y2="22.627cm">
            <text:p/>
          </draw:line>
          <draw:line draw:style-name="gr5" draw:text-style-name="P9" draw:layer="svg" svg:x1="9.354cm" svg:y1="22.627cm" svg:x2="9.349cm" svg:y2="22.632cm">
            <text:p/>
          </draw:line>
          <draw:line draw:style-name="gr5" draw:text-style-name="P9" draw:layer="svg" svg:x1="9.349cm" svg:y1="22.631cm" svg:x2="9.345cm" svg:y2="22.631cm">
            <text:p/>
          </draw:line>
          <draw:line draw:style-name="gr5" draw:text-style-name="P9" draw:layer="svg" svg:x1="9.345cm" svg:y1="22.631cm" svg:x2="9.336cm" svg:y2="22.631cm">
            <text:p/>
          </draw:line>
          <draw:line draw:style-name="gr5" draw:text-style-name="P9" draw:layer="svg" svg:x1="9.337cm" svg:y1="22.631cm" svg:x2="9.332cm" svg:y2="22.636cm">
            <text:p/>
          </draw:line>
          <draw:line draw:style-name="gr5" draw:text-style-name="P9" draw:layer="svg" svg:x1="9.332cm" svg:y1="22.635cm" svg:x2="9.328cm" svg:y2="22.635cm">
            <text:p/>
          </draw:line>
          <draw:line draw:style-name="gr5" draw:text-style-name="P9" draw:layer="svg" svg:x1="9.329cm" svg:y1="22.635cm" svg:x2="9.324cm" svg:y2="22.64cm">
            <text:p/>
          </draw:line>
          <draw:line draw:style-name="gr5" draw:text-style-name="P9" draw:layer="svg" svg:x1="9.324cm" svg:y1="22.639cm" svg:x2="9.315cm" svg:y2="22.639cm">
            <text:p/>
          </draw:line>
          <draw:line draw:style-name="gr5" draw:text-style-name="P9" draw:layer="svg" svg:x1="9.316cm" svg:y1="22.639cm" svg:x2="9.311cm" svg:y2="22.646cm">
            <text:p/>
          </draw:line>
          <draw:line draw:style-name="gr5" draw:text-style-name="P9" draw:layer="svg" svg:x1="9.311cm" svg:y1="22.644cm" svg:x2="9.307cm" svg:y2="22.644cm">
            <text:p/>
          </draw:line>
          <draw:line draw:style-name="gr5" draw:text-style-name="P9" draw:layer="svg" svg:x1="9.308cm" svg:y1="22.644cm" svg:x2="9.302cm" svg:y2="22.649cm">
            <text:p/>
          </draw:line>
          <draw:line draw:style-name="gr5" draw:text-style-name="P9" draw:layer="svg" svg:x1="9.302cm" svg:y1="22.648cm" svg:x2="9.298cm" svg:y2="22.648cm">
            <text:p/>
          </draw:line>
          <draw:line draw:style-name="gr5" draw:text-style-name="P9" draw:layer="svg" svg:x1="9.299cm" svg:y1="22.648cm" svg:x2="9.294cm" svg:y2="22.653cm">
            <text:p/>
          </draw:line>
          <draw:line draw:style-name="gr5" draw:text-style-name="P9" draw:layer="svg" svg:x1="9.294cm" svg:y1="22.652cm" svg:x2="9.286cm" svg:y2="22.652cm">
            <text:p/>
          </draw:line>
          <draw:line draw:style-name="gr5" draw:text-style-name="P9" draw:layer="svg" svg:x1="9.287cm" svg:y1="22.652cm" svg:x2="9.281cm" svg:y2="22.657cm">
            <text:p/>
          </draw:line>
          <draw:line draw:style-name="gr5" draw:text-style-name="P9" draw:layer="svg" svg:x1="9.281cm" svg:y1="22.656cm" svg:x2="9.277cm" svg:y2="22.656cm">
            <text:p/>
          </draw:line>
          <draw:line draw:style-name="gr5" draw:text-style-name="P9" draw:layer="svg" svg:x1="9.278cm" svg:y1="22.656cm" svg:x2="9.273cm" svg:y2="22.662cm">
            <text:p/>
          </draw:line>
          <draw:line draw:style-name="gr5" draw:text-style-name="P9" draw:layer="svg" svg:x1="9.273cm" svg:y1="22.661cm" svg:x2="9.273cm" svg:y2="22.665cm">
            <text:p/>
          </draw:line>
          <draw:line draw:style-name="gr5" draw:text-style-name="P9" draw:layer="svg" svg:x1="9.273cm" svg:y1="22.665cm" svg:x2="9.269cm" svg:y2="22.665cm">
            <text:p/>
          </draw:line>
          <draw:line draw:style-name="gr5" draw:text-style-name="P9" draw:layer="svg" svg:x1="9.271cm" svg:y1="22.665cm" svg:x2="9.264cm" svg:y2="22.67cm">
            <text:p/>
          </draw:line>
          <draw:line draw:style-name="gr5" draw:text-style-name="P9" draw:layer="svg" svg:x1="9.265cm" svg:y1="22.669cm" svg:x2="9.26cm" svg:y2="22.674cm">
            <text:p/>
          </draw:line>
          <draw:line draw:style-name="gr5" draw:text-style-name="P9" draw:layer="svg" svg:x1="9.26cm" svg:y1="22.673cm" svg:x2="9.256cm" svg:y2="22.673cm">
            <text:p/>
          </draw:line>
          <draw:line draw:style-name="gr5" draw:text-style-name="P9" draw:layer="svg" svg:x1="9.257cm" svg:y1="22.673cm" svg:x2="9.252cm" svg:y2="22.678cm">
            <text:p/>
          </draw:line>
          <draw:line draw:style-name="gr5" draw:text-style-name="P9" draw:layer="svg" svg:x1="9.252cm" svg:y1="22.677cm" svg:x2="9.252cm" svg:y2="22.682cm">
            <text:p/>
          </draw:line>
          <draw:line draw:style-name="gr5" draw:text-style-name="P9" draw:layer="svg" svg:x1="9.252cm" svg:y1="22.682cm" svg:x2="9.247cm" svg:y2="22.682cm">
            <text:p/>
          </draw:line>
          <draw:line draw:style-name="gr5" draw:text-style-name="P9" draw:layer="svg" svg:x1="9.248cm" svg:y1="22.682cm" svg:x2="9.243cm" svg:y2="22.687cm">
            <text:p/>
          </draw:line>
          <draw:line draw:style-name="gr5" draw:text-style-name="P9" draw:layer="svg" svg:x1="9.244cm" svg:y1="22.686cm" svg:x2="9.239cm" svg:y2="22.691cm">
            <text:p/>
          </draw:line>
          <draw:polyline draw:style-name="gr5" draw:text-style-name="P9" draw:layer="svg" svg:width="0cm" svg:height="0cm" svg:x="9.239cm" svg:y="22.69cm" svg:viewBox="0 0 0 0" draw:points="0,0">
            <text:p/>
          </draw:polyline>
          <draw:line draw:style-name="gr5" draw:text-style-name="P9" draw:layer="svg" svg:x1="9.24cm" svg:y1="22.69cm" svg:x2="9.235cm" svg:y2="22.695cm">
            <text:p/>
          </draw:line>
          <draw:line draw:style-name="gr5" draw:text-style-name="P9" draw:layer="svg" svg:x1="9.235cm" svg:y1="22.694cm" svg:x2="9.235cm" svg:y2="22.699cm">
            <text:p/>
          </draw:line>
          <draw:line draw:style-name="gr5" draw:text-style-name="P9" draw:layer="svg" svg:x1="9.235cm" svg:y1="22.699cm" svg:x2="9.23cm" svg:y2="22.699cm">
            <text:p/>
          </draw:line>
          <draw:line draw:style-name="gr5" draw:text-style-name="P9" draw:layer="svg" svg:x1="9.23cm" svg:y1="22.699cm" svg:x2="9.23cm" svg:y2="22.703cm">
            <text:p/>
          </draw:line>
          <draw:line draw:style-name="gr5" draw:text-style-name="P9" draw:layer="svg" svg:x1="9.231cm" svg:y1="22.703cm" svg:x2="9.226cm" svg:y2="22.708cm">
            <text:p/>
          </draw:line>
          <draw:line draw:style-name="gr5" draw:text-style-name="P9" draw:layer="svg" svg:x1="9.226cm" svg:y1="22.707cm" svg:x2="9.226cm" svg:y2="22.711cm">
            <text:p/>
          </draw:line>
          <draw:polyline draw:style-name="gr5" draw:text-style-name="P9" draw:layer="svg" svg:width="0cm" svg:height="0cm" svg:x="9.226cm" svg:y="22.711cm" svg:viewBox="0 0 0 0" draw:points="0,0">
            <text:p/>
          </draw:polyline>
          <draw:line draw:style-name="gr5" draw:text-style-name="P9" draw:layer="svg" svg:x1="9.227cm" svg:y1="22.711cm" svg:x2="9.222cm" svg:y2="22.718cm">
            <text:p/>
          </draw:line>
          <draw:line draw:style-name="gr5" draw:text-style-name="P9" draw:layer="svg" svg:x1="9.222cm" svg:y1="22.716cm" svg:x2="9.222cm" svg:y2="22.72cm">
            <text:p/>
          </draw:line>
          <draw:line draw:style-name="gr5" draw:text-style-name="P9" draw:layer="svg" svg:x1="9.222cm" svg:y1="22.72cm" svg:x2="9.222cm" svg:y2="22.724cm">
            <text:p/>
          </draw:line>
          <draw:line draw:style-name="gr5" draw:text-style-name="P9" draw:layer="svg" svg:x1="9.222cm" svg:y1="22.724cm" svg:x2="9.218cm" svg:y2="22.724cm">
            <text:p/>
          </draw:line>
          <draw:line draw:style-name="gr5" draw:text-style-name="P9" draw:layer="svg" svg:x1="9.218cm" svg:y1="22.724cm" svg:x2="9.218cm" svg:y2="22.728cm">
            <text:p/>
          </draw:line>
          <draw:line draw:style-name="gr5" draw:text-style-name="P9" draw:layer="svg" svg:x1="9.218cm" svg:y1="22.728cm" svg:x2="9.218cm" svg:y2="22.733cm">
            <text:p/>
          </draw:line>
          <draw:line draw:style-name="gr5" draw:text-style-name="P9" draw:layer="svg" svg:x1="9.218cm" svg:y1="22.733cm" svg:x2="9.218cm" svg:y2="22.737cm">
            <text:p/>
          </draw:line>
          <draw:line draw:style-name="gr5" draw:text-style-name="P9" draw:layer="svg" svg:x1="9.218cm" svg:y1="22.737cm" svg:x2="9.218cm" svg:y2="22.741cm">
            <text:p/>
          </draw:line>
          <draw:polyline draw:style-name="gr5" draw:text-style-name="P9" draw:layer="svg" svg:width="0cm" svg:height="0cm" svg:x="9.218cm" svg:y="22.741cm" svg:viewBox="0 0 0 0" draw:points="0,0">
            <text:p/>
          </draw:polyline>
          <draw:line draw:style-name="gr5" draw:text-style-name="P9" draw:layer="svg" svg:x1="9.218cm" svg:y1="22.741cm" svg:x2="9.218cm" svg:y2="22.745cm">
            <text:p/>
          </draw:line>
          <draw:polyline draw:style-name="gr5" draw:text-style-name="P9" draw:layer="svg" svg:width="0cm" svg:height="0cm" svg:x="9.218cm" svg:y="22.745cm" svg:viewBox="0 0 0 0" draw:points="0,0">
            <text:p/>
          </draw:polyline>
          <draw:frame draw:style-name="gr9" draw:text-style-name="P13" draw:layer="svg" svg:width="1.204cm" svg:height="0.462cm" svg:x="10.518cm" svg:y="24.612cm">
            <draw:text-box>
              <text:p text:style-name="P12"><text:span text:style-name="T2">B:</text:span><text:span text:style-name="T2">後進</text:span></text:p>
            </draw:text-box>
          </draw:frame>
          <draw:frame draw:style-name="gr9" draw:text-style-name="P13" draw:layer="svg" svg:width="1.204cm" svg:height="0.462cm" svg:x="10.484cm" svg:y="24.595cm">
            <draw:text-box>
              <text:p text:style-name="P12"><text:span text:style-name="T2">B:</text:span><text:span text:style-name="T2">後進</text:span></text:p>
            </draw:text-box>
          </draw:frame>
          <draw:frame draw:style-name="gr9" draw:text-style-name="P13" draw:layer="svg" svg:width="1.204cm" svg:height="0.462cm" svg:x="10.518cm" svg:y="24.62cm">
            <draw:text-box>
              <text:p text:style-name="P12"><text:span text:style-name="T2">B:</text:span><text:span text:style-name="T2">後進</text:span></text:p>
            </draw:text-box>
          </draw:frame>
          <draw:frame draw:style-name="gr9" draw:text-style-name="P13" draw:layer="svg" svg:width="1.204cm" svg:height="0.462cm" svg:x="10.484cm" svg:y="24.62cm">
            <draw:text-box>
              <text:p text:style-name="P12"><text:span text:style-name="T2">B:</text:span><text:span text:style-name="T2">後進</text:span></text:p>
            </draw:text-box>
          </draw:frame>
          <draw:frame draw:style-name="gr9" draw:text-style-name="P13" draw:layer="svg" svg:width="1.204cm" svg:height="0.462cm" svg:x="10.518cm" svg:y="24.586cm">
            <draw:text-box>
              <text:p text:style-name="P12"><text:span text:style-name="T2">B:</text:span><text:span text:style-name="T2">後進</text:span></text:p>
            </draw:text-box>
          </draw:frame>
          <draw:frame draw:style-name="gr9" draw:text-style-name="P13" draw:layer="svg" svg:width="1.204cm" svg:height="0.462cm" svg:x="10.484cm" svg:y="24.586cm">
            <draw:text-box>
              <text:p text:style-name="P12"><text:span text:style-name="T2">B:</text:span><text:span text:style-name="T2">後進</text:span></text:p>
            </draw:text-box>
          </draw:frame>
          <draw:frame draw:style-name="gr9" draw:text-style-name="P13" draw:layer="svg" svg:width="1.204cm" svg:height="0.462cm" svg:x="10.501cm" svg:y="24.603cm">
            <draw:text-box>
              <text:p text:style-name="P12"><text:span text:style-name="T3">B:</text:span><text:span text:style-name="T3">後進</text:span></text:p>
            </draw:text-box>
          </draw:frame>
        </draw:g>
        <draw:g>
          <draw:line draw:style-name="gr3" draw:text-style-name="P9" draw:layer="svg" svg:x1="8.48cm" svg:y1="19.749cm" svg:x2="8.48cm" svg:y2="17.746cm">
            <text:p/>
          </draw:line>
          <draw:polygon draw:style-name="gr4" draw:text-style-name="P10" draw:layer="svg" svg:width="0.152cm" svg:height="0.292cm" svg:x="8.404cm" svg:y="19.457cm" svg:viewBox="0 0 153 293" draw:points="76,293 153,0 0,0">
            <text:p/>
          </draw:polygon>
          <draw:line draw:style-name="gr3" draw:text-style-name="P9" draw:layer="svg" svg:x1="8.48cm" svg:y1="11.752cm" svg:x2="8.48cm" svg:y2="9.754cm">
            <text:p/>
          </draw:line>
          <draw:polygon draw:style-name="gr4" draw:text-style-name="P10" draw:layer="svg" svg:width="0.152cm" svg:height="0.288cm" svg:x="8.404cm" svg:y="9.754cm" svg:viewBox="0 0 153 289" draw:points="76,0 153,289 0,289">
            <text:p/>
          </draw:polygon>
          <draw:line draw:style-name="gr10" draw:text-style-name="P9" draw:layer="svg" svg:x1="7.993cm" svg:y1="11.279cm" svg:x2="8.981cm" svg:y2="10.253cm">
            <text:p/>
          </draw:line>
          <draw:line draw:style-name="gr10" draw:text-style-name="P9" draw:layer="svg" svg:x1="7.981cm" svg:y1="10.253cm" svg:x2="8.981cm" svg:y2="11.253cm">
            <text:p/>
          </draw:line>
          <draw:line draw:style-name="gr10" draw:text-style-name="P9" draw:layer="svg" svg:x1="7.981cm" svg:y1="19.25cm" svg:x2="8.981cm" svg:y2="18.25cm">
            <text:p/>
          </draw:line>
          <draw:line draw:style-name="gr10" draw:text-style-name="P9" draw:layer="svg" svg:x1="7.981cm" svg:y1="18.25cm" svg:x2="8.981cm" svg:y2="19.25cm">
            <text:p/>
          </draw:line>
          <draw:line draw:style-name="gr5" draw:text-style-name="P9" draw:layer="svg" svg:x1="6.982cm" svg:y1="14.749cm" svg:x2="7.384cm" svg:y2="14.749cm">
            <text:p/>
          </draw:line>
          <draw:line draw:style-name="gr5" draw:text-style-name="P9" draw:layer="svg" svg:x1="7.447cm" svg:y1="14.749cm" svg:x2="7.511cm" svg:y2="14.749cm">
            <text:p/>
          </draw:line>
          <draw:line draw:style-name="gr5" draw:text-style-name="P9" draw:layer="svg" svg:x1="7.574cm" svg:y1="14.749cm" svg:x2="8.383cm" svg:y2="14.749cm">
            <text:p/>
          </draw:line>
          <draw:line draw:style-name="gr5" draw:text-style-name="P9" draw:layer="svg" svg:x1="8.446cm" svg:y1="14.749cm" svg:x2="8.51cm" svg:y2="14.749cm">
            <text:p/>
          </draw:line>
          <draw:line draw:style-name="gr5" draw:text-style-name="P9" draw:layer="svg" svg:x1="8.573cm" svg:y1="14.749cm" svg:x2="9.382cm" svg:y2="14.749cm">
            <text:p/>
          </draw:line>
          <draw:line draw:style-name="gr5" draw:text-style-name="P9" draw:layer="svg" svg:x1="9.445cm" svg:y1="14.749cm" svg:x2="9.509cm" svg:y2="14.749cm">
            <text:p/>
          </draw:line>
          <draw:line draw:style-name="gr5" draw:text-style-name="P9" draw:layer="svg" svg:x1="9.572cm" svg:y1="14.749cm" svg:x2="9.979cm" svg:y2="14.749cm">
            <text:p/>
          </draw:line>
          <draw:polyline draw:style-name="gr5" draw:text-style-name="P9" draw:layer="svg" svg:width="0cm" svg:height="0cm" svg:x="9.979cm" svg:y="14.749cm" svg:viewBox="0 0 0 0" draw:points="0,0">
            <text:p/>
          </draw:polyline>
          <draw:line draw:style-name="gr5" draw:text-style-name="P9" draw:layer="svg" svg:x1="8.48cm" svg:y1="16.997cm" svg:x2="8.48cm" svg:y2="16.544cm">
            <text:p/>
          </draw:line>
          <draw:line draw:style-name="gr5" draw:text-style-name="P9" draw:layer="svg" svg:x1="8.48cm" svg:y1="16.472cm" svg:x2="8.48cm" svg:y2="16.4cm">
            <text:p/>
          </draw:line>
          <draw:line draw:style-name="gr5" draw:text-style-name="P9" draw:layer="svg" svg:x1="8.48cm" svg:y1="16.332cm" svg:x2="8.48cm" svg:y2="15.418cm">
            <text:p/>
          </draw:line>
          <draw:line draw:style-name="gr5" draw:text-style-name="P9" draw:layer="svg" svg:x1="8.48cm" svg:y1="15.35cm" svg:x2="8.48cm" svg:y2="15.278cm">
            <text:p/>
          </draw:line>
          <draw:line draw:style-name="gr5" draw:text-style-name="P9" draw:layer="svg" svg:x1="8.48cm" svg:y1="15.206cm" svg:x2="8.48cm" svg:y2="14.296cm">
            <text:p/>
          </draw:line>
          <draw:line draw:style-name="gr5" draw:text-style-name="P9" draw:layer="svg" svg:x1="8.48cm" svg:y1="14.224cm" svg:x2="8.48cm" svg:y2="14.152cm">
            <text:p/>
          </draw:line>
          <draw:line draw:style-name="gr5" draw:text-style-name="P9" draw:layer="svg" svg:x1="8.48cm" svg:y1="14.084cm" svg:x2="8.48cm" svg:y2="13.17cm">
            <text:p/>
          </draw:line>
          <draw:line draw:style-name="gr5" draw:text-style-name="P9" draw:layer="svg" svg:x1="8.48cm" svg:y1="13.102cm" svg:x2="8.48cm" svg:y2="13.03cm">
            <text:p/>
          </draw:line>
          <draw:line draw:style-name="gr5" draw:text-style-name="P9" draw:layer="svg" svg:x1="8.48cm" svg:y1="12.958cm" svg:x2="8.48cm" svg:y2="12.501cm">
            <text:p/>
          </draw:line>
          <draw:polyline draw:style-name="gr5" draw:text-style-name="P9" draw:layer="svg" svg:width="0cm" svg:height="0cm" svg:x="8.48cm" svg:y="12.501cm" svg:viewBox="0 0 0 0" draw:points="0,0">
            <text:p/>
          </draw:polyline>
          <draw:line draw:style-name="gr6" draw:text-style-name="P9" draw:layer="svg" svg:x1="6.982cm" svg:y1="12.501cm" svg:x2="9.979cm" svg:y2="12.501cm">
            <text:p/>
          </draw:line>
          <draw:line draw:style-name="gr6" draw:text-style-name="P9" draw:layer="svg" svg:x1="9.979cm" svg:y1="16.997cm" svg:x2="9.979cm" svg:y2="12.501cm">
            <text:p/>
          </draw:line>
          <draw:line draw:style-name="gr6" draw:text-style-name="P9" draw:layer="svg" svg:x1="6.982cm" svg:y1="16.997cm" svg:x2="9.979cm" svg:y2="16.997cm">
            <text:p/>
          </draw:line>
          <draw:line draw:style-name="gr6" draw:text-style-name="P9" draw:layer="svg" svg:x1="6.982cm" svg:y1="16.997cm" svg:x2="6.982cm" svg:y2="12.501cm">
            <text:p/>
          </draw:line>
          <draw:line draw:style-name="gr7" draw:text-style-name="P9" draw:layer="svg" svg:x1="7.083cm" svg:y1="15.998cm" svg:x2="7.481cm" svg:y2="15.998cm">
            <text:p/>
          </draw:line>
          <draw:line draw:style-name="gr7" draw:text-style-name="P9" draw:layer="svg" svg:x1="7.083cm" svg:y1="16.9cm" svg:x2="7.083cm" svg:y2="15.998cm">
            <text:p/>
          </draw:line>
          <draw:line draw:style-name="gr7" draw:text-style-name="P9" draw:layer="svg" svg:x1="7.083cm" svg:y1="16.9cm" svg:x2="7.481cm" svg:y2="16.9cm">
            <text:p/>
          </draw:line>
          <draw:line draw:style-name="gr7" draw:text-style-name="P9" draw:layer="svg" svg:x1="7.481cm" svg:y1="16.9cm" svg:x2="7.481cm" svg:y2="15.998cm">
            <text:p/>
          </draw:line>
          <draw:line draw:style-name="gr7" draw:text-style-name="P9" draw:layer="svg" svg:x1="9.479cm" svg:y1="15.998cm" svg:x2="9.877cm" svg:y2="15.998cm">
            <text:p/>
          </draw:line>
          <draw:line draw:style-name="gr7" draw:text-style-name="P9" draw:layer="svg" svg:x1="9.877cm" svg:y1="16.9cm" svg:x2="9.877cm" svg:y2="15.998cm">
            <text:p/>
          </draw:line>
          <draw:line draw:style-name="gr7" draw:text-style-name="P9" draw:layer="svg" svg:x1="9.479cm" svg:y1="16.9cm" svg:x2="9.877cm" svg:y2="16.9cm">
            <text:p/>
          </draw:line>
          <draw:line draw:style-name="gr7" draw:text-style-name="P9" draw:layer="svg" svg:x1="9.479cm" svg:y1="16.9cm" svg:x2="9.479cm" svg:y2="15.998cm">
            <text:p/>
          </draw:line>
          <draw:line draw:style-name="gr7" draw:text-style-name="P9" draw:layer="svg" svg:x1="9.479cm" svg:y1="15.998cm" svg:x2="9.877cm" svg:y2="15.998cm">
            <text:p/>
          </draw:line>
          <draw:line draw:style-name="gr7" draw:text-style-name="P9" draw:layer="svg" svg:x1="7.083cm" svg:y1="13.949cm" svg:x2="7.481cm" svg:y2="13.949cm">
            <text:p/>
          </draw:line>
          <draw:line draw:style-name="gr7" draw:text-style-name="P9" draw:layer="svg" svg:x1="7.083cm" svg:y1="13.949cm" svg:x2="7.083cm" svg:y2="13.052cm">
            <text:p/>
          </draw:line>
          <draw:line draw:style-name="gr7" draw:text-style-name="P9" draw:layer="svg" svg:x1="7.083cm" svg:y1="13.052cm" svg:x2="7.481cm" svg:y2="13.052cm">
            <text:p/>
          </draw:line>
          <draw:line draw:style-name="gr7" draw:text-style-name="P9" draw:layer="svg" svg:x1="7.481cm" svg:y1="13.949cm" svg:x2="7.481cm" svg:y2="13.052cm">
            <text:p/>
          </draw:line>
          <draw:line draw:style-name="gr7" draw:text-style-name="P9" draw:layer="svg" svg:x1="9.479cm" svg:y1="13.911cm" svg:x2="9.877cm" svg:y2="13.911cm">
            <text:p/>
          </draw:line>
          <draw:line draw:style-name="gr7" draw:text-style-name="P9" draw:layer="svg" svg:x1="9.877cm" svg:y1="13.911cm" svg:x2="9.877cm" svg:y2="13.013cm">
            <text:p/>
          </draw:line>
          <draw:line draw:style-name="gr7" draw:text-style-name="P9" draw:layer="svg" svg:x1="9.479cm" svg:y1="13.013cm" svg:x2="9.877cm" svg:y2="13.013cm">
            <text:p/>
          </draw:line>
          <draw:line draw:style-name="gr7" draw:text-style-name="P9" draw:layer="svg" svg:x1="9.479cm" svg:y1="13.911cm" svg:x2="9.479cm" svg:y2="13.013cm">
            <text:p/>
          </draw:line>
          <draw:polygon draw:style-name="gr8" draw:text-style-name="P11" draw:layer="svg" svg:width="0.398cm" svg:height="0.902cm" svg:x="7.083cm" svg:y="15.998cm" svg:viewBox="0 0 399 903" draw:points="399,903 399,0 0,0 0,903">
            <text:p/>
          </draw:polygon>
          <draw:polygon draw:style-name="gr8" draw:text-style-name="P11" draw:layer="svg" svg:width="0.398cm" svg:height="0.902cm" svg:x="9.479cm" svg:y="15.998cm" svg:viewBox="0 0 399 903" draw:points="0,903 0,0 399,0 399,903">
            <text:p/>
          </draw:polygon>
          <draw:polygon draw:style-name="gr8" draw:text-style-name="P11" draw:layer="svg" svg:width="0.398cm" svg:height="0.897cm" svg:x="7.083cm" svg:y="13.052cm" svg:viewBox="0 0 399 898" draw:points="399,0 399,898 0,898 0,0">
            <text:p/>
          </draw:polygon>
          <draw:polygon draw:style-name="gr8" draw:text-style-name="P11" draw:layer="svg" svg:width="0.398cm" svg:height="0.898cm" svg:x="9.479cm" svg:y="13.013cm" svg:viewBox="0 0 399 899" draw:points="0,0 0,899 399,899 399,0">
            <text:p/>
          </draw:polygon>
          <draw:line draw:style-name="gr5" draw:text-style-name="P9" draw:layer="svg" svg:x1="7.744cm" svg:y1="12.755cm" svg:x2="7.744cm" svg:y2="12.751cm">
            <text:p/>
          </draw:line>
          <draw:line draw:style-name="gr5" draw:text-style-name="P9" draw:layer="svg" svg:x1="7.744cm" svg:y1="12.751cm" svg:x2="7.744cm" svg:y2="12.747cm">
            <text:p/>
          </draw:line>
          <draw:line draw:style-name="gr5" draw:text-style-name="P9" draw:layer="svg" svg:x1="7.744cm" svg:y1="12.747cm" svg:x2="7.744cm" svg:y2="12.743cm">
            <text:p/>
          </draw:line>
          <draw:line draw:style-name="gr5" draw:text-style-name="P9" draw:layer="svg" svg:x1="7.744cm" svg:y1="12.743cm" svg:x2="7.744cm" svg:y2="12.738cm">
            <text:p/>
          </draw:line>
          <draw:polyline draw:style-name="gr5" draw:text-style-name="P9" draw:layer="svg" svg:width="0cm" svg:height="0cm" svg:x="7.744cm" svg:y="12.738cm" svg:viewBox="0 0 0 0" draw:points="0,0">
            <text:p/>
          </draw:polyline>
          <draw:line draw:style-name="gr5" draw:text-style-name="P9" draw:layer="svg" svg:x1="7.746cm" svg:y1="12.739cm" svg:x2="7.739cm" svg:y2="12.734cm">
            <text:p/>
          </draw:line>
          <draw:line draw:style-name="gr5" draw:text-style-name="P9" draw:layer="svg" svg:x1="7.739cm" svg:y1="12.734cm" svg:x2="7.739cm" svg:y2="12.73cm">
            <text:p/>
          </draw:line>
          <draw:line draw:style-name="gr5" draw:text-style-name="P9" draw:layer="svg" svg:x1="7.739cm" svg:y1="12.73cm" svg:x2="7.739cm" svg:y2="12.726cm">
            <text:p/>
          </draw:line>
          <draw:polyline draw:style-name="gr5" draw:text-style-name="P9" draw:layer="svg" svg:width="0cm" svg:height="0cm" svg:x="7.739cm" svg:y="12.726cm" svg:viewBox="0 0 0 0" draw:points="0,0">
            <text:p/>
          </draw:polyline>
          <draw:line draw:style-name="gr5" draw:text-style-name="P9" draw:layer="svg" svg:x1="7.74cm" svg:y1="12.728cm" svg:x2="7.735cm" svg:y2="12.721cm">
            <text:p/>
          </draw:line>
          <draw:line draw:style-name="gr5" draw:text-style-name="P9" draw:layer="svg" svg:x1="7.735cm" svg:y1="12.721cm" svg:x2="7.735cm" svg:y2="12.717cm">
            <text:p/>
          </draw:line>
          <draw:line draw:style-name="gr5" draw:text-style-name="P9" draw:layer="svg" svg:x1="7.736cm" svg:y1="12.718cm" svg:x2="7.731cm" svg:y2="12.713cm">
            <text:p/>
          </draw:line>
          <draw:polyline draw:style-name="gr5" draw:text-style-name="P9" draw:layer="svg" svg:width="0cm" svg:height="0cm" svg:x="7.731cm" svg:y="12.713cm" svg:viewBox="0 0 0 0" draw:points="0,0">
            <text:p/>
          </draw:polyline>
          <draw:line draw:style-name="gr5" draw:text-style-name="P9" draw:layer="svg" svg:x1="7.732cm" svg:y1="12.714cm" svg:x2="7.727cm" svg:y2="12.709cm">
            <text:p/>
          </draw:line>
          <draw:line draw:style-name="gr5" draw:text-style-name="P9" draw:layer="svg" svg:x1="7.727cm" svg:y1="12.709cm" svg:x2="7.727cm" svg:y2="12.704cm">
            <text:p/>
          </draw:line>
          <draw:line draw:style-name="gr5" draw:text-style-name="P9" draw:layer="svg" svg:x1="7.727cm" svg:y1="12.704cm" svg:x2="7.722cm" svg:y2="12.704cm">
            <text:p/>
          </draw:line>
          <draw:line draw:style-name="gr5" draw:text-style-name="P9" draw:layer="svg" svg:x1="7.722cm" svg:y1="12.704cm" svg:x2="7.722cm" svg:y2="12.7cm">
            <text:p/>
          </draw:line>
          <draw:line draw:style-name="gr5" draw:text-style-name="P9" draw:layer="svg" svg:x1="7.723cm" svg:y1="12.701cm" svg:x2="7.718cm" svg:y2="12.696cm">
            <text:p/>
          </draw:line>
          <draw:line draw:style-name="gr5" draw:text-style-name="P9" draw:layer="svg" svg:x1="7.719cm" svg:y1="12.697cm" svg:x2="7.714cm" svg:y2="12.692cm">
            <text:p/>
          </draw:line>
          <draw:polyline draw:style-name="gr5" draw:text-style-name="P9" draw:layer="svg" svg:width="0cm" svg:height="0cm" svg:x="7.714cm" svg:y="12.692cm" svg:viewBox="0 0 0 0" draw:points="0,0">
            <text:p/>
          </draw:polyline>
          <draw:line draw:style-name="gr5" draw:text-style-name="P9" draw:layer="svg" svg:x1="7.715cm" svg:y1="12.693cm" svg:x2="7.71cm" svg:y2="12.687cm">
            <text:p/>
          </draw:line>
          <draw:line draw:style-name="gr5" draw:text-style-name="P9" draw:layer="svg" svg:x1="7.711cm" svg:y1="12.688cm" svg:x2="7.705cm" svg:y2="12.683cm">
            <text:p/>
          </draw:line>
          <draw:line draw:style-name="gr5" draw:text-style-name="P9" draw:layer="svg" svg:x1="7.705cm" svg:y1="12.683cm" svg:x2="7.701cm" svg:y2="12.683cm">
            <text:p/>
          </draw:line>
          <draw:line draw:style-name="gr5" draw:text-style-name="P9" draw:layer="svg" svg:x1="7.701cm" svg:y1="12.683cm" svg:x2="7.701cm" svg:y2="12.679cm">
            <text:p/>
          </draw:line>
          <draw:line draw:style-name="gr5" draw:text-style-name="P9" draw:layer="svg" svg:x1="7.702cm" svg:y1="12.68cm" svg:x2="7.697cm" svg:y2="12.675cm">
            <text:p/>
          </draw:line>
          <draw:line draw:style-name="gr5" draw:text-style-name="P9" draw:layer="svg" svg:x1="7.697cm" svg:y1="12.675cm" svg:x2="7.693cm" svg:y2="12.675cm">
            <text:p/>
          </draw:line>
          <draw:line draw:style-name="gr5" draw:text-style-name="P9" draw:layer="svg" svg:x1="7.694cm" svg:y1="12.676cm" svg:x2="7.689cm" svg:y2="12.671cm">
            <text:p/>
          </draw:line>
          <draw:line draw:style-name="gr5" draw:text-style-name="P9" draw:layer="svg" svg:x1="7.689cm" svg:y1="12.671cm" svg:x2="7.684cm" svg:y2="12.671cm">
            <text:p/>
          </draw:line>
          <draw:line draw:style-name="gr5" draw:text-style-name="P9" draw:layer="svg" svg:x1="7.685cm" svg:y1="12.672cm" svg:x2="7.68cm" svg:y2="12.666cm">
            <text:p/>
          </draw:line>
          <draw:line draw:style-name="gr5" draw:text-style-name="P9" draw:layer="svg" svg:x1="7.681cm" svg:y1="12.667cm" svg:x2="7.676cm" svg:y2="12.662cm">
            <text:p/>
          </draw:line>
          <draw:line draw:style-name="gr5" draw:text-style-name="P9" draw:layer="svg" svg:x1="7.676cm" svg:y1="12.662cm" svg:x2="7.672cm" svg:y2="12.662cm">
            <text:p/>
          </draw:line>
          <draw:line draw:style-name="gr5" draw:text-style-name="P9" draw:layer="svg" svg:x1="7.674cm" svg:y1="12.663cm" svg:x2="7.667cm" svg:y2="12.658cm">
            <text:p/>
          </draw:line>
          <draw:line draw:style-name="gr5" draw:text-style-name="P9" draw:layer="svg" svg:x1="7.667cm" svg:y1="12.658cm" svg:x2="7.663cm" svg:y2="12.658cm">
            <text:p/>
          </draw:line>
          <draw:line draw:style-name="gr5" draw:text-style-name="P9" draw:layer="svg" svg:x1="7.664cm" svg:y1="12.659cm" svg:x2="7.655cm" svg:y2="12.654cm">
            <text:p/>
          </draw:line>
          <draw:line draw:style-name="gr5" draw:text-style-name="P9" draw:layer="svg" svg:x1="7.655cm" svg:y1="12.654cm" svg:x2="7.65cm" svg:y2="12.654cm">
            <text:p/>
          </draw:line>
          <draw:line draw:style-name="gr5" draw:text-style-name="P9" draw:layer="svg" svg:x1="7.651cm" svg:y1="12.656cm" svg:x2="7.646cm" svg:y2="12.649cm">
            <text:p/>
          </draw:line>
          <draw:line draw:style-name="gr5" draw:text-style-name="P9" draw:layer="svg" svg:x1="7.646cm" svg:y1="12.649cm" svg:x2="7.642cm" svg:y2="12.649cm">
            <text:p/>
          </draw:line>
          <draw:line draw:style-name="gr5" draw:text-style-name="P9" draw:layer="svg" svg:x1="7.643cm" svg:y1="12.65cm" svg:x2="7.638cm" svg:y2="12.645cm">
            <text:p/>
          </draw:line>
          <draw:line draw:style-name="gr5" draw:text-style-name="P9" draw:layer="svg" svg:x1="7.638cm" svg:y1="12.645cm" svg:x2="7.629cm" svg:y2="12.645cm">
            <text:p/>
          </draw:line>
          <draw:line draw:style-name="gr5" draw:text-style-name="P9" draw:layer="svg" svg:x1="7.63cm" svg:y1="12.646cm" svg:x2="7.625cm" svg:y2="12.641cm">
            <text:p/>
          </draw:line>
          <draw:line draw:style-name="gr5" draw:text-style-name="P9" draw:layer="svg" svg:x1="7.625cm" svg:y1="12.641cm" svg:x2="7.621cm" svg:y2="12.641cm">
            <text:p/>
          </draw:line>
          <draw:line draw:style-name="gr5" draw:text-style-name="P9" draw:layer="svg" svg:x1="7.621cm" svg:y1="12.641cm" svg:x2="7.617cm" svg:y2="12.641cm">
            <text:p/>
          </draw:line>
          <draw:line draw:style-name="gr5" draw:text-style-name="P9" draw:layer="svg" svg:x1="7.618cm" svg:y1="12.642cm" svg:x2="7.608cm" svg:y2="12.637cm">
            <text:p/>
          </draw:line>
          <draw:line draw:style-name="gr5" draw:text-style-name="P9" draw:layer="svg" svg:x1="7.608cm" svg:y1="12.637cm" svg:x2="7.604cm" svg:y2="12.637cm">
            <text:p/>
          </draw:line>
          <draw:line draw:style-name="gr5" draw:text-style-name="P9" draw:layer="svg" svg:x1="7.604cm" svg:y1="12.637cm" svg:x2="7.595cm" svg:y2="12.637cm">
            <text:p/>
          </draw:line>
          <draw:line draw:style-name="gr5" draw:text-style-name="P9" draw:layer="svg" svg:x1="7.596cm" svg:y1="12.638cm" svg:x2="7.591cm" svg:y2="12.632cm">
            <text:p/>
          </draw:line>
          <draw:line draw:style-name="gr5" draw:text-style-name="P9" draw:layer="svg" svg:x1="7.591cm" svg:y1="12.632cm" svg:x2="7.587cm" svg:y2="12.632cm">
            <text:p/>
          </draw:line>
          <draw:line draw:style-name="gr5" draw:text-style-name="P9" draw:layer="svg" svg:x1="7.587cm" svg:y1="12.632cm" svg:x2="7.578cm" svg:y2="12.632cm">
            <text:p/>
          </draw:line>
          <draw:line draw:style-name="gr5" draw:text-style-name="P9" draw:layer="svg" svg:x1="7.579cm" svg:y1="12.633cm" svg:x2="7.574cm" svg:y2="12.628cm">
            <text:p/>
          </draw:line>
          <draw:line draw:style-name="gr5" draw:text-style-name="P9" draw:layer="svg" svg:x1="7.574cm" svg:y1="12.628cm" svg:x2="7.566cm" svg:y2="12.628cm">
            <text:p/>
          </draw:line>
          <draw:line draw:style-name="gr5" draw:text-style-name="P9" draw:layer="svg" svg:x1="7.566cm" svg:y1="12.628cm" svg:x2="7.562cm" svg:y2="12.628cm">
            <text:p/>
          </draw:line>
          <draw:line draw:style-name="gr5" draw:text-style-name="P9" draw:layer="svg" svg:x1="7.562cm" svg:y1="12.628cm" svg:x2="7.553cm" svg:y2="12.628cm">
            <text:p/>
          </draw:line>
          <draw:line draw:style-name="gr5" draw:text-style-name="P9" draw:layer="svg" svg:x1="7.554cm" svg:y1="12.629cm" svg:x2="7.549cm" svg:y2="12.624cm">
            <text:p/>
          </draw:line>
          <draw:line draw:style-name="gr5" draw:text-style-name="P9" draw:layer="svg" svg:x1="7.549cm" svg:y1="12.624cm" svg:x2="7.54cm" svg:y2="12.624cm">
            <text:p/>
          </draw:line>
          <draw:line draw:style-name="gr5" draw:text-style-name="P9" draw:layer="svg" svg:x1="7.54cm" svg:y1="12.624cm" svg:x2="7.536cm" svg:y2="12.624cm">
            <text:p/>
          </draw:line>
          <draw:line draw:style-name="gr5" draw:text-style-name="P9" draw:layer="svg" svg:x1="7.536cm" svg:y1="12.624cm" svg:x2="7.528cm" svg:y2="12.624cm">
            <text:p/>
          </draw:line>
          <draw:line draw:style-name="gr5" draw:text-style-name="P9" draw:layer="svg" svg:x1="7.528cm" svg:y1="12.624cm" svg:x2="7.523cm" svg:y2="12.624cm">
            <text:p/>
          </draw:line>
          <draw:line draw:style-name="gr5" draw:text-style-name="P9" draw:layer="svg" svg:x1="7.523cm" svg:y1="12.624cm" svg:x2="7.515cm" svg:y2="12.624cm">
            <text:p/>
          </draw:line>
          <draw:line draw:style-name="gr5" draw:text-style-name="P9" draw:layer="svg" svg:x1="7.515cm" svg:y1="12.624cm" svg:x2="7.511cm" svg:y2="12.624cm">
            <text:p/>
          </draw:line>
          <draw:line draw:style-name="gr5" draw:text-style-name="P9" draw:layer="svg" svg:x1="7.512cm" svg:y1="12.625cm" svg:x2="7.502cm" svg:y2="12.62cm">
            <text:p/>
          </draw:line>
          <draw:line draw:style-name="gr5" draw:text-style-name="P9" draw:layer="svg" svg:x1="7.502cm" svg:y1="12.62cm" svg:x2="7.498cm" svg:y2="12.62cm">
            <text:p/>
          </draw:line>
          <draw:line draw:style-name="gr5" draw:text-style-name="P9" draw:layer="svg" svg:x1="7.498cm" svg:y1="12.62cm" svg:x2="7.49cm" svg:y2="12.62cm">
            <text:p/>
          </draw:line>
          <draw:line draw:style-name="gr5" draw:text-style-name="P9" draw:layer="svg" svg:x1="7.49cm" svg:y1="12.62cm" svg:x2="7.485cm" svg:y2="12.62cm">
            <text:p/>
          </draw:line>
          <draw:line draw:style-name="gr5" draw:text-style-name="P9" draw:layer="svg" svg:x1="7.485cm" svg:y1="12.62cm" svg:x2="7.477cm" svg:y2="12.62cm">
            <text:p/>
          </draw:line>
          <draw:line draw:style-name="gr5" draw:text-style-name="P9" draw:layer="svg" svg:x1="7.477cm" svg:y1="12.62cm" svg:x2="7.473cm" svg:y2="12.62cm">
            <text:p/>
          </draw:line>
          <draw:line draw:style-name="gr5" draw:text-style-name="P9" draw:layer="svg" svg:x1="7.473cm" svg:y1="12.62cm" svg:x2="7.464cm" svg:y2="12.62cm">
            <text:p/>
          </draw:line>
          <draw:line draw:style-name="gr5" draw:text-style-name="P9" draw:layer="svg" svg:x1="7.465cm" svg:y1="12.62cm" svg:x2="7.456cm" svg:y2="12.625cm">
            <text:p/>
          </draw:line>
          <draw:line draw:style-name="gr5" draw:text-style-name="P9" draw:layer="svg" svg:x1="7.456cm" svg:y1="12.624cm" svg:x2="7.451cm" svg:y2="12.624cm">
            <text:p/>
          </draw:line>
          <draw:line draw:style-name="gr5" draw:text-style-name="P9" draw:layer="svg" svg:x1="7.451cm" svg:y1="12.624cm" svg:x2="7.443cm" svg:y2="12.624cm">
            <text:p/>
          </draw:line>
          <draw:line draw:style-name="gr5" draw:text-style-name="P9" draw:layer="svg" svg:x1="7.443cm" svg:y1="12.624cm" svg:x2="7.439cm" svg:y2="12.624cm">
            <text:p/>
          </draw:line>
          <draw:line draw:style-name="gr5" draw:text-style-name="P9" draw:layer="svg" svg:x1="7.439cm" svg:y1="12.624cm" svg:x2="7.43cm" svg:y2="12.624cm">
            <text:p/>
          </draw:line>
          <draw:line draw:style-name="gr5" draw:text-style-name="P9" draw:layer="svg" svg:x1="7.43cm" svg:y1="12.624cm" svg:x2="7.426cm" svg:y2="12.624cm">
            <text:p/>
          </draw:line>
          <draw:line draw:style-name="gr5" draw:text-style-name="P9" draw:layer="svg" svg:x1="7.426cm" svg:y1="12.624cm" svg:x2="7.418cm" svg:y2="12.624cm">
            <text:p/>
          </draw:line>
          <draw:line draw:style-name="gr5" draw:text-style-name="P9" draw:layer="svg" svg:x1="7.419cm" svg:y1="12.624cm" svg:x2="7.413cm" svg:y2="12.629cm">
            <text:p/>
          </draw:line>
          <draw:line draw:style-name="gr5" draw:text-style-name="P9" draw:layer="svg" svg:x1="7.413cm" svg:y1="12.628cm" svg:x2="7.405cm" svg:y2="12.628cm">
            <text:p/>
          </draw:line>
          <draw:line draw:style-name="gr5" draw:text-style-name="P9" draw:layer="svg" svg:x1="7.405cm" svg:y1="12.628cm" svg:x2="7.401cm" svg:y2="12.628cm">
            <text:p/>
          </draw:line>
          <draw:line draw:style-name="gr5" draw:text-style-name="P9" draw:layer="svg" svg:x1="7.401cm" svg:y1="12.628cm" svg:x2="7.392cm" svg:y2="12.628cm">
            <text:p/>
          </draw:line>
          <draw:line draw:style-name="gr5" draw:text-style-name="P9" draw:layer="svg" svg:x1="7.392cm" svg:y1="12.628cm" svg:x2="7.388cm" svg:y2="12.628cm">
            <text:p/>
          </draw:line>
          <draw:line draw:style-name="gr5" draw:text-style-name="P9" draw:layer="svg" svg:x1="7.389cm" svg:y1="12.628cm" svg:x2="7.384cm" svg:y2="12.633cm">
            <text:p/>
          </draw:line>
          <draw:line draw:style-name="gr5" draw:text-style-name="P9" draw:layer="svg" svg:x1="7.384cm" svg:y1="12.632cm" svg:x2="7.375cm" svg:y2="12.632cm">
            <text:p/>
          </draw:line>
          <draw:line draw:style-name="gr5" draw:text-style-name="P9" draw:layer="svg" svg:x1="7.375cm" svg:y1="12.632cm" svg:x2="7.371cm" svg:y2="12.632cm">
            <text:p/>
          </draw:line>
          <draw:line draw:style-name="gr5" draw:text-style-name="P9" draw:layer="svg" svg:x1="7.372cm" svg:y1="12.632cm" svg:x2="7.363cm" svg:y2="12.638cm">
            <text:p/>
          </draw:line>
          <draw:line draw:style-name="gr5" draw:text-style-name="P9" draw:layer="svg" svg:x1="7.363cm" svg:y1="12.637cm" svg:x2="7.358cm" svg:y2="12.637cm">
            <text:p/>
          </draw:line>
          <draw:line draw:style-name="gr5" draw:text-style-name="P9" draw:layer="svg" svg:x1="7.358cm" svg:y1="12.637cm" svg:x2="7.354cm" svg:y2="12.637cm">
            <text:p/>
          </draw:line>
          <draw:line draw:style-name="gr5" draw:text-style-name="P9" draw:layer="svg" svg:x1="7.355cm" svg:y1="12.637cm" svg:x2="7.346cm" svg:y2="12.642cm">
            <text:p/>
          </draw:line>
          <draw:line draw:style-name="gr5" draw:text-style-name="P9" draw:layer="svg" svg:x1="7.346cm" svg:y1="12.641cm" svg:x2="7.341cm" svg:y2="12.641cm">
            <text:p/>
          </draw:line>
          <draw:line draw:style-name="gr5" draw:text-style-name="P9" draw:layer="svg" svg:x1="7.342cm" svg:y1="12.641cm" svg:x2="7.337cm" svg:y2="12.646cm">
            <text:p/>
          </draw:line>
          <draw:line draw:style-name="gr5" draw:text-style-name="P9" draw:layer="svg" svg:x1="7.337cm" svg:y1="12.645cm" svg:x2="7.329cm" svg:y2="12.645cm">
            <text:p/>
          </draw:line>
          <draw:line draw:style-name="gr5" draw:text-style-name="P9" draw:layer="svg" svg:x1="7.33cm" svg:y1="12.645cm" svg:x2="7.324cm" svg:y2="12.65cm">
            <text:p/>
          </draw:line>
          <draw:line draw:style-name="gr5" draw:text-style-name="P9" draw:layer="svg" svg:x1="7.324cm" svg:y1="12.649cm" svg:x2="7.32cm" svg:y2="12.649cm">
            <text:p/>
          </draw:line>
          <draw:line draw:style-name="gr5" draw:text-style-name="P9" draw:layer="svg" svg:x1="7.321cm" svg:y1="12.649cm" svg:x2="7.316cm" svg:y2="12.656cm">
            <text:p/>
          </draw:line>
          <draw:line draw:style-name="gr5" draw:text-style-name="P9" draw:layer="svg" svg:x1="7.316cm" svg:y1="12.654cm" svg:x2="7.312cm" svg:y2="12.654cm">
            <text:p/>
          </draw:line>
          <draw:line draw:style-name="gr5" draw:text-style-name="P9" draw:layer="svg" svg:x1="7.313cm" svg:y1="12.654cm" svg:x2="7.303cm" svg:y2="12.659cm">
            <text:p/>
          </draw:line>
          <draw:line draw:style-name="gr5" draw:text-style-name="P9" draw:layer="svg" svg:x1="7.303cm" svg:y1="12.658cm" svg:x2="7.299cm" svg:y2="12.658cm">
            <text:p/>
          </draw:line>
          <draw:line draw:style-name="gr5" draw:text-style-name="P9" draw:layer="svg" svg:x1="7.3cm" svg:y1="12.658cm" svg:x2="7.295cm" svg:y2="12.663cm">
            <text:p/>
          </draw:line>
          <draw:line draw:style-name="gr5" draw:text-style-name="P9" draw:layer="svg" svg:x1="7.295cm" svg:y1="12.662cm" svg:x2="7.291cm" svg:y2="12.662cm">
            <text:p/>
          </draw:line>
          <draw:line draw:style-name="gr5" draw:text-style-name="P9" draw:layer="svg" svg:x1="7.292cm" svg:y1="12.662cm" svg:x2="7.286cm" svg:y2="12.667cm">
            <text:p/>
          </draw:line>
          <draw:line draw:style-name="gr5" draw:text-style-name="P9" draw:layer="svg" svg:x1="7.286cm" svg:y1="12.666cm" svg:x2="7.282cm" svg:y2="12.666cm">
            <text:p/>
          </draw:line>
          <draw:line draw:style-name="gr5" draw:text-style-name="P9" draw:layer="svg" svg:x1="7.283cm" svg:y1="12.666cm" svg:x2="7.278cm" svg:y2="12.672cm">
            <text:p/>
          </draw:line>
          <draw:line draw:style-name="gr5" draw:text-style-name="P9" draw:layer="svg" svg:x1="7.279cm" svg:y1="12.671cm" svg:x2="7.274cm" svg:y2="12.676cm">
            <text:p/>
          </draw:line>
          <draw:line draw:style-name="gr5" draw:text-style-name="P9" draw:layer="svg" svg:x1="7.274cm" svg:y1="12.675cm" svg:x2="7.269cm" svg:y2="12.675cm">
            <text:p/>
          </draw:line>
          <draw:line draw:style-name="gr5" draw:text-style-name="P9" draw:layer="svg" svg:x1="7.27cm" svg:y1="12.675cm" svg:x2="7.265cm" svg:y2="12.68cm">
            <text:p/>
          </draw:line>
          <draw:line draw:style-name="gr5" draw:text-style-name="P9" draw:layer="svg" svg:x1="7.265cm" svg:y1="12.679cm" svg:x2="7.261cm" svg:y2="12.679cm">
            <text:p/>
          </draw:line>
          <draw:line draw:style-name="gr5" draw:text-style-name="P9" draw:layer="svg" svg:x1="7.261cm" svg:y1="12.679cm" svg:x2="7.261cm" svg:y2="12.683cm">
            <text:p/>
          </draw:line>
          <draw:line draw:style-name="gr5" draw:text-style-name="P9" draw:layer="svg" svg:x1="7.262cm" svg:y1="12.683cm" svg:x2="7.257cm" svg:y2="12.688cm">
            <text:p/>
          </draw:line>
          <draw:line draw:style-name="gr5" draw:text-style-name="P9" draw:layer="svg" svg:x1="7.257cm" svg:y1="12.687cm" svg:x2="7.252cm" svg:y2="12.687cm">
            <text:p/>
          </draw:line>
          <draw:line draw:style-name="gr5" draw:text-style-name="P9" draw:layer="svg" svg:x1="7.253cm" svg:y1="12.687cm" svg:x2="7.248cm" svg:y2="12.693cm">
            <text:p/>
          </draw:line>
          <draw:line draw:style-name="gr5" draw:text-style-name="P9" draw:layer="svg" svg:x1="7.248cm" svg:y1="12.692cm" svg:x2="7.248cm" svg:y2="12.696cm">
            <text:p/>
          </draw:line>
          <draw:line draw:style-name="gr5" draw:text-style-name="P9" draw:layer="svg" svg:x1="7.248cm" svg:y1="12.696cm" svg:x2="7.244cm" svg:y2="12.696cm">
            <text:p/>
          </draw:line>
          <draw:line draw:style-name="gr5" draw:text-style-name="P9" draw:layer="svg" svg:x1="7.245cm" svg:y1="12.696cm" svg:x2="7.24cm" svg:y2="12.701cm">
            <text:p/>
          </draw:line>
          <draw:line draw:style-name="gr5" draw:text-style-name="P9" draw:layer="svg" svg:x1="7.24cm" svg:y1="12.7cm" svg:x2="7.24cm" svg:y2="12.704cm">
            <text:p/>
          </draw:line>
          <draw:line draw:style-name="gr5" draw:text-style-name="P9" draw:layer="svg" svg:x1="7.241cm" svg:y1="12.704cm" svg:x2="7.236cm" svg:y2="12.71cm">
            <text:p/>
          </draw:line>
          <draw:polyline draw:style-name="gr5" draw:text-style-name="P9" draw:layer="svg" svg:width="0cm" svg:height="0cm" svg:x="7.236cm" svg:y="12.709cm" svg:viewBox="0 0 0 0" draw:points="0,0">
            <text:p/>
          </draw:polyline>
          <draw:line draw:style-name="gr5" draw:text-style-name="P9" draw:layer="svg" svg:x1="7.238cm" svg:y1="12.709cm" svg:x2="7.231cm" svg:y2="12.714cm">
            <text:p/>
          </draw:line>
          <draw:line draw:style-name="gr5" draw:text-style-name="P9" draw:layer="svg" svg:x1="7.231cm" svg:y1="12.713cm" svg:x2="7.231cm" svg:y2="12.717cm">
            <text:p/>
          </draw:line>
          <draw:line draw:style-name="gr5" draw:text-style-name="P9" draw:layer="svg" svg:x1="7.232cm" svg:y1="12.717cm" svg:x2="7.227cm" svg:y2="12.722cm">
            <text:p/>
          </draw:line>
          <draw:polyline draw:style-name="gr5" draw:text-style-name="P9" draw:layer="svg" svg:width="0cm" svg:height="0cm" svg:x="7.227cm" svg:y="12.721cm" svg:viewBox="0 0 0 0" draw:points="0,0">
            <text:p/>
          </draw:polyline>
          <draw:line draw:style-name="gr5" draw:text-style-name="P9" draw:layer="svg" svg:x1="7.227cm" svg:y1="12.721cm" svg:x2="7.227cm" svg:y2="12.726cm">
            <text:p/>
          </draw:line>
          <draw:line draw:style-name="gr5" draw:text-style-name="P9" draw:layer="svg" svg:x1="7.228cm" svg:y1="12.726cm" svg:x2="7.223cm" svg:y2="12.731cm">
            <text:p/>
          </draw:line>
          <draw:line draw:style-name="gr5" draw:text-style-name="P9" draw:layer="svg" svg:x1="7.223cm" svg:y1="12.73cm" svg:x2="7.223cm" svg:y2="12.734cm">
            <text:p/>
          </draw:line>
          <draw:polyline draw:style-name="gr5" draw:text-style-name="P9" draw:layer="svg" svg:width="0cm" svg:height="0cm" svg:x="7.223cm" svg:y="12.734cm" svg:viewBox="0 0 0 0" draw:points="0,0">
            <text:p/>
          </draw:polyline>
          <draw:line draw:style-name="gr5" draw:text-style-name="P9" draw:layer="svg" svg:x1="7.223cm" svg:y1="12.734cm" svg:x2="7.223cm" svg:y2="12.738cm">
            <text:p/>
          </draw:line>
          <draw:line draw:style-name="gr5" draw:text-style-name="P9" draw:layer="svg" svg:x1="7.223cm" svg:y1="12.738cm" svg:x2="7.223cm" svg:y2="12.743cm">
            <text:p/>
          </draw:line>
          <draw:line draw:style-name="gr5" draw:text-style-name="P9" draw:layer="svg" svg:x1="7.223cm" svg:y1="12.743cm" svg:x2="7.223cm" svg:y2="12.747cm">
            <text:p/>
          </draw:line>
          <draw:polyline draw:style-name="gr5" draw:text-style-name="P9" draw:layer="svg" svg:width="0cm" svg:height="0cm" svg:x="7.223cm" svg:y="12.747cm" svg:viewBox="0 0 0 0" draw:points="0,0">
            <text:p/>
          </draw:polyline>
          <draw:line draw:style-name="gr5" draw:text-style-name="P9" draw:layer="svg" svg:x1="7.223cm" svg:y1="12.747cm" svg:x2="7.223cm" svg:y2="12.751cm">
            <text:p/>
          </draw:line>
          <draw:line draw:style-name="gr5" draw:text-style-name="P9" draw:layer="svg" svg:x1="7.223cm" svg:y1="12.751cm" svg:x2="7.223cm" svg:y2="12.755cm">
            <text:p/>
          </draw:line>
          <draw:line draw:style-name="gr5" draw:text-style-name="P9" draw:layer="svg" svg:x1="7.223cm" svg:y1="12.755cm" svg:x2="7.223cm" svg:y2="12.759cm">
            <text:p/>
          </draw:line>
          <draw:line draw:style-name="gr5" draw:text-style-name="P9" draw:layer="svg" svg:x1="7.223cm" svg:y1="12.759cm" svg:x2="7.223cm" svg:y2="12.764cm">
            <text:p/>
          </draw:line>
          <draw:polyline draw:style-name="gr5" draw:text-style-name="P9" draw:layer="svg" svg:width="0cm" svg:height="0cm" svg:x="7.223cm" svg:y="12.764cm" svg:viewBox="0 0 0 0" draw:points="0,0">
            <text:p/>
          </draw:polyline>
          <draw:line draw:style-name="gr5" draw:text-style-name="P9" draw:layer="svg" svg:x1="7.223cm" svg:y1="12.764cm" svg:x2="7.223cm" svg:y2="12.768cm">
            <text:p/>
          </draw:line>
          <draw:line draw:style-name="gr5" draw:text-style-name="P9" draw:layer="svg" svg:x1="7.223cm" svg:y1="12.768cm" svg:x2="7.223cm" svg:y2="12.772cm">
            <text:p/>
          </draw:line>
          <draw:line draw:style-name="gr5" draw:text-style-name="P9" draw:layer="svg" svg:x1="7.223cm" svg:y1="12.772cm" svg:x2="7.223cm" svg:y2="12.776cm">
            <text:p/>
          </draw:line>
          <draw:line draw:style-name="gr5" draw:text-style-name="P9" draw:layer="svg" svg:x1="7.223cm" svg:y1="12.776cm" svg:x2="7.227cm" svg:y2="12.776cm">
            <text:p/>
          </draw:line>
          <draw:line draw:style-name="gr5" draw:text-style-name="P9" draw:layer="svg" svg:x1="7.227cm" svg:y1="12.776cm" svg:x2="7.227cm" svg:y2="12.781cm">
            <text:p/>
          </draw:line>
          <draw:line draw:style-name="gr5" draw:text-style-name="P9" draw:layer="svg" svg:x1="7.227cm" svg:y1="12.781cm" svg:x2="7.227cm" svg:y2="12.785cm">
            <text:p/>
          </draw:line>
          <draw:line draw:style-name="gr5" draw:text-style-name="P9" draw:layer="svg" svg:x1="7.227cm" svg:y1="12.785cm" svg:x2="7.232cm" svg:y2="12.79cm">
            <text:p/>
          </draw:line>
          <draw:polyline draw:style-name="gr5" draw:text-style-name="P9" draw:layer="svg" svg:width="0cm" svg:height="0cm" svg:x="7.231cm" svg:y="12.789cm" svg:viewBox="0 0 0 0" draw:points="0,0">
            <text:p/>
          </draw:polyline>
          <draw:line draw:style-name="gr5" draw:text-style-name="P9" draw:layer="svg" svg:x1="7.231cm" svg:y1="12.789cm" svg:x2="7.238cm" svg:y2="12.794cm">
            <text:p/>
          </draw:line>
          <draw:line draw:style-name="gr5" draw:text-style-name="P9" draw:layer="svg" svg:x1="7.236cm" svg:y1="12.793cm" svg:x2="7.236cm" svg:y2="12.798cm">
            <text:p/>
          </draw:line>
          <draw:line draw:style-name="gr5" draw:text-style-name="P9" draw:layer="svg" svg:x1="7.236cm" svg:y1="12.798cm" svg:x2="7.241cm" svg:y2="12.803cm">
            <text:p/>
          </draw:line>
          <draw:polyline draw:style-name="gr5" draw:text-style-name="P9" draw:layer="svg" svg:width="0cm" svg:height="0cm" svg:x="7.24cm" svg:y="12.802cm" svg:viewBox="0 0 0 0" draw:points="0,0">
            <text:p/>
          </draw:polyline>
          <draw:line draw:style-name="gr5" draw:text-style-name="P9" draw:layer="svg" svg:x1="7.24cm" svg:y1="12.802cm" svg:x2="7.245cm" svg:y2="12.807cm">
            <text:p/>
          </draw:line>
          <draw:line draw:style-name="gr5" draw:text-style-name="P9" draw:layer="svg" svg:x1="7.244cm" svg:y1="12.806cm" svg:x2="7.249cm" svg:y2="12.811cm">
            <text:p/>
          </draw:line>
          <draw:polyline draw:style-name="gr5" draw:text-style-name="P9" draw:layer="svg" svg:width="0cm" svg:height="0cm" svg:x="7.248cm" svg:y="12.81cm" svg:viewBox="0 0 0 0" draw:points="0,0">
            <text:p/>
          </draw:polyline>
          <draw:line draw:style-name="gr5" draw:text-style-name="P9" draw:layer="svg" svg:x1="7.248cm" svg:y1="12.81cm" svg:x2="7.253cm" svg:y2="12.815cm">
            <text:p/>
          </draw:line>
          <draw:line draw:style-name="gr5" draw:text-style-name="P9" draw:layer="svg" svg:x1="7.252cm" svg:y1="12.814cm" svg:x2="7.258cm" svg:y2="12.82cm">
            <text:p/>
          </draw:line>
          <draw:line draw:style-name="gr5" draw:text-style-name="P9" draw:layer="svg" svg:x1="7.257cm" svg:y1="12.819cm" svg:x2="7.261cm" svg:y2="12.819cm">
            <text:p/>
          </draw:line>
          <draw:line draw:style-name="gr5" draw:text-style-name="P9" draw:layer="svg" svg:x1="7.261cm" svg:y1="12.819cm" svg:x2="7.261cm" svg:y2="12.823cm">
            <text:p/>
          </draw:line>
          <draw:line draw:style-name="gr5" draw:text-style-name="P9" draw:layer="svg" svg:x1="7.261cm" svg:y1="12.823cm" svg:x2="7.266cm" svg:y2="12.828cm">
            <text:p/>
          </draw:line>
          <draw:line draw:style-name="gr5" draw:text-style-name="P9" draw:layer="svg" svg:x1="7.265cm" svg:y1="12.827cm" svg:x2="7.269cm" svg:y2="12.827cm">
            <text:p/>
          </draw:line>
          <draw:line draw:style-name="gr5" draw:text-style-name="P9" draw:layer="svg" svg:x1="7.269cm" svg:y1="12.827cm" svg:x2="7.275cm" svg:y2="12.832cm">
            <text:p/>
          </draw:line>
          <draw:line draw:style-name="gr5" draw:text-style-name="P9" draw:layer="svg" svg:x1="7.274cm" svg:y1="12.831cm" svg:x2="7.279cm" svg:y2="12.837cm">
            <text:p/>
          </draw:line>
          <draw:line draw:style-name="gr5" draw:text-style-name="P9" draw:layer="svg" svg:x1="7.278cm" svg:y1="12.836cm" svg:x2="7.282cm" svg:y2="12.836cm">
            <text:p/>
          </draw:line>
          <draw:line draw:style-name="gr5" draw:text-style-name="P9" draw:layer="svg" svg:x1="7.282cm" svg:y1="12.836cm" svg:x2="7.287cm" svg:y2="12.841cm">
            <text:p/>
          </draw:line>
          <draw:line draw:style-name="gr5" draw:text-style-name="P9" draw:layer="svg" svg:x1="7.286cm" svg:y1="12.84cm" svg:x2="7.291cm" svg:y2="12.84cm">
            <text:p/>
          </draw:line>
          <draw:line draw:style-name="gr5" draw:text-style-name="P9" draw:layer="svg" svg:x1="7.291cm" svg:y1="12.84cm" svg:x2="7.296cm" svg:y2="12.845cm">
            <text:p/>
          </draw:line>
          <draw:line draw:style-name="gr5" draw:text-style-name="P9" draw:layer="svg" svg:x1="7.295cm" svg:y1="12.844cm" svg:x2="7.299cm" svg:y2="12.844cm">
            <text:p/>
          </draw:line>
          <draw:line draw:style-name="gr5" draw:text-style-name="P9" draw:layer="svg" svg:x1="7.299cm" svg:y1="12.844cm" svg:x2="7.304cm" svg:y2="12.849cm">
            <text:p/>
          </draw:line>
          <draw:line draw:style-name="gr5" draw:text-style-name="P9" draw:layer="svg" svg:x1="7.303cm" svg:y1="12.848cm" svg:x2="7.308cm" svg:y2="12.848cm">
            <text:p/>
          </draw:line>
          <draw:line draw:style-name="gr5" draw:text-style-name="P9" draw:layer="svg" svg:x1="7.308cm" svg:y1="12.848cm" svg:x2="7.317cm" svg:y2="12.854cm">
            <text:p/>
          </draw:line>
          <draw:line draw:style-name="gr5" draw:text-style-name="P9" draw:layer="svg" svg:x1="7.316cm" svg:y1="12.853cm" svg:x2="7.32cm" svg:y2="12.853cm">
            <text:p/>
          </draw:line>
          <draw:line draw:style-name="gr5" draw:text-style-name="P9" draw:layer="svg" svg:x1="7.32cm" svg:y1="12.853cm" svg:x2="7.325cm" svg:y2="12.858cm">
            <text:p/>
          </draw:line>
          <draw:line draw:style-name="gr5" draw:text-style-name="P9" draw:layer="svg" svg:x1="7.324cm" svg:y1="12.857cm" svg:x2="7.329cm" svg:y2="12.857cm">
            <text:p/>
          </draw:line>
          <draw:line draw:style-name="gr5" draw:text-style-name="P9" draw:layer="svg" svg:x1="7.329cm" svg:y1="12.857cm" svg:x2="7.338cm" svg:y2="12.862cm">
            <text:p/>
          </draw:line>
          <draw:line draw:style-name="gr5" draw:text-style-name="P9" draw:layer="svg" svg:x1="7.337cm" svg:y1="12.861cm" svg:x2="7.341cm" svg:y2="12.861cm">
            <text:p/>
          </draw:line>
          <draw:line draw:style-name="gr5" draw:text-style-name="P9" draw:layer="svg" svg:x1="7.341cm" svg:y1="12.861cm" svg:x2="7.347cm" svg:y2="12.866cm">
            <text:p/>
          </draw:line>
          <draw:line draw:style-name="gr5" draw:text-style-name="P9" draw:layer="svg" svg:x1="7.346cm" svg:y1="12.865cm" svg:x2="7.35cm" svg:y2="12.865cm">
            <text:p/>
          </draw:line>
          <draw:line draw:style-name="gr5" draw:text-style-name="P9" draw:layer="svg" svg:x1="7.35cm" svg:y1="12.865cm" svg:x2="7.358cm" svg:y2="12.865cm">
            <text:p/>
          </draw:line>
          <draw:line draw:style-name="gr5" draw:text-style-name="P9" draw:layer="svg" svg:x1="7.358cm" svg:y1="12.865cm" svg:x2="7.364cm" svg:y2="12.87cm">
            <text:p/>
          </draw:line>
          <draw:line draw:style-name="gr5" draw:text-style-name="P9" draw:layer="svg" svg:x1="7.363cm" svg:y1="12.869cm" svg:x2="7.371cm" svg:y2="12.869cm">
            <text:p/>
          </draw:line>
          <draw:line draw:style-name="gr5" draw:text-style-name="P9" draw:layer="svg" svg:x1="7.371cm" svg:y1="12.869cm" svg:x2="7.375cm" svg:y2="12.869cm">
            <text:p/>
          </draw:line>
          <draw:line draw:style-name="gr5" draw:text-style-name="P9" draw:layer="svg" svg:x1="7.375cm" svg:y1="12.869cm" svg:x2="7.382cm" svg:y2="12.876cm">
            <text:p/>
          </draw:line>
          <draw:line draw:style-name="gr5" draw:text-style-name="P9" draw:layer="svg" svg:x1="7.38cm" svg:y1="12.874cm" svg:x2="7.388cm" svg:y2="12.874cm">
            <text:p/>
          </draw:line>
          <draw:line draw:style-name="gr5" draw:text-style-name="P9" draw:layer="svg" svg:x1="7.388cm" svg:y1="12.874cm" svg:x2="7.392cm" svg:y2="12.874cm">
            <text:p/>
          </draw:line>
          <draw:line draw:style-name="gr5" draw:text-style-name="P9" draw:layer="svg" svg:x1="7.392cm" svg:y1="12.874cm" svg:x2="7.402cm" svg:y2="12.879cm">
            <text:p/>
          </draw:line>
          <draw:line draw:style-name="gr5" draw:text-style-name="P9" draw:layer="svg" svg:x1="7.401cm" svg:y1="12.878cm" svg:x2="7.405cm" svg:y2="12.878cm">
            <text:p/>
          </draw:line>
          <draw:line draw:style-name="gr5" draw:text-style-name="P9" draw:layer="svg" svg:x1="7.405cm" svg:y1="12.878cm" svg:x2="7.413cm" svg:y2="12.878cm">
            <text:p/>
          </draw:line>
          <draw:line draw:style-name="gr5" draw:text-style-name="P9" draw:layer="svg" svg:x1="7.413cm" svg:y1="12.878cm" svg:x2="7.418cm" svg:y2="12.878cm">
            <text:p/>
          </draw:line>
          <draw:line draw:style-name="gr5" draw:text-style-name="P9" draw:layer="svg" svg:x1="7.418cm" svg:y1="12.878cm" svg:x2="7.426cm" svg:y2="12.878cm">
            <text:p/>
          </draw:line>
          <draw:line draw:style-name="gr5" draw:text-style-name="P9" draw:layer="svg" svg:x1="7.426cm" svg:y1="12.878cm" svg:x2="7.431cm" svg:y2="12.883cm">
            <text:p/>
          </draw:line>
          <draw:line draw:style-name="gr5" draw:text-style-name="P9" draw:layer="svg" svg:x1="7.43cm" svg:y1="12.882cm" svg:x2="7.439cm" svg:y2="12.882cm">
            <text:p/>
          </draw:line>
          <draw:line draw:style-name="gr5" draw:text-style-name="P9" draw:layer="svg" svg:x1="7.439cm" svg:y1="12.882cm" svg:x2="7.443cm" svg:y2="12.882cm">
            <text:p/>
          </draw:line>
          <draw:line draw:style-name="gr5" draw:text-style-name="P9" draw:layer="svg" svg:x1="7.443cm" svg:y1="12.882cm" svg:x2="7.451cm" svg:y2="12.882cm">
            <text:p/>
          </draw:line>
          <draw:line draw:style-name="gr5" draw:text-style-name="P9" draw:layer="svg" svg:x1="7.451cm" svg:y1="12.882cm" svg:x2="7.456cm" svg:y2="12.882cm">
            <text:p/>
          </draw:line>
          <draw:line draw:style-name="gr5" draw:text-style-name="P9" draw:layer="svg" svg:x1="7.456cm" svg:y1="12.882cm" svg:x2="7.464cm" svg:y2="12.882cm">
            <text:p/>
          </draw:line>
          <draw:line draw:style-name="gr5" draw:text-style-name="P9" draw:layer="svg" svg:x1="7.464cm" svg:y1="12.882cm" svg:x2="7.468cm" svg:y2="12.882cm">
            <text:p/>
          </draw:line>
          <draw:line draw:style-name="gr5" draw:text-style-name="P9" draw:layer="svg" svg:x1="7.468cm" svg:y1="12.882cm" svg:x2="7.477cm" svg:y2="12.882cm">
            <text:p/>
          </draw:line>
          <draw:line draw:style-name="gr5" draw:text-style-name="P9" draw:layer="svg" svg:x1="7.477cm" svg:y1="12.882cm" svg:x2="7.481cm" svg:y2="12.882cm">
            <text:p/>
          </draw:line>
          <draw:line draw:style-name="gr5" draw:text-style-name="P9" draw:layer="svg" svg:x1="7.481cm" svg:y1="12.882cm" svg:x2="7.49cm" svg:y2="12.882cm">
            <text:p/>
          </draw:line>
          <draw:line draw:style-name="gr5" draw:text-style-name="P9" draw:layer="svg" svg:x1="7.49cm" svg:y1="12.882cm" svg:x2="7.498cm" svg:y2="12.882cm">
            <text:p/>
          </draw:line>
          <draw:line draw:style-name="gr5" draw:text-style-name="P9" draw:layer="svg" svg:x1="7.498cm" svg:y1="12.882cm" svg:x2="7.502cm" svg:y2="12.882cm">
            <text:p/>
          </draw:line>
          <draw:line draw:style-name="gr5" draw:text-style-name="P9" draw:layer="svg" svg:x1="7.502cm" svg:y1="12.882cm" svg:x2="7.511cm" svg:y2="12.882cm">
            <text:p/>
          </draw:line>
          <draw:line draw:style-name="gr5" draw:text-style-name="P9" draw:layer="svg" svg:x1="7.511cm" svg:y1="12.882cm" svg:x2="7.515cm" svg:y2="12.882cm">
            <text:p/>
          </draw:line>
          <draw:line draw:style-name="gr5" draw:text-style-name="P9" draw:layer="svg" svg:x1="7.515cm" svg:y1="12.882cm" svg:x2="7.523cm" svg:y2="12.882cm">
            <text:p/>
          </draw:line>
          <draw:line draw:style-name="gr5" draw:text-style-name="P9" draw:layer="svg" svg:x1="7.523cm" svg:y1="12.882cm" svg:x2="7.528cm" svg:y2="12.882cm">
            <text:p/>
          </draw:line>
          <draw:line draw:style-name="gr5" draw:text-style-name="P9" draw:layer="svg" svg:x1="7.528cm" svg:y1="12.883cm" svg:x2="7.537cm" svg:y2="12.878cm">
            <text:p/>
          </draw:line>
          <draw:line draw:style-name="gr5" draw:text-style-name="P9" draw:layer="svg" svg:x1="7.536cm" svg:y1="12.878cm" svg:x2="7.54cm" svg:y2="12.878cm">
            <text:p/>
          </draw:line>
          <draw:line draw:style-name="gr5" draw:text-style-name="P9" draw:layer="svg" svg:x1="7.54cm" svg:y1="12.878cm" svg:x2="7.549cm" svg:y2="12.878cm">
            <text:p/>
          </draw:line>
          <draw:line draw:style-name="gr5" draw:text-style-name="P9" draw:layer="svg" svg:x1="7.549cm" svg:y1="12.878cm" svg:x2="7.553cm" svg:y2="12.878cm">
            <text:p/>
          </draw:line>
          <draw:line draw:style-name="gr5" draw:text-style-name="P9" draw:layer="svg" svg:x1="7.553cm" svg:y1="12.878cm" svg:x2="7.562cm" svg:y2="12.878cm">
            <text:p/>
          </draw:line>
          <draw:line draw:style-name="gr5" draw:text-style-name="P9" draw:layer="svg" svg:x1="7.562cm" svg:y1="12.879cm" svg:x2="7.567cm" svg:y2="12.874cm">
            <text:p/>
          </draw:line>
          <draw:line draw:style-name="gr5" draw:text-style-name="P9" draw:layer="svg" svg:x1="7.566cm" svg:y1="12.874cm" svg:x2="7.574cm" svg:y2="12.874cm">
            <text:p/>
          </draw:line>
          <draw:line draw:style-name="gr5" draw:text-style-name="P9" draw:layer="svg" svg:x1="7.574cm" svg:y1="12.874cm" svg:x2="7.578cm" svg:y2="12.874cm">
            <text:p/>
          </draw:line>
          <draw:line draw:style-name="gr5" draw:text-style-name="P9" draw:layer="svg" svg:x1="7.578cm" svg:y1="12.874cm" svg:x2="7.583cm" svg:y2="12.874cm">
            <text:p/>
          </draw:line>
          <draw:line draw:style-name="gr5" draw:text-style-name="P9" draw:layer="svg" svg:x1="7.583cm" svg:y1="12.876cm" svg:x2="7.592cm" svg:y2="12.869cm">
            <text:p/>
          </draw:line>
          <draw:line draw:style-name="gr5" draw:text-style-name="P9" draw:layer="svg" svg:x1="7.591cm" svg:y1="12.869cm" svg:x2="7.595cm" svg:y2="12.869cm">
            <text:p/>
          </draw:line>
          <draw:line draw:style-name="gr5" draw:text-style-name="P9" draw:layer="svg" svg:x1="7.595cm" svg:y1="12.869cm" svg:x2="7.604cm" svg:y2="12.869cm">
            <text:p/>
          </draw:line>
          <draw:line draw:style-name="gr5" draw:text-style-name="P9" draw:layer="svg" svg:x1="7.604cm" svg:y1="12.87cm" svg:x2="7.609cm" svg:y2="12.865cm">
            <text:p/>
          </draw:line>
          <draw:line draw:style-name="gr5" draw:text-style-name="P9" draw:layer="svg" svg:x1="7.608cm" svg:y1="12.865cm" svg:x2="7.612cm" svg:y2="12.865cm">
            <text:p/>
          </draw:line>
          <draw:line draw:style-name="gr5" draw:text-style-name="P9" draw:layer="svg" svg:x1="7.612cm" svg:y1="12.865cm" svg:x2="7.621cm" svg:y2="12.865cm">
            <text:p/>
          </draw:line>
          <draw:line draw:style-name="gr5" draw:text-style-name="P9" draw:layer="svg" svg:x1="7.621cm" svg:y1="12.866cm" svg:x2="7.626cm" svg:y2="12.861cm">
            <text:p/>
          </draw:line>
          <draw:line draw:style-name="gr5" draw:text-style-name="P9" draw:layer="svg" svg:x1="7.625cm" svg:y1="12.861cm" svg:x2="7.629cm" svg:y2="12.861cm">
            <text:p/>
          </draw:line>
          <draw:line draw:style-name="gr5" draw:text-style-name="P9" draw:layer="svg" svg:x1="7.629cm" svg:y1="12.862cm" svg:x2="7.639cm" svg:y2="12.857cm">
            <text:p/>
          </draw:line>
          <draw:line draw:style-name="gr5" draw:text-style-name="P9" draw:layer="svg" svg:x1="7.638cm" svg:y1="12.857cm" svg:x2="7.642cm" svg:y2="12.857cm">
            <text:p/>
          </draw:line>
          <draw:line draw:style-name="gr5" draw:text-style-name="P9" draw:layer="svg" svg:x1="7.642cm" svg:y1="12.858cm" svg:x2="7.647cm" svg:y2="12.853cm">
            <text:p/>
          </draw:line>
          <draw:line draw:style-name="gr5" draw:text-style-name="P9" draw:layer="svg" svg:x1="7.646cm" svg:y1="12.853cm" svg:x2="7.65cm" svg:y2="12.853cm">
            <text:p/>
          </draw:line>
          <draw:line draw:style-name="gr5" draw:text-style-name="P9" draw:layer="svg" svg:x1="7.65cm" svg:y1="12.854cm" svg:x2="7.656cm" svg:y2="12.848cm">
            <text:p/>
          </draw:line>
          <draw:line draw:style-name="gr5" draw:text-style-name="P9" draw:layer="svg" svg:x1="7.655cm" svg:y1="12.848cm" svg:x2="7.659cm" svg:y2="12.848cm">
            <text:p/>
          </draw:line>
          <draw:line draw:style-name="gr5" draw:text-style-name="P9" draw:layer="svg" svg:x1="7.659cm" svg:y1="12.849cm" svg:x2="7.668cm" svg:y2="12.844cm">
            <text:p/>
          </draw:line>
          <draw:line draw:style-name="gr5" draw:text-style-name="P9" draw:layer="svg" svg:x1="7.667cm" svg:y1="12.844cm" svg:x2="7.672cm" svg:y2="12.844cm">
            <text:p/>
          </draw:line>
          <draw:line draw:style-name="gr5" draw:text-style-name="P9" draw:layer="svg" svg:x1="7.672cm" svg:y1="12.845cm" svg:x2="7.677cm" svg:y2="12.84cm">
            <text:p/>
          </draw:line>
          <draw:line draw:style-name="gr5" draw:text-style-name="P9" draw:layer="svg" svg:x1="7.676cm" svg:y1="12.84cm" svg:x2="7.68cm" svg:y2="12.84cm">
            <text:p/>
          </draw:line>
          <draw:line draw:style-name="gr5" draw:text-style-name="P9" draw:layer="svg" svg:x1="7.68cm" svg:y1="12.841cm" svg:x2="7.685cm" svg:y2="12.836cm">
            <text:p/>
          </draw:line>
          <draw:line draw:style-name="gr5" draw:text-style-name="P9" draw:layer="svg" svg:x1="7.684cm" svg:y1="12.837cm" svg:x2="7.69cm" svg:y2="12.831cm">
            <text:p/>
          </draw:line>
          <draw:line draw:style-name="gr5" draw:text-style-name="P9" draw:layer="svg" svg:x1="7.689cm" svg:y1="12.831cm" svg:x2="7.693cm" svg:y2="12.831cm">
            <text:p/>
          </draw:line>
          <draw:line draw:style-name="gr5" draw:text-style-name="P9" draw:layer="svg" svg:x1="7.693cm" svg:y1="12.832cm" svg:x2="7.698cm" svg:y2="12.827cm">
            <text:p/>
          </draw:line>
          <draw:polyline draw:style-name="gr5" draw:text-style-name="P9" draw:layer="svg" svg:width="0cm" svg:height="0cm" svg:x="7.697cm" svg:y="12.827cm" svg:viewBox="0 0 0 0" draw:points="0,0">
            <text:p/>
          </draw:polyline>
          <draw:line draw:style-name="gr5" draw:text-style-name="P9" draw:layer="svg" svg:x1="7.697cm" svg:y1="12.828cm" svg:x2="7.702cm" svg:y2="12.823cm">
            <text:p/>
          </draw:line>
          <draw:line draw:style-name="gr5" draw:text-style-name="P9" draw:layer="svg" svg:x1="7.701cm" svg:y1="12.824cm" svg:x2="7.706cm" svg:y2="12.819cm">
            <text:p/>
          </draw:line>
          <draw:line draw:style-name="gr5" draw:text-style-name="P9" draw:layer="svg" svg:x1="7.705cm" svg:y1="12.819cm" svg:x2="7.71cm" svg:y2="12.819cm">
            <text:p/>
          </draw:line>
          <draw:line draw:style-name="gr5" draw:text-style-name="P9" draw:layer="svg" svg:x1="7.71cm" svg:y1="12.82cm" svg:x2="7.715cm" svg:y2="12.814cm">
            <text:p/>
          </draw:line>
          <draw:line draw:style-name="gr5" draw:text-style-name="P9" draw:layer="svg" svg:x1="7.714cm" svg:y1="12.814cm" svg:x2="7.714cm" svg:y2="12.81cm">
            <text:p/>
          </draw:line>
          <draw:line draw:style-name="gr5" draw:text-style-name="P9" draw:layer="svg" svg:x1="7.714cm" svg:y1="12.811cm" svg:x2="7.719cm" svg:y2="12.806cm">
            <text:p/>
          </draw:line>
          <draw:line draw:style-name="gr5" draw:text-style-name="P9" draw:layer="svg" svg:x1="7.718cm" svg:y1="12.806cm" svg:x2="7.722cm" svg:y2="12.806cm">
            <text:p/>
          </draw:line>
          <draw:line draw:style-name="gr5" draw:text-style-name="P9" draw:layer="svg" svg:x1="7.722cm" svg:y1="12.806cm" svg:x2="7.722cm" svg:y2="12.802cm">
            <text:p/>
          </draw:line>
          <draw:line draw:style-name="gr5" draw:text-style-name="P9" draw:layer="svg" svg:x1="7.722cm" svg:y1="12.803cm" svg:x2="7.728cm" svg:y2="12.798cm">
            <text:p/>
          </draw:line>
          <draw:polyline draw:style-name="gr5" draw:text-style-name="P9" draw:layer="svg" svg:width="0cm" svg:height="0cm" svg:x="7.727cm" svg:y="12.798cm" svg:viewBox="0 0 0 0" draw:points="0,0">
            <text:p/>
          </draw:polyline>
          <draw:line draw:style-name="gr5" draw:text-style-name="P9" draw:layer="svg" svg:x1="7.727cm" svg:y1="12.8cm" svg:x2="7.732cm" svg:y2="12.793cm">
            <text:p/>
          </draw:line>
          <draw:line draw:style-name="gr5" draw:text-style-name="P9" draw:layer="svg" svg:x1="7.731cm" svg:y1="12.793cm" svg:x2="7.731cm" svg:y2="12.789cm">
            <text:p/>
          </draw:line>
          <draw:line draw:style-name="gr5" draw:text-style-name="P9" draw:layer="svg" svg:x1="7.731cm" svg:y1="12.79cm" svg:x2="7.736cm" svg:y2="12.785cm">
            <text:p/>
          </draw:line>
          <draw:polyline draw:style-name="gr5" draw:text-style-name="P9" draw:layer="svg" svg:width="0cm" svg:height="0cm" svg:x="7.735cm" svg:y="12.785cm" svg:viewBox="0 0 0 0" draw:points="0,0">
            <text:p/>
          </draw:polyline>
          <draw:line draw:style-name="gr5" draw:text-style-name="P9" draw:layer="svg" svg:x1="7.735cm" svg:y1="12.786cm" svg:x2="7.74cm" svg:y2="12.781cm">
            <text:p/>
          </draw:line>
          <draw:line draw:style-name="gr5" draw:text-style-name="P9" draw:layer="svg" svg:x1="7.739cm" svg:y1="12.781cm" svg:x2="7.739cm" svg:y2="12.776cm">
            <text:p/>
          </draw:line>
          <draw:line draw:style-name="gr5" draw:text-style-name="P9" draw:layer="svg" svg:x1="7.739cm" svg:y1="12.776cm" svg:x2="7.739cm" svg:y2="12.772cm">
            <text:p/>
          </draw:line>
          <draw:polyline draw:style-name="gr5" draw:text-style-name="P9" draw:layer="svg" svg:width="0cm" svg:height="0cm" svg:x="7.739cm" svg:y="12.772cm" svg:viewBox="0 0 0 0" draw:points="0,0">
            <text:p/>
          </draw:polyline>
          <draw:line draw:style-name="gr5" draw:text-style-name="P9" draw:layer="svg" svg:x1="7.739cm" svg:y1="12.773cm" svg:x2="7.746cm" svg:y2="12.768cm">
            <text:p/>
          </draw:line>
          <draw:line draw:style-name="gr5" draw:text-style-name="P9" draw:layer="svg" svg:x1="7.744cm" svg:y1="12.768cm" svg:x2="7.744cm" svg:y2="12.764cm">
            <text:p/>
          </draw:line>
          <draw:line draw:style-name="gr5" draw:text-style-name="P9" draw:layer="svg" svg:x1="7.744cm" svg:y1="12.764cm" svg:x2="7.744cm" svg:y2="12.759cm">
            <text:p/>
          </draw:line>
          <draw:polyline draw:style-name="gr5" draw:text-style-name="P9" draw:layer="svg" svg:width="0cm" svg:height="0cm" svg:x="7.744cm" svg:y="12.759cm" svg:viewBox="0 0 0 0" draw:points="0,0">
            <text:p/>
          </draw:polyline>
          <draw:line draw:style-name="gr5" draw:text-style-name="P9" draw:layer="svg" svg:x1="7.744cm" svg:y1="12.759cm" svg:x2="7.744cm" svg:y2="12.755cm">
            <text:p/>
          </draw:line>
          <draw:polyline draw:style-name="gr5" draw:text-style-name="P9" draw:layer="svg" svg:width="0cm" svg:height="0cm" svg:x="7.744cm" svg:y="12.755cm" svg:viewBox="0 0 0 0" draw:points="0,0">
            <text:p/>
          </draw:polyline>
          <draw:polyline draw:style-name="gr5" draw:text-style-name="P9" draw:layer="svg" svg:width="0cm" svg:height="0cm" svg:x="7.744cm" svg:y="12.755cm" svg:viewBox="0 0 0 0" draw:points="0,0">
            <text:p/>
          </draw:polyline>
          <draw:polyline draw:style-name="gr5" draw:text-style-name="P9" draw:layer="svg" svg:width="0cm" svg:height="0cm" svg:x="9.217cm" svg:y="12.755cm" svg:viewBox="0 0 0 0" draw:points="0,0">
            <text:p/>
          </draw:polyline>
          <draw:line draw:style-name="gr5" draw:text-style-name="P9" draw:layer="svg" svg:x1="9.217cm" svg:y1="12.755cm" svg:x2="9.217cm" svg:y2="12.759cm">
            <text:p/>
          </draw:line>
          <draw:line draw:style-name="gr5" draw:text-style-name="P9" draw:layer="svg" svg:x1="9.217cm" svg:y1="12.759cm" svg:x2="9.217cm" svg:y2="12.764cm">
            <text:p/>
          </draw:line>
          <draw:line draw:style-name="gr5" draw:text-style-name="P9" draw:layer="svg" svg:x1="9.217cm" svg:y1="12.764cm" svg:x2="9.217cm" svg:y2="12.768cm">
            <text:p/>
          </draw:line>
          <draw:line draw:style-name="gr5" draw:text-style-name="P9" draw:layer="svg" svg:x1="9.217cm" svg:y1="12.768cm" svg:x2="9.221cm" svg:y2="12.768cm">
            <text:p/>
          </draw:line>
          <draw:line draw:style-name="gr5" draw:text-style-name="P9" draw:layer="svg" svg:x1="9.221cm" svg:y1="12.768cm" svg:x2="9.221cm" svg:y2="12.772cm">
            <text:p/>
          </draw:line>
          <draw:line draw:style-name="gr5" draw:text-style-name="P9" draw:layer="svg" svg:x1="9.221cm" svg:y1="12.772cm" svg:x2="9.221cm" svg:y2="12.776cm">
            <text:p/>
          </draw:line>
          <draw:line draw:style-name="gr5" draw:text-style-name="P9" draw:layer="svg" svg:x1="9.221cm" svg:y1="12.776cm" svg:x2="9.221cm" svg:y2="12.781cm">
            <text:p/>
          </draw:line>
          <draw:line draw:style-name="gr5" draw:text-style-name="P9" draw:layer="svg" svg:x1="9.221cm" svg:y1="12.781cm" svg:x2="9.225cm" svg:y2="12.781cm">
            <text:p/>
          </draw:line>
          <draw:line draw:style-name="gr5" draw:text-style-name="P9" draw:layer="svg" svg:x1="9.225cm" svg:y1="12.781cm" svg:x2="9.225cm" svg:y2="12.785cm">
            <text:p/>
          </draw:line>
          <draw:line draw:style-name="gr5" draw:text-style-name="P9" draw:layer="svg" svg:x1="9.225cm" svg:y1="12.785cm" svg:x2="9.225cm" svg:y2="12.789cm">
            <text:p/>
          </draw:line>
          <draw:line draw:style-name="gr5" draw:text-style-name="P9" draw:layer="svg" svg:x1="9.225cm" svg:y1="12.789cm" svg:x2="9.23cm" svg:y2="12.794cm">
            <text:p/>
          </draw:line>
          <draw:polyline draw:style-name="gr5" draw:text-style-name="P9" draw:layer="svg" svg:width="0cm" svg:height="0cm" svg:x="9.229cm" svg:y="12.793cm" svg:viewBox="0 0 0 0" draw:points="0,0">
            <text:p/>
          </draw:polyline>
          <draw:line draw:style-name="gr5" draw:text-style-name="P9" draw:layer="svg" svg:x1="9.229cm" svg:y1="12.793cm" svg:x2="9.235cm" svg:y2="12.8cm">
            <text:p/>
          </draw:line>
          <draw:line draw:style-name="gr5" draw:text-style-name="P9" draw:layer="svg" svg:x1="9.234cm" svg:y1="12.798cm" svg:x2="9.239cm" svg:y2="12.803cm">
            <text:p/>
          </draw:line>
          <draw:line draw:style-name="gr5" draw:text-style-name="P9" draw:layer="svg" svg:x1="9.238cm" svg:y1="12.802cm" svg:x2="9.238cm" svg:y2="12.806cm">
            <text:p/>
          </draw:line>
          <draw:line draw:style-name="gr5" draw:text-style-name="P9" draw:layer="svg" svg:x1="9.238cm" svg:y1="12.806cm" svg:x2="9.242cm" svg:y2="12.806cm">
            <text:p/>
          </draw:line>
          <draw:line draw:style-name="gr5" draw:text-style-name="P9" draw:layer="svg" svg:x1="9.242cm" svg:y1="12.806cm" svg:x2="9.242cm" svg:y2="12.81cm">
            <text:p/>
          </draw:line>
          <draw:line draw:style-name="gr5" draw:text-style-name="P9" draw:layer="svg" svg:x1="9.242cm" svg:y1="12.81cm" svg:x2="9.247cm" svg:y2="12.815cm">
            <text:p/>
          </draw:line>
          <draw:line draw:style-name="gr5" draw:text-style-name="P9" draw:layer="svg" svg:x1="9.246cm" svg:y1="12.814cm" svg:x2="9.251cm" svg:y2="12.814cm">
            <text:p/>
          </draw:line>
          <draw:line draw:style-name="gr5" draw:text-style-name="P9" draw:layer="svg" svg:x1="9.251cm" svg:y1="12.814cm" svg:x2="9.256cm" svg:y2="12.82cm">
            <text:p/>
          </draw:line>
          <draw:line draw:style-name="gr5" draw:text-style-name="P9" draw:layer="svg" svg:x1="9.255cm" svg:y1="12.819cm" svg:x2="9.255cm" svg:y2="12.823cm">
            <text:p/>
          </draw:line>
          <draw:line draw:style-name="gr5" draw:text-style-name="P9" draw:layer="svg" svg:x1="9.255cm" svg:y1="12.823cm" svg:x2="9.259cm" svg:y2="12.823cm">
            <text:p/>
          </draw:line>
          <draw:line draw:style-name="gr5" draw:text-style-name="P9" draw:layer="svg" svg:x1="9.259cm" svg:y1="12.823cm" svg:x2="9.264cm" svg:y2="12.828cm">
            <text:p/>
          </draw:line>
          <draw:line draw:style-name="gr5" draw:text-style-name="P9" draw:layer="svg" svg:x1="9.263cm" svg:y1="12.827cm" svg:x2="9.27cm" svg:y2="12.832cm">
            <text:p/>
          </draw:line>
          <draw:line draw:style-name="gr5" draw:text-style-name="P9" draw:layer="svg" svg:x1="9.268cm" svg:y1="12.831cm" svg:x2="9.272cm" svg:y2="12.831cm">
            <text:p/>
          </draw:line>
          <draw:line draw:style-name="gr5" draw:text-style-name="P9" draw:layer="svg" svg:x1="9.272cm" svg:y1="12.831cm" svg:x2="9.277cm" svg:y2="12.837cm">
            <text:p/>
          </draw:line>
          <draw:line draw:style-name="gr5" draw:text-style-name="P9" draw:layer="svg" svg:x1="9.276cm" svg:y1="12.836cm" svg:x2="9.28cm" svg:y2="12.836cm">
            <text:p/>
          </draw:line>
          <draw:line draw:style-name="gr5" draw:text-style-name="P9" draw:layer="svg" svg:x1="9.28cm" svg:y1="12.836cm" svg:x2="9.286cm" svg:y2="12.841cm">
            <text:p/>
          </draw:line>
          <draw:line draw:style-name="gr5" draw:text-style-name="P9" draw:layer="svg" svg:x1="9.285cm" svg:y1="12.84cm" svg:x2="9.29cm" svg:y2="12.845cm">
            <text:p/>
          </draw:line>
          <draw:line draw:style-name="gr5" draw:text-style-name="P9" draw:layer="svg" svg:x1="9.289cm" svg:y1="12.844cm" svg:x2="9.293cm" svg:y2="12.844cm">
            <text:p/>
          </draw:line>
          <draw:line draw:style-name="gr5" draw:text-style-name="P9" draw:layer="svg" svg:x1="9.293cm" svg:y1="12.844cm" svg:x2="9.298cm" svg:y2="12.849cm">
            <text:p/>
          </draw:line>
          <draw:line draw:style-name="gr5" draw:text-style-name="P9" draw:layer="svg" svg:x1="9.297cm" svg:y1="12.848cm" svg:x2="9.301cm" svg:y2="12.848cm">
            <text:p/>
          </draw:line>
          <draw:line draw:style-name="gr5" draw:text-style-name="P9" draw:layer="svg" svg:x1="9.301cm" svg:y1="12.848cm" svg:x2="9.307cm" svg:y2="12.854cm">
            <text:p/>
          </draw:line>
          <draw:line draw:style-name="gr5" draw:text-style-name="P9" draw:layer="svg" svg:x1="9.306cm" svg:y1="12.853cm" svg:x2="9.314cm" svg:y2="12.853cm">
            <text:p/>
          </draw:line>
          <draw:line draw:style-name="gr5" draw:text-style-name="P9" draw:layer="svg" svg:x1="9.314cm" svg:y1="12.853cm" svg:x2="9.319cm" svg:y2="12.858cm">
            <text:p/>
          </draw:line>
          <draw:line draw:style-name="gr5" draw:text-style-name="P9" draw:layer="svg" svg:x1="9.318cm" svg:y1="12.857cm" svg:x2="9.323cm" svg:y2="12.857cm">
            <text:p/>
          </draw:line>
          <draw:line draw:style-name="gr5" draw:text-style-name="P9" draw:layer="svg" svg:x1="9.323cm" svg:y1="12.857cm" svg:x2="9.328cm" svg:y2="12.862cm">
            <text:p/>
          </draw:line>
          <draw:line draw:style-name="gr5" draw:text-style-name="P9" draw:layer="svg" svg:x1="9.327cm" svg:y1="12.861cm" svg:x2="9.335cm" svg:y2="12.861cm">
            <text:p/>
          </draw:line>
          <draw:line draw:style-name="gr5" draw:text-style-name="P9" draw:layer="svg" svg:x1="9.335cm" svg:y1="12.861cm" svg:x2="9.34cm" svg:y2="12.861cm">
            <text:p/>
          </draw:line>
          <draw:line draw:style-name="gr5" draw:text-style-name="P9" draw:layer="svg" svg:x1="9.34cm" svg:y1="12.861cm" svg:x2="9.345cm" svg:y2="12.866cm">
            <text:p/>
          </draw:line>
          <draw:line draw:style-name="gr5" draw:text-style-name="P9" draw:layer="svg" svg:x1="9.344cm" svg:y1="12.865cm" svg:x2="9.352cm" svg:y2="12.865cm">
            <text:p/>
          </draw:line>
          <draw:line draw:style-name="gr5" draw:text-style-name="P9" draw:layer="svg" svg:x1="9.352cm" svg:y1="12.865cm" svg:x2="9.357cm" svg:y2="12.87cm">
            <text:p/>
          </draw:line>
          <draw:line draw:style-name="gr5" draw:text-style-name="P9" draw:layer="svg" svg:x1="9.356cm" svg:y1="12.869cm" svg:x2="9.361cm" svg:y2="12.869cm">
            <text:p/>
          </draw:line>
          <draw:line draw:style-name="gr5" draw:text-style-name="P9" draw:layer="svg" svg:x1="9.361cm" svg:y1="12.869cm" svg:x2="9.369cm" svg:y2="12.869cm">
            <text:p/>
          </draw:line>
          <draw:line draw:style-name="gr5" draw:text-style-name="P9" draw:layer="svg" svg:x1="9.369cm" svg:y1="12.869cm" svg:x2="9.374cm" svg:y2="12.876cm">
            <text:p/>
          </draw:line>
          <draw:line draw:style-name="gr5" draw:text-style-name="P9" draw:layer="svg" svg:x1="9.373cm" svg:y1="12.874cm" svg:x2="9.378cm" svg:y2="12.874cm">
            <text:p/>
          </draw:line>
          <draw:line draw:style-name="gr5" draw:text-style-name="P9" draw:layer="svg" svg:x1="9.378cm" svg:y1="12.874cm" svg:x2="9.386cm" svg:y2="12.874cm">
            <text:p/>
          </draw:line>
          <draw:line draw:style-name="gr5" draw:text-style-name="P9" draw:layer="svg" svg:x1="9.386cm" svg:y1="12.874cm" svg:x2="9.39cm" svg:y2="12.874cm">
            <text:p/>
          </draw:line>
          <draw:line draw:style-name="gr5" draw:text-style-name="P9" draw:layer="svg" svg:x1="9.39cm" svg:y1="12.874cm" svg:x2="9.4cm" svg:y2="12.879cm">
            <text:p/>
          </draw:line>
          <draw:line draw:style-name="gr5" draw:text-style-name="P9" draw:layer="svg" svg:x1="9.399cm" svg:y1="12.878cm" svg:x2="9.403cm" svg:y2="12.878cm">
            <text:p/>
          </draw:line>
          <draw:line draw:style-name="gr5" draw:text-style-name="P9" draw:layer="svg" svg:x1="9.403cm" svg:y1="12.878cm" svg:x2="9.412cm" svg:y2="12.878cm">
            <text:p/>
          </draw:line>
          <draw:line draw:style-name="gr5" draw:text-style-name="P9" draw:layer="svg" svg:x1="9.412cm" svg:y1="12.878cm" svg:x2="9.416cm" svg:y2="12.878cm">
            <text:p/>
          </draw:line>
          <draw:line draw:style-name="gr5" draw:text-style-name="P9" draw:layer="svg" svg:x1="9.416cm" svg:y1="12.878cm" svg:x2="9.424cm" svg:y2="12.878cm">
            <text:p/>
          </draw:line>
          <draw:line draw:style-name="gr5" draw:text-style-name="P9" draw:layer="svg" svg:x1="9.424cm" svg:y1="12.878cm" svg:x2="9.429cm" svg:y2="12.883cm">
            <text:p/>
          </draw:line>
          <draw:line draw:style-name="gr5" draw:text-style-name="P9" draw:layer="svg" svg:x1="9.428cm" svg:y1="12.882cm" svg:x2="9.437cm" svg:y2="12.882cm">
            <text:p/>
          </draw:line>
          <draw:line draw:style-name="gr5" draw:text-style-name="P9" draw:layer="svg" svg:x1="9.437cm" svg:y1="12.882cm" svg:x2="9.441cm" svg:y2="12.882cm">
            <text:p/>
          </draw:line>
          <draw:line draw:style-name="gr5" draw:text-style-name="P9" draw:layer="svg" svg:x1="9.441cm" svg:y1="12.882cm" svg:x2="9.45cm" svg:y2="12.882cm">
            <text:p/>
          </draw:line>
          <draw:line draw:style-name="gr5" draw:text-style-name="P9" draw:layer="svg" svg:x1="9.45cm" svg:y1="12.882cm" svg:x2="9.454cm" svg:y2="12.882cm">
            <text:p/>
          </draw:line>
          <draw:line draw:style-name="gr5" draw:text-style-name="P9" draw:layer="svg" svg:x1="9.454cm" svg:y1="12.882cm" svg:x2="9.462cm" svg:y2="12.882cm">
            <text:p/>
          </draw:line>
          <draw:line draw:style-name="gr5" draw:text-style-name="P9" draw:layer="svg" svg:x1="9.462cm" svg:y1="12.882cm" svg:x2="9.471cm" svg:y2="12.882cm">
            <text:p/>
          </draw:line>
          <draw:line draw:style-name="gr5" draw:text-style-name="P9" draw:layer="svg" svg:x1="9.471cm" svg:y1="12.882cm" svg:x2="9.475cm" svg:y2="12.882cm">
            <text:p/>
          </draw:line>
          <draw:line draw:style-name="gr5" draw:text-style-name="P9" draw:layer="svg" svg:x1="9.475cm" svg:y1="12.882cm" svg:x2="9.483cm" svg:y2="12.882cm">
            <text:p/>
          </draw:line>
          <draw:line draw:style-name="gr5" draw:text-style-name="P9" draw:layer="svg" svg:x1="9.483cm" svg:y1="12.882cm" svg:x2="9.488cm" svg:y2="12.882cm">
            <text:p/>
          </draw:line>
          <draw:line draw:style-name="gr5" draw:text-style-name="P9" draw:layer="svg" svg:x1="9.488cm" svg:y1="12.882cm" svg:x2="9.496cm" svg:y2="12.882cm">
            <text:p/>
          </draw:line>
          <draw:line draw:style-name="gr5" draw:text-style-name="P9" draw:layer="svg" svg:x1="9.496cm" svg:y1="12.882cm" svg:x2="9.5cm" svg:y2="12.882cm">
            <text:p/>
          </draw:line>
          <draw:line draw:style-name="gr5" draw:text-style-name="P9" draw:layer="svg" svg:x1="9.5cm" svg:y1="12.882cm" svg:x2="9.509cm" svg:y2="12.882cm">
            <text:p/>
          </draw:line>
          <draw:line draw:style-name="gr5" draw:text-style-name="P9" draw:layer="svg" svg:x1="9.509cm" svg:y1="12.882cm" svg:x2="9.513cm" svg:y2="12.882cm">
            <text:p/>
          </draw:line>
          <draw:line draw:style-name="gr5" draw:text-style-name="P9" draw:layer="svg" svg:x1="9.513cm" svg:y1="12.882cm" svg:x2="9.522cm" svg:y2="12.882cm">
            <text:p/>
          </draw:line>
          <draw:line draw:style-name="gr5" draw:text-style-name="P9" draw:layer="svg" svg:x1="9.522cm" svg:y1="12.882cm" svg:x2="9.526cm" svg:y2="12.882cm">
            <text:p/>
          </draw:line>
          <draw:line draw:style-name="gr5" draw:text-style-name="P9" draw:layer="svg" svg:x1="9.526cm" svg:y1="12.883cm" svg:x2="9.535cm" svg:y2="12.878cm">
            <text:p/>
          </draw:line>
          <draw:line draw:style-name="gr5" draw:text-style-name="P9" draw:layer="svg" svg:x1="9.534cm" svg:y1="12.878cm" svg:x2="9.538cm" svg:y2="12.878cm">
            <text:p/>
          </draw:line>
          <draw:line draw:style-name="gr5" draw:text-style-name="P9" draw:layer="svg" svg:x1="9.538cm" svg:y1="12.878cm" svg:x2="9.547cm" svg:y2="12.878cm">
            <text:p/>
          </draw:line>
          <draw:line draw:style-name="gr5" draw:text-style-name="P9" draw:layer="svg" svg:x1="9.547cm" svg:y1="12.878cm" svg:x2="9.551cm" svg:y2="12.878cm">
            <text:p/>
          </draw:line>
          <draw:line draw:style-name="gr5" draw:text-style-name="P9" draw:layer="svg" svg:x1="9.551cm" svg:y1="12.878cm" svg:x2="9.56cm" svg:y2="12.878cm">
            <text:p/>
          </draw:line>
          <draw:line draw:style-name="gr5" draw:text-style-name="P9" draw:layer="svg" svg:x1="9.56cm" svg:y1="12.879cm" svg:x2="9.565cm" svg:y2="12.874cm">
            <text:p/>
          </draw:line>
          <draw:line draw:style-name="gr5" draw:text-style-name="P9" draw:layer="svg" svg:x1="9.564cm" svg:y1="12.874cm" svg:x2="9.572cm" svg:y2="12.874cm">
            <text:p/>
          </draw:line>
          <draw:line draw:style-name="gr5" draw:text-style-name="P9" draw:layer="svg" svg:x1="9.572cm" svg:y1="12.874cm" svg:x2="9.577cm" svg:y2="12.874cm">
            <text:p/>
          </draw:line>
          <draw:line draw:style-name="gr5" draw:text-style-name="P9" draw:layer="svg" svg:x1="9.577cm" svg:y1="12.874cm" svg:x2="9.585cm" svg:y2="12.874cm">
            <text:p/>
          </draw:line>
          <draw:line draw:style-name="gr5" draw:text-style-name="P9" draw:layer="svg" svg:x1="9.585cm" svg:y1="12.876cm" svg:x2="9.59cm" svg:y2="12.869cm">
            <text:p/>
          </draw:line>
          <draw:line draw:style-name="gr5" draw:text-style-name="P9" draw:layer="svg" svg:x1="9.589cm" svg:y1="12.869cm" svg:x2="9.594cm" svg:y2="12.869cm">
            <text:p/>
          </draw:line>
          <draw:line draw:style-name="gr5" draw:text-style-name="P9" draw:layer="svg" svg:x1="9.594cm" svg:y1="12.869cm" svg:x2="9.602cm" svg:y2="12.869cm">
            <text:p/>
          </draw:line>
          <draw:line draw:style-name="gr5" draw:text-style-name="P9" draw:layer="svg" svg:x1="9.602cm" svg:y1="12.87cm" svg:x2="9.607cm" svg:y2="12.865cm">
            <text:p/>
          </draw:line>
          <draw:line draw:style-name="gr5" draw:text-style-name="P9" draw:layer="svg" svg:x1="9.606cm" svg:y1="12.865cm" svg:x2="9.61cm" svg:y2="12.865cm">
            <text:p/>
          </draw:line>
          <draw:line draw:style-name="gr5" draw:text-style-name="P9" draw:layer="svg" svg:x1="9.61cm" svg:y1="12.866cm" svg:x2="9.62cm" svg:y2="12.861cm">
            <text:p/>
          </draw:line>
          <draw:line draw:style-name="gr5" draw:text-style-name="P9" draw:layer="svg" svg:x1="9.619cm" svg:y1="12.861cm" svg:x2="9.623cm" svg:y2="12.861cm">
            <text:p/>
          </draw:line>
          <draw:line draw:style-name="gr5" draw:text-style-name="P9" draw:layer="svg" svg:x1="9.623cm" svg:y1="12.862cm" svg:x2="9.628cm" svg:y2="12.857cm">
            <text:p/>
          </draw:line>
          <draw:line draw:style-name="gr5" draw:text-style-name="P9" draw:layer="svg" svg:x1="9.627cm" svg:y1="12.857cm" svg:x2="9.636cm" svg:y2="12.857cm">
            <text:p/>
          </draw:line>
          <draw:line draw:style-name="gr5" draw:text-style-name="P9" draw:layer="svg" svg:x1="9.636cm" svg:y1="12.857cm" svg:x2="9.64cm" svg:y2="12.857cm">
            <text:p/>
          </draw:line>
          <draw:line draw:style-name="gr5" draw:text-style-name="P9" draw:layer="svg" svg:x1="9.64cm" svg:y1="12.858cm" svg:x2="9.645cm" svg:y2="12.853cm">
            <text:p/>
          </draw:line>
          <draw:line draw:style-name="gr5" draw:text-style-name="P9" draw:layer="svg" svg:x1="9.644cm" svg:y1="12.853cm" svg:x2="9.649cm" svg:y2="12.853cm">
            <text:p/>
          </draw:line>
          <draw:line draw:style-name="gr5" draw:text-style-name="P9" draw:layer="svg" svg:x1="9.649cm" svg:y1="12.854cm" svg:x2="9.654cm" svg:y2="12.848cm">
            <text:p/>
          </draw:line>
          <draw:line draw:style-name="gr5" draw:text-style-name="P9" draw:layer="svg" svg:x1="9.653cm" svg:y1="12.848cm" svg:x2="9.657cm" svg:y2="12.848cm">
            <text:p/>
          </draw:line>
          <draw:line draw:style-name="gr5" draw:text-style-name="P9" draw:layer="svg" svg:x1="9.657cm" svg:y1="12.849cm" svg:x2="9.668cm" svg:y2="12.844cm">
            <text:p/>
          </draw:line>
          <draw:line draw:style-name="gr5" draw:text-style-name="P9" draw:layer="svg" svg:x1="9.666cm" svg:y1="12.845cm" svg:x2="9.671cm" svg:y2="12.84cm">
            <text:p/>
          </draw:line>
          <draw:line draw:style-name="gr5" draw:text-style-name="P9" draw:layer="svg" svg:x1="9.67cm" svg:y1="12.84cm" svg:x2="9.674cm" svg:y2="12.84cm">
            <text:p/>
          </draw:line>
          <draw:line draw:style-name="gr5" draw:text-style-name="P9" draw:layer="svg" svg:x1="9.674cm" svg:y1="12.841cm" svg:x2="9.679cm" svg:y2="12.836cm">
            <text:p/>
          </draw:line>
          <draw:line draw:style-name="gr5" draw:text-style-name="P9" draw:layer="svg" svg:x1="9.678cm" svg:y1="12.836cm" svg:x2="9.682cm" svg:y2="12.836cm">
            <text:p/>
          </draw:line>
          <draw:line draw:style-name="gr5" draw:text-style-name="P9" draw:layer="svg" svg:x1="9.682cm" svg:y1="12.837cm" svg:x2="9.688cm" svg:y2="12.831cm">
            <text:p/>
          </draw:line>
          <draw:line draw:style-name="gr5" draw:text-style-name="P9" draw:layer="svg" svg:x1="9.687cm" svg:y1="12.832cm" svg:x2="9.692cm" svg:y2="12.827cm">
            <text:p/>
          </draw:line>
          <draw:polyline draw:style-name="gr5" draw:text-style-name="P9" draw:layer="svg" svg:width="0cm" svg:height="0cm" svg:x="9.691cm" svg:y="12.827cm" svg:viewBox="0 0 0 0" draw:points="0,0">
            <text:p/>
          </draw:polyline>
          <draw:line draw:style-name="gr5" draw:text-style-name="P9" draw:layer="svg" svg:x1="9.691cm" svg:y1="12.828cm" svg:x2="9.696cm" svg:y2="12.823cm">
            <text:p/>
          </draw:line>
          <draw:line draw:style-name="gr5" draw:text-style-name="P9" draw:layer="svg" svg:x1="9.695cm" svg:y1="12.823cm" svg:x2="9.699cm" svg:y2="12.823cm">
            <text:p/>
          </draw:line>
          <draw:line draw:style-name="gr5" draw:text-style-name="P9" draw:layer="svg" svg:x1="9.699cm" svg:y1="12.824cm" svg:x2="9.706cm" svg:y2="12.819cm">
            <text:p/>
          </draw:line>
          <draw:line draw:style-name="gr5" draw:text-style-name="P9" draw:layer="svg" svg:x1="9.704cm" svg:y1="12.82cm" svg:x2="9.709cm" svg:y2="12.814cm">
            <text:p/>
          </draw:line>
          <draw:polyline draw:style-name="gr5" draw:text-style-name="P9" draw:layer="svg" svg:width="0cm" svg:height="0cm" svg:x="9.708cm" svg:y="12.814cm" svg:viewBox="0 0 0 0" draw:points="0,0">
            <text:p/>
          </draw:polyline>
          <draw:line draw:style-name="gr5" draw:text-style-name="P9" draw:layer="svg" svg:x1="9.708cm" svg:y1="12.815cm" svg:x2="9.713cm" svg:y2="12.81cm">
            <text:p/>
          </draw:line>
          <draw:line draw:style-name="gr5" draw:text-style-name="P9" draw:layer="svg" svg:x1="9.712cm" svg:y1="12.811cm" svg:x2="9.717cm" svg:y2="12.806cm">
            <text:p/>
          </draw:line>
          <draw:line draw:style-name="gr5" draw:text-style-name="P9" draw:layer="svg" svg:x1="9.716cm" svg:y1="12.806cm" svg:x2="9.716cm" svg:y2="12.802cm">
            <text:p/>
          </draw:line>
          <draw:line draw:style-name="gr5" draw:text-style-name="P9" draw:layer="svg" svg:x1="9.716cm" svg:y1="12.802cm" svg:x2="9.721cm" svg:y2="12.802cm">
            <text:p/>
          </draw:line>
          <draw:line draw:style-name="gr5" draw:text-style-name="P9" draw:layer="svg" svg:x1="9.721cm" svg:y1="12.803cm" svg:x2="9.726cm" svg:y2="12.798cm">
            <text:p/>
          </draw:line>
          <draw:line draw:style-name="gr5" draw:text-style-name="P9" draw:layer="svg" svg:x1="9.725cm" svg:y1="12.798cm" svg:x2="9.725cm" svg:y2="12.793cm">
            <text:p/>
          </draw:line>
          <draw:line draw:style-name="gr5" draw:text-style-name="P9" draw:layer="svg" svg:x1="9.725cm" svg:y1="12.793cm" svg:x2="9.729cm" svg:y2="12.793cm">
            <text:p/>
          </draw:line>
          <draw:line draw:style-name="gr5" draw:text-style-name="P9" draw:layer="svg" svg:x1="9.729cm" svg:y1="12.793cm" svg:x2="9.729cm" svg:y2="12.789cm">
            <text:p/>
          </draw:line>
          <draw:line draw:style-name="gr5" draw:text-style-name="P9" draw:layer="svg" svg:x1="9.729cm" svg:y1="12.789cm" svg:x2="9.729cm" svg:y2="12.785cm">
            <text:p/>
          </draw:line>
          <draw:line draw:style-name="gr5" draw:text-style-name="P9" draw:layer="svg" svg:x1="9.729cm" svg:y1="12.786cm" svg:x2="9.734cm" svg:y2="12.781cm">
            <text:p/>
          </draw:line>
          <draw:polyline draw:style-name="gr5" draw:text-style-name="P9" draw:layer="svg" svg:width="0cm" svg:height="0cm" svg:x="9.733cm" svg:y="12.781cm" svg:viewBox="0 0 0 0" draw:points="0,0">
            <text:p/>
          </draw:polyline>
          <draw:line draw:style-name="gr5" draw:text-style-name="P9" draw:layer="svg" svg:x1="9.733cm" svg:y1="12.781cm" svg:x2="9.733cm" svg:y2="12.776cm">
            <text:p/>
          </draw:line>
          <draw:line draw:style-name="gr5" draw:text-style-name="P9" draw:layer="svg" svg:x1="9.733cm" svg:y1="12.777cm" svg:x2="9.738cm" svg:y2="12.772cm">
            <text:p/>
          </draw:line>
          <draw:line draw:style-name="gr5" draw:text-style-name="P9" draw:layer="svg" svg:x1="9.737cm" svg:y1="12.772cm" svg:x2="9.737cm" svg:y2="12.768cm">
            <text:p/>
          </draw:line>
          <draw:polyline draw:style-name="gr5" draw:text-style-name="P9" draw:layer="svg" svg:width="0cm" svg:height="0cm" svg:x="9.737cm" svg:y="12.768cm" svg:viewBox="0 0 0 0" draw:points="0,0">
            <text:p/>
          </draw:polyline>
          <draw:line draw:style-name="gr5" draw:text-style-name="P9" draw:layer="svg" svg:x1="9.737cm" svg:y1="12.768cm" svg:x2="9.737cm" svg:y2="12.764cm">
            <text:p/>
          </draw:line>
          <draw:line draw:style-name="gr5" draw:text-style-name="P9" draw:layer="svg" svg:x1="9.737cm" svg:y1="12.764cm" svg:x2="9.737cm" svg:y2="12.759cm">
            <text:p/>
          </draw:line>
          <draw:line draw:style-name="gr5" draw:text-style-name="P9" draw:layer="svg" svg:x1="9.737cm" svg:y1="12.759cm" svg:x2="9.737cm" svg:y2="12.755cm">
            <text:p/>
          </draw:line>
          <draw:line draw:style-name="gr5" draw:text-style-name="P9" draw:layer="svg" svg:x1="9.737cm" svg:y1="12.755cm" svg:x2="9.737cm" svg:y2="12.751cm">
            <text:p/>
          </draw:line>
          <draw:polyline draw:style-name="gr5" draw:text-style-name="P9" draw:layer="svg" svg:width="0cm" svg:height="0cm" svg:x="9.737cm" svg:y="12.751cm" svg:viewBox="0 0 0 0" draw:points="0,0">
            <text:p/>
          </draw:polyline>
          <draw:line draw:style-name="gr5" draw:text-style-name="P9" draw:layer="svg" svg:x1="9.737cm" svg:y1="12.751cm" svg:x2="9.737cm" svg:y2="12.747cm">
            <text:p/>
          </draw:line>
          <draw:line draw:style-name="gr5" draw:text-style-name="P9" draw:layer="svg" svg:x1="9.737cm" svg:y1="12.747cm" svg:x2="9.737cm" svg:y2="12.743cm">
            <text:p/>
          </draw:line>
          <draw:line draw:style-name="gr5" draw:text-style-name="P9" draw:layer="svg" svg:x1="9.737cm" svg:y1="12.743cm" svg:x2="9.737cm" svg:y2="12.738cm">
            <text:p/>
          </draw:line>
          <draw:polyline draw:style-name="gr5" draw:text-style-name="P9" draw:layer="svg" svg:width="0cm" svg:height="0cm" svg:x="9.737cm" svg:y="12.738cm" svg:viewBox="0 0 0 0" draw:points="0,0">
            <text:p/>
          </draw:polyline>
          <draw:line draw:style-name="gr5" draw:text-style-name="P9" draw:layer="svg" svg:x1="9.737cm" svg:y1="12.738cm" svg:x2="9.737cm" svg:y2="12.734cm">
            <text:p/>
          </draw:line>
          <draw:line draw:style-name="gr5" draw:text-style-name="P9" draw:layer="svg" svg:x1="9.737cm" svg:y1="12.734cm" svg:x2="9.737cm" svg:y2="12.73cm">
            <text:p/>
          </draw:line>
          <draw:line draw:style-name="gr5" draw:text-style-name="P9" draw:layer="svg" svg:x1="9.738cm" svg:y1="12.731cm" svg:x2="9.733cm" svg:y2="12.726cm">
            <text:p/>
          </draw:line>
          <draw:polyline draw:style-name="gr5" draw:text-style-name="P9" draw:layer="svg" svg:width="0cm" svg:height="0cm" svg:x="9.733cm" svg:y="12.726cm" svg:viewBox="0 0 0 0" draw:points="0,0">
            <text:p/>
          </draw:polyline>
          <draw:line draw:style-name="gr5" draw:text-style-name="P9" draw:layer="svg" svg:x1="9.733cm" svg:y1="12.726cm" svg:x2="9.733cm" svg:y2="12.721cm">
            <text:p/>
          </draw:line>
          <draw:line draw:style-name="gr5" draw:text-style-name="P9" draw:layer="svg" svg:x1="9.734cm" svg:y1="12.722cm" svg:x2="9.729cm" svg:y2="12.717cm">
            <text:p/>
          </draw:line>
          <draw:line draw:style-name="gr5" draw:text-style-name="P9" draw:layer="svg" svg:x1="9.729cm" svg:y1="12.717cm" svg:x2="9.729cm" svg:y2="12.713cm">
            <text:p/>
          </draw:line>
          <draw:line draw:style-name="gr5" draw:text-style-name="P9" draw:layer="svg" svg:x1="9.729cm" svg:y1="12.713cm" svg:x2="9.725cm" svg:y2="12.713cm">
            <text:p/>
          </draw:line>
          <draw:line draw:style-name="gr5" draw:text-style-name="P9" draw:layer="svg" svg:x1="9.725cm" svg:y1="12.713cm" svg:x2="9.725cm" svg:y2="12.709cm">
            <text:p/>
          </draw:line>
          <draw:line draw:style-name="gr5" draw:text-style-name="P9" draw:layer="svg" svg:x1="9.726cm" svg:y1="12.71cm" svg:x2="9.721cm" svg:y2="12.704cm">
            <text:p/>
          </draw:line>
          <draw:line draw:style-name="gr5" draw:text-style-name="P9" draw:layer="svg" svg:x1="9.721cm" svg:y1="12.704cm" svg:x2="9.721cm" svg:y2="12.7cm">
            <text:p/>
          </draw:line>
          <draw:line draw:style-name="gr5" draw:text-style-name="P9" draw:layer="svg" svg:x1="9.721cm" svg:y1="12.7cm" svg:x2="9.716cm" svg:y2="12.7cm">
            <text:p/>
          </draw:line>
          <draw:line draw:style-name="gr5" draw:text-style-name="P9" draw:layer="svg" svg:x1="9.716cm" svg:y1="12.7cm" svg:x2="9.716cm" svg:y2="12.696cm">
            <text:p/>
          </draw:line>
          <draw:line draw:style-name="gr5" draw:text-style-name="P9" draw:layer="svg" svg:x1="9.717cm" svg:y1="12.697cm" svg:x2="9.712cm" svg:y2="12.692cm">
            <text:p/>
          </draw:line>
          <draw:line draw:style-name="gr5" draw:text-style-name="P9" draw:layer="svg" svg:x1="9.712cm" svg:y1="12.692cm" svg:x2="9.708cm" svg:y2="12.692cm">
            <text:p/>
          </draw:line>
          <draw:line draw:style-name="gr5" draw:text-style-name="P9" draw:layer="svg" svg:x1="9.709cm" svg:y1="12.693cm" svg:x2="9.704cm" svg:y2="12.687cm">
            <text:p/>
          </draw:line>
          <draw:line draw:style-name="gr5" draw:text-style-name="P9" draw:layer="svg" svg:x1="9.704cm" svg:y1="12.687cm" svg:x2="9.704cm" svg:y2="12.683cm">
            <text:p/>
          </draw:line>
          <draw:line draw:style-name="gr5" draw:text-style-name="P9" draw:layer="svg" svg:x1="9.704cm" svg:y1="12.683cm" svg:x2="9.699cm" svg:y2="12.683cm">
            <text:p/>
          </draw:line>
          <draw:line draw:style-name="gr5" draw:text-style-name="P9" draw:layer="svg" svg:x1="9.7cm" svg:y1="12.684cm" svg:x2="9.695cm" svg:y2="12.679cm">
            <text:p/>
          </draw:line>
          <draw:line draw:style-name="gr5" draw:text-style-name="P9" draw:layer="svg" svg:x1="9.696cm" svg:y1="12.68cm" svg:x2="9.691cm" svg:y2="12.675cm">
            <text:p/>
          </draw:line>
          <draw:line draw:style-name="gr5" draw:text-style-name="P9" draw:layer="svg" svg:x1="9.691cm" svg:y1="12.675cm" svg:x2="9.687cm" svg:y2="12.675cm">
            <text:p/>
          </draw:line>
          <draw:line draw:style-name="gr5" draw:text-style-name="P9" draw:layer="svg" svg:x1="9.688cm" svg:y1="12.676cm" svg:x2="9.682cm" svg:y2="12.671cm">
            <text:p/>
          </draw:line>
          <draw:line draw:style-name="gr5" draw:text-style-name="P9" draw:layer="svg" svg:x1="9.682cm" svg:y1="12.671cm" svg:x2="9.678cm" svg:y2="12.671cm">
            <text:p/>
          </draw:line>
          <draw:line draw:style-name="gr5" draw:text-style-name="P9" draw:layer="svg" svg:x1="9.679cm" svg:y1="12.672cm" svg:x2="9.674cm" svg:y2="12.666cm">
            <text:p/>
          </draw:line>
          <draw:line draw:style-name="gr5" draw:text-style-name="P9" draw:layer="svg" svg:x1="9.675cm" svg:y1="12.667cm" svg:x2="9.67cm" svg:y2="12.662cm">
            <text:p/>
          </draw:line>
          <draw:line draw:style-name="gr5" draw:text-style-name="P9" draw:layer="svg" svg:x1="9.67cm" svg:y1="12.662cm" svg:x2="9.666cm" svg:y2="12.662cm">
            <text:p/>
          </draw:line>
          <draw:line draw:style-name="gr5" draw:text-style-name="P9" draw:layer="svg" svg:x1="9.667cm" svg:y1="12.663cm" svg:x2="9.661cm" svg:y2="12.658cm">
            <text:p/>
          </draw:line>
          <draw:line draw:style-name="gr5" draw:text-style-name="P9" draw:layer="svg" svg:x1="9.661cm" svg:y1="12.658cm" svg:x2="9.657cm" svg:y2="12.658cm">
            <text:p/>
          </draw:line>
          <draw:line draw:style-name="gr5" draw:text-style-name="P9" draw:layer="svg" svg:x1="9.658cm" svg:y1="12.659cm" svg:x2="9.653cm" svg:y2="12.654cm">
            <text:p/>
          </draw:line>
          <draw:line draw:style-name="gr5" draw:text-style-name="P9" draw:layer="svg" svg:x1="9.653cm" svg:y1="12.654cm" svg:x2="9.649cm" svg:y2="12.654cm">
            <text:p/>
          </draw:line>
          <draw:line draw:style-name="gr5" draw:text-style-name="P9" draw:layer="svg" svg:x1="9.65cm" svg:y1="12.656cm" svg:x2="9.64cm" svg:y2="12.649cm">
            <text:p/>
          </draw:line>
          <draw:line draw:style-name="gr5" draw:text-style-name="P9" draw:layer="svg" svg:x1="9.64cm" svg:y1="12.649cm" svg:x2="9.636cm" svg:y2="12.649cm">
            <text:p/>
          </draw:line>
          <draw:line draw:style-name="gr5" draw:text-style-name="P9" draw:layer="svg" svg:x1="9.637cm" svg:y1="12.65cm" svg:x2="9.632cm" svg:y2="12.645cm">
            <text:p/>
          </draw:line>
          <draw:line draw:style-name="gr5" draw:text-style-name="P9" draw:layer="svg" svg:x1="9.632cm" svg:y1="12.645cm" svg:x2="9.627cm" svg:y2="12.645cm">
            <text:p/>
          </draw:line>
          <draw:line draw:style-name="gr5" draw:text-style-name="P9" draw:layer="svg" svg:x1="9.628cm" svg:y1="12.646cm" svg:x2="9.619cm" svg:y2="12.641cm">
            <text:p/>
          </draw:line>
          <draw:line draw:style-name="gr5" draw:text-style-name="P9" draw:layer="svg" svg:x1="9.619cm" svg:y1="12.641cm" svg:x2="9.615cm" svg:y2="12.641cm">
            <text:p/>
          </draw:line>
          <draw:line draw:style-name="gr5" draw:text-style-name="P9" draw:layer="svg" svg:x1="9.615cm" svg:y1="12.641cm" svg:x2="9.61cm" svg:y2="12.641cm">
            <text:p/>
          </draw:line>
          <draw:line draw:style-name="gr5" draw:text-style-name="P9" draw:layer="svg" svg:x1="9.611cm" svg:y1="12.642cm" svg:x2="9.602cm" svg:y2="12.637cm">
            <text:p/>
          </draw:line>
          <draw:line draw:style-name="gr5" draw:text-style-name="P9" draw:layer="svg" svg:x1="9.602cm" svg:y1="12.637cm" svg:x2="9.598cm" svg:y2="12.637cm">
            <text:p/>
          </draw:line>
          <draw:line draw:style-name="gr5" draw:text-style-name="P9" draw:layer="svg" svg:x1="9.598cm" svg:y1="12.637cm" svg:x2="9.594cm" svg:y2="12.637cm">
            <text:p/>
          </draw:line>
          <draw:line draw:style-name="gr5" draw:text-style-name="P9" draw:layer="svg" svg:x1="9.596cm" svg:y1="12.638cm" svg:x2="9.585cm" svg:y2="12.632cm">
            <text:p/>
          </draw:line>
          <draw:line draw:style-name="gr5" draw:text-style-name="P9" draw:layer="svg" svg:x1="9.585cm" svg:y1="12.632cm" svg:x2="9.581cm" svg:y2="12.632cm">
            <text:p/>
          </draw:line>
          <draw:line draw:style-name="gr5" draw:text-style-name="P9" draw:layer="svg" svg:x1="9.581cm" svg:y1="12.632cm" svg:x2="9.577cm" svg:y2="12.632cm">
            <text:p/>
          </draw:line>
          <draw:line draw:style-name="gr5" draw:text-style-name="P9" draw:layer="svg" svg:x1="9.578cm" svg:y1="12.633cm" svg:x2="9.568cm" svg:y2="12.628cm">
            <text:p/>
          </draw:line>
          <draw:line draw:style-name="gr5" draw:text-style-name="P9" draw:layer="svg" svg:x1="9.568cm" svg:y1="12.628cm" svg:x2="9.564cm" svg:y2="12.628cm">
            <text:p/>
          </draw:line>
          <draw:line draw:style-name="gr5" draw:text-style-name="P9" draw:layer="svg" svg:x1="9.564cm" svg:y1="12.628cm" svg:x2="9.555cm" svg:y2="12.628cm">
            <text:p/>
          </draw:line>
          <draw:line draw:style-name="gr5" draw:text-style-name="P9" draw:layer="svg" svg:x1="9.555cm" svg:y1="12.628cm" svg:x2="9.551cm" svg:y2="12.628cm">
            <text:p/>
          </draw:line>
          <draw:line draw:style-name="gr5" draw:text-style-name="P9" draw:layer="svg" svg:x1="9.552cm" svg:y1="12.629cm" svg:x2="9.543cm" svg:y2="12.624cm">
            <text:p/>
          </draw:line>
          <draw:line draw:style-name="gr5" draw:text-style-name="P9" draw:layer="svg" svg:x1="9.543cm" svg:y1="12.624cm" svg:x2="9.538cm" svg:y2="12.624cm">
            <text:p/>
          </draw:line>
          <draw:line draw:style-name="gr5" draw:text-style-name="P9" draw:layer="svg" svg:x1="9.538cm" svg:y1="12.624cm" svg:x2="9.53cm" svg:y2="12.624cm">
            <text:p/>
          </draw:line>
          <draw:line draw:style-name="gr5" draw:text-style-name="P9" draw:layer="svg" svg:x1="9.53cm" svg:y1="12.624cm" svg:x2="9.526cm" svg:y2="12.624cm">
            <text:p/>
          </draw:line>
          <draw:line draw:style-name="gr5" draw:text-style-name="P9" draw:layer="svg" svg:x1="9.526cm" svg:y1="12.624cm" svg:x2="9.517cm" svg:y2="12.624cm">
            <text:p/>
          </draw:line>
          <draw:line draw:style-name="gr5" draw:text-style-name="P9" draw:layer="svg" svg:x1="9.517cm" svg:y1="12.624cm" svg:x2="9.513cm" svg:y2="12.624cm">
            <text:p/>
          </draw:line>
          <draw:line draw:style-name="gr5" draw:text-style-name="P9" draw:layer="svg" svg:x1="9.513cm" svg:y1="12.624cm" svg:x2="9.505cm" svg:y2="12.624cm">
            <text:p/>
          </draw:line>
          <draw:line draw:style-name="gr5" draw:text-style-name="P9" draw:layer="svg" svg:x1="9.506cm" svg:y1="12.625cm" svg:x2="9.5cm" svg:y2="12.62cm">
            <text:p/>
          </draw:line>
          <draw:line draw:style-name="gr5" draw:text-style-name="P9" draw:layer="svg" svg:x1="9.5cm" svg:y1="12.62cm" svg:x2="9.492cm" svg:y2="12.62cm">
            <text:p/>
          </draw:line>
          <draw:line draw:style-name="gr5" draw:text-style-name="P9" draw:layer="svg" svg:x1="9.492cm" svg:y1="12.62cm" svg:x2="9.483cm" svg:y2="12.62cm">
            <text:p/>
          </draw:line>
          <draw:line draw:style-name="gr5" draw:text-style-name="P9" draw:layer="svg" svg:x1="9.483cm" svg:y1="12.62cm" svg:x2="9.479cm" svg:y2="12.62cm">
            <text:p/>
          </draw:line>
          <draw:line draw:style-name="gr5" draw:text-style-name="P9" draw:layer="svg" svg:x1="9.479cm" svg:y1="12.62cm" svg:x2="9.471cm" svg:y2="12.62cm">
            <text:p/>
          </draw:line>
          <draw:line draw:style-name="gr5" draw:text-style-name="P9" draw:layer="svg" svg:x1="9.471cm" svg:y1="12.62cm" svg:x2="9.467cm" svg:y2="12.62cm">
            <text:p/>
          </draw:line>
          <draw:line draw:style-name="gr5" draw:text-style-name="P9" draw:layer="svg" svg:x1="9.467cm" svg:y1="12.62cm" svg:x2="9.458cm" svg:y2="12.62cm">
            <text:p/>
          </draw:line>
          <draw:line draw:style-name="gr5" draw:text-style-name="P9" draw:layer="svg" svg:x1="9.459cm" svg:y1="12.62cm" svg:x2="9.454cm" svg:y2="12.625cm">
            <text:p/>
          </draw:line>
          <draw:line draw:style-name="gr5" draw:text-style-name="P9" draw:layer="svg" svg:x1="9.454cm" svg:y1="12.624cm" svg:x2="9.445cm" svg:y2="12.624cm">
            <text:p/>
          </draw:line>
          <draw:line draw:style-name="gr5" draw:text-style-name="P9" draw:layer="svg" svg:x1="9.445cm" svg:y1="12.624cm" svg:x2="9.441cm" svg:y2="12.624cm">
            <text:p/>
          </draw:line>
          <draw:line draw:style-name="gr5" draw:text-style-name="P9" draw:layer="svg" svg:x1="9.441cm" svg:y1="12.624cm" svg:x2="9.433cm" svg:y2="12.624cm">
            <text:p/>
          </draw:line>
          <draw:line draw:style-name="gr5" draw:text-style-name="P9" draw:layer="svg" svg:x1="9.433cm" svg:y1="12.624cm" svg:x2="9.428cm" svg:y2="12.624cm">
            <text:p/>
          </draw:line>
          <draw:line draw:style-name="gr5" draw:text-style-name="P9" draw:layer="svg" svg:x1="9.428cm" svg:y1="12.624cm" svg:x2="9.42cm" svg:y2="12.624cm">
            <text:p/>
          </draw:line>
          <draw:line draw:style-name="gr5" draw:text-style-name="P9" draw:layer="svg" svg:x1="9.42cm" svg:y1="12.624cm" svg:x2="9.416cm" svg:y2="12.624cm">
            <text:p/>
          </draw:line>
          <draw:line draw:style-name="gr5" draw:text-style-name="P9" draw:layer="svg" svg:x1="9.417cm" svg:y1="12.624cm" svg:x2="9.407cm" svg:y2="12.629cm">
            <text:p/>
          </draw:line>
          <draw:line draw:style-name="gr5" draw:text-style-name="P9" draw:layer="svg" svg:x1="9.407cm" svg:y1="12.628cm" svg:x2="9.403cm" svg:y2="12.628cm">
            <text:p/>
          </draw:line>
          <draw:line draw:style-name="gr5" draw:text-style-name="P9" draw:layer="svg" svg:x1="9.403cm" svg:y1="12.628cm" svg:x2="9.395cm" svg:y2="12.628cm">
            <text:p/>
          </draw:line>
          <draw:line draw:style-name="gr5" draw:text-style-name="P9" draw:layer="svg" svg:x1="9.395cm" svg:y1="12.628cm" svg:x2="9.39cm" svg:y2="12.628cm">
            <text:p/>
          </draw:line>
          <draw:line draw:style-name="gr5" draw:text-style-name="P9" draw:layer="svg" svg:x1="9.391cm" svg:y1="12.628cm" svg:x2="9.382cm" svg:y2="12.633cm">
            <text:p/>
          </draw:line>
          <draw:line draw:style-name="gr5" draw:text-style-name="P9" draw:layer="svg" svg:x1="9.382cm" svg:y1="12.632cm" svg:x2="9.378cm" svg:y2="12.632cm">
            <text:p/>
          </draw:line>
          <draw:line draw:style-name="gr5" draw:text-style-name="P9" draw:layer="svg" svg:x1="9.378cm" svg:y1="12.632cm" svg:x2="9.369cm" svg:y2="12.632cm">
            <text:p/>
          </draw:line>
          <draw:line draw:style-name="gr5" draw:text-style-name="P9" draw:layer="svg" svg:x1="9.369cm" svg:y1="12.632cm" svg:x2="9.365cm" svg:y2="12.632cm">
            <text:p/>
          </draw:line>
          <draw:line draw:style-name="gr5" draw:text-style-name="P9" draw:layer="svg" svg:x1="9.366cm" svg:y1="12.632cm" svg:x2="9.361cm" svg:y2="12.638cm">
            <text:p/>
          </draw:line>
          <draw:line draw:style-name="gr5" draw:text-style-name="P9" draw:layer="svg" svg:x1="9.361cm" svg:y1="12.637cm" svg:x2="9.352cm" svg:y2="12.637cm">
            <text:p/>
          </draw:line>
          <draw:line draw:style-name="gr5" draw:text-style-name="P9" draw:layer="svg" svg:x1="9.353cm" svg:y1="12.637cm" svg:x2="9.348cm" svg:y2="12.642cm">
            <text:p/>
          </draw:line>
          <draw:line draw:style-name="gr5" draw:text-style-name="P9" draw:layer="svg" svg:x1="9.348cm" svg:y1="12.641cm" svg:x2="9.344cm" svg:y2="12.641cm">
            <text:p/>
          </draw:line>
          <draw:line draw:style-name="gr5" draw:text-style-name="P9" draw:layer="svg" svg:x1="9.344cm" svg:y1="12.641cm" svg:x2="9.335cm" svg:y2="12.641cm">
            <text:p/>
          </draw:line>
          <draw:line draw:style-name="gr5" draw:text-style-name="P9" draw:layer="svg" svg:x1="9.336cm" svg:y1="12.641cm" svg:x2="9.331cm" svg:y2="12.646cm">
            <text:p/>
          </draw:line>
          <draw:line draw:style-name="gr5" draw:text-style-name="P9" draw:layer="svg" svg:x1="9.331cm" svg:y1="12.645cm" svg:x2="9.327cm" svg:y2="12.645cm">
            <text:p/>
          </draw:line>
          <draw:line draw:style-name="gr5" draw:text-style-name="P9" draw:layer="svg" svg:x1="9.328cm" svg:y1="12.645cm" svg:x2="9.323cm" svg:y2="12.65cm">
            <text:p/>
          </draw:line>
          <draw:line draw:style-name="gr5" draw:text-style-name="P9" draw:layer="svg" svg:x1="9.323cm" svg:y1="12.649cm" svg:x2="9.314cm" svg:y2="12.649cm">
            <text:p/>
          </draw:line>
          <draw:line draw:style-name="gr5" draw:text-style-name="P9" draw:layer="svg" svg:x1="9.315cm" svg:y1="12.649cm" svg:x2="9.31cm" svg:y2="12.656cm">
            <text:p/>
          </draw:line>
          <draw:line draw:style-name="gr5" draw:text-style-name="P9" draw:layer="svg" svg:x1="9.31cm" svg:y1="12.654cm" svg:x2="9.306cm" svg:y2="12.654cm">
            <text:p/>
          </draw:line>
          <draw:line draw:style-name="gr5" draw:text-style-name="P9" draw:layer="svg" svg:x1="9.307cm" svg:y1="12.654cm" svg:x2="9.301cm" svg:y2="12.659cm">
            <text:p/>
          </draw:line>
          <draw:line draw:style-name="gr5" draw:text-style-name="P9" draw:layer="svg" svg:x1="9.301cm" svg:y1="12.658cm" svg:x2="9.297cm" svg:y2="12.658cm">
            <text:p/>
          </draw:line>
          <draw:line draw:style-name="gr5" draw:text-style-name="P9" draw:layer="svg" svg:x1="9.298cm" svg:y1="12.658cm" svg:x2="9.293cm" svg:y2="12.663cm">
            <text:p/>
          </draw:line>
          <draw:line draw:style-name="gr5" draw:text-style-name="P9" draw:layer="svg" svg:x1="9.293cm" svg:y1="12.662cm" svg:x2="9.285cm" svg:y2="12.662cm">
            <text:p/>
          </draw:line>
          <draw:line draw:style-name="gr5" draw:text-style-name="P9" draw:layer="svg" svg:x1="9.286cm" svg:y1="12.662cm" svg:x2="9.28cm" svg:y2="12.667cm">
            <text:p/>
          </draw:line>
          <draw:line draw:style-name="gr5" draw:text-style-name="P9" draw:layer="svg" svg:x1="9.28cm" svg:y1="12.666cm" svg:x2="9.276cm" svg:y2="12.666cm">
            <text:p/>
          </draw:line>
          <draw:line draw:style-name="gr5" draw:text-style-name="P9" draw:layer="svg" svg:x1="9.277cm" svg:y1="12.666cm" svg:x2="9.272cm" svg:y2="12.672cm">
            <text:p/>
          </draw:line>
          <draw:line draw:style-name="gr5" draw:text-style-name="P9" draw:layer="svg" svg:x1="9.272cm" svg:y1="12.671cm" svg:x2="9.272cm" svg:y2="12.675cm">
            <text:p/>
          </draw:line>
          <draw:line draw:style-name="gr5" draw:text-style-name="P9" draw:layer="svg" svg:x1="9.272cm" svg:y1="12.675cm" svg:x2="9.268cm" svg:y2="12.675cm">
            <text:p/>
          </draw:line>
          <draw:line draw:style-name="gr5" draw:text-style-name="P9" draw:layer="svg" svg:x1="9.27cm" svg:y1="12.675cm" svg:x2="9.263cm" svg:y2="12.68cm">
            <text:p/>
          </draw:line>
          <draw:line draw:style-name="gr5" draw:text-style-name="P9" draw:layer="svg" svg:x1="9.264cm" svg:y1="12.679cm" svg:x2="9.259cm" svg:y2="12.684cm">
            <text:p/>
          </draw:line>
          <draw:line draw:style-name="gr5" draw:text-style-name="P9" draw:layer="svg" svg:x1="9.259cm" svg:y1="12.683cm" svg:x2="9.255cm" svg:y2="12.683cm">
            <text:p/>
          </draw:line>
          <draw:line draw:style-name="gr5" draw:text-style-name="P9" draw:layer="svg" svg:x1="9.256cm" svg:y1="12.683cm" svg:x2="9.251cm" svg:y2="12.688cm">
            <text:p/>
          </draw:line>
          <draw:line draw:style-name="gr5" draw:text-style-name="P9" draw:layer="svg" svg:x1="9.251cm" svg:y1="12.687cm" svg:x2="9.251cm" svg:y2="12.692cm">
            <text:p/>
          </draw:line>
          <draw:line draw:style-name="gr5" draw:text-style-name="P9" draw:layer="svg" svg:x1="9.251cm" svg:y1="12.692cm" svg:x2="9.246cm" svg:y2="12.692cm">
            <text:p/>
          </draw:line>
          <draw:line draw:style-name="gr5" draw:text-style-name="P9" draw:layer="svg" svg:x1="9.247cm" svg:y1="12.692cm" svg:x2="9.242cm" svg:y2="12.697cm">
            <text:p/>
          </draw:line>
          <draw:line draw:style-name="gr5" draw:text-style-name="P9" draw:layer="svg" svg:x1="9.243cm" svg:y1="12.696cm" svg:x2="9.238cm" svg:y2="12.701cm">
            <text:p/>
          </draw:line>
          <draw:polyline draw:style-name="gr5" draw:text-style-name="P9" draw:layer="svg" svg:width="0cm" svg:height="0cm" svg:x="9.238cm" svg:y="12.7cm" svg:viewBox="0 0 0 0" draw:points="0,0">
            <text:p/>
          </draw:polyline>
          <draw:line draw:style-name="gr5" draw:text-style-name="P9" draw:layer="svg" svg:x1="9.239cm" svg:y1="12.7cm" svg:x2="9.234cm" svg:y2="12.705cm">
            <text:p/>
          </draw:line>
          <draw:line draw:style-name="gr5" draw:text-style-name="P9" draw:layer="svg" svg:x1="9.234cm" svg:y1="12.704cm" svg:x2="9.234cm" svg:y2="12.709cm">
            <text:p/>
          </draw:line>
          <draw:line draw:style-name="gr5" draw:text-style-name="P9" draw:layer="svg" svg:x1="9.234cm" svg:y1="12.709cm" svg:x2="9.229cm" svg:y2="12.709cm">
            <text:p/>
          </draw:line>
          <draw:line draw:style-name="gr5" draw:text-style-name="P9" draw:layer="svg" svg:x1="9.229cm" svg:y1="12.709cm" svg:x2="9.229cm" svg:y2="12.713cm">
            <text:p/>
          </draw:line>
          <draw:line draw:style-name="gr5" draw:text-style-name="P9" draw:layer="svg" svg:x1="9.23cm" svg:y1="12.713cm" svg:x2="9.225cm" svg:y2="12.718cm">
            <text:p/>
          </draw:line>
          <draw:line draw:style-name="gr5" draw:text-style-name="P9" draw:layer="svg" svg:x1="9.225cm" svg:y1="12.717cm" svg:x2="9.225cm" svg:y2="12.721cm">
            <text:p/>
          </draw:line>
          <draw:polyline draw:style-name="gr5" draw:text-style-name="P9" draw:layer="svg" svg:width="0cm" svg:height="0cm" svg:x="9.225cm" svg:y="12.721cm" svg:viewBox="0 0 0 0" draw:points="0,0">
            <text:p/>
          </draw:polyline>
          <draw:line draw:style-name="gr5" draw:text-style-name="P9" draw:layer="svg" svg:x1="9.226cm" svg:y1="12.721cm" svg:x2="9.221cm" svg:y2="12.728cm">
            <text:p/>
          </draw:line>
          <draw:line draw:style-name="gr5" draw:text-style-name="P9" draw:layer="svg" svg:x1="9.221cm" svg:y1="12.726cm" svg:x2="9.221cm" svg:y2="12.73cm">
            <text:p/>
          </draw:line>
          <draw:line draw:style-name="gr5" draw:text-style-name="P9" draw:layer="svg" svg:x1="9.221cm" svg:y1="12.73cm" svg:x2="9.221cm" svg:y2="12.734cm">
            <text:p/>
          </draw:line>
          <draw:line draw:style-name="gr5" draw:text-style-name="P9" draw:layer="svg" svg:x1="9.221cm" svg:y1="12.734cm" svg:x2="9.217cm" svg:y2="12.734cm">
            <text:p/>
          </draw:line>
          <draw:line draw:style-name="gr5" draw:text-style-name="P9" draw:layer="svg" svg:x1="9.217cm" svg:y1="12.734cm" svg:x2="9.217cm" svg:y2="12.738cm">
            <text:p/>
          </draw:line>
          <draw:line draw:style-name="gr5" draw:text-style-name="P9" draw:layer="svg" svg:x1="9.217cm" svg:y1="12.738cm" svg:x2="9.217cm" svg:y2="12.743cm">
            <text:p/>
          </draw:line>
          <draw:line draw:style-name="gr5" draw:text-style-name="P9" draw:layer="svg" svg:x1="9.217cm" svg:y1="12.743cm" svg:x2="9.217cm" svg:y2="12.747cm">
            <text:p/>
          </draw:line>
          <draw:line draw:style-name="gr5" draw:text-style-name="P9" draw:layer="svg" svg:x1="9.217cm" svg:y1="12.747cm" svg:x2="9.217cm" svg:y2="12.751cm">
            <text:p/>
          </draw:line>
          <draw:polyline draw:style-name="gr5" draw:text-style-name="P9" draw:layer="svg" svg:width="0cm" svg:height="0cm" svg:x="9.217cm" svg:y="12.751cm" svg:viewBox="0 0 0 0" draw:points="0,0">
            <text:p/>
          </draw:polyline>
          <draw:line draw:style-name="gr5" draw:text-style-name="P9" draw:layer="svg" svg:x1="9.217cm" svg:y1="12.751cm" svg:x2="9.217cm" svg:y2="12.755cm">
            <text:p/>
          </draw:line>
          <draw:polyline draw:style-name="gr5" draw:text-style-name="P9" draw:layer="svg" svg:width="0cm" svg:height="0cm" svg:x="9.217cm" svg:y="12.755cm" svg:viewBox="0 0 0 0" draw:points="0,0">
            <text:p/>
          </draw:polyline>
          <draw:frame draw:style-name="gr9" draw:text-style-name="P13" draw:layer="svg" svg:width="1.213cm" svg:height="0.462cm" svg:x="10.517cm" svg:y="14.622cm">
            <draw:text-box>
              <text:p text:style-name="P12"><text:span text:style-name="T2">C:</text:span><text:span text:style-name="T2">停止</text:span></text:p>
            </draw:text-box>
          </draw:frame>
          <draw:frame draw:style-name="gr9" draw:text-style-name="P13" draw:layer="svg" svg:width="1.213cm" svg:height="0.462cm" svg:x="10.483cm" svg:y="14.605cm">
            <draw:text-box>
              <text:p text:style-name="P12"><text:span text:style-name="T2">C:</text:span><text:span text:style-name="T2">停止</text:span></text:p>
            </draw:text-box>
          </draw:frame>
          <draw:frame draw:style-name="gr9" draw:text-style-name="P13" draw:layer="svg" svg:width="1.213cm" svg:height="0.462cm" svg:x="10.517cm" svg:y="14.63cm">
            <draw:text-box>
              <text:p text:style-name="P12"><text:span text:style-name="T2">C:</text:span><text:span text:style-name="T2">停止</text:span></text:p>
            </draw:text-box>
          </draw:frame>
          <draw:frame draw:style-name="gr9" draw:text-style-name="P13" draw:layer="svg" svg:width="1.213cm" svg:height="0.462cm" svg:x="10.483cm" svg:y="14.63cm">
            <draw:text-box>
              <text:p text:style-name="P12"><text:span text:style-name="T2">C:</text:span><text:span text:style-name="T2">停止</text:span></text:p>
            </draw:text-box>
          </draw:frame>
          <draw:frame draw:style-name="gr9" draw:text-style-name="P13" draw:layer="svg" svg:width="1.213cm" svg:height="0.462cm" svg:x="10.517cm" svg:y="14.596cm">
            <draw:text-box>
              <text:p text:style-name="P12"><text:span text:style-name="T2">C:</text:span><text:span text:style-name="T2">停止</text:span></text:p>
            </draw:text-box>
          </draw:frame>
          <draw:frame draw:style-name="gr9" draw:text-style-name="P13" draw:layer="svg" svg:width="1.213cm" svg:height="0.462cm" svg:x="10.483cm" svg:y="14.596cm">
            <draw:text-box>
              <text:p text:style-name="P12"><text:span text:style-name="T2">C:</text:span><text:span text:style-name="T2">停止</text:span></text:p>
            </draw:text-box>
          </draw:frame>
          <draw:frame draw:style-name="gr9" draw:text-style-name="P13" draw:layer="svg" svg:width="1.213cm" svg:height="0.462cm" svg:x="10.5cm" svg:y="14.613cm">
            <draw:text-box>
              <text:p text:style-name="P12"><text:span text:style-name="T3">C:</text:span><text:span text:style-name="T3">停止</text:span></text:p>
            </draw:text-box>
          </draw:frame>
        </draw:g>
        <draw:g>
          <draw:line draw:style-name="gr3" draw:text-style-name="P9" draw:layer="svg" svg:x1="-2.509cm" svg:y1="19.749cm" svg:x2="-2.509cm" svg:y2="17.746cm">
            <text:p/>
          </draw:line>
          <draw:polygon draw:style-name="gr4" draw:text-style-name="P10" draw:layer="svg" svg:width="0.152cm" svg:height="0.292cm" svg:x="-2.585cm" svg:y="19.457cm" svg:viewBox="0 0 153 293" draw:points="76,293 153,0 0,0">
            <text:p/>
          </draw:polygon>
          <draw:line draw:style-name="gr3" draw:text-style-name="P9" draw:layer="svg" svg:x1="-2.509cm" svg:y1="11.752cm" svg:x2="-2.509cm" svg:y2="9.754cm">
            <text:p/>
          </draw:line>
          <draw:polygon draw:style-name="gr4" draw:text-style-name="P10" draw:layer="svg" svg:width="0.152cm" svg:height="0.288cm" svg:x="-2.585cm" svg:y="9.754cm" svg:viewBox="0 0 153 289" draw:points="76,0 153,289 0,289">
            <text:p/>
          </draw:polygon>
          <draw:line draw:style-name="gr10" draw:text-style-name="P9" draw:layer="svg" svg:x1="-2.996cm" svg:y1="11.279cm" svg:x2="-2.008cm" svg:y2="10.253cm">
            <text:p/>
          </draw:line>
          <draw:line draw:style-name="gr10" draw:text-style-name="P9" draw:layer="svg" svg:x1="-3.008cm" svg:y1="10.253cm" svg:x2="-2.008cm" svg:y2="11.253cm">
            <text:p/>
          </draw:line>
          <draw:line draw:style-name="gr10" draw:text-style-name="P9" draw:layer="svg" svg:x1="-3.008cm" svg:y1="19.25cm" svg:x2="-2.008cm" svg:y2="18.25cm">
            <text:p/>
          </draw:line>
          <draw:line draw:style-name="gr10" draw:text-style-name="P9" draw:layer="svg" svg:x1="-3.008cm" svg:y1="18.25cm" svg:x2="-2.008cm" svg:y2="19.25cm">
            <text:p/>
          </draw:line>
          <draw:line draw:style-name="gr5" draw:text-style-name="P9" draw:layer="svg" svg:x1="-2.509cm" svg:y1="16.997cm" svg:x2="-2.509cm" svg:y2="16.544cm">
            <text:p/>
          </draw:line>
          <draw:line draw:style-name="gr5" draw:text-style-name="P9" draw:layer="svg" svg:x1="-2.509cm" svg:y1="16.472cm" svg:x2="-2.509cm" svg:y2="16.4cm">
            <text:p/>
          </draw:line>
          <draw:line draw:style-name="gr5" draw:text-style-name="P9" draw:layer="svg" svg:x1="-2.509cm" svg:y1="16.332cm" svg:x2="-2.509cm" svg:y2="15.418cm">
            <text:p/>
          </draw:line>
          <draw:line draw:style-name="gr5" draw:text-style-name="P9" draw:layer="svg" svg:x1="-2.509cm" svg:y1="15.35cm" svg:x2="-2.509cm" svg:y2="15.278cm">
            <text:p/>
          </draw:line>
          <draw:line draw:style-name="gr5" draw:text-style-name="P9" draw:layer="svg" svg:x1="-2.509cm" svg:y1="15.206cm" svg:x2="-2.509cm" svg:y2="14.296cm">
            <text:p/>
          </draw:line>
          <draw:line draw:style-name="gr5" draw:text-style-name="P9" draw:layer="svg" svg:x1="-2.509cm" svg:y1="14.224cm" svg:x2="-2.509cm" svg:y2="14.152cm">
            <text:p/>
          </draw:line>
          <draw:line draw:style-name="gr5" draw:text-style-name="P9" draw:layer="svg" svg:x1="-2.509cm" svg:y1="14.084cm" svg:x2="-2.509cm" svg:y2="13.17cm">
            <text:p/>
          </draw:line>
          <draw:line draw:style-name="gr5" draw:text-style-name="P9" draw:layer="svg" svg:x1="-2.509cm" svg:y1="13.102cm" svg:x2="-2.509cm" svg:y2="13.03cm">
            <text:p/>
          </draw:line>
          <draw:line draw:style-name="gr5" draw:text-style-name="P9" draw:layer="svg" svg:x1="-2.509cm" svg:y1="12.958cm" svg:x2="-2.509cm" svg:y2="12.501cm">
            <text:p/>
          </draw:line>
          <draw:polyline draw:style-name="gr5" draw:text-style-name="P9" draw:layer="svg" svg:width="0cm" svg:height="0cm" svg:x="-2.509cm" svg:y="12.501cm" svg:viewBox="0 0 0 0" draw:points="0,0">
            <text:p/>
          </draw:polyline>
          <draw:line draw:style-name="gr5" draw:text-style-name="P9" draw:layer="svg" svg:x1="-4.007cm" svg:y1="14.749cm" svg:x2="-3.605cm" svg:y2="14.749cm">
            <text:p/>
          </draw:line>
          <draw:line draw:style-name="gr5" draw:text-style-name="P9" draw:layer="svg" svg:x1="-3.542cm" svg:y1="14.749cm" svg:x2="-3.478cm" svg:y2="14.749cm">
            <text:p/>
          </draw:line>
          <draw:line draw:style-name="gr5" draw:text-style-name="P9" draw:layer="svg" svg:x1="-3.415cm" svg:y1="14.749cm" svg:x2="-2.606cm" svg:y2="14.749cm">
            <text:p/>
          </draw:line>
          <draw:line draw:style-name="gr5" draw:text-style-name="P9" draw:layer="svg" svg:x1="-2.543cm" svg:y1="14.749cm" svg:x2="-2.479cm" svg:y2="14.749cm">
            <text:p/>
          </draw:line>
          <draw:line draw:style-name="gr5" draw:text-style-name="P9" draw:layer="svg" svg:x1="-2.416cm" svg:y1="14.749cm" svg:x2="-1.607cm" svg:y2="14.749cm">
            <text:p/>
          </draw:line>
          <draw:line draw:style-name="gr5" draw:text-style-name="P9" draw:layer="svg" svg:x1="-1.544cm" svg:y1="14.749cm" svg:x2="-1.48cm" svg:y2="14.749cm">
            <text:p/>
          </draw:line>
          <draw:line draw:style-name="gr5" draw:text-style-name="P9" draw:layer="svg" svg:x1="-1.417cm" svg:y1="14.749cm" svg:x2="-1.01cm" svg:y2="14.749cm">
            <text:p/>
          </draw:line>
          <draw:polyline draw:style-name="gr5" draw:text-style-name="P9" draw:layer="svg" svg:width="0cm" svg:height="0cm" svg:x="-1.01cm" svg:y="14.749cm" svg:viewBox="0 0 0 0" draw:points="0,0">
            <text:p/>
          </draw:polyline>
          <draw:line draw:style-name="gr6" draw:text-style-name="P9" draw:layer="svg" svg:x1="-4.007cm" svg:y1="16.997cm" svg:x2="-1.01cm" svg:y2="16.997cm">
            <text:p/>
          </draw:line>
          <draw:line draw:style-name="gr6" draw:text-style-name="P9" draw:layer="svg" svg:x1="-1.01cm" svg:y1="16.997cm" svg:x2="-1.01cm" svg:y2="12.501cm">
            <text:p/>
          </draw:line>
          <draw:line draw:style-name="gr6" draw:text-style-name="P9" draw:layer="svg" svg:x1="-4.007cm" svg:y1="12.501cm" svg:x2="-1.01cm" svg:y2="12.501cm">
            <text:p/>
          </draw:line>
          <draw:line draw:style-name="gr6" draw:text-style-name="P9" draw:layer="svg" svg:x1="-4.007cm" svg:y1="16.997cm" svg:x2="-4.007cm" svg:y2="12.501cm">
            <text:p/>
          </draw:line>
          <draw:line draw:style-name="gr7" draw:text-style-name="P9" draw:layer="svg" svg:x1="-3.906cm" svg:y1="16.9cm" svg:x2="-3.508cm" svg:y2="16.9cm">
            <text:p/>
          </draw:line>
          <draw:line draw:style-name="gr7" draw:text-style-name="P9" draw:layer="svg" svg:x1="-3.508cm" svg:y1="16.9cm" svg:x2="-3.508cm" svg:y2="15.998cm">
            <text:p/>
          </draw:line>
          <draw:line draw:style-name="gr7" draw:text-style-name="P9" draw:layer="svg" svg:x1="-3.906cm" svg:y1="15.998cm" svg:x2="-3.508cm" svg:y2="15.998cm">
            <text:p/>
          </draw:line>
          <draw:line draw:style-name="gr7" draw:text-style-name="P9" draw:layer="svg" svg:x1="-3.906cm" svg:y1="16.9cm" svg:x2="-3.906cm" svg:y2="15.998cm">
            <text:p/>
          </draw:line>
          <draw:line draw:style-name="gr7" draw:text-style-name="P9" draw:layer="svg" svg:x1="-1.51cm" svg:y1="16.9cm" svg:x2="-1.51cm" svg:y2="15.998cm">
            <text:p/>
          </draw:line>
          <draw:line draw:style-name="gr7" draw:text-style-name="P9" draw:layer="svg" svg:x1="-1.51cm" svg:y1="15.998cm" svg:x2="-1.112cm" svg:y2="15.998cm">
            <text:p/>
          </draw:line>
          <draw:line draw:style-name="gr7" draw:text-style-name="P9" draw:layer="svg" svg:x1="-1.51cm" svg:y1="15.998cm" svg:x2="-1.112cm" svg:y2="15.998cm">
            <text:p/>
          </draw:line>
          <draw:line draw:style-name="gr7" draw:text-style-name="P9" draw:layer="svg" svg:x1="-1.112cm" svg:y1="16.9cm" svg:x2="-1.112cm" svg:y2="15.998cm">
            <text:p/>
          </draw:line>
          <draw:line draw:style-name="gr7" draw:text-style-name="P9" draw:layer="svg" svg:x1="-1.51cm" svg:y1="16.9cm" svg:x2="-1.112cm" svg:y2="16.9cm">
            <text:p/>
          </draw:line>
          <draw:line draw:style-name="gr7" draw:text-style-name="P9" draw:layer="svg" svg:x1="-1.307cm" svg:y1="13.857cm" svg:x2="-0.958cm" svg:y2="13.661cm">
            <text:p/>
          </draw:line>
          <draw:line draw:style-name="gr7" draw:text-style-name="P9" draw:layer="svg" svg:x1="-0.958cm" svg:y1="13.662cm" svg:x2="-1.408cm" svg:y2="12.882cm">
            <text:p/>
          </draw:line>
          <draw:line draw:style-name="gr7" draw:text-style-name="P9" draw:layer="svg" svg:x1="-1.407cm" svg:y1="12.882cm" svg:x2="-1.755cm" svg:y2="13.082cm">
            <text:p/>
          </draw:line>
          <draw:line draw:style-name="gr7" draw:text-style-name="P9" draw:layer="svg" svg:x1="-1.755cm" svg:y1="13.081cm" svg:x2="-1.306cm" svg:y2="13.857cm">
            <text:p/>
          </draw:line>
          <draw:line draw:style-name="gr7" draw:text-style-name="P9" draw:layer="svg" svg:x1="-3.283cm" svg:y1="13.89cm" svg:x2="-3.626cm" svg:y2="14.09cm">
            <text:p/>
          </draw:line>
          <draw:line draw:style-name="gr7" draw:text-style-name="P9" draw:layer="svg" svg:x1="-3.625cm" svg:y1="14.09cm" svg:x2="-4.079cm" svg:y2="13.314cm">
            <text:p/>
          </draw:line>
          <draw:line draw:style-name="gr7" draw:text-style-name="P9" draw:layer="svg" svg:x1="-4.079cm" svg:y1="13.315cm" svg:x2="-3.731cm" svg:y2="13.111cm">
            <text:p/>
          </draw:line>
          <draw:line draw:style-name="gr7" draw:text-style-name="P9" draw:layer="svg" svg:x1="-3.732cm" svg:y1="13.111cm" svg:x2="-3.283cm" svg:y2="13.891cm">
            <text:p/>
          </draw:line>
          <draw:polygon draw:style-name="gr8" draw:text-style-name="P11" draw:layer="svg" svg:width="0.398cm" svg:height="0.902cm" svg:x="-3.906cm" svg:y="15.998cm" svg:viewBox="0 0 399 903" draw:points="399,903 399,0 0,0 0,903">
            <text:p/>
          </draw:polygon>
          <draw:polygon draw:style-name="gr8" draw:text-style-name="P11" draw:layer="svg" svg:width="0.398cm" svg:height="0.902cm" svg:x="-1.51cm" svg:y="15.998cm" svg:viewBox="0 0 399 903" draw:points="0,903 0,0 399,0 399,903">
            <text:p/>
          </draw:polygon>
          <draw:polygon draw:style-name="gr8" draw:text-style-name="P11" draw:layer="svg" svg:width="0.796cm" svg:height="0.974cm" svg:x="-1.755cm" svg:y="12.882cm" svg:viewBox="0 0 797 975" draw:points="0,200 449,975 797,780 348,0">
            <text:p/>
          </draw:polygon>
          <draw:polygon draw:style-name="gr8" draw:text-style-name="P11" draw:layer="svg" svg:width="0.795cm" svg:height="0.978cm" svg:x="-4.079cm" svg:y="13.111cm" svg:viewBox="0 0 796 979" draw:points="348,0 796,779 454,979 0,203">
            <text:p/>
          </draw:polygon>
          <draw:line draw:style-name="gr5" draw:text-style-name="P9" draw:layer="svg" svg:x1="-3.245cm" svg:y1="12.755cm" svg:x2="-3.245cm" svg:y2="12.751cm">
            <text:p/>
          </draw:line>
          <draw:line draw:style-name="gr5" draw:text-style-name="P9" draw:layer="svg" svg:x1="-3.245cm" svg:y1="12.751cm" svg:x2="-3.245cm" svg:y2="12.747cm">
            <text:p/>
          </draw:line>
          <draw:line draw:style-name="gr5" draw:text-style-name="P9" draw:layer="svg" svg:x1="-3.245cm" svg:y1="12.747cm" svg:x2="-3.245cm" svg:y2="12.743cm">
            <text:p/>
          </draw:line>
          <draw:line draw:style-name="gr5" draw:text-style-name="P9" draw:layer="svg" svg:x1="-3.245cm" svg:y1="12.743cm" svg:x2="-3.245cm" svg:y2="12.738cm">
            <text:p/>
          </draw:line>
          <draw:polyline draw:style-name="gr5" draw:text-style-name="P9" draw:layer="svg" svg:width="0cm" svg:height="0cm" svg:x="-3.245cm" svg:y="12.738cm" svg:viewBox="0 0 0 0" draw:points="0,0">
            <text:p/>
          </draw:polyline>
          <draw:line draw:style-name="gr5" draw:text-style-name="P9" draw:layer="svg" svg:x1="-3.243cm" svg:y1="12.739cm" svg:x2="-3.25cm" svg:y2="12.734cm">
            <text:p/>
          </draw:line>
          <draw:line draw:style-name="gr5" draw:text-style-name="P9" draw:layer="svg" svg:x1="-3.25cm" svg:y1="12.734cm" svg:x2="-3.25cm" svg:y2="12.73cm">
            <text:p/>
          </draw:line>
          <draw:line draw:style-name="gr5" draw:text-style-name="P9" draw:layer="svg" svg:x1="-3.25cm" svg:y1="12.73cm" svg:x2="-3.25cm" svg:y2="12.726cm">
            <text:p/>
          </draw:line>
          <draw:polyline draw:style-name="gr5" draw:text-style-name="P9" draw:layer="svg" svg:width="0cm" svg:height="0cm" svg:x="-3.25cm" svg:y="12.726cm" svg:viewBox="0 0 0 0" draw:points="0,0">
            <text:p/>
          </draw:polyline>
          <draw:line draw:style-name="gr5" draw:text-style-name="P9" draw:layer="svg" svg:x1="-3.249cm" svg:y1="12.728cm" svg:x2="-3.254cm" svg:y2="12.721cm">
            <text:p/>
          </draw:line>
          <draw:line draw:style-name="gr5" draw:text-style-name="P9" draw:layer="svg" svg:x1="-3.254cm" svg:y1="12.721cm" svg:x2="-3.254cm" svg:y2="12.717cm">
            <text:p/>
          </draw:line>
          <draw:line draw:style-name="gr5" draw:text-style-name="P9" draw:layer="svg" svg:x1="-3.253cm" svg:y1="12.718cm" svg:x2="-3.258cm" svg:y2="12.713cm">
            <text:p/>
          </draw:line>
          <draw:polyline draw:style-name="gr5" draw:text-style-name="P9" draw:layer="svg" svg:width="0cm" svg:height="0cm" svg:x="-3.258cm" svg:y="12.713cm" svg:viewBox="0 0 0 0" draw:points="0,0">
            <text:p/>
          </draw:polyline>
          <draw:line draw:style-name="gr5" draw:text-style-name="P9" draw:layer="svg" svg:x1="-3.257cm" svg:y1="12.714cm" svg:x2="-3.262cm" svg:y2="12.709cm">
            <text:p/>
          </draw:line>
          <draw:line draw:style-name="gr5" draw:text-style-name="P9" draw:layer="svg" svg:x1="-3.262cm" svg:y1="12.709cm" svg:x2="-3.262cm" svg:y2="12.704cm">
            <text:p/>
          </draw:line>
          <draw:line draw:style-name="gr5" draw:text-style-name="P9" draw:layer="svg" svg:x1="-3.262cm" svg:y1="12.704cm" svg:x2="-3.267cm" svg:y2="12.704cm">
            <text:p/>
          </draw:line>
          <draw:line draw:style-name="gr5" draw:text-style-name="P9" draw:layer="svg" svg:x1="-3.267cm" svg:y1="12.704cm" svg:x2="-3.267cm" svg:y2="12.7cm">
            <text:p/>
          </draw:line>
          <draw:line draw:style-name="gr5" draw:text-style-name="P9" draw:layer="svg" svg:x1="-3.266cm" svg:y1="12.701cm" svg:x2="-3.271cm" svg:y2="12.696cm">
            <text:p/>
          </draw:line>
          <draw:line draw:style-name="gr5" draw:text-style-name="P9" draw:layer="svg" svg:x1="-3.27cm" svg:y1="12.697cm" svg:x2="-3.275cm" svg:y2="12.692cm">
            <text:p/>
          </draw:line>
          <draw:polyline draw:style-name="gr5" draw:text-style-name="P9" draw:layer="svg" svg:width="0cm" svg:height="0cm" svg:x="-3.275cm" svg:y="12.692cm" svg:viewBox="0 0 0 0" draw:points="0,0">
            <text:p/>
          </draw:polyline>
          <draw:line draw:style-name="gr5" draw:text-style-name="P9" draw:layer="svg" svg:x1="-3.274cm" svg:y1="12.693cm" svg:x2="-3.279cm" svg:y2="12.687cm">
            <text:p/>
          </draw:line>
          <draw:line draw:style-name="gr5" draw:text-style-name="P9" draw:layer="svg" svg:x1="-3.278cm" svg:y1="12.688cm" svg:x2="-3.284cm" svg:y2="12.683cm">
            <text:p/>
          </draw:line>
          <draw:line draw:style-name="gr5" draw:text-style-name="P9" draw:layer="svg" svg:x1="-3.284cm" svg:y1="12.683cm" svg:x2="-3.288cm" svg:y2="12.683cm">
            <text:p/>
          </draw:line>
          <draw:line draw:style-name="gr5" draw:text-style-name="P9" draw:layer="svg" svg:x1="-3.288cm" svg:y1="12.683cm" svg:x2="-3.288cm" svg:y2="12.679cm">
            <text:p/>
          </draw:line>
          <draw:line draw:style-name="gr5" draw:text-style-name="P9" draw:layer="svg" svg:x1="-3.287cm" svg:y1="12.68cm" svg:x2="-3.292cm" svg:y2="12.675cm">
            <text:p/>
          </draw:line>
          <draw:line draw:style-name="gr5" draw:text-style-name="P9" draw:layer="svg" svg:x1="-3.292cm" svg:y1="12.675cm" svg:x2="-3.296cm" svg:y2="12.675cm">
            <text:p/>
          </draw:line>
          <draw:line draw:style-name="gr5" draw:text-style-name="P9" draw:layer="svg" svg:x1="-3.295cm" svg:y1="12.676cm" svg:x2="-3.3cm" svg:y2="12.671cm">
            <text:p/>
          </draw:line>
          <draw:line draw:style-name="gr5" draw:text-style-name="P9" draw:layer="svg" svg:x1="-3.3cm" svg:y1="12.671cm" svg:x2="-3.305cm" svg:y2="12.671cm">
            <text:p/>
          </draw:line>
          <draw:line draw:style-name="gr5" draw:text-style-name="P9" draw:layer="svg" svg:x1="-3.304cm" svg:y1="12.672cm" svg:x2="-3.309cm" svg:y2="12.666cm">
            <text:p/>
          </draw:line>
          <draw:line draw:style-name="gr5" draw:text-style-name="P9" draw:layer="svg" svg:x1="-3.308cm" svg:y1="12.667cm" svg:x2="-3.313cm" svg:y2="12.662cm">
            <text:p/>
          </draw:line>
          <draw:line draw:style-name="gr5" draw:text-style-name="P9" draw:layer="svg" svg:x1="-3.313cm" svg:y1="12.662cm" svg:x2="-3.317cm" svg:y2="12.662cm">
            <text:p/>
          </draw:line>
          <draw:line draw:style-name="gr5" draw:text-style-name="P9" draw:layer="svg" svg:x1="-3.315cm" svg:y1="12.663cm" svg:x2="-3.322cm" svg:y2="12.658cm">
            <text:p/>
          </draw:line>
          <draw:line draw:style-name="gr5" draw:text-style-name="P9" draw:layer="svg" svg:x1="-3.322cm" svg:y1="12.658cm" svg:x2="-3.326cm" svg:y2="12.658cm">
            <text:p/>
          </draw:line>
          <draw:line draw:style-name="gr5" draw:text-style-name="P9" draw:layer="svg" svg:x1="-3.325cm" svg:y1="12.659cm" svg:x2="-3.334cm" svg:y2="12.654cm">
            <text:p/>
          </draw:line>
          <draw:line draw:style-name="gr5" draw:text-style-name="P9" draw:layer="svg" svg:x1="-3.334cm" svg:y1="12.654cm" svg:x2="-3.339cm" svg:y2="12.654cm">
            <text:p/>
          </draw:line>
          <draw:line draw:style-name="gr5" draw:text-style-name="P9" draw:layer="svg" svg:x1="-3.338cm" svg:y1="12.656cm" svg:x2="-3.343cm" svg:y2="12.649cm">
            <text:p/>
          </draw:line>
          <draw:line draw:style-name="gr5" draw:text-style-name="P9" draw:layer="svg" svg:x1="-3.343cm" svg:y1="12.649cm" svg:x2="-3.347cm" svg:y2="12.649cm">
            <text:p/>
          </draw:line>
          <draw:line draw:style-name="gr5" draw:text-style-name="P9" draw:layer="svg" svg:x1="-3.346cm" svg:y1="12.65cm" svg:x2="-3.351cm" svg:y2="12.645cm">
            <text:p/>
          </draw:line>
          <draw:line draw:style-name="gr5" draw:text-style-name="P9" draw:layer="svg" svg:x1="-3.351cm" svg:y1="12.645cm" svg:x2="-3.36cm" svg:y2="12.645cm">
            <text:p/>
          </draw:line>
          <draw:line draw:style-name="gr5" draw:text-style-name="P9" draw:layer="svg" svg:x1="-3.359cm" svg:y1="12.646cm" svg:x2="-3.364cm" svg:y2="12.641cm">
            <text:p/>
          </draw:line>
          <draw:line draw:style-name="gr5" draw:text-style-name="P9" draw:layer="svg" svg:x1="-3.364cm" svg:y1="12.641cm" svg:x2="-3.368cm" svg:y2="12.641cm">
            <text:p/>
          </draw:line>
          <draw:line draw:style-name="gr5" draw:text-style-name="P9" draw:layer="svg" svg:x1="-3.368cm" svg:y1="12.641cm" svg:x2="-3.372cm" svg:y2="12.641cm">
            <text:p/>
          </draw:line>
          <draw:line draw:style-name="gr5" draw:text-style-name="P9" draw:layer="svg" svg:x1="-3.371cm" svg:y1="12.642cm" svg:x2="-3.381cm" svg:y2="12.637cm">
            <text:p/>
          </draw:line>
          <draw:line draw:style-name="gr5" draw:text-style-name="P9" draw:layer="svg" svg:x1="-3.381cm" svg:y1="12.637cm" svg:x2="-3.385cm" svg:y2="12.637cm">
            <text:p/>
          </draw:line>
          <draw:line draw:style-name="gr5" draw:text-style-name="P9" draw:layer="svg" svg:x1="-3.385cm" svg:y1="12.637cm" svg:x2="-3.394cm" svg:y2="12.637cm">
            <text:p/>
          </draw:line>
          <draw:line draw:style-name="gr5" draw:text-style-name="P9" draw:layer="svg" svg:x1="-3.393cm" svg:y1="12.638cm" svg:x2="-3.398cm" svg:y2="12.632cm">
            <text:p/>
          </draw:line>
          <draw:line draw:style-name="gr5" draw:text-style-name="P9" draw:layer="svg" svg:x1="-3.398cm" svg:y1="12.632cm" svg:x2="-3.402cm" svg:y2="12.632cm">
            <text:p/>
          </draw:line>
          <draw:line draw:style-name="gr5" draw:text-style-name="P9" draw:layer="svg" svg:x1="-3.402cm" svg:y1="12.632cm" svg:x2="-3.411cm" svg:y2="12.632cm">
            <text:p/>
          </draw:line>
          <draw:line draw:style-name="gr5" draw:text-style-name="P9" draw:layer="svg" svg:x1="-3.41cm" svg:y1="12.633cm" svg:x2="-3.415cm" svg:y2="12.628cm">
            <text:p/>
          </draw:line>
          <draw:line draw:style-name="gr5" draw:text-style-name="P9" draw:layer="svg" svg:x1="-3.415cm" svg:y1="12.628cm" svg:x2="-3.423cm" svg:y2="12.628cm">
            <text:p/>
          </draw:line>
          <draw:line draw:style-name="gr5" draw:text-style-name="P9" draw:layer="svg" svg:x1="-3.423cm" svg:y1="12.628cm" svg:x2="-3.427cm" svg:y2="12.628cm">
            <text:p/>
          </draw:line>
          <draw:line draw:style-name="gr5" draw:text-style-name="P9" draw:layer="svg" svg:x1="-3.427cm" svg:y1="12.628cm" svg:x2="-3.436cm" svg:y2="12.628cm">
            <text:p/>
          </draw:line>
          <draw:line draw:style-name="gr5" draw:text-style-name="P9" draw:layer="svg" svg:x1="-3.435cm" svg:y1="12.629cm" svg:x2="-3.44cm" svg:y2="12.624cm">
            <text:p/>
          </draw:line>
          <draw:line draw:style-name="gr5" draw:text-style-name="P9" draw:layer="svg" svg:x1="-3.44cm" svg:y1="12.624cm" svg:x2="-3.449cm" svg:y2="12.624cm">
            <text:p/>
          </draw:line>
          <draw:line draw:style-name="gr5" draw:text-style-name="P9" draw:layer="svg" svg:x1="-3.449cm" svg:y1="12.624cm" svg:x2="-3.453cm" svg:y2="12.624cm">
            <text:p/>
          </draw:line>
          <draw:line draw:style-name="gr5" draw:text-style-name="P9" draw:layer="svg" svg:x1="-3.453cm" svg:y1="12.624cm" svg:x2="-3.461cm" svg:y2="12.624cm">
            <text:p/>
          </draw:line>
          <draw:line draw:style-name="gr5" draw:text-style-name="P9" draw:layer="svg" svg:x1="-3.461cm" svg:y1="12.624cm" svg:x2="-3.466cm" svg:y2="12.624cm">
            <text:p/>
          </draw:line>
          <draw:line draw:style-name="gr5" draw:text-style-name="P9" draw:layer="svg" svg:x1="-3.466cm" svg:y1="12.624cm" svg:x2="-3.474cm" svg:y2="12.624cm">
            <text:p/>
          </draw:line>
          <draw:line draw:style-name="gr5" draw:text-style-name="P9" draw:layer="svg" svg:x1="-3.474cm" svg:y1="12.624cm" svg:x2="-3.478cm" svg:y2="12.624cm">
            <text:p/>
          </draw:line>
          <draw:line draw:style-name="gr5" draw:text-style-name="P9" draw:layer="svg" svg:x1="-3.477cm" svg:y1="12.625cm" svg:x2="-3.487cm" svg:y2="12.62cm">
            <text:p/>
          </draw:line>
          <draw:line draw:style-name="gr5" draw:text-style-name="P9" draw:layer="svg" svg:x1="-3.487cm" svg:y1="12.62cm" svg:x2="-3.491cm" svg:y2="12.62cm">
            <text:p/>
          </draw:line>
          <draw:line draw:style-name="gr5" draw:text-style-name="P9" draw:layer="svg" svg:x1="-3.491cm" svg:y1="12.62cm" svg:x2="-3.499cm" svg:y2="12.62cm">
            <text:p/>
          </draw:line>
          <draw:line draw:style-name="gr5" draw:text-style-name="P9" draw:layer="svg" svg:x1="-3.499cm" svg:y1="12.62cm" svg:x2="-3.504cm" svg:y2="12.62cm">
            <text:p/>
          </draw:line>
          <draw:line draw:style-name="gr5" draw:text-style-name="P9" draw:layer="svg" svg:x1="-3.504cm" svg:y1="12.62cm" svg:x2="-3.512cm" svg:y2="12.62cm">
            <text:p/>
          </draw:line>
          <draw:line draw:style-name="gr5" draw:text-style-name="P9" draw:layer="svg" svg:x1="-3.512cm" svg:y1="12.62cm" svg:x2="-3.516cm" svg:y2="12.62cm">
            <text:p/>
          </draw:line>
          <draw:line draw:style-name="gr5" draw:text-style-name="P9" draw:layer="svg" svg:x1="-3.516cm" svg:y1="12.62cm" svg:x2="-3.525cm" svg:y2="12.62cm">
            <text:p/>
          </draw:line>
          <draw:line draw:style-name="gr5" draw:text-style-name="P9" draw:layer="svg" svg:x1="-3.524cm" svg:y1="12.62cm" svg:x2="-3.533cm" svg:y2="12.625cm">
            <text:p/>
          </draw:line>
          <draw:line draw:style-name="gr5" draw:text-style-name="P9" draw:layer="svg" svg:x1="-3.533cm" svg:y1="12.624cm" svg:x2="-3.538cm" svg:y2="12.624cm">
            <text:p/>
          </draw:line>
          <draw:line draw:style-name="gr5" draw:text-style-name="P9" draw:layer="svg" svg:x1="-3.538cm" svg:y1="12.624cm" svg:x2="-3.546cm" svg:y2="12.624cm">
            <text:p/>
          </draw:line>
          <draw:line draw:style-name="gr5" draw:text-style-name="P9" draw:layer="svg" svg:x1="-3.546cm" svg:y1="12.624cm" svg:x2="-3.55cm" svg:y2="12.624cm">
            <text:p/>
          </draw:line>
          <draw:line draw:style-name="gr5" draw:text-style-name="P9" draw:layer="svg" svg:x1="-3.55cm" svg:y1="12.624cm" svg:x2="-3.559cm" svg:y2="12.624cm">
            <text:p/>
          </draw:line>
          <draw:line draw:style-name="gr5" draw:text-style-name="P9" draw:layer="svg" svg:x1="-3.559cm" svg:y1="12.624cm" svg:x2="-3.563cm" svg:y2="12.624cm">
            <text:p/>
          </draw:line>
          <draw:line draw:style-name="gr5" draw:text-style-name="P9" draw:layer="svg" svg:x1="-3.563cm" svg:y1="12.624cm" svg:x2="-3.571cm" svg:y2="12.624cm">
            <text:p/>
          </draw:line>
          <draw:line draw:style-name="gr5" draw:text-style-name="P9" draw:layer="svg" svg:x1="-3.57cm" svg:y1="12.624cm" svg:x2="-3.576cm" svg:y2="12.629cm">
            <text:p/>
          </draw:line>
          <draw:line draw:style-name="gr5" draw:text-style-name="P9" draw:layer="svg" svg:x1="-3.576cm" svg:y1="12.628cm" svg:x2="-3.584cm" svg:y2="12.628cm">
            <text:p/>
          </draw:line>
          <draw:line draw:style-name="gr5" draw:text-style-name="P9" draw:layer="svg" svg:x1="-3.584cm" svg:y1="12.628cm" svg:x2="-3.588cm" svg:y2="12.628cm">
            <text:p/>
          </draw:line>
          <draw:line draw:style-name="gr5" draw:text-style-name="P9" draw:layer="svg" svg:x1="-3.588cm" svg:y1="12.628cm" svg:x2="-3.597cm" svg:y2="12.628cm">
            <text:p/>
          </draw:line>
          <draw:line draw:style-name="gr5" draw:text-style-name="P9" draw:layer="svg" svg:x1="-3.597cm" svg:y1="12.628cm" svg:x2="-3.601cm" svg:y2="12.628cm">
            <text:p/>
          </draw:line>
          <draw:line draw:style-name="gr5" draw:text-style-name="P9" draw:layer="svg" svg:x1="-3.6cm" svg:y1="12.628cm" svg:x2="-3.605cm" svg:y2="12.633cm">
            <text:p/>
          </draw:line>
          <draw:line draw:style-name="gr5" draw:text-style-name="P9" draw:layer="svg" svg:x1="-3.605cm" svg:y1="12.632cm" svg:x2="-3.614cm" svg:y2="12.632cm">
            <text:p/>
          </draw:line>
          <draw:line draw:style-name="gr5" draw:text-style-name="P9" draw:layer="svg" svg:x1="-3.614cm" svg:y1="12.632cm" svg:x2="-3.618cm" svg:y2="12.632cm">
            <text:p/>
          </draw:line>
          <draw:line draw:style-name="gr5" draw:text-style-name="P9" draw:layer="svg" svg:x1="-3.617cm" svg:y1="12.632cm" svg:x2="-3.626cm" svg:y2="12.638cm">
            <text:p/>
          </draw:line>
          <draw:line draw:style-name="gr5" draw:text-style-name="P9" draw:layer="svg" svg:x1="-3.626cm" svg:y1="12.637cm" svg:x2="-3.631cm" svg:y2="12.637cm">
            <text:p/>
          </draw:line>
          <draw:line draw:style-name="gr5" draw:text-style-name="P9" draw:layer="svg" svg:x1="-3.631cm" svg:y1="12.637cm" svg:x2="-3.635cm" svg:y2="12.637cm">
            <text:p/>
          </draw:line>
          <draw:line draw:style-name="gr5" draw:text-style-name="P9" draw:layer="svg" svg:x1="-3.634cm" svg:y1="12.637cm" svg:x2="-3.643cm" svg:y2="12.642cm">
            <text:p/>
          </draw:line>
          <draw:line draw:style-name="gr5" draw:text-style-name="P9" draw:layer="svg" svg:x1="-3.643cm" svg:y1="12.641cm" svg:x2="-3.648cm" svg:y2="12.641cm">
            <text:p/>
          </draw:line>
          <draw:line draw:style-name="gr5" draw:text-style-name="P9" draw:layer="svg" svg:x1="-3.647cm" svg:y1="12.641cm" svg:x2="-3.652cm" svg:y2="12.646cm">
            <text:p/>
          </draw:line>
          <draw:line draw:style-name="gr5" draw:text-style-name="P9" draw:layer="svg" svg:x1="-3.652cm" svg:y1="12.645cm" svg:x2="-3.66cm" svg:y2="12.645cm">
            <text:p/>
          </draw:line>
          <draw:line draw:style-name="gr5" draw:text-style-name="P9" draw:layer="svg" svg:x1="-3.659cm" svg:y1="12.645cm" svg:x2="-3.665cm" svg:y2="12.65cm">
            <text:p/>
          </draw:line>
          <draw:line draw:style-name="gr5" draw:text-style-name="P9" draw:layer="svg" svg:x1="-3.665cm" svg:y1="12.649cm" svg:x2="-3.669cm" svg:y2="12.649cm">
            <text:p/>
          </draw:line>
          <draw:line draw:style-name="gr5" draw:text-style-name="P9" draw:layer="svg" svg:x1="-3.668cm" svg:y1="12.649cm" svg:x2="-3.673cm" svg:y2="12.656cm">
            <text:p/>
          </draw:line>
          <draw:line draw:style-name="gr5" draw:text-style-name="P9" draw:layer="svg" svg:x1="-3.673cm" svg:y1="12.654cm" svg:x2="-3.677cm" svg:y2="12.654cm">
            <text:p/>
          </draw:line>
          <draw:line draw:style-name="gr5" draw:text-style-name="P9" draw:layer="svg" svg:x1="-3.676cm" svg:y1="12.654cm" svg:x2="-3.686cm" svg:y2="12.659cm">
            <text:p/>
          </draw:line>
          <draw:line draw:style-name="gr5" draw:text-style-name="P9" draw:layer="svg" svg:x1="-3.686cm" svg:y1="12.658cm" svg:x2="-3.69cm" svg:y2="12.658cm">
            <text:p/>
          </draw:line>
          <draw:line draw:style-name="gr5" draw:text-style-name="P9" draw:layer="svg" svg:x1="-3.689cm" svg:y1="12.658cm" svg:x2="-3.694cm" svg:y2="12.663cm">
            <text:p/>
          </draw:line>
          <draw:line draw:style-name="gr5" draw:text-style-name="P9" draw:layer="svg" svg:x1="-3.694cm" svg:y1="12.662cm" svg:x2="-3.698cm" svg:y2="12.662cm">
            <text:p/>
          </draw:line>
          <draw:line draw:style-name="gr5" draw:text-style-name="P9" draw:layer="svg" svg:x1="-3.697cm" svg:y1="12.662cm" svg:x2="-3.703cm" svg:y2="12.667cm">
            <text:p/>
          </draw:line>
          <draw:line draw:style-name="gr5" draw:text-style-name="P9" draw:layer="svg" svg:x1="-3.703cm" svg:y1="12.666cm" svg:x2="-3.707cm" svg:y2="12.666cm">
            <text:p/>
          </draw:line>
          <draw:line draw:style-name="gr5" draw:text-style-name="P9" draw:layer="svg" svg:x1="-3.706cm" svg:y1="12.666cm" svg:x2="-3.711cm" svg:y2="12.672cm">
            <text:p/>
          </draw:line>
          <draw:line draw:style-name="gr5" draw:text-style-name="P9" draw:layer="svg" svg:x1="-3.71cm" svg:y1="12.671cm" svg:x2="-3.715cm" svg:y2="12.676cm">
            <text:p/>
          </draw:line>
          <draw:line draw:style-name="gr5" draw:text-style-name="P9" draw:layer="svg" svg:x1="-3.715cm" svg:y1="12.675cm" svg:x2="-3.72cm" svg:y2="12.675cm">
            <text:p/>
          </draw:line>
          <draw:line draw:style-name="gr5" draw:text-style-name="P9" draw:layer="svg" svg:x1="-3.719cm" svg:y1="12.675cm" svg:x2="-3.724cm" svg:y2="12.68cm">
            <text:p/>
          </draw:line>
          <draw:line draw:style-name="gr5" draw:text-style-name="P9" draw:layer="svg" svg:x1="-3.724cm" svg:y1="12.679cm" svg:x2="-3.728cm" svg:y2="12.679cm">
            <text:p/>
          </draw:line>
          <draw:line draw:style-name="gr5" draw:text-style-name="P9" draw:layer="svg" svg:x1="-3.728cm" svg:y1="12.679cm" svg:x2="-3.728cm" svg:y2="12.683cm">
            <text:p/>
          </draw:line>
          <draw:line draw:style-name="gr5" draw:text-style-name="P9" draw:layer="svg" svg:x1="-3.727cm" svg:y1="12.683cm" svg:x2="-3.732cm" svg:y2="12.688cm">
            <text:p/>
          </draw:line>
          <draw:line draw:style-name="gr5" draw:text-style-name="P9" draw:layer="svg" svg:x1="-3.732cm" svg:y1="12.687cm" svg:x2="-3.737cm" svg:y2="12.687cm">
            <text:p/>
          </draw:line>
          <draw:line draw:style-name="gr5" draw:text-style-name="P9" draw:layer="svg" svg:x1="-3.736cm" svg:y1="12.687cm" svg:x2="-3.741cm" svg:y2="12.693cm">
            <text:p/>
          </draw:line>
          <draw:line draw:style-name="gr5" draw:text-style-name="P9" draw:layer="svg" svg:x1="-3.741cm" svg:y1="12.692cm" svg:x2="-3.741cm" svg:y2="12.696cm">
            <text:p/>
          </draw:line>
          <draw:line draw:style-name="gr5" draw:text-style-name="P9" draw:layer="svg" svg:x1="-3.741cm" svg:y1="12.696cm" svg:x2="-3.745cm" svg:y2="12.696cm">
            <text:p/>
          </draw:line>
          <draw:line draw:style-name="gr5" draw:text-style-name="P9" draw:layer="svg" svg:x1="-3.744cm" svg:y1="12.696cm" svg:x2="-3.749cm" svg:y2="12.701cm">
            <text:p/>
          </draw:line>
          <draw:line draw:style-name="gr5" draw:text-style-name="P9" draw:layer="svg" svg:x1="-3.749cm" svg:y1="12.7cm" svg:x2="-3.749cm" svg:y2="12.704cm">
            <text:p/>
          </draw:line>
          <draw:line draw:style-name="gr5" draw:text-style-name="P9" draw:layer="svg" svg:x1="-3.748cm" svg:y1="12.704cm" svg:x2="-3.753cm" svg:y2="12.71cm">
            <text:p/>
          </draw:line>
          <draw:polyline draw:style-name="gr5" draw:text-style-name="P9" draw:layer="svg" svg:width="0cm" svg:height="0cm" svg:x="-3.753cm" svg:y="12.709cm" svg:viewBox="0 0 0 0" draw:points="0,0">
            <text:p/>
          </draw:polyline>
          <draw:line draw:style-name="gr5" draw:text-style-name="P9" draw:layer="svg" svg:x1="-3.751cm" svg:y1="12.709cm" svg:x2="-3.758cm" svg:y2="12.714cm">
            <text:p/>
          </draw:line>
          <draw:line draw:style-name="gr5" draw:text-style-name="P9" draw:layer="svg" svg:x1="-3.758cm" svg:y1="12.713cm" svg:x2="-3.758cm" svg:y2="12.717cm">
            <text:p/>
          </draw:line>
          <draw:line draw:style-name="gr5" draw:text-style-name="P9" draw:layer="svg" svg:x1="-3.757cm" svg:y1="12.717cm" svg:x2="-3.762cm" svg:y2="12.722cm">
            <text:p/>
          </draw:line>
          <draw:polyline draw:style-name="gr5" draw:text-style-name="P9" draw:layer="svg" svg:width="0cm" svg:height="0cm" svg:x="-3.762cm" svg:y="12.721cm" svg:viewBox="0 0 0 0" draw:points="0,0">
            <text:p/>
          </draw:polyline>
          <draw:line draw:style-name="gr5" draw:text-style-name="P9" draw:layer="svg" svg:x1="-3.762cm" svg:y1="12.721cm" svg:x2="-3.762cm" svg:y2="12.726cm">
            <text:p/>
          </draw:line>
          <draw:line draw:style-name="gr5" draw:text-style-name="P9" draw:layer="svg" svg:x1="-3.761cm" svg:y1="12.726cm" svg:x2="-3.766cm" svg:y2="12.731cm">
            <text:p/>
          </draw:line>
          <draw:line draw:style-name="gr5" draw:text-style-name="P9" draw:layer="svg" svg:x1="-3.766cm" svg:y1="12.73cm" svg:x2="-3.766cm" svg:y2="12.734cm">
            <text:p/>
          </draw:line>
          <draw:polyline draw:style-name="gr5" draw:text-style-name="P9" draw:layer="svg" svg:width="0cm" svg:height="0cm" svg:x="-3.766cm" svg:y="12.734cm" svg:viewBox="0 0 0 0" draw:points="0,0">
            <text:p/>
          </draw:polyline>
          <draw:line draw:style-name="gr5" draw:text-style-name="P9" draw:layer="svg" svg:x1="-3.766cm" svg:y1="12.734cm" svg:x2="-3.766cm" svg:y2="12.738cm">
            <text:p/>
          </draw:line>
          <draw:line draw:style-name="gr5" draw:text-style-name="P9" draw:layer="svg" svg:x1="-3.766cm" svg:y1="12.738cm" svg:x2="-3.766cm" svg:y2="12.743cm">
            <text:p/>
          </draw:line>
          <draw:line draw:style-name="gr5" draw:text-style-name="P9" draw:layer="svg" svg:x1="-3.766cm" svg:y1="12.743cm" svg:x2="-3.766cm" svg:y2="12.747cm">
            <text:p/>
          </draw:line>
          <draw:polyline draw:style-name="gr5" draw:text-style-name="P9" draw:layer="svg" svg:width="0cm" svg:height="0cm" svg:x="-3.766cm" svg:y="12.747cm" svg:viewBox="0 0 0 0" draw:points="0,0">
            <text:p/>
          </draw:polyline>
          <draw:line draw:style-name="gr5" draw:text-style-name="P9" draw:layer="svg" svg:x1="-3.766cm" svg:y1="12.747cm" svg:x2="-3.766cm" svg:y2="12.751cm">
            <text:p/>
          </draw:line>
          <draw:line draw:style-name="gr5" draw:text-style-name="P9" draw:layer="svg" svg:x1="-3.766cm" svg:y1="12.751cm" svg:x2="-3.766cm" svg:y2="12.755cm">
            <text:p/>
          </draw:line>
          <draw:line draw:style-name="gr5" draw:text-style-name="P9" draw:layer="svg" svg:x1="-3.766cm" svg:y1="12.755cm" svg:x2="-3.766cm" svg:y2="12.759cm">
            <text:p/>
          </draw:line>
          <draw:line draw:style-name="gr5" draw:text-style-name="P9" draw:layer="svg" svg:x1="-3.766cm" svg:y1="12.759cm" svg:x2="-3.766cm" svg:y2="12.764cm">
            <text:p/>
          </draw:line>
          <draw:polyline draw:style-name="gr5" draw:text-style-name="P9" draw:layer="svg" svg:width="0cm" svg:height="0cm" svg:x="-3.766cm" svg:y="12.764cm" svg:viewBox="0 0 0 0" draw:points="0,0">
            <text:p/>
          </draw:polyline>
          <draw:line draw:style-name="gr5" draw:text-style-name="P9" draw:layer="svg" svg:x1="-3.766cm" svg:y1="12.764cm" svg:x2="-3.766cm" svg:y2="12.768cm">
            <text:p/>
          </draw:line>
          <draw:line draw:style-name="gr5" draw:text-style-name="P9" draw:layer="svg" svg:x1="-3.766cm" svg:y1="12.768cm" svg:x2="-3.766cm" svg:y2="12.772cm">
            <text:p/>
          </draw:line>
          <draw:line draw:style-name="gr5" draw:text-style-name="P9" draw:layer="svg" svg:x1="-3.766cm" svg:y1="12.772cm" svg:x2="-3.766cm" svg:y2="12.776cm">
            <text:p/>
          </draw:line>
          <draw:line draw:style-name="gr5" draw:text-style-name="P9" draw:layer="svg" svg:x1="-3.766cm" svg:y1="12.776cm" svg:x2="-3.762cm" svg:y2="12.776cm">
            <text:p/>
          </draw:line>
          <draw:line draw:style-name="gr5" draw:text-style-name="P9" draw:layer="svg" svg:x1="-3.762cm" svg:y1="12.776cm" svg:x2="-3.762cm" svg:y2="12.781cm">
            <text:p/>
          </draw:line>
          <draw:line draw:style-name="gr5" draw:text-style-name="P9" draw:layer="svg" svg:x1="-3.762cm" svg:y1="12.781cm" svg:x2="-3.762cm" svg:y2="12.785cm">
            <text:p/>
          </draw:line>
          <draw:line draw:style-name="gr5" draw:text-style-name="P9" draw:layer="svg" svg:x1="-3.762cm" svg:y1="12.785cm" svg:x2="-3.757cm" svg:y2="12.79cm">
            <text:p/>
          </draw:line>
          <draw:polyline draw:style-name="gr5" draw:text-style-name="P9" draw:layer="svg" svg:width="0cm" svg:height="0cm" svg:x="-3.758cm" svg:y="12.789cm" svg:viewBox="0 0 0 0" draw:points="0,0">
            <text:p/>
          </draw:polyline>
          <draw:line draw:style-name="gr5" draw:text-style-name="P9" draw:layer="svg" svg:x1="-3.758cm" svg:y1="12.789cm" svg:x2="-3.751cm" svg:y2="12.794cm">
            <text:p/>
          </draw:line>
          <draw:line draw:style-name="gr5" draw:text-style-name="P9" draw:layer="svg" svg:x1="-3.753cm" svg:y1="12.793cm" svg:x2="-3.753cm" svg:y2="12.798cm">
            <text:p/>
          </draw:line>
          <draw:line draw:style-name="gr5" draw:text-style-name="P9" draw:layer="svg" svg:x1="-3.753cm" svg:y1="12.798cm" svg:x2="-3.748cm" svg:y2="12.803cm">
            <text:p/>
          </draw:line>
          <draw:polyline draw:style-name="gr5" draw:text-style-name="P9" draw:layer="svg" svg:width="0cm" svg:height="0cm" svg:x="-3.749cm" svg:y="12.802cm" svg:viewBox="0 0 0 0" draw:points="0,0">
            <text:p/>
          </draw:polyline>
          <draw:line draw:style-name="gr5" draw:text-style-name="P9" draw:layer="svg" svg:x1="-3.749cm" svg:y1="12.802cm" svg:x2="-3.744cm" svg:y2="12.807cm">
            <text:p/>
          </draw:line>
          <draw:line draw:style-name="gr5" draw:text-style-name="P9" draw:layer="svg" svg:x1="-3.745cm" svg:y1="12.806cm" svg:x2="-3.74cm" svg:y2="12.811cm">
            <text:p/>
          </draw:line>
          <draw:polyline draw:style-name="gr5" draw:text-style-name="P9" draw:layer="svg" svg:width="0cm" svg:height="0cm" svg:x="-3.741cm" svg:y="12.81cm" svg:viewBox="0 0 0 0" draw:points="0,0">
            <text:p/>
          </draw:polyline>
          <draw:line draw:style-name="gr5" draw:text-style-name="P9" draw:layer="svg" svg:x1="-3.741cm" svg:y1="12.81cm" svg:x2="-3.736cm" svg:y2="12.815cm">
            <text:p/>
          </draw:line>
          <draw:line draw:style-name="gr5" draw:text-style-name="P9" draw:layer="svg" svg:x1="-3.737cm" svg:y1="12.814cm" svg:x2="-3.731cm" svg:y2="12.82cm">
            <text:p/>
          </draw:line>
          <draw:line draw:style-name="gr5" draw:text-style-name="P9" draw:layer="svg" svg:x1="-3.732cm" svg:y1="12.819cm" svg:x2="-3.728cm" svg:y2="12.819cm">
            <text:p/>
          </draw:line>
          <draw:line draw:style-name="gr5" draw:text-style-name="P9" draw:layer="svg" svg:x1="-3.728cm" svg:y1="12.819cm" svg:x2="-3.728cm" svg:y2="12.823cm">
            <text:p/>
          </draw:line>
          <draw:line draw:style-name="gr5" draw:text-style-name="P9" draw:layer="svg" svg:x1="-3.728cm" svg:y1="12.823cm" svg:x2="-3.723cm" svg:y2="12.828cm">
            <text:p/>
          </draw:line>
          <draw:line draw:style-name="gr5" draw:text-style-name="P9" draw:layer="svg" svg:x1="-3.724cm" svg:y1="12.827cm" svg:x2="-3.72cm" svg:y2="12.827cm">
            <text:p/>
          </draw:line>
          <draw:line draw:style-name="gr5" draw:text-style-name="P9" draw:layer="svg" svg:x1="-3.72cm" svg:y1="12.827cm" svg:x2="-3.714cm" svg:y2="12.832cm">
            <text:p/>
          </draw:line>
          <draw:line draw:style-name="gr5" draw:text-style-name="P9" draw:layer="svg" svg:x1="-3.715cm" svg:y1="12.831cm" svg:x2="-3.71cm" svg:y2="12.837cm">
            <text:p/>
          </draw:line>
          <draw:line draw:style-name="gr5" draw:text-style-name="P9" draw:layer="svg" svg:x1="-3.711cm" svg:y1="12.836cm" svg:x2="-3.707cm" svg:y2="12.836cm">
            <text:p/>
          </draw:line>
          <draw:line draw:style-name="gr5" draw:text-style-name="P9" draw:layer="svg" svg:x1="-3.707cm" svg:y1="12.836cm" svg:x2="-3.702cm" svg:y2="12.841cm">
            <text:p/>
          </draw:line>
          <draw:line draw:style-name="gr5" draw:text-style-name="P9" draw:layer="svg" svg:x1="-3.703cm" svg:y1="12.84cm" svg:x2="-3.698cm" svg:y2="12.84cm">
            <text:p/>
          </draw:line>
          <draw:line draw:style-name="gr5" draw:text-style-name="P9" draw:layer="svg" svg:x1="-3.698cm" svg:y1="12.84cm" svg:x2="-3.693cm" svg:y2="12.845cm">
            <text:p/>
          </draw:line>
          <draw:line draw:style-name="gr5" draw:text-style-name="P9" draw:layer="svg" svg:x1="-3.694cm" svg:y1="12.844cm" svg:x2="-3.69cm" svg:y2="12.844cm">
            <text:p/>
          </draw:line>
          <draw:line draw:style-name="gr5" draw:text-style-name="P9" draw:layer="svg" svg:x1="-3.69cm" svg:y1="12.844cm" svg:x2="-3.685cm" svg:y2="12.849cm">
            <text:p/>
          </draw:line>
          <draw:line draw:style-name="gr5" draw:text-style-name="P9" draw:layer="svg" svg:x1="-3.686cm" svg:y1="12.848cm" svg:x2="-3.681cm" svg:y2="12.848cm">
            <text:p/>
          </draw:line>
          <draw:line draw:style-name="gr5" draw:text-style-name="P9" draw:layer="svg" svg:x1="-3.681cm" svg:y1="12.848cm" svg:x2="-3.672cm" svg:y2="12.854cm">
            <text:p/>
          </draw:line>
          <draw:line draw:style-name="gr5" draw:text-style-name="P9" draw:layer="svg" svg:x1="-3.673cm" svg:y1="12.853cm" svg:x2="-3.669cm" svg:y2="12.853cm">
            <text:p/>
          </draw:line>
          <draw:line draw:style-name="gr5" draw:text-style-name="P9" draw:layer="svg" svg:x1="-3.669cm" svg:y1="12.853cm" svg:x2="-3.664cm" svg:y2="12.858cm">
            <text:p/>
          </draw:line>
          <draw:line draw:style-name="gr5" draw:text-style-name="P9" draw:layer="svg" svg:x1="-3.665cm" svg:y1="12.857cm" svg:x2="-3.66cm" svg:y2="12.857cm">
            <text:p/>
          </draw:line>
          <draw:line draw:style-name="gr5" draw:text-style-name="P9" draw:layer="svg" svg:x1="-3.66cm" svg:y1="12.857cm" svg:x2="-3.651cm" svg:y2="12.862cm">
            <text:p/>
          </draw:line>
          <draw:line draw:style-name="gr5" draw:text-style-name="P9" draw:layer="svg" svg:x1="-3.652cm" svg:y1="12.861cm" svg:x2="-3.648cm" svg:y2="12.861cm">
            <text:p/>
          </draw:line>
          <draw:line draw:style-name="gr5" draw:text-style-name="P9" draw:layer="svg" svg:x1="-3.648cm" svg:y1="12.861cm" svg:x2="-3.642cm" svg:y2="12.866cm">
            <text:p/>
          </draw:line>
          <draw:line draw:style-name="gr5" draw:text-style-name="P9" draw:layer="svg" svg:x1="-3.643cm" svg:y1="12.865cm" svg:x2="-3.639cm" svg:y2="12.865cm">
            <text:p/>
          </draw:line>
          <draw:line draw:style-name="gr5" draw:text-style-name="P9" draw:layer="svg" svg:x1="-3.639cm" svg:y1="12.865cm" svg:x2="-3.631cm" svg:y2="12.865cm">
            <text:p/>
          </draw:line>
          <draw:line draw:style-name="gr5" draw:text-style-name="P9" draw:layer="svg" svg:x1="-3.631cm" svg:y1="12.865cm" svg:x2="-3.625cm" svg:y2="12.87cm">
            <text:p/>
          </draw:line>
          <draw:line draw:style-name="gr5" draw:text-style-name="P9" draw:layer="svg" svg:x1="-3.626cm" svg:y1="12.869cm" svg:x2="-3.618cm" svg:y2="12.869cm">
            <text:p/>
          </draw:line>
          <draw:line draw:style-name="gr5" draw:text-style-name="P9" draw:layer="svg" svg:x1="-3.618cm" svg:y1="12.869cm" svg:x2="-3.614cm" svg:y2="12.869cm">
            <text:p/>
          </draw:line>
          <draw:line draw:style-name="gr5" draw:text-style-name="P9" draw:layer="svg" svg:x1="-3.614cm" svg:y1="12.869cm" svg:x2="-3.607cm" svg:y2="12.876cm">
            <text:p/>
          </draw:line>
          <draw:line draw:style-name="gr5" draw:text-style-name="P9" draw:layer="svg" svg:x1="-3.609cm" svg:y1="12.874cm" svg:x2="-3.601cm" svg:y2="12.874cm">
            <text:p/>
          </draw:line>
          <draw:line draw:style-name="gr5" draw:text-style-name="P9" draw:layer="svg" svg:x1="-3.601cm" svg:y1="12.874cm" svg:x2="-3.597cm" svg:y2="12.874cm">
            <text:p/>
          </draw:line>
          <draw:line draw:style-name="gr5" draw:text-style-name="P9" draw:layer="svg" svg:x1="-3.597cm" svg:y1="12.874cm" svg:x2="-3.587cm" svg:y2="12.879cm">
            <text:p/>
          </draw:line>
          <draw:line draw:style-name="gr5" draw:text-style-name="P9" draw:layer="svg" svg:x1="-3.588cm" svg:y1="12.878cm" svg:x2="-3.584cm" svg:y2="12.878cm">
            <text:p/>
          </draw:line>
          <draw:line draw:style-name="gr5" draw:text-style-name="P9" draw:layer="svg" svg:x1="-3.584cm" svg:y1="12.878cm" svg:x2="-3.576cm" svg:y2="12.878cm">
            <text:p/>
          </draw:line>
          <draw:line draw:style-name="gr5" draw:text-style-name="P9" draw:layer="svg" svg:x1="-3.576cm" svg:y1="12.878cm" svg:x2="-3.571cm" svg:y2="12.878cm">
            <text:p/>
          </draw:line>
          <draw:line draw:style-name="gr5" draw:text-style-name="P9" draw:layer="svg" svg:x1="-3.571cm" svg:y1="12.878cm" svg:x2="-3.563cm" svg:y2="12.878cm">
            <text:p/>
          </draw:line>
          <draw:line draw:style-name="gr5" draw:text-style-name="P9" draw:layer="svg" svg:x1="-3.563cm" svg:y1="12.878cm" svg:x2="-3.558cm" svg:y2="12.883cm">
            <text:p/>
          </draw:line>
          <draw:line draw:style-name="gr5" draw:text-style-name="P9" draw:layer="svg" svg:x1="-3.559cm" svg:y1="12.882cm" svg:x2="-3.55cm" svg:y2="12.882cm">
            <text:p/>
          </draw:line>
          <draw:line draw:style-name="gr5" draw:text-style-name="P9" draw:layer="svg" svg:x1="-3.55cm" svg:y1="12.882cm" svg:x2="-3.546cm" svg:y2="12.882cm">
            <text:p/>
          </draw:line>
          <draw:line draw:style-name="gr5" draw:text-style-name="P9" draw:layer="svg" svg:x1="-3.546cm" svg:y1="12.882cm" svg:x2="-3.538cm" svg:y2="12.882cm">
            <text:p/>
          </draw:line>
          <draw:line draw:style-name="gr5" draw:text-style-name="P9" draw:layer="svg" svg:x1="-3.538cm" svg:y1="12.882cm" svg:x2="-3.533cm" svg:y2="12.882cm">
            <text:p/>
          </draw:line>
          <draw:line draw:style-name="gr5" draw:text-style-name="P9" draw:layer="svg" svg:x1="-3.533cm" svg:y1="12.882cm" svg:x2="-3.525cm" svg:y2="12.882cm">
            <text:p/>
          </draw:line>
          <draw:line draw:style-name="gr5" draw:text-style-name="P9" draw:layer="svg" svg:x1="-3.525cm" svg:y1="12.882cm" svg:x2="-3.521cm" svg:y2="12.882cm">
            <text:p/>
          </draw:line>
          <draw:line draw:style-name="gr5" draw:text-style-name="P9" draw:layer="svg" svg:x1="-3.521cm" svg:y1="12.882cm" svg:x2="-3.512cm" svg:y2="12.882cm">
            <text:p/>
          </draw:line>
          <draw:line draw:style-name="gr5" draw:text-style-name="P9" draw:layer="svg" svg:x1="-3.512cm" svg:y1="12.882cm" svg:x2="-3.508cm" svg:y2="12.882cm">
            <text:p/>
          </draw:line>
          <draw:line draw:style-name="gr5" draw:text-style-name="P9" draw:layer="svg" svg:x1="-3.508cm" svg:y1="12.882cm" svg:x2="-3.499cm" svg:y2="12.882cm">
            <text:p/>
          </draw:line>
          <draw:line draw:style-name="gr5" draw:text-style-name="P9" draw:layer="svg" svg:x1="-3.499cm" svg:y1="12.882cm" svg:x2="-3.491cm" svg:y2="12.882cm">
            <text:p/>
          </draw:line>
          <draw:line draw:style-name="gr5" draw:text-style-name="P9" draw:layer="svg" svg:x1="-3.491cm" svg:y1="12.882cm" svg:x2="-3.487cm" svg:y2="12.882cm">
            <text:p/>
          </draw:line>
          <draw:line draw:style-name="gr5" draw:text-style-name="P9" draw:layer="svg" svg:x1="-3.487cm" svg:y1="12.882cm" svg:x2="-3.478cm" svg:y2="12.882cm">
            <text:p/>
          </draw:line>
          <draw:line draw:style-name="gr5" draw:text-style-name="P9" draw:layer="svg" svg:x1="-3.478cm" svg:y1="12.882cm" svg:x2="-3.474cm" svg:y2="12.882cm">
            <text:p/>
          </draw:line>
          <draw:line draw:style-name="gr5" draw:text-style-name="P9" draw:layer="svg" svg:x1="-3.474cm" svg:y1="12.882cm" svg:x2="-3.466cm" svg:y2="12.882cm">
            <text:p/>
          </draw:line>
          <draw:line draw:style-name="gr5" draw:text-style-name="P9" draw:layer="svg" svg:x1="-3.466cm" svg:y1="12.882cm" svg:x2="-3.461cm" svg:y2="12.882cm">
            <text:p/>
          </draw:line>
          <draw:line draw:style-name="gr5" draw:text-style-name="P9" draw:layer="svg" svg:x1="-3.461cm" svg:y1="12.883cm" svg:x2="-3.452cm" svg:y2="12.878cm">
            <text:p/>
          </draw:line>
          <draw:line draw:style-name="gr5" draw:text-style-name="P9" draw:layer="svg" svg:x1="-3.453cm" svg:y1="12.878cm" svg:x2="-3.449cm" svg:y2="12.878cm">
            <text:p/>
          </draw:line>
          <draw:line draw:style-name="gr5" draw:text-style-name="P9" draw:layer="svg" svg:x1="-3.449cm" svg:y1="12.878cm" svg:x2="-3.44cm" svg:y2="12.878cm">
            <text:p/>
          </draw:line>
          <draw:line draw:style-name="gr5" draw:text-style-name="P9" draw:layer="svg" svg:x1="-3.44cm" svg:y1="12.878cm" svg:x2="-3.436cm" svg:y2="12.878cm">
            <text:p/>
          </draw:line>
          <draw:line draw:style-name="gr5" draw:text-style-name="P9" draw:layer="svg" svg:x1="-3.436cm" svg:y1="12.878cm" svg:x2="-3.427cm" svg:y2="12.878cm">
            <text:p/>
          </draw:line>
          <draw:line draw:style-name="gr5" draw:text-style-name="P9" draw:layer="svg" svg:x1="-3.427cm" svg:y1="12.879cm" svg:x2="-3.422cm" svg:y2="12.874cm">
            <text:p/>
          </draw:line>
          <draw:line draw:style-name="gr5" draw:text-style-name="P9" draw:layer="svg" svg:x1="-3.423cm" svg:y1="12.874cm" svg:x2="-3.415cm" svg:y2="12.874cm">
            <text:p/>
          </draw:line>
          <draw:line draw:style-name="gr5" draw:text-style-name="P9" draw:layer="svg" svg:x1="-3.415cm" svg:y1="12.874cm" svg:x2="-3.411cm" svg:y2="12.874cm">
            <text:p/>
          </draw:line>
          <draw:line draw:style-name="gr5" draw:text-style-name="P9" draw:layer="svg" svg:x1="-3.411cm" svg:y1="12.874cm" svg:x2="-3.406cm" svg:y2="12.874cm">
            <text:p/>
          </draw:line>
          <draw:line draw:style-name="gr5" draw:text-style-name="P9" draw:layer="svg" svg:x1="-3.406cm" svg:y1="12.876cm" svg:x2="-3.397cm" svg:y2="12.869cm">
            <text:p/>
          </draw:line>
          <draw:line draw:style-name="gr5" draw:text-style-name="P9" draw:layer="svg" svg:x1="-3.398cm" svg:y1="12.869cm" svg:x2="-3.394cm" svg:y2="12.869cm">
            <text:p/>
          </draw:line>
          <draw:line draw:style-name="gr5" draw:text-style-name="P9" draw:layer="svg" svg:x1="-3.394cm" svg:y1="12.869cm" svg:x2="-3.385cm" svg:y2="12.869cm">
            <text:p/>
          </draw:line>
          <draw:line draw:style-name="gr5" draw:text-style-name="P9" draw:layer="svg" svg:x1="-3.385cm" svg:y1="12.87cm" svg:x2="-3.38cm" svg:y2="12.865cm">
            <text:p/>
          </draw:line>
          <draw:line draw:style-name="gr5" draw:text-style-name="P9" draw:layer="svg" svg:x1="-3.381cm" svg:y1="12.865cm" svg:x2="-3.377cm" svg:y2="12.865cm">
            <text:p/>
          </draw:line>
          <draw:line draw:style-name="gr5" draw:text-style-name="P9" draw:layer="svg" svg:x1="-3.377cm" svg:y1="12.865cm" svg:x2="-3.368cm" svg:y2="12.865cm">
            <text:p/>
          </draw:line>
          <draw:line draw:style-name="gr5" draw:text-style-name="P9" draw:layer="svg" svg:x1="-3.368cm" svg:y1="12.866cm" svg:x2="-3.363cm" svg:y2="12.861cm">
            <text:p/>
          </draw:line>
          <draw:line draw:style-name="gr5" draw:text-style-name="P9" draw:layer="svg" svg:x1="-3.364cm" svg:y1="12.861cm" svg:x2="-3.36cm" svg:y2="12.861cm">
            <text:p/>
          </draw:line>
          <draw:line draw:style-name="gr5" draw:text-style-name="P9" draw:layer="svg" svg:x1="-3.36cm" svg:y1="12.862cm" svg:x2="-3.35cm" svg:y2="12.857cm">
            <text:p/>
          </draw:line>
          <draw:line draw:style-name="gr5" draw:text-style-name="P9" draw:layer="svg" svg:x1="-3.351cm" svg:y1="12.857cm" svg:x2="-3.347cm" svg:y2="12.857cm">
            <text:p/>
          </draw:line>
          <draw:line draw:style-name="gr5" draw:text-style-name="P9" draw:layer="svg" svg:x1="-3.347cm" svg:y1="12.858cm" svg:x2="-3.342cm" svg:y2="12.853cm">
            <text:p/>
          </draw:line>
          <draw:line draw:style-name="gr5" draw:text-style-name="P9" draw:layer="svg" svg:x1="-3.343cm" svg:y1="12.853cm" svg:x2="-3.339cm" svg:y2="12.853cm">
            <text:p/>
          </draw:line>
          <draw:line draw:style-name="gr5" draw:text-style-name="P9" draw:layer="svg" svg:x1="-3.339cm" svg:y1="12.854cm" svg:x2="-3.333cm" svg:y2="12.848cm">
            <text:p/>
          </draw:line>
          <draw:line draw:style-name="gr5" draw:text-style-name="P9" draw:layer="svg" svg:x1="-3.334cm" svg:y1="12.848cm" svg:x2="-3.33cm" svg:y2="12.848cm">
            <text:p/>
          </draw:line>
          <draw:line draw:style-name="gr5" draw:text-style-name="P9" draw:layer="svg" svg:x1="-3.33cm" svg:y1="12.849cm" svg:x2="-3.321cm" svg:y2="12.844cm">
            <text:p/>
          </draw:line>
          <draw:line draw:style-name="gr5" draw:text-style-name="P9" draw:layer="svg" svg:x1="-3.322cm" svg:y1="12.844cm" svg:x2="-3.317cm" svg:y2="12.844cm">
            <text:p/>
          </draw:line>
          <draw:line draw:style-name="gr5" draw:text-style-name="P9" draw:layer="svg" svg:x1="-3.317cm" svg:y1="12.845cm" svg:x2="-3.312cm" svg:y2="12.84cm">
            <text:p/>
          </draw:line>
          <draw:line draw:style-name="gr5" draw:text-style-name="P9" draw:layer="svg" svg:x1="-3.313cm" svg:y1="12.84cm" svg:x2="-3.309cm" svg:y2="12.84cm">
            <text:p/>
          </draw:line>
          <draw:line draw:style-name="gr5" draw:text-style-name="P9" draw:layer="svg" svg:x1="-3.309cm" svg:y1="12.841cm" svg:x2="-3.304cm" svg:y2="12.836cm">
            <text:p/>
          </draw:line>
          <draw:line draw:style-name="gr5" draw:text-style-name="P9" draw:layer="svg" svg:x1="-3.305cm" svg:y1="12.837cm" svg:x2="-3.299cm" svg:y2="12.831cm">
            <text:p/>
          </draw:line>
          <draw:line draw:style-name="gr5" draw:text-style-name="P9" draw:layer="svg" svg:x1="-3.3cm" svg:y1="12.831cm" svg:x2="-3.296cm" svg:y2="12.831cm">
            <text:p/>
          </draw:line>
          <draw:line draw:style-name="gr5" draw:text-style-name="P9" draw:layer="svg" svg:x1="-3.296cm" svg:y1="12.832cm" svg:x2="-3.291cm" svg:y2="12.827cm">
            <text:p/>
          </draw:line>
          <draw:polyline draw:style-name="gr5" draw:text-style-name="P9" draw:layer="svg" svg:width="0cm" svg:height="0cm" svg:x="-3.292cm" svg:y="12.827cm" svg:viewBox="0 0 0 0" draw:points="0,0">
            <text:p/>
          </draw:polyline>
          <draw:line draw:style-name="gr5" draw:text-style-name="P9" draw:layer="svg" svg:x1="-3.292cm" svg:y1="12.828cm" svg:x2="-3.287cm" svg:y2="12.823cm">
            <text:p/>
          </draw:line>
          <draw:line draw:style-name="gr5" draw:text-style-name="P9" draw:layer="svg" svg:x1="-3.288cm" svg:y1="12.824cm" svg:x2="-3.283cm" svg:y2="12.819cm">
            <text:p/>
          </draw:line>
          <draw:line draw:style-name="gr5" draw:text-style-name="P9" draw:layer="svg" svg:x1="-3.284cm" svg:y1="12.819cm" svg:x2="-3.279cm" svg:y2="12.819cm">
            <text:p/>
          </draw:line>
          <draw:line draw:style-name="gr5" draw:text-style-name="P9" draw:layer="svg" svg:x1="-3.279cm" svg:y1="12.82cm" svg:x2="-3.274cm" svg:y2="12.814cm">
            <text:p/>
          </draw:line>
          <draw:line draw:style-name="gr5" draw:text-style-name="P9" draw:layer="svg" svg:x1="-3.275cm" svg:y1="12.814cm" svg:x2="-3.275cm" svg:y2="12.81cm">
            <text:p/>
          </draw:line>
          <draw:line draw:style-name="gr5" draw:text-style-name="P9" draw:layer="svg" svg:x1="-3.275cm" svg:y1="12.811cm" svg:x2="-3.27cm" svg:y2="12.806cm">
            <text:p/>
          </draw:line>
          <draw:line draw:style-name="gr5" draw:text-style-name="P9" draw:layer="svg" svg:x1="-3.271cm" svg:y1="12.806cm" svg:x2="-3.267cm" svg:y2="12.806cm">
            <text:p/>
          </draw:line>
          <draw:line draw:style-name="gr5" draw:text-style-name="P9" draw:layer="svg" svg:x1="-3.267cm" svg:y1="12.806cm" svg:x2="-3.267cm" svg:y2="12.802cm">
            <text:p/>
          </draw:line>
          <draw:line draw:style-name="gr5" draw:text-style-name="P9" draw:layer="svg" svg:x1="-3.267cm" svg:y1="12.803cm" svg:x2="-3.261cm" svg:y2="12.798cm">
            <text:p/>
          </draw:line>
          <draw:polyline draw:style-name="gr5" draw:text-style-name="P9" draw:layer="svg" svg:width="0cm" svg:height="0cm" svg:x="-3.262cm" svg:y="12.798cm" svg:viewBox="0 0 0 0" draw:points="0,0">
            <text:p/>
          </draw:polyline>
          <draw:line draw:style-name="gr5" draw:text-style-name="P9" draw:layer="svg" svg:x1="-3.262cm" svg:y1="12.8cm" svg:x2="-3.257cm" svg:y2="12.793cm">
            <text:p/>
          </draw:line>
          <draw:line draw:style-name="gr5" draw:text-style-name="P9" draw:layer="svg" svg:x1="-3.258cm" svg:y1="12.793cm" svg:x2="-3.258cm" svg:y2="12.789cm">
            <text:p/>
          </draw:line>
          <draw:line draw:style-name="gr5" draw:text-style-name="P9" draw:layer="svg" svg:x1="-3.258cm" svg:y1="12.79cm" svg:x2="-3.253cm" svg:y2="12.785cm">
            <text:p/>
          </draw:line>
          <draw:polyline draw:style-name="gr5" draw:text-style-name="P9" draw:layer="svg" svg:width="0cm" svg:height="0cm" svg:x="-3.254cm" svg:y="12.785cm" svg:viewBox="0 0 0 0" draw:points="0,0">
            <text:p/>
          </draw:polyline>
          <draw:line draw:style-name="gr5" draw:text-style-name="P9" draw:layer="svg" svg:x1="-3.254cm" svg:y1="12.786cm" svg:x2="-3.249cm" svg:y2="12.781cm">
            <text:p/>
          </draw:line>
          <draw:line draw:style-name="gr5" draw:text-style-name="P9" draw:layer="svg" svg:x1="-3.25cm" svg:y1="12.781cm" svg:x2="-3.25cm" svg:y2="12.776cm">
            <text:p/>
          </draw:line>
          <draw:line draw:style-name="gr5" draw:text-style-name="P9" draw:layer="svg" svg:x1="-3.25cm" svg:y1="12.776cm" svg:x2="-3.25cm" svg:y2="12.772cm">
            <text:p/>
          </draw:line>
          <draw:polyline draw:style-name="gr5" draw:text-style-name="P9" draw:layer="svg" svg:width="0cm" svg:height="0cm" svg:x="-3.25cm" svg:y="12.772cm" svg:viewBox="0 0 0 0" draw:points="0,0">
            <text:p/>
          </draw:polyline>
          <draw:line draw:style-name="gr5" draw:text-style-name="P9" draw:layer="svg" svg:x1="-3.25cm" svg:y1="12.773cm" svg:x2="-3.243cm" svg:y2="12.768cm">
            <text:p/>
          </draw:line>
          <draw:line draw:style-name="gr5" draw:text-style-name="P9" draw:layer="svg" svg:x1="-3.245cm" svg:y1="12.768cm" svg:x2="-3.245cm" svg:y2="12.764cm">
            <text:p/>
          </draw:line>
          <draw:line draw:style-name="gr5" draw:text-style-name="P9" draw:layer="svg" svg:x1="-3.245cm" svg:y1="12.764cm" svg:x2="-3.245cm" svg:y2="12.759cm">
            <text:p/>
          </draw:line>
          <draw:polyline draw:style-name="gr5" draw:text-style-name="P9" draw:layer="svg" svg:width="0cm" svg:height="0cm" svg:x="-3.245cm" svg:y="12.759cm" svg:viewBox="0 0 0 0" draw:points="0,0">
            <text:p/>
          </draw:polyline>
          <draw:line draw:style-name="gr5" draw:text-style-name="P9" draw:layer="svg" svg:x1="-3.245cm" svg:y1="12.759cm" svg:x2="-3.245cm" svg:y2="12.755cm">
            <text:p/>
          </draw:line>
          <draw:polyline draw:style-name="gr5" draw:text-style-name="P9" draw:layer="svg" svg:width="0cm" svg:height="0cm" svg:x="-3.245cm" svg:y="12.755cm" svg:viewBox="0 0 0 0" draw:points="0,0">
            <text:p/>
          </draw:polyline>
          <draw:polyline draw:style-name="gr5" draw:text-style-name="P9" draw:layer="svg" svg:width="0cm" svg:height="0cm" svg:x="-3.245cm" svg:y="12.755cm" svg:viewBox="0 0 0 0" draw:points="0,0">
            <text:p/>
          </draw:polyline>
          <draw:polyline draw:style-name="gr5" draw:text-style-name="P9" draw:layer="svg" svg:width="0cm" svg:height="0cm" svg:x="-1.772cm" svg:y="12.755cm" svg:viewBox="0 0 0 0" draw:points="0,0">
            <text:p/>
          </draw:polyline>
          <draw:line draw:style-name="gr5" draw:text-style-name="P9" draw:layer="svg" svg:x1="-1.772cm" svg:y1="12.755cm" svg:x2="-1.772cm" svg:y2="12.759cm">
            <text:p/>
          </draw:line>
          <draw:line draw:style-name="gr5" draw:text-style-name="P9" draw:layer="svg" svg:x1="-1.772cm" svg:y1="12.759cm" svg:x2="-1.772cm" svg:y2="12.764cm">
            <text:p/>
          </draw:line>
          <draw:line draw:style-name="gr5" draw:text-style-name="P9" draw:layer="svg" svg:x1="-1.772cm" svg:y1="12.764cm" svg:x2="-1.772cm" svg:y2="12.768cm">
            <text:p/>
          </draw:line>
          <draw:line draw:style-name="gr5" draw:text-style-name="P9" draw:layer="svg" svg:x1="-1.772cm" svg:y1="12.768cm" svg:x2="-1.768cm" svg:y2="12.768cm">
            <text:p/>
          </draw:line>
          <draw:line draw:style-name="gr5" draw:text-style-name="P9" draw:layer="svg" svg:x1="-1.768cm" svg:y1="12.768cm" svg:x2="-1.768cm" svg:y2="12.772cm">
            <text:p/>
          </draw:line>
          <draw:line draw:style-name="gr5" draw:text-style-name="P9" draw:layer="svg" svg:x1="-1.768cm" svg:y1="12.772cm" svg:x2="-1.768cm" svg:y2="12.776cm">
            <text:p/>
          </draw:line>
          <draw:line draw:style-name="gr5" draw:text-style-name="P9" draw:layer="svg" svg:x1="-1.768cm" svg:y1="12.776cm" svg:x2="-1.768cm" svg:y2="12.781cm">
            <text:p/>
          </draw:line>
          <draw:line draw:style-name="gr5" draw:text-style-name="P9" draw:layer="svg" svg:x1="-1.768cm" svg:y1="12.781cm" svg:x2="-1.764cm" svg:y2="12.781cm">
            <text:p/>
          </draw:line>
          <draw:line draw:style-name="gr5" draw:text-style-name="P9" draw:layer="svg" svg:x1="-1.764cm" svg:y1="12.781cm" svg:x2="-1.764cm" svg:y2="12.785cm">
            <text:p/>
          </draw:line>
          <draw:line draw:style-name="gr5" draw:text-style-name="P9" draw:layer="svg" svg:x1="-1.764cm" svg:y1="12.785cm" svg:x2="-1.764cm" svg:y2="12.789cm">
            <text:p/>
          </draw:line>
          <draw:line draw:style-name="gr5" draw:text-style-name="P9" draw:layer="svg" svg:x1="-1.764cm" svg:y1="12.789cm" svg:x2="-1.759cm" svg:y2="12.794cm">
            <text:p/>
          </draw:line>
          <draw:polyline draw:style-name="gr5" draw:text-style-name="P9" draw:layer="svg" svg:width="0cm" svg:height="0cm" svg:x="-1.76cm" svg:y="12.793cm" svg:viewBox="0 0 0 0" draw:points="0,0">
            <text:p/>
          </draw:polyline>
          <draw:line draw:style-name="gr5" draw:text-style-name="P9" draw:layer="svg" svg:x1="-1.76cm" svg:y1="12.793cm" svg:x2="-1.754cm" svg:y2="12.8cm">
            <text:p/>
          </draw:line>
          <draw:line draw:style-name="gr5" draw:text-style-name="P9" draw:layer="svg" svg:x1="-1.755cm" svg:y1="12.798cm" svg:x2="-1.75cm" svg:y2="12.803cm">
            <text:p/>
          </draw:line>
          <draw:line draw:style-name="gr5" draw:text-style-name="P9" draw:layer="svg" svg:x1="-1.751cm" svg:y1="12.802cm" svg:x2="-1.751cm" svg:y2="12.806cm">
            <text:p/>
          </draw:line>
          <draw:line draw:style-name="gr5" draw:text-style-name="P9" draw:layer="svg" svg:x1="-1.751cm" svg:y1="12.806cm" svg:x2="-1.747cm" svg:y2="12.806cm">
            <text:p/>
          </draw:line>
          <draw:line draw:style-name="gr5" draw:text-style-name="P9" draw:layer="svg" svg:x1="-1.747cm" svg:y1="12.806cm" svg:x2="-1.747cm" svg:y2="12.81cm">
            <text:p/>
          </draw:line>
          <draw:line draw:style-name="gr5" draw:text-style-name="P9" draw:layer="svg" svg:x1="-1.747cm" svg:y1="12.81cm" svg:x2="-1.742cm" svg:y2="12.815cm">
            <text:p/>
          </draw:line>
          <draw:line draw:style-name="gr5" draw:text-style-name="P9" draw:layer="svg" svg:x1="-1.743cm" svg:y1="12.814cm" svg:x2="-1.738cm" svg:y2="12.814cm">
            <text:p/>
          </draw:line>
          <draw:line draw:style-name="gr5" draw:text-style-name="P9" draw:layer="svg" svg:x1="-1.738cm" svg:y1="12.814cm" svg:x2="-1.733cm" svg:y2="12.82cm">
            <text:p/>
          </draw:line>
          <draw:line draw:style-name="gr5" draw:text-style-name="P9" draw:layer="svg" svg:x1="-1.734cm" svg:y1="12.819cm" svg:x2="-1.734cm" svg:y2="12.823cm">
            <text:p/>
          </draw:line>
          <draw:line draw:style-name="gr5" draw:text-style-name="P9" draw:layer="svg" svg:x1="-1.734cm" svg:y1="12.823cm" svg:x2="-1.73cm" svg:y2="12.823cm">
            <text:p/>
          </draw:line>
          <draw:line draw:style-name="gr5" draw:text-style-name="P9" draw:layer="svg" svg:x1="-1.73cm" svg:y1="12.823cm" svg:x2="-1.725cm" svg:y2="12.828cm">
            <text:p/>
          </draw:line>
          <draw:line draw:style-name="gr5" draw:text-style-name="P9" draw:layer="svg" svg:x1="-1.726cm" svg:y1="12.827cm" svg:x2="-1.719cm" svg:y2="12.832cm">
            <text:p/>
          </draw:line>
          <draw:line draw:style-name="gr5" draw:text-style-name="P9" draw:layer="svg" svg:x1="-1.721cm" svg:y1="12.831cm" svg:x2="-1.717cm" svg:y2="12.831cm">
            <text:p/>
          </draw:line>
          <draw:line draw:style-name="gr5" draw:text-style-name="P9" draw:layer="svg" svg:x1="-1.717cm" svg:y1="12.831cm" svg:x2="-1.712cm" svg:y2="12.837cm">
            <text:p/>
          </draw:line>
          <draw:line draw:style-name="gr5" draw:text-style-name="P9" draw:layer="svg" svg:x1="-1.713cm" svg:y1="12.836cm" svg:x2="-1.709cm" svg:y2="12.836cm">
            <text:p/>
          </draw:line>
          <draw:line draw:style-name="gr5" draw:text-style-name="P9" draw:layer="svg" svg:x1="-1.709cm" svg:y1="12.836cm" svg:x2="-1.703cm" svg:y2="12.841cm">
            <text:p/>
          </draw:line>
          <draw:line draw:style-name="gr5" draw:text-style-name="P9" draw:layer="svg" svg:x1="-1.704cm" svg:y1="12.84cm" svg:x2="-1.699cm" svg:y2="12.845cm">
            <text:p/>
          </draw:line>
          <draw:line draw:style-name="gr5" draw:text-style-name="P9" draw:layer="svg" svg:x1="-1.7cm" svg:y1="12.844cm" svg:x2="-1.696cm" svg:y2="12.844cm">
            <text:p/>
          </draw:line>
          <draw:line draw:style-name="gr5" draw:text-style-name="P9" draw:layer="svg" svg:x1="-1.696cm" svg:y1="12.844cm" svg:x2="-1.691cm" svg:y2="12.849cm">
            <text:p/>
          </draw:line>
          <draw:line draw:style-name="gr5" draw:text-style-name="P9" draw:layer="svg" svg:x1="-1.692cm" svg:y1="12.848cm" svg:x2="-1.688cm" svg:y2="12.848cm">
            <text:p/>
          </draw:line>
          <draw:line draw:style-name="gr5" draw:text-style-name="P9" draw:layer="svg" svg:x1="-1.688cm" svg:y1="12.848cm" svg:x2="-1.682cm" svg:y2="12.854cm">
            <text:p/>
          </draw:line>
          <draw:line draw:style-name="gr5" draw:text-style-name="P9" draw:layer="svg" svg:x1="-1.683cm" svg:y1="12.853cm" svg:x2="-1.675cm" svg:y2="12.853cm">
            <text:p/>
          </draw:line>
          <draw:line draw:style-name="gr5" draw:text-style-name="P9" draw:layer="svg" svg:x1="-1.675cm" svg:y1="12.853cm" svg:x2="-1.67cm" svg:y2="12.858cm">
            <text:p/>
          </draw:line>
          <draw:line draw:style-name="gr5" draw:text-style-name="P9" draw:layer="svg" svg:x1="-1.671cm" svg:y1="12.857cm" svg:x2="-1.666cm" svg:y2="12.857cm">
            <text:p/>
          </draw:line>
          <draw:line draw:style-name="gr5" draw:text-style-name="P9" draw:layer="svg" svg:x1="-1.666cm" svg:y1="12.857cm" svg:x2="-1.661cm" svg:y2="12.862cm">
            <text:p/>
          </draw:line>
          <draw:line draw:style-name="gr5" draw:text-style-name="P9" draw:layer="svg" svg:x1="-1.662cm" svg:y1="12.861cm" svg:x2="-1.654cm" svg:y2="12.861cm">
            <text:p/>
          </draw:line>
          <draw:line draw:style-name="gr5" draw:text-style-name="P9" draw:layer="svg" svg:x1="-1.654cm" svg:y1="12.861cm" svg:x2="-1.649cm" svg:y2="12.861cm">
            <text:p/>
          </draw:line>
          <draw:line draw:style-name="gr5" draw:text-style-name="P9" draw:layer="svg" svg:x1="-1.649cm" svg:y1="12.861cm" svg:x2="-1.644cm" svg:y2="12.866cm">
            <text:p/>
          </draw:line>
          <draw:line draw:style-name="gr5" draw:text-style-name="P9" draw:layer="svg" svg:x1="-1.645cm" svg:y1="12.865cm" svg:x2="-1.637cm" svg:y2="12.865cm">
            <text:p/>
          </draw:line>
          <draw:line draw:style-name="gr5" draw:text-style-name="P9" draw:layer="svg" svg:x1="-1.637cm" svg:y1="12.865cm" svg:x2="-1.632cm" svg:y2="12.87cm">
            <text:p/>
          </draw:line>
          <draw:line draw:style-name="gr5" draw:text-style-name="P9" draw:layer="svg" svg:x1="-1.633cm" svg:y1="12.869cm" svg:x2="-1.628cm" svg:y2="12.869cm">
            <text:p/>
          </draw:line>
          <draw:line draw:style-name="gr5" draw:text-style-name="P9" draw:layer="svg" svg:x1="-1.628cm" svg:y1="12.869cm" svg:x2="-1.62cm" svg:y2="12.869cm">
            <text:p/>
          </draw:line>
          <draw:line draw:style-name="gr5" draw:text-style-name="P9" draw:layer="svg" svg:x1="-1.62cm" svg:y1="12.869cm" svg:x2="-1.615cm" svg:y2="12.876cm">
            <text:p/>
          </draw:line>
          <draw:line draw:style-name="gr5" draw:text-style-name="P9" draw:layer="svg" svg:x1="-1.616cm" svg:y1="12.874cm" svg:x2="-1.611cm" svg:y2="12.874cm">
            <text:p/>
          </draw:line>
          <draw:line draw:style-name="gr5" draw:text-style-name="P9" draw:layer="svg" svg:x1="-1.611cm" svg:y1="12.874cm" svg:x2="-1.603cm" svg:y2="12.874cm">
            <text:p/>
          </draw:line>
          <draw:line draw:style-name="gr5" draw:text-style-name="P9" draw:layer="svg" svg:x1="-1.603cm" svg:y1="12.874cm" svg:x2="-1.599cm" svg:y2="12.874cm">
            <text:p/>
          </draw:line>
          <draw:line draw:style-name="gr5" draw:text-style-name="P9" draw:layer="svg" svg:x1="-1.599cm" svg:y1="12.874cm" svg:x2="-1.589cm" svg:y2="12.879cm">
            <text:p/>
          </draw:line>
          <draw:line draw:style-name="gr5" draw:text-style-name="P9" draw:layer="svg" svg:x1="-1.59cm" svg:y1="12.878cm" svg:x2="-1.586cm" svg:y2="12.878cm">
            <text:p/>
          </draw:line>
          <draw:line draw:style-name="gr5" draw:text-style-name="P9" draw:layer="svg" svg:x1="-1.586cm" svg:y1="12.878cm" svg:x2="-1.577cm" svg:y2="12.878cm">
            <text:p/>
          </draw:line>
          <draw:line draw:style-name="gr5" draw:text-style-name="P9" draw:layer="svg" svg:x1="-1.577cm" svg:y1="12.878cm" svg:x2="-1.573cm" svg:y2="12.878cm">
            <text:p/>
          </draw:line>
          <draw:line draw:style-name="gr5" draw:text-style-name="P9" draw:layer="svg" svg:x1="-1.573cm" svg:y1="12.878cm" svg:x2="-1.565cm" svg:y2="12.878cm">
            <text:p/>
          </draw:line>
          <draw:line draw:style-name="gr5" draw:text-style-name="P9" draw:layer="svg" svg:x1="-1.565cm" svg:y1="12.878cm" svg:x2="-1.56cm" svg:y2="12.883cm">
            <text:p/>
          </draw:line>
          <draw:line draw:style-name="gr5" draw:text-style-name="P9" draw:layer="svg" svg:x1="-1.561cm" svg:y1="12.882cm" svg:x2="-1.552cm" svg:y2="12.882cm">
            <text:p/>
          </draw:line>
          <draw:line draw:style-name="gr5" draw:text-style-name="P9" draw:layer="svg" svg:x1="-1.552cm" svg:y1="12.882cm" svg:x2="-1.548cm" svg:y2="12.882cm">
            <text:p/>
          </draw:line>
          <draw:line draw:style-name="gr5" draw:text-style-name="P9" draw:layer="svg" svg:x1="-1.548cm" svg:y1="12.882cm" svg:x2="-1.539cm" svg:y2="12.882cm">
            <text:p/>
          </draw:line>
          <draw:line draw:style-name="gr5" draw:text-style-name="P9" draw:layer="svg" svg:x1="-1.539cm" svg:y1="12.882cm" svg:x2="-1.535cm" svg:y2="12.882cm">
            <text:p/>
          </draw:line>
          <draw:line draw:style-name="gr5" draw:text-style-name="P9" draw:layer="svg" svg:x1="-1.535cm" svg:y1="12.882cm" svg:x2="-1.527cm" svg:y2="12.882cm">
            <text:p/>
          </draw:line>
          <draw:line draw:style-name="gr5" draw:text-style-name="P9" draw:layer="svg" svg:x1="-1.527cm" svg:y1="12.882cm" svg:x2="-1.518cm" svg:y2="12.882cm">
            <text:p/>
          </draw:line>
          <draw:line draw:style-name="gr5" draw:text-style-name="P9" draw:layer="svg" svg:x1="-1.518cm" svg:y1="12.882cm" svg:x2="-1.514cm" svg:y2="12.882cm">
            <text:p/>
          </draw:line>
          <draw:line draw:style-name="gr5" draw:text-style-name="P9" draw:layer="svg" svg:x1="-1.514cm" svg:y1="12.882cm" svg:x2="-1.506cm" svg:y2="12.882cm">
            <text:p/>
          </draw:line>
          <draw:line draw:style-name="gr5" draw:text-style-name="P9" draw:layer="svg" svg:x1="-1.506cm" svg:y1="12.882cm" svg:x2="-1.501cm" svg:y2="12.882cm">
            <text:p/>
          </draw:line>
          <draw:line draw:style-name="gr5" draw:text-style-name="P9" draw:layer="svg" svg:x1="-1.501cm" svg:y1="12.882cm" svg:x2="-1.493cm" svg:y2="12.882cm">
            <text:p/>
          </draw:line>
          <draw:line draw:style-name="gr5" draw:text-style-name="P9" draw:layer="svg" svg:x1="-1.493cm" svg:y1="12.882cm" svg:x2="-1.489cm" svg:y2="12.882cm">
            <text:p/>
          </draw:line>
          <draw:line draw:style-name="gr5" draw:text-style-name="P9" draw:layer="svg" svg:x1="-1.489cm" svg:y1="12.882cm" svg:x2="-1.48cm" svg:y2="12.882cm">
            <text:p/>
          </draw:line>
          <draw:line draw:style-name="gr5" draw:text-style-name="P9" draw:layer="svg" svg:x1="-1.48cm" svg:y1="12.882cm" svg:x2="-1.476cm" svg:y2="12.882cm">
            <text:p/>
          </draw:line>
          <draw:line draw:style-name="gr5" draw:text-style-name="P9" draw:layer="svg" svg:x1="-1.476cm" svg:y1="12.882cm" svg:x2="-1.467cm" svg:y2="12.882cm">
            <text:p/>
          </draw:line>
          <draw:line draw:style-name="gr5" draw:text-style-name="P9" draw:layer="svg" svg:x1="-1.467cm" svg:y1="12.882cm" svg:x2="-1.463cm" svg:y2="12.882cm">
            <text:p/>
          </draw:line>
          <draw:line draw:style-name="gr5" draw:text-style-name="P9" draw:layer="svg" svg:x1="-1.463cm" svg:y1="12.883cm" svg:x2="-1.454cm" svg:y2="12.878cm">
            <text:p/>
          </draw:line>
          <draw:line draw:style-name="gr5" draw:text-style-name="P9" draw:layer="svg" svg:x1="-1.455cm" svg:y1="12.878cm" svg:x2="-1.451cm" svg:y2="12.878cm">
            <text:p/>
          </draw:line>
          <draw:line draw:style-name="gr5" draw:text-style-name="P9" draw:layer="svg" svg:x1="-1.451cm" svg:y1="12.878cm" svg:x2="-1.442cm" svg:y2="12.878cm">
            <text:p/>
          </draw:line>
          <draw:line draw:style-name="gr5" draw:text-style-name="P9" draw:layer="svg" svg:x1="-1.442cm" svg:y1="12.878cm" svg:x2="-1.438cm" svg:y2="12.878cm">
            <text:p/>
          </draw:line>
          <draw:line draw:style-name="gr5" draw:text-style-name="P9" draw:layer="svg" svg:x1="-1.438cm" svg:y1="12.878cm" svg:x2="-1.429cm" svg:y2="12.878cm">
            <text:p/>
          </draw:line>
          <draw:line draw:style-name="gr5" draw:text-style-name="P9" draw:layer="svg" svg:x1="-1.429cm" svg:y1="12.879cm" svg:x2="-1.424cm" svg:y2="12.874cm">
            <text:p/>
          </draw:line>
          <draw:line draw:style-name="gr5" draw:text-style-name="P9" draw:layer="svg" svg:x1="-1.425cm" svg:y1="12.874cm" svg:x2="-1.417cm" svg:y2="12.874cm">
            <text:p/>
          </draw:line>
          <draw:line draw:style-name="gr5" draw:text-style-name="P9" draw:layer="svg" svg:x1="-1.417cm" svg:y1="12.874cm" svg:x2="-1.412cm" svg:y2="12.874cm">
            <text:p/>
          </draw:line>
          <draw:line draw:style-name="gr5" draw:text-style-name="P9" draw:layer="svg" svg:x1="-1.412cm" svg:y1="12.874cm" svg:x2="-1.404cm" svg:y2="12.874cm">
            <text:p/>
          </draw:line>
          <draw:line draw:style-name="gr5" draw:text-style-name="P9" draw:layer="svg" svg:x1="-1.404cm" svg:y1="12.876cm" svg:x2="-1.399cm" svg:y2="12.869cm">
            <text:p/>
          </draw:line>
          <draw:line draw:style-name="gr5" draw:text-style-name="P9" draw:layer="svg" svg:x1="-1.4cm" svg:y1="12.869cm" svg:x2="-1.395cm" svg:y2="12.869cm">
            <text:p/>
          </draw:line>
          <draw:line draw:style-name="gr5" draw:text-style-name="P9" draw:layer="svg" svg:x1="-1.395cm" svg:y1="12.869cm" svg:x2="-1.387cm" svg:y2="12.869cm">
            <text:p/>
          </draw:line>
          <draw:line draw:style-name="gr5" draw:text-style-name="P9" draw:layer="svg" svg:x1="-1.387cm" svg:y1="12.87cm" svg:x2="-1.382cm" svg:y2="12.865cm">
            <text:p/>
          </draw:line>
          <draw:line draw:style-name="gr5" draw:text-style-name="P9" draw:layer="svg" svg:x1="-1.383cm" svg:y1="12.865cm" svg:x2="-1.379cm" svg:y2="12.865cm">
            <text:p/>
          </draw:line>
          <draw:line draw:style-name="gr5" draw:text-style-name="P9" draw:layer="svg" svg:x1="-1.379cm" svg:y1="12.866cm" svg:x2="-1.369cm" svg:y2="12.861cm">
            <text:p/>
          </draw:line>
          <draw:line draw:style-name="gr5" draw:text-style-name="P9" draw:layer="svg" svg:x1="-1.37cm" svg:y1="12.861cm" svg:x2="-1.366cm" svg:y2="12.861cm">
            <text:p/>
          </draw:line>
          <draw:line draw:style-name="gr5" draw:text-style-name="P9" draw:layer="svg" svg:x1="-1.366cm" svg:y1="12.862cm" svg:x2="-1.361cm" svg:y2="12.857cm">
            <text:p/>
          </draw:line>
          <draw:line draw:style-name="gr5" draw:text-style-name="P9" draw:layer="svg" svg:x1="-1.362cm" svg:y1="12.857cm" svg:x2="-1.353cm" svg:y2="12.857cm">
            <text:p/>
          </draw:line>
          <draw:line draw:style-name="gr5" draw:text-style-name="P9" draw:layer="svg" svg:x1="-1.353cm" svg:y1="12.857cm" svg:x2="-1.349cm" svg:y2="12.857cm">
            <text:p/>
          </draw:line>
          <draw:line draw:style-name="gr5" draw:text-style-name="P9" draw:layer="svg" svg:x1="-1.349cm" svg:y1="12.858cm" svg:x2="-1.344cm" svg:y2="12.853cm">
            <text:p/>
          </draw:line>
          <draw:line draw:style-name="gr5" draw:text-style-name="P9" draw:layer="svg" svg:x1="-1.345cm" svg:y1="12.853cm" svg:x2="-1.34cm" svg:y2="12.853cm">
            <text:p/>
          </draw:line>
          <draw:line draw:style-name="gr5" draw:text-style-name="P9" draw:layer="svg" svg:x1="-1.34cm" svg:y1="12.854cm" svg:x2="-1.335cm" svg:y2="12.848cm">
            <text:p/>
          </draw:line>
          <draw:line draw:style-name="gr5" draw:text-style-name="P9" draw:layer="svg" svg:x1="-1.336cm" svg:y1="12.848cm" svg:x2="-1.332cm" svg:y2="12.848cm">
            <text:p/>
          </draw:line>
          <draw:line draw:style-name="gr5" draw:text-style-name="P9" draw:layer="svg" svg:x1="-1.332cm" svg:y1="12.849cm" svg:x2="-1.321cm" svg:y2="12.844cm">
            <text:p/>
          </draw:line>
          <draw:line draw:style-name="gr5" draw:text-style-name="P9" draw:layer="svg" svg:x1="-1.323cm" svg:y1="12.845cm" svg:x2="-1.318cm" svg:y2="12.84cm">
            <text:p/>
          </draw:line>
          <draw:line draw:style-name="gr5" draw:text-style-name="P9" draw:layer="svg" svg:x1="-1.319cm" svg:y1="12.84cm" svg:x2="-1.315cm" svg:y2="12.84cm">
            <text:p/>
          </draw:line>
          <draw:line draw:style-name="gr5" draw:text-style-name="P9" draw:layer="svg" svg:x1="-1.315cm" svg:y1="12.841cm" svg:x2="-1.31cm" svg:y2="12.836cm">
            <text:p/>
          </draw:line>
          <draw:line draw:style-name="gr5" draw:text-style-name="P9" draw:layer="svg" svg:x1="-1.311cm" svg:y1="12.836cm" svg:x2="-1.307cm" svg:y2="12.836cm">
            <text:p/>
          </draw:line>
          <draw:line draw:style-name="gr5" draw:text-style-name="P9" draw:layer="svg" svg:x1="-1.307cm" svg:y1="12.837cm" svg:x2="-1.301cm" svg:y2="12.831cm">
            <text:p/>
          </draw:line>
          <draw:line draw:style-name="gr5" draw:text-style-name="P9" draw:layer="svg" svg:x1="-1.302cm" svg:y1="12.832cm" svg:x2="-1.297cm" svg:y2="12.827cm">
            <text:p/>
          </draw:line>
          <draw:polyline draw:style-name="gr5" draw:text-style-name="P9" draw:layer="svg" svg:width="0cm" svg:height="0cm" svg:x="-1.298cm" svg:y="12.827cm" svg:viewBox="0 0 0 0" draw:points="0,0">
            <text:p/>
          </draw:polyline>
          <draw:line draw:style-name="gr5" draw:text-style-name="P9" draw:layer="svg" svg:x1="-1.298cm" svg:y1="12.828cm" svg:x2="-1.293cm" svg:y2="12.823cm">
            <text:p/>
          </draw:line>
          <draw:line draw:style-name="gr5" draw:text-style-name="P9" draw:layer="svg" svg:x1="-1.294cm" svg:y1="12.823cm" svg:x2="-1.29cm" svg:y2="12.823cm">
            <text:p/>
          </draw:line>
          <draw:line draw:style-name="gr5" draw:text-style-name="P9" draw:layer="svg" svg:x1="-1.29cm" svg:y1="12.824cm" svg:x2="-1.283cm" svg:y2="12.819cm">
            <text:p/>
          </draw:line>
          <draw:line draw:style-name="gr5" draw:text-style-name="P9" draw:layer="svg" svg:x1="-1.285cm" svg:y1="12.82cm" svg:x2="-1.28cm" svg:y2="12.814cm">
            <text:p/>
          </draw:line>
          <draw:polyline draw:style-name="gr5" draw:text-style-name="P9" draw:layer="svg" svg:width="0cm" svg:height="0cm" svg:x="-1.281cm" svg:y="12.814cm" svg:viewBox="0 0 0 0" draw:points="0,0">
            <text:p/>
          </draw:polyline>
          <draw:line draw:style-name="gr5" draw:text-style-name="P9" draw:layer="svg" svg:x1="-1.281cm" svg:y1="12.815cm" svg:x2="-1.276cm" svg:y2="12.81cm">
            <text:p/>
          </draw:line>
          <draw:line draw:style-name="gr5" draw:text-style-name="P9" draw:layer="svg" svg:x1="-1.277cm" svg:y1="12.811cm" svg:x2="-1.272cm" svg:y2="12.806cm">
            <text:p/>
          </draw:line>
          <draw:line draw:style-name="gr5" draw:text-style-name="P9" draw:layer="svg" svg:x1="-1.273cm" svg:y1="12.806cm" svg:x2="-1.273cm" svg:y2="12.802cm">
            <text:p/>
          </draw:line>
          <draw:line draw:style-name="gr5" draw:text-style-name="P9" draw:layer="svg" svg:x1="-1.273cm" svg:y1="12.802cm" svg:x2="-1.268cm" svg:y2="12.802cm">
            <text:p/>
          </draw:line>
          <draw:line draw:style-name="gr5" draw:text-style-name="P9" draw:layer="svg" svg:x1="-1.268cm" svg:y1="12.803cm" svg:x2="-1.263cm" svg:y2="12.798cm">
            <text:p/>
          </draw:line>
          <draw:line draw:style-name="gr5" draw:text-style-name="P9" draw:layer="svg" svg:x1="-1.264cm" svg:y1="12.798cm" svg:x2="-1.264cm" svg:y2="12.793cm">
            <text:p/>
          </draw:line>
          <draw:line draw:style-name="gr5" draw:text-style-name="P9" draw:layer="svg" svg:x1="-1.264cm" svg:y1="12.793cm" svg:x2="-1.26cm" svg:y2="12.793cm">
            <text:p/>
          </draw:line>
          <draw:line draw:style-name="gr5" draw:text-style-name="P9" draw:layer="svg" svg:x1="-1.26cm" svg:y1="12.793cm" svg:x2="-1.26cm" svg:y2="12.789cm">
            <text:p/>
          </draw:line>
          <draw:line draw:style-name="gr5" draw:text-style-name="P9" draw:layer="svg" svg:x1="-1.26cm" svg:y1="12.789cm" svg:x2="-1.26cm" svg:y2="12.785cm">
            <text:p/>
          </draw:line>
          <draw:line draw:style-name="gr5" draw:text-style-name="P9" draw:layer="svg" svg:x1="-1.26cm" svg:y1="12.786cm" svg:x2="-1.255cm" svg:y2="12.781cm">
            <text:p/>
          </draw:line>
          <draw:polyline draw:style-name="gr5" draw:text-style-name="P9" draw:layer="svg" svg:width="0cm" svg:height="0cm" svg:x="-1.256cm" svg:y="12.781cm" svg:viewBox="0 0 0 0" draw:points="0,0">
            <text:p/>
          </draw:polyline>
          <draw:line draw:style-name="gr5" draw:text-style-name="P9" draw:layer="svg" svg:x1="-1.256cm" svg:y1="12.781cm" svg:x2="-1.256cm" svg:y2="12.776cm">
            <text:p/>
          </draw:line>
          <draw:line draw:style-name="gr5" draw:text-style-name="P9" draw:layer="svg" svg:x1="-1.256cm" svg:y1="12.777cm" svg:x2="-1.251cm" svg:y2="12.772cm">
            <text:p/>
          </draw:line>
          <draw:line draw:style-name="gr5" draw:text-style-name="P9" draw:layer="svg" svg:x1="-1.252cm" svg:y1="12.772cm" svg:x2="-1.252cm" svg:y2="12.768cm">
            <text:p/>
          </draw:line>
          <draw:polyline draw:style-name="gr5" draw:text-style-name="P9" draw:layer="svg" svg:width="0cm" svg:height="0cm" svg:x="-1.252cm" svg:y="12.768cm" svg:viewBox="0 0 0 0" draw:points="0,0">
            <text:p/>
          </draw:polyline>
          <draw:line draw:style-name="gr5" draw:text-style-name="P9" draw:layer="svg" svg:x1="-1.252cm" svg:y1="12.768cm" svg:x2="-1.252cm" svg:y2="12.764cm">
            <text:p/>
          </draw:line>
          <draw:line draw:style-name="gr5" draw:text-style-name="P9" draw:layer="svg" svg:x1="-1.252cm" svg:y1="12.764cm" svg:x2="-1.252cm" svg:y2="12.759cm">
            <text:p/>
          </draw:line>
          <draw:line draw:style-name="gr5" draw:text-style-name="P9" draw:layer="svg" svg:x1="-1.252cm" svg:y1="12.759cm" svg:x2="-1.252cm" svg:y2="12.755cm">
            <text:p/>
          </draw:line>
          <draw:line draw:style-name="gr5" draw:text-style-name="P9" draw:layer="svg" svg:x1="-1.252cm" svg:y1="12.755cm" svg:x2="-1.252cm" svg:y2="12.751cm">
            <text:p/>
          </draw:line>
          <draw:polyline draw:style-name="gr5" draw:text-style-name="P9" draw:layer="svg" svg:width="0cm" svg:height="0cm" svg:x="-1.252cm" svg:y="12.751cm" svg:viewBox="0 0 0 0" draw:points="0,0">
            <text:p/>
          </draw:polyline>
          <draw:line draw:style-name="gr5" draw:text-style-name="P9" draw:layer="svg" svg:x1="-1.252cm" svg:y1="12.751cm" svg:x2="-1.252cm" svg:y2="12.747cm">
            <text:p/>
          </draw:line>
          <draw:line draw:style-name="gr5" draw:text-style-name="P9" draw:layer="svg" svg:x1="-1.252cm" svg:y1="12.747cm" svg:x2="-1.252cm" svg:y2="12.743cm">
            <text:p/>
          </draw:line>
          <draw:line draw:style-name="gr5" draw:text-style-name="P9" draw:layer="svg" svg:x1="-1.252cm" svg:y1="12.743cm" svg:x2="-1.252cm" svg:y2="12.738cm">
            <text:p/>
          </draw:line>
          <draw:polyline draw:style-name="gr5" draw:text-style-name="P9" draw:layer="svg" svg:width="0cm" svg:height="0cm" svg:x="-1.252cm" svg:y="12.738cm" svg:viewBox="0 0 0 0" draw:points="0,0">
            <text:p/>
          </draw:polyline>
          <draw:line draw:style-name="gr5" draw:text-style-name="P9" draw:layer="svg" svg:x1="-1.252cm" svg:y1="12.738cm" svg:x2="-1.252cm" svg:y2="12.734cm">
            <text:p/>
          </draw:line>
          <draw:line draw:style-name="gr5" draw:text-style-name="P9" draw:layer="svg" svg:x1="-1.252cm" svg:y1="12.734cm" svg:x2="-1.252cm" svg:y2="12.73cm">
            <text:p/>
          </draw:line>
          <draw:line draw:style-name="gr5" draw:text-style-name="P9" draw:layer="svg" svg:x1="-1.251cm" svg:y1="12.731cm" svg:x2="-1.256cm" svg:y2="12.726cm">
            <text:p/>
          </draw:line>
          <draw:polyline draw:style-name="gr5" draw:text-style-name="P9" draw:layer="svg" svg:width="0cm" svg:height="0cm" svg:x="-1.256cm" svg:y="12.726cm" svg:viewBox="0 0 0 0" draw:points="0,0">
            <text:p/>
          </draw:polyline>
          <draw:line draw:style-name="gr5" draw:text-style-name="P9" draw:layer="svg" svg:x1="-1.256cm" svg:y1="12.726cm" svg:x2="-1.256cm" svg:y2="12.721cm">
            <text:p/>
          </draw:line>
          <draw:line draw:style-name="gr5" draw:text-style-name="P9" draw:layer="svg" svg:x1="-1.255cm" svg:y1="12.722cm" svg:x2="-1.26cm" svg:y2="12.717cm">
            <text:p/>
          </draw:line>
          <draw:line draw:style-name="gr5" draw:text-style-name="P9" draw:layer="svg" svg:x1="-1.26cm" svg:y1="12.717cm" svg:x2="-1.26cm" svg:y2="12.713cm">
            <text:p/>
          </draw:line>
          <draw:line draw:style-name="gr5" draw:text-style-name="P9" draw:layer="svg" svg:x1="-1.26cm" svg:y1="12.713cm" svg:x2="-1.264cm" svg:y2="12.713cm">
            <text:p/>
          </draw:line>
          <draw:line draw:style-name="gr5" draw:text-style-name="P9" draw:layer="svg" svg:x1="-1.264cm" svg:y1="12.713cm" svg:x2="-1.264cm" svg:y2="12.709cm">
            <text:p/>
          </draw:line>
          <draw:line draw:style-name="gr5" draw:text-style-name="P9" draw:layer="svg" svg:x1="-1.263cm" svg:y1="12.71cm" svg:x2="-1.268cm" svg:y2="12.704cm">
            <text:p/>
          </draw:line>
          <draw:line draw:style-name="gr5" draw:text-style-name="P9" draw:layer="svg" svg:x1="-1.268cm" svg:y1="12.704cm" svg:x2="-1.268cm" svg:y2="12.7cm">
            <text:p/>
          </draw:line>
          <draw:line draw:style-name="gr5" draw:text-style-name="P9" draw:layer="svg" svg:x1="-1.268cm" svg:y1="12.7cm" svg:x2="-1.273cm" svg:y2="12.7cm">
            <text:p/>
          </draw:line>
          <draw:line draw:style-name="gr5" draw:text-style-name="P9" draw:layer="svg" svg:x1="-1.273cm" svg:y1="12.7cm" svg:x2="-1.273cm" svg:y2="12.696cm">
            <text:p/>
          </draw:line>
          <draw:line draw:style-name="gr5" draw:text-style-name="P9" draw:layer="svg" svg:x1="-1.272cm" svg:y1="12.697cm" svg:x2="-1.277cm" svg:y2="12.692cm">
            <text:p/>
          </draw:line>
          <draw:line draw:style-name="gr5" draw:text-style-name="P9" draw:layer="svg" svg:x1="-1.277cm" svg:y1="12.692cm" svg:x2="-1.281cm" svg:y2="12.692cm">
            <text:p/>
          </draw:line>
          <draw:line draw:style-name="gr5" draw:text-style-name="P9" draw:layer="svg" svg:x1="-1.28cm" svg:y1="12.693cm" svg:x2="-1.285cm" svg:y2="12.687cm">
            <text:p/>
          </draw:line>
          <draw:line draw:style-name="gr5" draw:text-style-name="P9" draw:layer="svg" svg:x1="-1.285cm" svg:y1="12.687cm" svg:x2="-1.285cm" svg:y2="12.683cm">
            <text:p/>
          </draw:line>
          <draw:line draw:style-name="gr5" draw:text-style-name="P9" draw:layer="svg" svg:x1="-1.285cm" svg:y1="12.683cm" svg:x2="-1.29cm" svg:y2="12.683cm">
            <text:p/>
          </draw:line>
          <draw:line draw:style-name="gr5" draw:text-style-name="P9" draw:layer="svg" svg:x1="-1.289cm" svg:y1="12.684cm" svg:x2="-1.294cm" svg:y2="12.679cm">
            <text:p/>
          </draw:line>
          <draw:line draw:style-name="gr5" draw:text-style-name="P9" draw:layer="svg" svg:x1="-1.293cm" svg:y1="12.68cm" svg:x2="-1.298cm" svg:y2="12.675cm">
            <text:p/>
          </draw:line>
          <draw:line draw:style-name="gr5" draw:text-style-name="P9" draw:layer="svg" svg:x1="-1.298cm" svg:y1="12.675cm" svg:x2="-1.302cm" svg:y2="12.675cm">
            <text:p/>
          </draw:line>
          <draw:line draw:style-name="gr5" draw:text-style-name="P9" draw:layer="svg" svg:x1="-1.301cm" svg:y1="12.676cm" svg:x2="-1.307cm" svg:y2="12.671cm">
            <text:p/>
          </draw:line>
          <draw:line draw:style-name="gr5" draw:text-style-name="P9" draw:layer="svg" svg:x1="-1.307cm" svg:y1="12.671cm" svg:x2="-1.311cm" svg:y2="12.671cm">
            <text:p/>
          </draw:line>
          <draw:line draw:style-name="gr5" draw:text-style-name="P9" draw:layer="svg" svg:x1="-1.31cm" svg:y1="12.672cm" svg:x2="-1.315cm" svg:y2="12.666cm">
            <text:p/>
          </draw:line>
          <draw:line draw:style-name="gr5" draw:text-style-name="P9" draw:layer="svg" svg:x1="-1.314cm" svg:y1="12.667cm" svg:x2="-1.319cm" svg:y2="12.662cm">
            <text:p/>
          </draw:line>
          <draw:line draw:style-name="gr5" draw:text-style-name="P9" draw:layer="svg" svg:x1="-1.319cm" svg:y1="12.662cm" svg:x2="-1.323cm" svg:y2="12.662cm">
            <text:p/>
          </draw:line>
          <draw:line draw:style-name="gr5" draw:text-style-name="P9" draw:layer="svg" svg:x1="-1.322cm" svg:y1="12.663cm" svg:x2="-1.328cm" svg:y2="12.658cm">
            <text:p/>
          </draw:line>
          <draw:line draw:style-name="gr5" draw:text-style-name="P9" draw:layer="svg" svg:x1="-1.328cm" svg:y1="12.658cm" svg:x2="-1.332cm" svg:y2="12.658cm">
            <text:p/>
          </draw:line>
          <draw:line draw:style-name="gr5" draw:text-style-name="P9" draw:layer="svg" svg:x1="-1.331cm" svg:y1="12.659cm" svg:x2="-1.336cm" svg:y2="12.654cm">
            <text:p/>
          </draw:line>
          <draw:line draw:style-name="gr5" draw:text-style-name="P9" draw:layer="svg" svg:x1="-1.336cm" svg:y1="12.654cm" svg:x2="-1.34cm" svg:y2="12.654cm">
            <text:p/>
          </draw:line>
          <draw:line draw:style-name="gr5" draw:text-style-name="P9" draw:layer="svg" svg:x1="-1.339cm" svg:y1="12.656cm" svg:x2="-1.349cm" svg:y2="12.649cm">
            <text:p/>
          </draw:line>
          <draw:line draw:style-name="gr5" draw:text-style-name="P9" draw:layer="svg" svg:x1="-1.349cm" svg:y1="12.649cm" svg:x2="-1.353cm" svg:y2="12.649cm">
            <text:p/>
          </draw:line>
          <draw:line draw:style-name="gr5" draw:text-style-name="P9" draw:layer="svg" svg:x1="-1.352cm" svg:y1="12.65cm" svg:x2="-1.357cm" svg:y2="12.645cm">
            <text:p/>
          </draw:line>
          <draw:line draw:style-name="gr5" draw:text-style-name="P9" draw:layer="svg" svg:x1="-1.357cm" svg:y1="12.645cm" svg:x2="-1.362cm" svg:y2="12.645cm">
            <text:p/>
          </draw:line>
          <draw:line draw:style-name="gr5" draw:text-style-name="P9" draw:layer="svg" svg:x1="-1.361cm" svg:y1="12.646cm" svg:x2="-1.37cm" svg:y2="12.641cm">
            <text:p/>
          </draw:line>
          <draw:line draw:style-name="gr5" draw:text-style-name="P9" draw:layer="svg" svg:x1="-1.37cm" svg:y1="12.641cm" svg:x2="-1.374cm" svg:y2="12.641cm">
            <text:p/>
          </draw:line>
          <draw:line draw:style-name="gr5" draw:text-style-name="P9" draw:layer="svg" svg:x1="-1.374cm" svg:y1="12.641cm" svg:x2="-1.379cm" svg:y2="12.641cm">
            <text:p/>
          </draw:line>
          <draw:line draw:style-name="gr5" draw:text-style-name="P9" draw:layer="svg" svg:x1="-1.378cm" svg:y1="12.642cm" svg:x2="-1.387cm" svg:y2="12.637cm">
            <text:p/>
          </draw:line>
          <draw:line draw:style-name="gr5" draw:text-style-name="P9" draw:layer="svg" svg:x1="-1.387cm" svg:y1="12.637cm" svg:x2="-1.391cm" svg:y2="12.637cm">
            <text:p/>
          </draw:line>
          <draw:line draw:style-name="gr5" draw:text-style-name="P9" draw:layer="svg" svg:x1="-1.391cm" svg:y1="12.637cm" svg:x2="-1.395cm" svg:y2="12.637cm">
            <text:p/>
          </draw:line>
          <draw:line draw:style-name="gr5" draw:text-style-name="P9" draw:layer="svg" svg:x1="-1.393cm" svg:y1="12.638cm" svg:x2="-1.404cm" svg:y2="12.632cm">
            <text:p/>
          </draw:line>
          <draw:line draw:style-name="gr5" draw:text-style-name="P9" draw:layer="svg" svg:x1="-1.404cm" svg:y1="12.632cm" svg:x2="-1.408cm" svg:y2="12.632cm">
            <text:p/>
          </draw:line>
          <draw:line draw:style-name="gr5" draw:text-style-name="P9" draw:layer="svg" svg:x1="-1.408cm" svg:y1="12.632cm" svg:x2="-1.412cm" svg:y2="12.632cm">
            <text:p/>
          </draw:line>
          <draw:line draw:style-name="gr5" draw:text-style-name="P9" draw:layer="svg" svg:x1="-1.411cm" svg:y1="12.633cm" svg:x2="-1.421cm" svg:y2="12.628cm">
            <text:p/>
          </draw:line>
          <draw:line draw:style-name="gr5" draw:text-style-name="P9" draw:layer="svg" svg:x1="-1.421cm" svg:y1="12.628cm" svg:x2="-1.425cm" svg:y2="12.628cm">
            <text:p/>
          </draw:line>
          <draw:line draw:style-name="gr5" draw:text-style-name="P9" draw:layer="svg" svg:x1="-1.425cm" svg:y1="12.628cm" svg:x2="-1.434cm" svg:y2="12.628cm">
            <text:p/>
          </draw:line>
          <draw:line draw:style-name="gr5" draw:text-style-name="P9" draw:layer="svg" svg:x1="-1.434cm" svg:y1="12.628cm" svg:x2="-1.438cm" svg:y2="12.628cm">
            <text:p/>
          </draw:line>
          <draw:line draw:style-name="gr5" draw:text-style-name="P9" draw:layer="svg" svg:x1="-1.437cm" svg:y1="12.629cm" svg:x2="-1.446cm" svg:y2="12.624cm">
            <text:p/>
          </draw:line>
          <draw:line draw:style-name="gr5" draw:text-style-name="P9" draw:layer="svg" svg:x1="-1.446cm" svg:y1="12.624cm" svg:x2="-1.451cm" svg:y2="12.624cm">
            <text:p/>
          </draw:line>
          <draw:line draw:style-name="gr5" draw:text-style-name="P9" draw:layer="svg" svg:x1="-1.451cm" svg:y1="12.624cm" svg:x2="-1.459cm" svg:y2="12.624cm">
            <text:p/>
          </draw:line>
          <draw:line draw:style-name="gr5" draw:text-style-name="P9" draw:layer="svg" svg:x1="-1.459cm" svg:y1="12.624cm" svg:x2="-1.463cm" svg:y2="12.624cm">
            <text:p/>
          </draw:line>
          <draw:line draw:style-name="gr5" draw:text-style-name="P9" draw:layer="svg" svg:x1="-1.463cm" svg:y1="12.624cm" svg:x2="-1.472cm" svg:y2="12.624cm">
            <text:p/>
          </draw:line>
          <draw:line draw:style-name="gr5" draw:text-style-name="P9" draw:layer="svg" svg:x1="-1.472cm" svg:y1="12.624cm" svg:x2="-1.476cm" svg:y2="12.624cm">
            <text:p/>
          </draw:line>
          <draw:line draw:style-name="gr5" draw:text-style-name="P9" draw:layer="svg" svg:x1="-1.476cm" svg:y1="12.624cm" svg:x2="-1.484cm" svg:y2="12.624cm">
            <text:p/>
          </draw:line>
          <draw:line draw:style-name="gr5" draw:text-style-name="P9" draw:layer="svg" svg:x1="-1.483cm" svg:y1="12.625cm" svg:x2="-1.489cm" svg:y2="12.62cm">
            <text:p/>
          </draw:line>
          <draw:line draw:style-name="gr5" draw:text-style-name="P9" draw:layer="svg" svg:x1="-1.489cm" svg:y1="12.62cm" svg:x2="-1.497cm" svg:y2="12.62cm">
            <text:p/>
          </draw:line>
          <draw:line draw:style-name="gr5" draw:text-style-name="P9" draw:layer="svg" svg:x1="-1.497cm" svg:y1="12.62cm" svg:x2="-1.506cm" svg:y2="12.62cm">
            <text:p/>
          </draw:line>
          <draw:line draw:style-name="gr5" draw:text-style-name="P9" draw:layer="svg" svg:x1="-1.506cm" svg:y1="12.62cm" svg:x2="-1.51cm" svg:y2="12.62cm">
            <text:p/>
          </draw:line>
          <draw:line draw:style-name="gr5" draw:text-style-name="P9" draw:layer="svg" svg:x1="-1.51cm" svg:y1="12.62cm" svg:x2="-1.518cm" svg:y2="12.62cm">
            <text:p/>
          </draw:line>
          <draw:line draw:style-name="gr5" draw:text-style-name="P9" draw:layer="svg" svg:x1="-1.518cm" svg:y1="12.62cm" svg:x2="-1.522cm" svg:y2="12.62cm">
            <text:p/>
          </draw:line>
          <draw:line draw:style-name="gr5" draw:text-style-name="P9" draw:layer="svg" svg:x1="-1.522cm" svg:y1="12.62cm" svg:x2="-1.531cm" svg:y2="12.62cm">
            <text:p/>
          </draw:line>
          <draw:line draw:style-name="gr5" draw:text-style-name="P9" draw:layer="svg" svg:x1="-1.53cm" svg:y1="12.62cm" svg:x2="-1.535cm" svg:y2="12.625cm">
            <text:p/>
          </draw:line>
          <draw:line draw:style-name="gr5" draw:text-style-name="P9" draw:layer="svg" svg:x1="-1.535cm" svg:y1="12.624cm" svg:x2="-1.544cm" svg:y2="12.624cm">
            <text:p/>
          </draw:line>
          <draw:line draw:style-name="gr5" draw:text-style-name="P9" draw:layer="svg" svg:x1="-1.544cm" svg:y1="12.624cm" svg:x2="-1.548cm" svg:y2="12.624cm">
            <text:p/>
          </draw:line>
          <draw:line draw:style-name="gr5" draw:text-style-name="P9" draw:layer="svg" svg:x1="-1.548cm" svg:y1="12.624cm" svg:x2="-1.556cm" svg:y2="12.624cm">
            <text:p/>
          </draw:line>
          <draw:line draw:style-name="gr5" draw:text-style-name="P9" draw:layer="svg" svg:x1="-1.556cm" svg:y1="12.624cm" svg:x2="-1.561cm" svg:y2="12.624cm">
            <text:p/>
          </draw:line>
          <draw:line draw:style-name="gr5" draw:text-style-name="P9" draw:layer="svg" svg:x1="-1.561cm" svg:y1="12.624cm" svg:x2="-1.569cm" svg:y2="12.624cm">
            <text:p/>
          </draw:line>
          <draw:line draw:style-name="gr5" draw:text-style-name="P9" draw:layer="svg" svg:x1="-1.569cm" svg:y1="12.624cm" svg:x2="-1.573cm" svg:y2="12.624cm">
            <text:p/>
          </draw:line>
          <draw:line draw:style-name="gr5" draw:text-style-name="P9" draw:layer="svg" svg:x1="-1.572cm" svg:y1="12.624cm" svg:x2="-1.582cm" svg:y2="12.629cm">
            <text:p/>
          </draw:line>
          <draw:line draw:style-name="gr5" draw:text-style-name="P9" draw:layer="svg" svg:x1="-1.582cm" svg:y1="12.628cm" svg:x2="-1.586cm" svg:y2="12.628cm">
            <text:p/>
          </draw:line>
          <draw:line draw:style-name="gr5" draw:text-style-name="P9" draw:layer="svg" svg:x1="-1.586cm" svg:y1="12.628cm" svg:x2="-1.594cm" svg:y2="12.628cm">
            <text:p/>
          </draw:line>
          <draw:line draw:style-name="gr5" draw:text-style-name="P9" draw:layer="svg" svg:x1="-1.594cm" svg:y1="12.628cm" svg:x2="-1.599cm" svg:y2="12.628cm">
            <text:p/>
          </draw:line>
          <draw:line draw:style-name="gr5" draw:text-style-name="P9" draw:layer="svg" svg:x1="-1.598cm" svg:y1="12.628cm" svg:x2="-1.607cm" svg:y2="12.633cm">
            <text:p/>
          </draw:line>
          <draw:line draw:style-name="gr5" draw:text-style-name="P9" draw:layer="svg" svg:x1="-1.607cm" svg:y1="12.632cm" svg:x2="-1.611cm" svg:y2="12.632cm">
            <text:p/>
          </draw:line>
          <draw:line draw:style-name="gr5" draw:text-style-name="P9" draw:layer="svg" svg:x1="-1.611cm" svg:y1="12.632cm" svg:x2="-1.62cm" svg:y2="12.632cm">
            <text:p/>
          </draw:line>
          <draw:line draw:style-name="gr5" draw:text-style-name="P9" draw:layer="svg" svg:x1="-1.62cm" svg:y1="12.632cm" svg:x2="-1.624cm" svg:y2="12.632cm">
            <text:p/>
          </draw:line>
          <draw:line draw:style-name="gr5" draw:text-style-name="P9" draw:layer="svg" svg:x1="-1.623cm" svg:y1="12.632cm" svg:x2="-1.628cm" svg:y2="12.638cm">
            <text:p/>
          </draw:line>
          <draw:line draw:style-name="gr5" draw:text-style-name="P9" draw:layer="svg" svg:x1="-1.628cm" svg:y1="12.637cm" svg:x2="-1.637cm" svg:y2="12.637cm">
            <text:p/>
          </draw:line>
          <draw:line draw:style-name="gr5" draw:text-style-name="P9" draw:layer="svg" svg:x1="-1.636cm" svg:y1="12.637cm" svg:x2="-1.641cm" svg:y2="12.642cm">
            <text:p/>
          </draw:line>
          <draw:line draw:style-name="gr5" draw:text-style-name="P9" draw:layer="svg" svg:x1="-1.641cm" svg:y1="12.641cm" svg:x2="-1.645cm" svg:y2="12.641cm">
            <text:p/>
          </draw:line>
          <draw:line draw:style-name="gr5" draw:text-style-name="P9" draw:layer="svg" svg:x1="-1.645cm" svg:y1="12.641cm" svg:x2="-1.654cm" svg:y2="12.641cm">
            <text:p/>
          </draw:line>
          <draw:line draw:style-name="gr5" draw:text-style-name="P9" draw:layer="svg" svg:x1="-1.653cm" svg:y1="12.641cm" svg:x2="-1.658cm" svg:y2="12.646cm">
            <text:p/>
          </draw:line>
          <draw:line draw:style-name="gr5" draw:text-style-name="P9" draw:layer="svg" svg:x1="-1.658cm" svg:y1="12.645cm" svg:x2="-1.662cm" svg:y2="12.645cm">
            <text:p/>
          </draw:line>
          <draw:line draw:style-name="gr5" draw:text-style-name="P9" draw:layer="svg" svg:x1="-1.661cm" svg:y1="12.645cm" svg:x2="-1.666cm" svg:y2="12.65cm">
            <text:p/>
          </draw:line>
          <draw:line draw:style-name="gr5" draw:text-style-name="P9" draw:layer="svg" svg:x1="-1.666cm" svg:y1="12.649cm" svg:x2="-1.675cm" svg:y2="12.649cm">
            <text:p/>
          </draw:line>
          <draw:line draw:style-name="gr5" draw:text-style-name="P9" draw:layer="svg" svg:x1="-1.674cm" svg:y1="12.649cm" svg:x2="-1.679cm" svg:y2="12.656cm">
            <text:p/>
          </draw:line>
          <draw:line draw:style-name="gr5" draw:text-style-name="P9" draw:layer="svg" svg:x1="-1.679cm" svg:y1="12.654cm" svg:x2="-1.683cm" svg:y2="12.654cm">
            <text:p/>
          </draw:line>
          <draw:line draw:style-name="gr5" draw:text-style-name="P9" draw:layer="svg" svg:x1="-1.682cm" svg:y1="12.654cm" svg:x2="-1.688cm" svg:y2="12.659cm">
            <text:p/>
          </draw:line>
          <draw:line draw:style-name="gr5" draw:text-style-name="P9" draw:layer="svg" svg:x1="-1.688cm" svg:y1="12.658cm" svg:x2="-1.692cm" svg:y2="12.658cm">
            <text:p/>
          </draw:line>
          <draw:line draw:style-name="gr5" draw:text-style-name="P9" draw:layer="svg" svg:x1="-1.691cm" svg:y1="12.658cm" svg:x2="-1.696cm" svg:y2="12.663cm">
            <text:p/>
          </draw:line>
          <draw:line draw:style-name="gr5" draw:text-style-name="P9" draw:layer="svg" svg:x1="-1.696cm" svg:y1="12.662cm" svg:x2="-1.704cm" svg:y2="12.662cm">
            <text:p/>
          </draw:line>
          <draw:line draw:style-name="gr5" draw:text-style-name="P9" draw:layer="svg" svg:x1="-1.703cm" svg:y1="12.662cm" svg:x2="-1.709cm" svg:y2="12.667cm">
            <text:p/>
          </draw:line>
          <draw:line draw:style-name="gr5" draw:text-style-name="P9" draw:layer="svg" svg:x1="-1.709cm" svg:y1="12.666cm" svg:x2="-1.713cm" svg:y2="12.666cm">
            <text:p/>
          </draw:line>
          <draw:line draw:style-name="gr5" draw:text-style-name="P9" draw:layer="svg" svg:x1="-1.712cm" svg:y1="12.666cm" svg:x2="-1.717cm" svg:y2="12.672cm">
            <text:p/>
          </draw:line>
          <draw:line draw:style-name="gr5" draw:text-style-name="P9" draw:layer="svg" svg:x1="-1.717cm" svg:y1="12.671cm" svg:x2="-1.717cm" svg:y2="12.675cm">
            <text:p/>
          </draw:line>
          <draw:line draw:style-name="gr5" draw:text-style-name="P9" draw:layer="svg" svg:x1="-1.717cm" svg:y1="12.675cm" svg:x2="-1.721cm" svg:y2="12.675cm">
            <text:p/>
          </draw:line>
          <draw:line draw:style-name="gr5" draw:text-style-name="P9" draw:layer="svg" svg:x1="-1.719cm" svg:y1="12.675cm" svg:x2="-1.726cm" svg:y2="12.68cm">
            <text:p/>
          </draw:line>
          <draw:line draw:style-name="gr5" draw:text-style-name="P9" draw:layer="svg" svg:x1="-1.725cm" svg:y1="12.679cm" svg:x2="-1.73cm" svg:y2="12.684cm">
            <text:p/>
          </draw:line>
          <draw:line draw:style-name="gr5" draw:text-style-name="P9" draw:layer="svg" svg:x1="-1.73cm" svg:y1="12.683cm" svg:x2="-1.734cm" svg:y2="12.683cm">
            <text:p/>
          </draw:line>
          <draw:line draw:style-name="gr5" draw:text-style-name="P9" draw:layer="svg" svg:x1="-1.733cm" svg:y1="12.683cm" svg:x2="-1.738cm" svg:y2="12.688cm">
            <text:p/>
          </draw:line>
          <draw:line draw:style-name="gr5" draw:text-style-name="P9" draw:layer="svg" svg:x1="-1.738cm" svg:y1="12.687cm" svg:x2="-1.738cm" svg:y2="12.692cm">
            <text:p/>
          </draw:line>
          <draw:line draw:style-name="gr5" draw:text-style-name="P9" draw:layer="svg" svg:x1="-1.738cm" svg:y1="12.692cm" svg:x2="-1.743cm" svg:y2="12.692cm">
            <text:p/>
          </draw:line>
          <draw:line draw:style-name="gr5" draw:text-style-name="P9" draw:layer="svg" svg:x1="-1.742cm" svg:y1="12.692cm" svg:x2="-1.747cm" svg:y2="12.697cm">
            <text:p/>
          </draw:line>
          <draw:line draw:style-name="gr5" draw:text-style-name="P9" draw:layer="svg" svg:x1="-1.746cm" svg:y1="12.696cm" svg:x2="-1.751cm" svg:y2="12.701cm">
            <text:p/>
          </draw:line>
          <draw:polyline draw:style-name="gr5" draw:text-style-name="P9" draw:layer="svg" svg:width="0cm" svg:height="0cm" svg:x="-1.751cm" svg:y="12.7cm" svg:viewBox="0 0 0 0" draw:points="0,0">
            <text:p/>
          </draw:polyline>
          <draw:line draw:style-name="gr5" draw:text-style-name="P9" draw:layer="svg" svg:x1="-1.75cm" svg:y1="12.7cm" svg:x2="-1.755cm" svg:y2="12.705cm">
            <text:p/>
          </draw:line>
          <draw:line draw:style-name="gr5" draw:text-style-name="P9" draw:layer="svg" svg:x1="-1.755cm" svg:y1="12.704cm" svg:x2="-1.755cm" svg:y2="12.709cm">
            <text:p/>
          </draw:line>
          <draw:line draw:style-name="gr5" draw:text-style-name="P9" draw:layer="svg" svg:x1="-1.755cm" svg:y1="12.709cm" svg:x2="-1.76cm" svg:y2="12.709cm">
            <text:p/>
          </draw:line>
          <draw:line draw:style-name="gr5" draw:text-style-name="P9" draw:layer="svg" svg:x1="-1.76cm" svg:y1="12.709cm" svg:x2="-1.76cm" svg:y2="12.713cm">
            <text:p/>
          </draw:line>
          <draw:line draw:style-name="gr5" draw:text-style-name="P9" draw:layer="svg" svg:x1="-1.759cm" svg:y1="12.713cm" svg:x2="-1.764cm" svg:y2="12.718cm">
            <text:p/>
          </draw:line>
          <draw:line draw:style-name="gr5" draw:text-style-name="P9" draw:layer="svg" svg:x1="-1.764cm" svg:y1="12.717cm" svg:x2="-1.764cm" svg:y2="12.721cm">
            <text:p/>
          </draw:line>
          <draw:polyline draw:style-name="gr5" draw:text-style-name="P9" draw:layer="svg" svg:width="0cm" svg:height="0cm" svg:x="-1.764cm" svg:y="12.721cm" svg:viewBox="0 0 0 0" draw:points="0,0">
            <text:p/>
          </draw:polyline>
          <draw:line draw:style-name="gr5" draw:text-style-name="P9" draw:layer="svg" svg:x1="-1.763cm" svg:y1="12.721cm" svg:x2="-1.768cm" svg:y2="12.728cm">
            <text:p/>
          </draw:line>
          <draw:line draw:style-name="gr5" draw:text-style-name="P9" draw:layer="svg" svg:x1="-1.768cm" svg:y1="12.726cm" svg:x2="-1.768cm" svg:y2="12.73cm">
            <text:p/>
          </draw:line>
          <draw:line draw:style-name="gr5" draw:text-style-name="P9" draw:layer="svg" svg:x1="-1.768cm" svg:y1="12.73cm" svg:x2="-1.768cm" svg:y2="12.734cm">
            <text:p/>
          </draw:line>
          <draw:line draw:style-name="gr5" draw:text-style-name="P9" draw:layer="svg" svg:x1="-1.768cm" svg:y1="12.734cm" svg:x2="-1.772cm" svg:y2="12.734cm">
            <text:p/>
          </draw:line>
          <draw:line draw:style-name="gr5" draw:text-style-name="P9" draw:layer="svg" svg:x1="-1.772cm" svg:y1="12.734cm" svg:x2="-1.772cm" svg:y2="12.738cm">
            <text:p/>
          </draw:line>
          <draw:line draw:style-name="gr5" draw:text-style-name="P9" draw:layer="svg" svg:x1="-1.772cm" svg:y1="12.738cm" svg:x2="-1.772cm" svg:y2="12.743cm">
            <text:p/>
          </draw:line>
          <draw:line draw:style-name="gr5" draw:text-style-name="P9" draw:layer="svg" svg:x1="-1.772cm" svg:y1="12.743cm" svg:x2="-1.772cm" svg:y2="12.747cm">
            <text:p/>
          </draw:line>
          <draw:line draw:style-name="gr5" draw:text-style-name="P9" draw:layer="svg" svg:x1="-1.772cm" svg:y1="12.747cm" svg:x2="-1.772cm" svg:y2="12.751cm">
            <text:p/>
          </draw:line>
          <draw:polyline draw:style-name="gr5" draw:text-style-name="P9" draw:layer="svg" svg:width="0cm" svg:height="0cm" svg:x="-1.772cm" svg:y="12.751cm" svg:viewBox="0 0 0 0" draw:points="0,0">
            <text:p/>
          </draw:polyline>
          <draw:line draw:style-name="gr5" draw:text-style-name="P9" draw:layer="svg" svg:x1="-1.772cm" svg:y1="12.751cm" svg:x2="-1.772cm" svg:y2="12.755cm">
            <text:p/>
          </draw:line>
          <draw:polyline draw:style-name="gr5" draw:text-style-name="P9" draw:layer="svg" svg:width="0cm" svg:height="0cm" svg:x="-1.772cm" svg:y="12.755cm" svg:viewBox="0 0 0 0" draw:points="0,0">
            <text:p/>
          </draw:polyline>
          <draw:line draw:style-name="gr3" draw:text-style-name="P9" draw:layer="svg" svg:x1="-2.581cm" svg:y1="15.106cm" svg:x2="-2.368cm" svg:y2="14.893cm">
            <text:p/>
          </draw:line>
          <draw:line draw:style-name="gr3" draw:text-style-name="P9" draw:layer="svg" svg:x1="-2.292cm" svg:y1="15.028cm" svg:x2="-2.581cm" svg:y2="15.106cm">
            <text:p/>
          </draw:line>
          <draw:line draw:style-name="gr3" draw:text-style-name="P9" draw:layer="svg" svg:x1="-3.796cm" svg:y1="15.274cm" svg:x2="-3.507cm" svg:y2="15.355cm">
            <text:p/>
          </draw:line>
          <draw:line draw:style-name="gr3" draw:text-style-name="P9" draw:layer="svg" svg:x1="-3.507cm" svg:y1="15.354cm" svg:x2="-3.796cm" svg:y2="15.432cm">
            <text:p/>
          </draw:line>
          <draw:line draw:style-name="gr3" draw:text-style-name="P9" draw:layer="svg" svg:x1="-3.508cm" svg:y1="15.663cm" svg:x2="-3.508cm" svg:y2="13.5cm">
            <text:p/>
          </draw:line>
          <draw:line draw:style-name="gr3" draw:text-style-name="P9" draw:layer="svg" svg:x1="-3.508cm" svg:y1="13.5cm" svg:x2="-2.427cm" svg:y2="15.372cm">
            <text:p/>
          </draw:line>
          <draw:path draw:style-name="gr3" draw:text-style-name="P9" draw:layer="svg" svg:width="1.907cm" svg:height="0.658cm" svg:x="-3.999cm" svg:y="14.696cm" svg:viewBox="0 0 1908 659" svg:d="M0 593c159 44 324 66 491 66 546 0 1066-240 1417-659">
            <text:p/>
          </draw:path>
          <draw:frame draw:style-name="gr9" draw:text-style-name="P13" draw:layer="svg" svg:width="4.421cm" svg:height="0.462cm" svg:x="-0.472cm" svg:y="14.622cm">
            <draw:text-box>
              <text:p text:style-name="P12"><text:span text:style-name="T2">D:</text:span><text:span text:style-name="T2">停止しながら左ステア</text:span></text:p>
            </draw:text-box>
          </draw:frame>
          <draw:frame draw:style-name="gr9" draw:text-style-name="P13" draw:layer="svg" svg:width="4.421cm" svg:height="0.462cm" svg:x="-0.506cm" svg:y="14.605cm">
            <draw:text-box>
              <text:p text:style-name="P12"><text:span text:style-name="T2">D:</text:span><text:span text:style-name="T2">停止しながら左ステア</text:span></text:p>
            </draw:text-box>
          </draw:frame>
          <draw:frame draw:style-name="gr9" draw:text-style-name="P13" draw:layer="svg" svg:width="4.421cm" svg:height="0.462cm" svg:x="-0.472cm" svg:y="14.63cm">
            <draw:text-box>
              <text:p text:style-name="P12"><text:span text:style-name="T2">D:</text:span><text:span text:style-name="T2">停止しながら左ステア</text:span></text:p>
            </draw:text-box>
          </draw:frame>
          <draw:frame draw:style-name="gr9" draw:text-style-name="P13" draw:layer="svg" svg:width="4.421cm" svg:height="0.462cm" svg:x="-0.506cm" svg:y="14.63cm">
            <draw:text-box>
              <text:p text:style-name="P12"><text:span text:style-name="T2">D:</text:span><text:span text:style-name="T2">停止しながら左ステア</text:span></text:p>
            </draw:text-box>
          </draw:frame>
          <draw:frame draw:style-name="gr9" draw:text-style-name="P13" draw:layer="svg" svg:width="4.421cm" svg:height="0.462cm" svg:x="-0.472cm" svg:y="14.596cm">
            <draw:text-box>
              <text:p text:style-name="P12"><text:span text:style-name="T2">D:</text:span><text:span text:style-name="T2">停止しながら左ステア</text:span></text:p>
            </draw:text-box>
          </draw:frame>
          <draw:frame draw:style-name="gr9" draw:text-style-name="P13" draw:layer="svg" svg:width="4.421cm" svg:height="0.462cm" svg:x="-0.506cm" svg:y="14.596cm">
            <draw:text-box>
              <text:p text:style-name="P12"><text:span text:style-name="T2">D:</text:span><text:span text:style-name="T2">停止しながら左ステア</text:span></text:p>
            </draw:text-box>
          </draw:frame>
          <draw:frame draw:style-name="gr9" draw:text-style-name="P13" draw:layer="svg" svg:width="4.421cm" svg:height="0.462cm" svg:x="-0.489cm" svg:y="14.613cm">
            <draw:text-box>
              <text:p text:style-name="P12"><text:span text:style-name="T3">D:</text:span><text:span text:style-name="T3">停止しながら左ステア</text:span></text:p>
            </draw:text-box>
          </draw:frame>
          <draw:frame draw:style-name="gr9" draw:text-style-name="P13" draw:layer="svg" svg:width="0.4cm" svg:height="0.399cm" draw:transform="rotate (0.698131700797732) translate (-2.677cm 14.513cm)">
            <draw:text-box>
              <text:p text:style-name="P12"><text:span text:style-name="T4">左</text:span></text:p>
            </draw:text-box>
          </draw:frame>
          <draw:frame draw:style-name="gr9" draw:text-style-name="P13" draw:layer="svg" svg:width="0.4cm" svg:height="0.399cm" draw:transform="rotate (0.698131700797732) translate (-2.373cm 14.26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0.698131700797732) translate (-2.069cm 14.001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0.698131700797732) translate (-1.764cm 13.747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0.698131700797732) translate (-2.712cm 14.496cm)">
            <draw:text-box>
              <text:p text:style-name="P12"><text:span text:style-name="T4">左</text:span></text:p>
            </draw:text-box>
          </draw:frame>
          <draw:frame draw:style-name="gr9" draw:text-style-name="P13" draw:layer="svg" svg:width="0.4cm" svg:height="0.399cm" draw:transform="rotate (0.698131700797732) translate (-2.408cm 14.242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0.698131700797732) translate (-2.103cm 13.984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0.698131700797732) translate (-1.797cm 13.73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0.698131700797732) translate (-2.678cm 14.522cm)">
            <draw:text-box>
              <text:p text:style-name="P12"><text:span text:style-name="T4">左</text:span></text:p>
            </draw:text-box>
          </draw:frame>
          <draw:frame draw:style-name="gr9" draw:text-style-name="P13" draw:layer="svg" svg:width="0.4cm" svg:height="0.399cm" draw:transform="rotate (0.698131700797732) translate (-2.373cm 14.268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0.698131700797732) translate (-2.069cm 14.01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0.698131700797732) translate (-1.763cm 13.756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0.698131700797732) translate (-2.712cm 14.522cm)">
            <draw:text-box>
              <text:p text:style-name="P12"><text:span text:style-name="T4">左</text:span></text:p>
            </draw:text-box>
          </draw:frame>
          <draw:frame draw:style-name="gr9" draw:text-style-name="P13" draw:layer="svg" svg:width="0.4cm" svg:height="0.399cm" draw:transform="rotate (0.698131700797732) translate (-2.407cm 14.268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0.698131700797732) translate (-2.102cm 14.01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0.698131700797732) translate (-1.797cm 13.756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0.698131700797732) translate (-2.678cm 14.488cm)">
            <draw:text-box>
              <text:p text:style-name="P12"><text:span text:style-name="T4">左</text:span></text:p>
            </draw:text-box>
          </draw:frame>
          <draw:frame draw:style-name="gr9" draw:text-style-name="P13" draw:layer="svg" svg:width="0.4cm" svg:height="0.399cm" draw:transform="rotate (0.698131700797732) translate (-2.374cm 14.234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0.698131700797732) translate (-2.069cm 13.976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0.698131700797732) translate (-1.763cm 13.722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0.698131700797732) translate (-2.713cm 14.488cm)">
            <draw:text-box>
              <text:p text:style-name="P12"><text:span text:style-name="T4">左</text:span></text:p>
            </draw:text-box>
          </draw:frame>
          <draw:frame draw:style-name="gr9" draw:text-style-name="P13" draw:layer="svg" svg:width="0.4cm" svg:height="0.399cm" draw:transform="rotate (0.698131700797732) translate (-2.407cm 14.233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0.698131700797732) translate (-2.102cm 13.976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0.698131700797732) translate (-1.797cm 13.722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0.698131700797732) translate (-2.694cm 14.505cm)">
            <draw:text-box>
              <text:p text:style-name="P12"><text:span text:style-name="T5">左</text:span></text:p>
            </draw:text-box>
          </draw:frame>
          <draw:frame draw:style-name="gr9" draw:text-style-name="P13" draw:layer="svg" svg:width="0.4cm" svg:height="0.399cm" draw:transform="rotate (0.698131700797732) translate (-2.39cm 14.252cm)">
            <draw:text-box>
              <text:p text:style-name="P12"><text:span text:style-name="T5">ス</text:span></text:p>
            </draw:text-box>
          </draw:frame>
          <draw:frame draw:style-name="gr9" draw:text-style-name="P13" draw:layer="svg" svg:width="0.4cm" svg:height="0.399cm" draw:transform="rotate (0.698131700797732) translate (-2.086cm 13.992cm)">
            <draw:text-box>
              <text:p text:style-name="P12"><text:span text:style-name="T5">テ</text:span></text:p>
            </draw:text-box>
          </draw:frame>
          <draw:frame draw:style-name="gr9" draw:text-style-name="P13" draw:layer="svg" svg:width="0.4cm" svg:height="0.399cm" draw:transform="rotate (0.698131700797732) translate (-1.781cm 13.739cm)">
            <draw:text-box>
              <text:p text:style-name="P12"><text:span text:style-name="T5">ア</text:span></text:p>
            </draw:text-box>
          </draw:frame>
        </draw:g>
        <draw:g>
          <draw:line draw:style-name="gr3" draw:text-style-name="P9" draw:layer="svg" svg:x1="19.498cm" svg:y1="19.749cm" svg:x2="19.498cm" svg:y2="17.746cm">
            <text:p/>
          </draw:line>
          <draw:polygon draw:style-name="gr4" draw:text-style-name="P10" draw:layer="svg" svg:width="0.152cm" svg:height="0.292cm" svg:x="19.422cm" svg:y="19.457cm" svg:viewBox="0 0 153 293" draw:points="76,293 153,0 0,0">
            <text:p/>
          </draw:polygon>
          <draw:line draw:style-name="gr3" draw:text-style-name="P9" draw:layer="svg" svg:x1="19.498cm" svg:y1="11.752cm" svg:x2="19.498cm" svg:y2="9.754cm">
            <text:p/>
          </draw:line>
          <draw:polygon draw:style-name="gr4" draw:text-style-name="P10" draw:layer="svg" svg:width="0.152cm" svg:height="0.288cm" svg:x="19.422cm" svg:y="9.754cm" svg:viewBox="0 0 153 289" draw:points="76,0 153,289 0,289">
            <text:p/>
          </draw:polygon>
          <draw:line draw:style-name="gr10" draw:text-style-name="P9" draw:layer="svg" svg:x1="19.011cm" svg:y1="11.279cm" svg:x2="19.999cm" svg:y2="10.253cm">
            <text:p/>
          </draw:line>
          <draw:line draw:style-name="gr10" draw:text-style-name="P9" draw:layer="svg" svg:x1="18.999cm" svg:y1="10.253cm" svg:x2="19.999cm" svg:y2="11.253cm">
            <text:p/>
          </draw:line>
          <draw:line draw:style-name="gr10" draw:text-style-name="P9" draw:layer="svg" svg:x1="18.999cm" svg:y1="19.25cm" svg:x2="19.999cm" svg:y2="18.25cm">
            <text:p/>
          </draw:line>
          <draw:line draw:style-name="gr10" draw:text-style-name="P9" draw:layer="svg" svg:x1="18.999cm" svg:y1="18.25cm" svg:x2="19.999cm" svg:y2="19.25cm">
            <text:p/>
          </draw:line>
          <draw:line draw:style-name="gr5" draw:text-style-name="P9" draw:layer="svg" svg:x1="18cm" svg:y1="14.749cm" svg:x2="18.402cm" svg:y2="14.749cm">
            <text:p/>
          </draw:line>
          <draw:line draw:style-name="gr5" draw:text-style-name="P9" draw:layer="svg" svg:x1="18.465cm" svg:y1="14.749cm" svg:x2="18.529cm" svg:y2="14.749cm">
            <text:p/>
          </draw:line>
          <draw:line draw:style-name="gr5" draw:text-style-name="P9" draw:layer="svg" svg:x1="18.592cm" svg:y1="14.749cm" svg:x2="19.401cm" svg:y2="14.749cm">
            <text:p/>
          </draw:line>
          <draw:line draw:style-name="gr5" draw:text-style-name="P9" draw:layer="svg" svg:x1="19.464cm" svg:y1="14.749cm" svg:x2="19.528cm" svg:y2="14.749cm">
            <text:p/>
          </draw:line>
          <draw:line draw:style-name="gr5" draw:text-style-name="P9" draw:layer="svg" svg:x1="19.591cm" svg:y1="14.749cm" svg:x2="20.4cm" svg:y2="14.749cm">
            <text:p/>
          </draw:line>
          <draw:line draw:style-name="gr5" draw:text-style-name="P9" draw:layer="svg" svg:x1="20.463cm" svg:y1="14.749cm" svg:x2="20.527cm" svg:y2="14.749cm">
            <text:p/>
          </draw:line>
          <draw:line draw:style-name="gr5" draw:text-style-name="P9" draw:layer="svg" svg:x1="20.59cm" svg:y1="14.749cm" svg:x2="20.997cm" svg:y2="14.749cm">
            <text:p/>
          </draw:line>
          <draw:polyline draw:style-name="gr5" draw:text-style-name="P9" draw:layer="svg" svg:width="0cm" svg:height="0cm" svg:x="20.997cm" svg:y="14.749cm" svg:viewBox="0 0 0 0" draw:points="0,0">
            <text:p/>
          </draw:polyline>
          <draw:line draw:style-name="gr5" draw:text-style-name="P9" draw:layer="svg" svg:x1="19.498cm" svg:y1="16.997cm" svg:x2="19.498cm" svg:y2="16.544cm">
            <text:p/>
          </draw:line>
          <draw:line draw:style-name="gr5" draw:text-style-name="P9" draw:layer="svg" svg:x1="19.498cm" svg:y1="16.472cm" svg:x2="19.498cm" svg:y2="16.4cm">
            <text:p/>
          </draw:line>
          <draw:line draw:style-name="gr5" draw:text-style-name="P9" draw:layer="svg" svg:x1="19.498cm" svg:y1="16.332cm" svg:x2="19.498cm" svg:y2="15.418cm">
            <text:p/>
          </draw:line>
          <draw:line draw:style-name="gr5" draw:text-style-name="P9" draw:layer="svg" svg:x1="19.498cm" svg:y1="15.35cm" svg:x2="19.498cm" svg:y2="15.278cm">
            <text:p/>
          </draw:line>
          <draw:line draw:style-name="gr5" draw:text-style-name="P9" draw:layer="svg" svg:x1="19.498cm" svg:y1="15.206cm" svg:x2="19.498cm" svg:y2="14.296cm">
            <text:p/>
          </draw:line>
          <draw:line draw:style-name="gr5" draw:text-style-name="P9" draw:layer="svg" svg:x1="19.498cm" svg:y1="14.224cm" svg:x2="19.498cm" svg:y2="14.152cm">
            <text:p/>
          </draw:line>
          <draw:line draw:style-name="gr5" draw:text-style-name="P9" draw:layer="svg" svg:x1="19.498cm" svg:y1="14.084cm" svg:x2="19.498cm" svg:y2="13.17cm">
            <text:p/>
          </draw:line>
          <draw:line draw:style-name="gr5" draw:text-style-name="P9" draw:layer="svg" svg:x1="19.498cm" svg:y1="13.102cm" svg:x2="19.498cm" svg:y2="13.03cm">
            <text:p/>
          </draw:line>
          <draw:line draw:style-name="gr5" draw:text-style-name="P9" draw:layer="svg" svg:x1="19.498cm" svg:y1="12.958cm" svg:x2="19.498cm" svg:y2="12.501cm">
            <text:p/>
          </draw:line>
          <draw:polyline draw:style-name="gr5" draw:text-style-name="P9" draw:layer="svg" svg:width="0cm" svg:height="0cm" svg:x="19.498cm" svg:y="12.501cm" svg:viewBox="0 0 0 0" draw:points="0,0">
            <text:p/>
          </draw:polyline>
          <draw:line draw:style-name="gr6" draw:text-style-name="P9" draw:layer="svg" svg:x1="18cm" svg:y1="12.501cm" svg:x2="20.997cm" svg:y2="12.501cm">
            <text:p/>
          </draw:line>
          <draw:line draw:style-name="gr6" draw:text-style-name="P9" draw:layer="svg" svg:x1="20.997cm" svg:y1="16.997cm" svg:x2="20.997cm" svg:y2="12.501cm">
            <text:p/>
          </draw:line>
          <draw:line draw:style-name="gr6" draw:text-style-name="P9" draw:layer="svg" svg:x1="18cm" svg:y1="16.997cm" svg:x2="20.997cm" svg:y2="16.997cm">
            <text:p/>
          </draw:line>
          <draw:line draw:style-name="gr6" draw:text-style-name="P9" draw:layer="svg" svg:x1="18cm" svg:y1="16.997cm" svg:x2="18cm" svg:y2="12.501cm">
            <text:p/>
          </draw:line>
          <draw:line draw:style-name="gr7" draw:text-style-name="P9" draw:layer="svg" svg:x1="18.101cm" svg:y1="15.998cm" svg:x2="18.499cm" svg:y2="15.998cm">
            <text:p/>
          </draw:line>
          <draw:line draw:style-name="gr7" draw:text-style-name="P9" draw:layer="svg" svg:x1="18.101cm" svg:y1="16.9cm" svg:x2="18.101cm" svg:y2="15.998cm">
            <text:p/>
          </draw:line>
          <draw:line draw:style-name="gr7" draw:text-style-name="P9" draw:layer="svg" svg:x1="18.101cm" svg:y1="16.9cm" svg:x2="18.499cm" svg:y2="16.9cm">
            <text:p/>
          </draw:line>
          <draw:line draw:style-name="gr7" draw:text-style-name="P9" draw:layer="svg" svg:x1="18.499cm" svg:y1="16.9cm" svg:x2="18.499cm" svg:y2="15.998cm">
            <text:p/>
          </draw:line>
          <draw:line draw:style-name="gr7" draw:text-style-name="P9" draw:layer="svg" svg:x1="20.497cm" svg:y1="15.998cm" svg:x2="20.895cm" svg:y2="15.998cm">
            <text:p/>
          </draw:line>
          <draw:line draw:style-name="gr7" draw:text-style-name="P9" draw:layer="svg" svg:x1="20.895cm" svg:y1="16.9cm" svg:x2="20.895cm" svg:y2="15.998cm">
            <text:p/>
          </draw:line>
          <draw:line draw:style-name="gr7" draw:text-style-name="P9" draw:layer="svg" svg:x1="20.497cm" svg:y1="16.9cm" svg:x2="20.895cm" svg:y2="16.9cm">
            <text:p/>
          </draw:line>
          <draw:line draw:style-name="gr7" draw:text-style-name="P9" draw:layer="svg" svg:x1="20.497cm" svg:y1="16.9cm" svg:x2="20.497cm" svg:y2="15.998cm">
            <text:p/>
          </draw:line>
          <draw:line draw:style-name="gr7" draw:text-style-name="P9" draw:layer="svg" svg:x1="20.497cm" svg:y1="15.998cm" svg:x2="20.895cm" svg:y2="15.998cm">
            <text:p/>
          </draw:line>
          <draw:line draw:style-name="gr7" draw:text-style-name="P9" draw:layer="svg" svg:x1="18.276cm" svg:y1="13.891cm" svg:x2="17.928cm" svg:y2="13.691cm">
            <text:p/>
          </draw:line>
          <draw:line draw:style-name="gr7" draw:text-style-name="P9" draw:layer="svg" svg:x1="17.928cm" svg:y1="13.692cm" svg:x2="18.382cm" svg:y2="12.912cm">
            <text:p/>
          </draw:line>
          <draw:line draw:style-name="gr7" draw:text-style-name="P9" draw:layer="svg" svg:x1="18.381cm" svg:y1="12.912cm" svg:x2="18.724cm" svg:y2="13.112cm">
            <text:p/>
          </draw:line>
          <draw:line draw:style-name="gr7" draw:text-style-name="P9" draw:layer="svg" svg:x1="18.724cm" svg:y1="13.111cm" svg:x2="18.275cm" svg:y2="13.891cm">
            <text:p/>
          </draw:line>
          <draw:line draw:style-name="gr7" draw:text-style-name="P9" draw:layer="svg" svg:x1="20.29cm" svg:y1="13.856cm" svg:x2="20.638cm" svg:y2="14.056cm">
            <text:p/>
          </draw:line>
          <draw:line draw:style-name="gr7" draw:text-style-name="P9" draw:layer="svg" svg:x1="20.637cm" svg:y1="14.056cm" svg:x2="21.087cm" svg:y2="13.28cm">
            <text:p/>
          </draw:line>
          <draw:line draw:style-name="gr7" draw:text-style-name="P9" draw:layer="svg" svg:x1="21.087cm" svg:y1="13.281cm" svg:x2="20.739cm" svg:y2="13.081cm">
            <text:p/>
          </draw:line>
          <draw:line draw:style-name="gr7" draw:text-style-name="P9" draw:layer="svg" svg:x1="20.74cm" svg:y1="13.081cm" svg:x2="20.29cm" svg:y2="13.857cm">
            <text:p/>
          </draw:line>
          <draw:polygon draw:style-name="gr8" draw:text-style-name="P11" draw:layer="svg" svg:width="0.398cm" svg:height="0.902cm" svg:x="18.101cm" svg:y="15.998cm" svg:viewBox="0 0 399 903" draw:points="399,903 399,0 0,0 0,903">
            <text:p/>
          </draw:polygon>
          <draw:polygon draw:style-name="gr8" draw:text-style-name="P11" draw:layer="svg" svg:width="0.398cm" svg:height="0.902cm" svg:x="20.497cm" svg:y="15.998cm" svg:viewBox="0 0 399 903" draw:points="0,903 0,0 399,0 399,903">
            <text:p/>
          </draw:polygon>
          <draw:polygon draw:style-name="gr8" draw:text-style-name="P11" draw:layer="svg" svg:width="0.795cm" svg:height="0.978cm" svg:x="17.928cm" svg:y="12.912cm" svg:viewBox="0 0 796 979" draw:points="796,200 348,979 0,780 454,0">
            <text:p/>
          </draw:polygon>
          <draw:polygon draw:style-name="gr8" draw:text-style-name="P11" draw:layer="svg" svg:width="0.796cm" svg:height="0.974cm" svg:x="20.29cm" svg:y="13.081cm" svg:viewBox="0 0 797 975" draw:points="450,0 0,775 348,975 797,199">
            <text:p/>
          </draw:polygon>
          <draw:line draw:style-name="gr5" draw:text-style-name="P9" draw:layer="svg" svg:x1="18.762cm" svg:y1="12.755cm" svg:x2="18.762cm" svg:y2="12.751cm">
            <text:p/>
          </draw:line>
          <draw:line draw:style-name="gr5" draw:text-style-name="P9" draw:layer="svg" svg:x1="18.762cm" svg:y1="12.751cm" svg:x2="18.762cm" svg:y2="12.747cm">
            <text:p/>
          </draw:line>
          <draw:line draw:style-name="gr5" draw:text-style-name="P9" draw:layer="svg" svg:x1="18.762cm" svg:y1="12.747cm" svg:x2="18.762cm" svg:y2="12.743cm">
            <text:p/>
          </draw:line>
          <draw:line draw:style-name="gr5" draw:text-style-name="P9" draw:layer="svg" svg:x1="18.762cm" svg:y1="12.743cm" svg:x2="18.762cm" svg:y2="12.738cm">
            <text:p/>
          </draw:line>
          <draw:polyline draw:style-name="gr5" draw:text-style-name="P9" draw:layer="svg" svg:width="0cm" svg:height="0cm" svg:x="18.762cm" svg:y="12.738cm" svg:viewBox="0 0 0 0" draw:points="0,0">
            <text:p/>
          </draw:polyline>
          <draw:line draw:style-name="gr5" draw:text-style-name="P9" draw:layer="svg" svg:x1="18.764cm" svg:y1="12.739cm" svg:x2="18.757cm" svg:y2="12.734cm">
            <text:p/>
          </draw:line>
          <draw:line draw:style-name="gr5" draw:text-style-name="P9" draw:layer="svg" svg:x1="18.757cm" svg:y1="12.734cm" svg:x2="18.757cm" svg:y2="12.73cm">
            <text:p/>
          </draw:line>
          <draw:line draw:style-name="gr5" draw:text-style-name="P9" draw:layer="svg" svg:x1="18.757cm" svg:y1="12.73cm" svg:x2="18.757cm" svg:y2="12.726cm">
            <text:p/>
          </draw:line>
          <draw:polyline draw:style-name="gr5" draw:text-style-name="P9" draw:layer="svg" svg:width="0cm" svg:height="0cm" svg:x="18.757cm" svg:y="12.726cm" svg:viewBox="0 0 0 0" draw:points="0,0">
            <text:p/>
          </draw:polyline>
          <draw:line draw:style-name="gr5" draw:text-style-name="P9" draw:layer="svg" svg:x1="18.758cm" svg:y1="12.728cm" svg:x2="18.753cm" svg:y2="12.721cm">
            <text:p/>
          </draw:line>
          <draw:line draw:style-name="gr5" draw:text-style-name="P9" draw:layer="svg" svg:x1="18.753cm" svg:y1="12.721cm" svg:x2="18.753cm" svg:y2="12.717cm">
            <text:p/>
          </draw:line>
          <draw:line draw:style-name="gr5" draw:text-style-name="P9" draw:layer="svg" svg:x1="18.754cm" svg:y1="12.718cm" svg:x2="18.749cm" svg:y2="12.713cm">
            <text:p/>
          </draw:line>
          <draw:polyline draw:style-name="gr5" draw:text-style-name="P9" draw:layer="svg" svg:width="0cm" svg:height="0cm" svg:x="18.749cm" svg:y="12.713cm" svg:viewBox="0 0 0 0" draw:points="0,0">
            <text:p/>
          </draw:polyline>
          <draw:line draw:style-name="gr5" draw:text-style-name="P9" draw:layer="svg" svg:x1="18.75cm" svg:y1="12.714cm" svg:x2="18.745cm" svg:y2="12.709cm">
            <text:p/>
          </draw:line>
          <draw:line draw:style-name="gr5" draw:text-style-name="P9" draw:layer="svg" svg:x1="18.745cm" svg:y1="12.709cm" svg:x2="18.745cm" svg:y2="12.704cm">
            <text:p/>
          </draw:line>
          <draw:line draw:style-name="gr5" draw:text-style-name="P9" draw:layer="svg" svg:x1="18.745cm" svg:y1="12.704cm" svg:x2="18.74cm" svg:y2="12.704cm">
            <text:p/>
          </draw:line>
          <draw:line draw:style-name="gr5" draw:text-style-name="P9" draw:layer="svg" svg:x1="18.74cm" svg:y1="12.704cm" svg:x2="18.74cm" svg:y2="12.7cm">
            <text:p/>
          </draw:line>
          <draw:line draw:style-name="gr5" draw:text-style-name="P9" draw:layer="svg" svg:x1="18.741cm" svg:y1="12.701cm" svg:x2="18.736cm" svg:y2="12.696cm">
            <text:p/>
          </draw:line>
          <draw:line draw:style-name="gr5" draw:text-style-name="P9" draw:layer="svg" svg:x1="18.737cm" svg:y1="12.697cm" svg:x2="18.732cm" svg:y2="12.692cm">
            <text:p/>
          </draw:line>
          <draw:polyline draw:style-name="gr5" draw:text-style-name="P9" draw:layer="svg" svg:width="0cm" svg:height="0cm" svg:x="18.732cm" svg:y="12.692cm" svg:viewBox="0 0 0 0" draw:points="0,0">
            <text:p/>
          </draw:polyline>
          <draw:line draw:style-name="gr5" draw:text-style-name="P9" draw:layer="svg" svg:x1="18.733cm" svg:y1="12.693cm" svg:x2="18.728cm" svg:y2="12.687cm">
            <text:p/>
          </draw:line>
          <draw:line draw:style-name="gr5" draw:text-style-name="P9" draw:layer="svg" svg:x1="18.729cm" svg:y1="12.688cm" svg:x2="18.723cm" svg:y2="12.683cm">
            <text:p/>
          </draw:line>
          <draw:line draw:style-name="gr5" draw:text-style-name="P9" draw:layer="svg" svg:x1="18.723cm" svg:y1="12.683cm" svg:x2="18.719cm" svg:y2="12.683cm">
            <text:p/>
          </draw:line>
          <draw:line draw:style-name="gr5" draw:text-style-name="P9" draw:layer="svg" svg:x1="18.719cm" svg:y1="12.683cm" svg:x2="18.719cm" svg:y2="12.679cm">
            <text:p/>
          </draw:line>
          <draw:line draw:style-name="gr5" draw:text-style-name="P9" draw:layer="svg" svg:x1="18.72cm" svg:y1="12.68cm" svg:x2="18.715cm" svg:y2="12.675cm">
            <text:p/>
          </draw:line>
          <draw:line draw:style-name="gr5" draw:text-style-name="P9" draw:layer="svg" svg:x1="18.715cm" svg:y1="12.675cm" svg:x2="18.711cm" svg:y2="12.675cm">
            <text:p/>
          </draw:line>
          <draw:line draw:style-name="gr5" draw:text-style-name="P9" draw:layer="svg" svg:x1="18.712cm" svg:y1="12.676cm" svg:x2="18.707cm" svg:y2="12.671cm">
            <text:p/>
          </draw:line>
          <draw:line draw:style-name="gr5" draw:text-style-name="P9" draw:layer="svg" svg:x1="18.707cm" svg:y1="12.671cm" svg:x2="18.702cm" svg:y2="12.671cm">
            <text:p/>
          </draw:line>
          <draw:line draw:style-name="gr5" draw:text-style-name="P9" draw:layer="svg" svg:x1="18.703cm" svg:y1="12.672cm" svg:x2="18.698cm" svg:y2="12.666cm">
            <text:p/>
          </draw:line>
          <draw:line draw:style-name="gr5" draw:text-style-name="P9" draw:layer="svg" svg:x1="18.699cm" svg:y1="12.667cm" svg:x2="18.694cm" svg:y2="12.662cm">
            <text:p/>
          </draw:line>
          <draw:line draw:style-name="gr5" draw:text-style-name="P9" draw:layer="svg" svg:x1="18.694cm" svg:y1="12.662cm" svg:x2="18.69cm" svg:y2="12.662cm">
            <text:p/>
          </draw:line>
          <draw:line draw:style-name="gr5" draw:text-style-name="P9" draw:layer="svg" svg:x1="18.692cm" svg:y1="12.663cm" svg:x2="18.685cm" svg:y2="12.658cm">
            <text:p/>
          </draw:line>
          <draw:line draw:style-name="gr5" draw:text-style-name="P9" draw:layer="svg" svg:x1="18.685cm" svg:y1="12.658cm" svg:x2="18.681cm" svg:y2="12.658cm">
            <text:p/>
          </draw:line>
          <draw:line draw:style-name="gr5" draw:text-style-name="P9" draw:layer="svg" svg:x1="18.682cm" svg:y1="12.659cm" svg:x2="18.673cm" svg:y2="12.654cm">
            <text:p/>
          </draw:line>
          <draw:line draw:style-name="gr5" draw:text-style-name="P9" draw:layer="svg" svg:x1="18.673cm" svg:y1="12.654cm" svg:x2="18.668cm" svg:y2="12.654cm">
            <text:p/>
          </draw:line>
          <draw:line draw:style-name="gr5" draw:text-style-name="P9" draw:layer="svg" svg:x1="18.669cm" svg:y1="12.656cm" svg:x2="18.664cm" svg:y2="12.649cm">
            <text:p/>
          </draw:line>
          <draw:line draw:style-name="gr5" draw:text-style-name="P9" draw:layer="svg" svg:x1="18.664cm" svg:y1="12.649cm" svg:x2="18.66cm" svg:y2="12.649cm">
            <text:p/>
          </draw:line>
          <draw:line draw:style-name="gr5" draw:text-style-name="P9" draw:layer="svg" svg:x1="18.661cm" svg:y1="12.65cm" svg:x2="18.656cm" svg:y2="12.645cm">
            <text:p/>
          </draw:line>
          <draw:line draw:style-name="gr5" draw:text-style-name="P9" draw:layer="svg" svg:x1="18.656cm" svg:y1="12.645cm" svg:x2="18.647cm" svg:y2="12.645cm">
            <text:p/>
          </draw:line>
          <draw:line draw:style-name="gr5" draw:text-style-name="P9" draw:layer="svg" svg:x1="18.648cm" svg:y1="12.646cm" svg:x2="18.643cm" svg:y2="12.641cm">
            <text:p/>
          </draw:line>
          <draw:line draw:style-name="gr5" draw:text-style-name="P9" draw:layer="svg" svg:x1="18.643cm" svg:y1="12.641cm" svg:x2="18.639cm" svg:y2="12.641cm">
            <text:p/>
          </draw:line>
          <draw:line draw:style-name="gr5" draw:text-style-name="P9" draw:layer="svg" svg:x1="18.639cm" svg:y1="12.641cm" svg:x2="18.635cm" svg:y2="12.641cm">
            <text:p/>
          </draw:line>
          <draw:line draw:style-name="gr5" draw:text-style-name="P9" draw:layer="svg" svg:x1="18.636cm" svg:y1="12.642cm" svg:x2="18.626cm" svg:y2="12.637cm">
            <text:p/>
          </draw:line>
          <draw:line draw:style-name="gr5" draw:text-style-name="P9" draw:layer="svg" svg:x1="18.626cm" svg:y1="12.637cm" svg:x2="18.622cm" svg:y2="12.637cm">
            <text:p/>
          </draw:line>
          <draw:line draw:style-name="gr5" draw:text-style-name="P9" draw:layer="svg" svg:x1="18.622cm" svg:y1="12.637cm" svg:x2="18.613cm" svg:y2="12.637cm">
            <text:p/>
          </draw:line>
          <draw:line draw:style-name="gr5" draw:text-style-name="P9" draw:layer="svg" svg:x1="18.614cm" svg:y1="12.638cm" svg:x2="18.609cm" svg:y2="12.632cm">
            <text:p/>
          </draw:line>
          <draw:line draw:style-name="gr5" draw:text-style-name="P9" draw:layer="svg" svg:x1="18.609cm" svg:y1="12.632cm" svg:x2="18.605cm" svg:y2="12.632cm">
            <text:p/>
          </draw:line>
          <draw:line draw:style-name="gr5" draw:text-style-name="P9" draw:layer="svg" svg:x1="18.605cm" svg:y1="12.632cm" svg:x2="18.596cm" svg:y2="12.632cm">
            <text:p/>
          </draw:line>
          <draw:line draw:style-name="gr5" draw:text-style-name="P9" draw:layer="svg" svg:x1="18.597cm" svg:y1="12.633cm" svg:x2="18.592cm" svg:y2="12.628cm">
            <text:p/>
          </draw:line>
          <draw:line draw:style-name="gr5" draw:text-style-name="P9" draw:layer="svg" svg:x1="18.592cm" svg:y1="12.628cm" svg:x2="18.584cm" svg:y2="12.628cm">
            <text:p/>
          </draw:line>
          <draw:line draw:style-name="gr5" draw:text-style-name="P9" draw:layer="svg" svg:x1="18.584cm" svg:y1="12.628cm" svg:x2="18.58cm" svg:y2="12.628cm">
            <text:p/>
          </draw:line>
          <draw:line draw:style-name="gr5" draw:text-style-name="P9" draw:layer="svg" svg:x1="18.58cm" svg:y1="12.628cm" svg:x2="18.571cm" svg:y2="12.628cm">
            <text:p/>
          </draw:line>
          <draw:line draw:style-name="gr5" draw:text-style-name="P9" draw:layer="svg" svg:x1="18.572cm" svg:y1="12.629cm" svg:x2="18.567cm" svg:y2="12.624cm">
            <text:p/>
          </draw:line>
          <draw:line draw:style-name="gr5" draw:text-style-name="P9" draw:layer="svg" svg:x1="18.567cm" svg:y1="12.624cm" svg:x2="18.558cm" svg:y2="12.624cm">
            <text:p/>
          </draw:line>
          <draw:line draw:style-name="gr5" draw:text-style-name="P9" draw:layer="svg" svg:x1="18.558cm" svg:y1="12.624cm" svg:x2="18.554cm" svg:y2="12.624cm">
            <text:p/>
          </draw:line>
          <draw:line draw:style-name="gr5" draw:text-style-name="P9" draw:layer="svg" svg:x1="18.554cm" svg:y1="12.624cm" svg:x2="18.546cm" svg:y2="12.624cm">
            <text:p/>
          </draw:line>
          <draw:line draw:style-name="gr5" draw:text-style-name="P9" draw:layer="svg" svg:x1="18.546cm" svg:y1="12.624cm" svg:x2="18.541cm" svg:y2="12.624cm">
            <text:p/>
          </draw:line>
          <draw:line draw:style-name="gr5" draw:text-style-name="P9" draw:layer="svg" svg:x1="18.541cm" svg:y1="12.624cm" svg:x2="18.533cm" svg:y2="12.624cm">
            <text:p/>
          </draw:line>
          <draw:line draw:style-name="gr5" draw:text-style-name="P9" draw:layer="svg" svg:x1="18.533cm" svg:y1="12.624cm" svg:x2="18.529cm" svg:y2="12.624cm">
            <text:p/>
          </draw:line>
          <draw:line draw:style-name="gr5" draw:text-style-name="P9" draw:layer="svg" svg:x1="18.53cm" svg:y1="12.625cm" svg:x2="18.52cm" svg:y2="12.62cm">
            <text:p/>
          </draw:line>
          <draw:line draw:style-name="gr5" draw:text-style-name="P9" draw:layer="svg" svg:x1="18.52cm" svg:y1="12.62cm" svg:x2="18.516cm" svg:y2="12.62cm">
            <text:p/>
          </draw:line>
          <draw:line draw:style-name="gr5" draw:text-style-name="P9" draw:layer="svg" svg:x1="18.516cm" svg:y1="12.62cm" svg:x2="18.508cm" svg:y2="12.62cm">
            <text:p/>
          </draw:line>
          <draw:line draw:style-name="gr5" draw:text-style-name="P9" draw:layer="svg" svg:x1="18.508cm" svg:y1="12.62cm" svg:x2="18.503cm" svg:y2="12.62cm">
            <text:p/>
          </draw:line>
          <draw:line draw:style-name="gr5" draw:text-style-name="P9" draw:layer="svg" svg:x1="18.503cm" svg:y1="12.62cm" svg:x2="18.495cm" svg:y2="12.62cm">
            <text:p/>
          </draw:line>
          <draw:line draw:style-name="gr5" draw:text-style-name="P9" draw:layer="svg" svg:x1="18.495cm" svg:y1="12.62cm" svg:x2="18.491cm" svg:y2="12.62cm">
            <text:p/>
          </draw:line>
          <draw:line draw:style-name="gr5" draw:text-style-name="P9" draw:layer="svg" svg:x1="18.491cm" svg:y1="12.62cm" svg:x2="18.482cm" svg:y2="12.62cm">
            <text:p/>
          </draw:line>
          <draw:line draw:style-name="gr5" draw:text-style-name="P9" draw:layer="svg" svg:x1="18.483cm" svg:y1="12.62cm" svg:x2="18.474cm" svg:y2="12.625cm">
            <text:p/>
          </draw:line>
          <draw:line draw:style-name="gr5" draw:text-style-name="P9" draw:layer="svg" svg:x1="18.474cm" svg:y1="12.624cm" svg:x2="18.469cm" svg:y2="12.624cm">
            <text:p/>
          </draw:line>
          <draw:line draw:style-name="gr5" draw:text-style-name="P9" draw:layer="svg" svg:x1="18.469cm" svg:y1="12.624cm" svg:x2="18.461cm" svg:y2="12.624cm">
            <text:p/>
          </draw:line>
          <draw:line draw:style-name="gr5" draw:text-style-name="P9" draw:layer="svg" svg:x1="18.461cm" svg:y1="12.624cm" svg:x2="18.457cm" svg:y2="12.624cm">
            <text:p/>
          </draw:line>
          <draw:line draw:style-name="gr5" draw:text-style-name="P9" draw:layer="svg" svg:x1="18.457cm" svg:y1="12.624cm" svg:x2="18.448cm" svg:y2="12.624cm">
            <text:p/>
          </draw:line>
          <draw:line draw:style-name="gr5" draw:text-style-name="P9" draw:layer="svg" svg:x1="18.448cm" svg:y1="12.624cm" svg:x2="18.444cm" svg:y2="12.624cm">
            <text:p/>
          </draw:line>
          <draw:line draw:style-name="gr5" draw:text-style-name="P9" draw:layer="svg" svg:x1="18.444cm" svg:y1="12.624cm" svg:x2="18.436cm" svg:y2="12.624cm">
            <text:p/>
          </draw:line>
          <draw:line draw:style-name="gr5" draw:text-style-name="P9" draw:layer="svg" svg:x1="18.437cm" svg:y1="12.624cm" svg:x2="18.431cm" svg:y2="12.629cm">
            <text:p/>
          </draw:line>
          <draw:line draw:style-name="gr5" draw:text-style-name="P9" draw:layer="svg" svg:x1="18.431cm" svg:y1="12.628cm" svg:x2="18.423cm" svg:y2="12.628cm">
            <text:p/>
          </draw:line>
          <draw:line draw:style-name="gr5" draw:text-style-name="P9" draw:layer="svg" svg:x1="18.423cm" svg:y1="12.628cm" svg:x2="18.419cm" svg:y2="12.628cm">
            <text:p/>
          </draw:line>
          <draw:line draw:style-name="gr5" draw:text-style-name="P9" draw:layer="svg" svg:x1="18.419cm" svg:y1="12.628cm" svg:x2="18.41cm" svg:y2="12.628cm">
            <text:p/>
          </draw:line>
          <draw:line draw:style-name="gr5" draw:text-style-name="P9" draw:layer="svg" svg:x1="18.41cm" svg:y1="12.628cm" svg:x2="18.406cm" svg:y2="12.628cm">
            <text:p/>
          </draw:line>
          <draw:line draw:style-name="gr5" draw:text-style-name="P9" draw:layer="svg" svg:x1="18.407cm" svg:y1="12.628cm" svg:x2="18.402cm" svg:y2="12.633cm">
            <text:p/>
          </draw:line>
          <draw:line draw:style-name="gr5" draw:text-style-name="P9" draw:layer="svg" svg:x1="18.402cm" svg:y1="12.632cm" svg:x2="18.393cm" svg:y2="12.632cm">
            <text:p/>
          </draw:line>
          <draw:line draw:style-name="gr5" draw:text-style-name="P9" draw:layer="svg" svg:x1="18.393cm" svg:y1="12.632cm" svg:x2="18.389cm" svg:y2="12.632cm">
            <text:p/>
          </draw:line>
          <draw:line draw:style-name="gr5" draw:text-style-name="P9" draw:layer="svg" svg:x1="18.39cm" svg:y1="12.632cm" svg:x2="18.381cm" svg:y2="12.638cm">
            <text:p/>
          </draw:line>
          <draw:line draw:style-name="gr5" draw:text-style-name="P9" draw:layer="svg" svg:x1="18.381cm" svg:y1="12.637cm" svg:x2="18.376cm" svg:y2="12.637cm">
            <text:p/>
          </draw:line>
          <draw:line draw:style-name="gr5" draw:text-style-name="P9" draw:layer="svg" svg:x1="18.376cm" svg:y1="12.637cm" svg:x2="18.372cm" svg:y2="12.637cm">
            <text:p/>
          </draw:line>
          <draw:line draw:style-name="gr5" draw:text-style-name="P9" draw:layer="svg" svg:x1="18.373cm" svg:y1="12.637cm" svg:x2="18.364cm" svg:y2="12.642cm">
            <text:p/>
          </draw:line>
          <draw:line draw:style-name="gr5" draw:text-style-name="P9" draw:layer="svg" svg:x1="18.364cm" svg:y1="12.641cm" svg:x2="18.359cm" svg:y2="12.641cm">
            <text:p/>
          </draw:line>
          <draw:line draw:style-name="gr5" draw:text-style-name="P9" draw:layer="svg" svg:x1="18.36cm" svg:y1="12.641cm" svg:x2="18.355cm" svg:y2="12.646cm">
            <text:p/>
          </draw:line>
          <draw:line draw:style-name="gr5" draw:text-style-name="P9" draw:layer="svg" svg:x1="18.355cm" svg:y1="12.645cm" svg:x2="18.347cm" svg:y2="12.645cm">
            <text:p/>
          </draw:line>
          <draw:line draw:style-name="gr5" draw:text-style-name="P9" draw:layer="svg" svg:x1="18.348cm" svg:y1="12.645cm" svg:x2="18.342cm" svg:y2="12.65cm">
            <text:p/>
          </draw:line>
          <draw:line draw:style-name="gr5" draw:text-style-name="P9" draw:layer="svg" svg:x1="18.342cm" svg:y1="12.649cm" svg:x2="18.338cm" svg:y2="12.649cm">
            <text:p/>
          </draw:line>
          <draw:line draw:style-name="gr5" draw:text-style-name="P9" draw:layer="svg" svg:x1="18.339cm" svg:y1="12.649cm" svg:x2="18.334cm" svg:y2="12.656cm">
            <text:p/>
          </draw:line>
          <draw:line draw:style-name="gr5" draw:text-style-name="P9" draw:layer="svg" svg:x1="18.334cm" svg:y1="12.654cm" svg:x2="18.33cm" svg:y2="12.654cm">
            <text:p/>
          </draw:line>
          <draw:line draw:style-name="gr5" draw:text-style-name="P9" draw:layer="svg" svg:x1="18.331cm" svg:y1="12.654cm" svg:x2="18.321cm" svg:y2="12.659cm">
            <text:p/>
          </draw:line>
          <draw:line draw:style-name="gr5" draw:text-style-name="P9" draw:layer="svg" svg:x1="18.321cm" svg:y1="12.658cm" svg:x2="18.317cm" svg:y2="12.658cm">
            <text:p/>
          </draw:line>
          <draw:line draw:style-name="gr5" draw:text-style-name="P9" draw:layer="svg" svg:x1="18.318cm" svg:y1="12.658cm" svg:x2="18.313cm" svg:y2="12.663cm">
            <text:p/>
          </draw:line>
          <draw:line draw:style-name="gr5" draw:text-style-name="P9" draw:layer="svg" svg:x1="18.313cm" svg:y1="12.662cm" svg:x2="18.309cm" svg:y2="12.662cm">
            <text:p/>
          </draw:line>
          <draw:line draw:style-name="gr5" draw:text-style-name="P9" draw:layer="svg" svg:x1="18.31cm" svg:y1="12.662cm" svg:x2="18.304cm" svg:y2="12.667cm">
            <text:p/>
          </draw:line>
          <draw:line draw:style-name="gr5" draw:text-style-name="P9" draw:layer="svg" svg:x1="18.304cm" svg:y1="12.666cm" svg:x2="18.3cm" svg:y2="12.666cm">
            <text:p/>
          </draw:line>
          <draw:line draw:style-name="gr5" draw:text-style-name="P9" draw:layer="svg" svg:x1="18.301cm" svg:y1="12.666cm" svg:x2="18.296cm" svg:y2="12.672cm">
            <text:p/>
          </draw:line>
          <draw:line draw:style-name="gr5" draw:text-style-name="P9" draw:layer="svg" svg:x1="18.297cm" svg:y1="12.671cm" svg:x2="18.292cm" svg:y2="12.676cm">
            <text:p/>
          </draw:line>
          <draw:line draw:style-name="gr5" draw:text-style-name="P9" draw:layer="svg" svg:x1="18.292cm" svg:y1="12.675cm" svg:x2="18.287cm" svg:y2="12.675cm">
            <text:p/>
          </draw:line>
          <draw:line draw:style-name="gr5" draw:text-style-name="P9" draw:layer="svg" svg:x1="18.288cm" svg:y1="12.675cm" svg:x2="18.283cm" svg:y2="12.68cm">
            <text:p/>
          </draw:line>
          <draw:line draw:style-name="gr5" draw:text-style-name="P9" draw:layer="svg" svg:x1="18.283cm" svg:y1="12.679cm" svg:x2="18.279cm" svg:y2="12.679cm">
            <text:p/>
          </draw:line>
          <draw:line draw:style-name="gr5" draw:text-style-name="P9" draw:layer="svg" svg:x1="18.279cm" svg:y1="12.679cm" svg:x2="18.279cm" svg:y2="12.683cm">
            <text:p/>
          </draw:line>
          <draw:line draw:style-name="gr5" draw:text-style-name="P9" draw:layer="svg" svg:x1="18.28cm" svg:y1="12.683cm" svg:x2="18.275cm" svg:y2="12.688cm">
            <text:p/>
          </draw:line>
          <draw:line draw:style-name="gr5" draw:text-style-name="P9" draw:layer="svg" svg:x1="18.275cm" svg:y1="12.687cm" svg:x2="18.27cm" svg:y2="12.687cm">
            <text:p/>
          </draw:line>
          <draw:line draw:style-name="gr5" draw:text-style-name="P9" draw:layer="svg" svg:x1="18.271cm" svg:y1="12.687cm" svg:x2="18.266cm" svg:y2="12.693cm">
            <text:p/>
          </draw:line>
          <draw:line draw:style-name="gr5" draw:text-style-name="P9" draw:layer="svg" svg:x1="18.266cm" svg:y1="12.692cm" svg:x2="18.266cm" svg:y2="12.696cm">
            <text:p/>
          </draw:line>
          <draw:line draw:style-name="gr5" draw:text-style-name="P9" draw:layer="svg" svg:x1="18.266cm" svg:y1="12.696cm" svg:x2="18.262cm" svg:y2="12.696cm">
            <text:p/>
          </draw:line>
          <draw:line draw:style-name="gr5" draw:text-style-name="P9" draw:layer="svg" svg:x1="18.263cm" svg:y1="12.696cm" svg:x2="18.258cm" svg:y2="12.701cm">
            <text:p/>
          </draw:line>
          <draw:line draw:style-name="gr5" draw:text-style-name="P9" draw:layer="svg" svg:x1="18.258cm" svg:y1="12.7cm" svg:x2="18.258cm" svg:y2="12.704cm">
            <text:p/>
          </draw:line>
          <draw:line draw:style-name="gr5" draw:text-style-name="P9" draw:layer="svg" svg:x1="18.259cm" svg:y1="12.704cm" svg:x2="18.254cm" svg:y2="12.71cm">
            <text:p/>
          </draw:line>
          <draw:polyline draw:style-name="gr5" draw:text-style-name="P9" draw:layer="svg" svg:width="0cm" svg:height="0cm" svg:x="18.254cm" svg:y="12.709cm" svg:viewBox="0 0 0 0" draw:points="0,0">
            <text:p/>
          </draw:polyline>
          <draw:line draw:style-name="gr5" draw:text-style-name="P9" draw:layer="svg" svg:x1="18.256cm" svg:y1="12.709cm" svg:x2="18.249cm" svg:y2="12.714cm">
            <text:p/>
          </draw:line>
          <draw:line draw:style-name="gr5" draw:text-style-name="P9" draw:layer="svg" svg:x1="18.249cm" svg:y1="12.713cm" svg:x2="18.249cm" svg:y2="12.717cm">
            <text:p/>
          </draw:line>
          <draw:line draw:style-name="gr5" draw:text-style-name="P9" draw:layer="svg" svg:x1="18.25cm" svg:y1="12.717cm" svg:x2="18.245cm" svg:y2="12.722cm">
            <text:p/>
          </draw:line>
          <draw:polyline draw:style-name="gr5" draw:text-style-name="P9" draw:layer="svg" svg:width="0cm" svg:height="0cm" svg:x="18.245cm" svg:y="12.721cm" svg:viewBox="0 0 0 0" draw:points="0,0">
            <text:p/>
          </draw:polyline>
          <draw:line draw:style-name="gr5" draw:text-style-name="P9" draw:layer="svg" svg:x1="18.245cm" svg:y1="12.721cm" svg:x2="18.245cm" svg:y2="12.726cm">
            <text:p/>
          </draw:line>
          <draw:line draw:style-name="gr5" draw:text-style-name="P9" draw:layer="svg" svg:x1="18.246cm" svg:y1="12.726cm" svg:x2="18.241cm" svg:y2="12.731cm">
            <text:p/>
          </draw:line>
          <draw:line draw:style-name="gr5" draw:text-style-name="P9" draw:layer="svg" svg:x1="18.241cm" svg:y1="12.73cm" svg:x2="18.241cm" svg:y2="12.734cm">
            <text:p/>
          </draw:line>
          <draw:polyline draw:style-name="gr5" draw:text-style-name="P9" draw:layer="svg" svg:width="0cm" svg:height="0cm" svg:x="18.241cm" svg:y="12.734cm" svg:viewBox="0 0 0 0" draw:points="0,0">
            <text:p/>
          </draw:polyline>
          <draw:line draw:style-name="gr5" draw:text-style-name="P9" draw:layer="svg" svg:x1="18.241cm" svg:y1="12.734cm" svg:x2="18.241cm" svg:y2="12.738cm">
            <text:p/>
          </draw:line>
          <draw:line draw:style-name="gr5" draw:text-style-name="P9" draw:layer="svg" svg:x1="18.241cm" svg:y1="12.738cm" svg:x2="18.241cm" svg:y2="12.743cm">
            <text:p/>
          </draw:line>
          <draw:line draw:style-name="gr5" draw:text-style-name="P9" draw:layer="svg" svg:x1="18.241cm" svg:y1="12.743cm" svg:x2="18.241cm" svg:y2="12.747cm">
            <text:p/>
          </draw:line>
          <draw:polyline draw:style-name="gr5" draw:text-style-name="P9" draw:layer="svg" svg:width="0cm" svg:height="0cm" svg:x="18.241cm" svg:y="12.747cm" svg:viewBox="0 0 0 0" draw:points="0,0">
            <text:p/>
          </draw:polyline>
          <draw:line draw:style-name="gr5" draw:text-style-name="P9" draw:layer="svg" svg:x1="18.241cm" svg:y1="12.747cm" svg:x2="18.241cm" svg:y2="12.751cm">
            <text:p/>
          </draw:line>
          <draw:line draw:style-name="gr5" draw:text-style-name="P9" draw:layer="svg" svg:x1="18.241cm" svg:y1="12.751cm" svg:x2="18.241cm" svg:y2="12.755cm">
            <text:p/>
          </draw:line>
          <draw:line draw:style-name="gr5" draw:text-style-name="P9" draw:layer="svg" svg:x1="18.241cm" svg:y1="12.755cm" svg:x2="18.241cm" svg:y2="12.759cm">
            <text:p/>
          </draw:line>
          <draw:line draw:style-name="gr5" draw:text-style-name="P9" draw:layer="svg" svg:x1="18.241cm" svg:y1="12.759cm" svg:x2="18.241cm" svg:y2="12.764cm">
            <text:p/>
          </draw:line>
          <draw:polyline draw:style-name="gr5" draw:text-style-name="P9" draw:layer="svg" svg:width="0cm" svg:height="0cm" svg:x="18.241cm" svg:y="12.764cm" svg:viewBox="0 0 0 0" draw:points="0,0">
            <text:p/>
          </draw:polyline>
          <draw:line draw:style-name="gr5" draw:text-style-name="P9" draw:layer="svg" svg:x1="18.241cm" svg:y1="12.764cm" svg:x2="18.241cm" svg:y2="12.768cm">
            <text:p/>
          </draw:line>
          <draw:line draw:style-name="gr5" draw:text-style-name="P9" draw:layer="svg" svg:x1="18.241cm" svg:y1="12.768cm" svg:x2="18.241cm" svg:y2="12.772cm">
            <text:p/>
          </draw:line>
          <draw:line draw:style-name="gr5" draw:text-style-name="P9" draw:layer="svg" svg:x1="18.241cm" svg:y1="12.772cm" svg:x2="18.241cm" svg:y2="12.776cm">
            <text:p/>
          </draw:line>
          <draw:line draw:style-name="gr5" draw:text-style-name="P9" draw:layer="svg" svg:x1="18.241cm" svg:y1="12.776cm" svg:x2="18.245cm" svg:y2="12.776cm">
            <text:p/>
          </draw:line>
          <draw:line draw:style-name="gr5" draw:text-style-name="P9" draw:layer="svg" svg:x1="18.245cm" svg:y1="12.776cm" svg:x2="18.245cm" svg:y2="12.781cm">
            <text:p/>
          </draw:line>
          <draw:line draw:style-name="gr5" draw:text-style-name="P9" draw:layer="svg" svg:x1="18.245cm" svg:y1="12.781cm" svg:x2="18.245cm" svg:y2="12.785cm">
            <text:p/>
          </draw:line>
          <draw:line draw:style-name="gr5" draw:text-style-name="P9" draw:layer="svg" svg:x1="18.245cm" svg:y1="12.785cm" svg:x2="18.25cm" svg:y2="12.79cm">
            <text:p/>
          </draw:line>
          <draw:polyline draw:style-name="gr5" draw:text-style-name="P9" draw:layer="svg" svg:width="0cm" svg:height="0cm" svg:x="18.249cm" svg:y="12.789cm" svg:viewBox="0 0 0 0" draw:points="0,0">
            <text:p/>
          </draw:polyline>
          <draw:line draw:style-name="gr5" draw:text-style-name="P9" draw:layer="svg" svg:x1="18.249cm" svg:y1="12.789cm" svg:x2="18.256cm" svg:y2="12.794cm">
            <text:p/>
          </draw:line>
          <draw:line draw:style-name="gr5" draw:text-style-name="P9" draw:layer="svg" svg:x1="18.254cm" svg:y1="12.793cm" svg:x2="18.254cm" svg:y2="12.798cm">
            <text:p/>
          </draw:line>
          <draw:line draw:style-name="gr5" draw:text-style-name="P9" draw:layer="svg" svg:x1="18.254cm" svg:y1="12.798cm" svg:x2="18.259cm" svg:y2="12.803cm">
            <text:p/>
          </draw:line>
          <draw:polyline draw:style-name="gr5" draw:text-style-name="P9" draw:layer="svg" svg:width="0cm" svg:height="0cm" svg:x="18.258cm" svg:y="12.802cm" svg:viewBox="0 0 0 0" draw:points="0,0">
            <text:p/>
          </draw:polyline>
          <draw:line draw:style-name="gr5" draw:text-style-name="P9" draw:layer="svg" svg:x1="18.258cm" svg:y1="12.802cm" svg:x2="18.263cm" svg:y2="12.807cm">
            <text:p/>
          </draw:line>
          <draw:line draw:style-name="gr5" draw:text-style-name="P9" draw:layer="svg" svg:x1="18.262cm" svg:y1="12.806cm" svg:x2="18.267cm" svg:y2="12.811cm">
            <text:p/>
          </draw:line>
          <draw:polyline draw:style-name="gr5" draw:text-style-name="P9" draw:layer="svg" svg:width="0cm" svg:height="0cm" svg:x="18.266cm" svg:y="12.81cm" svg:viewBox="0 0 0 0" draw:points="0,0">
            <text:p/>
          </draw:polyline>
          <draw:line draw:style-name="gr5" draw:text-style-name="P9" draw:layer="svg" svg:x1="18.266cm" svg:y1="12.81cm" svg:x2="18.271cm" svg:y2="12.815cm">
            <text:p/>
          </draw:line>
          <draw:line draw:style-name="gr5" draw:text-style-name="P9" draw:layer="svg" svg:x1="18.27cm" svg:y1="12.814cm" svg:x2="18.276cm" svg:y2="12.82cm">
            <text:p/>
          </draw:line>
          <draw:line draw:style-name="gr5" draw:text-style-name="P9" draw:layer="svg" svg:x1="18.275cm" svg:y1="12.819cm" svg:x2="18.279cm" svg:y2="12.819cm">
            <text:p/>
          </draw:line>
          <draw:line draw:style-name="gr5" draw:text-style-name="P9" draw:layer="svg" svg:x1="18.279cm" svg:y1="12.819cm" svg:x2="18.279cm" svg:y2="12.823cm">
            <text:p/>
          </draw:line>
          <draw:line draw:style-name="gr5" draw:text-style-name="P9" draw:layer="svg" svg:x1="18.279cm" svg:y1="12.823cm" svg:x2="18.284cm" svg:y2="12.828cm">
            <text:p/>
          </draw:line>
          <draw:line draw:style-name="gr5" draw:text-style-name="P9" draw:layer="svg" svg:x1="18.283cm" svg:y1="12.827cm" svg:x2="18.287cm" svg:y2="12.827cm">
            <text:p/>
          </draw:line>
          <draw:line draw:style-name="gr5" draw:text-style-name="P9" draw:layer="svg" svg:x1="18.287cm" svg:y1="12.827cm" svg:x2="18.293cm" svg:y2="12.832cm">
            <text:p/>
          </draw:line>
          <draw:line draw:style-name="gr5" draw:text-style-name="P9" draw:layer="svg" svg:x1="18.292cm" svg:y1="12.831cm" svg:x2="18.297cm" svg:y2="12.837cm">
            <text:p/>
          </draw:line>
          <draw:line draw:style-name="gr5" draw:text-style-name="P9" draw:layer="svg" svg:x1="18.296cm" svg:y1="12.836cm" svg:x2="18.3cm" svg:y2="12.836cm">
            <text:p/>
          </draw:line>
          <draw:line draw:style-name="gr5" draw:text-style-name="P9" draw:layer="svg" svg:x1="18.3cm" svg:y1="12.836cm" svg:x2="18.305cm" svg:y2="12.841cm">
            <text:p/>
          </draw:line>
          <draw:line draw:style-name="gr5" draw:text-style-name="P9" draw:layer="svg" svg:x1="18.304cm" svg:y1="12.84cm" svg:x2="18.309cm" svg:y2="12.84cm">
            <text:p/>
          </draw:line>
          <draw:line draw:style-name="gr5" draw:text-style-name="P9" draw:layer="svg" svg:x1="18.309cm" svg:y1="12.84cm" svg:x2="18.314cm" svg:y2="12.845cm">
            <text:p/>
          </draw:line>
          <draw:line draw:style-name="gr5" draw:text-style-name="P9" draw:layer="svg" svg:x1="18.313cm" svg:y1="12.844cm" svg:x2="18.317cm" svg:y2="12.844cm">
            <text:p/>
          </draw:line>
          <draw:line draw:style-name="gr5" draw:text-style-name="P9" draw:layer="svg" svg:x1="18.317cm" svg:y1="12.844cm" svg:x2="18.322cm" svg:y2="12.849cm">
            <text:p/>
          </draw:line>
          <draw:line draw:style-name="gr5" draw:text-style-name="P9" draw:layer="svg" svg:x1="18.321cm" svg:y1="12.848cm" svg:x2="18.326cm" svg:y2="12.848cm">
            <text:p/>
          </draw:line>
          <draw:line draw:style-name="gr5" draw:text-style-name="P9" draw:layer="svg" svg:x1="18.326cm" svg:y1="12.848cm" svg:x2="18.335cm" svg:y2="12.854cm">
            <text:p/>
          </draw:line>
          <draw:line draw:style-name="gr5" draw:text-style-name="P9" draw:layer="svg" svg:x1="18.334cm" svg:y1="12.853cm" svg:x2="18.338cm" svg:y2="12.853cm">
            <text:p/>
          </draw:line>
          <draw:line draw:style-name="gr5" draw:text-style-name="P9" draw:layer="svg" svg:x1="18.338cm" svg:y1="12.853cm" svg:x2="18.343cm" svg:y2="12.858cm">
            <text:p/>
          </draw:line>
          <draw:line draw:style-name="gr5" draw:text-style-name="P9" draw:layer="svg" svg:x1="18.342cm" svg:y1="12.857cm" svg:x2="18.347cm" svg:y2="12.857cm">
            <text:p/>
          </draw:line>
          <draw:line draw:style-name="gr5" draw:text-style-name="P9" draw:layer="svg" svg:x1="18.347cm" svg:y1="12.857cm" svg:x2="18.356cm" svg:y2="12.862cm">
            <text:p/>
          </draw:line>
          <draw:line draw:style-name="gr5" draw:text-style-name="P9" draw:layer="svg" svg:x1="18.355cm" svg:y1="12.861cm" svg:x2="18.359cm" svg:y2="12.861cm">
            <text:p/>
          </draw:line>
          <draw:line draw:style-name="gr5" draw:text-style-name="P9" draw:layer="svg" svg:x1="18.359cm" svg:y1="12.861cm" svg:x2="18.365cm" svg:y2="12.866cm">
            <text:p/>
          </draw:line>
          <draw:line draw:style-name="gr5" draw:text-style-name="P9" draw:layer="svg" svg:x1="18.364cm" svg:y1="12.865cm" svg:x2="18.368cm" svg:y2="12.865cm">
            <text:p/>
          </draw:line>
          <draw:line draw:style-name="gr5" draw:text-style-name="P9" draw:layer="svg" svg:x1="18.368cm" svg:y1="12.865cm" svg:x2="18.376cm" svg:y2="12.865cm">
            <text:p/>
          </draw:line>
          <draw:line draw:style-name="gr5" draw:text-style-name="P9" draw:layer="svg" svg:x1="18.376cm" svg:y1="12.865cm" svg:x2="18.382cm" svg:y2="12.87cm">
            <text:p/>
          </draw:line>
          <draw:line draw:style-name="gr5" draw:text-style-name="P9" draw:layer="svg" svg:x1="18.381cm" svg:y1="12.869cm" svg:x2="18.389cm" svg:y2="12.869cm">
            <text:p/>
          </draw:line>
          <draw:line draw:style-name="gr5" draw:text-style-name="P9" draw:layer="svg" svg:x1="18.389cm" svg:y1="12.869cm" svg:x2="18.393cm" svg:y2="12.869cm">
            <text:p/>
          </draw:line>
          <draw:line draw:style-name="gr5" draw:text-style-name="P9" draw:layer="svg" svg:x1="18.393cm" svg:y1="12.869cm" svg:x2="18.4cm" svg:y2="12.876cm">
            <text:p/>
          </draw:line>
          <draw:line draw:style-name="gr5" draw:text-style-name="P9" draw:layer="svg" svg:x1="18.398cm" svg:y1="12.874cm" svg:x2="18.406cm" svg:y2="12.874cm">
            <text:p/>
          </draw:line>
          <draw:line draw:style-name="gr5" draw:text-style-name="P9" draw:layer="svg" svg:x1="18.406cm" svg:y1="12.874cm" svg:x2="18.41cm" svg:y2="12.874cm">
            <text:p/>
          </draw:line>
          <draw:line draw:style-name="gr5" draw:text-style-name="P9" draw:layer="svg" svg:x1="18.41cm" svg:y1="12.874cm" svg:x2="18.42cm" svg:y2="12.879cm">
            <text:p/>
          </draw:line>
          <draw:line draw:style-name="gr5" draw:text-style-name="P9" draw:layer="svg" svg:x1="18.419cm" svg:y1="12.878cm" svg:x2="18.423cm" svg:y2="12.878cm">
            <text:p/>
          </draw:line>
          <draw:line draw:style-name="gr5" draw:text-style-name="P9" draw:layer="svg" svg:x1="18.423cm" svg:y1="12.878cm" svg:x2="18.431cm" svg:y2="12.878cm">
            <text:p/>
          </draw:line>
          <draw:line draw:style-name="gr5" draw:text-style-name="P9" draw:layer="svg" svg:x1="18.431cm" svg:y1="12.878cm" svg:x2="18.436cm" svg:y2="12.878cm">
            <text:p/>
          </draw:line>
          <draw:line draw:style-name="gr5" draw:text-style-name="P9" draw:layer="svg" svg:x1="18.436cm" svg:y1="12.878cm" svg:x2="18.444cm" svg:y2="12.878cm">
            <text:p/>
          </draw:line>
          <draw:line draw:style-name="gr5" draw:text-style-name="P9" draw:layer="svg" svg:x1="18.444cm" svg:y1="12.878cm" svg:x2="18.449cm" svg:y2="12.883cm">
            <text:p/>
          </draw:line>
          <draw:line draw:style-name="gr5" draw:text-style-name="P9" draw:layer="svg" svg:x1="18.448cm" svg:y1="12.882cm" svg:x2="18.457cm" svg:y2="12.882cm">
            <text:p/>
          </draw:line>
          <draw:line draw:style-name="gr5" draw:text-style-name="P9" draw:layer="svg" svg:x1="18.457cm" svg:y1="12.882cm" svg:x2="18.461cm" svg:y2="12.882cm">
            <text:p/>
          </draw:line>
          <draw:line draw:style-name="gr5" draw:text-style-name="P9" draw:layer="svg" svg:x1="18.461cm" svg:y1="12.882cm" svg:x2="18.469cm" svg:y2="12.882cm">
            <text:p/>
          </draw:line>
          <draw:line draw:style-name="gr5" draw:text-style-name="P9" draw:layer="svg" svg:x1="18.469cm" svg:y1="12.882cm" svg:x2="18.474cm" svg:y2="12.882cm">
            <text:p/>
          </draw:line>
          <draw:line draw:style-name="gr5" draw:text-style-name="P9" draw:layer="svg" svg:x1="18.474cm" svg:y1="12.882cm" svg:x2="18.482cm" svg:y2="12.882cm">
            <text:p/>
          </draw:line>
          <draw:line draw:style-name="gr5" draw:text-style-name="P9" draw:layer="svg" svg:x1="18.482cm" svg:y1="12.882cm" svg:x2="18.486cm" svg:y2="12.882cm">
            <text:p/>
          </draw:line>
          <draw:line draw:style-name="gr5" draw:text-style-name="P9" draw:layer="svg" svg:x1="18.486cm" svg:y1="12.882cm" svg:x2="18.495cm" svg:y2="12.882cm">
            <text:p/>
          </draw:line>
          <draw:line draw:style-name="gr5" draw:text-style-name="P9" draw:layer="svg" svg:x1="18.495cm" svg:y1="12.882cm" svg:x2="18.499cm" svg:y2="12.882cm">
            <text:p/>
          </draw:line>
          <draw:line draw:style-name="gr5" draw:text-style-name="P9" draw:layer="svg" svg:x1="18.499cm" svg:y1="12.882cm" svg:x2="18.508cm" svg:y2="12.882cm">
            <text:p/>
          </draw:line>
          <draw:line draw:style-name="gr5" draw:text-style-name="P9" draw:layer="svg" svg:x1="18.508cm" svg:y1="12.882cm" svg:x2="18.516cm" svg:y2="12.882cm">
            <text:p/>
          </draw:line>
          <draw:line draw:style-name="gr5" draw:text-style-name="P9" draw:layer="svg" svg:x1="18.516cm" svg:y1="12.882cm" svg:x2="18.52cm" svg:y2="12.882cm">
            <text:p/>
          </draw:line>
          <draw:line draw:style-name="gr5" draw:text-style-name="P9" draw:layer="svg" svg:x1="18.52cm" svg:y1="12.882cm" svg:x2="18.529cm" svg:y2="12.882cm">
            <text:p/>
          </draw:line>
          <draw:line draw:style-name="gr5" draw:text-style-name="P9" draw:layer="svg" svg:x1="18.529cm" svg:y1="12.882cm" svg:x2="18.533cm" svg:y2="12.882cm">
            <text:p/>
          </draw:line>
          <draw:line draw:style-name="gr5" draw:text-style-name="P9" draw:layer="svg" svg:x1="18.533cm" svg:y1="12.882cm" svg:x2="18.541cm" svg:y2="12.882cm">
            <text:p/>
          </draw:line>
          <draw:line draw:style-name="gr5" draw:text-style-name="P9" draw:layer="svg" svg:x1="18.541cm" svg:y1="12.882cm" svg:x2="18.546cm" svg:y2="12.882cm">
            <text:p/>
          </draw:line>
          <draw:line draw:style-name="gr5" draw:text-style-name="P9" draw:layer="svg" svg:x1="18.546cm" svg:y1="12.883cm" svg:x2="18.555cm" svg:y2="12.878cm">
            <text:p/>
          </draw:line>
          <draw:line draw:style-name="gr5" draw:text-style-name="P9" draw:layer="svg" svg:x1="18.554cm" svg:y1="12.878cm" svg:x2="18.558cm" svg:y2="12.878cm">
            <text:p/>
          </draw:line>
          <draw:line draw:style-name="gr5" draw:text-style-name="P9" draw:layer="svg" svg:x1="18.558cm" svg:y1="12.878cm" svg:x2="18.567cm" svg:y2="12.878cm">
            <text:p/>
          </draw:line>
          <draw:line draw:style-name="gr5" draw:text-style-name="P9" draw:layer="svg" svg:x1="18.567cm" svg:y1="12.878cm" svg:x2="18.571cm" svg:y2="12.878cm">
            <text:p/>
          </draw:line>
          <draw:line draw:style-name="gr5" draw:text-style-name="P9" draw:layer="svg" svg:x1="18.571cm" svg:y1="12.878cm" svg:x2="18.58cm" svg:y2="12.878cm">
            <text:p/>
          </draw:line>
          <draw:line draw:style-name="gr5" draw:text-style-name="P9" draw:layer="svg" svg:x1="18.58cm" svg:y1="12.879cm" svg:x2="18.585cm" svg:y2="12.874cm">
            <text:p/>
          </draw:line>
          <draw:line draw:style-name="gr5" draw:text-style-name="P9" draw:layer="svg" svg:x1="18.584cm" svg:y1="12.874cm" svg:x2="18.592cm" svg:y2="12.874cm">
            <text:p/>
          </draw:line>
          <draw:line draw:style-name="gr5" draw:text-style-name="P9" draw:layer="svg" svg:x1="18.592cm" svg:y1="12.874cm" svg:x2="18.596cm" svg:y2="12.874cm">
            <text:p/>
          </draw:line>
          <draw:line draw:style-name="gr5" draw:text-style-name="P9" draw:layer="svg" svg:x1="18.596cm" svg:y1="12.874cm" svg:x2="18.601cm" svg:y2="12.874cm">
            <text:p/>
          </draw:line>
          <draw:line draw:style-name="gr5" draw:text-style-name="P9" draw:layer="svg" svg:x1="18.601cm" svg:y1="12.876cm" svg:x2="18.61cm" svg:y2="12.869cm">
            <text:p/>
          </draw:line>
          <draw:line draw:style-name="gr5" draw:text-style-name="P9" draw:layer="svg" svg:x1="18.609cm" svg:y1="12.869cm" svg:x2="18.613cm" svg:y2="12.869cm">
            <text:p/>
          </draw:line>
          <draw:line draw:style-name="gr5" draw:text-style-name="P9" draw:layer="svg" svg:x1="18.613cm" svg:y1="12.869cm" svg:x2="18.622cm" svg:y2="12.869cm">
            <text:p/>
          </draw:line>
          <draw:line draw:style-name="gr5" draw:text-style-name="P9" draw:layer="svg" svg:x1="18.622cm" svg:y1="12.87cm" svg:x2="18.627cm" svg:y2="12.865cm">
            <text:p/>
          </draw:line>
          <draw:line draw:style-name="gr5" draw:text-style-name="P9" draw:layer="svg" svg:x1="18.626cm" svg:y1="12.865cm" svg:x2="18.63cm" svg:y2="12.865cm">
            <text:p/>
          </draw:line>
          <draw:line draw:style-name="gr5" draw:text-style-name="P9" draw:layer="svg" svg:x1="18.63cm" svg:y1="12.865cm" svg:x2="18.639cm" svg:y2="12.865cm">
            <text:p/>
          </draw:line>
          <draw:line draw:style-name="gr5" draw:text-style-name="P9" draw:layer="svg" svg:x1="18.639cm" svg:y1="12.866cm" svg:x2="18.644cm" svg:y2="12.861cm">
            <text:p/>
          </draw:line>
          <draw:line draw:style-name="gr5" draw:text-style-name="P9" draw:layer="svg" svg:x1="18.643cm" svg:y1="12.861cm" svg:x2="18.647cm" svg:y2="12.861cm">
            <text:p/>
          </draw:line>
          <draw:line draw:style-name="gr5" draw:text-style-name="P9" draw:layer="svg" svg:x1="18.647cm" svg:y1="12.862cm" svg:x2="18.657cm" svg:y2="12.857cm">
            <text:p/>
          </draw:line>
          <draw:line draw:style-name="gr5" draw:text-style-name="P9" draw:layer="svg" svg:x1="18.656cm" svg:y1="12.857cm" svg:x2="18.66cm" svg:y2="12.857cm">
            <text:p/>
          </draw:line>
          <draw:line draw:style-name="gr5" draw:text-style-name="P9" draw:layer="svg" svg:x1="18.66cm" svg:y1="12.858cm" svg:x2="18.665cm" svg:y2="12.853cm">
            <text:p/>
          </draw:line>
          <draw:line draw:style-name="gr5" draw:text-style-name="P9" draw:layer="svg" svg:x1="18.664cm" svg:y1="12.853cm" svg:x2="18.668cm" svg:y2="12.853cm">
            <text:p/>
          </draw:line>
          <draw:line draw:style-name="gr5" draw:text-style-name="P9" draw:layer="svg" svg:x1="18.668cm" svg:y1="12.854cm" svg:x2="18.674cm" svg:y2="12.848cm">
            <text:p/>
          </draw:line>
          <draw:line draw:style-name="gr5" draw:text-style-name="P9" draw:layer="svg" svg:x1="18.673cm" svg:y1="12.848cm" svg:x2="18.677cm" svg:y2="12.848cm">
            <text:p/>
          </draw:line>
          <draw:line draw:style-name="gr5" draw:text-style-name="P9" draw:layer="svg" svg:x1="18.677cm" svg:y1="12.849cm" svg:x2="18.686cm" svg:y2="12.844cm">
            <text:p/>
          </draw:line>
          <draw:line draw:style-name="gr5" draw:text-style-name="P9" draw:layer="svg" svg:x1="18.685cm" svg:y1="12.844cm" svg:x2="18.69cm" svg:y2="12.844cm">
            <text:p/>
          </draw:line>
          <draw:line draw:style-name="gr5" draw:text-style-name="P9" draw:layer="svg" svg:x1="18.69cm" svg:y1="12.845cm" svg:x2="18.695cm" svg:y2="12.84cm">
            <text:p/>
          </draw:line>
          <draw:line draw:style-name="gr5" draw:text-style-name="P9" draw:layer="svg" svg:x1="18.694cm" svg:y1="12.84cm" svg:x2="18.698cm" svg:y2="12.84cm">
            <text:p/>
          </draw:line>
          <draw:line draw:style-name="gr5" draw:text-style-name="P9" draw:layer="svg" svg:x1="18.698cm" svg:y1="12.841cm" svg:x2="18.703cm" svg:y2="12.836cm">
            <text:p/>
          </draw:line>
          <draw:line draw:style-name="gr5" draw:text-style-name="P9" draw:layer="svg" svg:x1="18.702cm" svg:y1="12.837cm" svg:x2="18.708cm" svg:y2="12.831cm">
            <text:p/>
          </draw:line>
          <draw:line draw:style-name="gr5" draw:text-style-name="P9" draw:layer="svg" svg:x1="18.707cm" svg:y1="12.831cm" svg:x2="18.711cm" svg:y2="12.831cm">
            <text:p/>
          </draw:line>
          <draw:line draw:style-name="gr5" draw:text-style-name="P9" draw:layer="svg" svg:x1="18.711cm" svg:y1="12.832cm" svg:x2="18.716cm" svg:y2="12.827cm">
            <text:p/>
          </draw:line>
          <draw:polyline draw:style-name="gr5" draw:text-style-name="P9" draw:layer="svg" svg:width="0cm" svg:height="0cm" svg:x="18.715cm" svg:y="12.827cm" svg:viewBox="0 0 0 0" draw:points="0,0">
            <text:p/>
          </draw:polyline>
          <draw:line draw:style-name="gr5" draw:text-style-name="P9" draw:layer="svg" svg:x1="18.715cm" svg:y1="12.828cm" svg:x2="18.72cm" svg:y2="12.823cm">
            <text:p/>
          </draw:line>
          <draw:line draw:style-name="gr5" draw:text-style-name="P9" draw:layer="svg" svg:x1="18.719cm" svg:y1="12.824cm" svg:x2="18.724cm" svg:y2="12.819cm">
            <text:p/>
          </draw:line>
          <draw:line draw:style-name="gr5" draw:text-style-name="P9" draw:layer="svg" svg:x1="18.723cm" svg:y1="12.819cm" svg:x2="18.728cm" svg:y2="12.819cm">
            <text:p/>
          </draw:line>
          <draw:line draw:style-name="gr5" draw:text-style-name="P9" draw:layer="svg" svg:x1="18.728cm" svg:y1="12.82cm" svg:x2="18.733cm" svg:y2="12.814cm">
            <text:p/>
          </draw:line>
          <draw:line draw:style-name="gr5" draw:text-style-name="P9" draw:layer="svg" svg:x1="18.732cm" svg:y1="12.814cm" svg:x2="18.732cm" svg:y2="12.81cm">
            <text:p/>
          </draw:line>
          <draw:line draw:style-name="gr5" draw:text-style-name="P9" draw:layer="svg" svg:x1="18.732cm" svg:y1="12.811cm" svg:x2="18.737cm" svg:y2="12.806cm">
            <text:p/>
          </draw:line>
          <draw:line draw:style-name="gr5" draw:text-style-name="P9" draw:layer="svg" svg:x1="18.736cm" svg:y1="12.806cm" svg:x2="18.74cm" svg:y2="12.806cm">
            <text:p/>
          </draw:line>
          <draw:line draw:style-name="gr5" draw:text-style-name="P9" draw:layer="svg" svg:x1="18.74cm" svg:y1="12.806cm" svg:x2="18.74cm" svg:y2="12.802cm">
            <text:p/>
          </draw:line>
          <draw:line draw:style-name="gr5" draw:text-style-name="P9" draw:layer="svg" svg:x1="18.74cm" svg:y1="12.803cm" svg:x2="18.746cm" svg:y2="12.798cm">
            <text:p/>
          </draw:line>
          <draw:polyline draw:style-name="gr5" draw:text-style-name="P9" draw:layer="svg" svg:width="0cm" svg:height="0cm" svg:x="18.745cm" svg:y="12.798cm" svg:viewBox="0 0 0 0" draw:points="0,0">
            <text:p/>
          </draw:polyline>
          <draw:line draw:style-name="gr5" draw:text-style-name="P9" draw:layer="svg" svg:x1="18.745cm" svg:y1="12.8cm" svg:x2="18.75cm" svg:y2="12.793cm">
            <text:p/>
          </draw:line>
          <draw:line draw:style-name="gr5" draw:text-style-name="P9" draw:layer="svg" svg:x1="18.749cm" svg:y1="12.793cm" svg:x2="18.749cm" svg:y2="12.789cm">
            <text:p/>
          </draw:line>
          <draw:line draw:style-name="gr5" draw:text-style-name="P9" draw:layer="svg" svg:x1="18.749cm" svg:y1="12.79cm" svg:x2="18.754cm" svg:y2="12.785cm">
            <text:p/>
          </draw:line>
          <draw:polyline draw:style-name="gr5" draw:text-style-name="P9" draw:layer="svg" svg:width="0cm" svg:height="0cm" svg:x="18.753cm" svg:y="12.785cm" svg:viewBox="0 0 0 0" draw:points="0,0">
            <text:p/>
          </draw:polyline>
          <draw:line draw:style-name="gr5" draw:text-style-name="P9" draw:layer="svg" svg:x1="18.753cm" svg:y1="12.786cm" svg:x2="18.758cm" svg:y2="12.781cm">
            <text:p/>
          </draw:line>
          <draw:line draw:style-name="gr5" draw:text-style-name="P9" draw:layer="svg" svg:x1="18.757cm" svg:y1="12.781cm" svg:x2="18.757cm" svg:y2="12.776cm">
            <text:p/>
          </draw:line>
          <draw:line draw:style-name="gr5" draw:text-style-name="P9" draw:layer="svg" svg:x1="18.757cm" svg:y1="12.776cm" svg:x2="18.757cm" svg:y2="12.772cm">
            <text:p/>
          </draw:line>
          <draw:polyline draw:style-name="gr5" draw:text-style-name="P9" draw:layer="svg" svg:width="0cm" svg:height="0cm" svg:x="18.757cm" svg:y="12.772cm" svg:viewBox="0 0 0 0" draw:points="0,0">
            <text:p/>
          </draw:polyline>
          <draw:line draw:style-name="gr5" draw:text-style-name="P9" draw:layer="svg" svg:x1="18.757cm" svg:y1="12.773cm" svg:x2="18.764cm" svg:y2="12.768cm">
            <text:p/>
          </draw:line>
          <draw:line draw:style-name="gr5" draw:text-style-name="P9" draw:layer="svg" svg:x1="18.762cm" svg:y1="12.768cm" svg:x2="18.762cm" svg:y2="12.764cm">
            <text:p/>
          </draw:line>
          <draw:line draw:style-name="gr5" draw:text-style-name="P9" draw:layer="svg" svg:x1="18.762cm" svg:y1="12.764cm" svg:x2="18.762cm" svg:y2="12.759cm">
            <text:p/>
          </draw:line>
          <draw:polyline draw:style-name="gr5" draw:text-style-name="P9" draw:layer="svg" svg:width="0cm" svg:height="0cm" svg:x="18.762cm" svg:y="12.759cm" svg:viewBox="0 0 0 0" draw:points="0,0">
            <text:p/>
          </draw:polyline>
          <draw:line draw:style-name="gr5" draw:text-style-name="P9" draw:layer="svg" svg:x1="18.762cm" svg:y1="12.759cm" svg:x2="18.762cm" svg:y2="12.755cm">
            <text:p/>
          </draw:line>
          <draw:polyline draw:style-name="gr5" draw:text-style-name="P9" draw:layer="svg" svg:width="0cm" svg:height="0cm" svg:x="18.762cm" svg:y="12.755cm" svg:viewBox="0 0 0 0" draw:points="0,0">
            <text:p/>
          </draw:polyline>
          <draw:polyline draw:style-name="gr5" draw:text-style-name="P9" draw:layer="svg" svg:width="0cm" svg:height="0cm" svg:x="18.762cm" svg:y="12.755cm" svg:viewBox="0 0 0 0" draw:points="0,0">
            <text:p/>
          </draw:polyline>
          <draw:polyline draw:style-name="gr5" draw:text-style-name="P9" draw:layer="svg" svg:width="0cm" svg:height="0cm" svg:x="20.235cm" svg:y="12.755cm" svg:viewBox="0 0 0 0" draw:points="0,0">
            <text:p/>
          </draw:polyline>
          <draw:line draw:style-name="gr5" draw:text-style-name="P9" draw:layer="svg" svg:x1="20.235cm" svg:y1="12.755cm" svg:x2="20.235cm" svg:y2="12.759cm">
            <text:p/>
          </draw:line>
          <draw:line draw:style-name="gr5" draw:text-style-name="P9" draw:layer="svg" svg:x1="20.235cm" svg:y1="12.759cm" svg:x2="20.235cm" svg:y2="12.764cm">
            <text:p/>
          </draw:line>
          <draw:line draw:style-name="gr5" draw:text-style-name="P9" draw:layer="svg" svg:x1="20.235cm" svg:y1="12.764cm" svg:x2="20.235cm" svg:y2="12.768cm">
            <text:p/>
          </draw:line>
          <draw:line draw:style-name="gr5" draw:text-style-name="P9" draw:layer="svg" svg:x1="20.235cm" svg:y1="12.768cm" svg:x2="20.239cm" svg:y2="12.768cm">
            <text:p/>
          </draw:line>
          <draw:line draw:style-name="gr5" draw:text-style-name="P9" draw:layer="svg" svg:x1="20.239cm" svg:y1="12.768cm" svg:x2="20.239cm" svg:y2="12.772cm">
            <text:p/>
          </draw:line>
          <draw:line draw:style-name="gr5" draw:text-style-name="P9" draw:layer="svg" svg:x1="20.239cm" svg:y1="12.772cm" svg:x2="20.239cm" svg:y2="12.776cm">
            <text:p/>
          </draw:line>
          <draw:line draw:style-name="gr5" draw:text-style-name="P9" draw:layer="svg" svg:x1="20.239cm" svg:y1="12.776cm" svg:x2="20.239cm" svg:y2="12.781cm">
            <text:p/>
          </draw:line>
          <draw:line draw:style-name="gr5" draw:text-style-name="P9" draw:layer="svg" svg:x1="20.239cm" svg:y1="12.781cm" svg:x2="20.243cm" svg:y2="12.781cm">
            <text:p/>
          </draw:line>
          <draw:line draw:style-name="gr5" draw:text-style-name="P9" draw:layer="svg" svg:x1="20.243cm" svg:y1="12.781cm" svg:x2="20.243cm" svg:y2="12.785cm">
            <text:p/>
          </draw:line>
          <draw:line draw:style-name="gr5" draw:text-style-name="P9" draw:layer="svg" svg:x1="20.243cm" svg:y1="12.785cm" svg:x2="20.243cm" svg:y2="12.789cm">
            <text:p/>
          </draw:line>
          <draw:line draw:style-name="gr5" draw:text-style-name="P9" draw:layer="svg" svg:x1="20.243cm" svg:y1="12.789cm" svg:x2="20.248cm" svg:y2="12.794cm">
            <text:p/>
          </draw:line>
          <draw:polyline draw:style-name="gr5" draw:text-style-name="P9" draw:layer="svg" svg:width="0cm" svg:height="0cm" svg:x="20.247cm" svg:y="12.793cm" svg:viewBox="0 0 0 0" draw:points="0,0">
            <text:p/>
          </draw:polyline>
          <draw:line draw:style-name="gr5" draw:text-style-name="P9" draw:layer="svg" svg:x1="20.247cm" svg:y1="12.793cm" svg:x2="20.253cm" svg:y2="12.8cm">
            <text:p/>
          </draw:line>
          <draw:line draw:style-name="gr5" draw:text-style-name="P9" draw:layer="svg" svg:x1="20.252cm" svg:y1="12.798cm" svg:x2="20.257cm" svg:y2="12.803cm">
            <text:p/>
          </draw:line>
          <draw:line draw:style-name="gr5" draw:text-style-name="P9" draw:layer="svg" svg:x1="20.256cm" svg:y1="12.802cm" svg:x2="20.256cm" svg:y2="12.806cm">
            <text:p/>
          </draw:line>
          <draw:line draw:style-name="gr5" draw:text-style-name="P9" draw:layer="svg" svg:x1="20.256cm" svg:y1="12.806cm" svg:x2="20.26cm" svg:y2="12.806cm">
            <text:p/>
          </draw:line>
          <draw:line draw:style-name="gr5" draw:text-style-name="P9" draw:layer="svg" svg:x1="20.26cm" svg:y1="12.806cm" svg:x2="20.26cm" svg:y2="12.81cm">
            <text:p/>
          </draw:line>
          <draw:line draw:style-name="gr5" draw:text-style-name="P9" draw:layer="svg" svg:x1="20.26cm" svg:y1="12.81cm" svg:x2="20.265cm" svg:y2="12.815cm">
            <text:p/>
          </draw:line>
          <draw:line draw:style-name="gr5" draw:text-style-name="P9" draw:layer="svg" svg:x1="20.264cm" svg:y1="12.814cm" svg:x2="20.269cm" svg:y2="12.814cm">
            <text:p/>
          </draw:line>
          <draw:line draw:style-name="gr5" draw:text-style-name="P9" draw:layer="svg" svg:x1="20.269cm" svg:y1="12.814cm" svg:x2="20.274cm" svg:y2="12.82cm">
            <text:p/>
          </draw:line>
          <draw:line draw:style-name="gr5" draw:text-style-name="P9" draw:layer="svg" svg:x1="20.273cm" svg:y1="12.819cm" svg:x2="20.273cm" svg:y2="12.823cm">
            <text:p/>
          </draw:line>
          <draw:line draw:style-name="gr5" draw:text-style-name="P9" draw:layer="svg" svg:x1="20.273cm" svg:y1="12.823cm" svg:x2="20.277cm" svg:y2="12.823cm">
            <text:p/>
          </draw:line>
          <draw:line draw:style-name="gr5" draw:text-style-name="P9" draw:layer="svg" svg:x1="20.277cm" svg:y1="12.823cm" svg:x2="20.282cm" svg:y2="12.828cm">
            <text:p/>
          </draw:line>
          <draw:line draw:style-name="gr5" draw:text-style-name="P9" draw:layer="svg" svg:x1="20.281cm" svg:y1="12.827cm" svg:x2="20.288cm" svg:y2="12.832cm">
            <text:p/>
          </draw:line>
          <draw:line draw:style-name="gr5" draw:text-style-name="P9" draw:layer="svg" svg:x1="20.286cm" svg:y1="12.831cm" svg:x2="20.29cm" svg:y2="12.831cm">
            <text:p/>
          </draw:line>
          <draw:line draw:style-name="gr5" draw:text-style-name="P9" draw:layer="svg" svg:x1="20.29cm" svg:y1="12.831cm" svg:x2="20.295cm" svg:y2="12.837cm">
            <text:p/>
          </draw:line>
          <draw:line draw:style-name="gr5" draw:text-style-name="P9" draw:layer="svg" svg:x1="20.294cm" svg:y1="12.836cm" svg:x2="20.298cm" svg:y2="12.836cm">
            <text:p/>
          </draw:line>
          <draw:line draw:style-name="gr5" draw:text-style-name="P9" draw:layer="svg" svg:x1="20.298cm" svg:y1="12.836cm" svg:x2="20.304cm" svg:y2="12.841cm">
            <text:p/>
          </draw:line>
          <draw:line draw:style-name="gr5" draw:text-style-name="P9" draw:layer="svg" svg:x1="20.303cm" svg:y1="12.84cm" svg:x2="20.308cm" svg:y2="12.845cm">
            <text:p/>
          </draw:line>
          <draw:line draw:style-name="gr5" draw:text-style-name="P9" draw:layer="svg" svg:x1="20.307cm" svg:y1="12.844cm" svg:x2="20.311cm" svg:y2="12.844cm">
            <text:p/>
          </draw:line>
          <draw:line draw:style-name="gr5" draw:text-style-name="P9" draw:layer="svg" svg:x1="20.311cm" svg:y1="12.844cm" svg:x2="20.316cm" svg:y2="12.849cm">
            <text:p/>
          </draw:line>
          <draw:line draw:style-name="gr5" draw:text-style-name="P9" draw:layer="svg" svg:x1="20.315cm" svg:y1="12.848cm" svg:x2="20.319cm" svg:y2="12.848cm">
            <text:p/>
          </draw:line>
          <draw:line draw:style-name="gr5" draw:text-style-name="P9" draw:layer="svg" svg:x1="20.319cm" svg:y1="12.848cm" svg:x2="20.325cm" svg:y2="12.854cm">
            <text:p/>
          </draw:line>
          <draw:line draw:style-name="gr5" draw:text-style-name="P9" draw:layer="svg" svg:x1="20.324cm" svg:y1="12.853cm" svg:x2="20.332cm" svg:y2="12.853cm">
            <text:p/>
          </draw:line>
          <draw:line draw:style-name="gr5" draw:text-style-name="P9" draw:layer="svg" svg:x1="20.332cm" svg:y1="12.853cm" svg:x2="20.337cm" svg:y2="12.858cm">
            <text:p/>
          </draw:line>
          <draw:line draw:style-name="gr5" draw:text-style-name="P9" draw:layer="svg" svg:x1="20.336cm" svg:y1="12.857cm" svg:x2="20.341cm" svg:y2="12.857cm">
            <text:p/>
          </draw:line>
          <draw:line draw:style-name="gr5" draw:text-style-name="P9" draw:layer="svg" svg:x1="20.341cm" svg:y1="12.857cm" svg:x2="20.346cm" svg:y2="12.862cm">
            <text:p/>
          </draw:line>
          <draw:line draw:style-name="gr5" draw:text-style-name="P9" draw:layer="svg" svg:x1="20.345cm" svg:y1="12.861cm" svg:x2="20.353cm" svg:y2="12.861cm">
            <text:p/>
          </draw:line>
          <draw:line draw:style-name="gr5" draw:text-style-name="P9" draw:layer="svg" svg:x1="20.353cm" svg:y1="12.861cm" svg:x2="20.358cm" svg:y2="12.861cm">
            <text:p/>
          </draw:line>
          <draw:line draw:style-name="gr5" draw:text-style-name="P9" draw:layer="svg" svg:x1="20.358cm" svg:y1="12.861cm" svg:x2="20.363cm" svg:y2="12.866cm">
            <text:p/>
          </draw:line>
          <draw:line draw:style-name="gr5" draw:text-style-name="P9" draw:layer="svg" svg:x1="20.362cm" svg:y1="12.865cm" svg:x2="20.37cm" svg:y2="12.865cm">
            <text:p/>
          </draw:line>
          <draw:line draw:style-name="gr5" draw:text-style-name="P9" draw:layer="svg" svg:x1="20.37cm" svg:y1="12.865cm" svg:x2="20.375cm" svg:y2="12.87cm">
            <text:p/>
          </draw:line>
          <draw:line draw:style-name="gr5" draw:text-style-name="P9" draw:layer="svg" svg:x1="20.374cm" svg:y1="12.869cm" svg:x2="20.379cm" svg:y2="12.869cm">
            <text:p/>
          </draw:line>
          <draw:line draw:style-name="gr5" draw:text-style-name="P9" draw:layer="svg" svg:x1="20.379cm" svg:y1="12.869cm" svg:x2="20.387cm" svg:y2="12.869cm">
            <text:p/>
          </draw:line>
          <draw:line draw:style-name="gr5" draw:text-style-name="P9" draw:layer="svg" svg:x1="20.387cm" svg:y1="12.869cm" svg:x2="20.392cm" svg:y2="12.876cm">
            <text:p/>
          </draw:line>
          <draw:line draw:style-name="gr5" draw:text-style-name="P9" draw:layer="svg" svg:x1="20.391cm" svg:y1="12.874cm" svg:x2="20.396cm" svg:y2="12.874cm">
            <text:p/>
          </draw:line>
          <draw:line draw:style-name="gr5" draw:text-style-name="P9" draw:layer="svg" svg:x1="20.396cm" svg:y1="12.874cm" svg:x2="20.404cm" svg:y2="12.874cm">
            <text:p/>
          </draw:line>
          <draw:line draw:style-name="gr5" draw:text-style-name="P9" draw:layer="svg" svg:x1="20.404cm" svg:y1="12.874cm" svg:x2="20.408cm" svg:y2="12.874cm">
            <text:p/>
          </draw:line>
          <draw:line draw:style-name="gr5" draw:text-style-name="P9" draw:layer="svg" svg:x1="20.408cm" svg:y1="12.874cm" svg:x2="20.418cm" svg:y2="12.879cm">
            <text:p/>
          </draw:line>
          <draw:line draw:style-name="gr5" draw:text-style-name="P9" draw:layer="svg" svg:x1="20.417cm" svg:y1="12.878cm" svg:x2="20.421cm" svg:y2="12.878cm">
            <text:p/>
          </draw:line>
          <draw:line draw:style-name="gr5" draw:text-style-name="P9" draw:layer="svg" svg:x1="20.421cm" svg:y1="12.878cm" svg:x2="20.43cm" svg:y2="12.878cm">
            <text:p/>
          </draw:line>
          <draw:line draw:style-name="gr5" draw:text-style-name="P9" draw:layer="svg" svg:x1="20.43cm" svg:y1="12.878cm" svg:x2="20.434cm" svg:y2="12.878cm">
            <text:p/>
          </draw:line>
          <draw:line draw:style-name="gr5" draw:text-style-name="P9" draw:layer="svg" svg:x1="20.434cm" svg:y1="12.878cm" svg:x2="20.442cm" svg:y2="12.878cm">
            <text:p/>
          </draw:line>
          <draw:line draw:style-name="gr5" draw:text-style-name="P9" draw:layer="svg" svg:x1="20.442cm" svg:y1="12.878cm" svg:x2="20.447cm" svg:y2="12.883cm">
            <text:p/>
          </draw:line>
          <draw:line draw:style-name="gr5" draw:text-style-name="P9" draw:layer="svg" svg:x1="20.446cm" svg:y1="12.882cm" svg:x2="20.455cm" svg:y2="12.882cm">
            <text:p/>
          </draw:line>
          <draw:line draw:style-name="gr5" draw:text-style-name="P9" draw:layer="svg" svg:x1="20.455cm" svg:y1="12.882cm" svg:x2="20.459cm" svg:y2="12.882cm">
            <text:p/>
          </draw:line>
          <draw:line draw:style-name="gr5" draw:text-style-name="P9" draw:layer="svg" svg:x1="20.459cm" svg:y1="12.882cm" svg:x2="20.468cm" svg:y2="12.882cm">
            <text:p/>
          </draw:line>
          <draw:line draw:style-name="gr5" draw:text-style-name="P9" draw:layer="svg" svg:x1="20.468cm" svg:y1="12.882cm" svg:x2="20.472cm" svg:y2="12.882cm">
            <text:p/>
          </draw:line>
          <draw:line draw:style-name="gr5" draw:text-style-name="P9" draw:layer="svg" svg:x1="20.472cm" svg:y1="12.882cm" svg:x2="20.48cm" svg:y2="12.882cm">
            <text:p/>
          </draw:line>
          <draw:line draw:style-name="gr5" draw:text-style-name="P9" draw:layer="svg" svg:x1="20.48cm" svg:y1="12.882cm" svg:x2="20.489cm" svg:y2="12.882cm">
            <text:p/>
          </draw:line>
          <draw:line draw:style-name="gr5" draw:text-style-name="P9" draw:layer="svg" svg:x1="20.489cm" svg:y1="12.882cm" svg:x2="20.493cm" svg:y2="12.882cm">
            <text:p/>
          </draw:line>
          <draw:line draw:style-name="gr5" draw:text-style-name="P9" draw:layer="svg" svg:x1="20.493cm" svg:y1="12.882cm" svg:x2="20.501cm" svg:y2="12.882cm">
            <text:p/>
          </draw:line>
          <draw:line draw:style-name="gr5" draw:text-style-name="P9" draw:layer="svg" svg:x1="20.501cm" svg:y1="12.882cm" svg:x2="20.506cm" svg:y2="12.882cm">
            <text:p/>
          </draw:line>
          <draw:line draw:style-name="gr5" draw:text-style-name="P9" draw:layer="svg" svg:x1="20.506cm" svg:y1="12.882cm" svg:x2="20.514cm" svg:y2="12.882cm">
            <text:p/>
          </draw:line>
          <draw:line draw:style-name="gr5" draw:text-style-name="P9" draw:layer="svg" svg:x1="20.514cm" svg:y1="12.882cm" svg:x2="20.518cm" svg:y2="12.882cm">
            <text:p/>
          </draw:line>
          <draw:line draw:style-name="gr5" draw:text-style-name="P9" draw:layer="svg" svg:x1="20.518cm" svg:y1="12.882cm" svg:x2="20.527cm" svg:y2="12.882cm">
            <text:p/>
          </draw:line>
          <draw:line draw:style-name="gr5" draw:text-style-name="P9" draw:layer="svg" svg:x1="20.527cm" svg:y1="12.882cm" svg:x2="20.531cm" svg:y2="12.882cm">
            <text:p/>
          </draw:line>
          <draw:line draw:style-name="gr5" draw:text-style-name="P9" draw:layer="svg" svg:x1="20.531cm" svg:y1="12.882cm" svg:x2="20.54cm" svg:y2="12.882cm">
            <text:p/>
          </draw:line>
          <draw:line draw:style-name="gr5" draw:text-style-name="P9" draw:layer="svg" svg:x1="20.54cm" svg:y1="12.882cm" svg:x2="20.544cm" svg:y2="12.882cm">
            <text:p/>
          </draw:line>
          <draw:line draw:style-name="gr5" draw:text-style-name="P9" draw:layer="svg" svg:x1="20.544cm" svg:y1="12.883cm" svg:x2="20.553cm" svg:y2="12.878cm">
            <text:p/>
          </draw:line>
          <draw:line draw:style-name="gr5" draw:text-style-name="P9" draw:layer="svg" svg:x1="20.552cm" svg:y1="12.878cm" svg:x2="20.556cm" svg:y2="12.878cm">
            <text:p/>
          </draw:line>
          <draw:line draw:style-name="gr5" draw:text-style-name="P9" draw:layer="svg" svg:x1="20.556cm" svg:y1="12.878cm" svg:x2="20.565cm" svg:y2="12.878cm">
            <text:p/>
          </draw:line>
          <draw:line draw:style-name="gr5" draw:text-style-name="P9" draw:layer="svg" svg:x1="20.565cm" svg:y1="12.878cm" svg:x2="20.569cm" svg:y2="12.878cm">
            <text:p/>
          </draw:line>
          <draw:line draw:style-name="gr5" draw:text-style-name="P9" draw:layer="svg" svg:x1="20.569cm" svg:y1="12.878cm" svg:x2="20.578cm" svg:y2="12.878cm">
            <text:p/>
          </draw:line>
          <draw:line draw:style-name="gr5" draw:text-style-name="P9" draw:layer="svg" svg:x1="20.578cm" svg:y1="12.879cm" svg:x2="20.583cm" svg:y2="12.874cm">
            <text:p/>
          </draw:line>
          <draw:line draw:style-name="gr5" draw:text-style-name="P9" draw:layer="svg" svg:x1="20.582cm" svg:y1="12.874cm" svg:x2="20.59cm" svg:y2="12.874cm">
            <text:p/>
          </draw:line>
          <draw:line draw:style-name="gr5" draw:text-style-name="P9" draw:layer="svg" svg:x1="20.59cm" svg:y1="12.874cm" svg:x2="20.595cm" svg:y2="12.874cm">
            <text:p/>
          </draw:line>
          <draw:line draw:style-name="gr5" draw:text-style-name="P9" draw:layer="svg" svg:x1="20.595cm" svg:y1="12.874cm" svg:x2="20.603cm" svg:y2="12.874cm">
            <text:p/>
          </draw:line>
          <draw:line draw:style-name="gr5" draw:text-style-name="P9" draw:layer="svg" svg:x1="20.603cm" svg:y1="12.876cm" svg:x2="20.608cm" svg:y2="12.869cm">
            <text:p/>
          </draw:line>
          <draw:line draw:style-name="gr5" draw:text-style-name="P9" draw:layer="svg" svg:x1="20.607cm" svg:y1="12.869cm" svg:x2="20.612cm" svg:y2="12.869cm">
            <text:p/>
          </draw:line>
          <draw:line draw:style-name="gr5" draw:text-style-name="P9" draw:layer="svg" svg:x1="20.612cm" svg:y1="12.869cm" svg:x2="20.62cm" svg:y2="12.869cm">
            <text:p/>
          </draw:line>
          <draw:line draw:style-name="gr5" draw:text-style-name="P9" draw:layer="svg" svg:x1="20.62cm" svg:y1="12.87cm" svg:x2="20.625cm" svg:y2="12.865cm">
            <text:p/>
          </draw:line>
          <draw:line draw:style-name="gr5" draw:text-style-name="P9" draw:layer="svg" svg:x1="20.624cm" svg:y1="12.865cm" svg:x2="20.628cm" svg:y2="12.865cm">
            <text:p/>
          </draw:line>
          <draw:line draw:style-name="gr5" draw:text-style-name="P9" draw:layer="svg" svg:x1="20.628cm" svg:y1="12.866cm" svg:x2="20.638cm" svg:y2="12.861cm">
            <text:p/>
          </draw:line>
          <draw:line draw:style-name="gr5" draw:text-style-name="P9" draw:layer="svg" svg:x1="20.637cm" svg:y1="12.861cm" svg:x2="20.641cm" svg:y2="12.861cm">
            <text:p/>
          </draw:line>
          <draw:line draw:style-name="gr5" draw:text-style-name="P9" draw:layer="svg" svg:x1="20.641cm" svg:y1="12.862cm" svg:x2="20.646cm" svg:y2="12.857cm">
            <text:p/>
          </draw:line>
          <draw:line draw:style-name="gr5" draw:text-style-name="P9" draw:layer="svg" svg:x1="20.645cm" svg:y1="12.857cm" svg:x2="20.654cm" svg:y2="12.857cm">
            <text:p/>
          </draw:line>
          <draw:line draw:style-name="gr5" draw:text-style-name="P9" draw:layer="svg" svg:x1="20.654cm" svg:y1="12.857cm" svg:x2="20.658cm" svg:y2="12.857cm">
            <text:p/>
          </draw:line>
          <draw:line draw:style-name="gr5" draw:text-style-name="P9" draw:layer="svg" svg:x1="20.658cm" svg:y1="12.858cm" svg:x2="20.663cm" svg:y2="12.853cm">
            <text:p/>
          </draw:line>
          <draw:line draw:style-name="gr5" draw:text-style-name="P9" draw:layer="svg" svg:x1="20.662cm" svg:y1="12.853cm" svg:x2="20.667cm" svg:y2="12.853cm">
            <text:p/>
          </draw:line>
          <draw:line draw:style-name="gr5" draw:text-style-name="P9" draw:layer="svg" svg:x1="20.667cm" svg:y1="12.854cm" svg:x2="20.672cm" svg:y2="12.848cm">
            <text:p/>
          </draw:line>
          <draw:line draw:style-name="gr5" draw:text-style-name="P9" draw:layer="svg" svg:x1="20.671cm" svg:y1="12.848cm" svg:x2="20.675cm" svg:y2="12.848cm">
            <text:p/>
          </draw:line>
          <draw:line draw:style-name="gr5" draw:text-style-name="P9" draw:layer="svg" svg:x1="20.675cm" svg:y1="12.849cm" svg:x2="20.686cm" svg:y2="12.844cm">
            <text:p/>
          </draw:line>
          <draw:line draw:style-name="gr5" draw:text-style-name="P9" draw:layer="svg" svg:x1="20.684cm" svg:y1="12.845cm" svg:x2="20.689cm" svg:y2="12.84cm">
            <text:p/>
          </draw:line>
          <draw:line draw:style-name="gr5" draw:text-style-name="P9" draw:layer="svg" svg:x1="20.688cm" svg:y1="12.84cm" svg:x2="20.692cm" svg:y2="12.84cm">
            <text:p/>
          </draw:line>
          <draw:line draw:style-name="gr5" draw:text-style-name="P9" draw:layer="svg" svg:x1="20.692cm" svg:y1="12.841cm" svg:x2="20.697cm" svg:y2="12.836cm">
            <text:p/>
          </draw:line>
          <draw:line draw:style-name="gr5" draw:text-style-name="P9" draw:layer="svg" svg:x1="20.696cm" svg:y1="12.836cm" svg:x2="20.7cm" svg:y2="12.836cm">
            <text:p/>
          </draw:line>
          <draw:line draw:style-name="gr5" draw:text-style-name="P9" draw:layer="svg" svg:x1="20.7cm" svg:y1="12.837cm" svg:x2="20.706cm" svg:y2="12.831cm">
            <text:p/>
          </draw:line>
          <draw:line draw:style-name="gr5" draw:text-style-name="P9" draw:layer="svg" svg:x1="20.705cm" svg:y1="12.832cm" svg:x2="20.71cm" svg:y2="12.827cm">
            <text:p/>
          </draw:line>
          <draw:polyline draw:style-name="gr5" draw:text-style-name="P9" draw:layer="svg" svg:width="0cm" svg:height="0cm" svg:x="20.709cm" svg:y="12.827cm" svg:viewBox="0 0 0 0" draw:points="0,0">
            <text:p/>
          </draw:polyline>
          <draw:line draw:style-name="gr5" draw:text-style-name="P9" draw:layer="svg" svg:x1="20.709cm" svg:y1="12.828cm" svg:x2="20.714cm" svg:y2="12.823cm">
            <text:p/>
          </draw:line>
          <draw:line draw:style-name="gr5" draw:text-style-name="P9" draw:layer="svg" svg:x1="20.713cm" svg:y1="12.823cm" svg:x2="20.717cm" svg:y2="12.823cm">
            <text:p/>
          </draw:line>
          <draw:line draw:style-name="gr5" draw:text-style-name="P9" draw:layer="svg" svg:x1="20.717cm" svg:y1="12.824cm" svg:x2="20.724cm" svg:y2="12.819cm">
            <text:p/>
          </draw:line>
          <draw:line draw:style-name="gr5" draw:text-style-name="P9" draw:layer="svg" svg:x1="20.722cm" svg:y1="12.82cm" svg:x2="20.727cm" svg:y2="12.814cm">
            <text:p/>
          </draw:line>
          <draw:polyline draw:style-name="gr5" draw:text-style-name="P9" draw:layer="svg" svg:width="0cm" svg:height="0cm" svg:x="20.726cm" svg:y="12.814cm" svg:viewBox="0 0 0 0" draw:points="0,0">
            <text:p/>
          </draw:polyline>
          <draw:line draw:style-name="gr5" draw:text-style-name="P9" draw:layer="svg" svg:x1="20.726cm" svg:y1="12.815cm" svg:x2="20.731cm" svg:y2="12.81cm">
            <text:p/>
          </draw:line>
          <draw:line draw:style-name="gr5" draw:text-style-name="P9" draw:layer="svg" svg:x1="20.73cm" svg:y1="12.811cm" svg:x2="20.735cm" svg:y2="12.806cm">
            <text:p/>
          </draw:line>
          <draw:line draw:style-name="gr5" draw:text-style-name="P9" draw:layer="svg" svg:x1="20.734cm" svg:y1="12.806cm" svg:x2="20.734cm" svg:y2="12.802cm">
            <text:p/>
          </draw:line>
          <draw:line draw:style-name="gr5" draw:text-style-name="P9" draw:layer="svg" svg:x1="20.734cm" svg:y1="12.802cm" svg:x2="20.739cm" svg:y2="12.802cm">
            <text:p/>
          </draw:line>
          <draw:line draw:style-name="gr5" draw:text-style-name="P9" draw:layer="svg" svg:x1="20.739cm" svg:y1="12.803cm" svg:x2="20.744cm" svg:y2="12.798cm">
            <text:p/>
          </draw:line>
          <draw:line draw:style-name="gr5" draw:text-style-name="P9" draw:layer="svg" svg:x1="20.743cm" svg:y1="12.798cm" svg:x2="20.743cm" svg:y2="12.793cm">
            <text:p/>
          </draw:line>
          <draw:line draw:style-name="gr5" draw:text-style-name="P9" draw:layer="svg" svg:x1="20.743cm" svg:y1="12.793cm" svg:x2="20.747cm" svg:y2="12.793cm">
            <text:p/>
          </draw:line>
          <draw:line draw:style-name="gr5" draw:text-style-name="P9" draw:layer="svg" svg:x1="20.747cm" svg:y1="12.793cm" svg:x2="20.747cm" svg:y2="12.789cm">
            <text:p/>
          </draw:line>
          <draw:line draw:style-name="gr5" draw:text-style-name="P9" draw:layer="svg" svg:x1="20.747cm" svg:y1="12.789cm" svg:x2="20.747cm" svg:y2="12.785cm">
            <text:p/>
          </draw:line>
          <draw:line draw:style-name="gr5" draw:text-style-name="P9" draw:layer="svg" svg:x1="20.747cm" svg:y1="12.786cm" svg:x2="20.752cm" svg:y2="12.781cm">
            <text:p/>
          </draw:line>
          <draw:polyline draw:style-name="gr5" draw:text-style-name="P9" draw:layer="svg" svg:width="0cm" svg:height="0cm" svg:x="20.751cm" svg:y="12.781cm" svg:viewBox="0 0 0 0" draw:points="0,0">
            <text:p/>
          </draw:polyline>
          <draw:line draw:style-name="gr5" draw:text-style-name="P9" draw:layer="svg" svg:x1="20.751cm" svg:y1="12.781cm" svg:x2="20.751cm" svg:y2="12.776cm">
            <text:p/>
          </draw:line>
          <draw:line draw:style-name="gr5" draw:text-style-name="P9" draw:layer="svg" svg:x1="20.751cm" svg:y1="12.777cm" svg:x2="20.756cm" svg:y2="12.772cm">
            <text:p/>
          </draw:line>
          <draw:line draw:style-name="gr5" draw:text-style-name="P9" draw:layer="svg" svg:x1="20.755cm" svg:y1="12.772cm" svg:x2="20.755cm" svg:y2="12.768cm">
            <text:p/>
          </draw:line>
          <draw:polyline draw:style-name="gr5" draw:text-style-name="P9" draw:layer="svg" svg:width="0cm" svg:height="0cm" svg:x="20.755cm" svg:y="12.768cm" svg:viewBox="0 0 0 0" draw:points="0,0">
            <text:p/>
          </draw:polyline>
          <draw:line draw:style-name="gr5" draw:text-style-name="P9" draw:layer="svg" svg:x1="20.755cm" svg:y1="12.768cm" svg:x2="20.755cm" svg:y2="12.764cm">
            <text:p/>
          </draw:line>
          <draw:line draw:style-name="gr5" draw:text-style-name="P9" draw:layer="svg" svg:x1="20.755cm" svg:y1="12.764cm" svg:x2="20.755cm" svg:y2="12.759cm">
            <text:p/>
          </draw:line>
          <draw:line draw:style-name="gr5" draw:text-style-name="P9" draw:layer="svg" svg:x1="20.755cm" svg:y1="12.759cm" svg:x2="20.755cm" svg:y2="12.755cm">
            <text:p/>
          </draw:line>
          <draw:line draw:style-name="gr5" draw:text-style-name="P9" draw:layer="svg" svg:x1="20.755cm" svg:y1="12.755cm" svg:x2="20.755cm" svg:y2="12.751cm">
            <text:p/>
          </draw:line>
          <draw:polyline draw:style-name="gr5" draw:text-style-name="P9" draw:layer="svg" svg:width="0cm" svg:height="0cm" svg:x="20.755cm" svg:y="12.751cm" svg:viewBox="0 0 0 0" draw:points="0,0">
            <text:p/>
          </draw:polyline>
          <draw:line draw:style-name="gr5" draw:text-style-name="P9" draw:layer="svg" svg:x1="20.755cm" svg:y1="12.751cm" svg:x2="20.755cm" svg:y2="12.747cm">
            <text:p/>
          </draw:line>
          <draw:line draw:style-name="gr5" draw:text-style-name="P9" draw:layer="svg" svg:x1="20.755cm" svg:y1="12.747cm" svg:x2="20.755cm" svg:y2="12.743cm">
            <text:p/>
          </draw:line>
          <draw:line draw:style-name="gr5" draw:text-style-name="P9" draw:layer="svg" svg:x1="20.755cm" svg:y1="12.743cm" svg:x2="20.755cm" svg:y2="12.738cm">
            <text:p/>
          </draw:line>
          <draw:polyline draw:style-name="gr5" draw:text-style-name="P9" draw:layer="svg" svg:width="0cm" svg:height="0cm" svg:x="20.755cm" svg:y="12.738cm" svg:viewBox="0 0 0 0" draw:points="0,0">
            <text:p/>
          </draw:polyline>
          <draw:line draw:style-name="gr5" draw:text-style-name="P9" draw:layer="svg" svg:x1="20.755cm" svg:y1="12.738cm" svg:x2="20.755cm" svg:y2="12.734cm">
            <text:p/>
          </draw:line>
          <draw:line draw:style-name="gr5" draw:text-style-name="P9" draw:layer="svg" svg:x1="20.755cm" svg:y1="12.734cm" svg:x2="20.755cm" svg:y2="12.73cm">
            <text:p/>
          </draw:line>
          <draw:line draw:style-name="gr5" draw:text-style-name="P9" draw:layer="svg" svg:x1="20.756cm" svg:y1="12.731cm" svg:x2="20.751cm" svg:y2="12.726cm">
            <text:p/>
          </draw:line>
          <draw:polyline draw:style-name="gr5" draw:text-style-name="P9" draw:layer="svg" svg:width="0cm" svg:height="0cm" svg:x="20.751cm" svg:y="12.726cm" svg:viewBox="0 0 0 0" draw:points="0,0">
            <text:p/>
          </draw:polyline>
          <draw:line draw:style-name="gr5" draw:text-style-name="P9" draw:layer="svg" svg:x1="20.751cm" svg:y1="12.726cm" svg:x2="20.751cm" svg:y2="12.721cm">
            <text:p/>
          </draw:line>
          <draw:line draw:style-name="gr5" draw:text-style-name="P9" draw:layer="svg" svg:x1="20.752cm" svg:y1="12.722cm" svg:x2="20.747cm" svg:y2="12.717cm">
            <text:p/>
          </draw:line>
          <draw:line draw:style-name="gr5" draw:text-style-name="P9" draw:layer="svg" svg:x1="20.747cm" svg:y1="12.717cm" svg:x2="20.747cm" svg:y2="12.713cm">
            <text:p/>
          </draw:line>
          <draw:line draw:style-name="gr5" draw:text-style-name="P9" draw:layer="svg" svg:x1="20.747cm" svg:y1="12.713cm" svg:x2="20.743cm" svg:y2="12.713cm">
            <text:p/>
          </draw:line>
          <draw:line draw:style-name="gr5" draw:text-style-name="P9" draw:layer="svg" svg:x1="20.743cm" svg:y1="12.713cm" svg:x2="20.743cm" svg:y2="12.709cm">
            <text:p/>
          </draw:line>
          <draw:line draw:style-name="gr5" draw:text-style-name="P9" draw:layer="svg" svg:x1="20.744cm" svg:y1="12.71cm" svg:x2="20.739cm" svg:y2="12.704cm">
            <text:p/>
          </draw:line>
          <draw:line draw:style-name="gr5" draw:text-style-name="P9" draw:layer="svg" svg:x1="20.739cm" svg:y1="12.704cm" svg:x2="20.739cm" svg:y2="12.7cm">
            <text:p/>
          </draw:line>
          <draw:line draw:style-name="gr5" draw:text-style-name="P9" draw:layer="svg" svg:x1="20.739cm" svg:y1="12.7cm" svg:x2="20.734cm" svg:y2="12.7cm">
            <text:p/>
          </draw:line>
          <draw:line draw:style-name="gr5" draw:text-style-name="P9" draw:layer="svg" svg:x1="20.734cm" svg:y1="12.7cm" svg:x2="20.734cm" svg:y2="12.696cm">
            <text:p/>
          </draw:line>
          <draw:line draw:style-name="gr5" draw:text-style-name="P9" draw:layer="svg" svg:x1="20.735cm" svg:y1="12.697cm" svg:x2="20.73cm" svg:y2="12.692cm">
            <text:p/>
          </draw:line>
          <draw:line draw:style-name="gr5" draw:text-style-name="P9" draw:layer="svg" svg:x1="20.73cm" svg:y1="12.692cm" svg:x2="20.726cm" svg:y2="12.692cm">
            <text:p/>
          </draw:line>
          <draw:line draw:style-name="gr5" draw:text-style-name="P9" draw:layer="svg" svg:x1="20.727cm" svg:y1="12.693cm" svg:x2="20.722cm" svg:y2="12.687cm">
            <text:p/>
          </draw:line>
          <draw:line draw:style-name="gr5" draw:text-style-name="P9" draw:layer="svg" svg:x1="20.722cm" svg:y1="12.687cm" svg:x2="20.722cm" svg:y2="12.683cm">
            <text:p/>
          </draw:line>
          <draw:line draw:style-name="gr5" draw:text-style-name="P9" draw:layer="svg" svg:x1="20.722cm" svg:y1="12.683cm" svg:x2="20.717cm" svg:y2="12.683cm">
            <text:p/>
          </draw:line>
          <draw:line draw:style-name="gr5" draw:text-style-name="P9" draw:layer="svg" svg:x1="20.718cm" svg:y1="12.684cm" svg:x2="20.713cm" svg:y2="12.679cm">
            <text:p/>
          </draw:line>
          <draw:line draw:style-name="gr5" draw:text-style-name="P9" draw:layer="svg" svg:x1="20.714cm" svg:y1="12.68cm" svg:x2="20.709cm" svg:y2="12.675cm">
            <text:p/>
          </draw:line>
          <draw:line draw:style-name="gr5" draw:text-style-name="P9" draw:layer="svg" svg:x1="20.709cm" svg:y1="12.675cm" svg:x2="20.705cm" svg:y2="12.675cm">
            <text:p/>
          </draw:line>
          <draw:line draw:style-name="gr5" draw:text-style-name="P9" draw:layer="svg" svg:x1="20.706cm" svg:y1="12.676cm" svg:x2="20.7cm" svg:y2="12.671cm">
            <text:p/>
          </draw:line>
          <draw:line draw:style-name="gr5" draw:text-style-name="P9" draw:layer="svg" svg:x1="20.7cm" svg:y1="12.671cm" svg:x2="20.696cm" svg:y2="12.671cm">
            <text:p/>
          </draw:line>
          <draw:line draw:style-name="gr5" draw:text-style-name="P9" draw:layer="svg" svg:x1="20.697cm" svg:y1="12.672cm" svg:x2="20.692cm" svg:y2="12.666cm">
            <text:p/>
          </draw:line>
          <draw:line draw:style-name="gr5" draw:text-style-name="P9" draw:layer="svg" svg:x1="20.693cm" svg:y1="12.667cm" svg:x2="20.688cm" svg:y2="12.662cm">
            <text:p/>
          </draw:line>
          <draw:line draw:style-name="gr5" draw:text-style-name="P9" draw:layer="svg" svg:x1="20.688cm" svg:y1="12.662cm" svg:x2="20.684cm" svg:y2="12.662cm">
            <text:p/>
          </draw:line>
          <draw:line draw:style-name="gr5" draw:text-style-name="P9" draw:layer="svg" svg:x1="20.685cm" svg:y1="12.663cm" svg:x2="20.679cm" svg:y2="12.658cm">
            <text:p/>
          </draw:line>
          <draw:line draw:style-name="gr5" draw:text-style-name="P9" draw:layer="svg" svg:x1="20.679cm" svg:y1="12.658cm" svg:x2="20.675cm" svg:y2="12.658cm">
            <text:p/>
          </draw:line>
          <draw:line draw:style-name="gr5" draw:text-style-name="P9" draw:layer="svg" svg:x1="20.676cm" svg:y1="12.659cm" svg:x2="20.671cm" svg:y2="12.654cm">
            <text:p/>
          </draw:line>
          <draw:line draw:style-name="gr5" draw:text-style-name="P9" draw:layer="svg" svg:x1="20.671cm" svg:y1="12.654cm" svg:x2="20.667cm" svg:y2="12.654cm">
            <text:p/>
          </draw:line>
          <draw:line draw:style-name="gr5" draw:text-style-name="P9" draw:layer="svg" svg:x1="20.668cm" svg:y1="12.656cm" svg:x2="20.658cm" svg:y2="12.649cm">
            <text:p/>
          </draw:line>
          <draw:line draw:style-name="gr5" draw:text-style-name="P9" draw:layer="svg" svg:x1="20.658cm" svg:y1="12.649cm" svg:x2="20.654cm" svg:y2="12.649cm">
            <text:p/>
          </draw:line>
          <draw:line draw:style-name="gr5" draw:text-style-name="P9" draw:layer="svg" svg:x1="20.655cm" svg:y1="12.65cm" svg:x2="20.65cm" svg:y2="12.645cm">
            <text:p/>
          </draw:line>
          <draw:line draw:style-name="gr5" draw:text-style-name="P9" draw:layer="svg" svg:x1="20.65cm" svg:y1="12.645cm" svg:x2="20.645cm" svg:y2="12.645cm">
            <text:p/>
          </draw:line>
          <draw:line draw:style-name="gr5" draw:text-style-name="P9" draw:layer="svg" svg:x1="20.646cm" svg:y1="12.646cm" svg:x2="20.637cm" svg:y2="12.641cm">
            <text:p/>
          </draw:line>
          <draw:line draw:style-name="gr5" draw:text-style-name="P9" draw:layer="svg" svg:x1="20.637cm" svg:y1="12.641cm" svg:x2="20.633cm" svg:y2="12.641cm">
            <text:p/>
          </draw:line>
          <draw:line draw:style-name="gr5" draw:text-style-name="P9" draw:layer="svg" svg:x1="20.633cm" svg:y1="12.641cm" svg:x2="20.628cm" svg:y2="12.641cm">
            <text:p/>
          </draw:line>
          <draw:line draw:style-name="gr5" draw:text-style-name="P9" draw:layer="svg" svg:x1="20.629cm" svg:y1="12.642cm" svg:x2="20.62cm" svg:y2="12.637cm">
            <text:p/>
          </draw:line>
          <draw:line draw:style-name="gr5" draw:text-style-name="P9" draw:layer="svg" svg:x1="20.62cm" svg:y1="12.637cm" svg:x2="20.616cm" svg:y2="12.637cm">
            <text:p/>
          </draw:line>
          <draw:line draw:style-name="gr5" draw:text-style-name="P9" draw:layer="svg" svg:x1="20.616cm" svg:y1="12.637cm" svg:x2="20.612cm" svg:y2="12.637cm">
            <text:p/>
          </draw:line>
          <draw:line draw:style-name="gr5" draw:text-style-name="P9" draw:layer="svg" svg:x1="20.614cm" svg:y1="12.638cm" svg:x2="20.603cm" svg:y2="12.632cm">
            <text:p/>
          </draw:line>
          <draw:line draw:style-name="gr5" draw:text-style-name="P9" draw:layer="svg" svg:x1="20.603cm" svg:y1="12.632cm" svg:x2="20.599cm" svg:y2="12.632cm">
            <text:p/>
          </draw:line>
          <draw:line draw:style-name="gr5" draw:text-style-name="P9" draw:layer="svg" svg:x1="20.599cm" svg:y1="12.632cm" svg:x2="20.595cm" svg:y2="12.632cm">
            <text:p/>
          </draw:line>
          <draw:line draw:style-name="gr5" draw:text-style-name="P9" draw:layer="svg" svg:x1="20.596cm" svg:y1="12.633cm" svg:x2="20.586cm" svg:y2="12.628cm">
            <text:p/>
          </draw:line>
          <draw:line draw:style-name="gr5" draw:text-style-name="P9" draw:layer="svg" svg:x1="20.586cm" svg:y1="12.628cm" svg:x2="20.582cm" svg:y2="12.628cm">
            <text:p/>
          </draw:line>
          <draw:line draw:style-name="gr5" draw:text-style-name="P9" draw:layer="svg" svg:x1="20.582cm" svg:y1="12.628cm" svg:x2="20.573cm" svg:y2="12.628cm">
            <text:p/>
          </draw:line>
          <draw:line draw:style-name="gr5" draw:text-style-name="P9" draw:layer="svg" svg:x1="20.573cm" svg:y1="12.628cm" svg:x2="20.569cm" svg:y2="12.628cm">
            <text:p/>
          </draw:line>
          <draw:line draw:style-name="gr5" draw:text-style-name="P9" draw:layer="svg" svg:x1="20.57cm" svg:y1="12.629cm" svg:x2="20.561cm" svg:y2="12.624cm">
            <text:p/>
          </draw:line>
          <draw:line draw:style-name="gr5" draw:text-style-name="P9" draw:layer="svg" svg:x1="20.561cm" svg:y1="12.624cm" svg:x2="20.556cm" svg:y2="12.624cm">
            <text:p/>
          </draw:line>
          <draw:line draw:style-name="gr5" draw:text-style-name="P9" draw:layer="svg" svg:x1="20.556cm" svg:y1="12.624cm" svg:x2="20.548cm" svg:y2="12.624cm">
            <text:p/>
          </draw:line>
          <draw:line draw:style-name="gr5" draw:text-style-name="P9" draw:layer="svg" svg:x1="20.548cm" svg:y1="12.624cm" svg:x2="20.544cm" svg:y2="12.624cm">
            <text:p/>
          </draw:line>
          <draw:line draw:style-name="gr5" draw:text-style-name="P9" draw:layer="svg" svg:x1="20.544cm" svg:y1="12.624cm" svg:x2="20.535cm" svg:y2="12.624cm">
            <text:p/>
          </draw:line>
          <draw:line draw:style-name="gr5" draw:text-style-name="P9" draw:layer="svg" svg:x1="20.535cm" svg:y1="12.624cm" svg:x2="20.531cm" svg:y2="12.624cm">
            <text:p/>
          </draw:line>
          <draw:line draw:style-name="gr5" draw:text-style-name="P9" draw:layer="svg" svg:x1="20.531cm" svg:y1="12.624cm" svg:x2="20.523cm" svg:y2="12.624cm">
            <text:p/>
          </draw:line>
          <draw:line draw:style-name="gr5" draw:text-style-name="P9" draw:layer="svg" svg:x1="20.524cm" svg:y1="12.625cm" svg:x2="20.518cm" svg:y2="12.62cm">
            <text:p/>
          </draw:line>
          <draw:line draw:style-name="gr5" draw:text-style-name="P9" draw:layer="svg" svg:x1="20.518cm" svg:y1="12.62cm" svg:x2="20.51cm" svg:y2="12.62cm">
            <text:p/>
          </draw:line>
          <draw:line draw:style-name="gr5" draw:text-style-name="P9" draw:layer="svg" svg:x1="20.51cm" svg:y1="12.62cm" svg:x2="20.501cm" svg:y2="12.62cm">
            <text:p/>
          </draw:line>
          <draw:line draw:style-name="gr5" draw:text-style-name="P9" draw:layer="svg" svg:x1="20.501cm" svg:y1="12.62cm" svg:x2="20.497cm" svg:y2="12.62cm">
            <text:p/>
          </draw:line>
          <draw:line draw:style-name="gr5" draw:text-style-name="P9" draw:layer="svg" svg:x1="20.497cm" svg:y1="12.62cm" svg:x2="20.489cm" svg:y2="12.62cm">
            <text:p/>
          </draw:line>
          <draw:line draw:style-name="gr5" draw:text-style-name="P9" draw:layer="svg" svg:x1="20.489cm" svg:y1="12.62cm" svg:x2="20.485cm" svg:y2="12.62cm">
            <text:p/>
          </draw:line>
          <draw:line draw:style-name="gr5" draw:text-style-name="P9" draw:layer="svg" svg:x1="20.485cm" svg:y1="12.62cm" svg:x2="20.476cm" svg:y2="12.62cm">
            <text:p/>
          </draw:line>
          <draw:line draw:style-name="gr5" draw:text-style-name="P9" draw:layer="svg" svg:x1="20.477cm" svg:y1="12.62cm" svg:x2="20.472cm" svg:y2="12.625cm">
            <text:p/>
          </draw:line>
          <draw:line draw:style-name="gr5" draw:text-style-name="P9" draw:layer="svg" svg:x1="20.472cm" svg:y1="12.624cm" svg:x2="20.463cm" svg:y2="12.624cm">
            <text:p/>
          </draw:line>
          <draw:line draw:style-name="gr5" draw:text-style-name="P9" draw:layer="svg" svg:x1="20.463cm" svg:y1="12.624cm" svg:x2="20.459cm" svg:y2="12.624cm">
            <text:p/>
          </draw:line>
          <draw:line draw:style-name="gr5" draw:text-style-name="P9" draw:layer="svg" svg:x1="20.459cm" svg:y1="12.624cm" svg:x2="20.451cm" svg:y2="12.624cm">
            <text:p/>
          </draw:line>
          <draw:line draw:style-name="gr5" draw:text-style-name="P9" draw:layer="svg" svg:x1="20.451cm" svg:y1="12.624cm" svg:x2="20.446cm" svg:y2="12.624cm">
            <text:p/>
          </draw:line>
          <draw:line draw:style-name="gr5" draw:text-style-name="P9" draw:layer="svg" svg:x1="20.446cm" svg:y1="12.624cm" svg:x2="20.438cm" svg:y2="12.624cm">
            <text:p/>
          </draw:line>
          <draw:line draw:style-name="gr5" draw:text-style-name="P9" draw:layer="svg" svg:x1="20.438cm" svg:y1="12.624cm" svg:x2="20.434cm" svg:y2="12.624cm">
            <text:p/>
          </draw:line>
          <draw:line draw:style-name="gr5" draw:text-style-name="P9" draw:layer="svg" svg:x1="20.435cm" svg:y1="12.624cm" svg:x2="20.425cm" svg:y2="12.629cm">
            <text:p/>
          </draw:line>
          <draw:line draw:style-name="gr5" draw:text-style-name="P9" draw:layer="svg" svg:x1="20.425cm" svg:y1="12.628cm" svg:x2="20.421cm" svg:y2="12.628cm">
            <text:p/>
          </draw:line>
          <draw:line draw:style-name="gr5" draw:text-style-name="P9" draw:layer="svg" svg:x1="20.421cm" svg:y1="12.628cm" svg:x2="20.413cm" svg:y2="12.628cm">
            <text:p/>
          </draw:line>
          <draw:line draw:style-name="gr5" draw:text-style-name="P9" draw:layer="svg" svg:x1="20.413cm" svg:y1="12.628cm" svg:x2="20.408cm" svg:y2="12.628cm">
            <text:p/>
          </draw:line>
          <draw:line draw:style-name="gr5" draw:text-style-name="P9" draw:layer="svg" svg:x1="20.409cm" svg:y1="12.628cm" svg:x2="20.4cm" svg:y2="12.633cm">
            <text:p/>
          </draw:line>
          <draw:line draw:style-name="gr5" draw:text-style-name="P9" draw:layer="svg" svg:x1="20.4cm" svg:y1="12.632cm" svg:x2="20.396cm" svg:y2="12.632cm">
            <text:p/>
          </draw:line>
          <draw:line draw:style-name="gr5" draw:text-style-name="P9" draw:layer="svg" svg:x1="20.396cm" svg:y1="12.632cm" svg:x2="20.387cm" svg:y2="12.632cm">
            <text:p/>
          </draw:line>
          <draw:line draw:style-name="gr5" draw:text-style-name="P9" draw:layer="svg" svg:x1="20.387cm" svg:y1="12.632cm" svg:x2="20.383cm" svg:y2="12.632cm">
            <text:p/>
          </draw:line>
          <draw:line draw:style-name="gr5" draw:text-style-name="P9" draw:layer="svg" svg:x1="20.384cm" svg:y1="12.632cm" svg:x2="20.379cm" svg:y2="12.638cm">
            <text:p/>
          </draw:line>
          <draw:line draw:style-name="gr5" draw:text-style-name="P9" draw:layer="svg" svg:x1="20.379cm" svg:y1="12.637cm" svg:x2="20.37cm" svg:y2="12.637cm">
            <text:p/>
          </draw:line>
          <draw:line draw:style-name="gr5" draw:text-style-name="P9" draw:layer="svg" svg:x1="20.371cm" svg:y1="12.637cm" svg:x2="20.366cm" svg:y2="12.642cm">
            <text:p/>
          </draw:line>
          <draw:line draw:style-name="gr5" draw:text-style-name="P9" draw:layer="svg" svg:x1="20.366cm" svg:y1="12.641cm" svg:x2="20.362cm" svg:y2="12.641cm">
            <text:p/>
          </draw:line>
          <draw:line draw:style-name="gr5" draw:text-style-name="P9" draw:layer="svg" svg:x1="20.362cm" svg:y1="12.641cm" svg:x2="20.353cm" svg:y2="12.641cm">
            <text:p/>
          </draw:line>
          <draw:line draw:style-name="gr5" draw:text-style-name="P9" draw:layer="svg" svg:x1="20.354cm" svg:y1="12.641cm" svg:x2="20.349cm" svg:y2="12.646cm">
            <text:p/>
          </draw:line>
          <draw:line draw:style-name="gr5" draw:text-style-name="P9" draw:layer="svg" svg:x1="20.349cm" svg:y1="12.645cm" svg:x2="20.345cm" svg:y2="12.645cm">
            <text:p/>
          </draw:line>
          <draw:line draw:style-name="gr5" draw:text-style-name="P9" draw:layer="svg" svg:x1="20.346cm" svg:y1="12.645cm" svg:x2="20.341cm" svg:y2="12.65cm">
            <text:p/>
          </draw:line>
          <draw:line draw:style-name="gr5" draw:text-style-name="P9" draw:layer="svg" svg:x1="20.341cm" svg:y1="12.649cm" svg:x2="20.332cm" svg:y2="12.649cm">
            <text:p/>
          </draw:line>
          <draw:line draw:style-name="gr5" draw:text-style-name="P9" draw:layer="svg" svg:x1="20.333cm" svg:y1="12.649cm" svg:x2="20.328cm" svg:y2="12.656cm">
            <text:p/>
          </draw:line>
          <draw:line draw:style-name="gr5" draw:text-style-name="P9" draw:layer="svg" svg:x1="20.328cm" svg:y1="12.654cm" svg:x2="20.324cm" svg:y2="12.654cm">
            <text:p/>
          </draw:line>
          <draw:line draw:style-name="gr5" draw:text-style-name="P9" draw:layer="svg" svg:x1="20.325cm" svg:y1="12.654cm" svg:x2="20.319cm" svg:y2="12.659cm">
            <text:p/>
          </draw:line>
          <draw:line draw:style-name="gr5" draw:text-style-name="P9" draw:layer="svg" svg:x1="20.319cm" svg:y1="12.658cm" svg:x2="20.315cm" svg:y2="12.658cm">
            <text:p/>
          </draw:line>
          <draw:line draw:style-name="gr5" draw:text-style-name="P9" draw:layer="svg" svg:x1="20.316cm" svg:y1="12.658cm" svg:x2="20.311cm" svg:y2="12.663cm">
            <text:p/>
          </draw:line>
          <draw:line draw:style-name="gr5" draw:text-style-name="P9" draw:layer="svg" svg:x1="20.311cm" svg:y1="12.662cm" svg:x2="20.303cm" svg:y2="12.662cm">
            <text:p/>
          </draw:line>
          <draw:line draw:style-name="gr5" draw:text-style-name="P9" draw:layer="svg" svg:x1="20.304cm" svg:y1="12.662cm" svg:x2="20.298cm" svg:y2="12.667cm">
            <text:p/>
          </draw:line>
          <draw:line draw:style-name="gr5" draw:text-style-name="P9" draw:layer="svg" svg:x1="20.298cm" svg:y1="12.666cm" svg:x2="20.294cm" svg:y2="12.666cm">
            <text:p/>
          </draw:line>
          <draw:line draw:style-name="gr5" draw:text-style-name="P9" draw:layer="svg" svg:x1="20.295cm" svg:y1="12.666cm" svg:x2="20.29cm" svg:y2="12.672cm">
            <text:p/>
          </draw:line>
          <draw:line draw:style-name="gr5" draw:text-style-name="P9" draw:layer="svg" svg:x1="20.29cm" svg:y1="12.671cm" svg:x2="20.29cm" svg:y2="12.675cm">
            <text:p/>
          </draw:line>
          <draw:line draw:style-name="gr5" draw:text-style-name="P9" draw:layer="svg" svg:x1="20.29cm" svg:y1="12.675cm" svg:x2="20.286cm" svg:y2="12.675cm">
            <text:p/>
          </draw:line>
          <draw:line draw:style-name="gr5" draw:text-style-name="P9" draw:layer="svg" svg:x1="20.288cm" svg:y1="12.675cm" svg:x2="20.281cm" svg:y2="12.68cm">
            <text:p/>
          </draw:line>
          <draw:line draw:style-name="gr5" draw:text-style-name="P9" draw:layer="svg" svg:x1="20.282cm" svg:y1="12.679cm" svg:x2="20.277cm" svg:y2="12.684cm">
            <text:p/>
          </draw:line>
          <draw:line draw:style-name="gr5" draw:text-style-name="P9" draw:layer="svg" svg:x1="20.277cm" svg:y1="12.683cm" svg:x2="20.273cm" svg:y2="12.683cm">
            <text:p/>
          </draw:line>
          <draw:line draw:style-name="gr5" draw:text-style-name="P9" draw:layer="svg" svg:x1="20.274cm" svg:y1="12.683cm" svg:x2="20.269cm" svg:y2="12.688cm">
            <text:p/>
          </draw:line>
          <draw:line draw:style-name="gr5" draw:text-style-name="P9" draw:layer="svg" svg:x1="20.269cm" svg:y1="12.687cm" svg:x2="20.269cm" svg:y2="12.692cm">
            <text:p/>
          </draw:line>
          <draw:line draw:style-name="gr5" draw:text-style-name="P9" draw:layer="svg" svg:x1="20.269cm" svg:y1="12.692cm" svg:x2="20.264cm" svg:y2="12.692cm">
            <text:p/>
          </draw:line>
          <draw:line draw:style-name="gr5" draw:text-style-name="P9" draw:layer="svg" svg:x1="20.265cm" svg:y1="12.692cm" svg:x2="20.26cm" svg:y2="12.697cm">
            <text:p/>
          </draw:line>
          <draw:line draw:style-name="gr5" draw:text-style-name="P9" draw:layer="svg" svg:x1="20.261cm" svg:y1="12.696cm" svg:x2="20.256cm" svg:y2="12.701cm">
            <text:p/>
          </draw:line>
          <draw:polyline draw:style-name="gr5" draw:text-style-name="P9" draw:layer="svg" svg:width="0cm" svg:height="0cm" svg:x="20.256cm" svg:y="12.7cm" svg:viewBox="0 0 0 0" draw:points="0,0">
            <text:p/>
          </draw:polyline>
          <draw:line draw:style-name="gr5" draw:text-style-name="P9" draw:layer="svg" svg:x1="20.257cm" svg:y1="12.7cm" svg:x2="20.252cm" svg:y2="12.705cm">
            <text:p/>
          </draw:line>
          <draw:line draw:style-name="gr5" draw:text-style-name="P9" draw:layer="svg" svg:x1="20.252cm" svg:y1="12.704cm" svg:x2="20.252cm" svg:y2="12.709cm">
            <text:p/>
          </draw:line>
          <draw:line draw:style-name="gr5" draw:text-style-name="P9" draw:layer="svg" svg:x1="20.252cm" svg:y1="12.709cm" svg:x2="20.247cm" svg:y2="12.709cm">
            <text:p/>
          </draw:line>
          <draw:line draw:style-name="gr5" draw:text-style-name="P9" draw:layer="svg" svg:x1="20.247cm" svg:y1="12.709cm" svg:x2="20.247cm" svg:y2="12.713cm">
            <text:p/>
          </draw:line>
          <draw:line draw:style-name="gr5" draw:text-style-name="P9" draw:layer="svg" svg:x1="20.248cm" svg:y1="12.713cm" svg:x2="20.243cm" svg:y2="12.718cm">
            <text:p/>
          </draw:line>
          <draw:line draw:style-name="gr5" draw:text-style-name="P9" draw:layer="svg" svg:x1="20.243cm" svg:y1="12.717cm" svg:x2="20.243cm" svg:y2="12.721cm">
            <text:p/>
          </draw:line>
          <draw:polyline draw:style-name="gr5" draw:text-style-name="P9" draw:layer="svg" svg:width="0cm" svg:height="0cm" svg:x="20.243cm" svg:y="12.721cm" svg:viewBox="0 0 0 0" draw:points="0,0">
            <text:p/>
          </draw:polyline>
          <draw:line draw:style-name="gr5" draw:text-style-name="P9" draw:layer="svg" svg:x1="20.244cm" svg:y1="12.721cm" svg:x2="20.239cm" svg:y2="12.728cm">
            <text:p/>
          </draw:line>
          <draw:line draw:style-name="gr5" draw:text-style-name="P9" draw:layer="svg" svg:x1="20.239cm" svg:y1="12.726cm" svg:x2="20.239cm" svg:y2="12.73cm">
            <text:p/>
          </draw:line>
          <draw:line draw:style-name="gr5" draw:text-style-name="P9" draw:layer="svg" svg:x1="20.239cm" svg:y1="12.73cm" svg:x2="20.239cm" svg:y2="12.734cm">
            <text:p/>
          </draw:line>
          <draw:line draw:style-name="gr5" draw:text-style-name="P9" draw:layer="svg" svg:x1="20.239cm" svg:y1="12.734cm" svg:x2="20.235cm" svg:y2="12.734cm">
            <text:p/>
          </draw:line>
          <draw:line draw:style-name="gr5" draw:text-style-name="P9" draw:layer="svg" svg:x1="20.235cm" svg:y1="12.734cm" svg:x2="20.235cm" svg:y2="12.738cm">
            <text:p/>
          </draw:line>
          <draw:line draw:style-name="gr5" draw:text-style-name="P9" draw:layer="svg" svg:x1="20.235cm" svg:y1="12.738cm" svg:x2="20.235cm" svg:y2="12.743cm">
            <text:p/>
          </draw:line>
          <draw:line draw:style-name="gr5" draw:text-style-name="P9" draw:layer="svg" svg:x1="20.235cm" svg:y1="12.743cm" svg:x2="20.235cm" svg:y2="12.747cm">
            <text:p/>
          </draw:line>
          <draw:line draw:style-name="gr5" draw:text-style-name="P9" draw:layer="svg" svg:x1="20.235cm" svg:y1="12.747cm" svg:x2="20.235cm" svg:y2="12.751cm">
            <text:p/>
          </draw:line>
          <draw:polyline draw:style-name="gr5" draw:text-style-name="P9" draw:layer="svg" svg:width="0cm" svg:height="0cm" svg:x="20.235cm" svg:y="12.751cm" svg:viewBox="0 0 0 0" draw:points="0,0">
            <text:p/>
          </draw:polyline>
          <draw:line draw:style-name="gr5" draw:text-style-name="P9" draw:layer="svg" svg:x1="20.235cm" svg:y1="12.751cm" svg:x2="20.235cm" svg:y2="12.755cm">
            <text:p/>
          </draw:line>
          <draw:polyline draw:style-name="gr5" draw:text-style-name="P9" draw:layer="svg" svg:width="0cm" svg:height="0cm" svg:x="20.235cm" svg:y="12.755cm" svg:viewBox="0 0 0 0" draw:points="0,0">
            <text:p/>
          </draw:polyline>
          <draw:line draw:style-name="gr3" draw:text-style-name="P9" draw:layer="svg" svg:x1="18.5cm" svg:y1="13.5cm" svg:x2="17.42cm" svg:y2="15.372cm">
            <text:p/>
          </draw:line>
          <draw:line draw:style-name="gr3" draw:text-style-name="P9" draw:layer="svg" svg:x1="18.499cm" svg:y1="15.354cm" svg:x2="18.792cm" svg:y2="15.432cm">
            <text:p/>
          </draw:line>
          <draw:line draw:style-name="gr3" draw:text-style-name="P9" draw:layer="svg" svg:x1="18.499cm" svg:y1="15.355cm" svg:x2="18.792cm" svg:y2="15.274cm">
            <text:p/>
          </draw:line>
          <draw:line draw:style-name="gr3" draw:text-style-name="P9" draw:layer="svg" svg:x1="18.499cm" svg:y1="13.5cm" svg:x2="18.499cm" svg:y2="15.663cm">
            <text:p/>
          </draw:line>
          <draw:path draw:style-name="gr3" draw:text-style-name="P9" draw:layer="svg" svg:width="1.907cm" svg:height="0.658cm" svg:x="17.083cm" svg:y="14.696cm" svg:viewBox="0 0 1908 659" svg:d="M0 0c351 419 871 659 1417 659 168 0 333-22 491-66">
            <text:p/>
          </draw:path>
          <draw:line draw:style-name="gr3" draw:text-style-name="P9" draw:layer="svg" svg:x1="17.573cm" svg:y1="15.106cm" svg:x2="17.36cm" svg:y2="14.893cm">
            <text:p/>
          </draw:line>
          <draw:line draw:style-name="gr3" draw:text-style-name="P9" draw:layer="svg" svg:x1="17.573cm" svg:y1="15.106cm" svg:x2="17.284cm" svg:y2="15.028cm">
            <text:p/>
          </draw:line>
          <draw:frame draw:style-name="gr9" draw:text-style-name="P13" draw:layer="svg" svg:width="4.366cm" svg:height="0.462cm" svg:x="21.535cm" svg:y="14.622cm">
            <draw:text-box>
              <text:p text:style-name="P12"><text:span text:style-name="T2">E:</text:span><text:span text:style-name="T2">停止しながら右ステア</text:span></text:p>
            </draw:text-box>
          </draw:frame>
          <draw:frame draw:style-name="gr9" draw:text-style-name="P13" draw:layer="svg" svg:width="4.366cm" svg:height="0.462cm" svg:x="21.501cm" svg:y="14.605cm">
            <draw:text-box>
              <text:p text:style-name="P12"><text:span text:style-name="T2">E:</text:span><text:span text:style-name="T2">停止しながら右ステア</text:span></text:p>
            </draw:text-box>
          </draw:frame>
          <draw:frame draw:style-name="gr9" draw:text-style-name="P13" draw:layer="svg" svg:width="4.366cm" svg:height="0.462cm" svg:x="21.535cm" svg:y="14.63cm">
            <draw:text-box>
              <text:p text:style-name="P12"><text:span text:style-name="T2">E:</text:span><text:span text:style-name="T2">停止しながら右ステア</text:span></text:p>
            </draw:text-box>
          </draw:frame>
          <draw:frame draw:style-name="gr9" draw:text-style-name="P13" draw:layer="svg" svg:width="4.366cm" svg:height="0.462cm" svg:x="21.501cm" svg:y="14.63cm">
            <draw:text-box>
              <text:p text:style-name="P12"><text:span text:style-name="T2">E:</text:span><text:span text:style-name="T2">停止しながら右ステア</text:span></text:p>
            </draw:text-box>
          </draw:frame>
          <draw:frame draw:style-name="gr9" draw:text-style-name="P13" draw:layer="svg" svg:width="4.366cm" svg:height="0.462cm" svg:x="21.535cm" svg:y="14.596cm">
            <draw:text-box>
              <text:p text:style-name="P12"><text:span text:style-name="T2">E:</text:span><text:span text:style-name="T2">停止しながら右ステア</text:span></text:p>
            </draw:text-box>
          </draw:frame>
          <draw:frame draw:style-name="gr9" draw:text-style-name="P13" draw:layer="svg" svg:width="4.366cm" svg:height="0.462cm" svg:x="21.501cm" svg:y="14.596cm">
            <draw:text-box>
              <text:p text:style-name="P12"><text:span text:style-name="T2">E:</text:span><text:span text:style-name="T2">停止しながら右ステア</text:span></text:p>
            </draw:text-box>
          </draw:frame>
          <draw:frame draw:style-name="gr9" draw:text-style-name="P13" draw:layer="svg" svg:width="4.366cm" svg:height="0.462cm" svg:x="21.518cm" svg:y="14.613cm">
            <draw:text-box>
              <text:p text:style-name="P12"><text:span text:style-name="T3">E:</text:span><text:span text:style-name="T3">停止しながら右ステア</text:span></text:p>
            </draw:text-box>
          </draw:frame>
          <draw:frame draw:style-name="gr9" draw:text-style-name="P13" draw:layer="svg" svg:width="0.4cm" svg:height="0.399cm" draw:transform="rotate (-0.698131700797732) translate (16.48cm 13.489cm)">
            <draw:text-box>
              <text:p text:style-name="P12"><text:span text:style-name="T4">右</text:span></text:p>
            </draw:text-box>
          </draw:frame>
          <draw:frame draw:style-name="gr9" draw:text-style-name="P13" draw:layer="svg" svg:width="0.4cm" svg:height="0.399cm" draw:transform="rotate (-0.698131700797732) translate (16.785cm 13.747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-0.698131700797732) translate (17.095cm 14.001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-0.698131700797732) translate (17.399cm 14.26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-0.698131700797732) translate (16.447cm 13.472cm)">
            <draw:text-box>
              <text:p text:style-name="P12"><text:span text:style-name="T4">右</text:span></text:p>
            </draw:text-box>
          </draw:frame>
          <draw:frame draw:style-name="gr9" draw:text-style-name="P13" draw:layer="svg" svg:width="0.4cm" svg:height="0.399cm" draw:transform="rotate (-0.698131700797732) translate (16.751cm 13.731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-0.698131700797732) translate (17.06cm 13.984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-0.698131700797732) translate (17.365cm 14.242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-0.698131700797732) translate (16.481cm 13.498cm)">
            <draw:text-box>
              <text:p text:style-name="P12"><text:span text:style-name="T4">右</text:span></text:p>
            </draw:text-box>
          </draw:frame>
          <draw:frame draw:style-name="gr9" draw:text-style-name="P13" draw:layer="svg" svg:width="0.4cm" svg:height="0.399cm" draw:transform="rotate (-0.698131700797732) translate (16.786cm 13.756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-0.698131700797732) translate (17.095cm 14.009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-0.698131700797732) translate (17.398cm 14.268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-0.698131700797732) translate (16.446cm 13.497cm)">
            <draw:text-box>
              <text:p text:style-name="P12"><text:span text:style-name="T4">右</text:span></text:p>
            </draw:text-box>
          </draw:frame>
          <draw:frame draw:style-name="gr9" draw:text-style-name="P13" draw:layer="svg" svg:width="0.4cm" svg:height="0.399cm" draw:transform="rotate (-0.698131700797732) translate (16.751cm 13.755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-0.698131700797732) translate (17.061cm 14.009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-0.698131700797732) translate (17.365cm 14.269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-0.698131700797732) translate (16.481cm 13.463cm)">
            <draw:text-box>
              <text:p text:style-name="P12"><text:span text:style-name="T4">右</text:span></text:p>
            </draw:text-box>
          </draw:frame>
          <draw:frame draw:style-name="gr9" draw:text-style-name="P13" draw:layer="svg" svg:width="0.4cm" svg:height="0.399cm" draw:transform="rotate (-0.698131700797732) translate (16.786cm 13.721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-0.698131700797732) translate (17.094cm 13.976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-0.698131700797732) translate (17.399cm 14.234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-0.698131700797732) translate (16.447cm 13.463cm)">
            <draw:text-box>
              <text:p text:style-name="P12"><text:span text:style-name="T4">右</text:span></text:p>
            </draw:text-box>
          </draw:frame>
          <draw:frame draw:style-name="gr9" draw:text-style-name="P13" draw:layer="svg" svg:width="0.4cm" svg:height="0.399cm" draw:transform="rotate (-0.698131700797732) translate (16.752cm 13.721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-0.698131700797732) translate (17.061cm 13.976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-0.698131700797732) translate (17.366cm 14.234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-0.698131700797732) translate (16.463cm 13.48cm)">
            <draw:text-box>
              <text:p text:style-name="P12"><text:span text:style-name="T5">右</text:span></text:p>
            </draw:text-box>
          </draw:frame>
          <draw:frame draw:style-name="gr9" draw:text-style-name="P13" draw:layer="svg" svg:width="0.4cm" svg:height="0.399cm" draw:transform="rotate (-0.698131700797732) translate (16.769cm 13.739cm)">
            <draw:text-box>
              <text:p text:style-name="P12"><text:span text:style-name="T5">ス</text:span></text:p>
            </draw:text-box>
          </draw:frame>
          <draw:frame draw:style-name="gr9" draw:text-style-name="P13" draw:layer="svg" svg:width="0.4cm" svg:height="0.399cm" draw:transform="rotate (-0.698131700797732) translate (17.078cm 13.993cm)">
            <draw:text-box>
              <text:p text:style-name="P12"><text:span text:style-name="T5">テ</text:span></text:p>
            </draw:text-box>
          </draw:frame>
          <draw:frame draw:style-name="gr9" draw:text-style-name="P13" draw:layer="svg" svg:width="0.4cm" svg:height="0.399cm" draw:transform="rotate (-0.698131700797732) translate (17.383cm 14.25cm)">
            <draw:text-box>
              <text:p text:style-name="P12"><text:span text:style-name="T5">ア</text:span></text:p>
            </draw:text-box>
          </draw:frame>
        </draw:g>
        <draw:g>
          <draw:polygon draw:style-name="gr4" draw:text-style-name="P10" draw:layer="svg" svg:width="0.152cm" svg:height="0.288cm" svg:x="-2.585cm" svg:y="-0.235cm" svg:viewBox="0 0 153 289" draw:points="76,0 153,289 0,289">
            <text:p/>
          </draw:polygon>
          <draw:line draw:style-name="gr3" draw:text-style-name="P9" draw:layer="svg" svg:x1="-2.508cm" svg:y1="1.764cm" svg:x2="-3.508cm" svg:y2="0.031cm">
            <text:p/>
          </draw:line>
          <draw:polygon draw:style-name="gr4" draw:text-style-name="P10" draw:layer="svg" svg:width="0.212cm" svg:height="0.288cm" svg:x="-3.508cm" svg:y="0.031cm" svg:viewBox="0 0 213 289" draw:points="0,0 213,212 81,289">
            <text:p/>
          </draw:polygon>
          <draw:line draw:style-name="gr3" draw:text-style-name="P9" draw:layer="svg" svg:x1="-2.509cm" svg:y1="1.763cm" svg:x2="-2.509cm" svg:y2="1.64cm">
            <text:p/>
          </draw:line>
          <draw:line draw:style-name="gr3" draw:text-style-name="P9" draw:layer="svg" svg:x1="-2.509cm" svg:y1="1.577cm" svg:x2="-2.509cm" svg:y2="1.547cm">
            <text:p/>
          </draw:line>
          <draw:line draw:style-name="gr3" draw:text-style-name="P9" draw:layer="svg" svg:x1="-2.509cm" svg:y1="1.484cm" svg:x2="-2.509cm" svg:y2="1.454cm">
            <text:p/>
          </draw:line>
          <draw:line draw:style-name="gr3" draw:text-style-name="P9" draw:layer="svg" svg:x1="-2.509cm" svg:y1="1.39cm" svg:x2="-2.509cm" svg:y2="1.141cm">
            <text:p/>
          </draw:line>
          <draw:line draw:style-name="gr3" draw:text-style-name="P9" draw:layer="svg" svg:x1="-2.509cm" svg:y1="1.077cm" svg:x2="-2.509cm" svg:y2="1.047cm">
            <text:p/>
          </draw:line>
          <draw:line draw:style-name="gr3" draw:text-style-name="P9" draw:layer="svg" svg:x1="-2.509cm" svg:y1="0.984cm" svg:x2="-2.509cm" svg:y2="0.954cm">
            <text:p/>
          </draw:line>
          <draw:line draw:style-name="gr3" draw:text-style-name="P9" draw:layer="svg" svg:x1="-2.509cm" svg:y1="0.891cm" svg:x2="-2.509cm" svg:y2="0.641cm">
            <text:p/>
          </draw:line>
          <draw:line draw:style-name="gr3" draw:text-style-name="P9" draw:layer="svg" svg:x1="-2.509cm" svg:y1="0.578cm" svg:x2="-2.509cm" svg:y2="0.548cm">
            <text:p/>
          </draw:line>
          <draw:line draw:style-name="gr3" draw:text-style-name="P9" draw:layer="svg" svg:x1="-2.509cm" svg:y1="0.484cm" svg:x2="-2.509cm" svg:y2="0.455cm">
            <text:p/>
          </draw:line>
          <draw:line draw:style-name="gr3" draw:text-style-name="P9" draw:layer="svg" svg:x1="-2.509cm" svg:y1="0.391cm" svg:x2="-2.509cm" svg:y2="0.142cm">
            <text:p/>
          </draw:line>
          <draw:line draw:style-name="gr3" draw:text-style-name="P9" draw:layer="svg" svg:x1="-2.509cm" svg:y1="0.078cm" svg:x2="-2.509cm" svg:y2="0.048cm">
            <text:p/>
          </draw:line>
          <draw:line draw:style-name="gr3" draw:text-style-name="P9" draw:layer="svg" svg:x1="-2.509cm" svg:y1="-0.015cm" svg:x2="-2.509cm" svg:y2="-0.045cm">
            <text:p/>
          </draw:line>
          <draw:line draw:style-name="gr3" draw:text-style-name="P9" draw:layer="svg" svg:x1="-2.509cm" svg:y1="-0.108cm" svg:x2="-2.509cm" svg:y2="-0.235cm">
            <text:p/>
          </draw:line>
          <draw:polyline draw:style-name="gr3" draw:text-style-name="P9" draw:layer="svg" svg:width="0cm" svg:height="0cm" svg:x="-2.509cm" svg:y="-0.235cm" svg:viewBox="0 0 0 0" draw:points="0,0">
            <text:p/>
          </draw:polyline>
          <draw:line draw:style-name="gr5" draw:text-style-name="P9" draw:layer="svg" svg:x1="-4.007cm" svg:y1="4.76cm" svg:x2="-3.605cm" svg:y2="4.76cm">
            <text:p/>
          </draw:line>
          <draw:line draw:style-name="gr5" draw:text-style-name="P9" draw:layer="svg" svg:x1="-3.542cm" svg:y1="4.76cm" svg:x2="-3.478cm" svg:y2="4.76cm">
            <text:p/>
          </draw:line>
          <draw:line draw:style-name="gr5" draw:text-style-name="P9" draw:layer="svg" svg:x1="-3.415cm" svg:y1="4.76cm" svg:x2="-2.606cm" svg:y2="4.76cm">
            <text:p/>
          </draw:line>
          <draw:line draw:style-name="gr5" draw:text-style-name="P9" draw:layer="svg" svg:x1="-2.543cm" svg:y1="4.76cm" svg:x2="-2.479cm" svg:y2="4.76cm">
            <text:p/>
          </draw:line>
          <draw:line draw:style-name="gr5" draw:text-style-name="P9" draw:layer="svg" svg:x1="-2.416cm" svg:y1="4.76cm" svg:x2="-1.607cm" svg:y2="4.76cm">
            <text:p/>
          </draw:line>
          <draw:line draw:style-name="gr5" draw:text-style-name="P9" draw:layer="svg" svg:x1="-1.544cm" svg:y1="4.76cm" svg:x2="-1.48cm" svg:y2="4.76cm">
            <text:p/>
          </draw:line>
          <draw:line draw:style-name="gr5" draw:text-style-name="P9" draw:layer="svg" svg:x1="-1.417cm" svg:y1="4.76cm" svg:x2="-1.01cm" svg:y2="4.76cm">
            <text:p/>
          </draw:line>
          <draw:polyline draw:style-name="gr5" draw:text-style-name="P9" draw:layer="svg" svg:width="0cm" svg:height="0cm" svg:x="-1.01cm" svg:y="4.76cm" svg:viewBox="0 0 0 0" draw:points="0,0">
            <text:p/>
          </draw:polyline>
          <draw:line draw:style-name="gr5" draw:text-style-name="P9" draw:layer="svg" svg:x1="-2.509cm" svg:y1="7.008cm" svg:x2="-2.509cm" svg:y2="6.555cm">
            <text:p/>
          </draw:line>
          <draw:line draw:style-name="gr5" draw:text-style-name="P9" draw:layer="svg" svg:x1="-2.509cm" svg:y1="6.483cm" svg:x2="-2.509cm" svg:y2="6.411cm">
            <text:p/>
          </draw:line>
          <draw:line draw:style-name="gr5" draw:text-style-name="P9" draw:layer="svg" svg:x1="-2.509cm" svg:y1="6.343cm" svg:x2="-2.509cm" svg:y2="5.429cm">
            <text:p/>
          </draw:line>
          <draw:line draw:style-name="gr5" draw:text-style-name="P9" draw:layer="svg" svg:x1="-2.509cm" svg:y1="5.361cm" svg:x2="-2.509cm" svg:y2="5.289cm">
            <text:p/>
          </draw:line>
          <draw:line draw:style-name="gr5" draw:text-style-name="P9" draw:layer="svg" svg:x1="-2.509cm" svg:y1="5.217cm" svg:x2="-2.509cm" svg:y2="4.307cm">
            <text:p/>
          </draw:line>
          <draw:line draw:style-name="gr5" draw:text-style-name="P9" draw:layer="svg" svg:x1="-2.509cm" svg:y1="4.235cm" svg:x2="-2.509cm" svg:y2="4.163cm">
            <text:p/>
          </draw:line>
          <draw:line draw:style-name="gr5" draw:text-style-name="P9" draw:layer="svg" svg:x1="-2.509cm" svg:y1="4.095cm" svg:x2="-2.509cm" svg:y2="3.181cm">
            <text:p/>
          </draw:line>
          <draw:line draw:style-name="gr5" draw:text-style-name="P9" draw:layer="svg" svg:x1="-2.509cm" svg:y1="3.113cm" svg:x2="-2.509cm" svg:y2="3.041cm">
            <text:p/>
          </draw:line>
          <draw:line draw:style-name="gr5" draw:text-style-name="P9" draw:layer="svg" svg:x1="-2.509cm" svg:y1="2.969cm" svg:x2="-2.509cm" svg:y2="2.512cm">
            <text:p/>
          </draw:line>
          <draw:polyline draw:style-name="gr5" draw:text-style-name="P9" draw:layer="svg" svg:width="0cm" svg:height="0cm" svg:x="-2.509cm" svg:y="2.512cm" svg:viewBox="0 0 0 0" draw:points="0,0">
            <text:p/>
          </draw:polyline>
          <draw:line draw:style-name="gr6" draw:text-style-name="P9" draw:layer="svg" svg:x1="-4.007cm" svg:y1="2.512cm" svg:x2="-1.01cm" svg:y2="2.512cm">
            <text:p/>
          </draw:line>
          <draw:line draw:style-name="gr6" draw:text-style-name="P9" draw:layer="svg" svg:x1="-1.01cm" svg:y1="7.008cm" svg:x2="-1.01cm" svg:y2="2.512cm">
            <text:p/>
          </draw:line>
          <draw:line draw:style-name="gr6" draw:text-style-name="P9" draw:layer="svg" svg:x1="-4.007cm" svg:y1="7.008cm" svg:x2="-1.01cm" svg:y2="7.008cm">
            <text:p/>
          </draw:line>
          <draw:line draw:style-name="gr6" draw:text-style-name="P9" draw:layer="svg" svg:x1="-4.007cm" svg:y1="7.008cm" svg:x2="-4.007cm" svg:y2="2.512cm">
            <text:p/>
          </draw:line>
          <draw:line draw:style-name="gr7" draw:text-style-name="P9" draw:layer="svg" svg:x1="-3.906cm" svg:y1="6.009cm" svg:x2="-3.508cm" svg:y2="6.009cm">
            <text:p/>
          </draw:line>
          <draw:line draw:style-name="gr7" draw:text-style-name="P9" draw:layer="svg" svg:x1="-3.906cm" svg:y1="6.911cm" svg:x2="-3.906cm" svg:y2="6.009cm">
            <text:p/>
          </draw:line>
          <draw:line draw:style-name="gr7" draw:text-style-name="P9" draw:layer="svg" svg:x1="-3.906cm" svg:y1="6.911cm" svg:x2="-3.508cm" svg:y2="6.911cm">
            <text:p/>
          </draw:line>
          <draw:line draw:style-name="gr7" draw:text-style-name="P9" draw:layer="svg" svg:x1="-3.508cm" svg:y1="6.911cm" svg:x2="-3.508cm" svg:y2="6.009cm">
            <text:p/>
          </draw:line>
          <draw:line draw:style-name="gr7" draw:text-style-name="P9" draw:layer="svg" svg:x1="-1.51cm" svg:y1="6.009cm" svg:x2="-1.112cm" svg:y2="6.009cm">
            <text:p/>
          </draw:line>
          <draw:line draw:style-name="gr7" draw:text-style-name="P9" draw:layer="svg" svg:x1="-1.112cm" svg:y1="6.911cm" svg:x2="-1.112cm" svg:y2="6.009cm">
            <text:p/>
          </draw:line>
          <draw:line draw:style-name="gr7" draw:text-style-name="P9" draw:layer="svg" svg:x1="-1.51cm" svg:y1="6.911cm" svg:x2="-1.112cm" svg:y2="6.911cm">
            <text:p/>
          </draw:line>
          <draw:line draw:style-name="gr7" draw:text-style-name="P9" draw:layer="svg" svg:x1="-1.51cm" svg:y1="6.911cm" svg:x2="-1.51cm" svg:y2="6.009cm">
            <text:p/>
          </draw:line>
          <draw:line draw:style-name="gr7" draw:text-style-name="P9" draw:layer="svg" svg:x1="-1.51cm" svg:y1="6.009cm" svg:x2="-1.112cm" svg:y2="6.009cm">
            <text:p/>
          </draw:line>
          <draw:line draw:style-name="gr7" draw:text-style-name="P9" draw:layer="svg" svg:x1="-1.307cm" svg:y1="3.868cm" svg:x2="-0.958cm" svg:y2="3.672cm">
            <text:p/>
          </draw:line>
          <draw:line draw:style-name="gr7" draw:text-style-name="P9" draw:layer="svg" svg:x1="-0.958cm" svg:y1="3.673cm" svg:x2="-1.408cm" svg:y2="2.893cm">
            <text:p/>
          </draw:line>
          <draw:line draw:style-name="gr7" draw:text-style-name="P9" draw:layer="svg" svg:x1="-1.407cm" svg:y1="2.893cm" svg:x2="-1.755cm" svg:y2="3.093cm">
            <text:p/>
          </draw:line>
          <draw:line draw:style-name="gr7" draw:text-style-name="P9" draw:layer="svg" svg:x1="-1.755cm" svg:y1="3.092cm" svg:x2="-1.306cm" svg:y2="3.868cm">
            <text:p/>
          </draw:line>
          <draw:line draw:style-name="gr7" draw:text-style-name="P9" draw:layer="svg" svg:x1="-3.283cm" svg:y1="3.901cm" svg:x2="-3.626cm" svg:y2="4.101cm">
            <text:p/>
          </draw:line>
          <draw:line draw:style-name="gr7" draw:text-style-name="P9" draw:layer="svg" svg:x1="-3.625cm" svg:y1="4.101cm" svg:x2="-4.079cm" svg:y2="3.325cm">
            <text:p/>
          </draw:line>
          <draw:line draw:style-name="gr7" draw:text-style-name="P9" draw:layer="svg" svg:x1="-4.079cm" svg:y1="3.326cm" svg:x2="-3.731cm" svg:y2="3.122cm">
            <text:p/>
          </draw:line>
          <draw:line draw:style-name="gr7" draw:text-style-name="P9" draw:layer="svg" svg:x1="-3.732cm" svg:y1="3.122cm" svg:x2="-3.283cm" svg:y2="3.902cm">
            <text:p/>
          </draw:line>
          <draw:polygon draw:style-name="gr8" draw:text-style-name="P11" draw:layer="svg" svg:width="0.398cm" svg:height="0.902cm" svg:x="-3.906cm" svg:y="6.009cm" svg:viewBox="0 0 399 903" draw:points="399,903 399,0 0,0 0,903">
            <text:p/>
          </draw:polygon>
          <draw:polygon draw:style-name="gr8" draw:text-style-name="P11" draw:layer="svg" svg:width="0.398cm" svg:height="0.902cm" svg:x="-1.51cm" svg:y="6.009cm" svg:viewBox="0 0 399 903" draw:points="0,903 0,0 399,0 399,903">
            <text:p/>
          </draw:polygon>
          <draw:polygon draw:style-name="gr8" draw:text-style-name="P11" draw:layer="svg" svg:width="0.796cm" svg:height="0.974cm" svg:x="-1.755cm" svg:y="2.893cm" svg:viewBox="0 0 797 975" draw:points="0,200 449,975 797,780 348,0">
            <text:p/>
          </draw:polygon>
          <draw:polygon draw:style-name="gr8" draw:text-style-name="P11" draw:layer="svg" svg:width="0.795cm" svg:height="0.978cm" svg:x="-4.079cm" svg:y="3.122cm" svg:viewBox="0 0 796 979" draw:points="348,0 796,779 454,979 0,203">
            <text:p/>
          </draw:polygon>
          <draw:line draw:style-name="gr5" draw:text-style-name="P9" draw:layer="svg" svg:x1="-3.245cm" svg:y1="2.766cm" svg:x2="-3.245cm" svg:y2="2.762cm">
            <text:p/>
          </draw:line>
          <draw:line draw:style-name="gr5" draw:text-style-name="P9" draw:layer="svg" svg:x1="-3.245cm" svg:y1="2.762cm" svg:x2="-3.245cm" svg:y2="2.758cm">
            <text:p/>
          </draw:line>
          <draw:line draw:style-name="gr5" draw:text-style-name="P9" draw:layer="svg" svg:x1="-3.245cm" svg:y1="2.758cm" svg:x2="-3.245cm" svg:y2="2.754cm">
            <text:p/>
          </draw:line>
          <draw:line draw:style-name="gr5" draw:text-style-name="P9" draw:layer="svg" svg:x1="-3.245cm" svg:y1="2.754cm" svg:x2="-3.245cm" svg:y2="2.749cm">
            <text:p/>
          </draw:line>
          <draw:polyline draw:style-name="gr5" draw:text-style-name="P9" draw:layer="svg" svg:width="0cm" svg:height="0cm" svg:x="-3.245cm" svg:y="2.749cm" svg:viewBox="0 0 0 0" draw:points="0,0">
            <text:p/>
          </draw:polyline>
          <draw:line draw:style-name="gr5" draw:text-style-name="P9" draw:layer="svg" svg:x1="-3.243cm" svg:y1="2.75cm" svg:x2="-3.25cm" svg:y2="2.745cm">
            <text:p/>
          </draw:line>
          <draw:line draw:style-name="gr5" draw:text-style-name="P9" draw:layer="svg" svg:x1="-3.25cm" svg:y1="2.745cm" svg:x2="-3.25cm" svg:y2="2.741cm">
            <text:p/>
          </draw:line>
          <draw:line draw:style-name="gr5" draw:text-style-name="P9" draw:layer="svg" svg:x1="-3.25cm" svg:y1="2.741cm" svg:x2="-3.25cm" svg:y2="2.737cm">
            <text:p/>
          </draw:line>
          <draw:polyline draw:style-name="gr5" draw:text-style-name="P9" draw:layer="svg" svg:width="0cm" svg:height="0cm" svg:x="-3.25cm" svg:y="2.737cm" svg:viewBox="0 0 0 0" draw:points="0,0">
            <text:p/>
          </draw:polyline>
          <draw:line draw:style-name="gr5" draw:text-style-name="P9" draw:layer="svg" svg:x1="-3.249cm" svg:y1="2.739cm" svg:x2="-3.254cm" svg:y2="2.732cm">
            <text:p/>
          </draw:line>
          <draw:line draw:style-name="gr5" draw:text-style-name="P9" draw:layer="svg" svg:x1="-3.254cm" svg:y1="2.732cm" svg:x2="-3.254cm" svg:y2="2.728cm">
            <text:p/>
          </draw:line>
          <draw:line draw:style-name="gr5" draw:text-style-name="P9" draw:layer="svg" svg:x1="-3.253cm" svg:y1="2.729cm" svg:x2="-3.258cm" svg:y2="2.724cm">
            <text:p/>
          </draw:line>
          <draw:polyline draw:style-name="gr5" draw:text-style-name="P9" draw:layer="svg" svg:width="0cm" svg:height="0cm" svg:x="-3.258cm" svg:y="2.724cm" svg:viewBox="0 0 0 0" draw:points="0,0">
            <text:p/>
          </draw:polyline>
          <draw:line draw:style-name="gr5" draw:text-style-name="P9" draw:layer="svg" svg:x1="-3.257cm" svg:y1="2.725cm" svg:x2="-3.262cm" svg:y2="2.72cm">
            <text:p/>
          </draw:line>
          <draw:line draw:style-name="gr5" draw:text-style-name="P9" draw:layer="svg" svg:x1="-3.262cm" svg:y1="2.72cm" svg:x2="-3.262cm" svg:y2="2.715cm">
            <text:p/>
          </draw:line>
          <draw:line draw:style-name="gr5" draw:text-style-name="P9" draw:layer="svg" svg:x1="-3.262cm" svg:y1="2.715cm" svg:x2="-3.267cm" svg:y2="2.715cm">
            <text:p/>
          </draw:line>
          <draw:line draw:style-name="gr5" draw:text-style-name="P9" draw:layer="svg" svg:x1="-3.267cm" svg:y1="2.715cm" svg:x2="-3.267cm" svg:y2="2.711cm">
            <text:p/>
          </draw:line>
          <draw:line draw:style-name="gr5" draw:text-style-name="P9" draw:layer="svg" svg:x1="-3.266cm" svg:y1="2.712cm" svg:x2="-3.271cm" svg:y2="2.707cm">
            <text:p/>
          </draw:line>
          <draw:line draw:style-name="gr5" draw:text-style-name="P9" draw:layer="svg" svg:x1="-3.27cm" svg:y1="2.708cm" svg:x2="-3.275cm" svg:y2="2.703cm">
            <text:p/>
          </draw:line>
          <draw:polyline draw:style-name="gr5" draw:text-style-name="P9" draw:layer="svg" svg:width="0cm" svg:height="0cm" svg:x="-3.275cm" svg:y="2.703cm" svg:viewBox="0 0 0 0" draw:points="0,0">
            <text:p/>
          </draw:polyline>
          <draw:line draw:style-name="gr5" draw:text-style-name="P9" draw:layer="svg" svg:x1="-3.274cm" svg:y1="2.704cm" svg:x2="-3.279cm" svg:y2="2.698cm">
            <text:p/>
          </draw:line>
          <draw:line draw:style-name="gr5" draw:text-style-name="P9" draw:layer="svg" svg:x1="-3.278cm" svg:y1="2.699cm" svg:x2="-3.284cm" svg:y2="2.694cm">
            <text:p/>
          </draw:line>
          <draw:line draw:style-name="gr5" draw:text-style-name="P9" draw:layer="svg" svg:x1="-3.284cm" svg:y1="2.694cm" svg:x2="-3.288cm" svg:y2="2.694cm">
            <text:p/>
          </draw:line>
          <draw:line draw:style-name="gr5" draw:text-style-name="P9" draw:layer="svg" svg:x1="-3.288cm" svg:y1="2.694cm" svg:x2="-3.288cm" svg:y2="2.69cm">
            <text:p/>
          </draw:line>
          <draw:line draw:style-name="gr5" draw:text-style-name="P9" draw:layer="svg" svg:x1="-3.287cm" svg:y1="2.691cm" svg:x2="-3.292cm" svg:y2="2.686cm">
            <text:p/>
          </draw:line>
          <draw:line draw:style-name="gr5" draw:text-style-name="P9" draw:layer="svg" svg:x1="-3.292cm" svg:y1="2.686cm" svg:x2="-3.296cm" svg:y2="2.686cm">
            <text:p/>
          </draw:line>
          <draw:line draw:style-name="gr5" draw:text-style-name="P9" draw:layer="svg" svg:x1="-3.295cm" svg:y1="2.687cm" svg:x2="-3.3cm" svg:y2="2.682cm">
            <text:p/>
          </draw:line>
          <draw:line draw:style-name="gr5" draw:text-style-name="P9" draw:layer="svg" svg:x1="-3.3cm" svg:y1="2.682cm" svg:x2="-3.305cm" svg:y2="2.682cm">
            <text:p/>
          </draw:line>
          <draw:line draw:style-name="gr5" draw:text-style-name="P9" draw:layer="svg" svg:x1="-3.304cm" svg:y1="2.683cm" svg:x2="-3.309cm" svg:y2="2.677cm">
            <text:p/>
          </draw:line>
          <draw:line draw:style-name="gr5" draw:text-style-name="P9" draw:layer="svg" svg:x1="-3.308cm" svg:y1="2.678cm" svg:x2="-3.313cm" svg:y2="2.673cm">
            <text:p/>
          </draw:line>
          <draw:line draw:style-name="gr5" draw:text-style-name="P9" draw:layer="svg" svg:x1="-3.313cm" svg:y1="2.673cm" svg:x2="-3.317cm" svg:y2="2.673cm">
            <text:p/>
          </draw:line>
          <draw:line draw:style-name="gr5" draw:text-style-name="P9" draw:layer="svg" svg:x1="-3.315cm" svg:y1="2.674cm" svg:x2="-3.322cm" svg:y2="2.669cm">
            <text:p/>
          </draw:line>
          <draw:line draw:style-name="gr5" draw:text-style-name="P9" draw:layer="svg" svg:x1="-3.322cm" svg:y1="2.669cm" svg:x2="-3.326cm" svg:y2="2.669cm">
            <text:p/>
          </draw:line>
          <draw:line draw:style-name="gr5" draw:text-style-name="P9" draw:layer="svg" svg:x1="-3.325cm" svg:y1="2.67cm" svg:x2="-3.334cm" svg:y2="2.665cm">
            <text:p/>
          </draw:line>
          <draw:line draw:style-name="gr5" draw:text-style-name="P9" draw:layer="svg" svg:x1="-3.334cm" svg:y1="2.665cm" svg:x2="-3.339cm" svg:y2="2.665cm">
            <text:p/>
          </draw:line>
          <draw:line draw:style-name="gr5" draw:text-style-name="P9" draw:layer="svg" svg:x1="-3.338cm" svg:y1="2.667cm" svg:x2="-3.343cm" svg:y2="2.66cm">
            <text:p/>
          </draw:line>
          <draw:line draw:style-name="gr5" draw:text-style-name="P9" draw:layer="svg" svg:x1="-3.343cm" svg:y1="2.66cm" svg:x2="-3.347cm" svg:y2="2.66cm">
            <text:p/>
          </draw:line>
          <draw:line draw:style-name="gr5" draw:text-style-name="P9" draw:layer="svg" svg:x1="-3.346cm" svg:y1="2.661cm" svg:x2="-3.351cm" svg:y2="2.656cm">
            <text:p/>
          </draw:line>
          <draw:line draw:style-name="gr5" draw:text-style-name="P9" draw:layer="svg" svg:x1="-3.351cm" svg:y1="2.656cm" svg:x2="-3.36cm" svg:y2="2.656cm">
            <text:p/>
          </draw:line>
          <draw:line draw:style-name="gr5" draw:text-style-name="P9" draw:layer="svg" svg:x1="-3.359cm" svg:y1="2.657cm" svg:x2="-3.364cm" svg:y2="2.652cm">
            <text:p/>
          </draw:line>
          <draw:line draw:style-name="gr5" draw:text-style-name="P9" draw:layer="svg" svg:x1="-3.364cm" svg:y1="2.652cm" svg:x2="-3.368cm" svg:y2="2.652cm">
            <text:p/>
          </draw:line>
          <draw:line draw:style-name="gr5" draw:text-style-name="P9" draw:layer="svg" svg:x1="-3.368cm" svg:y1="2.652cm" svg:x2="-3.372cm" svg:y2="2.652cm">
            <text:p/>
          </draw:line>
          <draw:line draw:style-name="gr5" draw:text-style-name="P9" draw:layer="svg" svg:x1="-3.371cm" svg:y1="2.653cm" svg:x2="-3.381cm" svg:y2="2.648cm">
            <text:p/>
          </draw:line>
          <draw:line draw:style-name="gr5" draw:text-style-name="P9" draw:layer="svg" svg:x1="-3.381cm" svg:y1="2.648cm" svg:x2="-3.385cm" svg:y2="2.648cm">
            <text:p/>
          </draw:line>
          <draw:line draw:style-name="gr5" draw:text-style-name="P9" draw:layer="svg" svg:x1="-3.385cm" svg:y1="2.648cm" svg:x2="-3.394cm" svg:y2="2.648cm">
            <text:p/>
          </draw:line>
          <draw:line draw:style-name="gr5" draw:text-style-name="P9" draw:layer="svg" svg:x1="-3.393cm" svg:y1="2.649cm" svg:x2="-3.398cm" svg:y2="2.643cm">
            <text:p/>
          </draw:line>
          <draw:line draw:style-name="gr5" draw:text-style-name="P9" draw:layer="svg" svg:x1="-3.398cm" svg:y1="2.643cm" svg:x2="-3.402cm" svg:y2="2.643cm">
            <text:p/>
          </draw:line>
          <draw:line draw:style-name="gr5" draw:text-style-name="P9" draw:layer="svg" svg:x1="-3.402cm" svg:y1="2.643cm" svg:x2="-3.411cm" svg:y2="2.643cm">
            <text:p/>
          </draw:line>
          <draw:line draw:style-name="gr5" draw:text-style-name="P9" draw:layer="svg" svg:x1="-3.41cm" svg:y1="2.644cm" svg:x2="-3.415cm" svg:y2="2.639cm">
            <text:p/>
          </draw:line>
          <draw:line draw:style-name="gr5" draw:text-style-name="P9" draw:layer="svg" svg:x1="-3.415cm" svg:y1="2.639cm" svg:x2="-3.423cm" svg:y2="2.639cm">
            <text:p/>
          </draw:line>
          <draw:line draw:style-name="gr5" draw:text-style-name="P9" draw:layer="svg" svg:x1="-3.423cm" svg:y1="2.639cm" svg:x2="-3.427cm" svg:y2="2.639cm">
            <text:p/>
          </draw:line>
          <draw:line draw:style-name="gr5" draw:text-style-name="P9" draw:layer="svg" svg:x1="-3.427cm" svg:y1="2.639cm" svg:x2="-3.436cm" svg:y2="2.639cm">
            <text:p/>
          </draw:line>
          <draw:line draw:style-name="gr5" draw:text-style-name="P9" draw:layer="svg" svg:x1="-3.435cm" svg:y1="2.64cm" svg:x2="-3.44cm" svg:y2="2.635cm">
            <text:p/>
          </draw:line>
          <draw:line draw:style-name="gr5" draw:text-style-name="P9" draw:layer="svg" svg:x1="-3.44cm" svg:y1="2.635cm" svg:x2="-3.449cm" svg:y2="2.635cm">
            <text:p/>
          </draw:line>
          <draw:line draw:style-name="gr5" draw:text-style-name="P9" draw:layer="svg" svg:x1="-3.449cm" svg:y1="2.635cm" svg:x2="-3.453cm" svg:y2="2.635cm">
            <text:p/>
          </draw:line>
          <draw:line draw:style-name="gr5" draw:text-style-name="P9" draw:layer="svg" svg:x1="-3.453cm" svg:y1="2.635cm" svg:x2="-3.461cm" svg:y2="2.635cm">
            <text:p/>
          </draw:line>
          <draw:line draw:style-name="gr5" draw:text-style-name="P9" draw:layer="svg" svg:x1="-3.461cm" svg:y1="2.635cm" svg:x2="-3.466cm" svg:y2="2.635cm">
            <text:p/>
          </draw:line>
          <draw:line draw:style-name="gr5" draw:text-style-name="P9" draw:layer="svg" svg:x1="-3.466cm" svg:y1="2.635cm" svg:x2="-3.474cm" svg:y2="2.635cm">
            <text:p/>
          </draw:line>
          <draw:line draw:style-name="gr5" draw:text-style-name="P9" draw:layer="svg" svg:x1="-3.474cm" svg:y1="2.635cm" svg:x2="-3.478cm" svg:y2="2.635cm">
            <text:p/>
          </draw:line>
          <draw:line draw:style-name="gr5" draw:text-style-name="P9" draw:layer="svg" svg:x1="-3.477cm" svg:y1="2.636cm" svg:x2="-3.487cm" svg:y2="2.631cm">
            <text:p/>
          </draw:line>
          <draw:line draw:style-name="gr5" draw:text-style-name="P9" draw:layer="svg" svg:x1="-3.487cm" svg:y1="2.631cm" svg:x2="-3.491cm" svg:y2="2.631cm">
            <text:p/>
          </draw:line>
          <draw:line draw:style-name="gr5" draw:text-style-name="P9" draw:layer="svg" svg:x1="-3.491cm" svg:y1="2.631cm" svg:x2="-3.499cm" svg:y2="2.631cm">
            <text:p/>
          </draw:line>
          <draw:line draw:style-name="gr5" draw:text-style-name="P9" draw:layer="svg" svg:x1="-3.499cm" svg:y1="2.631cm" svg:x2="-3.504cm" svg:y2="2.631cm">
            <text:p/>
          </draw:line>
          <draw:line draw:style-name="gr5" draw:text-style-name="P9" draw:layer="svg" svg:x1="-3.504cm" svg:y1="2.631cm" svg:x2="-3.512cm" svg:y2="2.631cm">
            <text:p/>
          </draw:line>
          <draw:line draw:style-name="gr5" draw:text-style-name="P9" draw:layer="svg" svg:x1="-3.512cm" svg:y1="2.631cm" svg:x2="-3.516cm" svg:y2="2.631cm">
            <text:p/>
          </draw:line>
          <draw:line draw:style-name="gr5" draw:text-style-name="P9" draw:layer="svg" svg:x1="-3.516cm" svg:y1="2.631cm" svg:x2="-3.525cm" svg:y2="2.631cm">
            <text:p/>
          </draw:line>
          <draw:line draw:style-name="gr5" draw:text-style-name="P9" draw:layer="svg" svg:x1="-3.524cm" svg:y1="2.631cm" svg:x2="-3.533cm" svg:y2="2.636cm">
            <text:p/>
          </draw:line>
          <draw:line draw:style-name="gr5" draw:text-style-name="P9" draw:layer="svg" svg:x1="-3.533cm" svg:y1="2.635cm" svg:x2="-3.538cm" svg:y2="2.635cm">
            <text:p/>
          </draw:line>
          <draw:line draw:style-name="gr5" draw:text-style-name="P9" draw:layer="svg" svg:x1="-3.538cm" svg:y1="2.635cm" svg:x2="-3.546cm" svg:y2="2.635cm">
            <text:p/>
          </draw:line>
          <draw:line draw:style-name="gr5" draw:text-style-name="P9" draw:layer="svg" svg:x1="-3.546cm" svg:y1="2.635cm" svg:x2="-3.55cm" svg:y2="2.635cm">
            <text:p/>
          </draw:line>
          <draw:line draw:style-name="gr5" draw:text-style-name="P9" draw:layer="svg" svg:x1="-3.55cm" svg:y1="2.635cm" svg:x2="-3.559cm" svg:y2="2.635cm">
            <text:p/>
          </draw:line>
          <draw:line draw:style-name="gr5" draw:text-style-name="P9" draw:layer="svg" svg:x1="-3.559cm" svg:y1="2.635cm" svg:x2="-3.563cm" svg:y2="2.635cm">
            <text:p/>
          </draw:line>
          <draw:line draw:style-name="gr5" draw:text-style-name="P9" draw:layer="svg" svg:x1="-3.563cm" svg:y1="2.635cm" svg:x2="-3.571cm" svg:y2="2.635cm">
            <text:p/>
          </draw:line>
          <draw:line draw:style-name="gr5" draw:text-style-name="P9" draw:layer="svg" svg:x1="-3.57cm" svg:y1="2.635cm" svg:x2="-3.576cm" svg:y2="2.64cm">
            <text:p/>
          </draw:line>
          <draw:line draw:style-name="gr5" draw:text-style-name="P9" draw:layer="svg" svg:x1="-3.576cm" svg:y1="2.639cm" svg:x2="-3.584cm" svg:y2="2.639cm">
            <text:p/>
          </draw:line>
          <draw:line draw:style-name="gr5" draw:text-style-name="P9" draw:layer="svg" svg:x1="-3.584cm" svg:y1="2.639cm" svg:x2="-3.588cm" svg:y2="2.639cm">
            <text:p/>
          </draw:line>
          <draw:line draw:style-name="gr5" draw:text-style-name="P9" draw:layer="svg" svg:x1="-3.588cm" svg:y1="2.639cm" svg:x2="-3.597cm" svg:y2="2.639cm">
            <text:p/>
          </draw:line>
          <draw:line draw:style-name="gr5" draw:text-style-name="P9" draw:layer="svg" svg:x1="-3.597cm" svg:y1="2.639cm" svg:x2="-3.601cm" svg:y2="2.639cm">
            <text:p/>
          </draw:line>
          <draw:line draw:style-name="gr5" draw:text-style-name="P9" draw:layer="svg" svg:x1="-3.6cm" svg:y1="2.639cm" svg:x2="-3.605cm" svg:y2="2.644cm">
            <text:p/>
          </draw:line>
          <draw:line draw:style-name="gr5" draw:text-style-name="P9" draw:layer="svg" svg:x1="-3.605cm" svg:y1="2.643cm" svg:x2="-3.614cm" svg:y2="2.643cm">
            <text:p/>
          </draw:line>
          <draw:line draw:style-name="gr5" draw:text-style-name="P9" draw:layer="svg" svg:x1="-3.614cm" svg:y1="2.643cm" svg:x2="-3.618cm" svg:y2="2.643cm">
            <text:p/>
          </draw:line>
          <draw:line draw:style-name="gr5" draw:text-style-name="P9" draw:layer="svg" svg:x1="-3.617cm" svg:y1="2.643cm" svg:x2="-3.626cm" svg:y2="2.649cm">
            <text:p/>
          </draw:line>
          <draw:line draw:style-name="gr5" draw:text-style-name="P9" draw:layer="svg" svg:x1="-3.626cm" svg:y1="2.648cm" svg:x2="-3.631cm" svg:y2="2.648cm">
            <text:p/>
          </draw:line>
          <draw:line draw:style-name="gr5" draw:text-style-name="P9" draw:layer="svg" svg:x1="-3.631cm" svg:y1="2.648cm" svg:x2="-3.635cm" svg:y2="2.648cm">
            <text:p/>
          </draw:line>
          <draw:line draw:style-name="gr5" draw:text-style-name="P9" draw:layer="svg" svg:x1="-3.634cm" svg:y1="2.648cm" svg:x2="-3.643cm" svg:y2="2.653cm">
            <text:p/>
          </draw:line>
          <draw:line draw:style-name="gr5" draw:text-style-name="P9" draw:layer="svg" svg:x1="-3.643cm" svg:y1="2.652cm" svg:x2="-3.648cm" svg:y2="2.652cm">
            <text:p/>
          </draw:line>
          <draw:line draw:style-name="gr5" draw:text-style-name="P9" draw:layer="svg" svg:x1="-3.647cm" svg:y1="2.652cm" svg:x2="-3.652cm" svg:y2="2.657cm">
            <text:p/>
          </draw:line>
          <draw:line draw:style-name="gr5" draw:text-style-name="P9" draw:layer="svg" svg:x1="-3.652cm" svg:y1="2.656cm" svg:x2="-3.66cm" svg:y2="2.656cm">
            <text:p/>
          </draw:line>
          <draw:line draw:style-name="gr5" draw:text-style-name="P9" draw:layer="svg" svg:x1="-3.659cm" svg:y1="2.656cm" svg:x2="-3.665cm" svg:y2="2.661cm">
            <text:p/>
          </draw:line>
          <draw:line draw:style-name="gr5" draw:text-style-name="P9" draw:layer="svg" svg:x1="-3.665cm" svg:y1="2.66cm" svg:x2="-3.669cm" svg:y2="2.66cm">
            <text:p/>
          </draw:line>
          <draw:line draw:style-name="gr5" draw:text-style-name="P9" draw:layer="svg" svg:x1="-3.668cm" svg:y1="2.66cm" svg:x2="-3.673cm" svg:y2="2.667cm">
            <text:p/>
          </draw:line>
          <draw:line draw:style-name="gr5" draw:text-style-name="P9" draw:layer="svg" svg:x1="-3.673cm" svg:y1="2.665cm" svg:x2="-3.677cm" svg:y2="2.665cm">
            <text:p/>
          </draw:line>
          <draw:line draw:style-name="gr5" draw:text-style-name="P9" draw:layer="svg" svg:x1="-3.676cm" svg:y1="2.665cm" svg:x2="-3.686cm" svg:y2="2.67cm">
            <text:p/>
          </draw:line>
          <draw:line draw:style-name="gr5" draw:text-style-name="P9" draw:layer="svg" svg:x1="-3.686cm" svg:y1="2.669cm" svg:x2="-3.69cm" svg:y2="2.669cm">
            <text:p/>
          </draw:line>
          <draw:line draw:style-name="gr5" draw:text-style-name="P9" draw:layer="svg" svg:x1="-3.689cm" svg:y1="2.669cm" svg:x2="-3.694cm" svg:y2="2.674cm">
            <text:p/>
          </draw:line>
          <draw:line draw:style-name="gr5" draw:text-style-name="P9" draw:layer="svg" svg:x1="-3.694cm" svg:y1="2.673cm" svg:x2="-3.698cm" svg:y2="2.673cm">
            <text:p/>
          </draw:line>
          <draw:line draw:style-name="gr5" draw:text-style-name="P9" draw:layer="svg" svg:x1="-3.697cm" svg:y1="2.673cm" svg:x2="-3.703cm" svg:y2="2.678cm">
            <text:p/>
          </draw:line>
          <draw:line draw:style-name="gr5" draw:text-style-name="P9" draw:layer="svg" svg:x1="-3.703cm" svg:y1="2.677cm" svg:x2="-3.707cm" svg:y2="2.677cm">
            <text:p/>
          </draw:line>
          <draw:line draw:style-name="gr5" draw:text-style-name="P9" draw:layer="svg" svg:x1="-3.706cm" svg:y1="2.677cm" svg:x2="-3.711cm" svg:y2="2.683cm">
            <text:p/>
          </draw:line>
          <draw:line draw:style-name="gr5" draw:text-style-name="P9" draw:layer="svg" svg:x1="-3.71cm" svg:y1="2.682cm" svg:x2="-3.715cm" svg:y2="2.687cm">
            <text:p/>
          </draw:line>
          <draw:line draw:style-name="gr5" draw:text-style-name="P9" draw:layer="svg" svg:x1="-3.715cm" svg:y1="2.686cm" svg:x2="-3.72cm" svg:y2="2.686cm">
            <text:p/>
          </draw:line>
          <draw:line draw:style-name="gr5" draw:text-style-name="P9" draw:layer="svg" svg:x1="-3.719cm" svg:y1="2.686cm" svg:x2="-3.724cm" svg:y2="2.691cm">
            <text:p/>
          </draw:line>
          <draw:line draw:style-name="gr5" draw:text-style-name="P9" draw:layer="svg" svg:x1="-3.724cm" svg:y1="2.69cm" svg:x2="-3.728cm" svg:y2="2.69cm">
            <text:p/>
          </draw:line>
          <draw:line draw:style-name="gr5" draw:text-style-name="P9" draw:layer="svg" svg:x1="-3.728cm" svg:y1="2.69cm" svg:x2="-3.728cm" svg:y2="2.694cm">
            <text:p/>
          </draw:line>
          <draw:line draw:style-name="gr5" draw:text-style-name="P9" draw:layer="svg" svg:x1="-3.727cm" svg:y1="2.694cm" svg:x2="-3.732cm" svg:y2="2.699cm">
            <text:p/>
          </draw:line>
          <draw:line draw:style-name="gr5" draw:text-style-name="P9" draw:layer="svg" svg:x1="-3.732cm" svg:y1="2.698cm" svg:x2="-3.737cm" svg:y2="2.698cm">
            <text:p/>
          </draw:line>
          <draw:line draw:style-name="gr5" draw:text-style-name="P9" draw:layer="svg" svg:x1="-3.736cm" svg:y1="2.698cm" svg:x2="-3.741cm" svg:y2="2.704cm">
            <text:p/>
          </draw:line>
          <draw:line draw:style-name="gr5" draw:text-style-name="P9" draw:layer="svg" svg:x1="-3.741cm" svg:y1="2.703cm" svg:x2="-3.741cm" svg:y2="2.707cm">
            <text:p/>
          </draw:line>
          <draw:line draw:style-name="gr5" draw:text-style-name="P9" draw:layer="svg" svg:x1="-3.741cm" svg:y1="2.707cm" svg:x2="-3.745cm" svg:y2="2.707cm">
            <text:p/>
          </draw:line>
          <draw:line draw:style-name="gr5" draw:text-style-name="P9" draw:layer="svg" svg:x1="-3.744cm" svg:y1="2.707cm" svg:x2="-3.749cm" svg:y2="2.712cm">
            <text:p/>
          </draw:line>
          <draw:line draw:style-name="gr5" draw:text-style-name="P9" draw:layer="svg" svg:x1="-3.749cm" svg:y1="2.711cm" svg:x2="-3.749cm" svg:y2="2.715cm">
            <text:p/>
          </draw:line>
          <draw:line draw:style-name="gr5" draw:text-style-name="P9" draw:layer="svg" svg:x1="-3.748cm" svg:y1="2.715cm" svg:x2="-3.753cm" svg:y2="2.721cm">
            <text:p/>
          </draw:line>
          <draw:polyline draw:style-name="gr5" draw:text-style-name="P9" draw:layer="svg" svg:width="0cm" svg:height="0cm" svg:x="-3.753cm" svg:y="2.72cm" svg:viewBox="0 0 0 0" draw:points="0,0">
            <text:p/>
          </draw:polyline>
          <draw:line draw:style-name="gr5" draw:text-style-name="P9" draw:layer="svg" svg:x1="-3.751cm" svg:y1="2.72cm" svg:x2="-3.758cm" svg:y2="2.725cm">
            <text:p/>
          </draw:line>
          <draw:line draw:style-name="gr5" draw:text-style-name="P9" draw:layer="svg" svg:x1="-3.758cm" svg:y1="2.724cm" svg:x2="-3.758cm" svg:y2="2.728cm">
            <text:p/>
          </draw:line>
          <draw:line draw:style-name="gr5" draw:text-style-name="P9" draw:layer="svg" svg:x1="-3.757cm" svg:y1="2.728cm" svg:x2="-3.762cm" svg:y2="2.733cm">
            <text:p/>
          </draw:line>
          <draw:polyline draw:style-name="gr5" draw:text-style-name="P9" draw:layer="svg" svg:width="0cm" svg:height="0cm" svg:x="-3.762cm" svg:y="2.732cm" svg:viewBox="0 0 0 0" draw:points="0,0">
            <text:p/>
          </draw:polyline>
          <draw:line draw:style-name="gr5" draw:text-style-name="P9" draw:layer="svg" svg:x1="-3.762cm" svg:y1="2.732cm" svg:x2="-3.762cm" svg:y2="2.737cm">
            <text:p/>
          </draw:line>
          <draw:line draw:style-name="gr5" draw:text-style-name="P9" draw:layer="svg" svg:x1="-3.761cm" svg:y1="2.737cm" svg:x2="-3.766cm" svg:y2="2.742cm">
            <text:p/>
          </draw:line>
          <draw:line draw:style-name="gr5" draw:text-style-name="P9" draw:layer="svg" svg:x1="-3.766cm" svg:y1="2.741cm" svg:x2="-3.766cm" svg:y2="2.745cm">
            <text:p/>
          </draw:line>
          <draw:polyline draw:style-name="gr5" draw:text-style-name="P9" draw:layer="svg" svg:width="0cm" svg:height="0cm" svg:x="-3.766cm" svg:y="2.745cm" svg:viewBox="0 0 0 0" draw:points="0,0">
            <text:p/>
          </draw:polyline>
          <draw:line draw:style-name="gr5" draw:text-style-name="P9" draw:layer="svg" svg:x1="-3.766cm" svg:y1="2.745cm" svg:x2="-3.766cm" svg:y2="2.749cm">
            <text:p/>
          </draw:line>
          <draw:line draw:style-name="gr5" draw:text-style-name="P9" draw:layer="svg" svg:x1="-3.766cm" svg:y1="2.749cm" svg:x2="-3.766cm" svg:y2="2.754cm">
            <text:p/>
          </draw:line>
          <draw:line draw:style-name="gr5" draw:text-style-name="P9" draw:layer="svg" svg:x1="-3.766cm" svg:y1="2.754cm" svg:x2="-3.766cm" svg:y2="2.758cm">
            <text:p/>
          </draw:line>
          <draw:polyline draw:style-name="gr5" draw:text-style-name="P9" draw:layer="svg" svg:width="0cm" svg:height="0cm" svg:x="-3.766cm" svg:y="2.758cm" svg:viewBox="0 0 0 0" draw:points="0,0">
            <text:p/>
          </draw:polyline>
          <draw:line draw:style-name="gr5" draw:text-style-name="P9" draw:layer="svg" svg:x1="-3.766cm" svg:y1="2.758cm" svg:x2="-3.766cm" svg:y2="2.762cm">
            <text:p/>
          </draw:line>
          <draw:line draw:style-name="gr5" draw:text-style-name="P9" draw:layer="svg" svg:x1="-3.766cm" svg:y1="2.762cm" svg:x2="-3.766cm" svg:y2="2.766cm">
            <text:p/>
          </draw:line>
          <draw:line draw:style-name="gr5" draw:text-style-name="P9" draw:layer="svg" svg:x1="-3.766cm" svg:y1="2.766cm" svg:x2="-3.766cm" svg:y2="2.77cm">
            <text:p/>
          </draw:line>
          <draw:line draw:style-name="gr5" draw:text-style-name="P9" draw:layer="svg" svg:x1="-3.766cm" svg:y1="2.77cm" svg:x2="-3.766cm" svg:y2="2.775cm">
            <text:p/>
          </draw:line>
          <draw:polyline draw:style-name="gr5" draw:text-style-name="P9" draw:layer="svg" svg:width="0cm" svg:height="0cm" svg:x="-3.766cm" svg:y="2.775cm" svg:viewBox="0 0 0 0" draw:points="0,0">
            <text:p/>
          </draw:polyline>
          <draw:line draw:style-name="gr5" draw:text-style-name="P9" draw:layer="svg" svg:x1="-3.766cm" svg:y1="2.775cm" svg:x2="-3.766cm" svg:y2="2.779cm">
            <text:p/>
          </draw:line>
          <draw:line draw:style-name="gr5" draw:text-style-name="P9" draw:layer="svg" svg:x1="-3.766cm" svg:y1="2.779cm" svg:x2="-3.766cm" svg:y2="2.783cm">
            <text:p/>
          </draw:line>
          <draw:line draw:style-name="gr5" draw:text-style-name="P9" draw:layer="svg" svg:x1="-3.766cm" svg:y1="2.783cm" svg:x2="-3.766cm" svg:y2="2.787cm">
            <text:p/>
          </draw:line>
          <draw:line draw:style-name="gr5" draw:text-style-name="P9" draw:layer="svg" svg:x1="-3.766cm" svg:y1="2.787cm" svg:x2="-3.762cm" svg:y2="2.787cm">
            <text:p/>
          </draw:line>
          <draw:line draw:style-name="gr5" draw:text-style-name="P9" draw:layer="svg" svg:x1="-3.762cm" svg:y1="2.787cm" svg:x2="-3.762cm" svg:y2="2.792cm">
            <text:p/>
          </draw:line>
          <draw:line draw:style-name="gr5" draw:text-style-name="P9" draw:layer="svg" svg:x1="-3.762cm" svg:y1="2.792cm" svg:x2="-3.762cm" svg:y2="2.796cm">
            <text:p/>
          </draw:line>
          <draw:line draw:style-name="gr5" draw:text-style-name="P9" draw:layer="svg" svg:x1="-3.762cm" svg:y1="2.796cm" svg:x2="-3.757cm" svg:y2="2.801cm">
            <text:p/>
          </draw:line>
          <draw:polyline draw:style-name="gr5" draw:text-style-name="P9" draw:layer="svg" svg:width="0cm" svg:height="0cm" svg:x="-3.758cm" svg:y="2.8cm" svg:viewBox="0 0 0 0" draw:points="0,0">
            <text:p/>
          </draw:polyline>
          <draw:line draw:style-name="gr5" draw:text-style-name="P9" draw:layer="svg" svg:x1="-3.758cm" svg:y1="2.8cm" svg:x2="-3.751cm" svg:y2="2.805cm">
            <text:p/>
          </draw:line>
          <draw:line draw:style-name="gr5" draw:text-style-name="P9" draw:layer="svg" svg:x1="-3.753cm" svg:y1="2.804cm" svg:x2="-3.753cm" svg:y2="2.809cm">
            <text:p/>
          </draw:line>
          <draw:line draw:style-name="gr5" draw:text-style-name="P9" draw:layer="svg" svg:x1="-3.753cm" svg:y1="2.809cm" svg:x2="-3.748cm" svg:y2="2.814cm">
            <text:p/>
          </draw:line>
          <draw:polyline draw:style-name="gr5" draw:text-style-name="P9" draw:layer="svg" svg:width="0cm" svg:height="0cm" svg:x="-3.749cm" svg:y="2.813cm" svg:viewBox="0 0 0 0" draw:points="0,0">
            <text:p/>
          </draw:polyline>
          <draw:line draw:style-name="gr5" draw:text-style-name="P9" draw:layer="svg" svg:x1="-3.749cm" svg:y1="2.813cm" svg:x2="-3.744cm" svg:y2="2.818cm">
            <text:p/>
          </draw:line>
          <draw:line draw:style-name="gr5" draw:text-style-name="P9" draw:layer="svg" svg:x1="-3.745cm" svg:y1="2.817cm" svg:x2="-3.74cm" svg:y2="2.822cm">
            <text:p/>
          </draw:line>
          <draw:polyline draw:style-name="gr5" draw:text-style-name="P9" draw:layer="svg" svg:width="0cm" svg:height="0cm" svg:x="-3.741cm" svg:y="2.821cm" svg:viewBox="0 0 0 0" draw:points="0,0">
            <text:p/>
          </draw:polyline>
          <draw:line draw:style-name="gr5" draw:text-style-name="P9" draw:layer="svg" svg:x1="-3.741cm" svg:y1="2.821cm" svg:x2="-3.736cm" svg:y2="2.826cm">
            <text:p/>
          </draw:line>
          <draw:line draw:style-name="gr5" draw:text-style-name="P9" draw:layer="svg" svg:x1="-3.737cm" svg:y1="2.825cm" svg:x2="-3.731cm" svg:y2="2.831cm">
            <text:p/>
          </draw:line>
          <draw:line draw:style-name="gr5" draw:text-style-name="P9" draw:layer="svg" svg:x1="-3.732cm" svg:y1="2.83cm" svg:x2="-3.728cm" svg:y2="2.83cm">
            <text:p/>
          </draw:line>
          <draw:line draw:style-name="gr5" draw:text-style-name="P9" draw:layer="svg" svg:x1="-3.728cm" svg:y1="2.83cm" svg:x2="-3.728cm" svg:y2="2.834cm">
            <text:p/>
          </draw:line>
          <draw:line draw:style-name="gr5" draw:text-style-name="P9" draw:layer="svg" svg:x1="-3.728cm" svg:y1="2.834cm" svg:x2="-3.723cm" svg:y2="2.839cm">
            <text:p/>
          </draw:line>
          <draw:line draw:style-name="gr5" draw:text-style-name="P9" draw:layer="svg" svg:x1="-3.724cm" svg:y1="2.838cm" svg:x2="-3.72cm" svg:y2="2.838cm">
            <text:p/>
          </draw:line>
          <draw:line draw:style-name="gr5" draw:text-style-name="P9" draw:layer="svg" svg:x1="-3.72cm" svg:y1="2.838cm" svg:x2="-3.714cm" svg:y2="2.843cm">
            <text:p/>
          </draw:line>
          <draw:line draw:style-name="gr5" draw:text-style-name="P9" draw:layer="svg" svg:x1="-3.715cm" svg:y1="2.842cm" svg:x2="-3.71cm" svg:y2="2.848cm">
            <text:p/>
          </draw:line>
          <draw:line draw:style-name="gr5" draw:text-style-name="P9" draw:layer="svg" svg:x1="-3.711cm" svg:y1="2.847cm" svg:x2="-3.707cm" svg:y2="2.847cm">
            <text:p/>
          </draw:line>
          <draw:line draw:style-name="gr5" draw:text-style-name="P9" draw:layer="svg" svg:x1="-3.707cm" svg:y1="2.847cm" svg:x2="-3.702cm" svg:y2="2.852cm">
            <text:p/>
          </draw:line>
          <draw:line draw:style-name="gr5" draw:text-style-name="P9" draw:layer="svg" svg:x1="-3.703cm" svg:y1="2.851cm" svg:x2="-3.698cm" svg:y2="2.851cm">
            <text:p/>
          </draw:line>
          <draw:line draw:style-name="gr5" draw:text-style-name="P9" draw:layer="svg" svg:x1="-3.698cm" svg:y1="2.851cm" svg:x2="-3.693cm" svg:y2="2.856cm">
            <text:p/>
          </draw:line>
          <draw:line draw:style-name="gr5" draw:text-style-name="P9" draw:layer="svg" svg:x1="-3.694cm" svg:y1="2.855cm" svg:x2="-3.69cm" svg:y2="2.855cm">
            <text:p/>
          </draw:line>
          <draw:line draw:style-name="gr5" draw:text-style-name="P9" draw:layer="svg" svg:x1="-3.69cm" svg:y1="2.855cm" svg:x2="-3.685cm" svg:y2="2.86cm">
            <text:p/>
          </draw:line>
          <draw:line draw:style-name="gr5" draw:text-style-name="P9" draw:layer="svg" svg:x1="-3.686cm" svg:y1="2.859cm" svg:x2="-3.681cm" svg:y2="2.859cm">
            <text:p/>
          </draw:line>
          <draw:line draw:style-name="gr5" draw:text-style-name="P9" draw:layer="svg" svg:x1="-3.681cm" svg:y1="2.859cm" svg:x2="-3.672cm" svg:y2="2.865cm">
            <text:p/>
          </draw:line>
          <draw:line draw:style-name="gr5" draw:text-style-name="P9" draw:layer="svg" svg:x1="-3.673cm" svg:y1="2.864cm" svg:x2="-3.669cm" svg:y2="2.864cm">
            <text:p/>
          </draw:line>
          <draw:line draw:style-name="gr5" draw:text-style-name="P9" draw:layer="svg" svg:x1="-3.669cm" svg:y1="2.864cm" svg:x2="-3.664cm" svg:y2="2.869cm">
            <text:p/>
          </draw:line>
          <draw:line draw:style-name="gr5" draw:text-style-name="P9" draw:layer="svg" svg:x1="-3.665cm" svg:y1="2.868cm" svg:x2="-3.66cm" svg:y2="2.868cm">
            <text:p/>
          </draw:line>
          <draw:line draw:style-name="gr5" draw:text-style-name="P9" draw:layer="svg" svg:x1="-3.66cm" svg:y1="2.868cm" svg:x2="-3.651cm" svg:y2="2.873cm">
            <text:p/>
          </draw:line>
          <draw:line draw:style-name="gr5" draw:text-style-name="P9" draw:layer="svg" svg:x1="-3.652cm" svg:y1="2.872cm" svg:x2="-3.648cm" svg:y2="2.872cm">
            <text:p/>
          </draw:line>
          <draw:line draw:style-name="gr5" draw:text-style-name="P9" draw:layer="svg" svg:x1="-3.648cm" svg:y1="2.872cm" svg:x2="-3.642cm" svg:y2="2.877cm">
            <text:p/>
          </draw:line>
          <draw:line draw:style-name="gr5" draw:text-style-name="P9" draw:layer="svg" svg:x1="-3.643cm" svg:y1="2.876cm" svg:x2="-3.639cm" svg:y2="2.876cm">
            <text:p/>
          </draw:line>
          <draw:line draw:style-name="gr5" draw:text-style-name="P9" draw:layer="svg" svg:x1="-3.639cm" svg:y1="2.876cm" svg:x2="-3.631cm" svg:y2="2.876cm">
            <text:p/>
          </draw:line>
          <draw:line draw:style-name="gr5" draw:text-style-name="P9" draw:layer="svg" svg:x1="-3.631cm" svg:y1="2.876cm" svg:x2="-3.625cm" svg:y2="2.881cm">
            <text:p/>
          </draw:line>
          <draw:line draw:style-name="gr5" draw:text-style-name="P9" draw:layer="svg" svg:x1="-3.626cm" svg:y1="2.88cm" svg:x2="-3.618cm" svg:y2="2.88cm">
            <text:p/>
          </draw:line>
          <draw:line draw:style-name="gr5" draw:text-style-name="P9" draw:layer="svg" svg:x1="-3.618cm" svg:y1="2.88cm" svg:x2="-3.614cm" svg:y2="2.88cm">
            <text:p/>
          </draw:line>
          <draw:line draw:style-name="gr5" draw:text-style-name="P9" draw:layer="svg" svg:x1="-3.614cm" svg:y1="2.88cm" svg:x2="-3.607cm" svg:y2="2.887cm">
            <text:p/>
          </draw:line>
          <draw:line draw:style-name="gr5" draw:text-style-name="P9" draw:layer="svg" svg:x1="-3.609cm" svg:y1="2.885cm" svg:x2="-3.601cm" svg:y2="2.885cm">
            <text:p/>
          </draw:line>
          <draw:line draw:style-name="gr5" draw:text-style-name="P9" draw:layer="svg" svg:x1="-3.601cm" svg:y1="2.885cm" svg:x2="-3.597cm" svg:y2="2.885cm">
            <text:p/>
          </draw:line>
          <draw:line draw:style-name="gr5" draw:text-style-name="P9" draw:layer="svg" svg:x1="-3.597cm" svg:y1="2.885cm" svg:x2="-3.587cm" svg:y2="2.89cm">
            <text:p/>
          </draw:line>
          <draw:line draw:style-name="gr5" draw:text-style-name="P9" draw:layer="svg" svg:x1="-3.588cm" svg:y1="2.889cm" svg:x2="-3.584cm" svg:y2="2.889cm">
            <text:p/>
          </draw:line>
          <draw:line draw:style-name="gr5" draw:text-style-name="P9" draw:layer="svg" svg:x1="-3.584cm" svg:y1="2.889cm" svg:x2="-3.576cm" svg:y2="2.889cm">
            <text:p/>
          </draw:line>
          <draw:line draw:style-name="gr5" draw:text-style-name="P9" draw:layer="svg" svg:x1="-3.576cm" svg:y1="2.889cm" svg:x2="-3.571cm" svg:y2="2.889cm">
            <text:p/>
          </draw:line>
          <draw:line draw:style-name="gr5" draw:text-style-name="P9" draw:layer="svg" svg:x1="-3.571cm" svg:y1="2.889cm" svg:x2="-3.563cm" svg:y2="2.889cm">
            <text:p/>
          </draw:line>
          <draw:line draw:style-name="gr5" draw:text-style-name="P9" draw:layer="svg" svg:x1="-3.563cm" svg:y1="2.889cm" svg:x2="-3.558cm" svg:y2="2.894cm">
            <text:p/>
          </draw:line>
          <draw:line draw:style-name="gr5" draw:text-style-name="P9" draw:layer="svg" svg:x1="-3.559cm" svg:y1="2.893cm" svg:x2="-3.55cm" svg:y2="2.893cm">
            <text:p/>
          </draw:line>
          <draw:line draw:style-name="gr5" draw:text-style-name="P9" draw:layer="svg" svg:x1="-3.55cm" svg:y1="2.893cm" svg:x2="-3.546cm" svg:y2="2.893cm">
            <text:p/>
          </draw:line>
          <draw:line draw:style-name="gr5" draw:text-style-name="P9" draw:layer="svg" svg:x1="-3.546cm" svg:y1="2.893cm" svg:x2="-3.538cm" svg:y2="2.893cm">
            <text:p/>
          </draw:line>
          <draw:line draw:style-name="gr5" draw:text-style-name="P9" draw:layer="svg" svg:x1="-3.538cm" svg:y1="2.893cm" svg:x2="-3.533cm" svg:y2="2.893cm">
            <text:p/>
          </draw:line>
          <draw:line draw:style-name="gr5" draw:text-style-name="P9" draw:layer="svg" svg:x1="-3.533cm" svg:y1="2.893cm" svg:x2="-3.525cm" svg:y2="2.893cm">
            <text:p/>
          </draw:line>
          <draw:line draw:style-name="gr5" draw:text-style-name="P9" draw:layer="svg" svg:x1="-3.525cm" svg:y1="2.893cm" svg:x2="-3.521cm" svg:y2="2.893cm">
            <text:p/>
          </draw:line>
          <draw:line draw:style-name="gr5" draw:text-style-name="P9" draw:layer="svg" svg:x1="-3.521cm" svg:y1="2.893cm" svg:x2="-3.512cm" svg:y2="2.893cm">
            <text:p/>
          </draw:line>
          <draw:line draw:style-name="gr5" draw:text-style-name="P9" draw:layer="svg" svg:x1="-3.512cm" svg:y1="2.893cm" svg:x2="-3.508cm" svg:y2="2.893cm">
            <text:p/>
          </draw:line>
          <draw:line draw:style-name="gr5" draw:text-style-name="P9" draw:layer="svg" svg:x1="-3.508cm" svg:y1="2.893cm" svg:x2="-3.499cm" svg:y2="2.893cm">
            <text:p/>
          </draw:line>
          <draw:line draw:style-name="gr5" draw:text-style-name="P9" draw:layer="svg" svg:x1="-3.499cm" svg:y1="2.893cm" svg:x2="-3.491cm" svg:y2="2.893cm">
            <text:p/>
          </draw:line>
          <draw:line draw:style-name="gr5" draw:text-style-name="P9" draw:layer="svg" svg:x1="-3.491cm" svg:y1="2.893cm" svg:x2="-3.487cm" svg:y2="2.893cm">
            <text:p/>
          </draw:line>
          <draw:line draw:style-name="gr5" draw:text-style-name="P9" draw:layer="svg" svg:x1="-3.487cm" svg:y1="2.893cm" svg:x2="-3.478cm" svg:y2="2.893cm">
            <text:p/>
          </draw:line>
          <draw:line draw:style-name="gr5" draw:text-style-name="P9" draw:layer="svg" svg:x1="-3.478cm" svg:y1="2.893cm" svg:x2="-3.474cm" svg:y2="2.893cm">
            <text:p/>
          </draw:line>
          <draw:line draw:style-name="gr5" draw:text-style-name="P9" draw:layer="svg" svg:x1="-3.474cm" svg:y1="2.893cm" svg:x2="-3.466cm" svg:y2="2.893cm">
            <text:p/>
          </draw:line>
          <draw:line draw:style-name="gr5" draw:text-style-name="P9" draw:layer="svg" svg:x1="-3.466cm" svg:y1="2.893cm" svg:x2="-3.461cm" svg:y2="2.893cm">
            <text:p/>
          </draw:line>
          <draw:line draw:style-name="gr5" draw:text-style-name="P9" draw:layer="svg" svg:x1="-3.461cm" svg:y1="2.894cm" svg:x2="-3.452cm" svg:y2="2.889cm">
            <text:p/>
          </draw:line>
          <draw:line draw:style-name="gr5" draw:text-style-name="P9" draw:layer="svg" svg:x1="-3.453cm" svg:y1="2.889cm" svg:x2="-3.449cm" svg:y2="2.889cm">
            <text:p/>
          </draw:line>
          <draw:line draw:style-name="gr5" draw:text-style-name="P9" draw:layer="svg" svg:x1="-3.449cm" svg:y1="2.889cm" svg:x2="-3.44cm" svg:y2="2.889cm">
            <text:p/>
          </draw:line>
          <draw:line draw:style-name="gr5" draw:text-style-name="P9" draw:layer="svg" svg:x1="-3.44cm" svg:y1="2.889cm" svg:x2="-3.436cm" svg:y2="2.889cm">
            <text:p/>
          </draw:line>
          <draw:line draw:style-name="gr5" draw:text-style-name="P9" draw:layer="svg" svg:x1="-3.436cm" svg:y1="2.889cm" svg:x2="-3.427cm" svg:y2="2.889cm">
            <text:p/>
          </draw:line>
          <draw:line draw:style-name="gr5" draw:text-style-name="P9" draw:layer="svg" svg:x1="-3.427cm" svg:y1="2.89cm" svg:x2="-3.422cm" svg:y2="2.885cm">
            <text:p/>
          </draw:line>
          <draw:line draw:style-name="gr5" draw:text-style-name="P9" draw:layer="svg" svg:x1="-3.423cm" svg:y1="2.885cm" svg:x2="-3.415cm" svg:y2="2.885cm">
            <text:p/>
          </draw:line>
          <draw:line draw:style-name="gr5" draw:text-style-name="P9" draw:layer="svg" svg:x1="-3.415cm" svg:y1="2.885cm" svg:x2="-3.411cm" svg:y2="2.885cm">
            <text:p/>
          </draw:line>
          <draw:line draw:style-name="gr5" draw:text-style-name="P9" draw:layer="svg" svg:x1="-3.411cm" svg:y1="2.885cm" svg:x2="-3.406cm" svg:y2="2.885cm">
            <text:p/>
          </draw:line>
          <draw:line draw:style-name="gr5" draw:text-style-name="P9" draw:layer="svg" svg:x1="-3.406cm" svg:y1="2.887cm" svg:x2="-3.397cm" svg:y2="2.88cm">
            <text:p/>
          </draw:line>
          <draw:line draw:style-name="gr5" draw:text-style-name="P9" draw:layer="svg" svg:x1="-3.398cm" svg:y1="2.88cm" svg:x2="-3.394cm" svg:y2="2.88cm">
            <text:p/>
          </draw:line>
          <draw:line draw:style-name="gr5" draw:text-style-name="P9" draw:layer="svg" svg:x1="-3.394cm" svg:y1="2.88cm" svg:x2="-3.385cm" svg:y2="2.88cm">
            <text:p/>
          </draw:line>
          <draw:line draw:style-name="gr5" draw:text-style-name="P9" draw:layer="svg" svg:x1="-3.385cm" svg:y1="2.881cm" svg:x2="-3.38cm" svg:y2="2.876cm">
            <text:p/>
          </draw:line>
          <draw:line draw:style-name="gr5" draw:text-style-name="P9" draw:layer="svg" svg:x1="-3.381cm" svg:y1="2.876cm" svg:x2="-3.377cm" svg:y2="2.876cm">
            <text:p/>
          </draw:line>
          <draw:line draw:style-name="gr5" draw:text-style-name="P9" draw:layer="svg" svg:x1="-3.377cm" svg:y1="2.876cm" svg:x2="-3.368cm" svg:y2="2.876cm">
            <text:p/>
          </draw:line>
          <draw:line draw:style-name="gr5" draw:text-style-name="P9" draw:layer="svg" svg:x1="-3.368cm" svg:y1="2.877cm" svg:x2="-3.363cm" svg:y2="2.872cm">
            <text:p/>
          </draw:line>
          <draw:line draw:style-name="gr5" draw:text-style-name="P9" draw:layer="svg" svg:x1="-3.364cm" svg:y1="2.872cm" svg:x2="-3.36cm" svg:y2="2.872cm">
            <text:p/>
          </draw:line>
          <draw:line draw:style-name="gr5" draw:text-style-name="P9" draw:layer="svg" svg:x1="-3.36cm" svg:y1="2.873cm" svg:x2="-3.35cm" svg:y2="2.868cm">
            <text:p/>
          </draw:line>
          <draw:line draw:style-name="gr5" draw:text-style-name="P9" draw:layer="svg" svg:x1="-3.351cm" svg:y1="2.868cm" svg:x2="-3.347cm" svg:y2="2.868cm">
            <text:p/>
          </draw:line>
          <draw:line draw:style-name="gr5" draw:text-style-name="P9" draw:layer="svg" svg:x1="-3.347cm" svg:y1="2.869cm" svg:x2="-3.342cm" svg:y2="2.864cm">
            <text:p/>
          </draw:line>
          <draw:line draw:style-name="gr5" draw:text-style-name="P9" draw:layer="svg" svg:x1="-3.343cm" svg:y1="2.864cm" svg:x2="-3.339cm" svg:y2="2.864cm">
            <text:p/>
          </draw:line>
          <draw:line draw:style-name="gr5" draw:text-style-name="P9" draw:layer="svg" svg:x1="-3.339cm" svg:y1="2.865cm" svg:x2="-3.333cm" svg:y2="2.859cm">
            <text:p/>
          </draw:line>
          <draw:line draw:style-name="gr5" draw:text-style-name="P9" draw:layer="svg" svg:x1="-3.334cm" svg:y1="2.859cm" svg:x2="-3.33cm" svg:y2="2.859cm">
            <text:p/>
          </draw:line>
          <draw:line draw:style-name="gr5" draw:text-style-name="P9" draw:layer="svg" svg:x1="-3.33cm" svg:y1="2.86cm" svg:x2="-3.321cm" svg:y2="2.855cm">
            <text:p/>
          </draw:line>
          <draw:line draw:style-name="gr5" draw:text-style-name="P9" draw:layer="svg" svg:x1="-3.322cm" svg:y1="2.855cm" svg:x2="-3.317cm" svg:y2="2.855cm">
            <text:p/>
          </draw:line>
          <draw:line draw:style-name="gr5" draw:text-style-name="P9" draw:layer="svg" svg:x1="-3.317cm" svg:y1="2.856cm" svg:x2="-3.312cm" svg:y2="2.851cm">
            <text:p/>
          </draw:line>
          <draw:line draw:style-name="gr5" draw:text-style-name="P9" draw:layer="svg" svg:x1="-3.313cm" svg:y1="2.851cm" svg:x2="-3.309cm" svg:y2="2.851cm">
            <text:p/>
          </draw:line>
          <draw:line draw:style-name="gr5" draw:text-style-name="P9" draw:layer="svg" svg:x1="-3.309cm" svg:y1="2.852cm" svg:x2="-3.304cm" svg:y2="2.847cm">
            <text:p/>
          </draw:line>
          <draw:line draw:style-name="gr5" draw:text-style-name="P9" draw:layer="svg" svg:x1="-3.305cm" svg:y1="2.848cm" svg:x2="-3.299cm" svg:y2="2.842cm">
            <text:p/>
          </draw:line>
          <draw:line draw:style-name="gr5" draw:text-style-name="P9" draw:layer="svg" svg:x1="-3.3cm" svg:y1="2.842cm" svg:x2="-3.296cm" svg:y2="2.842cm">
            <text:p/>
          </draw:line>
          <draw:line draw:style-name="gr5" draw:text-style-name="P9" draw:layer="svg" svg:x1="-3.296cm" svg:y1="2.843cm" svg:x2="-3.291cm" svg:y2="2.838cm">
            <text:p/>
          </draw:line>
          <draw:polyline draw:style-name="gr5" draw:text-style-name="P9" draw:layer="svg" svg:width="0cm" svg:height="0cm" svg:x="-3.292cm" svg:y="2.838cm" svg:viewBox="0 0 0 0" draw:points="0,0">
            <text:p/>
          </draw:polyline>
          <draw:line draw:style-name="gr5" draw:text-style-name="P9" draw:layer="svg" svg:x1="-3.292cm" svg:y1="2.839cm" svg:x2="-3.287cm" svg:y2="2.834cm">
            <text:p/>
          </draw:line>
          <draw:line draw:style-name="gr5" draw:text-style-name="P9" draw:layer="svg" svg:x1="-3.288cm" svg:y1="2.835cm" svg:x2="-3.283cm" svg:y2="2.83cm">
            <text:p/>
          </draw:line>
          <draw:line draw:style-name="gr5" draw:text-style-name="P9" draw:layer="svg" svg:x1="-3.284cm" svg:y1="2.83cm" svg:x2="-3.279cm" svg:y2="2.83cm">
            <text:p/>
          </draw:line>
          <draw:line draw:style-name="gr5" draw:text-style-name="P9" draw:layer="svg" svg:x1="-3.279cm" svg:y1="2.831cm" svg:x2="-3.274cm" svg:y2="2.825cm">
            <text:p/>
          </draw:line>
          <draw:line draw:style-name="gr5" draw:text-style-name="P9" draw:layer="svg" svg:x1="-3.275cm" svg:y1="2.825cm" svg:x2="-3.275cm" svg:y2="2.821cm">
            <text:p/>
          </draw:line>
          <draw:line draw:style-name="gr5" draw:text-style-name="P9" draw:layer="svg" svg:x1="-3.275cm" svg:y1="2.822cm" svg:x2="-3.27cm" svg:y2="2.817cm">
            <text:p/>
          </draw:line>
          <draw:line draw:style-name="gr5" draw:text-style-name="P9" draw:layer="svg" svg:x1="-3.271cm" svg:y1="2.817cm" svg:x2="-3.267cm" svg:y2="2.817cm">
            <text:p/>
          </draw:line>
          <draw:line draw:style-name="gr5" draw:text-style-name="P9" draw:layer="svg" svg:x1="-3.267cm" svg:y1="2.817cm" svg:x2="-3.267cm" svg:y2="2.813cm">
            <text:p/>
          </draw:line>
          <draw:line draw:style-name="gr5" draw:text-style-name="P9" draw:layer="svg" svg:x1="-3.267cm" svg:y1="2.814cm" svg:x2="-3.261cm" svg:y2="2.809cm">
            <text:p/>
          </draw:line>
          <draw:polyline draw:style-name="gr5" draw:text-style-name="P9" draw:layer="svg" svg:width="0cm" svg:height="0cm" svg:x="-3.262cm" svg:y="2.809cm" svg:viewBox="0 0 0 0" draw:points="0,0">
            <text:p/>
          </draw:polyline>
          <draw:line draw:style-name="gr5" draw:text-style-name="P9" draw:layer="svg" svg:x1="-3.262cm" svg:y1="2.811cm" svg:x2="-3.257cm" svg:y2="2.804cm">
            <text:p/>
          </draw:line>
          <draw:line draw:style-name="gr5" draw:text-style-name="P9" draw:layer="svg" svg:x1="-3.258cm" svg:y1="2.804cm" svg:x2="-3.258cm" svg:y2="2.8cm">
            <text:p/>
          </draw:line>
          <draw:line draw:style-name="gr5" draw:text-style-name="P9" draw:layer="svg" svg:x1="-3.258cm" svg:y1="2.801cm" svg:x2="-3.253cm" svg:y2="2.796cm">
            <text:p/>
          </draw:line>
          <draw:polyline draw:style-name="gr5" draw:text-style-name="P9" draw:layer="svg" svg:width="0cm" svg:height="0cm" svg:x="-3.254cm" svg:y="2.796cm" svg:viewBox="0 0 0 0" draw:points="0,0">
            <text:p/>
          </draw:polyline>
          <draw:line draw:style-name="gr5" draw:text-style-name="P9" draw:layer="svg" svg:x1="-3.254cm" svg:y1="2.797cm" svg:x2="-3.249cm" svg:y2="2.792cm">
            <text:p/>
          </draw:line>
          <draw:line draw:style-name="gr5" draw:text-style-name="P9" draw:layer="svg" svg:x1="-3.25cm" svg:y1="2.792cm" svg:x2="-3.25cm" svg:y2="2.787cm">
            <text:p/>
          </draw:line>
          <draw:line draw:style-name="gr5" draw:text-style-name="P9" draw:layer="svg" svg:x1="-3.25cm" svg:y1="2.787cm" svg:x2="-3.25cm" svg:y2="2.783cm">
            <text:p/>
          </draw:line>
          <draw:polyline draw:style-name="gr5" draw:text-style-name="P9" draw:layer="svg" svg:width="0cm" svg:height="0cm" svg:x="-3.25cm" svg:y="2.783cm" svg:viewBox="0 0 0 0" draw:points="0,0">
            <text:p/>
          </draw:polyline>
          <draw:line draw:style-name="gr5" draw:text-style-name="P9" draw:layer="svg" svg:x1="-3.25cm" svg:y1="2.784cm" svg:x2="-3.243cm" svg:y2="2.779cm">
            <text:p/>
          </draw:line>
          <draw:line draw:style-name="gr5" draw:text-style-name="P9" draw:layer="svg" svg:x1="-3.245cm" svg:y1="2.779cm" svg:x2="-3.245cm" svg:y2="2.775cm">
            <text:p/>
          </draw:line>
          <draw:line draw:style-name="gr5" draw:text-style-name="P9" draw:layer="svg" svg:x1="-3.245cm" svg:y1="2.775cm" svg:x2="-3.245cm" svg:y2="2.77cm">
            <text:p/>
          </draw:line>
          <draw:polyline draw:style-name="gr5" draw:text-style-name="P9" draw:layer="svg" svg:width="0cm" svg:height="0cm" svg:x="-3.245cm" svg:y="2.77cm" svg:viewBox="0 0 0 0" draw:points="0,0">
            <text:p/>
          </draw:polyline>
          <draw:line draw:style-name="gr5" draw:text-style-name="P9" draw:layer="svg" svg:x1="-3.245cm" svg:y1="2.77cm" svg:x2="-3.245cm" svg:y2="2.766cm">
            <text:p/>
          </draw:line>
          <draw:polyline draw:style-name="gr5" draw:text-style-name="P9" draw:layer="svg" svg:width="0cm" svg:height="0cm" svg:x="-3.245cm" svg:y="2.766cm" svg:viewBox="0 0 0 0" draw:points="0,0">
            <text:p/>
          </draw:polyline>
          <draw:polyline draw:style-name="gr5" draw:text-style-name="P9" draw:layer="svg" svg:width="0cm" svg:height="0cm" svg:x="-3.245cm" svg:y="2.766cm" svg:viewBox="0 0 0 0" draw:points="0,0">
            <text:p/>
          </draw:polyline>
          <draw:polyline draw:style-name="gr5" draw:text-style-name="P9" draw:layer="svg" svg:width="0cm" svg:height="0cm" svg:x="-1.772cm" svg:y="2.766cm" svg:viewBox="0 0 0 0" draw:points="0,0">
            <text:p/>
          </draw:polyline>
          <draw:line draw:style-name="gr5" draw:text-style-name="P9" draw:layer="svg" svg:x1="-1.772cm" svg:y1="2.766cm" svg:x2="-1.772cm" svg:y2="2.77cm">
            <text:p/>
          </draw:line>
          <draw:line draw:style-name="gr5" draw:text-style-name="P9" draw:layer="svg" svg:x1="-1.772cm" svg:y1="2.77cm" svg:x2="-1.772cm" svg:y2="2.775cm">
            <text:p/>
          </draw:line>
          <draw:line draw:style-name="gr5" draw:text-style-name="P9" draw:layer="svg" svg:x1="-1.772cm" svg:y1="2.775cm" svg:x2="-1.772cm" svg:y2="2.779cm">
            <text:p/>
          </draw:line>
          <draw:line draw:style-name="gr5" draw:text-style-name="P9" draw:layer="svg" svg:x1="-1.772cm" svg:y1="2.779cm" svg:x2="-1.768cm" svg:y2="2.779cm">
            <text:p/>
          </draw:line>
          <draw:line draw:style-name="gr5" draw:text-style-name="P9" draw:layer="svg" svg:x1="-1.768cm" svg:y1="2.779cm" svg:x2="-1.768cm" svg:y2="2.783cm">
            <text:p/>
          </draw:line>
          <draw:line draw:style-name="gr5" draw:text-style-name="P9" draw:layer="svg" svg:x1="-1.768cm" svg:y1="2.783cm" svg:x2="-1.768cm" svg:y2="2.787cm">
            <text:p/>
          </draw:line>
          <draw:line draw:style-name="gr5" draw:text-style-name="P9" draw:layer="svg" svg:x1="-1.768cm" svg:y1="2.787cm" svg:x2="-1.768cm" svg:y2="2.792cm">
            <text:p/>
          </draw:line>
          <draw:line draw:style-name="gr5" draw:text-style-name="P9" draw:layer="svg" svg:x1="-1.768cm" svg:y1="2.792cm" svg:x2="-1.764cm" svg:y2="2.792cm">
            <text:p/>
          </draw:line>
          <draw:line draw:style-name="gr5" draw:text-style-name="P9" draw:layer="svg" svg:x1="-1.764cm" svg:y1="2.792cm" svg:x2="-1.764cm" svg:y2="2.796cm">
            <text:p/>
          </draw:line>
          <draw:line draw:style-name="gr5" draw:text-style-name="P9" draw:layer="svg" svg:x1="-1.764cm" svg:y1="2.796cm" svg:x2="-1.764cm" svg:y2="2.8cm">
            <text:p/>
          </draw:line>
          <draw:line draw:style-name="gr5" draw:text-style-name="P9" draw:layer="svg" svg:x1="-1.764cm" svg:y1="2.8cm" svg:x2="-1.759cm" svg:y2="2.805cm">
            <text:p/>
          </draw:line>
          <draw:polyline draw:style-name="gr5" draw:text-style-name="P9" draw:layer="svg" svg:width="0cm" svg:height="0cm" svg:x="-1.76cm" svg:y="2.804cm" svg:viewBox="0 0 0 0" draw:points="0,0">
            <text:p/>
          </draw:polyline>
          <draw:line draw:style-name="gr5" draw:text-style-name="P9" draw:layer="svg" svg:x1="-1.76cm" svg:y1="2.804cm" svg:x2="-1.754cm" svg:y2="2.811cm">
            <text:p/>
          </draw:line>
          <draw:line draw:style-name="gr5" draw:text-style-name="P9" draw:layer="svg" svg:x1="-1.755cm" svg:y1="2.809cm" svg:x2="-1.75cm" svg:y2="2.814cm">
            <text:p/>
          </draw:line>
          <draw:line draw:style-name="gr5" draw:text-style-name="P9" draw:layer="svg" svg:x1="-1.751cm" svg:y1="2.813cm" svg:x2="-1.751cm" svg:y2="2.817cm">
            <text:p/>
          </draw:line>
          <draw:line draw:style-name="gr5" draw:text-style-name="P9" draw:layer="svg" svg:x1="-1.751cm" svg:y1="2.817cm" svg:x2="-1.747cm" svg:y2="2.817cm">
            <text:p/>
          </draw:line>
          <draw:line draw:style-name="gr5" draw:text-style-name="P9" draw:layer="svg" svg:x1="-1.747cm" svg:y1="2.817cm" svg:x2="-1.747cm" svg:y2="2.821cm">
            <text:p/>
          </draw:line>
          <draw:line draw:style-name="gr5" draw:text-style-name="P9" draw:layer="svg" svg:x1="-1.747cm" svg:y1="2.821cm" svg:x2="-1.742cm" svg:y2="2.826cm">
            <text:p/>
          </draw:line>
          <draw:line draw:style-name="gr5" draw:text-style-name="P9" draw:layer="svg" svg:x1="-1.743cm" svg:y1="2.825cm" svg:x2="-1.738cm" svg:y2="2.825cm">
            <text:p/>
          </draw:line>
          <draw:line draw:style-name="gr5" draw:text-style-name="P9" draw:layer="svg" svg:x1="-1.738cm" svg:y1="2.825cm" svg:x2="-1.733cm" svg:y2="2.831cm">
            <text:p/>
          </draw:line>
          <draw:line draw:style-name="gr5" draw:text-style-name="P9" draw:layer="svg" svg:x1="-1.734cm" svg:y1="2.83cm" svg:x2="-1.734cm" svg:y2="2.834cm">
            <text:p/>
          </draw:line>
          <draw:line draw:style-name="gr5" draw:text-style-name="P9" draw:layer="svg" svg:x1="-1.734cm" svg:y1="2.834cm" svg:x2="-1.73cm" svg:y2="2.834cm">
            <text:p/>
          </draw:line>
          <draw:line draw:style-name="gr5" draw:text-style-name="P9" draw:layer="svg" svg:x1="-1.73cm" svg:y1="2.834cm" svg:x2="-1.725cm" svg:y2="2.839cm">
            <text:p/>
          </draw:line>
          <draw:line draw:style-name="gr5" draw:text-style-name="P9" draw:layer="svg" svg:x1="-1.726cm" svg:y1="2.838cm" svg:x2="-1.719cm" svg:y2="2.843cm">
            <text:p/>
          </draw:line>
          <draw:line draw:style-name="gr5" draw:text-style-name="P9" draw:layer="svg" svg:x1="-1.721cm" svg:y1="2.842cm" svg:x2="-1.717cm" svg:y2="2.842cm">
            <text:p/>
          </draw:line>
          <draw:line draw:style-name="gr5" draw:text-style-name="P9" draw:layer="svg" svg:x1="-1.717cm" svg:y1="2.842cm" svg:x2="-1.712cm" svg:y2="2.848cm">
            <text:p/>
          </draw:line>
          <draw:line draw:style-name="gr5" draw:text-style-name="P9" draw:layer="svg" svg:x1="-1.713cm" svg:y1="2.847cm" svg:x2="-1.709cm" svg:y2="2.847cm">
            <text:p/>
          </draw:line>
          <draw:line draw:style-name="gr5" draw:text-style-name="P9" draw:layer="svg" svg:x1="-1.709cm" svg:y1="2.847cm" svg:x2="-1.703cm" svg:y2="2.852cm">
            <text:p/>
          </draw:line>
          <draw:line draw:style-name="gr5" draw:text-style-name="P9" draw:layer="svg" svg:x1="-1.704cm" svg:y1="2.851cm" svg:x2="-1.699cm" svg:y2="2.856cm">
            <text:p/>
          </draw:line>
          <draw:line draw:style-name="gr5" draw:text-style-name="P9" draw:layer="svg" svg:x1="-1.7cm" svg:y1="2.855cm" svg:x2="-1.696cm" svg:y2="2.855cm">
            <text:p/>
          </draw:line>
          <draw:line draw:style-name="gr5" draw:text-style-name="P9" draw:layer="svg" svg:x1="-1.696cm" svg:y1="2.855cm" svg:x2="-1.691cm" svg:y2="2.86cm">
            <text:p/>
          </draw:line>
          <draw:line draw:style-name="gr5" draw:text-style-name="P9" draw:layer="svg" svg:x1="-1.692cm" svg:y1="2.859cm" svg:x2="-1.688cm" svg:y2="2.859cm">
            <text:p/>
          </draw:line>
          <draw:line draw:style-name="gr5" draw:text-style-name="P9" draw:layer="svg" svg:x1="-1.688cm" svg:y1="2.859cm" svg:x2="-1.682cm" svg:y2="2.865cm">
            <text:p/>
          </draw:line>
          <draw:line draw:style-name="gr5" draw:text-style-name="P9" draw:layer="svg" svg:x1="-1.683cm" svg:y1="2.864cm" svg:x2="-1.675cm" svg:y2="2.864cm">
            <text:p/>
          </draw:line>
          <draw:line draw:style-name="gr5" draw:text-style-name="P9" draw:layer="svg" svg:x1="-1.675cm" svg:y1="2.864cm" svg:x2="-1.67cm" svg:y2="2.869cm">
            <text:p/>
          </draw:line>
          <draw:line draw:style-name="gr5" draw:text-style-name="P9" draw:layer="svg" svg:x1="-1.671cm" svg:y1="2.868cm" svg:x2="-1.666cm" svg:y2="2.868cm">
            <text:p/>
          </draw:line>
          <draw:line draw:style-name="gr5" draw:text-style-name="P9" draw:layer="svg" svg:x1="-1.666cm" svg:y1="2.868cm" svg:x2="-1.661cm" svg:y2="2.873cm">
            <text:p/>
          </draw:line>
          <draw:line draw:style-name="gr5" draw:text-style-name="P9" draw:layer="svg" svg:x1="-1.662cm" svg:y1="2.872cm" svg:x2="-1.654cm" svg:y2="2.872cm">
            <text:p/>
          </draw:line>
          <draw:line draw:style-name="gr5" draw:text-style-name="P9" draw:layer="svg" svg:x1="-1.654cm" svg:y1="2.872cm" svg:x2="-1.649cm" svg:y2="2.872cm">
            <text:p/>
          </draw:line>
          <draw:line draw:style-name="gr5" draw:text-style-name="P9" draw:layer="svg" svg:x1="-1.649cm" svg:y1="2.872cm" svg:x2="-1.644cm" svg:y2="2.877cm">
            <text:p/>
          </draw:line>
          <draw:line draw:style-name="gr5" draw:text-style-name="P9" draw:layer="svg" svg:x1="-1.645cm" svg:y1="2.876cm" svg:x2="-1.637cm" svg:y2="2.876cm">
            <text:p/>
          </draw:line>
          <draw:line draw:style-name="gr5" draw:text-style-name="P9" draw:layer="svg" svg:x1="-1.637cm" svg:y1="2.876cm" svg:x2="-1.632cm" svg:y2="2.881cm">
            <text:p/>
          </draw:line>
          <draw:line draw:style-name="gr5" draw:text-style-name="P9" draw:layer="svg" svg:x1="-1.633cm" svg:y1="2.88cm" svg:x2="-1.628cm" svg:y2="2.88cm">
            <text:p/>
          </draw:line>
          <draw:line draw:style-name="gr5" draw:text-style-name="P9" draw:layer="svg" svg:x1="-1.628cm" svg:y1="2.88cm" svg:x2="-1.62cm" svg:y2="2.88cm">
            <text:p/>
          </draw:line>
          <draw:line draw:style-name="gr5" draw:text-style-name="P9" draw:layer="svg" svg:x1="-1.62cm" svg:y1="2.88cm" svg:x2="-1.615cm" svg:y2="2.887cm">
            <text:p/>
          </draw:line>
          <draw:line draw:style-name="gr5" draw:text-style-name="P9" draw:layer="svg" svg:x1="-1.616cm" svg:y1="2.885cm" svg:x2="-1.611cm" svg:y2="2.885cm">
            <text:p/>
          </draw:line>
          <draw:line draw:style-name="gr5" draw:text-style-name="P9" draw:layer="svg" svg:x1="-1.611cm" svg:y1="2.885cm" svg:x2="-1.603cm" svg:y2="2.885cm">
            <text:p/>
          </draw:line>
          <draw:line draw:style-name="gr5" draw:text-style-name="P9" draw:layer="svg" svg:x1="-1.603cm" svg:y1="2.885cm" svg:x2="-1.599cm" svg:y2="2.885cm">
            <text:p/>
          </draw:line>
          <draw:line draw:style-name="gr5" draw:text-style-name="P9" draw:layer="svg" svg:x1="-1.599cm" svg:y1="2.885cm" svg:x2="-1.589cm" svg:y2="2.89cm">
            <text:p/>
          </draw:line>
          <draw:line draw:style-name="gr5" draw:text-style-name="P9" draw:layer="svg" svg:x1="-1.59cm" svg:y1="2.889cm" svg:x2="-1.586cm" svg:y2="2.889cm">
            <text:p/>
          </draw:line>
          <draw:line draw:style-name="gr5" draw:text-style-name="P9" draw:layer="svg" svg:x1="-1.586cm" svg:y1="2.889cm" svg:x2="-1.577cm" svg:y2="2.889cm">
            <text:p/>
          </draw:line>
          <draw:line draw:style-name="gr5" draw:text-style-name="P9" draw:layer="svg" svg:x1="-1.577cm" svg:y1="2.889cm" svg:x2="-1.573cm" svg:y2="2.889cm">
            <text:p/>
          </draw:line>
          <draw:line draw:style-name="gr5" draw:text-style-name="P9" draw:layer="svg" svg:x1="-1.573cm" svg:y1="2.889cm" svg:x2="-1.565cm" svg:y2="2.889cm">
            <text:p/>
          </draw:line>
          <draw:line draw:style-name="gr5" draw:text-style-name="P9" draw:layer="svg" svg:x1="-1.565cm" svg:y1="2.889cm" svg:x2="-1.56cm" svg:y2="2.894cm">
            <text:p/>
          </draw:line>
          <draw:line draw:style-name="gr5" draw:text-style-name="P9" draw:layer="svg" svg:x1="-1.561cm" svg:y1="2.893cm" svg:x2="-1.552cm" svg:y2="2.893cm">
            <text:p/>
          </draw:line>
          <draw:line draw:style-name="gr5" draw:text-style-name="P9" draw:layer="svg" svg:x1="-1.552cm" svg:y1="2.893cm" svg:x2="-1.548cm" svg:y2="2.893cm">
            <text:p/>
          </draw:line>
          <draw:line draw:style-name="gr5" draw:text-style-name="P9" draw:layer="svg" svg:x1="-1.548cm" svg:y1="2.893cm" svg:x2="-1.539cm" svg:y2="2.893cm">
            <text:p/>
          </draw:line>
          <draw:line draw:style-name="gr5" draw:text-style-name="P9" draw:layer="svg" svg:x1="-1.539cm" svg:y1="2.893cm" svg:x2="-1.535cm" svg:y2="2.893cm">
            <text:p/>
          </draw:line>
          <draw:line draw:style-name="gr5" draw:text-style-name="P9" draw:layer="svg" svg:x1="-1.535cm" svg:y1="2.893cm" svg:x2="-1.527cm" svg:y2="2.893cm">
            <text:p/>
          </draw:line>
          <draw:line draw:style-name="gr5" draw:text-style-name="P9" draw:layer="svg" svg:x1="-1.527cm" svg:y1="2.893cm" svg:x2="-1.518cm" svg:y2="2.893cm">
            <text:p/>
          </draw:line>
          <draw:line draw:style-name="gr5" draw:text-style-name="P9" draw:layer="svg" svg:x1="-1.518cm" svg:y1="2.893cm" svg:x2="-1.514cm" svg:y2="2.893cm">
            <text:p/>
          </draw:line>
          <draw:line draw:style-name="gr5" draw:text-style-name="P9" draw:layer="svg" svg:x1="-1.514cm" svg:y1="2.893cm" svg:x2="-1.506cm" svg:y2="2.893cm">
            <text:p/>
          </draw:line>
          <draw:line draw:style-name="gr5" draw:text-style-name="P9" draw:layer="svg" svg:x1="-1.506cm" svg:y1="2.893cm" svg:x2="-1.501cm" svg:y2="2.893cm">
            <text:p/>
          </draw:line>
          <draw:line draw:style-name="gr5" draw:text-style-name="P9" draw:layer="svg" svg:x1="-1.501cm" svg:y1="2.893cm" svg:x2="-1.493cm" svg:y2="2.893cm">
            <text:p/>
          </draw:line>
          <draw:line draw:style-name="gr5" draw:text-style-name="P9" draw:layer="svg" svg:x1="-1.493cm" svg:y1="2.893cm" svg:x2="-1.489cm" svg:y2="2.893cm">
            <text:p/>
          </draw:line>
          <draw:line draw:style-name="gr5" draw:text-style-name="P9" draw:layer="svg" svg:x1="-1.489cm" svg:y1="2.893cm" svg:x2="-1.48cm" svg:y2="2.893cm">
            <text:p/>
          </draw:line>
          <draw:line draw:style-name="gr5" draw:text-style-name="P9" draw:layer="svg" svg:x1="-1.48cm" svg:y1="2.893cm" svg:x2="-1.476cm" svg:y2="2.893cm">
            <text:p/>
          </draw:line>
          <draw:line draw:style-name="gr5" draw:text-style-name="P9" draw:layer="svg" svg:x1="-1.476cm" svg:y1="2.893cm" svg:x2="-1.467cm" svg:y2="2.893cm">
            <text:p/>
          </draw:line>
          <draw:line draw:style-name="gr5" draw:text-style-name="P9" draw:layer="svg" svg:x1="-1.467cm" svg:y1="2.893cm" svg:x2="-1.463cm" svg:y2="2.893cm">
            <text:p/>
          </draw:line>
          <draw:line draw:style-name="gr5" draw:text-style-name="P9" draw:layer="svg" svg:x1="-1.463cm" svg:y1="2.894cm" svg:x2="-1.454cm" svg:y2="2.889cm">
            <text:p/>
          </draw:line>
          <draw:line draw:style-name="gr5" draw:text-style-name="P9" draw:layer="svg" svg:x1="-1.455cm" svg:y1="2.889cm" svg:x2="-1.451cm" svg:y2="2.889cm">
            <text:p/>
          </draw:line>
          <draw:line draw:style-name="gr5" draw:text-style-name="P9" draw:layer="svg" svg:x1="-1.451cm" svg:y1="2.889cm" svg:x2="-1.442cm" svg:y2="2.889cm">
            <text:p/>
          </draw:line>
          <draw:line draw:style-name="gr5" draw:text-style-name="P9" draw:layer="svg" svg:x1="-1.442cm" svg:y1="2.889cm" svg:x2="-1.438cm" svg:y2="2.889cm">
            <text:p/>
          </draw:line>
          <draw:line draw:style-name="gr5" draw:text-style-name="P9" draw:layer="svg" svg:x1="-1.438cm" svg:y1="2.889cm" svg:x2="-1.429cm" svg:y2="2.889cm">
            <text:p/>
          </draw:line>
          <draw:line draw:style-name="gr5" draw:text-style-name="P9" draw:layer="svg" svg:x1="-1.429cm" svg:y1="2.89cm" svg:x2="-1.424cm" svg:y2="2.885cm">
            <text:p/>
          </draw:line>
          <draw:line draw:style-name="gr5" draw:text-style-name="P9" draw:layer="svg" svg:x1="-1.425cm" svg:y1="2.885cm" svg:x2="-1.417cm" svg:y2="2.885cm">
            <text:p/>
          </draw:line>
          <draw:line draw:style-name="gr5" draw:text-style-name="P9" draw:layer="svg" svg:x1="-1.417cm" svg:y1="2.885cm" svg:x2="-1.412cm" svg:y2="2.885cm">
            <text:p/>
          </draw:line>
          <draw:line draw:style-name="gr5" draw:text-style-name="P9" draw:layer="svg" svg:x1="-1.412cm" svg:y1="2.885cm" svg:x2="-1.404cm" svg:y2="2.885cm">
            <text:p/>
          </draw:line>
          <draw:line draw:style-name="gr5" draw:text-style-name="P9" draw:layer="svg" svg:x1="-1.404cm" svg:y1="2.887cm" svg:x2="-1.399cm" svg:y2="2.88cm">
            <text:p/>
          </draw:line>
          <draw:line draw:style-name="gr5" draw:text-style-name="P9" draw:layer="svg" svg:x1="-1.4cm" svg:y1="2.88cm" svg:x2="-1.395cm" svg:y2="2.88cm">
            <text:p/>
          </draw:line>
          <draw:line draw:style-name="gr5" draw:text-style-name="P9" draw:layer="svg" svg:x1="-1.395cm" svg:y1="2.88cm" svg:x2="-1.387cm" svg:y2="2.88cm">
            <text:p/>
          </draw:line>
          <draw:line draw:style-name="gr5" draw:text-style-name="P9" draw:layer="svg" svg:x1="-1.387cm" svg:y1="2.881cm" svg:x2="-1.382cm" svg:y2="2.876cm">
            <text:p/>
          </draw:line>
          <draw:line draw:style-name="gr5" draw:text-style-name="P9" draw:layer="svg" svg:x1="-1.383cm" svg:y1="2.876cm" svg:x2="-1.379cm" svg:y2="2.876cm">
            <text:p/>
          </draw:line>
          <draw:line draw:style-name="gr5" draw:text-style-name="P9" draw:layer="svg" svg:x1="-1.379cm" svg:y1="2.877cm" svg:x2="-1.369cm" svg:y2="2.872cm">
            <text:p/>
          </draw:line>
          <draw:line draw:style-name="gr5" draw:text-style-name="P9" draw:layer="svg" svg:x1="-1.37cm" svg:y1="2.872cm" svg:x2="-1.366cm" svg:y2="2.872cm">
            <text:p/>
          </draw:line>
          <draw:line draw:style-name="gr5" draw:text-style-name="P9" draw:layer="svg" svg:x1="-1.366cm" svg:y1="2.873cm" svg:x2="-1.361cm" svg:y2="2.868cm">
            <text:p/>
          </draw:line>
          <draw:line draw:style-name="gr5" draw:text-style-name="P9" draw:layer="svg" svg:x1="-1.362cm" svg:y1="2.868cm" svg:x2="-1.353cm" svg:y2="2.868cm">
            <text:p/>
          </draw:line>
          <draw:line draw:style-name="gr5" draw:text-style-name="P9" draw:layer="svg" svg:x1="-1.353cm" svg:y1="2.868cm" svg:x2="-1.349cm" svg:y2="2.868cm">
            <text:p/>
          </draw:line>
          <draw:line draw:style-name="gr5" draw:text-style-name="P9" draw:layer="svg" svg:x1="-1.349cm" svg:y1="2.869cm" svg:x2="-1.344cm" svg:y2="2.864cm">
            <text:p/>
          </draw:line>
          <draw:line draw:style-name="gr5" draw:text-style-name="P9" draw:layer="svg" svg:x1="-1.345cm" svg:y1="2.864cm" svg:x2="-1.34cm" svg:y2="2.864cm">
            <text:p/>
          </draw:line>
          <draw:line draw:style-name="gr5" draw:text-style-name="P9" draw:layer="svg" svg:x1="-1.34cm" svg:y1="2.865cm" svg:x2="-1.335cm" svg:y2="2.859cm">
            <text:p/>
          </draw:line>
          <draw:line draw:style-name="gr5" draw:text-style-name="P9" draw:layer="svg" svg:x1="-1.336cm" svg:y1="2.859cm" svg:x2="-1.332cm" svg:y2="2.859cm">
            <text:p/>
          </draw:line>
          <draw:line draw:style-name="gr5" draw:text-style-name="P9" draw:layer="svg" svg:x1="-1.332cm" svg:y1="2.86cm" svg:x2="-1.321cm" svg:y2="2.855cm">
            <text:p/>
          </draw:line>
          <draw:line draw:style-name="gr5" draw:text-style-name="P9" draw:layer="svg" svg:x1="-1.323cm" svg:y1="2.856cm" svg:x2="-1.318cm" svg:y2="2.851cm">
            <text:p/>
          </draw:line>
          <draw:line draw:style-name="gr5" draw:text-style-name="P9" draw:layer="svg" svg:x1="-1.319cm" svg:y1="2.851cm" svg:x2="-1.315cm" svg:y2="2.851cm">
            <text:p/>
          </draw:line>
          <draw:line draw:style-name="gr5" draw:text-style-name="P9" draw:layer="svg" svg:x1="-1.315cm" svg:y1="2.852cm" svg:x2="-1.31cm" svg:y2="2.847cm">
            <text:p/>
          </draw:line>
          <draw:line draw:style-name="gr5" draw:text-style-name="P9" draw:layer="svg" svg:x1="-1.311cm" svg:y1="2.847cm" svg:x2="-1.307cm" svg:y2="2.847cm">
            <text:p/>
          </draw:line>
          <draw:line draw:style-name="gr5" draw:text-style-name="P9" draw:layer="svg" svg:x1="-1.307cm" svg:y1="2.848cm" svg:x2="-1.301cm" svg:y2="2.842cm">
            <text:p/>
          </draw:line>
          <draw:line draw:style-name="gr5" draw:text-style-name="P9" draw:layer="svg" svg:x1="-1.302cm" svg:y1="2.843cm" svg:x2="-1.297cm" svg:y2="2.838cm">
            <text:p/>
          </draw:line>
          <draw:polyline draw:style-name="gr5" draw:text-style-name="P9" draw:layer="svg" svg:width="0cm" svg:height="0cm" svg:x="-1.298cm" svg:y="2.838cm" svg:viewBox="0 0 0 0" draw:points="0,0">
            <text:p/>
          </draw:polyline>
          <draw:line draw:style-name="gr5" draw:text-style-name="P9" draw:layer="svg" svg:x1="-1.298cm" svg:y1="2.839cm" svg:x2="-1.293cm" svg:y2="2.834cm">
            <text:p/>
          </draw:line>
          <draw:line draw:style-name="gr5" draw:text-style-name="P9" draw:layer="svg" svg:x1="-1.294cm" svg:y1="2.834cm" svg:x2="-1.29cm" svg:y2="2.834cm">
            <text:p/>
          </draw:line>
          <draw:line draw:style-name="gr5" draw:text-style-name="P9" draw:layer="svg" svg:x1="-1.29cm" svg:y1="2.835cm" svg:x2="-1.283cm" svg:y2="2.83cm">
            <text:p/>
          </draw:line>
          <draw:line draw:style-name="gr5" draw:text-style-name="P9" draw:layer="svg" svg:x1="-1.285cm" svg:y1="2.831cm" svg:x2="-1.28cm" svg:y2="2.825cm">
            <text:p/>
          </draw:line>
          <draw:polyline draw:style-name="gr5" draw:text-style-name="P9" draw:layer="svg" svg:width="0cm" svg:height="0cm" svg:x="-1.281cm" svg:y="2.825cm" svg:viewBox="0 0 0 0" draw:points="0,0">
            <text:p/>
          </draw:polyline>
          <draw:line draw:style-name="gr5" draw:text-style-name="P9" draw:layer="svg" svg:x1="-1.281cm" svg:y1="2.826cm" svg:x2="-1.276cm" svg:y2="2.821cm">
            <text:p/>
          </draw:line>
          <draw:line draw:style-name="gr5" draw:text-style-name="P9" draw:layer="svg" svg:x1="-1.277cm" svg:y1="2.822cm" svg:x2="-1.272cm" svg:y2="2.817cm">
            <text:p/>
          </draw:line>
          <draw:line draw:style-name="gr5" draw:text-style-name="P9" draw:layer="svg" svg:x1="-1.273cm" svg:y1="2.817cm" svg:x2="-1.273cm" svg:y2="2.813cm">
            <text:p/>
          </draw:line>
          <draw:line draw:style-name="gr5" draw:text-style-name="P9" draw:layer="svg" svg:x1="-1.273cm" svg:y1="2.813cm" svg:x2="-1.268cm" svg:y2="2.813cm">
            <text:p/>
          </draw:line>
          <draw:line draw:style-name="gr5" draw:text-style-name="P9" draw:layer="svg" svg:x1="-1.268cm" svg:y1="2.814cm" svg:x2="-1.263cm" svg:y2="2.809cm">
            <text:p/>
          </draw:line>
          <draw:line draw:style-name="gr5" draw:text-style-name="P9" draw:layer="svg" svg:x1="-1.264cm" svg:y1="2.809cm" svg:x2="-1.264cm" svg:y2="2.804cm">
            <text:p/>
          </draw:line>
          <draw:line draw:style-name="gr5" draw:text-style-name="P9" draw:layer="svg" svg:x1="-1.264cm" svg:y1="2.804cm" svg:x2="-1.26cm" svg:y2="2.804cm">
            <text:p/>
          </draw:line>
          <draw:line draw:style-name="gr5" draw:text-style-name="P9" draw:layer="svg" svg:x1="-1.26cm" svg:y1="2.804cm" svg:x2="-1.26cm" svg:y2="2.8cm">
            <text:p/>
          </draw:line>
          <draw:line draw:style-name="gr5" draw:text-style-name="P9" draw:layer="svg" svg:x1="-1.26cm" svg:y1="2.8cm" svg:x2="-1.26cm" svg:y2="2.796cm">
            <text:p/>
          </draw:line>
          <draw:line draw:style-name="gr5" draw:text-style-name="P9" draw:layer="svg" svg:x1="-1.26cm" svg:y1="2.797cm" svg:x2="-1.255cm" svg:y2="2.792cm">
            <text:p/>
          </draw:line>
          <draw:polyline draw:style-name="gr5" draw:text-style-name="P9" draw:layer="svg" svg:width="0cm" svg:height="0cm" svg:x="-1.256cm" svg:y="2.792cm" svg:viewBox="0 0 0 0" draw:points="0,0">
            <text:p/>
          </draw:polyline>
          <draw:line draw:style-name="gr5" draw:text-style-name="P9" draw:layer="svg" svg:x1="-1.256cm" svg:y1="2.792cm" svg:x2="-1.256cm" svg:y2="2.787cm">
            <text:p/>
          </draw:line>
          <draw:line draw:style-name="gr5" draw:text-style-name="P9" draw:layer="svg" svg:x1="-1.256cm" svg:y1="2.788cm" svg:x2="-1.251cm" svg:y2="2.783cm">
            <text:p/>
          </draw:line>
          <draw:line draw:style-name="gr5" draw:text-style-name="P9" draw:layer="svg" svg:x1="-1.252cm" svg:y1="2.783cm" svg:x2="-1.252cm" svg:y2="2.779cm">
            <text:p/>
          </draw:line>
          <draw:polyline draw:style-name="gr5" draw:text-style-name="P9" draw:layer="svg" svg:width="0cm" svg:height="0cm" svg:x="-1.252cm" svg:y="2.779cm" svg:viewBox="0 0 0 0" draw:points="0,0">
            <text:p/>
          </draw:polyline>
          <draw:line draw:style-name="gr5" draw:text-style-name="P9" draw:layer="svg" svg:x1="-1.252cm" svg:y1="2.779cm" svg:x2="-1.252cm" svg:y2="2.775cm">
            <text:p/>
          </draw:line>
          <draw:line draw:style-name="gr5" draw:text-style-name="P9" draw:layer="svg" svg:x1="-1.252cm" svg:y1="2.775cm" svg:x2="-1.252cm" svg:y2="2.77cm">
            <text:p/>
          </draw:line>
          <draw:line draw:style-name="gr5" draw:text-style-name="P9" draw:layer="svg" svg:x1="-1.252cm" svg:y1="2.77cm" svg:x2="-1.252cm" svg:y2="2.766cm">
            <text:p/>
          </draw:line>
          <draw:line draw:style-name="gr5" draw:text-style-name="P9" draw:layer="svg" svg:x1="-1.252cm" svg:y1="2.766cm" svg:x2="-1.252cm" svg:y2="2.762cm">
            <text:p/>
          </draw:line>
          <draw:polyline draw:style-name="gr5" draw:text-style-name="P9" draw:layer="svg" svg:width="0cm" svg:height="0cm" svg:x="-1.252cm" svg:y="2.762cm" svg:viewBox="0 0 0 0" draw:points="0,0">
            <text:p/>
          </draw:polyline>
          <draw:line draw:style-name="gr5" draw:text-style-name="P9" draw:layer="svg" svg:x1="-1.252cm" svg:y1="2.762cm" svg:x2="-1.252cm" svg:y2="2.758cm">
            <text:p/>
          </draw:line>
          <draw:line draw:style-name="gr5" draw:text-style-name="P9" draw:layer="svg" svg:x1="-1.252cm" svg:y1="2.758cm" svg:x2="-1.252cm" svg:y2="2.754cm">
            <text:p/>
          </draw:line>
          <draw:line draw:style-name="gr5" draw:text-style-name="P9" draw:layer="svg" svg:x1="-1.252cm" svg:y1="2.754cm" svg:x2="-1.252cm" svg:y2="2.749cm">
            <text:p/>
          </draw:line>
          <draw:polyline draw:style-name="gr5" draw:text-style-name="P9" draw:layer="svg" svg:width="0cm" svg:height="0cm" svg:x="-1.252cm" svg:y="2.749cm" svg:viewBox="0 0 0 0" draw:points="0,0">
            <text:p/>
          </draw:polyline>
          <draw:line draw:style-name="gr5" draw:text-style-name="P9" draw:layer="svg" svg:x1="-1.252cm" svg:y1="2.749cm" svg:x2="-1.252cm" svg:y2="2.745cm">
            <text:p/>
          </draw:line>
          <draw:line draw:style-name="gr5" draw:text-style-name="P9" draw:layer="svg" svg:x1="-1.252cm" svg:y1="2.745cm" svg:x2="-1.252cm" svg:y2="2.741cm">
            <text:p/>
          </draw:line>
          <draw:line draw:style-name="gr5" draw:text-style-name="P9" draw:layer="svg" svg:x1="-1.251cm" svg:y1="2.742cm" svg:x2="-1.256cm" svg:y2="2.737cm">
            <text:p/>
          </draw:line>
          <draw:polyline draw:style-name="gr5" draw:text-style-name="P9" draw:layer="svg" svg:width="0cm" svg:height="0cm" svg:x="-1.256cm" svg:y="2.737cm" svg:viewBox="0 0 0 0" draw:points="0,0">
            <text:p/>
          </draw:polyline>
          <draw:line draw:style-name="gr5" draw:text-style-name="P9" draw:layer="svg" svg:x1="-1.256cm" svg:y1="2.737cm" svg:x2="-1.256cm" svg:y2="2.732cm">
            <text:p/>
          </draw:line>
          <draw:line draw:style-name="gr5" draw:text-style-name="P9" draw:layer="svg" svg:x1="-1.255cm" svg:y1="2.733cm" svg:x2="-1.26cm" svg:y2="2.728cm">
            <text:p/>
          </draw:line>
          <draw:line draw:style-name="gr5" draw:text-style-name="P9" draw:layer="svg" svg:x1="-1.26cm" svg:y1="2.728cm" svg:x2="-1.26cm" svg:y2="2.724cm">
            <text:p/>
          </draw:line>
          <draw:line draw:style-name="gr5" draw:text-style-name="P9" draw:layer="svg" svg:x1="-1.26cm" svg:y1="2.724cm" svg:x2="-1.264cm" svg:y2="2.724cm">
            <text:p/>
          </draw:line>
          <draw:line draw:style-name="gr5" draw:text-style-name="P9" draw:layer="svg" svg:x1="-1.264cm" svg:y1="2.724cm" svg:x2="-1.264cm" svg:y2="2.72cm">
            <text:p/>
          </draw:line>
          <draw:line draw:style-name="gr5" draw:text-style-name="P9" draw:layer="svg" svg:x1="-1.263cm" svg:y1="2.721cm" svg:x2="-1.268cm" svg:y2="2.715cm">
            <text:p/>
          </draw:line>
          <draw:line draw:style-name="gr5" draw:text-style-name="P9" draw:layer="svg" svg:x1="-1.268cm" svg:y1="2.715cm" svg:x2="-1.268cm" svg:y2="2.711cm">
            <text:p/>
          </draw:line>
          <draw:line draw:style-name="gr5" draw:text-style-name="P9" draw:layer="svg" svg:x1="-1.268cm" svg:y1="2.711cm" svg:x2="-1.273cm" svg:y2="2.711cm">
            <text:p/>
          </draw:line>
          <draw:line draw:style-name="gr5" draw:text-style-name="P9" draw:layer="svg" svg:x1="-1.273cm" svg:y1="2.711cm" svg:x2="-1.273cm" svg:y2="2.707cm">
            <text:p/>
          </draw:line>
          <draw:line draw:style-name="gr5" draw:text-style-name="P9" draw:layer="svg" svg:x1="-1.272cm" svg:y1="2.708cm" svg:x2="-1.277cm" svg:y2="2.703cm">
            <text:p/>
          </draw:line>
          <draw:line draw:style-name="gr5" draw:text-style-name="P9" draw:layer="svg" svg:x1="-1.277cm" svg:y1="2.703cm" svg:x2="-1.281cm" svg:y2="2.703cm">
            <text:p/>
          </draw:line>
          <draw:line draw:style-name="gr5" draw:text-style-name="P9" draw:layer="svg" svg:x1="-1.28cm" svg:y1="2.704cm" svg:x2="-1.285cm" svg:y2="2.698cm">
            <text:p/>
          </draw:line>
          <draw:line draw:style-name="gr5" draw:text-style-name="P9" draw:layer="svg" svg:x1="-1.285cm" svg:y1="2.698cm" svg:x2="-1.285cm" svg:y2="2.694cm">
            <text:p/>
          </draw:line>
          <draw:line draw:style-name="gr5" draw:text-style-name="P9" draw:layer="svg" svg:x1="-1.285cm" svg:y1="2.694cm" svg:x2="-1.29cm" svg:y2="2.694cm">
            <text:p/>
          </draw:line>
          <draw:line draw:style-name="gr5" draw:text-style-name="P9" draw:layer="svg" svg:x1="-1.289cm" svg:y1="2.695cm" svg:x2="-1.294cm" svg:y2="2.69cm">
            <text:p/>
          </draw:line>
          <draw:line draw:style-name="gr5" draw:text-style-name="P9" draw:layer="svg" svg:x1="-1.293cm" svg:y1="2.691cm" svg:x2="-1.298cm" svg:y2="2.686cm">
            <text:p/>
          </draw:line>
          <draw:line draw:style-name="gr5" draw:text-style-name="P9" draw:layer="svg" svg:x1="-1.298cm" svg:y1="2.686cm" svg:x2="-1.302cm" svg:y2="2.686cm">
            <text:p/>
          </draw:line>
          <draw:line draw:style-name="gr5" draw:text-style-name="P9" draw:layer="svg" svg:x1="-1.301cm" svg:y1="2.687cm" svg:x2="-1.307cm" svg:y2="2.682cm">
            <text:p/>
          </draw:line>
          <draw:line draw:style-name="gr5" draw:text-style-name="P9" draw:layer="svg" svg:x1="-1.307cm" svg:y1="2.682cm" svg:x2="-1.311cm" svg:y2="2.682cm">
            <text:p/>
          </draw:line>
          <draw:line draw:style-name="gr5" draw:text-style-name="P9" draw:layer="svg" svg:x1="-1.31cm" svg:y1="2.683cm" svg:x2="-1.315cm" svg:y2="2.677cm">
            <text:p/>
          </draw:line>
          <draw:line draw:style-name="gr5" draw:text-style-name="P9" draw:layer="svg" svg:x1="-1.314cm" svg:y1="2.678cm" svg:x2="-1.319cm" svg:y2="2.673cm">
            <text:p/>
          </draw:line>
          <draw:line draw:style-name="gr5" draw:text-style-name="P9" draw:layer="svg" svg:x1="-1.319cm" svg:y1="2.673cm" svg:x2="-1.323cm" svg:y2="2.673cm">
            <text:p/>
          </draw:line>
          <draw:line draw:style-name="gr5" draw:text-style-name="P9" draw:layer="svg" svg:x1="-1.322cm" svg:y1="2.674cm" svg:x2="-1.328cm" svg:y2="2.669cm">
            <text:p/>
          </draw:line>
          <draw:line draw:style-name="gr5" draw:text-style-name="P9" draw:layer="svg" svg:x1="-1.328cm" svg:y1="2.669cm" svg:x2="-1.332cm" svg:y2="2.669cm">
            <text:p/>
          </draw:line>
          <draw:line draw:style-name="gr5" draw:text-style-name="P9" draw:layer="svg" svg:x1="-1.331cm" svg:y1="2.67cm" svg:x2="-1.336cm" svg:y2="2.665cm">
            <text:p/>
          </draw:line>
          <draw:line draw:style-name="gr5" draw:text-style-name="P9" draw:layer="svg" svg:x1="-1.336cm" svg:y1="2.665cm" svg:x2="-1.34cm" svg:y2="2.665cm">
            <text:p/>
          </draw:line>
          <draw:line draw:style-name="gr5" draw:text-style-name="P9" draw:layer="svg" svg:x1="-1.339cm" svg:y1="2.667cm" svg:x2="-1.349cm" svg:y2="2.66cm">
            <text:p/>
          </draw:line>
          <draw:line draw:style-name="gr5" draw:text-style-name="P9" draw:layer="svg" svg:x1="-1.349cm" svg:y1="2.66cm" svg:x2="-1.353cm" svg:y2="2.66cm">
            <text:p/>
          </draw:line>
          <draw:line draw:style-name="gr5" draw:text-style-name="P9" draw:layer="svg" svg:x1="-1.352cm" svg:y1="2.661cm" svg:x2="-1.357cm" svg:y2="2.656cm">
            <text:p/>
          </draw:line>
          <draw:line draw:style-name="gr5" draw:text-style-name="P9" draw:layer="svg" svg:x1="-1.357cm" svg:y1="2.656cm" svg:x2="-1.362cm" svg:y2="2.656cm">
            <text:p/>
          </draw:line>
          <draw:line draw:style-name="gr5" draw:text-style-name="P9" draw:layer="svg" svg:x1="-1.361cm" svg:y1="2.657cm" svg:x2="-1.37cm" svg:y2="2.652cm">
            <text:p/>
          </draw:line>
          <draw:line draw:style-name="gr5" draw:text-style-name="P9" draw:layer="svg" svg:x1="-1.37cm" svg:y1="2.652cm" svg:x2="-1.374cm" svg:y2="2.652cm">
            <text:p/>
          </draw:line>
          <draw:line draw:style-name="gr5" draw:text-style-name="P9" draw:layer="svg" svg:x1="-1.374cm" svg:y1="2.652cm" svg:x2="-1.379cm" svg:y2="2.652cm">
            <text:p/>
          </draw:line>
          <draw:line draw:style-name="gr5" draw:text-style-name="P9" draw:layer="svg" svg:x1="-1.378cm" svg:y1="2.653cm" svg:x2="-1.387cm" svg:y2="2.648cm">
            <text:p/>
          </draw:line>
          <draw:line draw:style-name="gr5" draw:text-style-name="P9" draw:layer="svg" svg:x1="-1.387cm" svg:y1="2.648cm" svg:x2="-1.391cm" svg:y2="2.648cm">
            <text:p/>
          </draw:line>
          <draw:line draw:style-name="gr5" draw:text-style-name="P9" draw:layer="svg" svg:x1="-1.391cm" svg:y1="2.648cm" svg:x2="-1.395cm" svg:y2="2.648cm">
            <text:p/>
          </draw:line>
          <draw:line draw:style-name="gr5" draw:text-style-name="P9" draw:layer="svg" svg:x1="-1.393cm" svg:y1="2.649cm" svg:x2="-1.404cm" svg:y2="2.643cm">
            <text:p/>
          </draw:line>
          <draw:line draw:style-name="gr5" draw:text-style-name="P9" draw:layer="svg" svg:x1="-1.404cm" svg:y1="2.643cm" svg:x2="-1.408cm" svg:y2="2.643cm">
            <text:p/>
          </draw:line>
          <draw:line draw:style-name="gr5" draw:text-style-name="P9" draw:layer="svg" svg:x1="-1.408cm" svg:y1="2.643cm" svg:x2="-1.412cm" svg:y2="2.643cm">
            <text:p/>
          </draw:line>
          <draw:line draw:style-name="gr5" draw:text-style-name="P9" draw:layer="svg" svg:x1="-1.411cm" svg:y1="2.644cm" svg:x2="-1.421cm" svg:y2="2.639cm">
            <text:p/>
          </draw:line>
          <draw:line draw:style-name="gr5" draw:text-style-name="P9" draw:layer="svg" svg:x1="-1.421cm" svg:y1="2.639cm" svg:x2="-1.425cm" svg:y2="2.639cm">
            <text:p/>
          </draw:line>
          <draw:line draw:style-name="gr5" draw:text-style-name="P9" draw:layer="svg" svg:x1="-1.425cm" svg:y1="2.639cm" svg:x2="-1.434cm" svg:y2="2.639cm">
            <text:p/>
          </draw:line>
          <draw:line draw:style-name="gr5" draw:text-style-name="P9" draw:layer="svg" svg:x1="-1.434cm" svg:y1="2.639cm" svg:x2="-1.438cm" svg:y2="2.639cm">
            <text:p/>
          </draw:line>
          <draw:line draw:style-name="gr5" draw:text-style-name="P9" draw:layer="svg" svg:x1="-1.437cm" svg:y1="2.64cm" svg:x2="-1.446cm" svg:y2="2.635cm">
            <text:p/>
          </draw:line>
          <draw:line draw:style-name="gr5" draw:text-style-name="P9" draw:layer="svg" svg:x1="-1.446cm" svg:y1="2.635cm" svg:x2="-1.451cm" svg:y2="2.635cm">
            <text:p/>
          </draw:line>
          <draw:line draw:style-name="gr5" draw:text-style-name="P9" draw:layer="svg" svg:x1="-1.451cm" svg:y1="2.635cm" svg:x2="-1.459cm" svg:y2="2.635cm">
            <text:p/>
          </draw:line>
          <draw:line draw:style-name="gr5" draw:text-style-name="P9" draw:layer="svg" svg:x1="-1.459cm" svg:y1="2.635cm" svg:x2="-1.463cm" svg:y2="2.635cm">
            <text:p/>
          </draw:line>
          <draw:line draw:style-name="gr5" draw:text-style-name="P9" draw:layer="svg" svg:x1="-1.463cm" svg:y1="2.635cm" svg:x2="-1.472cm" svg:y2="2.635cm">
            <text:p/>
          </draw:line>
          <draw:line draw:style-name="gr5" draw:text-style-name="P9" draw:layer="svg" svg:x1="-1.472cm" svg:y1="2.635cm" svg:x2="-1.476cm" svg:y2="2.635cm">
            <text:p/>
          </draw:line>
          <draw:line draw:style-name="gr5" draw:text-style-name="P9" draw:layer="svg" svg:x1="-1.476cm" svg:y1="2.635cm" svg:x2="-1.484cm" svg:y2="2.635cm">
            <text:p/>
          </draw:line>
          <draw:line draw:style-name="gr5" draw:text-style-name="P9" draw:layer="svg" svg:x1="-1.483cm" svg:y1="2.636cm" svg:x2="-1.489cm" svg:y2="2.631cm">
            <text:p/>
          </draw:line>
          <draw:line draw:style-name="gr5" draw:text-style-name="P9" draw:layer="svg" svg:x1="-1.489cm" svg:y1="2.631cm" svg:x2="-1.497cm" svg:y2="2.631cm">
            <text:p/>
          </draw:line>
          <draw:line draw:style-name="gr5" draw:text-style-name="P9" draw:layer="svg" svg:x1="-1.497cm" svg:y1="2.631cm" svg:x2="-1.506cm" svg:y2="2.631cm">
            <text:p/>
          </draw:line>
          <draw:line draw:style-name="gr5" draw:text-style-name="P9" draw:layer="svg" svg:x1="-1.506cm" svg:y1="2.631cm" svg:x2="-1.51cm" svg:y2="2.631cm">
            <text:p/>
          </draw:line>
          <draw:line draw:style-name="gr5" draw:text-style-name="P9" draw:layer="svg" svg:x1="-1.51cm" svg:y1="2.631cm" svg:x2="-1.518cm" svg:y2="2.631cm">
            <text:p/>
          </draw:line>
          <draw:line draw:style-name="gr5" draw:text-style-name="P9" draw:layer="svg" svg:x1="-1.518cm" svg:y1="2.631cm" svg:x2="-1.522cm" svg:y2="2.631cm">
            <text:p/>
          </draw:line>
          <draw:line draw:style-name="gr5" draw:text-style-name="P9" draw:layer="svg" svg:x1="-1.522cm" svg:y1="2.631cm" svg:x2="-1.531cm" svg:y2="2.631cm">
            <text:p/>
          </draw:line>
          <draw:line draw:style-name="gr5" draw:text-style-name="P9" draw:layer="svg" svg:x1="-1.53cm" svg:y1="2.631cm" svg:x2="-1.535cm" svg:y2="2.636cm">
            <text:p/>
          </draw:line>
          <draw:line draw:style-name="gr5" draw:text-style-name="P9" draw:layer="svg" svg:x1="-1.535cm" svg:y1="2.635cm" svg:x2="-1.544cm" svg:y2="2.635cm">
            <text:p/>
          </draw:line>
          <draw:line draw:style-name="gr5" draw:text-style-name="P9" draw:layer="svg" svg:x1="-1.544cm" svg:y1="2.635cm" svg:x2="-1.548cm" svg:y2="2.635cm">
            <text:p/>
          </draw:line>
          <draw:line draw:style-name="gr5" draw:text-style-name="P9" draw:layer="svg" svg:x1="-1.548cm" svg:y1="2.635cm" svg:x2="-1.556cm" svg:y2="2.635cm">
            <text:p/>
          </draw:line>
          <draw:line draw:style-name="gr5" draw:text-style-name="P9" draw:layer="svg" svg:x1="-1.556cm" svg:y1="2.635cm" svg:x2="-1.561cm" svg:y2="2.635cm">
            <text:p/>
          </draw:line>
          <draw:line draw:style-name="gr5" draw:text-style-name="P9" draw:layer="svg" svg:x1="-1.561cm" svg:y1="2.635cm" svg:x2="-1.569cm" svg:y2="2.635cm">
            <text:p/>
          </draw:line>
          <draw:line draw:style-name="gr5" draw:text-style-name="P9" draw:layer="svg" svg:x1="-1.569cm" svg:y1="2.635cm" svg:x2="-1.573cm" svg:y2="2.635cm">
            <text:p/>
          </draw:line>
          <draw:line draw:style-name="gr5" draw:text-style-name="P9" draw:layer="svg" svg:x1="-1.572cm" svg:y1="2.635cm" svg:x2="-1.582cm" svg:y2="2.64cm">
            <text:p/>
          </draw:line>
          <draw:line draw:style-name="gr5" draw:text-style-name="P9" draw:layer="svg" svg:x1="-1.582cm" svg:y1="2.639cm" svg:x2="-1.586cm" svg:y2="2.639cm">
            <text:p/>
          </draw:line>
          <draw:line draw:style-name="gr5" draw:text-style-name="P9" draw:layer="svg" svg:x1="-1.586cm" svg:y1="2.639cm" svg:x2="-1.594cm" svg:y2="2.639cm">
            <text:p/>
          </draw:line>
          <draw:line draw:style-name="gr5" draw:text-style-name="P9" draw:layer="svg" svg:x1="-1.594cm" svg:y1="2.639cm" svg:x2="-1.599cm" svg:y2="2.639cm">
            <text:p/>
          </draw:line>
          <draw:line draw:style-name="gr5" draw:text-style-name="P9" draw:layer="svg" svg:x1="-1.598cm" svg:y1="2.639cm" svg:x2="-1.607cm" svg:y2="2.644cm">
            <text:p/>
          </draw:line>
          <draw:line draw:style-name="gr5" draw:text-style-name="P9" draw:layer="svg" svg:x1="-1.607cm" svg:y1="2.643cm" svg:x2="-1.611cm" svg:y2="2.643cm">
            <text:p/>
          </draw:line>
          <draw:line draw:style-name="gr5" draw:text-style-name="P9" draw:layer="svg" svg:x1="-1.611cm" svg:y1="2.643cm" svg:x2="-1.62cm" svg:y2="2.643cm">
            <text:p/>
          </draw:line>
          <draw:line draw:style-name="gr5" draw:text-style-name="P9" draw:layer="svg" svg:x1="-1.62cm" svg:y1="2.643cm" svg:x2="-1.624cm" svg:y2="2.643cm">
            <text:p/>
          </draw:line>
          <draw:line draw:style-name="gr5" draw:text-style-name="P9" draw:layer="svg" svg:x1="-1.623cm" svg:y1="2.643cm" svg:x2="-1.628cm" svg:y2="2.649cm">
            <text:p/>
          </draw:line>
          <draw:line draw:style-name="gr5" draw:text-style-name="P9" draw:layer="svg" svg:x1="-1.628cm" svg:y1="2.648cm" svg:x2="-1.637cm" svg:y2="2.648cm">
            <text:p/>
          </draw:line>
          <draw:line draw:style-name="gr5" draw:text-style-name="P9" draw:layer="svg" svg:x1="-1.636cm" svg:y1="2.648cm" svg:x2="-1.641cm" svg:y2="2.653cm">
            <text:p/>
          </draw:line>
          <draw:line draw:style-name="gr5" draw:text-style-name="P9" draw:layer="svg" svg:x1="-1.641cm" svg:y1="2.652cm" svg:x2="-1.645cm" svg:y2="2.652cm">
            <text:p/>
          </draw:line>
          <draw:line draw:style-name="gr5" draw:text-style-name="P9" draw:layer="svg" svg:x1="-1.645cm" svg:y1="2.652cm" svg:x2="-1.654cm" svg:y2="2.652cm">
            <text:p/>
          </draw:line>
          <draw:line draw:style-name="gr5" draw:text-style-name="P9" draw:layer="svg" svg:x1="-1.653cm" svg:y1="2.652cm" svg:x2="-1.658cm" svg:y2="2.657cm">
            <text:p/>
          </draw:line>
          <draw:line draw:style-name="gr5" draw:text-style-name="P9" draw:layer="svg" svg:x1="-1.658cm" svg:y1="2.656cm" svg:x2="-1.662cm" svg:y2="2.656cm">
            <text:p/>
          </draw:line>
          <draw:line draw:style-name="gr5" draw:text-style-name="P9" draw:layer="svg" svg:x1="-1.661cm" svg:y1="2.656cm" svg:x2="-1.666cm" svg:y2="2.661cm">
            <text:p/>
          </draw:line>
          <draw:line draw:style-name="gr5" draw:text-style-name="P9" draw:layer="svg" svg:x1="-1.666cm" svg:y1="2.66cm" svg:x2="-1.675cm" svg:y2="2.66cm">
            <text:p/>
          </draw:line>
          <draw:line draw:style-name="gr5" draw:text-style-name="P9" draw:layer="svg" svg:x1="-1.674cm" svg:y1="2.66cm" svg:x2="-1.679cm" svg:y2="2.667cm">
            <text:p/>
          </draw:line>
          <draw:line draw:style-name="gr5" draw:text-style-name="P9" draw:layer="svg" svg:x1="-1.679cm" svg:y1="2.665cm" svg:x2="-1.683cm" svg:y2="2.665cm">
            <text:p/>
          </draw:line>
          <draw:line draw:style-name="gr5" draw:text-style-name="P9" draw:layer="svg" svg:x1="-1.682cm" svg:y1="2.665cm" svg:x2="-1.688cm" svg:y2="2.67cm">
            <text:p/>
          </draw:line>
          <draw:line draw:style-name="gr5" draw:text-style-name="P9" draw:layer="svg" svg:x1="-1.688cm" svg:y1="2.669cm" svg:x2="-1.692cm" svg:y2="2.669cm">
            <text:p/>
          </draw:line>
          <draw:line draw:style-name="gr5" draw:text-style-name="P9" draw:layer="svg" svg:x1="-1.691cm" svg:y1="2.669cm" svg:x2="-1.696cm" svg:y2="2.674cm">
            <text:p/>
          </draw:line>
          <draw:line draw:style-name="gr5" draw:text-style-name="P9" draw:layer="svg" svg:x1="-1.696cm" svg:y1="2.673cm" svg:x2="-1.704cm" svg:y2="2.673cm">
            <text:p/>
          </draw:line>
          <draw:line draw:style-name="gr5" draw:text-style-name="P9" draw:layer="svg" svg:x1="-1.703cm" svg:y1="2.673cm" svg:x2="-1.709cm" svg:y2="2.678cm">
            <text:p/>
          </draw:line>
          <draw:line draw:style-name="gr5" draw:text-style-name="P9" draw:layer="svg" svg:x1="-1.709cm" svg:y1="2.677cm" svg:x2="-1.713cm" svg:y2="2.677cm">
            <text:p/>
          </draw:line>
          <draw:line draw:style-name="gr5" draw:text-style-name="P9" draw:layer="svg" svg:x1="-1.712cm" svg:y1="2.677cm" svg:x2="-1.717cm" svg:y2="2.683cm">
            <text:p/>
          </draw:line>
          <draw:line draw:style-name="gr5" draw:text-style-name="P9" draw:layer="svg" svg:x1="-1.717cm" svg:y1="2.682cm" svg:x2="-1.717cm" svg:y2="2.686cm">
            <text:p/>
          </draw:line>
          <draw:line draw:style-name="gr5" draw:text-style-name="P9" draw:layer="svg" svg:x1="-1.717cm" svg:y1="2.686cm" svg:x2="-1.721cm" svg:y2="2.686cm">
            <text:p/>
          </draw:line>
          <draw:line draw:style-name="gr5" draw:text-style-name="P9" draw:layer="svg" svg:x1="-1.719cm" svg:y1="2.686cm" svg:x2="-1.726cm" svg:y2="2.691cm">
            <text:p/>
          </draw:line>
          <draw:line draw:style-name="gr5" draw:text-style-name="P9" draw:layer="svg" svg:x1="-1.725cm" svg:y1="2.69cm" svg:x2="-1.73cm" svg:y2="2.695cm">
            <text:p/>
          </draw:line>
          <draw:line draw:style-name="gr5" draw:text-style-name="P9" draw:layer="svg" svg:x1="-1.73cm" svg:y1="2.694cm" svg:x2="-1.734cm" svg:y2="2.694cm">
            <text:p/>
          </draw:line>
          <draw:line draw:style-name="gr5" draw:text-style-name="P9" draw:layer="svg" svg:x1="-1.733cm" svg:y1="2.694cm" svg:x2="-1.738cm" svg:y2="2.699cm">
            <text:p/>
          </draw:line>
          <draw:line draw:style-name="gr5" draw:text-style-name="P9" draw:layer="svg" svg:x1="-1.738cm" svg:y1="2.698cm" svg:x2="-1.738cm" svg:y2="2.703cm">
            <text:p/>
          </draw:line>
          <draw:line draw:style-name="gr5" draw:text-style-name="P9" draw:layer="svg" svg:x1="-1.738cm" svg:y1="2.703cm" svg:x2="-1.743cm" svg:y2="2.703cm">
            <text:p/>
          </draw:line>
          <draw:line draw:style-name="gr5" draw:text-style-name="P9" draw:layer="svg" svg:x1="-1.742cm" svg:y1="2.703cm" svg:x2="-1.747cm" svg:y2="2.708cm">
            <text:p/>
          </draw:line>
          <draw:line draw:style-name="gr5" draw:text-style-name="P9" draw:layer="svg" svg:x1="-1.746cm" svg:y1="2.707cm" svg:x2="-1.751cm" svg:y2="2.712cm">
            <text:p/>
          </draw:line>
          <draw:polyline draw:style-name="gr5" draw:text-style-name="P9" draw:layer="svg" svg:width="0cm" svg:height="0cm" svg:x="-1.751cm" svg:y="2.711cm" svg:viewBox="0 0 0 0" draw:points="0,0">
            <text:p/>
          </draw:polyline>
          <draw:line draw:style-name="gr5" draw:text-style-name="P9" draw:layer="svg" svg:x1="-1.75cm" svg:y1="2.711cm" svg:x2="-1.755cm" svg:y2="2.716cm">
            <text:p/>
          </draw:line>
          <draw:line draw:style-name="gr5" draw:text-style-name="P9" draw:layer="svg" svg:x1="-1.755cm" svg:y1="2.715cm" svg:x2="-1.755cm" svg:y2="2.72cm">
            <text:p/>
          </draw:line>
          <draw:line draw:style-name="gr5" draw:text-style-name="P9" draw:layer="svg" svg:x1="-1.755cm" svg:y1="2.72cm" svg:x2="-1.76cm" svg:y2="2.72cm">
            <text:p/>
          </draw:line>
          <draw:line draw:style-name="gr5" draw:text-style-name="P9" draw:layer="svg" svg:x1="-1.76cm" svg:y1="2.72cm" svg:x2="-1.76cm" svg:y2="2.724cm">
            <text:p/>
          </draw:line>
          <draw:line draw:style-name="gr5" draw:text-style-name="P9" draw:layer="svg" svg:x1="-1.759cm" svg:y1="2.724cm" svg:x2="-1.764cm" svg:y2="2.729cm">
            <text:p/>
          </draw:line>
          <draw:line draw:style-name="gr5" draw:text-style-name="P9" draw:layer="svg" svg:x1="-1.764cm" svg:y1="2.728cm" svg:x2="-1.764cm" svg:y2="2.732cm">
            <text:p/>
          </draw:line>
          <draw:polyline draw:style-name="gr5" draw:text-style-name="P9" draw:layer="svg" svg:width="0cm" svg:height="0cm" svg:x="-1.764cm" svg:y="2.732cm" svg:viewBox="0 0 0 0" draw:points="0,0">
            <text:p/>
          </draw:polyline>
          <draw:line draw:style-name="gr5" draw:text-style-name="P9" draw:layer="svg" svg:x1="-1.763cm" svg:y1="2.732cm" svg:x2="-1.768cm" svg:y2="2.739cm">
            <text:p/>
          </draw:line>
          <draw:line draw:style-name="gr5" draw:text-style-name="P9" draw:layer="svg" svg:x1="-1.768cm" svg:y1="2.737cm" svg:x2="-1.768cm" svg:y2="2.741cm">
            <text:p/>
          </draw:line>
          <draw:line draw:style-name="gr5" draw:text-style-name="P9" draw:layer="svg" svg:x1="-1.768cm" svg:y1="2.741cm" svg:x2="-1.768cm" svg:y2="2.745cm">
            <text:p/>
          </draw:line>
          <draw:line draw:style-name="gr5" draw:text-style-name="P9" draw:layer="svg" svg:x1="-1.768cm" svg:y1="2.745cm" svg:x2="-1.772cm" svg:y2="2.745cm">
            <text:p/>
          </draw:line>
          <draw:line draw:style-name="gr5" draw:text-style-name="P9" draw:layer="svg" svg:x1="-1.772cm" svg:y1="2.745cm" svg:x2="-1.772cm" svg:y2="2.749cm">
            <text:p/>
          </draw:line>
          <draw:line draw:style-name="gr5" draw:text-style-name="P9" draw:layer="svg" svg:x1="-1.772cm" svg:y1="2.749cm" svg:x2="-1.772cm" svg:y2="2.754cm">
            <text:p/>
          </draw:line>
          <draw:line draw:style-name="gr5" draw:text-style-name="P9" draw:layer="svg" svg:x1="-1.772cm" svg:y1="2.754cm" svg:x2="-1.772cm" svg:y2="2.758cm">
            <text:p/>
          </draw:line>
          <draw:line draw:style-name="gr5" draw:text-style-name="P9" draw:layer="svg" svg:x1="-1.772cm" svg:y1="2.758cm" svg:x2="-1.772cm" svg:y2="2.762cm">
            <text:p/>
          </draw:line>
          <draw:polyline draw:style-name="gr5" draw:text-style-name="P9" draw:layer="svg" svg:width="0cm" svg:height="0cm" svg:x="-1.772cm" svg:y="2.762cm" svg:viewBox="0 0 0 0" draw:points="0,0">
            <text:p/>
          </draw:polyline>
          <draw:line draw:style-name="gr5" draw:text-style-name="P9" draw:layer="svg" svg:x1="-1.772cm" svg:y1="2.762cm" svg:x2="-1.772cm" svg:y2="2.766cm">
            <text:p/>
          </draw:line>
          <draw:polyline draw:style-name="gr5" draw:text-style-name="P9" draw:layer="svg" svg:width="0cm" svg:height="0cm" svg:x="-1.772cm" svg:y="2.766cm" svg:viewBox="0 0 0 0" draw:points="0,0">
            <text:p/>
          </draw:polyline>
          <draw:path draw:style-name="gr3" draw:text-style-name="P9" draw:layer="svg" svg:width="1.907cm" svg:height="0.658cm" svg:x="-3.999cm" svg:y="4.707cm" svg:viewBox="0 0 1908 659" svg:d="M0 593c159 44 324 66 491 66 546 0 1066-240 1417-659">
            <text:p/>
          </draw:path>
          <draw:line draw:style-name="gr3" draw:text-style-name="P9" draw:layer="svg" svg:x1="-3.508cm" svg:y1="3.511cm" svg:x2="-2.427cm" svg:y2="5.383cm">
            <text:p/>
          </draw:line>
          <draw:line draw:style-name="gr3" draw:text-style-name="P9" draw:layer="svg" svg:x1="-2.581cm" svg:y1="5.117cm" svg:x2="-2.368cm" svg:y2="4.904cm">
            <text:p/>
          </draw:line>
          <draw:line draw:style-name="gr3" draw:text-style-name="P9" draw:layer="svg" svg:x1="-2.581cm" svg:y1="5.117cm" svg:x2="-2.292cm" svg:y2="5.039cm">
            <text:p/>
          </draw:line>
          <draw:line draw:style-name="gr3" draw:text-style-name="P9" draw:layer="svg" svg:x1="-3.507cm" svg:y1="5.365cm" svg:x2="-3.796cm" svg:y2="5.443cm">
            <text:p/>
          </draw:line>
          <draw:line draw:style-name="gr3" draw:text-style-name="P9" draw:layer="svg" svg:x1="-3.507cm" svg:y1="5.366cm" svg:x2="-3.796cm" svg:y2="5.285cm">
            <text:p/>
          </draw:line>
          <draw:line draw:style-name="gr3" draw:text-style-name="P9" draw:layer="svg" svg:x1="-3.508cm" svg:y1="5.674cm" svg:x2="-3.508cm" svg:y2="3.511cm">
            <text:p/>
          </draw:line>
          <draw:frame draw:style-name="gr9" draw:text-style-name="P13" draw:layer="svg" svg:width="4.315cm" svg:height="0.462cm" svg:x="-0.472cm" svg:y="4.633cm">
            <draw:text-box>
              <text:p text:style-name="P12"><text:span text:style-name="T2">F:</text:span><text:span text:style-name="T2">前進しながら左ステア</text:span></text:p>
            </draw:text-box>
          </draw:frame>
          <draw:frame draw:style-name="gr9" draw:text-style-name="P13" draw:layer="svg" svg:width="4.315cm" svg:height="0.462cm" svg:x="-0.506cm" svg:y="4.616cm">
            <draw:text-box>
              <text:p text:style-name="P12"><text:span text:style-name="T2">F:</text:span><text:span text:style-name="T2">前進しながら左ステア</text:span></text:p>
            </draw:text-box>
          </draw:frame>
          <draw:frame draw:style-name="gr9" draw:text-style-name="P13" draw:layer="svg" svg:width="4.315cm" svg:height="0.462cm" svg:x="-0.472cm" svg:y="4.641cm">
            <draw:text-box>
              <text:p text:style-name="P12"><text:span text:style-name="T2">F:</text:span><text:span text:style-name="T2">前進しながら左ステア</text:span></text:p>
            </draw:text-box>
          </draw:frame>
          <draw:frame draw:style-name="gr9" draw:text-style-name="P13" draw:layer="svg" svg:width="4.315cm" svg:height="0.462cm" svg:x="-0.506cm" svg:y="4.641cm">
            <draw:text-box>
              <text:p text:style-name="P12"><text:span text:style-name="T2">F:</text:span><text:span text:style-name="T2">前進しながら左ステア</text:span></text:p>
            </draw:text-box>
          </draw:frame>
          <draw:frame draw:style-name="gr9" draw:text-style-name="P13" draw:layer="svg" svg:width="4.315cm" svg:height="0.462cm" svg:x="-0.472cm" svg:y="4.607cm">
            <draw:text-box>
              <text:p text:style-name="P12"><text:span text:style-name="T2">F:</text:span><text:span text:style-name="T2">前進しながら左ステア</text:span></text:p>
            </draw:text-box>
          </draw:frame>
          <draw:frame draw:style-name="gr9" draw:text-style-name="P13" draw:layer="svg" svg:width="4.315cm" svg:height="0.462cm" svg:x="-0.506cm" svg:y="4.607cm">
            <draw:text-box>
              <text:p text:style-name="P12"><text:span text:style-name="T2">F:</text:span><text:span text:style-name="T2">前進しながら左ステア</text:span></text:p>
            </draw:text-box>
          </draw:frame>
          <draw:frame draw:style-name="gr9" draw:text-style-name="P13" draw:layer="svg" svg:width="4.315cm" svg:height="0.462cm" svg:x="-0.489cm" svg:y="4.624cm">
            <draw:text-box>
              <text:p text:style-name="P12"><text:span text:style-name="T3">F:</text:span><text:span text:style-name="T3">前進しながら左ステア</text:span></text:p>
            </draw:text-box>
          </draw:frame>
          <draw:frame draw:style-name="gr9" draw:text-style-name="P13" draw:layer="svg" svg:width="0.4cm" svg:height="0.399cm" draw:transform="rotate (0.698131700797732) translate (-2.677cm 4.524cm)">
            <draw:text-box>
              <text:p text:style-name="P12"><text:span text:style-name="T4">左</text:span></text:p>
            </draw:text-box>
          </draw:frame>
          <draw:frame draw:style-name="gr9" draw:text-style-name="P13" draw:layer="svg" svg:width="0.4cm" svg:height="0.399cm" draw:transform="rotate (0.698131700797732) translate (-2.373cm 4.271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0.698131700797732) translate (-2.069cm 4.012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0.698131700797732) translate (-1.764cm 3.758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0.698131700797732) translate (-2.712cm 4.507cm)">
            <draw:text-box>
              <text:p text:style-name="P12"><text:span text:style-name="T4">左</text:span></text:p>
            </draw:text-box>
          </draw:frame>
          <draw:frame draw:style-name="gr9" draw:text-style-name="P13" draw:layer="svg" svg:width="0.4cm" svg:height="0.399cm" draw:transform="rotate (0.698131700797732) translate (-2.408cm 4.253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0.698131700797732) translate (-2.103cm 3.995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0.698131700797732) translate (-1.797cm 3.741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0.698131700797732) translate (-2.678cm 4.533cm)">
            <draw:text-box>
              <text:p text:style-name="P12"><text:span text:style-name="T4">左</text:span></text:p>
            </draw:text-box>
          </draw:frame>
          <draw:frame draw:style-name="gr9" draw:text-style-name="P13" draw:layer="svg" svg:width="0.4cm" svg:height="0.399cm" draw:transform="rotate (0.698131700797732) translate (-2.373cm 4.279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0.698131700797732) translate (-2.069cm 4.021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0.698131700797732) translate (-1.763cm 3.767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0.698131700797732) translate (-2.712cm 4.533cm)">
            <draw:text-box>
              <text:p text:style-name="P12"><text:span text:style-name="T4">左</text:span></text:p>
            </draw:text-box>
          </draw:frame>
          <draw:frame draw:style-name="gr9" draw:text-style-name="P13" draw:layer="svg" svg:width="0.4cm" svg:height="0.399cm" draw:transform="rotate (0.698131700797732) translate (-2.407cm 4.279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0.698131700797732) translate (-2.102cm 4.021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0.698131700797732) translate (-1.797cm 3.767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0.698131700797732) translate (-2.678cm 4.499cm)">
            <draw:text-box>
              <text:p text:style-name="P12"><text:span text:style-name="T4">左</text:span></text:p>
            </draw:text-box>
          </draw:frame>
          <draw:frame draw:style-name="gr9" draw:text-style-name="P13" draw:layer="svg" svg:width="0.4cm" svg:height="0.399cm" draw:transform="rotate (0.698131700797732) translate (-2.374cm 4.245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0.698131700797732) translate (-2.069cm 3.987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0.698131700797732) translate (-1.763cm 3.733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0.698131700797732) translate (-2.713cm 4.499cm)">
            <draw:text-box>
              <text:p text:style-name="P12"><text:span text:style-name="T4">左</text:span></text:p>
            </draw:text-box>
          </draw:frame>
          <draw:frame draw:style-name="gr9" draw:text-style-name="P13" draw:layer="svg" svg:width="0.4cm" svg:height="0.399cm" draw:transform="rotate (0.698131700797732) translate (-2.407cm 4.244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0.698131700797732) translate (-2.102cm 3.987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0.698131700797732) translate (-1.797cm 3.733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0.698131700797732) translate (-2.694cm 4.516cm)">
            <draw:text-box>
              <text:p text:style-name="P12"><text:span text:style-name="T5">左</text:span></text:p>
            </draw:text-box>
          </draw:frame>
          <draw:frame draw:style-name="gr9" draw:text-style-name="P13" draw:layer="svg" svg:width="0.4cm" svg:height="0.399cm" draw:transform="rotate (0.698131700797732) translate (-2.39cm 4.263cm)">
            <draw:text-box>
              <text:p text:style-name="P12"><text:span text:style-name="T5">ス</text:span></text:p>
            </draw:text-box>
          </draw:frame>
          <draw:frame draw:style-name="gr9" draw:text-style-name="P13" draw:layer="svg" svg:width="0.4cm" svg:height="0.399cm" draw:transform="rotate (0.698131700797732) translate (-2.086cm 4.003cm)">
            <draw:text-box>
              <text:p text:style-name="P12"><text:span text:style-name="T5">テ</text:span></text:p>
            </draw:text-box>
          </draw:frame>
          <draw:frame draw:style-name="gr9" draw:text-style-name="P13" draw:layer="svg" svg:width="0.4cm" svg:height="0.399cm" draw:transform="rotate (0.698131700797732) translate (-1.781cm 3.75cm)">
            <draw:text-box>
              <text:p text:style-name="P12"><text:span text:style-name="T5">ア</text:span></text:p>
            </draw:text-box>
          </draw:frame>
        </draw:g>
        <draw:g>
          <draw:polygon draw:style-name="gr4" draw:text-style-name="P10" draw:layer="svg" svg:width="0.152cm" svg:height="0.288cm" svg:x="19.422cm" svg:y="-0.235cm" svg:viewBox="0 0 153 289" draw:points="76,0 153,289 0,289">
            <text:p/>
          </draw:polygon>
          <draw:line draw:style-name="gr3" draw:text-style-name="P9" draw:layer="svg" svg:x1="19.498cm" svg:y1="1.763cm" svg:x2="19.498cm" svg:y2="1.64cm">
            <text:p/>
          </draw:line>
          <draw:line draw:style-name="gr3" draw:text-style-name="P9" draw:layer="svg" svg:x1="19.498cm" svg:y1="1.577cm" svg:x2="19.498cm" svg:y2="1.547cm">
            <text:p/>
          </draw:line>
          <draw:line draw:style-name="gr3" draw:text-style-name="P9" draw:layer="svg" svg:x1="19.498cm" svg:y1="1.484cm" svg:x2="19.498cm" svg:y2="1.454cm">
            <text:p/>
          </draw:line>
          <draw:line draw:style-name="gr3" draw:text-style-name="P9" draw:layer="svg" svg:x1="19.498cm" svg:y1="1.39cm" svg:x2="19.498cm" svg:y2="1.141cm">
            <text:p/>
          </draw:line>
          <draw:line draw:style-name="gr3" draw:text-style-name="P9" draw:layer="svg" svg:x1="19.498cm" svg:y1="1.077cm" svg:x2="19.498cm" svg:y2="1.047cm">
            <text:p/>
          </draw:line>
          <draw:line draw:style-name="gr3" draw:text-style-name="P9" draw:layer="svg" svg:x1="19.498cm" svg:y1="0.984cm" svg:x2="19.498cm" svg:y2="0.954cm">
            <text:p/>
          </draw:line>
          <draw:line draw:style-name="gr3" draw:text-style-name="P9" draw:layer="svg" svg:x1="19.498cm" svg:y1="0.891cm" svg:x2="19.498cm" svg:y2="0.641cm">
            <text:p/>
          </draw:line>
          <draw:line draw:style-name="gr3" draw:text-style-name="P9" draw:layer="svg" svg:x1="19.498cm" svg:y1="0.578cm" svg:x2="19.498cm" svg:y2="0.548cm">
            <text:p/>
          </draw:line>
          <draw:line draw:style-name="gr3" draw:text-style-name="P9" draw:layer="svg" svg:x1="19.498cm" svg:y1="0.484cm" svg:x2="19.498cm" svg:y2="0.455cm">
            <text:p/>
          </draw:line>
          <draw:line draw:style-name="gr3" draw:text-style-name="P9" draw:layer="svg" svg:x1="19.498cm" svg:y1="0.391cm" svg:x2="19.498cm" svg:y2="0.142cm">
            <text:p/>
          </draw:line>
          <draw:line draw:style-name="gr3" draw:text-style-name="P9" draw:layer="svg" svg:x1="19.498cm" svg:y1="0.078cm" svg:x2="19.498cm" svg:y2="0.048cm">
            <text:p/>
          </draw:line>
          <draw:line draw:style-name="gr3" draw:text-style-name="P9" draw:layer="svg" svg:x1="19.498cm" svg:y1="-0.015cm" svg:x2="19.498cm" svg:y2="-0.045cm">
            <text:p/>
          </draw:line>
          <draw:line draw:style-name="gr3" draw:text-style-name="P9" draw:layer="svg" svg:x1="19.498cm" svg:y1="-0.108cm" svg:x2="19.498cm" svg:y2="-0.235cm">
            <text:p/>
          </draw:line>
          <draw:polyline draw:style-name="gr3" draw:text-style-name="P9" draw:layer="svg" svg:width="0cm" svg:height="0cm" svg:x="19.498cm" svg:y="-0.235cm" svg:viewBox="0 0 0 0" draw:points="0,0">
            <text:p/>
          </draw:polyline>
          <draw:polygon draw:style-name="gr4" draw:text-style-name="P10" draw:layer="svg" svg:width="0.211cm" svg:height="0.288cm" svg:x="20.286cm" svg:y="0.031cm" svg:viewBox="0 0 212 289" draw:points="212,0 0,212 132,289">
            <text:p/>
          </draw:polygon>
          <draw:line draw:style-name="gr3" draw:text-style-name="P9" draw:layer="svg" svg:x1="19.498cm" svg:y1="1.764cm" svg:x2="20.498cm" svg:y2="0.031cm">
            <text:p/>
          </draw:line>
          <draw:line draw:style-name="gr5" draw:text-style-name="P9" draw:layer="svg" svg:x1="18cm" svg:y1="4.76cm" svg:x2="18.402cm" svg:y2="4.76cm">
            <text:p/>
          </draw:line>
          <draw:line draw:style-name="gr5" draw:text-style-name="P9" draw:layer="svg" svg:x1="18.465cm" svg:y1="4.76cm" svg:x2="18.529cm" svg:y2="4.76cm">
            <text:p/>
          </draw:line>
          <draw:line draw:style-name="gr5" draw:text-style-name="P9" draw:layer="svg" svg:x1="18.592cm" svg:y1="4.76cm" svg:x2="19.401cm" svg:y2="4.76cm">
            <text:p/>
          </draw:line>
          <draw:line draw:style-name="gr5" draw:text-style-name="P9" draw:layer="svg" svg:x1="19.464cm" svg:y1="4.76cm" svg:x2="19.528cm" svg:y2="4.76cm">
            <text:p/>
          </draw:line>
          <draw:line draw:style-name="gr5" draw:text-style-name="P9" draw:layer="svg" svg:x1="19.591cm" svg:y1="4.76cm" svg:x2="20.4cm" svg:y2="4.76cm">
            <text:p/>
          </draw:line>
          <draw:line draw:style-name="gr5" draw:text-style-name="P9" draw:layer="svg" svg:x1="20.463cm" svg:y1="4.76cm" svg:x2="20.527cm" svg:y2="4.76cm">
            <text:p/>
          </draw:line>
          <draw:line draw:style-name="gr5" draw:text-style-name="P9" draw:layer="svg" svg:x1="20.59cm" svg:y1="4.76cm" svg:x2="20.997cm" svg:y2="4.76cm">
            <text:p/>
          </draw:line>
          <draw:polyline draw:style-name="gr5" draw:text-style-name="P9" draw:layer="svg" svg:width="0cm" svg:height="0cm" svg:x="20.997cm" svg:y="4.76cm" svg:viewBox="0 0 0 0" draw:points="0,0">
            <text:p/>
          </draw:polyline>
          <draw:line draw:style-name="gr5" draw:text-style-name="P9" draw:layer="svg" svg:x1="19.498cm" svg:y1="7.008cm" svg:x2="19.498cm" svg:y2="6.555cm">
            <text:p/>
          </draw:line>
          <draw:line draw:style-name="gr5" draw:text-style-name="P9" draw:layer="svg" svg:x1="19.498cm" svg:y1="6.483cm" svg:x2="19.498cm" svg:y2="6.411cm">
            <text:p/>
          </draw:line>
          <draw:line draw:style-name="gr5" draw:text-style-name="P9" draw:layer="svg" svg:x1="19.498cm" svg:y1="6.343cm" svg:x2="19.498cm" svg:y2="5.429cm">
            <text:p/>
          </draw:line>
          <draw:line draw:style-name="gr5" draw:text-style-name="P9" draw:layer="svg" svg:x1="19.498cm" svg:y1="5.361cm" svg:x2="19.498cm" svg:y2="5.289cm">
            <text:p/>
          </draw:line>
          <draw:line draw:style-name="gr5" draw:text-style-name="P9" draw:layer="svg" svg:x1="19.498cm" svg:y1="5.217cm" svg:x2="19.498cm" svg:y2="4.307cm">
            <text:p/>
          </draw:line>
          <draw:line draw:style-name="gr5" draw:text-style-name="P9" draw:layer="svg" svg:x1="19.498cm" svg:y1="4.235cm" svg:x2="19.498cm" svg:y2="4.163cm">
            <text:p/>
          </draw:line>
          <draw:line draw:style-name="gr5" draw:text-style-name="P9" draw:layer="svg" svg:x1="19.498cm" svg:y1="4.095cm" svg:x2="19.498cm" svg:y2="3.181cm">
            <text:p/>
          </draw:line>
          <draw:line draw:style-name="gr5" draw:text-style-name="P9" draw:layer="svg" svg:x1="19.498cm" svg:y1="3.113cm" svg:x2="19.498cm" svg:y2="3.041cm">
            <text:p/>
          </draw:line>
          <draw:line draw:style-name="gr5" draw:text-style-name="P9" draw:layer="svg" svg:x1="19.498cm" svg:y1="2.969cm" svg:x2="19.498cm" svg:y2="2.512cm">
            <text:p/>
          </draw:line>
          <draw:polyline draw:style-name="gr5" draw:text-style-name="P9" draw:layer="svg" svg:width="0cm" svg:height="0cm" svg:x="19.498cm" svg:y="2.512cm" svg:viewBox="0 0 0 0" draw:points="0,0">
            <text:p/>
          </draw:polyline>
          <draw:line draw:style-name="gr6" draw:text-style-name="P9" draw:layer="svg" svg:x1="18cm" svg:y1="2.512cm" svg:x2="20.997cm" svg:y2="2.512cm">
            <text:p/>
          </draw:line>
          <draw:line draw:style-name="gr6" draw:text-style-name="P9" draw:layer="svg" svg:x1="20.997cm" svg:y1="7.008cm" svg:x2="20.997cm" svg:y2="2.512cm">
            <text:p/>
          </draw:line>
          <draw:line draw:style-name="gr6" draw:text-style-name="P9" draw:layer="svg" svg:x1="18cm" svg:y1="7.008cm" svg:x2="20.997cm" svg:y2="7.008cm">
            <text:p/>
          </draw:line>
          <draw:line draw:style-name="gr6" draw:text-style-name="P9" draw:layer="svg" svg:x1="18cm" svg:y1="7.008cm" svg:x2="18cm" svg:y2="2.512cm">
            <text:p/>
          </draw:line>
          <draw:line draw:style-name="gr7" draw:text-style-name="P9" draw:layer="svg" svg:x1="18.101cm" svg:y1="6.009cm" svg:x2="18.499cm" svg:y2="6.009cm">
            <text:p/>
          </draw:line>
          <draw:line draw:style-name="gr7" draw:text-style-name="P9" draw:layer="svg" svg:x1="18.101cm" svg:y1="6.911cm" svg:x2="18.101cm" svg:y2="6.009cm">
            <text:p/>
          </draw:line>
          <draw:line draw:style-name="gr7" draw:text-style-name="P9" draw:layer="svg" svg:x1="18.101cm" svg:y1="6.911cm" svg:x2="18.499cm" svg:y2="6.911cm">
            <text:p/>
          </draw:line>
          <draw:line draw:style-name="gr7" draw:text-style-name="P9" draw:layer="svg" svg:x1="18.499cm" svg:y1="6.911cm" svg:x2="18.499cm" svg:y2="6.009cm">
            <text:p/>
          </draw:line>
          <draw:line draw:style-name="gr7" draw:text-style-name="P9" draw:layer="svg" svg:x1="20.497cm" svg:y1="6.009cm" svg:x2="20.895cm" svg:y2="6.009cm">
            <text:p/>
          </draw:line>
          <draw:line draw:style-name="gr7" draw:text-style-name="P9" draw:layer="svg" svg:x1="20.895cm" svg:y1="6.911cm" svg:x2="20.895cm" svg:y2="6.009cm">
            <text:p/>
          </draw:line>
          <draw:line draw:style-name="gr7" draw:text-style-name="P9" draw:layer="svg" svg:x1="20.497cm" svg:y1="6.911cm" svg:x2="20.895cm" svg:y2="6.911cm">
            <text:p/>
          </draw:line>
          <draw:line draw:style-name="gr7" draw:text-style-name="P9" draw:layer="svg" svg:x1="20.497cm" svg:y1="6.911cm" svg:x2="20.497cm" svg:y2="6.009cm">
            <text:p/>
          </draw:line>
          <draw:line draw:style-name="gr7" draw:text-style-name="P9" draw:layer="svg" svg:x1="20.497cm" svg:y1="6.009cm" svg:x2="20.895cm" svg:y2="6.009cm">
            <text:p/>
          </draw:line>
          <draw:line draw:style-name="gr7" draw:text-style-name="P9" draw:layer="svg" svg:x1="18.276cm" svg:y1="3.902cm" svg:x2="17.928cm" svg:y2="3.702cm">
            <text:p/>
          </draw:line>
          <draw:line draw:style-name="gr7" draw:text-style-name="P9" draw:layer="svg" svg:x1="17.928cm" svg:y1="3.703cm" svg:x2="18.382cm" svg:y2="2.923cm">
            <text:p/>
          </draw:line>
          <draw:line draw:style-name="gr7" draw:text-style-name="P9" draw:layer="svg" svg:x1="18.381cm" svg:y1="2.923cm" svg:x2="18.724cm" svg:y2="3.123cm">
            <text:p/>
          </draw:line>
          <draw:line draw:style-name="gr7" draw:text-style-name="P9" draw:layer="svg" svg:x1="18.724cm" svg:y1="3.122cm" svg:x2="18.275cm" svg:y2="3.902cm">
            <text:p/>
          </draw:line>
          <draw:line draw:style-name="gr7" draw:text-style-name="P9" draw:layer="svg" svg:x1="20.29cm" svg:y1="3.867cm" svg:x2="20.638cm" svg:y2="4.067cm">
            <text:p/>
          </draw:line>
          <draw:line draw:style-name="gr7" draw:text-style-name="P9" draw:layer="svg" svg:x1="20.637cm" svg:y1="4.067cm" svg:x2="21.087cm" svg:y2="3.291cm">
            <text:p/>
          </draw:line>
          <draw:line draw:style-name="gr7" draw:text-style-name="P9" draw:layer="svg" svg:x1="21.087cm" svg:y1="3.292cm" svg:x2="20.739cm" svg:y2="3.092cm">
            <text:p/>
          </draw:line>
          <draw:line draw:style-name="gr7" draw:text-style-name="P9" draw:layer="svg" svg:x1="20.74cm" svg:y1="3.092cm" svg:x2="20.29cm" svg:y2="3.868cm">
            <text:p/>
          </draw:line>
          <draw:polygon draw:style-name="gr8" draw:text-style-name="P11" draw:layer="svg" svg:width="0.398cm" svg:height="0.902cm" svg:x="18.101cm" svg:y="6.009cm" svg:viewBox="0 0 399 903" draw:points="399,903 399,0 0,0 0,903">
            <text:p/>
          </draw:polygon>
          <draw:polygon draw:style-name="gr8" draw:text-style-name="P11" draw:layer="svg" svg:width="0.398cm" svg:height="0.902cm" svg:x="20.497cm" svg:y="6.009cm" svg:viewBox="0 0 399 903" draw:points="0,903 0,0 399,0 399,903">
            <text:p/>
          </draw:polygon>
          <draw:polygon draw:style-name="gr8" draw:text-style-name="P11" draw:layer="svg" svg:width="0.795cm" svg:height="0.978cm" svg:x="17.928cm" svg:y="2.923cm" svg:viewBox="0 0 796 979" draw:points="796,200 348,979 0,780 454,0">
            <text:p/>
          </draw:polygon>
          <draw:polygon draw:style-name="gr8" draw:text-style-name="P11" draw:layer="svg" svg:width="0.796cm" svg:height="0.974cm" svg:x="20.29cm" svg:y="3.092cm" svg:viewBox="0 0 797 975" draw:points="450,0 0,775 348,975 797,199">
            <text:p/>
          </draw:polygon>
          <draw:line draw:style-name="gr5" draw:text-style-name="P9" draw:layer="svg" svg:x1="18.762cm" svg:y1="2.766cm" svg:x2="18.762cm" svg:y2="2.762cm">
            <text:p/>
          </draw:line>
          <draw:line draw:style-name="gr5" draw:text-style-name="P9" draw:layer="svg" svg:x1="18.762cm" svg:y1="2.762cm" svg:x2="18.762cm" svg:y2="2.758cm">
            <text:p/>
          </draw:line>
          <draw:line draw:style-name="gr5" draw:text-style-name="P9" draw:layer="svg" svg:x1="18.762cm" svg:y1="2.758cm" svg:x2="18.762cm" svg:y2="2.754cm">
            <text:p/>
          </draw:line>
          <draw:line draw:style-name="gr5" draw:text-style-name="P9" draw:layer="svg" svg:x1="18.762cm" svg:y1="2.754cm" svg:x2="18.762cm" svg:y2="2.749cm">
            <text:p/>
          </draw:line>
          <draw:polyline draw:style-name="gr5" draw:text-style-name="P9" draw:layer="svg" svg:width="0cm" svg:height="0cm" svg:x="18.762cm" svg:y="2.749cm" svg:viewBox="0 0 0 0" draw:points="0,0">
            <text:p/>
          </draw:polyline>
          <draw:line draw:style-name="gr5" draw:text-style-name="P9" draw:layer="svg" svg:x1="18.764cm" svg:y1="2.75cm" svg:x2="18.757cm" svg:y2="2.745cm">
            <text:p/>
          </draw:line>
          <draw:line draw:style-name="gr5" draw:text-style-name="P9" draw:layer="svg" svg:x1="18.757cm" svg:y1="2.745cm" svg:x2="18.757cm" svg:y2="2.741cm">
            <text:p/>
          </draw:line>
          <draw:line draw:style-name="gr5" draw:text-style-name="P9" draw:layer="svg" svg:x1="18.757cm" svg:y1="2.741cm" svg:x2="18.757cm" svg:y2="2.737cm">
            <text:p/>
          </draw:line>
          <draw:polyline draw:style-name="gr5" draw:text-style-name="P9" draw:layer="svg" svg:width="0cm" svg:height="0cm" svg:x="18.757cm" svg:y="2.737cm" svg:viewBox="0 0 0 0" draw:points="0,0">
            <text:p/>
          </draw:polyline>
          <draw:line draw:style-name="gr5" draw:text-style-name="P9" draw:layer="svg" svg:x1="18.758cm" svg:y1="2.739cm" svg:x2="18.753cm" svg:y2="2.732cm">
            <text:p/>
          </draw:line>
          <draw:line draw:style-name="gr5" draw:text-style-name="P9" draw:layer="svg" svg:x1="18.753cm" svg:y1="2.732cm" svg:x2="18.753cm" svg:y2="2.728cm">
            <text:p/>
          </draw:line>
          <draw:line draw:style-name="gr5" draw:text-style-name="P9" draw:layer="svg" svg:x1="18.754cm" svg:y1="2.729cm" svg:x2="18.749cm" svg:y2="2.724cm">
            <text:p/>
          </draw:line>
          <draw:polyline draw:style-name="gr5" draw:text-style-name="P9" draw:layer="svg" svg:width="0cm" svg:height="0cm" svg:x="18.749cm" svg:y="2.724cm" svg:viewBox="0 0 0 0" draw:points="0,0">
            <text:p/>
          </draw:polyline>
          <draw:line draw:style-name="gr5" draw:text-style-name="P9" draw:layer="svg" svg:x1="18.75cm" svg:y1="2.725cm" svg:x2="18.745cm" svg:y2="2.72cm">
            <text:p/>
          </draw:line>
          <draw:line draw:style-name="gr5" draw:text-style-name="P9" draw:layer="svg" svg:x1="18.745cm" svg:y1="2.72cm" svg:x2="18.745cm" svg:y2="2.715cm">
            <text:p/>
          </draw:line>
          <draw:line draw:style-name="gr5" draw:text-style-name="P9" draw:layer="svg" svg:x1="18.745cm" svg:y1="2.715cm" svg:x2="18.74cm" svg:y2="2.715cm">
            <text:p/>
          </draw:line>
          <draw:line draw:style-name="gr5" draw:text-style-name="P9" draw:layer="svg" svg:x1="18.74cm" svg:y1="2.715cm" svg:x2="18.74cm" svg:y2="2.711cm">
            <text:p/>
          </draw:line>
          <draw:line draw:style-name="gr5" draw:text-style-name="P9" draw:layer="svg" svg:x1="18.741cm" svg:y1="2.712cm" svg:x2="18.736cm" svg:y2="2.707cm">
            <text:p/>
          </draw:line>
          <draw:line draw:style-name="gr5" draw:text-style-name="P9" draw:layer="svg" svg:x1="18.737cm" svg:y1="2.708cm" svg:x2="18.732cm" svg:y2="2.703cm">
            <text:p/>
          </draw:line>
          <draw:polyline draw:style-name="gr5" draw:text-style-name="P9" draw:layer="svg" svg:width="0cm" svg:height="0cm" svg:x="18.732cm" svg:y="2.703cm" svg:viewBox="0 0 0 0" draw:points="0,0">
            <text:p/>
          </draw:polyline>
          <draw:line draw:style-name="gr5" draw:text-style-name="P9" draw:layer="svg" svg:x1="18.733cm" svg:y1="2.704cm" svg:x2="18.728cm" svg:y2="2.698cm">
            <text:p/>
          </draw:line>
          <draw:line draw:style-name="gr5" draw:text-style-name="P9" draw:layer="svg" svg:x1="18.729cm" svg:y1="2.699cm" svg:x2="18.723cm" svg:y2="2.694cm">
            <text:p/>
          </draw:line>
          <draw:line draw:style-name="gr5" draw:text-style-name="P9" draw:layer="svg" svg:x1="18.723cm" svg:y1="2.694cm" svg:x2="18.719cm" svg:y2="2.694cm">
            <text:p/>
          </draw:line>
          <draw:line draw:style-name="gr5" draw:text-style-name="P9" draw:layer="svg" svg:x1="18.719cm" svg:y1="2.694cm" svg:x2="18.719cm" svg:y2="2.69cm">
            <text:p/>
          </draw:line>
          <draw:line draw:style-name="gr5" draw:text-style-name="P9" draw:layer="svg" svg:x1="18.72cm" svg:y1="2.691cm" svg:x2="18.715cm" svg:y2="2.686cm">
            <text:p/>
          </draw:line>
          <draw:line draw:style-name="gr5" draw:text-style-name="P9" draw:layer="svg" svg:x1="18.715cm" svg:y1="2.686cm" svg:x2="18.711cm" svg:y2="2.686cm">
            <text:p/>
          </draw:line>
          <draw:line draw:style-name="gr5" draw:text-style-name="P9" draw:layer="svg" svg:x1="18.712cm" svg:y1="2.687cm" svg:x2="18.707cm" svg:y2="2.682cm">
            <text:p/>
          </draw:line>
          <draw:line draw:style-name="gr5" draw:text-style-name="P9" draw:layer="svg" svg:x1="18.707cm" svg:y1="2.682cm" svg:x2="18.702cm" svg:y2="2.682cm">
            <text:p/>
          </draw:line>
          <draw:line draw:style-name="gr5" draw:text-style-name="P9" draw:layer="svg" svg:x1="18.703cm" svg:y1="2.683cm" svg:x2="18.698cm" svg:y2="2.677cm">
            <text:p/>
          </draw:line>
          <draw:line draw:style-name="gr5" draw:text-style-name="P9" draw:layer="svg" svg:x1="18.699cm" svg:y1="2.678cm" svg:x2="18.694cm" svg:y2="2.673cm">
            <text:p/>
          </draw:line>
          <draw:line draw:style-name="gr5" draw:text-style-name="P9" draw:layer="svg" svg:x1="18.694cm" svg:y1="2.673cm" svg:x2="18.69cm" svg:y2="2.673cm">
            <text:p/>
          </draw:line>
          <draw:line draw:style-name="gr5" draw:text-style-name="P9" draw:layer="svg" svg:x1="18.692cm" svg:y1="2.674cm" svg:x2="18.685cm" svg:y2="2.669cm">
            <text:p/>
          </draw:line>
          <draw:line draw:style-name="gr5" draw:text-style-name="P9" draw:layer="svg" svg:x1="18.685cm" svg:y1="2.669cm" svg:x2="18.681cm" svg:y2="2.669cm">
            <text:p/>
          </draw:line>
          <draw:line draw:style-name="gr5" draw:text-style-name="P9" draw:layer="svg" svg:x1="18.682cm" svg:y1="2.67cm" svg:x2="18.673cm" svg:y2="2.665cm">
            <text:p/>
          </draw:line>
          <draw:line draw:style-name="gr5" draw:text-style-name="P9" draw:layer="svg" svg:x1="18.673cm" svg:y1="2.665cm" svg:x2="18.668cm" svg:y2="2.665cm">
            <text:p/>
          </draw:line>
          <draw:line draw:style-name="gr5" draw:text-style-name="P9" draw:layer="svg" svg:x1="18.669cm" svg:y1="2.667cm" svg:x2="18.664cm" svg:y2="2.66cm">
            <text:p/>
          </draw:line>
          <draw:line draw:style-name="gr5" draw:text-style-name="P9" draw:layer="svg" svg:x1="18.664cm" svg:y1="2.66cm" svg:x2="18.66cm" svg:y2="2.66cm">
            <text:p/>
          </draw:line>
          <draw:line draw:style-name="gr5" draw:text-style-name="P9" draw:layer="svg" svg:x1="18.661cm" svg:y1="2.661cm" svg:x2="18.656cm" svg:y2="2.656cm">
            <text:p/>
          </draw:line>
          <draw:line draw:style-name="gr5" draw:text-style-name="P9" draw:layer="svg" svg:x1="18.656cm" svg:y1="2.656cm" svg:x2="18.647cm" svg:y2="2.656cm">
            <text:p/>
          </draw:line>
          <draw:line draw:style-name="gr5" draw:text-style-name="P9" draw:layer="svg" svg:x1="18.648cm" svg:y1="2.657cm" svg:x2="18.643cm" svg:y2="2.652cm">
            <text:p/>
          </draw:line>
          <draw:line draw:style-name="gr5" draw:text-style-name="P9" draw:layer="svg" svg:x1="18.643cm" svg:y1="2.652cm" svg:x2="18.639cm" svg:y2="2.652cm">
            <text:p/>
          </draw:line>
          <draw:line draw:style-name="gr5" draw:text-style-name="P9" draw:layer="svg" svg:x1="18.639cm" svg:y1="2.652cm" svg:x2="18.635cm" svg:y2="2.652cm">
            <text:p/>
          </draw:line>
          <draw:line draw:style-name="gr5" draw:text-style-name="P9" draw:layer="svg" svg:x1="18.636cm" svg:y1="2.653cm" svg:x2="18.626cm" svg:y2="2.648cm">
            <text:p/>
          </draw:line>
          <draw:line draw:style-name="gr5" draw:text-style-name="P9" draw:layer="svg" svg:x1="18.626cm" svg:y1="2.648cm" svg:x2="18.622cm" svg:y2="2.648cm">
            <text:p/>
          </draw:line>
          <draw:line draw:style-name="gr5" draw:text-style-name="P9" draw:layer="svg" svg:x1="18.622cm" svg:y1="2.648cm" svg:x2="18.613cm" svg:y2="2.648cm">
            <text:p/>
          </draw:line>
          <draw:line draw:style-name="gr5" draw:text-style-name="P9" draw:layer="svg" svg:x1="18.614cm" svg:y1="2.649cm" svg:x2="18.609cm" svg:y2="2.643cm">
            <text:p/>
          </draw:line>
          <draw:line draw:style-name="gr5" draw:text-style-name="P9" draw:layer="svg" svg:x1="18.609cm" svg:y1="2.643cm" svg:x2="18.605cm" svg:y2="2.643cm">
            <text:p/>
          </draw:line>
          <draw:line draw:style-name="gr5" draw:text-style-name="P9" draw:layer="svg" svg:x1="18.605cm" svg:y1="2.643cm" svg:x2="18.596cm" svg:y2="2.643cm">
            <text:p/>
          </draw:line>
          <draw:line draw:style-name="gr5" draw:text-style-name="P9" draw:layer="svg" svg:x1="18.597cm" svg:y1="2.644cm" svg:x2="18.592cm" svg:y2="2.639cm">
            <text:p/>
          </draw:line>
          <draw:line draw:style-name="gr5" draw:text-style-name="P9" draw:layer="svg" svg:x1="18.592cm" svg:y1="2.639cm" svg:x2="18.584cm" svg:y2="2.639cm">
            <text:p/>
          </draw:line>
          <draw:line draw:style-name="gr5" draw:text-style-name="P9" draw:layer="svg" svg:x1="18.584cm" svg:y1="2.639cm" svg:x2="18.58cm" svg:y2="2.639cm">
            <text:p/>
          </draw:line>
          <draw:line draw:style-name="gr5" draw:text-style-name="P9" draw:layer="svg" svg:x1="18.58cm" svg:y1="2.639cm" svg:x2="18.571cm" svg:y2="2.639cm">
            <text:p/>
          </draw:line>
          <draw:line draw:style-name="gr5" draw:text-style-name="P9" draw:layer="svg" svg:x1="18.572cm" svg:y1="2.64cm" svg:x2="18.567cm" svg:y2="2.635cm">
            <text:p/>
          </draw:line>
          <draw:line draw:style-name="gr5" draw:text-style-name="P9" draw:layer="svg" svg:x1="18.567cm" svg:y1="2.635cm" svg:x2="18.558cm" svg:y2="2.635cm">
            <text:p/>
          </draw:line>
          <draw:line draw:style-name="gr5" draw:text-style-name="P9" draw:layer="svg" svg:x1="18.558cm" svg:y1="2.635cm" svg:x2="18.554cm" svg:y2="2.635cm">
            <text:p/>
          </draw:line>
          <draw:line draw:style-name="gr5" draw:text-style-name="P9" draw:layer="svg" svg:x1="18.554cm" svg:y1="2.635cm" svg:x2="18.546cm" svg:y2="2.635cm">
            <text:p/>
          </draw:line>
          <draw:line draw:style-name="gr5" draw:text-style-name="P9" draw:layer="svg" svg:x1="18.546cm" svg:y1="2.635cm" svg:x2="18.541cm" svg:y2="2.635cm">
            <text:p/>
          </draw:line>
          <draw:line draw:style-name="gr5" draw:text-style-name="P9" draw:layer="svg" svg:x1="18.541cm" svg:y1="2.635cm" svg:x2="18.533cm" svg:y2="2.635cm">
            <text:p/>
          </draw:line>
          <draw:line draw:style-name="gr5" draw:text-style-name="P9" draw:layer="svg" svg:x1="18.533cm" svg:y1="2.635cm" svg:x2="18.529cm" svg:y2="2.635cm">
            <text:p/>
          </draw:line>
          <draw:line draw:style-name="gr5" draw:text-style-name="P9" draw:layer="svg" svg:x1="18.53cm" svg:y1="2.636cm" svg:x2="18.52cm" svg:y2="2.631cm">
            <text:p/>
          </draw:line>
          <draw:line draw:style-name="gr5" draw:text-style-name="P9" draw:layer="svg" svg:x1="18.52cm" svg:y1="2.631cm" svg:x2="18.516cm" svg:y2="2.631cm">
            <text:p/>
          </draw:line>
          <draw:line draw:style-name="gr5" draw:text-style-name="P9" draw:layer="svg" svg:x1="18.516cm" svg:y1="2.631cm" svg:x2="18.508cm" svg:y2="2.631cm">
            <text:p/>
          </draw:line>
          <draw:line draw:style-name="gr5" draw:text-style-name="P9" draw:layer="svg" svg:x1="18.508cm" svg:y1="2.631cm" svg:x2="18.503cm" svg:y2="2.631cm">
            <text:p/>
          </draw:line>
          <draw:line draw:style-name="gr5" draw:text-style-name="P9" draw:layer="svg" svg:x1="18.503cm" svg:y1="2.631cm" svg:x2="18.495cm" svg:y2="2.631cm">
            <text:p/>
          </draw:line>
          <draw:line draw:style-name="gr5" draw:text-style-name="P9" draw:layer="svg" svg:x1="18.495cm" svg:y1="2.631cm" svg:x2="18.491cm" svg:y2="2.631cm">
            <text:p/>
          </draw:line>
          <draw:line draw:style-name="gr5" draw:text-style-name="P9" draw:layer="svg" svg:x1="18.491cm" svg:y1="2.631cm" svg:x2="18.482cm" svg:y2="2.631cm">
            <text:p/>
          </draw:line>
          <draw:line draw:style-name="gr5" draw:text-style-name="P9" draw:layer="svg" svg:x1="18.483cm" svg:y1="2.631cm" svg:x2="18.474cm" svg:y2="2.636cm">
            <text:p/>
          </draw:line>
          <draw:line draw:style-name="gr5" draw:text-style-name="P9" draw:layer="svg" svg:x1="18.474cm" svg:y1="2.635cm" svg:x2="18.469cm" svg:y2="2.635cm">
            <text:p/>
          </draw:line>
          <draw:line draw:style-name="gr5" draw:text-style-name="P9" draw:layer="svg" svg:x1="18.469cm" svg:y1="2.635cm" svg:x2="18.461cm" svg:y2="2.635cm">
            <text:p/>
          </draw:line>
          <draw:line draw:style-name="gr5" draw:text-style-name="P9" draw:layer="svg" svg:x1="18.461cm" svg:y1="2.635cm" svg:x2="18.457cm" svg:y2="2.635cm">
            <text:p/>
          </draw:line>
          <draw:line draw:style-name="gr5" draw:text-style-name="P9" draw:layer="svg" svg:x1="18.457cm" svg:y1="2.635cm" svg:x2="18.448cm" svg:y2="2.635cm">
            <text:p/>
          </draw:line>
          <draw:line draw:style-name="gr5" draw:text-style-name="P9" draw:layer="svg" svg:x1="18.448cm" svg:y1="2.635cm" svg:x2="18.444cm" svg:y2="2.635cm">
            <text:p/>
          </draw:line>
          <draw:line draw:style-name="gr5" draw:text-style-name="P9" draw:layer="svg" svg:x1="18.444cm" svg:y1="2.635cm" svg:x2="18.436cm" svg:y2="2.635cm">
            <text:p/>
          </draw:line>
          <draw:line draw:style-name="gr5" draw:text-style-name="P9" draw:layer="svg" svg:x1="18.437cm" svg:y1="2.635cm" svg:x2="18.431cm" svg:y2="2.64cm">
            <text:p/>
          </draw:line>
          <draw:line draw:style-name="gr5" draw:text-style-name="P9" draw:layer="svg" svg:x1="18.431cm" svg:y1="2.639cm" svg:x2="18.423cm" svg:y2="2.639cm">
            <text:p/>
          </draw:line>
          <draw:line draw:style-name="gr5" draw:text-style-name="P9" draw:layer="svg" svg:x1="18.423cm" svg:y1="2.639cm" svg:x2="18.419cm" svg:y2="2.639cm">
            <text:p/>
          </draw:line>
          <draw:line draw:style-name="gr5" draw:text-style-name="P9" draw:layer="svg" svg:x1="18.419cm" svg:y1="2.639cm" svg:x2="18.41cm" svg:y2="2.639cm">
            <text:p/>
          </draw:line>
          <draw:line draw:style-name="gr5" draw:text-style-name="P9" draw:layer="svg" svg:x1="18.41cm" svg:y1="2.639cm" svg:x2="18.406cm" svg:y2="2.639cm">
            <text:p/>
          </draw:line>
          <draw:line draw:style-name="gr5" draw:text-style-name="P9" draw:layer="svg" svg:x1="18.407cm" svg:y1="2.639cm" svg:x2="18.402cm" svg:y2="2.644cm">
            <text:p/>
          </draw:line>
          <draw:line draw:style-name="gr5" draw:text-style-name="P9" draw:layer="svg" svg:x1="18.402cm" svg:y1="2.643cm" svg:x2="18.393cm" svg:y2="2.643cm">
            <text:p/>
          </draw:line>
          <draw:line draw:style-name="gr5" draw:text-style-name="P9" draw:layer="svg" svg:x1="18.393cm" svg:y1="2.643cm" svg:x2="18.389cm" svg:y2="2.643cm">
            <text:p/>
          </draw:line>
          <draw:line draw:style-name="gr5" draw:text-style-name="P9" draw:layer="svg" svg:x1="18.39cm" svg:y1="2.643cm" svg:x2="18.381cm" svg:y2="2.649cm">
            <text:p/>
          </draw:line>
          <draw:line draw:style-name="gr5" draw:text-style-name="P9" draw:layer="svg" svg:x1="18.381cm" svg:y1="2.648cm" svg:x2="18.376cm" svg:y2="2.648cm">
            <text:p/>
          </draw:line>
          <draw:line draw:style-name="gr5" draw:text-style-name="P9" draw:layer="svg" svg:x1="18.376cm" svg:y1="2.648cm" svg:x2="18.372cm" svg:y2="2.648cm">
            <text:p/>
          </draw:line>
          <draw:line draw:style-name="gr5" draw:text-style-name="P9" draw:layer="svg" svg:x1="18.373cm" svg:y1="2.648cm" svg:x2="18.364cm" svg:y2="2.653cm">
            <text:p/>
          </draw:line>
          <draw:line draw:style-name="gr5" draw:text-style-name="P9" draw:layer="svg" svg:x1="18.364cm" svg:y1="2.652cm" svg:x2="18.359cm" svg:y2="2.652cm">
            <text:p/>
          </draw:line>
          <draw:line draw:style-name="gr5" draw:text-style-name="P9" draw:layer="svg" svg:x1="18.36cm" svg:y1="2.652cm" svg:x2="18.355cm" svg:y2="2.657cm">
            <text:p/>
          </draw:line>
          <draw:line draw:style-name="gr5" draw:text-style-name="P9" draw:layer="svg" svg:x1="18.355cm" svg:y1="2.656cm" svg:x2="18.347cm" svg:y2="2.656cm">
            <text:p/>
          </draw:line>
          <draw:line draw:style-name="gr5" draw:text-style-name="P9" draw:layer="svg" svg:x1="18.348cm" svg:y1="2.656cm" svg:x2="18.342cm" svg:y2="2.661cm">
            <text:p/>
          </draw:line>
          <draw:line draw:style-name="gr5" draw:text-style-name="P9" draw:layer="svg" svg:x1="18.342cm" svg:y1="2.66cm" svg:x2="18.338cm" svg:y2="2.66cm">
            <text:p/>
          </draw:line>
          <draw:line draw:style-name="gr5" draw:text-style-name="P9" draw:layer="svg" svg:x1="18.339cm" svg:y1="2.66cm" svg:x2="18.334cm" svg:y2="2.667cm">
            <text:p/>
          </draw:line>
          <draw:line draw:style-name="gr5" draw:text-style-name="P9" draw:layer="svg" svg:x1="18.334cm" svg:y1="2.665cm" svg:x2="18.33cm" svg:y2="2.665cm">
            <text:p/>
          </draw:line>
          <draw:line draw:style-name="gr5" draw:text-style-name="P9" draw:layer="svg" svg:x1="18.331cm" svg:y1="2.665cm" svg:x2="18.321cm" svg:y2="2.67cm">
            <text:p/>
          </draw:line>
          <draw:line draw:style-name="gr5" draw:text-style-name="P9" draw:layer="svg" svg:x1="18.321cm" svg:y1="2.669cm" svg:x2="18.317cm" svg:y2="2.669cm">
            <text:p/>
          </draw:line>
          <draw:line draw:style-name="gr5" draw:text-style-name="P9" draw:layer="svg" svg:x1="18.318cm" svg:y1="2.669cm" svg:x2="18.313cm" svg:y2="2.674cm">
            <text:p/>
          </draw:line>
          <draw:line draw:style-name="gr5" draw:text-style-name="P9" draw:layer="svg" svg:x1="18.313cm" svg:y1="2.673cm" svg:x2="18.309cm" svg:y2="2.673cm">
            <text:p/>
          </draw:line>
          <draw:line draw:style-name="gr5" draw:text-style-name="P9" draw:layer="svg" svg:x1="18.31cm" svg:y1="2.673cm" svg:x2="18.304cm" svg:y2="2.678cm">
            <text:p/>
          </draw:line>
          <draw:line draw:style-name="gr5" draw:text-style-name="P9" draw:layer="svg" svg:x1="18.304cm" svg:y1="2.677cm" svg:x2="18.3cm" svg:y2="2.677cm">
            <text:p/>
          </draw:line>
          <draw:line draw:style-name="gr5" draw:text-style-name="P9" draw:layer="svg" svg:x1="18.301cm" svg:y1="2.677cm" svg:x2="18.296cm" svg:y2="2.683cm">
            <text:p/>
          </draw:line>
          <draw:line draw:style-name="gr5" draw:text-style-name="P9" draw:layer="svg" svg:x1="18.297cm" svg:y1="2.682cm" svg:x2="18.292cm" svg:y2="2.687cm">
            <text:p/>
          </draw:line>
          <draw:line draw:style-name="gr5" draw:text-style-name="P9" draw:layer="svg" svg:x1="18.292cm" svg:y1="2.686cm" svg:x2="18.287cm" svg:y2="2.686cm">
            <text:p/>
          </draw:line>
          <draw:line draw:style-name="gr5" draw:text-style-name="P9" draw:layer="svg" svg:x1="18.288cm" svg:y1="2.686cm" svg:x2="18.283cm" svg:y2="2.691cm">
            <text:p/>
          </draw:line>
          <draw:line draw:style-name="gr5" draw:text-style-name="P9" draw:layer="svg" svg:x1="18.283cm" svg:y1="2.69cm" svg:x2="18.279cm" svg:y2="2.69cm">
            <text:p/>
          </draw:line>
          <draw:line draw:style-name="gr5" draw:text-style-name="P9" draw:layer="svg" svg:x1="18.279cm" svg:y1="2.69cm" svg:x2="18.279cm" svg:y2="2.694cm">
            <text:p/>
          </draw:line>
          <draw:line draw:style-name="gr5" draw:text-style-name="P9" draw:layer="svg" svg:x1="18.28cm" svg:y1="2.694cm" svg:x2="18.275cm" svg:y2="2.699cm">
            <text:p/>
          </draw:line>
          <draw:line draw:style-name="gr5" draw:text-style-name="P9" draw:layer="svg" svg:x1="18.275cm" svg:y1="2.698cm" svg:x2="18.27cm" svg:y2="2.698cm">
            <text:p/>
          </draw:line>
          <draw:line draw:style-name="gr5" draw:text-style-name="P9" draw:layer="svg" svg:x1="18.271cm" svg:y1="2.698cm" svg:x2="18.266cm" svg:y2="2.704cm">
            <text:p/>
          </draw:line>
          <draw:line draw:style-name="gr5" draw:text-style-name="P9" draw:layer="svg" svg:x1="18.266cm" svg:y1="2.703cm" svg:x2="18.266cm" svg:y2="2.707cm">
            <text:p/>
          </draw:line>
          <draw:line draw:style-name="gr5" draw:text-style-name="P9" draw:layer="svg" svg:x1="18.266cm" svg:y1="2.707cm" svg:x2="18.262cm" svg:y2="2.707cm">
            <text:p/>
          </draw:line>
          <draw:line draw:style-name="gr5" draw:text-style-name="P9" draw:layer="svg" svg:x1="18.263cm" svg:y1="2.707cm" svg:x2="18.258cm" svg:y2="2.712cm">
            <text:p/>
          </draw:line>
          <draw:line draw:style-name="gr5" draw:text-style-name="P9" draw:layer="svg" svg:x1="18.258cm" svg:y1="2.711cm" svg:x2="18.258cm" svg:y2="2.715cm">
            <text:p/>
          </draw:line>
          <draw:line draw:style-name="gr5" draw:text-style-name="P9" draw:layer="svg" svg:x1="18.259cm" svg:y1="2.715cm" svg:x2="18.254cm" svg:y2="2.721cm">
            <text:p/>
          </draw:line>
          <draw:polyline draw:style-name="gr5" draw:text-style-name="P9" draw:layer="svg" svg:width="0cm" svg:height="0cm" svg:x="18.254cm" svg:y="2.72cm" svg:viewBox="0 0 0 0" draw:points="0,0">
            <text:p/>
          </draw:polyline>
          <draw:line draw:style-name="gr5" draw:text-style-name="P9" draw:layer="svg" svg:x1="18.256cm" svg:y1="2.72cm" svg:x2="18.249cm" svg:y2="2.725cm">
            <text:p/>
          </draw:line>
          <draw:line draw:style-name="gr5" draw:text-style-name="P9" draw:layer="svg" svg:x1="18.249cm" svg:y1="2.724cm" svg:x2="18.249cm" svg:y2="2.728cm">
            <text:p/>
          </draw:line>
          <draw:line draw:style-name="gr5" draw:text-style-name="P9" draw:layer="svg" svg:x1="18.25cm" svg:y1="2.728cm" svg:x2="18.245cm" svg:y2="2.733cm">
            <text:p/>
          </draw:line>
          <draw:polyline draw:style-name="gr5" draw:text-style-name="P9" draw:layer="svg" svg:width="0cm" svg:height="0cm" svg:x="18.245cm" svg:y="2.732cm" svg:viewBox="0 0 0 0" draw:points="0,0">
            <text:p/>
          </draw:polyline>
          <draw:line draw:style-name="gr5" draw:text-style-name="P9" draw:layer="svg" svg:x1="18.245cm" svg:y1="2.732cm" svg:x2="18.245cm" svg:y2="2.737cm">
            <text:p/>
          </draw:line>
          <draw:line draw:style-name="gr5" draw:text-style-name="P9" draw:layer="svg" svg:x1="18.246cm" svg:y1="2.737cm" svg:x2="18.241cm" svg:y2="2.742cm">
            <text:p/>
          </draw:line>
          <draw:line draw:style-name="gr5" draw:text-style-name="P9" draw:layer="svg" svg:x1="18.241cm" svg:y1="2.741cm" svg:x2="18.241cm" svg:y2="2.745cm">
            <text:p/>
          </draw:line>
          <draw:polyline draw:style-name="gr5" draw:text-style-name="P9" draw:layer="svg" svg:width="0cm" svg:height="0cm" svg:x="18.241cm" svg:y="2.745cm" svg:viewBox="0 0 0 0" draw:points="0,0">
            <text:p/>
          </draw:polyline>
          <draw:line draw:style-name="gr5" draw:text-style-name="P9" draw:layer="svg" svg:x1="18.241cm" svg:y1="2.745cm" svg:x2="18.241cm" svg:y2="2.749cm">
            <text:p/>
          </draw:line>
          <draw:line draw:style-name="gr5" draw:text-style-name="P9" draw:layer="svg" svg:x1="18.241cm" svg:y1="2.749cm" svg:x2="18.241cm" svg:y2="2.754cm">
            <text:p/>
          </draw:line>
          <draw:line draw:style-name="gr5" draw:text-style-name="P9" draw:layer="svg" svg:x1="18.241cm" svg:y1="2.754cm" svg:x2="18.241cm" svg:y2="2.758cm">
            <text:p/>
          </draw:line>
          <draw:polyline draw:style-name="gr5" draw:text-style-name="P9" draw:layer="svg" svg:width="0cm" svg:height="0cm" svg:x="18.241cm" svg:y="2.758cm" svg:viewBox="0 0 0 0" draw:points="0,0">
            <text:p/>
          </draw:polyline>
          <draw:line draw:style-name="gr5" draw:text-style-name="P9" draw:layer="svg" svg:x1="18.241cm" svg:y1="2.758cm" svg:x2="18.241cm" svg:y2="2.762cm">
            <text:p/>
          </draw:line>
          <draw:line draw:style-name="gr5" draw:text-style-name="P9" draw:layer="svg" svg:x1="18.241cm" svg:y1="2.762cm" svg:x2="18.241cm" svg:y2="2.766cm">
            <text:p/>
          </draw:line>
          <draw:line draw:style-name="gr5" draw:text-style-name="P9" draw:layer="svg" svg:x1="18.241cm" svg:y1="2.766cm" svg:x2="18.241cm" svg:y2="2.77cm">
            <text:p/>
          </draw:line>
          <draw:line draw:style-name="gr5" draw:text-style-name="P9" draw:layer="svg" svg:x1="18.241cm" svg:y1="2.77cm" svg:x2="18.241cm" svg:y2="2.775cm">
            <text:p/>
          </draw:line>
          <draw:polyline draw:style-name="gr5" draw:text-style-name="P9" draw:layer="svg" svg:width="0cm" svg:height="0cm" svg:x="18.241cm" svg:y="2.775cm" svg:viewBox="0 0 0 0" draw:points="0,0">
            <text:p/>
          </draw:polyline>
          <draw:line draw:style-name="gr5" draw:text-style-name="P9" draw:layer="svg" svg:x1="18.241cm" svg:y1="2.775cm" svg:x2="18.241cm" svg:y2="2.779cm">
            <text:p/>
          </draw:line>
          <draw:line draw:style-name="gr5" draw:text-style-name="P9" draw:layer="svg" svg:x1="18.241cm" svg:y1="2.779cm" svg:x2="18.241cm" svg:y2="2.783cm">
            <text:p/>
          </draw:line>
          <draw:line draw:style-name="gr5" draw:text-style-name="P9" draw:layer="svg" svg:x1="18.241cm" svg:y1="2.783cm" svg:x2="18.241cm" svg:y2="2.787cm">
            <text:p/>
          </draw:line>
          <draw:line draw:style-name="gr5" draw:text-style-name="P9" draw:layer="svg" svg:x1="18.241cm" svg:y1="2.787cm" svg:x2="18.245cm" svg:y2="2.787cm">
            <text:p/>
          </draw:line>
          <draw:line draw:style-name="gr5" draw:text-style-name="P9" draw:layer="svg" svg:x1="18.245cm" svg:y1="2.787cm" svg:x2="18.245cm" svg:y2="2.792cm">
            <text:p/>
          </draw:line>
          <draw:line draw:style-name="gr5" draw:text-style-name="P9" draw:layer="svg" svg:x1="18.245cm" svg:y1="2.792cm" svg:x2="18.245cm" svg:y2="2.796cm">
            <text:p/>
          </draw:line>
          <draw:line draw:style-name="gr5" draw:text-style-name="P9" draw:layer="svg" svg:x1="18.245cm" svg:y1="2.796cm" svg:x2="18.25cm" svg:y2="2.801cm">
            <text:p/>
          </draw:line>
          <draw:polyline draw:style-name="gr5" draw:text-style-name="P9" draw:layer="svg" svg:width="0cm" svg:height="0cm" svg:x="18.249cm" svg:y="2.8cm" svg:viewBox="0 0 0 0" draw:points="0,0">
            <text:p/>
          </draw:polyline>
          <draw:line draw:style-name="gr5" draw:text-style-name="P9" draw:layer="svg" svg:x1="18.249cm" svg:y1="2.8cm" svg:x2="18.256cm" svg:y2="2.805cm">
            <text:p/>
          </draw:line>
          <draw:line draw:style-name="gr5" draw:text-style-name="P9" draw:layer="svg" svg:x1="18.254cm" svg:y1="2.804cm" svg:x2="18.254cm" svg:y2="2.809cm">
            <text:p/>
          </draw:line>
          <draw:line draw:style-name="gr5" draw:text-style-name="P9" draw:layer="svg" svg:x1="18.254cm" svg:y1="2.809cm" svg:x2="18.259cm" svg:y2="2.814cm">
            <text:p/>
          </draw:line>
          <draw:polyline draw:style-name="gr5" draw:text-style-name="P9" draw:layer="svg" svg:width="0cm" svg:height="0cm" svg:x="18.258cm" svg:y="2.813cm" svg:viewBox="0 0 0 0" draw:points="0,0">
            <text:p/>
          </draw:polyline>
          <draw:line draw:style-name="gr5" draw:text-style-name="P9" draw:layer="svg" svg:x1="18.258cm" svg:y1="2.813cm" svg:x2="18.263cm" svg:y2="2.818cm">
            <text:p/>
          </draw:line>
          <draw:line draw:style-name="gr5" draw:text-style-name="P9" draw:layer="svg" svg:x1="18.262cm" svg:y1="2.817cm" svg:x2="18.267cm" svg:y2="2.822cm">
            <text:p/>
          </draw:line>
          <draw:polyline draw:style-name="gr5" draw:text-style-name="P9" draw:layer="svg" svg:width="0cm" svg:height="0cm" svg:x="18.266cm" svg:y="2.821cm" svg:viewBox="0 0 0 0" draw:points="0,0">
            <text:p/>
          </draw:polyline>
          <draw:line draw:style-name="gr5" draw:text-style-name="P9" draw:layer="svg" svg:x1="18.266cm" svg:y1="2.821cm" svg:x2="18.271cm" svg:y2="2.826cm">
            <text:p/>
          </draw:line>
          <draw:line draw:style-name="gr5" draw:text-style-name="P9" draw:layer="svg" svg:x1="18.27cm" svg:y1="2.825cm" svg:x2="18.276cm" svg:y2="2.831cm">
            <text:p/>
          </draw:line>
          <draw:line draw:style-name="gr5" draw:text-style-name="P9" draw:layer="svg" svg:x1="18.275cm" svg:y1="2.83cm" svg:x2="18.279cm" svg:y2="2.83cm">
            <text:p/>
          </draw:line>
          <draw:line draw:style-name="gr5" draw:text-style-name="P9" draw:layer="svg" svg:x1="18.279cm" svg:y1="2.83cm" svg:x2="18.279cm" svg:y2="2.834cm">
            <text:p/>
          </draw:line>
          <draw:line draw:style-name="gr5" draw:text-style-name="P9" draw:layer="svg" svg:x1="18.279cm" svg:y1="2.834cm" svg:x2="18.284cm" svg:y2="2.839cm">
            <text:p/>
          </draw:line>
          <draw:line draw:style-name="gr5" draw:text-style-name="P9" draw:layer="svg" svg:x1="18.283cm" svg:y1="2.838cm" svg:x2="18.287cm" svg:y2="2.838cm">
            <text:p/>
          </draw:line>
          <draw:line draw:style-name="gr5" draw:text-style-name="P9" draw:layer="svg" svg:x1="18.287cm" svg:y1="2.838cm" svg:x2="18.293cm" svg:y2="2.843cm">
            <text:p/>
          </draw:line>
          <draw:line draw:style-name="gr5" draw:text-style-name="P9" draw:layer="svg" svg:x1="18.292cm" svg:y1="2.842cm" svg:x2="18.297cm" svg:y2="2.848cm">
            <text:p/>
          </draw:line>
          <draw:line draw:style-name="gr5" draw:text-style-name="P9" draw:layer="svg" svg:x1="18.296cm" svg:y1="2.847cm" svg:x2="18.3cm" svg:y2="2.847cm">
            <text:p/>
          </draw:line>
          <draw:line draw:style-name="gr5" draw:text-style-name="P9" draw:layer="svg" svg:x1="18.3cm" svg:y1="2.847cm" svg:x2="18.305cm" svg:y2="2.852cm">
            <text:p/>
          </draw:line>
          <draw:line draw:style-name="gr5" draw:text-style-name="P9" draw:layer="svg" svg:x1="18.304cm" svg:y1="2.851cm" svg:x2="18.309cm" svg:y2="2.851cm">
            <text:p/>
          </draw:line>
          <draw:line draw:style-name="gr5" draw:text-style-name="P9" draw:layer="svg" svg:x1="18.309cm" svg:y1="2.851cm" svg:x2="18.314cm" svg:y2="2.856cm">
            <text:p/>
          </draw:line>
          <draw:line draw:style-name="gr5" draw:text-style-name="P9" draw:layer="svg" svg:x1="18.313cm" svg:y1="2.855cm" svg:x2="18.317cm" svg:y2="2.855cm">
            <text:p/>
          </draw:line>
          <draw:line draw:style-name="gr5" draw:text-style-name="P9" draw:layer="svg" svg:x1="18.317cm" svg:y1="2.855cm" svg:x2="18.322cm" svg:y2="2.86cm">
            <text:p/>
          </draw:line>
          <draw:line draw:style-name="gr5" draw:text-style-name="P9" draw:layer="svg" svg:x1="18.321cm" svg:y1="2.859cm" svg:x2="18.326cm" svg:y2="2.859cm">
            <text:p/>
          </draw:line>
          <draw:line draw:style-name="gr5" draw:text-style-name="P9" draw:layer="svg" svg:x1="18.326cm" svg:y1="2.859cm" svg:x2="18.335cm" svg:y2="2.865cm">
            <text:p/>
          </draw:line>
          <draw:line draw:style-name="gr5" draw:text-style-name="P9" draw:layer="svg" svg:x1="18.334cm" svg:y1="2.864cm" svg:x2="18.338cm" svg:y2="2.864cm">
            <text:p/>
          </draw:line>
          <draw:line draw:style-name="gr5" draw:text-style-name="P9" draw:layer="svg" svg:x1="18.338cm" svg:y1="2.864cm" svg:x2="18.343cm" svg:y2="2.869cm">
            <text:p/>
          </draw:line>
          <draw:line draw:style-name="gr5" draw:text-style-name="P9" draw:layer="svg" svg:x1="18.342cm" svg:y1="2.868cm" svg:x2="18.347cm" svg:y2="2.868cm">
            <text:p/>
          </draw:line>
          <draw:line draw:style-name="gr5" draw:text-style-name="P9" draw:layer="svg" svg:x1="18.347cm" svg:y1="2.868cm" svg:x2="18.356cm" svg:y2="2.873cm">
            <text:p/>
          </draw:line>
          <draw:line draw:style-name="gr5" draw:text-style-name="P9" draw:layer="svg" svg:x1="18.355cm" svg:y1="2.872cm" svg:x2="18.359cm" svg:y2="2.872cm">
            <text:p/>
          </draw:line>
          <draw:line draw:style-name="gr5" draw:text-style-name="P9" draw:layer="svg" svg:x1="18.359cm" svg:y1="2.872cm" svg:x2="18.365cm" svg:y2="2.877cm">
            <text:p/>
          </draw:line>
          <draw:line draw:style-name="gr5" draw:text-style-name="P9" draw:layer="svg" svg:x1="18.364cm" svg:y1="2.876cm" svg:x2="18.368cm" svg:y2="2.876cm">
            <text:p/>
          </draw:line>
          <draw:line draw:style-name="gr5" draw:text-style-name="P9" draw:layer="svg" svg:x1="18.368cm" svg:y1="2.876cm" svg:x2="18.376cm" svg:y2="2.876cm">
            <text:p/>
          </draw:line>
          <draw:line draw:style-name="gr5" draw:text-style-name="P9" draw:layer="svg" svg:x1="18.376cm" svg:y1="2.876cm" svg:x2="18.382cm" svg:y2="2.881cm">
            <text:p/>
          </draw:line>
          <draw:line draw:style-name="gr5" draw:text-style-name="P9" draw:layer="svg" svg:x1="18.381cm" svg:y1="2.88cm" svg:x2="18.389cm" svg:y2="2.88cm">
            <text:p/>
          </draw:line>
          <draw:line draw:style-name="gr5" draw:text-style-name="P9" draw:layer="svg" svg:x1="18.389cm" svg:y1="2.88cm" svg:x2="18.393cm" svg:y2="2.88cm">
            <text:p/>
          </draw:line>
          <draw:line draw:style-name="gr5" draw:text-style-name="P9" draw:layer="svg" svg:x1="18.393cm" svg:y1="2.88cm" svg:x2="18.4cm" svg:y2="2.887cm">
            <text:p/>
          </draw:line>
          <draw:line draw:style-name="gr5" draw:text-style-name="P9" draw:layer="svg" svg:x1="18.398cm" svg:y1="2.885cm" svg:x2="18.406cm" svg:y2="2.885cm">
            <text:p/>
          </draw:line>
          <draw:line draw:style-name="gr5" draw:text-style-name="P9" draw:layer="svg" svg:x1="18.406cm" svg:y1="2.885cm" svg:x2="18.41cm" svg:y2="2.885cm">
            <text:p/>
          </draw:line>
          <draw:line draw:style-name="gr5" draw:text-style-name="P9" draw:layer="svg" svg:x1="18.41cm" svg:y1="2.885cm" svg:x2="18.42cm" svg:y2="2.89cm">
            <text:p/>
          </draw:line>
          <draw:line draw:style-name="gr5" draw:text-style-name="P9" draw:layer="svg" svg:x1="18.419cm" svg:y1="2.889cm" svg:x2="18.423cm" svg:y2="2.889cm">
            <text:p/>
          </draw:line>
          <draw:line draw:style-name="gr5" draw:text-style-name="P9" draw:layer="svg" svg:x1="18.423cm" svg:y1="2.889cm" svg:x2="18.431cm" svg:y2="2.889cm">
            <text:p/>
          </draw:line>
          <draw:line draw:style-name="gr5" draw:text-style-name="P9" draw:layer="svg" svg:x1="18.431cm" svg:y1="2.889cm" svg:x2="18.436cm" svg:y2="2.889cm">
            <text:p/>
          </draw:line>
          <draw:line draw:style-name="gr5" draw:text-style-name="P9" draw:layer="svg" svg:x1="18.436cm" svg:y1="2.889cm" svg:x2="18.444cm" svg:y2="2.889cm">
            <text:p/>
          </draw:line>
          <draw:line draw:style-name="gr5" draw:text-style-name="P9" draw:layer="svg" svg:x1="18.444cm" svg:y1="2.889cm" svg:x2="18.449cm" svg:y2="2.894cm">
            <text:p/>
          </draw:line>
          <draw:line draw:style-name="gr5" draw:text-style-name="P9" draw:layer="svg" svg:x1="18.448cm" svg:y1="2.893cm" svg:x2="18.457cm" svg:y2="2.893cm">
            <text:p/>
          </draw:line>
          <draw:line draw:style-name="gr5" draw:text-style-name="P9" draw:layer="svg" svg:x1="18.457cm" svg:y1="2.893cm" svg:x2="18.461cm" svg:y2="2.893cm">
            <text:p/>
          </draw:line>
          <draw:line draw:style-name="gr5" draw:text-style-name="P9" draw:layer="svg" svg:x1="18.461cm" svg:y1="2.893cm" svg:x2="18.469cm" svg:y2="2.893cm">
            <text:p/>
          </draw:line>
          <draw:line draw:style-name="gr5" draw:text-style-name="P9" draw:layer="svg" svg:x1="18.469cm" svg:y1="2.893cm" svg:x2="18.474cm" svg:y2="2.893cm">
            <text:p/>
          </draw:line>
          <draw:line draw:style-name="gr5" draw:text-style-name="P9" draw:layer="svg" svg:x1="18.474cm" svg:y1="2.893cm" svg:x2="18.482cm" svg:y2="2.893cm">
            <text:p/>
          </draw:line>
          <draw:line draw:style-name="gr5" draw:text-style-name="P9" draw:layer="svg" svg:x1="18.482cm" svg:y1="2.893cm" svg:x2="18.486cm" svg:y2="2.893cm">
            <text:p/>
          </draw:line>
          <draw:line draw:style-name="gr5" draw:text-style-name="P9" draw:layer="svg" svg:x1="18.486cm" svg:y1="2.893cm" svg:x2="18.495cm" svg:y2="2.893cm">
            <text:p/>
          </draw:line>
          <draw:line draw:style-name="gr5" draw:text-style-name="P9" draw:layer="svg" svg:x1="18.495cm" svg:y1="2.893cm" svg:x2="18.499cm" svg:y2="2.893cm">
            <text:p/>
          </draw:line>
          <draw:line draw:style-name="gr5" draw:text-style-name="P9" draw:layer="svg" svg:x1="18.499cm" svg:y1="2.893cm" svg:x2="18.508cm" svg:y2="2.893cm">
            <text:p/>
          </draw:line>
          <draw:line draw:style-name="gr5" draw:text-style-name="P9" draw:layer="svg" svg:x1="18.508cm" svg:y1="2.893cm" svg:x2="18.516cm" svg:y2="2.893cm">
            <text:p/>
          </draw:line>
          <draw:line draw:style-name="gr5" draw:text-style-name="P9" draw:layer="svg" svg:x1="18.516cm" svg:y1="2.893cm" svg:x2="18.52cm" svg:y2="2.893cm">
            <text:p/>
          </draw:line>
          <draw:line draw:style-name="gr5" draw:text-style-name="P9" draw:layer="svg" svg:x1="18.52cm" svg:y1="2.893cm" svg:x2="18.529cm" svg:y2="2.893cm">
            <text:p/>
          </draw:line>
          <draw:line draw:style-name="gr5" draw:text-style-name="P9" draw:layer="svg" svg:x1="18.529cm" svg:y1="2.893cm" svg:x2="18.533cm" svg:y2="2.893cm">
            <text:p/>
          </draw:line>
          <draw:line draw:style-name="gr5" draw:text-style-name="P9" draw:layer="svg" svg:x1="18.533cm" svg:y1="2.893cm" svg:x2="18.541cm" svg:y2="2.893cm">
            <text:p/>
          </draw:line>
          <draw:line draw:style-name="gr5" draw:text-style-name="P9" draw:layer="svg" svg:x1="18.541cm" svg:y1="2.893cm" svg:x2="18.546cm" svg:y2="2.893cm">
            <text:p/>
          </draw:line>
          <draw:line draw:style-name="gr5" draw:text-style-name="P9" draw:layer="svg" svg:x1="18.546cm" svg:y1="2.894cm" svg:x2="18.555cm" svg:y2="2.889cm">
            <text:p/>
          </draw:line>
          <draw:line draw:style-name="gr5" draw:text-style-name="P9" draw:layer="svg" svg:x1="18.554cm" svg:y1="2.889cm" svg:x2="18.558cm" svg:y2="2.889cm">
            <text:p/>
          </draw:line>
          <draw:line draw:style-name="gr5" draw:text-style-name="P9" draw:layer="svg" svg:x1="18.558cm" svg:y1="2.889cm" svg:x2="18.567cm" svg:y2="2.889cm">
            <text:p/>
          </draw:line>
          <draw:line draw:style-name="gr5" draw:text-style-name="P9" draw:layer="svg" svg:x1="18.567cm" svg:y1="2.889cm" svg:x2="18.571cm" svg:y2="2.889cm">
            <text:p/>
          </draw:line>
          <draw:line draw:style-name="gr5" draw:text-style-name="P9" draw:layer="svg" svg:x1="18.571cm" svg:y1="2.889cm" svg:x2="18.58cm" svg:y2="2.889cm">
            <text:p/>
          </draw:line>
          <draw:line draw:style-name="gr5" draw:text-style-name="P9" draw:layer="svg" svg:x1="18.58cm" svg:y1="2.89cm" svg:x2="18.585cm" svg:y2="2.885cm">
            <text:p/>
          </draw:line>
          <draw:line draw:style-name="gr5" draw:text-style-name="P9" draw:layer="svg" svg:x1="18.584cm" svg:y1="2.885cm" svg:x2="18.592cm" svg:y2="2.885cm">
            <text:p/>
          </draw:line>
          <draw:line draw:style-name="gr5" draw:text-style-name="P9" draw:layer="svg" svg:x1="18.592cm" svg:y1="2.885cm" svg:x2="18.596cm" svg:y2="2.885cm">
            <text:p/>
          </draw:line>
          <draw:line draw:style-name="gr5" draw:text-style-name="P9" draw:layer="svg" svg:x1="18.596cm" svg:y1="2.885cm" svg:x2="18.601cm" svg:y2="2.885cm">
            <text:p/>
          </draw:line>
          <draw:line draw:style-name="gr5" draw:text-style-name="P9" draw:layer="svg" svg:x1="18.601cm" svg:y1="2.887cm" svg:x2="18.61cm" svg:y2="2.88cm">
            <text:p/>
          </draw:line>
          <draw:line draw:style-name="gr5" draw:text-style-name="P9" draw:layer="svg" svg:x1="18.609cm" svg:y1="2.88cm" svg:x2="18.613cm" svg:y2="2.88cm">
            <text:p/>
          </draw:line>
          <draw:line draw:style-name="gr5" draw:text-style-name="P9" draw:layer="svg" svg:x1="18.613cm" svg:y1="2.88cm" svg:x2="18.622cm" svg:y2="2.88cm">
            <text:p/>
          </draw:line>
          <draw:line draw:style-name="gr5" draw:text-style-name="P9" draw:layer="svg" svg:x1="18.622cm" svg:y1="2.881cm" svg:x2="18.627cm" svg:y2="2.876cm">
            <text:p/>
          </draw:line>
          <draw:line draw:style-name="gr5" draw:text-style-name="P9" draw:layer="svg" svg:x1="18.626cm" svg:y1="2.876cm" svg:x2="18.63cm" svg:y2="2.876cm">
            <text:p/>
          </draw:line>
          <draw:line draw:style-name="gr5" draw:text-style-name="P9" draw:layer="svg" svg:x1="18.63cm" svg:y1="2.876cm" svg:x2="18.639cm" svg:y2="2.876cm">
            <text:p/>
          </draw:line>
          <draw:line draw:style-name="gr5" draw:text-style-name="P9" draw:layer="svg" svg:x1="18.639cm" svg:y1="2.877cm" svg:x2="18.644cm" svg:y2="2.872cm">
            <text:p/>
          </draw:line>
          <draw:line draw:style-name="gr5" draw:text-style-name="P9" draw:layer="svg" svg:x1="18.643cm" svg:y1="2.872cm" svg:x2="18.647cm" svg:y2="2.872cm">
            <text:p/>
          </draw:line>
          <draw:line draw:style-name="gr5" draw:text-style-name="P9" draw:layer="svg" svg:x1="18.647cm" svg:y1="2.873cm" svg:x2="18.657cm" svg:y2="2.868cm">
            <text:p/>
          </draw:line>
          <draw:line draw:style-name="gr5" draw:text-style-name="P9" draw:layer="svg" svg:x1="18.656cm" svg:y1="2.868cm" svg:x2="18.66cm" svg:y2="2.868cm">
            <text:p/>
          </draw:line>
          <draw:line draw:style-name="gr5" draw:text-style-name="P9" draw:layer="svg" svg:x1="18.66cm" svg:y1="2.869cm" svg:x2="18.665cm" svg:y2="2.864cm">
            <text:p/>
          </draw:line>
          <draw:line draw:style-name="gr5" draw:text-style-name="P9" draw:layer="svg" svg:x1="18.664cm" svg:y1="2.864cm" svg:x2="18.668cm" svg:y2="2.864cm">
            <text:p/>
          </draw:line>
          <draw:line draw:style-name="gr5" draw:text-style-name="P9" draw:layer="svg" svg:x1="18.668cm" svg:y1="2.865cm" svg:x2="18.674cm" svg:y2="2.859cm">
            <text:p/>
          </draw:line>
          <draw:line draw:style-name="gr5" draw:text-style-name="P9" draw:layer="svg" svg:x1="18.673cm" svg:y1="2.859cm" svg:x2="18.677cm" svg:y2="2.859cm">
            <text:p/>
          </draw:line>
          <draw:line draw:style-name="gr5" draw:text-style-name="P9" draw:layer="svg" svg:x1="18.677cm" svg:y1="2.86cm" svg:x2="18.686cm" svg:y2="2.855cm">
            <text:p/>
          </draw:line>
          <draw:line draw:style-name="gr5" draw:text-style-name="P9" draw:layer="svg" svg:x1="18.685cm" svg:y1="2.855cm" svg:x2="18.69cm" svg:y2="2.855cm">
            <text:p/>
          </draw:line>
          <draw:line draw:style-name="gr5" draw:text-style-name="P9" draw:layer="svg" svg:x1="18.69cm" svg:y1="2.856cm" svg:x2="18.695cm" svg:y2="2.851cm">
            <text:p/>
          </draw:line>
          <draw:line draw:style-name="gr5" draw:text-style-name="P9" draw:layer="svg" svg:x1="18.694cm" svg:y1="2.851cm" svg:x2="18.698cm" svg:y2="2.851cm">
            <text:p/>
          </draw:line>
          <draw:line draw:style-name="gr5" draw:text-style-name="P9" draw:layer="svg" svg:x1="18.698cm" svg:y1="2.852cm" svg:x2="18.703cm" svg:y2="2.847cm">
            <text:p/>
          </draw:line>
          <draw:line draw:style-name="gr5" draw:text-style-name="P9" draw:layer="svg" svg:x1="18.702cm" svg:y1="2.848cm" svg:x2="18.708cm" svg:y2="2.842cm">
            <text:p/>
          </draw:line>
          <draw:line draw:style-name="gr5" draw:text-style-name="P9" draw:layer="svg" svg:x1="18.707cm" svg:y1="2.842cm" svg:x2="18.711cm" svg:y2="2.842cm">
            <text:p/>
          </draw:line>
          <draw:line draw:style-name="gr5" draw:text-style-name="P9" draw:layer="svg" svg:x1="18.711cm" svg:y1="2.843cm" svg:x2="18.716cm" svg:y2="2.838cm">
            <text:p/>
          </draw:line>
          <draw:polyline draw:style-name="gr5" draw:text-style-name="P9" draw:layer="svg" svg:width="0cm" svg:height="0cm" svg:x="18.715cm" svg:y="2.838cm" svg:viewBox="0 0 0 0" draw:points="0,0">
            <text:p/>
          </draw:polyline>
          <draw:line draw:style-name="gr5" draw:text-style-name="P9" draw:layer="svg" svg:x1="18.715cm" svg:y1="2.839cm" svg:x2="18.72cm" svg:y2="2.834cm">
            <text:p/>
          </draw:line>
          <draw:line draw:style-name="gr5" draw:text-style-name="P9" draw:layer="svg" svg:x1="18.719cm" svg:y1="2.835cm" svg:x2="18.724cm" svg:y2="2.83cm">
            <text:p/>
          </draw:line>
          <draw:line draw:style-name="gr5" draw:text-style-name="P9" draw:layer="svg" svg:x1="18.723cm" svg:y1="2.83cm" svg:x2="18.728cm" svg:y2="2.83cm">
            <text:p/>
          </draw:line>
          <draw:line draw:style-name="gr5" draw:text-style-name="P9" draw:layer="svg" svg:x1="18.728cm" svg:y1="2.831cm" svg:x2="18.733cm" svg:y2="2.825cm">
            <text:p/>
          </draw:line>
          <draw:line draw:style-name="gr5" draw:text-style-name="P9" draw:layer="svg" svg:x1="18.732cm" svg:y1="2.825cm" svg:x2="18.732cm" svg:y2="2.821cm">
            <text:p/>
          </draw:line>
          <draw:line draw:style-name="gr5" draw:text-style-name="P9" draw:layer="svg" svg:x1="18.732cm" svg:y1="2.822cm" svg:x2="18.737cm" svg:y2="2.817cm">
            <text:p/>
          </draw:line>
          <draw:line draw:style-name="gr5" draw:text-style-name="P9" draw:layer="svg" svg:x1="18.736cm" svg:y1="2.817cm" svg:x2="18.74cm" svg:y2="2.817cm">
            <text:p/>
          </draw:line>
          <draw:line draw:style-name="gr5" draw:text-style-name="P9" draw:layer="svg" svg:x1="18.74cm" svg:y1="2.817cm" svg:x2="18.74cm" svg:y2="2.813cm">
            <text:p/>
          </draw:line>
          <draw:line draw:style-name="gr5" draw:text-style-name="P9" draw:layer="svg" svg:x1="18.74cm" svg:y1="2.814cm" svg:x2="18.746cm" svg:y2="2.809cm">
            <text:p/>
          </draw:line>
          <draw:polyline draw:style-name="gr5" draw:text-style-name="P9" draw:layer="svg" svg:width="0cm" svg:height="0cm" svg:x="18.745cm" svg:y="2.809cm" svg:viewBox="0 0 0 0" draw:points="0,0">
            <text:p/>
          </draw:polyline>
          <draw:line draw:style-name="gr5" draw:text-style-name="P9" draw:layer="svg" svg:x1="18.745cm" svg:y1="2.811cm" svg:x2="18.75cm" svg:y2="2.804cm">
            <text:p/>
          </draw:line>
          <draw:line draw:style-name="gr5" draw:text-style-name="P9" draw:layer="svg" svg:x1="18.749cm" svg:y1="2.804cm" svg:x2="18.749cm" svg:y2="2.8cm">
            <text:p/>
          </draw:line>
          <draw:line draw:style-name="gr5" draw:text-style-name="P9" draw:layer="svg" svg:x1="18.749cm" svg:y1="2.801cm" svg:x2="18.754cm" svg:y2="2.796cm">
            <text:p/>
          </draw:line>
          <draw:polyline draw:style-name="gr5" draw:text-style-name="P9" draw:layer="svg" svg:width="0cm" svg:height="0cm" svg:x="18.753cm" svg:y="2.796cm" svg:viewBox="0 0 0 0" draw:points="0,0">
            <text:p/>
          </draw:polyline>
          <draw:line draw:style-name="gr5" draw:text-style-name="P9" draw:layer="svg" svg:x1="18.753cm" svg:y1="2.797cm" svg:x2="18.758cm" svg:y2="2.792cm">
            <text:p/>
          </draw:line>
          <draw:line draw:style-name="gr5" draw:text-style-name="P9" draw:layer="svg" svg:x1="18.757cm" svg:y1="2.792cm" svg:x2="18.757cm" svg:y2="2.787cm">
            <text:p/>
          </draw:line>
          <draw:line draw:style-name="gr5" draw:text-style-name="P9" draw:layer="svg" svg:x1="18.757cm" svg:y1="2.787cm" svg:x2="18.757cm" svg:y2="2.783cm">
            <text:p/>
          </draw:line>
          <draw:polyline draw:style-name="gr5" draw:text-style-name="P9" draw:layer="svg" svg:width="0cm" svg:height="0cm" svg:x="18.757cm" svg:y="2.783cm" svg:viewBox="0 0 0 0" draw:points="0,0">
            <text:p/>
          </draw:polyline>
          <draw:line draw:style-name="gr5" draw:text-style-name="P9" draw:layer="svg" svg:x1="18.757cm" svg:y1="2.784cm" svg:x2="18.764cm" svg:y2="2.779cm">
            <text:p/>
          </draw:line>
          <draw:line draw:style-name="gr5" draw:text-style-name="P9" draw:layer="svg" svg:x1="18.762cm" svg:y1="2.779cm" svg:x2="18.762cm" svg:y2="2.775cm">
            <text:p/>
          </draw:line>
          <draw:line draw:style-name="gr5" draw:text-style-name="P9" draw:layer="svg" svg:x1="18.762cm" svg:y1="2.775cm" svg:x2="18.762cm" svg:y2="2.77cm">
            <text:p/>
          </draw:line>
          <draw:polyline draw:style-name="gr5" draw:text-style-name="P9" draw:layer="svg" svg:width="0cm" svg:height="0cm" svg:x="18.762cm" svg:y="2.77cm" svg:viewBox="0 0 0 0" draw:points="0,0">
            <text:p/>
          </draw:polyline>
          <draw:line draw:style-name="gr5" draw:text-style-name="P9" draw:layer="svg" svg:x1="18.762cm" svg:y1="2.77cm" svg:x2="18.762cm" svg:y2="2.766cm">
            <text:p/>
          </draw:line>
          <draw:polyline draw:style-name="gr5" draw:text-style-name="P9" draw:layer="svg" svg:width="0cm" svg:height="0cm" svg:x="18.762cm" svg:y="2.766cm" svg:viewBox="0 0 0 0" draw:points="0,0">
            <text:p/>
          </draw:polyline>
          <draw:polyline draw:style-name="gr5" draw:text-style-name="P9" draw:layer="svg" svg:width="0cm" svg:height="0cm" svg:x="18.762cm" svg:y="2.766cm" svg:viewBox="0 0 0 0" draw:points="0,0">
            <text:p/>
          </draw:polyline>
          <draw:polyline draw:style-name="gr5" draw:text-style-name="P9" draw:layer="svg" svg:width="0cm" svg:height="0cm" svg:x="20.235cm" svg:y="2.766cm" svg:viewBox="0 0 0 0" draw:points="0,0">
            <text:p/>
          </draw:polyline>
          <draw:line draw:style-name="gr5" draw:text-style-name="P9" draw:layer="svg" svg:x1="20.235cm" svg:y1="2.766cm" svg:x2="20.235cm" svg:y2="2.77cm">
            <text:p/>
          </draw:line>
          <draw:line draw:style-name="gr5" draw:text-style-name="P9" draw:layer="svg" svg:x1="20.235cm" svg:y1="2.77cm" svg:x2="20.235cm" svg:y2="2.775cm">
            <text:p/>
          </draw:line>
          <draw:line draw:style-name="gr5" draw:text-style-name="P9" draw:layer="svg" svg:x1="20.235cm" svg:y1="2.775cm" svg:x2="20.235cm" svg:y2="2.779cm">
            <text:p/>
          </draw:line>
          <draw:line draw:style-name="gr5" draw:text-style-name="P9" draw:layer="svg" svg:x1="20.235cm" svg:y1="2.779cm" svg:x2="20.239cm" svg:y2="2.779cm">
            <text:p/>
          </draw:line>
          <draw:line draw:style-name="gr5" draw:text-style-name="P9" draw:layer="svg" svg:x1="20.239cm" svg:y1="2.779cm" svg:x2="20.239cm" svg:y2="2.783cm">
            <text:p/>
          </draw:line>
          <draw:line draw:style-name="gr5" draw:text-style-name="P9" draw:layer="svg" svg:x1="20.239cm" svg:y1="2.783cm" svg:x2="20.239cm" svg:y2="2.787cm">
            <text:p/>
          </draw:line>
          <draw:line draw:style-name="gr5" draw:text-style-name="P9" draw:layer="svg" svg:x1="20.239cm" svg:y1="2.787cm" svg:x2="20.239cm" svg:y2="2.792cm">
            <text:p/>
          </draw:line>
          <draw:line draw:style-name="gr5" draw:text-style-name="P9" draw:layer="svg" svg:x1="20.239cm" svg:y1="2.792cm" svg:x2="20.243cm" svg:y2="2.792cm">
            <text:p/>
          </draw:line>
          <draw:line draw:style-name="gr5" draw:text-style-name="P9" draw:layer="svg" svg:x1="20.243cm" svg:y1="2.792cm" svg:x2="20.243cm" svg:y2="2.796cm">
            <text:p/>
          </draw:line>
          <draw:line draw:style-name="gr5" draw:text-style-name="P9" draw:layer="svg" svg:x1="20.243cm" svg:y1="2.796cm" svg:x2="20.243cm" svg:y2="2.8cm">
            <text:p/>
          </draw:line>
          <draw:line draw:style-name="gr5" draw:text-style-name="P9" draw:layer="svg" svg:x1="20.243cm" svg:y1="2.8cm" svg:x2="20.248cm" svg:y2="2.805cm">
            <text:p/>
          </draw:line>
          <draw:polyline draw:style-name="gr5" draw:text-style-name="P9" draw:layer="svg" svg:width="0cm" svg:height="0cm" svg:x="20.247cm" svg:y="2.804cm" svg:viewBox="0 0 0 0" draw:points="0,0">
            <text:p/>
          </draw:polyline>
          <draw:line draw:style-name="gr5" draw:text-style-name="P9" draw:layer="svg" svg:x1="20.247cm" svg:y1="2.804cm" svg:x2="20.253cm" svg:y2="2.811cm">
            <text:p/>
          </draw:line>
          <draw:line draw:style-name="gr5" draw:text-style-name="P9" draw:layer="svg" svg:x1="20.252cm" svg:y1="2.809cm" svg:x2="20.257cm" svg:y2="2.814cm">
            <text:p/>
          </draw:line>
          <draw:line draw:style-name="gr5" draw:text-style-name="P9" draw:layer="svg" svg:x1="20.256cm" svg:y1="2.813cm" svg:x2="20.256cm" svg:y2="2.817cm">
            <text:p/>
          </draw:line>
          <draw:line draw:style-name="gr5" draw:text-style-name="P9" draw:layer="svg" svg:x1="20.256cm" svg:y1="2.817cm" svg:x2="20.26cm" svg:y2="2.817cm">
            <text:p/>
          </draw:line>
          <draw:line draw:style-name="gr5" draw:text-style-name="P9" draw:layer="svg" svg:x1="20.26cm" svg:y1="2.817cm" svg:x2="20.26cm" svg:y2="2.821cm">
            <text:p/>
          </draw:line>
          <draw:line draw:style-name="gr5" draw:text-style-name="P9" draw:layer="svg" svg:x1="20.26cm" svg:y1="2.821cm" svg:x2="20.265cm" svg:y2="2.826cm">
            <text:p/>
          </draw:line>
          <draw:line draw:style-name="gr5" draw:text-style-name="P9" draw:layer="svg" svg:x1="20.264cm" svg:y1="2.825cm" svg:x2="20.269cm" svg:y2="2.825cm">
            <text:p/>
          </draw:line>
          <draw:line draw:style-name="gr5" draw:text-style-name="P9" draw:layer="svg" svg:x1="20.269cm" svg:y1="2.825cm" svg:x2="20.274cm" svg:y2="2.831cm">
            <text:p/>
          </draw:line>
          <draw:line draw:style-name="gr5" draw:text-style-name="P9" draw:layer="svg" svg:x1="20.273cm" svg:y1="2.83cm" svg:x2="20.273cm" svg:y2="2.834cm">
            <text:p/>
          </draw:line>
          <draw:line draw:style-name="gr5" draw:text-style-name="P9" draw:layer="svg" svg:x1="20.273cm" svg:y1="2.834cm" svg:x2="20.277cm" svg:y2="2.834cm">
            <text:p/>
          </draw:line>
          <draw:line draw:style-name="gr5" draw:text-style-name="P9" draw:layer="svg" svg:x1="20.277cm" svg:y1="2.834cm" svg:x2="20.282cm" svg:y2="2.839cm">
            <text:p/>
          </draw:line>
          <draw:line draw:style-name="gr5" draw:text-style-name="P9" draw:layer="svg" svg:x1="20.281cm" svg:y1="2.838cm" svg:x2="20.288cm" svg:y2="2.843cm">
            <text:p/>
          </draw:line>
          <draw:line draw:style-name="gr5" draw:text-style-name="P9" draw:layer="svg" svg:x1="20.286cm" svg:y1="2.842cm" svg:x2="20.29cm" svg:y2="2.842cm">
            <text:p/>
          </draw:line>
          <draw:line draw:style-name="gr5" draw:text-style-name="P9" draw:layer="svg" svg:x1="20.29cm" svg:y1="2.842cm" svg:x2="20.295cm" svg:y2="2.848cm">
            <text:p/>
          </draw:line>
          <draw:line draw:style-name="gr5" draw:text-style-name="P9" draw:layer="svg" svg:x1="20.294cm" svg:y1="2.847cm" svg:x2="20.298cm" svg:y2="2.847cm">
            <text:p/>
          </draw:line>
          <draw:line draw:style-name="gr5" draw:text-style-name="P9" draw:layer="svg" svg:x1="20.298cm" svg:y1="2.847cm" svg:x2="20.304cm" svg:y2="2.852cm">
            <text:p/>
          </draw:line>
          <draw:line draw:style-name="gr5" draw:text-style-name="P9" draw:layer="svg" svg:x1="20.303cm" svg:y1="2.851cm" svg:x2="20.308cm" svg:y2="2.856cm">
            <text:p/>
          </draw:line>
          <draw:line draw:style-name="gr5" draw:text-style-name="P9" draw:layer="svg" svg:x1="20.307cm" svg:y1="2.855cm" svg:x2="20.311cm" svg:y2="2.855cm">
            <text:p/>
          </draw:line>
          <draw:line draw:style-name="gr5" draw:text-style-name="P9" draw:layer="svg" svg:x1="20.311cm" svg:y1="2.855cm" svg:x2="20.316cm" svg:y2="2.86cm">
            <text:p/>
          </draw:line>
          <draw:line draw:style-name="gr5" draw:text-style-name="P9" draw:layer="svg" svg:x1="20.315cm" svg:y1="2.859cm" svg:x2="20.319cm" svg:y2="2.859cm">
            <text:p/>
          </draw:line>
          <draw:line draw:style-name="gr5" draw:text-style-name="P9" draw:layer="svg" svg:x1="20.319cm" svg:y1="2.859cm" svg:x2="20.325cm" svg:y2="2.865cm">
            <text:p/>
          </draw:line>
          <draw:line draw:style-name="gr5" draw:text-style-name="P9" draw:layer="svg" svg:x1="20.324cm" svg:y1="2.864cm" svg:x2="20.332cm" svg:y2="2.864cm">
            <text:p/>
          </draw:line>
          <draw:line draw:style-name="gr5" draw:text-style-name="P9" draw:layer="svg" svg:x1="20.332cm" svg:y1="2.864cm" svg:x2="20.337cm" svg:y2="2.869cm">
            <text:p/>
          </draw:line>
          <draw:line draw:style-name="gr5" draw:text-style-name="P9" draw:layer="svg" svg:x1="20.336cm" svg:y1="2.868cm" svg:x2="20.341cm" svg:y2="2.868cm">
            <text:p/>
          </draw:line>
          <draw:line draw:style-name="gr5" draw:text-style-name="P9" draw:layer="svg" svg:x1="20.341cm" svg:y1="2.868cm" svg:x2="20.346cm" svg:y2="2.873cm">
            <text:p/>
          </draw:line>
          <draw:line draw:style-name="gr5" draw:text-style-name="P9" draw:layer="svg" svg:x1="20.345cm" svg:y1="2.872cm" svg:x2="20.353cm" svg:y2="2.872cm">
            <text:p/>
          </draw:line>
          <draw:line draw:style-name="gr5" draw:text-style-name="P9" draw:layer="svg" svg:x1="20.353cm" svg:y1="2.872cm" svg:x2="20.358cm" svg:y2="2.872cm">
            <text:p/>
          </draw:line>
          <draw:line draw:style-name="gr5" draw:text-style-name="P9" draw:layer="svg" svg:x1="20.358cm" svg:y1="2.872cm" svg:x2="20.363cm" svg:y2="2.877cm">
            <text:p/>
          </draw:line>
          <draw:line draw:style-name="gr5" draw:text-style-name="P9" draw:layer="svg" svg:x1="20.362cm" svg:y1="2.876cm" svg:x2="20.37cm" svg:y2="2.876cm">
            <text:p/>
          </draw:line>
          <draw:line draw:style-name="gr5" draw:text-style-name="P9" draw:layer="svg" svg:x1="20.37cm" svg:y1="2.876cm" svg:x2="20.375cm" svg:y2="2.881cm">
            <text:p/>
          </draw:line>
          <draw:line draw:style-name="gr5" draw:text-style-name="P9" draw:layer="svg" svg:x1="20.374cm" svg:y1="2.88cm" svg:x2="20.379cm" svg:y2="2.88cm">
            <text:p/>
          </draw:line>
          <draw:line draw:style-name="gr5" draw:text-style-name="P9" draw:layer="svg" svg:x1="20.379cm" svg:y1="2.88cm" svg:x2="20.387cm" svg:y2="2.88cm">
            <text:p/>
          </draw:line>
          <draw:line draw:style-name="gr5" draw:text-style-name="P9" draw:layer="svg" svg:x1="20.387cm" svg:y1="2.88cm" svg:x2="20.392cm" svg:y2="2.887cm">
            <text:p/>
          </draw:line>
          <draw:line draw:style-name="gr5" draw:text-style-name="P9" draw:layer="svg" svg:x1="20.391cm" svg:y1="2.885cm" svg:x2="20.396cm" svg:y2="2.885cm">
            <text:p/>
          </draw:line>
          <draw:line draw:style-name="gr5" draw:text-style-name="P9" draw:layer="svg" svg:x1="20.396cm" svg:y1="2.885cm" svg:x2="20.404cm" svg:y2="2.885cm">
            <text:p/>
          </draw:line>
          <draw:line draw:style-name="gr5" draw:text-style-name="P9" draw:layer="svg" svg:x1="20.404cm" svg:y1="2.885cm" svg:x2="20.408cm" svg:y2="2.885cm">
            <text:p/>
          </draw:line>
          <draw:line draw:style-name="gr5" draw:text-style-name="P9" draw:layer="svg" svg:x1="20.408cm" svg:y1="2.885cm" svg:x2="20.418cm" svg:y2="2.89cm">
            <text:p/>
          </draw:line>
          <draw:line draw:style-name="gr5" draw:text-style-name="P9" draw:layer="svg" svg:x1="20.417cm" svg:y1="2.889cm" svg:x2="20.421cm" svg:y2="2.889cm">
            <text:p/>
          </draw:line>
          <draw:line draw:style-name="gr5" draw:text-style-name="P9" draw:layer="svg" svg:x1="20.421cm" svg:y1="2.889cm" svg:x2="20.43cm" svg:y2="2.889cm">
            <text:p/>
          </draw:line>
          <draw:line draw:style-name="gr5" draw:text-style-name="P9" draw:layer="svg" svg:x1="20.43cm" svg:y1="2.889cm" svg:x2="20.434cm" svg:y2="2.889cm">
            <text:p/>
          </draw:line>
          <draw:line draw:style-name="gr5" draw:text-style-name="P9" draw:layer="svg" svg:x1="20.434cm" svg:y1="2.889cm" svg:x2="20.442cm" svg:y2="2.889cm">
            <text:p/>
          </draw:line>
          <draw:line draw:style-name="gr5" draw:text-style-name="P9" draw:layer="svg" svg:x1="20.442cm" svg:y1="2.889cm" svg:x2="20.447cm" svg:y2="2.894cm">
            <text:p/>
          </draw:line>
          <draw:line draw:style-name="gr5" draw:text-style-name="P9" draw:layer="svg" svg:x1="20.446cm" svg:y1="2.893cm" svg:x2="20.455cm" svg:y2="2.893cm">
            <text:p/>
          </draw:line>
          <draw:line draw:style-name="gr5" draw:text-style-name="P9" draw:layer="svg" svg:x1="20.455cm" svg:y1="2.893cm" svg:x2="20.459cm" svg:y2="2.893cm">
            <text:p/>
          </draw:line>
          <draw:line draw:style-name="gr5" draw:text-style-name="P9" draw:layer="svg" svg:x1="20.459cm" svg:y1="2.893cm" svg:x2="20.468cm" svg:y2="2.893cm">
            <text:p/>
          </draw:line>
          <draw:line draw:style-name="gr5" draw:text-style-name="P9" draw:layer="svg" svg:x1="20.468cm" svg:y1="2.893cm" svg:x2="20.472cm" svg:y2="2.893cm">
            <text:p/>
          </draw:line>
          <draw:line draw:style-name="gr5" draw:text-style-name="P9" draw:layer="svg" svg:x1="20.472cm" svg:y1="2.893cm" svg:x2="20.48cm" svg:y2="2.893cm">
            <text:p/>
          </draw:line>
          <draw:line draw:style-name="gr5" draw:text-style-name="P9" draw:layer="svg" svg:x1="20.48cm" svg:y1="2.893cm" svg:x2="20.489cm" svg:y2="2.893cm">
            <text:p/>
          </draw:line>
          <draw:line draw:style-name="gr5" draw:text-style-name="P9" draw:layer="svg" svg:x1="20.489cm" svg:y1="2.893cm" svg:x2="20.493cm" svg:y2="2.893cm">
            <text:p/>
          </draw:line>
          <draw:line draw:style-name="gr5" draw:text-style-name="P9" draw:layer="svg" svg:x1="20.493cm" svg:y1="2.893cm" svg:x2="20.501cm" svg:y2="2.893cm">
            <text:p/>
          </draw:line>
          <draw:line draw:style-name="gr5" draw:text-style-name="P9" draw:layer="svg" svg:x1="20.501cm" svg:y1="2.893cm" svg:x2="20.506cm" svg:y2="2.893cm">
            <text:p/>
          </draw:line>
          <draw:line draw:style-name="gr5" draw:text-style-name="P9" draw:layer="svg" svg:x1="20.506cm" svg:y1="2.893cm" svg:x2="20.514cm" svg:y2="2.893cm">
            <text:p/>
          </draw:line>
          <draw:line draw:style-name="gr5" draw:text-style-name="P9" draw:layer="svg" svg:x1="20.514cm" svg:y1="2.893cm" svg:x2="20.518cm" svg:y2="2.893cm">
            <text:p/>
          </draw:line>
          <draw:line draw:style-name="gr5" draw:text-style-name="P9" draw:layer="svg" svg:x1="20.518cm" svg:y1="2.893cm" svg:x2="20.527cm" svg:y2="2.893cm">
            <text:p/>
          </draw:line>
          <draw:line draw:style-name="gr5" draw:text-style-name="P9" draw:layer="svg" svg:x1="20.527cm" svg:y1="2.893cm" svg:x2="20.531cm" svg:y2="2.893cm">
            <text:p/>
          </draw:line>
          <draw:line draw:style-name="gr5" draw:text-style-name="P9" draw:layer="svg" svg:x1="20.531cm" svg:y1="2.893cm" svg:x2="20.54cm" svg:y2="2.893cm">
            <text:p/>
          </draw:line>
          <draw:line draw:style-name="gr5" draw:text-style-name="P9" draw:layer="svg" svg:x1="20.54cm" svg:y1="2.893cm" svg:x2="20.544cm" svg:y2="2.893cm">
            <text:p/>
          </draw:line>
          <draw:line draw:style-name="gr5" draw:text-style-name="P9" draw:layer="svg" svg:x1="20.544cm" svg:y1="2.894cm" svg:x2="20.553cm" svg:y2="2.889cm">
            <text:p/>
          </draw:line>
          <draw:line draw:style-name="gr5" draw:text-style-name="P9" draw:layer="svg" svg:x1="20.552cm" svg:y1="2.889cm" svg:x2="20.556cm" svg:y2="2.889cm">
            <text:p/>
          </draw:line>
          <draw:line draw:style-name="gr5" draw:text-style-name="P9" draw:layer="svg" svg:x1="20.556cm" svg:y1="2.889cm" svg:x2="20.565cm" svg:y2="2.889cm">
            <text:p/>
          </draw:line>
          <draw:line draw:style-name="gr5" draw:text-style-name="P9" draw:layer="svg" svg:x1="20.565cm" svg:y1="2.889cm" svg:x2="20.569cm" svg:y2="2.889cm">
            <text:p/>
          </draw:line>
          <draw:line draw:style-name="gr5" draw:text-style-name="P9" draw:layer="svg" svg:x1="20.569cm" svg:y1="2.889cm" svg:x2="20.578cm" svg:y2="2.889cm">
            <text:p/>
          </draw:line>
          <draw:line draw:style-name="gr5" draw:text-style-name="P9" draw:layer="svg" svg:x1="20.578cm" svg:y1="2.89cm" svg:x2="20.583cm" svg:y2="2.885cm">
            <text:p/>
          </draw:line>
          <draw:line draw:style-name="gr5" draw:text-style-name="P9" draw:layer="svg" svg:x1="20.582cm" svg:y1="2.885cm" svg:x2="20.59cm" svg:y2="2.885cm">
            <text:p/>
          </draw:line>
          <draw:line draw:style-name="gr5" draw:text-style-name="P9" draw:layer="svg" svg:x1="20.59cm" svg:y1="2.885cm" svg:x2="20.595cm" svg:y2="2.885cm">
            <text:p/>
          </draw:line>
          <draw:line draw:style-name="gr5" draw:text-style-name="P9" draw:layer="svg" svg:x1="20.595cm" svg:y1="2.885cm" svg:x2="20.603cm" svg:y2="2.885cm">
            <text:p/>
          </draw:line>
          <draw:line draw:style-name="gr5" draw:text-style-name="P9" draw:layer="svg" svg:x1="20.603cm" svg:y1="2.887cm" svg:x2="20.608cm" svg:y2="2.88cm">
            <text:p/>
          </draw:line>
          <draw:line draw:style-name="gr5" draw:text-style-name="P9" draw:layer="svg" svg:x1="20.607cm" svg:y1="2.88cm" svg:x2="20.612cm" svg:y2="2.88cm">
            <text:p/>
          </draw:line>
          <draw:line draw:style-name="gr5" draw:text-style-name="P9" draw:layer="svg" svg:x1="20.612cm" svg:y1="2.88cm" svg:x2="20.62cm" svg:y2="2.88cm">
            <text:p/>
          </draw:line>
          <draw:line draw:style-name="gr5" draw:text-style-name="P9" draw:layer="svg" svg:x1="20.62cm" svg:y1="2.881cm" svg:x2="20.625cm" svg:y2="2.876cm">
            <text:p/>
          </draw:line>
          <draw:line draw:style-name="gr5" draw:text-style-name="P9" draw:layer="svg" svg:x1="20.624cm" svg:y1="2.876cm" svg:x2="20.628cm" svg:y2="2.876cm">
            <text:p/>
          </draw:line>
          <draw:line draw:style-name="gr5" draw:text-style-name="P9" draw:layer="svg" svg:x1="20.628cm" svg:y1="2.877cm" svg:x2="20.638cm" svg:y2="2.872cm">
            <text:p/>
          </draw:line>
          <draw:line draw:style-name="gr5" draw:text-style-name="P9" draw:layer="svg" svg:x1="20.637cm" svg:y1="2.872cm" svg:x2="20.641cm" svg:y2="2.872cm">
            <text:p/>
          </draw:line>
          <draw:line draw:style-name="gr5" draw:text-style-name="P9" draw:layer="svg" svg:x1="20.641cm" svg:y1="2.873cm" svg:x2="20.646cm" svg:y2="2.868cm">
            <text:p/>
          </draw:line>
          <draw:line draw:style-name="gr5" draw:text-style-name="P9" draw:layer="svg" svg:x1="20.645cm" svg:y1="2.868cm" svg:x2="20.654cm" svg:y2="2.868cm">
            <text:p/>
          </draw:line>
          <draw:line draw:style-name="gr5" draw:text-style-name="P9" draw:layer="svg" svg:x1="20.654cm" svg:y1="2.868cm" svg:x2="20.658cm" svg:y2="2.868cm">
            <text:p/>
          </draw:line>
          <draw:line draw:style-name="gr5" draw:text-style-name="P9" draw:layer="svg" svg:x1="20.658cm" svg:y1="2.869cm" svg:x2="20.663cm" svg:y2="2.864cm">
            <text:p/>
          </draw:line>
          <draw:line draw:style-name="gr5" draw:text-style-name="P9" draw:layer="svg" svg:x1="20.662cm" svg:y1="2.864cm" svg:x2="20.667cm" svg:y2="2.864cm">
            <text:p/>
          </draw:line>
          <draw:line draw:style-name="gr5" draw:text-style-name="P9" draw:layer="svg" svg:x1="20.667cm" svg:y1="2.865cm" svg:x2="20.672cm" svg:y2="2.859cm">
            <text:p/>
          </draw:line>
          <draw:line draw:style-name="gr5" draw:text-style-name="P9" draw:layer="svg" svg:x1="20.671cm" svg:y1="2.859cm" svg:x2="20.675cm" svg:y2="2.859cm">
            <text:p/>
          </draw:line>
          <draw:line draw:style-name="gr5" draw:text-style-name="P9" draw:layer="svg" svg:x1="20.675cm" svg:y1="2.86cm" svg:x2="20.686cm" svg:y2="2.855cm">
            <text:p/>
          </draw:line>
          <draw:line draw:style-name="gr5" draw:text-style-name="P9" draw:layer="svg" svg:x1="20.684cm" svg:y1="2.856cm" svg:x2="20.689cm" svg:y2="2.851cm">
            <text:p/>
          </draw:line>
          <draw:line draw:style-name="gr5" draw:text-style-name="P9" draw:layer="svg" svg:x1="20.688cm" svg:y1="2.851cm" svg:x2="20.692cm" svg:y2="2.851cm">
            <text:p/>
          </draw:line>
          <draw:line draw:style-name="gr5" draw:text-style-name="P9" draw:layer="svg" svg:x1="20.692cm" svg:y1="2.852cm" svg:x2="20.697cm" svg:y2="2.847cm">
            <text:p/>
          </draw:line>
          <draw:line draw:style-name="gr5" draw:text-style-name="P9" draw:layer="svg" svg:x1="20.696cm" svg:y1="2.847cm" svg:x2="20.7cm" svg:y2="2.847cm">
            <text:p/>
          </draw:line>
          <draw:line draw:style-name="gr5" draw:text-style-name="P9" draw:layer="svg" svg:x1="20.7cm" svg:y1="2.848cm" svg:x2="20.706cm" svg:y2="2.842cm">
            <text:p/>
          </draw:line>
          <draw:line draw:style-name="gr5" draw:text-style-name="P9" draw:layer="svg" svg:x1="20.705cm" svg:y1="2.843cm" svg:x2="20.71cm" svg:y2="2.838cm">
            <text:p/>
          </draw:line>
          <draw:polyline draw:style-name="gr5" draw:text-style-name="P9" draw:layer="svg" svg:width="0cm" svg:height="0cm" svg:x="20.709cm" svg:y="2.838cm" svg:viewBox="0 0 0 0" draw:points="0,0">
            <text:p/>
          </draw:polyline>
          <draw:line draw:style-name="gr5" draw:text-style-name="P9" draw:layer="svg" svg:x1="20.709cm" svg:y1="2.839cm" svg:x2="20.714cm" svg:y2="2.834cm">
            <text:p/>
          </draw:line>
          <draw:line draw:style-name="gr5" draw:text-style-name="P9" draw:layer="svg" svg:x1="20.713cm" svg:y1="2.834cm" svg:x2="20.717cm" svg:y2="2.834cm">
            <text:p/>
          </draw:line>
          <draw:line draw:style-name="gr5" draw:text-style-name="P9" draw:layer="svg" svg:x1="20.717cm" svg:y1="2.835cm" svg:x2="20.724cm" svg:y2="2.83cm">
            <text:p/>
          </draw:line>
          <draw:line draw:style-name="gr5" draw:text-style-name="P9" draw:layer="svg" svg:x1="20.722cm" svg:y1="2.831cm" svg:x2="20.727cm" svg:y2="2.825cm">
            <text:p/>
          </draw:line>
          <draw:polyline draw:style-name="gr5" draw:text-style-name="P9" draw:layer="svg" svg:width="0cm" svg:height="0cm" svg:x="20.726cm" svg:y="2.825cm" svg:viewBox="0 0 0 0" draw:points="0,0">
            <text:p/>
          </draw:polyline>
          <draw:line draw:style-name="gr5" draw:text-style-name="P9" draw:layer="svg" svg:x1="20.726cm" svg:y1="2.826cm" svg:x2="20.731cm" svg:y2="2.821cm">
            <text:p/>
          </draw:line>
          <draw:line draw:style-name="gr5" draw:text-style-name="P9" draw:layer="svg" svg:x1="20.73cm" svg:y1="2.822cm" svg:x2="20.735cm" svg:y2="2.817cm">
            <text:p/>
          </draw:line>
          <draw:line draw:style-name="gr5" draw:text-style-name="P9" draw:layer="svg" svg:x1="20.734cm" svg:y1="2.817cm" svg:x2="20.734cm" svg:y2="2.813cm">
            <text:p/>
          </draw:line>
          <draw:line draw:style-name="gr5" draw:text-style-name="P9" draw:layer="svg" svg:x1="20.734cm" svg:y1="2.813cm" svg:x2="20.739cm" svg:y2="2.813cm">
            <text:p/>
          </draw:line>
          <draw:line draw:style-name="gr5" draw:text-style-name="P9" draw:layer="svg" svg:x1="20.739cm" svg:y1="2.814cm" svg:x2="20.744cm" svg:y2="2.809cm">
            <text:p/>
          </draw:line>
          <draw:line draw:style-name="gr5" draw:text-style-name="P9" draw:layer="svg" svg:x1="20.743cm" svg:y1="2.809cm" svg:x2="20.743cm" svg:y2="2.804cm">
            <text:p/>
          </draw:line>
          <draw:line draw:style-name="gr5" draw:text-style-name="P9" draw:layer="svg" svg:x1="20.743cm" svg:y1="2.804cm" svg:x2="20.747cm" svg:y2="2.804cm">
            <text:p/>
          </draw:line>
          <draw:line draw:style-name="gr5" draw:text-style-name="P9" draw:layer="svg" svg:x1="20.747cm" svg:y1="2.804cm" svg:x2="20.747cm" svg:y2="2.8cm">
            <text:p/>
          </draw:line>
          <draw:line draw:style-name="gr5" draw:text-style-name="P9" draw:layer="svg" svg:x1="20.747cm" svg:y1="2.8cm" svg:x2="20.747cm" svg:y2="2.796cm">
            <text:p/>
          </draw:line>
          <draw:line draw:style-name="gr5" draw:text-style-name="P9" draw:layer="svg" svg:x1="20.747cm" svg:y1="2.797cm" svg:x2="20.752cm" svg:y2="2.792cm">
            <text:p/>
          </draw:line>
          <draw:polyline draw:style-name="gr5" draw:text-style-name="P9" draw:layer="svg" svg:width="0cm" svg:height="0cm" svg:x="20.751cm" svg:y="2.792cm" svg:viewBox="0 0 0 0" draw:points="0,0">
            <text:p/>
          </draw:polyline>
          <draw:line draw:style-name="gr5" draw:text-style-name="P9" draw:layer="svg" svg:x1="20.751cm" svg:y1="2.792cm" svg:x2="20.751cm" svg:y2="2.787cm">
            <text:p/>
          </draw:line>
          <draw:line draw:style-name="gr5" draw:text-style-name="P9" draw:layer="svg" svg:x1="20.751cm" svg:y1="2.788cm" svg:x2="20.756cm" svg:y2="2.783cm">
            <text:p/>
          </draw:line>
          <draw:line draw:style-name="gr5" draw:text-style-name="P9" draw:layer="svg" svg:x1="20.755cm" svg:y1="2.783cm" svg:x2="20.755cm" svg:y2="2.779cm">
            <text:p/>
          </draw:line>
          <draw:polyline draw:style-name="gr5" draw:text-style-name="P9" draw:layer="svg" svg:width="0cm" svg:height="0cm" svg:x="20.755cm" svg:y="2.779cm" svg:viewBox="0 0 0 0" draw:points="0,0">
            <text:p/>
          </draw:polyline>
          <draw:line draw:style-name="gr5" draw:text-style-name="P9" draw:layer="svg" svg:x1="20.755cm" svg:y1="2.779cm" svg:x2="20.755cm" svg:y2="2.775cm">
            <text:p/>
          </draw:line>
          <draw:line draw:style-name="gr5" draw:text-style-name="P9" draw:layer="svg" svg:x1="20.755cm" svg:y1="2.775cm" svg:x2="20.755cm" svg:y2="2.77cm">
            <text:p/>
          </draw:line>
          <draw:line draw:style-name="gr5" draw:text-style-name="P9" draw:layer="svg" svg:x1="20.755cm" svg:y1="2.77cm" svg:x2="20.755cm" svg:y2="2.766cm">
            <text:p/>
          </draw:line>
          <draw:line draw:style-name="gr5" draw:text-style-name="P9" draw:layer="svg" svg:x1="20.755cm" svg:y1="2.766cm" svg:x2="20.755cm" svg:y2="2.762cm">
            <text:p/>
          </draw:line>
          <draw:polyline draw:style-name="gr5" draw:text-style-name="P9" draw:layer="svg" svg:width="0cm" svg:height="0cm" svg:x="20.755cm" svg:y="2.762cm" svg:viewBox="0 0 0 0" draw:points="0,0">
            <text:p/>
          </draw:polyline>
          <draw:line draw:style-name="gr5" draw:text-style-name="P9" draw:layer="svg" svg:x1="20.755cm" svg:y1="2.762cm" svg:x2="20.755cm" svg:y2="2.758cm">
            <text:p/>
          </draw:line>
          <draw:line draw:style-name="gr5" draw:text-style-name="P9" draw:layer="svg" svg:x1="20.755cm" svg:y1="2.758cm" svg:x2="20.755cm" svg:y2="2.754cm">
            <text:p/>
          </draw:line>
          <draw:line draw:style-name="gr5" draw:text-style-name="P9" draw:layer="svg" svg:x1="20.755cm" svg:y1="2.754cm" svg:x2="20.755cm" svg:y2="2.749cm">
            <text:p/>
          </draw:line>
          <draw:polyline draw:style-name="gr5" draw:text-style-name="P9" draw:layer="svg" svg:width="0cm" svg:height="0cm" svg:x="20.755cm" svg:y="2.749cm" svg:viewBox="0 0 0 0" draw:points="0,0">
            <text:p/>
          </draw:polyline>
          <draw:line draw:style-name="gr5" draw:text-style-name="P9" draw:layer="svg" svg:x1="20.755cm" svg:y1="2.749cm" svg:x2="20.755cm" svg:y2="2.745cm">
            <text:p/>
          </draw:line>
          <draw:line draw:style-name="gr5" draw:text-style-name="P9" draw:layer="svg" svg:x1="20.755cm" svg:y1="2.745cm" svg:x2="20.755cm" svg:y2="2.741cm">
            <text:p/>
          </draw:line>
          <draw:line draw:style-name="gr5" draw:text-style-name="P9" draw:layer="svg" svg:x1="20.756cm" svg:y1="2.742cm" svg:x2="20.751cm" svg:y2="2.737cm">
            <text:p/>
          </draw:line>
          <draw:polyline draw:style-name="gr5" draw:text-style-name="P9" draw:layer="svg" svg:width="0cm" svg:height="0cm" svg:x="20.751cm" svg:y="2.737cm" svg:viewBox="0 0 0 0" draw:points="0,0">
            <text:p/>
          </draw:polyline>
          <draw:line draw:style-name="gr5" draw:text-style-name="P9" draw:layer="svg" svg:x1="20.751cm" svg:y1="2.737cm" svg:x2="20.751cm" svg:y2="2.732cm">
            <text:p/>
          </draw:line>
          <draw:line draw:style-name="gr5" draw:text-style-name="P9" draw:layer="svg" svg:x1="20.752cm" svg:y1="2.733cm" svg:x2="20.747cm" svg:y2="2.728cm">
            <text:p/>
          </draw:line>
          <draw:line draw:style-name="gr5" draw:text-style-name="P9" draw:layer="svg" svg:x1="20.747cm" svg:y1="2.728cm" svg:x2="20.747cm" svg:y2="2.724cm">
            <text:p/>
          </draw:line>
          <draw:line draw:style-name="gr5" draw:text-style-name="P9" draw:layer="svg" svg:x1="20.747cm" svg:y1="2.724cm" svg:x2="20.743cm" svg:y2="2.724cm">
            <text:p/>
          </draw:line>
          <draw:line draw:style-name="gr5" draw:text-style-name="P9" draw:layer="svg" svg:x1="20.743cm" svg:y1="2.724cm" svg:x2="20.743cm" svg:y2="2.72cm">
            <text:p/>
          </draw:line>
          <draw:line draw:style-name="gr5" draw:text-style-name="P9" draw:layer="svg" svg:x1="20.744cm" svg:y1="2.721cm" svg:x2="20.739cm" svg:y2="2.715cm">
            <text:p/>
          </draw:line>
          <draw:line draw:style-name="gr5" draw:text-style-name="P9" draw:layer="svg" svg:x1="20.739cm" svg:y1="2.715cm" svg:x2="20.739cm" svg:y2="2.711cm">
            <text:p/>
          </draw:line>
          <draw:line draw:style-name="gr5" draw:text-style-name="P9" draw:layer="svg" svg:x1="20.739cm" svg:y1="2.711cm" svg:x2="20.734cm" svg:y2="2.711cm">
            <text:p/>
          </draw:line>
          <draw:line draw:style-name="gr5" draw:text-style-name="P9" draw:layer="svg" svg:x1="20.734cm" svg:y1="2.711cm" svg:x2="20.734cm" svg:y2="2.707cm">
            <text:p/>
          </draw:line>
          <draw:line draw:style-name="gr5" draw:text-style-name="P9" draw:layer="svg" svg:x1="20.735cm" svg:y1="2.708cm" svg:x2="20.73cm" svg:y2="2.703cm">
            <text:p/>
          </draw:line>
          <draw:line draw:style-name="gr5" draw:text-style-name="P9" draw:layer="svg" svg:x1="20.73cm" svg:y1="2.703cm" svg:x2="20.726cm" svg:y2="2.703cm">
            <text:p/>
          </draw:line>
          <draw:line draw:style-name="gr5" draw:text-style-name="P9" draw:layer="svg" svg:x1="20.727cm" svg:y1="2.704cm" svg:x2="20.722cm" svg:y2="2.698cm">
            <text:p/>
          </draw:line>
          <draw:line draw:style-name="gr5" draw:text-style-name="P9" draw:layer="svg" svg:x1="20.722cm" svg:y1="2.698cm" svg:x2="20.722cm" svg:y2="2.694cm">
            <text:p/>
          </draw:line>
          <draw:line draw:style-name="gr5" draw:text-style-name="P9" draw:layer="svg" svg:x1="20.722cm" svg:y1="2.694cm" svg:x2="20.717cm" svg:y2="2.694cm">
            <text:p/>
          </draw:line>
          <draw:line draw:style-name="gr5" draw:text-style-name="P9" draw:layer="svg" svg:x1="20.718cm" svg:y1="2.695cm" svg:x2="20.713cm" svg:y2="2.69cm">
            <text:p/>
          </draw:line>
          <draw:line draw:style-name="gr5" draw:text-style-name="P9" draw:layer="svg" svg:x1="20.714cm" svg:y1="2.691cm" svg:x2="20.709cm" svg:y2="2.686cm">
            <text:p/>
          </draw:line>
          <draw:line draw:style-name="gr5" draw:text-style-name="P9" draw:layer="svg" svg:x1="20.709cm" svg:y1="2.686cm" svg:x2="20.705cm" svg:y2="2.686cm">
            <text:p/>
          </draw:line>
          <draw:line draw:style-name="gr5" draw:text-style-name="P9" draw:layer="svg" svg:x1="20.706cm" svg:y1="2.687cm" svg:x2="20.7cm" svg:y2="2.682cm">
            <text:p/>
          </draw:line>
          <draw:line draw:style-name="gr5" draw:text-style-name="P9" draw:layer="svg" svg:x1="20.7cm" svg:y1="2.682cm" svg:x2="20.696cm" svg:y2="2.682cm">
            <text:p/>
          </draw:line>
          <draw:line draw:style-name="gr5" draw:text-style-name="P9" draw:layer="svg" svg:x1="20.697cm" svg:y1="2.683cm" svg:x2="20.692cm" svg:y2="2.677cm">
            <text:p/>
          </draw:line>
          <draw:line draw:style-name="gr5" draw:text-style-name="P9" draw:layer="svg" svg:x1="20.693cm" svg:y1="2.678cm" svg:x2="20.688cm" svg:y2="2.673cm">
            <text:p/>
          </draw:line>
          <draw:line draw:style-name="gr5" draw:text-style-name="P9" draw:layer="svg" svg:x1="20.688cm" svg:y1="2.673cm" svg:x2="20.684cm" svg:y2="2.673cm">
            <text:p/>
          </draw:line>
          <draw:line draw:style-name="gr5" draw:text-style-name="P9" draw:layer="svg" svg:x1="20.685cm" svg:y1="2.674cm" svg:x2="20.679cm" svg:y2="2.669cm">
            <text:p/>
          </draw:line>
          <draw:line draw:style-name="gr5" draw:text-style-name="P9" draw:layer="svg" svg:x1="20.679cm" svg:y1="2.669cm" svg:x2="20.675cm" svg:y2="2.669cm">
            <text:p/>
          </draw:line>
          <draw:line draw:style-name="gr5" draw:text-style-name="P9" draw:layer="svg" svg:x1="20.676cm" svg:y1="2.67cm" svg:x2="20.671cm" svg:y2="2.665cm">
            <text:p/>
          </draw:line>
          <draw:line draw:style-name="gr5" draw:text-style-name="P9" draw:layer="svg" svg:x1="20.671cm" svg:y1="2.665cm" svg:x2="20.667cm" svg:y2="2.665cm">
            <text:p/>
          </draw:line>
          <draw:line draw:style-name="gr5" draw:text-style-name="P9" draw:layer="svg" svg:x1="20.668cm" svg:y1="2.667cm" svg:x2="20.658cm" svg:y2="2.66cm">
            <text:p/>
          </draw:line>
          <draw:line draw:style-name="gr5" draw:text-style-name="P9" draw:layer="svg" svg:x1="20.658cm" svg:y1="2.66cm" svg:x2="20.654cm" svg:y2="2.66cm">
            <text:p/>
          </draw:line>
          <draw:line draw:style-name="gr5" draw:text-style-name="P9" draw:layer="svg" svg:x1="20.655cm" svg:y1="2.661cm" svg:x2="20.65cm" svg:y2="2.656cm">
            <text:p/>
          </draw:line>
          <draw:line draw:style-name="gr5" draw:text-style-name="P9" draw:layer="svg" svg:x1="20.65cm" svg:y1="2.656cm" svg:x2="20.645cm" svg:y2="2.656cm">
            <text:p/>
          </draw:line>
          <draw:line draw:style-name="gr5" draw:text-style-name="P9" draw:layer="svg" svg:x1="20.646cm" svg:y1="2.657cm" svg:x2="20.637cm" svg:y2="2.652cm">
            <text:p/>
          </draw:line>
          <draw:line draw:style-name="gr5" draw:text-style-name="P9" draw:layer="svg" svg:x1="20.637cm" svg:y1="2.652cm" svg:x2="20.633cm" svg:y2="2.652cm">
            <text:p/>
          </draw:line>
          <draw:line draw:style-name="gr5" draw:text-style-name="P9" draw:layer="svg" svg:x1="20.633cm" svg:y1="2.652cm" svg:x2="20.628cm" svg:y2="2.652cm">
            <text:p/>
          </draw:line>
          <draw:line draw:style-name="gr5" draw:text-style-name="P9" draw:layer="svg" svg:x1="20.629cm" svg:y1="2.653cm" svg:x2="20.62cm" svg:y2="2.648cm">
            <text:p/>
          </draw:line>
          <draw:line draw:style-name="gr5" draw:text-style-name="P9" draw:layer="svg" svg:x1="20.62cm" svg:y1="2.648cm" svg:x2="20.616cm" svg:y2="2.648cm">
            <text:p/>
          </draw:line>
          <draw:line draw:style-name="gr5" draw:text-style-name="P9" draw:layer="svg" svg:x1="20.616cm" svg:y1="2.648cm" svg:x2="20.612cm" svg:y2="2.648cm">
            <text:p/>
          </draw:line>
          <draw:line draw:style-name="gr5" draw:text-style-name="P9" draw:layer="svg" svg:x1="20.614cm" svg:y1="2.649cm" svg:x2="20.603cm" svg:y2="2.643cm">
            <text:p/>
          </draw:line>
          <draw:line draw:style-name="gr5" draw:text-style-name="P9" draw:layer="svg" svg:x1="20.603cm" svg:y1="2.643cm" svg:x2="20.599cm" svg:y2="2.643cm">
            <text:p/>
          </draw:line>
          <draw:line draw:style-name="gr5" draw:text-style-name="P9" draw:layer="svg" svg:x1="20.599cm" svg:y1="2.643cm" svg:x2="20.595cm" svg:y2="2.643cm">
            <text:p/>
          </draw:line>
          <draw:line draw:style-name="gr5" draw:text-style-name="P9" draw:layer="svg" svg:x1="20.596cm" svg:y1="2.644cm" svg:x2="20.586cm" svg:y2="2.639cm">
            <text:p/>
          </draw:line>
          <draw:line draw:style-name="gr5" draw:text-style-name="P9" draw:layer="svg" svg:x1="20.586cm" svg:y1="2.639cm" svg:x2="20.582cm" svg:y2="2.639cm">
            <text:p/>
          </draw:line>
          <draw:line draw:style-name="gr5" draw:text-style-name="P9" draw:layer="svg" svg:x1="20.582cm" svg:y1="2.639cm" svg:x2="20.573cm" svg:y2="2.639cm">
            <text:p/>
          </draw:line>
          <draw:line draw:style-name="gr5" draw:text-style-name="P9" draw:layer="svg" svg:x1="20.573cm" svg:y1="2.639cm" svg:x2="20.569cm" svg:y2="2.639cm">
            <text:p/>
          </draw:line>
          <draw:line draw:style-name="gr5" draw:text-style-name="P9" draw:layer="svg" svg:x1="20.57cm" svg:y1="2.64cm" svg:x2="20.561cm" svg:y2="2.635cm">
            <text:p/>
          </draw:line>
          <draw:line draw:style-name="gr5" draw:text-style-name="P9" draw:layer="svg" svg:x1="20.561cm" svg:y1="2.635cm" svg:x2="20.556cm" svg:y2="2.635cm">
            <text:p/>
          </draw:line>
          <draw:line draw:style-name="gr5" draw:text-style-name="P9" draw:layer="svg" svg:x1="20.556cm" svg:y1="2.635cm" svg:x2="20.548cm" svg:y2="2.635cm">
            <text:p/>
          </draw:line>
          <draw:line draw:style-name="gr5" draw:text-style-name="P9" draw:layer="svg" svg:x1="20.548cm" svg:y1="2.635cm" svg:x2="20.544cm" svg:y2="2.635cm">
            <text:p/>
          </draw:line>
          <draw:line draw:style-name="gr5" draw:text-style-name="P9" draw:layer="svg" svg:x1="20.544cm" svg:y1="2.635cm" svg:x2="20.535cm" svg:y2="2.635cm">
            <text:p/>
          </draw:line>
          <draw:line draw:style-name="gr5" draw:text-style-name="P9" draw:layer="svg" svg:x1="20.535cm" svg:y1="2.635cm" svg:x2="20.531cm" svg:y2="2.635cm">
            <text:p/>
          </draw:line>
          <draw:line draw:style-name="gr5" draw:text-style-name="P9" draw:layer="svg" svg:x1="20.531cm" svg:y1="2.635cm" svg:x2="20.523cm" svg:y2="2.635cm">
            <text:p/>
          </draw:line>
          <draw:line draw:style-name="gr5" draw:text-style-name="P9" draw:layer="svg" svg:x1="20.524cm" svg:y1="2.636cm" svg:x2="20.518cm" svg:y2="2.631cm">
            <text:p/>
          </draw:line>
          <draw:line draw:style-name="gr5" draw:text-style-name="P9" draw:layer="svg" svg:x1="20.518cm" svg:y1="2.631cm" svg:x2="20.51cm" svg:y2="2.631cm">
            <text:p/>
          </draw:line>
          <draw:line draw:style-name="gr5" draw:text-style-name="P9" draw:layer="svg" svg:x1="20.51cm" svg:y1="2.631cm" svg:x2="20.501cm" svg:y2="2.631cm">
            <text:p/>
          </draw:line>
          <draw:line draw:style-name="gr5" draw:text-style-name="P9" draw:layer="svg" svg:x1="20.501cm" svg:y1="2.631cm" svg:x2="20.497cm" svg:y2="2.631cm">
            <text:p/>
          </draw:line>
          <draw:line draw:style-name="gr5" draw:text-style-name="P9" draw:layer="svg" svg:x1="20.497cm" svg:y1="2.631cm" svg:x2="20.489cm" svg:y2="2.631cm">
            <text:p/>
          </draw:line>
          <draw:line draw:style-name="gr5" draw:text-style-name="P9" draw:layer="svg" svg:x1="20.489cm" svg:y1="2.631cm" svg:x2="20.485cm" svg:y2="2.631cm">
            <text:p/>
          </draw:line>
          <draw:line draw:style-name="gr5" draw:text-style-name="P9" draw:layer="svg" svg:x1="20.485cm" svg:y1="2.631cm" svg:x2="20.476cm" svg:y2="2.631cm">
            <text:p/>
          </draw:line>
          <draw:line draw:style-name="gr5" draw:text-style-name="P9" draw:layer="svg" svg:x1="20.477cm" svg:y1="2.631cm" svg:x2="20.472cm" svg:y2="2.636cm">
            <text:p/>
          </draw:line>
          <draw:line draw:style-name="gr5" draw:text-style-name="P9" draw:layer="svg" svg:x1="20.472cm" svg:y1="2.635cm" svg:x2="20.463cm" svg:y2="2.635cm">
            <text:p/>
          </draw:line>
          <draw:line draw:style-name="gr5" draw:text-style-name="P9" draw:layer="svg" svg:x1="20.463cm" svg:y1="2.635cm" svg:x2="20.459cm" svg:y2="2.635cm">
            <text:p/>
          </draw:line>
          <draw:line draw:style-name="gr5" draw:text-style-name="P9" draw:layer="svg" svg:x1="20.459cm" svg:y1="2.635cm" svg:x2="20.451cm" svg:y2="2.635cm">
            <text:p/>
          </draw:line>
          <draw:line draw:style-name="gr5" draw:text-style-name="P9" draw:layer="svg" svg:x1="20.451cm" svg:y1="2.635cm" svg:x2="20.446cm" svg:y2="2.635cm">
            <text:p/>
          </draw:line>
          <draw:line draw:style-name="gr5" draw:text-style-name="P9" draw:layer="svg" svg:x1="20.446cm" svg:y1="2.635cm" svg:x2="20.438cm" svg:y2="2.635cm">
            <text:p/>
          </draw:line>
          <draw:line draw:style-name="gr5" draw:text-style-name="P9" draw:layer="svg" svg:x1="20.438cm" svg:y1="2.635cm" svg:x2="20.434cm" svg:y2="2.635cm">
            <text:p/>
          </draw:line>
          <draw:line draw:style-name="gr5" draw:text-style-name="P9" draw:layer="svg" svg:x1="20.435cm" svg:y1="2.635cm" svg:x2="20.425cm" svg:y2="2.64cm">
            <text:p/>
          </draw:line>
          <draw:line draw:style-name="gr5" draw:text-style-name="P9" draw:layer="svg" svg:x1="20.425cm" svg:y1="2.639cm" svg:x2="20.421cm" svg:y2="2.639cm">
            <text:p/>
          </draw:line>
          <draw:line draw:style-name="gr5" draw:text-style-name="P9" draw:layer="svg" svg:x1="20.421cm" svg:y1="2.639cm" svg:x2="20.413cm" svg:y2="2.639cm">
            <text:p/>
          </draw:line>
          <draw:line draw:style-name="gr5" draw:text-style-name="P9" draw:layer="svg" svg:x1="20.413cm" svg:y1="2.639cm" svg:x2="20.408cm" svg:y2="2.639cm">
            <text:p/>
          </draw:line>
          <draw:line draw:style-name="gr5" draw:text-style-name="P9" draw:layer="svg" svg:x1="20.409cm" svg:y1="2.639cm" svg:x2="20.4cm" svg:y2="2.644cm">
            <text:p/>
          </draw:line>
          <draw:line draw:style-name="gr5" draw:text-style-name="P9" draw:layer="svg" svg:x1="20.4cm" svg:y1="2.643cm" svg:x2="20.396cm" svg:y2="2.643cm">
            <text:p/>
          </draw:line>
          <draw:line draw:style-name="gr5" draw:text-style-name="P9" draw:layer="svg" svg:x1="20.396cm" svg:y1="2.643cm" svg:x2="20.387cm" svg:y2="2.643cm">
            <text:p/>
          </draw:line>
          <draw:line draw:style-name="gr5" draw:text-style-name="P9" draw:layer="svg" svg:x1="20.387cm" svg:y1="2.643cm" svg:x2="20.383cm" svg:y2="2.643cm">
            <text:p/>
          </draw:line>
          <draw:line draw:style-name="gr5" draw:text-style-name="P9" draw:layer="svg" svg:x1="20.384cm" svg:y1="2.643cm" svg:x2="20.379cm" svg:y2="2.649cm">
            <text:p/>
          </draw:line>
          <draw:line draw:style-name="gr5" draw:text-style-name="P9" draw:layer="svg" svg:x1="20.379cm" svg:y1="2.648cm" svg:x2="20.37cm" svg:y2="2.648cm">
            <text:p/>
          </draw:line>
          <draw:line draw:style-name="gr5" draw:text-style-name="P9" draw:layer="svg" svg:x1="20.371cm" svg:y1="2.648cm" svg:x2="20.366cm" svg:y2="2.653cm">
            <text:p/>
          </draw:line>
          <draw:line draw:style-name="gr5" draw:text-style-name="P9" draw:layer="svg" svg:x1="20.366cm" svg:y1="2.652cm" svg:x2="20.362cm" svg:y2="2.652cm">
            <text:p/>
          </draw:line>
          <draw:line draw:style-name="gr5" draw:text-style-name="P9" draw:layer="svg" svg:x1="20.362cm" svg:y1="2.652cm" svg:x2="20.353cm" svg:y2="2.652cm">
            <text:p/>
          </draw:line>
          <draw:line draw:style-name="gr5" draw:text-style-name="P9" draw:layer="svg" svg:x1="20.354cm" svg:y1="2.652cm" svg:x2="20.349cm" svg:y2="2.657cm">
            <text:p/>
          </draw:line>
          <draw:line draw:style-name="gr5" draw:text-style-name="P9" draw:layer="svg" svg:x1="20.349cm" svg:y1="2.656cm" svg:x2="20.345cm" svg:y2="2.656cm">
            <text:p/>
          </draw:line>
          <draw:line draw:style-name="gr5" draw:text-style-name="P9" draw:layer="svg" svg:x1="20.346cm" svg:y1="2.656cm" svg:x2="20.341cm" svg:y2="2.661cm">
            <text:p/>
          </draw:line>
          <draw:line draw:style-name="gr5" draw:text-style-name="P9" draw:layer="svg" svg:x1="20.341cm" svg:y1="2.66cm" svg:x2="20.332cm" svg:y2="2.66cm">
            <text:p/>
          </draw:line>
          <draw:line draw:style-name="gr5" draw:text-style-name="P9" draw:layer="svg" svg:x1="20.333cm" svg:y1="2.66cm" svg:x2="20.328cm" svg:y2="2.667cm">
            <text:p/>
          </draw:line>
          <draw:line draw:style-name="gr5" draw:text-style-name="P9" draw:layer="svg" svg:x1="20.328cm" svg:y1="2.665cm" svg:x2="20.324cm" svg:y2="2.665cm">
            <text:p/>
          </draw:line>
          <draw:line draw:style-name="gr5" draw:text-style-name="P9" draw:layer="svg" svg:x1="20.325cm" svg:y1="2.665cm" svg:x2="20.319cm" svg:y2="2.67cm">
            <text:p/>
          </draw:line>
          <draw:line draw:style-name="gr5" draw:text-style-name="P9" draw:layer="svg" svg:x1="20.319cm" svg:y1="2.669cm" svg:x2="20.315cm" svg:y2="2.669cm">
            <text:p/>
          </draw:line>
          <draw:line draw:style-name="gr5" draw:text-style-name="P9" draw:layer="svg" svg:x1="20.316cm" svg:y1="2.669cm" svg:x2="20.311cm" svg:y2="2.674cm">
            <text:p/>
          </draw:line>
          <draw:line draw:style-name="gr5" draw:text-style-name="P9" draw:layer="svg" svg:x1="20.311cm" svg:y1="2.673cm" svg:x2="20.303cm" svg:y2="2.673cm">
            <text:p/>
          </draw:line>
          <draw:line draw:style-name="gr5" draw:text-style-name="P9" draw:layer="svg" svg:x1="20.304cm" svg:y1="2.673cm" svg:x2="20.298cm" svg:y2="2.678cm">
            <text:p/>
          </draw:line>
          <draw:line draw:style-name="gr5" draw:text-style-name="P9" draw:layer="svg" svg:x1="20.298cm" svg:y1="2.677cm" svg:x2="20.294cm" svg:y2="2.677cm">
            <text:p/>
          </draw:line>
          <draw:line draw:style-name="gr5" draw:text-style-name="P9" draw:layer="svg" svg:x1="20.295cm" svg:y1="2.677cm" svg:x2="20.29cm" svg:y2="2.683cm">
            <text:p/>
          </draw:line>
          <draw:line draw:style-name="gr5" draw:text-style-name="P9" draw:layer="svg" svg:x1="20.29cm" svg:y1="2.682cm" svg:x2="20.29cm" svg:y2="2.686cm">
            <text:p/>
          </draw:line>
          <draw:line draw:style-name="gr5" draw:text-style-name="P9" draw:layer="svg" svg:x1="20.29cm" svg:y1="2.686cm" svg:x2="20.286cm" svg:y2="2.686cm">
            <text:p/>
          </draw:line>
          <draw:line draw:style-name="gr5" draw:text-style-name="P9" draw:layer="svg" svg:x1="20.288cm" svg:y1="2.686cm" svg:x2="20.281cm" svg:y2="2.691cm">
            <text:p/>
          </draw:line>
          <draw:line draw:style-name="gr5" draw:text-style-name="P9" draw:layer="svg" svg:x1="20.282cm" svg:y1="2.69cm" svg:x2="20.277cm" svg:y2="2.695cm">
            <text:p/>
          </draw:line>
          <draw:line draw:style-name="gr5" draw:text-style-name="P9" draw:layer="svg" svg:x1="20.277cm" svg:y1="2.694cm" svg:x2="20.273cm" svg:y2="2.694cm">
            <text:p/>
          </draw:line>
          <draw:line draw:style-name="gr5" draw:text-style-name="P9" draw:layer="svg" svg:x1="20.274cm" svg:y1="2.694cm" svg:x2="20.269cm" svg:y2="2.699cm">
            <text:p/>
          </draw:line>
          <draw:line draw:style-name="gr5" draw:text-style-name="P9" draw:layer="svg" svg:x1="20.269cm" svg:y1="2.698cm" svg:x2="20.269cm" svg:y2="2.703cm">
            <text:p/>
          </draw:line>
          <draw:line draw:style-name="gr5" draw:text-style-name="P9" draw:layer="svg" svg:x1="20.269cm" svg:y1="2.703cm" svg:x2="20.264cm" svg:y2="2.703cm">
            <text:p/>
          </draw:line>
          <draw:line draw:style-name="gr5" draw:text-style-name="P9" draw:layer="svg" svg:x1="20.265cm" svg:y1="2.703cm" svg:x2="20.26cm" svg:y2="2.708cm">
            <text:p/>
          </draw:line>
          <draw:line draw:style-name="gr5" draw:text-style-name="P9" draw:layer="svg" svg:x1="20.261cm" svg:y1="2.707cm" svg:x2="20.256cm" svg:y2="2.712cm">
            <text:p/>
          </draw:line>
          <draw:polyline draw:style-name="gr5" draw:text-style-name="P9" draw:layer="svg" svg:width="0cm" svg:height="0cm" svg:x="20.256cm" svg:y="2.711cm" svg:viewBox="0 0 0 0" draw:points="0,0">
            <text:p/>
          </draw:polyline>
          <draw:line draw:style-name="gr5" draw:text-style-name="P9" draw:layer="svg" svg:x1="20.257cm" svg:y1="2.711cm" svg:x2="20.252cm" svg:y2="2.716cm">
            <text:p/>
          </draw:line>
          <draw:line draw:style-name="gr5" draw:text-style-name="P9" draw:layer="svg" svg:x1="20.252cm" svg:y1="2.715cm" svg:x2="20.252cm" svg:y2="2.72cm">
            <text:p/>
          </draw:line>
          <draw:line draw:style-name="gr5" draw:text-style-name="P9" draw:layer="svg" svg:x1="20.252cm" svg:y1="2.72cm" svg:x2="20.247cm" svg:y2="2.72cm">
            <text:p/>
          </draw:line>
          <draw:line draw:style-name="gr5" draw:text-style-name="P9" draw:layer="svg" svg:x1="20.247cm" svg:y1="2.72cm" svg:x2="20.247cm" svg:y2="2.724cm">
            <text:p/>
          </draw:line>
          <draw:line draw:style-name="gr5" draw:text-style-name="P9" draw:layer="svg" svg:x1="20.248cm" svg:y1="2.724cm" svg:x2="20.243cm" svg:y2="2.729cm">
            <text:p/>
          </draw:line>
          <draw:line draw:style-name="gr5" draw:text-style-name="P9" draw:layer="svg" svg:x1="20.243cm" svg:y1="2.728cm" svg:x2="20.243cm" svg:y2="2.732cm">
            <text:p/>
          </draw:line>
          <draw:polyline draw:style-name="gr5" draw:text-style-name="P9" draw:layer="svg" svg:width="0cm" svg:height="0cm" svg:x="20.243cm" svg:y="2.732cm" svg:viewBox="0 0 0 0" draw:points="0,0">
            <text:p/>
          </draw:polyline>
          <draw:line draw:style-name="gr5" draw:text-style-name="P9" draw:layer="svg" svg:x1="20.244cm" svg:y1="2.732cm" svg:x2="20.239cm" svg:y2="2.739cm">
            <text:p/>
          </draw:line>
          <draw:line draw:style-name="gr5" draw:text-style-name="P9" draw:layer="svg" svg:x1="20.239cm" svg:y1="2.737cm" svg:x2="20.239cm" svg:y2="2.741cm">
            <text:p/>
          </draw:line>
          <draw:line draw:style-name="gr5" draw:text-style-name="P9" draw:layer="svg" svg:x1="20.239cm" svg:y1="2.741cm" svg:x2="20.239cm" svg:y2="2.745cm">
            <text:p/>
          </draw:line>
          <draw:line draw:style-name="gr5" draw:text-style-name="P9" draw:layer="svg" svg:x1="20.239cm" svg:y1="2.745cm" svg:x2="20.235cm" svg:y2="2.745cm">
            <text:p/>
          </draw:line>
          <draw:line draw:style-name="gr5" draw:text-style-name="P9" draw:layer="svg" svg:x1="20.235cm" svg:y1="2.745cm" svg:x2="20.235cm" svg:y2="2.749cm">
            <text:p/>
          </draw:line>
          <draw:line draw:style-name="gr5" draw:text-style-name="P9" draw:layer="svg" svg:x1="20.235cm" svg:y1="2.749cm" svg:x2="20.235cm" svg:y2="2.754cm">
            <text:p/>
          </draw:line>
          <draw:line draw:style-name="gr5" draw:text-style-name="P9" draw:layer="svg" svg:x1="20.235cm" svg:y1="2.754cm" svg:x2="20.235cm" svg:y2="2.758cm">
            <text:p/>
          </draw:line>
          <draw:line draw:style-name="gr5" draw:text-style-name="P9" draw:layer="svg" svg:x1="20.235cm" svg:y1="2.758cm" svg:x2="20.235cm" svg:y2="2.762cm">
            <text:p/>
          </draw:line>
          <draw:polyline draw:style-name="gr5" draw:text-style-name="P9" draw:layer="svg" svg:width="0cm" svg:height="0cm" svg:x="20.235cm" svg:y="2.762cm" svg:viewBox="0 0 0 0" draw:points="0,0">
            <text:p/>
          </draw:polyline>
          <draw:line draw:style-name="gr5" draw:text-style-name="P9" draw:layer="svg" svg:x1="20.235cm" svg:y1="2.762cm" svg:x2="20.235cm" svg:y2="2.766cm">
            <text:p/>
          </draw:line>
          <draw:polyline draw:style-name="gr5" draw:text-style-name="P9" draw:layer="svg" svg:width="0cm" svg:height="0cm" svg:x="20.235cm" svg:y="2.766cm" svg:viewBox="0 0 0 0" draw:points="0,0">
            <text:p/>
          </draw:polyline>
          <draw:line draw:style-name="gr3" draw:text-style-name="P9" draw:layer="svg" svg:x1="18.5cm" svg:y1="3.511cm" svg:x2="17.42cm" svg:y2="5.383cm">
            <text:p/>
          </draw:line>
          <draw:line draw:style-name="gr3" draw:text-style-name="P9" draw:layer="svg" svg:x1="18.499cm" svg:y1="5.365cm" svg:x2="18.792cm" svg:y2="5.443cm">
            <text:p/>
          </draw:line>
          <draw:line draw:style-name="gr3" draw:text-style-name="P9" draw:layer="svg" svg:x1="18.499cm" svg:y1="5.366cm" svg:x2="18.792cm" svg:y2="5.285cm">
            <text:p/>
          </draw:line>
          <draw:line draw:style-name="gr3" draw:text-style-name="P9" draw:layer="svg" svg:x1="18.499cm" svg:y1="3.511cm" svg:x2="18.499cm" svg:y2="5.674cm">
            <text:p/>
          </draw:line>
          <draw:path draw:style-name="gr3" draw:text-style-name="P9" draw:layer="svg" svg:width="1.907cm" svg:height="0.658cm" svg:x="17.083cm" svg:y="4.707cm" svg:viewBox="0 0 1908 659" svg:d="M0 0c351 419 871 659 1417 659 168 0 333-22 491-66">
            <text:p/>
          </draw:path>
          <draw:line draw:style-name="gr3" draw:text-style-name="P9" draw:layer="svg" svg:x1="17.573cm" svg:y1="5.117cm" svg:x2="17.36cm" svg:y2="4.904cm">
            <text:p/>
          </draw:line>
          <draw:line draw:style-name="gr3" draw:text-style-name="P9" draw:layer="svg" svg:x1="17.573cm" svg:y1="5.117cm" svg:x2="17.284cm" svg:y2="5.039cm">
            <text:p/>
          </draw:line>
          <draw:frame draw:style-name="gr9" draw:text-style-name="P13" draw:layer="svg" svg:width="4.426cm" svg:height="0.462cm" svg:x="21.535cm" svg:y="4.633cm">
            <draw:text-box>
              <text:p text:style-name="P12"><text:span text:style-name="T2">G:</text:span><text:span text:style-name="T2">前進しながら右ステア</text:span></text:p>
            </draw:text-box>
          </draw:frame>
          <draw:frame draw:style-name="gr9" draw:text-style-name="P13" draw:layer="svg" svg:width="4.426cm" svg:height="0.462cm" svg:x="21.501cm" svg:y="4.616cm">
            <draw:text-box>
              <text:p text:style-name="P12"><text:span text:style-name="T2">G:</text:span><text:span text:style-name="T2">前進しながら右ステア</text:span></text:p>
            </draw:text-box>
          </draw:frame>
          <draw:frame draw:style-name="gr9" draw:text-style-name="P13" draw:layer="svg" svg:width="4.426cm" svg:height="0.462cm" svg:x="21.535cm" svg:y="4.641cm">
            <draw:text-box>
              <text:p text:style-name="P12"><text:span text:style-name="T2">G:</text:span><text:span text:style-name="T2">前進しながら右ステア</text:span></text:p>
            </draw:text-box>
          </draw:frame>
          <draw:frame draw:style-name="gr9" draw:text-style-name="P13" draw:layer="svg" svg:width="4.426cm" svg:height="0.462cm" svg:x="21.501cm" svg:y="4.641cm">
            <draw:text-box>
              <text:p text:style-name="P12"><text:span text:style-name="T2">G:</text:span><text:span text:style-name="T2">前進しながら右ステア</text:span></text:p>
            </draw:text-box>
          </draw:frame>
          <draw:frame draw:style-name="gr9" draw:text-style-name="P13" draw:layer="svg" svg:width="4.426cm" svg:height="0.462cm" svg:x="21.535cm" svg:y="4.607cm">
            <draw:text-box>
              <text:p text:style-name="P12"><text:span text:style-name="T2">G:</text:span><text:span text:style-name="T2">前進しながら右ステア</text:span></text:p>
            </draw:text-box>
          </draw:frame>
          <draw:frame draw:style-name="gr9" draw:text-style-name="P13" draw:layer="svg" svg:width="4.426cm" svg:height="0.462cm" svg:x="21.501cm" svg:y="4.607cm">
            <draw:text-box>
              <text:p text:style-name="P12"><text:span text:style-name="T2">G:</text:span><text:span text:style-name="T2">前進しながら右ステア</text:span></text:p>
            </draw:text-box>
          </draw:frame>
          <draw:frame draw:style-name="gr9" draw:text-style-name="P13" draw:layer="svg" svg:width="4.426cm" svg:height="0.462cm" svg:x="21.518cm" svg:y="4.624cm">
            <draw:text-box>
              <text:p text:style-name="P12"><text:span text:style-name="T3">G:</text:span><text:span text:style-name="T3">前進しながら右ステア</text:span></text:p>
            </draw:text-box>
          </draw:frame>
          <draw:frame draw:style-name="gr9" draw:text-style-name="P13" draw:layer="svg" svg:width="0.4cm" svg:height="0.399cm" draw:transform="rotate (-0.698131700797732) translate (16.48cm 3.5cm)">
            <draw:text-box>
              <text:p text:style-name="P12"><text:span text:style-name="T4">右</text:span></text:p>
            </draw:text-box>
          </draw:frame>
          <draw:frame draw:style-name="gr9" draw:text-style-name="P13" draw:layer="svg" svg:width="0.4cm" svg:height="0.399cm" draw:transform="rotate (-0.698131700797732) translate (16.785cm 3.758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-0.698131700797732) translate (17.095cm 4.012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-0.698131700797732) translate (17.399cm 4.271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-0.698131700797732) translate (16.447cm 3.483cm)">
            <draw:text-box>
              <text:p text:style-name="P12"><text:span text:style-name="T4">右</text:span></text:p>
            </draw:text-box>
          </draw:frame>
          <draw:frame draw:style-name="gr9" draw:text-style-name="P13" draw:layer="svg" svg:width="0.4cm" svg:height="0.399cm" draw:transform="rotate (-0.698131700797732) translate (16.751cm 3.742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-0.698131700797732) translate (17.06cm 3.995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-0.698131700797732) translate (17.365cm 4.253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-0.698131700797732) translate (16.481cm 3.509cm)">
            <draw:text-box>
              <text:p text:style-name="P12"><text:span text:style-name="T4">右</text:span></text:p>
            </draw:text-box>
          </draw:frame>
          <draw:frame draw:style-name="gr9" draw:text-style-name="P13" draw:layer="svg" svg:width="0.4cm" svg:height="0.399cm" draw:transform="rotate (-0.698131700797732) translate (16.786cm 3.767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-0.698131700797732) translate (17.095cm 4.02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-0.698131700797732) translate (17.398cm 4.279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-0.698131700797732) translate (16.446cm 3.508cm)">
            <draw:text-box>
              <text:p text:style-name="P12"><text:span text:style-name="T4">右</text:span></text:p>
            </draw:text-box>
          </draw:frame>
          <draw:frame draw:style-name="gr9" draw:text-style-name="P13" draw:layer="svg" svg:width="0.4cm" svg:height="0.399cm" draw:transform="rotate (-0.698131700797732) translate (16.751cm 3.766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-0.698131700797732) translate (17.061cm 4.02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-0.698131700797732) translate (17.365cm 4.28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-0.698131700797732) translate (16.481cm 3.474cm)">
            <draw:text-box>
              <text:p text:style-name="P12"><text:span text:style-name="T4">右</text:span></text:p>
            </draw:text-box>
          </draw:frame>
          <draw:frame draw:style-name="gr9" draw:text-style-name="P13" draw:layer="svg" svg:width="0.4cm" svg:height="0.399cm" draw:transform="rotate (-0.698131700797732) translate (16.786cm 3.732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-0.698131700797732) translate (17.094cm 3.987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-0.698131700797732) translate (17.399cm 4.245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-0.698131700797732) translate (16.447cm 3.474cm)">
            <draw:text-box>
              <text:p text:style-name="P12"><text:span text:style-name="T4">右</text:span></text:p>
            </draw:text-box>
          </draw:frame>
          <draw:frame draw:style-name="gr9" draw:text-style-name="P13" draw:layer="svg" svg:width="0.4cm" svg:height="0.399cm" draw:transform="rotate (-0.698131700797732) translate (16.752cm 3.732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-0.698131700797732) translate (17.061cm 3.987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-0.698131700797732) translate (17.366cm 4.245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-0.698131700797732) translate (16.463cm 3.491cm)">
            <draw:text-box>
              <text:p text:style-name="P12"><text:span text:style-name="T5">右</text:span></text:p>
            </draw:text-box>
          </draw:frame>
          <draw:frame draw:style-name="gr9" draw:text-style-name="P13" draw:layer="svg" svg:width="0.4cm" svg:height="0.399cm" draw:transform="rotate (-0.698131700797732) translate (16.769cm 3.75cm)">
            <draw:text-box>
              <text:p text:style-name="P12"><text:span text:style-name="T5">ス</text:span></text:p>
            </draw:text-box>
          </draw:frame>
          <draw:frame draw:style-name="gr9" draw:text-style-name="P13" draw:layer="svg" svg:width="0.4cm" svg:height="0.399cm" draw:transform="rotate (-0.698131700797732) translate (17.078cm 4.004cm)">
            <draw:text-box>
              <text:p text:style-name="P12"><text:span text:style-name="T5">テ</text:span></text:p>
            </draw:text-box>
          </draw:frame>
          <draw:frame draw:style-name="gr9" draw:text-style-name="P13" draw:layer="svg" svg:width="0.4cm" svg:height="0.399cm" draw:transform="rotate (-0.698131700797732) translate (17.383cm 4.261cm)">
            <draw:text-box>
              <text:p text:style-name="P12"><text:span text:style-name="T5">ア</text:span></text:p>
            </draw:text-box>
          </draw:frame>
        </draw:g>
        <draw:g>
          <draw:polygon draw:style-name="gr4" draw:text-style-name="P10" draw:layer="svg" svg:width="0.152cm" svg:height="0.292cm" svg:x="-2.585cm" svg:y="29.547cm" svg:viewBox="0 0 153 293" draw:points="76,293 153,0 0,0">
            <text:p/>
          </draw:polygon>
          <draw:line draw:style-name="gr3" draw:text-style-name="P9" draw:layer="svg" svg:x1="-2.508cm" svg:y1="27.836cm" svg:x2="-3.508cm" svg:y2="29.573cm">
            <text:p/>
          </draw:line>
          <draw:polygon draw:style-name="gr4" draw:text-style-name="P10" draw:layer="svg" svg:width="0.212cm" svg:height="0.292cm" svg:x="-3.508cm" svg:y="29.28cm" svg:viewBox="0 0 213 293" draw:points="0,293 213,81 81,0">
            <text:p/>
          </draw:polygon>
          <draw:line draw:style-name="gr3" draw:text-style-name="P9" draw:layer="svg" svg:x1="-2.509cm" svg:y1="29.839cm" svg:x2="-2.509cm" svg:y2="29.716cm">
            <text:p/>
          </draw:line>
          <draw:line draw:style-name="gr3" draw:text-style-name="P9" draw:layer="svg" svg:x1="-2.509cm" svg:y1="29.652cm" svg:x2="-2.509cm" svg:y2="29.623cm">
            <text:p/>
          </draw:line>
          <draw:line draw:style-name="gr3" draw:text-style-name="P9" draw:layer="svg" svg:x1="-2.509cm" svg:y1="29.559cm" svg:x2="-2.509cm" svg:y2="29.53cm">
            <text:p/>
          </draw:line>
          <draw:line draw:style-name="gr3" draw:text-style-name="P9" draw:layer="svg" svg:x1="-2.509cm" svg:y1="29.466cm" svg:x2="-2.509cm" svg:y2="29.216cm">
            <text:p/>
          </draw:line>
          <draw:line draw:style-name="gr3" draw:text-style-name="P9" draw:layer="svg" svg:x1="-2.509cm" svg:y1="29.153cm" svg:x2="-2.509cm" svg:y2="29.123cm">
            <text:p/>
          </draw:line>
          <draw:line draw:style-name="gr3" draw:text-style-name="P9" draw:layer="svg" svg:x1="-2.509cm" svg:y1="29.06cm" svg:x2="-2.509cm" svg:y2="29.026cm">
            <text:p/>
          </draw:line>
          <draw:line draw:style-name="gr3" draw:text-style-name="P9" draw:layer="svg" svg:x1="-2.509cm" svg:y1="28.967cm" svg:x2="-2.509cm" svg:y2="28.713cm">
            <text:p/>
          </draw:line>
          <draw:line draw:style-name="gr3" draw:text-style-name="P9" draw:layer="svg" svg:x1="-2.509cm" svg:y1="28.653cm" svg:x2="-2.509cm" svg:y2="28.619cm">
            <text:p/>
          </draw:line>
          <draw:line draw:style-name="gr3" draw:text-style-name="P9" draw:layer="svg" svg:x1="-2.509cm" svg:y1="28.556cm" svg:x2="-2.509cm" svg:y2="28.526cm">
            <text:p/>
          </draw:line>
          <draw:line draw:style-name="gr3" draw:text-style-name="P9" draw:layer="svg" svg:x1="-2.509cm" svg:y1="28.463cm" svg:x2="-2.509cm" svg:y2="28.213cm">
            <text:p/>
          </draw:line>
          <draw:line draw:style-name="gr3" draw:text-style-name="P9" draw:layer="svg" svg:x1="-2.509cm" svg:y1="28.15cm" svg:x2="-2.509cm" svg:y2="28.12cm">
            <text:p/>
          </draw:line>
          <draw:line draw:style-name="gr3" draw:text-style-name="P9" draw:layer="svg" svg:x1="-2.509cm" svg:y1="28.056cm" svg:x2="-2.509cm" svg:y2="28.027cm">
            <text:p/>
          </draw:line>
          <draw:line draw:style-name="gr3" draw:text-style-name="P9" draw:layer="svg" svg:x1="-2.509cm" svg:y1="27.963cm" svg:x2="-2.509cm" svg:y2="27.836cm">
            <text:p/>
          </draw:line>
          <draw:polyline draw:style-name="gr3" draw:text-style-name="P9" draw:layer="svg" svg:width="0cm" svg:height="0cm" svg:x="-2.509cm" svg:y="27.836cm" svg:viewBox="0 0 0 0" draw:points="0,0">
            <text:p/>
          </draw:polyline>
          <draw:line draw:style-name="gr5" draw:text-style-name="P9" draw:layer="svg" svg:x1="-4.007cm" svg:y1="24.839cm" svg:x2="-3.605cm" svg:y2="24.839cm">
            <text:p/>
          </draw:line>
          <draw:line draw:style-name="gr5" draw:text-style-name="P9" draw:layer="svg" svg:x1="-3.542cm" svg:y1="24.839cm" svg:x2="-3.478cm" svg:y2="24.839cm">
            <text:p/>
          </draw:line>
          <draw:line draw:style-name="gr5" draw:text-style-name="P9" draw:layer="svg" svg:x1="-3.415cm" svg:y1="24.839cm" svg:x2="-2.606cm" svg:y2="24.839cm">
            <text:p/>
          </draw:line>
          <draw:line draw:style-name="gr5" draw:text-style-name="P9" draw:layer="svg" svg:x1="-2.543cm" svg:y1="24.839cm" svg:x2="-2.479cm" svg:y2="24.839cm">
            <text:p/>
          </draw:line>
          <draw:line draw:style-name="gr5" draw:text-style-name="P9" draw:layer="svg" svg:x1="-2.416cm" svg:y1="24.839cm" svg:x2="-1.607cm" svg:y2="24.839cm">
            <text:p/>
          </draw:line>
          <draw:line draw:style-name="gr5" draw:text-style-name="P9" draw:layer="svg" svg:x1="-1.544cm" svg:y1="24.839cm" svg:x2="-1.48cm" svg:y2="24.839cm">
            <text:p/>
          </draw:line>
          <draw:line draw:style-name="gr5" draw:text-style-name="P9" draw:layer="svg" svg:x1="-1.417cm" svg:y1="24.839cm" svg:x2="-1.01cm" svg:y2="24.839cm">
            <text:p/>
          </draw:line>
          <draw:polyline draw:style-name="gr5" draw:text-style-name="P9" draw:layer="svg" svg:width="0cm" svg:height="0cm" svg:x="-1.01cm" svg:y="24.839cm" svg:viewBox="0 0 0 0" draw:points="0,0">
            <text:p/>
          </draw:polyline>
          <draw:line draw:style-name="gr5" draw:text-style-name="P9" draw:layer="svg" svg:x1="-2.509cm" svg:y1="27.087cm" svg:x2="-2.509cm" svg:y2="26.634cm">
            <text:p/>
          </draw:line>
          <draw:line draw:style-name="gr5" draw:text-style-name="P9" draw:layer="svg" svg:x1="-2.509cm" svg:y1="26.562cm" svg:x2="-2.509cm" svg:y2="26.49cm">
            <text:p/>
          </draw:line>
          <draw:line draw:style-name="gr5" draw:text-style-name="P9" draw:layer="svg" svg:x1="-2.509cm" svg:y1="26.422cm" svg:x2="-2.509cm" svg:y2="25.508cm">
            <text:p/>
          </draw:line>
          <draw:line draw:style-name="gr5" draw:text-style-name="P9" draw:layer="svg" svg:x1="-2.509cm" svg:y1="25.44cm" svg:x2="-2.509cm" svg:y2="25.368cm">
            <text:p/>
          </draw:line>
          <draw:line draw:style-name="gr5" draw:text-style-name="P9" draw:layer="svg" svg:x1="-2.509cm" svg:y1="25.296cm" svg:x2="-2.509cm" svg:y2="24.386cm">
            <text:p/>
          </draw:line>
          <draw:line draw:style-name="gr5" draw:text-style-name="P9" draw:layer="svg" svg:x1="-2.509cm" svg:y1="24.314cm" svg:x2="-2.509cm" svg:y2="24.242cm">
            <text:p/>
          </draw:line>
          <draw:line draw:style-name="gr5" draw:text-style-name="P9" draw:layer="svg" svg:x1="-2.509cm" svg:y1="24.174cm" svg:x2="-2.509cm" svg:y2="23.26cm">
            <text:p/>
          </draw:line>
          <draw:line draw:style-name="gr5" draw:text-style-name="P9" draw:layer="svg" svg:x1="-2.509cm" svg:y1="23.192cm" svg:x2="-2.509cm" svg:y2="23.12cm">
            <text:p/>
          </draw:line>
          <draw:line draw:style-name="gr5" draw:text-style-name="P9" draw:layer="svg" svg:x1="-2.509cm" svg:y1="23.048cm" svg:x2="-2.509cm" svg:y2="22.591cm">
            <text:p/>
          </draw:line>
          <draw:polyline draw:style-name="gr5" draw:text-style-name="P9" draw:layer="svg" svg:width="0cm" svg:height="0cm" svg:x="-2.509cm" svg:y="22.591cm" svg:viewBox="0 0 0 0" draw:points="0,0">
            <text:p/>
          </draw:polyline>
          <draw:line draw:style-name="gr6" draw:text-style-name="P9" draw:layer="svg" svg:x1="-4.007cm" svg:y1="22.591cm" svg:x2="-1.01cm" svg:y2="22.591cm">
            <text:p/>
          </draw:line>
          <draw:line draw:style-name="gr6" draw:text-style-name="P9" draw:layer="svg" svg:x1="-1.01cm" svg:y1="27.087cm" svg:x2="-1.01cm" svg:y2="22.591cm">
            <text:p/>
          </draw:line>
          <draw:line draw:style-name="gr6" draw:text-style-name="P9" draw:layer="svg" svg:x1="-4.007cm" svg:y1="27.087cm" svg:x2="-1.01cm" svg:y2="27.087cm">
            <text:p/>
          </draw:line>
          <draw:line draw:style-name="gr6" draw:text-style-name="P9" draw:layer="svg" svg:x1="-4.007cm" svg:y1="27.087cm" svg:x2="-4.007cm" svg:y2="22.591cm">
            <text:p/>
          </draw:line>
          <draw:line draw:style-name="gr7" draw:text-style-name="P9" draw:layer="svg" svg:x1="-3.906cm" svg:y1="26.088cm" svg:x2="-3.508cm" svg:y2="26.088cm">
            <text:p/>
          </draw:line>
          <draw:line draw:style-name="gr7" draw:text-style-name="P9" draw:layer="svg" svg:x1="-3.906cm" svg:y1="26.99cm" svg:x2="-3.906cm" svg:y2="26.088cm">
            <text:p/>
          </draw:line>
          <draw:line draw:style-name="gr7" draw:text-style-name="P9" draw:layer="svg" svg:x1="-3.906cm" svg:y1="26.99cm" svg:x2="-3.508cm" svg:y2="26.99cm">
            <text:p/>
          </draw:line>
          <draw:line draw:style-name="gr7" draw:text-style-name="P9" draw:layer="svg" svg:x1="-3.508cm" svg:y1="26.99cm" svg:x2="-3.508cm" svg:y2="26.088cm">
            <text:p/>
          </draw:line>
          <draw:line draw:style-name="gr7" draw:text-style-name="P9" draw:layer="svg" svg:x1="-1.51cm" svg:y1="26.088cm" svg:x2="-1.112cm" svg:y2="26.088cm">
            <text:p/>
          </draw:line>
          <draw:line draw:style-name="gr7" draw:text-style-name="P9" draw:layer="svg" svg:x1="-1.112cm" svg:y1="26.99cm" svg:x2="-1.112cm" svg:y2="26.088cm">
            <text:p/>
          </draw:line>
          <draw:line draw:style-name="gr7" draw:text-style-name="P9" draw:layer="svg" svg:x1="-1.51cm" svg:y1="26.99cm" svg:x2="-1.112cm" svg:y2="26.99cm">
            <text:p/>
          </draw:line>
          <draw:line draw:style-name="gr7" draw:text-style-name="P9" draw:layer="svg" svg:x1="-1.51cm" svg:y1="26.99cm" svg:x2="-1.51cm" svg:y2="26.088cm">
            <text:p/>
          </draw:line>
          <draw:line draw:style-name="gr7" draw:text-style-name="P9" draw:layer="svg" svg:x1="-1.51cm" svg:y1="26.088cm" svg:x2="-1.112cm" svg:y2="26.088cm">
            <text:p/>
          </draw:line>
          <draw:line draw:style-name="gr7" draw:text-style-name="P9" draw:layer="svg" svg:x1="-1.307cm" svg:y1="23.947cm" svg:x2="-0.958cm" svg:y2="23.751cm">
            <text:p/>
          </draw:line>
          <draw:line draw:style-name="gr7" draw:text-style-name="P9" draw:layer="svg" svg:x1="-0.958cm" svg:y1="23.752cm" svg:x2="-1.408cm" svg:y2="22.972cm">
            <text:p/>
          </draw:line>
          <draw:line draw:style-name="gr7" draw:text-style-name="P9" draw:layer="svg" svg:x1="-1.407cm" svg:y1="22.972cm" svg:x2="-1.755cm" svg:y2="23.172cm">
            <text:p/>
          </draw:line>
          <draw:line draw:style-name="gr7" draw:text-style-name="P9" draw:layer="svg" svg:x1="-1.755cm" svg:y1="23.171cm" svg:x2="-1.306cm" svg:y2="23.947cm">
            <text:p/>
          </draw:line>
          <draw:line draw:style-name="gr7" draw:text-style-name="P9" draw:layer="svg" svg:x1="-3.283cm" svg:y1="23.98cm" svg:x2="-3.626cm" svg:y2="24.18cm">
            <text:p/>
          </draw:line>
          <draw:line draw:style-name="gr7" draw:text-style-name="P9" draw:layer="svg" svg:x1="-3.625cm" svg:y1="24.18cm" svg:x2="-4.079cm" svg:y2="23.404cm">
            <text:p/>
          </draw:line>
          <draw:line draw:style-name="gr7" draw:text-style-name="P9" draw:layer="svg" svg:x1="-4.079cm" svg:y1="23.405cm" svg:x2="-3.731cm" svg:y2="23.201cm">
            <text:p/>
          </draw:line>
          <draw:line draw:style-name="gr7" draw:text-style-name="P9" draw:layer="svg" svg:x1="-3.732cm" svg:y1="23.201cm" svg:x2="-3.283cm" svg:y2="23.981cm">
            <text:p/>
          </draw:line>
          <draw:polygon draw:style-name="gr8" draw:text-style-name="P11" draw:layer="svg" svg:width="0.398cm" svg:height="0.902cm" svg:x="-3.906cm" svg:y="26.088cm" svg:viewBox="0 0 399 903" draw:points="399,903 399,0 0,0 0,903">
            <text:p/>
          </draw:polygon>
          <draw:polygon draw:style-name="gr8" draw:text-style-name="P11" draw:layer="svg" svg:width="0.398cm" svg:height="0.902cm" svg:x="-1.51cm" svg:y="26.088cm" svg:viewBox="0 0 399 903" draw:points="0,903 0,0 399,0 399,903">
            <text:p/>
          </draw:polygon>
          <draw:polygon draw:style-name="gr8" draw:text-style-name="P11" draw:layer="svg" svg:width="0.796cm" svg:height="0.974cm" svg:x="-1.755cm" svg:y="22.972cm" svg:viewBox="0 0 797 975" draw:points="0,200 449,975 797,780 348,0">
            <text:p/>
          </draw:polygon>
          <draw:polygon draw:style-name="gr8" draw:text-style-name="P11" draw:layer="svg" svg:width="0.795cm" svg:height="0.978cm" svg:x="-4.079cm" svg:y="23.201cm" svg:viewBox="0 0 796 979" draw:points="348,0 796,779 454,979 0,203">
            <text:p/>
          </draw:polygon>
          <draw:line draw:style-name="gr5" draw:text-style-name="P9" draw:layer="svg" svg:x1="-3.245cm" svg:y1="22.845cm" svg:x2="-3.245cm" svg:y2="22.841cm">
            <text:p/>
          </draw:line>
          <draw:line draw:style-name="gr5" draw:text-style-name="P9" draw:layer="svg" svg:x1="-3.245cm" svg:y1="22.841cm" svg:x2="-3.245cm" svg:y2="22.837cm">
            <text:p/>
          </draw:line>
          <draw:line draw:style-name="gr5" draw:text-style-name="P9" draw:layer="svg" svg:x1="-3.245cm" svg:y1="22.837cm" svg:x2="-3.245cm" svg:y2="22.833cm">
            <text:p/>
          </draw:line>
          <draw:line draw:style-name="gr5" draw:text-style-name="P9" draw:layer="svg" svg:x1="-3.245cm" svg:y1="22.833cm" svg:x2="-3.245cm" svg:y2="22.828cm">
            <text:p/>
          </draw:line>
          <draw:polyline draw:style-name="gr5" draw:text-style-name="P9" draw:layer="svg" svg:width="0cm" svg:height="0cm" svg:x="-3.245cm" svg:y="22.828cm" svg:viewBox="0 0 0 0" draw:points="0,0">
            <text:p/>
          </draw:polyline>
          <draw:line draw:style-name="gr5" draw:text-style-name="P9" draw:layer="svg" svg:x1="-3.243cm" svg:y1="22.829cm" svg:x2="-3.25cm" svg:y2="22.824cm">
            <text:p/>
          </draw:line>
          <draw:line draw:style-name="gr5" draw:text-style-name="P9" draw:layer="svg" svg:x1="-3.25cm" svg:y1="22.824cm" svg:x2="-3.25cm" svg:y2="22.82cm">
            <text:p/>
          </draw:line>
          <draw:line draw:style-name="gr5" draw:text-style-name="P9" draw:layer="svg" svg:x1="-3.25cm" svg:y1="22.82cm" svg:x2="-3.25cm" svg:y2="22.816cm">
            <text:p/>
          </draw:line>
          <draw:polyline draw:style-name="gr5" draw:text-style-name="P9" draw:layer="svg" svg:width="0cm" svg:height="0cm" svg:x="-3.25cm" svg:y="22.816cm" svg:viewBox="0 0 0 0" draw:points="0,0">
            <text:p/>
          </draw:polyline>
          <draw:line draw:style-name="gr5" draw:text-style-name="P9" draw:layer="svg" svg:x1="-3.249cm" svg:y1="22.818cm" svg:x2="-3.254cm" svg:y2="22.811cm">
            <text:p/>
          </draw:line>
          <draw:line draw:style-name="gr5" draw:text-style-name="P9" draw:layer="svg" svg:x1="-3.254cm" svg:y1="22.811cm" svg:x2="-3.254cm" svg:y2="22.807cm">
            <text:p/>
          </draw:line>
          <draw:line draw:style-name="gr5" draw:text-style-name="P9" draw:layer="svg" svg:x1="-3.253cm" svg:y1="22.808cm" svg:x2="-3.258cm" svg:y2="22.803cm">
            <text:p/>
          </draw:line>
          <draw:polyline draw:style-name="gr5" draw:text-style-name="P9" draw:layer="svg" svg:width="0cm" svg:height="0cm" svg:x="-3.258cm" svg:y="22.803cm" svg:viewBox="0 0 0 0" draw:points="0,0">
            <text:p/>
          </draw:polyline>
          <draw:line draw:style-name="gr5" draw:text-style-name="P9" draw:layer="svg" svg:x1="-3.257cm" svg:y1="22.804cm" svg:x2="-3.262cm" svg:y2="22.799cm">
            <text:p/>
          </draw:line>
          <draw:line draw:style-name="gr5" draw:text-style-name="P9" draw:layer="svg" svg:x1="-3.262cm" svg:y1="22.799cm" svg:x2="-3.262cm" svg:y2="22.794cm">
            <text:p/>
          </draw:line>
          <draw:line draw:style-name="gr5" draw:text-style-name="P9" draw:layer="svg" svg:x1="-3.262cm" svg:y1="22.794cm" svg:x2="-3.267cm" svg:y2="22.794cm">
            <text:p/>
          </draw:line>
          <draw:line draw:style-name="gr5" draw:text-style-name="P9" draw:layer="svg" svg:x1="-3.267cm" svg:y1="22.794cm" svg:x2="-3.267cm" svg:y2="22.79cm">
            <text:p/>
          </draw:line>
          <draw:line draw:style-name="gr5" draw:text-style-name="P9" draw:layer="svg" svg:x1="-3.266cm" svg:y1="22.791cm" svg:x2="-3.271cm" svg:y2="22.786cm">
            <text:p/>
          </draw:line>
          <draw:line draw:style-name="gr5" draw:text-style-name="P9" draw:layer="svg" svg:x1="-3.27cm" svg:y1="22.787cm" svg:x2="-3.275cm" svg:y2="22.782cm">
            <text:p/>
          </draw:line>
          <draw:polyline draw:style-name="gr5" draw:text-style-name="P9" draw:layer="svg" svg:width="0cm" svg:height="0cm" svg:x="-3.275cm" svg:y="22.782cm" svg:viewBox="0 0 0 0" draw:points="0,0">
            <text:p/>
          </draw:polyline>
          <draw:line draw:style-name="gr5" draw:text-style-name="P9" draw:layer="svg" svg:x1="-3.274cm" svg:y1="22.783cm" svg:x2="-3.279cm" svg:y2="22.777cm">
            <text:p/>
          </draw:line>
          <draw:line draw:style-name="gr5" draw:text-style-name="P9" draw:layer="svg" svg:x1="-3.278cm" svg:y1="22.778cm" svg:x2="-3.284cm" svg:y2="22.773cm">
            <text:p/>
          </draw:line>
          <draw:line draw:style-name="gr5" draw:text-style-name="P9" draw:layer="svg" svg:x1="-3.284cm" svg:y1="22.773cm" svg:x2="-3.288cm" svg:y2="22.773cm">
            <text:p/>
          </draw:line>
          <draw:line draw:style-name="gr5" draw:text-style-name="P9" draw:layer="svg" svg:x1="-3.288cm" svg:y1="22.773cm" svg:x2="-3.288cm" svg:y2="22.769cm">
            <text:p/>
          </draw:line>
          <draw:line draw:style-name="gr5" draw:text-style-name="P9" draw:layer="svg" svg:x1="-3.287cm" svg:y1="22.77cm" svg:x2="-3.292cm" svg:y2="22.765cm">
            <text:p/>
          </draw:line>
          <draw:line draw:style-name="gr5" draw:text-style-name="P9" draw:layer="svg" svg:x1="-3.292cm" svg:y1="22.765cm" svg:x2="-3.296cm" svg:y2="22.765cm">
            <text:p/>
          </draw:line>
          <draw:line draw:style-name="gr5" draw:text-style-name="P9" draw:layer="svg" svg:x1="-3.295cm" svg:y1="22.766cm" svg:x2="-3.3cm" svg:y2="22.761cm">
            <text:p/>
          </draw:line>
          <draw:line draw:style-name="gr5" draw:text-style-name="P9" draw:layer="svg" svg:x1="-3.3cm" svg:y1="22.761cm" svg:x2="-3.305cm" svg:y2="22.761cm">
            <text:p/>
          </draw:line>
          <draw:line draw:style-name="gr5" draw:text-style-name="P9" draw:layer="svg" svg:x1="-3.304cm" svg:y1="22.762cm" svg:x2="-3.309cm" svg:y2="22.756cm">
            <text:p/>
          </draw:line>
          <draw:line draw:style-name="gr5" draw:text-style-name="P9" draw:layer="svg" svg:x1="-3.308cm" svg:y1="22.757cm" svg:x2="-3.313cm" svg:y2="22.752cm">
            <text:p/>
          </draw:line>
          <draw:line draw:style-name="gr5" draw:text-style-name="P9" draw:layer="svg" svg:x1="-3.313cm" svg:y1="22.752cm" svg:x2="-3.317cm" svg:y2="22.752cm">
            <text:p/>
          </draw:line>
          <draw:line draw:style-name="gr5" draw:text-style-name="P9" draw:layer="svg" svg:x1="-3.315cm" svg:y1="22.753cm" svg:x2="-3.322cm" svg:y2="22.748cm">
            <text:p/>
          </draw:line>
          <draw:line draw:style-name="gr5" draw:text-style-name="P9" draw:layer="svg" svg:x1="-3.322cm" svg:y1="22.748cm" svg:x2="-3.326cm" svg:y2="22.748cm">
            <text:p/>
          </draw:line>
          <draw:line draw:style-name="gr5" draw:text-style-name="P9" draw:layer="svg" svg:x1="-3.325cm" svg:y1="22.749cm" svg:x2="-3.334cm" svg:y2="22.744cm">
            <text:p/>
          </draw:line>
          <draw:line draw:style-name="gr5" draw:text-style-name="P9" draw:layer="svg" svg:x1="-3.334cm" svg:y1="22.744cm" svg:x2="-3.339cm" svg:y2="22.744cm">
            <text:p/>
          </draw:line>
          <draw:line draw:style-name="gr5" draw:text-style-name="P9" draw:layer="svg" svg:x1="-3.338cm" svg:y1="22.746cm" svg:x2="-3.343cm" svg:y2="22.739cm">
            <text:p/>
          </draw:line>
          <draw:line draw:style-name="gr5" draw:text-style-name="P9" draw:layer="svg" svg:x1="-3.343cm" svg:y1="22.739cm" svg:x2="-3.347cm" svg:y2="22.739cm">
            <text:p/>
          </draw:line>
          <draw:line draw:style-name="gr5" draw:text-style-name="P9" draw:layer="svg" svg:x1="-3.346cm" svg:y1="22.74cm" svg:x2="-3.351cm" svg:y2="22.735cm">
            <text:p/>
          </draw:line>
          <draw:line draw:style-name="gr5" draw:text-style-name="P9" draw:layer="svg" svg:x1="-3.351cm" svg:y1="22.735cm" svg:x2="-3.36cm" svg:y2="22.735cm">
            <text:p/>
          </draw:line>
          <draw:line draw:style-name="gr5" draw:text-style-name="P9" draw:layer="svg" svg:x1="-3.359cm" svg:y1="22.736cm" svg:x2="-3.364cm" svg:y2="22.731cm">
            <text:p/>
          </draw:line>
          <draw:line draw:style-name="gr5" draw:text-style-name="P9" draw:layer="svg" svg:x1="-3.364cm" svg:y1="22.731cm" svg:x2="-3.368cm" svg:y2="22.731cm">
            <text:p/>
          </draw:line>
          <draw:line draw:style-name="gr5" draw:text-style-name="P9" draw:layer="svg" svg:x1="-3.368cm" svg:y1="22.731cm" svg:x2="-3.372cm" svg:y2="22.731cm">
            <text:p/>
          </draw:line>
          <draw:line draw:style-name="gr5" draw:text-style-name="P9" draw:layer="svg" svg:x1="-3.371cm" svg:y1="22.732cm" svg:x2="-3.381cm" svg:y2="22.727cm">
            <text:p/>
          </draw:line>
          <draw:line draw:style-name="gr5" draw:text-style-name="P9" draw:layer="svg" svg:x1="-3.381cm" svg:y1="22.727cm" svg:x2="-3.385cm" svg:y2="22.727cm">
            <text:p/>
          </draw:line>
          <draw:line draw:style-name="gr5" draw:text-style-name="P9" draw:layer="svg" svg:x1="-3.385cm" svg:y1="22.727cm" svg:x2="-3.394cm" svg:y2="22.727cm">
            <text:p/>
          </draw:line>
          <draw:line draw:style-name="gr5" draw:text-style-name="P9" draw:layer="svg" svg:x1="-3.393cm" svg:y1="22.728cm" svg:x2="-3.398cm" svg:y2="22.722cm">
            <text:p/>
          </draw:line>
          <draw:line draw:style-name="gr5" draw:text-style-name="P9" draw:layer="svg" svg:x1="-3.398cm" svg:y1="22.722cm" svg:x2="-3.402cm" svg:y2="22.722cm">
            <text:p/>
          </draw:line>
          <draw:line draw:style-name="gr5" draw:text-style-name="P9" draw:layer="svg" svg:x1="-3.402cm" svg:y1="22.722cm" svg:x2="-3.411cm" svg:y2="22.722cm">
            <text:p/>
          </draw:line>
          <draw:line draw:style-name="gr5" draw:text-style-name="P9" draw:layer="svg" svg:x1="-3.41cm" svg:y1="22.723cm" svg:x2="-3.415cm" svg:y2="22.718cm">
            <text:p/>
          </draw:line>
          <draw:line draw:style-name="gr5" draw:text-style-name="P9" draw:layer="svg" svg:x1="-3.415cm" svg:y1="22.718cm" svg:x2="-3.423cm" svg:y2="22.718cm">
            <text:p/>
          </draw:line>
          <draw:line draw:style-name="gr5" draw:text-style-name="P9" draw:layer="svg" svg:x1="-3.423cm" svg:y1="22.718cm" svg:x2="-3.427cm" svg:y2="22.718cm">
            <text:p/>
          </draw:line>
          <draw:line draw:style-name="gr5" draw:text-style-name="P9" draw:layer="svg" svg:x1="-3.427cm" svg:y1="22.718cm" svg:x2="-3.436cm" svg:y2="22.718cm">
            <text:p/>
          </draw:line>
          <draw:line draw:style-name="gr5" draw:text-style-name="P9" draw:layer="svg" svg:x1="-3.435cm" svg:y1="22.719cm" svg:x2="-3.44cm" svg:y2="22.714cm">
            <text:p/>
          </draw:line>
          <draw:line draw:style-name="gr5" draw:text-style-name="P9" draw:layer="svg" svg:x1="-3.44cm" svg:y1="22.714cm" svg:x2="-3.449cm" svg:y2="22.714cm">
            <text:p/>
          </draw:line>
          <draw:line draw:style-name="gr5" draw:text-style-name="P9" draw:layer="svg" svg:x1="-3.449cm" svg:y1="22.714cm" svg:x2="-3.453cm" svg:y2="22.714cm">
            <text:p/>
          </draw:line>
          <draw:line draw:style-name="gr5" draw:text-style-name="P9" draw:layer="svg" svg:x1="-3.453cm" svg:y1="22.714cm" svg:x2="-3.461cm" svg:y2="22.714cm">
            <text:p/>
          </draw:line>
          <draw:line draw:style-name="gr5" draw:text-style-name="P9" draw:layer="svg" svg:x1="-3.461cm" svg:y1="22.714cm" svg:x2="-3.466cm" svg:y2="22.714cm">
            <text:p/>
          </draw:line>
          <draw:line draw:style-name="gr5" draw:text-style-name="P9" draw:layer="svg" svg:x1="-3.466cm" svg:y1="22.714cm" svg:x2="-3.474cm" svg:y2="22.714cm">
            <text:p/>
          </draw:line>
          <draw:line draw:style-name="gr5" draw:text-style-name="P9" draw:layer="svg" svg:x1="-3.474cm" svg:y1="22.714cm" svg:x2="-3.478cm" svg:y2="22.714cm">
            <text:p/>
          </draw:line>
          <draw:line draw:style-name="gr5" draw:text-style-name="P9" draw:layer="svg" svg:x1="-3.477cm" svg:y1="22.715cm" svg:x2="-3.487cm" svg:y2="22.71cm">
            <text:p/>
          </draw:line>
          <draw:line draw:style-name="gr5" draw:text-style-name="P9" draw:layer="svg" svg:x1="-3.487cm" svg:y1="22.71cm" svg:x2="-3.491cm" svg:y2="22.71cm">
            <text:p/>
          </draw:line>
          <draw:line draw:style-name="gr5" draw:text-style-name="P9" draw:layer="svg" svg:x1="-3.491cm" svg:y1="22.71cm" svg:x2="-3.499cm" svg:y2="22.71cm">
            <text:p/>
          </draw:line>
          <draw:line draw:style-name="gr5" draw:text-style-name="P9" draw:layer="svg" svg:x1="-3.499cm" svg:y1="22.71cm" svg:x2="-3.504cm" svg:y2="22.71cm">
            <text:p/>
          </draw:line>
          <draw:line draw:style-name="gr5" draw:text-style-name="P9" draw:layer="svg" svg:x1="-3.504cm" svg:y1="22.71cm" svg:x2="-3.512cm" svg:y2="22.71cm">
            <text:p/>
          </draw:line>
          <draw:line draw:style-name="gr5" draw:text-style-name="P9" draw:layer="svg" svg:x1="-3.512cm" svg:y1="22.71cm" svg:x2="-3.516cm" svg:y2="22.71cm">
            <text:p/>
          </draw:line>
          <draw:line draw:style-name="gr5" draw:text-style-name="P9" draw:layer="svg" svg:x1="-3.516cm" svg:y1="22.71cm" svg:x2="-3.525cm" svg:y2="22.71cm">
            <text:p/>
          </draw:line>
          <draw:line draw:style-name="gr5" draw:text-style-name="P9" draw:layer="svg" svg:x1="-3.524cm" svg:y1="22.71cm" svg:x2="-3.533cm" svg:y2="22.715cm">
            <text:p/>
          </draw:line>
          <draw:line draw:style-name="gr5" draw:text-style-name="P9" draw:layer="svg" svg:x1="-3.533cm" svg:y1="22.714cm" svg:x2="-3.538cm" svg:y2="22.714cm">
            <text:p/>
          </draw:line>
          <draw:line draw:style-name="gr5" draw:text-style-name="P9" draw:layer="svg" svg:x1="-3.538cm" svg:y1="22.714cm" svg:x2="-3.546cm" svg:y2="22.714cm">
            <text:p/>
          </draw:line>
          <draw:line draw:style-name="gr5" draw:text-style-name="P9" draw:layer="svg" svg:x1="-3.546cm" svg:y1="22.714cm" svg:x2="-3.55cm" svg:y2="22.714cm">
            <text:p/>
          </draw:line>
          <draw:line draw:style-name="gr5" draw:text-style-name="P9" draw:layer="svg" svg:x1="-3.55cm" svg:y1="22.714cm" svg:x2="-3.559cm" svg:y2="22.714cm">
            <text:p/>
          </draw:line>
          <draw:line draw:style-name="gr5" draw:text-style-name="P9" draw:layer="svg" svg:x1="-3.559cm" svg:y1="22.714cm" svg:x2="-3.563cm" svg:y2="22.714cm">
            <text:p/>
          </draw:line>
          <draw:line draw:style-name="gr5" draw:text-style-name="P9" draw:layer="svg" svg:x1="-3.563cm" svg:y1="22.714cm" svg:x2="-3.571cm" svg:y2="22.714cm">
            <text:p/>
          </draw:line>
          <draw:line draw:style-name="gr5" draw:text-style-name="P9" draw:layer="svg" svg:x1="-3.57cm" svg:y1="22.714cm" svg:x2="-3.576cm" svg:y2="22.719cm">
            <text:p/>
          </draw:line>
          <draw:line draw:style-name="gr5" draw:text-style-name="P9" draw:layer="svg" svg:x1="-3.576cm" svg:y1="22.718cm" svg:x2="-3.584cm" svg:y2="22.718cm">
            <text:p/>
          </draw:line>
          <draw:line draw:style-name="gr5" draw:text-style-name="P9" draw:layer="svg" svg:x1="-3.584cm" svg:y1="22.718cm" svg:x2="-3.588cm" svg:y2="22.718cm">
            <text:p/>
          </draw:line>
          <draw:line draw:style-name="gr5" draw:text-style-name="P9" draw:layer="svg" svg:x1="-3.588cm" svg:y1="22.718cm" svg:x2="-3.597cm" svg:y2="22.718cm">
            <text:p/>
          </draw:line>
          <draw:line draw:style-name="gr5" draw:text-style-name="P9" draw:layer="svg" svg:x1="-3.597cm" svg:y1="22.718cm" svg:x2="-3.601cm" svg:y2="22.718cm">
            <text:p/>
          </draw:line>
          <draw:line draw:style-name="gr5" draw:text-style-name="P9" draw:layer="svg" svg:x1="-3.6cm" svg:y1="22.718cm" svg:x2="-3.605cm" svg:y2="22.723cm">
            <text:p/>
          </draw:line>
          <draw:line draw:style-name="gr5" draw:text-style-name="P9" draw:layer="svg" svg:x1="-3.605cm" svg:y1="22.722cm" svg:x2="-3.614cm" svg:y2="22.722cm">
            <text:p/>
          </draw:line>
          <draw:line draw:style-name="gr5" draw:text-style-name="P9" draw:layer="svg" svg:x1="-3.614cm" svg:y1="22.722cm" svg:x2="-3.618cm" svg:y2="22.722cm">
            <text:p/>
          </draw:line>
          <draw:line draw:style-name="gr5" draw:text-style-name="P9" draw:layer="svg" svg:x1="-3.617cm" svg:y1="22.722cm" svg:x2="-3.626cm" svg:y2="22.728cm">
            <text:p/>
          </draw:line>
          <draw:line draw:style-name="gr5" draw:text-style-name="P9" draw:layer="svg" svg:x1="-3.626cm" svg:y1="22.727cm" svg:x2="-3.631cm" svg:y2="22.727cm">
            <text:p/>
          </draw:line>
          <draw:line draw:style-name="gr5" draw:text-style-name="P9" draw:layer="svg" svg:x1="-3.631cm" svg:y1="22.727cm" svg:x2="-3.635cm" svg:y2="22.727cm">
            <text:p/>
          </draw:line>
          <draw:line draw:style-name="gr5" draw:text-style-name="P9" draw:layer="svg" svg:x1="-3.634cm" svg:y1="22.727cm" svg:x2="-3.643cm" svg:y2="22.732cm">
            <text:p/>
          </draw:line>
          <draw:line draw:style-name="gr5" draw:text-style-name="P9" draw:layer="svg" svg:x1="-3.643cm" svg:y1="22.731cm" svg:x2="-3.648cm" svg:y2="22.731cm">
            <text:p/>
          </draw:line>
          <draw:line draw:style-name="gr5" draw:text-style-name="P9" draw:layer="svg" svg:x1="-3.647cm" svg:y1="22.731cm" svg:x2="-3.652cm" svg:y2="22.736cm">
            <text:p/>
          </draw:line>
          <draw:line draw:style-name="gr5" draw:text-style-name="P9" draw:layer="svg" svg:x1="-3.652cm" svg:y1="22.735cm" svg:x2="-3.66cm" svg:y2="22.735cm">
            <text:p/>
          </draw:line>
          <draw:line draw:style-name="gr5" draw:text-style-name="P9" draw:layer="svg" svg:x1="-3.659cm" svg:y1="22.735cm" svg:x2="-3.665cm" svg:y2="22.74cm">
            <text:p/>
          </draw:line>
          <draw:line draw:style-name="gr5" draw:text-style-name="P9" draw:layer="svg" svg:x1="-3.665cm" svg:y1="22.739cm" svg:x2="-3.669cm" svg:y2="22.739cm">
            <text:p/>
          </draw:line>
          <draw:line draw:style-name="gr5" draw:text-style-name="P9" draw:layer="svg" svg:x1="-3.668cm" svg:y1="22.739cm" svg:x2="-3.673cm" svg:y2="22.746cm">
            <text:p/>
          </draw:line>
          <draw:line draw:style-name="gr5" draw:text-style-name="P9" draw:layer="svg" svg:x1="-3.673cm" svg:y1="22.744cm" svg:x2="-3.677cm" svg:y2="22.744cm">
            <text:p/>
          </draw:line>
          <draw:line draw:style-name="gr5" draw:text-style-name="P9" draw:layer="svg" svg:x1="-3.676cm" svg:y1="22.744cm" svg:x2="-3.686cm" svg:y2="22.749cm">
            <text:p/>
          </draw:line>
          <draw:line draw:style-name="gr5" draw:text-style-name="P9" draw:layer="svg" svg:x1="-3.686cm" svg:y1="22.748cm" svg:x2="-3.69cm" svg:y2="22.748cm">
            <text:p/>
          </draw:line>
          <draw:line draw:style-name="gr5" draw:text-style-name="P9" draw:layer="svg" svg:x1="-3.689cm" svg:y1="22.748cm" svg:x2="-3.694cm" svg:y2="22.753cm">
            <text:p/>
          </draw:line>
          <draw:line draw:style-name="gr5" draw:text-style-name="P9" draw:layer="svg" svg:x1="-3.694cm" svg:y1="22.752cm" svg:x2="-3.698cm" svg:y2="22.752cm">
            <text:p/>
          </draw:line>
          <draw:line draw:style-name="gr5" draw:text-style-name="P9" draw:layer="svg" svg:x1="-3.697cm" svg:y1="22.752cm" svg:x2="-3.703cm" svg:y2="22.757cm">
            <text:p/>
          </draw:line>
          <draw:line draw:style-name="gr5" draw:text-style-name="P9" draw:layer="svg" svg:x1="-3.703cm" svg:y1="22.756cm" svg:x2="-3.707cm" svg:y2="22.756cm">
            <text:p/>
          </draw:line>
          <draw:line draw:style-name="gr5" draw:text-style-name="P9" draw:layer="svg" svg:x1="-3.706cm" svg:y1="22.756cm" svg:x2="-3.711cm" svg:y2="22.762cm">
            <text:p/>
          </draw:line>
          <draw:line draw:style-name="gr5" draw:text-style-name="P9" draw:layer="svg" svg:x1="-3.71cm" svg:y1="22.761cm" svg:x2="-3.715cm" svg:y2="22.766cm">
            <text:p/>
          </draw:line>
          <draw:line draw:style-name="gr5" draw:text-style-name="P9" draw:layer="svg" svg:x1="-3.715cm" svg:y1="22.765cm" svg:x2="-3.72cm" svg:y2="22.765cm">
            <text:p/>
          </draw:line>
          <draw:line draw:style-name="gr5" draw:text-style-name="P9" draw:layer="svg" svg:x1="-3.719cm" svg:y1="22.765cm" svg:x2="-3.724cm" svg:y2="22.77cm">
            <text:p/>
          </draw:line>
          <draw:line draw:style-name="gr5" draw:text-style-name="P9" draw:layer="svg" svg:x1="-3.724cm" svg:y1="22.769cm" svg:x2="-3.728cm" svg:y2="22.769cm">
            <text:p/>
          </draw:line>
          <draw:line draw:style-name="gr5" draw:text-style-name="P9" draw:layer="svg" svg:x1="-3.728cm" svg:y1="22.769cm" svg:x2="-3.728cm" svg:y2="22.773cm">
            <text:p/>
          </draw:line>
          <draw:line draw:style-name="gr5" draw:text-style-name="P9" draw:layer="svg" svg:x1="-3.727cm" svg:y1="22.773cm" svg:x2="-3.732cm" svg:y2="22.778cm">
            <text:p/>
          </draw:line>
          <draw:line draw:style-name="gr5" draw:text-style-name="P9" draw:layer="svg" svg:x1="-3.732cm" svg:y1="22.777cm" svg:x2="-3.737cm" svg:y2="22.777cm">
            <text:p/>
          </draw:line>
          <draw:line draw:style-name="gr5" draw:text-style-name="P9" draw:layer="svg" svg:x1="-3.736cm" svg:y1="22.777cm" svg:x2="-3.741cm" svg:y2="22.783cm">
            <text:p/>
          </draw:line>
          <draw:line draw:style-name="gr5" draw:text-style-name="P9" draw:layer="svg" svg:x1="-3.741cm" svg:y1="22.782cm" svg:x2="-3.741cm" svg:y2="22.786cm">
            <text:p/>
          </draw:line>
          <draw:line draw:style-name="gr5" draw:text-style-name="P9" draw:layer="svg" svg:x1="-3.741cm" svg:y1="22.786cm" svg:x2="-3.745cm" svg:y2="22.786cm">
            <text:p/>
          </draw:line>
          <draw:line draw:style-name="gr5" draw:text-style-name="P9" draw:layer="svg" svg:x1="-3.744cm" svg:y1="22.786cm" svg:x2="-3.749cm" svg:y2="22.791cm">
            <text:p/>
          </draw:line>
          <draw:line draw:style-name="gr5" draw:text-style-name="P9" draw:layer="svg" svg:x1="-3.749cm" svg:y1="22.79cm" svg:x2="-3.749cm" svg:y2="22.794cm">
            <text:p/>
          </draw:line>
          <draw:line draw:style-name="gr5" draw:text-style-name="P9" draw:layer="svg" svg:x1="-3.748cm" svg:y1="22.794cm" svg:x2="-3.753cm" svg:y2="22.8cm">
            <text:p/>
          </draw:line>
          <draw:polyline draw:style-name="gr5" draw:text-style-name="P9" draw:layer="svg" svg:width="0cm" svg:height="0cm" svg:x="-3.753cm" svg:y="22.799cm" svg:viewBox="0 0 0 0" draw:points="0,0">
            <text:p/>
          </draw:polyline>
          <draw:line draw:style-name="gr5" draw:text-style-name="P9" draw:layer="svg" svg:x1="-3.751cm" svg:y1="22.799cm" svg:x2="-3.758cm" svg:y2="22.804cm">
            <text:p/>
          </draw:line>
          <draw:line draw:style-name="gr5" draw:text-style-name="P9" draw:layer="svg" svg:x1="-3.758cm" svg:y1="22.803cm" svg:x2="-3.758cm" svg:y2="22.807cm">
            <text:p/>
          </draw:line>
          <draw:line draw:style-name="gr5" draw:text-style-name="P9" draw:layer="svg" svg:x1="-3.757cm" svg:y1="22.807cm" svg:x2="-3.762cm" svg:y2="22.812cm">
            <text:p/>
          </draw:line>
          <draw:polyline draw:style-name="gr5" draw:text-style-name="P9" draw:layer="svg" svg:width="0cm" svg:height="0cm" svg:x="-3.762cm" svg:y="22.811cm" svg:viewBox="0 0 0 0" draw:points="0,0">
            <text:p/>
          </draw:polyline>
          <draw:line draw:style-name="gr5" draw:text-style-name="P9" draw:layer="svg" svg:x1="-3.762cm" svg:y1="22.811cm" svg:x2="-3.762cm" svg:y2="22.816cm">
            <text:p/>
          </draw:line>
          <draw:line draw:style-name="gr5" draw:text-style-name="P9" draw:layer="svg" svg:x1="-3.761cm" svg:y1="22.816cm" svg:x2="-3.766cm" svg:y2="22.821cm">
            <text:p/>
          </draw:line>
          <draw:line draw:style-name="gr5" draw:text-style-name="P9" draw:layer="svg" svg:x1="-3.766cm" svg:y1="22.82cm" svg:x2="-3.766cm" svg:y2="22.824cm">
            <text:p/>
          </draw:line>
          <draw:polyline draw:style-name="gr5" draw:text-style-name="P9" draw:layer="svg" svg:width="0cm" svg:height="0cm" svg:x="-3.766cm" svg:y="22.824cm" svg:viewBox="0 0 0 0" draw:points="0,0">
            <text:p/>
          </draw:polyline>
          <draw:line draw:style-name="gr5" draw:text-style-name="P9" draw:layer="svg" svg:x1="-3.766cm" svg:y1="22.824cm" svg:x2="-3.766cm" svg:y2="22.828cm">
            <text:p/>
          </draw:line>
          <draw:line draw:style-name="gr5" draw:text-style-name="P9" draw:layer="svg" svg:x1="-3.766cm" svg:y1="22.828cm" svg:x2="-3.766cm" svg:y2="22.833cm">
            <text:p/>
          </draw:line>
          <draw:line draw:style-name="gr5" draw:text-style-name="P9" draw:layer="svg" svg:x1="-3.766cm" svg:y1="22.833cm" svg:x2="-3.766cm" svg:y2="22.837cm">
            <text:p/>
          </draw:line>
          <draw:polyline draw:style-name="gr5" draw:text-style-name="P9" draw:layer="svg" svg:width="0cm" svg:height="0cm" svg:x="-3.766cm" svg:y="22.837cm" svg:viewBox="0 0 0 0" draw:points="0,0">
            <text:p/>
          </draw:polyline>
          <draw:line draw:style-name="gr5" draw:text-style-name="P9" draw:layer="svg" svg:x1="-3.766cm" svg:y1="22.837cm" svg:x2="-3.766cm" svg:y2="22.841cm">
            <text:p/>
          </draw:line>
          <draw:line draw:style-name="gr5" draw:text-style-name="P9" draw:layer="svg" svg:x1="-3.766cm" svg:y1="22.841cm" svg:x2="-3.766cm" svg:y2="22.845cm">
            <text:p/>
          </draw:line>
          <draw:line draw:style-name="gr5" draw:text-style-name="P9" draw:layer="svg" svg:x1="-3.766cm" svg:y1="22.845cm" svg:x2="-3.766cm" svg:y2="22.849cm">
            <text:p/>
          </draw:line>
          <draw:line draw:style-name="gr5" draw:text-style-name="P9" draw:layer="svg" svg:x1="-3.766cm" svg:y1="22.849cm" svg:x2="-3.766cm" svg:y2="22.854cm">
            <text:p/>
          </draw:line>
          <draw:polyline draw:style-name="gr5" draw:text-style-name="P9" draw:layer="svg" svg:width="0cm" svg:height="0cm" svg:x="-3.766cm" svg:y="22.854cm" svg:viewBox="0 0 0 0" draw:points="0,0">
            <text:p/>
          </draw:polyline>
          <draw:line draw:style-name="gr5" draw:text-style-name="P9" draw:layer="svg" svg:x1="-3.766cm" svg:y1="22.854cm" svg:x2="-3.766cm" svg:y2="22.858cm">
            <text:p/>
          </draw:line>
          <draw:line draw:style-name="gr5" draw:text-style-name="P9" draw:layer="svg" svg:x1="-3.766cm" svg:y1="22.858cm" svg:x2="-3.766cm" svg:y2="22.862cm">
            <text:p/>
          </draw:line>
          <draw:line draw:style-name="gr5" draw:text-style-name="P9" draw:layer="svg" svg:x1="-3.766cm" svg:y1="22.862cm" svg:x2="-3.766cm" svg:y2="22.866cm">
            <text:p/>
          </draw:line>
          <draw:line draw:style-name="gr5" draw:text-style-name="P9" draw:layer="svg" svg:x1="-3.766cm" svg:y1="22.866cm" svg:x2="-3.762cm" svg:y2="22.866cm">
            <text:p/>
          </draw:line>
          <draw:line draw:style-name="gr5" draw:text-style-name="P9" draw:layer="svg" svg:x1="-3.762cm" svg:y1="22.866cm" svg:x2="-3.762cm" svg:y2="22.871cm">
            <text:p/>
          </draw:line>
          <draw:line draw:style-name="gr5" draw:text-style-name="P9" draw:layer="svg" svg:x1="-3.762cm" svg:y1="22.871cm" svg:x2="-3.762cm" svg:y2="22.875cm">
            <text:p/>
          </draw:line>
          <draw:line draw:style-name="gr5" draw:text-style-name="P9" draw:layer="svg" svg:x1="-3.762cm" svg:y1="22.875cm" svg:x2="-3.757cm" svg:y2="22.88cm">
            <text:p/>
          </draw:line>
          <draw:polyline draw:style-name="gr5" draw:text-style-name="P9" draw:layer="svg" svg:width="0cm" svg:height="0cm" svg:x="-3.758cm" svg:y="22.879cm" svg:viewBox="0 0 0 0" draw:points="0,0">
            <text:p/>
          </draw:polyline>
          <draw:line draw:style-name="gr5" draw:text-style-name="P9" draw:layer="svg" svg:x1="-3.758cm" svg:y1="22.879cm" svg:x2="-3.751cm" svg:y2="22.884cm">
            <text:p/>
          </draw:line>
          <draw:line draw:style-name="gr5" draw:text-style-name="P9" draw:layer="svg" svg:x1="-3.753cm" svg:y1="22.883cm" svg:x2="-3.753cm" svg:y2="22.888cm">
            <text:p/>
          </draw:line>
          <draw:line draw:style-name="gr5" draw:text-style-name="P9" draw:layer="svg" svg:x1="-3.753cm" svg:y1="22.888cm" svg:x2="-3.748cm" svg:y2="22.893cm">
            <text:p/>
          </draw:line>
          <draw:polyline draw:style-name="gr5" draw:text-style-name="P9" draw:layer="svg" svg:width="0cm" svg:height="0cm" svg:x="-3.749cm" svg:y="22.892cm" svg:viewBox="0 0 0 0" draw:points="0,0">
            <text:p/>
          </draw:polyline>
          <draw:line draw:style-name="gr5" draw:text-style-name="P9" draw:layer="svg" svg:x1="-3.749cm" svg:y1="22.892cm" svg:x2="-3.744cm" svg:y2="22.897cm">
            <text:p/>
          </draw:line>
          <draw:line draw:style-name="gr5" draw:text-style-name="P9" draw:layer="svg" svg:x1="-3.745cm" svg:y1="22.896cm" svg:x2="-3.74cm" svg:y2="22.901cm">
            <text:p/>
          </draw:line>
          <draw:polyline draw:style-name="gr5" draw:text-style-name="P9" draw:layer="svg" svg:width="0cm" svg:height="0cm" svg:x="-3.741cm" svg:y="22.9cm" svg:viewBox="0 0 0 0" draw:points="0,0">
            <text:p/>
          </draw:polyline>
          <draw:line draw:style-name="gr5" draw:text-style-name="P9" draw:layer="svg" svg:x1="-3.741cm" svg:y1="22.9cm" svg:x2="-3.736cm" svg:y2="22.905cm">
            <text:p/>
          </draw:line>
          <draw:line draw:style-name="gr5" draw:text-style-name="P9" draw:layer="svg" svg:x1="-3.737cm" svg:y1="22.904cm" svg:x2="-3.731cm" svg:y2="22.91cm">
            <text:p/>
          </draw:line>
          <draw:line draw:style-name="gr5" draw:text-style-name="P9" draw:layer="svg" svg:x1="-3.732cm" svg:y1="22.909cm" svg:x2="-3.728cm" svg:y2="22.909cm">
            <text:p/>
          </draw:line>
          <draw:line draw:style-name="gr5" draw:text-style-name="P9" draw:layer="svg" svg:x1="-3.728cm" svg:y1="22.909cm" svg:x2="-3.728cm" svg:y2="22.913cm">
            <text:p/>
          </draw:line>
          <draw:line draw:style-name="gr5" draw:text-style-name="P9" draw:layer="svg" svg:x1="-3.728cm" svg:y1="22.913cm" svg:x2="-3.723cm" svg:y2="22.918cm">
            <text:p/>
          </draw:line>
          <draw:line draw:style-name="gr5" draw:text-style-name="P9" draw:layer="svg" svg:x1="-3.724cm" svg:y1="22.917cm" svg:x2="-3.72cm" svg:y2="22.917cm">
            <text:p/>
          </draw:line>
          <draw:line draw:style-name="gr5" draw:text-style-name="P9" draw:layer="svg" svg:x1="-3.72cm" svg:y1="22.917cm" svg:x2="-3.714cm" svg:y2="22.922cm">
            <text:p/>
          </draw:line>
          <draw:line draw:style-name="gr5" draw:text-style-name="P9" draw:layer="svg" svg:x1="-3.715cm" svg:y1="22.921cm" svg:x2="-3.71cm" svg:y2="22.927cm">
            <text:p/>
          </draw:line>
          <draw:line draw:style-name="gr5" draw:text-style-name="P9" draw:layer="svg" svg:x1="-3.711cm" svg:y1="22.926cm" svg:x2="-3.707cm" svg:y2="22.926cm">
            <text:p/>
          </draw:line>
          <draw:line draw:style-name="gr5" draw:text-style-name="P9" draw:layer="svg" svg:x1="-3.707cm" svg:y1="22.926cm" svg:x2="-3.702cm" svg:y2="22.931cm">
            <text:p/>
          </draw:line>
          <draw:line draw:style-name="gr5" draw:text-style-name="P9" draw:layer="svg" svg:x1="-3.703cm" svg:y1="22.93cm" svg:x2="-3.698cm" svg:y2="22.93cm">
            <text:p/>
          </draw:line>
          <draw:line draw:style-name="gr5" draw:text-style-name="P9" draw:layer="svg" svg:x1="-3.698cm" svg:y1="22.93cm" svg:x2="-3.693cm" svg:y2="22.935cm">
            <text:p/>
          </draw:line>
          <draw:line draw:style-name="gr5" draw:text-style-name="P9" draw:layer="svg" svg:x1="-3.694cm" svg:y1="22.934cm" svg:x2="-3.69cm" svg:y2="22.934cm">
            <text:p/>
          </draw:line>
          <draw:line draw:style-name="gr5" draw:text-style-name="P9" draw:layer="svg" svg:x1="-3.69cm" svg:y1="22.934cm" svg:x2="-3.685cm" svg:y2="22.939cm">
            <text:p/>
          </draw:line>
          <draw:line draw:style-name="gr5" draw:text-style-name="P9" draw:layer="svg" svg:x1="-3.686cm" svg:y1="22.938cm" svg:x2="-3.681cm" svg:y2="22.938cm">
            <text:p/>
          </draw:line>
          <draw:line draw:style-name="gr5" draw:text-style-name="P9" draw:layer="svg" svg:x1="-3.681cm" svg:y1="22.938cm" svg:x2="-3.672cm" svg:y2="22.944cm">
            <text:p/>
          </draw:line>
          <draw:line draw:style-name="gr5" draw:text-style-name="P9" draw:layer="svg" svg:x1="-3.673cm" svg:y1="22.943cm" svg:x2="-3.669cm" svg:y2="22.943cm">
            <text:p/>
          </draw:line>
          <draw:line draw:style-name="gr5" draw:text-style-name="P9" draw:layer="svg" svg:x1="-3.669cm" svg:y1="22.943cm" svg:x2="-3.664cm" svg:y2="22.948cm">
            <text:p/>
          </draw:line>
          <draw:line draw:style-name="gr5" draw:text-style-name="P9" draw:layer="svg" svg:x1="-3.665cm" svg:y1="22.947cm" svg:x2="-3.66cm" svg:y2="22.947cm">
            <text:p/>
          </draw:line>
          <draw:line draw:style-name="gr5" draw:text-style-name="P9" draw:layer="svg" svg:x1="-3.66cm" svg:y1="22.947cm" svg:x2="-3.651cm" svg:y2="22.952cm">
            <text:p/>
          </draw:line>
          <draw:line draw:style-name="gr5" draw:text-style-name="P9" draw:layer="svg" svg:x1="-3.652cm" svg:y1="22.951cm" svg:x2="-3.648cm" svg:y2="22.951cm">
            <text:p/>
          </draw:line>
          <draw:line draw:style-name="gr5" draw:text-style-name="P9" draw:layer="svg" svg:x1="-3.648cm" svg:y1="22.951cm" svg:x2="-3.642cm" svg:y2="22.956cm">
            <text:p/>
          </draw:line>
          <draw:line draw:style-name="gr5" draw:text-style-name="P9" draw:layer="svg" svg:x1="-3.643cm" svg:y1="22.955cm" svg:x2="-3.639cm" svg:y2="22.955cm">
            <text:p/>
          </draw:line>
          <draw:line draw:style-name="gr5" draw:text-style-name="P9" draw:layer="svg" svg:x1="-3.639cm" svg:y1="22.955cm" svg:x2="-3.631cm" svg:y2="22.955cm">
            <text:p/>
          </draw:line>
          <draw:line draw:style-name="gr5" draw:text-style-name="P9" draw:layer="svg" svg:x1="-3.631cm" svg:y1="22.955cm" svg:x2="-3.625cm" svg:y2="22.96cm">
            <text:p/>
          </draw:line>
          <draw:line draw:style-name="gr5" draw:text-style-name="P9" draw:layer="svg" svg:x1="-3.626cm" svg:y1="22.959cm" svg:x2="-3.618cm" svg:y2="22.959cm">
            <text:p/>
          </draw:line>
          <draw:line draw:style-name="gr5" draw:text-style-name="P9" draw:layer="svg" svg:x1="-3.618cm" svg:y1="22.959cm" svg:x2="-3.614cm" svg:y2="22.959cm">
            <text:p/>
          </draw:line>
          <draw:line draw:style-name="gr5" draw:text-style-name="P9" draw:layer="svg" svg:x1="-3.614cm" svg:y1="22.959cm" svg:x2="-3.607cm" svg:y2="22.966cm">
            <text:p/>
          </draw:line>
          <draw:line draw:style-name="gr5" draw:text-style-name="P9" draw:layer="svg" svg:x1="-3.609cm" svg:y1="22.964cm" svg:x2="-3.601cm" svg:y2="22.964cm">
            <text:p/>
          </draw:line>
          <draw:line draw:style-name="gr5" draw:text-style-name="P9" draw:layer="svg" svg:x1="-3.601cm" svg:y1="22.964cm" svg:x2="-3.597cm" svg:y2="22.964cm">
            <text:p/>
          </draw:line>
          <draw:line draw:style-name="gr5" draw:text-style-name="P9" draw:layer="svg" svg:x1="-3.597cm" svg:y1="22.964cm" svg:x2="-3.587cm" svg:y2="22.969cm">
            <text:p/>
          </draw:line>
          <draw:line draw:style-name="gr5" draw:text-style-name="P9" draw:layer="svg" svg:x1="-3.588cm" svg:y1="22.968cm" svg:x2="-3.584cm" svg:y2="22.968cm">
            <text:p/>
          </draw:line>
          <draw:line draw:style-name="gr5" draw:text-style-name="P9" draw:layer="svg" svg:x1="-3.584cm" svg:y1="22.968cm" svg:x2="-3.576cm" svg:y2="22.968cm">
            <text:p/>
          </draw:line>
          <draw:line draw:style-name="gr5" draw:text-style-name="P9" draw:layer="svg" svg:x1="-3.576cm" svg:y1="22.968cm" svg:x2="-3.571cm" svg:y2="22.968cm">
            <text:p/>
          </draw:line>
          <draw:line draw:style-name="gr5" draw:text-style-name="P9" draw:layer="svg" svg:x1="-3.571cm" svg:y1="22.968cm" svg:x2="-3.563cm" svg:y2="22.968cm">
            <text:p/>
          </draw:line>
          <draw:line draw:style-name="gr5" draw:text-style-name="P9" draw:layer="svg" svg:x1="-3.563cm" svg:y1="22.968cm" svg:x2="-3.558cm" svg:y2="22.973cm">
            <text:p/>
          </draw:line>
          <draw:line draw:style-name="gr5" draw:text-style-name="P9" draw:layer="svg" svg:x1="-3.559cm" svg:y1="22.972cm" svg:x2="-3.55cm" svg:y2="22.972cm">
            <text:p/>
          </draw:line>
          <draw:line draw:style-name="gr5" draw:text-style-name="P9" draw:layer="svg" svg:x1="-3.55cm" svg:y1="22.972cm" svg:x2="-3.546cm" svg:y2="22.972cm">
            <text:p/>
          </draw:line>
          <draw:line draw:style-name="gr5" draw:text-style-name="P9" draw:layer="svg" svg:x1="-3.546cm" svg:y1="22.972cm" svg:x2="-3.538cm" svg:y2="22.972cm">
            <text:p/>
          </draw:line>
          <draw:line draw:style-name="gr5" draw:text-style-name="P9" draw:layer="svg" svg:x1="-3.538cm" svg:y1="22.972cm" svg:x2="-3.533cm" svg:y2="22.972cm">
            <text:p/>
          </draw:line>
          <draw:line draw:style-name="gr5" draw:text-style-name="P9" draw:layer="svg" svg:x1="-3.533cm" svg:y1="22.972cm" svg:x2="-3.525cm" svg:y2="22.972cm">
            <text:p/>
          </draw:line>
          <draw:line draw:style-name="gr5" draw:text-style-name="P9" draw:layer="svg" svg:x1="-3.525cm" svg:y1="22.972cm" svg:x2="-3.521cm" svg:y2="22.972cm">
            <text:p/>
          </draw:line>
          <draw:line draw:style-name="gr5" draw:text-style-name="P9" draw:layer="svg" svg:x1="-3.521cm" svg:y1="22.972cm" svg:x2="-3.512cm" svg:y2="22.972cm">
            <text:p/>
          </draw:line>
          <draw:line draw:style-name="gr5" draw:text-style-name="P9" draw:layer="svg" svg:x1="-3.512cm" svg:y1="22.972cm" svg:x2="-3.508cm" svg:y2="22.972cm">
            <text:p/>
          </draw:line>
          <draw:line draw:style-name="gr5" draw:text-style-name="P9" draw:layer="svg" svg:x1="-3.508cm" svg:y1="22.972cm" svg:x2="-3.499cm" svg:y2="22.972cm">
            <text:p/>
          </draw:line>
          <draw:line draw:style-name="gr5" draw:text-style-name="P9" draw:layer="svg" svg:x1="-3.499cm" svg:y1="22.972cm" svg:x2="-3.491cm" svg:y2="22.972cm">
            <text:p/>
          </draw:line>
          <draw:line draw:style-name="gr5" draw:text-style-name="P9" draw:layer="svg" svg:x1="-3.491cm" svg:y1="22.972cm" svg:x2="-3.487cm" svg:y2="22.972cm">
            <text:p/>
          </draw:line>
          <draw:line draw:style-name="gr5" draw:text-style-name="P9" draw:layer="svg" svg:x1="-3.487cm" svg:y1="22.972cm" svg:x2="-3.478cm" svg:y2="22.972cm">
            <text:p/>
          </draw:line>
          <draw:line draw:style-name="gr5" draw:text-style-name="P9" draw:layer="svg" svg:x1="-3.478cm" svg:y1="22.972cm" svg:x2="-3.474cm" svg:y2="22.972cm">
            <text:p/>
          </draw:line>
          <draw:line draw:style-name="gr5" draw:text-style-name="P9" draw:layer="svg" svg:x1="-3.474cm" svg:y1="22.972cm" svg:x2="-3.466cm" svg:y2="22.972cm">
            <text:p/>
          </draw:line>
          <draw:line draw:style-name="gr5" draw:text-style-name="P9" draw:layer="svg" svg:x1="-3.466cm" svg:y1="22.972cm" svg:x2="-3.461cm" svg:y2="22.972cm">
            <text:p/>
          </draw:line>
          <draw:line draw:style-name="gr5" draw:text-style-name="P9" draw:layer="svg" svg:x1="-3.461cm" svg:y1="22.973cm" svg:x2="-3.452cm" svg:y2="22.968cm">
            <text:p/>
          </draw:line>
          <draw:line draw:style-name="gr5" draw:text-style-name="P9" draw:layer="svg" svg:x1="-3.453cm" svg:y1="22.968cm" svg:x2="-3.449cm" svg:y2="22.968cm">
            <text:p/>
          </draw:line>
          <draw:line draw:style-name="gr5" draw:text-style-name="P9" draw:layer="svg" svg:x1="-3.449cm" svg:y1="22.968cm" svg:x2="-3.44cm" svg:y2="22.968cm">
            <text:p/>
          </draw:line>
          <draw:line draw:style-name="gr5" draw:text-style-name="P9" draw:layer="svg" svg:x1="-3.44cm" svg:y1="22.968cm" svg:x2="-3.436cm" svg:y2="22.968cm">
            <text:p/>
          </draw:line>
          <draw:line draw:style-name="gr5" draw:text-style-name="P9" draw:layer="svg" svg:x1="-3.436cm" svg:y1="22.968cm" svg:x2="-3.427cm" svg:y2="22.968cm">
            <text:p/>
          </draw:line>
          <draw:line draw:style-name="gr5" draw:text-style-name="P9" draw:layer="svg" svg:x1="-3.427cm" svg:y1="22.969cm" svg:x2="-3.422cm" svg:y2="22.964cm">
            <text:p/>
          </draw:line>
          <draw:line draw:style-name="gr5" draw:text-style-name="P9" draw:layer="svg" svg:x1="-3.423cm" svg:y1="22.964cm" svg:x2="-3.415cm" svg:y2="22.964cm">
            <text:p/>
          </draw:line>
          <draw:line draw:style-name="gr5" draw:text-style-name="P9" draw:layer="svg" svg:x1="-3.415cm" svg:y1="22.964cm" svg:x2="-3.411cm" svg:y2="22.964cm">
            <text:p/>
          </draw:line>
          <draw:line draw:style-name="gr5" draw:text-style-name="P9" draw:layer="svg" svg:x1="-3.411cm" svg:y1="22.964cm" svg:x2="-3.406cm" svg:y2="22.964cm">
            <text:p/>
          </draw:line>
          <draw:line draw:style-name="gr5" draw:text-style-name="P9" draw:layer="svg" svg:x1="-3.406cm" svg:y1="22.966cm" svg:x2="-3.397cm" svg:y2="22.959cm">
            <text:p/>
          </draw:line>
          <draw:line draw:style-name="gr5" draw:text-style-name="P9" draw:layer="svg" svg:x1="-3.398cm" svg:y1="22.959cm" svg:x2="-3.394cm" svg:y2="22.959cm">
            <text:p/>
          </draw:line>
          <draw:line draw:style-name="gr5" draw:text-style-name="P9" draw:layer="svg" svg:x1="-3.394cm" svg:y1="22.959cm" svg:x2="-3.385cm" svg:y2="22.959cm">
            <text:p/>
          </draw:line>
          <draw:line draw:style-name="gr5" draw:text-style-name="P9" draw:layer="svg" svg:x1="-3.385cm" svg:y1="22.96cm" svg:x2="-3.38cm" svg:y2="22.955cm">
            <text:p/>
          </draw:line>
          <draw:line draw:style-name="gr5" draw:text-style-name="P9" draw:layer="svg" svg:x1="-3.381cm" svg:y1="22.955cm" svg:x2="-3.377cm" svg:y2="22.955cm">
            <text:p/>
          </draw:line>
          <draw:line draw:style-name="gr5" draw:text-style-name="P9" draw:layer="svg" svg:x1="-3.377cm" svg:y1="22.955cm" svg:x2="-3.368cm" svg:y2="22.955cm">
            <text:p/>
          </draw:line>
          <draw:line draw:style-name="gr5" draw:text-style-name="P9" draw:layer="svg" svg:x1="-3.368cm" svg:y1="22.956cm" svg:x2="-3.363cm" svg:y2="22.951cm">
            <text:p/>
          </draw:line>
          <draw:line draw:style-name="gr5" draw:text-style-name="P9" draw:layer="svg" svg:x1="-3.364cm" svg:y1="22.951cm" svg:x2="-3.36cm" svg:y2="22.951cm">
            <text:p/>
          </draw:line>
          <draw:line draw:style-name="gr5" draw:text-style-name="P9" draw:layer="svg" svg:x1="-3.36cm" svg:y1="22.952cm" svg:x2="-3.35cm" svg:y2="22.947cm">
            <text:p/>
          </draw:line>
          <draw:line draw:style-name="gr5" draw:text-style-name="P9" draw:layer="svg" svg:x1="-3.351cm" svg:y1="22.947cm" svg:x2="-3.347cm" svg:y2="22.947cm">
            <text:p/>
          </draw:line>
          <draw:line draw:style-name="gr5" draw:text-style-name="P9" draw:layer="svg" svg:x1="-3.347cm" svg:y1="22.948cm" svg:x2="-3.342cm" svg:y2="22.943cm">
            <text:p/>
          </draw:line>
          <draw:line draw:style-name="gr5" draw:text-style-name="P9" draw:layer="svg" svg:x1="-3.343cm" svg:y1="22.943cm" svg:x2="-3.339cm" svg:y2="22.943cm">
            <text:p/>
          </draw:line>
          <draw:line draw:style-name="gr5" draw:text-style-name="P9" draw:layer="svg" svg:x1="-3.339cm" svg:y1="22.944cm" svg:x2="-3.333cm" svg:y2="22.938cm">
            <text:p/>
          </draw:line>
          <draw:line draw:style-name="gr5" draw:text-style-name="P9" draw:layer="svg" svg:x1="-3.334cm" svg:y1="22.938cm" svg:x2="-3.33cm" svg:y2="22.938cm">
            <text:p/>
          </draw:line>
          <draw:line draw:style-name="gr5" draw:text-style-name="P9" draw:layer="svg" svg:x1="-3.33cm" svg:y1="22.939cm" svg:x2="-3.321cm" svg:y2="22.934cm">
            <text:p/>
          </draw:line>
          <draw:line draw:style-name="gr5" draw:text-style-name="P9" draw:layer="svg" svg:x1="-3.322cm" svg:y1="22.934cm" svg:x2="-3.317cm" svg:y2="22.934cm">
            <text:p/>
          </draw:line>
          <draw:line draw:style-name="gr5" draw:text-style-name="P9" draw:layer="svg" svg:x1="-3.317cm" svg:y1="22.935cm" svg:x2="-3.312cm" svg:y2="22.93cm">
            <text:p/>
          </draw:line>
          <draw:line draw:style-name="gr5" draw:text-style-name="P9" draw:layer="svg" svg:x1="-3.313cm" svg:y1="22.93cm" svg:x2="-3.309cm" svg:y2="22.93cm">
            <text:p/>
          </draw:line>
          <draw:line draw:style-name="gr5" draw:text-style-name="P9" draw:layer="svg" svg:x1="-3.309cm" svg:y1="22.931cm" svg:x2="-3.304cm" svg:y2="22.926cm">
            <text:p/>
          </draw:line>
          <draw:line draw:style-name="gr5" draw:text-style-name="P9" draw:layer="svg" svg:x1="-3.305cm" svg:y1="22.927cm" svg:x2="-3.299cm" svg:y2="22.921cm">
            <text:p/>
          </draw:line>
          <draw:line draw:style-name="gr5" draw:text-style-name="P9" draw:layer="svg" svg:x1="-3.3cm" svg:y1="22.921cm" svg:x2="-3.296cm" svg:y2="22.921cm">
            <text:p/>
          </draw:line>
          <draw:line draw:style-name="gr5" draw:text-style-name="P9" draw:layer="svg" svg:x1="-3.296cm" svg:y1="22.922cm" svg:x2="-3.291cm" svg:y2="22.917cm">
            <text:p/>
          </draw:line>
          <draw:polyline draw:style-name="gr5" draw:text-style-name="P9" draw:layer="svg" svg:width="0cm" svg:height="0cm" svg:x="-3.292cm" svg:y="22.917cm" svg:viewBox="0 0 0 0" draw:points="0,0">
            <text:p/>
          </draw:polyline>
          <draw:line draw:style-name="gr5" draw:text-style-name="P9" draw:layer="svg" svg:x1="-3.292cm" svg:y1="22.918cm" svg:x2="-3.287cm" svg:y2="22.913cm">
            <text:p/>
          </draw:line>
          <draw:line draw:style-name="gr5" draw:text-style-name="P9" draw:layer="svg" svg:x1="-3.288cm" svg:y1="22.914cm" svg:x2="-3.283cm" svg:y2="22.909cm">
            <text:p/>
          </draw:line>
          <draw:line draw:style-name="gr5" draw:text-style-name="P9" draw:layer="svg" svg:x1="-3.284cm" svg:y1="22.909cm" svg:x2="-3.279cm" svg:y2="22.909cm">
            <text:p/>
          </draw:line>
          <draw:line draw:style-name="gr5" draw:text-style-name="P9" draw:layer="svg" svg:x1="-3.279cm" svg:y1="22.91cm" svg:x2="-3.274cm" svg:y2="22.904cm">
            <text:p/>
          </draw:line>
          <draw:line draw:style-name="gr5" draw:text-style-name="P9" draw:layer="svg" svg:x1="-3.275cm" svg:y1="22.904cm" svg:x2="-3.275cm" svg:y2="22.9cm">
            <text:p/>
          </draw:line>
          <draw:line draw:style-name="gr5" draw:text-style-name="P9" draw:layer="svg" svg:x1="-3.275cm" svg:y1="22.901cm" svg:x2="-3.27cm" svg:y2="22.896cm">
            <text:p/>
          </draw:line>
          <draw:line draw:style-name="gr5" draw:text-style-name="P9" draw:layer="svg" svg:x1="-3.271cm" svg:y1="22.896cm" svg:x2="-3.267cm" svg:y2="22.896cm">
            <text:p/>
          </draw:line>
          <draw:line draw:style-name="gr5" draw:text-style-name="P9" draw:layer="svg" svg:x1="-3.267cm" svg:y1="22.896cm" svg:x2="-3.267cm" svg:y2="22.892cm">
            <text:p/>
          </draw:line>
          <draw:line draw:style-name="gr5" draw:text-style-name="P9" draw:layer="svg" svg:x1="-3.267cm" svg:y1="22.893cm" svg:x2="-3.261cm" svg:y2="22.888cm">
            <text:p/>
          </draw:line>
          <draw:polyline draw:style-name="gr5" draw:text-style-name="P9" draw:layer="svg" svg:width="0cm" svg:height="0cm" svg:x="-3.262cm" svg:y="22.888cm" svg:viewBox="0 0 0 0" draw:points="0,0">
            <text:p/>
          </draw:polyline>
          <draw:line draw:style-name="gr5" draw:text-style-name="P9" draw:layer="svg" svg:x1="-3.262cm" svg:y1="22.89cm" svg:x2="-3.257cm" svg:y2="22.883cm">
            <text:p/>
          </draw:line>
          <draw:line draw:style-name="gr5" draw:text-style-name="P9" draw:layer="svg" svg:x1="-3.258cm" svg:y1="22.883cm" svg:x2="-3.258cm" svg:y2="22.879cm">
            <text:p/>
          </draw:line>
          <draw:line draw:style-name="gr5" draw:text-style-name="P9" draw:layer="svg" svg:x1="-3.258cm" svg:y1="22.88cm" svg:x2="-3.253cm" svg:y2="22.875cm">
            <text:p/>
          </draw:line>
          <draw:polyline draw:style-name="gr5" draw:text-style-name="P9" draw:layer="svg" svg:width="0cm" svg:height="0cm" svg:x="-3.254cm" svg:y="22.875cm" svg:viewBox="0 0 0 0" draw:points="0,0">
            <text:p/>
          </draw:polyline>
          <draw:line draw:style-name="gr5" draw:text-style-name="P9" draw:layer="svg" svg:x1="-3.254cm" svg:y1="22.876cm" svg:x2="-3.249cm" svg:y2="22.871cm">
            <text:p/>
          </draw:line>
          <draw:line draw:style-name="gr5" draw:text-style-name="P9" draw:layer="svg" svg:x1="-3.25cm" svg:y1="22.871cm" svg:x2="-3.25cm" svg:y2="22.866cm">
            <text:p/>
          </draw:line>
          <draw:line draw:style-name="gr5" draw:text-style-name="P9" draw:layer="svg" svg:x1="-3.25cm" svg:y1="22.866cm" svg:x2="-3.25cm" svg:y2="22.862cm">
            <text:p/>
          </draw:line>
          <draw:polyline draw:style-name="gr5" draw:text-style-name="P9" draw:layer="svg" svg:width="0cm" svg:height="0cm" svg:x="-3.25cm" svg:y="22.862cm" svg:viewBox="0 0 0 0" draw:points="0,0">
            <text:p/>
          </draw:polyline>
          <draw:line draw:style-name="gr5" draw:text-style-name="P9" draw:layer="svg" svg:x1="-3.25cm" svg:y1="22.863cm" svg:x2="-3.243cm" svg:y2="22.858cm">
            <text:p/>
          </draw:line>
          <draw:line draw:style-name="gr5" draw:text-style-name="P9" draw:layer="svg" svg:x1="-3.245cm" svg:y1="22.858cm" svg:x2="-3.245cm" svg:y2="22.854cm">
            <text:p/>
          </draw:line>
          <draw:line draw:style-name="gr5" draw:text-style-name="P9" draw:layer="svg" svg:x1="-3.245cm" svg:y1="22.854cm" svg:x2="-3.245cm" svg:y2="22.849cm">
            <text:p/>
          </draw:line>
          <draw:polyline draw:style-name="gr5" draw:text-style-name="P9" draw:layer="svg" svg:width="0cm" svg:height="0cm" svg:x="-3.245cm" svg:y="22.849cm" svg:viewBox="0 0 0 0" draw:points="0,0">
            <text:p/>
          </draw:polyline>
          <draw:line draw:style-name="gr5" draw:text-style-name="P9" draw:layer="svg" svg:x1="-3.245cm" svg:y1="22.849cm" svg:x2="-3.245cm" svg:y2="22.845cm">
            <text:p/>
          </draw:line>
          <draw:polyline draw:style-name="gr5" draw:text-style-name="P9" draw:layer="svg" svg:width="0cm" svg:height="0cm" svg:x="-3.245cm" svg:y="22.845cm" svg:viewBox="0 0 0 0" draw:points="0,0">
            <text:p/>
          </draw:polyline>
          <draw:polyline draw:style-name="gr5" draw:text-style-name="P9" draw:layer="svg" svg:width="0cm" svg:height="0cm" svg:x="-3.245cm" svg:y="22.845cm" svg:viewBox="0 0 0 0" draw:points="0,0">
            <text:p/>
          </draw:polyline>
          <draw:polyline draw:style-name="gr5" draw:text-style-name="P9" draw:layer="svg" svg:width="0cm" svg:height="0cm" svg:x="-1.772cm" svg:y="22.845cm" svg:viewBox="0 0 0 0" draw:points="0,0">
            <text:p/>
          </draw:polyline>
          <draw:line draw:style-name="gr5" draw:text-style-name="P9" draw:layer="svg" svg:x1="-1.772cm" svg:y1="22.845cm" svg:x2="-1.772cm" svg:y2="22.849cm">
            <text:p/>
          </draw:line>
          <draw:line draw:style-name="gr5" draw:text-style-name="P9" draw:layer="svg" svg:x1="-1.772cm" svg:y1="22.849cm" svg:x2="-1.772cm" svg:y2="22.854cm">
            <text:p/>
          </draw:line>
          <draw:line draw:style-name="gr5" draw:text-style-name="P9" draw:layer="svg" svg:x1="-1.772cm" svg:y1="22.854cm" svg:x2="-1.772cm" svg:y2="22.858cm">
            <text:p/>
          </draw:line>
          <draw:line draw:style-name="gr5" draw:text-style-name="P9" draw:layer="svg" svg:x1="-1.772cm" svg:y1="22.858cm" svg:x2="-1.768cm" svg:y2="22.858cm">
            <text:p/>
          </draw:line>
          <draw:line draw:style-name="gr5" draw:text-style-name="P9" draw:layer="svg" svg:x1="-1.768cm" svg:y1="22.858cm" svg:x2="-1.768cm" svg:y2="22.862cm">
            <text:p/>
          </draw:line>
          <draw:line draw:style-name="gr5" draw:text-style-name="P9" draw:layer="svg" svg:x1="-1.768cm" svg:y1="22.862cm" svg:x2="-1.768cm" svg:y2="22.866cm">
            <text:p/>
          </draw:line>
          <draw:line draw:style-name="gr5" draw:text-style-name="P9" draw:layer="svg" svg:x1="-1.768cm" svg:y1="22.866cm" svg:x2="-1.768cm" svg:y2="22.871cm">
            <text:p/>
          </draw:line>
          <draw:line draw:style-name="gr5" draw:text-style-name="P9" draw:layer="svg" svg:x1="-1.768cm" svg:y1="22.871cm" svg:x2="-1.764cm" svg:y2="22.871cm">
            <text:p/>
          </draw:line>
          <draw:line draw:style-name="gr5" draw:text-style-name="P9" draw:layer="svg" svg:x1="-1.764cm" svg:y1="22.871cm" svg:x2="-1.764cm" svg:y2="22.875cm">
            <text:p/>
          </draw:line>
          <draw:line draw:style-name="gr5" draw:text-style-name="P9" draw:layer="svg" svg:x1="-1.764cm" svg:y1="22.875cm" svg:x2="-1.764cm" svg:y2="22.879cm">
            <text:p/>
          </draw:line>
          <draw:line draw:style-name="gr5" draw:text-style-name="P9" draw:layer="svg" svg:x1="-1.764cm" svg:y1="22.879cm" svg:x2="-1.759cm" svg:y2="22.884cm">
            <text:p/>
          </draw:line>
          <draw:polyline draw:style-name="gr5" draw:text-style-name="P9" draw:layer="svg" svg:width="0cm" svg:height="0cm" svg:x="-1.76cm" svg:y="22.883cm" svg:viewBox="0 0 0 0" draw:points="0,0">
            <text:p/>
          </draw:polyline>
          <draw:line draw:style-name="gr5" draw:text-style-name="P9" draw:layer="svg" svg:x1="-1.76cm" svg:y1="22.883cm" svg:x2="-1.754cm" svg:y2="22.89cm">
            <text:p/>
          </draw:line>
          <draw:line draw:style-name="gr5" draw:text-style-name="P9" draw:layer="svg" svg:x1="-1.755cm" svg:y1="22.888cm" svg:x2="-1.75cm" svg:y2="22.893cm">
            <text:p/>
          </draw:line>
          <draw:line draw:style-name="gr5" draw:text-style-name="P9" draw:layer="svg" svg:x1="-1.751cm" svg:y1="22.892cm" svg:x2="-1.751cm" svg:y2="22.896cm">
            <text:p/>
          </draw:line>
          <draw:line draw:style-name="gr5" draw:text-style-name="P9" draw:layer="svg" svg:x1="-1.751cm" svg:y1="22.896cm" svg:x2="-1.747cm" svg:y2="22.896cm">
            <text:p/>
          </draw:line>
          <draw:line draw:style-name="gr5" draw:text-style-name="P9" draw:layer="svg" svg:x1="-1.747cm" svg:y1="22.896cm" svg:x2="-1.747cm" svg:y2="22.9cm">
            <text:p/>
          </draw:line>
          <draw:line draw:style-name="gr5" draw:text-style-name="P9" draw:layer="svg" svg:x1="-1.747cm" svg:y1="22.9cm" svg:x2="-1.742cm" svg:y2="22.905cm">
            <text:p/>
          </draw:line>
          <draw:line draw:style-name="gr5" draw:text-style-name="P9" draw:layer="svg" svg:x1="-1.743cm" svg:y1="22.904cm" svg:x2="-1.738cm" svg:y2="22.904cm">
            <text:p/>
          </draw:line>
          <draw:line draw:style-name="gr5" draw:text-style-name="P9" draw:layer="svg" svg:x1="-1.738cm" svg:y1="22.904cm" svg:x2="-1.733cm" svg:y2="22.91cm">
            <text:p/>
          </draw:line>
          <draw:line draw:style-name="gr5" draw:text-style-name="P9" draw:layer="svg" svg:x1="-1.734cm" svg:y1="22.909cm" svg:x2="-1.734cm" svg:y2="22.913cm">
            <text:p/>
          </draw:line>
          <draw:line draw:style-name="gr5" draw:text-style-name="P9" draw:layer="svg" svg:x1="-1.734cm" svg:y1="22.913cm" svg:x2="-1.73cm" svg:y2="22.913cm">
            <text:p/>
          </draw:line>
          <draw:line draw:style-name="gr5" draw:text-style-name="P9" draw:layer="svg" svg:x1="-1.73cm" svg:y1="22.913cm" svg:x2="-1.725cm" svg:y2="22.918cm">
            <text:p/>
          </draw:line>
          <draw:line draw:style-name="gr5" draw:text-style-name="P9" draw:layer="svg" svg:x1="-1.726cm" svg:y1="22.917cm" svg:x2="-1.719cm" svg:y2="22.922cm">
            <text:p/>
          </draw:line>
          <draw:line draw:style-name="gr5" draw:text-style-name="P9" draw:layer="svg" svg:x1="-1.721cm" svg:y1="22.921cm" svg:x2="-1.717cm" svg:y2="22.921cm">
            <text:p/>
          </draw:line>
          <draw:line draw:style-name="gr5" draw:text-style-name="P9" draw:layer="svg" svg:x1="-1.717cm" svg:y1="22.921cm" svg:x2="-1.712cm" svg:y2="22.927cm">
            <text:p/>
          </draw:line>
          <draw:line draw:style-name="gr5" draw:text-style-name="P9" draw:layer="svg" svg:x1="-1.713cm" svg:y1="22.926cm" svg:x2="-1.709cm" svg:y2="22.926cm">
            <text:p/>
          </draw:line>
          <draw:line draw:style-name="gr5" draw:text-style-name="P9" draw:layer="svg" svg:x1="-1.709cm" svg:y1="22.926cm" svg:x2="-1.703cm" svg:y2="22.931cm">
            <text:p/>
          </draw:line>
          <draw:line draw:style-name="gr5" draw:text-style-name="P9" draw:layer="svg" svg:x1="-1.704cm" svg:y1="22.93cm" svg:x2="-1.699cm" svg:y2="22.935cm">
            <text:p/>
          </draw:line>
          <draw:line draw:style-name="gr5" draw:text-style-name="P9" draw:layer="svg" svg:x1="-1.7cm" svg:y1="22.934cm" svg:x2="-1.696cm" svg:y2="22.934cm">
            <text:p/>
          </draw:line>
          <draw:line draw:style-name="gr5" draw:text-style-name="P9" draw:layer="svg" svg:x1="-1.696cm" svg:y1="22.934cm" svg:x2="-1.691cm" svg:y2="22.939cm">
            <text:p/>
          </draw:line>
          <draw:line draw:style-name="gr5" draw:text-style-name="P9" draw:layer="svg" svg:x1="-1.692cm" svg:y1="22.938cm" svg:x2="-1.688cm" svg:y2="22.938cm">
            <text:p/>
          </draw:line>
          <draw:line draw:style-name="gr5" draw:text-style-name="P9" draw:layer="svg" svg:x1="-1.688cm" svg:y1="22.938cm" svg:x2="-1.682cm" svg:y2="22.944cm">
            <text:p/>
          </draw:line>
          <draw:line draw:style-name="gr5" draw:text-style-name="P9" draw:layer="svg" svg:x1="-1.683cm" svg:y1="22.943cm" svg:x2="-1.675cm" svg:y2="22.943cm">
            <text:p/>
          </draw:line>
          <draw:line draw:style-name="gr5" draw:text-style-name="P9" draw:layer="svg" svg:x1="-1.675cm" svg:y1="22.943cm" svg:x2="-1.67cm" svg:y2="22.948cm">
            <text:p/>
          </draw:line>
          <draw:line draw:style-name="gr5" draw:text-style-name="P9" draw:layer="svg" svg:x1="-1.671cm" svg:y1="22.947cm" svg:x2="-1.666cm" svg:y2="22.947cm">
            <text:p/>
          </draw:line>
          <draw:line draw:style-name="gr5" draw:text-style-name="P9" draw:layer="svg" svg:x1="-1.666cm" svg:y1="22.947cm" svg:x2="-1.661cm" svg:y2="22.952cm">
            <text:p/>
          </draw:line>
          <draw:line draw:style-name="gr5" draw:text-style-name="P9" draw:layer="svg" svg:x1="-1.662cm" svg:y1="22.951cm" svg:x2="-1.654cm" svg:y2="22.951cm">
            <text:p/>
          </draw:line>
          <draw:line draw:style-name="gr5" draw:text-style-name="P9" draw:layer="svg" svg:x1="-1.654cm" svg:y1="22.951cm" svg:x2="-1.649cm" svg:y2="22.951cm">
            <text:p/>
          </draw:line>
          <draw:line draw:style-name="gr5" draw:text-style-name="P9" draw:layer="svg" svg:x1="-1.649cm" svg:y1="22.951cm" svg:x2="-1.644cm" svg:y2="22.956cm">
            <text:p/>
          </draw:line>
          <draw:line draw:style-name="gr5" draw:text-style-name="P9" draw:layer="svg" svg:x1="-1.645cm" svg:y1="22.955cm" svg:x2="-1.637cm" svg:y2="22.955cm">
            <text:p/>
          </draw:line>
          <draw:line draw:style-name="gr5" draw:text-style-name="P9" draw:layer="svg" svg:x1="-1.637cm" svg:y1="22.955cm" svg:x2="-1.632cm" svg:y2="22.96cm">
            <text:p/>
          </draw:line>
          <draw:line draw:style-name="gr5" draw:text-style-name="P9" draw:layer="svg" svg:x1="-1.633cm" svg:y1="22.959cm" svg:x2="-1.628cm" svg:y2="22.959cm">
            <text:p/>
          </draw:line>
          <draw:line draw:style-name="gr5" draw:text-style-name="P9" draw:layer="svg" svg:x1="-1.628cm" svg:y1="22.959cm" svg:x2="-1.62cm" svg:y2="22.959cm">
            <text:p/>
          </draw:line>
          <draw:line draw:style-name="gr5" draw:text-style-name="P9" draw:layer="svg" svg:x1="-1.62cm" svg:y1="22.959cm" svg:x2="-1.615cm" svg:y2="22.966cm">
            <text:p/>
          </draw:line>
          <draw:line draw:style-name="gr5" draw:text-style-name="P9" draw:layer="svg" svg:x1="-1.616cm" svg:y1="22.964cm" svg:x2="-1.611cm" svg:y2="22.964cm">
            <text:p/>
          </draw:line>
          <draw:line draw:style-name="gr5" draw:text-style-name="P9" draw:layer="svg" svg:x1="-1.611cm" svg:y1="22.964cm" svg:x2="-1.603cm" svg:y2="22.964cm">
            <text:p/>
          </draw:line>
          <draw:line draw:style-name="gr5" draw:text-style-name="P9" draw:layer="svg" svg:x1="-1.603cm" svg:y1="22.964cm" svg:x2="-1.599cm" svg:y2="22.964cm">
            <text:p/>
          </draw:line>
          <draw:line draw:style-name="gr5" draw:text-style-name="P9" draw:layer="svg" svg:x1="-1.599cm" svg:y1="22.964cm" svg:x2="-1.589cm" svg:y2="22.969cm">
            <text:p/>
          </draw:line>
          <draw:line draw:style-name="gr5" draw:text-style-name="P9" draw:layer="svg" svg:x1="-1.59cm" svg:y1="22.968cm" svg:x2="-1.586cm" svg:y2="22.968cm">
            <text:p/>
          </draw:line>
          <draw:line draw:style-name="gr5" draw:text-style-name="P9" draw:layer="svg" svg:x1="-1.586cm" svg:y1="22.968cm" svg:x2="-1.577cm" svg:y2="22.968cm">
            <text:p/>
          </draw:line>
          <draw:line draw:style-name="gr5" draw:text-style-name="P9" draw:layer="svg" svg:x1="-1.577cm" svg:y1="22.968cm" svg:x2="-1.573cm" svg:y2="22.968cm">
            <text:p/>
          </draw:line>
          <draw:line draw:style-name="gr5" draw:text-style-name="P9" draw:layer="svg" svg:x1="-1.573cm" svg:y1="22.968cm" svg:x2="-1.565cm" svg:y2="22.968cm">
            <text:p/>
          </draw:line>
          <draw:line draw:style-name="gr5" draw:text-style-name="P9" draw:layer="svg" svg:x1="-1.565cm" svg:y1="22.968cm" svg:x2="-1.56cm" svg:y2="22.973cm">
            <text:p/>
          </draw:line>
          <draw:line draw:style-name="gr5" draw:text-style-name="P9" draw:layer="svg" svg:x1="-1.561cm" svg:y1="22.972cm" svg:x2="-1.552cm" svg:y2="22.972cm">
            <text:p/>
          </draw:line>
          <draw:line draw:style-name="gr5" draw:text-style-name="P9" draw:layer="svg" svg:x1="-1.552cm" svg:y1="22.972cm" svg:x2="-1.548cm" svg:y2="22.972cm">
            <text:p/>
          </draw:line>
          <draw:line draw:style-name="gr5" draw:text-style-name="P9" draw:layer="svg" svg:x1="-1.548cm" svg:y1="22.972cm" svg:x2="-1.539cm" svg:y2="22.972cm">
            <text:p/>
          </draw:line>
          <draw:line draw:style-name="gr5" draw:text-style-name="P9" draw:layer="svg" svg:x1="-1.539cm" svg:y1="22.972cm" svg:x2="-1.535cm" svg:y2="22.972cm">
            <text:p/>
          </draw:line>
          <draw:line draw:style-name="gr5" draw:text-style-name="P9" draw:layer="svg" svg:x1="-1.535cm" svg:y1="22.972cm" svg:x2="-1.527cm" svg:y2="22.972cm">
            <text:p/>
          </draw:line>
          <draw:line draw:style-name="gr5" draw:text-style-name="P9" draw:layer="svg" svg:x1="-1.527cm" svg:y1="22.972cm" svg:x2="-1.518cm" svg:y2="22.972cm">
            <text:p/>
          </draw:line>
          <draw:line draw:style-name="gr5" draw:text-style-name="P9" draw:layer="svg" svg:x1="-1.518cm" svg:y1="22.972cm" svg:x2="-1.514cm" svg:y2="22.972cm">
            <text:p/>
          </draw:line>
          <draw:line draw:style-name="gr5" draw:text-style-name="P9" draw:layer="svg" svg:x1="-1.514cm" svg:y1="22.972cm" svg:x2="-1.506cm" svg:y2="22.972cm">
            <text:p/>
          </draw:line>
          <draw:line draw:style-name="gr5" draw:text-style-name="P9" draw:layer="svg" svg:x1="-1.506cm" svg:y1="22.972cm" svg:x2="-1.501cm" svg:y2="22.972cm">
            <text:p/>
          </draw:line>
          <draw:line draw:style-name="gr5" draw:text-style-name="P9" draw:layer="svg" svg:x1="-1.501cm" svg:y1="22.972cm" svg:x2="-1.493cm" svg:y2="22.972cm">
            <text:p/>
          </draw:line>
          <draw:line draw:style-name="gr5" draw:text-style-name="P9" draw:layer="svg" svg:x1="-1.493cm" svg:y1="22.972cm" svg:x2="-1.489cm" svg:y2="22.972cm">
            <text:p/>
          </draw:line>
          <draw:line draw:style-name="gr5" draw:text-style-name="P9" draw:layer="svg" svg:x1="-1.489cm" svg:y1="22.972cm" svg:x2="-1.48cm" svg:y2="22.972cm">
            <text:p/>
          </draw:line>
          <draw:line draw:style-name="gr5" draw:text-style-name="P9" draw:layer="svg" svg:x1="-1.48cm" svg:y1="22.972cm" svg:x2="-1.476cm" svg:y2="22.972cm">
            <text:p/>
          </draw:line>
          <draw:line draw:style-name="gr5" draw:text-style-name="P9" draw:layer="svg" svg:x1="-1.476cm" svg:y1="22.972cm" svg:x2="-1.467cm" svg:y2="22.972cm">
            <text:p/>
          </draw:line>
          <draw:line draw:style-name="gr5" draw:text-style-name="P9" draw:layer="svg" svg:x1="-1.467cm" svg:y1="22.972cm" svg:x2="-1.463cm" svg:y2="22.972cm">
            <text:p/>
          </draw:line>
          <draw:line draw:style-name="gr5" draw:text-style-name="P9" draw:layer="svg" svg:x1="-1.463cm" svg:y1="22.973cm" svg:x2="-1.454cm" svg:y2="22.968cm">
            <text:p/>
          </draw:line>
          <draw:line draw:style-name="gr5" draw:text-style-name="P9" draw:layer="svg" svg:x1="-1.455cm" svg:y1="22.968cm" svg:x2="-1.451cm" svg:y2="22.968cm">
            <text:p/>
          </draw:line>
          <draw:line draw:style-name="gr5" draw:text-style-name="P9" draw:layer="svg" svg:x1="-1.451cm" svg:y1="22.968cm" svg:x2="-1.442cm" svg:y2="22.968cm">
            <text:p/>
          </draw:line>
          <draw:line draw:style-name="gr5" draw:text-style-name="P9" draw:layer="svg" svg:x1="-1.442cm" svg:y1="22.968cm" svg:x2="-1.438cm" svg:y2="22.968cm">
            <text:p/>
          </draw:line>
          <draw:line draw:style-name="gr5" draw:text-style-name="P9" draw:layer="svg" svg:x1="-1.438cm" svg:y1="22.968cm" svg:x2="-1.429cm" svg:y2="22.968cm">
            <text:p/>
          </draw:line>
          <draw:line draw:style-name="gr5" draw:text-style-name="P9" draw:layer="svg" svg:x1="-1.429cm" svg:y1="22.969cm" svg:x2="-1.424cm" svg:y2="22.964cm">
            <text:p/>
          </draw:line>
          <draw:line draw:style-name="gr5" draw:text-style-name="P9" draw:layer="svg" svg:x1="-1.425cm" svg:y1="22.964cm" svg:x2="-1.417cm" svg:y2="22.964cm">
            <text:p/>
          </draw:line>
          <draw:line draw:style-name="gr5" draw:text-style-name="P9" draw:layer="svg" svg:x1="-1.417cm" svg:y1="22.964cm" svg:x2="-1.412cm" svg:y2="22.964cm">
            <text:p/>
          </draw:line>
          <draw:line draw:style-name="gr5" draw:text-style-name="P9" draw:layer="svg" svg:x1="-1.412cm" svg:y1="22.964cm" svg:x2="-1.404cm" svg:y2="22.964cm">
            <text:p/>
          </draw:line>
          <draw:line draw:style-name="gr5" draw:text-style-name="P9" draw:layer="svg" svg:x1="-1.404cm" svg:y1="22.966cm" svg:x2="-1.399cm" svg:y2="22.959cm">
            <text:p/>
          </draw:line>
          <draw:line draw:style-name="gr5" draw:text-style-name="P9" draw:layer="svg" svg:x1="-1.4cm" svg:y1="22.959cm" svg:x2="-1.395cm" svg:y2="22.959cm">
            <text:p/>
          </draw:line>
          <draw:line draw:style-name="gr5" draw:text-style-name="P9" draw:layer="svg" svg:x1="-1.395cm" svg:y1="22.959cm" svg:x2="-1.387cm" svg:y2="22.959cm">
            <text:p/>
          </draw:line>
          <draw:line draw:style-name="gr5" draw:text-style-name="P9" draw:layer="svg" svg:x1="-1.387cm" svg:y1="22.96cm" svg:x2="-1.382cm" svg:y2="22.955cm">
            <text:p/>
          </draw:line>
          <draw:line draw:style-name="gr5" draw:text-style-name="P9" draw:layer="svg" svg:x1="-1.383cm" svg:y1="22.955cm" svg:x2="-1.379cm" svg:y2="22.955cm">
            <text:p/>
          </draw:line>
          <draw:line draw:style-name="gr5" draw:text-style-name="P9" draw:layer="svg" svg:x1="-1.379cm" svg:y1="22.956cm" svg:x2="-1.369cm" svg:y2="22.951cm">
            <text:p/>
          </draw:line>
          <draw:line draw:style-name="gr5" draw:text-style-name="P9" draw:layer="svg" svg:x1="-1.37cm" svg:y1="22.951cm" svg:x2="-1.366cm" svg:y2="22.951cm">
            <text:p/>
          </draw:line>
          <draw:line draw:style-name="gr5" draw:text-style-name="P9" draw:layer="svg" svg:x1="-1.366cm" svg:y1="22.952cm" svg:x2="-1.361cm" svg:y2="22.947cm">
            <text:p/>
          </draw:line>
          <draw:line draw:style-name="gr5" draw:text-style-name="P9" draw:layer="svg" svg:x1="-1.362cm" svg:y1="22.947cm" svg:x2="-1.353cm" svg:y2="22.947cm">
            <text:p/>
          </draw:line>
          <draw:line draw:style-name="gr5" draw:text-style-name="P9" draw:layer="svg" svg:x1="-1.353cm" svg:y1="22.947cm" svg:x2="-1.349cm" svg:y2="22.947cm">
            <text:p/>
          </draw:line>
          <draw:line draw:style-name="gr5" draw:text-style-name="P9" draw:layer="svg" svg:x1="-1.349cm" svg:y1="22.948cm" svg:x2="-1.344cm" svg:y2="22.943cm">
            <text:p/>
          </draw:line>
          <draw:line draw:style-name="gr5" draw:text-style-name="P9" draw:layer="svg" svg:x1="-1.345cm" svg:y1="22.943cm" svg:x2="-1.34cm" svg:y2="22.943cm">
            <text:p/>
          </draw:line>
          <draw:line draw:style-name="gr5" draw:text-style-name="P9" draw:layer="svg" svg:x1="-1.34cm" svg:y1="22.944cm" svg:x2="-1.335cm" svg:y2="22.938cm">
            <text:p/>
          </draw:line>
          <draw:line draw:style-name="gr5" draw:text-style-name="P9" draw:layer="svg" svg:x1="-1.336cm" svg:y1="22.938cm" svg:x2="-1.332cm" svg:y2="22.938cm">
            <text:p/>
          </draw:line>
          <draw:line draw:style-name="gr5" draw:text-style-name="P9" draw:layer="svg" svg:x1="-1.332cm" svg:y1="22.939cm" svg:x2="-1.321cm" svg:y2="22.934cm">
            <text:p/>
          </draw:line>
          <draw:line draw:style-name="gr5" draw:text-style-name="P9" draw:layer="svg" svg:x1="-1.323cm" svg:y1="22.935cm" svg:x2="-1.318cm" svg:y2="22.93cm">
            <text:p/>
          </draw:line>
          <draw:line draw:style-name="gr5" draw:text-style-name="P9" draw:layer="svg" svg:x1="-1.319cm" svg:y1="22.93cm" svg:x2="-1.315cm" svg:y2="22.93cm">
            <text:p/>
          </draw:line>
          <draw:line draw:style-name="gr5" draw:text-style-name="P9" draw:layer="svg" svg:x1="-1.315cm" svg:y1="22.931cm" svg:x2="-1.31cm" svg:y2="22.926cm">
            <text:p/>
          </draw:line>
          <draw:line draw:style-name="gr5" draw:text-style-name="P9" draw:layer="svg" svg:x1="-1.311cm" svg:y1="22.926cm" svg:x2="-1.307cm" svg:y2="22.926cm">
            <text:p/>
          </draw:line>
          <draw:line draw:style-name="gr5" draw:text-style-name="P9" draw:layer="svg" svg:x1="-1.307cm" svg:y1="22.927cm" svg:x2="-1.301cm" svg:y2="22.921cm">
            <text:p/>
          </draw:line>
          <draw:line draw:style-name="gr5" draw:text-style-name="P9" draw:layer="svg" svg:x1="-1.302cm" svg:y1="22.922cm" svg:x2="-1.297cm" svg:y2="22.917cm">
            <text:p/>
          </draw:line>
          <draw:polyline draw:style-name="gr5" draw:text-style-name="P9" draw:layer="svg" svg:width="0cm" svg:height="0cm" svg:x="-1.298cm" svg:y="22.917cm" svg:viewBox="0 0 0 0" draw:points="0,0">
            <text:p/>
          </draw:polyline>
          <draw:line draw:style-name="gr5" draw:text-style-name="P9" draw:layer="svg" svg:x1="-1.298cm" svg:y1="22.918cm" svg:x2="-1.293cm" svg:y2="22.913cm">
            <text:p/>
          </draw:line>
          <draw:line draw:style-name="gr5" draw:text-style-name="P9" draw:layer="svg" svg:x1="-1.294cm" svg:y1="22.913cm" svg:x2="-1.29cm" svg:y2="22.913cm">
            <text:p/>
          </draw:line>
          <draw:line draw:style-name="gr5" draw:text-style-name="P9" draw:layer="svg" svg:x1="-1.29cm" svg:y1="22.914cm" svg:x2="-1.283cm" svg:y2="22.909cm">
            <text:p/>
          </draw:line>
          <draw:line draw:style-name="gr5" draw:text-style-name="P9" draw:layer="svg" svg:x1="-1.285cm" svg:y1="22.91cm" svg:x2="-1.28cm" svg:y2="22.904cm">
            <text:p/>
          </draw:line>
          <draw:polyline draw:style-name="gr5" draw:text-style-name="P9" draw:layer="svg" svg:width="0cm" svg:height="0cm" svg:x="-1.281cm" svg:y="22.904cm" svg:viewBox="0 0 0 0" draw:points="0,0">
            <text:p/>
          </draw:polyline>
          <draw:line draw:style-name="gr5" draw:text-style-name="P9" draw:layer="svg" svg:x1="-1.281cm" svg:y1="22.905cm" svg:x2="-1.276cm" svg:y2="22.9cm">
            <text:p/>
          </draw:line>
          <draw:line draw:style-name="gr5" draw:text-style-name="P9" draw:layer="svg" svg:x1="-1.277cm" svg:y1="22.901cm" svg:x2="-1.272cm" svg:y2="22.896cm">
            <text:p/>
          </draw:line>
          <draw:line draw:style-name="gr5" draw:text-style-name="P9" draw:layer="svg" svg:x1="-1.273cm" svg:y1="22.896cm" svg:x2="-1.273cm" svg:y2="22.892cm">
            <text:p/>
          </draw:line>
          <draw:line draw:style-name="gr5" draw:text-style-name="P9" draw:layer="svg" svg:x1="-1.273cm" svg:y1="22.892cm" svg:x2="-1.268cm" svg:y2="22.892cm">
            <text:p/>
          </draw:line>
          <draw:line draw:style-name="gr5" draw:text-style-name="P9" draw:layer="svg" svg:x1="-1.268cm" svg:y1="22.893cm" svg:x2="-1.263cm" svg:y2="22.888cm">
            <text:p/>
          </draw:line>
          <draw:line draw:style-name="gr5" draw:text-style-name="P9" draw:layer="svg" svg:x1="-1.264cm" svg:y1="22.888cm" svg:x2="-1.264cm" svg:y2="22.883cm">
            <text:p/>
          </draw:line>
          <draw:line draw:style-name="gr5" draw:text-style-name="P9" draw:layer="svg" svg:x1="-1.264cm" svg:y1="22.883cm" svg:x2="-1.26cm" svg:y2="22.883cm">
            <text:p/>
          </draw:line>
          <draw:line draw:style-name="gr5" draw:text-style-name="P9" draw:layer="svg" svg:x1="-1.26cm" svg:y1="22.883cm" svg:x2="-1.26cm" svg:y2="22.879cm">
            <text:p/>
          </draw:line>
          <draw:line draw:style-name="gr5" draw:text-style-name="P9" draw:layer="svg" svg:x1="-1.26cm" svg:y1="22.879cm" svg:x2="-1.26cm" svg:y2="22.875cm">
            <text:p/>
          </draw:line>
          <draw:line draw:style-name="gr5" draw:text-style-name="P9" draw:layer="svg" svg:x1="-1.26cm" svg:y1="22.876cm" svg:x2="-1.255cm" svg:y2="22.871cm">
            <text:p/>
          </draw:line>
          <draw:polyline draw:style-name="gr5" draw:text-style-name="P9" draw:layer="svg" svg:width="0cm" svg:height="0cm" svg:x="-1.256cm" svg:y="22.871cm" svg:viewBox="0 0 0 0" draw:points="0,0">
            <text:p/>
          </draw:polyline>
          <draw:line draw:style-name="gr5" draw:text-style-name="P9" draw:layer="svg" svg:x1="-1.256cm" svg:y1="22.871cm" svg:x2="-1.256cm" svg:y2="22.866cm">
            <text:p/>
          </draw:line>
          <draw:line draw:style-name="gr5" draw:text-style-name="P9" draw:layer="svg" svg:x1="-1.256cm" svg:y1="22.867cm" svg:x2="-1.251cm" svg:y2="22.862cm">
            <text:p/>
          </draw:line>
          <draw:line draw:style-name="gr5" draw:text-style-name="P9" draw:layer="svg" svg:x1="-1.252cm" svg:y1="22.862cm" svg:x2="-1.252cm" svg:y2="22.858cm">
            <text:p/>
          </draw:line>
          <draw:polyline draw:style-name="gr5" draw:text-style-name="P9" draw:layer="svg" svg:width="0cm" svg:height="0cm" svg:x="-1.252cm" svg:y="22.858cm" svg:viewBox="0 0 0 0" draw:points="0,0">
            <text:p/>
          </draw:polyline>
          <draw:line draw:style-name="gr5" draw:text-style-name="P9" draw:layer="svg" svg:x1="-1.252cm" svg:y1="22.858cm" svg:x2="-1.252cm" svg:y2="22.854cm">
            <text:p/>
          </draw:line>
          <draw:line draw:style-name="gr5" draw:text-style-name="P9" draw:layer="svg" svg:x1="-1.252cm" svg:y1="22.854cm" svg:x2="-1.252cm" svg:y2="22.849cm">
            <text:p/>
          </draw:line>
          <draw:line draw:style-name="gr5" draw:text-style-name="P9" draw:layer="svg" svg:x1="-1.252cm" svg:y1="22.849cm" svg:x2="-1.252cm" svg:y2="22.845cm">
            <text:p/>
          </draw:line>
          <draw:line draw:style-name="gr5" draw:text-style-name="P9" draw:layer="svg" svg:x1="-1.252cm" svg:y1="22.845cm" svg:x2="-1.252cm" svg:y2="22.841cm">
            <text:p/>
          </draw:line>
          <draw:polyline draw:style-name="gr5" draw:text-style-name="P9" draw:layer="svg" svg:width="0cm" svg:height="0cm" svg:x="-1.252cm" svg:y="22.841cm" svg:viewBox="0 0 0 0" draw:points="0,0">
            <text:p/>
          </draw:polyline>
          <draw:line draw:style-name="gr5" draw:text-style-name="P9" draw:layer="svg" svg:x1="-1.252cm" svg:y1="22.841cm" svg:x2="-1.252cm" svg:y2="22.837cm">
            <text:p/>
          </draw:line>
          <draw:line draw:style-name="gr5" draw:text-style-name="P9" draw:layer="svg" svg:x1="-1.252cm" svg:y1="22.837cm" svg:x2="-1.252cm" svg:y2="22.833cm">
            <text:p/>
          </draw:line>
          <draw:line draw:style-name="gr5" draw:text-style-name="P9" draw:layer="svg" svg:x1="-1.252cm" svg:y1="22.833cm" svg:x2="-1.252cm" svg:y2="22.828cm">
            <text:p/>
          </draw:line>
          <draw:polyline draw:style-name="gr5" draw:text-style-name="P9" draw:layer="svg" svg:width="0cm" svg:height="0cm" svg:x="-1.252cm" svg:y="22.828cm" svg:viewBox="0 0 0 0" draw:points="0,0">
            <text:p/>
          </draw:polyline>
          <draw:line draw:style-name="gr5" draw:text-style-name="P9" draw:layer="svg" svg:x1="-1.252cm" svg:y1="22.828cm" svg:x2="-1.252cm" svg:y2="22.824cm">
            <text:p/>
          </draw:line>
          <draw:line draw:style-name="gr5" draw:text-style-name="P9" draw:layer="svg" svg:x1="-1.252cm" svg:y1="22.824cm" svg:x2="-1.252cm" svg:y2="22.82cm">
            <text:p/>
          </draw:line>
          <draw:line draw:style-name="gr5" draw:text-style-name="P9" draw:layer="svg" svg:x1="-1.251cm" svg:y1="22.821cm" svg:x2="-1.256cm" svg:y2="22.816cm">
            <text:p/>
          </draw:line>
          <draw:polyline draw:style-name="gr5" draw:text-style-name="P9" draw:layer="svg" svg:width="0cm" svg:height="0cm" svg:x="-1.256cm" svg:y="22.816cm" svg:viewBox="0 0 0 0" draw:points="0,0">
            <text:p/>
          </draw:polyline>
          <draw:line draw:style-name="gr5" draw:text-style-name="P9" draw:layer="svg" svg:x1="-1.256cm" svg:y1="22.816cm" svg:x2="-1.256cm" svg:y2="22.811cm">
            <text:p/>
          </draw:line>
          <draw:line draw:style-name="gr5" draw:text-style-name="P9" draw:layer="svg" svg:x1="-1.255cm" svg:y1="22.812cm" svg:x2="-1.26cm" svg:y2="22.807cm">
            <text:p/>
          </draw:line>
          <draw:line draw:style-name="gr5" draw:text-style-name="P9" draw:layer="svg" svg:x1="-1.26cm" svg:y1="22.807cm" svg:x2="-1.26cm" svg:y2="22.803cm">
            <text:p/>
          </draw:line>
          <draw:line draw:style-name="gr5" draw:text-style-name="P9" draw:layer="svg" svg:x1="-1.26cm" svg:y1="22.803cm" svg:x2="-1.264cm" svg:y2="22.803cm">
            <text:p/>
          </draw:line>
          <draw:line draw:style-name="gr5" draw:text-style-name="P9" draw:layer="svg" svg:x1="-1.264cm" svg:y1="22.803cm" svg:x2="-1.264cm" svg:y2="22.799cm">
            <text:p/>
          </draw:line>
          <draw:line draw:style-name="gr5" draw:text-style-name="P9" draw:layer="svg" svg:x1="-1.263cm" svg:y1="22.8cm" svg:x2="-1.268cm" svg:y2="22.794cm">
            <text:p/>
          </draw:line>
          <draw:line draw:style-name="gr5" draw:text-style-name="P9" draw:layer="svg" svg:x1="-1.268cm" svg:y1="22.794cm" svg:x2="-1.268cm" svg:y2="22.79cm">
            <text:p/>
          </draw:line>
          <draw:line draw:style-name="gr5" draw:text-style-name="P9" draw:layer="svg" svg:x1="-1.268cm" svg:y1="22.79cm" svg:x2="-1.273cm" svg:y2="22.79cm">
            <text:p/>
          </draw:line>
          <draw:line draw:style-name="gr5" draw:text-style-name="P9" draw:layer="svg" svg:x1="-1.273cm" svg:y1="22.79cm" svg:x2="-1.273cm" svg:y2="22.786cm">
            <text:p/>
          </draw:line>
          <draw:line draw:style-name="gr5" draw:text-style-name="P9" draw:layer="svg" svg:x1="-1.272cm" svg:y1="22.787cm" svg:x2="-1.277cm" svg:y2="22.782cm">
            <text:p/>
          </draw:line>
          <draw:line draw:style-name="gr5" draw:text-style-name="P9" draw:layer="svg" svg:x1="-1.277cm" svg:y1="22.782cm" svg:x2="-1.281cm" svg:y2="22.782cm">
            <text:p/>
          </draw:line>
          <draw:line draw:style-name="gr5" draw:text-style-name="P9" draw:layer="svg" svg:x1="-1.28cm" svg:y1="22.783cm" svg:x2="-1.285cm" svg:y2="22.777cm">
            <text:p/>
          </draw:line>
          <draw:line draw:style-name="gr5" draw:text-style-name="P9" draw:layer="svg" svg:x1="-1.285cm" svg:y1="22.777cm" svg:x2="-1.285cm" svg:y2="22.773cm">
            <text:p/>
          </draw:line>
          <draw:line draw:style-name="gr5" draw:text-style-name="P9" draw:layer="svg" svg:x1="-1.285cm" svg:y1="22.773cm" svg:x2="-1.29cm" svg:y2="22.773cm">
            <text:p/>
          </draw:line>
          <draw:line draw:style-name="gr5" draw:text-style-name="P9" draw:layer="svg" svg:x1="-1.289cm" svg:y1="22.774cm" svg:x2="-1.294cm" svg:y2="22.769cm">
            <text:p/>
          </draw:line>
          <draw:line draw:style-name="gr5" draw:text-style-name="P9" draw:layer="svg" svg:x1="-1.293cm" svg:y1="22.77cm" svg:x2="-1.298cm" svg:y2="22.765cm">
            <text:p/>
          </draw:line>
          <draw:line draw:style-name="gr5" draw:text-style-name="P9" draw:layer="svg" svg:x1="-1.298cm" svg:y1="22.765cm" svg:x2="-1.302cm" svg:y2="22.765cm">
            <text:p/>
          </draw:line>
          <draw:line draw:style-name="gr5" draw:text-style-name="P9" draw:layer="svg" svg:x1="-1.301cm" svg:y1="22.766cm" svg:x2="-1.307cm" svg:y2="22.761cm">
            <text:p/>
          </draw:line>
          <draw:line draw:style-name="gr5" draw:text-style-name="P9" draw:layer="svg" svg:x1="-1.307cm" svg:y1="22.761cm" svg:x2="-1.311cm" svg:y2="22.761cm">
            <text:p/>
          </draw:line>
          <draw:line draw:style-name="gr5" draw:text-style-name="P9" draw:layer="svg" svg:x1="-1.31cm" svg:y1="22.762cm" svg:x2="-1.315cm" svg:y2="22.756cm">
            <text:p/>
          </draw:line>
          <draw:line draw:style-name="gr5" draw:text-style-name="P9" draw:layer="svg" svg:x1="-1.314cm" svg:y1="22.757cm" svg:x2="-1.319cm" svg:y2="22.752cm">
            <text:p/>
          </draw:line>
          <draw:line draw:style-name="gr5" draw:text-style-name="P9" draw:layer="svg" svg:x1="-1.319cm" svg:y1="22.752cm" svg:x2="-1.323cm" svg:y2="22.752cm">
            <text:p/>
          </draw:line>
          <draw:line draw:style-name="gr5" draw:text-style-name="P9" draw:layer="svg" svg:x1="-1.322cm" svg:y1="22.753cm" svg:x2="-1.328cm" svg:y2="22.748cm">
            <text:p/>
          </draw:line>
          <draw:line draw:style-name="gr5" draw:text-style-name="P9" draw:layer="svg" svg:x1="-1.328cm" svg:y1="22.748cm" svg:x2="-1.332cm" svg:y2="22.748cm">
            <text:p/>
          </draw:line>
          <draw:line draw:style-name="gr5" draw:text-style-name="P9" draw:layer="svg" svg:x1="-1.331cm" svg:y1="22.749cm" svg:x2="-1.336cm" svg:y2="22.744cm">
            <text:p/>
          </draw:line>
          <draw:line draw:style-name="gr5" draw:text-style-name="P9" draw:layer="svg" svg:x1="-1.336cm" svg:y1="22.744cm" svg:x2="-1.34cm" svg:y2="22.744cm">
            <text:p/>
          </draw:line>
          <draw:line draw:style-name="gr5" draw:text-style-name="P9" draw:layer="svg" svg:x1="-1.339cm" svg:y1="22.746cm" svg:x2="-1.349cm" svg:y2="22.739cm">
            <text:p/>
          </draw:line>
          <draw:line draw:style-name="gr5" draw:text-style-name="P9" draw:layer="svg" svg:x1="-1.349cm" svg:y1="22.739cm" svg:x2="-1.353cm" svg:y2="22.739cm">
            <text:p/>
          </draw:line>
          <draw:line draw:style-name="gr5" draw:text-style-name="P9" draw:layer="svg" svg:x1="-1.352cm" svg:y1="22.74cm" svg:x2="-1.357cm" svg:y2="22.735cm">
            <text:p/>
          </draw:line>
          <draw:line draw:style-name="gr5" draw:text-style-name="P9" draw:layer="svg" svg:x1="-1.357cm" svg:y1="22.735cm" svg:x2="-1.362cm" svg:y2="22.735cm">
            <text:p/>
          </draw:line>
          <draw:line draw:style-name="gr5" draw:text-style-name="P9" draw:layer="svg" svg:x1="-1.361cm" svg:y1="22.736cm" svg:x2="-1.37cm" svg:y2="22.731cm">
            <text:p/>
          </draw:line>
          <draw:line draw:style-name="gr5" draw:text-style-name="P9" draw:layer="svg" svg:x1="-1.37cm" svg:y1="22.731cm" svg:x2="-1.374cm" svg:y2="22.731cm">
            <text:p/>
          </draw:line>
          <draw:line draw:style-name="gr5" draw:text-style-name="P9" draw:layer="svg" svg:x1="-1.374cm" svg:y1="22.731cm" svg:x2="-1.379cm" svg:y2="22.731cm">
            <text:p/>
          </draw:line>
          <draw:line draw:style-name="gr5" draw:text-style-name="P9" draw:layer="svg" svg:x1="-1.378cm" svg:y1="22.732cm" svg:x2="-1.387cm" svg:y2="22.727cm">
            <text:p/>
          </draw:line>
          <draw:line draw:style-name="gr5" draw:text-style-name="P9" draw:layer="svg" svg:x1="-1.387cm" svg:y1="22.727cm" svg:x2="-1.391cm" svg:y2="22.727cm">
            <text:p/>
          </draw:line>
          <draw:line draw:style-name="gr5" draw:text-style-name="P9" draw:layer="svg" svg:x1="-1.391cm" svg:y1="22.727cm" svg:x2="-1.395cm" svg:y2="22.727cm">
            <text:p/>
          </draw:line>
          <draw:line draw:style-name="gr5" draw:text-style-name="P9" draw:layer="svg" svg:x1="-1.393cm" svg:y1="22.728cm" svg:x2="-1.404cm" svg:y2="22.722cm">
            <text:p/>
          </draw:line>
          <draw:line draw:style-name="gr5" draw:text-style-name="P9" draw:layer="svg" svg:x1="-1.404cm" svg:y1="22.722cm" svg:x2="-1.408cm" svg:y2="22.722cm">
            <text:p/>
          </draw:line>
          <draw:line draw:style-name="gr5" draw:text-style-name="P9" draw:layer="svg" svg:x1="-1.408cm" svg:y1="22.722cm" svg:x2="-1.412cm" svg:y2="22.722cm">
            <text:p/>
          </draw:line>
          <draw:line draw:style-name="gr5" draw:text-style-name="P9" draw:layer="svg" svg:x1="-1.411cm" svg:y1="22.723cm" svg:x2="-1.421cm" svg:y2="22.718cm">
            <text:p/>
          </draw:line>
          <draw:line draw:style-name="gr5" draw:text-style-name="P9" draw:layer="svg" svg:x1="-1.421cm" svg:y1="22.718cm" svg:x2="-1.425cm" svg:y2="22.718cm">
            <text:p/>
          </draw:line>
          <draw:line draw:style-name="gr5" draw:text-style-name="P9" draw:layer="svg" svg:x1="-1.425cm" svg:y1="22.718cm" svg:x2="-1.434cm" svg:y2="22.718cm">
            <text:p/>
          </draw:line>
          <draw:line draw:style-name="gr5" draw:text-style-name="P9" draw:layer="svg" svg:x1="-1.434cm" svg:y1="22.718cm" svg:x2="-1.438cm" svg:y2="22.718cm">
            <text:p/>
          </draw:line>
          <draw:line draw:style-name="gr5" draw:text-style-name="P9" draw:layer="svg" svg:x1="-1.437cm" svg:y1="22.719cm" svg:x2="-1.446cm" svg:y2="22.714cm">
            <text:p/>
          </draw:line>
          <draw:line draw:style-name="gr5" draw:text-style-name="P9" draw:layer="svg" svg:x1="-1.446cm" svg:y1="22.714cm" svg:x2="-1.451cm" svg:y2="22.714cm">
            <text:p/>
          </draw:line>
          <draw:line draw:style-name="gr5" draw:text-style-name="P9" draw:layer="svg" svg:x1="-1.451cm" svg:y1="22.714cm" svg:x2="-1.459cm" svg:y2="22.714cm">
            <text:p/>
          </draw:line>
          <draw:line draw:style-name="gr5" draw:text-style-name="P9" draw:layer="svg" svg:x1="-1.459cm" svg:y1="22.714cm" svg:x2="-1.463cm" svg:y2="22.714cm">
            <text:p/>
          </draw:line>
          <draw:line draw:style-name="gr5" draw:text-style-name="P9" draw:layer="svg" svg:x1="-1.463cm" svg:y1="22.714cm" svg:x2="-1.472cm" svg:y2="22.714cm">
            <text:p/>
          </draw:line>
          <draw:line draw:style-name="gr5" draw:text-style-name="P9" draw:layer="svg" svg:x1="-1.472cm" svg:y1="22.714cm" svg:x2="-1.476cm" svg:y2="22.714cm">
            <text:p/>
          </draw:line>
          <draw:line draw:style-name="gr5" draw:text-style-name="P9" draw:layer="svg" svg:x1="-1.476cm" svg:y1="22.714cm" svg:x2="-1.484cm" svg:y2="22.714cm">
            <text:p/>
          </draw:line>
          <draw:line draw:style-name="gr5" draw:text-style-name="P9" draw:layer="svg" svg:x1="-1.483cm" svg:y1="22.715cm" svg:x2="-1.489cm" svg:y2="22.71cm">
            <text:p/>
          </draw:line>
          <draw:line draw:style-name="gr5" draw:text-style-name="P9" draw:layer="svg" svg:x1="-1.489cm" svg:y1="22.71cm" svg:x2="-1.497cm" svg:y2="22.71cm">
            <text:p/>
          </draw:line>
          <draw:line draw:style-name="gr5" draw:text-style-name="P9" draw:layer="svg" svg:x1="-1.497cm" svg:y1="22.71cm" svg:x2="-1.506cm" svg:y2="22.71cm">
            <text:p/>
          </draw:line>
          <draw:line draw:style-name="gr5" draw:text-style-name="P9" draw:layer="svg" svg:x1="-1.506cm" svg:y1="22.71cm" svg:x2="-1.51cm" svg:y2="22.71cm">
            <text:p/>
          </draw:line>
          <draw:line draw:style-name="gr5" draw:text-style-name="P9" draw:layer="svg" svg:x1="-1.51cm" svg:y1="22.71cm" svg:x2="-1.518cm" svg:y2="22.71cm">
            <text:p/>
          </draw:line>
          <draw:line draw:style-name="gr5" draw:text-style-name="P9" draw:layer="svg" svg:x1="-1.518cm" svg:y1="22.71cm" svg:x2="-1.522cm" svg:y2="22.71cm">
            <text:p/>
          </draw:line>
          <draw:line draw:style-name="gr5" draw:text-style-name="P9" draw:layer="svg" svg:x1="-1.522cm" svg:y1="22.71cm" svg:x2="-1.531cm" svg:y2="22.71cm">
            <text:p/>
          </draw:line>
          <draw:line draw:style-name="gr5" draw:text-style-name="P9" draw:layer="svg" svg:x1="-1.53cm" svg:y1="22.71cm" svg:x2="-1.535cm" svg:y2="22.715cm">
            <text:p/>
          </draw:line>
          <draw:line draw:style-name="gr5" draw:text-style-name="P9" draw:layer="svg" svg:x1="-1.535cm" svg:y1="22.714cm" svg:x2="-1.544cm" svg:y2="22.714cm">
            <text:p/>
          </draw:line>
          <draw:line draw:style-name="gr5" draw:text-style-name="P9" draw:layer="svg" svg:x1="-1.544cm" svg:y1="22.714cm" svg:x2="-1.548cm" svg:y2="22.714cm">
            <text:p/>
          </draw:line>
          <draw:line draw:style-name="gr5" draw:text-style-name="P9" draw:layer="svg" svg:x1="-1.548cm" svg:y1="22.714cm" svg:x2="-1.556cm" svg:y2="22.714cm">
            <text:p/>
          </draw:line>
          <draw:line draw:style-name="gr5" draw:text-style-name="P9" draw:layer="svg" svg:x1="-1.556cm" svg:y1="22.714cm" svg:x2="-1.561cm" svg:y2="22.714cm">
            <text:p/>
          </draw:line>
          <draw:line draw:style-name="gr5" draw:text-style-name="P9" draw:layer="svg" svg:x1="-1.561cm" svg:y1="22.714cm" svg:x2="-1.569cm" svg:y2="22.714cm">
            <text:p/>
          </draw:line>
          <draw:line draw:style-name="gr5" draw:text-style-name="P9" draw:layer="svg" svg:x1="-1.569cm" svg:y1="22.714cm" svg:x2="-1.573cm" svg:y2="22.714cm">
            <text:p/>
          </draw:line>
          <draw:line draw:style-name="gr5" draw:text-style-name="P9" draw:layer="svg" svg:x1="-1.572cm" svg:y1="22.714cm" svg:x2="-1.582cm" svg:y2="22.719cm">
            <text:p/>
          </draw:line>
          <draw:line draw:style-name="gr5" draw:text-style-name="P9" draw:layer="svg" svg:x1="-1.582cm" svg:y1="22.718cm" svg:x2="-1.586cm" svg:y2="22.718cm">
            <text:p/>
          </draw:line>
          <draw:line draw:style-name="gr5" draw:text-style-name="P9" draw:layer="svg" svg:x1="-1.586cm" svg:y1="22.718cm" svg:x2="-1.594cm" svg:y2="22.718cm">
            <text:p/>
          </draw:line>
          <draw:line draw:style-name="gr5" draw:text-style-name="P9" draw:layer="svg" svg:x1="-1.594cm" svg:y1="22.718cm" svg:x2="-1.599cm" svg:y2="22.718cm">
            <text:p/>
          </draw:line>
          <draw:line draw:style-name="gr5" draw:text-style-name="P9" draw:layer="svg" svg:x1="-1.598cm" svg:y1="22.718cm" svg:x2="-1.607cm" svg:y2="22.723cm">
            <text:p/>
          </draw:line>
          <draw:line draw:style-name="gr5" draw:text-style-name="P9" draw:layer="svg" svg:x1="-1.607cm" svg:y1="22.722cm" svg:x2="-1.611cm" svg:y2="22.722cm">
            <text:p/>
          </draw:line>
          <draw:line draw:style-name="gr5" draw:text-style-name="P9" draw:layer="svg" svg:x1="-1.611cm" svg:y1="22.722cm" svg:x2="-1.62cm" svg:y2="22.722cm">
            <text:p/>
          </draw:line>
          <draw:line draw:style-name="gr5" draw:text-style-name="P9" draw:layer="svg" svg:x1="-1.62cm" svg:y1="22.722cm" svg:x2="-1.624cm" svg:y2="22.722cm">
            <text:p/>
          </draw:line>
          <draw:line draw:style-name="gr5" draw:text-style-name="P9" draw:layer="svg" svg:x1="-1.623cm" svg:y1="22.722cm" svg:x2="-1.628cm" svg:y2="22.728cm">
            <text:p/>
          </draw:line>
          <draw:line draw:style-name="gr5" draw:text-style-name="P9" draw:layer="svg" svg:x1="-1.628cm" svg:y1="22.727cm" svg:x2="-1.637cm" svg:y2="22.727cm">
            <text:p/>
          </draw:line>
          <draw:line draw:style-name="gr5" draw:text-style-name="P9" draw:layer="svg" svg:x1="-1.636cm" svg:y1="22.727cm" svg:x2="-1.641cm" svg:y2="22.732cm">
            <text:p/>
          </draw:line>
          <draw:line draw:style-name="gr5" draw:text-style-name="P9" draw:layer="svg" svg:x1="-1.641cm" svg:y1="22.731cm" svg:x2="-1.645cm" svg:y2="22.731cm">
            <text:p/>
          </draw:line>
          <draw:line draw:style-name="gr5" draw:text-style-name="P9" draw:layer="svg" svg:x1="-1.645cm" svg:y1="22.731cm" svg:x2="-1.654cm" svg:y2="22.731cm">
            <text:p/>
          </draw:line>
          <draw:line draw:style-name="gr5" draw:text-style-name="P9" draw:layer="svg" svg:x1="-1.653cm" svg:y1="22.731cm" svg:x2="-1.658cm" svg:y2="22.736cm">
            <text:p/>
          </draw:line>
          <draw:line draw:style-name="gr5" draw:text-style-name="P9" draw:layer="svg" svg:x1="-1.658cm" svg:y1="22.735cm" svg:x2="-1.662cm" svg:y2="22.735cm">
            <text:p/>
          </draw:line>
          <draw:line draw:style-name="gr5" draw:text-style-name="P9" draw:layer="svg" svg:x1="-1.661cm" svg:y1="22.735cm" svg:x2="-1.666cm" svg:y2="22.74cm">
            <text:p/>
          </draw:line>
          <draw:line draw:style-name="gr5" draw:text-style-name="P9" draw:layer="svg" svg:x1="-1.666cm" svg:y1="22.739cm" svg:x2="-1.675cm" svg:y2="22.739cm">
            <text:p/>
          </draw:line>
          <draw:line draw:style-name="gr5" draw:text-style-name="P9" draw:layer="svg" svg:x1="-1.674cm" svg:y1="22.739cm" svg:x2="-1.679cm" svg:y2="22.746cm">
            <text:p/>
          </draw:line>
          <draw:line draw:style-name="gr5" draw:text-style-name="P9" draw:layer="svg" svg:x1="-1.679cm" svg:y1="22.744cm" svg:x2="-1.683cm" svg:y2="22.744cm">
            <text:p/>
          </draw:line>
          <draw:line draw:style-name="gr5" draw:text-style-name="P9" draw:layer="svg" svg:x1="-1.682cm" svg:y1="22.744cm" svg:x2="-1.688cm" svg:y2="22.749cm">
            <text:p/>
          </draw:line>
          <draw:line draw:style-name="gr5" draw:text-style-name="P9" draw:layer="svg" svg:x1="-1.688cm" svg:y1="22.748cm" svg:x2="-1.692cm" svg:y2="22.748cm">
            <text:p/>
          </draw:line>
          <draw:line draw:style-name="gr5" draw:text-style-name="P9" draw:layer="svg" svg:x1="-1.691cm" svg:y1="22.748cm" svg:x2="-1.696cm" svg:y2="22.753cm">
            <text:p/>
          </draw:line>
          <draw:line draw:style-name="gr5" draw:text-style-name="P9" draw:layer="svg" svg:x1="-1.696cm" svg:y1="22.752cm" svg:x2="-1.704cm" svg:y2="22.752cm">
            <text:p/>
          </draw:line>
          <draw:line draw:style-name="gr5" draw:text-style-name="P9" draw:layer="svg" svg:x1="-1.703cm" svg:y1="22.752cm" svg:x2="-1.709cm" svg:y2="22.757cm">
            <text:p/>
          </draw:line>
          <draw:line draw:style-name="gr5" draw:text-style-name="P9" draw:layer="svg" svg:x1="-1.709cm" svg:y1="22.756cm" svg:x2="-1.713cm" svg:y2="22.756cm">
            <text:p/>
          </draw:line>
          <draw:line draw:style-name="gr5" draw:text-style-name="P9" draw:layer="svg" svg:x1="-1.712cm" svg:y1="22.756cm" svg:x2="-1.717cm" svg:y2="22.762cm">
            <text:p/>
          </draw:line>
          <draw:line draw:style-name="gr5" draw:text-style-name="P9" draw:layer="svg" svg:x1="-1.717cm" svg:y1="22.761cm" svg:x2="-1.717cm" svg:y2="22.765cm">
            <text:p/>
          </draw:line>
          <draw:line draw:style-name="gr5" draw:text-style-name="P9" draw:layer="svg" svg:x1="-1.717cm" svg:y1="22.765cm" svg:x2="-1.721cm" svg:y2="22.765cm">
            <text:p/>
          </draw:line>
          <draw:line draw:style-name="gr5" draw:text-style-name="P9" draw:layer="svg" svg:x1="-1.719cm" svg:y1="22.765cm" svg:x2="-1.726cm" svg:y2="22.77cm">
            <text:p/>
          </draw:line>
          <draw:line draw:style-name="gr5" draw:text-style-name="P9" draw:layer="svg" svg:x1="-1.725cm" svg:y1="22.769cm" svg:x2="-1.73cm" svg:y2="22.774cm">
            <text:p/>
          </draw:line>
          <draw:line draw:style-name="gr5" draw:text-style-name="P9" draw:layer="svg" svg:x1="-1.73cm" svg:y1="22.773cm" svg:x2="-1.734cm" svg:y2="22.773cm">
            <text:p/>
          </draw:line>
          <draw:line draw:style-name="gr5" draw:text-style-name="P9" draw:layer="svg" svg:x1="-1.733cm" svg:y1="22.773cm" svg:x2="-1.738cm" svg:y2="22.778cm">
            <text:p/>
          </draw:line>
          <draw:line draw:style-name="gr5" draw:text-style-name="P9" draw:layer="svg" svg:x1="-1.738cm" svg:y1="22.777cm" svg:x2="-1.738cm" svg:y2="22.782cm">
            <text:p/>
          </draw:line>
          <draw:line draw:style-name="gr5" draw:text-style-name="P9" draw:layer="svg" svg:x1="-1.738cm" svg:y1="22.782cm" svg:x2="-1.743cm" svg:y2="22.782cm">
            <text:p/>
          </draw:line>
          <draw:line draw:style-name="gr5" draw:text-style-name="P9" draw:layer="svg" svg:x1="-1.742cm" svg:y1="22.782cm" svg:x2="-1.747cm" svg:y2="22.787cm">
            <text:p/>
          </draw:line>
          <draw:line draw:style-name="gr5" draw:text-style-name="P9" draw:layer="svg" svg:x1="-1.746cm" svg:y1="22.786cm" svg:x2="-1.751cm" svg:y2="22.791cm">
            <text:p/>
          </draw:line>
          <draw:polyline draw:style-name="gr5" draw:text-style-name="P9" draw:layer="svg" svg:width="0cm" svg:height="0cm" svg:x="-1.751cm" svg:y="22.79cm" svg:viewBox="0 0 0 0" draw:points="0,0">
            <text:p/>
          </draw:polyline>
          <draw:line draw:style-name="gr5" draw:text-style-name="P9" draw:layer="svg" svg:x1="-1.75cm" svg:y1="22.79cm" svg:x2="-1.755cm" svg:y2="22.795cm">
            <text:p/>
          </draw:line>
          <draw:line draw:style-name="gr5" draw:text-style-name="P9" draw:layer="svg" svg:x1="-1.755cm" svg:y1="22.794cm" svg:x2="-1.755cm" svg:y2="22.799cm">
            <text:p/>
          </draw:line>
          <draw:line draw:style-name="gr5" draw:text-style-name="P9" draw:layer="svg" svg:x1="-1.755cm" svg:y1="22.799cm" svg:x2="-1.76cm" svg:y2="22.799cm">
            <text:p/>
          </draw:line>
          <draw:line draw:style-name="gr5" draw:text-style-name="P9" draw:layer="svg" svg:x1="-1.76cm" svg:y1="22.799cm" svg:x2="-1.76cm" svg:y2="22.803cm">
            <text:p/>
          </draw:line>
          <draw:line draw:style-name="gr5" draw:text-style-name="P9" draw:layer="svg" svg:x1="-1.759cm" svg:y1="22.803cm" svg:x2="-1.764cm" svg:y2="22.808cm">
            <text:p/>
          </draw:line>
          <draw:line draw:style-name="gr5" draw:text-style-name="P9" draw:layer="svg" svg:x1="-1.764cm" svg:y1="22.807cm" svg:x2="-1.764cm" svg:y2="22.811cm">
            <text:p/>
          </draw:line>
          <draw:polyline draw:style-name="gr5" draw:text-style-name="P9" draw:layer="svg" svg:width="0cm" svg:height="0cm" svg:x="-1.764cm" svg:y="22.811cm" svg:viewBox="0 0 0 0" draw:points="0,0">
            <text:p/>
          </draw:polyline>
          <draw:line draw:style-name="gr5" draw:text-style-name="P9" draw:layer="svg" svg:x1="-1.763cm" svg:y1="22.811cm" svg:x2="-1.768cm" svg:y2="22.818cm">
            <text:p/>
          </draw:line>
          <draw:line draw:style-name="gr5" draw:text-style-name="P9" draw:layer="svg" svg:x1="-1.768cm" svg:y1="22.816cm" svg:x2="-1.768cm" svg:y2="22.82cm">
            <text:p/>
          </draw:line>
          <draw:line draw:style-name="gr5" draw:text-style-name="P9" draw:layer="svg" svg:x1="-1.768cm" svg:y1="22.82cm" svg:x2="-1.768cm" svg:y2="22.824cm">
            <text:p/>
          </draw:line>
          <draw:line draw:style-name="gr5" draw:text-style-name="P9" draw:layer="svg" svg:x1="-1.768cm" svg:y1="22.824cm" svg:x2="-1.772cm" svg:y2="22.824cm">
            <text:p/>
          </draw:line>
          <draw:line draw:style-name="gr5" draw:text-style-name="P9" draw:layer="svg" svg:x1="-1.772cm" svg:y1="22.824cm" svg:x2="-1.772cm" svg:y2="22.828cm">
            <text:p/>
          </draw:line>
          <draw:line draw:style-name="gr5" draw:text-style-name="P9" draw:layer="svg" svg:x1="-1.772cm" svg:y1="22.828cm" svg:x2="-1.772cm" svg:y2="22.833cm">
            <text:p/>
          </draw:line>
          <draw:line draw:style-name="gr5" draw:text-style-name="P9" draw:layer="svg" svg:x1="-1.772cm" svg:y1="22.833cm" svg:x2="-1.772cm" svg:y2="22.837cm">
            <text:p/>
          </draw:line>
          <draw:line draw:style-name="gr5" draw:text-style-name="P9" draw:layer="svg" svg:x1="-1.772cm" svg:y1="22.837cm" svg:x2="-1.772cm" svg:y2="22.841cm">
            <text:p/>
          </draw:line>
          <draw:polyline draw:style-name="gr5" draw:text-style-name="P9" draw:layer="svg" svg:width="0cm" svg:height="0cm" svg:x="-1.772cm" svg:y="22.841cm" svg:viewBox="0 0 0 0" draw:points="0,0">
            <text:p/>
          </draw:polyline>
          <draw:line draw:style-name="gr5" draw:text-style-name="P9" draw:layer="svg" svg:x1="-1.772cm" svg:y1="22.841cm" svg:x2="-1.772cm" svg:y2="22.845cm">
            <text:p/>
          </draw:line>
          <draw:polyline draw:style-name="gr5" draw:text-style-name="P9" draw:layer="svg" svg:width="0cm" svg:height="0cm" svg:x="-1.772cm" svg:y="22.845cm" svg:viewBox="0 0 0 0" draw:points="0,0">
            <text:p/>
          </draw:polyline>
          <draw:path draw:style-name="gr3" draw:text-style-name="P9" draw:layer="svg" svg:width="1.907cm" svg:height="0.658cm" svg:x="-3.999cm" svg:y="24.786cm" svg:viewBox="0 0 1908 659" svg:d="M0 593c159 44 324 66 491 66 546 0 1066-240 1417-659">
            <text:p/>
          </draw:path>
          <draw:line draw:style-name="gr3" draw:text-style-name="P9" draw:layer="svg" svg:x1="-3.508cm" svg:y1="23.59cm" svg:x2="-2.427cm" svg:y2="25.462cm">
            <text:p/>
          </draw:line>
          <draw:line draw:style-name="gr3" draw:text-style-name="P9" draw:layer="svg" svg:x1="-2.581cm" svg:y1="25.196cm" svg:x2="-2.368cm" svg:y2="24.983cm">
            <text:p/>
          </draw:line>
          <draw:line draw:style-name="gr3" draw:text-style-name="P9" draw:layer="svg" svg:x1="-2.581cm" svg:y1="25.196cm" svg:x2="-2.292cm" svg:y2="25.118cm">
            <text:p/>
          </draw:line>
          <draw:line draw:style-name="gr3" draw:text-style-name="P9" draw:layer="svg" svg:x1="-3.507cm" svg:y1="25.444cm" svg:x2="-3.796cm" svg:y2="25.522cm">
            <text:p/>
          </draw:line>
          <draw:line draw:style-name="gr3" draw:text-style-name="P9" draw:layer="svg" svg:x1="-3.507cm" svg:y1="25.445cm" svg:x2="-3.796cm" svg:y2="25.364cm">
            <text:p/>
          </draw:line>
          <draw:line draw:style-name="gr3" draw:text-style-name="P9" draw:layer="svg" svg:x1="-3.508cm" svg:y1="25.753cm" svg:x2="-3.508cm" svg:y2="23.59cm">
            <text:p/>
          </draw:line>
          <draw:frame draw:style-name="gr9" draw:text-style-name="P13" draw:layer="svg" svg:width="4.417cm" svg:height="0.462cm" svg:x="-0.472cm" svg:y="24.712cm">
            <draw:text-box>
              <text:p text:style-name="P12"><text:span text:style-name="T2">H:</text:span><text:span text:style-name="T2">後進しながら左ステア</text:span></text:p>
            </draw:text-box>
          </draw:frame>
          <draw:frame draw:style-name="gr9" draw:text-style-name="P13" draw:layer="svg" svg:width="4.417cm" svg:height="0.462cm" svg:x="-0.506cm" svg:y="24.695cm">
            <draw:text-box>
              <text:p text:style-name="P12"><text:span text:style-name="T2">H:</text:span><text:span text:style-name="T2">後進しながら左ステア</text:span></text:p>
            </draw:text-box>
          </draw:frame>
          <draw:frame draw:style-name="gr9" draw:text-style-name="P13" draw:layer="svg" svg:width="4.417cm" svg:height="0.462cm" svg:x="-0.472cm" svg:y="24.72cm">
            <draw:text-box>
              <text:p text:style-name="P12"><text:span text:style-name="T2">H:</text:span><text:span text:style-name="T2">後進しながら左ステア</text:span></text:p>
            </draw:text-box>
          </draw:frame>
          <draw:frame draw:style-name="gr9" draw:text-style-name="P13" draw:layer="svg" svg:width="4.417cm" svg:height="0.462cm" svg:x="-0.506cm" svg:y="24.72cm">
            <draw:text-box>
              <text:p text:style-name="P12"><text:span text:style-name="T2">H:</text:span><text:span text:style-name="T2">後進しながら左ステア</text:span></text:p>
            </draw:text-box>
          </draw:frame>
          <draw:frame draw:style-name="gr9" draw:text-style-name="P13" draw:layer="svg" svg:width="4.417cm" svg:height="0.462cm" svg:x="-0.472cm" svg:y="24.686cm">
            <draw:text-box>
              <text:p text:style-name="P12"><text:span text:style-name="T2">H:</text:span><text:span text:style-name="T2">後進しながら左ステア</text:span></text:p>
            </draw:text-box>
          </draw:frame>
          <draw:frame draw:style-name="gr9" draw:text-style-name="P13" draw:layer="svg" svg:width="4.417cm" svg:height="0.462cm" svg:x="-0.506cm" svg:y="24.686cm">
            <draw:text-box>
              <text:p text:style-name="P12"><text:span text:style-name="T2">H:</text:span><text:span text:style-name="T2">後進しながら左ステア</text:span></text:p>
            </draw:text-box>
          </draw:frame>
          <draw:frame draw:style-name="gr9" draw:text-style-name="P13" draw:layer="svg" svg:width="4.417cm" svg:height="0.462cm" svg:x="-0.489cm" svg:y="24.703cm">
            <draw:text-box>
              <text:p text:style-name="P12"><text:span text:style-name="T3">H:</text:span><text:span text:style-name="T3">後進しながら左ステア</text:span></text:p>
            </draw:text-box>
          </draw:frame>
          <draw:frame draw:style-name="gr9" draw:text-style-name="P13" draw:layer="svg" svg:width="0.4cm" svg:height="0.399cm" draw:transform="rotate (0.698131700797732) translate (-2.677cm 24.603cm)">
            <draw:text-box>
              <text:p text:style-name="P12"><text:span text:style-name="T4">左</text:span></text:p>
            </draw:text-box>
          </draw:frame>
          <draw:frame draw:style-name="gr9" draw:text-style-name="P13" draw:layer="svg" svg:width="0.4cm" svg:height="0.399cm" draw:transform="rotate (0.698131700797732) translate (-2.373cm 24.35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0.698131700797732) translate (-2.069cm 24.091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0.698131700797732) translate (-1.764cm 23.837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0.698131700797732) translate (-2.712cm 24.586cm)">
            <draw:text-box>
              <text:p text:style-name="P12"><text:span text:style-name="T4">左</text:span></text:p>
            </draw:text-box>
          </draw:frame>
          <draw:frame draw:style-name="gr9" draw:text-style-name="P13" draw:layer="svg" svg:width="0.4cm" svg:height="0.399cm" draw:transform="rotate (0.698131700797732) translate (-2.408cm 24.332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0.698131700797732) translate (-2.103cm 24.074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0.698131700797732) translate (-1.797cm 23.82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0.698131700797732) translate (-2.678cm 24.612cm)">
            <draw:text-box>
              <text:p text:style-name="P12"><text:span text:style-name="T4">左</text:span></text:p>
            </draw:text-box>
          </draw:frame>
          <draw:frame draw:style-name="gr9" draw:text-style-name="P13" draw:layer="svg" svg:width="0.4cm" svg:height="0.399cm" draw:transform="rotate (0.698131700797732) translate (-2.373cm 24.358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0.698131700797732) translate (-2.069cm 24.1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0.698131700797732) translate (-1.763cm 23.846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0.698131700797732) translate (-2.712cm 24.612cm)">
            <draw:text-box>
              <text:p text:style-name="P12"><text:span text:style-name="T4">左</text:span></text:p>
            </draw:text-box>
          </draw:frame>
          <draw:frame draw:style-name="gr9" draw:text-style-name="P13" draw:layer="svg" svg:width="0.4cm" svg:height="0.399cm" draw:transform="rotate (0.698131700797732) translate (-2.407cm 24.358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0.698131700797732) translate (-2.102cm 24.1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0.698131700797732) translate (-1.797cm 23.846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0.698131700797732) translate (-2.678cm 24.578cm)">
            <draw:text-box>
              <text:p text:style-name="P12"><text:span text:style-name="T4">左</text:span></text:p>
            </draw:text-box>
          </draw:frame>
          <draw:frame draw:style-name="gr9" draw:text-style-name="P13" draw:layer="svg" svg:width="0.4cm" svg:height="0.399cm" draw:transform="rotate (0.698131700797732) translate (-2.374cm 24.324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0.698131700797732) translate (-2.069cm 24.066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0.698131700797732) translate (-1.763cm 23.812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0.698131700797732) translate (-2.713cm 24.578cm)">
            <draw:text-box>
              <text:p text:style-name="P12"><text:span text:style-name="T4">左</text:span></text:p>
            </draw:text-box>
          </draw:frame>
          <draw:frame draw:style-name="gr9" draw:text-style-name="P13" draw:layer="svg" svg:width="0.4cm" svg:height="0.399cm" draw:transform="rotate (0.698131700797732) translate (-2.407cm 24.323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0.698131700797732) translate (-2.102cm 24.066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0.698131700797732) translate (-1.797cm 23.812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0.698131700797732) translate (-2.694cm 24.595cm)">
            <draw:text-box>
              <text:p text:style-name="P12"><text:span text:style-name="T5">左</text:span></text:p>
            </draw:text-box>
          </draw:frame>
          <draw:frame draw:style-name="gr9" draw:text-style-name="P13" draw:layer="svg" svg:width="0.4cm" svg:height="0.399cm" draw:transform="rotate (0.698131700797732) translate (-2.39cm 24.342cm)">
            <draw:text-box>
              <text:p text:style-name="P12"><text:span text:style-name="T5">ス</text:span></text:p>
            </draw:text-box>
          </draw:frame>
          <draw:frame draw:style-name="gr9" draw:text-style-name="P13" draw:layer="svg" svg:width="0.4cm" svg:height="0.399cm" draw:transform="rotate (0.698131700797732) translate (-2.086cm 24.082cm)">
            <draw:text-box>
              <text:p text:style-name="P12"><text:span text:style-name="T5">テ</text:span></text:p>
            </draw:text-box>
          </draw:frame>
          <draw:frame draw:style-name="gr9" draw:text-style-name="P13" draw:layer="svg" svg:width="0.4cm" svg:height="0.399cm" draw:transform="rotate (0.698131700797732) translate (-1.781cm 23.829cm)">
            <draw:text-box>
              <text:p text:style-name="P12"><text:span text:style-name="T5">ア</text:span></text:p>
            </draw:text-box>
          </draw:frame>
        </draw:g>
        <draw:g>
          <draw:polygon draw:style-name="gr4" draw:text-style-name="P10" draw:layer="svg" svg:width="0.152cm" svg:height="0.292cm" svg:x="19.422cm" svg:y="29.447cm" svg:viewBox="0 0 153 293" draw:points="76,293 153,0 0,0">
            <text:p/>
          </draw:polygon>
          <draw:line draw:style-name="gr3" draw:text-style-name="P9" draw:layer="svg" svg:x1="19.498cm" svg:y1="29.739cm" svg:x2="19.498cm" svg:y2="29.616cm">
            <text:p/>
          </draw:line>
          <draw:line draw:style-name="gr3" draw:text-style-name="P9" draw:layer="svg" svg:x1="19.498cm" svg:y1="29.552cm" svg:x2="19.498cm" svg:y2="29.523cm">
            <text:p/>
          </draw:line>
          <draw:line draw:style-name="gr3" draw:text-style-name="P9" draw:layer="svg" svg:x1="19.498cm" svg:y1="29.459cm" svg:x2="19.498cm" svg:y2="29.43cm">
            <text:p/>
          </draw:line>
          <draw:line draw:style-name="gr3" draw:text-style-name="P9" draw:layer="svg" svg:x1="19.498cm" svg:y1="29.366cm" svg:x2="19.498cm" svg:y2="29.116cm">
            <text:p/>
          </draw:line>
          <draw:line draw:style-name="gr3" draw:text-style-name="P9" draw:layer="svg" svg:x1="19.498cm" svg:y1="29.053cm" svg:x2="19.498cm" svg:y2="29.023cm">
            <text:p/>
          </draw:line>
          <draw:line draw:style-name="gr3" draw:text-style-name="P9" draw:layer="svg" svg:x1="19.498cm" svg:y1="28.96cm" svg:x2="19.498cm" svg:y2="28.926cm">
            <text:p/>
          </draw:line>
          <draw:line draw:style-name="gr3" draw:text-style-name="P9" draw:layer="svg" svg:x1="19.498cm" svg:y1="28.867cm" svg:x2="19.498cm" svg:y2="28.613cm">
            <text:p/>
          </draw:line>
          <draw:line draw:style-name="gr3" draw:text-style-name="P9" draw:layer="svg" svg:x1="19.498cm" svg:y1="28.553cm" svg:x2="19.498cm" svg:y2="28.519cm">
            <text:p/>
          </draw:line>
          <draw:line draw:style-name="gr3" draw:text-style-name="P9" draw:layer="svg" svg:x1="19.498cm" svg:y1="28.456cm" svg:x2="19.498cm" svg:y2="28.426cm">
            <text:p/>
          </draw:line>
          <draw:line draw:style-name="gr3" draw:text-style-name="P9" draw:layer="svg" svg:x1="19.498cm" svg:y1="28.363cm" svg:x2="19.498cm" svg:y2="28.113cm">
            <text:p/>
          </draw:line>
          <draw:line draw:style-name="gr3" draw:text-style-name="P9" draw:layer="svg" svg:x1="19.498cm" svg:y1="28.05cm" svg:x2="19.498cm" svg:y2="28.02cm">
            <text:p/>
          </draw:line>
          <draw:line draw:style-name="gr3" draw:text-style-name="P9" draw:layer="svg" svg:x1="19.498cm" svg:y1="27.956cm" svg:x2="19.498cm" svg:y2="27.927cm">
            <text:p/>
          </draw:line>
          <draw:line draw:style-name="gr3" draw:text-style-name="P9" draw:layer="svg" svg:x1="19.498cm" svg:y1="27.863cm" svg:x2="19.498cm" svg:y2="27.736cm">
            <text:p/>
          </draw:line>
          <draw:polyline draw:style-name="gr3" draw:text-style-name="P9" draw:layer="svg" svg:width="0cm" svg:height="0cm" svg:x="19.498cm" svg:y="27.736cm" svg:viewBox="0 0 0 0" draw:points="0,0">
            <text:p/>
          </draw:polyline>
          <draw:polygon draw:style-name="gr4" draw:text-style-name="P10" draw:layer="svg" svg:width="0.211cm" svg:height="0.292cm" svg:x="20.286cm" svg:y="29.18cm" svg:viewBox="0 0 212 293" draw:points="212,293 0,81 132,0">
            <text:p/>
          </draw:polygon>
          <draw:line draw:style-name="gr3" draw:text-style-name="P9" draw:layer="svg" svg:x1="19.498cm" svg:y1="27.736cm" svg:x2="20.498cm" svg:y2="29.473cm">
            <text:p/>
          </draw:line>
          <draw:line draw:style-name="gr5" draw:text-style-name="P9" draw:layer="svg" svg:x1="18cm" svg:y1="24.739cm" svg:x2="18.402cm" svg:y2="24.739cm">
            <text:p/>
          </draw:line>
          <draw:line draw:style-name="gr5" draw:text-style-name="P9" draw:layer="svg" svg:x1="18.465cm" svg:y1="24.739cm" svg:x2="18.529cm" svg:y2="24.739cm">
            <text:p/>
          </draw:line>
          <draw:line draw:style-name="gr5" draw:text-style-name="P9" draw:layer="svg" svg:x1="18.592cm" svg:y1="24.739cm" svg:x2="19.401cm" svg:y2="24.739cm">
            <text:p/>
          </draw:line>
          <draw:line draw:style-name="gr5" draw:text-style-name="P9" draw:layer="svg" svg:x1="19.464cm" svg:y1="24.739cm" svg:x2="19.528cm" svg:y2="24.739cm">
            <text:p/>
          </draw:line>
          <draw:line draw:style-name="gr5" draw:text-style-name="P9" draw:layer="svg" svg:x1="19.591cm" svg:y1="24.739cm" svg:x2="20.4cm" svg:y2="24.739cm">
            <text:p/>
          </draw:line>
          <draw:line draw:style-name="gr5" draw:text-style-name="P9" draw:layer="svg" svg:x1="20.463cm" svg:y1="24.739cm" svg:x2="20.527cm" svg:y2="24.739cm">
            <text:p/>
          </draw:line>
          <draw:line draw:style-name="gr5" draw:text-style-name="P9" draw:layer="svg" svg:x1="20.59cm" svg:y1="24.739cm" svg:x2="20.997cm" svg:y2="24.739cm">
            <text:p/>
          </draw:line>
          <draw:polyline draw:style-name="gr5" draw:text-style-name="P9" draw:layer="svg" svg:width="0cm" svg:height="0cm" svg:x="20.997cm" svg:y="24.739cm" svg:viewBox="0 0 0 0" draw:points="0,0">
            <text:p/>
          </draw:polyline>
          <draw:line draw:style-name="gr5" draw:text-style-name="P9" draw:layer="svg" svg:x1="19.498cm" svg:y1="26.987cm" svg:x2="19.498cm" svg:y2="26.534cm">
            <text:p/>
          </draw:line>
          <draw:line draw:style-name="gr5" draw:text-style-name="P9" draw:layer="svg" svg:x1="19.498cm" svg:y1="26.462cm" svg:x2="19.498cm" svg:y2="26.39cm">
            <text:p/>
          </draw:line>
          <draw:line draw:style-name="gr5" draw:text-style-name="P9" draw:layer="svg" svg:x1="19.498cm" svg:y1="26.322cm" svg:x2="19.498cm" svg:y2="25.408cm">
            <text:p/>
          </draw:line>
          <draw:line draw:style-name="gr5" draw:text-style-name="P9" draw:layer="svg" svg:x1="19.498cm" svg:y1="25.34cm" svg:x2="19.498cm" svg:y2="25.268cm">
            <text:p/>
          </draw:line>
          <draw:line draw:style-name="gr5" draw:text-style-name="P9" draw:layer="svg" svg:x1="19.498cm" svg:y1="25.196cm" svg:x2="19.498cm" svg:y2="24.286cm">
            <text:p/>
          </draw:line>
          <draw:line draw:style-name="gr5" draw:text-style-name="P9" draw:layer="svg" svg:x1="19.498cm" svg:y1="24.214cm" svg:x2="19.498cm" svg:y2="24.142cm">
            <text:p/>
          </draw:line>
          <draw:line draw:style-name="gr5" draw:text-style-name="P9" draw:layer="svg" svg:x1="19.498cm" svg:y1="24.074cm" svg:x2="19.498cm" svg:y2="23.16cm">
            <text:p/>
          </draw:line>
          <draw:line draw:style-name="gr5" draw:text-style-name="P9" draw:layer="svg" svg:x1="19.498cm" svg:y1="23.092cm" svg:x2="19.498cm" svg:y2="23.02cm">
            <text:p/>
          </draw:line>
          <draw:line draw:style-name="gr5" draw:text-style-name="P9" draw:layer="svg" svg:x1="19.498cm" svg:y1="22.948cm" svg:x2="19.498cm" svg:y2="22.491cm">
            <text:p/>
          </draw:line>
          <draw:polyline draw:style-name="gr5" draw:text-style-name="P9" draw:layer="svg" svg:width="0cm" svg:height="0cm" svg:x="19.498cm" svg:y="22.491cm" svg:viewBox="0 0 0 0" draw:points="0,0">
            <text:p/>
          </draw:polyline>
          <draw:line draw:style-name="gr6" draw:text-style-name="P9" draw:layer="svg" svg:x1="18cm" svg:y1="22.491cm" svg:x2="20.997cm" svg:y2="22.491cm">
            <text:p/>
          </draw:line>
          <draw:line draw:style-name="gr6" draw:text-style-name="P9" draw:layer="svg" svg:x1="20.997cm" svg:y1="26.987cm" svg:x2="20.997cm" svg:y2="22.491cm">
            <text:p/>
          </draw:line>
          <draw:line draw:style-name="gr6" draw:text-style-name="P9" draw:layer="svg" svg:x1="18cm" svg:y1="26.987cm" svg:x2="20.997cm" svg:y2="26.987cm">
            <text:p/>
          </draw:line>
          <draw:line draw:style-name="gr6" draw:text-style-name="P9" draw:layer="svg" svg:x1="18cm" svg:y1="26.987cm" svg:x2="18cm" svg:y2="22.491cm">
            <text:p/>
          </draw:line>
          <draw:line draw:style-name="gr7" draw:text-style-name="P9" draw:layer="svg" svg:x1="18.101cm" svg:y1="25.988cm" svg:x2="18.499cm" svg:y2="25.988cm">
            <text:p/>
          </draw:line>
          <draw:line draw:style-name="gr7" draw:text-style-name="P9" draw:layer="svg" svg:x1="18.101cm" svg:y1="26.89cm" svg:x2="18.101cm" svg:y2="25.988cm">
            <text:p/>
          </draw:line>
          <draw:line draw:style-name="gr7" draw:text-style-name="P9" draw:layer="svg" svg:x1="18.101cm" svg:y1="26.89cm" svg:x2="18.499cm" svg:y2="26.89cm">
            <text:p/>
          </draw:line>
          <draw:line draw:style-name="gr7" draw:text-style-name="P9" draw:layer="svg" svg:x1="18.499cm" svg:y1="26.89cm" svg:x2="18.499cm" svg:y2="25.988cm">
            <text:p/>
          </draw:line>
          <draw:line draw:style-name="gr7" draw:text-style-name="P9" draw:layer="svg" svg:x1="20.497cm" svg:y1="25.988cm" svg:x2="20.895cm" svg:y2="25.988cm">
            <text:p/>
          </draw:line>
          <draw:line draw:style-name="gr7" draw:text-style-name="P9" draw:layer="svg" svg:x1="20.895cm" svg:y1="26.89cm" svg:x2="20.895cm" svg:y2="25.988cm">
            <text:p/>
          </draw:line>
          <draw:line draw:style-name="gr7" draw:text-style-name="P9" draw:layer="svg" svg:x1="20.497cm" svg:y1="26.89cm" svg:x2="20.895cm" svg:y2="26.89cm">
            <text:p/>
          </draw:line>
          <draw:line draw:style-name="gr7" draw:text-style-name="P9" draw:layer="svg" svg:x1="20.497cm" svg:y1="26.89cm" svg:x2="20.497cm" svg:y2="25.988cm">
            <text:p/>
          </draw:line>
          <draw:line draw:style-name="gr7" draw:text-style-name="P9" draw:layer="svg" svg:x1="20.497cm" svg:y1="25.988cm" svg:x2="20.895cm" svg:y2="25.988cm">
            <text:p/>
          </draw:line>
          <draw:line draw:style-name="gr7" draw:text-style-name="P9" draw:layer="svg" svg:x1="18.276cm" svg:y1="23.881cm" svg:x2="17.928cm" svg:y2="23.681cm">
            <text:p/>
          </draw:line>
          <draw:line draw:style-name="gr7" draw:text-style-name="P9" draw:layer="svg" svg:x1="17.928cm" svg:y1="23.682cm" svg:x2="18.382cm" svg:y2="22.902cm">
            <text:p/>
          </draw:line>
          <draw:line draw:style-name="gr7" draw:text-style-name="P9" draw:layer="svg" svg:x1="18.381cm" svg:y1="22.902cm" svg:x2="18.724cm" svg:y2="23.102cm">
            <text:p/>
          </draw:line>
          <draw:line draw:style-name="gr7" draw:text-style-name="P9" draw:layer="svg" svg:x1="18.724cm" svg:y1="23.101cm" svg:x2="18.275cm" svg:y2="23.881cm">
            <text:p/>
          </draw:line>
          <draw:line draw:style-name="gr7" draw:text-style-name="P9" draw:layer="svg" svg:x1="20.29cm" svg:y1="23.846cm" svg:x2="20.638cm" svg:y2="24.046cm">
            <text:p/>
          </draw:line>
          <draw:line draw:style-name="gr7" draw:text-style-name="P9" draw:layer="svg" svg:x1="20.637cm" svg:y1="24.046cm" svg:x2="21.087cm" svg:y2="23.27cm">
            <text:p/>
          </draw:line>
          <draw:line draw:style-name="gr7" draw:text-style-name="P9" draw:layer="svg" svg:x1="21.087cm" svg:y1="23.271cm" svg:x2="20.739cm" svg:y2="23.071cm">
            <text:p/>
          </draw:line>
          <draw:line draw:style-name="gr7" draw:text-style-name="P9" draw:layer="svg" svg:x1="20.74cm" svg:y1="23.071cm" svg:x2="20.29cm" svg:y2="23.847cm">
            <text:p/>
          </draw:line>
          <draw:polygon draw:style-name="gr8" draw:text-style-name="P11" draw:layer="svg" svg:width="0.398cm" svg:height="0.902cm" svg:x="18.101cm" svg:y="25.988cm" svg:viewBox="0 0 399 903" draw:points="399,903 399,0 0,0 0,903">
            <text:p/>
          </draw:polygon>
          <draw:polygon draw:style-name="gr8" draw:text-style-name="P11" draw:layer="svg" svg:width="0.398cm" svg:height="0.902cm" svg:x="20.497cm" svg:y="25.988cm" svg:viewBox="0 0 399 903" draw:points="0,903 0,0 399,0 399,903">
            <text:p/>
          </draw:polygon>
          <draw:polygon draw:style-name="gr8" draw:text-style-name="P11" draw:layer="svg" svg:width="0.795cm" svg:height="0.978cm" svg:x="17.928cm" svg:y="22.902cm" svg:viewBox="0 0 796 979" draw:points="796,200 348,979 0,780 454,0">
            <text:p/>
          </draw:polygon>
          <draw:polygon draw:style-name="gr8" draw:text-style-name="P11" draw:layer="svg" svg:width="0.796cm" svg:height="0.974cm" svg:x="20.29cm" svg:y="23.071cm" svg:viewBox="0 0 797 975" draw:points="450,0 0,775 348,975 797,199">
            <text:p/>
          </draw:polygon>
          <draw:line draw:style-name="gr5" draw:text-style-name="P9" draw:layer="svg" svg:x1="18.762cm" svg:y1="22.745cm" svg:x2="18.762cm" svg:y2="22.741cm">
            <text:p/>
          </draw:line>
          <draw:line draw:style-name="gr5" draw:text-style-name="P9" draw:layer="svg" svg:x1="18.762cm" svg:y1="22.741cm" svg:x2="18.762cm" svg:y2="22.737cm">
            <text:p/>
          </draw:line>
          <draw:line draw:style-name="gr5" draw:text-style-name="P9" draw:layer="svg" svg:x1="18.762cm" svg:y1="22.737cm" svg:x2="18.762cm" svg:y2="22.733cm">
            <text:p/>
          </draw:line>
          <draw:line draw:style-name="gr5" draw:text-style-name="P9" draw:layer="svg" svg:x1="18.762cm" svg:y1="22.733cm" svg:x2="18.762cm" svg:y2="22.728cm">
            <text:p/>
          </draw:line>
          <draw:polyline draw:style-name="gr5" draw:text-style-name="P9" draw:layer="svg" svg:width="0cm" svg:height="0cm" svg:x="18.762cm" svg:y="22.728cm" svg:viewBox="0 0 0 0" draw:points="0,0">
            <text:p/>
          </draw:polyline>
          <draw:line draw:style-name="gr5" draw:text-style-name="P9" draw:layer="svg" svg:x1="18.764cm" svg:y1="22.729cm" svg:x2="18.757cm" svg:y2="22.724cm">
            <text:p/>
          </draw:line>
          <draw:line draw:style-name="gr5" draw:text-style-name="P9" draw:layer="svg" svg:x1="18.757cm" svg:y1="22.724cm" svg:x2="18.757cm" svg:y2="22.72cm">
            <text:p/>
          </draw:line>
          <draw:line draw:style-name="gr5" draw:text-style-name="P9" draw:layer="svg" svg:x1="18.757cm" svg:y1="22.72cm" svg:x2="18.757cm" svg:y2="22.716cm">
            <text:p/>
          </draw:line>
          <draw:polyline draw:style-name="gr5" draw:text-style-name="P9" draw:layer="svg" svg:width="0cm" svg:height="0cm" svg:x="18.757cm" svg:y="22.716cm" svg:viewBox="0 0 0 0" draw:points="0,0">
            <text:p/>
          </draw:polyline>
          <draw:line draw:style-name="gr5" draw:text-style-name="P9" draw:layer="svg" svg:x1="18.758cm" svg:y1="22.718cm" svg:x2="18.753cm" svg:y2="22.711cm">
            <text:p/>
          </draw:line>
          <draw:line draw:style-name="gr5" draw:text-style-name="P9" draw:layer="svg" svg:x1="18.753cm" svg:y1="22.711cm" svg:x2="18.753cm" svg:y2="22.707cm">
            <text:p/>
          </draw:line>
          <draw:line draw:style-name="gr5" draw:text-style-name="P9" draw:layer="svg" svg:x1="18.754cm" svg:y1="22.708cm" svg:x2="18.749cm" svg:y2="22.703cm">
            <text:p/>
          </draw:line>
          <draw:polyline draw:style-name="gr5" draw:text-style-name="P9" draw:layer="svg" svg:width="0cm" svg:height="0cm" svg:x="18.749cm" svg:y="22.703cm" svg:viewBox="0 0 0 0" draw:points="0,0">
            <text:p/>
          </draw:polyline>
          <draw:line draw:style-name="gr5" draw:text-style-name="P9" draw:layer="svg" svg:x1="18.75cm" svg:y1="22.704cm" svg:x2="18.745cm" svg:y2="22.699cm">
            <text:p/>
          </draw:line>
          <draw:line draw:style-name="gr5" draw:text-style-name="P9" draw:layer="svg" svg:x1="18.745cm" svg:y1="22.699cm" svg:x2="18.745cm" svg:y2="22.694cm">
            <text:p/>
          </draw:line>
          <draw:line draw:style-name="gr5" draw:text-style-name="P9" draw:layer="svg" svg:x1="18.745cm" svg:y1="22.694cm" svg:x2="18.74cm" svg:y2="22.694cm">
            <text:p/>
          </draw:line>
          <draw:line draw:style-name="gr5" draw:text-style-name="P9" draw:layer="svg" svg:x1="18.74cm" svg:y1="22.694cm" svg:x2="18.74cm" svg:y2="22.69cm">
            <text:p/>
          </draw:line>
          <draw:line draw:style-name="gr5" draw:text-style-name="P9" draw:layer="svg" svg:x1="18.741cm" svg:y1="22.691cm" svg:x2="18.736cm" svg:y2="22.686cm">
            <text:p/>
          </draw:line>
          <draw:line draw:style-name="gr5" draw:text-style-name="P9" draw:layer="svg" svg:x1="18.737cm" svg:y1="22.687cm" svg:x2="18.732cm" svg:y2="22.682cm">
            <text:p/>
          </draw:line>
          <draw:polyline draw:style-name="gr5" draw:text-style-name="P9" draw:layer="svg" svg:width="0cm" svg:height="0cm" svg:x="18.732cm" svg:y="22.682cm" svg:viewBox="0 0 0 0" draw:points="0,0">
            <text:p/>
          </draw:polyline>
          <draw:line draw:style-name="gr5" draw:text-style-name="P9" draw:layer="svg" svg:x1="18.733cm" svg:y1="22.683cm" svg:x2="18.728cm" svg:y2="22.677cm">
            <text:p/>
          </draw:line>
          <draw:line draw:style-name="gr5" draw:text-style-name="P9" draw:layer="svg" svg:x1="18.729cm" svg:y1="22.678cm" svg:x2="18.723cm" svg:y2="22.673cm">
            <text:p/>
          </draw:line>
          <draw:line draw:style-name="gr5" draw:text-style-name="P9" draw:layer="svg" svg:x1="18.723cm" svg:y1="22.673cm" svg:x2="18.719cm" svg:y2="22.673cm">
            <text:p/>
          </draw:line>
          <draw:line draw:style-name="gr5" draw:text-style-name="P9" draw:layer="svg" svg:x1="18.719cm" svg:y1="22.673cm" svg:x2="18.719cm" svg:y2="22.669cm">
            <text:p/>
          </draw:line>
          <draw:line draw:style-name="gr5" draw:text-style-name="P9" draw:layer="svg" svg:x1="18.72cm" svg:y1="22.67cm" svg:x2="18.715cm" svg:y2="22.665cm">
            <text:p/>
          </draw:line>
          <draw:line draw:style-name="gr5" draw:text-style-name="P9" draw:layer="svg" svg:x1="18.715cm" svg:y1="22.665cm" svg:x2="18.711cm" svg:y2="22.665cm">
            <text:p/>
          </draw:line>
          <draw:line draw:style-name="gr5" draw:text-style-name="P9" draw:layer="svg" svg:x1="18.712cm" svg:y1="22.666cm" svg:x2="18.707cm" svg:y2="22.661cm">
            <text:p/>
          </draw:line>
          <draw:line draw:style-name="gr5" draw:text-style-name="P9" draw:layer="svg" svg:x1="18.707cm" svg:y1="22.661cm" svg:x2="18.702cm" svg:y2="22.661cm">
            <text:p/>
          </draw:line>
          <draw:line draw:style-name="gr5" draw:text-style-name="P9" draw:layer="svg" svg:x1="18.703cm" svg:y1="22.662cm" svg:x2="18.698cm" svg:y2="22.656cm">
            <text:p/>
          </draw:line>
          <draw:line draw:style-name="gr5" draw:text-style-name="P9" draw:layer="svg" svg:x1="18.699cm" svg:y1="22.657cm" svg:x2="18.694cm" svg:y2="22.652cm">
            <text:p/>
          </draw:line>
          <draw:line draw:style-name="gr5" draw:text-style-name="P9" draw:layer="svg" svg:x1="18.694cm" svg:y1="22.652cm" svg:x2="18.69cm" svg:y2="22.652cm">
            <text:p/>
          </draw:line>
          <draw:line draw:style-name="gr5" draw:text-style-name="P9" draw:layer="svg" svg:x1="18.692cm" svg:y1="22.653cm" svg:x2="18.685cm" svg:y2="22.648cm">
            <text:p/>
          </draw:line>
          <draw:line draw:style-name="gr5" draw:text-style-name="P9" draw:layer="svg" svg:x1="18.685cm" svg:y1="22.648cm" svg:x2="18.681cm" svg:y2="22.648cm">
            <text:p/>
          </draw:line>
          <draw:line draw:style-name="gr5" draw:text-style-name="P9" draw:layer="svg" svg:x1="18.682cm" svg:y1="22.649cm" svg:x2="18.673cm" svg:y2="22.644cm">
            <text:p/>
          </draw:line>
          <draw:line draw:style-name="gr5" draw:text-style-name="P9" draw:layer="svg" svg:x1="18.673cm" svg:y1="22.644cm" svg:x2="18.668cm" svg:y2="22.644cm">
            <text:p/>
          </draw:line>
          <draw:line draw:style-name="gr5" draw:text-style-name="P9" draw:layer="svg" svg:x1="18.669cm" svg:y1="22.646cm" svg:x2="18.664cm" svg:y2="22.639cm">
            <text:p/>
          </draw:line>
          <draw:line draw:style-name="gr5" draw:text-style-name="P9" draw:layer="svg" svg:x1="18.664cm" svg:y1="22.639cm" svg:x2="18.66cm" svg:y2="22.639cm">
            <text:p/>
          </draw:line>
          <draw:line draw:style-name="gr5" draw:text-style-name="P9" draw:layer="svg" svg:x1="18.661cm" svg:y1="22.64cm" svg:x2="18.656cm" svg:y2="22.635cm">
            <text:p/>
          </draw:line>
          <draw:line draw:style-name="gr5" draw:text-style-name="P9" draw:layer="svg" svg:x1="18.656cm" svg:y1="22.635cm" svg:x2="18.647cm" svg:y2="22.635cm">
            <text:p/>
          </draw:line>
          <draw:line draw:style-name="gr5" draw:text-style-name="P9" draw:layer="svg" svg:x1="18.648cm" svg:y1="22.636cm" svg:x2="18.643cm" svg:y2="22.631cm">
            <text:p/>
          </draw:line>
          <draw:line draw:style-name="gr5" draw:text-style-name="P9" draw:layer="svg" svg:x1="18.643cm" svg:y1="22.631cm" svg:x2="18.639cm" svg:y2="22.631cm">
            <text:p/>
          </draw:line>
          <draw:line draw:style-name="gr5" draw:text-style-name="P9" draw:layer="svg" svg:x1="18.639cm" svg:y1="22.631cm" svg:x2="18.635cm" svg:y2="22.631cm">
            <text:p/>
          </draw:line>
          <draw:line draw:style-name="gr5" draw:text-style-name="P9" draw:layer="svg" svg:x1="18.636cm" svg:y1="22.632cm" svg:x2="18.626cm" svg:y2="22.627cm">
            <text:p/>
          </draw:line>
          <draw:line draw:style-name="gr5" draw:text-style-name="P9" draw:layer="svg" svg:x1="18.626cm" svg:y1="22.627cm" svg:x2="18.622cm" svg:y2="22.627cm">
            <text:p/>
          </draw:line>
          <draw:line draw:style-name="gr5" draw:text-style-name="P9" draw:layer="svg" svg:x1="18.622cm" svg:y1="22.627cm" svg:x2="18.613cm" svg:y2="22.627cm">
            <text:p/>
          </draw:line>
          <draw:line draw:style-name="gr5" draw:text-style-name="P9" draw:layer="svg" svg:x1="18.614cm" svg:y1="22.628cm" svg:x2="18.609cm" svg:y2="22.622cm">
            <text:p/>
          </draw:line>
          <draw:line draw:style-name="gr5" draw:text-style-name="P9" draw:layer="svg" svg:x1="18.609cm" svg:y1="22.622cm" svg:x2="18.605cm" svg:y2="22.622cm">
            <text:p/>
          </draw:line>
          <draw:line draw:style-name="gr5" draw:text-style-name="P9" draw:layer="svg" svg:x1="18.605cm" svg:y1="22.622cm" svg:x2="18.596cm" svg:y2="22.622cm">
            <text:p/>
          </draw:line>
          <draw:line draw:style-name="gr5" draw:text-style-name="P9" draw:layer="svg" svg:x1="18.597cm" svg:y1="22.623cm" svg:x2="18.592cm" svg:y2="22.618cm">
            <text:p/>
          </draw:line>
          <draw:line draw:style-name="gr5" draw:text-style-name="P9" draw:layer="svg" svg:x1="18.592cm" svg:y1="22.618cm" svg:x2="18.584cm" svg:y2="22.618cm">
            <text:p/>
          </draw:line>
          <draw:line draw:style-name="gr5" draw:text-style-name="P9" draw:layer="svg" svg:x1="18.584cm" svg:y1="22.618cm" svg:x2="18.58cm" svg:y2="22.618cm">
            <text:p/>
          </draw:line>
          <draw:line draw:style-name="gr5" draw:text-style-name="P9" draw:layer="svg" svg:x1="18.58cm" svg:y1="22.618cm" svg:x2="18.571cm" svg:y2="22.618cm">
            <text:p/>
          </draw:line>
          <draw:line draw:style-name="gr5" draw:text-style-name="P9" draw:layer="svg" svg:x1="18.572cm" svg:y1="22.619cm" svg:x2="18.567cm" svg:y2="22.614cm">
            <text:p/>
          </draw:line>
          <draw:line draw:style-name="gr5" draw:text-style-name="P9" draw:layer="svg" svg:x1="18.567cm" svg:y1="22.614cm" svg:x2="18.558cm" svg:y2="22.614cm">
            <text:p/>
          </draw:line>
          <draw:line draw:style-name="gr5" draw:text-style-name="P9" draw:layer="svg" svg:x1="18.558cm" svg:y1="22.614cm" svg:x2="18.554cm" svg:y2="22.614cm">
            <text:p/>
          </draw:line>
          <draw:line draw:style-name="gr5" draw:text-style-name="P9" draw:layer="svg" svg:x1="18.554cm" svg:y1="22.614cm" svg:x2="18.546cm" svg:y2="22.614cm">
            <text:p/>
          </draw:line>
          <draw:line draw:style-name="gr5" draw:text-style-name="P9" draw:layer="svg" svg:x1="18.546cm" svg:y1="22.614cm" svg:x2="18.541cm" svg:y2="22.614cm">
            <text:p/>
          </draw:line>
          <draw:line draw:style-name="gr5" draw:text-style-name="P9" draw:layer="svg" svg:x1="18.541cm" svg:y1="22.614cm" svg:x2="18.533cm" svg:y2="22.614cm">
            <text:p/>
          </draw:line>
          <draw:line draw:style-name="gr5" draw:text-style-name="P9" draw:layer="svg" svg:x1="18.533cm" svg:y1="22.614cm" svg:x2="18.529cm" svg:y2="22.614cm">
            <text:p/>
          </draw:line>
          <draw:line draw:style-name="gr5" draw:text-style-name="P9" draw:layer="svg" svg:x1="18.53cm" svg:y1="22.615cm" svg:x2="18.52cm" svg:y2="22.61cm">
            <text:p/>
          </draw:line>
          <draw:line draw:style-name="gr5" draw:text-style-name="P9" draw:layer="svg" svg:x1="18.52cm" svg:y1="22.61cm" svg:x2="18.516cm" svg:y2="22.61cm">
            <text:p/>
          </draw:line>
          <draw:line draw:style-name="gr5" draw:text-style-name="P9" draw:layer="svg" svg:x1="18.516cm" svg:y1="22.61cm" svg:x2="18.508cm" svg:y2="22.61cm">
            <text:p/>
          </draw:line>
          <draw:line draw:style-name="gr5" draw:text-style-name="P9" draw:layer="svg" svg:x1="18.508cm" svg:y1="22.61cm" svg:x2="18.503cm" svg:y2="22.61cm">
            <text:p/>
          </draw:line>
          <draw:line draw:style-name="gr5" draw:text-style-name="P9" draw:layer="svg" svg:x1="18.503cm" svg:y1="22.61cm" svg:x2="18.495cm" svg:y2="22.61cm">
            <text:p/>
          </draw:line>
          <draw:line draw:style-name="gr5" draw:text-style-name="P9" draw:layer="svg" svg:x1="18.495cm" svg:y1="22.61cm" svg:x2="18.491cm" svg:y2="22.61cm">
            <text:p/>
          </draw:line>
          <draw:line draw:style-name="gr5" draw:text-style-name="P9" draw:layer="svg" svg:x1="18.491cm" svg:y1="22.61cm" svg:x2="18.482cm" svg:y2="22.61cm">
            <text:p/>
          </draw:line>
          <draw:line draw:style-name="gr5" draw:text-style-name="P9" draw:layer="svg" svg:x1="18.483cm" svg:y1="22.61cm" svg:x2="18.474cm" svg:y2="22.615cm">
            <text:p/>
          </draw:line>
          <draw:line draw:style-name="gr5" draw:text-style-name="P9" draw:layer="svg" svg:x1="18.474cm" svg:y1="22.614cm" svg:x2="18.469cm" svg:y2="22.614cm">
            <text:p/>
          </draw:line>
          <draw:line draw:style-name="gr5" draw:text-style-name="P9" draw:layer="svg" svg:x1="18.469cm" svg:y1="22.614cm" svg:x2="18.461cm" svg:y2="22.614cm">
            <text:p/>
          </draw:line>
          <draw:line draw:style-name="gr5" draw:text-style-name="P9" draw:layer="svg" svg:x1="18.461cm" svg:y1="22.614cm" svg:x2="18.457cm" svg:y2="22.614cm">
            <text:p/>
          </draw:line>
          <draw:line draw:style-name="gr5" draw:text-style-name="P9" draw:layer="svg" svg:x1="18.457cm" svg:y1="22.614cm" svg:x2="18.448cm" svg:y2="22.614cm">
            <text:p/>
          </draw:line>
          <draw:line draw:style-name="gr5" draw:text-style-name="P9" draw:layer="svg" svg:x1="18.448cm" svg:y1="22.614cm" svg:x2="18.444cm" svg:y2="22.614cm">
            <text:p/>
          </draw:line>
          <draw:line draw:style-name="gr5" draw:text-style-name="P9" draw:layer="svg" svg:x1="18.444cm" svg:y1="22.614cm" svg:x2="18.436cm" svg:y2="22.614cm">
            <text:p/>
          </draw:line>
          <draw:line draw:style-name="gr5" draw:text-style-name="P9" draw:layer="svg" svg:x1="18.437cm" svg:y1="22.614cm" svg:x2="18.431cm" svg:y2="22.619cm">
            <text:p/>
          </draw:line>
          <draw:line draw:style-name="gr5" draw:text-style-name="P9" draw:layer="svg" svg:x1="18.431cm" svg:y1="22.618cm" svg:x2="18.423cm" svg:y2="22.618cm">
            <text:p/>
          </draw:line>
          <draw:line draw:style-name="gr5" draw:text-style-name="P9" draw:layer="svg" svg:x1="18.423cm" svg:y1="22.618cm" svg:x2="18.419cm" svg:y2="22.618cm">
            <text:p/>
          </draw:line>
          <draw:line draw:style-name="gr5" draw:text-style-name="P9" draw:layer="svg" svg:x1="18.419cm" svg:y1="22.618cm" svg:x2="18.41cm" svg:y2="22.618cm">
            <text:p/>
          </draw:line>
          <draw:line draw:style-name="gr5" draw:text-style-name="P9" draw:layer="svg" svg:x1="18.41cm" svg:y1="22.618cm" svg:x2="18.406cm" svg:y2="22.618cm">
            <text:p/>
          </draw:line>
          <draw:line draw:style-name="gr5" draw:text-style-name="P9" draw:layer="svg" svg:x1="18.407cm" svg:y1="22.618cm" svg:x2="18.402cm" svg:y2="22.623cm">
            <text:p/>
          </draw:line>
          <draw:line draw:style-name="gr5" draw:text-style-name="P9" draw:layer="svg" svg:x1="18.402cm" svg:y1="22.622cm" svg:x2="18.393cm" svg:y2="22.622cm">
            <text:p/>
          </draw:line>
          <draw:line draw:style-name="gr5" draw:text-style-name="P9" draw:layer="svg" svg:x1="18.393cm" svg:y1="22.622cm" svg:x2="18.389cm" svg:y2="22.622cm">
            <text:p/>
          </draw:line>
          <draw:line draw:style-name="gr5" draw:text-style-name="P9" draw:layer="svg" svg:x1="18.39cm" svg:y1="22.622cm" svg:x2="18.381cm" svg:y2="22.628cm">
            <text:p/>
          </draw:line>
          <draw:line draw:style-name="gr5" draw:text-style-name="P9" draw:layer="svg" svg:x1="18.381cm" svg:y1="22.627cm" svg:x2="18.376cm" svg:y2="22.627cm">
            <text:p/>
          </draw:line>
          <draw:line draw:style-name="gr5" draw:text-style-name="P9" draw:layer="svg" svg:x1="18.376cm" svg:y1="22.627cm" svg:x2="18.372cm" svg:y2="22.627cm">
            <text:p/>
          </draw:line>
          <draw:line draw:style-name="gr5" draw:text-style-name="P9" draw:layer="svg" svg:x1="18.373cm" svg:y1="22.627cm" svg:x2="18.364cm" svg:y2="22.632cm">
            <text:p/>
          </draw:line>
          <draw:line draw:style-name="gr5" draw:text-style-name="P9" draw:layer="svg" svg:x1="18.364cm" svg:y1="22.631cm" svg:x2="18.359cm" svg:y2="22.631cm">
            <text:p/>
          </draw:line>
          <draw:line draw:style-name="gr5" draw:text-style-name="P9" draw:layer="svg" svg:x1="18.36cm" svg:y1="22.631cm" svg:x2="18.355cm" svg:y2="22.636cm">
            <text:p/>
          </draw:line>
          <draw:line draw:style-name="gr5" draw:text-style-name="P9" draw:layer="svg" svg:x1="18.355cm" svg:y1="22.635cm" svg:x2="18.347cm" svg:y2="22.635cm">
            <text:p/>
          </draw:line>
          <draw:line draw:style-name="gr5" draw:text-style-name="P9" draw:layer="svg" svg:x1="18.348cm" svg:y1="22.635cm" svg:x2="18.342cm" svg:y2="22.64cm">
            <text:p/>
          </draw:line>
          <draw:line draw:style-name="gr5" draw:text-style-name="P9" draw:layer="svg" svg:x1="18.342cm" svg:y1="22.639cm" svg:x2="18.338cm" svg:y2="22.639cm">
            <text:p/>
          </draw:line>
          <draw:line draw:style-name="gr5" draw:text-style-name="P9" draw:layer="svg" svg:x1="18.339cm" svg:y1="22.639cm" svg:x2="18.334cm" svg:y2="22.646cm">
            <text:p/>
          </draw:line>
          <draw:line draw:style-name="gr5" draw:text-style-name="P9" draw:layer="svg" svg:x1="18.334cm" svg:y1="22.644cm" svg:x2="18.33cm" svg:y2="22.644cm">
            <text:p/>
          </draw:line>
          <draw:line draw:style-name="gr5" draw:text-style-name="P9" draw:layer="svg" svg:x1="18.331cm" svg:y1="22.644cm" svg:x2="18.321cm" svg:y2="22.649cm">
            <text:p/>
          </draw:line>
          <draw:line draw:style-name="gr5" draw:text-style-name="P9" draw:layer="svg" svg:x1="18.321cm" svg:y1="22.648cm" svg:x2="18.317cm" svg:y2="22.648cm">
            <text:p/>
          </draw:line>
          <draw:line draw:style-name="gr5" draw:text-style-name="P9" draw:layer="svg" svg:x1="18.318cm" svg:y1="22.648cm" svg:x2="18.313cm" svg:y2="22.653cm">
            <text:p/>
          </draw:line>
          <draw:line draw:style-name="gr5" draw:text-style-name="P9" draw:layer="svg" svg:x1="18.313cm" svg:y1="22.652cm" svg:x2="18.309cm" svg:y2="22.652cm">
            <text:p/>
          </draw:line>
          <draw:line draw:style-name="gr5" draw:text-style-name="P9" draw:layer="svg" svg:x1="18.31cm" svg:y1="22.652cm" svg:x2="18.304cm" svg:y2="22.657cm">
            <text:p/>
          </draw:line>
          <draw:line draw:style-name="gr5" draw:text-style-name="P9" draw:layer="svg" svg:x1="18.304cm" svg:y1="22.656cm" svg:x2="18.3cm" svg:y2="22.656cm">
            <text:p/>
          </draw:line>
          <draw:line draw:style-name="gr5" draw:text-style-name="P9" draw:layer="svg" svg:x1="18.301cm" svg:y1="22.656cm" svg:x2="18.296cm" svg:y2="22.662cm">
            <text:p/>
          </draw:line>
          <draw:line draw:style-name="gr5" draw:text-style-name="P9" draw:layer="svg" svg:x1="18.297cm" svg:y1="22.661cm" svg:x2="18.292cm" svg:y2="22.666cm">
            <text:p/>
          </draw:line>
          <draw:line draw:style-name="gr5" draw:text-style-name="P9" draw:layer="svg" svg:x1="18.292cm" svg:y1="22.665cm" svg:x2="18.287cm" svg:y2="22.665cm">
            <text:p/>
          </draw:line>
          <draw:line draw:style-name="gr5" draw:text-style-name="P9" draw:layer="svg" svg:x1="18.288cm" svg:y1="22.665cm" svg:x2="18.283cm" svg:y2="22.67cm">
            <text:p/>
          </draw:line>
          <draw:line draw:style-name="gr5" draw:text-style-name="P9" draw:layer="svg" svg:x1="18.283cm" svg:y1="22.669cm" svg:x2="18.279cm" svg:y2="22.669cm">
            <text:p/>
          </draw:line>
          <draw:line draw:style-name="gr5" draw:text-style-name="P9" draw:layer="svg" svg:x1="18.279cm" svg:y1="22.669cm" svg:x2="18.279cm" svg:y2="22.673cm">
            <text:p/>
          </draw:line>
          <draw:line draw:style-name="gr5" draw:text-style-name="P9" draw:layer="svg" svg:x1="18.28cm" svg:y1="22.673cm" svg:x2="18.275cm" svg:y2="22.678cm">
            <text:p/>
          </draw:line>
          <draw:line draw:style-name="gr5" draw:text-style-name="P9" draw:layer="svg" svg:x1="18.275cm" svg:y1="22.677cm" svg:x2="18.27cm" svg:y2="22.677cm">
            <text:p/>
          </draw:line>
          <draw:line draw:style-name="gr5" draw:text-style-name="P9" draw:layer="svg" svg:x1="18.271cm" svg:y1="22.677cm" svg:x2="18.266cm" svg:y2="22.683cm">
            <text:p/>
          </draw:line>
          <draw:line draw:style-name="gr5" draw:text-style-name="P9" draw:layer="svg" svg:x1="18.266cm" svg:y1="22.682cm" svg:x2="18.266cm" svg:y2="22.686cm">
            <text:p/>
          </draw:line>
          <draw:line draw:style-name="gr5" draw:text-style-name="P9" draw:layer="svg" svg:x1="18.266cm" svg:y1="22.686cm" svg:x2="18.262cm" svg:y2="22.686cm">
            <text:p/>
          </draw:line>
          <draw:line draw:style-name="gr5" draw:text-style-name="P9" draw:layer="svg" svg:x1="18.263cm" svg:y1="22.686cm" svg:x2="18.258cm" svg:y2="22.691cm">
            <text:p/>
          </draw:line>
          <draw:line draw:style-name="gr5" draw:text-style-name="P9" draw:layer="svg" svg:x1="18.258cm" svg:y1="22.69cm" svg:x2="18.258cm" svg:y2="22.694cm">
            <text:p/>
          </draw:line>
          <draw:line draw:style-name="gr5" draw:text-style-name="P9" draw:layer="svg" svg:x1="18.259cm" svg:y1="22.694cm" svg:x2="18.254cm" svg:y2="22.7cm">
            <text:p/>
          </draw:line>
          <draw:polyline draw:style-name="gr5" draw:text-style-name="P9" draw:layer="svg" svg:width="0cm" svg:height="0cm" svg:x="18.254cm" svg:y="22.699cm" svg:viewBox="0 0 0 0" draw:points="0,0">
            <text:p/>
          </draw:polyline>
          <draw:line draw:style-name="gr5" draw:text-style-name="P9" draw:layer="svg" svg:x1="18.256cm" svg:y1="22.699cm" svg:x2="18.249cm" svg:y2="22.704cm">
            <text:p/>
          </draw:line>
          <draw:line draw:style-name="gr5" draw:text-style-name="P9" draw:layer="svg" svg:x1="18.249cm" svg:y1="22.703cm" svg:x2="18.249cm" svg:y2="22.707cm">
            <text:p/>
          </draw:line>
          <draw:line draw:style-name="gr5" draw:text-style-name="P9" draw:layer="svg" svg:x1="18.25cm" svg:y1="22.707cm" svg:x2="18.245cm" svg:y2="22.712cm">
            <text:p/>
          </draw:line>
          <draw:polyline draw:style-name="gr5" draw:text-style-name="P9" draw:layer="svg" svg:width="0cm" svg:height="0cm" svg:x="18.245cm" svg:y="22.711cm" svg:viewBox="0 0 0 0" draw:points="0,0">
            <text:p/>
          </draw:polyline>
          <draw:line draw:style-name="gr5" draw:text-style-name="P9" draw:layer="svg" svg:x1="18.245cm" svg:y1="22.711cm" svg:x2="18.245cm" svg:y2="22.716cm">
            <text:p/>
          </draw:line>
          <draw:line draw:style-name="gr5" draw:text-style-name="P9" draw:layer="svg" svg:x1="18.246cm" svg:y1="22.716cm" svg:x2="18.241cm" svg:y2="22.721cm">
            <text:p/>
          </draw:line>
          <draw:line draw:style-name="gr5" draw:text-style-name="P9" draw:layer="svg" svg:x1="18.241cm" svg:y1="22.72cm" svg:x2="18.241cm" svg:y2="22.724cm">
            <text:p/>
          </draw:line>
          <draw:polyline draw:style-name="gr5" draw:text-style-name="P9" draw:layer="svg" svg:width="0cm" svg:height="0cm" svg:x="18.241cm" svg:y="22.724cm" svg:viewBox="0 0 0 0" draw:points="0,0">
            <text:p/>
          </draw:polyline>
          <draw:line draw:style-name="gr5" draw:text-style-name="P9" draw:layer="svg" svg:x1="18.241cm" svg:y1="22.724cm" svg:x2="18.241cm" svg:y2="22.728cm">
            <text:p/>
          </draw:line>
          <draw:line draw:style-name="gr5" draw:text-style-name="P9" draw:layer="svg" svg:x1="18.241cm" svg:y1="22.728cm" svg:x2="18.241cm" svg:y2="22.733cm">
            <text:p/>
          </draw:line>
          <draw:line draw:style-name="gr5" draw:text-style-name="P9" draw:layer="svg" svg:x1="18.241cm" svg:y1="22.733cm" svg:x2="18.241cm" svg:y2="22.737cm">
            <text:p/>
          </draw:line>
          <draw:polyline draw:style-name="gr5" draw:text-style-name="P9" draw:layer="svg" svg:width="0cm" svg:height="0cm" svg:x="18.241cm" svg:y="22.737cm" svg:viewBox="0 0 0 0" draw:points="0,0">
            <text:p/>
          </draw:polyline>
          <draw:line draw:style-name="gr5" draw:text-style-name="P9" draw:layer="svg" svg:x1="18.241cm" svg:y1="22.737cm" svg:x2="18.241cm" svg:y2="22.741cm">
            <text:p/>
          </draw:line>
          <draw:line draw:style-name="gr5" draw:text-style-name="P9" draw:layer="svg" svg:x1="18.241cm" svg:y1="22.741cm" svg:x2="18.241cm" svg:y2="22.745cm">
            <text:p/>
          </draw:line>
          <draw:line draw:style-name="gr5" draw:text-style-name="P9" draw:layer="svg" svg:x1="18.241cm" svg:y1="22.745cm" svg:x2="18.241cm" svg:y2="22.749cm">
            <text:p/>
          </draw:line>
          <draw:line draw:style-name="gr5" draw:text-style-name="P9" draw:layer="svg" svg:x1="18.241cm" svg:y1="22.749cm" svg:x2="18.241cm" svg:y2="22.754cm">
            <text:p/>
          </draw:line>
          <draw:polyline draw:style-name="gr5" draw:text-style-name="P9" draw:layer="svg" svg:width="0cm" svg:height="0cm" svg:x="18.241cm" svg:y="22.754cm" svg:viewBox="0 0 0 0" draw:points="0,0">
            <text:p/>
          </draw:polyline>
          <draw:line draw:style-name="gr5" draw:text-style-name="P9" draw:layer="svg" svg:x1="18.241cm" svg:y1="22.754cm" svg:x2="18.241cm" svg:y2="22.758cm">
            <text:p/>
          </draw:line>
          <draw:line draw:style-name="gr5" draw:text-style-name="P9" draw:layer="svg" svg:x1="18.241cm" svg:y1="22.758cm" svg:x2="18.241cm" svg:y2="22.762cm">
            <text:p/>
          </draw:line>
          <draw:line draw:style-name="gr5" draw:text-style-name="P9" draw:layer="svg" svg:x1="18.241cm" svg:y1="22.762cm" svg:x2="18.241cm" svg:y2="22.766cm">
            <text:p/>
          </draw:line>
          <draw:line draw:style-name="gr5" draw:text-style-name="P9" draw:layer="svg" svg:x1="18.241cm" svg:y1="22.766cm" svg:x2="18.245cm" svg:y2="22.766cm">
            <text:p/>
          </draw:line>
          <draw:line draw:style-name="gr5" draw:text-style-name="P9" draw:layer="svg" svg:x1="18.245cm" svg:y1="22.766cm" svg:x2="18.245cm" svg:y2="22.771cm">
            <text:p/>
          </draw:line>
          <draw:line draw:style-name="gr5" draw:text-style-name="P9" draw:layer="svg" svg:x1="18.245cm" svg:y1="22.771cm" svg:x2="18.245cm" svg:y2="22.775cm">
            <text:p/>
          </draw:line>
          <draw:line draw:style-name="gr5" draw:text-style-name="P9" draw:layer="svg" svg:x1="18.245cm" svg:y1="22.775cm" svg:x2="18.25cm" svg:y2="22.78cm">
            <text:p/>
          </draw:line>
          <draw:polyline draw:style-name="gr5" draw:text-style-name="P9" draw:layer="svg" svg:width="0cm" svg:height="0cm" svg:x="18.249cm" svg:y="22.779cm" svg:viewBox="0 0 0 0" draw:points="0,0">
            <text:p/>
          </draw:polyline>
          <draw:line draw:style-name="gr5" draw:text-style-name="P9" draw:layer="svg" svg:x1="18.249cm" svg:y1="22.779cm" svg:x2="18.256cm" svg:y2="22.784cm">
            <text:p/>
          </draw:line>
          <draw:line draw:style-name="gr5" draw:text-style-name="P9" draw:layer="svg" svg:x1="18.254cm" svg:y1="22.783cm" svg:x2="18.254cm" svg:y2="22.788cm">
            <text:p/>
          </draw:line>
          <draw:line draw:style-name="gr5" draw:text-style-name="P9" draw:layer="svg" svg:x1="18.254cm" svg:y1="22.788cm" svg:x2="18.259cm" svg:y2="22.793cm">
            <text:p/>
          </draw:line>
          <draw:polyline draw:style-name="gr5" draw:text-style-name="P9" draw:layer="svg" svg:width="0cm" svg:height="0cm" svg:x="18.258cm" svg:y="22.792cm" svg:viewBox="0 0 0 0" draw:points="0,0">
            <text:p/>
          </draw:polyline>
          <draw:line draw:style-name="gr5" draw:text-style-name="P9" draw:layer="svg" svg:x1="18.258cm" svg:y1="22.792cm" svg:x2="18.263cm" svg:y2="22.797cm">
            <text:p/>
          </draw:line>
          <draw:line draw:style-name="gr5" draw:text-style-name="P9" draw:layer="svg" svg:x1="18.262cm" svg:y1="22.796cm" svg:x2="18.267cm" svg:y2="22.801cm">
            <text:p/>
          </draw:line>
          <draw:polyline draw:style-name="gr5" draw:text-style-name="P9" draw:layer="svg" svg:width="0cm" svg:height="0cm" svg:x="18.266cm" svg:y="22.8cm" svg:viewBox="0 0 0 0" draw:points="0,0">
            <text:p/>
          </draw:polyline>
          <draw:line draw:style-name="gr5" draw:text-style-name="P9" draw:layer="svg" svg:x1="18.266cm" svg:y1="22.8cm" svg:x2="18.271cm" svg:y2="22.805cm">
            <text:p/>
          </draw:line>
          <draw:line draw:style-name="gr5" draw:text-style-name="P9" draw:layer="svg" svg:x1="18.27cm" svg:y1="22.804cm" svg:x2="18.276cm" svg:y2="22.81cm">
            <text:p/>
          </draw:line>
          <draw:line draw:style-name="gr5" draw:text-style-name="P9" draw:layer="svg" svg:x1="18.275cm" svg:y1="22.809cm" svg:x2="18.279cm" svg:y2="22.809cm">
            <text:p/>
          </draw:line>
          <draw:line draw:style-name="gr5" draw:text-style-name="P9" draw:layer="svg" svg:x1="18.279cm" svg:y1="22.809cm" svg:x2="18.279cm" svg:y2="22.813cm">
            <text:p/>
          </draw:line>
          <draw:line draw:style-name="gr5" draw:text-style-name="P9" draw:layer="svg" svg:x1="18.279cm" svg:y1="22.813cm" svg:x2="18.284cm" svg:y2="22.818cm">
            <text:p/>
          </draw:line>
          <draw:line draw:style-name="gr5" draw:text-style-name="P9" draw:layer="svg" svg:x1="18.283cm" svg:y1="22.817cm" svg:x2="18.287cm" svg:y2="22.817cm">
            <text:p/>
          </draw:line>
          <draw:line draw:style-name="gr5" draw:text-style-name="P9" draw:layer="svg" svg:x1="18.287cm" svg:y1="22.817cm" svg:x2="18.293cm" svg:y2="22.822cm">
            <text:p/>
          </draw:line>
          <draw:line draw:style-name="gr5" draw:text-style-name="P9" draw:layer="svg" svg:x1="18.292cm" svg:y1="22.821cm" svg:x2="18.297cm" svg:y2="22.827cm">
            <text:p/>
          </draw:line>
          <draw:line draw:style-name="gr5" draw:text-style-name="P9" draw:layer="svg" svg:x1="18.296cm" svg:y1="22.826cm" svg:x2="18.3cm" svg:y2="22.826cm">
            <text:p/>
          </draw:line>
          <draw:line draw:style-name="gr5" draw:text-style-name="P9" draw:layer="svg" svg:x1="18.3cm" svg:y1="22.826cm" svg:x2="18.305cm" svg:y2="22.831cm">
            <text:p/>
          </draw:line>
          <draw:line draw:style-name="gr5" draw:text-style-name="P9" draw:layer="svg" svg:x1="18.304cm" svg:y1="22.83cm" svg:x2="18.309cm" svg:y2="22.83cm">
            <text:p/>
          </draw:line>
          <draw:line draw:style-name="gr5" draw:text-style-name="P9" draw:layer="svg" svg:x1="18.309cm" svg:y1="22.83cm" svg:x2="18.314cm" svg:y2="22.835cm">
            <text:p/>
          </draw:line>
          <draw:line draw:style-name="gr5" draw:text-style-name="P9" draw:layer="svg" svg:x1="18.313cm" svg:y1="22.834cm" svg:x2="18.317cm" svg:y2="22.834cm">
            <text:p/>
          </draw:line>
          <draw:line draw:style-name="gr5" draw:text-style-name="P9" draw:layer="svg" svg:x1="18.317cm" svg:y1="22.834cm" svg:x2="18.322cm" svg:y2="22.839cm">
            <text:p/>
          </draw:line>
          <draw:line draw:style-name="gr5" draw:text-style-name="P9" draw:layer="svg" svg:x1="18.321cm" svg:y1="22.838cm" svg:x2="18.326cm" svg:y2="22.838cm">
            <text:p/>
          </draw:line>
          <draw:line draw:style-name="gr5" draw:text-style-name="P9" draw:layer="svg" svg:x1="18.326cm" svg:y1="22.838cm" svg:x2="18.335cm" svg:y2="22.844cm">
            <text:p/>
          </draw:line>
          <draw:line draw:style-name="gr5" draw:text-style-name="P9" draw:layer="svg" svg:x1="18.334cm" svg:y1="22.843cm" svg:x2="18.338cm" svg:y2="22.843cm">
            <text:p/>
          </draw:line>
          <draw:line draw:style-name="gr5" draw:text-style-name="P9" draw:layer="svg" svg:x1="18.338cm" svg:y1="22.843cm" svg:x2="18.343cm" svg:y2="22.848cm">
            <text:p/>
          </draw:line>
          <draw:line draw:style-name="gr5" draw:text-style-name="P9" draw:layer="svg" svg:x1="18.342cm" svg:y1="22.847cm" svg:x2="18.347cm" svg:y2="22.847cm">
            <text:p/>
          </draw:line>
          <draw:line draw:style-name="gr5" draw:text-style-name="P9" draw:layer="svg" svg:x1="18.347cm" svg:y1="22.847cm" svg:x2="18.356cm" svg:y2="22.852cm">
            <text:p/>
          </draw:line>
          <draw:line draw:style-name="gr5" draw:text-style-name="P9" draw:layer="svg" svg:x1="18.355cm" svg:y1="22.851cm" svg:x2="18.359cm" svg:y2="22.851cm">
            <text:p/>
          </draw:line>
          <draw:line draw:style-name="gr5" draw:text-style-name="P9" draw:layer="svg" svg:x1="18.359cm" svg:y1="22.851cm" svg:x2="18.365cm" svg:y2="22.856cm">
            <text:p/>
          </draw:line>
          <draw:line draw:style-name="gr5" draw:text-style-name="P9" draw:layer="svg" svg:x1="18.364cm" svg:y1="22.855cm" svg:x2="18.368cm" svg:y2="22.855cm">
            <text:p/>
          </draw:line>
          <draw:line draw:style-name="gr5" draw:text-style-name="P9" draw:layer="svg" svg:x1="18.368cm" svg:y1="22.855cm" svg:x2="18.376cm" svg:y2="22.855cm">
            <text:p/>
          </draw:line>
          <draw:line draw:style-name="gr5" draw:text-style-name="P9" draw:layer="svg" svg:x1="18.376cm" svg:y1="22.855cm" svg:x2="18.382cm" svg:y2="22.86cm">
            <text:p/>
          </draw:line>
          <draw:line draw:style-name="gr5" draw:text-style-name="P9" draw:layer="svg" svg:x1="18.381cm" svg:y1="22.859cm" svg:x2="18.389cm" svg:y2="22.859cm">
            <text:p/>
          </draw:line>
          <draw:line draw:style-name="gr5" draw:text-style-name="P9" draw:layer="svg" svg:x1="18.389cm" svg:y1="22.859cm" svg:x2="18.393cm" svg:y2="22.859cm">
            <text:p/>
          </draw:line>
          <draw:line draw:style-name="gr5" draw:text-style-name="P9" draw:layer="svg" svg:x1="18.393cm" svg:y1="22.859cm" svg:x2="18.4cm" svg:y2="22.866cm">
            <text:p/>
          </draw:line>
          <draw:line draw:style-name="gr5" draw:text-style-name="P9" draw:layer="svg" svg:x1="18.398cm" svg:y1="22.864cm" svg:x2="18.406cm" svg:y2="22.864cm">
            <text:p/>
          </draw:line>
          <draw:line draw:style-name="gr5" draw:text-style-name="P9" draw:layer="svg" svg:x1="18.406cm" svg:y1="22.864cm" svg:x2="18.41cm" svg:y2="22.864cm">
            <text:p/>
          </draw:line>
          <draw:line draw:style-name="gr5" draw:text-style-name="P9" draw:layer="svg" svg:x1="18.41cm" svg:y1="22.864cm" svg:x2="18.42cm" svg:y2="22.869cm">
            <text:p/>
          </draw:line>
          <draw:line draw:style-name="gr5" draw:text-style-name="P9" draw:layer="svg" svg:x1="18.419cm" svg:y1="22.868cm" svg:x2="18.423cm" svg:y2="22.868cm">
            <text:p/>
          </draw:line>
          <draw:line draw:style-name="gr5" draw:text-style-name="P9" draw:layer="svg" svg:x1="18.423cm" svg:y1="22.868cm" svg:x2="18.431cm" svg:y2="22.868cm">
            <text:p/>
          </draw:line>
          <draw:line draw:style-name="gr5" draw:text-style-name="P9" draw:layer="svg" svg:x1="18.431cm" svg:y1="22.868cm" svg:x2="18.436cm" svg:y2="22.868cm">
            <text:p/>
          </draw:line>
          <draw:line draw:style-name="gr5" draw:text-style-name="P9" draw:layer="svg" svg:x1="18.436cm" svg:y1="22.868cm" svg:x2="18.444cm" svg:y2="22.868cm">
            <text:p/>
          </draw:line>
          <draw:line draw:style-name="gr5" draw:text-style-name="P9" draw:layer="svg" svg:x1="18.444cm" svg:y1="22.868cm" svg:x2="18.449cm" svg:y2="22.873cm">
            <text:p/>
          </draw:line>
          <draw:line draw:style-name="gr5" draw:text-style-name="P9" draw:layer="svg" svg:x1="18.448cm" svg:y1="22.872cm" svg:x2="18.457cm" svg:y2="22.872cm">
            <text:p/>
          </draw:line>
          <draw:line draw:style-name="gr5" draw:text-style-name="P9" draw:layer="svg" svg:x1="18.457cm" svg:y1="22.872cm" svg:x2="18.461cm" svg:y2="22.872cm">
            <text:p/>
          </draw:line>
          <draw:line draw:style-name="gr5" draw:text-style-name="P9" draw:layer="svg" svg:x1="18.461cm" svg:y1="22.872cm" svg:x2="18.469cm" svg:y2="22.872cm">
            <text:p/>
          </draw:line>
          <draw:line draw:style-name="gr5" draw:text-style-name="P9" draw:layer="svg" svg:x1="18.469cm" svg:y1="22.872cm" svg:x2="18.474cm" svg:y2="22.872cm">
            <text:p/>
          </draw:line>
          <draw:line draw:style-name="gr5" draw:text-style-name="P9" draw:layer="svg" svg:x1="18.474cm" svg:y1="22.872cm" svg:x2="18.482cm" svg:y2="22.872cm">
            <text:p/>
          </draw:line>
          <draw:line draw:style-name="gr5" draw:text-style-name="P9" draw:layer="svg" svg:x1="18.482cm" svg:y1="22.872cm" svg:x2="18.486cm" svg:y2="22.872cm">
            <text:p/>
          </draw:line>
          <draw:line draw:style-name="gr5" draw:text-style-name="P9" draw:layer="svg" svg:x1="18.486cm" svg:y1="22.872cm" svg:x2="18.495cm" svg:y2="22.872cm">
            <text:p/>
          </draw:line>
          <draw:line draw:style-name="gr5" draw:text-style-name="P9" draw:layer="svg" svg:x1="18.495cm" svg:y1="22.872cm" svg:x2="18.499cm" svg:y2="22.872cm">
            <text:p/>
          </draw:line>
          <draw:line draw:style-name="gr5" draw:text-style-name="P9" draw:layer="svg" svg:x1="18.499cm" svg:y1="22.872cm" svg:x2="18.508cm" svg:y2="22.872cm">
            <text:p/>
          </draw:line>
          <draw:line draw:style-name="gr5" draw:text-style-name="P9" draw:layer="svg" svg:x1="18.508cm" svg:y1="22.872cm" svg:x2="18.516cm" svg:y2="22.872cm">
            <text:p/>
          </draw:line>
          <draw:line draw:style-name="gr5" draw:text-style-name="P9" draw:layer="svg" svg:x1="18.516cm" svg:y1="22.872cm" svg:x2="18.52cm" svg:y2="22.872cm">
            <text:p/>
          </draw:line>
          <draw:line draw:style-name="gr5" draw:text-style-name="P9" draw:layer="svg" svg:x1="18.52cm" svg:y1="22.872cm" svg:x2="18.529cm" svg:y2="22.872cm">
            <text:p/>
          </draw:line>
          <draw:line draw:style-name="gr5" draw:text-style-name="P9" draw:layer="svg" svg:x1="18.529cm" svg:y1="22.872cm" svg:x2="18.533cm" svg:y2="22.872cm">
            <text:p/>
          </draw:line>
          <draw:line draw:style-name="gr5" draw:text-style-name="P9" draw:layer="svg" svg:x1="18.533cm" svg:y1="22.872cm" svg:x2="18.541cm" svg:y2="22.872cm">
            <text:p/>
          </draw:line>
          <draw:line draw:style-name="gr5" draw:text-style-name="P9" draw:layer="svg" svg:x1="18.541cm" svg:y1="22.872cm" svg:x2="18.546cm" svg:y2="22.872cm">
            <text:p/>
          </draw:line>
          <draw:line draw:style-name="gr5" draw:text-style-name="P9" draw:layer="svg" svg:x1="18.546cm" svg:y1="22.873cm" svg:x2="18.555cm" svg:y2="22.868cm">
            <text:p/>
          </draw:line>
          <draw:line draw:style-name="gr5" draw:text-style-name="P9" draw:layer="svg" svg:x1="18.554cm" svg:y1="22.868cm" svg:x2="18.558cm" svg:y2="22.868cm">
            <text:p/>
          </draw:line>
          <draw:line draw:style-name="gr5" draw:text-style-name="P9" draw:layer="svg" svg:x1="18.558cm" svg:y1="22.868cm" svg:x2="18.567cm" svg:y2="22.868cm">
            <text:p/>
          </draw:line>
          <draw:line draw:style-name="gr5" draw:text-style-name="P9" draw:layer="svg" svg:x1="18.567cm" svg:y1="22.868cm" svg:x2="18.571cm" svg:y2="22.868cm">
            <text:p/>
          </draw:line>
          <draw:line draw:style-name="gr5" draw:text-style-name="P9" draw:layer="svg" svg:x1="18.571cm" svg:y1="22.868cm" svg:x2="18.58cm" svg:y2="22.868cm">
            <text:p/>
          </draw:line>
          <draw:line draw:style-name="gr5" draw:text-style-name="P9" draw:layer="svg" svg:x1="18.58cm" svg:y1="22.869cm" svg:x2="18.585cm" svg:y2="22.864cm">
            <text:p/>
          </draw:line>
          <draw:line draw:style-name="gr5" draw:text-style-name="P9" draw:layer="svg" svg:x1="18.584cm" svg:y1="22.864cm" svg:x2="18.592cm" svg:y2="22.864cm">
            <text:p/>
          </draw:line>
          <draw:line draw:style-name="gr5" draw:text-style-name="P9" draw:layer="svg" svg:x1="18.592cm" svg:y1="22.864cm" svg:x2="18.596cm" svg:y2="22.864cm">
            <text:p/>
          </draw:line>
          <draw:line draw:style-name="gr5" draw:text-style-name="P9" draw:layer="svg" svg:x1="18.596cm" svg:y1="22.864cm" svg:x2="18.601cm" svg:y2="22.864cm">
            <text:p/>
          </draw:line>
          <draw:line draw:style-name="gr5" draw:text-style-name="P9" draw:layer="svg" svg:x1="18.601cm" svg:y1="22.866cm" svg:x2="18.61cm" svg:y2="22.859cm">
            <text:p/>
          </draw:line>
          <draw:line draw:style-name="gr5" draw:text-style-name="P9" draw:layer="svg" svg:x1="18.609cm" svg:y1="22.859cm" svg:x2="18.613cm" svg:y2="22.859cm">
            <text:p/>
          </draw:line>
          <draw:line draw:style-name="gr5" draw:text-style-name="P9" draw:layer="svg" svg:x1="18.613cm" svg:y1="22.859cm" svg:x2="18.622cm" svg:y2="22.859cm">
            <text:p/>
          </draw:line>
          <draw:line draw:style-name="gr5" draw:text-style-name="P9" draw:layer="svg" svg:x1="18.622cm" svg:y1="22.86cm" svg:x2="18.627cm" svg:y2="22.855cm">
            <text:p/>
          </draw:line>
          <draw:line draw:style-name="gr5" draw:text-style-name="P9" draw:layer="svg" svg:x1="18.626cm" svg:y1="22.855cm" svg:x2="18.63cm" svg:y2="22.855cm">
            <text:p/>
          </draw:line>
          <draw:line draw:style-name="gr5" draw:text-style-name="P9" draw:layer="svg" svg:x1="18.63cm" svg:y1="22.855cm" svg:x2="18.639cm" svg:y2="22.855cm">
            <text:p/>
          </draw:line>
          <draw:line draw:style-name="gr5" draw:text-style-name="P9" draw:layer="svg" svg:x1="18.639cm" svg:y1="22.856cm" svg:x2="18.644cm" svg:y2="22.851cm">
            <text:p/>
          </draw:line>
          <draw:line draw:style-name="gr5" draw:text-style-name="P9" draw:layer="svg" svg:x1="18.643cm" svg:y1="22.851cm" svg:x2="18.647cm" svg:y2="22.851cm">
            <text:p/>
          </draw:line>
          <draw:line draw:style-name="gr5" draw:text-style-name="P9" draw:layer="svg" svg:x1="18.647cm" svg:y1="22.852cm" svg:x2="18.657cm" svg:y2="22.847cm">
            <text:p/>
          </draw:line>
          <draw:line draw:style-name="gr5" draw:text-style-name="P9" draw:layer="svg" svg:x1="18.656cm" svg:y1="22.847cm" svg:x2="18.66cm" svg:y2="22.847cm">
            <text:p/>
          </draw:line>
          <draw:line draw:style-name="gr5" draw:text-style-name="P9" draw:layer="svg" svg:x1="18.66cm" svg:y1="22.848cm" svg:x2="18.665cm" svg:y2="22.843cm">
            <text:p/>
          </draw:line>
          <draw:line draw:style-name="gr5" draw:text-style-name="P9" draw:layer="svg" svg:x1="18.664cm" svg:y1="22.843cm" svg:x2="18.668cm" svg:y2="22.843cm">
            <text:p/>
          </draw:line>
          <draw:line draw:style-name="gr5" draw:text-style-name="P9" draw:layer="svg" svg:x1="18.668cm" svg:y1="22.844cm" svg:x2="18.674cm" svg:y2="22.838cm">
            <text:p/>
          </draw:line>
          <draw:line draw:style-name="gr5" draw:text-style-name="P9" draw:layer="svg" svg:x1="18.673cm" svg:y1="22.838cm" svg:x2="18.677cm" svg:y2="22.838cm">
            <text:p/>
          </draw:line>
          <draw:line draw:style-name="gr5" draw:text-style-name="P9" draw:layer="svg" svg:x1="18.677cm" svg:y1="22.839cm" svg:x2="18.686cm" svg:y2="22.834cm">
            <text:p/>
          </draw:line>
          <draw:line draw:style-name="gr5" draw:text-style-name="P9" draw:layer="svg" svg:x1="18.685cm" svg:y1="22.834cm" svg:x2="18.69cm" svg:y2="22.834cm">
            <text:p/>
          </draw:line>
          <draw:line draw:style-name="gr5" draw:text-style-name="P9" draw:layer="svg" svg:x1="18.69cm" svg:y1="22.835cm" svg:x2="18.695cm" svg:y2="22.83cm">
            <text:p/>
          </draw:line>
          <draw:line draw:style-name="gr5" draw:text-style-name="P9" draw:layer="svg" svg:x1="18.694cm" svg:y1="22.83cm" svg:x2="18.698cm" svg:y2="22.83cm">
            <text:p/>
          </draw:line>
          <draw:line draw:style-name="gr5" draw:text-style-name="P9" draw:layer="svg" svg:x1="18.698cm" svg:y1="22.831cm" svg:x2="18.703cm" svg:y2="22.826cm">
            <text:p/>
          </draw:line>
          <draw:line draw:style-name="gr5" draw:text-style-name="P9" draw:layer="svg" svg:x1="18.702cm" svg:y1="22.827cm" svg:x2="18.708cm" svg:y2="22.821cm">
            <text:p/>
          </draw:line>
          <draw:line draw:style-name="gr5" draw:text-style-name="P9" draw:layer="svg" svg:x1="18.707cm" svg:y1="22.821cm" svg:x2="18.711cm" svg:y2="22.821cm">
            <text:p/>
          </draw:line>
          <draw:line draw:style-name="gr5" draw:text-style-name="P9" draw:layer="svg" svg:x1="18.711cm" svg:y1="22.822cm" svg:x2="18.716cm" svg:y2="22.817cm">
            <text:p/>
          </draw:line>
          <draw:polyline draw:style-name="gr5" draw:text-style-name="P9" draw:layer="svg" svg:width="0cm" svg:height="0cm" svg:x="18.715cm" svg:y="22.817cm" svg:viewBox="0 0 0 0" draw:points="0,0">
            <text:p/>
          </draw:polyline>
          <draw:line draw:style-name="gr5" draw:text-style-name="P9" draw:layer="svg" svg:x1="18.715cm" svg:y1="22.818cm" svg:x2="18.72cm" svg:y2="22.813cm">
            <text:p/>
          </draw:line>
          <draw:line draw:style-name="gr5" draw:text-style-name="P9" draw:layer="svg" svg:x1="18.719cm" svg:y1="22.814cm" svg:x2="18.724cm" svg:y2="22.809cm">
            <text:p/>
          </draw:line>
          <draw:line draw:style-name="gr5" draw:text-style-name="P9" draw:layer="svg" svg:x1="18.723cm" svg:y1="22.809cm" svg:x2="18.728cm" svg:y2="22.809cm">
            <text:p/>
          </draw:line>
          <draw:line draw:style-name="gr5" draw:text-style-name="P9" draw:layer="svg" svg:x1="18.728cm" svg:y1="22.81cm" svg:x2="18.733cm" svg:y2="22.804cm">
            <text:p/>
          </draw:line>
          <draw:line draw:style-name="gr5" draw:text-style-name="P9" draw:layer="svg" svg:x1="18.732cm" svg:y1="22.804cm" svg:x2="18.732cm" svg:y2="22.8cm">
            <text:p/>
          </draw:line>
          <draw:line draw:style-name="gr5" draw:text-style-name="P9" draw:layer="svg" svg:x1="18.732cm" svg:y1="22.801cm" svg:x2="18.737cm" svg:y2="22.796cm">
            <text:p/>
          </draw:line>
          <draw:line draw:style-name="gr5" draw:text-style-name="P9" draw:layer="svg" svg:x1="18.736cm" svg:y1="22.796cm" svg:x2="18.74cm" svg:y2="22.796cm">
            <text:p/>
          </draw:line>
          <draw:line draw:style-name="gr5" draw:text-style-name="P9" draw:layer="svg" svg:x1="18.74cm" svg:y1="22.796cm" svg:x2="18.74cm" svg:y2="22.792cm">
            <text:p/>
          </draw:line>
          <draw:line draw:style-name="gr5" draw:text-style-name="P9" draw:layer="svg" svg:x1="18.74cm" svg:y1="22.793cm" svg:x2="18.746cm" svg:y2="22.788cm">
            <text:p/>
          </draw:line>
          <draw:polyline draw:style-name="gr5" draw:text-style-name="P9" draw:layer="svg" svg:width="0cm" svg:height="0cm" svg:x="18.745cm" svg:y="22.788cm" svg:viewBox="0 0 0 0" draw:points="0,0">
            <text:p/>
          </draw:polyline>
          <draw:line draw:style-name="gr5" draw:text-style-name="P9" draw:layer="svg" svg:x1="18.745cm" svg:y1="22.79cm" svg:x2="18.75cm" svg:y2="22.783cm">
            <text:p/>
          </draw:line>
          <draw:line draw:style-name="gr5" draw:text-style-name="P9" draw:layer="svg" svg:x1="18.749cm" svg:y1="22.783cm" svg:x2="18.749cm" svg:y2="22.779cm">
            <text:p/>
          </draw:line>
          <draw:line draw:style-name="gr5" draw:text-style-name="P9" draw:layer="svg" svg:x1="18.749cm" svg:y1="22.78cm" svg:x2="18.754cm" svg:y2="22.775cm">
            <text:p/>
          </draw:line>
          <draw:polyline draw:style-name="gr5" draw:text-style-name="P9" draw:layer="svg" svg:width="0cm" svg:height="0cm" svg:x="18.753cm" svg:y="22.775cm" svg:viewBox="0 0 0 0" draw:points="0,0">
            <text:p/>
          </draw:polyline>
          <draw:line draw:style-name="gr5" draw:text-style-name="P9" draw:layer="svg" svg:x1="18.753cm" svg:y1="22.776cm" svg:x2="18.758cm" svg:y2="22.771cm">
            <text:p/>
          </draw:line>
          <draw:line draw:style-name="gr5" draw:text-style-name="P9" draw:layer="svg" svg:x1="18.757cm" svg:y1="22.771cm" svg:x2="18.757cm" svg:y2="22.766cm">
            <text:p/>
          </draw:line>
          <draw:line draw:style-name="gr5" draw:text-style-name="P9" draw:layer="svg" svg:x1="18.757cm" svg:y1="22.766cm" svg:x2="18.757cm" svg:y2="22.762cm">
            <text:p/>
          </draw:line>
          <draw:polyline draw:style-name="gr5" draw:text-style-name="P9" draw:layer="svg" svg:width="0cm" svg:height="0cm" svg:x="18.757cm" svg:y="22.762cm" svg:viewBox="0 0 0 0" draw:points="0,0">
            <text:p/>
          </draw:polyline>
          <draw:line draw:style-name="gr5" draw:text-style-name="P9" draw:layer="svg" svg:x1="18.757cm" svg:y1="22.763cm" svg:x2="18.764cm" svg:y2="22.758cm">
            <text:p/>
          </draw:line>
          <draw:line draw:style-name="gr5" draw:text-style-name="P9" draw:layer="svg" svg:x1="18.762cm" svg:y1="22.758cm" svg:x2="18.762cm" svg:y2="22.754cm">
            <text:p/>
          </draw:line>
          <draw:line draw:style-name="gr5" draw:text-style-name="P9" draw:layer="svg" svg:x1="18.762cm" svg:y1="22.754cm" svg:x2="18.762cm" svg:y2="22.749cm">
            <text:p/>
          </draw:line>
          <draw:polyline draw:style-name="gr5" draw:text-style-name="P9" draw:layer="svg" svg:width="0cm" svg:height="0cm" svg:x="18.762cm" svg:y="22.749cm" svg:viewBox="0 0 0 0" draw:points="0,0">
            <text:p/>
          </draw:polyline>
          <draw:line draw:style-name="gr5" draw:text-style-name="P9" draw:layer="svg" svg:x1="18.762cm" svg:y1="22.749cm" svg:x2="18.762cm" svg:y2="22.745cm">
            <text:p/>
          </draw:line>
          <draw:polyline draw:style-name="gr5" draw:text-style-name="P9" draw:layer="svg" svg:width="0cm" svg:height="0cm" svg:x="18.762cm" svg:y="22.745cm" svg:viewBox="0 0 0 0" draw:points="0,0">
            <text:p/>
          </draw:polyline>
          <draw:polyline draw:style-name="gr5" draw:text-style-name="P9" draw:layer="svg" svg:width="0cm" svg:height="0cm" svg:x="18.762cm" svg:y="22.745cm" svg:viewBox="0 0 0 0" draw:points="0,0">
            <text:p/>
          </draw:polyline>
          <draw:polyline draw:style-name="gr5" draw:text-style-name="P9" draw:layer="svg" svg:width="0cm" svg:height="0cm" svg:x="20.235cm" svg:y="22.745cm" svg:viewBox="0 0 0 0" draw:points="0,0">
            <text:p/>
          </draw:polyline>
          <draw:line draw:style-name="gr5" draw:text-style-name="P9" draw:layer="svg" svg:x1="20.235cm" svg:y1="22.745cm" svg:x2="20.235cm" svg:y2="22.749cm">
            <text:p/>
          </draw:line>
          <draw:line draw:style-name="gr5" draw:text-style-name="P9" draw:layer="svg" svg:x1="20.235cm" svg:y1="22.749cm" svg:x2="20.235cm" svg:y2="22.754cm">
            <text:p/>
          </draw:line>
          <draw:line draw:style-name="gr5" draw:text-style-name="P9" draw:layer="svg" svg:x1="20.235cm" svg:y1="22.754cm" svg:x2="20.235cm" svg:y2="22.758cm">
            <text:p/>
          </draw:line>
          <draw:line draw:style-name="gr5" draw:text-style-name="P9" draw:layer="svg" svg:x1="20.235cm" svg:y1="22.758cm" svg:x2="20.239cm" svg:y2="22.758cm">
            <text:p/>
          </draw:line>
          <draw:line draw:style-name="gr5" draw:text-style-name="P9" draw:layer="svg" svg:x1="20.239cm" svg:y1="22.758cm" svg:x2="20.239cm" svg:y2="22.762cm">
            <text:p/>
          </draw:line>
          <draw:line draw:style-name="gr5" draw:text-style-name="P9" draw:layer="svg" svg:x1="20.239cm" svg:y1="22.762cm" svg:x2="20.239cm" svg:y2="22.766cm">
            <text:p/>
          </draw:line>
          <draw:line draw:style-name="gr5" draw:text-style-name="P9" draw:layer="svg" svg:x1="20.239cm" svg:y1="22.766cm" svg:x2="20.239cm" svg:y2="22.771cm">
            <text:p/>
          </draw:line>
          <draw:line draw:style-name="gr5" draw:text-style-name="P9" draw:layer="svg" svg:x1="20.239cm" svg:y1="22.771cm" svg:x2="20.243cm" svg:y2="22.771cm">
            <text:p/>
          </draw:line>
          <draw:line draw:style-name="gr5" draw:text-style-name="P9" draw:layer="svg" svg:x1="20.243cm" svg:y1="22.771cm" svg:x2="20.243cm" svg:y2="22.775cm">
            <text:p/>
          </draw:line>
          <draw:line draw:style-name="gr5" draw:text-style-name="P9" draw:layer="svg" svg:x1="20.243cm" svg:y1="22.775cm" svg:x2="20.243cm" svg:y2="22.779cm">
            <text:p/>
          </draw:line>
          <draw:line draw:style-name="gr5" draw:text-style-name="P9" draw:layer="svg" svg:x1="20.243cm" svg:y1="22.779cm" svg:x2="20.248cm" svg:y2="22.784cm">
            <text:p/>
          </draw:line>
          <draw:polyline draw:style-name="gr5" draw:text-style-name="P9" draw:layer="svg" svg:width="0cm" svg:height="0cm" svg:x="20.247cm" svg:y="22.783cm" svg:viewBox="0 0 0 0" draw:points="0,0">
            <text:p/>
          </draw:polyline>
          <draw:line draw:style-name="gr5" draw:text-style-name="P9" draw:layer="svg" svg:x1="20.247cm" svg:y1="22.783cm" svg:x2="20.253cm" svg:y2="22.79cm">
            <text:p/>
          </draw:line>
          <draw:line draw:style-name="gr5" draw:text-style-name="P9" draw:layer="svg" svg:x1="20.252cm" svg:y1="22.788cm" svg:x2="20.257cm" svg:y2="22.793cm">
            <text:p/>
          </draw:line>
          <draw:line draw:style-name="gr5" draw:text-style-name="P9" draw:layer="svg" svg:x1="20.256cm" svg:y1="22.792cm" svg:x2="20.256cm" svg:y2="22.796cm">
            <text:p/>
          </draw:line>
          <draw:line draw:style-name="gr5" draw:text-style-name="P9" draw:layer="svg" svg:x1="20.256cm" svg:y1="22.796cm" svg:x2="20.26cm" svg:y2="22.796cm">
            <text:p/>
          </draw:line>
          <draw:line draw:style-name="gr5" draw:text-style-name="P9" draw:layer="svg" svg:x1="20.26cm" svg:y1="22.796cm" svg:x2="20.26cm" svg:y2="22.8cm">
            <text:p/>
          </draw:line>
          <draw:line draw:style-name="gr5" draw:text-style-name="P9" draw:layer="svg" svg:x1="20.26cm" svg:y1="22.8cm" svg:x2="20.265cm" svg:y2="22.805cm">
            <text:p/>
          </draw:line>
          <draw:line draw:style-name="gr5" draw:text-style-name="P9" draw:layer="svg" svg:x1="20.264cm" svg:y1="22.804cm" svg:x2="20.269cm" svg:y2="22.804cm">
            <text:p/>
          </draw:line>
          <draw:line draw:style-name="gr5" draw:text-style-name="P9" draw:layer="svg" svg:x1="20.269cm" svg:y1="22.804cm" svg:x2="20.274cm" svg:y2="22.81cm">
            <text:p/>
          </draw:line>
          <draw:line draw:style-name="gr5" draw:text-style-name="P9" draw:layer="svg" svg:x1="20.273cm" svg:y1="22.809cm" svg:x2="20.273cm" svg:y2="22.813cm">
            <text:p/>
          </draw:line>
          <draw:line draw:style-name="gr5" draw:text-style-name="P9" draw:layer="svg" svg:x1="20.273cm" svg:y1="22.813cm" svg:x2="20.277cm" svg:y2="22.813cm">
            <text:p/>
          </draw:line>
          <draw:line draw:style-name="gr5" draw:text-style-name="P9" draw:layer="svg" svg:x1="20.277cm" svg:y1="22.813cm" svg:x2="20.282cm" svg:y2="22.818cm">
            <text:p/>
          </draw:line>
          <draw:line draw:style-name="gr5" draw:text-style-name="P9" draw:layer="svg" svg:x1="20.281cm" svg:y1="22.817cm" svg:x2="20.288cm" svg:y2="22.822cm">
            <text:p/>
          </draw:line>
          <draw:line draw:style-name="gr5" draw:text-style-name="P9" draw:layer="svg" svg:x1="20.286cm" svg:y1="22.821cm" svg:x2="20.29cm" svg:y2="22.821cm">
            <text:p/>
          </draw:line>
          <draw:line draw:style-name="gr5" draw:text-style-name="P9" draw:layer="svg" svg:x1="20.29cm" svg:y1="22.821cm" svg:x2="20.295cm" svg:y2="22.827cm">
            <text:p/>
          </draw:line>
          <draw:line draw:style-name="gr5" draw:text-style-name="P9" draw:layer="svg" svg:x1="20.294cm" svg:y1="22.826cm" svg:x2="20.298cm" svg:y2="22.826cm">
            <text:p/>
          </draw:line>
          <draw:line draw:style-name="gr5" draw:text-style-name="P9" draw:layer="svg" svg:x1="20.298cm" svg:y1="22.826cm" svg:x2="20.304cm" svg:y2="22.831cm">
            <text:p/>
          </draw:line>
          <draw:line draw:style-name="gr5" draw:text-style-name="P9" draw:layer="svg" svg:x1="20.303cm" svg:y1="22.83cm" svg:x2="20.308cm" svg:y2="22.835cm">
            <text:p/>
          </draw:line>
          <draw:line draw:style-name="gr5" draw:text-style-name="P9" draw:layer="svg" svg:x1="20.307cm" svg:y1="22.834cm" svg:x2="20.311cm" svg:y2="22.834cm">
            <text:p/>
          </draw:line>
          <draw:line draw:style-name="gr5" draw:text-style-name="P9" draw:layer="svg" svg:x1="20.311cm" svg:y1="22.834cm" svg:x2="20.316cm" svg:y2="22.839cm">
            <text:p/>
          </draw:line>
          <draw:line draw:style-name="gr5" draw:text-style-name="P9" draw:layer="svg" svg:x1="20.315cm" svg:y1="22.838cm" svg:x2="20.319cm" svg:y2="22.838cm">
            <text:p/>
          </draw:line>
          <draw:line draw:style-name="gr5" draw:text-style-name="P9" draw:layer="svg" svg:x1="20.319cm" svg:y1="22.838cm" svg:x2="20.325cm" svg:y2="22.844cm">
            <text:p/>
          </draw:line>
          <draw:line draw:style-name="gr5" draw:text-style-name="P9" draw:layer="svg" svg:x1="20.324cm" svg:y1="22.843cm" svg:x2="20.332cm" svg:y2="22.843cm">
            <text:p/>
          </draw:line>
          <draw:line draw:style-name="gr5" draw:text-style-name="P9" draw:layer="svg" svg:x1="20.332cm" svg:y1="22.843cm" svg:x2="20.337cm" svg:y2="22.848cm">
            <text:p/>
          </draw:line>
          <draw:line draw:style-name="gr5" draw:text-style-name="P9" draw:layer="svg" svg:x1="20.336cm" svg:y1="22.847cm" svg:x2="20.341cm" svg:y2="22.847cm">
            <text:p/>
          </draw:line>
          <draw:line draw:style-name="gr5" draw:text-style-name="P9" draw:layer="svg" svg:x1="20.341cm" svg:y1="22.847cm" svg:x2="20.346cm" svg:y2="22.852cm">
            <text:p/>
          </draw:line>
          <draw:line draw:style-name="gr5" draw:text-style-name="P9" draw:layer="svg" svg:x1="20.345cm" svg:y1="22.851cm" svg:x2="20.353cm" svg:y2="22.851cm">
            <text:p/>
          </draw:line>
          <draw:line draw:style-name="gr5" draw:text-style-name="P9" draw:layer="svg" svg:x1="20.353cm" svg:y1="22.851cm" svg:x2="20.358cm" svg:y2="22.851cm">
            <text:p/>
          </draw:line>
          <draw:line draw:style-name="gr5" draw:text-style-name="P9" draw:layer="svg" svg:x1="20.358cm" svg:y1="22.851cm" svg:x2="20.363cm" svg:y2="22.856cm">
            <text:p/>
          </draw:line>
          <draw:line draw:style-name="gr5" draw:text-style-name="P9" draw:layer="svg" svg:x1="20.362cm" svg:y1="22.855cm" svg:x2="20.37cm" svg:y2="22.855cm">
            <text:p/>
          </draw:line>
          <draw:line draw:style-name="gr5" draw:text-style-name="P9" draw:layer="svg" svg:x1="20.37cm" svg:y1="22.855cm" svg:x2="20.375cm" svg:y2="22.86cm">
            <text:p/>
          </draw:line>
          <draw:line draw:style-name="gr5" draw:text-style-name="P9" draw:layer="svg" svg:x1="20.374cm" svg:y1="22.859cm" svg:x2="20.379cm" svg:y2="22.859cm">
            <text:p/>
          </draw:line>
          <draw:line draw:style-name="gr5" draw:text-style-name="P9" draw:layer="svg" svg:x1="20.379cm" svg:y1="22.859cm" svg:x2="20.387cm" svg:y2="22.859cm">
            <text:p/>
          </draw:line>
          <draw:line draw:style-name="gr5" draw:text-style-name="P9" draw:layer="svg" svg:x1="20.387cm" svg:y1="22.859cm" svg:x2="20.392cm" svg:y2="22.866cm">
            <text:p/>
          </draw:line>
          <draw:line draw:style-name="gr5" draw:text-style-name="P9" draw:layer="svg" svg:x1="20.391cm" svg:y1="22.864cm" svg:x2="20.396cm" svg:y2="22.864cm">
            <text:p/>
          </draw:line>
          <draw:line draw:style-name="gr5" draw:text-style-name="P9" draw:layer="svg" svg:x1="20.396cm" svg:y1="22.864cm" svg:x2="20.404cm" svg:y2="22.864cm">
            <text:p/>
          </draw:line>
          <draw:line draw:style-name="gr5" draw:text-style-name="P9" draw:layer="svg" svg:x1="20.404cm" svg:y1="22.864cm" svg:x2="20.408cm" svg:y2="22.864cm">
            <text:p/>
          </draw:line>
          <draw:line draw:style-name="gr5" draw:text-style-name="P9" draw:layer="svg" svg:x1="20.408cm" svg:y1="22.864cm" svg:x2="20.418cm" svg:y2="22.869cm">
            <text:p/>
          </draw:line>
          <draw:line draw:style-name="gr5" draw:text-style-name="P9" draw:layer="svg" svg:x1="20.417cm" svg:y1="22.868cm" svg:x2="20.421cm" svg:y2="22.868cm">
            <text:p/>
          </draw:line>
          <draw:line draw:style-name="gr5" draw:text-style-name="P9" draw:layer="svg" svg:x1="20.421cm" svg:y1="22.868cm" svg:x2="20.43cm" svg:y2="22.868cm">
            <text:p/>
          </draw:line>
          <draw:line draw:style-name="gr5" draw:text-style-name="P9" draw:layer="svg" svg:x1="20.43cm" svg:y1="22.868cm" svg:x2="20.434cm" svg:y2="22.868cm">
            <text:p/>
          </draw:line>
          <draw:line draw:style-name="gr5" draw:text-style-name="P9" draw:layer="svg" svg:x1="20.434cm" svg:y1="22.868cm" svg:x2="20.442cm" svg:y2="22.868cm">
            <text:p/>
          </draw:line>
          <draw:line draw:style-name="gr5" draw:text-style-name="P9" draw:layer="svg" svg:x1="20.442cm" svg:y1="22.868cm" svg:x2="20.447cm" svg:y2="22.873cm">
            <text:p/>
          </draw:line>
          <draw:line draw:style-name="gr5" draw:text-style-name="P9" draw:layer="svg" svg:x1="20.446cm" svg:y1="22.872cm" svg:x2="20.455cm" svg:y2="22.872cm">
            <text:p/>
          </draw:line>
          <draw:line draw:style-name="gr5" draw:text-style-name="P9" draw:layer="svg" svg:x1="20.455cm" svg:y1="22.872cm" svg:x2="20.459cm" svg:y2="22.872cm">
            <text:p/>
          </draw:line>
          <draw:line draw:style-name="gr5" draw:text-style-name="P9" draw:layer="svg" svg:x1="20.459cm" svg:y1="22.872cm" svg:x2="20.468cm" svg:y2="22.872cm">
            <text:p/>
          </draw:line>
          <draw:line draw:style-name="gr5" draw:text-style-name="P9" draw:layer="svg" svg:x1="20.468cm" svg:y1="22.872cm" svg:x2="20.472cm" svg:y2="22.872cm">
            <text:p/>
          </draw:line>
          <draw:line draw:style-name="gr5" draw:text-style-name="P9" draw:layer="svg" svg:x1="20.472cm" svg:y1="22.872cm" svg:x2="20.48cm" svg:y2="22.872cm">
            <text:p/>
          </draw:line>
          <draw:line draw:style-name="gr5" draw:text-style-name="P9" draw:layer="svg" svg:x1="20.48cm" svg:y1="22.872cm" svg:x2="20.489cm" svg:y2="22.872cm">
            <text:p/>
          </draw:line>
          <draw:line draw:style-name="gr5" draw:text-style-name="P9" draw:layer="svg" svg:x1="20.489cm" svg:y1="22.872cm" svg:x2="20.493cm" svg:y2="22.872cm">
            <text:p/>
          </draw:line>
          <draw:line draw:style-name="gr5" draw:text-style-name="P9" draw:layer="svg" svg:x1="20.493cm" svg:y1="22.872cm" svg:x2="20.501cm" svg:y2="22.872cm">
            <text:p/>
          </draw:line>
          <draw:line draw:style-name="gr5" draw:text-style-name="P9" draw:layer="svg" svg:x1="20.501cm" svg:y1="22.872cm" svg:x2="20.506cm" svg:y2="22.872cm">
            <text:p/>
          </draw:line>
          <draw:line draw:style-name="gr5" draw:text-style-name="P9" draw:layer="svg" svg:x1="20.506cm" svg:y1="22.872cm" svg:x2="20.514cm" svg:y2="22.872cm">
            <text:p/>
          </draw:line>
          <draw:line draw:style-name="gr5" draw:text-style-name="P9" draw:layer="svg" svg:x1="20.514cm" svg:y1="22.872cm" svg:x2="20.518cm" svg:y2="22.872cm">
            <text:p/>
          </draw:line>
          <draw:line draw:style-name="gr5" draw:text-style-name="P9" draw:layer="svg" svg:x1="20.518cm" svg:y1="22.872cm" svg:x2="20.527cm" svg:y2="22.872cm">
            <text:p/>
          </draw:line>
          <draw:line draw:style-name="gr5" draw:text-style-name="P9" draw:layer="svg" svg:x1="20.527cm" svg:y1="22.872cm" svg:x2="20.531cm" svg:y2="22.872cm">
            <text:p/>
          </draw:line>
          <draw:line draw:style-name="gr5" draw:text-style-name="P9" draw:layer="svg" svg:x1="20.531cm" svg:y1="22.872cm" svg:x2="20.54cm" svg:y2="22.872cm">
            <text:p/>
          </draw:line>
          <draw:line draw:style-name="gr5" draw:text-style-name="P9" draw:layer="svg" svg:x1="20.54cm" svg:y1="22.872cm" svg:x2="20.544cm" svg:y2="22.872cm">
            <text:p/>
          </draw:line>
          <draw:line draw:style-name="gr5" draw:text-style-name="P9" draw:layer="svg" svg:x1="20.544cm" svg:y1="22.873cm" svg:x2="20.553cm" svg:y2="22.868cm">
            <text:p/>
          </draw:line>
          <draw:line draw:style-name="gr5" draw:text-style-name="P9" draw:layer="svg" svg:x1="20.552cm" svg:y1="22.868cm" svg:x2="20.556cm" svg:y2="22.868cm">
            <text:p/>
          </draw:line>
          <draw:line draw:style-name="gr5" draw:text-style-name="P9" draw:layer="svg" svg:x1="20.556cm" svg:y1="22.868cm" svg:x2="20.565cm" svg:y2="22.868cm">
            <text:p/>
          </draw:line>
          <draw:line draw:style-name="gr5" draw:text-style-name="P9" draw:layer="svg" svg:x1="20.565cm" svg:y1="22.868cm" svg:x2="20.569cm" svg:y2="22.868cm">
            <text:p/>
          </draw:line>
          <draw:line draw:style-name="gr5" draw:text-style-name="P9" draw:layer="svg" svg:x1="20.569cm" svg:y1="22.868cm" svg:x2="20.578cm" svg:y2="22.868cm">
            <text:p/>
          </draw:line>
          <draw:line draw:style-name="gr5" draw:text-style-name="P9" draw:layer="svg" svg:x1="20.578cm" svg:y1="22.869cm" svg:x2="20.583cm" svg:y2="22.864cm">
            <text:p/>
          </draw:line>
          <draw:line draw:style-name="gr5" draw:text-style-name="P9" draw:layer="svg" svg:x1="20.582cm" svg:y1="22.864cm" svg:x2="20.59cm" svg:y2="22.864cm">
            <text:p/>
          </draw:line>
          <draw:line draw:style-name="gr5" draw:text-style-name="P9" draw:layer="svg" svg:x1="20.59cm" svg:y1="22.864cm" svg:x2="20.595cm" svg:y2="22.864cm">
            <text:p/>
          </draw:line>
          <draw:line draw:style-name="gr5" draw:text-style-name="P9" draw:layer="svg" svg:x1="20.595cm" svg:y1="22.864cm" svg:x2="20.603cm" svg:y2="22.864cm">
            <text:p/>
          </draw:line>
          <draw:line draw:style-name="gr5" draw:text-style-name="P9" draw:layer="svg" svg:x1="20.603cm" svg:y1="22.866cm" svg:x2="20.608cm" svg:y2="22.859cm">
            <text:p/>
          </draw:line>
          <draw:line draw:style-name="gr5" draw:text-style-name="P9" draw:layer="svg" svg:x1="20.607cm" svg:y1="22.859cm" svg:x2="20.612cm" svg:y2="22.859cm">
            <text:p/>
          </draw:line>
          <draw:line draw:style-name="gr5" draw:text-style-name="P9" draw:layer="svg" svg:x1="20.612cm" svg:y1="22.859cm" svg:x2="20.62cm" svg:y2="22.859cm">
            <text:p/>
          </draw:line>
          <draw:line draw:style-name="gr5" draw:text-style-name="P9" draw:layer="svg" svg:x1="20.62cm" svg:y1="22.86cm" svg:x2="20.625cm" svg:y2="22.855cm">
            <text:p/>
          </draw:line>
          <draw:line draw:style-name="gr5" draw:text-style-name="P9" draw:layer="svg" svg:x1="20.624cm" svg:y1="22.855cm" svg:x2="20.628cm" svg:y2="22.855cm">
            <text:p/>
          </draw:line>
          <draw:line draw:style-name="gr5" draw:text-style-name="P9" draw:layer="svg" svg:x1="20.628cm" svg:y1="22.856cm" svg:x2="20.638cm" svg:y2="22.851cm">
            <text:p/>
          </draw:line>
          <draw:line draw:style-name="gr5" draw:text-style-name="P9" draw:layer="svg" svg:x1="20.637cm" svg:y1="22.851cm" svg:x2="20.641cm" svg:y2="22.851cm">
            <text:p/>
          </draw:line>
          <draw:line draw:style-name="gr5" draw:text-style-name="P9" draw:layer="svg" svg:x1="20.641cm" svg:y1="22.852cm" svg:x2="20.646cm" svg:y2="22.847cm">
            <text:p/>
          </draw:line>
          <draw:line draw:style-name="gr5" draw:text-style-name="P9" draw:layer="svg" svg:x1="20.645cm" svg:y1="22.847cm" svg:x2="20.654cm" svg:y2="22.847cm">
            <text:p/>
          </draw:line>
          <draw:line draw:style-name="gr5" draw:text-style-name="P9" draw:layer="svg" svg:x1="20.654cm" svg:y1="22.847cm" svg:x2="20.658cm" svg:y2="22.847cm">
            <text:p/>
          </draw:line>
          <draw:line draw:style-name="gr5" draw:text-style-name="P9" draw:layer="svg" svg:x1="20.658cm" svg:y1="22.848cm" svg:x2="20.663cm" svg:y2="22.843cm">
            <text:p/>
          </draw:line>
          <draw:line draw:style-name="gr5" draw:text-style-name="P9" draw:layer="svg" svg:x1="20.662cm" svg:y1="22.843cm" svg:x2="20.667cm" svg:y2="22.843cm">
            <text:p/>
          </draw:line>
          <draw:line draw:style-name="gr5" draw:text-style-name="P9" draw:layer="svg" svg:x1="20.667cm" svg:y1="22.844cm" svg:x2="20.672cm" svg:y2="22.838cm">
            <text:p/>
          </draw:line>
          <draw:line draw:style-name="gr5" draw:text-style-name="P9" draw:layer="svg" svg:x1="20.671cm" svg:y1="22.838cm" svg:x2="20.675cm" svg:y2="22.838cm">
            <text:p/>
          </draw:line>
          <draw:line draw:style-name="gr5" draw:text-style-name="P9" draw:layer="svg" svg:x1="20.675cm" svg:y1="22.839cm" svg:x2="20.686cm" svg:y2="22.834cm">
            <text:p/>
          </draw:line>
          <draw:line draw:style-name="gr5" draw:text-style-name="P9" draw:layer="svg" svg:x1="20.684cm" svg:y1="22.835cm" svg:x2="20.689cm" svg:y2="22.83cm">
            <text:p/>
          </draw:line>
          <draw:line draw:style-name="gr5" draw:text-style-name="P9" draw:layer="svg" svg:x1="20.688cm" svg:y1="22.83cm" svg:x2="20.692cm" svg:y2="22.83cm">
            <text:p/>
          </draw:line>
          <draw:line draw:style-name="gr5" draw:text-style-name="P9" draw:layer="svg" svg:x1="20.692cm" svg:y1="22.831cm" svg:x2="20.697cm" svg:y2="22.826cm">
            <text:p/>
          </draw:line>
          <draw:line draw:style-name="gr5" draw:text-style-name="P9" draw:layer="svg" svg:x1="20.696cm" svg:y1="22.826cm" svg:x2="20.7cm" svg:y2="22.826cm">
            <text:p/>
          </draw:line>
          <draw:line draw:style-name="gr5" draw:text-style-name="P9" draw:layer="svg" svg:x1="20.7cm" svg:y1="22.827cm" svg:x2="20.706cm" svg:y2="22.821cm">
            <text:p/>
          </draw:line>
          <draw:line draw:style-name="gr5" draw:text-style-name="P9" draw:layer="svg" svg:x1="20.705cm" svg:y1="22.822cm" svg:x2="20.71cm" svg:y2="22.817cm">
            <text:p/>
          </draw:line>
          <draw:polyline draw:style-name="gr5" draw:text-style-name="P9" draw:layer="svg" svg:width="0cm" svg:height="0cm" svg:x="20.709cm" svg:y="22.817cm" svg:viewBox="0 0 0 0" draw:points="0,0">
            <text:p/>
          </draw:polyline>
          <draw:line draw:style-name="gr5" draw:text-style-name="P9" draw:layer="svg" svg:x1="20.709cm" svg:y1="22.818cm" svg:x2="20.714cm" svg:y2="22.813cm">
            <text:p/>
          </draw:line>
          <draw:line draw:style-name="gr5" draw:text-style-name="P9" draw:layer="svg" svg:x1="20.713cm" svg:y1="22.813cm" svg:x2="20.717cm" svg:y2="22.813cm">
            <text:p/>
          </draw:line>
          <draw:line draw:style-name="gr5" draw:text-style-name="P9" draw:layer="svg" svg:x1="20.717cm" svg:y1="22.814cm" svg:x2="20.724cm" svg:y2="22.809cm">
            <text:p/>
          </draw:line>
          <draw:line draw:style-name="gr5" draw:text-style-name="P9" draw:layer="svg" svg:x1="20.722cm" svg:y1="22.81cm" svg:x2="20.727cm" svg:y2="22.804cm">
            <text:p/>
          </draw:line>
          <draw:polyline draw:style-name="gr5" draw:text-style-name="P9" draw:layer="svg" svg:width="0cm" svg:height="0cm" svg:x="20.726cm" svg:y="22.804cm" svg:viewBox="0 0 0 0" draw:points="0,0">
            <text:p/>
          </draw:polyline>
          <draw:line draw:style-name="gr5" draw:text-style-name="P9" draw:layer="svg" svg:x1="20.726cm" svg:y1="22.805cm" svg:x2="20.731cm" svg:y2="22.8cm">
            <text:p/>
          </draw:line>
          <draw:line draw:style-name="gr5" draw:text-style-name="P9" draw:layer="svg" svg:x1="20.73cm" svg:y1="22.801cm" svg:x2="20.735cm" svg:y2="22.796cm">
            <text:p/>
          </draw:line>
          <draw:line draw:style-name="gr5" draw:text-style-name="P9" draw:layer="svg" svg:x1="20.734cm" svg:y1="22.796cm" svg:x2="20.734cm" svg:y2="22.792cm">
            <text:p/>
          </draw:line>
          <draw:line draw:style-name="gr5" draw:text-style-name="P9" draw:layer="svg" svg:x1="20.734cm" svg:y1="22.792cm" svg:x2="20.739cm" svg:y2="22.792cm">
            <text:p/>
          </draw:line>
          <draw:line draw:style-name="gr5" draw:text-style-name="P9" draw:layer="svg" svg:x1="20.739cm" svg:y1="22.793cm" svg:x2="20.744cm" svg:y2="22.788cm">
            <text:p/>
          </draw:line>
          <draw:line draw:style-name="gr5" draw:text-style-name="P9" draw:layer="svg" svg:x1="20.743cm" svg:y1="22.788cm" svg:x2="20.743cm" svg:y2="22.783cm">
            <text:p/>
          </draw:line>
          <draw:line draw:style-name="gr5" draw:text-style-name="P9" draw:layer="svg" svg:x1="20.743cm" svg:y1="22.783cm" svg:x2="20.747cm" svg:y2="22.783cm">
            <text:p/>
          </draw:line>
          <draw:line draw:style-name="gr5" draw:text-style-name="P9" draw:layer="svg" svg:x1="20.747cm" svg:y1="22.783cm" svg:x2="20.747cm" svg:y2="22.779cm">
            <text:p/>
          </draw:line>
          <draw:line draw:style-name="gr5" draw:text-style-name="P9" draw:layer="svg" svg:x1="20.747cm" svg:y1="22.779cm" svg:x2="20.747cm" svg:y2="22.775cm">
            <text:p/>
          </draw:line>
          <draw:line draw:style-name="gr5" draw:text-style-name="P9" draw:layer="svg" svg:x1="20.747cm" svg:y1="22.776cm" svg:x2="20.752cm" svg:y2="22.771cm">
            <text:p/>
          </draw:line>
          <draw:polyline draw:style-name="gr5" draw:text-style-name="P9" draw:layer="svg" svg:width="0cm" svg:height="0cm" svg:x="20.751cm" svg:y="22.771cm" svg:viewBox="0 0 0 0" draw:points="0,0">
            <text:p/>
          </draw:polyline>
          <draw:line draw:style-name="gr5" draw:text-style-name="P9" draw:layer="svg" svg:x1="20.751cm" svg:y1="22.771cm" svg:x2="20.751cm" svg:y2="22.766cm">
            <text:p/>
          </draw:line>
          <draw:line draw:style-name="gr5" draw:text-style-name="P9" draw:layer="svg" svg:x1="20.751cm" svg:y1="22.767cm" svg:x2="20.756cm" svg:y2="22.762cm">
            <text:p/>
          </draw:line>
          <draw:line draw:style-name="gr5" draw:text-style-name="P9" draw:layer="svg" svg:x1="20.755cm" svg:y1="22.762cm" svg:x2="20.755cm" svg:y2="22.758cm">
            <text:p/>
          </draw:line>
          <draw:polyline draw:style-name="gr5" draw:text-style-name="P9" draw:layer="svg" svg:width="0cm" svg:height="0cm" svg:x="20.755cm" svg:y="22.758cm" svg:viewBox="0 0 0 0" draw:points="0,0">
            <text:p/>
          </draw:polyline>
          <draw:line draw:style-name="gr5" draw:text-style-name="P9" draw:layer="svg" svg:x1="20.755cm" svg:y1="22.758cm" svg:x2="20.755cm" svg:y2="22.754cm">
            <text:p/>
          </draw:line>
          <draw:line draw:style-name="gr5" draw:text-style-name="P9" draw:layer="svg" svg:x1="20.755cm" svg:y1="22.754cm" svg:x2="20.755cm" svg:y2="22.749cm">
            <text:p/>
          </draw:line>
          <draw:line draw:style-name="gr5" draw:text-style-name="P9" draw:layer="svg" svg:x1="20.755cm" svg:y1="22.749cm" svg:x2="20.755cm" svg:y2="22.745cm">
            <text:p/>
          </draw:line>
          <draw:line draw:style-name="gr5" draw:text-style-name="P9" draw:layer="svg" svg:x1="20.755cm" svg:y1="22.745cm" svg:x2="20.755cm" svg:y2="22.741cm">
            <text:p/>
          </draw:line>
          <draw:polyline draw:style-name="gr5" draw:text-style-name="P9" draw:layer="svg" svg:width="0cm" svg:height="0cm" svg:x="20.755cm" svg:y="22.741cm" svg:viewBox="0 0 0 0" draw:points="0,0">
            <text:p/>
          </draw:polyline>
          <draw:line draw:style-name="gr5" draw:text-style-name="P9" draw:layer="svg" svg:x1="20.755cm" svg:y1="22.741cm" svg:x2="20.755cm" svg:y2="22.737cm">
            <text:p/>
          </draw:line>
          <draw:line draw:style-name="gr5" draw:text-style-name="P9" draw:layer="svg" svg:x1="20.755cm" svg:y1="22.737cm" svg:x2="20.755cm" svg:y2="22.733cm">
            <text:p/>
          </draw:line>
          <draw:line draw:style-name="gr5" draw:text-style-name="P9" draw:layer="svg" svg:x1="20.755cm" svg:y1="22.733cm" svg:x2="20.755cm" svg:y2="22.728cm">
            <text:p/>
          </draw:line>
          <draw:polyline draw:style-name="gr5" draw:text-style-name="P9" draw:layer="svg" svg:width="0cm" svg:height="0cm" svg:x="20.755cm" svg:y="22.728cm" svg:viewBox="0 0 0 0" draw:points="0,0">
            <text:p/>
          </draw:polyline>
          <draw:line draw:style-name="gr5" draw:text-style-name="P9" draw:layer="svg" svg:x1="20.755cm" svg:y1="22.728cm" svg:x2="20.755cm" svg:y2="22.724cm">
            <text:p/>
          </draw:line>
          <draw:line draw:style-name="gr5" draw:text-style-name="P9" draw:layer="svg" svg:x1="20.755cm" svg:y1="22.724cm" svg:x2="20.755cm" svg:y2="22.72cm">
            <text:p/>
          </draw:line>
          <draw:line draw:style-name="gr5" draw:text-style-name="P9" draw:layer="svg" svg:x1="20.756cm" svg:y1="22.721cm" svg:x2="20.751cm" svg:y2="22.716cm">
            <text:p/>
          </draw:line>
          <draw:polyline draw:style-name="gr5" draw:text-style-name="P9" draw:layer="svg" svg:width="0cm" svg:height="0cm" svg:x="20.751cm" svg:y="22.716cm" svg:viewBox="0 0 0 0" draw:points="0,0">
            <text:p/>
          </draw:polyline>
          <draw:line draw:style-name="gr5" draw:text-style-name="P9" draw:layer="svg" svg:x1="20.751cm" svg:y1="22.716cm" svg:x2="20.751cm" svg:y2="22.711cm">
            <text:p/>
          </draw:line>
          <draw:line draw:style-name="gr5" draw:text-style-name="P9" draw:layer="svg" svg:x1="20.752cm" svg:y1="22.712cm" svg:x2="20.747cm" svg:y2="22.707cm">
            <text:p/>
          </draw:line>
          <draw:line draw:style-name="gr5" draw:text-style-name="P9" draw:layer="svg" svg:x1="20.747cm" svg:y1="22.707cm" svg:x2="20.747cm" svg:y2="22.703cm">
            <text:p/>
          </draw:line>
          <draw:line draw:style-name="gr5" draw:text-style-name="P9" draw:layer="svg" svg:x1="20.747cm" svg:y1="22.703cm" svg:x2="20.743cm" svg:y2="22.703cm">
            <text:p/>
          </draw:line>
          <draw:line draw:style-name="gr5" draw:text-style-name="P9" draw:layer="svg" svg:x1="20.743cm" svg:y1="22.703cm" svg:x2="20.743cm" svg:y2="22.699cm">
            <text:p/>
          </draw:line>
          <draw:line draw:style-name="gr5" draw:text-style-name="P9" draw:layer="svg" svg:x1="20.744cm" svg:y1="22.7cm" svg:x2="20.739cm" svg:y2="22.694cm">
            <text:p/>
          </draw:line>
          <draw:line draw:style-name="gr5" draw:text-style-name="P9" draw:layer="svg" svg:x1="20.739cm" svg:y1="22.694cm" svg:x2="20.739cm" svg:y2="22.69cm">
            <text:p/>
          </draw:line>
          <draw:line draw:style-name="gr5" draw:text-style-name="P9" draw:layer="svg" svg:x1="20.739cm" svg:y1="22.69cm" svg:x2="20.734cm" svg:y2="22.69cm">
            <text:p/>
          </draw:line>
          <draw:line draw:style-name="gr5" draw:text-style-name="P9" draw:layer="svg" svg:x1="20.734cm" svg:y1="22.69cm" svg:x2="20.734cm" svg:y2="22.686cm">
            <text:p/>
          </draw:line>
          <draw:line draw:style-name="gr5" draw:text-style-name="P9" draw:layer="svg" svg:x1="20.735cm" svg:y1="22.687cm" svg:x2="20.73cm" svg:y2="22.682cm">
            <text:p/>
          </draw:line>
          <draw:line draw:style-name="gr5" draw:text-style-name="P9" draw:layer="svg" svg:x1="20.73cm" svg:y1="22.682cm" svg:x2="20.726cm" svg:y2="22.682cm">
            <text:p/>
          </draw:line>
          <draw:line draw:style-name="gr5" draw:text-style-name="P9" draw:layer="svg" svg:x1="20.727cm" svg:y1="22.683cm" svg:x2="20.722cm" svg:y2="22.677cm">
            <text:p/>
          </draw:line>
          <draw:line draw:style-name="gr5" draw:text-style-name="P9" draw:layer="svg" svg:x1="20.722cm" svg:y1="22.677cm" svg:x2="20.722cm" svg:y2="22.673cm">
            <text:p/>
          </draw:line>
          <draw:line draw:style-name="gr5" draw:text-style-name="P9" draw:layer="svg" svg:x1="20.722cm" svg:y1="22.673cm" svg:x2="20.717cm" svg:y2="22.673cm">
            <text:p/>
          </draw:line>
          <draw:line draw:style-name="gr5" draw:text-style-name="P9" draw:layer="svg" svg:x1="20.718cm" svg:y1="22.674cm" svg:x2="20.713cm" svg:y2="22.669cm">
            <text:p/>
          </draw:line>
          <draw:line draw:style-name="gr5" draw:text-style-name="P9" draw:layer="svg" svg:x1="20.714cm" svg:y1="22.67cm" svg:x2="20.709cm" svg:y2="22.665cm">
            <text:p/>
          </draw:line>
          <draw:line draw:style-name="gr5" draw:text-style-name="P9" draw:layer="svg" svg:x1="20.709cm" svg:y1="22.665cm" svg:x2="20.705cm" svg:y2="22.665cm">
            <text:p/>
          </draw:line>
          <draw:line draw:style-name="gr5" draw:text-style-name="P9" draw:layer="svg" svg:x1="20.706cm" svg:y1="22.666cm" svg:x2="20.7cm" svg:y2="22.661cm">
            <text:p/>
          </draw:line>
          <draw:line draw:style-name="gr5" draw:text-style-name="P9" draw:layer="svg" svg:x1="20.7cm" svg:y1="22.661cm" svg:x2="20.696cm" svg:y2="22.661cm">
            <text:p/>
          </draw:line>
          <draw:line draw:style-name="gr5" draw:text-style-name="P9" draw:layer="svg" svg:x1="20.697cm" svg:y1="22.662cm" svg:x2="20.692cm" svg:y2="22.656cm">
            <text:p/>
          </draw:line>
          <draw:line draw:style-name="gr5" draw:text-style-name="P9" draw:layer="svg" svg:x1="20.693cm" svg:y1="22.657cm" svg:x2="20.688cm" svg:y2="22.652cm">
            <text:p/>
          </draw:line>
          <draw:line draw:style-name="gr5" draw:text-style-name="P9" draw:layer="svg" svg:x1="20.688cm" svg:y1="22.652cm" svg:x2="20.684cm" svg:y2="22.652cm">
            <text:p/>
          </draw:line>
          <draw:line draw:style-name="gr5" draw:text-style-name="P9" draw:layer="svg" svg:x1="20.685cm" svg:y1="22.653cm" svg:x2="20.679cm" svg:y2="22.648cm">
            <text:p/>
          </draw:line>
          <draw:line draw:style-name="gr5" draw:text-style-name="P9" draw:layer="svg" svg:x1="20.679cm" svg:y1="22.648cm" svg:x2="20.675cm" svg:y2="22.648cm">
            <text:p/>
          </draw:line>
          <draw:line draw:style-name="gr5" draw:text-style-name="P9" draw:layer="svg" svg:x1="20.676cm" svg:y1="22.649cm" svg:x2="20.671cm" svg:y2="22.644cm">
            <text:p/>
          </draw:line>
          <draw:line draw:style-name="gr5" draw:text-style-name="P9" draw:layer="svg" svg:x1="20.671cm" svg:y1="22.644cm" svg:x2="20.667cm" svg:y2="22.644cm">
            <text:p/>
          </draw:line>
          <draw:line draw:style-name="gr5" draw:text-style-name="P9" draw:layer="svg" svg:x1="20.668cm" svg:y1="22.646cm" svg:x2="20.658cm" svg:y2="22.639cm">
            <text:p/>
          </draw:line>
          <draw:line draw:style-name="gr5" draw:text-style-name="P9" draw:layer="svg" svg:x1="20.658cm" svg:y1="22.639cm" svg:x2="20.654cm" svg:y2="22.639cm">
            <text:p/>
          </draw:line>
          <draw:line draw:style-name="gr5" draw:text-style-name="P9" draw:layer="svg" svg:x1="20.655cm" svg:y1="22.64cm" svg:x2="20.65cm" svg:y2="22.635cm">
            <text:p/>
          </draw:line>
          <draw:line draw:style-name="gr5" draw:text-style-name="P9" draw:layer="svg" svg:x1="20.65cm" svg:y1="22.635cm" svg:x2="20.645cm" svg:y2="22.635cm">
            <text:p/>
          </draw:line>
          <draw:line draw:style-name="gr5" draw:text-style-name="P9" draw:layer="svg" svg:x1="20.646cm" svg:y1="22.636cm" svg:x2="20.637cm" svg:y2="22.631cm">
            <text:p/>
          </draw:line>
          <draw:line draw:style-name="gr5" draw:text-style-name="P9" draw:layer="svg" svg:x1="20.637cm" svg:y1="22.631cm" svg:x2="20.633cm" svg:y2="22.631cm">
            <text:p/>
          </draw:line>
          <draw:line draw:style-name="gr5" draw:text-style-name="P9" draw:layer="svg" svg:x1="20.633cm" svg:y1="22.631cm" svg:x2="20.628cm" svg:y2="22.631cm">
            <text:p/>
          </draw:line>
          <draw:line draw:style-name="gr5" draw:text-style-name="P9" draw:layer="svg" svg:x1="20.629cm" svg:y1="22.632cm" svg:x2="20.62cm" svg:y2="22.627cm">
            <text:p/>
          </draw:line>
          <draw:line draw:style-name="gr5" draw:text-style-name="P9" draw:layer="svg" svg:x1="20.62cm" svg:y1="22.627cm" svg:x2="20.616cm" svg:y2="22.627cm">
            <text:p/>
          </draw:line>
          <draw:line draw:style-name="gr5" draw:text-style-name="P9" draw:layer="svg" svg:x1="20.616cm" svg:y1="22.627cm" svg:x2="20.612cm" svg:y2="22.627cm">
            <text:p/>
          </draw:line>
          <draw:line draw:style-name="gr5" draw:text-style-name="P9" draw:layer="svg" svg:x1="20.614cm" svg:y1="22.628cm" svg:x2="20.603cm" svg:y2="22.622cm">
            <text:p/>
          </draw:line>
          <draw:line draw:style-name="gr5" draw:text-style-name="P9" draw:layer="svg" svg:x1="20.603cm" svg:y1="22.622cm" svg:x2="20.599cm" svg:y2="22.622cm">
            <text:p/>
          </draw:line>
          <draw:line draw:style-name="gr5" draw:text-style-name="P9" draw:layer="svg" svg:x1="20.599cm" svg:y1="22.622cm" svg:x2="20.595cm" svg:y2="22.622cm">
            <text:p/>
          </draw:line>
          <draw:line draw:style-name="gr5" draw:text-style-name="P9" draw:layer="svg" svg:x1="20.596cm" svg:y1="22.623cm" svg:x2="20.586cm" svg:y2="22.618cm">
            <text:p/>
          </draw:line>
          <draw:line draw:style-name="gr5" draw:text-style-name="P9" draw:layer="svg" svg:x1="20.586cm" svg:y1="22.618cm" svg:x2="20.582cm" svg:y2="22.618cm">
            <text:p/>
          </draw:line>
          <draw:line draw:style-name="gr5" draw:text-style-name="P9" draw:layer="svg" svg:x1="20.582cm" svg:y1="22.618cm" svg:x2="20.573cm" svg:y2="22.618cm">
            <text:p/>
          </draw:line>
          <draw:line draw:style-name="gr5" draw:text-style-name="P9" draw:layer="svg" svg:x1="20.573cm" svg:y1="22.618cm" svg:x2="20.569cm" svg:y2="22.618cm">
            <text:p/>
          </draw:line>
          <draw:line draw:style-name="gr5" draw:text-style-name="P9" draw:layer="svg" svg:x1="20.57cm" svg:y1="22.619cm" svg:x2="20.561cm" svg:y2="22.614cm">
            <text:p/>
          </draw:line>
          <draw:line draw:style-name="gr5" draw:text-style-name="P9" draw:layer="svg" svg:x1="20.561cm" svg:y1="22.614cm" svg:x2="20.556cm" svg:y2="22.614cm">
            <text:p/>
          </draw:line>
          <draw:line draw:style-name="gr5" draw:text-style-name="P9" draw:layer="svg" svg:x1="20.556cm" svg:y1="22.614cm" svg:x2="20.548cm" svg:y2="22.614cm">
            <text:p/>
          </draw:line>
          <draw:line draw:style-name="gr5" draw:text-style-name="P9" draw:layer="svg" svg:x1="20.548cm" svg:y1="22.614cm" svg:x2="20.544cm" svg:y2="22.614cm">
            <text:p/>
          </draw:line>
          <draw:line draw:style-name="gr5" draw:text-style-name="P9" draw:layer="svg" svg:x1="20.544cm" svg:y1="22.614cm" svg:x2="20.535cm" svg:y2="22.614cm">
            <text:p/>
          </draw:line>
          <draw:line draw:style-name="gr5" draw:text-style-name="P9" draw:layer="svg" svg:x1="20.535cm" svg:y1="22.614cm" svg:x2="20.531cm" svg:y2="22.614cm">
            <text:p/>
          </draw:line>
          <draw:line draw:style-name="gr5" draw:text-style-name="P9" draw:layer="svg" svg:x1="20.531cm" svg:y1="22.614cm" svg:x2="20.523cm" svg:y2="22.614cm">
            <text:p/>
          </draw:line>
          <draw:line draw:style-name="gr5" draw:text-style-name="P9" draw:layer="svg" svg:x1="20.524cm" svg:y1="22.615cm" svg:x2="20.518cm" svg:y2="22.61cm">
            <text:p/>
          </draw:line>
          <draw:line draw:style-name="gr5" draw:text-style-name="P9" draw:layer="svg" svg:x1="20.518cm" svg:y1="22.61cm" svg:x2="20.51cm" svg:y2="22.61cm">
            <text:p/>
          </draw:line>
          <draw:line draw:style-name="gr5" draw:text-style-name="P9" draw:layer="svg" svg:x1="20.51cm" svg:y1="22.61cm" svg:x2="20.501cm" svg:y2="22.61cm">
            <text:p/>
          </draw:line>
          <draw:line draw:style-name="gr5" draw:text-style-name="P9" draw:layer="svg" svg:x1="20.501cm" svg:y1="22.61cm" svg:x2="20.497cm" svg:y2="22.61cm">
            <text:p/>
          </draw:line>
          <draw:line draw:style-name="gr5" draw:text-style-name="P9" draw:layer="svg" svg:x1="20.497cm" svg:y1="22.61cm" svg:x2="20.489cm" svg:y2="22.61cm">
            <text:p/>
          </draw:line>
          <draw:line draw:style-name="gr5" draw:text-style-name="P9" draw:layer="svg" svg:x1="20.489cm" svg:y1="22.61cm" svg:x2="20.485cm" svg:y2="22.61cm">
            <text:p/>
          </draw:line>
          <draw:line draw:style-name="gr5" draw:text-style-name="P9" draw:layer="svg" svg:x1="20.485cm" svg:y1="22.61cm" svg:x2="20.476cm" svg:y2="22.61cm">
            <text:p/>
          </draw:line>
          <draw:line draw:style-name="gr5" draw:text-style-name="P9" draw:layer="svg" svg:x1="20.477cm" svg:y1="22.61cm" svg:x2="20.472cm" svg:y2="22.615cm">
            <text:p/>
          </draw:line>
          <draw:line draw:style-name="gr5" draw:text-style-name="P9" draw:layer="svg" svg:x1="20.472cm" svg:y1="22.614cm" svg:x2="20.463cm" svg:y2="22.614cm">
            <text:p/>
          </draw:line>
          <draw:line draw:style-name="gr5" draw:text-style-name="P9" draw:layer="svg" svg:x1="20.463cm" svg:y1="22.614cm" svg:x2="20.459cm" svg:y2="22.614cm">
            <text:p/>
          </draw:line>
          <draw:line draw:style-name="gr5" draw:text-style-name="P9" draw:layer="svg" svg:x1="20.459cm" svg:y1="22.614cm" svg:x2="20.451cm" svg:y2="22.614cm">
            <text:p/>
          </draw:line>
          <draw:line draw:style-name="gr5" draw:text-style-name="P9" draw:layer="svg" svg:x1="20.451cm" svg:y1="22.614cm" svg:x2="20.446cm" svg:y2="22.614cm">
            <text:p/>
          </draw:line>
          <draw:line draw:style-name="gr5" draw:text-style-name="P9" draw:layer="svg" svg:x1="20.446cm" svg:y1="22.614cm" svg:x2="20.438cm" svg:y2="22.614cm">
            <text:p/>
          </draw:line>
          <draw:line draw:style-name="gr5" draw:text-style-name="P9" draw:layer="svg" svg:x1="20.438cm" svg:y1="22.614cm" svg:x2="20.434cm" svg:y2="22.614cm">
            <text:p/>
          </draw:line>
          <draw:line draw:style-name="gr5" draw:text-style-name="P9" draw:layer="svg" svg:x1="20.435cm" svg:y1="22.614cm" svg:x2="20.425cm" svg:y2="22.619cm">
            <text:p/>
          </draw:line>
          <draw:line draw:style-name="gr5" draw:text-style-name="P9" draw:layer="svg" svg:x1="20.425cm" svg:y1="22.618cm" svg:x2="20.421cm" svg:y2="22.618cm">
            <text:p/>
          </draw:line>
          <draw:line draw:style-name="gr5" draw:text-style-name="P9" draw:layer="svg" svg:x1="20.421cm" svg:y1="22.618cm" svg:x2="20.413cm" svg:y2="22.618cm">
            <text:p/>
          </draw:line>
          <draw:line draw:style-name="gr5" draw:text-style-name="P9" draw:layer="svg" svg:x1="20.413cm" svg:y1="22.618cm" svg:x2="20.408cm" svg:y2="22.618cm">
            <text:p/>
          </draw:line>
          <draw:line draw:style-name="gr5" draw:text-style-name="P9" draw:layer="svg" svg:x1="20.409cm" svg:y1="22.618cm" svg:x2="20.4cm" svg:y2="22.623cm">
            <text:p/>
          </draw:line>
          <draw:line draw:style-name="gr5" draw:text-style-name="P9" draw:layer="svg" svg:x1="20.4cm" svg:y1="22.622cm" svg:x2="20.396cm" svg:y2="22.622cm">
            <text:p/>
          </draw:line>
          <draw:line draw:style-name="gr5" draw:text-style-name="P9" draw:layer="svg" svg:x1="20.396cm" svg:y1="22.622cm" svg:x2="20.387cm" svg:y2="22.622cm">
            <text:p/>
          </draw:line>
          <draw:line draw:style-name="gr5" draw:text-style-name="P9" draw:layer="svg" svg:x1="20.387cm" svg:y1="22.622cm" svg:x2="20.383cm" svg:y2="22.622cm">
            <text:p/>
          </draw:line>
          <draw:line draw:style-name="gr5" draw:text-style-name="P9" draw:layer="svg" svg:x1="20.384cm" svg:y1="22.622cm" svg:x2="20.379cm" svg:y2="22.628cm">
            <text:p/>
          </draw:line>
          <draw:line draw:style-name="gr5" draw:text-style-name="P9" draw:layer="svg" svg:x1="20.379cm" svg:y1="22.627cm" svg:x2="20.37cm" svg:y2="22.627cm">
            <text:p/>
          </draw:line>
          <draw:line draw:style-name="gr5" draw:text-style-name="P9" draw:layer="svg" svg:x1="20.371cm" svg:y1="22.627cm" svg:x2="20.366cm" svg:y2="22.632cm">
            <text:p/>
          </draw:line>
          <draw:line draw:style-name="gr5" draw:text-style-name="P9" draw:layer="svg" svg:x1="20.366cm" svg:y1="22.631cm" svg:x2="20.362cm" svg:y2="22.631cm">
            <text:p/>
          </draw:line>
          <draw:line draw:style-name="gr5" draw:text-style-name="P9" draw:layer="svg" svg:x1="20.362cm" svg:y1="22.631cm" svg:x2="20.353cm" svg:y2="22.631cm">
            <text:p/>
          </draw:line>
          <draw:line draw:style-name="gr5" draw:text-style-name="P9" draw:layer="svg" svg:x1="20.354cm" svg:y1="22.631cm" svg:x2="20.349cm" svg:y2="22.636cm">
            <text:p/>
          </draw:line>
          <draw:line draw:style-name="gr5" draw:text-style-name="P9" draw:layer="svg" svg:x1="20.349cm" svg:y1="22.635cm" svg:x2="20.345cm" svg:y2="22.635cm">
            <text:p/>
          </draw:line>
          <draw:line draw:style-name="gr5" draw:text-style-name="P9" draw:layer="svg" svg:x1="20.346cm" svg:y1="22.635cm" svg:x2="20.341cm" svg:y2="22.64cm">
            <text:p/>
          </draw:line>
          <draw:line draw:style-name="gr5" draw:text-style-name="P9" draw:layer="svg" svg:x1="20.341cm" svg:y1="22.639cm" svg:x2="20.332cm" svg:y2="22.639cm">
            <text:p/>
          </draw:line>
          <draw:line draw:style-name="gr5" draw:text-style-name="P9" draw:layer="svg" svg:x1="20.333cm" svg:y1="22.639cm" svg:x2="20.328cm" svg:y2="22.646cm">
            <text:p/>
          </draw:line>
          <draw:line draw:style-name="gr5" draw:text-style-name="P9" draw:layer="svg" svg:x1="20.328cm" svg:y1="22.644cm" svg:x2="20.324cm" svg:y2="22.644cm">
            <text:p/>
          </draw:line>
          <draw:line draw:style-name="gr5" draw:text-style-name="P9" draw:layer="svg" svg:x1="20.325cm" svg:y1="22.644cm" svg:x2="20.319cm" svg:y2="22.649cm">
            <text:p/>
          </draw:line>
          <draw:line draw:style-name="gr5" draw:text-style-name="P9" draw:layer="svg" svg:x1="20.319cm" svg:y1="22.648cm" svg:x2="20.315cm" svg:y2="22.648cm">
            <text:p/>
          </draw:line>
          <draw:line draw:style-name="gr5" draw:text-style-name="P9" draw:layer="svg" svg:x1="20.316cm" svg:y1="22.648cm" svg:x2="20.311cm" svg:y2="22.653cm">
            <text:p/>
          </draw:line>
          <draw:line draw:style-name="gr5" draw:text-style-name="P9" draw:layer="svg" svg:x1="20.311cm" svg:y1="22.652cm" svg:x2="20.303cm" svg:y2="22.652cm">
            <text:p/>
          </draw:line>
          <draw:line draw:style-name="gr5" draw:text-style-name="P9" draw:layer="svg" svg:x1="20.304cm" svg:y1="22.652cm" svg:x2="20.298cm" svg:y2="22.657cm">
            <text:p/>
          </draw:line>
          <draw:line draw:style-name="gr5" draw:text-style-name="P9" draw:layer="svg" svg:x1="20.298cm" svg:y1="22.656cm" svg:x2="20.294cm" svg:y2="22.656cm">
            <text:p/>
          </draw:line>
          <draw:line draw:style-name="gr5" draw:text-style-name="P9" draw:layer="svg" svg:x1="20.295cm" svg:y1="22.656cm" svg:x2="20.29cm" svg:y2="22.662cm">
            <text:p/>
          </draw:line>
          <draw:line draw:style-name="gr5" draw:text-style-name="P9" draw:layer="svg" svg:x1="20.29cm" svg:y1="22.661cm" svg:x2="20.29cm" svg:y2="22.665cm">
            <text:p/>
          </draw:line>
          <draw:line draw:style-name="gr5" draw:text-style-name="P9" draw:layer="svg" svg:x1="20.29cm" svg:y1="22.665cm" svg:x2="20.286cm" svg:y2="22.665cm">
            <text:p/>
          </draw:line>
          <draw:line draw:style-name="gr5" draw:text-style-name="P9" draw:layer="svg" svg:x1="20.288cm" svg:y1="22.665cm" svg:x2="20.281cm" svg:y2="22.67cm">
            <text:p/>
          </draw:line>
          <draw:line draw:style-name="gr5" draw:text-style-name="P9" draw:layer="svg" svg:x1="20.282cm" svg:y1="22.669cm" svg:x2="20.277cm" svg:y2="22.674cm">
            <text:p/>
          </draw:line>
          <draw:line draw:style-name="gr5" draw:text-style-name="P9" draw:layer="svg" svg:x1="20.277cm" svg:y1="22.673cm" svg:x2="20.273cm" svg:y2="22.673cm">
            <text:p/>
          </draw:line>
          <draw:line draw:style-name="gr5" draw:text-style-name="P9" draw:layer="svg" svg:x1="20.274cm" svg:y1="22.673cm" svg:x2="20.269cm" svg:y2="22.678cm">
            <text:p/>
          </draw:line>
          <draw:line draw:style-name="gr5" draw:text-style-name="P9" draw:layer="svg" svg:x1="20.269cm" svg:y1="22.677cm" svg:x2="20.269cm" svg:y2="22.682cm">
            <text:p/>
          </draw:line>
          <draw:line draw:style-name="gr5" draw:text-style-name="P9" draw:layer="svg" svg:x1="20.269cm" svg:y1="22.682cm" svg:x2="20.264cm" svg:y2="22.682cm">
            <text:p/>
          </draw:line>
          <draw:line draw:style-name="gr5" draw:text-style-name="P9" draw:layer="svg" svg:x1="20.265cm" svg:y1="22.682cm" svg:x2="20.26cm" svg:y2="22.687cm">
            <text:p/>
          </draw:line>
          <draw:line draw:style-name="gr5" draw:text-style-name="P9" draw:layer="svg" svg:x1="20.261cm" svg:y1="22.686cm" svg:x2="20.256cm" svg:y2="22.691cm">
            <text:p/>
          </draw:line>
          <draw:polyline draw:style-name="gr5" draw:text-style-name="P9" draw:layer="svg" svg:width="0cm" svg:height="0cm" svg:x="20.256cm" svg:y="22.69cm" svg:viewBox="0 0 0 0" draw:points="0,0">
            <text:p/>
          </draw:polyline>
          <draw:line draw:style-name="gr5" draw:text-style-name="P9" draw:layer="svg" svg:x1="20.257cm" svg:y1="22.69cm" svg:x2="20.252cm" svg:y2="22.695cm">
            <text:p/>
          </draw:line>
          <draw:line draw:style-name="gr5" draw:text-style-name="P9" draw:layer="svg" svg:x1="20.252cm" svg:y1="22.694cm" svg:x2="20.252cm" svg:y2="22.699cm">
            <text:p/>
          </draw:line>
          <draw:line draw:style-name="gr5" draw:text-style-name="P9" draw:layer="svg" svg:x1="20.252cm" svg:y1="22.699cm" svg:x2="20.247cm" svg:y2="22.699cm">
            <text:p/>
          </draw:line>
          <draw:line draw:style-name="gr5" draw:text-style-name="P9" draw:layer="svg" svg:x1="20.247cm" svg:y1="22.699cm" svg:x2="20.247cm" svg:y2="22.703cm">
            <text:p/>
          </draw:line>
          <draw:line draw:style-name="gr5" draw:text-style-name="P9" draw:layer="svg" svg:x1="20.248cm" svg:y1="22.703cm" svg:x2="20.243cm" svg:y2="22.708cm">
            <text:p/>
          </draw:line>
          <draw:line draw:style-name="gr5" draw:text-style-name="P9" draw:layer="svg" svg:x1="20.243cm" svg:y1="22.707cm" svg:x2="20.243cm" svg:y2="22.711cm">
            <text:p/>
          </draw:line>
          <draw:polyline draw:style-name="gr5" draw:text-style-name="P9" draw:layer="svg" svg:width="0cm" svg:height="0cm" svg:x="20.243cm" svg:y="22.711cm" svg:viewBox="0 0 0 0" draw:points="0,0">
            <text:p/>
          </draw:polyline>
          <draw:line draw:style-name="gr5" draw:text-style-name="P9" draw:layer="svg" svg:x1="20.244cm" svg:y1="22.711cm" svg:x2="20.239cm" svg:y2="22.718cm">
            <text:p/>
          </draw:line>
          <draw:line draw:style-name="gr5" draw:text-style-name="P9" draw:layer="svg" svg:x1="20.239cm" svg:y1="22.716cm" svg:x2="20.239cm" svg:y2="22.72cm">
            <text:p/>
          </draw:line>
          <draw:line draw:style-name="gr5" draw:text-style-name="P9" draw:layer="svg" svg:x1="20.239cm" svg:y1="22.72cm" svg:x2="20.239cm" svg:y2="22.724cm">
            <text:p/>
          </draw:line>
          <draw:line draw:style-name="gr5" draw:text-style-name="P9" draw:layer="svg" svg:x1="20.239cm" svg:y1="22.724cm" svg:x2="20.235cm" svg:y2="22.724cm">
            <text:p/>
          </draw:line>
          <draw:line draw:style-name="gr5" draw:text-style-name="P9" draw:layer="svg" svg:x1="20.235cm" svg:y1="22.724cm" svg:x2="20.235cm" svg:y2="22.728cm">
            <text:p/>
          </draw:line>
          <draw:line draw:style-name="gr5" draw:text-style-name="P9" draw:layer="svg" svg:x1="20.235cm" svg:y1="22.728cm" svg:x2="20.235cm" svg:y2="22.733cm">
            <text:p/>
          </draw:line>
          <draw:line draw:style-name="gr5" draw:text-style-name="P9" draw:layer="svg" svg:x1="20.235cm" svg:y1="22.733cm" svg:x2="20.235cm" svg:y2="22.737cm">
            <text:p/>
          </draw:line>
          <draw:line draw:style-name="gr5" draw:text-style-name="P9" draw:layer="svg" svg:x1="20.235cm" svg:y1="22.737cm" svg:x2="20.235cm" svg:y2="22.741cm">
            <text:p/>
          </draw:line>
          <draw:polyline draw:style-name="gr5" draw:text-style-name="P9" draw:layer="svg" svg:width="0cm" svg:height="0cm" svg:x="20.235cm" svg:y="22.741cm" svg:viewBox="0 0 0 0" draw:points="0,0">
            <text:p/>
          </draw:polyline>
          <draw:line draw:style-name="gr5" draw:text-style-name="P9" draw:layer="svg" svg:x1="20.235cm" svg:y1="22.741cm" svg:x2="20.235cm" svg:y2="22.745cm">
            <text:p/>
          </draw:line>
          <draw:polyline draw:style-name="gr5" draw:text-style-name="P9" draw:layer="svg" svg:width="0cm" svg:height="0cm" svg:x="20.235cm" svg:y="22.745cm" svg:viewBox="0 0 0 0" draw:points="0,0">
            <text:p/>
          </draw:polyline>
          <draw:line draw:style-name="gr3" draw:text-style-name="P9" draw:layer="svg" svg:x1="18.5cm" svg:y1="23.49cm" svg:x2="17.42cm" svg:y2="25.362cm">
            <text:p/>
          </draw:line>
          <draw:line draw:style-name="gr3" draw:text-style-name="P9" draw:layer="svg" svg:x1="18.499cm" svg:y1="25.344cm" svg:x2="18.792cm" svg:y2="25.422cm">
            <text:p/>
          </draw:line>
          <draw:line draw:style-name="gr3" draw:text-style-name="P9" draw:layer="svg" svg:x1="18.499cm" svg:y1="25.345cm" svg:x2="18.792cm" svg:y2="25.264cm">
            <text:p/>
          </draw:line>
          <draw:line draw:style-name="gr3" draw:text-style-name="P9" draw:layer="svg" svg:x1="18.499cm" svg:y1="23.49cm" svg:x2="18.499cm" svg:y2="25.653cm">
            <text:p/>
          </draw:line>
          <draw:path draw:style-name="gr3" draw:text-style-name="P9" draw:layer="svg" svg:width="1.907cm" svg:height="0.658cm" svg:x="17.083cm" svg:y="24.686cm" svg:viewBox="0 0 1908 659" svg:d="M0 0c351 419 871 659 1417 659 168 0 333-22 491-66">
            <text:p/>
          </draw:path>
          <draw:line draw:style-name="gr3" draw:text-style-name="P9" draw:layer="svg" svg:x1="17.573cm" svg:y1="25.096cm" svg:x2="17.36cm" svg:y2="24.883cm">
            <text:p/>
          </draw:line>
          <draw:line draw:style-name="gr3" draw:text-style-name="P9" draw:layer="svg" svg:x1="17.573cm" svg:y1="25.096cm" svg:x2="17.284cm" svg:y2="25.018cm">
            <text:p/>
          </draw:line>
          <draw:frame draw:style-name="gr9" draw:text-style-name="P13" draw:layer="svg" svg:width="4.235cm" svg:height="0.462cm" svg:x="21.535cm" svg:y="24.612cm">
            <draw:text-box>
              <text:p text:style-name="P12"><text:span text:style-name="T2">I:</text:span><text:span text:style-name="T2">後進しながら右ステア</text:span></text:p>
            </draw:text-box>
          </draw:frame>
          <draw:frame draw:style-name="gr9" draw:text-style-name="P13" draw:layer="svg" svg:width="4.235cm" svg:height="0.462cm" svg:x="21.501cm" svg:y="24.595cm">
            <draw:text-box>
              <text:p text:style-name="P12"><text:span text:style-name="T2">I:</text:span><text:span text:style-name="T2">後進しながら右ステア</text:span></text:p>
            </draw:text-box>
          </draw:frame>
          <draw:frame draw:style-name="gr9" draw:text-style-name="P13" draw:layer="svg" svg:width="4.235cm" svg:height="0.462cm" svg:x="21.535cm" svg:y="24.62cm">
            <draw:text-box>
              <text:p text:style-name="P12"><text:span text:style-name="T2">I:</text:span><text:span text:style-name="T2">後進しながら右ステア</text:span></text:p>
            </draw:text-box>
          </draw:frame>
          <draw:frame draw:style-name="gr9" draw:text-style-name="P13" draw:layer="svg" svg:width="4.235cm" svg:height="0.462cm" svg:x="21.501cm" svg:y="24.62cm">
            <draw:text-box>
              <text:p text:style-name="P12"><text:span text:style-name="T2">I:</text:span><text:span text:style-name="T2">後進しながら右ステア</text:span></text:p>
            </draw:text-box>
          </draw:frame>
          <draw:frame draw:style-name="gr9" draw:text-style-name="P13" draw:layer="svg" svg:width="4.235cm" svg:height="0.462cm" svg:x="21.535cm" svg:y="24.586cm">
            <draw:text-box>
              <text:p text:style-name="P12"><text:span text:style-name="T2">I:</text:span><text:span text:style-name="T2">後進しながら右ステア</text:span></text:p>
            </draw:text-box>
          </draw:frame>
          <draw:frame draw:style-name="gr9" draw:text-style-name="P13" draw:layer="svg" svg:width="4.235cm" svg:height="0.462cm" svg:x="21.501cm" svg:y="24.586cm">
            <draw:text-box>
              <text:p text:style-name="P12"><text:span text:style-name="T2">I:</text:span><text:span text:style-name="T2">後進しながら右ステア</text:span></text:p>
            </draw:text-box>
          </draw:frame>
          <draw:frame draw:style-name="gr9" draw:text-style-name="P13" draw:layer="svg" svg:width="4.235cm" svg:height="0.462cm" svg:x="21.518cm" svg:y="24.603cm">
            <draw:text-box>
              <text:p text:style-name="P12"><text:span text:style-name="T3">I:</text:span><text:span text:style-name="T3">後進しながら右ステア</text:span></text:p>
            </draw:text-box>
          </draw:frame>
          <draw:frame draw:style-name="gr9" draw:text-style-name="P13" draw:layer="svg" svg:width="0.4cm" svg:height="0.399cm" draw:transform="rotate (-0.698131700797732) translate (16.48cm 23.479cm)">
            <draw:text-box>
              <text:p text:style-name="P12"><text:span text:style-name="T4">右</text:span></text:p>
            </draw:text-box>
          </draw:frame>
          <draw:frame draw:style-name="gr9" draw:text-style-name="P13" draw:layer="svg" svg:width="0.4cm" svg:height="0.399cm" draw:transform="rotate (-0.698131700797732) translate (16.785cm 23.737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-0.698131700797732) translate (17.095cm 23.991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-0.698131700797732) translate (17.399cm 24.25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-0.698131700797732) translate (16.447cm 23.462cm)">
            <draw:text-box>
              <text:p text:style-name="P12"><text:span text:style-name="T4">右</text:span></text:p>
            </draw:text-box>
          </draw:frame>
          <draw:frame draw:style-name="gr9" draw:text-style-name="P13" draw:layer="svg" svg:width="0.4cm" svg:height="0.399cm" draw:transform="rotate (-0.698131700797732) translate (16.751cm 23.721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-0.698131700797732) translate (17.06cm 23.974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-0.698131700797732) translate (17.365cm 24.232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-0.698131700797732) translate (16.481cm 23.488cm)">
            <draw:text-box>
              <text:p text:style-name="P12"><text:span text:style-name="T4">右</text:span></text:p>
            </draw:text-box>
          </draw:frame>
          <draw:frame draw:style-name="gr9" draw:text-style-name="P13" draw:layer="svg" svg:width="0.4cm" svg:height="0.399cm" draw:transform="rotate (-0.698131700797732) translate (16.786cm 23.746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-0.698131700797732) translate (17.095cm 23.999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-0.698131700797732) translate (17.398cm 24.258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-0.698131700797732) translate (16.446cm 23.487cm)">
            <draw:text-box>
              <text:p text:style-name="P12"><text:span text:style-name="T4">右</text:span></text:p>
            </draw:text-box>
          </draw:frame>
          <draw:frame draw:style-name="gr9" draw:text-style-name="P13" draw:layer="svg" svg:width="0.4cm" svg:height="0.399cm" draw:transform="rotate (-0.698131700797732) translate (16.751cm 23.745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-0.698131700797732) translate (17.061cm 23.999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-0.698131700797732) translate (17.365cm 24.259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-0.698131700797732) translate (16.481cm 23.453cm)">
            <draw:text-box>
              <text:p text:style-name="P12"><text:span text:style-name="T4">右</text:span></text:p>
            </draw:text-box>
          </draw:frame>
          <draw:frame draw:style-name="gr9" draw:text-style-name="P13" draw:layer="svg" svg:width="0.4cm" svg:height="0.399cm" draw:transform="rotate (-0.698131700797732) translate (16.786cm 23.711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-0.698131700797732) translate (17.094cm 23.966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-0.698131700797732) translate (17.399cm 24.224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-0.698131700797732) translate (16.447cm 23.453cm)">
            <draw:text-box>
              <text:p text:style-name="P12"><text:span text:style-name="T4">右</text:span></text:p>
            </draw:text-box>
          </draw:frame>
          <draw:frame draw:style-name="gr9" draw:text-style-name="P13" draw:layer="svg" svg:width="0.4cm" svg:height="0.399cm" draw:transform="rotate (-0.698131700797732) translate (16.752cm 23.711cm)">
            <draw:text-box>
              <text:p text:style-name="P12"><text:span text:style-name="T4">ス</text:span></text:p>
            </draw:text-box>
          </draw:frame>
          <draw:frame draw:style-name="gr9" draw:text-style-name="P13" draw:layer="svg" svg:width="0.4cm" svg:height="0.399cm" draw:transform="rotate (-0.698131700797732) translate (17.061cm 23.966cm)">
            <draw:text-box>
              <text:p text:style-name="P12"><text:span text:style-name="T4">テ</text:span></text:p>
            </draw:text-box>
          </draw:frame>
          <draw:frame draw:style-name="gr9" draw:text-style-name="P13" draw:layer="svg" svg:width="0.4cm" svg:height="0.399cm" draw:transform="rotate (-0.698131700797732) translate (17.366cm 24.224cm)">
            <draw:text-box>
              <text:p text:style-name="P12"><text:span text:style-name="T4">ア</text:span></text:p>
            </draw:text-box>
          </draw:frame>
          <draw:frame draw:style-name="gr9" draw:text-style-name="P13" draw:layer="svg" svg:width="0.4cm" svg:height="0.399cm" draw:transform="rotate (-0.698131700797732) translate (16.463cm 23.47cm)">
            <draw:text-box>
              <text:p text:style-name="P12"><text:span text:style-name="T5">右</text:span></text:p>
            </draw:text-box>
          </draw:frame>
          <draw:frame draw:style-name="gr9" draw:text-style-name="P13" draw:layer="svg" svg:width="0.4cm" svg:height="0.399cm" draw:transform="rotate (-0.698131700797732) translate (16.769cm 23.729cm)">
            <draw:text-box>
              <text:p text:style-name="P12"><text:span text:style-name="T5">ス</text:span></text:p>
            </draw:text-box>
          </draw:frame>
          <draw:frame draw:style-name="gr9" draw:text-style-name="P13" draw:layer="svg" svg:width="0.4cm" svg:height="0.399cm" draw:transform="rotate (-0.698131700797732) translate (17.078cm 23.983cm)">
            <draw:text-box>
              <text:p text:style-name="P12"><text:span text:style-name="T5">テ</text:span></text:p>
            </draw:text-box>
          </draw:frame>
          <draw:frame draw:style-name="gr9" draw:text-style-name="P13" draw:layer="svg" svg:width="0.4cm" svg:height="0.399cm" draw:transform="rotate (-0.698131700797732) translate (17.383cm 24.24cm)">
            <draw:text-box>
              <text:p text:style-name="P12"><text:span text:style-name="T5">ア</text:span></text:p>
            </draw:text-box>
          </draw:frame>
        </draw:g>
        <draw:custom-shape draw:style-name="gr1" draw:text-style-name="P2" draw:layer="記号" svg:width="11cm" svg:height="11cm" svg:x="5cm" svg:y="9.5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記号" svg:width="11cm" svg:height="11cm" svg:x="16cm" svg:y="9.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記号" svg:width="11cm" svg:height="11cm" svg:x="16cm" svg:y="20.5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記号" svg:width="11cm" svg:height="11cm" svg:x="5cm" svg:y="20.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記号" svg:width="11cm" svg:height="11cm" svg:x="-6cm" svg:y="20.5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記号" svg:width="11cm" svg:height="11cm" svg:x="-6cm" svg:y="-1.5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記号" svg:width="11cm" svg:height="11cm" svg:x="5cm" svg:y="-1.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記号" svg:width="11cm" svg:height="11cm" svg:x="16cm" svg:y="-1.5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IDFont+F1" svg:font-family="CIDFont+F1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標準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adornments="標準" style:font-family-generic="swiss" style:font-pitch="variable"/>
    <style:font-face style:name="Tahoma1" svg:font-family="Tahoma" style:font-family-generic="system" style:font-pitch="variable"/>
    <style:font-face style:name="游ゴシック" svg:font-family="游ゴシック" style:font-adornments="標準" style:font-family-generic="modern" style:font-pitch="variable"/>
    <style:font-face style:name="游ゴシック1" svg:font-family="游ゴシック" style:font-family-generic="system" style:font-pitch="variable"/>
    <style:font-face style:name="游明朝" svg:font-family="游明朝" style:font-adornments="標準" style:font-family-generic="roman" style:font-pitch="variable"/>
    <style:font-face style:name="游明朝1" svg:font-family="游明朝" style:font-family-generic="system" style:font-pitch="variable"/>
    <style:font-face style:name="ＭＳ ゴシック" svg:font-family="'ＭＳ ゴシック'" style:font-adornments="標準" style:font-family-generic="modern" style:font-pitch="fixed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1" style:font-size-asian="24pt" style:language-asian="ja" style:country-asian="JP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fo:text-shadow="none" style:text-underline-style="none" style:letter-kerning="true" style:font-name-asian="ＭＳ ゴシック" style:font-family-asian="'ＭＳ ゴシック'" style:font-style-name-asian="標準" style:font-family-generic-asian="modern" style:font-pitch-asian="fixed" style:font-name-complex="Tahoma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display="printer"/>
      <draw:layer draw:name="background"/>
      <draw:layer draw:name="backgroundobjects"/>
      <draw:layer draw:name="controls"/>
      <draw:layer draw:name="measurelines"/>
      <draw:layer draw:name="svg"/>
      <draw:layer draw:name="記号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8-20T11:41:43.048000000</dc:date>
    <meta:editing-duration>PT23M22S</meta:editing-duration>
    <meta:editing-cycles>5</meta:editing-cycles>
    <meta:generator>LibreOffice/7.2.7.2$Windows_X86_64 LibreOffice_project/8d71d29d553c0f7dcbfa38fbfda25ee34cce99a2</meta:generator>
    <meta:document-statistic meta:object-count="6453"/>
  </office:meta>
</office:document-meta>
</file>